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0010000001053FB827AD293A3BF.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pitch="variable"/>
    <style:font-face style:name="Arial Unicode MS" svg:font-family="'Arial Unicode MS'" style:font-family-generic="system" style:font-pitch="variable"/>
    <style:font-face style:name="Arial1"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MathematicaSans" svg:font-family="MathematicaSans" style:font-pitch="variable"/>
    <style:font-face style:name="MathematicaSans1" svg:font-family="MathematicaSans"/>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style:font-face style:name="Tahoma1" svg:font-family="Tahoma" style:font-pitch="variable"/>
  </office:font-face-decls>
  <office:automatic-styles>
    <style:style style:name="dp1" style:family="drawing-page"/>
    <style:style style:name="gr1" style:family="graphic" style:parent-style-name="standard">
      <style:graphic-properties draw:stroke="none" draw:fill="solid" draw:fill-color="#00ffff"/>
    </style:style>
    <style:style style:name="gr2" style:family="graphic" style:parent-style-name="standard">
      <style:graphic-properties draw:stroke="solid" svg:stroke-width="0.035cm" svg:stroke-color="#00ffff" draw:stroke-linejoin="miter" svg:stroke-linecap="square" draw:fill="none" fo:padding-top="0.017cm" fo:padding-bottom="0.017cm" fo:padding-left="0.017cm" fo:padding-right="0.017cm"/>
    </style:style>
    <style:style style:name="gr3" style:family="graphic" style:parent-style-name="standard">
      <style:graphic-properties draw:stroke="solid" svg:stroke-width="0.035cm" svg:stroke-color="#00ffff" draw:stroke-linejoin="miter" svg:stroke-linecap="square" draw:fill="solid" draw:fill-color="#00ffff" fo:padding-top="0.017cm" fo:padding-bottom="0.017cm" fo:padding-left="0.017cm" fo:padding-right="0.017cm"/>
    </style:style>
    <style:style style:name="gr4" style:family="graphic" style:parent-style-name="standard">
      <style:graphic-properties draw:stroke="solid" svg:stroke-width="0.035cm" svg:stroke-color="#11eeff" draw:stroke-linejoin="miter" svg:stroke-linecap="square" draw:fill="solid" draw:fill-color="#11eeff" fo:padding-top="0.017cm" fo:padding-bottom="0.017cm" fo:padding-left="0.017cm" fo:padding-right="0.017cm"/>
    </style:style>
    <style:style style:name="gr5" style:family="graphic" style:parent-style-name="standard">
      <style:graphic-properties draw:stroke="none" draw:fill="solid" draw:fill-color="#11eeff"/>
    </style:style>
    <style:style style:name="gr6" style:family="graphic" style:parent-style-name="standard">
      <style:graphic-properties draw:stroke="solid" svg:stroke-width="0.035cm" svg:stroke-color="#11eeff" draw:stroke-linejoin="miter" svg:stroke-linecap="square" draw:fill="none" fo:padding-top="0.017cm" fo:padding-bottom="0.017cm" fo:padding-left="0.017cm" fo:padding-right="0.017cm"/>
    </style:style>
    <style:style style:name="gr7" style:family="graphic" style:parent-style-name="standard">
      <style:graphic-properties draw:stroke="solid" svg:stroke-width="0.035cm" svg:stroke-color="#21deff" draw:stroke-linejoin="miter" svg:stroke-linecap="square" draw:fill="solid" draw:fill-color="#21deff" fo:padding-top="0.017cm" fo:padding-bottom="0.017cm" fo:padding-left="0.017cm" fo:padding-right="0.017cm"/>
    </style:style>
    <style:style style:name="gr8" style:family="graphic" style:parent-style-name="standard">
      <style:graphic-properties draw:stroke="none" draw:fill="solid" draw:fill-color="#21deff"/>
    </style:style>
    <style:style style:name="gr9" style:family="graphic" style:parent-style-name="standard">
      <style:graphic-properties draw:stroke="solid" svg:stroke-width="0.035cm" svg:stroke-color="#21deff" draw:stroke-linejoin="miter" svg:stroke-linecap="square" draw:fill="none" fo:padding-top="0.017cm" fo:padding-bottom="0.017cm" fo:padding-left="0.017cm" fo:padding-right="0.017cm"/>
    </style:style>
    <style:style style:name="gr10" style:family="graphic" style:parent-style-name="standard">
      <style:graphic-properties draw:stroke="solid" svg:stroke-width="0.035cm" svg:stroke-color="#31ceff" draw:stroke-linejoin="miter" svg:stroke-linecap="square" draw:fill="solid" draw:fill-color="#31ceff" fo:padding-top="0.017cm" fo:padding-bottom="0.017cm" fo:padding-left="0.017cm" fo:padding-right="0.017cm"/>
    </style:style>
    <style:style style:name="gr11" style:family="graphic" style:parent-style-name="standard">
      <style:graphic-properties draw:stroke="none" draw:fill="solid" draw:fill-color="#31ceff"/>
    </style:style>
    <style:style style:name="gr12" style:family="graphic" style:parent-style-name="standard">
      <style:graphic-properties draw:stroke="solid" svg:stroke-width="0.035cm" svg:stroke-color="#31ceff" draw:stroke-linejoin="miter" svg:stroke-linecap="square" draw:fill="none" fo:padding-top="0.017cm" fo:padding-bottom="0.017cm" fo:padding-left="0.017cm" fo:padding-right="0.017cm"/>
    </style:style>
    <style:style style:name="gr13" style:family="graphic" style:parent-style-name="standard">
      <style:graphic-properties draw:stroke="solid" svg:stroke-width="0.035cm" svg:stroke-color="#41beff" draw:stroke-linejoin="miter" svg:stroke-linecap="square" draw:fill="solid" draw:fill-color="#41beff" fo:padding-top="0.017cm" fo:padding-bottom="0.017cm" fo:padding-left="0.017cm" fo:padding-right="0.017cm"/>
    </style:style>
    <style:style style:name="gr14" style:family="graphic" style:parent-style-name="standard">
      <style:graphic-properties draw:stroke="none" draw:fill="solid" draw:fill-color="#41beff"/>
    </style:style>
    <style:style style:name="gr15" style:family="graphic" style:parent-style-name="standard">
      <style:graphic-properties draw:stroke="solid" svg:stroke-width="0.035cm" svg:stroke-color="#41beff" draw:stroke-linejoin="miter" svg:stroke-linecap="square" draw:fill="none" fo:padding-top="0.017cm" fo:padding-bottom="0.017cm" fo:padding-left="0.017cm" fo:padding-right="0.017cm"/>
    </style:style>
    <style:style style:name="gr16" style:family="graphic" style:parent-style-name="standard">
      <style:graphic-properties draw:stroke="solid" svg:stroke-width="0.035cm" svg:stroke-color="#51aeff" draw:stroke-linejoin="miter" svg:stroke-linecap="square" draw:fill="solid" draw:fill-color="#51aeff" fo:padding-top="0.017cm" fo:padding-bottom="0.017cm" fo:padding-left="0.017cm" fo:padding-right="0.017cm"/>
    </style:style>
    <style:style style:name="gr17" style:family="graphic" style:parent-style-name="standard">
      <style:graphic-properties draw:stroke="none" draw:fill="solid" draw:fill-color="#51aeff"/>
    </style:style>
    <style:style style:name="gr18" style:family="graphic" style:parent-style-name="standard">
      <style:graphic-properties draw:stroke="solid" svg:stroke-width="0.035cm" svg:stroke-color="#51aeff" draw:stroke-linejoin="miter" svg:stroke-linecap="square" draw:fill="none" fo:padding-top="0.017cm" fo:padding-bottom="0.017cm" fo:padding-left="0.017cm" fo:padding-right="0.017cm"/>
    </style:style>
    <style:style style:name="gr19" style:family="graphic" style:parent-style-name="standard">
      <style:graphic-properties draw:stroke="solid" svg:stroke-width="0.035cm" svg:stroke-color="#619eff" draw:stroke-linejoin="miter" svg:stroke-linecap="square" draw:fill="solid" draw:fill-color="#619eff" fo:padding-top="0.017cm" fo:padding-bottom="0.017cm" fo:padding-left="0.017cm" fo:padding-right="0.017cm"/>
    </style:style>
    <style:style style:name="gr20" style:family="graphic" style:parent-style-name="standard">
      <style:graphic-properties draw:stroke="none" draw:fill="solid" draw:fill-color="#619eff"/>
    </style:style>
    <style:style style:name="gr21" style:family="graphic" style:parent-style-name="standard">
      <style:graphic-properties draw:stroke="solid" svg:stroke-width="0.035cm" svg:stroke-color="#619eff" draw:stroke-linejoin="miter" svg:stroke-linecap="square" draw:fill="none" fo:padding-top="0.017cm" fo:padding-bottom="0.017cm" fo:padding-left="0.017cm" fo:padding-right="0.017cm"/>
    </style:style>
    <style:style style:name="gr22" style:family="graphic" style:parent-style-name="standard">
      <style:graphic-properties draw:stroke="solid" svg:stroke-width="0.035cm" svg:stroke-color="#718eff" draw:stroke-linejoin="miter" svg:stroke-linecap="square" draw:fill="solid" draw:fill-color="#718eff" fo:padding-top="0.017cm" fo:padding-bottom="0.017cm" fo:padding-left="0.017cm" fo:padding-right="0.017cm"/>
    </style:style>
    <style:style style:name="gr23" style:family="graphic" style:parent-style-name="standard">
      <style:graphic-properties draw:stroke="none" draw:fill="solid" draw:fill-color="#718eff"/>
    </style:style>
    <style:style style:name="gr24" style:family="graphic" style:parent-style-name="standard">
      <style:graphic-properties draw:stroke="solid" svg:stroke-width="0.035cm" svg:stroke-color="#718eff" draw:stroke-linejoin="miter" svg:stroke-linecap="square" draw:fill="none" fo:padding-top="0.017cm" fo:padding-bottom="0.017cm" fo:padding-left="0.017cm" fo:padding-right="0.017cm"/>
    </style:style>
    <style:style style:name="gr25" style:family="graphic" style:parent-style-name="standard">
      <style:graphic-properties draw:stroke="solid" svg:stroke-width="0.035cm" svg:stroke-color="#817eff" draw:stroke-linejoin="miter" svg:stroke-linecap="square" draw:fill="solid" draw:fill-color="#817eff" fo:padding-top="0.017cm" fo:padding-bottom="0.017cm" fo:padding-left="0.017cm" fo:padding-right="0.017cm"/>
    </style:style>
    <style:style style:name="gr26" style:family="graphic" style:parent-style-name="standard">
      <style:graphic-properties draw:stroke="none" draw:fill="solid" draw:fill-color="#817eff"/>
    </style:style>
    <style:style style:name="gr27" style:family="graphic" style:parent-style-name="standard">
      <style:graphic-properties draw:stroke="solid" svg:stroke-width="0.035cm" svg:stroke-color="#817eff" draw:stroke-linejoin="miter" svg:stroke-linecap="square" draw:fill="none" fo:padding-top="0.017cm" fo:padding-bottom="0.017cm" fo:padding-left="0.017cm" fo:padding-right="0.017cm"/>
    </style:style>
    <style:style style:name="gr28" style:family="graphic" style:parent-style-name="standard">
      <style:graphic-properties draw:stroke="solid" svg:stroke-width="0.035cm" svg:stroke-color="#916eff" draw:stroke-linejoin="miter" svg:stroke-linecap="square" draw:fill="solid" draw:fill-color="#916eff" fo:padding-top="0.017cm" fo:padding-bottom="0.017cm" fo:padding-left="0.017cm" fo:padding-right="0.017cm"/>
    </style:style>
    <style:style style:name="gr29" style:family="graphic" style:parent-style-name="standard">
      <style:graphic-properties draw:stroke="none" draw:fill="solid" draw:fill-color="#916eff"/>
    </style:style>
    <style:style style:name="gr30" style:family="graphic" style:parent-style-name="standard">
      <style:graphic-properties draw:stroke="solid" svg:stroke-width="0.035cm" svg:stroke-color="#916eff" draw:stroke-linejoin="miter" svg:stroke-linecap="square" draw:fill="none" fo:padding-top="0.017cm" fo:padding-bottom="0.017cm" fo:padding-left="0.017cm" fo:padding-right="0.017cm"/>
    </style:style>
    <style:style style:name="gr31" style:family="graphic" style:parent-style-name="standard">
      <style:graphic-properties draw:stroke="solid" svg:stroke-width="0.035cm" svg:stroke-color="#a05fff" draw:stroke-linejoin="miter" svg:stroke-linecap="square" draw:fill="solid" draw:fill-color="#a05fff" fo:padding-top="0.017cm" fo:padding-bottom="0.017cm" fo:padding-left="0.017cm" fo:padding-right="0.017cm"/>
    </style:style>
    <style:style style:name="gr32" style:family="graphic" style:parent-style-name="standard">
      <style:graphic-properties draw:stroke="none" draw:fill="solid" draw:fill-color="#a05fff"/>
    </style:style>
    <style:style style:name="gr33" style:family="graphic" style:parent-style-name="standard">
      <style:graphic-properties draw:stroke="solid" svg:stroke-width="0.035cm" svg:stroke-color="#a05fff" draw:stroke-linejoin="miter" svg:stroke-linecap="square" draw:fill="none" fo:padding-top="0.017cm" fo:padding-bottom="0.017cm" fo:padding-left="0.017cm" fo:padding-right="0.017cm"/>
    </style:style>
    <style:style style:name="gr34" style:family="graphic" style:parent-style-name="standard">
      <style:graphic-properties draw:stroke="solid" svg:stroke-width="0.035cm" svg:stroke-color="#b04fff" draw:stroke-linejoin="miter" svg:stroke-linecap="square" draw:fill="solid" draw:fill-color="#b04fff" fo:padding-top="0.017cm" fo:padding-bottom="0.017cm" fo:padding-left="0.017cm" fo:padding-right="0.017cm"/>
    </style:style>
    <style:style style:name="gr35" style:family="graphic" style:parent-style-name="standard">
      <style:graphic-properties draw:stroke="none" draw:fill="solid" draw:fill-color="#b04fff"/>
    </style:style>
    <style:style style:name="gr36" style:family="graphic" style:parent-style-name="standard">
      <style:graphic-properties draw:stroke="solid" svg:stroke-width="0.035cm" svg:stroke-color="#b04fff" draw:stroke-linejoin="miter" svg:stroke-linecap="square" draw:fill="none" fo:padding-top="0.017cm" fo:padding-bottom="0.017cm" fo:padding-left="0.017cm" fo:padding-right="0.017cm"/>
    </style:style>
    <style:style style:name="gr37" style:family="graphic" style:parent-style-name="standard">
      <style:graphic-properties draw:stroke="solid" svg:stroke-width="0.035cm" svg:stroke-color="#c03fff" draw:stroke-linejoin="miter" svg:stroke-linecap="square" draw:fill="solid" draw:fill-color="#c03fff" fo:padding-top="0.017cm" fo:padding-bottom="0.017cm" fo:padding-left="0.017cm" fo:padding-right="0.017cm"/>
    </style:style>
    <style:style style:name="gr38" style:family="graphic" style:parent-style-name="standard">
      <style:graphic-properties draw:stroke="none" draw:fill="solid" draw:fill-color="#c03fff"/>
    </style:style>
    <style:style style:name="gr39" style:family="graphic" style:parent-style-name="standard">
      <style:graphic-properties draw:stroke="solid" svg:stroke-width="0.035cm" svg:stroke-color="#c03fff" draw:stroke-linejoin="miter" svg:stroke-linecap="square" draw:fill="none" fo:padding-top="0.017cm" fo:padding-bottom="0.017cm" fo:padding-left="0.017cm" fo:padding-right="0.017cm"/>
    </style:style>
    <style:style style:name="gr40" style:family="graphic" style:parent-style-name="standard">
      <style:graphic-properties draw:stroke="solid" svg:stroke-width="0.035cm" svg:stroke-color="#d02fff" draw:stroke-linejoin="miter" svg:stroke-linecap="square" draw:fill="solid" draw:fill-color="#d02fff" fo:padding-top="0.017cm" fo:padding-bottom="0.017cm" fo:padding-left="0.017cm" fo:padding-right="0.017cm"/>
    </style:style>
    <style:style style:name="gr41" style:family="graphic" style:parent-style-name="standard">
      <style:graphic-properties draw:stroke="none" draw:fill="solid" draw:fill-color="#d02fff"/>
    </style:style>
    <style:style style:name="gr42" style:family="graphic" style:parent-style-name="standard">
      <style:graphic-properties draw:stroke="solid" svg:stroke-width="0.035cm" svg:stroke-color="#d02fff" draw:stroke-linejoin="miter" svg:stroke-linecap="square" draw:fill="none" fo:padding-top="0.017cm" fo:padding-bottom="0.017cm" fo:padding-left="0.017cm" fo:padding-right="0.017cm"/>
    </style:style>
    <style:style style:name="gr43" style:family="graphic" style:parent-style-name="standard">
      <style:graphic-properties draw:stroke="none" draw:fill="solid" draw:fill-color="#e01fff"/>
    </style:style>
    <style:style style:name="gr44" style:family="graphic" style:parent-style-name="standard">
      <style:graphic-properties draw:stroke="solid" svg:stroke-width="0.035cm" svg:stroke-color="#e01fff" draw:stroke-linejoin="miter" svg:stroke-linecap="square" draw:fill="none" fo:padding-top="0.017cm" fo:padding-bottom="0.017cm" fo:padding-left="0.017cm" fo:padding-right="0.017cm"/>
    </style:style>
    <style:style style:name="gr45" style:family="graphic" style:parent-style-name="standard">
      <style:graphic-properties draw:stroke="solid" svg:stroke-width="0.035cm" svg:stroke-color="#e01fff" draw:stroke-linejoin="miter" svg:stroke-linecap="square" draw:fill="solid" draw:fill-color="#e01fff" fo:padding-top="0.017cm" fo:padding-bottom="0.017cm" fo:padding-left="0.017cm" fo:padding-right="0.017cm"/>
    </style:style>
    <style:style style:name="gr46" style:family="graphic" style:parent-style-name="standard">
      <style:graphic-properties draw:stroke="solid" svg:stroke-width="0.035cm" svg:stroke-color="#ff00ff" draw:stroke-linejoin="miter" svg:stroke-linecap="square" draw:fill="solid" draw:fill-color="#ff00ff" fo:padding-top="0.017cm" fo:padding-bottom="0.017cm" fo:padding-left="0.017cm" fo:padding-right="0.017cm"/>
    </style:style>
    <style:style style:name="gr47" style:family="graphic" style:parent-style-name="standard">
      <style:graphic-properties draw:stroke="none" draw:fill="solid" draw:fill-color="#ff00ff"/>
    </style:style>
    <style:style style:name="gr48" style:family="graphic" style:parent-style-name="standard">
      <style:graphic-properties draw:stroke="solid" svg:stroke-width="0.035cm" svg:stroke-color="#ff00ff" draw:stroke-linejoin="miter" svg:stroke-linecap="square" draw:fill="none" fo:padding-top="0.017cm" fo:padding-bottom="0.017cm" fo:padding-left="0.017cm" fo:padding-right="0.017cm"/>
    </style:style>
    <style:style style:name="gr49" style:family="graphic" style:parent-style-name="standard">
      <style:graphic-properties draw:stroke="solid" svg:stroke-width="0.012cm" svg:stroke-color="#000000" svg:stroke-opacity="50%" draw:stroke-linejoin="miter" svg:stroke-linecap="butt" draw:fill="none" fo:padding-top="0.006cm" fo:padding-bottom="0.006cm" fo:padding-left="0.006cm" fo:padding-right="0.006cm"/>
    </style:style>
    <style:style style:name="gr50" style:family="graphic" style:parent-style-name="standard">
      <style:graphic-properties draw:stroke="dash" draw:stroke-dash="stroke-dash80" svg:stroke-width="0.05cm" svg:stroke-color="#000000" draw:stroke-linejoin="miter" svg:stroke-linecap="butt" draw:fill="none" fo:padding-top="0.025cm" fo:padding-bottom="0.025cm" fo:padding-left="0.025cm" fo:padding-right="0.025cm"/>
    </style:style>
    <style:style style:name="gr51" style:family="graphic" style:parent-style-name="standard">
      <style:graphic-properties draw:stroke="solid" svg:stroke-width="0.05cm" svg:stroke-color="#000000" draw:stroke-linejoin="miter" svg:stroke-linecap="square" draw:fill="none" fo:padding-top="0.025cm" fo:padding-bottom="0.025cm" fo:padding-left="0.025cm" fo:padding-right="0.025cm"/>
    </style:style>
    <style:style style:name="gr52" style:family="graphic" style:parent-style-name="standard">
      <style:graphic-properties draw:stroke="solid" svg:stroke-width="0.05cm" svg:stroke-color="#000000" draw:stroke-linejoin="miter" svg:stroke-linecap="butt" draw:fill="none" fo:padding-top="0.025cm" fo:padding-bottom="0.025cm" fo:padding-left="0.025cm" fo:padding-right="0.025cm"/>
    </style:style>
    <style:style style:name="gr53" style:family="graphic" style:parent-style-name="standard">
      <style:graphic-properties draw:stroke="none" draw:fill="none" draw:textarea-horizontal-align="left" draw:textarea-vertical-align="top" draw:auto-grow-height="true" draw:auto-grow-width="true" fo:min-height="0.482cm" fo:min-width="0.482cm" fo:padding-top="0cm" fo:padding-bottom="0cm" fo:padding-left="0cm" fo:padding-right="0cm"/>
      <style:paragraph-properties style:writing-mode="lr-tb"/>
    </style:style>
    <style:style style:name="gr54" style:family="graphic" style:parent-style-name="standard">
      <style:graphic-properties draw:stroke="none" draw:fill="none" draw:textarea-horizontal-align="left" draw:textarea-vertical-align="top" draw:auto-grow-height="true" draw:auto-grow-width="true" fo:min-height="0.342cm" fo:min-width="0.342cm" fo:padding-top="0cm" fo:padding-bottom="0cm" fo:padding-left="0cm" fo:padding-right="0cm"/>
      <style:paragraph-properties style:writing-mode="lr-tb"/>
    </style:style>
    <style:style style:name="gr55" style:family="graphic" style:parent-style-name="standard">
      <style:graphic-properties draw:stroke="none" draw:fill="none" draw:textarea-horizontal-align="left" draw:textarea-vertical-align="top" draw:auto-grow-height="true" draw:auto-grow-width="true" fo:min-height="0.456cm" fo:min-width="0.456cm" fo:padding-top="0cm" fo:padding-bottom="0cm" fo:padding-left="0cm" fo:padding-right="0cm"/>
      <style:paragraph-properties style:writing-mode="lr-tb"/>
    </style:style>
    <style:style style:name="gr56"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57" style:family="graphic" style:parent-style-name="standard">
      <style:graphic-properties draw:stroke="solid" svg:stroke-width="0.002cm" svg:stroke-color="#000000" svg:stroke-opacity="30%" draw:stroke-linejoin="miter" svg:stroke-linecap="square" draw:fill="none" fo:padding-top="0.001cm" fo:padding-bottom="0.001cm" fo:padding-left="0.001cm" fo:padding-right="0.001cm"/>
    </style:style>
    <style:style style:name="gr58" style:family="graphic" style:parent-style-name="standard">
      <style:graphic-properties draw:stroke="solid" svg:stroke-width="0.005cm" svg:stroke-color="#000000" svg:stroke-opacity="30%" draw:stroke-linejoin="miter" svg:stroke-linecap="square" draw:fill="none" fo:padding-top="0.002cm" fo:padding-bottom="0.002cm" fo:padding-left="0.002cm" fo:padding-right="0.002cm"/>
    </style:style>
    <style:style style:name="gr59" style:family="graphic" style:parent-style-name="standard">
      <style:graphic-properties draw:stroke="solid" svg:stroke-width="0.005cm" svg:stroke-color="#666666" draw:stroke-linejoin="miter" svg:stroke-linecap="square" draw:fill="none" fo:padding-top="0.002cm" fo:padding-bottom="0.002cm" fo:padding-left="0.002cm" fo:padding-right="0.002cm"/>
    </style:style>
    <style:style style:name="gr60" style:family="graphic" style:parent-style-name="standard">
      <style:graphic-properties draw:stroke="solid" svg:stroke-width="0cm" svg:stroke-color="#000000" draw:stroke-linejoin="miter" svg:stroke-linecap="square" draw:fill="none"/>
    </style:style>
    <style:style style:name="gr61"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style:style>
    <style:style style:name="P1" style:family="paragraph">
      <loext:graphic-properties draw:fill="solid" draw:fill-color="#00ffff"/>
    </style:style>
    <style:style style:name="P2" style:family="paragraph">
      <loext:graphic-properties draw:fill="none"/>
    </style:style>
    <style:style style:name="P3" style:family="paragraph">
      <loext:graphic-properties draw:fill="solid" draw:fill-color="#11eeff"/>
    </style:style>
    <style:style style:name="P4" style:family="paragraph">
      <loext:graphic-properties draw:fill="solid" draw:fill-color="#21deff"/>
    </style:style>
    <style:style style:name="P5" style:family="paragraph">
      <loext:graphic-properties draw:fill="solid" draw:fill-color="#31ceff"/>
    </style:style>
    <style:style style:name="P6" style:family="paragraph">
      <loext:graphic-properties draw:fill="solid" draw:fill-color="#41beff"/>
    </style:style>
    <style:style style:name="P7" style:family="paragraph">
      <loext:graphic-properties draw:fill="solid" draw:fill-color="#51aeff"/>
    </style:style>
    <style:style style:name="P8" style:family="paragraph">
      <loext:graphic-properties draw:fill="solid" draw:fill-color="#619eff"/>
    </style:style>
    <style:style style:name="P9" style:family="paragraph">
      <loext:graphic-properties draw:fill="solid" draw:fill-color="#718eff"/>
    </style:style>
    <style:style style:name="P10" style:family="paragraph">
      <loext:graphic-properties draw:fill="solid" draw:fill-color="#817eff"/>
    </style:style>
    <style:style style:name="P11" style:family="paragraph">
      <loext:graphic-properties draw:fill="solid" draw:fill-color="#916eff"/>
    </style:style>
    <style:style style:name="P12" style:family="paragraph">
      <loext:graphic-properties draw:fill="solid" draw:fill-color="#a05fff"/>
    </style:style>
    <style:style style:name="P13" style:family="paragraph">
      <loext:graphic-properties draw:fill="solid" draw:fill-color="#b04fff"/>
    </style:style>
    <style:style style:name="P14" style:family="paragraph">
      <loext:graphic-properties draw:fill="solid" draw:fill-color="#c03fff"/>
    </style:style>
    <style:style style:name="P15" style:family="paragraph">
      <loext:graphic-properties draw:fill="solid" draw:fill-color="#d02fff"/>
    </style:style>
    <style:style style:name="P16" style:family="paragraph">
      <loext:graphic-properties draw:fill="solid" draw:fill-color="#e01fff"/>
    </style:style>
    <style:style style:name="P17" style:family="paragraph">
      <loext:graphic-properties draw:fill="solid" draw:fill-color="#ff00ff"/>
    </style:style>
    <style:style style:name="P18" style:family="paragraph">
      <style:paragraph-properties fo:text-align="start" style:writing-mode="lr-tb"/>
    </style:style>
    <style:style style:name="P19" style:family="paragraph">
      <loext:graphic-properties draw:fill="none"/>
      <style:text-properties fo:font-size="13.6999998092651pt" style:font-size-asian="13.6999998092651pt" style:font-size-complex="13.6999998092651pt"/>
    </style:style>
    <style:style style:name="P20" style:family="paragraph">
      <loext:graphic-properties draw:fill="none"/>
      <style:text-properties fo:font-size="9.69999980926514pt" style:font-size-asian="9.69999980926514pt" style:font-size-complex="9.69999980926514pt"/>
    </style:style>
    <style:style style:name="P21" style:family="paragraph">
      <loext:graphic-properties draw:fill="none"/>
      <style:text-properties fo:font-size="13pt" style:font-size-asian="13pt" style:font-size-complex="13pt"/>
    </style:style>
    <style:style style:name="P22" style:family="paragraph">
      <loext:graphic-properties draw:fill="solid" draw:fill-color="#000000"/>
      <style:paragraph-properties fo:text-align="center"/>
    </style:style>
    <style:style style:name="T1" style:family="text">
      <style:text-properties fo:color="#000000" loext:opacity="100%" style:font-name="Arial1" fo:font-size="13.6999998092651pt" fo:font-weight="bold" style:font-size-asian="13.6999998092651pt" style:font-weight-asian="bold" style:font-name-complex="Arial1" style:font-size-complex="13.6999998092651pt" style:font-weight-complex="bold"/>
    </style:style>
    <style:style style:name="T2" style:family="text">
      <style:text-properties fo:color="#000000" loext:opacity="100%" style:font-name="Arial1" fo:font-size="9.69999980926514pt" fo:font-style="italic" fo:font-weight="bold" style:font-size-asian="9.69999980926514pt" style:font-style-asian="italic" style:font-weight-asian="bold" style:font-name-complex="Arial1" style:font-size-complex="9.69999980926514pt" style:font-style-complex="italic" style:font-weight-complex="bold"/>
    </style:style>
    <style:style style:name="T3" style:family="text">
      <style:text-properties fo:color="#000000" loext:opacity="100%" style:font-name="MathematicaSans1" fo:font-size="13pt" fo:font-weight="bold" style:font-size-asian="13pt" style:font-weight-asian="bold" style:font-name-complex="MathematicaSans1" style:font-size-complex="13pt" style:font-weight-complex="bold"/>
    </style:style>
    <style:style style:name="T4" style:family="text">
      <style:text-properties fo:color="#000000" loext:opacity="100%" style:font-name="Arial1" fo:font-size="9.69999980926514pt" fo:font-weight="bold" style:font-size-asian="9.69999980926514pt" style:font-weight-asian="bold" style:font-name-complex="Arial1" style:font-size-complex="9.699999809265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0.148cm" svg:height="0.297cm" svg:x="1.214cm" svg:y="8.346cm" svg:viewBox="0 0 149 298" draw:points="0,149 149,298 149,0">
          <text:p/>
        </draw:polygon>
        <draw:polygon draw:style-name="gr2" draw:text-style-name="P2" draw:layer="layout" svg:width="0.148cm" svg:height="0.297cm" svg:x="1.214cm" svg:y="8.346cm" svg:viewBox="0 0 149 298" draw:points="0,149 149,298 149,0">
          <text:p/>
        </draw:polygon>
        <draw:polygon draw:style-name="gr3" draw:text-style-name="P1" draw:layer="layout" svg:width="0.148cm" svg:height="0.074cm" svg:x="1.214cm" svg:y="8.123cm" svg:viewBox="0 0 149 75" draw:points="149,75 75,0 0,75">
          <text:p/>
        </draw:polygon>
        <draw:polygon draw:style-name="gr3" draw:text-style-name="P1" draw:layer="layout" svg:width="0.149cm" svg:height="0.148cm" svg:x="1.362cm" svg:y="8.346cm" svg:viewBox="0 0 150 149" draw:points="150,149 150,0 0,0">
          <text:p/>
        </draw:polygon>
        <draw:polygon draw:style-name="gr3" draw:text-style-name="P1" draw:layer="layout" svg:width="0.086cm" svg:height="0.059cm" svg:x="1.362cm" svg:y="8.138cm" svg:viewBox="0 0 87 60" draw:points="61,0 0,60 87,60">
          <text:p/>
        </draw:polygon>
        <draw:polygon draw:style-name="gr1" draw:text-style-name="P1" draw:layer="layout" svg:width="0.149cm" svg:height="0.148cm" svg:x="1.065cm" svg:y="8.346cm" svg:viewBox="0 0 150 149" draw:points="0,149 150,149 0,0">
          <text:p/>
        </draw:polygon>
        <draw:polygon draw:style-name="gr2" draw:text-style-name="P2" draw:layer="layout" svg:width="0.149cm" svg:height="0.148cm" svg:x="1.065cm" svg:y="8.346cm" svg:viewBox="0 0 150 149" draw:points="0,149 150,149 0,0">
          <text:p/>
        </draw:polygon>
        <draw:polygon draw:style-name="gr3" draw:text-style-name="P1" draw:layer="layout" svg:width="0.078cm" svg:height="0.05cm" svg:x="1.511cm" svg:y="8.444cm" svg:viewBox="0 0 79 51" draw:points="51,0 0,51 79,51">
          <text:p/>
        </draw:polygon>
        <draw:polygon draw:style-name="gr1" draw:text-style-name="P1" draw:layer="layout" svg:width="0.006cm" svg:height="0.015cm" svg:x="1.659cm" svg:y="8.628cm" svg:viewBox="0 0 7 16" draw:points="0,0 0,16 7,11">
          <text:p/>
        </draw:polygon>
        <draw:polygon draw:style-name="gr2" draw:text-style-name="P2" draw:layer="layout" svg:width="0.006cm" svg:height="0.015cm" svg:x="1.659cm" svg:y="8.628cm" svg:viewBox="0 0 7 16" draw:points="0,0 0,16 7,11">
          <text:p/>
        </draw:polygon>
        <draw:polygon draw:style-name="gr1" draw:text-style-name="P1" draw:layer="layout" svg:width="0.149cm" svg:height="0.149cm" svg:x="1.065cm" svg:y="8.494cm" svg:viewBox="0 0 150 150" draw:points="150,150 150,0 0,150">
          <text:p/>
        </draw:polygon>
        <draw:polygon draw:style-name="gr2" draw:text-style-name="P2" draw:layer="layout" svg:width="0.149cm" svg:height="0.149cm" svg:x="1.065cm" svg:y="8.494cm" svg:viewBox="0 0 150 150" draw:points="150,150 150,0 0,150">
          <text:p/>
        </draw:polygon>
        <draw:polygon draw:style-name="gr1" draw:text-style-name="P1" draw:layer="layout" svg:width="0.297cm" svg:height="0.149cm" svg:x="1.362cm" svg:y="8.494cm" svg:viewBox="0 0 298 150" draw:points="149,0 0,150 298,150">
          <text:p/>
        </draw:polygon>
        <draw:polygon draw:style-name="gr2" draw:text-style-name="P2" draw:layer="layout" svg:width="0.297cm" svg:height="0.149cm" svg:x="1.362cm" svg:y="8.494cm" svg:viewBox="0 0 298 150" draw:points="149,0 0,150 298,150">
          <text:p/>
        </draw:polygon>
        <draw:polygon draw:style-name="gr3" draw:text-style-name="P1" draw:layer="layout" svg:width="0.007cm" svg:height="0.031cm" svg:x="1.214cm" svg:y="7.572cm" svg:viewBox="0 0 8 32" draw:points="0,0 0,32 8,25">
          <text:p/>
        </draw:polygon>
        <draw:polygon draw:style-name="gr1" draw:text-style-name="P1" draw:layer="layout" svg:width="0.023cm" svg:height="0.115cm" svg:x="1.065cm" svg:y="7.043cm" svg:viewBox="0 0 24 116" draw:points="0,0 0,116 24,93">
          <text:p/>
        </draw:polygon>
        <draw:polygon draw:style-name="gr2" draw:text-style-name="P2" draw:layer="layout" svg:width="0.023cm" svg:height="0.115cm" svg:x="1.065cm" svg:y="7.043cm" svg:viewBox="0 0 24 116" draw:points="0,0 0,116 24,93">
          <text:p/>
        </draw:polygon>
        <draw:polygon draw:style-name="gr1" draw:text-style-name="P1" draw:layer="layout" svg:width="0.149cm" svg:height="0.297cm" svg:x="1.065cm" svg:y="8.049cm" svg:viewBox="0 0 150 298" draw:points="0,298 150,149 0,0">
          <text:p/>
        </draw:polygon>
        <draw:polygon draw:style-name="gr2" draw:text-style-name="P2" draw:layer="layout" svg:width="0.149cm" svg:height="0.297cm" svg:x="1.065cm" svg:y="8.049cm" svg:viewBox="0 0 150 298" draw:points="0,298 150,149 0,0">
          <text:p/>
        </draw:polygon>
        <draw:polygon draw:style-name="gr1" draw:text-style-name="P1" draw:layer="layout" svg:width="0.149cm" svg:height="0.149cm" svg:x="1.065cm" svg:y="7.603cm" svg:viewBox="0 0 150 150" draw:points="150,150 150,0 0,150">
          <text:p/>
        </draw:polygon>
        <draw:polygon draw:style-name="gr2" draw:text-style-name="P2" draw:layer="layout" svg:width="0.149cm" svg:height="0.149cm" svg:x="1.065cm" svg:y="7.603cm" svg:viewBox="0 0 150 150" draw:points="150,150 150,0 0,150">
          <text:p/>
        </draw:polygon>
        <draw:polygon draw:style-name="gr3" draw:text-style-name="P1" draw:layer="layout" svg:width="0.148cm" svg:height="0.074cm" svg:x="1.214cm" svg:y="7.975cm" svg:viewBox="0 0 149 75" draw:points="75,0 0,75 149,75">
          <text:p/>
        </draw:polygon>
        <draw:polygon draw:style-name="gr1" draw:text-style-name="P1" draw:layer="layout" svg:width="0.149cm" svg:height="0.148cm" svg:x="1.065cm" svg:y="8.049cm" svg:viewBox="0 0 150 149" draw:points="150,149 150,0 0,0">
          <text:p/>
        </draw:polygon>
        <draw:polygon draw:style-name="gr2" draw:text-style-name="P2" draw:layer="layout" svg:width="0.149cm" svg:height="0.148cm" svg:x="1.065cm" svg:y="8.049cm" svg:viewBox="0 0 150 149" draw:points="150,149 150,0 0,0">
          <text:p/>
        </draw:polygon>
        <draw:polygon draw:style-name="gr1" draw:text-style-name="P1" draw:layer="layout" svg:width="0.297cm" svg:height="0.149cm" svg:x="1.065cm" svg:y="8.197cm" svg:viewBox="0 0 298 150" draw:points="149,0 0,150 298,150">
          <text:p/>
        </draw:polygon>
        <draw:polygon draw:style-name="gr2" draw:text-style-name="P2" draw:layer="layout" svg:width="0.297cm" svg:height="0.149cm" svg:x="1.065cm" svg:y="8.197cm" svg:viewBox="0 0 298 150" draw:points="149,0 0,150 298,150">
          <text:p/>
        </draw:polygon>
        <draw:polygon draw:style-name="gr3" draw:text-style-name="P1" draw:layer="layout" svg:width="0.039cm" svg:height="0.039cm" svg:x="1.362cm" svg:y="8.049cm" svg:viewBox="0 0 40 40" draw:points="23,0 0,0 40,40">
          <text:p/>
        </draw:polygon>
        <draw:polygon draw:style-name="gr3" draw:text-style-name="P1" draw:layer="layout" svg:width="0.148cm" svg:height="0.149cm" svg:x="1.214cm" svg:y="8.197cm" svg:viewBox="0 0 149 150" draw:points="149,0 0,0 149,150">
          <text:p/>
        </draw:polygon>
        <draw:polygon draw:style-name="gr1" draw:text-style-name="P1" draw:layer="layout" svg:width="0.029cm" svg:height="0.023cm" svg:x="1.065cm" svg:y="7.135cm" svg:viewBox="0 0 30 24" draw:points="24,0 0,24 30,24">
          <text:p/>
        </draw:polygon>
        <draw:polygon draw:style-name="gr2" draw:text-style-name="P2" draw:layer="layout" svg:width="0.029cm" svg:height="0.023cm" svg:x="1.065cm" svg:y="7.135cm" svg:viewBox="0 0 30 24" draw:points="24,0 0,24 30,24">
          <text:p/>
        </draw:polygon>
        <draw:polygon draw:style-name="gr3" draw:text-style-name="P1" draw:layer="layout" svg:width="0.074cm" svg:height="0.148cm" svg:x="1.288cm" svg:y="8.049cm" svg:viewBox="0 0 75 149" draw:points="0,75 75,149 75,0">
          <text:p/>
        </draw:polygon>
        <draw:polygon draw:style-name="gr1" draw:text-style-name="P1" draw:layer="layout" svg:width="0.149cm" svg:height="0.148cm" svg:x="1.065cm" svg:y="7.752cm" svg:viewBox="0 0 150 149" draw:points="150,149 150,0 0,0">
          <text:p/>
        </draw:polygon>
        <draw:polygon draw:style-name="gr2" draw:text-style-name="P2" draw:layer="layout" svg:width="0.149cm" svg:height="0.148cm" svg:x="1.065cm" svg:y="7.752cm" svg:viewBox="0 0 150 149" draw:points="150,149 150,0 0,0">
          <text:p/>
        </draw:polygon>
        <draw:polygon draw:style-name="gr3" draw:text-style-name="P1" draw:layer="layout" svg:width="0.148cm" svg:height="0.074cm" svg:x="1.214cm" svg:y="8.049cm" svg:viewBox="0 0 149 75" draw:points="0,0 75,75 149,0">
          <text:p/>
        </draw:polygon>
        <draw:polygon draw:style-name="gr3" draw:text-style-name="P1" draw:layer="layout" svg:width="0.004cm" svg:height="0.009cm" svg:x="1.511cm" svg:y="8.337cm" svg:viewBox="0 0 5 10" draw:points="0,0 0,10 5,10">
          <text:p/>
        </draw:polygon>
        <draw:polygon draw:style-name="gr1" draw:text-style-name="P1" draw:layer="layout" svg:width="0.113cm" svg:height="0.086cm" svg:x="1.065cm" svg:y="7.369cm" svg:viewBox="0 0 114 87" draw:points="86,0 0,87 114,87">
          <text:p/>
        </draw:polygon>
        <draw:polygon draw:style-name="gr2" draw:text-style-name="P2" draw:layer="layout" svg:width="0.113cm" svg:height="0.086cm" svg:x="1.065cm" svg:y="7.369cm" svg:viewBox="0 0 114 87" draw:points="86,0 0,87 114,87">
          <text:p/>
        </draw:polygon>
        <draw:polygon draw:style-name="gr1" draw:text-style-name="P1" draw:layer="layout" svg:width="0.149cm" svg:height="0.297cm" svg:x="1.065cm" svg:y="7.752cm" svg:viewBox="0 0 150 298" draw:points="150,149 0,0 0,298">
          <text:p/>
        </draw:polygon>
        <draw:polygon draw:style-name="gr2" draw:text-style-name="P2" draw:layer="layout" svg:width="0.149cm" svg:height="0.297cm" svg:x="1.065cm" svg:y="7.752cm" svg:viewBox="0 0 150 298" draw:points="150,149 0,0 0,298">
          <text:p/>
        </draw:polygon>
        <draw:polygon draw:style-name="gr1" draw:text-style-name="P1" draw:layer="layout" svg:width="0.149cm" svg:height="0.297cm" svg:x="1.362cm" svg:y="8.346cm" svg:viewBox="0 0 150 298" draw:points="0,298 150,149 0,0">
          <text:p/>
        </draw:polygon>
        <draw:polygon draw:style-name="gr2" draw:text-style-name="P2" draw:layer="layout" svg:width="0.149cm" svg:height="0.297cm" svg:x="1.362cm" svg:y="8.346cm" svg:viewBox="0 0 150 298" draw:points="0,298 150,149 0,0">
          <text:p/>
        </draw:polygon>
        <draw:polygon draw:style-name="gr3" draw:text-style-name="P1" draw:layer="layout" svg:width="0.015cm" svg:height="0.023cm" svg:x="1.214cm" svg:y="7.596cm" svg:viewBox="0 0 16 24" draw:points="7,0 0,8 16,24">
          <text:p/>
        </draw:polygon>
        <draw:polygon draw:style-name="gr3" draw:text-style-name="P1" draw:layer="layout" svg:width="0.023cm" svg:height="0.016cm" svg:x="1.362cm" svg:y="8.033cm" svg:viewBox="0 0 24 17" draw:points="17,0 0,17 24,17">
          <text:p/>
        </draw:polygon>
        <draw:polygon draw:style-name="gr1" draw:text-style-name="P1" draw:layer="layout" svg:width="0.149cm" svg:height="0.297cm" svg:x="1.065cm" svg:y="7.455cm" svg:viewBox="0 0 150 298" draw:points="0,298 150,149 0,0">
          <text:p/>
        </draw:polygon>
        <draw:polygon draw:style-name="gr2" draw:text-style-name="P2" draw:layer="layout" svg:width="0.149cm" svg:height="0.297cm" svg:x="1.065cm" svg:y="7.455cm" svg:viewBox="0 0 150 298" draw:points="0,298 150,149 0,0">
          <text:p/>
        </draw:polygon>
        <draw:polygon draw:style-name="gr1" draw:text-style-name="P1" draw:layer="layout" svg:width="0.149cm" svg:height="0.149cm" svg:x="1.065cm" svg:y="7.9cm" svg:viewBox="0 0 150 150" draw:points="150,150 150,0 0,150">
          <text:p/>
        </draw:polygon>
        <draw:polygon draw:style-name="gr2" draw:text-style-name="P2" draw:layer="layout" svg:width="0.149cm" svg:height="0.149cm" svg:x="1.065cm" svg:y="7.9cm" svg:viewBox="0 0 150 150" draw:points="150,150 150,0 0,150">
          <text:p/>
        </draw:polygon>
        <draw:polygon draw:style-name="gr1" draw:text-style-name="P1" draw:layer="layout" svg:width="0.01cm" svg:height="0.005cm" svg:x="1.659cm" svg:y="8.638cm" svg:viewBox="0 0 11 6" draw:points="7,0 0,6 11,6">
          <text:p/>
        </draw:polygon>
        <draw:polygon draw:style-name="gr2" draw:text-style-name="P2" draw:layer="layout" svg:width="0.01cm" svg:height="0.005cm" svg:x="1.659cm" svg:y="8.638cm" svg:viewBox="0 0 11 6" draw:points="7,0 0,6 11,6">
          <text:p/>
        </draw:polygon>
        <draw:polygon draw:style-name="gr3" draw:text-style-name="P1" draw:layer="layout" svg:width="0.113cm" svg:height="0.082cm" svg:x="1.214cm" svg:y="7.818cm" svg:viewBox="0 0 114 83" draw:points="82,0 0,83 114,83">
          <text:p/>
        </draw:polygon>
        <draw:polygon draw:style-name="gr3" draw:text-style-name="P1" draw:layer="layout" svg:width="0.074cm" svg:height="0.149cm" svg:x="1.214cm" svg:y="7.9cm" svg:viewBox="0 0 75 150" draw:points="0,150 75,76 0,0">
          <text:p/>
        </draw:polygon>
        <draw:polygon draw:style-name="gr3" draw:text-style-name="P1" draw:layer="layout" svg:width="0.016cm" svg:height="0.057cm" svg:x="1.362cm" svg:y="7.992cm" svg:viewBox="0 0 17 58" draw:points="0,0 0,58 17,42">
          <text:p/>
        </draw:polygon>
        <draw:polygon draw:style-name="gr1" draw:text-style-name="P1" draw:layer="layout" svg:width="0.041cm" svg:height="0.041cm" svg:x="1.065cm" svg:y="7.158cm" svg:viewBox="0 0 42 42" draw:points="30,0 0,0 42,42">
          <text:p/>
        </draw:polygon>
        <draw:polygon draw:style-name="gr2" draw:text-style-name="P2" draw:layer="layout" svg:width="0.041cm" svg:height="0.041cm" svg:x="1.065cm" svg:y="7.158cm" svg:viewBox="0 0 42 42" draw:points="30,0 0,0 42,42">
          <text:p/>
        </draw:polygon>
        <draw:polygon draw:style-name="gr3" draw:text-style-name="P1" draw:layer="layout" svg:width="0.074cm" svg:height="0.148cm" svg:x="1.214cm" svg:y="8.049cm" svg:viewBox="0 0 75 149" draw:points="75,75 0,0 0,149">
          <text:p/>
        </draw:polygon>
        <draw:polygon draw:style-name="gr1" draw:text-style-name="P1" draw:layer="layout" svg:width="0.149cm" svg:height="0.149cm" svg:x="1.065cm" svg:y="8.494cm" svg:viewBox="0 0 150 150" draw:points="150,0 0,0 0,150">
          <text:p/>
        </draw:polygon>
        <draw:polygon draw:style-name="gr2" draw:text-style-name="P2" draw:layer="layout" svg:width="0.149cm" svg:height="0.149cm" svg:x="1.065cm" svg:y="8.494cm" svg:viewBox="0 0 150 150" draw:points="150,0 0,0 0,150">
          <text:p/>
        </draw:polygon>
        <draw:polygon draw:style-name="gr1" draw:text-style-name="P1" draw:layer="layout" svg:width="0.148cm" svg:height="0.149cm" svg:x="1.214cm" svg:y="8.494cm" svg:viewBox="0 0 149 150" draw:points="0,0 0,150 149,150">
          <text:p/>
        </draw:polygon>
        <draw:polygon draw:style-name="gr2" draw:text-style-name="P2" draw:layer="layout" svg:width="0.148cm" svg:height="0.149cm" svg:x="1.214cm" svg:y="8.494cm" svg:viewBox="0 0 149 150" draw:points="0,0 0,150 149,150">
          <text:p/>
        </draw:polygon>
        <draw:polygon draw:style-name="gr1" draw:text-style-name="P1" draw:layer="layout" svg:width="0.297cm" svg:height="0.148cm" svg:x="1.065cm" svg:y="8.346cm" svg:viewBox="0 0 298 149" draw:points="0,0 149,149 298,0">
          <text:p/>
        </draw:polygon>
        <draw:polygon draw:style-name="gr2" draw:text-style-name="P2" draw:layer="layout" svg:width="0.297cm" svg:height="0.148cm" svg:x="1.065cm" svg:y="8.346cm" svg:viewBox="0 0 298 149" draw:points="0,0 149,149 298,0">
          <text:p/>
        </draw:polygon>
        <draw:polygon draw:style-name="gr1" draw:text-style-name="P1" draw:layer="layout" svg:width="0.149cm" svg:height="0.148cm" svg:x="1.065cm" svg:y="7.455cm" svg:viewBox="0 0 150 149" draw:points="114,0 0,0 150,149 150,118">
          <text:p/>
        </draw:polygon>
        <draw:polygon draw:style-name="gr2" draw:text-style-name="P2" draw:layer="layout" svg:width="0.149cm" svg:height="0.148cm" svg:x="1.065cm" svg:y="7.455cm" svg:viewBox="0 0 150 149" draw:points="114,0 0,0 150,149 150,118">
          <text:p/>
        </draw:polygon>
        <draw:polygon draw:style-name="gr1" draw:text-style-name="P1" draw:layer="layout" svg:width="0.148cm" svg:height="0.149cm" svg:x="1.511cm" svg:y="8.494cm" svg:viewBox="0 0 149 150" draw:points="79,0 0,0 149,150 149,135">
          <text:p/>
        </draw:polygon>
        <draw:polygon draw:style-name="gr2" draw:text-style-name="P2" draw:layer="layout" svg:width="0.148cm" svg:height="0.149cm" svg:x="1.511cm" svg:y="8.494cm" svg:viewBox="0 0 149 150" draw:points="79,0 0,0 149,150 149,135">
          <text:p/>
        </draw:polygon>
        <draw:polygon draw:style-name="gr1" draw:text-style-name="P1" draw:layer="layout" svg:width="0.086cm" svg:height="0.297cm" svg:x="1.065cm" svg:y="7.158cm" svg:viewBox="0 0 87 298" draw:points="42,41 0,0 0,298 87,212">
          <text:p/>
        </draw:polygon>
        <draw:polygon draw:style-name="gr2" draw:text-style-name="P2" draw:layer="layout" svg:width="0.086cm" svg:height="0.297cm" svg:x="1.065cm" svg:y="7.158cm" svg:viewBox="0 0 87 298" draw:points="42,41 0,0 0,298 87,212">
          <text:p/>
        </draw:polygon>
        <draw:polygon draw:style-name="gr3" draw:text-style-name="P1" draw:layer="layout" svg:width="0.051cm" svg:height="0.148cm" svg:x="1.511cm" svg:y="8.346cm" svg:viewBox="0 0 52 149" draw:points="4,0 0,0 0,149 52,99">
          <text:p/>
        </draw:polygon>
        <draw:polygon draw:style-name="gr1" draw:text-style-name="P1" draw:layer="layout" svg:width="0.123cm" svg:height="0.075cm" svg:x="1.214cm" svg:y="7.9cm" svg:viewBox="0 0 124 76" draw:points="114,0 0,0 75,76 124,26">
          <text:p/>
        </draw:polygon>
        <draw:polygon draw:style-name="gr2" draw:text-style-name="P2" draw:layer="layout" svg:width="0.123cm" svg:height="0.075cm" svg:x="1.214cm" svg:y="7.9cm" svg:viewBox="0 0 124 76" draw:points="114,0 0,0 75,76 124,26">
          <text:p/>
        </draw:polygon>
        <draw:polygon draw:style-name="gr3" draw:text-style-name="P1" draw:layer="layout" svg:width="0.149cm" svg:height="0.104cm" svg:x="1.362cm" svg:y="8.242cm" svg:viewBox="0 0 150 105" draw:points="106,0 0,105 150,105 150,96">
          <text:p/>
        </draw:polygon>
        <draw:polygon draw:style-name="gr3" draw:text-style-name="P1" draw:layer="layout" svg:width="0.082cm" svg:height="0.148cm" svg:x="1.214cm" svg:y="7.752cm" svg:viewBox="0 0 83 149" draw:points="61,0 0,0 0,149 83,67">
          <text:p/>
        </draw:polygon>
        <draw:polygon draw:style-name="gr3" draw:text-style-name="P1" draw:layer="layout" svg:width="0.105cm" svg:height="0.149cm" svg:x="1.362cm" svg:y="8.197cm" svg:viewBox="0 0 106 150" draw:points="87,0 0,0 0,150 106,46">
          <text:p/>
        </draw:polygon>
        <draw:polygon draw:style-name="gr3" draw:text-style-name="P1" draw:layer="layout" svg:width="0.06cm" svg:height="0.148cm" svg:x="1.362cm" svg:y="8.049cm" svg:viewBox="0 0 61 149" draw:points="40,40 0,0 0,149 61,90">
          <text:p/>
        </draw:polygon>
        <draw:polygon draw:style-name="gr3" draw:text-style-name="P1" draw:layer="layout" svg:width="0.06cm" svg:height="0.149cm" svg:x="1.214cm" svg:y="7.603cm" svg:viewBox="0 0 61 150" draw:points="15,16 0,0 0,150 61,150">
          <text:p/>
        </draw:polygon>
        <draw:polygon draw:style-name="gr3" draw:text-style-name="P1" draw:layer="layout" svg:width="0.074cm" svg:height="0.123cm" svg:x="1.288cm" svg:y="7.926cm" svg:viewBox="0 0 75 124" draw:points="50,0 0,49 75,124 75,67">
          <text:p/>
        </draw:polygon>
        <draw:polygon draw:style-name="gr4" draw:text-style-name="P3" draw:layer="layout" svg:width="0.297cm" svg:height="0.149cm" svg:x="1.659cm" svg:y="7.603cm" svg:viewBox="0 0 298 150" draw:points="149,0 0,150 298,150">
          <text:p/>
        </draw:polygon>
        <draw:polygon draw:style-name="gr4" draw:text-style-name="P3" draw:layer="layout" svg:width="0.029cm" svg:height="0.051cm" svg:x="2.105cm" svg:y="7.701cm" svg:viewBox="0 0 30 52" draw:points="0,0 0,52 30,52">
          <text:p/>
        </draw:polygon>
        <draw:polygon draw:style-name="gr4" draw:text-style-name="P3" draw:layer="layout" svg:width="0.149cm" svg:height="0.149cm" svg:x="1.956cm" svg:y="7.9cm" svg:viewBox="0 0 150 150" draw:points="150,0 0,0 0,150">
          <text:p/>
        </draw:polygon>
        <draw:polygon draw:style-name="gr4" draw:text-style-name="P3" draw:layer="layout" svg:width="0.297cm" svg:height="0.148cm" svg:x="1.659cm" svg:y="8.346cm" svg:viewBox="0 0 298 149" draw:points="0,0 149,149 298,0">
          <text:p/>
        </draw:polygon>
        <draw:polygon draw:style-name="gr4" draw:text-style-name="P3" draw:layer="layout" svg:width="0.148cm" svg:height="0.148cm" svg:x="1.214cm" svg:y="5.821cm" svg:viewBox="0 0 149 149" draw:points="149,0 0,0 149,149">
          <text:p/>
        </draw:polygon>
        <draw:polygon draw:style-name="gr4" draw:text-style-name="P3" draw:layer="layout" svg:width="0.098cm" svg:height="0.121cm" svg:x="2.551cm" svg:y="8.373cm" svg:viewBox="0 0 99 122" draw:points="0,0 0,122 99,122">
          <text:p/>
        </draw:polygon>
        <draw:polygon draw:style-name="gr5" draw:text-style-name="P3" draw:layer="layout" svg:width="0.149cm" svg:height="0.297cm" svg:x="1.065cm" svg:y="5.672cm" svg:viewBox="0 0 150 298" draw:points="0,298 150,150 0,0">
          <text:p/>
        </draw:polygon>
        <draw:polygon draw:style-name="gr6" draw:text-style-name="P2" draw:layer="layout" svg:width="0.149cm" svg:height="0.297cm" svg:x="1.065cm" svg:y="5.672cm" svg:viewBox="0 0 150 298" draw:points="0,298 150,150 0,0">
          <text:p/>
        </draw:polygon>
        <draw:polygon draw:style-name="gr4" draw:text-style-name="P3" draw:layer="layout" svg:width="0.149cm" svg:height="0.148cm" svg:x="1.659cm" svg:y="7.158cm" svg:viewBox="0 0 150 149" draw:points="150,149 150,0 0,0">
          <text:p/>
        </draw:polygon>
        <draw:polygon draw:style-name="gr5" draw:text-style-name="P3" draw:layer="layout" svg:width="0.149cm" svg:height="0.149cm" svg:x="1.065cm" svg:y="5.375cm" svg:viewBox="0 0 150 150" draw:points="150,150 150,0 0,0">
          <text:p/>
        </draw:polygon>
        <draw:polygon draw:style-name="gr6" draw:text-style-name="P2" draw:layer="layout" svg:width="0.149cm" svg:height="0.149cm" svg:x="1.065cm" svg:y="5.375cm" svg:viewBox="0 0 150 150" draw:points="150,150 150,0 0,0">
          <text:p/>
        </draw:polygon>
        <draw:polygon draw:style-name="gr4" draw:text-style-name="P3" draw:layer="layout" svg:width="0.297cm" svg:height="0.297cm" svg:x="1.362cm" svg:y="7.158cm" svg:viewBox="0 0 298 298" draw:points="0,0 0,298 298,298">
          <text:p/>
        </draw:polygon>
        <draw:polygon draw:style-name="gr4" draw:text-style-name="P3" draw:layer="layout" svg:width="0.029cm" svg:height="0.068cm" svg:x="1.808cm" svg:y="7.09cm" svg:viewBox="0 0 30 69" draw:points="0,0 0,69 30,69">
          <text:p/>
        </draw:polygon>
        <draw:polygon draw:style-name="gr4" draw:text-style-name="P3" draw:layer="layout" svg:width="0.013cm" svg:height="0.038cm" svg:x="1.956cm" svg:y="7.417cm" svg:viewBox="0 0 14 39" draw:points="0,0 0,39 14,26">
          <text:p/>
        </draw:polygon>
        <draw:polygon draw:style-name="gr4" draw:text-style-name="P3" draw:layer="layout" svg:width="0.297cm" svg:height="0.148cm" svg:x="1.362cm" svg:y="7.752cm" svg:viewBox="0 0 298 149" draw:points="149,149 298,0 0,0">
          <text:p/>
        </draw:polygon>
        <draw:polygon draw:style-name="gr5" draw:text-style-name="P3" draw:layer="layout" svg:width="0.134cm" svg:height="0.134cm" svg:x="1.065cm" svg:y="4.781cm" svg:viewBox="0 0 135 135" draw:points="111,0 0,0 135,135">
          <text:p/>
        </draw:polygon>
        <draw:polygon draw:style-name="gr6" draw:text-style-name="P2" draw:layer="layout" svg:width="0.134cm" svg:height="0.134cm" svg:x="1.065cm" svg:y="4.781cm" svg:viewBox="0 0 135 135" draw:points="111,0 0,0 135,135">
          <text:p/>
        </draw:polygon>
        <draw:polygon draw:style-name="gr5" draw:text-style-name="P3" draw:layer="layout" svg:width="0.297cm" svg:height="0.298cm" svg:x="1.065cm" svg:y="5.969cm" svg:viewBox="0 0 298 299" draw:points="298,0 0,0 0,299">
          <text:p/>
        </draw:polygon>
        <draw:polygon draw:style-name="gr6" draw:text-style-name="P2" draw:layer="layout" svg:width="0.297cm" svg:height="0.298cm" svg:x="1.065cm" svg:y="5.969cm" svg:viewBox="0 0 298 299" draw:points="298,0 0,0 0,299">
          <text:p/>
        </draw:polygon>
        <draw:polygon draw:style-name="gr4" draw:text-style-name="P3" draw:layer="layout" svg:width="0.075cm" svg:height="0.112cm" svg:x="1.511cm" svg:y="6.378cm" svg:viewBox="0 0 76 113" draw:points="38,0 0,37 76,113">
          <text:p/>
        </draw:polygon>
        <draw:polygon draw:style-name="gr4" draw:text-style-name="P3" draw:layer="layout" svg:width="0.149cm" svg:height="0.149cm" svg:x="1.362cm" svg:y="6.563cm" svg:viewBox="0 0 150 150" draw:points="150,150 150,0 0,0">
          <text:p/>
        </draw:polygon>
        <draw:polygon draw:style-name="gr4" draw:text-style-name="P3" draw:layer="layout" svg:width="0.044cm" svg:height="0.14cm" svg:x="1.467cm" svg:y="8.197cm" svg:viewBox="0 0 45 141" draw:points="45,141 45,0 0,45">
          <text:p/>
        </draw:polygon>
        <draw:polygon draw:style-name="gr5" draw:text-style-name="P3" draw:layer="layout" svg:width="0.149cm" svg:height="0.149cm" svg:x="1.065cm" svg:y="5.078cm" svg:viewBox="0 0 150 150" draw:points="150,150 150,0 0,0">
          <text:p/>
        </draw:polygon>
        <draw:polygon draw:style-name="gr6" draw:text-style-name="P2" draw:layer="layout" svg:width="0.149cm" svg:height="0.149cm" svg:x="1.065cm" svg:y="5.078cm" svg:viewBox="0 0 150 150" draw:points="150,150 150,0 0,0">
          <text:p/>
        </draw:polygon>
        <draw:polygon draw:style-name="gr4" draw:text-style-name="P3" draw:layer="layout" svg:width="0.148cm" svg:height="0.148cm" svg:x="1.511cm" svg:y="8.049cm" svg:viewBox="0 0 149 149" draw:points="0,0 0,149 149,0">
          <text:p/>
        </draw:polygon>
        <draw:polygon draw:style-name="gr5" draw:text-style-name="P3" draw:layer="layout" svg:width="0.298cm" svg:height="0.297cm" svg:x="1.956cm" svg:y="8.346cm" svg:viewBox="0 0 299 298" draw:points="299,0 0,0 299,298">
          <text:p/>
        </draw:polygon>
        <draw:polygon draw:style-name="gr6" draw:text-style-name="P2" draw:layer="layout" svg:width="0.298cm" svg:height="0.297cm" svg:x="1.956cm" svg:y="8.346cm" svg:viewBox="0 0 299 298" draw:points="299,0 0,0 299,298">
          <text:p/>
        </draw:polygon>
        <draw:polygon draw:style-name="gr4" draw:text-style-name="P3" draw:layer="layout" svg:width="0.14cm" svg:height="0.14cm" svg:x="1.214cm" svg:y="5.524cm" svg:viewBox="0 0 141 141" draw:points="107,0 0,0 141,141">
          <text:p/>
        </draw:polygon>
        <draw:polygon draw:style-name="gr4" draw:text-style-name="P3" draw:layer="layout" svg:width="0.015cm" svg:height="0.079cm" svg:x="1.214cm" svg:y="4.999cm" svg:viewBox="0 0 16 80" draw:points="0,0 0,80 16,80">
          <text:p/>
        </draw:polygon>
        <draw:polygon draw:style-name="gr4" draw:text-style-name="P3" draw:layer="layout" svg:width="0.108cm" svg:height="0.17cm" svg:x="1.106cm" svg:y="7.199cm" svg:viewBox="0 0 109 171" draw:points="46,171 109,107 0,0">
          <text:p/>
        </draw:polygon>
        <draw:polygon draw:style-name="gr4" draw:text-style-name="P3" draw:layer="layout" svg:width="0.036cm" svg:height="0.05cm" svg:x="1.401cm" svg:y="8.088cm" svg:viewBox="0 0 37 51" draw:points="22,51 37,35 0,0">
          <text:p/>
        </draw:polygon>
        <draw:polygon draw:style-name="gr5" draw:text-style-name="P3" draw:layer="layout" svg:width="0.149cm" svg:height="0.149cm" svg:x="1.065cm" svg:y="5.672cm" svg:viewBox="0 0 150 150" draw:points="150,150 150,0 0,0">
          <text:p/>
        </draw:polygon>
        <draw:polygon draw:style-name="gr6" draw:text-style-name="P2" draw:layer="layout" svg:width="0.149cm" svg:height="0.149cm" svg:x="1.065cm" svg:y="5.672cm" svg:viewBox="0 0 150 150" draw:points="150,150 150,0 0,0">
          <text:p/>
        </draw:polygon>
        <draw:polygon draw:style-name="gr5" draw:text-style-name="P3" draw:layer="layout" svg:width="0.297cm" svg:height="0.149cm" svg:x="2.254cm" svg:y="8.494cm" svg:viewBox="0 0 298 150" draw:points="298,150 148,0 0,150">
          <text:p/>
        </draw:polygon>
        <draw:polygon draw:style-name="gr6" draw:text-style-name="P2" draw:layer="layout" svg:width="0.297cm" svg:height="0.149cm" svg:x="2.254cm" svg:y="8.494cm" svg:viewBox="0 0 298 150" draw:points="298,150 148,0 0,150">
          <text:p/>
        </draw:polygon>
        <draw:polygon draw:style-name="gr4" draw:text-style-name="P3" draw:layer="layout" svg:width="0.019cm" svg:height="0.013cm" svg:x="1.956cm" svg:y="7.442cm" svg:viewBox="0 0 20 14" draw:points="13,0 0,14 20,14">
          <text:p/>
        </draw:polygon>
        <draw:polygon draw:style-name="gr4" draw:text-style-name="P3" draw:layer="layout" svg:width="0.07cm" svg:height="0.134cm" svg:x="1.589cm" svg:y="8.494cm" svg:viewBox="0 0 71 135" draw:points="71,135 71,0 0,0">
          <text:p/>
        </draw:polygon>
        <draw:polygon draw:style-name="gr4" draw:text-style-name="P3" draw:layer="layout" svg:width="0.074cm" svg:height="0.148cm" svg:x="1.437cm" svg:y="8.049cm" svg:viewBox="0 0 75 149" draw:points="75,0 0,75 75,149">
          <text:p/>
        </draw:polygon>
        <draw:polygon draw:style-name="gr4" draw:text-style-name="P3" draw:layer="layout" svg:width="0.297cm" svg:height="0.297cm" svg:x="1.362cm" svg:y="7.158cm" svg:viewBox="0 0 298 298" draw:points="298,0 0,0 298,298">
          <text:p/>
        </draw:polygon>
        <draw:polygon draw:style-name="gr4" draw:text-style-name="P3" draw:layer="layout" svg:width="0.074cm" svg:height="0.149cm" svg:x="1.437cm" svg:y="7.9cm" svg:viewBox="0 0 75 150" draw:points="0,76 75,150 75,0">
          <text:p/>
        </draw:polygon>
        <draw:polygon draw:style-name="gr4" draw:text-style-name="P3" draw:layer="layout" svg:width="0.088cm" svg:height="0.066cm" svg:x="1.274cm" svg:y="7.752cm" svg:viewBox="0 0 89 67" draw:points="23,67 89,0 0,0">
          <text:p/>
        </draw:polygon>
        <draw:polygon draw:style-name="gr4" draw:text-style-name="P3" draw:layer="layout" svg:width="0.095cm" svg:height="0.094cm" svg:x="1.659cm" svg:y="6.861cm" svg:viewBox="0 0 96 95" draw:points="57,0 0,0 96,95">
          <text:p/>
        </draw:polygon>
        <draw:polygon draw:style-name="gr4" draw:text-style-name="P3" draw:layer="layout" svg:width="0.01cm" svg:height="0.023cm" svg:x="2.402cm" svg:y="8.174cm" svg:viewBox="0 0 11 24" draw:points="0,0 0,24 11,15">
          <text:p/>
        </draw:polygon>
        <draw:polygon draw:style-name="gr5" draw:text-style-name="P3" draw:layer="layout" svg:width="0.074cm" svg:height="0.074cm" svg:x="1.065cm" svg:y="4.484cm" svg:viewBox="0 0 75 75" draw:points="63,0 0,0 75,75">
          <text:p/>
        </draw:polygon>
        <draw:polygon draw:style-name="gr6" draw:text-style-name="P2" draw:layer="layout" svg:width="0.074cm" svg:height="0.074cm" svg:x="1.065cm" svg:y="4.484cm" svg:viewBox="0 0 75 75" draw:points="63,0 0,0 75,75">
          <text:p/>
        </draw:polygon>
        <draw:polygon draw:style-name="gr5" draw:text-style-name="P3" draw:layer="layout" svg:width="0.297cm" svg:height="0.296cm" svg:x="1.065cm" svg:y="6.267cm" svg:viewBox="0 0 298 297" draw:points="298,297 298,0 0,0">
          <text:p/>
        </draw:polygon>
        <draw:polygon draw:style-name="gr6" draw:text-style-name="P2" draw:layer="layout" svg:width="0.297cm" svg:height="0.296cm" svg:x="1.065cm" svg:y="6.267cm" svg:viewBox="0 0 298 297" draw:points="298,297 298,0 0,0">
          <text:p/>
        </draw:polygon>
        <draw:polygon draw:style-name="gr4" draw:text-style-name="P3" draw:layer="layout" svg:width="0.297cm" svg:height="0.297cm" svg:x="1.362cm" svg:y="7.455cm" svg:viewBox="0 0 298 298" draw:points="0,0 0,298 298,0">
          <text:p/>
        </draw:polygon>
        <draw:polygon draw:style-name="gr4" draw:text-style-name="P3" draw:layer="layout" svg:width="0.149cm" svg:height="0.148cm" svg:x="1.659cm" svg:y="8.346cm" svg:viewBox="0 0 150 149" draw:points="0,149 150,149 0,0">
          <text:p/>
        </draw:polygon>
        <draw:polygon draw:style-name="gr4" draw:text-style-name="P3" draw:layer="layout" svg:width="0.035cm" svg:height="0.026cm" svg:x="1.327cm" svg:y="7.9cm" svg:viewBox="0 0 36 27" draw:points="10,27 36,0 0,0">
          <text:p/>
        </draw:polygon>
        <draw:polygon draw:style-name="gr4" draw:text-style-name="P3" draw:layer="layout" svg:width="0.03cm" svg:height="0.12cm" svg:x="1.362cm" svg:y="5.701cm" svg:viewBox="0 0 31 121" draw:points="0,0 0,121 31,121">
          <text:p/>
        </draw:polygon>
        <draw:polygon draw:style-name="gr4" draw:text-style-name="P3" draw:layer="layout" svg:width="0.149cm" svg:height="0.297cm" svg:x="1.659cm" svg:y="7.158cm" svg:viewBox="0 0 150 298" draw:points="150,149 0,0 0,298">
          <text:p/>
        </draw:polygon>
        <draw:polygon draw:style-name="gr5" draw:text-style-name="P3" draw:layer="layout" svg:width="0.298cm" svg:height="0.297cm" svg:x="1.956cm" svg:y="8.346cm" svg:viewBox="0 0 299 298" draw:points="0,0 0,298 299,298">
          <text:p/>
        </draw:polygon>
        <draw:polygon draw:style-name="gr6" draw:text-style-name="P2" draw:layer="layout" svg:width="0.298cm" svg:height="0.297cm" svg:x="1.956cm" svg:y="8.346cm" svg:viewBox="0 0 299 298" draw:points="0,0 0,298 299,298">
          <text:p/>
        </draw:polygon>
        <draw:polygon draw:style-name="gr4" draw:text-style-name="P3" draw:layer="layout" svg:width="0.148cm" svg:height="0.297cm" svg:x="1.511cm" svg:y="6.861cm" svg:viewBox="0 0 149 298" draw:points="0,149 149,298 149,0">
          <text:p/>
        </draw:polygon>
        <draw:polygon draw:style-name="gr4" draw:text-style-name="P3" draw:layer="layout" svg:width="0.148cm" svg:height="0.297cm" svg:x="2.254cm" svg:y="8.049cm" svg:viewBox="0 0 149 298" draw:points="0,298 149,149 0,0">
          <text:p/>
        </draw:polygon>
        <draw:polygon draw:style-name="gr5" draw:text-style-name="P3" draw:layer="layout" svg:width="0.021cm" svg:height="0.021cm" svg:x="1.065cm" svg:y="4.187cm" svg:viewBox="0 0 22 22" draw:points="19,0 0,0 22,22">
          <text:p/>
        </draw:polygon>
        <draw:polygon draw:style-name="gr6" draw:text-style-name="P2" draw:layer="layout" svg:width="0.021cm" svg:height="0.021cm" svg:x="1.065cm" svg:y="4.187cm" svg:viewBox="0 0 22 22" draw:points="19,0 0,0 22,22">
          <text:p/>
        </draw:polygon>
        <draw:polygon draw:style-name="gr5" draw:text-style-name="P3" draw:layer="layout" svg:width="0.148cm" svg:height="0.297cm" svg:x="2.254cm" svg:y="8.346cm" svg:viewBox="0 0 149 298" draw:points="149,149 0,0 0,298">
          <text:p/>
        </draw:polygon>
        <draw:polygon draw:style-name="gr6" draw:text-style-name="P2" draw:layer="layout" svg:width="0.148cm" svg:height="0.297cm" svg:x="2.254cm" svg:y="8.346cm" svg:viewBox="0 0 149 298" draw:points="149,149 0,0 0,298">
          <text:p/>
        </draw:polygon>
        <draw:polygon draw:style-name="gr5" draw:text-style-name="P3" draw:layer="layout" svg:width="0.08cm" svg:height="0.09cm" svg:x="2.699cm" svg:y="8.553cm" svg:viewBox="0 0 81 91" draw:points="0,0 0,91 81,91">
          <text:p/>
        </draw:polygon>
        <draw:polygon draw:style-name="gr6" draw:text-style-name="P2" draw:layer="layout" svg:width="0.08cm" svg:height="0.09cm" svg:x="2.699cm" svg:y="8.553cm" svg:viewBox="0 0 81 91" draw:points="0,0 0,91 81,91">
          <text:p/>
        </draw:polygon>
        <draw:polygon draw:style-name="gr4" draw:text-style-name="P3" draw:layer="layout" svg:width="0.149cm" svg:height="0.075cm" svg:x="1.362cm" svg:y="7.9cm" svg:viewBox="0 0 150 76" draw:points="0,0 76,76 150,0">
          <text:p/>
        </draw:polygon>
        <draw:polygon draw:style-name="gr4" draw:text-style-name="P3" draw:layer="layout" svg:width="0.148cm" svg:height="0.297cm" svg:x="1.511cm" svg:y="8.049cm" svg:viewBox="0 0 149 298" draw:points="0,149 149,298 149,0">
          <text:p/>
        </draw:polygon>
        <draw:polygon draw:style-name="gr5" draw:text-style-name="P3" draw:layer="layout" svg:width="0.149cm" svg:height="0.149cm" svg:x="2.402cm" svg:y="8.494cm" svg:viewBox="0 0 150 150" draw:points="150,0 0,0 150,150">
          <text:p/>
        </draw:polygon>
        <draw:polygon draw:style-name="gr6" draw:text-style-name="P2" draw:layer="layout" svg:width="0.149cm" svg:height="0.149cm" svg:x="2.402cm" svg:y="8.494cm" svg:viewBox="0 0 150 150" draw:points="150,0 0,0 150,150">
          <text:p/>
        </draw:polygon>
        <draw:polygon draw:style-name="gr4" draw:text-style-name="P3" draw:layer="layout" svg:width="0.149cm" svg:height="0.149cm" svg:x="1.362cm" svg:y="7.009cm" svg:viewBox="0 0 150 150" draw:points="150,0 0,0 0,150">
          <text:p/>
        </draw:polygon>
        <draw:polygon draw:style-name="gr4" draw:text-style-name="P3" draw:layer="layout" svg:width="0.298cm" svg:height="0.297cm" svg:x="1.956cm" svg:y="8.049cm" svg:viewBox="0 0 299 298" draw:points="0,0 0,298 299,0">
          <text:p/>
        </draw:polygon>
        <draw:polygon draw:style-name="gr4" draw:text-style-name="P3" draw:layer="layout" svg:width="0.133cm" svg:height="0.133cm" svg:x="1.229cm" svg:y="7.619cm" svg:viewBox="0 0 134 134" draw:points="46,134 134,134 0,0">
          <text:p/>
        </draw:polygon>
        <draw:polygon draw:style-name="gr5" draw:text-style-name="P3" draw:layer="layout" svg:width="0.148cm" svg:height="0.297cm" svg:x="1.808cm" svg:y="8.346cm" svg:viewBox="0 0 149 298" draw:points="0,149 149,298 149,0">
          <text:p/>
        </draw:polygon>
        <draw:polygon draw:style-name="gr6" draw:text-style-name="P2" draw:layer="layout" svg:width="0.148cm" svg:height="0.297cm" svg:x="1.808cm" svg:y="8.346cm" svg:viewBox="0 0 149 298" draw:points="0,149 149,298 149,0">
          <text:p/>
        </draw:polygon>
        <draw:polygon draw:style-name="gr4" draw:text-style-name="P3" draw:layer="layout" svg:width="0.297cm" svg:height="0.148cm" svg:x="1.362cm" svg:y="6.861cm" svg:viewBox="0 0 298 149" draw:points="0,0 149,149 298,0">
          <text:p/>
        </draw:polygon>
        <draw:polygon draw:style-name="gr4" draw:text-style-name="P3" draw:layer="layout" svg:width="0.297cm" svg:height="0.149cm" svg:x="1.362cm" svg:y="7.009cm" svg:viewBox="0 0 298 150" draw:points="298,150 149,0 0,150">
          <text:p/>
        </draw:polygon>
        <draw:polygon draw:style-name="gr4" draw:text-style-name="P3" draw:layer="layout" svg:width="0.148cm" svg:height="0.297cm" svg:x="1.214cm" svg:y="7.158cm" svg:viewBox="0 0 149 298" draw:points="0,149 149,298 149,0">
          <text:p/>
        </draw:polygon>
        <draw:polygon draw:style-name="gr4" draw:text-style-name="P3" draw:layer="layout" svg:width="0.148cm" svg:height="0.149cm" svg:x="1.808cm" svg:y="7.9cm" svg:viewBox="0 0 149 150" draw:points="149,0 0,0 149,150">
          <text:p/>
        </draw:polygon>
        <draw:polygon draw:style-name="gr4" draw:text-style-name="P3" draw:layer="layout" svg:width="0.298cm" svg:height="0.297cm" svg:x="1.956cm" svg:y="8.049cm" svg:viewBox="0 0 299 298" draw:points="0,298 299,298 299,0">
          <text:p/>
        </draw:polygon>
        <draw:polygon draw:style-name="gr4" draw:text-style-name="P3" draw:layer="layout" svg:width="0.149cm" svg:height="0.148cm" svg:x="1.956cm" svg:y="7.752cm" svg:viewBox="0 0 150 149" draw:points="150,149 150,0 0,0">
          <text:p/>
        </draw:polygon>
        <draw:polygon draw:style-name="gr4" draw:text-style-name="P3" draw:layer="layout" svg:width="0.148cm" svg:height="0.148cm" svg:x="1.214cm" svg:y="6.861cm" svg:viewBox="0 0 149 149" draw:points="0,149 149,149 149,0">
          <text:p/>
        </draw:polygon>
        <draw:polygon draw:style-name="gr4" draw:text-style-name="P3" draw:layer="layout" svg:width="0.149cm" svg:height="0.148cm" svg:x="1.362cm" svg:y="6.861cm" svg:viewBox="0 0 150 149" draw:points="0,149 150,149 0,0">
          <text:p/>
        </draw:polygon>
        <draw:polygon draw:style-name="gr4" draw:text-style-name="P3" draw:layer="layout" svg:width="0.148cm" svg:height="0.148cm" svg:x="2.254cm" svg:y="8.346cm" svg:viewBox="0 0 149 149" draw:points="149,149 149,0 0,0">
          <text:p/>
        </draw:polygon>
        <draw:polygon draw:style-name="gr4" draw:text-style-name="P3" draw:layer="layout" svg:width="0.148cm" svg:height="0.148cm" svg:x="1.808cm" svg:y="7.455cm" svg:viewBox="0 0 149 149" draw:points="0,0 0,149 149,0">
          <text:p/>
        </draw:polygon>
        <draw:polygon draw:style-name="gr4" draw:text-style-name="P3" draw:layer="layout" svg:width="0.149cm" svg:height="0.148cm" svg:x="1.362cm" svg:y="6.415cm" svg:viewBox="0 0 150 149" draw:points="150,149 150,0 0,149">
          <text:p/>
        </draw:polygon>
        <draw:polygon draw:style-name="gr4" draw:text-style-name="P3" draw:layer="layout" svg:width="0.297cm" svg:height="0.148cm" svg:x="1.659cm" svg:y="7.752cm" svg:viewBox="0 0 298 149" draw:points="0,0 149,149 298,0">
          <text:p/>
        </draw:polygon>
        <draw:polygon draw:style-name="gr4" draw:text-style-name="P3" draw:layer="layout" svg:width="0.297cm" svg:height="0.297cm" svg:x="1.362cm" svg:y="7.455cm" svg:viewBox="0 0 298 298" draw:points="0,298 298,298 298,0">
          <text:p/>
        </draw:polygon>
        <draw:polygon draw:style-name="gr4" draw:text-style-name="P3" draw:layer="layout" svg:width="0.149cm" svg:height="0.148cm" svg:x="1.362cm" svg:y="6.267cm" svg:viewBox="0 0 150 149" draw:points="150,149 150,0 0,0">
          <text:p/>
        </draw:polygon>
        <draw:polygon draw:style-name="gr4" draw:text-style-name="P3" draw:layer="layout" svg:width="0.149cm" svg:height="0.149cm" svg:x="1.659cm" svg:y="7.306cm" svg:viewBox="0 0 150 150" draw:points="150,150 150,0 0,150">
          <text:p/>
        </draw:polygon>
        <draw:polygon draw:style-name="gr4" draw:text-style-name="P3" draw:layer="layout" svg:width="0.003cm" svg:height="0.004cm" svg:x="1.659cm" svg:y="6.708cm" svg:viewBox="0 0 4 5" draw:points="0,0 0,5 4,5">
          <text:p/>
        </draw:polygon>
        <draw:polygon draw:style-name="gr4" draw:text-style-name="P3" draw:layer="layout" svg:width="0.04cm" svg:height="0.04cm" svg:x="1.956cm" svg:y="7.455cm" svg:viewBox="0 0 41 41" draw:points="20,0 0,0 41,41">
          <text:p/>
        </draw:polygon>
        <draw:polygon draw:style-name="gr5" draw:text-style-name="P3" draw:layer="layout" svg:width="0.149cm" svg:height="0.148cm" svg:x="1.065cm" svg:y="5.227cm" svg:viewBox="0 0 150 149" draw:points="150,149 150,0 0,149">
          <text:p/>
        </draw:polygon>
        <draw:polygon draw:style-name="gr6" draw:text-style-name="P2" draw:layer="layout" svg:width="0.149cm" svg:height="0.148cm" svg:x="1.065cm" svg:y="5.227cm" svg:viewBox="0 0 150 149" draw:points="150,149 150,0 0,149">
          <text:p/>
        </draw:polygon>
        <draw:polygon draw:style-name="gr4" draw:text-style-name="P3" draw:layer="layout" svg:width="0.095cm" svg:height="0.096cm" svg:x="1.362cm" svg:y="5.969cm" svg:viewBox="0 0 96 97" draw:points="71,0 0,0 96,97">
          <text:p/>
        </draw:polygon>
        <draw:polygon draw:style-name="gr5" draw:text-style-name="P3" draw:layer="layout" svg:width="0.148cm" svg:height="0.149cm" svg:x="1.808cm" svg:y="8.494cm" svg:viewBox="0 0 149 150" draw:points="0,0 0,150 149,150">
          <text:p/>
        </draw:polygon>
        <draw:polygon draw:style-name="gr6" draw:text-style-name="P2" draw:layer="layout" svg:width="0.148cm" svg:height="0.149cm" svg:x="1.808cm" svg:y="8.494cm" svg:viewBox="0 0 149 150" draw:points="0,0 0,150 149,150">
          <text:p/>
        </draw:polygon>
        <draw:polygon draw:style-name="gr5" draw:text-style-name="P3" draw:layer="layout" svg:width="0.015cm" svg:height="0.127cm" svg:x="1.065cm" svg:y="4.06cm" svg:viewBox="0 0 16 128" draw:points="0,0 0,128 16,113">
          <text:p/>
        </draw:polygon>
        <draw:polygon draw:style-name="gr6" draw:text-style-name="P2" draw:layer="layout" svg:width="0.015cm" svg:height="0.127cm" svg:x="1.065cm" svg:y="4.06cm" svg:viewBox="0 0 16 128" draw:points="0,0 0,128 16,113">
          <text:p/>
        </draw:polygon>
        <draw:polygon draw:style-name="gr4" draw:text-style-name="P3" draw:layer="layout" svg:width="0.297cm" svg:height="0.149cm" svg:x="1.659cm" svg:y="7.9cm" svg:viewBox="0 0 298 150" draw:points="298,150 149,0 0,150">
          <text:p/>
        </draw:polygon>
        <draw:polygon draw:style-name="gr4" draw:text-style-name="P3" draw:layer="layout" svg:width="0.037cm" svg:height="0.098cm" svg:x="2.254cm" svg:y="7.951cm" svg:viewBox="0 0 38 99" draw:points="0,0 0,99 38,61">
          <text:p/>
        </draw:polygon>
        <draw:polygon draw:style-name="gr5" draw:text-style-name="P3" draw:layer="layout" svg:width="0.297cm" svg:height="0.148cm" svg:x="1.065cm" svg:y="5.821cm" svg:viewBox="0 0 298 149" draw:points="149,0 0,149 298,149">
          <text:p/>
        </draw:polygon>
        <draw:polygon draw:style-name="gr6" draw:text-style-name="P2" draw:layer="layout" svg:width="0.297cm" svg:height="0.148cm" svg:x="1.065cm" svg:y="5.821cm" svg:viewBox="0 0 298 149" draw:points="149,0 0,149 298,149">
          <text:p/>
        </draw:polygon>
        <draw:polygon draw:style-name="gr4" draw:text-style-name="P3" draw:layer="layout" svg:width="0.298cm" svg:height="0.149cm" svg:x="1.956cm" svg:y="7.9cm" svg:viewBox="0 0 299 150" draw:points="149,0 0,150 299,150">
          <text:p/>
        </draw:polygon>
        <draw:polygon draw:style-name="gr5" draw:text-style-name="P3" draw:layer="layout" svg:width="0.117cm" svg:height="0.072cm" svg:x="2.105cm" svg:y="7.828cm" svg:viewBox="0 0 118 73" draw:points="73,0 0,73 118,73">
          <text:p/>
        </draw:polygon>
        <draw:polygon draw:style-name="gr6" draw:text-style-name="P2" draw:layer="layout" svg:width="0.117cm" svg:height="0.072cm" svg:x="2.105cm" svg:y="7.828cm" svg:viewBox="0 0 118 73" draw:points="73,0 0,73 118,73">
          <text:p/>
        </draw:polygon>
        <draw:polygon draw:style-name="gr4" draw:text-style-name="P3" draw:layer="layout" svg:width="0.148cm" svg:height="0.148cm" svg:x="1.214cm" svg:y="7.158cm" svg:viewBox="0 0 149 149" draw:points="0,0 0,149 149,0">
          <text:p/>
        </draw:polygon>
        <draw:polygon draw:style-name="gr4" draw:text-style-name="P3" draw:layer="layout" svg:width="0.148cm" svg:height="0.297cm" svg:x="1.808cm" svg:y="7.455cm" svg:viewBox="0 0 149 298" draw:points="149,0 0,149 149,298">
          <text:p/>
        </draw:polygon>
        <draw:polygon draw:style-name="gr4" draw:text-style-name="P3" draw:layer="layout" svg:width="0.003cm" svg:height="0.012cm" svg:x="1.511cm" svg:y="6.255cm" svg:viewBox="0 0 4 13" draw:points="0,0 0,13 4,13">
          <text:p/>
        </draw:polygon>
        <draw:polygon draw:style-name="gr5" draw:text-style-name="P3" draw:layer="layout" svg:width="0.062cm" svg:height="0.053cm" svg:x="1.065cm" svg:y="4.431cm" svg:viewBox="0 0 63 54" draw:points="54,0 0,54 63,54">
          <text:p/>
        </draw:polygon>
        <draw:polygon draw:style-name="gr6" draw:text-style-name="P2" draw:layer="layout" svg:width="0.062cm" svg:height="0.053cm" svg:x="1.065cm" svg:y="4.431cm" svg:viewBox="0 0 63 54" draw:points="54,0 0,54 63,54">
          <text:p/>
        </draw:polygon>
        <draw:polygon draw:style-name="gr4" draw:text-style-name="P3" draw:layer="layout" svg:width="0.148cm" svg:height="0.149cm" svg:x="2.254cm" svg:y="8.197cm" svg:viewBox="0 0 149 150" draw:points="149,150 149,0 0,150">
          <text:p/>
        </draw:polygon>
        <draw:polygon draw:style-name="gr4" draw:text-style-name="P3" draw:layer="layout" svg:width="0.148cm" svg:height="0.074cm" svg:x="1.808cm" svg:y="7.381cm" svg:viewBox="0 0 149 75" draw:points="75,0 0,75 149,75">
          <text:p/>
        </draw:polygon>
        <draw:polygon draw:style-name="gr4" draw:text-style-name="P3" draw:layer="layout" svg:width="0.297cm" svg:height="0.297cm" svg:x="1.659cm" svg:y="8.049cm" svg:viewBox="0 0 298 298" draw:points="0,298 298,298 0,0">
          <text:p/>
        </draw:polygon>
        <draw:polygon draw:style-name="gr4" draw:text-style-name="P3" draw:layer="layout" svg:width="0.149cm" svg:height="0.148cm" svg:x="1.659cm" svg:y="7.455cm" svg:viewBox="0 0 150 149" draw:points="150,149 150,0 0,0">
          <text:p/>
        </draw:polygon>
        <draw:polygon draw:style-name="gr4" draw:text-style-name="P3" draw:layer="layout" svg:width="0.107cm" svg:height="0.088cm" svg:x="1.214cm" svg:y="5.436cm" svg:viewBox="0 0 108 89" draw:points="88,0 0,89 108,89">
          <text:p/>
        </draw:polygon>
        <draw:polygon draw:style-name="gr4" draw:text-style-name="P3" draw:layer="layout" svg:width="0.057cm" svg:height="0.042cm" svg:x="1.659cm" svg:y="6.82cm" svg:viewBox="0 0 58 43" draw:points="41,0 0,43 58,43">
          <text:p/>
        </draw:polygon>
        <draw:polygon draw:style-name="gr4" draw:text-style-name="P3" draw:layer="layout" svg:width="0.063cm" svg:height="0.038cm" svg:x="2.254cm" svg:y="8.011cm" svg:viewBox="0 0 64 39" draw:points="37,0 0,39 64,39">
          <text:p/>
        </draw:polygon>
        <draw:polygon draw:style-name="gr4" draw:text-style-name="P3" draw:layer="layout" svg:width="0.025cm" svg:height="0.092cm" svg:x="1.337cm" svg:y="7.9cm" svg:viewBox="0 0 26 93" draw:points="26,93 26,0 0,26">
          <text:p/>
        </draw:polygon>
        <draw:polygon draw:style-name="gr4" draw:text-style-name="P3" draw:layer="layout" svg:width="0.149cm" svg:height="0.297cm" svg:x="1.659cm" svg:y="7.455cm" svg:viewBox="0 0 150 298" draw:points="0,298 150,149 0,0">
          <text:p/>
        </draw:polygon>
        <draw:polygon draw:style-name="gr4" draw:text-style-name="P3" draw:layer="layout" svg:width="0.149cm" svg:height="0.148cm" svg:x="1.956cm" svg:y="7.752cm" svg:viewBox="0 0 150 149" draw:points="0,149 150,149 0,0">
          <text:p/>
        </draw:polygon>
        <draw:polygon draw:style-name="gr4" draw:text-style-name="P3" draw:layer="layout" svg:width="0.297cm" svg:height="0.297cm" svg:x="1.659cm" svg:y="8.049cm" svg:viewBox="0 0 298 298" draw:points="298,298 298,0 0,0">
          <text:p/>
        </draw:polygon>
        <draw:polygon draw:style-name="gr5" draw:text-style-name="P3" draw:layer="layout" svg:width="0.11cm" svg:height="0.093cm" svg:x="1.065cm" svg:y="4.688cm" svg:viewBox="0 0 111 94" draw:points="95,0 0,94 111,94">
          <text:p/>
        </draw:polygon>
        <draw:polygon draw:style-name="gr6" draw:text-style-name="P2" draw:layer="layout" svg:width="0.11cm" svg:height="0.093cm" svg:x="1.065cm" svg:y="4.688cm" svg:viewBox="0 0 111 94" draw:points="95,0 0,94 111,94">
          <text:p/>
        </draw:polygon>
        <draw:polygon draw:style-name="gr4" draw:text-style-name="P3" draw:layer="layout" svg:width="0.144cm" svg:height="0.098cm" svg:x="1.515cm" svg:y="8.346cm" svg:viewBox="0 0 145 99" draw:points="47,99 145,0 0,0">
          <text:p/>
        </draw:polygon>
        <draw:polygon draw:style-name="gr4" draw:text-style-name="P3" draw:layer="layout" svg:width="0.096cm" svg:height="0.065cm" svg:x="1.808cm" svg:y="7.241cm" svg:viewBox="0 0 97 66" draw:points="66,0 0,66 97,66">
          <text:p/>
        </draw:polygon>
        <draw:polygon draw:style-name="gr5" draw:text-style-name="P3" draw:layer="layout" svg:width="0.297cm" svg:height="0.594cm" svg:x="1.065cm" svg:y="6.267cm" svg:viewBox="0 0 298 595" draw:points="298,296 0,0 0,595">
          <text:p/>
        </draw:polygon>
        <draw:polygon draw:style-name="gr6" draw:text-style-name="P2" draw:layer="layout" svg:width="0.297cm" svg:height="0.594cm" svg:x="1.065cm" svg:y="6.267cm" svg:viewBox="0 0 298 595" draw:points="298,296 0,0 0,595">
          <text:p/>
        </draw:polygon>
        <draw:polygon draw:style-name="gr5" draw:text-style-name="P3" draw:layer="layout" svg:width="0.149cm" svg:height="0.148cm" svg:x="1.065cm" svg:y="5.524cm" svg:viewBox="0 0 150 149" draw:points="150,149 150,0 0,149">
          <text:p/>
        </draw:polygon>
        <draw:polygon draw:style-name="gr6" draw:text-style-name="P2" draw:layer="layout" svg:width="0.149cm" svg:height="0.148cm" svg:x="1.065cm" svg:y="5.524cm" svg:viewBox="0 0 150 149" draw:points="150,149 150,0 0,149">
          <text:p/>
        </draw:polygon>
        <draw:polygon draw:style-name="gr4" draw:text-style-name="P3" draw:layer="layout" svg:width="0.148cm" svg:height="0.297cm" svg:x="1.511cm" svg:y="7.752cm" svg:viewBox="0 0 149 298" draw:points="149,0 0,149 149,298">
          <text:p/>
        </draw:polygon>
        <draw:polygon draw:style-name="gr4" draw:text-style-name="P3" draw:layer="layout" svg:width="0.063cm" svg:height="0.045cm" svg:x="1.448cm" svg:y="8.197cm" svg:viewBox="0 0 64 46" draw:points="20,46 64,0 0,0">
          <text:p/>
        </draw:polygon>
        <draw:polygon draw:style-name="gr4" draw:text-style-name="P3" draw:layer="layout" svg:width="0.148cm" svg:height="0.149cm" svg:x="1.214cm" svg:y="7.009cm" svg:viewBox="0 0 149 150" draw:points="0,0 0,150 149,150">
          <text:p/>
        </draw:polygon>
        <draw:polygon draw:style-name="gr4" draw:text-style-name="P3" draw:layer="layout" svg:width="0.148cm" svg:height="0.149cm" svg:x="1.214cm" svg:y="7.306cm" svg:viewBox="0 0 149 150" draw:points="0,0 0,150 149,150">
          <text:p/>
        </draw:polygon>
        <draw:polygon draw:style-name="gr4" draw:text-style-name="P3" draw:layer="layout" svg:width="0.148cm" svg:height="0.148cm" svg:x="1.808cm" svg:y="7.752cm" svg:viewBox="0 0 149 149" draw:points="0,149 149,149 149,0">
          <text:p/>
        </draw:polygon>
        <draw:polygon draw:style-name="gr5" draw:text-style-name="P3" draw:layer="layout" svg:width="0.297cm" svg:height="0.298cm" svg:x="1.065cm" svg:y="6.563cm" svg:viewBox="0 0 298 299" draw:points="298,299 298,0 0,299">
          <text:p/>
        </draw:polygon>
        <draw:polygon draw:style-name="gr6" draw:text-style-name="P2" draw:layer="layout" svg:width="0.297cm" svg:height="0.298cm" svg:x="1.065cm" svg:y="6.563cm" svg:viewBox="0 0 298 299" draw:points="298,299 298,0 0,299">
          <text:p/>
        </draw:polygon>
        <draw:polygon draw:style-name="gr4" draw:text-style-name="P3" draw:layer="layout" svg:width="0.149cm" svg:height="0.296cm" svg:x="1.362cm" svg:y="6.267cm" svg:viewBox="0 0 150 297" draw:points="150,149 0,0 0,297">
          <text:p/>
        </draw:polygon>
        <draw:polygon draw:style-name="gr5" draw:text-style-name="P3" draw:layer="layout" svg:width="0.297cm" svg:height="0.298cm" svg:x="1.065cm" svg:y="5.969cm" svg:viewBox="0 0 298 299" draw:points="298,299 298,0 0,299">
          <text:p/>
        </draw:polygon>
        <draw:polygon draw:style-name="gr6" draw:text-style-name="P2" draw:layer="layout" svg:width="0.297cm" svg:height="0.298cm" svg:x="1.065cm" svg:y="5.969cm" svg:viewBox="0 0 298 299" draw:points="298,299 298,0 0,299">
          <text:p/>
        </draw:polygon>
        <draw:polygon draw:style-name="gr4" draw:text-style-name="P3" draw:layer="layout" svg:width="0.036cm" svg:height="0.117cm" svg:x="1.178cm" svg:y="7.455cm" svg:viewBox="0 0 37 118" draw:points="37,118 37,0 0,0">
          <text:p/>
        </draw:polygon>
        <draw:polygon draw:style-name="gr4" draw:text-style-name="P3" draw:layer="layout" svg:width="0.297cm" svg:height="0.149cm" svg:x="1.362cm" svg:y="6.712cm" svg:viewBox="0 0 298 150" draw:points="149,0 0,150 298,150">
          <text:p/>
        </draw:polygon>
        <draw:polygon draw:style-name="gr5" draw:text-style-name="P3" draw:layer="layout" svg:width="0.297cm" svg:height="0.148cm" svg:x="1.065cm" svg:y="6.861cm" svg:viewBox="0 0 298 149" draw:points="149,149 298,0 0,0">
          <text:p/>
        </draw:polygon>
        <draw:polygon draw:style-name="gr6" draw:text-style-name="P2" draw:layer="layout" svg:width="0.297cm" svg:height="0.148cm" svg:x="1.065cm" svg:y="6.861cm" svg:viewBox="0 0 298 149" draw:points="149,149 298,0 0,0">
          <text:p/>
        </draw:polygon>
        <draw:polygon draw:style-name="gr4" draw:text-style-name="P3" draw:layer="layout" svg:width="0.067cm" svg:height="0.076cm" svg:x="2.402cm" svg:y="8.188cm" svg:viewBox="0 0 68 77" draw:points="11,0 0,9 68,77">
          <text:p/>
        </draw:polygon>
        <draw:polygon draw:style-name="gr4" draw:text-style-name="P3" draw:layer="layout" svg:width="0.149cm" svg:height="0.148cm" svg:x="1.362cm" svg:y="7.752cm" svg:viewBox="0 0 150 149" draw:points="0,149 150,149 0,0">
          <text:p/>
        </draw:polygon>
        <draw:polygon draw:style-name="gr5" draw:text-style-name="P3" draw:layer="layout" svg:width="0.149cm" svg:height="0.297cm" svg:x="1.065cm" svg:y="5.375cm" svg:viewBox="0 0 150 298" draw:points="150,150 0,0 0,298">
          <text:p/>
        </draw:polygon>
        <draw:polygon draw:style-name="gr6" draw:text-style-name="P2" draw:layer="layout" svg:width="0.149cm" svg:height="0.297cm" svg:x="1.065cm" svg:y="5.375cm" svg:viewBox="0 0 150 298" draw:points="150,150 0,0 0,298">
          <text:p/>
        </draw:polygon>
        <draw:polygon draw:style-name="gr4" draw:text-style-name="P3" draw:layer="layout" svg:width="0.149cm" svg:height="0.298cm" svg:x="1.362cm" svg:y="6.563cm" svg:viewBox="0 0 150 299" draw:points="0,299 150,150 0,0">
          <text:p/>
        </draw:polygon>
        <draw:polygon draw:style-name="gr4" draw:text-style-name="P3" draw:layer="layout" svg:width="0.148cm" svg:height="0.149cm" svg:x="1.511cm" svg:y="7.9cm" svg:viewBox="0 0 149 150" draw:points="0,0 0,150 149,150">
          <text:p/>
        </draw:polygon>
        <draw:polygon draw:style-name="gr4" draw:text-style-name="P3" draw:layer="layout" svg:width="0.074cm" svg:height="0.149cm" svg:x="1.808cm" svg:y="7.306cm" svg:viewBox="0 0 75 150" draw:points="0,150 75,76 0,0">
          <text:p/>
        </draw:polygon>
        <draw:polygon draw:style-name="gr4" draw:text-style-name="P3" draw:layer="layout" svg:width="0.057cm" svg:height="0.094cm" svg:x="1.214cm" svg:y="5.19cm" svg:viewBox="0 0 58 95" draw:points="36,0 0,37 58,95">
          <text:p/>
        </draw:polygon>
        <draw:polygon draw:style-name="gr4" draw:text-style-name="P3" draw:layer="layout" svg:width="0.07cm" svg:height="0.053cm" svg:x="1.362cm" svg:y="5.916cm" svg:viewBox="0 0 71 54" draw:points="55,0 0,54 71,54">
          <text:p/>
        </draw:polygon>
        <draw:polygon draw:style-name="gr4" draw:text-style-name="P3" draw:layer="layout" svg:width="0.148cm" svg:height="0.149cm" svg:x="1.511cm" svg:y="6.712cm" svg:viewBox="0 0 149 150" draw:points="149,0 0,0 149,150">
          <text:p/>
        </draw:polygon>
        <draw:polygon draw:style-name="gr5" draw:text-style-name="P3" draw:layer="layout" svg:width="0.018cm" svg:height="0.015cm" svg:x="1.065cm" svg:y="4.172cm" svg:viewBox="0 0 19 16" draw:points="16,0 0,16 19,16">
          <text:p/>
        </draw:polygon>
        <draw:polygon draw:style-name="gr6" draw:text-style-name="P2" draw:layer="layout" svg:width="0.018cm" svg:height="0.015cm" svg:x="1.065cm" svg:y="4.172cm" svg:viewBox="0 0 19 16" draw:points="16,0 0,16 19,16">
          <text:p/>
        </draw:polygon>
        <draw:polygon draw:style-name="gr5" draw:text-style-name="P3" draw:layer="layout" svg:width="0.149cm" svg:height="0.297cm" svg:x="1.065cm" svg:y="5.078cm" svg:viewBox="0 0 150 298" draw:points="0,298 150,150 0,0">
          <text:p/>
        </draw:polygon>
        <draw:polygon draw:style-name="gr6" draw:text-style-name="P2" draw:layer="layout" svg:width="0.149cm" svg:height="0.297cm" svg:x="1.065cm" svg:y="5.078cm" svg:viewBox="0 0 150 298" draw:points="0,298 150,150 0,0">
          <text:p/>
        </draw:polygon>
        <draw:polygon draw:style-name="gr4" draw:text-style-name="P3" draw:layer="layout" svg:width="0.148cm" svg:height="0.149cm" svg:x="1.214cm" svg:y="7.009cm" svg:viewBox="0 0 149 150" draw:points="149,0 0,0 149,150">
          <text:p/>
        </draw:polygon>
        <draw:polygon draw:style-name="gr4" draw:text-style-name="P3" draw:layer="layout" svg:width="0.149cm" svg:height="0.297cm" svg:x="1.659cm" svg:y="7.752cm" svg:viewBox="0 0 150 298" draw:points="150,149 0,0 0,298">
          <text:p/>
        </draw:polygon>
        <draw:polygon draw:style-name="gr4" draw:text-style-name="P3" draw:layer="layout" svg:width="0.112cm" svg:height="0.075cm" svg:x="1.808cm" svg:y="7.306cm" svg:viewBox="0 0 113 76" draw:points="97,0 0,0 75,76 113,36">
          <text:p/>
        </draw:polygon>
        <draw:polygon draw:style-name="gr5" draw:text-style-name="P3" draw:layer="layout" svg:width="0.138cm" svg:height="0.297cm" svg:x="1.065cm" svg:y="4.781cm" svg:viewBox="0 0 139 298" draw:points="135,135 0,0 0,298 139,161">
          <text:p/>
        </draw:polygon>
        <draw:polygon draw:style-name="gr6" draw:text-style-name="P2" draw:layer="layout" svg:width="0.138cm" svg:height="0.297cm" svg:x="1.065cm" svg:y="4.781cm" svg:viewBox="0 0 139 298" draw:points="135,135 0,0 0,298 139,161">
          <text:p/>
        </draw:polygon>
        <draw:polygon draw:style-name="gr4" draw:text-style-name="P3" draw:layer="layout" svg:width="0.075cm" svg:height="0.133cm" svg:x="1.362cm" svg:y="7.9cm" svg:viewBox="0 0 76 134" draw:points="17,134 76,75 0,0 0,93">
          <text:p/>
        </draw:polygon>
        <draw:polygon draw:style-name="gr4" draw:text-style-name="P3" draw:layer="layout" svg:width="0.072cm" svg:height="0.148cm" svg:x="2.105cm" svg:y="7.752cm" svg:viewBox="0 0 73 149" draw:points="30,0 0,0 0,149 73,77">
          <text:p/>
        </draw:polygon>
        <draw:polygon draw:style-name="gr4" draw:text-style-name="P3" draw:layer="layout" svg:width="0.089cm" svg:height="0.074cm" svg:x="1.422cm" svg:y="8.123cm" svg:viewBox="0 0 90 75" draw:points="26,75 90,75 15,0 0,15">
          <text:p/>
        </draw:polygon>
        <draw:polygon draw:style-name="gr4" draw:text-style-name="P3" draw:layer="layout" svg:width="0.148cm" svg:height="0.143cm" svg:x="1.214cm" svg:y="5.678cm" svg:viewBox="0 0 149 144" draw:points="144,0 0,144 149,144 149,23">
          <text:p/>
        </draw:polygon>
        <draw:polygon draw:style-name="gr4" draw:text-style-name="P3" draw:layer="layout" svg:width="0.036cm" svg:height="0.149cm" svg:x="1.214cm" svg:y="5.078cm" svg:viewBox="0 0 37 150" draw:points="15,0 0,0 0,150 37,113">
          <text:p/>
        </draw:polygon>
        <draw:polygon draw:style-name="gr4" draw:text-style-name="P3" draw:layer="layout" svg:width="0.118cm" svg:height="0.298cm" svg:x="1.362cm" svg:y="5.969cm" svg:viewBox="0 0 119 299" draw:points="95,96 0,0 0,299 119,181">
          <text:p/>
        </draw:polygon>
        <draw:polygon draw:style-name="gr4" draw:text-style-name="P3" draw:layer="layout" svg:width="0.149cm" svg:height="0.114cm" svg:x="1.956cm" svg:y="7.638cm" svg:viewBox="0 0 150 115" draw:points="115,0 0,115 150,115 150,63">
          <text:p/>
        </draw:polygon>
        <draw:polygon draw:style-name="gr5" draw:text-style-name="P3" draw:layer="layout" svg:width="0.149cm" svg:height="0.144cm" svg:x="1.659cm" svg:y="8.494cm" svg:viewBox="0 0 150 145" draw:points="6,145 150,0 0,0 0,135">
          <text:p/>
        </draw:polygon>
        <draw:polygon draw:style-name="gr6" draw:text-style-name="P2" draw:layer="layout" svg:width="0.149cm" svg:height="0.144cm" svg:x="1.659cm" svg:y="8.494cm" svg:viewBox="0 0 150 145" draw:points="6,145 150,0 0,0 0,135">
          <text:p/>
        </draw:polygon>
        <draw:polygon draw:style-name="gr4" draw:text-style-name="P3" draw:layer="layout" svg:width="0.126cm" svg:height="0.074cm" svg:x="1.385cm" svg:y="8.049cm" svg:viewBox="0 0 127 75" draw:points="16,39 52,75 127,0 0,0">
          <text:p/>
        </draw:polygon>
        <draw:polygon draw:style-name="gr4" draw:text-style-name="P3" draw:layer="layout" svg:width="0.054cm" svg:height="0.148cm" svg:x="1.362cm" svg:y="5.821cm" svg:viewBox="0 0 55 149" draw:points="30,0 0,0 0,149 55,96">
          <text:p/>
        </draw:polygon>
        <draw:polygon draw:style-name="gr4" draw:text-style-name="P3" draw:layer="layout" svg:width="0.141cm" svg:height="0.297cm" svg:x="1.221cm" svg:y="7.455cm" svg:viewBox="0 0 142 298" draw:points="8,165 142,298 142,0 0,142">
          <text:p/>
        </draw:polygon>
        <draw:polygon draw:style-name="gr4" draw:text-style-name="P3" draw:layer="layout" svg:width="0.097cm" svg:height="0.148cm" svg:x="1.562cm" svg:y="8.346cm" svg:viewBox="0 0 98 149" draw:points="27,149 98,149 98,0 0,99">
          <text:p/>
        </draw:polygon>
        <draw:polygon draw:style-name="gr4" draw:text-style-name="P3" draw:layer="layout" svg:width="0.041cm" svg:height="0.149cm" svg:x="1.659cm" svg:y="6.712cm" svg:viewBox="0 0 42 150" draw:points="3,0 0,0 0,150 42,109">
          <text:p/>
        </draw:polygon>
        <draw:polygon draw:style-name="gr5" draw:text-style-name="P3" draw:layer="layout" svg:width="0.149cm" svg:height="0.274cm" svg:x="1.065cm" svg:y="6.861cm" svg:viewBox="0 0 150 275" draw:points="23,275 150,149 0,0 0,183">
          <text:p/>
        </draw:polygon>
        <draw:polygon draw:style-name="gr6" draw:text-style-name="P2" draw:layer="layout" svg:width="0.149cm" svg:height="0.274cm" svg:x="1.065cm" svg:y="6.861cm" svg:viewBox="0 0 150 275" draw:points="23,275 150,149 0,0 0,183">
          <text:p/>
        </draw:polygon>
        <draw:polygon draw:style-name="gr4" draw:text-style-name="P3" draw:layer="layout" svg:width="0.125cm" svg:height="0.297cm" svg:x="1.659cm" svg:y="6.861cm" svg:viewBox="0 0 126 298" draw:points="96,94 0,0 0,298 126,173">
          <text:p/>
        </draw:polygon>
        <draw:polygon draw:style-name="gr4" draw:text-style-name="P3" draw:layer="layout" svg:width="0.148cm" svg:height="0.148cm" svg:x="2.254cm" svg:y="8.049cm" svg:viewBox="0 0 149 149" draw:points="64,0 0,0 149,149 149,126">
          <text:p/>
        </draw:polygon>
        <draw:polygon draw:style-name="gr4" draw:text-style-name="P3" draw:layer="layout" svg:width="0.149cm" svg:height="0.149cm" svg:x="2.105cm" svg:y="7.9cm" svg:viewBox="0 0 150 150" draw:points="118,0 0,0 150,150 150,52">
          <text:p/>
        </draw:polygon>
        <draw:polygon draw:style-name="gr4" draw:text-style-name="P3" draw:layer="layout" svg:width="0.075cm" svg:height="0.148cm" svg:x="1.214cm" svg:y="5.227cm" svg:viewBox="0 0 76 149" draw:points="58,58 0,0 0,149 76,149">
          <text:p/>
        </draw:polygon>
        <draw:polygon draw:style-name="gr4" draw:text-style-name="P3" draw:layer="layout" svg:width="0.149cm" svg:height="0.118cm" svg:x="1.362cm" svg:y="6.149cm" svg:viewBox="0 0 150 119" draw:points="119,0 0,119 150,119 150,106">
          <text:p/>
        </draw:polygon>
        <draw:polygon draw:style-name="gr4" draw:text-style-name="P3" draw:layer="layout" svg:width="0.133cm" svg:height="0.074cm" svg:x="1.378cm" svg:y="7.975cm" svg:viewBox="0 0 134 75" draw:points="7,75 134,75 60,0 0,59">
          <text:p/>
        </draw:polygon>
        <draw:polygon draw:style-name="gr4" draw:text-style-name="P3" draw:layer="layout" svg:width="0.12cm" svg:height="0.148cm" svg:x="1.094cm" svg:y="7.158cm" svg:viewBox="0 0 121 149" draw:points="12,42 121,149 121,0 0,0">
          <text:p/>
        </draw:polygon>
        <draw:polygon draw:style-name="gr4" draw:text-style-name="P3" draw:layer="layout" svg:width="0.065cm" svg:height="0.148cm" svg:x="1.808cm" svg:y="7.158cm" svg:viewBox="0 0 66 149" draw:points="29,0 0,0 0,149 66,84">
          <text:p/>
        </draw:polygon>
        <draw:polygon draw:style-name="gr4" draw:text-style-name="P3" draw:layer="layout" svg:width="0.149cm" svg:height="0.125cm" svg:x="1.659cm" svg:y="7.033cm" svg:viewBox="0 0 150 126" draw:points="126,0 0,126 150,126 150,57">
          <text:p/>
        </draw:polygon>
        <draw:polygon draw:style-name="gr4" draw:text-style-name="P3" draw:layer="layout" svg:width="0.098cm" svg:height="0.148cm" svg:x="1.511cm" svg:y="6.415cm" svg:viewBox="0 0 99 149" draw:points="76,76 0,0 0,149 99,149">
          <text:p/>
        </draw:polygon>
        <draw:polygon draw:style-name="gr4" draw:text-style-name="P3" draw:layer="layout" svg:width="0.136cm" svg:height="0.148cm" svg:x="2.402cm" svg:y="8.346cm" svg:viewBox="0 0 137 149" draw:points="128,0 0,0 0,149 137,12">
          <text:p/>
        </draw:polygon>
        <draw:polygon draw:style-name="gr4" draw:text-style-name="P3" draw:layer="layout" svg:width="0.037cm" svg:height="0.148cm" svg:x="1.511cm" svg:y="6.267cm" svg:viewBox="0 0 38 149" draw:points="3,0 0,0 0,149 38,112">
          <text:p/>
        </draw:polygon>
        <draw:polygon draw:style-name="gr5" draw:text-style-name="P3" draw:layer="layout" svg:width="0.094cm" svg:height="0.297cm" svg:x="1.065cm" svg:y="4.484cm" svg:viewBox="0 0 95 298" draw:points="75,74 0,0 0,298 95,205">
          <text:p/>
        </draw:polygon>
        <draw:polygon draw:style-name="gr6" draw:text-style-name="P2" draw:layer="layout" svg:width="0.094cm" svg:height="0.297cm" svg:x="1.065cm" svg:y="4.484cm" svg:viewBox="0 0 95 298" draw:points="75,74 0,0 0,298 95,205">
          <text:p/>
        </draw:polygon>
        <draw:polygon draw:style-name="gr4" draw:text-style-name="P3" draw:layer="layout" svg:width="0.127cm" svg:height="0.149cm" svg:x="2.402cm" svg:y="8.197cm" svg:viewBox="0 0 128 150" draw:points="67,68 0,0 0,150 128,150">
          <text:p/>
        </draw:polygon>
        <draw:polygon draw:style-name="gr5" draw:text-style-name="P3" draw:layer="layout" svg:width="0.143cm" svg:height="0.149cm" svg:x="1.665cm" svg:y="8.494cm" svg:viewBox="0 0 144 150" draw:points="3,150 144,150 144,0 0,145">
          <text:p/>
        </draw:polygon>
        <draw:polygon draw:style-name="gr6" draw:text-style-name="P2" draw:layer="layout" svg:width="0.143cm" svg:height="0.149cm" svg:x="1.665cm" svg:y="8.494cm" svg:viewBox="0 0 144 150" draw:points="3,150 144,150 144,0 0,145">
          <text:p/>
        </draw:polygon>
        <draw:polygon draw:style-name="gr4" draw:text-style-name="P3" draw:layer="layout" svg:width="0.087cm" svg:height="0.149cm" svg:x="1.214cm" svg:y="5.375cm" svg:viewBox="0 0 88 150" draw:points="76,0 0,0 0,150 88,62">
          <text:p/>
        </draw:polygon>
        <draw:polygon draw:style-name="gr4" draw:text-style-name="P3" draw:layer="layout" svg:width="0.074cm" svg:height="0.113cm" svg:x="1.882cm" svg:y="7.342cm" svg:viewBox="0 0 75 114" draw:points="39,0 0,39 75,114 75,75">
          <text:p/>
        </draw:polygon>
        <draw:polygon draw:style-name="gr5" draw:text-style-name="P3" draw:layer="layout" svg:width="0.149cm" svg:height="0.137cm" svg:x="1.065cm" svg:y="4.941cm" svg:viewBox="0 0 150 138" draw:points="139,0 0,138 150,138 150,58">
          <text:p/>
        </draw:polygon>
        <draw:polygon draw:style-name="gr6" draw:text-style-name="P2" draw:layer="layout" svg:width="0.149cm" svg:height="0.137cm" svg:x="1.065cm" svg:y="4.941cm" svg:viewBox="0 0 150 138" draw:points="139,0 0,138 150,138 150,58">
          <text:p/>
        </draw:polygon>
        <draw:polygon draw:style-name="gr4" draw:text-style-name="P3" draw:layer="layout" svg:width="0.11cm" svg:height="0.149cm" svg:x="1.511cm" svg:y="6.563cm" svg:viewBox="0 0 111 150" draw:points="99,0 0,0 0,150 111,40">
          <text:p/>
        </draw:polygon>
        <draw:polygon draw:style-name="gr4" draw:text-style-name="P3" draw:layer="layout" svg:width="0.143cm" svg:height="0.149cm" svg:x="1.214cm" svg:y="5.672cm" svg:viewBox="0 0 144 150" draw:points="143,0 0,0 0,150 144,6">
          <text:p/>
        </draw:polygon>
        <draw:polygon draw:style-name="gr4" draw:text-style-name="P3" draw:layer="layout" svg:width="0.114cm" svg:height="0.297cm" svg:x="1.956cm" svg:y="7.455cm" svg:viewBox="0 0 115 298" draw:points="41,40 0,0 0,298 115,184">
          <text:p/>
        </draw:polygon>
        <draw:polygon draw:style-name="gr5" draw:text-style-name="P3" draw:layer="layout" svg:width="0.054cm" svg:height="0.297cm" svg:x="1.065cm" svg:y="4.187cm" svg:viewBox="0 0 55 298" draw:points="22,21 0,0 0,298 55,245">
          <text:p/>
        </draw:polygon>
        <draw:polygon draw:style-name="gr6" draw:text-style-name="P2" draw:layer="layout" svg:width="0.054cm" svg:height="0.297cm" svg:x="1.065cm" svg:y="4.187cm" svg:viewBox="0 0 55 298" draw:points="22,21 0,0 0,298 55,245">
          <text:p/>
        </draw:polygon>
        <draw:polygon draw:style-name="gr5" draw:text-style-name="P3" draw:layer="layout" svg:width="0.121cm" svg:height="0.149cm" svg:x="2.551cm" svg:y="8.494cm" svg:viewBox="0 0 122 150" draw:points="99,0 0,0 0,150 122,29">
          <text:p/>
        </draw:polygon>
        <draw:polygon draw:style-name="gr6" draw:text-style-name="P2" draw:layer="layout" svg:width="0.121cm" svg:height="0.149cm" svg:x="2.551cm" svg:y="8.494cm" svg:viewBox="0 0 122 150" draw:points="99,0 0,0 0,150 122,29">
          <text:p/>
        </draw:polygon>
        <draw:polygon draw:style-name="gr4" draw:text-style-name="P3" draw:layer="layout" svg:width="0.142cm" svg:height="0.148cm" svg:x="1.214cm" svg:y="5.524cm" svg:viewBox="0 0 143 149" draw:points="141,141 0,0 0,149 143,149">
          <text:p/>
        </draw:polygon>
        <draw:polygon draw:style-name="gr4" draw:text-style-name="P3" draw:layer="layout" svg:width="0.148cm" svg:height="0.11cm" svg:x="1.511cm" svg:y="6.602cm" svg:viewBox="0 0 149 111" draw:points="111,0 0,111 149,111 149,107">
          <text:p/>
        </draw:polygon>
        <draw:polygon draw:style-name="gr4" draw:text-style-name="P3" draw:layer="layout" svg:width="0.148cm" svg:height="0.149cm" svg:x="1.511cm" svg:y="8.197cm" svg:viewBox="0 0 149 150" draw:points="4,150 149,150 0,0 0,141">
          <text:p/>
        </draw:polygon>
        <draw:polygon draw:style-name="gr4" draw:text-style-name="P3" draw:layer="layout" svg:width="0.126cm" svg:height="0.149cm" svg:x="1.088cm" svg:y="7.009cm" svg:viewBox="0 0 127 150" draw:points="6,150 127,150 127,0 0,127">
          <text:p/>
        </draw:polygon>
        <draw:polygon draw:style-name="gr4" draw:text-style-name="P3" draw:layer="layout" svg:width="0.149cm" svg:height="0.136cm" svg:x="2.402cm" svg:y="8.358cm" svg:viewBox="0 0 150 137" draw:points="137,0 0,137 150,137 150,16">
          <text:p/>
        </draw:polygon>
        <draw:polygon draw:style-name="gr4" draw:text-style-name="P3" draw:layer="layout" svg:width="0.148cm" svg:height="0.141cm" svg:x="1.214cm" svg:y="7.455cm" svg:viewBox="0 0 149 142" draw:points="7,142 149,0 0,0 0,118">
          <text:p/>
        </draw:polygon>
        <draw:polygon draw:style-name="gr4" draw:text-style-name="P3" draw:layer="layout" svg:width="0.066cm" svg:height="0.148cm" svg:x="1.296cm" svg:y="7.752cm" svg:viewBox="0 0 67 149" draw:points="31,149 67,149 67,0 0,67">
          <text:p/>
        </draw:polygon>
        <draw:polygon draw:style-name="gr4" draw:text-style-name="P3" draw:layer="layout" svg:width="0.063cm" svg:height="0.149cm" svg:x="1.151cm" svg:y="7.306cm" svg:viewBox="0 0 64 150" draw:points="27,150 64,150 64,0 0,64">
          <text:p/>
        </draw:polygon>
        <draw:polygon draw:style-name="gr5" draw:text-style-name="P3" draw:layer="layout" svg:width="0.148cm" svg:height="0.121cm" svg:x="2.551cm" svg:y="8.522cm" svg:viewBox="0 0 149 122" draw:points="122,0 0,122 149,122 149,32">
          <text:p/>
        </draw:polygon>
        <draw:polygon draw:style-name="gr6" draw:text-style-name="P2" draw:layer="layout" svg:width="0.148cm" svg:height="0.121cm" svg:x="2.551cm" svg:y="8.522cm" svg:viewBox="0 0 149 122" draw:points="122,0 0,122 149,122 149,32">
          <text:p/>
        </draw:polygon>
        <draw:polygon draw:style-name="gr7" draw:text-style-name="P4" draw:layer="layout" svg:width="0.148cm" svg:height="0.148cm" svg:x="1.214cm" svg:y="3.296cm" svg:viewBox="0 0 149 149" draw:points="0,0 0,149 149,0">
          <text:p/>
        </draw:polygon>
        <draw:polygon draw:style-name="gr8" draw:text-style-name="P4" draw:layer="layout" svg:width="0.149cm" svg:height="0.149cm" svg:x="1.065cm" svg:y="2.85cm" svg:viewBox="0 0 150 150" draw:points="150,150 150,0 0,150">
          <text:p/>
        </draw:polygon>
        <draw:polygon draw:style-name="gr9" draw:text-style-name="P2" draw:layer="layout" svg:width="0.149cm" svg:height="0.149cm" svg:x="1.065cm" svg:y="2.85cm" svg:viewBox="0 0 150 150" draw:points="150,150 150,0 0,150">
          <text:p/>
        </draw:polygon>
        <draw:polygon draw:style-name="gr7" draw:text-style-name="P4" draw:layer="layout" svg:width="0.027cm" svg:height="0.027cm" svg:x="1.659cm" svg:y="4.781cm" svg:viewBox="0 0 28 28" draw:points="21,0 0,0 28,28">
          <text:p/>
        </draw:polygon>
        <draw:polygon draw:style-name="gr7" draw:text-style-name="P4" draw:layer="layout" svg:width="0.148cm" svg:height="0.148cm" svg:x="1.214cm" svg:y="4.187cm" svg:viewBox="0 0 149 149" draw:points="0,0 0,149 149,0">
          <text:p/>
        </draw:polygon>
        <draw:polygon draw:style-name="gr7" draw:text-style-name="P4" draw:layer="layout" svg:width="0.073cm" svg:height="0.072cm" svg:x="1.362cm" svg:y="3.593cm" svg:viewBox="0 0 74 73" draw:points="61,0 0,0 74,73">
          <text:p/>
        </draw:polygon>
        <draw:polygon draw:style-name="gr7" draw:text-style-name="P4" draw:layer="layout" svg:width="0.149cm" svg:height="0.149cm" svg:x="1.362cm" svg:y="4.484cm" svg:viewBox="0 0 150 150" draw:points="150,150 150,0 0,0">
          <text:p/>
        </draw:polygon>
        <draw:polygon draw:style-name="gr7" draw:text-style-name="P4" draw:layer="layout" svg:width="0.297cm" svg:height="0.297cm" svg:x="2.551cm" svg:y="7.752cm" svg:viewBox="0 0 298 298" draw:points="0,0 0,298 298,298">
          <text:p/>
        </draw:polygon>
        <draw:polygon draw:style-name="gr8" draw:text-style-name="P4" draw:layer="layout" svg:width="0.297cm" svg:height="0.149cm" svg:x="1.065cm" svg:y="3.444cm" svg:viewBox="0 0 298 150" draw:points="149,0 0,150 298,150">
          <text:p/>
        </draw:polygon>
        <draw:polygon draw:style-name="gr9" draw:text-style-name="P2" draw:layer="layout" svg:width="0.297cm" svg:height="0.149cm" svg:x="1.065cm" svg:y="3.444cm" svg:viewBox="0 0 298 150" draw:points="149,0 0,150 298,150">
          <text:p/>
        </draw:polygon>
        <draw:polygon draw:style-name="gr7" draw:text-style-name="P4" draw:layer="layout" svg:width="0.02cm" svg:height="0.015cm" svg:x="1.659cm" svg:y="4.766cm" svg:viewBox="0 0 21 16" draw:points="16,0 0,16 21,16">
          <text:p/>
        </draw:polygon>
        <draw:polygon draw:style-name="gr7" draw:text-style-name="P4" draw:layer="layout" svg:width="0.297cm" svg:height="0.297cm" svg:x="2.254cm" svg:y="7.455cm" svg:viewBox="0 0 298 298" draw:points="298,298 298,0 0,0">
          <text:p/>
        </draw:polygon>
        <draw:polygon draw:style-name="gr7" draw:text-style-name="P4" draw:layer="layout" svg:width="0.021cm" svg:height="0.035cm" svg:x="2.551cm" svg:y="6.974cm" svg:viewBox="0 0 22 36" draw:points="0,0 0,36 22,36">
          <text:p/>
        </draw:polygon>
        <draw:polygon draw:style-name="gr7" draw:text-style-name="P4" draw:layer="layout" svg:width="0.297cm" svg:height="0.297cm" svg:x="2.551cm" svg:y="7.455cm" svg:viewBox="0 0 298 298" draw:points="0,298 298,298 298,0">
          <text:p/>
        </draw:polygon>
        <draw:polygon draw:style-name="gr7" draw:text-style-name="P4" draw:layer="layout" svg:width="0.148cm" svg:height="0.297cm" svg:x="2.848cm" svg:y="7.752cm" svg:viewBox="0 0 149 298" draw:points="149,149 0,0 0,298">
          <text:p/>
        </draw:polygon>
        <draw:polygon draw:style-name="gr7" draw:text-style-name="P4" draw:layer="layout" svg:width="0.032cm" svg:height="0.051cm" svg:x="2.222cm" svg:y="7.9cm" svg:viewBox="0 0 33 52" draw:points="33,52 33,0 0,0">
          <text:p/>
        </draw:polygon>
        <draw:polygon draw:style-name="gr7" draw:text-style-name="P4" draw:layer="layout" svg:width="0.149cm" svg:height="0.149cm" svg:x="1.362cm" svg:y="4.335cm" svg:viewBox="0 0 150 150" draw:points="150,150 150,0 0,150">
          <text:p/>
        </draw:polygon>
        <draw:polygon draw:style-name="gr7" draw:text-style-name="P4" draw:layer="layout" svg:width="0.027cm" svg:height="0.059cm" svg:x="2.672cm" svg:y="8.494cm" svg:viewBox="0 0 28 60" draw:points="28,60 28,0 0,29">
          <text:p/>
        </draw:polygon>
        <draw:polygon draw:style-name="gr7" draw:text-style-name="P4" draw:layer="layout" svg:width="0.12cm" svg:height="0.234cm" svg:x="3.442cm" svg:y="8.112cm" svg:viewBox="0 0 121 235" draw:points="0,0 0,235 121,114">
          <text:p/>
        </draw:polygon>
        <draw:polygon draw:style-name="gr8" draw:text-style-name="P4" draw:layer="layout" svg:width="0.02cm" svg:height="0.035cm" svg:x="4.036cm" svg:y="8.608cm" svg:viewBox="0 0 21 36" draw:points="0,0 0,36 21,15">
          <text:p/>
        </draw:polygon>
        <draw:polygon draw:style-name="gr9" draw:text-style-name="P2" draw:layer="layout" svg:width="0.02cm" svg:height="0.035cm" svg:x="4.036cm" svg:y="8.608cm" svg:viewBox="0 0 21 36" draw:points="0,0 0,36 21,15">
          <text:p/>
        </draw:polygon>
        <draw:polygon draw:style-name="gr7" draw:text-style-name="P4" draw:layer="layout" svg:width="0.297cm" svg:height="0.296cm" svg:x="1.659cm" svg:y="6.267cm" svg:viewBox="0 0 298 297" draw:points="0,297 298,297 0,0">
          <text:p/>
        </draw:polygon>
        <draw:polygon draw:style-name="gr7" draw:text-style-name="P4" draw:layer="layout" svg:width="0.073cm" svg:height="0.048cm" svg:x="2.254cm" svg:y="6.515cm" svg:viewBox="0 0 74 49" draw:points="49,0 0,49 74,49">
          <text:p/>
        </draw:polygon>
        <draw:polygon draw:style-name="gr7" draw:text-style-name="P4" draw:layer="layout" svg:width="0.148cm" svg:height="0.297cm" svg:x="1.511cm" svg:y="5.672cm" svg:viewBox="0 0 149 298" draw:points="0,150 149,298 149,0">
          <text:p/>
        </draw:polygon>
        <draw:polygon draw:style-name="gr7" draw:text-style-name="P4" draw:layer="layout" svg:width="0.133cm" svg:height="0.112cm" svg:x="1.229cm" svg:y="5.078cm" svg:viewBox="0 0 134 113" draw:points="21,113 134,0 0,0">
          <text:p/>
        </draw:polygon>
        <draw:polygon draw:style-name="gr7" draw:text-style-name="P4" draw:layer="layout" svg:width="0.148cm" svg:height="0.148cm" svg:x="3.145cm" svg:y="8.049cm" svg:viewBox="0 0 149 149" draw:points="149,149 149,0 0,0">
          <text:p/>
        </draw:polygon>
        <draw:polygon draw:style-name="gr7" draw:text-style-name="P4" draw:layer="layout" svg:width="0.085cm" svg:height="0.087cm" svg:x="3.293cm" svg:y="7.962cm" svg:viewBox="0 0 86 88" draw:points="0,0 0,88 86,88">
          <text:p/>
        </draw:polygon>
        <draw:polygon draw:style-name="gr8" draw:text-style-name="P4" draw:layer="layout" svg:width="0.149cm" svg:height="0.149cm" svg:x="1.065cm" svg:y="3.89cm" svg:viewBox="0 0 150 150" draw:points="0,150 150,150 0,0">
          <text:p/>
        </draw:polygon>
        <draw:polygon draw:style-name="gr9" draw:text-style-name="P2" draw:layer="layout" svg:width="0.149cm" svg:height="0.149cm" svg:x="1.065cm" svg:y="3.89cm" svg:viewBox="0 0 150 150" draw:points="0,150 150,150 0,0">
          <text:p/>
        </draw:polygon>
        <draw:polygon draw:style-name="gr7" draw:text-style-name="P4" draw:layer="layout" svg:width="0.148cm" svg:height="0.149cm" svg:x="1.214cm" svg:y="4.484cm" svg:viewBox="0 0 149 150" draw:points="0,0 0,150 149,0">
          <text:p/>
        </draw:polygon>
        <draw:polygon draw:style-name="gr7" draw:text-style-name="P4" draw:layer="layout" svg:width="0.148cm" svg:height="0.148cm" svg:x="1.214cm" svg:y="4.039cm" svg:viewBox="0 0 149 149" draw:points="0,0 0,149 149,149">
          <text:p/>
        </draw:polygon>
        <draw:polygon draw:style-name="gr7" draw:text-style-name="P4" draw:layer="layout" svg:width="0.149cm" svg:height="0.148cm" svg:x="1.956cm" svg:y="6.267cm" svg:viewBox="0 0 150 149" draw:points="150,149 150,0 0,0">
          <text:p/>
        </draw:polygon>
        <draw:polygon draw:style-name="gr7" draw:text-style-name="P4" draw:layer="layout" svg:width="0.148cm" svg:height="0.149cm" svg:x="1.214cm" svg:y="4.335cm" svg:viewBox="0 0 149 150" draw:points="0,0 0,150 149,150">
          <text:p/>
        </draw:polygon>
        <draw:polygon draw:style-name="gr7" draw:text-style-name="P4" draw:layer="layout" svg:width="0.031cm" svg:height="0.137cm" svg:x="1.48cm" svg:y="6.118cm" svg:viewBox="0 0 32 138" draw:points="32,138 32,0 0,31">
          <text:p/>
        </draw:polygon>
        <draw:polygon draw:style-name="gr7" draw:text-style-name="P4" draw:layer="layout" svg:width="0.297cm" svg:height="0.297cm" svg:x="2.254cm" svg:y="7.455cm" svg:viewBox="0 0 298 298" draw:points="0,298 298,298 0,0">
          <text:p/>
        </draw:polygon>
        <draw:polygon draw:style-name="gr8" draw:text-style-name="P4" draw:layer="layout" svg:width="0.149cm" svg:height="0.149cm" svg:x="1.065cm" svg:y="3.147cm" svg:viewBox="0 0 150 150" draw:points="150,150 150,0 0,150">
          <text:p/>
        </draw:polygon>
        <draw:polygon draw:style-name="gr9" draw:text-style-name="P2" draw:layer="layout" svg:width="0.149cm" svg:height="0.149cm" svg:x="1.065cm" svg:y="3.147cm" svg:viewBox="0 0 150 150" draw:points="150,150 150,0 0,150">
          <text:p/>
        </draw:polygon>
        <draw:polygon draw:style-name="gr7" draw:text-style-name="P4" draw:layer="layout" svg:width="0.177cm" svg:height="0.144cm" svg:x="1.362cm" svg:y="4.043cm" svg:viewBox="0 0 178 145" draw:points="146,0 0,145 178,145">
          <text:p/>
        </draw:polygon>
        <draw:polygon draw:style-name="gr7" draw:text-style-name="P4" draw:layer="layout" svg:width="0.073cm" svg:height="0.061cm" svg:x="1.289cm" svg:y="5.375cm" svg:viewBox="0 0 74 62" draw:points="12,62 74,0 0,0">
          <text:p/>
        </draw:polygon>
        <draw:polygon draw:style-name="gr7" draw:text-style-name="P4" draw:layer="layout" svg:width="0.149cm" svg:height="0.296cm" svg:x="1.956cm" svg:y="6.267cm" svg:viewBox="0 0 150 297" draw:points="150,149 0,0 0,297">
          <text:p/>
        </draw:polygon>
        <draw:polygon draw:style-name="gr7" draw:text-style-name="P4" draw:layer="layout" svg:width="0.148cm" svg:height="0.298cm" svg:x="1.808cm" svg:y="6.563cm" svg:viewBox="0 0 149 299" draw:points="0,150 149,299 149,0">
          <text:p/>
        </draw:polygon>
        <draw:polygon draw:style-name="gr7" draw:text-style-name="P4" draw:layer="layout" svg:width="0.149cm" svg:height="0.148cm" svg:x="2.105cm" svg:y="7.455cm" svg:viewBox="0 0 150 149" draw:points="0,0 0,149 150,0">
          <text:p/>
        </draw:polygon>
        <draw:polygon draw:style-name="gr7" draw:text-style-name="P4" draw:layer="layout" svg:width="0.035cm" svg:height="0.098cm" svg:x="2.07cm" svg:y="7.603cm" svg:viewBox="0 0 36 99" draw:points="36,99 36,0 0,36">
          <text:p/>
        </draw:polygon>
        <draw:polygon draw:style-name="gr8" draw:text-style-name="P4" draw:layer="layout" svg:width="0.149cm" svg:height="0.148cm" svg:x="1.065cm" svg:y="3.296cm" svg:viewBox="0 0 150 149" draw:points="150,149 150,0 0,0">
          <text:p/>
        </draw:polygon>
        <draw:polygon draw:style-name="gr9" draw:text-style-name="P2" draw:layer="layout" svg:width="0.149cm" svg:height="0.148cm" svg:x="1.065cm" svg:y="3.296cm" svg:viewBox="0 0 150 149" draw:points="150,149 150,0 0,0">
          <text:p/>
        </draw:polygon>
        <draw:polygon draw:style-name="gr7" draw:text-style-name="P4" draw:layer="layout" svg:width="0.14cm" svg:height="0.14cm" svg:x="1.808cm" svg:y="5.524cm" svg:viewBox="0 0 141 141" draw:points="93,0 0,0 141,141">
          <text:p/>
        </draw:polygon>
        <draw:polygon draw:style-name="gr7" draw:text-style-name="P4" draw:layer="layout" svg:width="0.022cm" svg:height="0.012cm" svg:x="2.529cm" svg:y="8.346cm" svg:viewBox="0 0 23 13" draw:points="10,13 23,0 0,0">
          <text:p/>
        </draw:polygon>
        <draw:polygon draw:style-name="gr7" draw:text-style-name="P4" draw:layer="layout" svg:width="0.297cm" svg:height="0.149cm" svg:x="3.145cm" svg:y="8.197cm" svg:viewBox="0 0 298 150" draw:points="298,150 148,0 0,150">
          <text:p/>
        </draw:polygon>
        <draw:polygon draw:style-name="gr7" draw:text-style-name="P4" draw:layer="layout" svg:width="0.149cm" svg:height="0.297cm" svg:x="1.362cm" svg:y="4.187cm" svg:viewBox="0 0 150 298" draw:points="0,298 150,149 0,0">
          <text:p/>
        </draw:polygon>
        <draw:polygon draw:style-name="gr7" draw:text-style-name="P4" draw:layer="layout" svg:width="0.085cm" svg:height="0.125cm" svg:x="2.317cm" svg:y="8.049cm" svg:viewBox="0 0 86 126" draw:points="86,126 86,0 0,0">
          <text:p/>
        </draw:polygon>
        <draw:polygon draw:style-name="gr7" draw:text-style-name="P4" draw:layer="layout" svg:width="0.149cm" svg:height="0.149cm" svg:x="2.402cm" svg:y="7.009cm" svg:viewBox="0 0 150 150" draw:points="150,0 0,0 150,150">
          <text:p/>
        </draw:polygon>
        <draw:polygon draw:style-name="gr7" draw:text-style-name="P4" draw:layer="layout" svg:width="0.148cm" svg:height="0.148cm" svg:x="2.254cm" svg:y="6.861cm" svg:viewBox="0 0 149 149" draw:points="149,149 149,0 0,0">
          <text:p/>
        </draw:polygon>
        <draw:polygon draw:style-name="gr7" draw:text-style-name="P4" draw:layer="layout" svg:width="0.148cm" svg:height="0.297cm" svg:x="2.254cm" svg:y="6.861cm" svg:viewBox="0 0 149 298" draw:points="0,298 149,149 0,0">
          <text:p/>
        </draw:polygon>
        <draw:polygon draw:style-name="gr7" draw:text-style-name="P4" draw:layer="layout" svg:width="0.008cm" svg:height="0.064cm" svg:x="1.214cm" svg:y="2.192cm" svg:viewBox="0 0 9 65" draw:points="0,0 0,65 9,58">
          <text:p/>
        </draw:polygon>
        <draw:polygon draw:style-name="gr8" draw:text-style-name="P4" draw:layer="layout" svg:width="0.008cm" svg:height="0.008cm" svg:x="1.065cm" svg:y="0.764cm" svg:viewBox="0 0 9 9" draw:points="8,0 0,9 9,9">
          <text:p/>
        </draw:polygon>
        <draw:polygon draw:style-name="gr9" draw:text-style-name="P2" draw:layer="layout" svg:width="0.008cm" svg:height="0.008cm" svg:x="1.065cm" svg:y="0.764cm" svg:viewBox="0 0 9 9" draw:points="8,0 0,9 9,9">
          <text:p/>
        </draw:polygon>
        <draw:polygon draw:style-name="gr7" draw:text-style-name="P4" draw:layer="layout" svg:width="0.148cm" svg:height="0.297cm" svg:x="1.511cm" svg:y="5.375cm" svg:viewBox="0 0 149 298" draw:points="149,0 0,150 149,298">
          <text:p/>
        </draw:polygon>
        <draw:polygon draw:style-name="gr7" draw:text-style-name="P4" draw:layer="layout" svg:width="0.114cm" svg:height="0.095cm" svg:x="1.362cm" svg:y="3.795cm" svg:viewBox="0 0 115 96" draw:points="96,0 0,96 115,96">
          <text:p/>
        </draw:polygon>
        <draw:polygon draw:style-name="gr7" draw:text-style-name="P4" draw:layer="layout" svg:width="0.148cm" svg:height="0.297cm" svg:x="1.511cm" svg:y="4.781cm" svg:viewBox="0 0 149 298" draw:points="149,0 0,150 149,298">
          <text:p/>
        </draw:polygon>
        <draw:polygon draw:style-name="gr7" draw:text-style-name="P4" draw:layer="layout" svg:width="0.148cm" svg:height="0.148cm" svg:x="2.551cm" svg:y="7.158cm" svg:viewBox="0 0 149 149" draw:points="0,149 149,149 0,0">
          <text:p/>
        </draw:polygon>
        <draw:polygon draw:style-name="gr7" draw:text-style-name="P4" draw:layer="layout" svg:width="0.011cm" svg:height="0.029cm" svg:x="2.848cm" svg:y="7.426cm" svg:viewBox="0 0 12 30" draw:points="0,0 0,30 12,18">
          <text:p/>
        </draw:polygon>
        <draw:polygon draw:style-name="gr7" draw:text-style-name="P4" draw:layer="layout" svg:width="0.297cm" svg:height="0.149cm" svg:x="2.551cm" svg:y="7.306cm" svg:viewBox="0 0 298 150" draw:points="148,0 0,150 298,150">
          <text:p/>
        </draw:polygon>
        <draw:polygon draw:style-name="gr7" draw:text-style-name="P4" draw:layer="layout" svg:width="0.149cm" svg:height="0.149cm" svg:x="1.362cm" svg:y="4.781cm" svg:viewBox="0 0 150 150" draw:points="0,150 150,150 0,0">
          <text:p/>
        </draw:polygon>
        <draw:polygon draw:style-name="gr7" draw:text-style-name="P4" draw:layer="layout" svg:width="0.298cm" svg:height="0.148cm" svg:x="1.956cm" svg:y="7.158cm" svg:viewBox="0 0 299 149" draw:points="149,149 299,0 0,0">
          <text:p/>
        </draw:polygon>
        <draw:polygon draw:style-name="gr7" draw:text-style-name="P4" draw:layer="layout" svg:width="0.038cm" svg:height="0.094cm" svg:x="2.699cm" svg:y="7.212cm" svg:viewBox="0 0 39 95" draw:points="0,0 0,95 39,57">
          <text:p/>
        </draw:polygon>
        <draw:polygon draw:style-name="gr8" draw:text-style-name="P4" draw:layer="layout" svg:width="0.023cm" svg:height="0.023cm" svg:x="1.065cm" svg:y="0.919cm" svg:viewBox="0 0 24 24" draw:points="21,0 0,0 24,24">
          <text:p/>
        </draw:polygon>
        <draw:polygon draw:style-name="gr9" draw:text-style-name="P2" draw:layer="layout" svg:width="0.023cm" svg:height="0.023cm" svg:x="1.065cm" svg:y="0.919cm" svg:viewBox="0 0 24 24" draw:points="21,0 0,0 24,24">
          <text:p/>
        </draw:polygon>
        <draw:polygon draw:style-name="gr8" draw:text-style-name="P4" draw:layer="layout" svg:width="0.147cm" svg:height="0.264cm" svg:x="3.739cm" svg:y="8.379cm" svg:viewBox="0 0 148 265" draw:points="0,0 0,265 148,117">
          <text:p/>
        </draw:polygon>
        <draw:polygon draw:style-name="gr9" draw:text-style-name="P2" draw:layer="layout" svg:width="0.147cm" svg:height="0.264cm" svg:x="3.739cm" svg:y="8.379cm" svg:viewBox="0 0 148 265" draw:points="0,0 0,265 148,117">
          <text:p/>
        </draw:polygon>
        <draw:polygon draw:style-name="gr7" draw:text-style-name="P4" draw:layer="layout" svg:width="0.149cm" svg:height="0.149cm" svg:x="1.362cm" svg:y="5.375cm" svg:viewBox="0 0 150 150" draw:points="0,150 150,150 0,0">
          <text:p/>
        </draw:polygon>
        <draw:polygon draw:style-name="gr7" draw:text-style-name="P4" draw:layer="layout" svg:width="0.297cm" svg:height="0.298cm" svg:x="1.659cm" svg:y="5.969cm" svg:viewBox="0 0 298 299" draw:points="298,299 298,0 0,299">
          <text:p/>
        </draw:polygon>
        <draw:polygon draw:style-name="gr8" draw:text-style-name="P4" draw:layer="layout" svg:width="0.003cm" svg:height="0.001cm" svg:x="1.065cm" svg:y="0.697cm" svg:viewBox="0 0 4 2" draw:points="4,0 0,0 4,2">
          <text:p/>
        </draw:polygon>
        <draw:polygon draw:style-name="gr9" draw:text-style-name="P2" draw:layer="layout" svg:width="0.003cm" svg:height="0.001cm" svg:x="1.065cm" svg:y="0.697cm" svg:viewBox="0 0 4 2" draw:points="4,0 0,0 4,2">
          <text:p/>
        </draw:polygon>
        <draw:polygon draw:style-name="gr7" draw:text-style-name="P4" draw:layer="layout" svg:width="0.038cm" svg:height="0.145cm" svg:x="1.621cm" svg:y="6.563cm" svg:viewBox="0 0 39 146" draw:points="39,146 39,0 0,39">
          <text:p/>
        </draw:polygon>
        <draw:polygon draw:style-name="gr7" draw:text-style-name="P4" draw:layer="layout" svg:width="0.078cm" svg:height="0.127cm" svg:x="1.511cm" svg:y="4.287cm" svg:viewBox="0 0 79 128" draw:points="49,0 0,48 79,128">
          <text:p/>
        </draw:polygon>
        <draw:polygon draw:style-name="gr7" draw:text-style-name="P4" draw:layer="layout" svg:width="0.297cm" svg:height="0.298cm" svg:x="1.659cm" svg:y="5.969cm" svg:viewBox="0 0 298 299" draw:points="298,0 0,0 0,299">
          <text:p/>
        </draw:polygon>
        <draw:polygon draw:style-name="gr7" draw:text-style-name="P4" draw:layer="layout" svg:width="0.108cm" svg:height="0.075cm" svg:x="1.956cm" svg:y="5.894cm" svg:viewBox="0 0 109 76" draw:points="77,0 0,76 109,76">
          <text:p/>
        </draw:polygon>
        <draw:polygon draw:style-name="gr7" draw:text-style-name="P4" draw:layer="layout" svg:width="0.297cm" svg:height="0.148cm" svg:x="1.362cm" svg:y="5.524cm" svg:viewBox="0 0 298 149" draw:points="149,0 0,149 298,149">
          <text:p/>
        </draw:polygon>
        <draw:polygon draw:style-name="gr7" draw:text-style-name="P4" draw:layer="layout" svg:width="0.149cm" svg:height="0.148cm" svg:x="1.659cm" svg:y="5.524cm" svg:viewBox="0 0 150 149" draw:points="150,149 150,0 0,149">
          <text:p/>
        </draw:polygon>
        <draw:polygon draw:style-name="gr7" draw:text-style-name="P4" draw:layer="layout" svg:width="0.082cm" svg:height="0.082cm" svg:x="2.469cm" svg:y="8.264cm" svg:viewBox="0 0 83 83" draw:points="61,83 83,83 0,0">
          <text:p/>
        </draw:polygon>
        <draw:polygon draw:style-name="gr8" draw:text-style-name="P4" draw:layer="layout" svg:width="0.008cm" svg:height="0.008cm" svg:x="1.065cm" svg:y="0.771cm" svg:viewBox="0 0 9 9" draw:points="9,0 0,0 9,9">
          <text:p/>
        </draw:polygon>
        <draw:polygon draw:style-name="gr9" draw:text-style-name="P2" draw:layer="layout" svg:width="0.008cm" svg:height="0.008cm" svg:x="1.065cm" svg:y="0.771cm" svg:viewBox="0 0 9 9" draw:points="9,0 0,0 9,9">
          <text:p/>
        </draw:polygon>
        <draw:polygon draw:style-name="gr8" draw:text-style-name="P4" draw:layer="layout" svg:width="0.149cm" svg:height="0.149cm" svg:x="1.065cm" svg:y="2.553cm" svg:viewBox="0 0 150 150" draw:points="150,150 150,0 0,150">
          <text:p/>
        </draw:polygon>
        <draw:polygon draw:style-name="gr9" draw:text-style-name="P2" draw:layer="layout" svg:width="0.149cm" svg:height="0.149cm" svg:x="1.065cm" svg:y="2.553cm" svg:viewBox="0 0 150 150" draw:points="150,150 150,0 0,150">
          <text:p/>
        </draw:polygon>
        <draw:polygon draw:style-name="gr8" draw:text-style-name="P4" draw:layer="layout" svg:width="0.075cm" svg:height="0.067cm" svg:x="1.065cm" svg:y="1.446cm" svg:viewBox="0 0 76 68" draw:points="69,0 0,68 76,68">
          <text:p/>
        </draw:polygon>
        <draw:polygon draw:style-name="gr9" draw:text-style-name="P2" draw:layer="layout" svg:width="0.075cm" svg:height="0.067cm" svg:x="1.065cm" svg:y="1.446cm" svg:viewBox="0 0 76 68" draw:points="69,0 0,68 76,68">
          <text:p/>
        </draw:polygon>
        <draw:polygon draw:style-name="gr7" draw:text-style-name="P4" draw:layer="layout" svg:width="0.074cm" svg:height="0.149cm" svg:x="3.145cm" svg:y="7.9cm" svg:viewBox="0 0 75 150" draw:points="75,76 0,0 0,150">
          <text:p/>
        </draw:polygon>
        <draw:polygon draw:style-name="gr7" draw:text-style-name="P4" draw:layer="layout" svg:width="0.297cm" svg:height="0.149cm" svg:x="1.362cm" svg:y="4.781cm" svg:viewBox="0 0 298 150" draw:points="149,150 298,0 0,0">
          <text:p/>
        </draw:polygon>
        <draw:polygon draw:style-name="gr7" draw:text-style-name="P4" draw:layer="layout" svg:width="0.297cm" svg:height="0.149cm" svg:x="2.848cm" svg:y="8.197cm" svg:viewBox="0 0 298 150" draw:points="148,0 0,150 298,150">
          <text:p/>
        </draw:polygon>
        <draw:polygon draw:style-name="gr7" draw:text-style-name="P4" draw:layer="layout" svg:width="0.148cm" svg:height="0.148cm" svg:x="2.848cm" svg:y="7.752cm" svg:viewBox="0 0 149 149" draw:points="149,149 149,0 0,0">
          <text:p/>
        </draw:polygon>
        <draw:polygon draw:style-name="gr7" draw:text-style-name="P4" draw:layer="layout" svg:width="0.108cm" svg:height="0.131cm" svg:x="2.996cm" svg:y="7.621cm" svg:viewBox="0 0 109 132" draw:points="0,0 0,132 109,132">
          <text:p/>
        </draw:polygon>
        <draw:polygon draw:style-name="gr7" draw:text-style-name="P4" draw:layer="layout" svg:width="0.149cm" svg:height="0.297cm" svg:x="1.659cm" svg:y="5.672cm" svg:viewBox="0 0 150 298" draw:points="0,298 150,150 0,0">
          <text:p/>
        </draw:polygon>
        <draw:polygon draw:style-name="gr7" draw:text-style-name="P4" draw:layer="layout" svg:width="0.148cm" svg:height="0.148cm" svg:x="1.808cm" svg:y="5.821cm" svg:viewBox="0 0 149 149" draw:points="149,0 0,0 149,149">
          <text:p/>
        </draw:polygon>
        <draw:polygon draw:style-name="gr7" draw:text-style-name="P4" draw:layer="layout" svg:width="0.297cm" svg:height="0.149cm" svg:x="1.659cm" svg:y="6.563cm" svg:viewBox="0 0 298 150" draw:points="0,0 149,150 298,0">
          <text:p/>
        </draw:polygon>
        <draw:polygon draw:style-name="gr7" draw:text-style-name="P4" draw:layer="layout" svg:width="0.148cm" svg:height="0.297cm" svg:x="2.848cm" svg:y="8.049cm" svg:viewBox="0 0 149 298" draw:points="0,298 149,149 0,0">
          <text:p/>
        </draw:polygon>
        <draw:polygon draw:style-name="gr7" draw:text-style-name="P4" draw:layer="layout" svg:width="0.009cm" svg:height="0.008cm" svg:x="1.362cm" svg:y="3.296cm" svg:viewBox="0 0 10 9" draw:points="8,0 0,0 10,9">
          <text:p/>
        </draw:polygon>
        <draw:polygon draw:style-name="gr7" draw:text-style-name="P4" draw:layer="layout" svg:width="0cm" svg:height="0.001cm" svg:x="2.402cm" svg:y="6.71cm" svg:viewBox="0 0 1 2" draw:points="0,0 0,2 1,1">
          <text:p/>
        </draw:polygon>
        <draw:polygon draw:style-name="gr8" draw:text-style-name="P4" draw:layer="layout" svg:width="0.106cm" svg:height="0.096cm" svg:x="1.065cm" svg:y="1.715cm" svg:viewBox="0 0 107 97" draw:points="96,0 0,97 107,97">
          <text:p/>
        </draw:polygon>
        <draw:polygon draw:style-name="gr9" draw:text-style-name="P2" draw:layer="layout" svg:width="0.106cm" svg:height="0.096cm" svg:x="1.065cm" svg:y="1.715cm" svg:viewBox="0 0 107 97" draw:points="96,0 0,97 107,97">
          <text:p/>
        </draw:polygon>
        <draw:polygon draw:style-name="gr7" draw:text-style-name="P4" draw:layer="layout" svg:width="0.021cm" svg:height="0.012cm" svg:x="2.848cm" svg:y="7.443cm" svg:viewBox="0 0 22 13" draw:points="12,0 0,13 22,13">
          <text:p/>
        </draw:polygon>
        <draw:polygon draw:style-name="gr7" draw:text-style-name="P4" draw:layer="layout" svg:width="0.046cm" svg:height="0.04cm" svg:x="1.214cm" svg:y="2.513cm" svg:viewBox="0 0 47 41" draw:points="41,0 0,41 47,41">
          <text:p/>
        </draw:polygon>
        <draw:polygon draw:style-name="gr7" draw:text-style-name="P4" draw:layer="layout" svg:width="0.007cm" svg:height="0.042cm" svg:x="1.362cm" svg:y="3.254cm" svg:viewBox="0 0 8 43" draw:points="0,0 0,43 8,37">
          <text:p/>
        </draw:polygon>
        <draw:polygon draw:style-name="gr7" draw:text-style-name="P4" draw:layer="layout" svg:width="0.148cm" svg:height="0.148cm" svg:x="2.848cm" svg:y="8.049cm" svg:viewBox="0 0 149 149" draw:points="149,149 149,0 0,0">
          <text:p/>
        </draw:polygon>
        <draw:polygon draw:style-name="gr7" draw:text-style-name="P4" draw:layer="layout" svg:width="0.149cm" svg:height="0.297cm" svg:x="2.996cm" svg:y="8.049cm" svg:viewBox="0 0 150 298" draw:points="150,0 0,149 150,298">
          <text:p/>
        </draw:polygon>
        <draw:polygon draw:style-name="gr7" draw:text-style-name="P4" draw:layer="layout" svg:width="0.148cm" svg:height="0.149cm" svg:x="2.254cm" svg:y="6.712cm" svg:viewBox="0 0 149 150" draw:points="149,150 149,0 0,150">
          <text:p/>
        </draw:polygon>
        <draw:polygon draw:style-name="gr7" draw:text-style-name="P4" draw:layer="layout" svg:width="0.076cm" svg:height="0.149cm" svg:x="3.07cm" svg:y="7.9cm" svg:viewBox="0 0 77 150" draw:points="77,0 0,76 77,150">
          <text:p/>
        </draw:polygon>
        <draw:polygon draw:style-name="gr7" draw:text-style-name="P4" draw:layer="layout" svg:width="0.131cm" svg:height="0.113cm" svg:x="1.214cm" svg:y="3.034cm" svg:viewBox="0 0 132 114" draw:points="115,0 0,114 132,114">
          <text:p/>
        </draw:polygon>
        <draw:polygon draw:style-name="gr7" draw:text-style-name="P4" draw:layer="layout" svg:width="0.001cm" svg:height="0.004cm" svg:x="2.254cm" svg:y="6.412cm" svg:viewBox="0 0 2 5" draw:points="0,0 0,5 2,5">
          <text:p/>
        </draw:polygon>
        <draw:polygon draw:style-name="gr7" draw:text-style-name="P4" draw:layer="layout" svg:width="0.149cm" svg:height="0.074cm" svg:x="2.996cm" svg:y="7.975cm" svg:viewBox="0 0 150 75" draw:points="75,0 0,75 150,75">
          <text:p/>
        </draw:polygon>
        <draw:polygon draw:style-name="gr8" draw:text-style-name="P4" draw:layer="layout" svg:width="0.148cm" svg:height="0.297cm" svg:x="3.442cm" svg:y="8.346cm" svg:viewBox="0 0 149 298" draw:points="149,149 0,0 0,298">
          <text:p/>
        </draw:polygon>
        <draw:polygon draw:style-name="gr9" draw:text-style-name="P2" draw:layer="layout" svg:width="0.148cm" svg:height="0.297cm" svg:x="3.442cm" svg:y="8.346cm" svg:viewBox="0 0 149 298" draw:points="149,149 0,0 0,298">
          <text:p/>
        </draw:polygon>
        <draw:polygon draw:style-name="gr7" draw:text-style-name="P4" draw:layer="layout" svg:width="0.297cm" svg:height="0.148cm" svg:x="2.254cm" svg:y="7.752cm" svg:viewBox="0 0 298 149" draw:points="0,0 148,149 298,0">
          <text:p/>
        </draw:polygon>
        <draw:polygon draw:style-name="gr7" draw:text-style-name="P4" draw:layer="layout" svg:width="0.024cm" svg:height="0.081cm" svg:x="1.784cm" svg:y="7.009cm" svg:viewBox="0 0 25 82" draw:points="25,82 25,0 0,24">
          <text:p/>
        </draw:polygon>
        <draw:polygon draw:style-name="gr7" draw:text-style-name="P4" draw:layer="layout" svg:width="0.054cm" svg:height="0.078cm" svg:x="1.754cm" svg:y="6.955cm" svg:viewBox="0 0 55 79" draw:points="31,79 55,55 0,0">
          <text:p/>
        </draw:polygon>
        <draw:polygon draw:style-name="gr7" draw:text-style-name="P4" draw:layer="layout" svg:width="0.148cm" svg:height="0.297cm" svg:x="1.808cm" svg:y="6.861cm" svg:viewBox="0 0 149 298" draw:points="149,0 0,149 149,298">
          <text:p/>
        </draw:polygon>
        <draw:polygon draw:style-name="gr7" draw:text-style-name="P4" draw:layer="layout" svg:width="0.148cm" svg:height="0.297cm" svg:x="1.214cm" svg:y="3.89cm" svg:viewBox="0 0 149 298" draw:points="149,0 0,150 149,298">
          <text:p/>
        </draw:polygon>
        <draw:polygon draw:style-name="gr7" draw:text-style-name="P4" draw:layer="layout" svg:width="0.149cm" svg:height="0.148cm" svg:x="2.105cm" svg:y="6.415cm" svg:viewBox="0 0 150 149" draw:points="150,0 0,0 150,149">
          <text:p/>
        </draw:polygon>
        <draw:polygon draw:style-name="gr7" draw:text-style-name="P4" draw:layer="layout" svg:width="0.149cm" svg:height="0.297cm" svg:x="2.105cm" svg:y="7.158cm" svg:viewBox="0 0 150 298" draw:points="150,0 0,149 150,298">
          <text:p/>
        </draw:polygon>
        <draw:polygon draw:style-name="gr8" draw:text-style-name="P4" draw:layer="layout" svg:width="0.138cm" svg:height="0.138cm" svg:x="3.898cm" svg:y="8.505cm" svg:viewBox="0 0 139 139" draw:points="0,0 139,139 139,104">
          <text:p/>
        </draw:polygon>
        <draw:polygon draw:style-name="gr9" draw:text-style-name="P2" draw:layer="layout" svg:width="0.138cm" svg:height="0.138cm" svg:x="3.898cm" svg:y="8.505cm" svg:viewBox="0 0 139 139" draw:points="0,0 139,139 139,104">
          <text:p/>
        </draw:polygon>
        <draw:polygon draw:style-name="gr7" draw:text-style-name="P4" draw:layer="layout" svg:width="0.148cm" svg:height="0.297cm" svg:x="2.254cm" svg:y="7.158cm" svg:viewBox="0 0 149 298" draw:points="149,149 0,0 0,298">
          <text:p/>
        </draw:polygon>
        <draw:polygon draw:style-name="gr7" draw:text-style-name="P4" draw:layer="layout" svg:width="0.297cm" svg:height="0.148cm" svg:x="1.659cm" svg:y="5.821cm" svg:viewBox="0 0 298 149" draw:points="149,0 0,149 298,149">
          <text:p/>
        </draw:polygon>
        <draw:polygon draw:style-name="gr7" draw:text-style-name="P4" draw:layer="layout" svg:width="0.149cm" svg:height="0.148cm" svg:x="1.956cm" svg:y="7.158cm" svg:viewBox="0 0 150 149" draw:points="0,149 150,149 0,0">
          <text:p/>
        </draw:polygon>
        <draw:polygon draw:style-name="gr7" draw:text-style-name="P4" draw:layer="layout" svg:width="0.148cm" svg:height="0.298cm" svg:x="2.254cm" svg:y="6.563cm" svg:viewBox="0 0 149 299" draw:points="149,150 0,0 0,299">
          <text:p/>
        </draw:polygon>
        <draw:polygon draw:style-name="gr7" draw:text-style-name="P4" draw:layer="layout" svg:width="0.297cm" svg:height="0.149cm" svg:x="1.362cm" svg:y="5.672cm" svg:viewBox="0 0 298 150" draw:points="0,0 149,150 298,0">
          <text:p/>
        </draw:polygon>
        <draw:polygon draw:style-name="gr7" draw:text-style-name="P4" draw:layer="layout" svg:width="0.149cm" svg:height="0.149cm" svg:x="2.105cm" svg:y="7.306cm" svg:viewBox="0 0 150 150" draw:points="0,0 0,150 150,150">
          <text:p/>
        </draw:polygon>
        <draw:polygon draw:style-name="gr7" draw:text-style-name="P4" draw:layer="layout" svg:width="0.297cm" svg:height="0.149cm" svg:x="2.254cm" svg:y="7.009cm" svg:viewBox="0 0 298 150" draw:points="148,0 0,150 298,150">
          <text:p/>
        </draw:polygon>
        <draw:polygon draw:style-name="gr7" draw:text-style-name="P4" draw:layer="layout" svg:width="0.149cm" svg:height="0.149cm" svg:x="1.956cm" svg:y="6.118cm" svg:viewBox="0 0 150 150" draw:points="150,150 150,0 0,150">
          <text:p/>
        </draw:polygon>
        <draw:polygon draw:style-name="gr7" draw:text-style-name="P4" draw:layer="layout" svg:width="0.297cm" svg:height="0.148cm" svg:x="1.362cm" svg:y="4.93cm" svg:viewBox="0 0 298 149" draw:points="149,0 0,149 298,149">
          <text:p/>
        </draw:polygon>
        <draw:polygon draw:style-name="gr7" draw:text-style-name="P4" draw:layer="layout" svg:width="0.298cm" svg:height="0.297cm" svg:x="1.956cm" svg:y="6.861cm" svg:viewBox="0 0 299 298" draw:points="0,298 299,298 299,0">
          <text:p/>
        </draw:polygon>
        <draw:polygon draw:style-name="gr7" draw:text-style-name="P4" draw:layer="layout" svg:width="0.074cm" svg:height="0.149cm" svg:x="2.996cm" svg:y="7.9cm" svg:viewBox="0 0 75 150" draw:points="0,150 75,76 0,0">
          <text:p/>
        </draw:polygon>
        <draw:polygon draw:style-name="gr7" draw:text-style-name="P4" draw:layer="layout" svg:width="0.297cm" svg:height="0.296cm" svg:x="1.659cm" svg:y="6.267cm" svg:viewBox="0 0 298 297" draw:points="298,297 298,0 0,0">
          <text:p/>
        </draw:polygon>
        <draw:polygon draw:style-name="gr7" draw:text-style-name="P4" draw:layer="layout" svg:width="0.015cm" svg:height="0.026cm" svg:x="1.199cm" svg:y="4.915cm" svg:viewBox="0 0 16 27" draw:points="4,27 16,15 0,0">
          <text:p/>
        </draw:polygon>
        <draw:polygon draw:style-name="gr7" draw:text-style-name="P4" draw:layer="layout" svg:width="0.064cm" svg:height="0.037cm" svg:x="2.699cm" svg:y="7.269cm" svg:viewBox="0 0 65 38" draw:points="38,0 0,38 65,38">
          <text:p/>
        </draw:polygon>
        <draw:polygon draw:style-name="gr7" draw:text-style-name="P4" draw:layer="layout" svg:width="0.049cm" svg:height="0.133cm" svg:x="1.956cm" svg:y="5.688cm" svg:viewBox="0 0 50 134" draw:points="0,0 0,134 50,134">
          <text:p/>
        </draw:polygon>
        <draw:polygon draw:style-name="gr7" draw:text-style-name="P4" draw:layer="layout" svg:width="0.092cm" svg:height="0.068cm" svg:x="1.808cm" svg:y="5.456cm" svg:viewBox="0 0 93 69" draw:points="69,0 0,69 93,69">
          <text:p/>
        </draw:polygon>
        <draw:polygon draw:style-name="gr7" draw:text-style-name="P4" draw:layer="layout" svg:width="0.011cm" svg:height="0.069cm" svg:x="1.203cm" svg:y="4.93cm" svg:viewBox="0 0 12 70" draw:points="12,70 12,0 0,12">
          <text:p/>
        </draw:polygon>
        <draw:polygon draw:style-name="gr7" draw:text-style-name="P4" draw:layer="layout" svg:width="0.143cm" svg:height="0.143cm" svg:x="1.362cm" svg:y="3.89cm" svg:viewBox="0 0 144 144" draw:points="114,0 0,0 144,144">
          <text:p/>
        </draw:polygon>
        <draw:polygon draw:style-name="gr8" draw:text-style-name="P4" draw:layer="layout" svg:width="0.05cm" svg:height="0.02cm" svg:x="4.036cm" svg:y="8.623cm" svg:viewBox="0 0 51 21" draw:points="20,0 0,21 51,21">
          <text:p/>
        </draw:polygon>
        <draw:polygon draw:style-name="gr9" draw:text-style-name="P2" draw:layer="layout" svg:width="0.05cm" svg:height="0.02cm" svg:x="4.036cm" svg:y="8.623cm" svg:viewBox="0 0 51 21" draw:points="20,0 0,21 51,21">
          <text:p/>
        </draw:polygon>
        <draw:polygon draw:style-name="gr7" draw:text-style-name="P4" draw:layer="layout" svg:width="0.149cm" svg:height="0.148cm" svg:x="2.996cm" svg:y="8.049cm" svg:viewBox="0 0 150 149" draw:points="0,0 0,149 150,0">
          <text:p/>
        </draw:polygon>
        <draw:polygon draw:style-name="gr8" draw:text-style-name="P4" draw:layer="layout" svg:width="0.297cm" svg:height="0.149cm" svg:x="3.442cm" svg:y="8.494cm" svg:viewBox="0 0 298 150" draw:points="298,150 148,0 0,150">
          <text:p/>
        </draw:polygon>
        <draw:polygon draw:style-name="gr9" draw:text-style-name="P2" draw:layer="layout" svg:width="0.297cm" svg:height="0.149cm" svg:x="3.442cm" svg:y="8.494cm" svg:viewBox="0 0 298 150" draw:points="298,150 148,0 0,150">
          <text:p/>
        </draw:polygon>
        <draw:polygon draw:style-name="gr8" draw:text-style-name="P4" draw:layer="layout" svg:width="0.102cm" svg:height="0.078cm" svg:x="1.659cm" svg:y="5cm" svg:viewBox="0 0 103 79" draw:points="80,0 0,79 103,79">
          <text:p/>
        </draw:polygon>
        <draw:polygon draw:style-name="gr9" draw:text-style-name="P2" draw:layer="layout" svg:width="0.102cm" svg:height="0.078cm" svg:x="1.659cm" svg:y="5cm" svg:viewBox="0 0 103 79" draw:points="80,0 0,79 103,79">
          <text:p/>
        </draw:polygon>
        <draw:polygon draw:style-name="gr7" draw:text-style-name="P4" draw:layer="layout" svg:width="0.006cm" svg:height="0.007cm" svg:x="1.356cm" svg:y="5.672cm" svg:viewBox="0 0 7 8" draw:points="1,8 7,0 0,0">
          <text:p/>
        </draw:polygon>
        <draw:polygon draw:style-name="gr7" draw:text-style-name="P4" draw:layer="layout" svg:width="0.144cm" svg:height="0.144cm" svg:x="1.659cm" svg:y="5.078cm" svg:viewBox="0 0 145 145" draw:points="102,0 0,0 145,145">
          <text:p/>
        </draw:polygon>
        <draw:polygon draw:style-name="gr7" draw:text-style-name="P4" draw:layer="layout" svg:width="0.148cm" svg:height="0.149cm" svg:x="1.214cm" svg:y="4.781cm" svg:viewBox="0 0 149 150" draw:points="0,0 0,150 149,0">
          <text:p/>
        </draw:polygon>
        <draw:polygon draw:style-name="gr8" draw:text-style-name="P4" draw:layer="layout" svg:width="0.047cm" svg:height="0.042cm" svg:x="1.065cm" svg:y="1.174cm" svg:viewBox="0 0 48 43" draw:points="44,0 0,43 48,43">
          <text:p/>
        </draw:polygon>
        <draw:polygon draw:style-name="gr9" draw:text-style-name="P2" draw:layer="layout" svg:width="0.047cm" svg:height="0.042cm" svg:x="1.065cm" svg:y="1.174cm" svg:viewBox="0 0 48 43" draw:points="44,0 0,43 48,43">
          <text:p/>
        </draw:polygon>
        <draw:polygon draw:style-name="gr7" draw:text-style-name="P4" draw:layer="layout" svg:width="0.297cm" svg:height="0.297cm" svg:x="1.362cm" svg:y="5.078cm" svg:viewBox="0 0 298 298" draw:points="0,0 0,298 298,0">
          <text:p/>
        </draw:polygon>
        <draw:polygon draw:style-name="gr7" draw:text-style-name="P4" draw:layer="layout" svg:width="0.109cm" svg:height="0.143cm" svg:x="1.996cm" svg:y="7.495cm" svg:viewBox="0 0 110 144" draw:points="75,144 110,109 0,0">
          <text:p/>
        </draw:polygon>
        <draw:polygon draw:style-name="gr8" draw:text-style-name="P4" draw:layer="layout" svg:width="0.149cm" svg:height="0.149cm" svg:x="1.065cm" svg:y="2.256cm" svg:viewBox="0 0 150 150" draw:points="150,150 150,0 0,150">
          <text:p/>
        </draw:polygon>
        <draw:polygon draw:style-name="gr9" draw:text-style-name="P2" draw:layer="layout" svg:width="0.149cm" svg:height="0.149cm" svg:x="1.065cm" svg:y="2.256cm" svg:viewBox="0 0 150 150" draw:points="150,150 150,0 0,150">
          <text:p/>
        </draw:polygon>
        <draw:polygon draw:style-name="gr7" draw:text-style-name="P4" draw:layer="layout" svg:width="0.298cm" svg:height="0.298cm" svg:x="1.956cm" svg:y="6.563cm" svg:viewBox="0 0 299 299" draw:points="299,0 0,0 299,299">
          <text:p/>
        </draw:polygon>
        <draw:polygon draw:style-name="gr7" draw:text-style-name="P4" draw:layer="layout" svg:width="0.148cm" svg:height="0.149cm" svg:x="2.848cm" svg:y="7.9cm" svg:viewBox="0 0 149 150" draw:points="149,150 149,0 0,150">
          <text:p/>
        </draw:polygon>
        <draw:polygon draw:style-name="gr7" draw:text-style-name="P4" draw:layer="layout" svg:width="0.298cm" svg:height="0.148cm" svg:x="1.956cm" svg:y="6.415cm" svg:viewBox="0 0 299 149" draw:points="299,149 149,0 0,149">
          <text:p/>
        </draw:polygon>
        <draw:polygon draw:style-name="gr7" draw:text-style-name="P4" draw:layer="layout" svg:width="0.145cm" svg:height="0.111cm" svg:x="1.514cm" svg:y="6.267cm" svg:viewBox="0 0 146 112" draw:points="35,112 146,0 0,0">
          <text:p/>
        </draw:polygon>
        <draw:polygon draw:style-name="gr7" draw:text-style-name="P4" draw:layer="layout" svg:width="0.148cm" svg:height="0.297cm" svg:x="1.214cm" svg:y="3.296cm" svg:viewBox="0 0 149 298" draw:points="149,0 0,149 149,298">
          <text:p/>
        </draw:polygon>
        <draw:polygon draw:style-name="gr8" draw:text-style-name="P4" draw:layer="layout" svg:width="0.119cm" svg:height="0.119cm" svg:x="1.065cm" svg:y="1.811cm" svg:viewBox="0 0 120 120" draw:points="107,0 0,0 120,120">
          <text:p/>
        </draw:polygon>
        <draw:polygon draw:style-name="gr9" draw:text-style-name="P2" draw:layer="layout" svg:width="0.119cm" svg:height="0.119cm" svg:x="1.065cm" svg:y="1.811cm" svg:viewBox="0 0 120 120" draw:points="107,0 0,0 120,120">
          <text:p/>
        </draw:polygon>
        <draw:polygon draw:style-name="gr8" draw:text-style-name="P4" draw:layer="layout" svg:width="0.149cm" svg:height="0.297cm" svg:x="1.065cm" svg:y="3.296cm" svg:viewBox="0 0 150 298" draw:points="0,298 150,149 0,0">
          <text:p/>
        </draw:polygon>
        <draw:polygon draw:style-name="gr9" draw:text-style-name="P2" draw:layer="layout" svg:width="0.149cm" svg:height="0.297cm" svg:x="1.065cm" svg:y="3.296cm" svg:viewBox="0 0 150 298" draw:points="0,298 150,149 0,0">
          <text:p/>
        </draw:polygon>
        <draw:polygon draw:style-name="gr7" draw:text-style-name="P4" draw:layer="layout" svg:width="0.297cm" svg:height="0.297cm" svg:x="2.551cm" svg:y="8.049cm" svg:viewBox="0 0 298 298" draw:points="0,298 298,298 298,0">
          <text:p/>
        </draw:polygon>
        <draw:polygon draw:style-name="gr7" draw:text-style-name="P4" draw:layer="layout" svg:width="0.298cm" svg:height="0.298cm" svg:x="1.956cm" svg:y="6.563cm" svg:viewBox="0 0 299 299" draw:points="0,0 0,299 299,299">
          <text:p/>
        </draw:polygon>
        <draw:polygon draw:style-name="gr7" draw:text-style-name="P4" draw:layer="layout" svg:width="0.148cm" svg:height="0.297cm" svg:x="1.214cm" svg:y="4.484cm" svg:viewBox="0 0 149 298" draw:points="149,0 0,150 149,298">
          <text:p/>
        </draw:polygon>
        <draw:polygon draw:style-name="gr7" draw:text-style-name="P4" draw:layer="layout" svg:width="0.149cm" svg:height="0.297cm" svg:x="1.659cm" svg:y="5.375cm" svg:viewBox="0 0 150 298" draw:points="150,150 0,0 0,298">
          <text:p/>
        </draw:polygon>
        <draw:polygon draw:style-name="gr7" draw:text-style-name="P4" draw:layer="layout" svg:width="0.149cm" svg:height="0.075cm" svg:x="1.956cm" svg:y="7.306cm" svg:viewBox="0 0 150 76" draw:points="0,0 76,76 150,0">
          <text:p/>
        </draw:polygon>
        <draw:polygon draw:style-name="gr7" draw:text-style-name="P4" draw:layer="layout" svg:width="0.297cm" svg:height="0.297cm" svg:x="2.551cm" svg:y="8.049cm" svg:viewBox="0 0 298 298" draw:points="0,0 0,298 298,0">
          <text:p/>
        </draw:polygon>
        <draw:polygon draw:style-name="gr7" draw:text-style-name="P4" draw:layer="layout" svg:width="0.148cm" svg:height="0.297cm" svg:x="3.145cm" svg:y="8.049cm" svg:viewBox="0 0 149 298" draw:points="149,149 0,0 0,298">
          <text:p/>
        </draw:polygon>
        <draw:polygon draw:style-name="gr7" draw:text-style-name="P4" draw:layer="layout" svg:width="0.149cm" svg:height="0.297cm" svg:x="1.362cm" svg:y="4.484cm" svg:viewBox="0 0 150 298" draw:points="150,150 0,0 0,298">
          <text:p/>
        </draw:polygon>
        <draw:polygon draw:style-name="gr7" draw:text-style-name="P4" draw:layer="layout" svg:width="0.148cm" svg:height="0.149cm" svg:x="1.808cm" svg:y="6.712cm" svg:viewBox="0 0 149 150" draw:points="0,0 0,150 149,150">
          <text:p/>
        </draw:polygon>
        <draw:polygon draw:style-name="gr7" draw:text-style-name="P4" draw:layer="layout" svg:width="0.148cm" svg:height="0.148cm" svg:x="2.254cm" svg:y="7.752cm" svg:viewBox="0 0 149 149" draw:points="0,149 149,149 0,0">
          <text:p/>
        </draw:polygon>
        <draw:polygon draw:style-name="gr7" draw:text-style-name="P4" draw:layer="layout" svg:width="0.148cm" svg:height="0.148cm" svg:x="1.214cm" svg:y="4.93cm" svg:viewBox="0 0 149 149" draw:points="149,0 0,0 149,149">
          <text:p/>
        </draw:polygon>
        <draw:polygon draw:style-name="gr8" draw:text-style-name="P4" draw:layer="layout" svg:width="0.594cm" svg:height="0.297cm" svg:x="2.848cm" svg:y="8.346cm" svg:viewBox="0 0 595 298" draw:points="595,298 297,0 0,298">
          <text:p/>
        </draw:polygon>
        <draw:polygon draw:style-name="gr9" draw:text-style-name="P2" draw:layer="layout" svg:width="0.594cm" svg:height="0.297cm" svg:x="2.848cm" svg:y="8.346cm" svg:viewBox="0 0 595 298" draw:points="595,298 297,0 0,298">
          <text:p/>
        </draw:polygon>
        <draw:polygon draw:style-name="gr7" draw:text-style-name="P4" draw:layer="layout" svg:width="0.149cm" svg:height="0.297cm" svg:x="2.105cm" svg:y="7.455cm" svg:viewBox="0 0 150 298" draw:points="0,149 150,298 150,0">
          <text:p/>
        </draw:polygon>
        <draw:polygon draw:style-name="gr7" draw:text-style-name="P4" draw:layer="layout" svg:width="0.149cm" svg:height="0.149cm" svg:x="2.402cm" svg:y="7.9cm" svg:viewBox="0 0 150 150" draw:points="0,0 0,150 150,150">
          <text:p/>
        </draw:polygon>
        <draw:polygon draw:style-name="gr8" draw:text-style-name="P4" draw:layer="layout" svg:width="0.149cm" svg:height="0.148cm" svg:x="1.065cm" svg:y="2.405cm" svg:viewBox="0 0 150 149" draw:points="150,149 150,0 0,0">
          <text:p/>
        </draw:polygon>
        <draw:polygon draw:style-name="gr9" draw:text-style-name="P2" draw:layer="layout" svg:width="0.149cm" svg:height="0.148cm" svg:x="1.065cm" svg:y="2.405cm" svg:viewBox="0 0 150 149" draw:points="150,149 150,0 0,0">
          <text:p/>
        </draw:polygon>
        <draw:polygon draw:style-name="gr8" draw:text-style-name="P4" draw:layer="layout" svg:width="0.052cm" svg:height="0.052cm" svg:x="1.065cm" svg:y="1.216cm" svg:viewBox="0 0 53 53" draw:points="48,0 0,0 53,53">
          <text:p/>
        </draw:polygon>
        <draw:polygon draw:style-name="gr9" draw:text-style-name="P2" draw:layer="layout" svg:width="0.052cm" svg:height="0.052cm" svg:x="1.065cm" svg:y="1.216cm" svg:viewBox="0 0 53 53" draw:points="48,0 0,0 53,53">
          <text:p/>
        </draw:polygon>
        <draw:polygon draw:style-name="gr7" draw:text-style-name="P4" draw:layer="layout" svg:width="0.297cm" svg:height="0.297cm" svg:x="1.362cm" svg:y="5.078cm" svg:viewBox="0 0 298 298" draw:points="0,298 298,298 298,0">
          <text:p/>
        </draw:polygon>
        <draw:polygon draw:style-name="gr7" draw:text-style-name="P4" draw:layer="layout" svg:width="0.148cm" svg:height="0.149cm" svg:x="1.214cm" svg:y="3.147cm" svg:viewBox="0 0 149 150" draw:points="0,0 0,150 149,150">
          <text:p/>
        </draw:polygon>
        <draw:polygon draw:style-name="gr7" draw:text-style-name="P4" draw:layer="layout" svg:width="0.149cm" svg:height="0.149cm" svg:x="2.402cm" svg:y="7.306cm" svg:viewBox="0 0 150 150" draw:points="150,0 0,0 150,150">
          <text:p/>
        </draw:polygon>
        <draw:polygon draw:style-name="gr7" draw:text-style-name="P4" draw:layer="layout" svg:width="0.298cm" svg:height="0.297cm" svg:x="1.956cm" svg:y="6.861cm" svg:viewBox="0 0 299 298" draw:points="0,0 0,298 299,0">
          <text:p/>
        </draw:polygon>
        <draw:polygon draw:style-name="gr7" draw:text-style-name="P4" draw:layer="layout" svg:width="0.052cm" svg:height="0.036cm" svg:x="1.904cm" svg:y="7.306cm" svg:viewBox="0 0 53 37" draw:points="16,37 53,0 0,0">
          <text:p/>
        </draw:polygon>
        <draw:polygon draw:style-name="gr7" draw:text-style-name="P4" draw:layer="layout" svg:width="0.149cm" svg:height="0.297cm" svg:x="2.402cm" svg:y="7.752cm" svg:viewBox="0 0 150 298" draw:points="0,149 150,298 150,0">
          <text:p/>
        </draw:polygon>
        <draw:polygon draw:style-name="gr7" draw:text-style-name="P4" draw:layer="layout" svg:width="0.149cm" svg:height="0.298cm" svg:x="1.956cm" svg:y="5.969cm" svg:viewBox="0 0 150 299" draw:points="0,299 150,150 0,0">
          <text:p/>
        </draw:polygon>
        <draw:polygon draw:style-name="gr7" draw:text-style-name="P4" draw:layer="layout" svg:width="0.036cm" svg:height="0.111cm" svg:x="1.92cm" svg:y="7.306cm" svg:viewBox="0 0 37 112" draw:points="37,112 37,0 0,37">
          <text:p/>
        </draw:polygon>
        <draw:polygon draw:style-name="gr8" draw:text-style-name="P4" draw:layer="layout" svg:width="0.297cm" svg:height="0.297cm" svg:x="1.065cm" svg:y="3.593cm" svg:viewBox="0 0 298 298" draw:points="298,0 0,0 0,298">
          <text:p/>
        </draw:polygon>
        <draw:polygon draw:style-name="gr9" draw:text-style-name="P2" draw:layer="layout" svg:width="0.297cm" svg:height="0.297cm" svg:x="1.065cm" svg:y="3.593cm" svg:viewBox="0 0 298 298" draw:points="298,0 0,0 0,298">
          <text:p/>
        </draw:polygon>
        <draw:polygon draw:style-name="gr7" draw:text-style-name="P4" draw:layer="layout" svg:width="0.149cm" svg:height="0.149cm" svg:x="1.659cm" svg:y="5.375cm" svg:viewBox="0 0 150 150" draw:points="150,150 150,0 0,0">
          <text:p/>
        </draw:polygon>
        <draw:polygon draw:style-name="gr8" draw:text-style-name="P4" draw:layer="layout" svg:width="0.02cm" svg:height="0.018cm" svg:x="1.065cm" svg:y="0.901cm" svg:viewBox="0 0 21 19" draw:points="19,0 0,19 21,19">
          <text:p/>
        </draw:polygon>
        <draw:polygon draw:style-name="gr9" draw:text-style-name="P2" draw:layer="layout" svg:width="0.02cm" svg:height="0.018cm" svg:x="1.065cm" svg:y="0.901cm" svg:viewBox="0 0 21 19" draw:points="19,0 0,19 21,19">
          <text:p/>
        </draw:polygon>
        <draw:polygon draw:style-name="gr7" draw:text-style-name="P4" draw:layer="layout" svg:width="0.148cm" svg:height="0.148cm" svg:x="1.214cm" svg:y="4.633cm" svg:viewBox="0 0 149 149" draw:points="0,0 0,149 149,149">
          <text:p/>
        </draw:polygon>
        <draw:polygon draw:style-name="gr8" draw:text-style-name="P4" draw:layer="layout" svg:width="0.149cm" svg:height="0.148cm" svg:x="1.065cm" svg:y="2.999cm" svg:viewBox="0 0 150 149" draw:points="150,149 150,0 0,0">
          <text:p/>
        </draw:polygon>
        <draw:polygon draw:style-name="gr9" draw:text-style-name="P2" draw:layer="layout" svg:width="0.149cm" svg:height="0.148cm" svg:x="1.065cm" svg:y="2.999cm" svg:viewBox="0 0 150 149" draw:points="150,149 150,0 0,0">
          <text:p/>
        </draw:polygon>
        <draw:polygon draw:style-name="gr7" draw:text-style-name="P4" draw:layer="layout" svg:width="0.149cm" svg:height="0.148cm" svg:x="1.362cm" svg:y="5.524cm" svg:viewBox="0 0 150 149" draw:points="150,0 0,0 0,149">
          <text:p/>
        </draw:polygon>
        <draw:polygon draw:style-name="gr7" draw:text-style-name="P4" draw:layer="layout" svg:width="0.148cm" svg:height="0.148cm" svg:x="1.808cm" svg:y="6.861cm" svg:viewBox="0 0 149 149" draw:points="0,0 0,149 149,0">
          <text:p/>
        </draw:polygon>
        <draw:polygon draw:style-name="gr8" draw:text-style-name="P4" draw:layer="layout" svg:width="0.297cm" svg:height="0.149cm" svg:x="1.065cm" svg:y="3.89cm" svg:viewBox="0 0 298 150" draw:points="149,150 298,0 0,0">
          <text:p/>
        </draw:polygon>
        <draw:polygon draw:style-name="gr9" draw:text-style-name="P2" draw:layer="layout" svg:width="0.297cm" svg:height="0.149cm" svg:x="1.065cm" svg:y="3.89cm" svg:viewBox="0 0 298 150" draw:points="149,150 298,0 0,0">
          <text:p/>
        </draw:polygon>
        <draw:polygon draw:style-name="gr7" draw:text-style-name="P4" draw:layer="layout" svg:width="0.075cm" svg:height="0.13cm" svg:x="1.139cm" svg:y="4.558cm" svg:viewBox="0 0 76 131" draw:points="21,131 76,76 0,0">
          <text:p/>
        </draw:polygon>
        <draw:polygon draw:style-name="gr7" draw:text-style-name="P4" draw:layer="layout" svg:width="0.149cm" svg:height="0.148cm" svg:x="1.362cm" svg:y="4.93cm" svg:viewBox="0 0 150 149" draw:points="150,0 0,0 0,149">
          <text:p/>
        </draw:polygon>
        <draw:polygon draw:style-name="gr7" draw:text-style-name="P4" draw:layer="layout" svg:width="0.148cm" svg:height="0.149cm" svg:x="1.214cm" svg:y="4.781cm" svg:viewBox="0 0 149 150" draw:points="0,150 149,150 149,0">
          <text:p/>
        </draw:polygon>
        <draw:polygon draw:style-name="gr7" draw:text-style-name="P4" draw:layer="layout" svg:width="0.297cm" svg:height="0.297cm" svg:x="2.551cm" svg:y="7.455cm" svg:viewBox="0 0 298 298" draw:points="0,0 0,298 298,0">
          <text:p/>
        </draw:polygon>
        <draw:polygon draw:style-name="gr8" draw:text-style-name="P4" draw:layer="layout" svg:width="0.297cm" svg:height="0.297cm" svg:x="2.848cm" svg:y="8.346cm" svg:viewBox="0 0 298 298" draw:points="298,0 0,0 0,298">
          <text:p/>
        </draw:polygon>
        <draw:polygon draw:style-name="gr9" draw:text-style-name="P2" draw:layer="layout" svg:width="0.297cm" svg:height="0.297cm" svg:x="2.848cm" svg:y="8.346cm" svg:viewBox="0 0 298 298" draw:points="298,0 0,0 0,298">
          <text:p/>
        </draw:polygon>
        <draw:polygon draw:style-name="gr8" draw:text-style-name="P4" draw:layer="layout" svg:width="0.149cm" svg:height="0.297cm" svg:x="2.699cm" svg:y="8.346cm" svg:viewBox="0 0 150 298" draw:points="150,0 0,149 150,298">
          <text:p/>
        </draw:polygon>
        <draw:polygon draw:style-name="gr9" draw:text-style-name="P2" draw:layer="layout" svg:width="0.149cm" svg:height="0.297cm" svg:x="2.699cm" svg:y="8.346cm" svg:viewBox="0 0 150 298" draw:points="150,0 0,149 150,298">
          <text:p/>
        </draw:polygon>
        <draw:polygon draw:style-name="gr7" draw:text-style-name="P4" draw:layer="layout" svg:width="0.297cm" svg:height="0.149cm" svg:x="1.362cm" svg:y="5.375cm" svg:viewBox="0 0 298 150" draw:points="149,150 298,0 0,0">
          <text:p/>
        </draw:polygon>
        <draw:polygon draw:style-name="gr7" draw:text-style-name="P4" draw:layer="layout" svg:width="0.06cm" svg:height="0.049cm" svg:x="1.362cm" svg:y="3.544cm" svg:viewBox="0 0 61 50" draw:points="50,0 0,50 61,50">
          <text:p/>
        </draw:polygon>
        <draw:polygon draw:style-name="gr7" draw:text-style-name="P4" draw:layer="layout" svg:width="0.113cm" svg:height="0.069cm" svg:x="2.551cm" svg:y="7.089cm" svg:viewBox="0 0 114 70" draw:points="69,0 0,70 114,70">
          <text:p/>
        </draw:polygon>
        <draw:polygon draw:style-name="gr7" draw:text-style-name="P4" draw:layer="layout" svg:width="0.055cm" svg:height="0.084cm" svg:x="1.457cm" svg:y="6.065cm" svg:viewBox="0 0 56 85" draw:points="24,85 56,54 0,0">
          <text:p/>
        </draw:polygon>
        <draw:polygon draw:style-name="gr7" draw:text-style-name="P4" draw:layer="layout" svg:width="0.091cm" svg:height="0.091cm" svg:x="1.271cm" svg:y="5.284cm" svg:viewBox="0 0 92 92" draw:points="18,92 92,92 0,0">
          <text:p/>
        </draw:polygon>
        <draw:polygon draw:style-name="gr7" draw:text-style-name="P4" draw:layer="layout" svg:width="0.149cm" svg:height="0.149cm" svg:x="1.659cm" svg:y="5.672cm" svg:viewBox="0 0 150 150" draw:points="150,150 150,0 0,0">
          <text:p/>
        </draw:polygon>
        <draw:polygon draw:style-name="gr7" draw:text-style-name="P4" draw:layer="layout" svg:width="0.148cm" svg:height="0.298cm" svg:x="1.511cm" svg:y="5.969cm" svg:viewBox="0 0 149 299" draw:points="149,0 0,150 149,299">
          <text:p/>
        </draw:polygon>
        <draw:polygon draw:style-name="gr7" draw:text-style-name="P4" draw:layer="layout" svg:width="0.043cm" svg:height="0.136cm" svg:x="1.808cm" svg:y="5.239cm" svg:viewBox="0 0 44 137" draw:points="0,0 0,137 44,137">
          <text:p/>
        </draw:polygon>
        <draw:polygon draw:style-name="gr7" draw:text-style-name="P4" draw:layer="layout" svg:width="0.032cm" svg:height="0.045cm" svg:x="2.105cm" svg:y="6.105cm" svg:viewBox="0 0 33 46" draw:points="13,0 0,13 33,46">
          <text:p/>
        </draw:polygon>
        <draw:polygon draw:style-name="gr7" draw:text-style-name="P4" draw:layer="layout" svg:width="0.005cm" svg:height="0.029cm" svg:x="1.357cm" svg:y="5.672cm" svg:viewBox="0 0 6 30" draw:points="6,30 6,0 0,6">
          <text:p/>
        </draw:polygon>
        <draw:polygon draw:style-name="gr7" draw:text-style-name="P4" draw:layer="layout" svg:width="0.008cm" svg:height="0.008cm" svg:x="1.354cm" svg:y="5.664cm" svg:viewBox="0 0 9 9" draw:points="3,9 9,9 0,0">
          <text:p/>
        </draw:polygon>
        <draw:polygon draw:style-name="gr7" draw:text-style-name="P4" draw:layer="layout" svg:width="0.074cm" svg:height="0.149cm" svg:x="2.031cm" svg:y="7.306cm" svg:viewBox="0 0 75 150" draw:points="0,76 75,150 75,0">
          <text:p/>
        </draw:polygon>
        <draw:polygon draw:style-name="gr8" draw:text-style-name="P4" draw:layer="layout" svg:width="0.149cm" svg:height="0.297cm" svg:x="1.065cm" svg:y="2.702cm" svg:viewBox="0 0 150 298" draw:points="0,298 150,149 0,0">
          <text:p/>
        </draw:polygon>
        <draw:polygon draw:style-name="gr9" draw:text-style-name="P2" draw:layer="layout" svg:width="0.149cm" svg:height="0.297cm" svg:x="1.065cm" svg:y="2.702cm" svg:viewBox="0 0 150 298" draw:points="0,298 150,149 0,0">
          <text:p/>
        </draw:polygon>
        <draw:polygon draw:style-name="gr7" draw:text-style-name="P4" draw:layer="layout" svg:width="0.013cm" svg:height="0.027cm" svg:x="2.538cm" svg:y="8.346cm" svg:viewBox="0 0 14 28" draw:points="14,28 14,0 0,13">
          <text:p/>
        </draw:polygon>
        <draw:polygon draw:style-name="gr8" draw:text-style-name="P4" draw:layer="layout" svg:width="0.149cm" svg:height="0.297cm" svg:x="1.065cm" svg:y="2.999cm" svg:viewBox="0 0 150 298" draw:points="150,149 0,0 0,298">
          <text:p/>
        </draw:polygon>
        <draw:polygon draw:style-name="gr9" draw:text-style-name="P2" draw:layer="layout" svg:width="0.149cm" svg:height="0.297cm" svg:x="1.065cm" svg:y="2.999cm" svg:viewBox="0 0 150 298" draw:points="150,149 0,0 0,298">
          <text:p/>
        </draw:polygon>
        <draw:polygon draw:style-name="gr7" draw:text-style-name="P4" draw:layer="layout" svg:width="0.007cm" svg:height="0.006cm" svg:x="1.362cm" svg:y="3.29cm" svg:viewBox="0 0 8 7" draw:points="7,0 0,7 8,7">
          <text:p/>
        </draw:polygon>
        <draw:polygon draw:style-name="gr8" draw:text-style-name="P4" draw:layer="layout" svg:width="0.149cm" svg:height="0.297cm" svg:x="1.065cm" svg:y="2.108cm" svg:viewBox="0 0 150 298" draw:points="0,298 150,149 0,0">
          <text:p/>
        </draw:polygon>
        <draw:polygon draw:style-name="gr9" draw:text-style-name="P2" draw:layer="layout" svg:width="0.149cm" svg:height="0.297cm" svg:x="1.065cm" svg:y="2.108cm" svg:viewBox="0 0 150 298" draw:points="0,298 150,149 0,0">
          <text:p/>
        </draw:polygon>
        <draw:polygon draw:style-name="gr7" draw:text-style-name="P4" draw:layer="layout" svg:width="0.103cm" svg:height="0.179cm" svg:x="1.214cm" svg:y="2.774cm" svg:viewBox="0 0 104 180" draw:points="77,0 0,76 104,180">
          <text:p/>
        </draw:polygon>
        <draw:polygon draw:style-name="gr8" draw:text-style-name="P4" draw:layer="layout" svg:width="0.149cm" svg:height="0.148cm" svg:x="1.065cm" svg:y="2.702cm" svg:viewBox="0 0 150 149" draw:points="150,149 150,0 0,0">
          <text:p/>
        </draw:polygon>
        <draw:polygon draw:style-name="gr9" draw:text-style-name="P2" draw:layer="layout" svg:width="0.149cm" svg:height="0.148cm" svg:x="1.065cm" svg:y="2.702cm" svg:viewBox="0 0 150 149" draw:points="150,149 150,0 0,0">
          <text:p/>
        </draw:polygon>
        <draw:polygon draw:style-name="gr7" draw:text-style-name="P4" draw:layer="layout" svg:width="0.009cm" svg:height="0.016cm" svg:x="1.214cm" svg:y="2.249cm" svg:viewBox="0 0 10 17" draw:points="8,0 0,7 10,17">
          <text:p/>
        </draw:polygon>
        <draw:polygon draw:style-name="gr7" draw:text-style-name="P4" draw:layer="layout" svg:width="0.015cm" svg:height="0.074cm" svg:x="1.659cm" svg:y="4.707cm" svg:viewBox="0 0 16 75" draw:points="0,0 0,75 16,59">
          <text:p/>
        </draw:polygon>
        <draw:polygon draw:style-name="gr7" draw:text-style-name="P4" draw:layer="layout" svg:width="0.149cm" svg:height="0.075cm" svg:x="2.996cm" svg:y="7.9cm" svg:viewBox="0 0 150 76" draw:points="75,76 150,0 0,0">
          <text:p/>
        </draw:polygon>
        <draw:polygon draw:style-name="gr8" draw:text-style-name="P4" draw:layer="layout" svg:width="0.297cm" svg:height="0.297cm" svg:x="3.145cm" svg:y="8.346cm" svg:viewBox="0 0 298 298" draw:points="298,0 0,0 298,298">
          <text:p/>
        </draw:polygon>
        <draw:polygon draw:style-name="gr9" draw:text-style-name="P2" draw:layer="layout" svg:width="0.297cm" svg:height="0.297cm" svg:x="3.145cm" svg:y="8.346cm" svg:viewBox="0 0 298 298" draw:points="298,0 0,0 298,298">
          <text:p/>
        </draw:polygon>
        <draw:polygon draw:style-name="gr7" draw:text-style-name="P4" draw:layer="layout" svg:width="0.089cm" svg:height="0.089cm" svg:x="2.848cm" svg:y="7.455cm" svg:viewBox="0 0 90 90" draw:points="21,0 0,0 90,90">
          <text:p/>
        </draw:polygon>
        <draw:polygon draw:style-name="gr7" draw:text-style-name="P4" draw:layer="layout" svg:width="0.297cm" svg:height="0.148cm" svg:x="2.551cm" svg:y="8.346cm" svg:viewBox="0 0 298 149" draw:points="148,149 298,0 0,0">
          <text:p/>
        </draw:polygon>
        <draw:polygon draw:style-name="gr7" draw:text-style-name="P4" draw:layer="layout" svg:width="0.13cm" svg:height="0.104cm" svg:x="1.511cm" svg:y="4.529cm" svg:viewBox="0 0 131 105" draw:points="105,0 0,105 131,105">
          <text:p/>
        </draw:polygon>
        <draw:polygon draw:style-name="gr7" draw:text-style-name="P4" draw:layer="layout" svg:width="0.297cm" svg:height="0.149cm" svg:x="2.254cm" svg:y="7.306cm" svg:viewBox="0 0 298 150" draw:points="298,150 148,0 0,150">
          <text:p/>
        </draw:polygon>
        <draw:polygon draw:style-name="gr8" draw:text-style-name="P4" draw:layer="layout" svg:width="0.084cm" svg:height="0.085cm" svg:x="1.065cm" svg:y="1.513cm" svg:viewBox="0 0 85 86" draw:points="76,0 0,0 85,86">
          <text:p/>
        </draw:polygon>
        <draw:polygon draw:style-name="gr9" draw:text-style-name="P2" draw:layer="layout" svg:width="0.084cm" svg:height="0.085cm" svg:x="1.065cm" svg:y="1.513cm" svg:viewBox="0 0 85 86" draw:points="76,0 0,0 85,86">
          <text:p/>
        </draw:polygon>
        <draw:polygon draw:style-name="gr7" draw:text-style-name="P4" draw:layer="layout" svg:width="0.128cm" svg:height="0.223cm" svg:x="1.086cm" svg:y="4.208cm" svg:viewBox="0 0 129 224" draw:points="32,224 129,127 0,0">
          <text:p/>
        </draw:polygon>
        <draw:polygon draw:style-name="gr8" draw:text-style-name="P4" draw:layer="layout" svg:width="0.149cm" svg:height="0.297cm" svg:x="1.065cm" svg:y="2.405cm" svg:viewBox="0 0 150 298" draw:points="150,149 0,0 0,298">
          <text:p/>
        </draw:polygon>
        <draw:polygon draw:style-name="gr9" draw:text-style-name="P2" draw:layer="layout" svg:width="0.149cm" svg:height="0.297cm" svg:x="1.065cm" svg:y="2.405cm" svg:viewBox="0 0 150 298" draw:points="150,149 0,0 0,298">
          <text:p/>
        </draw:polygon>
        <draw:polygon draw:style-name="gr7" draw:text-style-name="P4" draw:layer="layout" svg:width="0.11cm" svg:height="0.095cm" svg:x="3.59cm" svg:y="8.251cm" svg:viewBox="0 0 111 96" draw:points="0,0 0,96 111,96">
          <text:p/>
        </draw:polygon>
        <draw:polygon draw:style-name="gr7" draw:text-style-name="P4" draw:layer="layout" svg:width="0.148cm" svg:height="0.074cm" svg:x="3.145cm" svg:y="7.975cm" svg:viewBox="0 0 149 75" draw:points="149,75 75,0 0,75">
          <text:p/>
        </draw:polygon>
        <draw:polygon draw:style-name="gr7" draw:text-style-name="P4" draw:layer="layout" svg:width="0.054cm" svg:height="0.054cm" svg:x="1.214cm" svg:y="2.553cm" svg:viewBox="0 0 55 55" draw:points="47,0 0,0 55,55">
          <text:p/>
        </draw:polygon>
        <draw:polygon draw:style-name="gr7" draw:text-style-name="P4" draw:layer="layout" svg:width="0.148cm" svg:height="0.149cm" svg:x="2.551cm" svg:y="7.306cm" svg:viewBox="0 0 149 150" draw:points="149,0 0,0 0,150">
          <text:p/>
        </draw:polygon>
        <draw:polygon draw:style-name="gr8" draw:text-style-name="P4" draw:layer="layout" svg:width="0.148cm" svg:height="0.148cm" svg:x="3.442cm" svg:y="8.346cm" svg:viewBox="0 0 149 149" draw:points="149,149 149,0 0,0">
          <text:p/>
        </draw:polygon>
        <draw:polygon draw:style-name="gr9" draw:text-style-name="P2" draw:layer="layout" svg:width="0.148cm" svg:height="0.148cm" svg:x="3.442cm" svg:y="8.346cm" svg:viewBox="0 0 149 149" draw:points="149,149 149,0 0,0">
          <text:p/>
        </draw:polygon>
        <draw:polygon draw:style-name="gr7" draw:text-style-name="P4" draw:layer="layout" svg:width="0.119cm" svg:height="0.083cm" svg:x="1.837cm" svg:y="7.158cm" svg:viewBox="0 0 120 84" draw:points="37,84 120,0 0,0">
          <text:p/>
        </draw:polygon>
        <draw:polygon draw:style-name="gr7" draw:text-style-name="P4" draw:layer="layout" svg:width="0.05cm" svg:height="0.028cm" svg:x="2.649cm" svg:y="8.494cm" svg:viewBox="0 0 51 29" draw:points="24,29 51,0 0,0">
          <text:p/>
        </draw:polygon>
        <draw:polygon draw:style-name="gr7" draw:text-style-name="P4" draw:layer="layout" svg:width="0.119cm" svg:height="0.095cm" svg:x="1.392cm" svg:y="5.821cm" svg:viewBox="0 0 120 96" draw:points="24,96 120,0 0,0">
          <text:p/>
        </draw:polygon>
        <draw:polygon draw:style-name="gr7" draw:text-style-name="P4" draw:layer="layout" svg:width="0.12cm" svg:height="0.076cm" svg:x="2.134cm" svg:y="7.752cm" svg:viewBox="0 0 121 77" draw:points="43,77 121,0 0,0">
          <text:p/>
        </draw:polygon>
        <draw:polygon draw:style-name="gr7" draw:text-style-name="P4" draw:layer="layout" svg:width="0.091cm" svg:height="0.101cm" svg:x="3.145cm" svg:y="7.799cm" svg:viewBox="0 0 92 102" draw:points="0,0 0,102 92,102">
          <text:p/>
        </draw:polygon>
        <draw:polygon draw:style-name="gr7" draw:text-style-name="P4" draw:layer="layout" svg:width="0.003cm" svg:height="0.004cm" svg:x="2.402cm" svg:y="6.711cm" svg:viewBox="0 0 4 5" draw:points="1,0 0,1 4,5">
          <text:p/>
        </draw:polygon>
        <draw:polygon draw:style-name="gr7" draw:text-style-name="P4" draw:layer="layout" svg:width="0.05cm" svg:height="0.039cm" svg:x="1.609cm" svg:y="6.563cm" svg:viewBox="0 0 51 40" draw:points="12,40 51,0 0,0">
          <text:p/>
        </draw:polygon>
        <draw:polygon draw:style-name="gr7" draw:text-style-name="P4" draw:layer="layout" svg:width="0.297cm" svg:height="0.148cm" svg:x="2.254cm" svg:y="7.158cm" svg:viewBox="0 0 298 149" draw:points="0,0 148,149 298,0">
          <text:p/>
        </draw:polygon>
        <draw:polygon draw:style-name="gr8" draw:text-style-name="P4" draw:layer="layout" svg:width="0.003cm" svg:height="0.017cm" svg:x="1.065cm" svg:y="0.68cm" svg:viewBox="0 0 4 18" draw:points="0,0 0,18 4,18">
          <text:p/>
        </draw:polygon>
        <draw:polygon draw:style-name="gr9" draw:text-style-name="P2" draw:layer="layout" svg:width="0.003cm" svg:height="0.017cm" svg:x="1.065cm" svg:y="0.68cm" svg:viewBox="0 0 4 18" draw:points="0,0 0,18 4,18">
          <text:p/>
        </draw:polygon>
        <draw:polygon draw:style-name="gr7" draw:text-style-name="P4" draw:layer="layout" svg:width="0.148cm" svg:height="0.297cm" svg:x="1.214cm" svg:y="4.187cm" svg:viewBox="0 0 149 298" draw:points="0,149 149,298 149,0">
          <text:p/>
        </draw:polygon>
        <draw:polygon draw:style-name="gr7" draw:text-style-name="P4" draw:layer="layout" svg:width="0.073cm" svg:height="0.073cm" svg:x="1.586cm" svg:y="6.49cm" svg:viewBox="0 0 74 74" draw:points="23,74 74,74 0,0">
          <text:p/>
        </draw:polygon>
        <draw:polygon draw:style-name="gr7" draw:text-style-name="P4" draw:layer="layout" svg:width="0.297cm" svg:height="0.148cm" svg:x="1.362cm" svg:y="4.633cm" svg:viewBox="0 0 298 149" draw:points="298,149 149,0 0,149">
          <text:p/>
        </draw:polygon>
        <draw:polygon draw:style-name="gr8" draw:text-style-name="P4" draw:layer="layout" svg:width="0.139cm" svg:height="0.125cm" svg:x="1.065cm" svg:y="1.983cm" svg:viewBox="0 0 140 126" draw:points="126,0 0,126 140,126">
          <text:p/>
        </draw:polygon>
        <draw:polygon draw:style-name="gr9" draw:text-style-name="P2" draw:layer="layout" svg:width="0.139cm" svg:height="0.125cm" svg:x="1.065cm" svg:y="1.983cm" svg:viewBox="0 0 140 126" draw:points="126,0 0,126 140,126">
          <text:p/>
        </draw:polygon>
        <draw:polygon draw:style-name="gr7" draw:text-style-name="P4" draw:layer="layout" svg:width="0.297cm" svg:height="0.297cm" svg:x="2.551cm" svg:y="7.752cm" svg:viewBox="0 0 298 298" draw:points="298,0 0,0 298,298">
          <text:p/>
        </draw:polygon>
        <draw:polygon draw:style-name="gr8" draw:text-style-name="P4" draw:layer="layout" svg:width="0.297cm" svg:height="0.297cm" svg:x="1.065cm" svg:y="3.593cm" svg:viewBox="0 0 298 298" draw:points="298,298 298,0 0,298">
          <text:p/>
        </draw:polygon>
        <draw:polygon draw:style-name="gr9" draw:text-style-name="P2" draw:layer="layout" svg:width="0.297cm" svg:height="0.297cm" svg:x="1.065cm" svg:y="3.593cm" svg:viewBox="0 0 298 298" draw:points="298,298 298,0 0,298">
          <text:p/>
        </draw:polygon>
        <draw:polygon draw:style-name="gr7" draw:text-style-name="P4" draw:layer="layout" svg:width="0.149cm" svg:height="0.148cm" svg:x="2.402cm" svg:y="7.158cm" svg:viewBox="0 0 150 149" draw:points="0,149 150,149 150,0">
          <text:p/>
        </draw:polygon>
        <draw:polygon draw:style-name="gr7" draw:text-style-name="P4" draw:layer="layout" svg:width="0.147cm" svg:height="0.108cm" svg:x="1.661cm" svg:y="6.712cm" svg:viewBox="0 0 148 109" draw:points="40,109 148,0 0,0">
          <text:p/>
        </draw:polygon>
        <draw:polygon draw:style-name="gr7" draw:text-style-name="P4" draw:layer="layout" svg:width="0.148cm" svg:height="0.144cm" svg:x="1.808cm" svg:y="5.677cm" svg:viewBox="0 0 149 145" draw:points="145,0 0,145 149,145 149,12">
          <text:p/>
        </draw:polygon>
        <draw:polygon draw:style-name="gr7" draw:text-style-name="P4" draw:layer="layout" svg:width="0.083cm" svg:height="0.149cm" svg:x="2.402cm" svg:y="6.712cm" svg:viewBox="0 0 84 150" draw:points="3,3 0,0 0,150 84,150">
          <text:p/>
        </draw:polygon>
        <draw:polygon draw:style-name="gr7" draw:text-style-name="P4" draw:layer="layout" svg:width="0.148cm" svg:height="0.141cm" svg:x="2.848cm" svg:y="7.611cm" svg:viewBox="0 0 149 142" draw:points="141,0 0,142 149,142 149,10">
          <text:p/>
        </draw:polygon>
        <draw:polygon draw:style-name="gr7" draw:text-style-name="P4" draw:layer="layout" svg:width="0.109cm" svg:height="0.149cm" svg:x="1.214cm" svg:y="2.85cm" svg:viewBox="0 0 110 150" draw:points="104,104 0,0 0,150 110,150">
          <text:p/>
        </draw:polygon>
        <draw:polygon draw:style-name="gr7" draw:text-style-name="P4" draw:layer="layout" svg:width="0.13cm" svg:height="0.148cm" svg:x="1.975cm" svg:y="7.455cm" svg:viewBox="0 0 131 149" draw:points="21,41 131,149 131,0 0,0">
          <text:p/>
        </draw:polygon>
        <draw:polygon draw:style-name="gr8" draw:text-style-name="P4" draw:layer="layout" svg:width="0.007cm" svg:height="0.074cm" svg:x="1.065cm" svg:y="0.697cm" svg:viewBox="0 0 8 75" draw:points="2,1 0,0 0,75 8,68">
          <text:p/>
        </draw:polygon>
        <draw:polygon draw:style-name="gr9" draw:text-style-name="P2" draw:layer="layout" svg:width="0.007cm" svg:height="0.074cm" svg:x="1.065cm" svg:y="0.697cm" svg:viewBox="0 0 8 75" draw:points="2,1 0,0 0,75 8,68">
          <text:p/>
        </draw:polygon>
        <draw:polygon draw:style-name="gr7" draw:text-style-name="P4" draw:layer="layout" svg:width="0.094cm" svg:height="0.149cm" svg:x="1.511cm" svg:y="4.335cm" svg:viewBox="0 0 95 150" draw:points="79,80 0,0 0,150 95,150">
          <text:p/>
        </draw:polygon>
        <draw:polygon draw:style-name="gr7" draw:text-style-name="P4" draw:layer="layout" svg:width="0.134cm" svg:height="0.148cm" svg:x="1.08cm" svg:y="4.039cm" svg:viewBox="0 0 135 149" draw:points="3,149 135,149 135,0 0,134">
          <text:p/>
        </draw:polygon>
        <draw:polygon draw:style-name="gr7" draw:text-style-name="P4" draw:layer="layout" svg:width="0.149cm" svg:height="0.139cm" svg:x="2.402cm" svg:y="8.049cm" svg:viewBox="0 0 150 140" draw:points="10,140 150,0 0,0 0,126">
          <text:p/>
        </draw:polygon>
        <draw:polygon draw:style-name="gr7" draw:text-style-name="P4" draw:layer="layout" svg:width="0.087cm" svg:height="0.149cm" svg:x="1.127cm" svg:y="4.484cm" svg:viewBox="0 0 88 150" draw:points="12,75 88,150 88,0 0,0">
          <text:p/>
        </draw:polygon>
        <draw:polygon draw:style-name="gr7" draw:text-style-name="P4" draw:layer="layout" svg:width="0.149cm" svg:height="0.126cm" svg:x="2.996cm" svg:y="7.774cm" svg:viewBox="0 0 150 127" draw:points="128,0 0,127 150,127 150,25">
          <text:p/>
        </draw:polygon>
        <draw:polygon draw:style-name="gr7" draw:text-style-name="P4" draw:layer="layout" svg:width="0.197cm" svg:height="0.148cm" svg:x="1.362cm" svg:y="4.187cm" svg:viewBox="0 0 198 149" draw:points="178,0 0,0 150,149 198,101">
          <text:p/>
        </draw:polygon>
        <draw:polygon draw:style-name="gr7" draw:text-style-name="P4" draw:layer="layout" svg:width="0.076cm" svg:height="0.148cm" svg:x="1.956cm" svg:y="5.821cm" svg:viewBox="0 0 77 149" draw:points="50,0 0,0 0,149 77,74">
          <text:p/>
        </draw:polygon>
        <draw:polygon draw:style-name="gr7" draw:text-style-name="P4" draw:layer="layout" svg:width="0.144cm" svg:height="0.149cm" svg:x="1.808cm" svg:y="5.672cm" svg:viewBox="0 0 145 150" draw:points="144,0 0,0 0,150 145,5">
          <text:p/>
        </draw:polygon>
        <draw:polygon draw:style-name="gr7" draw:text-style-name="P4" draw:layer="layout" svg:width="0.111cm" svg:height="0.149cm" svg:x="2.291cm" svg:y="7.9cm" svg:viewBox="0 0 112 150" draw:points="26,150 112,150 112,0 0,112">
          <text:p/>
        </draw:polygon>
        <draw:polygon draw:style-name="gr7" draw:text-style-name="P4" draw:layer="layout" svg:width="0.127cm" svg:height="0.148cm" svg:x="2.996cm" svg:y="7.752cm" svg:viewBox="0 0 128 149" draw:points="109,0 0,0 0,149 128,23">
          <text:p/>
        </draw:polygon>
        <draw:polygon draw:style-name="gr7" draw:text-style-name="P4" draw:layer="layout" svg:width="0.148cm" svg:height="0.148cm" svg:x="1.214cm" svg:y="4.93cm" svg:viewBox="0 0 149 149" draw:points="15,149 149,149 0,0 0,70">
          <text:p/>
        </draw:polygon>
        <draw:polygon draw:style-name="gr7" draw:text-style-name="P4" draw:layer="layout" svg:width="0.118cm" svg:height="0.075cm" svg:x="3.145cm" svg:y="7.9cm" svg:viewBox="0 0 119 76" draw:points="91,0 0,0 74,76 119,31">
          <text:p/>
        </draw:polygon>
        <draw:polygon draw:style-name="gr8" draw:text-style-name="P4" draw:layer="layout" svg:width="0.149cm" svg:height="0.133cm" svg:x="1.065cm" svg:y="4.039cm" svg:viewBox="0 0 150 134" draw:points="15,134 150,0 0,0 0,22">
          <text:p/>
        </draw:polygon>
        <draw:polygon draw:style-name="gr9" draw:text-style-name="P2" draw:layer="layout" svg:width="0.149cm" svg:height="0.133cm" svg:x="1.065cm" svg:y="4.039cm" svg:viewBox="0 0 150 134" draw:points="15,134 150,0 0,0 0,22">
          <text:p/>
        </draw:polygon>
        <draw:polygon draw:style-name="gr7" draw:text-style-name="P4" draw:layer="layout" svg:width="0.148cm" svg:height="0.149cm" svg:x="2.254cm" svg:y="6.563cm" svg:viewBox="0 0 149 150" draw:points="74,0 0,0 149,150 149,148">
          <text:p/>
        </draw:polygon>
        <draw:polygon draw:style-name="gr7" draw:text-style-name="P4" draw:layer="layout" svg:width="0.096cm" svg:height="0.149cm" svg:x="1.118cm" svg:y="4.335cm" svg:viewBox="0 0 97 150" draw:points="9,150 97,150 97,0 0,97">
          <text:p/>
        </draw:polygon>
        <draw:polygon draw:style-name="gr7" draw:text-style-name="P4" draw:layer="layout" svg:width="0.066cm" svg:height="0.149cm" svg:x="1.214cm" svg:y="2.553cm" svg:viewBox="0 0 67 150" draw:points="55,55 0,0 0,150 67,150">
          <text:p/>
        </draw:polygon>
        <draw:polygon draw:style-name="gr7" draw:text-style-name="P4" draw:layer="layout" svg:width="0.095cm" svg:height="0.297cm" svg:x="1.362cm" svg:y="3.593cm" svg:viewBox="0 0 96 298" draw:points="74,72 0,0 0,298 96,203">
          <text:p/>
        </draw:polygon>
        <draw:polygon draw:style-name="gr7" draw:text-style-name="P4" draw:layer="layout" svg:width="0.139cm" svg:height="0.297cm" svg:x="2.412cm" svg:y="8.049cm" svg:viewBox="0 0 140 298" draw:points="58,216 140,298 140,0 0,140">
          <text:p/>
        </draw:polygon>
        <draw:polygon draw:style-name="gr7" draw:text-style-name="P4" draw:layer="layout" svg:width="0.149cm" svg:height="0.106cm" svg:x="2.402cm" svg:y="6.903cm" svg:viewBox="0 0 150 107" draw:points="107,0 0,107 150,107 150,72">
          <text:p/>
        </draw:polygon>
        <draw:polygon draw:style-name="gr7" draw:text-style-name="P4" draw:layer="layout" svg:width="0.108cm" svg:height="0.149cm" svg:x="1.7cm" svg:y="6.712cm" svg:viewBox="0 0 109 150" draw:points="16,150 109,150 109,0 0,109">
          <text:p/>
        </draw:polygon>
        <draw:polygon draw:style-name="gr8" draw:text-style-name="P4" draw:layer="layout" svg:width="0.149cm" svg:height="0.148cm" svg:x="1.065cm" svg:y="2.108cm" svg:viewBox="0 0 150 149" draw:points="140,0 0,0 150,149 150,85">
          <text:p/>
        </draw:polygon>
        <draw:polygon draw:style-name="gr9" draw:text-style-name="P2" draw:layer="layout" svg:width="0.149cm" svg:height="0.148cm" svg:x="1.065cm" svg:y="2.108cm" svg:viewBox="0 0 150 149" draw:points="140,0 0,0 150,149 150,85">
          <text:p/>
        </draw:polygon>
        <draw:polygon draw:style-name="gr8" draw:text-style-name="P4" draw:layer="layout" svg:width="0.095cm" svg:height="0.298cm" svg:x="1.065cm" svg:y="1.513cm" svg:viewBox="0 0 96 299" draw:points="85,85 0,0 0,299 96,203">
          <text:p/>
        </draw:polygon>
        <draw:polygon draw:style-name="gr9" draw:text-style-name="P2" draw:layer="layout" svg:width="0.095cm" svg:height="0.298cm" svg:x="1.065cm" svg:y="1.513cm" svg:viewBox="0 0 96 299" draw:points="85,85 0,0 0,299 96,203">
          <text:p/>
        </draw:polygon>
        <draw:polygon draw:style-name="gr7" draw:text-style-name="P4" draw:layer="layout" svg:width="0.041cm" svg:height="0.148cm" svg:x="1.321cm" svg:y="5.524cm" svg:viewBox="0 0 42 149" draw:points="34,141 42,149 42,0 0,0">
          <text:p/>
        </draw:polygon>
        <draw:polygon draw:style-name="gr7" draw:text-style-name="P4" draw:layer="layout" svg:width="0.149cm" svg:height="0.102cm" svg:x="2.105cm" svg:y="6.313cm" svg:viewBox="0 0 150 103" draw:points="103,0 0,103 150,103 150,100">
          <text:p/>
        </draw:polygon>
        <draw:polygon draw:style-name="gr7" draw:text-style-name="P4" draw:layer="layout" svg:width="0.048cm" svg:height="0.148cm" svg:x="2.254cm" svg:y="6.415cm" svg:viewBox="0 0 49 149" draw:points="1,0 0,0 0,149 49,101">
          <text:p/>
        </draw:polygon>
        <draw:polygon draw:style-name="gr7" draw:text-style-name="P4" draw:layer="layout" svg:width="0.14cm" svg:height="0.297cm" svg:x="2.848cm" svg:y="7.455cm" svg:viewBox="0 0 141 298" draw:points="90,89 0,0 0,298 141,157">
          <text:p/>
        </draw:polygon>
        <draw:polygon draw:style-name="gr7" draw:text-style-name="P4" draw:layer="layout" svg:width="0.049cm" svg:height="0.297cm" svg:x="1.362cm" svg:y="3.296cm" svg:viewBox="0 0 50 298" draw:points="10,8 0,0 0,298 50,249">
          <text:p/>
        </draw:polygon>
        <draw:polygon draw:style-name="gr7" draw:text-style-name="P4" draw:layer="layout" svg:width="0.04cm" svg:height="0.148cm" svg:x="1.214cm" svg:y="2.405cm" svg:viewBox="0 0 41 149" draw:points="27,0 0,0 0,149 41,109">
          <text:p/>
        </draw:polygon>
        <draw:polygon draw:style-name="gr7" draw:text-style-name="P4" draw:layer="layout" svg:width="0.149cm" svg:height="0.149cm" svg:x="2.699cm" svg:y="7.306cm" svg:viewBox="0 0 150 150" draw:points="65,0 0,0 150,150 150,121">
          <text:p/>
        </draw:polygon>
        <draw:polygon draw:style-name="gr7" draw:text-style-name="P4" draw:layer="layout" svg:width="0.117cm" svg:height="0.148cm" svg:x="3.293cm" svg:y="8.049cm" svg:viewBox="0 0 118 149" draw:points="86,0 0,0 0,149 118,33">
          <text:p/>
        </draw:polygon>
        <draw:polygon draw:style-name="gr7" draw:text-style-name="P4" draw:layer="layout" svg:width="0.106cm" svg:height="0.148cm" svg:x="2.402cm" svg:y="6.861cm" svg:viewBox="0 0 107 149" draw:points="83,0 0,0 0,149 107,43">
          <text:p/>
        </draw:polygon>
        <draw:polygon draw:style-name="gr8" draw:text-style-name="P4" draw:layer="layout" svg:width="0.125cm" svg:height="0.297cm" svg:x="1.065cm" svg:y="1.811cm" svg:viewBox="0 0 126 298" draw:points="120,119 0,0 0,298 126,173">
          <text:p/>
        </draw:polygon>
        <draw:polygon draw:style-name="gr9" draw:text-style-name="P2" draw:layer="layout" svg:width="0.125cm" svg:height="0.297cm" svg:x="1.065cm" svg:y="1.811cm" svg:viewBox="0 0 126 298" draw:points="120,119 0,0 0,298 126,173">
          <text:p/>
        </draw:polygon>
        <draw:polygon draw:style-name="gr7" draw:text-style-name="P4" draw:layer="layout" svg:width="0.083cm" svg:height="0.148cm" svg:x="1.873cm" svg:y="7.158cm" svg:viewBox="0 0 84 149" draw:points="31,149 84,149 84,0 0,84">
          <text:p/>
        </draw:polygon>
        <draw:polygon draw:style-name="gr8" draw:text-style-name="P4" draw:layer="layout" svg:width="0.068cm" svg:height="0.297cm" svg:x="1.065cm" svg:y="1.216cm" svg:viewBox="0 0 69 298" draw:points="53,52 0,0 0,298 69,231">
          <text:p/>
        </draw:polygon>
        <draw:polygon draw:style-name="gr9" draw:text-style-name="P2" draw:layer="layout" svg:width="0.068cm" svg:height="0.297cm" svg:x="1.065cm" svg:y="1.216cm" svg:viewBox="0 0 69 298" draw:points="53,52 0,0 0,298 69,231">
          <text:p/>
        </draw:polygon>
        <draw:polygon draw:style-name="gr7" draw:text-style-name="P4" draw:layer="layout" svg:width="0.148cm" svg:height="0.149cm" svg:x="1.214cm" svg:y="3.147cm" svg:viewBox="0 0 149 150" draw:points="132,0 0,0 149,150 149,108">
          <text:p/>
        </draw:polygon>
        <draw:polygon draw:style-name="gr8" draw:text-style-name="P4" draw:layer="layout" svg:width="0.149cm" svg:height="0.279cm" svg:x="3.59cm" svg:y="8.364cm" svg:viewBox="0 0 150 280" draw:points="132,0 0,130 150,280 150,15">
          <text:p/>
        </draw:polygon>
        <draw:polygon draw:style-name="gr9" draw:text-style-name="P2" draw:layer="layout" svg:width="0.149cm" svg:height="0.279cm" svg:x="3.59cm" svg:y="8.364cm" svg:viewBox="0 0 150 280" draw:points="132,0 0,130 150,280 150,15">
          <text:p/>
        </draw:polygon>
        <draw:polygon draw:style-name="gr7" draw:text-style-name="P4" draw:layer="layout" svg:width="0.148cm" svg:height="0.149cm" svg:x="1.511cm" svg:y="6.118cm" svg:viewBox="0 0 149 150" draw:points="3,150 149,150 0,0 0,138">
          <text:p/>
        </draw:polygon>
        <draw:polygon draw:style-name="gr7" draw:text-style-name="P4" draw:layer="layout" svg:width="0.148cm" svg:height="0.149cm" svg:x="1.808cm" svg:y="7.009cm" svg:viewBox="0 0 149 150" draw:points="29,150 149,150 0,0 0,82">
          <text:p/>
        </draw:polygon>
        <draw:polygon draw:style-name="gr7" draw:text-style-name="P4" draw:layer="layout" svg:width="0.092cm" svg:height="0.148cm" svg:x="1.716cm" svg:y="6.861cm" svg:viewBox="0 0 93 149" draw:points="38,95 93,149 93,0 0,0">
          <text:p/>
        </draw:polygon>
        <draw:polygon draw:style-name="gr7" draw:text-style-name="P4" draw:layer="layout" svg:width="0.162cm" svg:height="0.149cm" svg:x="1.956cm" svg:y="5.969cm" svg:viewBox="0 0 163 150" draw:points="109,0 0,0 150,150 163,137">
          <text:p/>
        </draw:polygon>
        <draw:polygon draw:style-name="gr7" draw:text-style-name="P4" draw:layer="layout" svg:width="0.114cm" svg:height="0.148cm" svg:x="1.214cm" svg:y="2.999cm" svg:viewBox="0 0 115 149" draw:points="110,0 0,0 0,149 115,36">
          <text:p/>
        </draw:polygon>
        <draw:polygon draw:style-name="gr7" draw:text-style-name="P4" draw:layer="layout" svg:width="0.068cm" svg:height="0.149cm" svg:x="1.808cm" svg:y="5.375cm" svg:viewBox="0 0 69 150" draw:points="43,0 0,0 0,150 69,82">
          <text:p/>
        </draw:polygon>
        <draw:polygon draw:style-name="gr7" draw:text-style-name="P4" draw:layer="layout" svg:width="0.112cm" svg:height="0.297cm" svg:x="1.25cm" svg:y="5.078cm" svg:viewBox="0 0 113 298" draw:points="21,207 113,298 113,0 0,113">
          <text:p/>
        </draw:polygon>
        <draw:polygon draw:style-name="gr7" draw:text-style-name="P4" draw:layer="layout" svg:width="0.149cm" svg:height="0.265cm" svg:x="3.293cm" svg:y="8.081cm" svg:viewBox="0 0 150 266" draw:points="118,0 0,116 150,266 150,31">
          <text:p/>
        </draw:polygon>
        <draw:polygon draw:style-name="gr7" draw:text-style-name="P4" draw:layer="layout" svg:width="0.149cm" svg:height="0.149cm" svg:x="1.659cm" svg:y="6.563cm" svg:viewBox="0 0 150 150" draw:points="2,150 150,150 0,0 0,146">
          <text:p/>
        </draw:polygon>
        <draw:polygon draw:style-name="gr7" draw:text-style-name="P4" draw:layer="layout" svg:width="0.069cm" svg:height="0.149cm" svg:x="2.551cm" svg:y="7.009cm" svg:viewBox="0 0 70 150" draw:points="21,0 0,0 0,150 70,81">
          <text:p/>
        </draw:polygon>
        <draw:polygon draw:style-name="gr7" draw:text-style-name="P4" draw:layer="layout" svg:width="0.149cm" svg:height="0.149cm" svg:x="1.362cm" svg:y="5.672cm" svg:viewBox="0 0 150 150" draw:points="30,150 150,150 0,0 0,30">
          <text:p/>
        </draw:polygon>
        <draw:polygon draw:style-name="gr7" draw:text-style-name="P4" draw:layer="layout" svg:width="0.145cm" svg:height="0.297cm" svg:x="1.362cm" svg:y="3.89cm" svg:viewBox="0 0 146 298" draw:points="144,144 0,0 0,298 146,154">
          <text:p/>
        </draw:polygon>
        <draw:polygon draw:style-name="gr7" draw:text-style-name="P4" draw:layer="layout" svg:width="0.149cm" svg:height="0.145cm" svg:x="1.659cm" svg:y="5.23cm" svg:viewBox="0 0 150 146" draw:points="147,0 0,146 150,146 150,9">
          <text:p/>
        </draw:polygon>
        <draw:polygon draw:style-name="gr7" draw:text-style-name="P4" draw:layer="layout" svg:width="0.075cm" svg:height="0.136cm" svg:x="1.956cm" svg:y="7.306cm" svg:viewBox="0 0 76 137" draw:points="14,137 76,75 0,0 0,112">
          <text:p/>
        </draw:polygon>
        <draw:polygon draw:style-name="gr7" draw:text-style-name="P4" draw:layer="layout" svg:width="0.136cm" svg:height="0.074cm" svg:x="1.969cm" svg:y="7.381cm" svg:viewBox="0 0 137 75" draw:points="7,75 137,75 63,0 0,62">
          <text:p/>
        </draw:polygon>
        <draw:polygon draw:style-name="gr7" draw:text-style-name="P4" draw:layer="layout" svg:width="0.148cm" svg:height="0.12cm" svg:x="3.442cm" svg:y="8.226cm" svg:viewBox="0 0 149 121" draw:points="121,0 0,121 149,121 149,25">
          <text:p/>
        </draw:polygon>
        <draw:polygon draw:style-name="gr7" draw:text-style-name="P4" draw:layer="layout" svg:width="0.074cm" svg:height="0.118cm" svg:x="3.219cm" svg:y="7.931cm" svg:viewBox="0 0 75 119" draw:points="44,0 0,45 75,119 75,31">
          <text:p/>
        </draw:polygon>
        <draw:polygon draw:style-name="gr7" draw:text-style-name="P4" draw:layer="layout" svg:width="0.243cm" svg:height="0.148cm" svg:x="1.416cm" svg:y="5.821cm" svg:viewBox="0 0 244 149" draw:points="16,149 244,149 95,0 0,96">
          <text:p/>
        </draw:polygon>
        <draw:polygon draw:style-name="gr8" draw:text-style-name="P4" draw:layer="layout" svg:width="0.043cm" svg:height="0.297cm" svg:x="1.065cm" svg:y="0.919cm" svg:viewBox="0 0 44 298" draw:points="24,23 0,0 0,298 44,256">
          <text:p/>
        </draw:polygon>
        <draw:polygon draw:style-name="gr9" draw:text-style-name="P2" draw:layer="layout" svg:width="0.043cm" svg:height="0.297cm" svg:x="1.065cm" svg:y="0.919cm" svg:viewBox="0 0 44 298" draw:points="24,23 0,0 0,298 44,256">
          <text:p/>
        </draw:polygon>
        <draw:polygon draw:style-name="gr7" draw:text-style-name="P4" draw:layer="layout" svg:width="0.148cm" svg:height="0.148cm" svg:x="2.551cm" svg:y="7.158cm" svg:viewBox="0 0 149 149" draw:points="114,0 0,0 149,149 149,55">
          <text:p/>
        </draw:polygon>
        <draw:polygon draw:style-name="gr7" draw:text-style-name="P4" draw:layer="layout" svg:width="0.131cm" svg:height="0.148cm" svg:x="1.083cm" svg:y="4.187cm" svg:viewBox="0 0 132 149" draw:points="3,21 132,149 132,0 0,0">
          <text:p/>
        </draw:polygon>
        <draw:polygon draw:style-name="gr7" draw:text-style-name="P4" draw:layer="layout" svg:width="0.131cm" svg:height="0.148cm" svg:x="3.59cm" svg:y="8.346cm" svg:viewBox="0 0 132 149" draw:points="110,0 0,0 0,149 132,19">
          <text:p/>
        </draw:polygon>
        <draw:polygon draw:style-name="gr7" draw:text-style-name="P4" draw:layer="layout" svg:width="0.061cm" svg:height="0.149cm" svg:x="1.301cm" svg:y="5.375cm" svg:viewBox="0 0 62 150" draw:points="20,150 62,150 62,0 0,62">
          <text:p/>
        </draw:polygon>
        <draw:polygon draw:style-name="gr8" draw:text-style-name="P4" draw:layer="layout" svg:width="0.018cm" svg:height="0.148cm" svg:x="1.065cm" svg:y="0.771cm" svg:viewBox="0 0 19 149" draw:points="9,8 0,0 0,149 19,131">
          <text:p/>
        </draw:polygon>
        <draw:polygon draw:style-name="gr9" draw:text-style-name="P2" draw:layer="layout" svg:width="0.018cm" svg:height="0.148cm" svg:x="1.065cm" svg:y="0.771cm" svg:viewBox="0 0 19 149" draw:points="9,8 0,0 0,149 19,131">
          <text:p/>
        </draw:polygon>
        <draw:polygon draw:style-name="gr8" draw:text-style-name="P4" draw:layer="layout" svg:width="0.297cm" svg:height="0.147cm" svg:x="3.739cm" svg:y="8.496cm" svg:viewBox="0 0 298 148" draw:points="147,0 0,148 298,148 159,9">
          <text:p/>
        </draw:polygon>
        <draw:polygon draw:style-name="gr9" draw:text-style-name="P2" draw:layer="layout" svg:width="0.297cm" svg:height="0.147cm" svg:x="3.739cm" svg:y="8.496cm" svg:viewBox="0 0 298 148" draw:points="147,0 0,148 298,148 159,9">
          <text:p/>
        </draw:polygon>
        <draw:polygon draw:style-name="gr7" draw:text-style-name="P4" draw:layer="layout" svg:width="0.102cm" svg:height="0.148cm" svg:x="2.105cm" svg:y="6.267cm" svg:viewBox="0 0 103 149" draw:points="82,0 0,0 0,149 103,47">
          <text:p/>
        </draw:polygon>
        <draw:polygon draw:style-name="gr7" draw:text-style-name="P4" draw:layer="layout" svg:width="0.077cm" svg:height="0.148cm" svg:x="2.177cm" svg:y="7.752cm" svg:viewBox="0 0 78 149" draw:points="45,149 78,149 78,0 0,77">
          <text:p/>
        </draw:polygon>
        <draw:polygon draw:style-name="gr7" draw:text-style-name="P4" draw:layer="layout" svg:width="0.111cm" svg:height="0.296cm" svg:x="1.548cm" svg:y="6.267cm" svg:viewBox="0 0 112 297" draw:points="38,224 112,297 112,0 0,112">
          <text:p/>
        </draw:polygon>
        <draw:polygon draw:style-name="gr7" draw:text-style-name="P4" draw:layer="layout" svg:width="0.026cm" svg:height="0.149cm" svg:x="1.214cm" svg:y="2.256cm" svg:viewBox="0 0 27 150" draw:points="9,9 0,0 0,150 27,150">
          <text:p/>
        </draw:polygon>
        <draw:polygon draw:style-name="gr7" draw:text-style-name="P4" draw:layer="layout" svg:width="0.039cm" svg:height="0.149cm" svg:x="1.175cm" svg:y="4.781cm" svg:viewBox="0 0 40 150" draw:points="25,135 40,150 40,0 0,0">
          <text:p/>
        </draw:polygon>
        <draw:polygon draw:style-name="gr7" draw:text-style-name="P4" draw:layer="layout" svg:width="0.146cm" svg:height="0.297cm" svg:x="1.659cm" svg:y="5.078cm" svg:viewBox="0 0 147 298" draw:points="145,145 0,0 0,298 147,153">
          <text:p/>
        </draw:polygon>
        <draw:polygon draw:style-name="gr7" draw:text-style-name="P4" draw:layer="layout" svg:width="0.082cm" svg:height="0.149cm" svg:x="2.105cm" svg:y="6.118cm" svg:viewBox="0 0 83 150" draw:points="32,33 0,0 0,150 83,150">
          <text:p/>
        </draw:polygon>
        <draw:polygon draw:style-name="gr7" draw:text-style-name="P4" draw:layer="layout" svg:width="0.055cm" svg:height="0.148cm" svg:x="1.159cm" svg:y="4.633cm" svg:viewBox="0 0 56 149" draw:points="16,149 56,149 56,0 0,56">
          <text:p/>
        </draw:polygon>
        <draw:polygon draw:style-name="gr7" draw:text-style-name="P4" draw:layer="layout" svg:width="0.143cm" svg:height="0.148cm" svg:x="1.808cm" svg:y="5.524cm" svg:viewBox="0 0 144 149" draw:points="141,141 0,0 0,149 144,149">
          <text:p/>
        </draw:polygon>
        <draw:polygon draw:style-name="gr7" draw:text-style-name="P4" draw:layer="layout" svg:width="0.149cm" svg:height="0.149cm" svg:x="2.105cm" svg:y="7.603cm" svg:viewBox="0 0 150 150" draw:points="29,150 150,150 0,0 0,99">
          <text:p/>
        </draw:polygon>
        <draw:polygon draw:style-name="gr7" draw:text-style-name="P4" draw:layer="layout" svg:width="0.148cm" svg:height="0.111cm" svg:x="2.254cm" svg:y="7.9cm" svg:viewBox="0 0 149 112" draw:points="37,112 149,0 0,0 0,51">
          <text:p/>
        </draw:polygon>
        <draw:polygon draw:style-name="gr7" draw:text-style-name="P4" draw:layer="layout" svg:width="0.148cm" svg:height="0.148cm" svg:x="1.511cm" svg:y="4.633cm" svg:viewBox="0 0 149 149" draw:points="131,0 0,0 149,149 149,75">
          <text:p/>
        </draw:polygon>
        <draw:polygon draw:style-name="gr7" draw:text-style-name="P4" draw:layer="layout" svg:width="0.076cm" svg:height="0.148cm" svg:x="1.214cm" svg:y="2.702cm" svg:viewBox="0 0 77 149" draw:points="67,0 0,0 0,149 77,73">
          <text:p/>
        </draw:polygon>
        <draw:polygon draw:style-name="gr7" draw:text-style-name="P4" draw:layer="layout" svg:width="0.148cm" svg:height="0.148cm" svg:x="2.551cm" svg:y="8.346cm" svg:viewBox="0 0 149 149" draw:points="99,149 149,149 0,0 0,28">
          <text:p/>
        </draw:polygon>
        <draw:polygon draw:style-name="gr7" draw:text-style-name="P4" draw:layer="layout" svg:width="0.104cm" svg:height="0.149cm" svg:x="1.511cm" svg:y="4.484cm" svg:viewBox="0 0 105 150" draw:points="94,0 0,0 0,150 105,46">
          <text:p/>
        </draw:polygon>
        <draw:polygon draw:style-name="gr7" draw:text-style-name="P4" draw:layer="layout" svg:width="0.079cm" svg:height="0.297cm" svg:x="1.659cm" svg:y="4.781cm" svg:viewBox="0 0 80 298" draw:points="28,27 0,0 0,298 80,220">
          <text:p/>
        </draw:polygon>
        <draw:polygon draw:style-name="gr8" draw:text-style-name="P4" draw:layer="layout" svg:width="0.149cm" svg:height="0.149cm" svg:x="2.699cm" svg:y="8.494cm" svg:viewBox="0 0 150 150" draw:points="81,150 150,150 0,0 0,60">
          <text:p/>
        </draw:polygon>
        <draw:polygon draw:style-name="gr9" draw:text-style-name="P2" draw:layer="layout" svg:width="0.149cm" svg:height="0.149cm" svg:x="2.699cm" svg:y="8.494cm" svg:viewBox="0 0 150 150" draw:points="81,150 150,150 0,0 0,60">
          <text:p/>
        </draw:polygon>
        <draw:polygon draw:style-name="gr7" draw:text-style-name="P4" draw:layer="layout" svg:width="0.227cm" svg:height="0.149cm" svg:x="1.432cm" svg:y="5.969cm" svg:viewBox="0 0 228 150" draw:points="25,97 80,150 228,0 0,0">
          <text:p/>
        </draw:polygon>
        <draw:polygon draw:style-name="gr10" draw:text-style-name="P5" draw:layer="layout" svg:width="0.102cm" svg:height="0.038cm" svg:x="4.779cm" svg:y="8.159cm" svg:viewBox="0 0 103 39" draw:points="38,0 0,39 103,39">
          <text:p/>
        </draw:polygon>
        <draw:polygon draw:style-name="gr10" draw:text-style-name="P5" draw:layer="layout" svg:width="0.148cm" svg:height="0.149cm" svg:x="1.808cm" svg:y="4.781cm" svg:viewBox="0 0 149 150" draw:points="0,0 0,150 149,0">
          <text:p/>
        </draw:polygon>
        <draw:polygon draw:style-name="gr10" draw:text-style-name="P5" draw:layer="layout" svg:width="0.148cm" svg:height="0.149cm" svg:x="1.511cm" svg:y="3.741cm" svg:viewBox="0 0 149 150" draw:points="0,0 0,150 149,150">
          <text:p/>
        </draw:polygon>
        <draw:polygon draw:style-name="gr10" draw:text-style-name="P5" draw:layer="layout" svg:width="0.088cm" svg:height="0.065cm" svg:x="5.307cm" svg:y="8.429cm" svg:viewBox="0 0 89 66" draw:points="0,0 67,66 89,44">
          <text:p/>
        </draw:polygon>
        <draw:polygon draw:style-name="gr11" draw:text-style-name="P5" draw:layer="layout" svg:width="0.297cm" svg:height="0.149cm" svg:x="5.224cm" svg:y="8.494cm" svg:viewBox="0 0 298 150" draw:points="298,150 149,0 0,150">
          <text:p/>
        </draw:polygon>
        <draw:polygon draw:style-name="gr12" draw:text-style-name="P2" draw:layer="layout" svg:width="0.297cm" svg:height="0.149cm" svg:x="5.224cm" svg:y="8.494cm" svg:viewBox="0 0 298 150" draw:points="298,150 149,0 0,150">
          <text:p/>
        </draw:polygon>
        <draw:polygon draw:style-name="gr10" draw:text-style-name="P5" draw:layer="layout" svg:width="0.148cm" svg:height="0.149cm" svg:x="1.511cm" svg:y="3.147cm" svg:viewBox="0 0 149 150" draw:points="0,0 0,150 149,150">
          <text:p/>
        </draw:polygon>
        <draw:polygon draw:style-name="gr10" draw:text-style-name="P5" draw:layer="layout" svg:width="0.149cm" svg:height="0.148cm" svg:x="1.362cm" svg:y="2.108cm" svg:viewBox="0 0 150 149" draw:points="150,149 150,0 0,0">
          <text:p/>
        </draw:polygon>
        <draw:polygon draw:style-name="gr10" draw:text-style-name="P5" draw:layer="layout" svg:width="0.297cm" svg:height="0.297cm" svg:x="3.442cm" svg:y="7.455cm" svg:viewBox="0 0 298 298" draw:points="298,298 298,0 0,0">
          <text:p/>
        </draw:polygon>
        <draw:polygon draw:style-name="gr10" draw:text-style-name="P5" draw:layer="layout" svg:width="0.014cm" svg:height="0.006cm" svg:x="4.63cm" svg:y="8.043cm" svg:viewBox="0 0 15 7" draw:points="6,0 0,7 15,7">
          <text:p/>
        </draw:polygon>
        <draw:polygon draw:style-name="gr10" draw:text-style-name="P5" draw:layer="layout" svg:width="0.128cm" svg:height="0.128cm" svg:x="1.362cm" svg:y="1.513cm" svg:viewBox="0 0 129 129" draw:points="111,0 0,0 129,129">
          <text:p/>
        </draw:polygon>
        <draw:polygon draw:style-name="gr10" draw:text-style-name="P5" draw:layer="layout" svg:width="0.297cm" svg:height="0.148cm" svg:x="2.848cm" svg:y="7.158cm" svg:viewBox="0 0 298 149" draw:points="0,0 148,149 298,0">
          <text:p/>
        </draw:polygon>
        <draw:polygon draw:style-name="gr10" draw:text-style-name="P5" draw:layer="layout" svg:width="0.297cm" svg:height="0.148cm" svg:x="4.036cm" svg:y="8.346cm" svg:viewBox="0 0 298 149" draw:points="0,0 148,149 298,0">
          <text:p/>
        </draw:polygon>
        <draw:polygon draw:style-name="gr10" draw:text-style-name="P5" draw:layer="layout" svg:width="0.045cm" svg:height="0.046cm" svg:x="1.317cm" svg:y="2.953cm" svg:viewBox="0 0 46 47" draw:points="6,47 46,47 0,0">
          <text:p/>
        </draw:polygon>
        <draw:polygon draw:style-name="gr10" draw:text-style-name="P5" draw:layer="layout" svg:width="0.074cm" svg:height="0.149cm" svg:x="3.145cm" svg:y="6.712cm" svg:viewBox="0 0 75 150" draw:points="75,75 0,0 0,150">
          <text:p/>
        </draw:polygon>
        <draw:polygon draw:style-name="gr10" draw:text-style-name="P5" draw:layer="layout" svg:width="0.067cm" svg:height="0.046cm" svg:x="2.187cm" svg:y="6.267cm" svg:viewBox="0 0 68 47" draw:points="20,47 68,0 0,0">
          <text:p/>
        </draw:polygon>
        <draw:polygon draw:style-name="gr10" draw:text-style-name="P5" draw:layer="layout" svg:width="0.297cm" svg:height="0.149cm" svg:x="3.145cm" svg:y="7.009cm" svg:viewBox="0 0 298 150" draw:points="298,150 148,0 0,150">
          <text:p/>
        </draw:polygon>
        <draw:polygon draw:style-name="gr10" draw:text-style-name="P5" draw:layer="layout" svg:width="0.037cm" svg:height="0.037cm" svg:x="1.288cm" svg:y="0.548cm" svg:viewBox="0 0 38 38" draw:points="0,38 38,38 0,0">
          <text:p/>
        </draw:polygon>
        <draw:polygon draw:style-name="gr10" draw:text-style-name="P5" draw:layer="layout" svg:width="0.03cm" svg:height="0.054cm" svg:x="1.325cm" svg:y="0.561cm" svg:viewBox="0 0 31 55" draw:points="25,0 0,24 31,55">
          <text:p/>
        </draw:polygon>
        <draw:polygon draw:style-name="gr10" draw:text-style-name="P5" draw:layer="layout" svg:width="0.036cm" svg:height="0.114cm" svg:x="2.551cm" svg:y="5.558cm" svg:viewBox="0 0 37 115" draw:points="0,0 0,115 37,78">
          <text:p/>
        </draw:polygon>
        <draw:polygon draw:style-name="gr10" draw:text-style-name="P5" draw:layer="layout" svg:width="0.148cm" svg:height="0.149cm" svg:x="2.848cm" svg:y="6.563cm" svg:viewBox="0 0 149 150" draw:points="149,150 149,0 0,0">
          <text:p/>
        </draw:polygon>
        <draw:polygon draw:style-name="gr10" draw:text-style-name="P5" draw:layer="layout" svg:width="0.094cm" svg:height="0.094cm" svg:x="1.659cm" svg:y="2.999cm" svg:viewBox="0 0 95 95" draw:points="75,0 0,0 95,95">
          <text:p/>
        </draw:polygon>
        <draw:polygon draw:style-name="gr10" draw:text-style-name="P5" draw:layer="layout" svg:width="0.148cm" svg:height="0.149cm" svg:x="2.254cm" svg:y="5.375cm" svg:viewBox="0 0 149 150" draw:points="149,150 149,0 0,0">
          <text:p/>
        </draw:polygon>
        <draw:polygon draw:style-name="gr10" draw:text-style-name="P5" draw:layer="layout" svg:width="0.297cm" svg:height="0.149cm" svg:x="3.442cm" svg:y="7.306cm" svg:viewBox="0 0 298 150" draw:points="298,150 148,0 0,150">
          <text:p/>
        </draw:polygon>
        <draw:polygon draw:style-name="gr10" draw:text-style-name="P5" draw:layer="layout" svg:width="0.085cm" svg:height="0.053cm" svg:x="2.848cm" svg:y="6.214cm" svg:viewBox="0 0 86 54" draw:points="52,0 0,54 86,54">
          <text:p/>
        </draw:polygon>
        <draw:polygon draw:style-name="gr10" draw:text-style-name="P5" draw:layer="layout" svg:width="0.149cm" svg:height="0.149cm" svg:x="1.362cm" svg:y="2.553cm" svg:viewBox="0 0 150 150" draw:points="150,0 0,0 0,150">
          <text:p/>
        </draw:polygon>
        <draw:polygon draw:style-name="gr10" draw:text-style-name="P5" draw:layer="layout" svg:width="0.148cm" svg:height="0.149cm" svg:x="1.214cm" svg:y="1.662cm" svg:viewBox="0 0 149 150" draw:points="0,0 0,150 149,150">
          <text:p/>
        </draw:polygon>
        <draw:polygon draw:style-name="gr10" draw:text-style-name="P5" draw:layer="layout" svg:width="0.148cm" svg:height="0.149cm" svg:x="1.214cm" svg:y="1.216cm" svg:viewBox="0 0 149 150" draw:points="0,150 149,150 149,0">
          <text:p/>
        </draw:polygon>
        <draw:polygon draw:style-name="gr10" draw:text-style-name="P5" draw:layer="layout" svg:width="0.149cm" svg:height="0.148cm" svg:x="4.927cm" svg:y="8.346cm" svg:viewBox="0 0 150 149" draw:points="150,149 150,0 0,0">
          <text:p/>
        </draw:polygon>
        <draw:polygon draw:style-name="gr10" draw:text-style-name="P5" draw:layer="layout" svg:width="0.297cm" svg:height="0.297cm" svg:x="4.333cm" svg:y="8.049cm" svg:viewBox="0 0 298 298" draw:points="0,298 298,298 298,0">
          <text:p/>
        </draw:polygon>
        <draw:polygon draw:style-name="gr10" draw:text-style-name="P5" draw:layer="layout" svg:width="0.149cm" svg:height="0.149cm" svg:x="1.362cm" svg:y="1.959cm" svg:viewBox="0 0 150 150" draw:points="150,0 0,0 0,150">
          <text:p/>
        </draw:polygon>
        <draw:polygon draw:style-name="gr10" draw:text-style-name="P5" draw:layer="layout" svg:width="0.148cm" svg:height="0.148cm" svg:x="1.214cm" svg:y="1.068cm" svg:viewBox="0 0 149 149" draw:points="0,0 0,149 149,149">
          <text:p/>
        </draw:polygon>
        <draw:polygon draw:style-name="gr10" draw:text-style-name="P5" draw:layer="layout" svg:width="0.068cm" svg:height="0.037cm" svg:x="5.076cm" svg:y="8.309cm" svg:viewBox="0 0 69 38" draw:points="0,0 0,38 69,38">
          <text:p/>
        </draw:polygon>
        <draw:polygon draw:style-name="gr10" draw:text-style-name="P5" draw:layer="layout" svg:width="0.057cm" svg:height="0.031cm" svg:x="3.236cm" svg:y="7.9cm" svg:viewBox="0 0 58 32" draw:points="27,32 58,0 0,0">
          <text:p/>
        </draw:polygon>
        <draw:polygon draw:style-name="gr10" draw:text-style-name="P5" draw:layer="layout" svg:width="0.297cm" svg:height="0.297cm" svg:x="3.739cm" svg:y="7.752cm" svg:viewBox="0 0 298 298" draw:points="0,0 0,298 298,298">
          <text:p/>
        </draw:polygon>
        <draw:polygon draw:style-name="gr10" draw:text-style-name="P5" draw:layer="layout" svg:width="0.022cm" svg:height="0.066cm" svg:x="2.105cm" svg:y="4.418cm" svg:viewBox="0 0 23 67" draw:points="0,0 0,67 23,67">
          <text:p/>
        </draw:polygon>
        <draw:polygon draw:style-name="gr11" draw:text-style-name="P5" draw:layer="layout" svg:width="0.112cm" svg:height="0.046cm" svg:x="5.67cm" svg:y="8.597cm" svg:viewBox="0 0 113 47" draw:points="0,0 0,47 113,47">
          <text:p/>
        </draw:polygon>
        <draw:polygon draw:style-name="gr12" draw:text-style-name="P2" draw:layer="layout" svg:width="0.112cm" svg:height="0.046cm" svg:x="5.67cm" svg:y="8.597cm" svg:viewBox="0 0 113 47" draw:points="0,0 0,47 113,47">
          <text:p/>
        </draw:polygon>
        <draw:polygon draw:style-name="gr10" draw:text-style-name="P5" draw:layer="layout" svg:width="0.052cm" svg:height="0.042cm" svg:x="4.184cm" svg:y="7.71cm" svg:viewBox="0 0 53 43" draw:points="0,0 0,43 53,43">
          <text:p/>
        </draw:polygon>
        <draw:polygon draw:style-name="gr10" draw:text-style-name="P5" draw:layer="layout" svg:width="0.077cm" svg:height="0.121cm" svg:x="4.927cm" svg:y="8.225cm" svg:viewBox="0 0 78 122" draw:points="0,0 0,122 78,44">
          <text:p/>
        </draw:polygon>
        <draw:polygon draw:style-name="gr10" draw:text-style-name="P5" draw:layer="layout" svg:width="0.148cm" svg:height="0.148cm" svg:x="1.214cm" svg:y="1.811cm" svg:viewBox="0 0 149 149" draw:points="0,149 149,149 149,0">
          <text:p/>
        </draw:polygon>
        <draw:polygon draw:style-name="gr10" draw:text-style-name="P5" draw:layer="layout" svg:width="0.139cm" svg:height="0.14cm" svg:x="1.223cm" svg:y="2.265cm" svg:viewBox="0 0 140 141" draw:points="17,141 140,141 0,0">
          <text:p/>
        </draw:polygon>
        <draw:polygon draw:style-name="gr10" draw:text-style-name="P5" draw:layer="layout" svg:width="0.149cm" svg:height="0.297cm" svg:x="4.63cm" svg:y="8.049cm" svg:viewBox="0 0 150 298" draw:points="0,298 150,149 0,0">
          <text:p/>
        </draw:polygon>
        <draw:polygon draw:style-name="gr10" draw:text-style-name="P5" draw:layer="layout" svg:width="0.149cm" svg:height="0.148cm" svg:x="1.956cm" svg:y="4.633cm" svg:viewBox="0 0 150 149" draw:points="150,149 150,0 0,149">
          <text:p/>
        </draw:polygon>
        <draw:polygon draw:style-name="gr11" draw:text-style-name="P5" draw:layer="layout" svg:width="0.149cm" svg:height="0.297cm" svg:x="4.63cm" svg:y="8.346cm" svg:viewBox="0 0 150 298" draw:points="150,149 0,0 0,298">
          <text:p/>
        </draw:polygon>
        <draw:polygon draw:style-name="gr12" draw:text-style-name="P2" draw:layer="layout" svg:width="0.149cm" svg:height="0.297cm" svg:x="4.63cm" svg:y="8.346cm" svg:viewBox="0 0 150 298" draw:points="150,149 0,0 0,298">
          <text:p/>
        </draw:polygon>
        <draw:polygon draw:style-name="gr10" draw:text-style-name="P5" draw:layer="layout" svg:width="0.148cm" svg:height="0.148cm" svg:x="4.036cm" svg:y="7.752cm" svg:viewBox="0 0 149 149" draw:points="149,149 149,0 0,0">
          <text:p/>
        </draw:polygon>
        <draw:polygon draw:style-name="gr11" draw:text-style-name="P5" draw:layer="layout" svg:width="0.077cm" svg:height="0.111cm" svg:x="5.521cm" svg:y="8.532cm" svg:viewBox="0 0 78 112" draw:points="0,0 0,112 78,34">
          <text:p/>
        </draw:polygon>
        <draw:polygon draw:style-name="gr12" draw:text-style-name="P2" draw:layer="layout" svg:width="0.077cm" svg:height="0.111cm" svg:x="5.521cm" svg:y="8.532cm" svg:viewBox="0 0 78 112" draw:points="0,0 0,112 78,34">
          <text:p/>
        </draw:polygon>
        <draw:polygon draw:style-name="gr10" draw:text-style-name="P5" draw:layer="layout" svg:width="0.054cm" svg:height="0.045cm" svg:x="1.605cm" svg:y="4.484cm" svg:viewBox="0 0 55 46" draw:points="10,46 55,0 0,0">
          <text:p/>
        </draw:polygon>
        <draw:polygon draw:style-name="gr10" draw:text-style-name="P5" draw:layer="layout" svg:width="0.297cm" svg:height="0.148cm" svg:x="2.551cm" svg:y="6.861cm" svg:viewBox="0 0 298 149" draw:points="0,0 148,149 298,0">
          <text:p/>
        </draw:polygon>
        <draw:polygon draw:style-name="gr10" draw:text-style-name="P5" draw:layer="layout" svg:width="0.149cm" svg:height="0.149cm" svg:x="3.59cm" svg:y="8.197cm" svg:viewBox="0 0 150 150" draw:points="150,0 0,0 150,150">
          <text:p/>
        </draw:polygon>
        <draw:polygon draw:style-name="gr10" draw:text-style-name="P5" draw:layer="layout" svg:width="0.074cm" svg:height="0.038cm" svg:x="1.214cm" svg:y="0.659cm" svg:viewBox="0 0 75 39" draw:points="38,0 0,39 75,39">
          <text:p/>
        </draw:polygon>
        <draw:polygon draw:style-name="gr10" draw:text-style-name="P5" draw:layer="layout" svg:width="0.047cm" svg:height="0.145cm" svg:x="2.207cm" svg:y="6.267cm" svg:viewBox="0 0 48 146" draw:points="48,146 48,0 0,47">
          <text:p/>
        </draw:polygon>
        <draw:polygon draw:style-name="gr10" draw:text-style-name="P5" draw:layer="layout" svg:width="0.035cm" svg:height="0.054cm" svg:x="2.664cm" svg:y="7.158cm" svg:viewBox="0 0 36 55" draw:points="36,55 36,0 0,0">
          <text:p/>
        </draw:polygon>
        <draw:polygon draw:style-name="gr10" draw:text-style-name="P5" draw:layer="layout" svg:width="0.149cm" svg:height="0.149cm" svg:x="2.699cm" svg:y="7.009cm" svg:viewBox="0 0 150 150" draw:points="0,0 0,150 150,150">
          <text:p/>
        </draw:polygon>
        <draw:polygon draw:style-name="gr10" draw:text-style-name="P5" draw:layer="layout" svg:width="0.074cm" svg:height="0.038cm" svg:x="1.214cm" svg:y="0.399cm" svg:viewBox="0 0 75 39" draw:points="0,0 38,39 75,0">
          <text:p/>
        </draw:polygon>
        <draw:polygon draw:style-name="gr11" draw:text-style-name="P5" draw:layer="layout" svg:width="0.037cm" svg:height="0.074cm" svg:x="1.177cm" svg:y="0.325cm" svg:viewBox="0 0 38 75" draw:points="0,38 38,75 38,0">
          <text:p/>
        </draw:polygon>
        <draw:polygon draw:style-name="gr12" draw:text-style-name="P2" draw:layer="layout" svg:width="0.037cm" svg:height="0.074cm" svg:x="1.177cm" svg:y="0.325cm" svg:viewBox="0 0 38 75" draw:points="0,38 38,75 38,0">
          <text:p/>
        </draw:polygon>
        <draw:polygon draw:style-name="gr10" draw:text-style-name="P5" draw:layer="layout" svg:width="0.064cm" svg:height="0.032cm" svg:x="3.378cm" svg:y="8.049cm" svg:viewBox="0 0 65 33" draw:points="32,33 65,0 0,0">
          <text:p/>
        </draw:polygon>
        <draw:polygon draw:style-name="gr10" draw:text-style-name="P5" draw:layer="layout" svg:width="0.037cm" svg:height="0.075cm" svg:x="1.251cm" svg:y="0.399cm" svg:viewBox="0 0 38 76" draw:points="0,39 38,76 38,0">
          <text:p/>
        </draw:polygon>
        <draw:polygon draw:style-name="gr10" draw:text-style-name="P5" draw:layer="layout" svg:width="0.146cm" svg:height="0.146cm" svg:x="2.405cm" svg:y="6.715cm" svg:viewBox="0 0 147 147" draw:points="80,147 147,147 0,0">
          <text:p/>
        </draw:polygon>
        <draw:polygon draw:style-name="gr11" draw:text-style-name="P5" draw:layer="layout" svg:width="0.075cm" svg:height="0.074cm" svg:x="1.065cm" svg:y="0.325cm" svg:viewBox="0 0 76 75" draw:points="76,75 76,0 0,0">
          <text:p/>
        </draw:polygon>
        <draw:polygon draw:style-name="gr12" draw:text-style-name="P2" draw:layer="layout" svg:width="0.075cm" svg:height="0.074cm" svg:x="1.065cm" svg:y="0.325cm" svg:viewBox="0 0 76 75" draw:points="76,75 76,0 0,0">
          <text:p/>
        </draw:polygon>
        <draw:polygon draw:style-name="gr11" draw:text-style-name="P5" draw:layer="layout" svg:width="0.074cm" svg:height="0.037cm" svg:x="1.14cm" svg:y="0.362cm" svg:viewBox="0 0 75 38" draw:points="75,38 38,0 0,38">
          <text:p/>
        </draw:polygon>
        <draw:polygon draw:style-name="gr12" draw:text-style-name="P2" draw:layer="layout" svg:width="0.074cm" svg:height="0.037cm" svg:x="1.14cm" svg:y="0.362cm" svg:viewBox="0 0 75 38" draw:points="75,38 38,0 0,38">
          <text:p/>
        </draw:polygon>
        <draw:polygon draw:style-name="gr10" draw:text-style-name="P5" draw:layer="layout" svg:width="0.074cm" svg:height="0.037cm" svg:x="1.214cm" svg:y="0.437cm" svg:viewBox="0 0 75 38" draw:points="75,38 38,0 0,38">
          <text:p/>
        </draw:polygon>
        <draw:polygon draw:style-name="gr10" draw:text-style-name="P5" draw:layer="layout" svg:width="0.037cm" svg:height="0.075cm" svg:x="1.214cm" svg:y="0.399cm" svg:viewBox="0 0 38 76" draw:points="38,39 0,0 0,76">
          <text:p/>
        </draw:polygon>
        <draw:polygon draw:style-name="gr10" draw:text-style-name="P5" draw:layer="layout" svg:width="0.043cm" svg:height="0.113cm" svg:x="2.508cm" svg:y="6.861cm" svg:viewBox="0 0 44 114" draw:points="44,114 44,0 0,42">
          <text:p/>
        </draw:polygon>
        <draw:polygon draw:style-name="gr10" draw:text-style-name="P5" draw:layer="layout" svg:width="0.074cm" svg:height="0.075cm" svg:x="1.14cm" svg:y="0.399cm" svg:viewBox="0 0 75 76" draw:points="75,0 0,0 75,76">
          <text:p/>
        </draw:polygon>
        <draw:polygon draw:style-name="gr11" draw:text-style-name="P5" draw:layer="layout" svg:width="0.075cm" svg:height="0.149cm" svg:x="1.065cm" svg:y="0.325cm" svg:viewBox="0 0 76 150" draw:points="0,150 76,75 0,0">
          <text:p/>
        </draw:polygon>
        <draw:polygon draw:style-name="gr12" draw:text-style-name="P2" draw:layer="layout" svg:width="0.075cm" svg:height="0.149cm" svg:x="1.065cm" svg:y="0.325cm" svg:viewBox="0 0 76 150" draw:points="0,150 76,75 0,0">
          <text:p/>
        </draw:polygon>
        <draw:polygon draw:style-name="gr11" draw:text-style-name="P5" draw:layer="layout" svg:width="0.074cm" svg:height="0.037cm" svg:x="1.214cm" svg:y="0.325cm" svg:viewBox="0 0 75 38" draw:points="38,38 75,0 0,0">
          <text:p/>
        </draw:polygon>
        <draw:polygon draw:style-name="gr12" draw:text-style-name="P2" draw:layer="layout" svg:width="0.074cm" svg:height="0.037cm" svg:x="1.214cm" svg:y="0.325cm" svg:viewBox="0 0 75 38" draw:points="38,38 75,0 0,0">
          <text:p/>
        </draw:polygon>
        <draw:polygon draw:style-name="gr10" draw:text-style-name="P5" draw:layer="layout" svg:width="0.074cm" svg:height="0.037cm" svg:x="1.214cm" svg:y="0.474cm" svg:viewBox="0 0 75 38" draw:points="38,38 75,0 0,0">
          <text:p/>
        </draw:polygon>
        <draw:polygon draw:style-name="gr11" draw:text-style-name="P5" draw:layer="layout" svg:width="0.075cm" svg:height="0.075cm" svg:x="1.065cm" svg:y="0.622cm" svg:viewBox="0 0 76 76" draw:points="76,76 76,0 0,0">
          <text:p/>
        </draw:polygon>
        <draw:polygon draw:style-name="gr12" draw:text-style-name="P2" draw:layer="layout" svg:width="0.075cm" svg:height="0.075cm" svg:x="1.065cm" svg:y="0.622cm" svg:viewBox="0 0 76 76" draw:points="76,76 76,0 0,0">
          <text:p/>
        </draw:polygon>
        <draw:polygon draw:style-name="gr10" draw:text-style-name="P5" draw:layer="layout" svg:width="0.037cm" svg:height="0.037cm" svg:x="1.214cm" svg:y="0.511cm" svg:viewBox="0 0 38 38" draw:points="38,38 38,0 0,38">
          <text:p/>
        </draw:polygon>
        <draw:polygon draw:style-name="gr10" draw:text-style-name="P5" draw:layer="layout" svg:width="0.074cm" svg:height="0.074cm" svg:x="1.14cm" svg:y="0.548cm" svg:viewBox="0 0 75 75" draw:points="0,0 0,75 75,75">
          <text:p/>
        </draw:polygon>
        <draw:polygon draw:style-name="gr10" draw:text-style-name="P5" draw:layer="layout" svg:width="0.012cm" svg:height="0.013cm" svg:x="3.59cm" svg:y="7.145cm" svg:viewBox="0 0 13 14" draw:points="0,0 0,14 13,14">
          <text:p/>
        </draw:polygon>
        <draw:polygon draw:style-name="gr10" draw:text-style-name="P5" draw:layer="layout" svg:width="0.148cm" svg:height="0.148cm" svg:x="3.442cm" svg:y="7.158cm" svg:viewBox="0 0 149 149" draw:points="149,149 149,0 0,0">
          <text:p/>
        </draw:polygon>
        <draw:polygon draw:style-name="gr11" draw:text-style-name="P5" draw:layer="layout" svg:width="0.037cm" svg:height="0.074cm" svg:x="1.214cm" svg:y="0.325cm" svg:viewBox="0 0 38 75" draw:points="0,75 38,38 0,0">
          <text:p/>
        </draw:polygon>
        <draw:polygon draw:style-name="gr12" draw:text-style-name="P2" draw:layer="layout" svg:width="0.037cm" svg:height="0.074cm" svg:x="1.214cm" svg:y="0.325cm" svg:viewBox="0 0 38 75" draw:points="0,75 38,38 0,0">
          <text:p/>
        </draw:polygon>
        <draw:polygon draw:style-name="gr11" draw:text-style-name="P5" draw:layer="layout" svg:width="0.037cm" svg:height="0.074cm" svg:x="1.251cm" svg:y="0.325cm" svg:viewBox="0 0 38 75" draw:points="38,0 0,38 38,75">
          <text:p/>
        </draw:polygon>
        <draw:polygon draw:style-name="gr12" draw:text-style-name="P2" draw:layer="layout" svg:width="0.037cm" svg:height="0.074cm" svg:x="1.251cm" svg:y="0.325cm" svg:viewBox="0 0 38 75" draw:points="38,0 0,38 38,75">
          <text:p/>
        </draw:polygon>
        <draw:polygon draw:style-name="gr11" draw:text-style-name="P5" draw:layer="layout" svg:width="0.074cm" svg:height="0.037cm" svg:x="1.14cm" svg:y="0.325cm" svg:viewBox="0 0 75 38" draw:points="0,0 38,38 75,0">
          <text:p/>
        </draw:polygon>
        <draw:polygon draw:style-name="gr12" draw:text-style-name="P2" draw:layer="layout" svg:width="0.074cm" svg:height="0.037cm" svg:x="1.14cm" svg:y="0.325cm" svg:viewBox="0 0 75 38" draw:points="0,0 38,38 75,0">
          <text:p/>
        </draw:polygon>
        <draw:polygon draw:style-name="gr11" draw:text-style-name="P5" draw:layer="layout" svg:width="0.075cm" svg:height="0.074cm" svg:x="1.065cm" svg:y="0.548cm" svg:viewBox="0 0 76 75" draw:points="76,75 76,0 0,75">
          <text:p/>
        </draw:polygon>
        <draw:polygon draw:style-name="gr12" draw:text-style-name="P2" draw:layer="layout" svg:width="0.075cm" svg:height="0.074cm" svg:x="1.065cm" svg:y="0.548cm" svg:viewBox="0 0 76 75" draw:points="76,75 76,0 0,75">
          <text:p/>
        </draw:polygon>
        <draw:polygon draw:style-name="gr10" draw:text-style-name="P5" draw:layer="layout" svg:width="0.149cm" svg:height="0.148cm" svg:x="2.402cm" svg:y="6.415cm" svg:viewBox="0 0 150 149" draw:points="0,0 0,149 150,149">
          <text:p/>
        </draw:polygon>
        <draw:polygon draw:style-name="gr10" draw:text-style-name="P5" draw:layer="layout" svg:width="0.075cm" svg:height="0.147cm" svg:x="2.327cm" svg:y="6.563cm" svg:viewBox="0 0 76 148" draw:points="76,148 76,0 0,0">
          <text:p/>
        </draw:polygon>
        <draw:polygon draw:style-name="gr10" draw:text-style-name="P5" draw:layer="layout" svg:width="0.008cm" svg:height="0.008cm" svg:x="1.948cm" svg:y="5.664cm" svg:viewBox="0 0 9 9" draw:points="3,9 9,9 0,0">
          <text:p/>
        </draw:polygon>
        <draw:polygon draw:style-name="gr11" draw:text-style-name="P5" draw:layer="layout" svg:width="0.149cm" svg:height="0.074cm" svg:x="1.065cm" svg:y="0.474cm" svg:viewBox="0 0 150 75" draw:points="0,0 76,75 150,0">
          <text:p/>
        </draw:polygon>
        <draw:polygon draw:style-name="gr12" draw:text-style-name="P2" draw:layer="layout" svg:width="0.149cm" svg:height="0.074cm" svg:x="1.065cm" svg:y="0.474cm" svg:viewBox="0 0 150 75" draw:points="0,0 76,75 150,0">
          <text:p/>
        </draw:polygon>
        <draw:polygon draw:style-name="gr10" draw:text-style-name="P5" draw:layer="layout" svg:width="0.148cm" svg:height="0.075cm" svg:x="3.145cm" svg:y="6.786cm" svg:viewBox="0 0 149 76" draw:points="149,76 75,0 0,76">
          <text:p/>
        </draw:polygon>
        <draw:polygon draw:style-name="gr10" draw:text-style-name="P5" draw:layer="layout" svg:width="0.074cm" svg:height="0.075cm" svg:x="1.14cm" svg:y="0.622cm" svg:viewBox="0 0 75 76" draw:points="0,0 0,76 75,0">
          <text:p/>
        </draw:polygon>
        <draw:polygon draw:style-name="gr10" draw:text-style-name="P5" draw:layer="layout" svg:width="0.074cm" svg:height="0.148cm" svg:x="1.14cm" svg:y="0.771cm" svg:viewBox="0 0 75 149" draw:points="0,75 75,149 75,0">
          <text:p/>
        </draw:polygon>
        <draw:polygon draw:style-name="gr10" draw:text-style-name="P5" draw:layer="layout" svg:width="0.037cm" svg:height="0.037cm" svg:x="1.251cm" svg:y="0.585cm" svg:viewBox="0 0 38 38" draw:points="38,0 0,0 38,38">
          <text:p/>
        </draw:polygon>
        <draw:polygon draw:style-name="gr10" draw:text-style-name="P5" draw:layer="layout" svg:width="0.148cm" svg:height="0.149cm" svg:x="2.551cm" svg:y="5.969cm" svg:viewBox="0 0 149 150" draw:points="149,150 149,0 0,0">
          <text:p/>
        </draw:polygon>
        <draw:polygon draw:style-name="gr10" draw:text-style-name="P5" draw:layer="layout" svg:width="0.01cm" svg:height="0.084cm" svg:x="1.204cm" svg:y="2.108cm" svg:viewBox="0 0 11 85" draw:points="11,85 11,0 0,0">
          <text:p/>
        </draw:polygon>
        <draw:polygon draw:style-name="gr10" draw:text-style-name="P5" draw:layer="layout" svg:width="0.148cm" svg:height="0.149cm" svg:x="1.214cm" svg:y="1.959cm" svg:viewBox="0 0 149 150" draw:points="0,0 0,150 149,150">
          <text:p/>
        </draw:polygon>
        <draw:polygon draw:style-name="gr10" draw:text-style-name="P5" draw:layer="layout" svg:width="0.074cm" svg:height="0.074cm" svg:x="1.14cm" svg:y="0.697cm" svg:viewBox="0 0 75 75" draw:points="75,0 0,0 75,75">
          <text:p/>
        </draw:polygon>
        <draw:polygon draw:style-name="gr11" draw:text-style-name="P5" draw:layer="layout" svg:width="0.037cm" svg:height="0.074cm" svg:x="1.288cm" svg:y="0.325cm" svg:viewBox="0 0 38 75" draw:points="38,38 0,0 0,75">
          <text:p/>
        </draw:polygon>
        <draw:polygon draw:style-name="gr12" draw:text-style-name="P2" draw:layer="layout" svg:width="0.037cm" svg:height="0.074cm" svg:x="1.288cm" svg:y="0.325cm" svg:viewBox="0 0 38 75" draw:points="38,38 0,0 0,75">
          <text:p/>
        </draw:polygon>
        <draw:polygon draw:style-name="gr10" draw:text-style-name="P5" draw:layer="layout" svg:width="0.297cm" svg:height="0.149cm" svg:x="3.739cm" svg:y="7.603cm" svg:viewBox="0 0 298 150" draw:points="298,150 148,0 0,150">
          <text:p/>
        </draw:polygon>
        <draw:polygon draw:style-name="gr10" draw:text-style-name="P5" draw:layer="layout" svg:width="0.148cm" svg:height="0.149cm" svg:x="1.214cm" svg:y="0.919cm" svg:viewBox="0 0 149 150" draw:points="0,0 0,150 149,0">
          <text:p/>
        </draw:polygon>
        <draw:polygon draw:style-name="gr10" draw:text-style-name="P5" draw:layer="layout" svg:width="0.055cm" svg:height="0.036cm" svg:x="2.551cm" svg:y="5.636cm" svg:viewBox="0 0 56 37" draw:points="37,0 0,37 56,37">
          <text:p/>
        </draw:polygon>
        <draw:polygon draw:style-name="gr10" draw:text-style-name="P5" draw:layer="layout" svg:width="0.061cm" svg:height="0.113cm" svg:x="2.699cm" svg:y="5.856cm" svg:viewBox="0 0 62 114" draw:points="0,0 0,114 62,114">
          <text:p/>
        </draw:polygon>
        <draw:polygon draw:style-name="gr10" draw:text-style-name="P5" draw:layer="layout" svg:width="0.148cm" svg:height="0.148cm" svg:x="1.214cm" svg:y="1.365cm" svg:viewBox="0 0 149 149" draw:points="0,0 0,149 149,149">
          <text:p/>
        </draw:polygon>
        <draw:polygon draw:style-name="gr10" draw:text-style-name="P5" draw:layer="layout" svg:width="0.094cm" svg:height="0.095cm" svg:x="1.268cm" svg:y="2.607cm" svg:viewBox="0 0 95 96" draw:points="13,96 95,96 0,0">
          <text:p/>
        </draw:polygon>
        <draw:polygon draw:style-name="gr10" draw:text-style-name="P5" draw:layer="layout" svg:width="0.149cm" svg:height="0.075cm" svg:x="1.362cm" svg:y="3.147cm" svg:viewBox="0 0 150 76" draw:points="0,0 76,76 150,0">
          <text:p/>
        </draw:polygon>
        <draw:polygon draw:style-name="gr10" draw:text-style-name="P5" draw:layer="layout" svg:width="0.149cm" svg:height="0.296cm" svg:x="2.402cm" svg:y="6.267cm" svg:viewBox="0 0 150 297" draw:points="150,0 0,149 150,297">
          <text:p/>
        </draw:polygon>
        <draw:polygon draw:style-name="gr10" draw:text-style-name="P5" draw:layer="layout" svg:width="0.088cm" svg:height="0.063cm" svg:x="2.254cm" svg:y="5.015cm" svg:viewBox="0 0 89 64" draw:points="63,0 0,64 89,64">
          <text:p/>
        </draw:polygon>
        <draw:polygon draw:style-name="gr10" draw:text-style-name="P5" draw:layer="layout" svg:width="0.297cm" svg:height="0.148cm" svg:x="3.442cm" svg:y="8.049cm" svg:viewBox="0 0 298 149" draw:points="148,149 298,0 0,0">
          <text:p/>
        </draw:polygon>
        <draw:polygon draw:style-name="gr10" draw:text-style-name="P5" draw:layer="layout" svg:width="0.149cm" svg:height="0.148cm" svg:x="3.59cm" svg:y="8.049cm" svg:viewBox="0 0 150 149" draw:points="0,149 150,149 150,0">
          <text:p/>
        </draw:polygon>
        <draw:polygon draw:style-name="gr10" draw:text-style-name="P5" draw:layer="layout" svg:width="0.127cm" svg:height="0.08cm" svg:x="2.572cm" svg:y="7.009cm" svg:viewBox="0 0 128 81" draw:points="49,81 128,0 0,0">
          <text:p/>
        </draw:polygon>
        <draw:polygon draw:style-name="gr10" draw:text-style-name="P5" draw:layer="layout" svg:width="0.297cm" svg:height="0.298cm" svg:x="2.551cm" svg:y="6.563cm" svg:viewBox="0 0 298 299" draw:points="298,0 0,0 298,299">
          <text:p/>
        </draw:polygon>
        <draw:polygon draw:style-name="gr10" draw:text-style-name="P5" draw:layer="layout" svg:width="0.096cm" svg:height="0.162cm" svg:x="1.511cm" svg:y="2.19cm" svg:viewBox="0 0 97 163" draw:points="67,0 0,66 97,163">
          <text:p/>
        </draw:polygon>
        <draw:polygon draw:style-name="gr10" draw:text-style-name="P5" draw:layer="layout" svg:width="0.03cm" svg:height="0.062cm" svg:x="3.263cm" svg:y="7.9cm" svg:viewBox="0 0 31 63" draw:points="31,63 31,0 0,31">
          <text:p/>
        </draw:polygon>
        <draw:polygon draw:style-name="gr10" draw:text-style-name="P5" draw:layer="layout" svg:width="0.032cm" svg:height="0.063cm" svg:x="3.41cm" svg:y="8.049cm" svg:viewBox="0 0 33 64" draw:points="33,64 33,0 0,32">
          <text:p/>
        </draw:polygon>
        <draw:polygon draw:style-name="gr10" draw:text-style-name="P5" draw:layer="layout" svg:width="0.297cm" svg:height="0.148cm" svg:x="1.659cm" svg:y="4.039cm" svg:viewBox="0 0 298 149" draw:points="149,0 0,149 298,149">
          <text:p/>
        </draw:polygon>
        <draw:polygon draw:style-name="gr10" draw:text-style-name="P5" draw:layer="layout" svg:width="0.297cm" svg:height="0.297cm" svg:x="3.145cm" svg:y="7.158cm" svg:viewBox="0 0 298 298" draw:points="298,0 0,0 298,298">
          <text:p/>
        </draw:polygon>
        <draw:polygon draw:style-name="gr11" draw:text-style-name="P5" draw:layer="layout" svg:width="0.297cm" svg:height="0.297cm" svg:x="4.333cm" svg:y="8.346cm" svg:viewBox="0 0 298 298" draw:points="298,0 0,0 298,298">
          <text:p/>
        </draw:polygon>
        <draw:polygon draw:style-name="gr12" draw:text-style-name="P2" draw:layer="layout" svg:width="0.297cm" svg:height="0.297cm" svg:x="4.333cm" svg:y="8.346cm" svg:viewBox="0 0 298 298" draw:points="298,0 0,0 298,298">
          <text:p/>
        </draw:polygon>
        <draw:polygon draw:style-name="gr10" draw:text-style-name="P5" draw:layer="layout" svg:width="0.112cm" svg:height="0.164cm" svg:x="2.105cm" svg:y="4.58cm" svg:viewBox="0 0 113 165" draw:points="53,0 0,53 113,165">
          <text:p/>
        </draw:polygon>
        <draw:polygon draw:style-name="gr10" draw:text-style-name="P5" draw:layer="layout" svg:width="0.297cm" svg:height="0.148cm" svg:x="3.739cm" svg:y="8.346cm" svg:viewBox="0 0 298 149" draw:points="148,149 298,0 0,0">
          <text:p/>
        </draw:polygon>
        <draw:polygon draw:style-name="gr10" draw:text-style-name="P5" draw:layer="layout" svg:width="0.149cm" svg:height="0.297cm" svg:x="3.887cm" svg:y="8.049cm" svg:viewBox="0 0 150 298" draw:points="0,149 150,298 150,0">
          <text:p/>
        </draw:polygon>
        <draw:polygon draw:style-name="gr10" draw:text-style-name="P5" draw:layer="layout" svg:width="0.149cm" svg:height="0.074cm" svg:x="2.996cm" svg:y="6.712cm" svg:viewBox="0 0 150 75" draw:points="75,75 150,0 0,0">
          <text:p/>
        </draw:polygon>
        <draw:polygon draw:style-name="gr10" draw:text-style-name="P5" draw:layer="layout" svg:width="0.074cm" svg:height="0.06cm" svg:x="1.659cm" svg:y="2.939cm" svg:viewBox="0 0 75 61" draw:points="61,0 0,61 75,61">
          <text:p/>
        </draw:polygon>
        <draw:polygon draw:style-name="gr10" draw:text-style-name="P5" draw:layer="layout" svg:width="0.132cm" svg:height="0.111cm" svg:x="1.511cm" svg:y="2.442cm" svg:viewBox="0 0 133 112" draw:points="112,0 0,112 133,112">
          <text:p/>
        </draw:polygon>
        <draw:polygon draw:style-name="gr10" draw:text-style-name="P5" draw:layer="layout" svg:width="0.074cm" svg:height="0.074cm" svg:x="1.14cm" svg:y="0.548cm" svg:viewBox="0 0 75 75" draw:points="75,0 0,0 75,75">
          <text:p/>
        </draw:polygon>
        <draw:polygon draw:style-name="gr11" draw:text-style-name="P5" draw:layer="layout" svg:width="0.035cm" svg:height="0.066cm" svg:x="1.067cm" svg:y="0.698cm" svg:viewBox="0 0 36 67" draw:points="6,67 36,36 0,0">
          <text:p/>
        </draw:polygon>
        <draw:polygon draw:style-name="gr12" draw:text-style-name="P2" draw:layer="layout" svg:width="0.035cm" svg:height="0.066cm" svg:x="1.067cm" svg:y="0.698cm" svg:viewBox="0 0 36 67" draw:points="6,67 36,36 0,0">
          <text:p/>
        </draw:polygon>
        <draw:polygon draw:style-name="gr10" draw:text-style-name="P5" draw:layer="layout" svg:width="0.148cm" svg:height="0.148cm" svg:x="4.036cm" svg:y="8.346cm" svg:viewBox="0 0 149 149" draw:points="0,149 149,149 0,0">
          <text:p/>
        </draw:polygon>
        <draw:polygon draw:style-name="gr11" draw:text-style-name="P5" draw:layer="layout" svg:width="0.297cm" svg:height="0.297cm" svg:x="4.333cm" svg:y="8.346cm" svg:viewBox="0 0 298 298" draw:points="0,0 0,298 298,298">
          <text:p/>
        </draw:polygon>
        <draw:polygon draw:style-name="gr12" draw:text-style-name="P2" draw:layer="layout" svg:width="0.297cm" svg:height="0.297cm" svg:x="4.333cm" svg:y="8.346cm" svg:viewBox="0 0 298 298" draw:points="0,0 0,298 298,298">
          <text:p/>
        </draw:polygon>
        <draw:polygon draw:style-name="gr10" draw:text-style-name="P5" draw:layer="layout" svg:width="0.137cm" svg:height="0.216cm" svg:x="1.808cm" svg:y="3.662cm" svg:viewBox="0 0 138 217" draw:points="80,0 0,79 138,217">
          <text:p/>
        </draw:polygon>
        <draw:polygon draw:style-name="gr10" draw:text-style-name="P5" draw:layer="layout" svg:width="0.297cm" svg:height="0.296cm" svg:x="2.551cm" svg:y="6.267cm" svg:viewBox="0 0 298 297" draw:points="0,0 0,297 298,0">
          <text:p/>
        </draw:polygon>
        <draw:polygon draw:style-name="gr10" draw:text-style-name="P5" draw:layer="layout" svg:width="0.069cm" svg:height="0.021cm" svg:x="5.373cm" svg:y="8.473cm" svg:viewBox="0 0 70 22" draw:points="22,0 0,22 70,22">
          <text:p/>
        </draw:polygon>
        <draw:polygon draw:style-name="gr10" draw:text-style-name="P5" draw:layer="layout" svg:width="0.149cm" svg:height="0.148cm" svg:x="2.996cm" svg:y="7.455cm" svg:viewBox="0 0 150 149" draw:points="0,0 0,149 150,0">
          <text:p/>
        </draw:polygon>
        <draw:polygon draw:style-name="gr10" draw:text-style-name="P5" draw:layer="layout" svg:width="0.297cm" svg:height="0.148cm" svg:x="3.145cm" svg:y="7.752cm" svg:viewBox="0 0 298 149" draw:points="148,149 298,0 0,0">
          <text:p/>
        </draw:polygon>
        <draw:polygon draw:style-name="gr10" draw:text-style-name="P5" draw:layer="layout" svg:width="0.149cm" svg:height="0.297cm" svg:x="2.996cm" svg:y="7.158cm" svg:viewBox="0 0 150 298" draw:points="0,149 150,298 150,0">
          <text:p/>
        </draw:polygon>
        <draw:polygon draw:style-name="gr10" draw:text-style-name="P5" draw:layer="layout" svg:width="0.085cm" svg:height="0.12cm" svg:x="2.763cm" svg:y="7.306cm" svg:viewBox="0 0 86 121" draw:points="86,121 86,0 0,0">
          <text:p/>
        </draw:polygon>
        <draw:polygon draw:style-name="gr10" draw:text-style-name="P5" draw:layer="layout" svg:width="0.018cm" svg:height="0.074cm" svg:x="1.641cm" svg:y="4.633cm" svg:viewBox="0 0 19 75" draw:points="19,75 19,0 0,0">
          <text:p/>
        </draw:polygon>
        <draw:polygon draw:style-name="gr10" draw:text-style-name="P5" draw:layer="layout" svg:width="0.013cm" svg:height="0.012cm" svg:x="1.362cm" svg:y="0.771cm" svg:viewBox="0 0 14 13" draw:points="13,0 0,0 14,13">
          <text:p/>
        </draw:polygon>
        <draw:polygon draw:style-name="gr10" draw:text-style-name="P5" draw:layer="layout" svg:width="0.12cm" svg:height="0.1cm" svg:x="1.539cm" svg:y="4.187cm" svg:viewBox="0 0 121 101" draw:points="20,101 121,0 0,0">
          <text:p/>
        </draw:polygon>
        <draw:polygon draw:style-name="gr10" draw:text-style-name="P5" draw:layer="layout" svg:width="0.19cm" svg:height="0.136cm" svg:x="2.064cm" svg:y="5.969cm" svg:viewBox="0 0 191 137" draw:points="54,137 191,0 0,0">
          <text:p/>
        </draw:polygon>
        <draw:polygon draw:style-name="gr11" draw:text-style-name="P5" draw:layer="layout" svg:width="0.067cm" svg:height="0.122cm" svg:x="1.073cm" svg:y="0.779cm" svg:viewBox="0 0 68 123" draw:points="10,123 68,67 0,0">
          <text:p/>
        </draw:polygon>
        <draw:polygon draw:style-name="gr12" draw:text-style-name="P2" draw:layer="layout" svg:width="0.067cm" svg:height="0.122cm" svg:x="1.073cm" svg:y="0.779cm" svg:viewBox="0 0 68 123" draw:points="10,123 68,67 0,0">
          <text:p/>
        </draw:polygon>
        <draw:polygon draw:style-name="gr10" draw:text-style-name="P5" draw:layer="layout" svg:width="0.02cm" svg:height="0.036cm" svg:x="1.325cm" svg:y="0.495cm" svg:viewBox="0 0 21 37" draw:points="17,0 0,16 21,37">
          <text:p/>
        </draw:polygon>
        <draw:polygon draw:style-name="gr10" draw:text-style-name="P5" draw:layer="layout" svg:width="0.297cm" svg:height="0.297cm" svg:x="1.659cm" svg:y="4.187cm" svg:viewBox="0 0 298 298" draw:points="298,298 298,0 0,298">
          <text:p/>
        </draw:polygon>
        <draw:polygon draw:style-name="gr10" draw:text-style-name="P5" draw:layer="layout" svg:width="0.298cm" svg:height="0.149cm" svg:x="1.956cm" svg:y="5.375cm" svg:viewBox="0 0 299 150" draw:points="149,150 299,0 0,0">
          <text:p/>
        </draw:polygon>
        <draw:polygon draw:style-name="gr10" draw:text-style-name="P5" draw:layer="layout" svg:width="0.122cm" svg:height="0.192cm" svg:x="1.686cm" svg:y="4.808cm" svg:viewBox="0 0 123 193" draw:points="52,193 123,123 0,0">
          <text:p/>
        </draw:polygon>
        <draw:polygon draw:style-name="gr10" draw:text-style-name="P5" draw:layer="layout" svg:width="0.112cm" svg:height="0.111cm" svg:x="1.956cm" svg:y="4.187cm" svg:viewBox="0 0 113 112" draw:points="78,0 0,0 113,112">
          <text:p/>
        </draw:polygon>
        <draw:polygon draw:style-name="gr10" draw:text-style-name="P5" draw:layer="layout" svg:width="0.297cm" svg:height="0.297cm" svg:x="3.145cm" svg:y="7.455cm" svg:viewBox="0 0 298 298" draw:points="0,0 0,298 298,0">
          <text:p/>
        </draw:polygon>
        <draw:polygon draw:style-name="gr10" draw:text-style-name="P5" draw:layer="layout" svg:width="0.297cm" svg:height="0.297cm" svg:x="3.739cm" svg:y="7.752cm" svg:viewBox="0 0 298 298" draw:points="298,0 0,0 298,298">
          <text:p/>
        </draw:polygon>
        <draw:polygon draw:style-name="gr10" draw:text-style-name="P5" draw:layer="layout" svg:width="0.127cm" svg:height="0.221cm" svg:x="4.333cm" svg:y="7.828cm" svg:viewBox="0 0 128 222" draw:points="0,0 0,222 128,95">
          <text:p/>
        </draw:polygon>
        <draw:polygon draw:style-name="gr10" draw:text-style-name="P5" draw:layer="layout" svg:width="0.038cm" svg:height="0.062cm" svg:x="4.779cm" svg:y="8.135cm" svg:viewBox="0 0 39 63" draw:points="0,0 0,63 39,25">
          <text:p/>
        </draw:polygon>
        <draw:polygon draw:style-name="gr10" draw:text-style-name="P5" draw:layer="layout" svg:width="0.149cm" svg:height="0.149cm" svg:x="3.59cm" svg:y="7.306cm" svg:viewBox="0 0 150 150" draw:points="150,0 0,0 150,150">
          <text:p/>
        </draw:polygon>
        <draw:polygon draw:style-name="gr10" draw:text-style-name="P5" draw:layer="layout" svg:width="0.148cm" svg:height="0.297cm" svg:x="3.145cm" svg:y="6.861cm" svg:viewBox="0 0 149 298" draw:points="149,149 0,0 0,298">
          <text:p/>
        </draw:polygon>
        <draw:polygon draw:style-name="gr10" draw:text-style-name="P5" draw:layer="layout" svg:width="0.149cm" svg:height="0.149cm" svg:x="2.402cm" svg:y="6.118cm" svg:viewBox="0 0 150 150" draw:points="150,0 0,0 150,150">
          <text:p/>
        </draw:polygon>
        <draw:polygon draw:style-name="gr11" draw:text-style-name="P5" draw:layer="layout" svg:width="0.003cm" svg:height="0.003cm" svg:x="1.325cm" svg:y="0.361cm" svg:viewBox="0 0 4 4" draw:points="4,0 0,1 4,4">
          <text:p/>
        </draw:polygon>
        <draw:polygon draw:style-name="gr12" draw:text-style-name="P2" draw:layer="layout" svg:width="0.003cm" svg:height="0.003cm" svg:x="1.325cm" svg:y="0.361cm" svg:viewBox="0 0 4 4" draw:points="4,0 0,1 4,4">
          <text:p/>
        </draw:polygon>
        <draw:polygon draw:style-name="gr10" draw:text-style-name="P5" draw:layer="layout" svg:width="0.148cm" svg:height="0.297cm" svg:x="3.739cm" svg:y="7.455cm" svg:viewBox="0 0 149 298" draw:points="149,149 0,0 0,298">
          <text:p/>
        </draw:polygon>
        <draw:polygon draw:style-name="gr10" draw:text-style-name="P5" draw:layer="layout" svg:width="0.297cm" svg:height="0.297cm" svg:x="3.442cm" svg:y="7.752cm" svg:viewBox="0 0 298 298" draw:points="298,298 298,0 0,298">
          <text:p/>
        </draw:polygon>
        <draw:polygon draw:style-name="gr10" draw:text-style-name="P5" draw:layer="layout" svg:width="0.149cm" svg:height="0.297cm" svg:x="1.362cm" svg:y="2.702cm" svg:viewBox="0 0 150 298" draw:points="150,149 0,0 0,298">
          <text:p/>
        </draw:polygon>
        <draw:polygon draw:style-name="gr10" draw:text-style-name="P5" draw:layer="layout" svg:width="0.148cm" svg:height="0.297cm" svg:x="4.036cm" svg:y="7.752cm" svg:viewBox="0 0 149 298" draw:points="149,149 0,0 0,298">
          <text:p/>
        </draw:polygon>
        <draw:polygon draw:style-name="gr10" draw:text-style-name="P5" draw:layer="layout" svg:width="0.028cm" svg:height="0.054cm" svg:x="3.562cm" svg:y="8.197cm" svg:viewBox="0 0 29 55" draw:points="29,55 29,0 0,29">
          <text:p/>
        </draw:polygon>
        <draw:polygon draw:style-name="gr10" draw:text-style-name="P5" draw:layer="layout" svg:width="0.297cm" svg:height="0.149cm" svg:x="4.63cm" svg:y="8.197cm" svg:viewBox="0 0 298 150" draw:points="149,0 0,150 298,150">
          <text:p/>
        </draw:polygon>
        <draw:polygon draw:style-name="gr11" draw:text-style-name="P5" draw:layer="layout" svg:width="0.075cm" svg:height="0.148cm" svg:x="1.065cm" svg:y="0.474cm" svg:viewBox="0 0 76 149" draw:points="76,75 0,0 0,149">
          <text:p/>
        </draw:polygon>
        <draw:polygon draw:style-name="gr12" draw:text-style-name="P2" draw:layer="layout" svg:width="0.075cm" svg:height="0.148cm" svg:x="1.065cm" svg:y="0.474cm" svg:viewBox="0 0 76 149" draw:points="76,75 0,0 0,149">
          <text:p/>
        </draw:polygon>
        <draw:polygon draw:style-name="gr10" draw:text-style-name="P5" draw:layer="layout" svg:width="0.148cm" svg:height="0.148cm" svg:x="1.214cm" svg:y="1.365cm" svg:viewBox="0 0 149 149" draw:points="149,0 0,0 149,149">
          <text:p/>
        </draw:polygon>
        <draw:polygon draw:style-name="gr10" draw:text-style-name="P5" draw:layer="layout" svg:width="0.084cm" svg:height="0.183cm" svg:x="3.442cm" svg:y="6.975cm" svg:viewBox="0 0 85 184" draw:points="0,0 0,184 85,100">
          <text:p/>
        </draw:polygon>
        <draw:polygon draw:style-name="gr10" draw:text-style-name="P5" draw:layer="layout" svg:width="0.003cm" svg:height="0.003cm" svg:x="3.739cm" svg:y="7.303cm" svg:viewBox="0 0 4 4" draw:points="0,0 0,4 4,4">
          <text:p/>
        </draw:polygon>
        <draw:polygon draw:style-name="gr10" draw:text-style-name="P5" draw:layer="layout" svg:width="0.148cm" svg:height="0.148cm" svg:x="2.254cm" svg:y="5.227cm" svg:viewBox="0 0 149 149" draw:points="149,149 149,0 0,149">
          <text:p/>
        </draw:polygon>
        <draw:polygon draw:style-name="gr10" draw:text-style-name="P5" draw:layer="layout" svg:width="0.298cm" svg:height="0.297cm" svg:x="1.956cm" svg:y="5.078cm" svg:viewBox="0 0 299 298" draw:points="0,0 0,298 299,0">
          <text:p/>
        </draw:polygon>
        <draw:polygon draw:style-name="gr11" draw:text-style-name="P5" draw:layer="layout" svg:width="0.037cm" svg:height="0.074cm" svg:x="1.14cm" svg:y="0.325cm" svg:viewBox="0 0 38 75" draw:points="38,38 0,0 0,75">
          <text:p/>
        </draw:polygon>
        <draw:polygon draw:style-name="gr12" draw:text-style-name="P2" draw:layer="layout" svg:width="0.037cm" svg:height="0.074cm" svg:x="1.14cm" svg:y="0.325cm" svg:viewBox="0 0 38 75" draw:points="38,38 0,0 0,75">
          <text:p/>
        </draw:polygon>
        <draw:polygon draw:style-name="gr10" draw:text-style-name="P5" draw:layer="layout" svg:width="0.148cm" svg:height="0.148cm" svg:x="3.739cm" svg:y="8.049cm" svg:viewBox="0 0 149 149" draw:points="0,149 149,149 0,0">
          <text:p/>
        </draw:polygon>
        <draw:polygon draw:style-name="gr11" draw:text-style-name="P5" draw:layer="layout" svg:width="0.149cm" svg:height="0.297cm" svg:x="4.184cm" svg:y="8.346cm" svg:viewBox="0 0 150 298" draw:points="0,149 150,298 150,0">
          <text:p/>
        </draw:polygon>
        <draw:polygon draw:style-name="gr12" draw:text-style-name="P2" draw:layer="layout" svg:width="0.149cm" svg:height="0.297cm" svg:x="4.184cm" svg:y="8.346cm" svg:viewBox="0 0 150 298" draw:points="0,149 150,298 150,0">
          <text:p/>
        </draw:polygon>
        <draw:polygon draw:style-name="gr10" draw:text-style-name="P5" draw:layer="layout" svg:width="0.018cm" svg:height="0.033cm" svg:x="3.721cm" svg:y="8.346cm" svg:viewBox="0 0 19 34" draw:points="19,34 19,0 0,18">
          <text:p/>
        </draw:polygon>
        <draw:polygon draw:style-name="gr10" draw:text-style-name="P5" draw:layer="layout" svg:width="0.297cm" svg:height="0.297cm" svg:x="4.333cm" svg:y="8.049cm" svg:viewBox="0 0 298 298" draw:points="0,0 0,298 298,0">
          <text:p/>
        </draw:polygon>
        <draw:polygon draw:style-name="gr10" draw:text-style-name="P5" draw:layer="layout" svg:width="0.097cm" svg:height="0.178cm" svg:x="1.117cm" svg:y="1.268cm" svg:viewBox="0 0 98 179" draw:points="16,179 98,98 0,0">
          <text:p/>
        </draw:polygon>
        <draw:polygon draw:style-name="gr10" draw:text-style-name="P5" draw:layer="layout" svg:width="0.037cm" svg:height="0.037cm" svg:x="1.288cm" svg:y="0.474cm" svg:viewBox="0 0 38 38" draw:points="0,38 38,38 0,0">
          <text:p/>
        </draw:polygon>
        <draw:polygon draw:style-name="gr11" draw:text-style-name="P5" draw:layer="layout" svg:width="0.149cm" svg:height="0.075cm" svg:x="1.065cm" svg:y="0.399cm" svg:viewBox="0 0 150 76" draw:points="76,0 0,76 150,76">
          <text:p/>
        </draw:polygon>
        <draw:polygon draw:style-name="gr12" draw:text-style-name="P2" draw:layer="layout" svg:width="0.149cm" svg:height="0.075cm" svg:x="1.065cm" svg:y="0.399cm" svg:viewBox="0 0 150 76" draw:points="76,0 0,76 150,76">
          <text:p/>
        </draw:polygon>
        <draw:polygon draw:style-name="gr10" draw:text-style-name="P5" draw:layer="layout" svg:width="0.297cm" svg:height="0.297cm" svg:x="3.145cm" svg:y="7.158cm" svg:viewBox="0 0 298 298" draw:points="0,0 0,298 298,298">
          <text:p/>
        </draw:polygon>
        <draw:polygon draw:style-name="gr11" draw:text-style-name="P5" draw:layer="layout" svg:width="0.148cm" svg:height="0.149cm" svg:x="4.779cm" svg:y="8.494cm" svg:viewBox="0 0 149 150" draw:points="149,0 0,0 149,150">
          <text:p/>
        </draw:polygon>
        <draw:polygon draw:style-name="gr12" draw:text-style-name="P2" draw:layer="layout" svg:width="0.148cm" svg:height="0.149cm" svg:x="4.779cm" svg:y="8.494cm" svg:viewBox="0 0 149 150" draw:points="149,0 0,0 149,150">
          <text:p/>
        </draw:polygon>
        <draw:polygon draw:style-name="gr10" draw:text-style-name="P5" draw:layer="layout" svg:width="0.14cm" svg:height="0.24cm" svg:x="1.371cm" svg:y="3.304cm" svg:viewBox="0 0 141 241" draw:points="40,241 141,140 0,0">
          <text:p/>
        </draw:polygon>
        <draw:polygon draw:style-name="gr10" draw:text-style-name="P5" draw:layer="layout" svg:width="0.003cm" svg:height="0.012cm" svg:x="1.805cm" svg:y="5.227cm" svg:viewBox="0 0 4 13" draw:points="4,13 4,0 0,3">
          <text:p/>
        </draw:polygon>
        <draw:polygon draw:style-name="gr11" draw:text-style-name="P5" draw:layer="layout" svg:width="0.074cm" svg:height="0.037cm" svg:x="1.214cm" svg:y="0.362cm" svg:viewBox="0 0 75 38" draw:points="38,0 0,38 75,38">
          <text:p/>
        </draw:polygon>
        <draw:polygon draw:style-name="gr12" draw:text-style-name="P2" draw:layer="layout" svg:width="0.074cm" svg:height="0.037cm" svg:x="1.214cm" svg:y="0.362cm" svg:viewBox="0 0 75 38" draw:points="38,0 0,38 75,38">
          <text:p/>
        </draw:polygon>
        <draw:polygon draw:style-name="gr10" draw:text-style-name="P5" draw:layer="layout" svg:width="0.09cm" svg:height="0.168cm" svg:x="4.036cm" svg:y="7.584cm" svg:viewBox="0 0 91 169" draw:points="0,0 0,169 91,79">
          <text:p/>
        </draw:polygon>
        <draw:polygon draw:style-name="gr10" draw:text-style-name="P5" draw:layer="layout" svg:width="0.148cm" svg:height="0.149cm" svg:x="1.214cm" svg:y="1.959cm" svg:viewBox="0 0 149 150" draw:points="149,0 0,0 149,150">
          <text:p/>
        </draw:polygon>
        <draw:polygon draw:style-name="gr10" draw:text-style-name="P5" draw:layer="layout" svg:width="0.012cm" svg:height="0.012cm" svg:x="3.886cm" svg:y="8.494cm" svg:viewBox="0 0 13 13" draw:points="13,13 1,0 0,3">
          <text:p/>
        </draw:polygon>
        <draw:polygon draw:style-name="gr10" draw:text-style-name="P5" draw:layer="layout" svg:width="0.074cm" svg:height="0.148cm" svg:x="1.511cm" svg:y="2.999cm" svg:viewBox="0 0 75 149" draw:points="75,75 0,0 0,149">
          <text:p/>
        </draw:polygon>
        <draw:polygon draw:style-name="gr10" draw:text-style-name="P5" draw:layer="layout" svg:width="0.03cm" svg:height="0.053cm" svg:x="1.184cm" svg:y="1.93cm" svg:viewBox="0 0 31 54" draw:points="6,54 31,30 0,0">
          <text:p/>
        </draw:polygon>
        <draw:polygon draw:style-name="gr10" draw:text-style-name="P5" draw:layer="layout" svg:width="0.08cm" svg:height="0.08cm" svg:x="1.362cm" svg:y="1.216cm" svg:viewBox="0 0 81 81" draw:points="71,0 0,0 81,81">
          <text:p/>
        </draw:polygon>
        <draw:polygon draw:style-name="gr10" draw:text-style-name="P5" draw:layer="layout" svg:width="0.148cm" svg:height="0.148cm" svg:x="1.214cm" svg:y="0.771cm" svg:viewBox="0 0 149 149" draw:points="149,0 0,0 149,149">
          <text:p/>
        </draw:polygon>
        <draw:polygon draw:style-name="gr10" draw:text-style-name="P5" draw:layer="layout" svg:width="0.1cm" svg:height="0.073cm" svg:x="2.005cm" svg:y="5.821cm" svg:viewBox="0 0 101 74" draw:points="28,74 101,0 0,0">
          <text:p/>
        </draw:polygon>
        <draw:polygon draw:style-name="gr10" draw:text-style-name="P5" draw:layer="layout" svg:width="0.297cm" svg:height="0.148cm" svg:x="2.254cm" svg:y="5.821cm" svg:viewBox="0 0 298 149" draw:points="148,0 0,149 298,149">
          <text:p/>
        </draw:polygon>
        <draw:polygon draw:style-name="gr10" draw:text-style-name="P5" draw:layer="layout" svg:width="0.038cm" svg:height="0.074cm" svg:x="1.102cm" svg:y="0.697cm" svg:viewBox="0 0 39 75" draw:points="0,38 39,75 39,0">
          <text:p/>
        </draw:polygon>
        <draw:polygon draw:style-name="gr10" draw:text-style-name="P5" draw:layer="layout" svg:width="0.145cm" svg:height="0.092cm" svg:x="2.699cm" svg:y="6.026cm" svg:viewBox="0 0 146 93" draw:points="92,0 0,93 146,93">
          <text:p/>
        </draw:polygon>
        <draw:polygon draw:style-name="gr10" draw:text-style-name="P5" draw:layer="layout" svg:width="0.147cm" svg:height="0.1cm" svg:x="2.255cm" svg:y="6.415cm" svg:viewBox="0 0 148 101" draw:points="48,101 148,0 0,0">
          <text:p/>
        </draw:polygon>
        <draw:polygon draw:style-name="gr10" draw:text-style-name="P5" draw:layer="layout" svg:width="0.297cm" svg:height="0.297cm" svg:x="4.036cm" svg:y="8.049cm" svg:viewBox="0 0 298 298" draw:points="0,298 298,298 0,0">
          <text:p/>
        </draw:polygon>
        <draw:polygon draw:style-name="gr10" draw:text-style-name="P5" draw:layer="layout" svg:width="0.09cm" svg:height="0.124cm" svg:x="3.145cm" svg:y="6.588cm" svg:viewBox="0 0 91 125" draw:points="0,0 0,125 91,125">
          <text:p/>
        </draw:polygon>
        <draw:polygon draw:style-name="gr10" draw:text-style-name="P5" draw:layer="layout" svg:width="0.006cm" svg:height="0.01cm" svg:x="1.505cm" svg:y="4.033cm" svg:viewBox="0 0 7 11" draw:points="2,11 7,7 0,0">
          <text:p/>
        </draw:polygon>
        <draw:polygon draw:style-name="gr10" draw:text-style-name="P5" draw:layer="layout" svg:width="0.133cm" svg:height="0.091cm" svg:x="2.402cm" svg:y="5.433cm" svg:viewBox="0 0 134 92" draw:points="92,0 0,92 134,92">
          <text:p/>
        </draw:polygon>
        <draw:polygon draw:style-name="gr10" draw:text-style-name="P5" draw:layer="layout" svg:width="0.297cm" svg:height="0.149cm" svg:x="2.848cm" svg:y="7.009cm" svg:viewBox="0 0 298 150" draw:points="148,0 0,150 298,150">
          <text:p/>
        </draw:polygon>
        <draw:polygon draw:style-name="gr10" draw:text-style-name="P5" draw:layer="layout" svg:width="0.149cm" svg:height="0.297cm" svg:x="1.362cm" svg:y="2.108cm" svg:viewBox="0 0 150 298" draw:points="150,149 0,0 0,298">
          <text:p/>
        </draw:polygon>
        <draw:polygon draw:style-name="gr10" draw:text-style-name="P5" draw:layer="layout" svg:width="0.148cm" svg:height="0.297cm" svg:x="1.808cm" svg:y="4.781cm" svg:viewBox="0 0 149 298" draw:points="0,150 149,298 149,0">
          <text:p/>
        </draw:polygon>
        <draw:polygon draw:style-name="gr10" draw:text-style-name="P5" draw:layer="layout" svg:width="0.297cm" svg:height="0.297cm" svg:x="3.442cm" svg:y="7.455cm" svg:viewBox="0 0 298 298" draw:points="0,298 298,298 0,0">
          <text:p/>
        </draw:polygon>
        <draw:polygon draw:style-name="gr10" draw:text-style-name="P5" draw:layer="layout" svg:width="0.008cm" svg:height="0.018cm" svg:x="2.988cm" svg:y="7.603cm" svg:viewBox="0 0 9 19" draw:points="9,19 9,0 0,9">
          <text:p/>
        </draw:polygon>
        <draw:polygon draw:style-name="gr10" draw:text-style-name="P5" draw:layer="layout" svg:width="0.03cm" svg:height="0.082cm" svg:x="2.254cm" svg:y="4.848cm" svg:viewBox="0 0 31 83" draw:points="0,0 0,83 31,83">
          <text:p/>
        </draw:polygon>
        <draw:polygon draw:style-name="gr10" draw:text-style-name="P5" draw:layer="layout" svg:width="0.149cm" svg:height="0.297cm" svg:x="1.956cm" svg:y="4.484cm" svg:viewBox="0 0 150 298" draw:points="150,150 0,0 0,298">
          <text:p/>
        </draw:polygon>
        <draw:polygon draw:style-name="gr10" draw:text-style-name="P5" draw:layer="layout" svg:width="0.017cm" svg:height="0.107cm" svg:x="1.345cm" svg:y="3.147cm" svg:viewBox="0 0 18 108" draw:points="18,108 18,0 0,0">
          <text:p/>
        </draw:polygon>
        <draw:polygon draw:style-name="gr10" draw:text-style-name="P5" draw:layer="layout" svg:width="0.034cm" svg:height="0.117cm" svg:x="1.956cm" svg:y="3.922cm" svg:viewBox="0 0 35 118" draw:points="0,0 0,118 35,118">
          <text:p/>
        </draw:polygon>
        <draw:polygon draw:style-name="gr10" draw:text-style-name="P5" draw:layer="layout" svg:width="0.148cm" svg:height="0.148cm" svg:x="2.848cm" svg:y="6.415cm" svg:viewBox="0 0 149 149" draw:points="149,149 149,0 0,149">
          <text:p/>
        </draw:polygon>
        <draw:polygon draw:style-name="gr10" draw:text-style-name="P5" draw:layer="layout" svg:width="0.012cm" svg:height="0.093cm" svg:x="1.362cm" svg:y="0.678cm" svg:viewBox="0 0 13 94" draw:points="0,0 0,94 13,94">
          <text:p/>
        </draw:polygon>
        <draw:polygon draw:style-name="gr10" draw:text-style-name="P5" draw:layer="layout" svg:width="0.149cm" svg:height="0.149cm" svg:x="1.956cm" svg:y="4.484cm" svg:viewBox="0 0 150 150" draw:points="150,150 150,0 0,0">
          <text:p/>
        </draw:polygon>
        <draw:polygon draw:style-name="gr10" draw:text-style-name="P5" draw:layer="layout" svg:width="0.022cm" svg:height="0.047cm" svg:x="3.123cm" svg:y="7.752cm" svg:viewBox="0 0 23 48" draw:points="23,48 23,0 0,22">
          <text:p/>
        </draw:polygon>
        <draw:polygon draw:style-name="gr10" draw:text-style-name="P5" draw:layer="layout" svg:width="0.149cm" svg:height="0.149cm" svg:x="1.956cm" svg:y="4.781cm" svg:viewBox="0 0 150 150" draw:points="150,150 150,0 0,0">
          <text:p/>
        </draw:polygon>
        <draw:polygon draw:style-name="gr10" draw:text-style-name="P5" draw:layer="layout" svg:width="0.037cm" svg:height="0.075cm" svg:x="1.288cm" svg:y="0.399cm" svg:viewBox="0 0 38 76" draw:points="0,76 38,39 0,0">
          <text:p/>
        </draw:polygon>
        <draw:polygon draw:style-name="gr10" draw:text-style-name="P5" draw:layer="layout" svg:width="0.149cm" svg:height="0.149cm" svg:x="1.362cm" svg:y="2.85cm" svg:viewBox="0 0 150 150" draw:points="150,150 150,0 0,150">
          <text:p/>
        </draw:polygon>
        <draw:polygon draw:style-name="gr10" draw:text-style-name="P5" draw:layer="layout" svg:width="0cm" svg:height="0.001cm" svg:x="2.402cm" svg:y="5.225cm" svg:viewBox="0 0 1 2" draw:points="0,0 0,2 1,1">
          <text:p/>
        </draw:polygon>
        <draw:polygon draw:style-name="gr10" draw:text-style-name="P5" draw:layer="layout" svg:width="0.148cm" svg:height="0.074cm" svg:x="1.511cm" svg:y="2.925cm" svg:viewBox="0 0 149 75" draw:points="75,0 0,75 149,75">
          <text:p/>
        </draw:polygon>
        <draw:polygon draw:style-name="gr10" draw:text-style-name="P5" draw:layer="layout" svg:width="0.037cm" svg:height="0.037cm" svg:x="1.288cm" svg:y="0.548cm" svg:viewBox="0 0 38 38" draw:points="38,38 38,0 0,0">
          <text:p/>
        </draw:polygon>
        <draw:polygon draw:style-name="gr10" draw:text-style-name="P5" draw:layer="layout" svg:width="0.148cm" svg:height="0.149cm" svg:x="2.551cm" svg:y="6.118cm" svg:viewBox="0 0 149 150" draw:points="149,0 0,0 0,150">
          <text:p/>
        </draw:polygon>
        <draw:polygon draw:style-name="gr10" draw:text-style-name="P5" draw:layer="layout" svg:width="0.011cm" svg:height="0.019cm" svg:x="1.325cm" svg:y="0.428cm" svg:viewBox="0 0 12 20" draw:points="9,0 0,9 12,20">
          <text:p/>
        </draw:polygon>
        <draw:polygon draw:style-name="gr10" draw:text-style-name="P5" draw:layer="layout" svg:width="0.297cm" svg:height="0.149cm" svg:x="2.254cm" svg:y="5.969cm" svg:viewBox="0 0 298 150" draw:points="0,0 148,150 298,0">
          <text:p/>
        </draw:polygon>
        <draw:polygon draw:style-name="gr10" draw:text-style-name="P5" draw:layer="layout" svg:width="0.074cm" svg:height="0.148cm" svg:x="1.437cm" svg:y="2.999cm" svg:viewBox="0 0 75 149" draw:points="75,0 0,75 75,149">
          <text:p/>
        </draw:polygon>
        <draw:polygon draw:style-name="gr10" draw:text-style-name="P5" draw:layer="layout" svg:width="0.037cm" svg:height="0.074cm" svg:x="1.214cm" svg:y="0.548cm" svg:viewBox="0 0 38 75" draw:points="38,38 0,0 0,75">
          <text:p/>
        </draw:polygon>
        <draw:polygon draw:style-name="gr10" draw:text-style-name="P5" draw:layer="layout" svg:width="0.149cm" svg:height="0.074cm" svg:x="1.362cm" svg:y="2.999cm" svg:viewBox="0 0 150 75" draw:points="76,75 150,0 0,0">
          <text:p/>
        </draw:polygon>
        <draw:polygon draw:style-name="gr10" draw:text-style-name="P5" draw:layer="layout" svg:width="0.074cm" svg:height="0.149cm" svg:x="2.996cm" svg:y="6.712cm" svg:viewBox="0 0 75 150" draw:points="0,150 75,75 0,0">
          <text:p/>
        </draw:polygon>
        <draw:polygon draw:style-name="gr10" draw:text-style-name="P5" draw:layer="layout" svg:width="0.148cm" svg:height="0.297cm" svg:x="2.848cm" svg:y="6.861cm" svg:viewBox="0 0 149 298" draw:points="0,298 149,149 0,0">
          <text:p/>
        </draw:polygon>
        <draw:polygon draw:style-name="gr10" draw:text-style-name="P5" draw:layer="layout" svg:width="0.148cm" svg:height="0.074cm" svg:x="1.511cm" svg:y="2.999cm" svg:viewBox="0 0 149 75" draw:points="0,0 75,75 149,0">
          <text:p/>
        </draw:polygon>
        <draw:polygon draw:style-name="gr10" draw:text-style-name="P5" draw:layer="layout" svg:width="0.074cm" svg:height="0.148cm" svg:x="1.585cm" svg:y="2.999cm" svg:viewBox="0 0 75 149" draw:points="0,75 75,149 75,0">
          <text:p/>
        </draw:polygon>
        <draw:polygon draw:style-name="gr10" draw:text-style-name="P5" draw:layer="layout" svg:width="0.297cm" svg:height="0.148cm" svg:x="1.362cm" svg:y="2.702cm" svg:viewBox="0 0 298 149" draw:points="0,0 149,149 298,0">
          <text:p/>
        </draw:polygon>
        <draw:polygon draw:style-name="gr10" draw:text-style-name="P5" draw:layer="layout" svg:width="0.037cm" svg:height="0.037cm" svg:x="1.251cm" svg:y="0.548cm" svg:viewBox="0 0 38 38" draw:points="0,38 38,38 38,0">
          <text:p/>
        </draw:polygon>
        <draw:polygon draw:style-name="gr10" draw:text-style-name="P5" draw:layer="layout" svg:width="0.074cm" svg:height="0.149cm" svg:x="1.585cm" svg:y="2.85cm" svg:viewBox="0 0 75 150" draw:points="75,0 0,76 75,150">
          <text:p/>
        </draw:polygon>
        <draw:polygon draw:style-name="gr10" draw:text-style-name="P5" draw:layer="layout" svg:width="0.037cm" svg:height="0.037cm" svg:x="1.288cm" svg:y="0.585cm" svg:viewBox="0 0 38 38" draw:points="38,0 0,0 0,38">
          <text:p/>
        </draw:polygon>
        <draw:polygon draw:style-name="gr10" draw:text-style-name="P5" draw:layer="layout" svg:width="0.149cm" svg:height="0.075cm" svg:x="2.996cm" svg:y="6.786cm" svg:viewBox="0 0 150 76" draw:points="75,0 0,76 150,76">
          <text:p/>
        </draw:polygon>
        <draw:polygon draw:style-name="gr10" draw:text-style-name="P5" draw:layer="layout" svg:width="0.149cm" svg:height="0.149cm" svg:x="1.956cm" svg:y="5.375cm" svg:viewBox="0 0 150 150" draw:points="0,150 150,150 0,0">
          <text:p/>
        </draw:polygon>
        <draw:polygon draw:style-name="gr10" draw:text-style-name="P5" draw:layer="layout" svg:width="0.149cm" svg:height="0.297cm" svg:x="2.105cm" svg:y="5.375cm" svg:viewBox="0 0 150 298" draw:points="150,0 0,150 150,298">
          <text:p/>
        </draw:polygon>
        <draw:polygon draw:style-name="gr10" draw:text-style-name="P5" draw:layer="layout" svg:width="0.149cm" svg:height="0.149cm" svg:x="2.402cm" svg:y="5.969cm" svg:viewBox="0 0 150 150" draw:points="0,150 150,150 150,0">
          <text:p/>
        </draw:polygon>
        <draw:polygon draw:style-name="gr10" draw:text-style-name="P5" draw:layer="layout" svg:width="0.149cm" svg:height="0.297cm" svg:x="2.402cm" svg:y="5.672cm" svg:viewBox="0 0 150 298" draw:points="150,0 0,150 150,298">
          <text:p/>
        </draw:polygon>
        <draw:polygon draw:style-name="gr10" draw:text-style-name="P5" draw:layer="layout" svg:width="0.148cm" svg:height="0.149cm" svg:x="1.511cm" svg:y="3.89cm" svg:viewBox="0 0 149 150" draw:points="0,0 0,150 149,0">
          <text:p/>
        </draw:polygon>
        <draw:polygon draw:style-name="gr10" draw:text-style-name="P5" draw:layer="layout" svg:width="0.148cm" svg:height="0.298cm" svg:x="2.254cm" svg:y="5.969cm" svg:viewBox="0 0 149 299" draw:points="149,150 0,0 0,299">
          <text:p/>
        </draw:polygon>
        <draw:polygon draw:style-name="gr10" draw:text-style-name="P5" draw:layer="layout" svg:width="0.149cm" svg:height="0.297cm" svg:x="2.105cm" svg:y="5.672cm" svg:viewBox="0 0 150 298" draw:points="0,150 150,298 150,0">
          <text:p/>
        </draw:polygon>
        <draw:polygon draw:style-name="gr10" draw:text-style-name="P5" draw:layer="layout" svg:width="0.298cm" svg:height="0.149cm" svg:x="1.956cm" svg:y="5.672cm" svg:viewBox="0 0 299 150" draw:points="0,0 149,150 299,0">
          <text:p/>
        </draw:polygon>
        <draw:polygon draw:style-name="gr10" draw:text-style-name="P5" draw:layer="layout" svg:width="0.078cm" svg:height="0.059cm" svg:x="1.956cm" svg:y="4.128cm" svg:viewBox="0 0 79 60" draw:points="60,0 0,60 79,60">
          <text:p/>
        </draw:polygon>
        <draw:polygon draw:style-name="gr10" draw:text-style-name="P5" draw:layer="layout" svg:width="0.035cm" svg:height="0.035cm" svg:x="1.362cm" svg:y="0.919cm" svg:viewBox="0 0 36 36" draw:points="31,0 0,0 36,36">
          <text:p/>
        </draw:polygon>
        <draw:polygon draw:style-name="gr10" draw:text-style-name="P5" draw:layer="layout" svg:width="0.03cm" svg:height="0.026cm" svg:x="1.362cm" svg:y="0.893cm" svg:viewBox="0 0 31 27" draw:points="27,0 0,27 31,27">
          <text:p/>
        </draw:polygon>
        <draw:polygon draw:style-name="gr10" draw:text-style-name="P5" draw:layer="layout" svg:width="0.148cm" svg:height="0.148cm" svg:x="1.214cm" svg:y="1.811cm" svg:viewBox="0 0 149 149" draw:points="0,0 0,149 149,0">
          <text:p/>
        </draw:polygon>
        <draw:polygon draw:style-name="gr10" draw:text-style-name="P5" draw:layer="layout" svg:width="0.148cm" svg:height="0.149cm" svg:x="1.214cm" svg:y="1.216cm" svg:viewBox="0 0 149 150" draw:points="0,0 0,150 149,0">
          <text:p/>
        </draw:polygon>
        <draw:polygon draw:style-name="gr10" draw:text-style-name="P5" draw:layer="layout" svg:width="0.149cm" svg:height="0.297cm" svg:x="3.293cm" svg:y="7.752cm" svg:viewBox="0 0 150 298" draw:points="150,0 0,149 150,298">
          <text:p/>
        </draw:polygon>
        <draw:polygon draw:style-name="gr10" draw:text-style-name="P5" draw:layer="layout" svg:width="0.297cm" svg:height="0.297cm" svg:x="3.442cm" svg:y="7.752cm" svg:viewBox="0 0 298 298" draw:points="298,0 0,0 0,298">
          <text:p/>
        </draw:polygon>
        <draw:polygon draw:style-name="gr10" draw:text-style-name="P5" draw:layer="layout" svg:width="0.297cm" svg:height="0.297cm" svg:x="1.659cm" svg:y="4.187cm" svg:viewBox="0 0 298 298" draw:points="298,0 0,0 0,298">
          <text:p/>
        </draw:polygon>
        <draw:polygon draw:style-name="gr10" draw:text-style-name="P5" draw:layer="layout" svg:width="0.148cm" svg:height="0.149cm" svg:x="2.254cm" svg:y="5.672cm" svg:viewBox="0 0 149 150" draw:points="149,150 149,0 0,0">
          <text:p/>
        </draw:polygon>
        <draw:polygon draw:style-name="gr10" draw:text-style-name="P5" draw:layer="layout" svg:width="0.149cm" svg:height="0.074cm" svg:x="2.402cm" svg:y="5.598cm" svg:viewBox="0 0 150 75" draw:points="75,0 0,75 150,75">
          <text:p/>
        </draw:polygon>
        <draw:polygon draw:style-name="gr10" draw:text-style-name="P5" draw:layer="layout" svg:width="0.075cm" svg:height="0.148cm" svg:x="1.362cm" svg:y="2.999cm" svg:viewBox="0 0 76 149" draw:points="0,149 76,75 0,0">
          <text:p/>
        </draw:polygon>
        <draw:polygon draw:style-name="gr10" draw:text-style-name="P5" draw:layer="layout" svg:width="0.076cm" svg:height="0.149cm" svg:x="3.07cm" svg:y="6.712cm" svg:viewBox="0 0 77 150" draw:points="77,0 0,75 77,150">
          <text:p/>
        </draw:polygon>
        <draw:polygon draw:style-name="gr10" draw:text-style-name="P5" draw:layer="layout" svg:width="0.149cm" svg:height="0.149cm" svg:x="1.362cm" svg:y="1.959cm" svg:viewBox="0 0 150 150" draw:points="150,150 150,0 0,150">
          <text:p/>
        </draw:polygon>
        <draw:polygon draw:style-name="gr10" draw:text-style-name="P5" draw:layer="layout" svg:width="0.149cm" svg:height="0.149cm" svg:x="1.362cm" svg:y="2.256cm" svg:viewBox="0 0 150 150" draw:points="150,150 150,0 0,150">
          <text:p/>
        </draw:polygon>
        <draw:polygon draw:style-name="gr10" draw:text-style-name="P5" draw:layer="layout" svg:width="0.148cm" svg:height="0.297cm" svg:x="1.511cm" svg:y="3.89cm" svg:viewBox="0 0 149 298" draw:points="0,150 149,298 149,0">
          <text:p/>
        </draw:polygon>
        <draw:polygon draw:style-name="gr10" draw:text-style-name="P5" draw:layer="layout" svg:width="0.297cm" svg:height="0.297cm" svg:x="3.145cm" svg:y="7.455cm" svg:viewBox="0 0 298 298" draw:points="0,298 298,298 298,0">
          <text:p/>
        </draw:polygon>
        <draw:polygon draw:style-name="gr10" draw:text-style-name="P5" draw:layer="layout" svg:width="0.074cm" svg:height="0.074cm" svg:x="1.14cm" svg:y="0.474cm" svg:viewBox="0 0 75 75" draw:points="0,75 75,75 75,0">
          <text:p/>
        </draw:polygon>
        <draw:polygon draw:style-name="gr10" draw:text-style-name="P5" draw:layer="layout" svg:width="0.297cm" svg:height="0.148cm" svg:x="3.739cm" svg:y="8.049cm" svg:viewBox="0 0 298 149" draw:points="0,0 148,149 298,0">
          <text:p/>
        </draw:polygon>
        <draw:polygon draw:style-name="gr10" draw:text-style-name="P5" draw:layer="layout" svg:width="0.149cm" svg:height="0.148cm" svg:x="1.362cm" svg:y="2.405cm" svg:viewBox="0 0 150 149" draw:points="150,149 150,0 0,0">
          <text:p/>
        </draw:polygon>
        <draw:polygon draw:style-name="gr10" draw:text-style-name="P5" draw:layer="layout" svg:width="0.037cm" svg:height="0.074cm" svg:x="1.214cm" svg:y="0.474cm" svg:viewBox="0 0 38 75" draw:points="0,75 38,38 0,0">
          <text:p/>
        </draw:polygon>
        <draw:polygon draw:style-name="gr10" draw:text-style-name="P5" draw:layer="layout" svg:width="0.037cm" svg:height="0.037cm" svg:x="1.251cm" svg:y="0.511cm" svg:viewBox="0 0 38 38" draw:points="38,0 0,0 38,38">
          <text:p/>
        </draw:polygon>
        <draw:polygon draw:style-name="gr10" draw:text-style-name="P5" draw:layer="layout" svg:width="0.066cm" svg:height="0.042cm" svg:x="2.485cm" svg:y="6.861cm" svg:viewBox="0 0 67 43" draw:points="24,43 67,0 0,0">
          <text:p/>
        </draw:polygon>
        <draw:polygon draw:style-name="gr10" draw:text-style-name="P5" draw:layer="layout" svg:width="0.074cm" svg:height="0.074cm" svg:x="1.214cm" svg:y="0.697cm" svg:viewBox="0 0 75 75" draw:points="75,0 0,0 0,75">
          <text:p/>
        </draw:polygon>
        <draw:polygon draw:style-name="gr10" draw:text-style-name="P5" draw:layer="layout" svg:width="0.148cm" svg:height="0.148cm" svg:x="4.779cm" svg:y="8.346cm" svg:viewBox="0 0 149 149" draw:points="0,149 149,149 149,0">
          <text:p/>
        </draw:polygon>
        <draw:polygon draw:style-name="gr10" draw:text-style-name="P5" draw:layer="layout" svg:width="0.037cm" svg:height="0.037cm" svg:x="1.251cm" svg:y="0.474cm" svg:viewBox="0 0 38 38" draw:points="0,38 38,38 38,0">
          <text:p/>
        </draw:polygon>
        <draw:polygon draw:style-name="gr10" draw:text-style-name="P5" draw:layer="layout" svg:width="0.037cm" svg:height="0.037cm" svg:x="1.214cm" svg:y="0.548cm" svg:viewBox="0 0 38 38" draw:points="38,38 38,0 0,0">
          <text:p/>
        </draw:polygon>
        <draw:polygon draw:style-name="gr10" draw:text-style-name="P5" draw:layer="layout" svg:width="0.297cm" svg:height="0.298cm" svg:x="2.551cm" svg:y="6.563cm" svg:viewBox="0 0 298 299" draw:points="0,0 0,299 298,299">
          <text:p/>
        </draw:polygon>
        <draw:polygon draw:style-name="gr10" draw:text-style-name="P5" draw:layer="layout" svg:width="0.148cm" svg:height="0.297cm" svg:x="3.442cm" svg:y="7.158cm" svg:viewBox="0 0 149 298" draw:points="149,149 0,0 0,298">
          <text:p/>
        </draw:polygon>
        <draw:polygon draw:style-name="gr10" draw:text-style-name="P5" draw:layer="layout" svg:width="0.111cm" svg:height="0.095cm" svg:x="1.362cm" svg:y="1.418cm" svg:viewBox="0 0 112 96" draw:points="97,0 0,96 112,96">
          <text:p/>
        </draw:polygon>
        <draw:polygon draw:style-name="gr10" draw:text-style-name="P5" draw:layer="layout" svg:width="0.149cm" svg:height="0.148cm" svg:x="2.996cm" svg:y="6.861cm" svg:viewBox="0 0 150 149" draw:points="0,0 0,149 150,0">
          <text:p/>
        </draw:polygon>
        <draw:polygon draw:style-name="gr10" draw:text-style-name="P5" draw:layer="layout" svg:width="0.037cm" svg:height="0.075cm" svg:x="1.214cm" svg:y="0.622cm" svg:viewBox="0 0 38 76" draw:points="0,76 38,38 0,0">
          <text:p/>
        </draw:polygon>
        <draw:polygon draw:style-name="gr11" draw:text-style-name="P5" draw:layer="layout" svg:width="0.149cm" svg:height="0.149cm" svg:x="4.927cm" svg:y="8.494cm" svg:viewBox="0 0 150 150" draw:points="150,0 0,0 0,150">
          <text:p/>
        </draw:polygon>
        <draw:polygon draw:style-name="gr12" draw:text-style-name="P2" draw:layer="layout" svg:width="0.149cm" svg:height="0.149cm" svg:x="4.927cm" svg:y="8.494cm" svg:viewBox="0 0 150 150" draw:points="150,0 0,0 0,150">
          <text:p/>
        </draw:polygon>
        <draw:polygon draw:style-name="gr10" draw:text-style-name="P5" draw:layer="layout" svg:width="0.037cm" svg:height="0.037cm" svg:x="1.288cm" svg:y="0.511cm" svg:viewBox="0 0 38 38" draw:points="38,0 0,0 0,38">
          <text:p/>
        </draw:polygon>
        <draw:polygon draw:style-name="gr10" draw:text-style-name="P5" draw:layer="layout" svg:width="0.297cm" svg:height="0.149cm" svg:x="1.659cm" svg:y="4.484cm" svg:viewBox="0 0 298 150" draw:points="149,150 298,0 0,0">
          <text:p/>
        </draw:polygon>
        <draw:polygon draw:style-name="gr10" draw:text-style-name="P5" draw:layer="layout" svg:width="0.297cm" svg:height="0.148cm" svg:x="4.63cm" svg:y="8.346cm" svg:viewBox="0 0 298 149" draw:points="0,0 149,149 298,0">
          <text:p/>
        </draw:polygon>
        <draw:polygon draw:style-name="gr10" draw:text-style-name="P5" draw:layer="layout" svg:width="0.02cm" svg:height="0.105cm" svg:x="1.808cm" svg:y="3.339cm" svg:viewBox="0 0 21 106" draw:points="0,0 0,106 21,86">
          <text:p/>
        </draw:polygon>
        <draw:polygon draw:style-name="gr10" draw:text-style-name="P5" draw:layer="layout" svg:width="0.037cm" svg:height="0.037cm" svg:x="1.214cm" svg:y="0.622cm" svg:viewBox="0 0 38 38" draw:points="38,38 38,0 0,0">
          <text:p/>
        </draw:polygon>
        <draw:polygon draw:style-name="gr10" draw:text-style-name="P5" draw:layer="layout" svg:width="0.148cm" svg:height="0.149cm" svg:x="1.808cm" svg:y="5.078cm" svg:viewBox="0 0 149 150" draw:points="0,0 0,150 149,0">
          <text:p/>
        </draw:polygon>
        <draw:polygon draw:style-name="gr10" draw:text-style-name="P5" draw:layer="layout" svg:width="0.148cm" svg:height="0.074cm" svg:x="1.511cm" svg:y="3.073cm" svg:viewBox="0 0 149 75" draw:points="149,75 75,0 0,75">
          <text:p/>
        </draw:polygon>
        <draw:polygon draw:style-name="gr10" draw:text-style-name="P5" draw:layer="layout" svg:width="0.298cm" svg:height="0.148cm" svg:x="1.956cm" svg:y="4.93cm" svg:viewBox="0 0 299 149" draw:points="149,0 0,149 299,149">
          <text:p/>
        </draw:polygon>
        <draw:polygon draw:style-name="gr10" draw:text-style-name="P5" draw:layer="layout" svg:width="0.074cm" svg:height="0.149cm" svg:x="1.437cm" svg:y="3.147cm" svg:viewBox="0 0 75 150" draw:points="0,76 75,150 75,0">
          <text:p/>
        </draw:polygon>
        <draw:polygon draw:style-name="gr10" draw:text-style-name="P5" draw:layer="layout" svg:width="0.037cm" svg:height="0.037cm" svg:x="1.288cm" svg:y="0.511cm" svg:viewBox="0 0 38 38" draw:points="38,38 38,0 0,38">
          <text:p/>
        </draw:polygon>
        <draw:polygon draw:style-name="gr10" draw:text-style-name="P5" draw:layer="layout" svg:width="0.074cm" svg:height="0.075cm" svg:x="1.14cm" svg:y="0.622cm" svg:viewBox="0 0 75 76" draw:points="0,76 75,76 75,0">
          <text:p/>
        </draw:polygon>
        <draw:polygon draw:style-name="gr10" draw:text-style-name="P5" draw:layer="layout" svg:width="0.074cm" svg:height="0.148cm" svg:x="2.402cm" svg:y="5.524cm" svg:viewBox="0 0 75 149" draw:points="0,149 75,75 0,0">
          <text:p/>
        </draw:polygon>
        <draw:polygon draw:style-name="gr10" draw:text-style-name="P5" draw:layer="layout" svg:width="0.149cm" svg:height="0.148cm" svg:x="1.956cm" svg:y="5.524cm" svg:viewBox="0 0 150 149" draw:points="150,0 0,0 0,149">
          <text:p/>
        </draw:polygon>
        <draw:polygon draw:style-name="gr10" draw:text-style-name="P5" draw:layer="layout" svg:width="0.149cm" svg:height="0.149cm" svg:x="2.402cm" svg:y="5.672cm" svg:viewBox="0 0 150 150" draw:points="0,0 0,150 150,0">
          <text:p/>
        </draw:polygon>
        <draw:polygon draw:style-name="gr10" draw:text-style-name="P5" draw:layer="layout" svg:width="0.297cm" svg:height="0.149cm" svg:x="3.739cm" svg:y="8.197cm" svg:viewBox="0 0 298 150" draw:points="298,150 148,0 0,150">
          <text:p/>
        </draw:polygon>
        <draw:polygon draw:style-name="gr10" draw:text-style-name="P5" draw:layer="layout" svg:width="0.297cm" svg:height="0.149cm" svg:x="1.362cm" svg:y="2.553cm" svg:viewBox="0 0 298 150" draw:points="149,0 0,150 298,150">
          <text:p/>
        </draw:polygon>
        <draw:polygon draw:style-name="gr10" draw:text-style-name="P5" draw:layer="layout" svg:width="0.148cm" svg:height="0.149cm" svg:x="3.739cm" svg:y="8.197cm" svg:viewBox="0 0 149 150" draw:points="149,0 0,0 0,150">
          <text:p/>
        </draw:polygon>
        <draw:polygon draw:style-name="gr10" draw:text-style-name="P5" draw:layer="layout" svg:width="0.148cm" svg:height="0.148cm" svg:x="2.848cm" svg:y="7.158cm" svg:viewBox="0 0 149 149" draw:points="0,149 149,149 0,0">
          <text:p/>
        </draw:polygon>
        <draw:polygon draw:style-name="gr11" draw:text-style-name="P5" draw:layer="layout" svg:width="0.297cm" svg:height="0.149cm" svg:x="4.63cm" svg:y="8.494cm" svg:viewBox="0 0 298 150" draw:points="298,150 149,0 0,150">
          <text:p/>
        </draw:polygon>
        <draw:polygon draw:style-name="gr12" draw:text-style-name="P2" draw:layer="layout" svg:width="0.297cm" svg:height="0.149cm" svg:x="4.63cm" svg:y="8.494cm" svg:viewBox="0 0 298 150" draw:points="298,150 149,0 0,150">
          <text:p/>
        </draw:polygon>
        <draw:polygon draw:style-name="gr10" draw:text-style-name="P5" draw:layer="layout" svg:width="0.297cm" svg:height="0.149cm" svg:x="2.254cm" svg:y="6.118cm" svg:viewBox="0 0 298 150" draw:points="298,150 148,0 0,150">
          <text:p/>
        </draw:polygon>
        <draw:polygon draw:style-name="gr10" draw:text-style-name="P5" draw:layer="layout" svg:width="0.148cm" svg:height="0.148cm" svg:x="2.848cm" svg:y="6.861cm" svg:viewBox="0 0 149 149" draw:points="149,149 149,0 0,0">
          <text:p/>
        </draw:polygon>
        <draw:polygon draw:style-name="gr10" draw:text-style-name="P5" draw:layer="layout" svg:width="0.082cm" svg:height="0.072cm" svg:x="1.28cm" svg:y="2.702cm" svg:viewBox="0 0 83 73" draw:points="10,73 83,0 0,0">
          <text:p/>
        </draw:polygon>
        <draw:polygon draw:style-name="gr10" draw:text-style-name="P5" draw:layer="layout" svg:width="0.148cm" svg:height="0.148cm" svg:x="1.511cm" svg:y="2.702cm" svg:viewBox="0 0 149 149" draw:points="0,149 149,149 149,0">
          <text:p/>
        </draw:polygon>
        <draw:polygon draw:style-name="gr10" draw:text-style-name="P5" draw:layer="layout" svg:width="0.149cm" svg:height="0.297cm" svg:x="2.996cm" svg:y="6.861cm" svg:viewBox="0 0 150 298" draw:points="150,0 0,149 150,298">
          <text:p/>
        </draw:polygon>
        <draw:polygon draw:style-name="gr10" draw:text-style-name="P5" draw:layer="layout" svg:width="0.037cm" svg:height="0.037cm" svg:x="1.214cm" svg:y="0.585cm" svg:viewBox="0 0 38 38" draw:points="38,38 38,0 0,38">
          <text:p/>
        </draw:polygon>
        <draw:polygon draw:style-name="gr10" draw:text-style-name="P5" draw:layer="layout" svg:width="0.037cm" svg:height="0.037cm" svg:x="1.251cm" svg:y="0.511cm" svg:viewBox="0 0 38 38" draw:points="0,0 0,38 38,38">
          <text:p/>
        </draw:polygon>
        <draw:polygon draw:style-name="gr10" draw:text-style-name="P5" draw:layer="layout" svg:width="0.037cm" svg:height="0.075cm" svg:x="1.251cm" svg:y="0.622cm" svg:viewBox="0 0 38 76" draw:points="38,0 0,38 38,76">
          <text:p/>
        </draw:polygon>
        <draw:polygon draw:style-name="gr10" draw:text-style-name="P5" draw:layer="layout" svg:width="0.148cm" svg:height="0.149cm" svg:x="1.214cm" svg:y="1.513cm" svg:viewBox="0 0 149 150" draw:points="0,0 0,150 149,0">
          <text:p/>
        </draw:polygon>
        <draw:polygon draw:style-name="gr10" draw:text-style-name="P5" draw:layer="layout" svg:width="0.074cm" svg:height="0.149cm" svg:x="1.511cm" svg:y="2.85cm" svg:viewBox="0 0 75 150" draw:points="0,150 75,76 0,0">
          <text:p/>
        </draw:polygon>
        <draw:polygon draw:style-name="gr10" draw:text-style-name="P5" draw:layer="layout" svg:width="0.037cm" svg:height="0.037cm" svg:x="1.251cm" svg:y="0.585cm" svg:viewBox="0 0 38 38" draw:points="0,0 0,38 38,38">
          <text:p/>
        </draw:polygon>
        <draw:polygon draw:style-name="gr10" draw:text-style-name="P5" draw:layer="layout" svg:width="0.037cm" svg:height="0.037cm" svg:x="1.251cm" svg:y="0.548cm" svg:viewBox="0 0 38 38" draw:points="0,0 0,38 38,0">
          <text:p/>
        </draw:polygon>
        <draw:polygon draw:style-name="gr10" draw:text-style-name="P5" draw:layer="layout" svg:width="0.02cm" svg:height="0.048cm" svg:x="2.996cm" svg:y="6.367cm" svg:viewBox="0 0 21 49" draw:points="0,0 0,49 21,30">
          <text:p/>
        </draw:polygon>
        <draw:polygon draw:style-name="gr11" draw:text-style-name="P5" draw:layer="layout" svg:width="0.298cm" svg:height="0.148cm" svg:x="1.956cm" svg:y="5.524cm" svg:viewBox="0 0 299 149" draw:points="149,0 0,149 299,149">
          <text:p/>
        </draw:polygon>
        <draw:polygon draw:style-name="gr12" draw:text-style-name="P2" draw:layer="layout" svg:width="0.298cm" svg:height="0.148cm" svg:x="1.956cm" svg:y="5.524cm" svg:viewBox="0 0 299 149" draw:points="149,0 0,149 299,149">
          <text:p/>
        </draw:polygon>
        <draw:polygon draw:style-name="gr10" draw:text-style-name="P5" draw:layer="layout" svg:width="0.005cm" svg:height="0.005cm" svg:x="1.951cm" svg:y="5.672cm" svg:viewBox="0 0 6 6" draw:points="1,6 6,0 0,0">
          <text:p/>
        </draw:polygon>
        <draw:polygon draw:style-name="gr10" draw:text-style-name="P5" draw:layer="layout" svg:width="0.149cm" svg:height="0.297cm" svg:x="2.699cm" svg:y="6.861cm" svg:viewBox="0 0 150 298" draw:points="0,149 150,298 150,0">
          <text:p/>
        </draw:polygon>
        <draw:polygon draw:style-name="gr10" draw:text-style-name="P5" draw:layer="layout" svg:width="0.148cm" svg:height="0.148cm" svg:x="1.214cm" svg:y="0.771cm" svg:viewBox="0 0 149 149" draw:points="0,0 0,149 149,149">
          <text:p/>
        </draw:polygon>
        <draw:polygon draw:style-name="gr10" draw:text-style-name="P5" draw:layer="layout" svg:width="0.148cm" svg:height="0.297cm" svg:x="2.254cm" svg:y="5.672cm" svg:viewBox="0 0 149 298" draw:points="0,298 149,150 0,0">
          <text:p/>
        </draw:polygon>
        <draw:polygon draw:style-name="gr10" draw:text-style-name="P5" draw:layer="layout" svg:width="0.074cm" svg:height="0.074cm" svg:x="1.14cm" svg:y="0.771cm" svg:viewBox="0 0 75 75" draw:points="0,0 0,75 75,0">
          <text:p/>
        </draw:polygon>
        <draw:polygon draw:style-name="gr10" draw:text-style-name="P5" draw:layer="layout" svg:width="0.149cm" svg:height="0.297cm" svg:x="1.956cm" svg:y="4.781cm" svg:viewBox="0 0 150 298" draw:points="0,298 150,150 0,0">
          <text:p/>
        </draw:polygon>
        <draw:polygon draw:style-name="gr10" draw:text-style-name="P5" draw:layer="layout" svg:width="0.149cm" svg:height="0.149cm" svg:x="1.659cm" svg:y="3.89cm" svg:viewBox="0 0 150 150" draw:points="150,150 150,0 0,0">
          <text:p/>
        </draw:polygon>
        <draw:polygon draw:style-name="gr10" draw:text-style-name="P5" draw:layer="layout" svg:width="0.039cm" svg:height="0.018cm" svg:x="3.7cm" svg:y="8.346cm" svg:viewBox="0 0 40 19" draw:points="22,19 40,0 0,0">
          <text:p/>
        </draw:polygon>
        <draw:polygon draw:style-name="gr10" draw:text-style-name="P5" draw:layer="layout" svg:width="0.149cm" svg:height="0.148cm" svg:x="2.105cm" svg:y="4.93cm" svg:viewBox="0 0 150 149" draw:points="150,0 0,0 150,149">
          <text:p/>
        </draw:polygon>
        <draw:polygon draw:style-name="gr10" draw:text-style-name="P5" draw:layer="layout" svg:width="0.149cm" svg:height="0.148cm" svg:x="1.362cm" svg:y="2.405cm" svg:viewBox="0 0 150 149" draw:points="0,149 150,149 0,0">
          <text:p/>
        </draw:polygon>
        <draw:polygon draw:style-name="gr10" draw:text-style-name="P5" draw:layer="layout" svg:width="0.016cm" svg:height="0.015cm" svg:x="1.659cm" svg:y="2.702cm" svg:viewBox="0 0 17 16" draw:points="12,0 0,0 17,16">
          <text:p/>
        </draw:polygon>
        <draw:polygon draw:style-name="gr10" draw:text-style-name="P5" draw:layer="layout" svg:width="0.148cm" svg:height="0.298cm" svg:x="2.848cm" svg:y="6.563cm" svg:viewBox="0 0 149 299" draw:points="149,150 0,0 0,299">
          <text:p/>
        </draw:polygon>
        <draw:polygon draw:style-name="gr10" draw:text-style-name="P5" draw:layer="layout" svg:width="0.098cm" svg:height="0.116cm" svg:x="2.996cm" svg:y="6.396cm" svg:viewBox="0 0 99 117" draw:points="19,0 0,19 99,117">
          <text:p/>
        </draw:polygon>
        <draw:polygon draw:style-name="gr10" draw:text-style-name="P5" draw:layer="layout" svg:width="0.148cm" svg:height="0.296cm" svg:x="2.848cm" svg:y="6.267cm" svg:viewBox="0 0 149 297" draw:points="0,297 149,149 0,0">
          <text:p/>
        </draw:polygon>
        <draw:polygon draw:style-name="gr10" draw:text-style-name="P5" draw:layer="layout" svg:width="0.148cm" svg:height="0.297cm" svg:x="1.511cm" svg:y="3.593cm" svg:viewBox="0 0 149 298" draw:points="149,0 0,149 149,298">
          <text:p/>
        </draw:polygon>
        <draw:polygon draw:style-name="gr10" draw:text-style-name="P5" draw:layer="layout" svg:width="0.059cm" svg:height="0.067cm" svg:x="2.937cm" svg:y="7.544cm" svg:viewBox="0 0 60 68" draw:points="52,68 60,59 0,0">
          <text:p/>
        </draw:polygon>
        <draw:polygon draw:style-name="gr11" draw:text-style-name="P5" draw:layer="layout" svg:width="0.148cm" svg:height="0.149cm" svg:x="5.076cm" svg:y="8.494cm" svg:viewBox="0 0 149 150" draw:points="149,0 0,0 149,150">
          <text:p/>
        </draw:polygon>
        <draw:polygon draw:style-name="gr12" draw:text-style-name="P2" draw:layer="layout" svg:width="0.148cm" svg:height="0.149cm" svg:x="5.076cm" svg:y="8.494cm" svg:viewBox="0 0 149 150" draw:points="149,0 0,0 149,150">
          <text:p/>
        </draw:polygon>
        <draw:polygon draw:style-name="gr10" draw:text-style-name="P5" draw:layer="layout" svg:width="0.149cm" svg:height="0.074cm" svg:x="1.362cm" svg:y="3.073cm" svg:viewBox="0 0 150 75" draw:points="76,0 0,75 150,75">
          <text:p/>
        </draw:polygon>
        <draw:polygon draw:style-name="gr10" draw:text-style-name="P5" draw:layer="layout" svg:width="0.148cm" svg:height="0.148cm" svg:x="3.739cm" svg:y="7.455cm" svg:viewBox="0 0 149 149" draw:points="149,149 149,0 0,0">
          <text:p/>
        </draw:polygon>
        <draw:polygon draw:style-name="gr10" draw:text-style-name="P5" draw:layer="layout" svg:width="0.007cm" svg:height="0.006cm" svg:x="3.887cm" svg:y="7.449cm" svg:viewBox="0 0 8 7" draw:points="0,0 0,7 8,7">
          <text:p/>
        </draw:polygon>
        <draw:polygon draw:style-name="gr10" draw:text-style-name="P5" draw:layer="layout" svg:width="0.01cm" svg:height="0.061cm" svg:x="1.659cm" svg:y="2.641cm" svg:viewBox="0 0 11 62" draw:points="0,0 0,62 11,52">
          <text:p/>
        </draw:polygon>
        <draw:polygon draw:style-name="gr10" draw:text-style-name="P5" draw:layer="layout" svg:width="0.139cm" svg:height="0.113cm" svg:x="1.659cm" svg:y="3.183cm" svg:viewBox="0 0 140 114" draw:points="114,0 0,114 140,114">
          <text:p/>
        </draw:polygon>
        <draw:polygon draw:style-name="gr10" draw:text-style-name="P5" draw:layer="layout" svg:width="0.037cm" svg:height="0.037cm" svg:x="1.251cm" svg:y="0.622cm" svg:viewBox="0 0 38 38" draw:points="0,0 0,38 38,0">
          <text:p/>
        </draw:polygon>
        <draw:polygon draw:style-name="gr10" draw:text-style-name="P5" draw:layer="layout" svg:width="0.039cm" svg:height="0.035cm" svg:x="1.323cm" svg:y="2.999cm" svg:viewBox="0 0 40 36" draw:points="5,36 40,0 0,0">
          <text:p/>
        </draw:polygon>
        <draw:polygon draw:style-name="gr10" draw:text-style-name="P5" draw:layer="layout" svg:width="0.148cm" svg:height="0.148cm" svg:x="2.254cm" svg:y="5.524cm" svg:viewBox="0 0 149 149" draw:points="149,149 149,0 0,149">
          <text:p/>
        </draw:polygon>
        <draw:polygon draw:style-name="gr11" draw:text-style-name="P5" draw:layer="layout" svg:width="0.149cm" svg:height="0.149cm" svg:x="5.224cm" svg:y="8.494cm" svg:viewBox="0 0 150 150" draw:points="150,0 0,0 0,150">
          <text:p/>
        </draw:polygon>
        <draw:polygon draw:style-name="gr12" draw:text-style-name="P2" draw:layer="layout" svg:width="0.149cm" svg:height="0.149cm" svg:x="5.224cm" svg:y="8.494cm" svg:viewBox="0 0 150 150" draw:points="150,0 0,0 0,150">
          <text:p/>
        </draw:polygon>
        <draw:polygon draw:style-name="gr10" draw:text-style-name="P5" draw:layer="layout" svg:width="0.122cm" svg:height="0.108cm" svg:x="1.24cm" svg:y="2.405cm" svg:viewBox="0 0 123 109" draw:points="14,109 123,0 0,0">
          <text:p/>
        </draw:polygon>
        <draw:polygon draw:style-name="gr10" draw:text-style-name="P5" draw:layer="layout" svg:width="0.149cm" svg:height="0.148cm" svg:x="1.362cm" svg:y="1.811cm" svg:viewBox="0 0 150 149" draw:points="0,149 150,149 0,0">
          <text:p/>
        </draw:polygon>
        <draw:polygon draw:style-name="gr10" draw:text-style-name="P5" draw:layer="layout" svg:width="0.07cm" svg:height="0.059cm" svg:x="1.362cm" svg:y="1.157cm" svg:viewBox="0 0 71 60" draw:points="61,0 0,60 71,60">
          <text:p/>
        </draw:polygon>
        <draw:polygon draw:style-name="gr10" draw:text-style-name="P5" draw:layer="layout" svg:width="0.034cm" svg:height="0.059cm" svg:x="1.511cm" svg:y="1.935cm" svg:viewBox="0 0 35 60" draw:points="25,0 0,25 35,60">
          <text:p/>
        </draw:polygon>
        <draw:polygon draw:style-name="gr10" draw:text-style-name="P5" draw:layer="layout" svg:width="0.148cm" svg:height="0.297cm" svg:x="1.214cm" svg:y="0.919cm" svg:viewBox="0 0 149 298" draw:points="149,0 0,150 149,298">
          <text:p/>
        </draw:polygon>
        <draw:polygon draw:style-name="gr10" draw:text-style-name="P5" draw:layer="layout" svg:width="0.041cm" svg:height="0.022cm" svg:x="3.104cm" svg:y="7.752cm" svg:viewBox="0 0 42 23" draw:points="19,23 42,0 0,0">
          <text:p/>
        </draw:polygon>
        <draw:polygon draw:style-name="gr10" draw:text-style-name="P5" draw:layer="layout" svg:width="0.149cm" svg:height="0.149cm" svg:x="2.996cm" svg:y="7.306cm" svg:viewBox="0 0 150 150" draw:points="0,0 0,150 150,150">
          <text:p/>
        </draw:polygon>
        <draw:polygon draw:style-name="gr10" draw:text-style-name="P5" draw:layer="layout" svg:width="0.126cm" svg:height="0.232cm" svg:x="1.088cm" svg:y="0.942cm" svg:viewBox="0 0 127 233" draw:points="20,233 127,127 0,0">
          <text:p/>
        </draw:polygon>
        <draw:polygon draw:style-name="gr10" draw:text-style-name="P5" draw:layer="layout" svg:width="0.034cm" svg:height="0.054cm" svg:x="1.808cm" svg:y="3.424cm" svg:viewBox="0 0 35 55" draw:points="21,0 0,21 35,55">
          <text:p/>
        </draw:polygon>
        <draw:polygon draw:style-name="gr10" draw:text-style-name="P5" draw:layer="layout" svg:width="0.149cm" svg:height="0.297cm" svg:x="1.659cm" svg:y="3.296cm" svg:viewBox="0 0 150 298" draw:points="0,298 150,149 0,0">
          <text:p/>
        </draw:polygon>
        <draw:polygon draw:style-name="gr10" draw:text-style-name="P5" draw:layer="layout" svg:width="0.148cm" svg:height="0.075cm" svg:x="1.511cm" svg:y="2.85cm" svg:viewBox="0 0 149 76" draw:points="75,76 149,0 0,0">
          <text:p/>
        </draw:polygon>
        <draw:polygon draw:style-name="gr10" draw:text-style-name="P5" draw:layer="layout" svg:width="0.076cm" svg:height="0.13cm" svg:x="1.435cm" svg:y="3.665cm" svg:viewBox="0 0 77 131" draw:points="22,131 77,77 0,0">
          <text:p/>
        </draw:polygon>
        <draw:polygon draw:style-name="gr10" draw:text-style-name="P5" draw:layer="layout" svg:width="0.148cm" svg:height="0.149cm" svg:x="2.848cm" svg:y="6.712cm" svg:viewBox="0 0 149 150" draw:points="149,150 149,0 0,150">
          <text:p/>
        </draw:polygon>
        <draw:polygon draw:style-name="gr10" draw:text-style-name="P5" draw:layer="layout" svg:width="0.105cm" svg:height="0.081cm" svg:x="1.851cm" svg:y="5.375cm" svg:viewBox="0 0 106 82" draw:points="25,82 106,0 0,0">
          <text:p/>
        </draw:polygon>
        <draw:polygon draw:style-name="gr10" draw:text-style-name="P5" draw:layer="layout" svg:width="0.004cm" svg:height="0.016cm" svg:x="1.952cm" svg:y="5.672cm" svg:viewBox="0 0 5 17" draw:points="5,17 5,0 0,5">
          <text:p/>
        </draw:polygon>
        <draw:polygon draw:style-name="gr10" draw:text-style-name="P5" draw:layer="layout" svg:width="0.148cm" svg:height="0.297cm" svg:x="2.254cm" svg:y="5.375cm" svg:viewBox="0 0 149 298" draw:points="149,150 0,0 0,298">
          <text:p/>
        </draw:polygon>
        <draw:polygon draw:style-name="gr10" draw:text-style-name="P5" draw:layer="layout" svg:width="0.148cm" svg:height="0.298cm" svg:x="1.214cm" svg:y="1.513cm" svg:viewBox="0 0 149 299" draw:points="149,0 0,150 149,299">
          <text:p/>
        </draw:polygon>
        <draw:polygon draw:style-name="gr10" draw:text-style-name="P5" draw:layer="layout" svg:width="0.065cm" svg:height="0.117cm" svg:x="1.149cm" svg:y="1.598cm" svg:viewBox="0 0 66 118" draw:points="11,118 66,64 0,0">
          <text:p/>
        </draw:polygon>
        <draw:polygon draw:style-name="gr10" draw:text-style-name="P5" draw:layer="layout" svg:width="0.148cm" svg:height="0.297cm" svg:x="2.254cm" svg:y="5.078cm" svg:viewBox="0 0 149 298" draw:points="0,298 149,150 0,0">
          <text:p/>
        </draw:polygon>
        <draw:polygon draw:style-name="gr10" draw:text-style-name="P5" draw:layer="layout" svg:width="0.003cm" svg:height="0.002cm" svg:x="2.402cm" svg:y="5.226cm" svg:viewBox="0 0 4 3" draw:points="2,0 0,2 4,3">
          <text:p/>
        </draw:polygon>
        <draw:polygon draw:style-name="gr10" draw:text-style-name="P5" draw:layer="layout" svg:width="0.298cm" svg:height="0.297cm" svg:x="1.956cm" svg:y="5.078cm" svg:viewBox="0 0 299 298" draw:points="0,298 299,298 299,0">
          <text:p/>
        </draw:polygon>
        <draw:polygon draw:style-name="gr10" draw:text-style-name="P5" draw:layer="layout" svg:width="0.005cm" svg:height="0.008cm" svg:x="1.803cm" svg:y="5.222cm" svg:viewBox="0 0 6 9" draw:points="2,9 6,5 0,0">
          <text:p/>
        </draw:polygon>
        <draw:polygon draw:style-name="gr10" draw:text-style-name="P5" draw:layer="layout" svg:width="0.149cm" svg:height="0.148cm" svg:x="3.887cm" svg:y="8.346cm" svg:viewBox="0 0 150 149" draw:points="0,149 150,149 150,0">
          <text:p/>
        </draw:polygon>
        <draw:polygon draw:style-name="gr10" draw:text-style-name="P5" draw:layer="layout" svg:width="0.148cm" svg:height="0.297cm" svg:x="1.808cm" svg:y="5.078cm" svg:viewBox="0 0 149 298" draw:points="149,0 0,150 149,298">
          <text:p/>
        </draw:polygon>
        <draw:polygon draw:style-name="gr11" draw:text-style-name="P5" draw:layer="layout" svg:width="0.149cm" svg:height="0.149cm" svg:x="4.184cm" svg:y="8.494cm" svg:viewBox="0 0 150 150" draw:points="0,0 0,150 150,150">
          <text:p/>
        </draw:polygon>
        <draw:polygon draw:style-name="gr12" draw:text-style-name="P2" draw:layer="layout" svg:width="0.149cm" svg:height="0.149cm" svg:x="4.184cm" svg:y="8.494cm" svg:viewBox="0 0 150 150" draw:points="0,0 0,150 150,150">
          <text:p/>
        </draw:polygon>
        <draw:polygon draw:style-name="gr10" draw:text-style-name="P5" draw:layer="layout" svg:width="0.148cm" svg:height="0.149cm" svg:x="1.511cm" svg:y="3.147cm" svg:viewBox="0 0 149 150" draw:points="149,0 0,0 149,150">
          <text:p/>
        </draw:polygon>
        <draw:polygon draw:style-name="gr10" draw:text-style-name="P5" draw:layer="layout" svg:width="0.006cm" svg:height="0.009cm" svg:x="4.63cm" svg:y="8.04cm" svg:viewBox="0 0 7 10" draw:points="0,0 0,10 7,4">
          <text:p/>
        </draw:polygon>
        <draw:polygon draw:style-name="gr10" draw:text-style-name="P5" draw:layer="layout" svg:width="0.148cm" svg:height="0.148cm" svg:x="3.145cm" svg:y="6.861cm" svg:viewBox="0 0 149 149" draw:points="149,149 149,0 0,0">
          <text:p/>
        </draw:polygon>
        <draw:polygon draw:style-name="gr10" draw:text-style-name="P5" draw:layer="layout" svg:width="0.148cm" svg:height="0.148cm" svg:x="1.808cm" svg:y="4.633cm" svg:viewBox="0 0 149 149" draw:points="0,0 0,149 149,149">
          <text:p/>
        </draw:polygon>
        <draw:polygon draw:style-name="gr10" draw:text-style-name="P5" draw:layer="layout" svg:width="0.297cm" svg:height="0.297cm" svg:x="4.036cm" svg:y="8.049cm" svg:viewBox="0 0 298 298" draw:points="298,298 298,0 0,0">
          <text:p/>
        </draw:polygon>
        <draw:polygon draw:style-name="gr10" draw:text-style-name="P5" draw:layer="layout" svg:width="0.148cm" svg:height="0.297cm" svg:x="1.808cm" svg:y="4.484cm" svg:viewBox="0 0 149 298" draw:points="149,0 0,150 149,298">
          <text:p/>
        </draw:polygon>
        <draw:polygon draw:style-name="gr10" draw:text-style-name="P5" draw:layer="layout" svg:width="0.117cm" svg:height="0.117cm" svg:x="2.137cm" svg:y="6.15cm" svg:viewBox="0 0 118 118" draw:points="51,118 118,118 0,0">
          <text:p/>
        </draw:polygon>
        <draw:polygon draw:style-name="gr10" draw:text-style-name="P5" draw:layer="layout" svg:width="0.297cm" svg:height="0.296cm" svg:x="2.551cm" svg:y="6.267cm" svg:viewBox="0 0 298 297" draw:points="0,297 298,297 298,0">
          <text:p/>
        </draw:polygon>
        <draw:polygon draw:style-name="gr10" draw:text-style-name="P5" draw:layer="layout" svg:width="0.149cm" svg:height="0.297cm" svg:x="1.659cm" svg:y="3.89cm" svg:viewBox="0 0 150 298" draw:points="0,298 150,150 0,0">
          <text:p/>
        </draw:polygon>
        <draw:polygon draw:style-name="gr10" draw:text-style-name="P5" draw:layer="layout" svg:width="0.297cm" svg:height="0.148cm" svg:x="2.254cm" svg:y="6.267cm" svg:viewBox="0 0 298 149" draw:points="148,149 298,0 0,0">
          <text:p/>
        </draw:polygon>
        <draw:polygon draw:style-name="gr10" draw:text-style-name="P5" draw:layer="layout" svg:width="0.056cm" svg:height="0.071cm" svg:x="3.293cm" svg:y="6.79cm" svg:viewBox="0 0 57 72" draw:points="0,0 0,72 57,72">
          <text:p/>
        </draw:polygon>
        <draw:polygon draw:style-name="gr10" draw:text-style-name="P5" draw:layer="layout" svg:width="0.297cm" svg:height="0.149cm" svg:x="4.036cm" svg:y="7.9cm" svg:viewBox="0 0 298 150" draw:points="298,150 148,0 0,150">
          <text:p/>
        </draw:polygon>
        <draw:polygon draw:style-name="gr10" draw:text-style-name="P5" draw:layer="layout" svg:width="0.012cm" svg:height="0.01cm" svg:x="1.659cm" svg:y="2.692cm" svg:viewBox="0 0 13 11" draw:points="11,0 0,11 13,11">
          <text:p/>
        </draw:polygon>
        <draw:polygon draw:style-name="gr10" draw:text-style-name="P5" draw:layer="layout" svg:width="0.149cm" svg:height="0.148cm" svg:x="4.927cm" svg:y="8.346cm" svg:viewBox="0 0 150 149" draw:points="0,149 150,149 0,0">
          <text:p/>
        </draw:polygon>
        <draw:polygon draw:style-name="gr10" draw:text-style-name="P5" draw:layer="layout" svg:width="0.03cm" svg:height="0.03cm" svg:x="4.6cm" svg:y="8.019cm" svg:viewBox="0 0 31 31" draw:points="0,0 31,31 31,22">
          <text:p/>
        </draw:polygon>
        <draw:polygon draw:style-name="gr10" draw:text-style-name="P5" draw:layer="layout" svg:width="0.148cm" svg:height="0.148cm" svg:x="1.808cm" svg:y="4.039cm" svg:viewBox="0 0 149 149" draw:points="149,0 0,0 149,149">
          <text:p/>
        </draw:polygon>
        <draw:polygon draw:style-name="gr10" draw:text-style-name="P5" draw:layer="layout" svg:width="0.149cm" svg:height="0.297cm" svg:x="1.659cm" svg:y="3.593cm" svg:viewBox="0 0 150 298" draw:points="150,149 0,0 0,298">
          <text:p/>
        </draw:polygon>
        <draw:polygon draw:style-name="gr10" draw:text-style-name="P5" draw:layer="layout" svg:width="0.297cm" svg:height="0.149cm" svg:x="2.551cm" svg:y="6.118cm" svg:viewBox="0 0 298 150" draw:points="148,0 0,150 298,150">
          <text:p/>
        </draw:polygon>
        <draw:polygon draw:style-name="gr10" draw:text-style-name="P5" draw:layer="layout" svg:width="0.074cm" svg:height="0.074cm" svg:x="1.14cm" svg:y="0.697cm" svg:viewBox="0 0 75 75" draw:points="0,0 0,75 75,75">
          <text:p/>
        </draw:polygon>
        <draw:polygon draw:style-name="gr10" draw:text-style-name="P5" draw:layer="layout" svg:width="0.148cm" svg:height="0.148cm" svg:x="1.511cm" svg:y="3.296cm" svg:viewBox="0 0 149 149" draw:points="0,0 0,149 149,0">
          <text:p/>
        </draw:polygon>
        <draw:polygon draw:style-name="gr10" draw:text-style-name="P5" draw:layer="layout" svg:width="0.148cm" svg:height="0.297cm" svg:x="1.511cm" svg:y="3.296cm" svg:viewBox="0 0 149 298" draw:points="0,149 149,298 149,0">
          <text:p/>
        </draw:polygon>
        <draw:polygon draw:style-name="gr11" draw:text-style-name="P5" draw:layer="layout" svg:width="0.297cm" svg:height="0.149cm" svg:x="4.927cm" svg:y="8.494cm" svg:viewBox="0 0 298 150" draw:points="149,0 0,150 298,150">
          <text:p/>
        </draw:polygon>
        <draw:polygon draw:style-name="gr12" draw:text-style-name="P2" draw:layer="layout" svg:width="0.297cm" svg:height="0.149cm" svg:x="4.927cm" svg:y="8.494cm" svg:viewBox="0 0 298 150" draw:points="149,0 0,150 298,150">
          <text:p/>
        </draw:polygon>
        <draw:polygon draw:style-name="gr10" draw:text-style-name="P5" draw:layer="layout" svg:width="0.156cm" svg:height="0.133cm" svg:x="1.362cm" svg:y="1.678cm" svg:viewBox="0 0 157 134" draw:points="134,0 0,134 157,134">
          <text:p/>
        </draw:polygon>
        <draw:polygon draw:style-name="gr10" draw:text-style-name="P5" draw:layer="layout" svg:width="0.148cm" svg:height="0.148cm" svg:x="1.808cm" svg:y="4.93cm" svg:viewBox="0 0 149 149" draw:points="0,0 0,149 149,149">
          <text:p/>
        </draw:polygon>
        <draw:polygon draw:style-name="gr10" draw:text-style-name="P5" draw:layer="layout" svg:width="0.149cm" svg:height="0.149cm" svg:x="1.659cm" svg:y="3.741cm" svg:viewBox="0 0 150 150" draw:points="150,150 150,0 0,150">
          <text:p/>
        </draw:polygon>
        <draw:polygon draw:style-name="gr10" draw:text-style-name="P5" draw:layer="layout" svg:width="0.149cm" svg:height="0.297cm" svg:x="2.996cm" svg:y="7.455cm" svg:viewBox="0 0 150 298" draw:points="150,0 0,149 150,298">
          <text:p/>
        </draw:polygon>
        <draw:polygon draw:style-name="gr10" draw:text-style-name="P5" draw:layer="layout" svg:width="0.112cm" svg:height="0.112cm" svg:x="2.551cm" svg:y="5.672cm" svg:viewBox="0 0 113 113" draw:points="55,0 0,0 113,113">
          <text:p/>
        </draw:polygon>
        <draw:polygon draw:style-name="gr10" draw:text-style-name="P5" draw:layer="layout" svg:width="0.07cm" svg:height="0.07cm" svg:x="1.589cm" svg:y="4.414cm" svg:viewBox="0 0 71 71" draw:points="16,71 71,71 0,0">
          <text:p/>
        </draw:polygon>
        <draw:polygon draw:style-name="gr10" draw:text-style-name="P5" draw:layer="layout" svg:width="0.148cm" svg:height="0.149cm" svg:x="2.551cm" svg:y="5.969cm" svg:viewBox="0 0 149 150" draw:points="0,150 149,150 0,0">
          <text:p/>
        </draw:polygon>
        <draw:polygon draw:style-name="gr10" draw:text-style-name="P5" draw:layer="layout" svg:width="0.148cm" svg:height="0.074cm" svg:x="1.214cm" svg:y="0.697cm" svg:viewBox="0 0 149 75" draw:points="149,75 75,0 0,75">
          <text:p/>
        </draw:polygon>
        <draw:polygon draw:style-name="gr10" draw:text-style-name="P5" draw:layer="layout" svg:width="0.149cm" svg:height="0.149cm" svg:x="1.659cm" svg:y="4.484cm" svg:viewBox="0 0 150 150" draw:points="0,150 150,150 0,0">
          <text:p/>
        </draw:polygon>
        <draw:polygon draw:style-name="gr10" draw:text-style-name="P5" draw:layer="layout" svg:width="0.052cm" svg:height="0.143cm" svg:x="2.848cm" svg:y="6.124cm" svg:viewBox="0 0 53 144" draw:points="0,0 0,144 53,91">
          <text:p/>
        </draw:polygon>
        <draw:polygon draw:style-name="gr10" draw:text-style-name="P5" draw:layer="layout" svg:width="0.044cm" svg:height="0.149cm" svg:x="1.615cm" svg:y="4.484cm" svg:viewBox="0 0 45 150" draw:points="26,150 45,150 45,0 0,46">
          <text:p/>
        </draw:polygon>
        <draw:polygon draw:style-name="gr10" draw:text-style-name="P5" draw:layer="layout" svg:width="0.129cm" svg:height="0.297cm" svg:x="1.956cm" svg:y="4.187cm" svg:viewBox="0 0 130 298" draw:points="113,112 0,0 0,298 130,170">
          <text:p/>
        </draw:polygon>
        <draw:polygon draw:style-name="gr10" draw:text-style-name="P5" draw:layer="layout" svg:width="0.056cm" svg:height="0.148cm" svg:x="1.9cm" svg:y="5.524cm" svg:viewBox="0 0 57 149" draw:points="49,141 57,149 57,0 0,0">
          <text:p/>
        </draw:polygon>
        <draw:polygon draw:style-name="gr10" draw:text-style-name="P5" draw:layer="layout" svg:width="0.148cm" svg:height="0.136cm" svg:x="2.551cm" svg:y="5.833cm" svg:viewBox="0 0 149 137" draw:points="137,0 0,137 149,137 149,23">
          <text:p/>
        </draw:polygon>
        <draw:polygon draw:style-name="gr10" draw:text-style-name="P5" draw:layer="layout" svg:width="0.149cm" svg:height="0.148cm" svg:x="2.402cm" svg:y="6.563cm" svg:viewBox="0 0 150 149" draw:points="1,149 150,0 0,0 0,148">
          <text:p/>
        </draw:polygon>
        <draw:polygon draw:style-name="gr10" draw:text-style-name="P5" draw:layer="layout" svg:width="0.149cm" svg:height="0.229cm" svg:x="3.887cm" svg:y="7.523cm" svg:viewBox="0 0 150 230" draw:points="81,0 0,80 150,230 150,61">
          <text:p/>
        </draw:polygon>
        <draw:polygon draw:style-name="gr10" draw:text-style-name="P5" draw:layer="layout" svg:width="0.024cm" svg:height="0.037cm" svg:x="1.325cm" svg:y="0.548cm" svg:viewBox="0 0 25 38" draw:points="23,0 0,0 0,38 25,13">
          <text:p/>
        </draw:polygon>
        <draw:polygon draw:style-name="gr10" draw:text-style-name="P5" draw:layer="layout" svg:width="0.06cm" svg:height="0.149cm" svg:x="1.659cm" svg:y="2.85cm" svg:viewBox="0 0 61 150" draw:points="43,0 0,0 0,150 61,90">
          <text:p/>
        </draw:polygon>
        <draw:polygon draw:style-name="gr10" draw:text-style-name="P5" draw:layer="layout" svg:width="0.132cm" svg:height="0.148cm" svg:x="2.996cm" svg:y="6.415cm" svg:viewBox="0 0 133 149" draw:points="99,98 0,0 0,149 133,149">
          <text:p/>
        </draw:polygon>
        <draw:polygon draw:style-name="gr10" draw:text-style-name="P5" draw:layer="layout" svg:width="0.077cm" svg:height="0.148cm" svg:x="3.59cm" svg:y="7.158cm" svg:viewBox="0 0 78 149" draw:points="12,0 0,0 0,149 78,72">
          <text:p/>
        </draw:polygon>
        <draw:polygon draw:style-name="gr10" draw:text-style-name="P5" draw:layer="layout" svg:width="0.149cm" svg:height="0.148cm" svg:x="1.659cm" svg:y="3.296cm" svg:viewBox="0 0 150 149" draw:points="140,0 0,0 150,149 150,44">
          <text:p/>
        </draw:polygon>
        <draw:polygon draw:style-name="gr10" draw:text-style-name="P5" draw:layer="layout" svg:width="0.149cm" svg:height="0.149cm" svg:x="1.956cm" svg:y="5.672cm" svg:viewBox="0 0 150 150" draw:points="50,150 150,150 0,0 0,16">
          <text:p/>
        </draw:polygon>
        <draw:polygon draw:style-name="gr10" draw:text-style-name="P5" draw:layer="layout" svg:width="0.127cm" svg:height="0.148cm" svg:x="2.869cm" svg:y="7.455cm" svg:viewBox="0 0 128 149" draw:points="68,90 128,149 128,0 0,0">
          <text:p/>
        </draw:polygon>
        <draw:polygon draw:style-name="gr10" draw:text-style-name="P5" draw:layer="layout" svg:width="0.08cm" svg:height="0.149cm" svg:x="1.876cm" svg:y="5.375cm" svg:viewBox="0 0 81 150" draw:points="25,150 81,150 81,0 0,82">
          <text:p/>
        </draw:polygon>
        <draw:polygon draw:style-name="gr11" draw:text-style-name="P5" draw:layer="layout" svg:width="0.068cm" svg:height="0.037cm" svg:x="1.072cm" svg:y="0.734cm" svg:viewBox="0 0 69 38" draw:points="1,38 69,38 30,0 0,31">
          <text:p/>
        </draw:polygon>
        <draw:polygon draw:style-name="gr12" draw:text-style-name="P2" draw:layer="layout" svg:width="0.068cm" svg:height="0.037cm" svg:x="1.072cm" svg:y="0.734cm" svg:viewBox="0 0 69 38" draw:points="1,38 69,38 30,0 0,31">
          <text:p/>
        </draw:polygon>
        <draw:polygon draw:style-name="gr10" draw:text-style-name="P5" draw:layer="layout" svg:width="0.212cm" svg:height="0.149cm" svg:x="1.659cm" svg:y="3.444cm" svg:viewBox="0 0 213 150" draw:points="184,35 150,0 0,150 213,150">
          <text:p/>
        </draw:polygon>
        <draw:polygon draw:style-name="gr10" draw:text-style-name="P5" draw:layer="layout" svg:width="0.075cm" svg:height="0.143cm" svg:x="1.362cm" svg:y="3.147cm" svg:viewBox="0 0 76 144" draw:points="6,144 76,76 0,0 0,108">
          <text:p/>
        </draw:polygon>
        <draw:polygon draw:style-name="gr10" draw:text-style-name="P5" draw:layer="layout" svg:width="0.148cm" svg:height="0.148cm" svg:x="2.848cm" svg:y="6.267cm" svg:viewBox="0 0 149 149" draw:points="86,0 0,0 149,149 149,101">
          <text:p/>
        </draw:polygon>
        <draw:polygon draw:style-name="gr10" draw:text-style-name="P5" draw:layer="layout" svg:width="0.051cm" svg:height="0.037cm" svg:x="1.288cm" svg:y="0.437cm" svg:viewBox="0 0 52 38" draw:points="49,10 38,0 0,38 52,38">
          <text:p/>
        </draw:polygon>
        <draw:polygon draw:style-name="gr10" draw:text-style-name="P5" draw:layer="layout" svg:width="0.148cm" svg:height="0.076cm" svg:x="3.739cm" svg:y="7.379cm" svg:viewBox="0 0 149 77" draw:points="76,0 0,77 149,77 149,71">
          <text:p/>
        </draw:polygon>
        <draw:polygon draw:style-name="gr10" draw:text-style-name="P5" draw:layer="layout" svg:width="0.046cm" svg:height="0.038cm" svg:x="1.288cm" svg:y="0.399cm" svg:viewBox="0 0 47 39" draw:points="44,0 0,0 37,39 47,30">
          <text:p/>
        </draw:polygon>
        <draw:polygon draw:style-name="gr10" draw:text-style-name="P5" draw:layer="layout" svg:width="0.149cm" svg:height="0.111cm" svg:x="2.699cm" svg:y="7.158cm" svg:viewBox="0 0 150 112" draw:points="38,112 150,0 0,0 0,55">
          <text:p/>
        </draw:polygon>
        <draw:polygon draw:style-name="gr10" draw:text-style-name="P5" draw:layer="layout" svg:width="0.149cm" svg:height="0.245cm" svg:x="3.293cm" svg:y="6.913cm" svg:viewBox="0 0 150 246" draw:points="98,0 0,97 150,246 150,62">
          <text:p/>
        </draw:polygon>
        <draw:polygon draw:style-name="gr10" draw:text-style-name="P5" draw:layer="layout" svg:width="0.136cm" svg:height="0.297cm" svg:x="2.551cm" svg:y="5.672cm" svg:viewBox="0 0 137 298" draw:points="113,112 0,0 0,298 137,162">
          <text:p/>
        </draw:polygon>
        <draw:polygon draw:style-name="gr10" draw:text-style-name="P5" draw:layer="layout" svg:width="0.149cm" svg:height="0.106cm" svg:x="5.224cm" svg:y="8.388cm" svg:viewBox="0 0 150 107" draw:points="0,0 0,107 150,107 84,42">
          <text:p/>
        </draw:polygon>
        <draw:polygon draw:style-name="gr10" draw:text-style-name="P5" draw:layer="layout" svg:width="0.059cm" svg:height="0.148cm" svg:x="1.956cm" svg:y="4.039cm" svg:viewBox="0 0 60 149" draw:points="34,0 0,0 0,149 60,90">
          <text:p/>
        </draw:polygon>
        <draw:polygon draw:style-name="gr10" draw:text-style-name="P5" draw:layer="layout" svg:width="0.148cm" svg:height="0.15cm" svg:x="3.739cm" svg:y="8.346cm" svg:viewBox="0 0 149 151" draw:points="148,151 149,149 0,0 0,33">
          <text:p/>
        </draw:polygon>
        <draw:polygon draw:style-name="gr11" draw:text-style-name="P5" draw:layer="layout" svg:width="0.149cm" svg:height="0.114cm" svg:x="3.887cm" svg:y="8.494cm" svg:viewBox="0 0 150 115" draw:points="150,115 150,0 0,0 11,11">
          <text:p/>
        </draw:polygon>
        <draw:polygon draw:style-name="gr12" draw:text-style-name="P2" draw:layer="layout" svg:width="0.149cm" svg:height="0.114cm" svg:x="3.887cm" svg:y="8.494cm" svg:viewBox="0 0 150 115" draw:points="150,115 150,0 0,0 11,11">
          <text:p/>
        </draw:polygon>
        <draw:polygon draw:style-name="gr10" draw:text-style-name="P5" draw:layer="layout" svg:width="0.148cm" svg:height="0.148cm" svg:x="2.551cm" svg:y="6.861cm" svg:viewBox="0 0 149 149" draw:points="21,149 149,149 0,0 0,114">
          <text:p/>
        </draw:polygon>
        <draw:polygon draw:style-name="gr10" draw:text-style-name="P5" draw:layer="layout" svg:width="0.042cm" svg:height="0.148cm" svg:x="1.659cm" svg:y="2.702cm" svg:viewBox="0 0 43 149" draw:points="17,15 0,0 0,149 43,149">
          <text:p/>
        </draw:polygon>
        <draw:polygon draw:style-name="gr10" draw:text-style-name="P5" draw:layer="layout" svg:width="0.138cm" svg:height="0.074cm" svg:x="2.402cm" svg:y="5.524cm" svg:viewBox="0 0 139 75" draw:points="134,0 0,0 74,75 139,11">
          <text:p/>
        </draw:polygon>
        <draw:polygon draw:style-name="gr10" draw:text-style-name="P5" draw:layer="layout" svg:width="0.148cm" svg:height="0.148cm" svg:x="1.808cm" svg:y="5.227cm" svg:viewBox="0 0 149 149" draw:points="44,149 149,149 0,0 0,12">
          <text:p/>
        </draw:polygon>
        <draw:polygon draw:style-name="gr10" draw:text-style-name="P5" draw:layer="layout" svg:width="0.1cm" svg:height="0.148cm" svg:x="2.302cm" svg:y="6.415cm" svg:viewBox="0 0 101 149" draw:points="26,149 101,149 101,0 0,101">
          <text:p/>
        </draw:polygon>
        <draw:polygon draw:style-name="gr10" draw:text-style-name="P5" draw:layer="layout" svg:width="0.047cm" svg:height="0.149cm" svg:x="1.761cm" svg:y="5.078cm" svg:viewBox="0 0 48 150" draw:points="43,145 48,150 48,0 0,0">
          <text:p/>
        </draw:polygon>
        <draw:polygon draw:style-name="gr10" draw:text-style-name="P5" draw:layer="layout" svg:width="0.106cm" svg:height="0.148cm" svg:x="1.659cm" svg:y="2.999cm" svg:viewBox="0 0 107 149" draw:points="95,95 0,0 0,149 107,149">
          <text:p/>
        </draw:polygon>
        <draw:polygon draw:style-name="gr10" draw:text-style-name="P5" draw:layer="layout" svg:width="0.024cm" svg:height="0.149cm" svg:x="1.19cm" svg:y="1.959cm" svg:viewBox="0 0 25 150" draw:points="14,150 25,150 25,0 0,24">
          <text:p/>
        </draw:polygon>
        <draw:polygon draw:style-name="gr10" draw:text-style-name="P5" draw:layer="layout" svg:width="0.074cm" svg:height="0.115cm" svg:x="3.219cm" svg:y="6.746cm" svg:viewBox="0 0 75 116" draw:points="41,0 0,41 75,116 75,45">
          <text:p/>
        </draw:polygon>
        <draw:polygon draw:style-name="gr10" draw:text-style-name="P5" draw:layer="layout" svg:width="0.065cm" svg:height="0.148cm" svg:x="2.402cm" svg:y="5.227cm" svg:viewBox="0 0 66 149" draw:points="2,1 0,0 0,149 66,149">
          <text:p/>
        </draw:polygon>
        <draw:polygon draw:style-name="gr10" draw:text-style-name="P5" draw:layer="layout" svg:width="0.081cm" svg:height="0.148cm" svg:x="1.133cm" svg:y="1.365cm" svg:viewBox="0 0 82 149" draw:points="7,149 82,149 82,0 0,82">
          <text:p/>
        </draw:polygon>
        <draw:polygon draw:style-name="gr10" draw:text-style-name="P5" draw:layer="layout" svg:width="0.148cm" svg:height="0.137cm" svg:x="2.848cm" svg:y="7.306cm" svg:viewBox="0 0 149 138" draw:points="11,138 149,0 0,0 0,121">
          <text:p/>
        </draw:polygon>
        <draw:polygon draw:style-name="gr10" draw:text-style-name="P5" draw:layer="layout" svg:width="0.079cm" svg:height="0.149cm" svg:x="2.62cm" svg:y="7.009cm" svg:viewBox="0 0 80 150" draw:points="45,150 80,150 80,0 0,81">
          <text:p/>
        </draw:polygon>
        <draw:polygon draw:style-name="gr10" draw:text-style-name="P5" draw:layer="layout" svg:width="0.092cm" svg:height="0.149cm" svg:x="2.699cm" svg:y="5.969cm" svg:viewBox="0 0 93 150" draw:points="61,0 0,0 0,150 93,58">
          <text:p/>
        </draw:polygon>
        <draw:polygon draw:style-name="gr10" draw:text-style-name="P5" draw:layer="layout" svg:width="0.149cm" svg:height="0.149cm" svg:x="3.293cm" svg:y="7.9cm" svg:viewBox="0 0 150 150" draw:points="86,150 150,150 0,0 0,63">
          <text:p/>
        </draw:polygon>
        <draw:polygon draw:style-name="gr10" draw:text-style-name="P5" draw:layer="layout" svg:width="0.148cm" svg:height="0.141cm" svg:x="1.214cm" svg:y="2.108cm" svg:viewBox="0 0 149 142" draw:points="7,142 149,0 0,0 0,85">
          <text:p/>
        </draw:polygon>
        <draw:polygon draw:style-name="gr10" draw:text-style-name="P5" draw:layer="layout" svg:width="0.149cm" svg:height="0.149cm" svg:x="2.996cm" svg:y="7.603cm" svg:viewBox="0 0 150 150" draw:points="109,150 150,150 0,0 0,18">
          <text:p/>
        </draw:polygon>
        <draw:polygon draw:style-name="gr10" draw:text-style-name="P5" draw:layer="layout" svg:width="0.149cm" svg:height="0.254cm" svg:x="4.184cm" svg:y="7.795cm" svg:viewBox="0 0 150 255" draw:points="107,0 0,105 150,255 150,33">
          <text:p/>
        </draw:polygon>
        <draw:polygon draw:style-name="gr10" draw:text-style-name="P5" draw:layer="layout" svg:width="0.297cm" svg:height="0.127cm" svg:x="4.333cm" svg:y="7.922cm" svg:viewBox="0 0 298 128" draw:points="127,0 0,128 298,128 267,98">
          <text:p/>
        </draw:polygon>
        <draw:polygon draw:style-name="gr10" draw:text-style-name="P5" draw:layer="layout" svg:width="0.08cm" svg:height="0.148cm" svg:x="3.887cm" svg:y="7.455cm" svg:viewBox="0 0 81 149" draw:points="7,0 0,0 0,149 81,69">
          <text:p/>
        </draw:polygon>
        <draw:polygon draw:style-name="gr10" draw:text-style-name="P5" draw:layer="layout" svg:width="0.115cm" svg:height="0.074cm" svg:x="3.145cm" svg:y="6.712cm" svg:viewBox="0 0 116 75" draw:points="90,0 0,0 74,75 116,34">
          <text:p/>
        </draw:polygon>
        <draw:polygon draw:style-name="gr10" draw:text-style-name="P5" draw:layer="layout" svg:width="0.148cm" svg:height="0.149cm" svg:x="2.254cm" svg:y="5.078cm" svg:viewBox="0 0 149 150" draw:points="89,0 0,0 149,150 149,148">
          <text:p/>
        </draw:polygon>
        <draw:polygon draw:style-name="gr10" draw:text-style-name="P5" draw:layer="layout" svg:width="0.111cm" svg:height="0.148cm" svg:x="1.511cm" svg:y="2.405cm" svg:viewBox="0 0 112 149" draw:points="106,0 0,0 0,149 112,38">
          <text:p/>
        </draw:polygon>
        <draw:polygon draw:style-name="gr11" draw:text-style-name="P5" draw:layer="layout" svg:width="0.148cm" svg:height="0.129cm" svg:x="4.036cm" svg:y="8.494cm" svg:viewBox="0 0 149 130" draw:points="20,130 149,0 0,0 0,115">
          <text:p/>
        </draw:polygon>
        <draw:polygon draw:style-name="gr12" draw:text-style-name="P2" draw:layer="layout" svg:width="0.148cm" svg:height="0.129cm" svg:x="4.036cm" svg:y="8.494cm" svg:viewBox="0 0 149 130" draw:points="20,130 149,0 0,0 0,115">
          <text:p/>
        </draw:polygon>
        <draw:polygon draw:style-name="gr10" draw:text-style-name="P5" draw:layer="layout" svg:width="0.152cm" svg:height="0.148cm" svg:x="1.507cm" svg:y="4.039cm" svg:viewBox="0 0 153 149" draw:points="32,149 153,149 4,0 0,4">
          <text:p/>
        </draw:polygon>
        <draw:polygon draw:style-name="gr11" draw:text-style-name="P5" draw:layer="layout" svg:width="0.149cm" svg:height="0.077cm" svg:x="5.521cm" svg:y="8.566cm" svg:viewBox="0 0 150 78" draw:points="78,0 0,78 150,78 150,32">
          <text:p/>
        </draw:polygon>
        <draw:polygon draw:style-name="gr12" draw:text-style-name="P2" draw:layer="layout" svg:width="0.149cm" svg:height="0.077cm" svg:x="5.521cm" svg:y="8.566cm" svg:viewBox="0 0 150 78" draw:points="78,0 0,78 150,78 150,32">
          <text:p/>
        </draw:polygon>
        <draw:polygon draw:style-name="gr11" draw:text-style-name="P5" draw:layer="layout" svg:width="0.148cm" svg:height="0.149cm" svg:x="5.373cm" svg:y="8.494cm" svg:viewBox="0 0 149 150" draw:points="70,0 0,0 149,150 149,39">
          <text:p/>
        </draw:polygon>
        <draw:polygon draw:style-name="gr12" draw:text-style-name="P2" draw:layer="layout" svg:width="0.148cm" svg:height="0.149cm" svg:x="5.373cm" svg:y="8.494cm" svg:viewBox="0 0 149 150" draw:points="70,0 0,0 149,150 149,39">
          <text:p/>
        </draw:polygon>
        <draw:polygon draw:style-name="gr10" draw:text-style-name="P5" draw:layer="layout" svg:width="0.074cm" svg:height="0.143cm" svg:x="1.288cm" svg:y="0.628cm" svg:viewBox="0 0 75 144" draw:points="70,0 0,70 75,144 75,51">
          <text:p/>
        </draw:polygon>
        <draw:polygon draw:style-name="gr10" draw:text-style-name="P5" draw:layer="layout" svg:width="0.089cm" svg:height="0.149cm" svg:x="1.362cm" svg:y="1.216cm" svg:viewBox="0 0 90 150" draw:points="81,81 0,0 0,150 90,150">
          <text:p/>
        </draw:polygon>
        <draw:polygon draw:style-name="gr10" draw:text-style-name="P5" draw:layer="layout" svg:width="0.149cm" svg:height="0.149cm" svg:x="2.699cm" svg:y="6.118cm" svg:viewBox="0 0 150 150" draw:points="146,0 0,0 150,150 150,6">
          <text:p/>
        </draw:polygon>
        <draw:polygon draw:style-name="gr10" draw:text-style-name="P5" draw:layer="layout" svg:width="0.133cm" svg:height="0.298cm" svg:x="1.362cm" svg:y="1.513cm" svg:viewBox="0 0 134 299" draw:points="129,129 0,0 0,299 134,166">
          <text:p/>
        </draw:polygon>
        <draw:polygon draw:style-name="gr10" draw:text-style-name="P5" draw:layer="layout" svg:width="0.06cm" svg:height="0.297cm" svg:x="1.362cm" svg:y="0.919cm" svg:viewBox="0 0 61 298" draw:points="36,35 0,0 0,298 61,239">
          <text:p/>
        </draw:polygon>
        <draw:polygon draw:style-name="gr10" draw:text-style-name="P5" draw:layer="layout" svg:width="0.129cm" svg:height="0.149cm" svg:x="1.679cm" svg:y="4.781cm" svg:viewBox="0 0 130 150" draw:points="7,27 130,150 130,0 0,0">
          <text:p/>
        </draw:polygon>
        <draw:polygon draw:style-name="gr10" draw:text-style-name="P5" draw:layer="layout" svg:width="0.148cm" svg:height="0.09cm" svg:x="4.036cm" svg:y="7.662cm" svg:viewBox="0 0 149 91" draw:points="91,0 0,91 149,91 149,49">
          <text:p/>
        </draw:polygon>
        <draw:polygon draw:style-name="gr10" draw:text-style-name="P5" draw:layer="layout" svg:width="0.027cm" svg:height="0.148cm" svg:x="1.362cm" svg:y="0.771cm" svg:viewBox="0 0 28 149" draw:points="14,12 0,0 0,149 28,123">
          <text:p/>
        </draw:polygon>
        <draw:polygon draw:style-name="gr10" draw:text-style-name="P5" draw:layer="layout" svg:width="0.228cm" svg:height="0.148cm" svg:x="1.659cm" svg:y="3.593cm" svg:viewBox="0 0 229 149" draw:points="213,0 0,0 150,149 229,70">
          <text:p/>
        </draw:polygon>
        <draw:polygon draw:style-name="gr10" draw:text-style-name="P5" draw:layer="layout" svg:width="0.111cm" svg:height="0.148cm" svg:x="2.737cm" svg:y="7.158cm" svg:viewBox="0 0 112 149" draw:points="26,149 112,149 112,0 0,112">
          <text:p/>
        </draw:polygon>
        <draw:polygon draw:style-name="gr10" draw:text-style-name="P5" draw:layer="layout" svg:width="0.072cm" svg:height="0.297cm" svg:x="1.29cm" svg:y="2.702cm" svg:viewBox="0 0 73 298" draw:points="27,252 73,298 73,0 0,72">
          <text:p/>
        </draw:polygon>
        <draw:polygon draw:style-name="gr10" draw:text-style-name="P5" draw:layer="layout" svg:width="0.124cm" svg:height="0.148cm" svg:x="2.105cm" svg:y="4.633cm" svg:viewBox="0 0 125 149" draw:points="113,112 0,0 0,149 125,149">
          <text:p/>
        </draw:polygon>
        <draw:polygon draw:style-name="gr11" draw:text-style-name="P5" draw:layer="layout" svg:width="0.039cm" svg:height="0.037cm" svg:x="1.288cm" svg:y="0.325cm" svg:viewBox="0 0 40 38" draw:points="36,0 0,0 38,38 40,37">
          <text:p/>
        </draw:polygon>
        <draw:polygon draw:style-name="gr12" draw:text-style-name="P2" draw:layer="layout" svg:width="0.039cm" svg:height="0.037cm" svg:x="1.288cm" svg:y="0.325cm" svg:viewBox="0 0 40 38" draw:points="36,0 0,0 38,38 40,37">
          <text:p/>
        </draw:polygon>
        <draw:polygon draw:style-name="gr10" draw:text-style-name="P5" draw:layer="layout" svg:width="0.222cm" svg:height="0.148cm" svg:x="2.032cm" svg:y="5.821cm" svg:viewBox="0 0 223 149" draw:points="32,149 223,149 74,0 0,74">
          <text:p/>
        </draw:polygon>
        <draw:polygon draw:style-name="gr10" draw:text-style-name="P5" draw:layer="layout" svg:width="0.106cm" svg:height="0.148cm" svg:x="4.184cm" svg:y="7.752cm" svg:viewBox="0 0 107 149" draw:points="52,0 0,0 0,149 107,44">
          <text:p/>
        </draw:polygon>
        <draw:polygon draw:style-name="gr10" draw:text-style-name="P5" draw:layer="layout" svg:width="0.248cm" svg:height="0.149cm" svg:x="1.411cm" svg:y="3.444cm" svg:viewBox="0 0 249 150" draw:points="11,150 249,150 100,0 0,101">
          <text:p/>
        </draw:polygon>
        <draw:polygon draw:style-name="gr10" draw:text-style-name="P5" draw:layer="layout" svg:width="0.074cm" svg:height="0.149cm" svg:x="1.14cm" svg:y="1.513cm" svg:viewBox="0 0 75 150" draw:points="9,86 75,150 75,0 0,0">
          <text:p/>
        </draw:polygon>
        <draw:polygon draw:style-name="gr10" draw:text-style-name="P5" draw:layer="layout" svg:width="0.054cm" svg:height="0.149cm" svg:x="1.16cm" svg:y="1.662cm" svg:viewBox="0 0 55 150" draw:points="11,150 55,150 55,0 0,54">
          <text:p/>
        </draw:polygon>
        <draw:polygon draw:style-name="gr10" draw:text-style-name="P5" draw:layer="layout" svg:width="0.12cm" svg:height="0.148cm" svg:x="5.076cm" svg:y="8.346cm" svg:viewBox="0 0 121 149" draw:points="69,0 0,0 0,149 121,29">
          <text:p/>
        </draw:polygon>
        <draw:polygon draw:style-name="gr10" draw:text-style-name="P5" draw:layer="layout" svg:width="0.148cm" svg:height="0.148cm" svg:x="3.145cm" svg:y="7.752cm" svg:viewBox="0 0 149 149" draw:points="92,149 149,149 0,0 0,48">
          <text:p/>
        </draw:polygon>
        <draw:polygon draw:style-name="gr10" draw:text-style-name="P5" draw:layer="layout" svg:width="0.173cm" svg:height="0.148cm" svg:x="1.362cm" svg:y="1.811cm" svg:viewBox="0 0 174 149" draw:points="157,0 0,0 150,149 174,125">
          <text:p/>
        </draw:polygon>
        <draw:polygon draw:style-name="gr10" draw:text-style-name="P5" draw:layer="layout" svg:width="0.148cm" svg:height="0.177cm" svg:x="3.442cm" svg:y="8.049cm" svg:viewBox="0 0 149 178" draw:points="121,178 149,149 0,0 0,63">
          <text:p/>
        </draw:polygon>
        <draw:polygon draw:style-name="gr11" draw:text-style-name="P5" draw:layer="layout" svg:width="0.073cm" svg:height="0.037cm" svg:x="1.067cm" svg:y="0.697cm" svg:viewBox="0 0 74 38" draw:points="0,1 35,38 74,0 0,0">
          <text:p/>
        </draw:polygon>
        <draw:polygon draw:style-name="gr12" draw:text-style-name="P2" draw:layer="layout" svg:width="0.073cm" svg:height="0.037cm" svg:x="1.067cm" svg:y="0.697cm" svg:viewBox="0 0 74 38" draw:points="0,1 35,38 74,0 0,0">
          <text:p/>
        </draw:polygon>
        <draw:polygon draw:style-name="gr10" draw:text-style-name="P5" draw:layer="layout" svg:width="0.096cm" svg:height="0.148cm" svg:x="1.362cm" svg:y="1.365cm" svg:viewBox="0 0 97 149" draw:points="90,0 0,0 0,149 97,54">
          <text:p/>
        </draw:polygon>
        <draw:polygon draw:style-name="gr10" draw:text-style-name="P5" draw:layer="layout" svg:width="0.075cm" svg:height="0.149cm" svg:x="3.739cm" svg:y="7.306cm" svg:viewBox="0 0 76 150" draw:points="3,0 0,0 0,150 76,74">
          <text:p/>
        </draw:polygon>
        <draw:polygon draw:style-name="gr10" draw:text-style-name="P5" draw:layer="layout" svg:width="0.149cm" svg:height="0.077cm" svg:x="4.927cm" svg:y="8.269cm" svg:viewBox="0 0 150 78" draw:points="78,0 0,78 150,78 150,40">
          <text:p/>
        </draw:polygon>
        <draw:polygon draw:style-name="gr10" draw:text-style-name="P5" draw:layer="layout" svg:width="0.148cm" svg:height="0.12cm" svg:x="5.076cm" svg:y="8.374cm" svg:viewBox="0 0 149 121" draw:points="121,0 0,121 149,121 149,14">
          <text:p/>
        </draw:polygon>
        <draw:polygon draw:style-name="gr10" draw:text-style-name="P5" draw:layer="layout" svg:width="0.148cm" svg:height="0.149cm" svg:x="4.779cm" svg:y="8.197cm" svg:viewBox="0 0 149 150" draw:points="103,0 0,0 149,150 149,29">
          <text:p/>
        </draw:polygon>
        <draw:polygon draw:style-name="gr10" draw:text-style-name="P5" draw:layer="layout" svg:width="0.053cm" svg:height="0.149cm" svg:x="1.511cm" svg:y="1.959cm" svg:viewBox="0 0 54 150" draw:points="34,35 0,0 0,150 54,150">
          <text:p/>
        </draw:polygon>
        <draw:polygon draw:style-name="gr10" draw:text-style-name="P5" draw:layer="layout" svg:width="0.106cm" svg:height="0.148cm" svg:x="1.108cm" svg:y="1.068cm" svg:viewBox="0 0 107 149" draw:points="4,149 107,149 107,0 0,107">
          <text:p/>
        </draw:polygon>
        <draw:polygon draw:style-name="gr10" draw:text-style-name="P5" draw:layer="layout" svg:width="0.053cm" svg:height="0.037cm" svg:x="1.288cm" svg:y="0.474cm" svg:viewBox="0 0 54 38" draw:points="52,0 0,0 38,38 54,21">
          <text:p/>
        </draw:polygon>
        <draw:polygon draw:style-name="gr10" draw:text-style-name="P5" draw:layer="layout" svg:width="0.149cm" svg:height="0.149cm" svg:x="3.59cm" svg:y="8.197cm" svg:viewBox="0 0 150 150" draw:points="111,150 150,150 0,0 0,55">
          <text:p/>
        </draw:polygon>
        <draw:polygon draw:style-name="gr10" draw:text-style-name="P5" draw:layer="layout" svg:width="0.102cm" svg:height="0.149cm" svg:x="1.112cm" svg:y="1.216cm" svg:viewBox="0 0 103 150" draw:points="5,53 103,150 103,0 0,0">
          <text:p/>
        </draw:polygon>
        <draw:polygon draw:style-name="gr10" draw:text-style-name="P5" draw:layer="layout" svg:width="0.102cm" svg:height="0.149cm" svg:x="1.26cm" svg:y="2.553cm" svg:viewBox="0 0 103 150" draw:points="8,55 103,150 103,0 0,0">
          <text:p/>
        </draw:polygon>
        <draw:polygon draw:style-name="gr10" draw:text-style-name="P5" draw:layer="layout" svg:width="0.043cm" svg:height="0.148cm" svg:x="1.171cm" svg:y="1.811cm" svg:viewBox="0 0 44 149" draw:points="13,120 44,149 44,0 0,0">
          <text:p/>
        </draw:polygon>
        <draw:polygon draw:style-name="gr10" draw:text-style-name="P5" draw:layer="layout" svg:width="0.149cm" svg:height="0.148cm" svg:x="4.63cm" svg:y="8.049cm" svg:viewBox="0 0 150 149" draw:points="14,0 0,0 150,149 150,87">
          <text:p/>
        </draw:polygon>
        <draw:polygon draw:style-name="gr10" draw:text-style-name="P5" draw:layer="layout" svg:width="0.069cm" svg:height="0.075cm" svg:x="1.288cm" svg:y="0.622cm" svg:viewBox="0 0 70 76" draw:points="69,0 0,0 0,76 70,6">
          <text:p/>
        </draw:polygon>
        <draw:polygon draw:style-name="gr10" draw:text-style-name="P5" draw:layer="layout" svg:width="0.105cm" svg:height="0.149cm" svg:x="1.511cm" svg:y="2.256cm" svg:viewBox="0 0 106 150" draw:points="96,97 0,0 0,150 106,150">
          <text:p/>
        </draw:polygon>
        <draw:polygon draw:style-name="gr10" draw:text-style-name="P5" draw:layer="layout" svg:width="0.034cm" svg:height="0.148cm" svg:x="1.328cm" svg:y="2.999cm" svg:viewBox="0 0 35 149" draw:points="18,149 35,149 35,0 0,36">
          <text:p/>
        </draw:polygon>
        <draw:polygon draw:style-name="gr10" draw:text-style-name="P5" draw:layer="layout" svg:width="0.148cm" svg:height="0.148cm" svg:x="2.254cm" svg:y="6.267cm" svg:viewBox="0 0 149 149" draw:points="1,149 149,149 0,0 0,146">
          <text:p/>
        </draw:polygon>
        <draw:polygon draw:style-name="gr10" draw:text-style-name="P5" draw:layer="layout" svg:width="0.129cm" svg:height="0.149cm" svg:x="1.085cm" svg:y="0.919cm" svg:viewBox="0 0 130 150" draw:points="4,23 130,150 130,0 0,0">
          <text:p/>
        </draw:polygon>
        <draw:polygon draw:style-name="gr10" draw:text-style-name="P5" draw:layer="layout" svg:width="0.091cm" svg:height="0.149cm" svg:x="2.402cm" svg:y="5.375cm" svg:viewBox="0 0 92 150" draw:points="65,0 0,0 0,150 92,59">
          <text:p/>
        </draw:polygon>
        <draw:polygon draw:style-name="gr10" draw:text-style-name="P5" draw:layer="layout" svg:width="0.139cm" svg:height="0.149cm" svg:x="2.996cm" svg:y="6.563cm" svg:viewBox="0 0 140 150" draw:points="133,0 0,0 0,150 140,11">
          <text:p/>
        </draw:polygon>
        <draw:polygon draw:style-name="gr10" draw:text-style-name="P5" draw:layer="layout" svg:width="0.149cm" svg:height="0.138cm" svg:x="2.996cm" svg:y="6.574cm" svg:viewBox="0 0 150 139" draw:points="140,0 0,139 150,139 150,14">
          <text:p/>
        </draw:polygon>
        <draw:polygon draw:style-name="gr10" draw:text-style-name="P5" draw:layer="layout" svg:width="0.07cm" svg:height="0.148cm" svg:x="1.738cm" svg:y="4.93cm" svg:viewBox="0 0 71 149" draw:points="23,149 71,149 71,0 0,71">
          <text:p/>
        </draw:polygon>
        <draw:polygon draw:style-name="gr10" draw:text-style-name="P5" draw:layer="layout" svg:width="0.1cm" svg:height="0.297cm" svg:x="1.559cm" svg:y="4.187cm" svg:viewBox="0 0 101 298" draw:points="30,228 101,298 101,0 0,100">
          <text:p/>
        </draw:polygon>
        <draw:polygon draw:style-name="gr11" draw:text-style-name="P5" draw:layer="layout" svg:width="0.075cm" svg:height="0.075cm" svg:x="1.065cm" svg:y="0.622cm" svg:viewBox="0 0 76 76" draw:points="2,76 76,76 0,0 0,59">
          <text:p/>
        </draw:polygon>
        <draw:polygon draw:style-name="gr12" draw:text-style-name="P2" draw:layer="layout" svg:width="0.075cm" svg:height="0.075cm" svg:x="1.065cm" svg:y="0.622cm" svg:viewBox="0 0 76 76" draw:points="2,76 76,76 0,0 0,59">
          <text:p/>
        </draw:polygon>
        <draw:polygon draw:style-name="gr10" draw:text-style-name="P5" draw:layer="layout" svg:width="0.136cm" svg:height="0.298cm" svg:x="2.118cm" svg:y="5.969cm" svg:viewBox="0 0 137 299" draw:points="19,182 137,299 137,0 0,137">
          <text:p/>
        </draw:polygon>
        <draw:polygon draw:style-name="gr10" draw:text-style-name="P5" draw:layer="layout" svg:width="0.068cm" svg:height="0.037cm" svg:x="1.288cm" svg:y="0.585cm" svg:viewBox="0 0 69 38" draw:points="68,31 38,0 0,38 69,38">
          <text:p/>
        </draw:polygon>
        <draw:polygon draw:style-name="gr10" draw:text-style-name="P5" draw:layer="layout" svg:width="0.113cm" svg:height="0.149cm" svg:x="1.659cm" svg:y="3.147cm" svg:viewBox="0 0 114 150" draw:points="107,0 0,0 0,150 114,37">
          <text:p/>
        </draw:polygon>
        <draw:polygon draw:style-name="gr10" draw:text-style-name="P5" draw:layer="layout" svg:width="0.148cm" svg:height="0.142cm" svg:x="1.808cm" svg:y="3.897cm" svg:viewBox="0 0 149 143" draw:points="143,0 0,143 149,143 149,25">
          <text:p/>
        </draw:polygon>
        <draw:polygon draw:style-name="gr10" draw:text-style-name="P5" draw:layer="layout" svg:width="0.237cm" svg:height="0.148cm" svg:x="1.422cm" svg:y="3.593cm" svg:viewBox="0 0 238 149" draw:points="13,73 89,149 238,0 0,0">
          <text:p/>
        </draw:polygon>
        <draw:polygon draw:style-name="gr10" draw:text-style-name="P5" draw:layer="layout" svg:width="0.131cm" svg:height="0.074cm" svg:x="1.083cm" svg:y="0.845cm" svg:viewBox="0 0 132 75" draw:points="2,75 132,75 58,0 0,57">
          <text:p/>
        </draw:polygon>
        <draw:polygon draw:style-name="gr10" draw:text-style-name="P5" draw:layer="layout" svg:width="0.137cm" svg:height="0.149cm" svg:x="2.859cm" svg:y="7.306cm" svg:viewBox="0 0 138 150" draw:points="10,150 138,150 138,0 0,138">
          <text:p/>
        </draw:polygon>
        <draw:polygon draw:style-name="gr10" draw:text-style-name="P5" draw:layer="layout" svg:width="0.141cm" svg:height="0.297cm" svg:x="1.221cm" svg:y="2.108cm" svg:viewBox="0 0 142 298" draw:points="2,158 142,298 142,0 0,142">
          <text:p/>
        </draw:polygon>
        <draw:polygon draw:style-name="gr10" draw:text-style-name="P5" draw:layer="layout" svg:width="0.022cm" svg:height="0.037cm" svg:x="1.325cm" svg:y="0.511cm" svg:viewBox="0 0 23 38" draw:points="21,20 0,0 0,38 23,38">
          <text:p/>
        </draw:polygon>
        <draw:polygon draw:style-name="gr11" draw:text-style-name="P5" draw:layer="layout" svg:width="0.067cm" svg:height="0.074cm" svg:x="1.073cm" svg:y="0.771cm" svg:viewBox="0 0 68 75" draw:points="0,9 68,75 68,0 0,0">
          <text:p/>
        </draw:polygon>
        <draw:polygon draw:style-name="gr12" draw:text-style-name="P2" draw:layer="layout" svg:width="0.067cm" svg:height="0.074cm" svg:x="1.073cm" svg:y="0.771cm" svg:viewBox="0 0 68 75" draw:points="0,9 68,75 68,0 0,0">
          <text:p/>
        </draw:polygon>
        <draw:polygon draw:style-name="gr10" draw:text-style-name="P5" draw:layer="layout" svg:width="0.148cm" svg:height="0.084cm" svg:x="3.442cm" svg:y="7.074cm" svg:viewBox="0 0 149 85" draw:points="85,0 0,85 149,85 149,72">
          <text:p/>
        </draw:polygon>
        <draw:polygon draw:style-name="gr10" draw:text-style-name="P5" draw:layer="layout" svg:width="0.142cm" svg:height="0.148cm" svg:x="1.369cm" svg:y="3.296cm" svg:viewBox="0 0 143 149" draw:points="2,8 143,149 143,0 0,0">
          <text:p/>
        </draw:polygon>
        <draw:polygon draw:style-name="gr10" draw:text-style-name="P5" draw:layer="layout" svg:width="0.143cm" svg:height="0.074cm" svg:x="1.368cm" svg:y="3.222cm" svg:viewBox="0 0 144 75" draw:points="1,75 144,75 69,0 0,68">
          <text:p/>
        </draw:polygon>
        <draw:polygon draw:style-name="gr10" draw:text-style-name="P5" draw:layer="layout" svg:width="0.108cm" svg:height="0.148cm" svg:x="1.254cm" svg:y="2.405cm" svg:viewBox="0 0 109 149" draw:points="6,149 109,149 109,0 0,109">
          <text:p/>
        </draw:polygon>
        <draw:polygon draw:style-name="gr11" draw:text-style-name="P5" draw:layer="layout" svg:width="0.128cm" svg:height="0.149cm" svg:x="4.056cm" svg:y="8.494cm" svg:viewBox="0 0 129 150" draw:points="30,150 129,150 129,0 0,130">
          <text:p/>
        </draw:polygon>
        <draw:polygon draw:style-name="gr12" draw:text-style-name="P2" draw:layer="layout" svg:width="0.128cm" svg:height="0.149cm" svg:x="4.056cm" svg:y="8.494cm" svg:viewBox="0 0 129 150" draw:points="30,150 129,150 129,0 0,130">
          <text:p/>
        </draw:polygon>
        <draw:polygon draw:style-name="gr10" draw:text-style-name="P5" draw:layer="layout" svg:width="0.149cm" svg:height="0.133cm" svg:x="1.659cm" svg:y="4.633cm" svg:viewBox="0 0 150 134" draw:points="15,134 150,0 0,0 0,74">
          <text:p/>
        </draw:polygon>
        <draw:polygon draw:style-name="gr10" draw:text-style-name="P5" draw:layer="layout" svg:width="0.148cm" svg:height="0.149cm" svg:x="1.511cm" svg:y="2.553cm" svg:viewBox="0 0 149 150" draw:points="133,0 0,0 149,150 149,89">
          <text:p/>
        </draw:polygon>
        <draw:polygon draw:style-name="gr10" draw:text-style-name="P5" draw:layer="layout" svg:width="0.097cm" svg:height="0.148cm" svg:x="3.293cm" svg:y="6.861cm" svg:viewBox="0 0 98 149" draw:points="57,0 0,0 0,149 98,53">
          <text:p/>
        </draw:polygon>
        <draw:polygon draw:style-name="gr10" draw:text-style-name="P5" draw:layer="layout" svg:width="0.142cm" svg:height="0.149cm" svg:x="1.808cm" svg:y="3.89cm" svg:viewBox="0 0 143 150" draw:points="141,0 0,0 0,150 143,7">
          <text:p/>
        </draw:polygon>
        <draw:polygon draw:style-name="gr10" draw:text-style-name="P5" draw:layer="layout" svg:width="0.075cm" svg:height="0.137cm" svg:x="2.476cm" svg:y="5.535cm" svg:viewBox="0 0 76 138" draw:points="65,0 0,64 76,138 76,24">
          <text:p/>
        </draw:polygon>
        <draw:polygon draw:style-name="gr11" draw:text-style-name="P5" draw:layer="layout" svg:width="0.043cm" svg:height="0.037cm" svg:x="1.288cm" svg:y="0.362cm" svg:viewBox="0 0 44 38" draw:points="40,2 38,0 0,38 44,38">
          <text:p/>
        </draw:polygon>
        <draw:polygon draw:style-name="gr12" draw:text-style-name="P2" draw:layer="layout" svg:width="0.043cm" svg:height="0.037cm" svg:x="1.288cm" svg:y="0.362cm" svg:viewBox="0 0 44 38" draw:points="40,2 38,0 0,38 44,38">
          <text:p/>
        </draw:polygon>
        <draw:polygon draw:style-name="gr10" draw:text-style-name="P5" draw:layer="layout" svg:width="0.148cm" svg:height="0.298cm" svg:x="2.403cm" svg:y="6.563cm" svg:viewBox="0 0 149 299" draw:points="2,153 149,299 149,0 0,149">
          <text:p/>
        </draw:polygon>
        <draw:polygon draw:style-name="gr10" draw:text-style-name="P5" draw:layer="layout" svg:width="0.066cm" svg:height="0.148cm" svg:x="1.511cm" svg:y="2.108cm" svg:viewBox="0 0 67 149" draw:points="54,0 0,0 0,149 67,83">
          <text:p/>
        </draw:polygon>
        <draw:polygon draw:style-name="gr10" draw:text-style-name="P5" draw:layer="layout" svg:width="0.063cm" svg:height="0.148cm" svg:x="2.254cm" svg:y="4.93cm" svg:viewBox="0 0 64 149" draw:points="30,0 0,0 0,149 64,86">
          <text:p/>
        </draw:polygon>
        <draw:polygon draw:style-name="gr10" draw:text-style-name="P5" draw:layer="layout" svg:width="0.055cm" svg:height="0.149cm" svg:x="1.457cm" svg:y="3.741cm" svg:viewBox="0 0 56 150" draw:points="20,150 56,150 56,0 0,55">
          <text:p/>
        </draw:polygon>
        <draw:polygon draw:style-name="gr10" draw:text-style-name="P5" draw:layer="layout" svg:width="0.134cm" svg:height="0.148cm" svg:x="1.674cm" svg:y="4.633cm" svg:viewBox="0 0 135 149" draw:points="5,149 135,149 135,0 0,134">
          <text:p/>
        </draw:polygon>
        <draw:polygon draw:style-name="gr10" draw:text-style-name="P5" draw:layer="layout" svg:width="0.131cm" svg:height="0.149cm" svg:x="2.105cm" svg:y="4.781cm" svg:viewBox="0 0 132 150" draw:points="125,0 0,0 0,150 132,18">
          <text:p/>
        </draw:polygon>
        <draw:polygon draw:style-name="gr10" draw:text-style-name="P5" draw:layer="layout" svg:width="0.053cm" svg:height="0.149cm" svg:x="2.105cm" svg:y="4.484cm" svg:viewBox="0 0 54 150" draw:points="22,0 0,0 0,150 54,97">
          <text:p/>
        </draw:polygon>
        <draw:polygon draw:style-name="gr10" draw:text-style-name="P5" draw:layer="layout" svg:width="0.149cm" svg:height="0.128cm" svg:x="1.956cm" svg:y="4.356cm" svg:viewBox="0 0 150 129" draw:points="130,0 0,129 150,129 150,63">
          <text:p/>
        </draw:polygon>
        <draw:polygon draw:style-name="gr10" draw:text-style-name="P5" draw:layer="layout" svg:width="0.149cm" svg:height="0.131cm" svg:x="2.105cm" svg:y="4.799cm" svg:viewBox="0 0 150 132" draw:points="132,0 0,132 150,132 150,49">
          <text:p/>
        </draw:polygon>
        <draw:polygon draw:style-name="gr10" draw:text-style-name="P5" draw:layer="layout" svg:width="0.035cm" svg:height="0.149cm" svg:x="1.476cm" svg:y="3.89cm" svg:viewBox="0 0 36 150" draw:points="30,144 36,150 36,0 0,0">
          <text:p/>
        </draw:polygon>
        <draw:polygon draw:style-name="gr10" draw:text-style-name="P5" draw:layer="layout" svg:width="0.14cm" svg:height="0.149cm" svg:x="1.808cm" svg:y="3.741cm" svg:viewBox="0 0 141 150" draw:points="138,138 0,0 0,150 141,150">
          <text:p/>
        </draw:polygon>
        <draw:polygon draw:style-name="gr11" draw:text-style-name="P5" draw:layer="layout" svg:width="0.149cm" svg:height="0.077cm" svg:x="3.59cm" svg:y="7.229cm" svg:viewBox="0 0 150 78" draw:points="78,0 0,78 150,78 150,75">
          <text:p/>
        </draw:polygon>
        <draw:polygon draw:style-name="gr12" draw:text-style-name="P2" draw:layer="layout" svg:width="0.149cm" svg:height="0.077cm" svg:x="3.59cm" svg:y="7.229cm" svg:viewBox="0 0 150 78" draw:points="78,0 0,78 150,78 150,75">
          <text:p/>
        </draw:polygon>
        <draw:polygon draw:style-name="gr13" draw:text-style-name="P6" draw:layer="layout" svg:width="0.104cm" svg:height="0.078cm" svg:x="2.254cm" svg:y="3.515cm" svg:viewBox="0 0 105 79" draw:points="78,0 0,79 105,79">
          <text:p/>
        </draw:polygon>
        <draw:polygon draw:style-name="gr13" draw:text-style-name="P6" draw:layer="layout" svg:width="0.148cm" svg:height="0.075cm" svg:x="1.511cm" svg:y="0.622cm" svg:viewBox="0 0 149 76" draw:points="0,0 75,76 149,0">
          <text:p/>
        </draw:polygon>
        <draw:polygon draw:style-name="gr13" draw:text-style-name="P6" draw:layer="layout" svg:width="0.141cm" svg:height="0.083cm" svg:x="3.293cm" svg:y="5.738cm" svg:viewBox="0 0 142 84" draw:points="83,0 0,84 142,84">
          <text:p/>
        </draw:polygon>
        <draw:polygon draw:style-name="gr14" draw:text-style-name="P6" draw:layer="layout" svg:width="0.149cm" svg:height="0.074cm" svg:x="8.64cm" svg:y="8.569cm" svg:viewBox="0 0 150 75" draw:points="76,0 0,75 150,75">
          <text:p/>
        </draw:polygon>
        <draw:polygon draw:style-name="gr15" draw:text-style-name="P2" draw:layer="layout" svg:width="0.149cm" svg:height="0.074cm" svg:x="8.64cm" svg:y="8.569cm" svg:viewBox="0 0 150 75" draw:points="76,0 0,75 150,75">
          <text:p/>
        </draw:polygon>
        <draw:polygon draw:style-name="gr13" draw:text-style-name="P6" draw:layer="layout" svg:width="0.148cm" svg:height="0.074cm" svg:x="1.511cm" svg:y="0.697cm" svg:viewBox="0 0 149 75" draw:points="149,75 75,0 0,75">
          <text:p/>
        </draw:polygon>
        <draw:polygon draw:style-name="gr13" draw:text-style-name="P6" draw:layer="layout" svg:width="0.017cm" svg:height="0.017cm" svg:x="1.345cm" svg:y="0.531cm" svg:viewBox="0 0 18 18" draw:points="2,18 18,18 0,0">
          <text:p/>
        </draw:polygon>
        <draw:polygon draw:style-name="gr13" draw:text-style-name="P6" draw:layer="layout" svg:width="0.074cm" svg:height="0.075cm" svg:x="1.585cm" svg:y="0.622cm" svg:viewBox="0 0 75 76" draw:points="0,76 75,76 75,0">
          <text:p/>
        </draw:polygon>
        <draw:polygon draw:style-name="gr13" draw:text-style-name="P6" draw:layer="layout" svg:width="0.122cm" svg:height="0.164cm" svg:x="2.699cm" svg:y="4.589cm" svg:viewBox="0 0 123 165" draw:points="45,0 0,44 123,165">
          <text:p/>
        </draw:polygon>
        <draw:polygon draw:style-name="gr13" draw:text-style-name="P6" draw:layer="layout" svg:width="0.074cm" svg:height="0.148cm" svg:x="1.437cm" svg:y="0.771cm" svg:viewBox="0 0 75 149" draw:points="0,75 75,149 75,0">
          <text:p/>
        </draw:polygon>
        <draw:polygon draw:style-name="gr13" draw:text-style-name="P6" draw:layer="layout" svg:width="0.297cm" svg:height="0.297cm" svg:x="2.848cm" svg:y="5.672cm" svg:viewBox="0 0 298 298" draw:points="298,298 298,0 0,0">
          <text:p/>
        </draw:polygon>
        <draw:polygon draw:style-name="gr13" draw:text-style-name="P6" draw:layer="layout" svg:width="0.042cm" svg:height="0.065cm" svg:x="2.105cm" svg:y="2.827cm" svg:viewBox="0 0 43 66" draw:points="24,0 0,24 43,66">
          <text:p/>
        </draw:polygon>
        <draw:polygon draw:style-name="gr13" draw:text-style-name="P6" draw:layer="layout" svg:width="0.039cm" svg:height="0.034cm" svg:x="1.659cm" svg:y="0.737cm" svg:viewBox="0 0 40 35" draw:points="35,0 0,35 40,35">
          <text:p/>
        </draw:polygon>
        <draw:polygon draw:style-name="gr13" draw:text-style-name="P6" draw:layer="layout" svg:width="0.039cm" svg:height="0.017cm" svg:x="4.482cm" svg:y="6.992cm" svg:viewBox="0 0 40 18" draw:points="17,0 0,18 40,18">
          <text:p/>
        </draw:polygon>
        <draw:polygon draw:style-name="gr14" draw:text-style-name="P6" draw:layer="layout" svg:width="0.037cm" svg:height="0.037cm" svg:x="9.16cm" svg:y="8.606cm" svg:viewBox="0 0 38 38" draw:points="38,0 0,0 0,38">
          <text:p/>
        </draw:polygon>
        <draw:polygon draw:style-name="gr15" draw:text-style-name="P2" draw:layer="layout" svg:width="0.037cm" svg:height="0.037cm" svg:x="9.16cm" svg:y="8.606cm" svg:viewBox="0 0 38 38" draw:points="38,0 0,0 0,38">
          <text:p/>
        </draw:polygon>
        <draw:polygon draw:style-name="gr13" draw:text-style-name="P6" draw:layer="layout" svg:width="0.009cm" svg:height="0.01cm" svg:x="2.402cm" svg:y="3.741cm" svg:viewBox="0 0 10 11" draw:points="7,0 0,0 10,11">
          <text:p/>
        </draw:polygon>
        <draw:polygon draw:style-name="gr13" draw:text-style-name="P6" draw:layer="layout" svg:width="0.149cm" svg:height="0.148cm" svg:x="4.927cm" svg:y="8.049cm" svg:viewBox="0 0 150 149" draw:points="0,149 150,149 0,0">
          <text:p/>
        </draw:polygon>
        <draw:polygon draw:style-name="gr13" draw:text-style-name="P6" draw:layer="layout" svg:width="0.078cm" svg:height="0.034cm" svg:x="4.63cm" svg:y="7.124cm" svg:viewBox="0 0 79 35" draw:points="35,0 0,35 79,35">
          <text:p/>
        </draw:polygon>
        <draw:polygon draw:style-name="gr13" draw:text-style-name="P6" draw:layer="layout" svg:width="0.297cm" svg:height="0.149cm" svg:x="5.224cm" svg:y="7.603cm" svg:viewBox="0 0 298 150" draw:points="149,0 0,150 298,150">
          <text:p/>
        </draw:polygon>
        <draw:polygon draw:style-name="gr13" draw:text-style-name="P6" draw:layer="layout" svg:width="0.075cm" svg:height="0.075cm" svg:x="1.362cm" svg:y="0.399cm" svg:viewBox="0 0 76 76" draw:points="76,0 0,0 0,76">
          <text:p/>
        </draw:polygon>
        <draw:polygon draw:style-name="gr14" draw:text-style-name="P6" draw:layer="layout" svg:width="0.039cm" svg:height="0.036cm" svg:x="1.323cm" svg:y="0.325cm" svg:viewBox="0 0 40 37" draw:points="4,37 40,0 0,0">
          <text:p/>
        </draw:polygon>
        <draw:polygon draw:style-name="gr15" draw:text-style-name="P2" draw:layer="layout" svg:width="0.039cm" svg:height="0.036cm" svg:x="1.323cm" svg:y="0.325cm" svg:viewBox="0 0 40 37" draw:points="4,37 40,0 0,0">
          <text:p/>
        </draw:polygon>
        <draw:polygon draw:style-name="gr13" draw:text-style-name="P6" draw:layer="layout" svg:width="0.298cm" svg:height="0.297cm" svg:x="1.956cm" svg:y="3.296cm" svg:viewBox="0 0 299 298" draw:points="0,0 0,298 299,0">
          <text:p/>
        </draw:polygon>
        <draw:polygon draw:style-name="gr14" draw:text-style-name="P6" draw:layer="layout" svg:width="0.074cm" svg:height="0.149cm" svg:x="1.437cm" svg:y="0.325cm" svg:viewBox="0 0 75 150" draw:points="75,0 0,75 75,150">
          <text:p/>
        </draw:polygon>
        <draw:polygon draw:style-name="gr15" draw:text-style-name="P2" draw:layer="layout" svg:width="0.074cm" svg:height="0.149cm" svg:x="1.437cm" svg:y="0.325cm" svg:viewBox="0 0 75 150" draw:points="75,0 0,75 75,150">
          <text:p/>
        </draw:polygon>
        <draw:polygon draw:style-name="gr13" draw:text-style-name="P6" draw:layer="layout" svg:width="0.023cm" svg:height="0.021cm" svg:x="1.339cm" svg:y="0.474cm" svg:viewBox="0 0 24 22" draw:points="2,22 24,0 0,0">
          <text:p/>
        </draw:polygon>
        <draw:polygon draw:style-name="gr13" draw:text-style-name="P6" draw:layer="layout" svg:width="0.148cm" svg:height="0.149cm" svg:x="2.254cm" svg:y="3.89cm" svg:viewBox="0 0 149 150" draw:points="149,150 149,0 0,0">
          <text:p/>
        </draw:polygon>
        <draw:polygon draw:style-name="gr13" draw:text-style-name="P6" draw:layer="layout" svg:width="0.016cm" svg:height="0.008cm" svg:x="3.887cm" svg:y="6.407cm" svg:viewBox="0 0 17 9" draw:points="10,0 0,9 17,9">
          <text:p/>
        </draw:polygon>
        <draw:polygon draw:style-name="gr14" draw:text-style-name="P6" draw:layer="layout" svg:width="0.075cm" svg:height="0.074cm" svg:x="1.362cm" svg:y="0.325cm" svg:viewBox="0 0 76 75" draw:points="0,75 76,75 0,0">
          <text:p/>
        </draw:polygon>
        <draw:polygon draw:style-name="gr15" draw:text-style-name="P2" draw:layer="layout" svg:width="0.075cm" svg:height="0.074cm" svg:x="1.362cm" svg:y="0.325cm" svg:viewBox="0 0 76 75" draw:points="0,75 76,75 0,0">
          <text:p/>
        </draw:polygon>
        <draw:polygon draw:style-name="gr13" draw:text-style-name="P6" draw:layer="layout" svg:width="0.036cm" svg:height="0.049cm" svg:x="2.663cm" svg:y="5.784cm" svg:viewBox="0 0 37 50" draw:points="25,50 37,37 0,0">
          <text:p/>
        </draw:polygon>
        <draw:polygon draw:style-name="gr13" draw:text-style-name="P6" draw:layer="layout" svg:width="0.003cm" svg:height="0.003cm" svg:x="3.145cm" svg:y="5.373cm" svg:viewBox="0 0 4 4" draw:points="3,0 0,4 4,4">
          <text:p/>
        </draw:polygon>
        <draw:polygon draw:style-name="gr13" draw:text-style-name="P6" draw:layer="layout" svg:width="0.003cm" svg:height="0.005cm" svg:x="3.145cm" svg:y="5.37cm" svg:viewBox="0 0 4 6" draw:points="0,0 0,6 4,4">
          <text:p/>
        </draw:polygon>
        <draw:polygon draw:style-name="gr13" draw:text-style-name="P6" draw:layer="layout" svg:width="0.004cm" svg:height="0.024cm" svg:x="1.659cm" svg:y="0.524cm" svg:viewBox="0 0 5 25" draw:points="0,0 0,25 5,25">
          <text:p/>
        </draw:polygon>
        <draw:polygon draw:style-name="gr13" draw:text-style-name="P6" draw:layer="layout" svg:width="0.297cm" svg:height="0.298cm" svg:x="3.145cm" svg:y="5.969cm" svg:viewBox="0 0 298 299" draw:points="0,0 0,299 298,299">
          <text:p/>
        </draw:polygon>
        <draw:polygon draw:style-name="gr13" draw:text-style-name="P6" draw:layer="layout" svg:width="0.064cm" svg:height="0.035cm" svg:x="3.59cm" svg:y="6.083cm" svg:viewBox="0 0 65 36" draw:points="37,0 0,36 65,36">
          <text:p/>
        </draw:polygon>
        <draw:polygon draw:style-name="gr13" draw:text-style-name="P6" draw:layer="layout" svg:width="0.148cm" svg:height="0.149cm" svg:x="1.808cm" svg:y="3.147cm" svg:viewBox="0 0 149 150" draw:points="0,0 0,150 149,150">
          <text:p/>
        </draw:polygon>
        <draw:polygon draw:style-name="gr13" draw:text-style-name="P6" draw:layer="layout" svg:width="0.074cm" svg:height="0.149cm" svg:x="1.585cm" svg:y="0.919cm" svg:viewBox="0 0 75 150" draw:points="0,76 75,150 75,0">
          <text:p/>
        </draw:polygon>
        <draw:polygon draw:style-name="gr13" draw:text-style-name="P6" draw:layer="layout" svg:width="0.148cm" svg:height="0.149cm" svg:x="2.848cm" svg:y="5.969cm" svg:viewBox="0 0 149 150" draw:points="0,150 149,150 0,0">
          <text:p/>
        </draw:polygon>
        <draw:polygon draw:style-name="gr13" draw:text-style-name="P6" draw:layer="layout" svg:width="0.149cm" svg:height="0.148cm" svg:x="7.155cm" svg:y="8.346cm" svg:viewBox="0 0 150 149" draw:points="0,149 150,149 150,0">
          <text:p/>
        </draw:polygon>
        <draw:polygon draw:style-name="gr13" draw:text-style-name="P6" draw:layer="layout" svg:width="0.146cm" svg:height="0.102cm" svg:x="2.551cm" svg:y="4.382cm" svg:viewBox="0 0 147 103" draw:points="102,0 0,103 147,103">
          <text:p/>
        </draw:polygon>
        <draw:polygon draw:style-name="gr13" draw:text-style-name="P6" draw:layer="layout" svg:width="0.123cm" svg:height="0.014cm" svg:x="8.046cm" svg:y="8.48cm" svg:viewBox="0 0 124 15" draw:points="16,0 0,15 124,15">
          <text:p/>
        </draw:polygon>
        <draw:polygon draw:style-name="gr14" draw:text-style-name="P6" draw:layer="layout" svg:width="0.297cm" svg:height="0.149cm" svg:x="7.007cm" svg:y="8.494cm" svg:viewBox="0 0 298 150" draw:points="298,150 148,0 0,150">
          <text:p/>
        </draw:polygon>
        <draw:polygon draw:style-name="gr15" draw:text-style-name="P2" draw:layer="layout" svg:width="0.297cm" svg:height="0.149cm" svg:x="7.007cm" svg:y="8.494cm" svg:viewBox="0 0 298 150" draw:points="298,150 148,0 0,150">
          <text:p/>
        </draw:polygon>
        <draw:polygon draw:style-name="gr13" draw:text-style-name="P6" draw:layer="layout" svg:width="0.297cm" svg:height="0.148cm" svg:x="7.007cm" svg:y="8.346cm" svg:viewBox="0 0 298 149" draw:points="0,0 148,149 298,0">
          <text:p/>
        </draw:polygon>
        <draw:polygon draw:style-name="gr14" draw:text-style-name="P6" draw:layer="layout" svg:width="0.148cm" svg:height="0.149cm" svg:x="7.304cm" svg:y="8.494cm" svg:viewBox="0 0 149 150" draw:points="149,0 0,0 0,150">
          <text:p/>
        </draw:polygon>
        <draw:polygon draw:style-name="gr15" draw:text-style-name="P2" draw:layer="layout" svg:width="0.148cm" svg:height="0.149cm" svg:x="7.304cm" svg:y="8.494cm" svg:viewBox="0 0 149 150" draw:points="149,0 0,0 0,150">
          <text:p/>
        </draw:polygon>
        <draw:polygon draw:style-name="gr13" draw:text-style-name="P6" draw:layer="layout" svg:width="0.149cm" svg:height="0.297cm" svg:x="2.699cm" svg:y="5.672cm" svg:viewBox="0 0 150 298" draw:points="0,150 150,298 150,0">
          <text:p/>
        </draw:polygon>
        <draw:polygon draw:style-name="gr13" draw:text-style-name="P6" draw:layer="layout" svg:width="0.005cm" svg:height="0.002cm" svg:x="4.184cm" svg:y="6.71cm" svg:viewBox="0 0 6 3" draw:points="4,0 0,3 6,3">
          <text:p/>
        </draw:polygon>
        <draw:polygon draw:style-name="gr13" draw:text-style-name="P6" draw:layer="layout" svg:width="0.297cm" svg:height="0.297cm" svg:x="2.254cm" svg:y="4.187cm" svg:viewBox="0 0 298 298" draw:points="298,298 298,0 0,298">
          <text:p/>
        </draw:polygon>
        <draw:polygon draw:style-name="gr13" draw:text-style-name="P6" draw:layer="layout" svg:width="0.297cm" svg:height="0.296cm" svg:x="3.442cm" svg:y="6.267cm" svg:viewBox="0 0 298 297" draw:points="298,297 298,0 0,0">
          <text:p/>
        </draw:polygon>
        <draw:polygon draw:style-name="gr13" draw:text-style-name="P6" draw:layer="layout" svg:width="0.148cm" svg:height="0.298cm" svg:x="4.036cm" svg:y="6.563cm" svg:viewBox="0 0 149 299" draw:points="149,150 0,0 0,299">
          <text:p/>
        </draw:polygon>
        <draw:polygon draw:style-name="gr13" draw:text-style-name="P6" draw:layer="layout" svg:width="0.056cm" svg:height="0.136cm" svg:x="3.442cm" svg:y="5.833cm" svg:viewBox="0 0 57 137" draw:points="0,0 0,137 57,80">
          <text:p/>
        </draw:polygon>
        <draw:polygon draw:style-name="gr13" draw:text-style-name="P6" draw:layer="layout" svg:width="0.036cm" svg:height="0.02cm" svg:x="3.739cm" svg:y="6.247cm" svg:viewBox="0 0 37 21" draw:points="19,0 0,21 37,21">
          <text:p/>
        </draw:polygon>
        <draw:polygon draw:style-name="gr13" draw:text-style-name="P6" draw:layer="layout" svg:width="0.148cm" svg:height="0.297cm" svg:x="2.848cm" svg:y="5.078cm" svg:viewBox="0 0 149 298" draw:points="0,298 149,150 0,0">
          <text:p/>
        </draw:polygon>
        <draw:polygon draw:style-name="gr13" draw:text-style-name="P6" draw:layer="layout" svg:width="0.149cm" svg:height="0.148cm" svg:x="1.659cm" svg:y="2.405cm" svg:viewBox="0 0 150 149" draw:points="0,149 150,149 0,0">
          <text:p/>
        </draw:polygon>
        <draw:polygon draw:style-name="gr13" draw:text-style-name="P6" draw:layer="layout" svg:width="0.01cm" svg:height="0.043cm" svg:x="1.798cm" svg:y="3.296cm" svg:viewBox="0 0 11 44" draw:points="11,44 11,0 0,0">
          <text:p/>
        </draw:polygon>
        <draw:polygon draw:style-name="gr13" draw:text-style-name="P6" draw:layer="layout" svg:width="0.013cm" svg:height="0.004cm" svg:x="5.967cm" svg:y="7.896cm" svg:viewBox="0 0 14 5" draw:points="4,0 0,5 14,5">
          <text:p/>
        </draw:polygon>
        <draw:polygon draw:style-name="gr13" draw:text-style-name="P6" draw:layer="layout" svg:width="0.118cm" svg:height="0.085cm" svg:x="2.284cm" svg:y="4.93cm" svg:viewBox="0 0 119 86" draw:points="33,86 119,0 0,0">
          <text:p/>
        </draw:polygon>
        <draw:polygon draw:style-name="gr13" draw:text-style-name="P6" draw:layer="layout" svg:width="0.148cm" svg:height="0.298cm" svg:x="3.442cm" svg:y="5.969cm" svg:viewBox="0 0 149 299" draw:points="149,150 0,0 0,299">
          <text:p/>
        </draw:polygon>
        <draw:polygon draw:style-name="gr13" draw:text-style-name="P6" draw:layer="layout" svg:width="0.06cm" svg:height="0.053cm" svg:x="1.451cm" svg:y="1.365cm" svg:viewBox="0 0 61 54" draw:points="7,54 61,0 0,0">
          <text:p/>
        </draw:polygon>
        <draw:polygon draw:style-name="gr13" draw:text-style-name="P6" draw:layer="layout" svg:width="0.074cm" svg:height="0.148cm" svg:x="2.625cm" svg:y="5.524cm" svg:viewBox="0 0 75 149" draw:points="0,75 75,149 75,0">
          <text:p/>
        </draw:polygon>
        <draw:polygon draw:style-name="gr13" draw:text-style-name="P6" draw:layer="layout" svg:width="0.297cm" svg:height="0.297cm" svg:x="2.254cm" svg:y="4.484cm" svg:viewBox="0 0 298 298" draw:points="298,298 298,0 0,0">
          <text:p/>
        </draw:polygon>
        <draw:polygon draw:style-name="gr13" draw:text-style-name="P6" draw:layer="layout" svg:width="0.064cm" svg:height="0.136cm" svg:x="3.526cm" svg:y="7.009cm" svg:viewBox="0 0 65 137" draw:points="65,137 65,0 0,65">
          <text:p/>
        </draw:polygon>
        <draw:polygon draw:style-name="gr13" draw:text-style-name="P6" draw:layer="layout" svg:width="0.058cm" svg:height="0.107cm" svg:x="4.126cm" svg:y="7.603cm" svg:viewBox="0 0 59 108" draw:points="59,108 59,0 0,60">
          <text:p/>
        </draw:polygon>
        <draw:polygon draw:style-name="gr13" draw:text-style-name="P6" draw:layer="layout" svg:width="0.016cm" svg:height="0.013cm" svg:x="1.659cm" svg:y="0.609cm" svg:viewBox="0 0 17 14" draw:points="15,0 0,14 17,14">
          <text:p/>
        </draw:polygon>
        <draw:polygon draw:style-name="gr13" draw:text-style-name="P6" draw:layer="layout" svg:width="0.074cm" svg:height="0.037cm" svg:x="1.585cm" svg:y="0.511cm" svg:viewBox="0 0 75 38" draw:points="75,38 38,0 0,38">
          <text:p/>
        </draw:polygon>
        <draw:polygon draw:style-name="gr13" draw:text-style-name="P6" draw:layer="layout" svg:width="0.297cm" svg:height="0.297cm" svg:x="2.254cm" svg:y="4.484cm" svg:viewBox="0 0 298 298" draw:points="0,298 298,298 0,0">
          <text:p/>
        </draw:polygon>
        <draw:polygon draw:style-name="gr13" draw:text-style-name="P6" draw:layer="layout" svg:width="0.019cm" svg:height="0.018cm" svg:x="1.659cm" svg:y="0.622cm" svg:viewBox="0 0 20 19" draw:points="17,0 0,0 20,19">
          <text:p/>
        </draw:polygon>
        <draw:polygon draw:style-name="gr13" draw:text-style-name="P6" draw:layer="layout" svg:width="0.018cm" svg:height="0.067cm" svg:x="2.236cm" svg:y="4.781cm" svg:viewBox="0 0 19 68" draw:points="19,68 19,0 0,19">
          <text:p/>
        </draw:polygon>
        <draw:polygon draw:style-name="gr13" draw:text-style-name="P6" draw:layer="layout" svg:width="0.148cm" svg:height="0.298cm" svg:x="1.511cm" svg:y="1.513cm" svg:viewBox="0 0 149 299" draw:points="0,150 149,299 149,0">
          <text:p/>
        </draw:polygon>
        <draw:polygon draw:style-name="gr14" draw:text-style-name="P6" draw:layer="layout" svg:width="0.148cm" svg:height="0.149cm" svg:x="7.601cm" svg:y="8.494cm" svg:viewBox="0 0 149 150" draw:points="149,0 0,0 0,150">
          <text:p/>
        </draw:polygon>
        <draw:polygon draw:style-name="gr15" draw:text-style-name="P2" draw:layer="layout" svg:width="0.148cm" svg:height="0.149cm" svg:x="7.601cm" svg:y="8.494cm" svg:viewBox="0 0 149 150" draw:points="149,0 0,0 0,150">
          <text:p/>
        </draw:polygon>
        <draw:polygon draw:style-name="gr14" draw:text-style-name="P6" draw:layer="layout" svg:width="0.038cm" svg:height="0.037cm" svg:x="9.197cm" svg:y="8.606cm" svg:viewBox="0 0 39 38" draw:points="39,0 0,0 39,38">
          <text:p/>
        </draw:polygon>
        <draw:polygon draw:style-name="gr15" draw:text-style-name="P2" draw:layer="layout" svg:width="0.038cm" svg:height="0.037cm" svg:x="9.197cm" svg:y="8.606cm" svg:viewBox="0 0 39 38" draw:points="39,0 0,0 39,38">
          <text:p/>
        </draw:polygon>
        <draw:polygon draw:style-name="gr13" draw:text-style-name="P6" draw:layer="layout" svg:width="0.297cm" svg:height="0.297cm" svg:x="5.224cm" svg:y="8.049cm" svg:viewBox="0 0 298 298" draw:points="0,298 298,298 0,0">
          <text:p/>
        </draw:polygon>
        <draw:polygon draw:style-name="gr14" draw:text-style-name="P6" draw:layer="layout" svg:width="0.075cm" svg:height="0.037cm" svg:x="9.16cm" svg:y="8.606cm" svg:viewBox="0 0 76 38" draw:points="37,0 0,38 76,38">
          <text:p/>
        </draw:polygon>
        <draw:polygon draw:style-name="gr15" draw:text-style-name="P2" draw:layer="layout" svg:width="0.075cm" svg:height="0.037cm" svg:x="9.16cm" svg:y="8.606cm" svg:viewBox="0 0 76 38" draw:points="37,0 0,38 76,38">
          <text:p/>
        </draw:polygon>
        <draw:polygon draw:style-name="gr14" draw:text-style-name="P6" draw:layer="layout" svg:width="0.148cm" svg:height="0.074cm" svg:x="8.789cm" svg:y="8.569cm" svg:viewBox="0 0 149 75" draw:points="149,75 75,0 0,75">
          <text:p/>
        </draw:polygon>
        <draw:polygon draw:style-name="gr15" draw:text-style-name="P2" draw:layer="layout" svg:width="0.148cm" svg:height="0.074cm" svg:x="8.789cm" svg:y="8.569cm" svg:viewBox="0 0 149 75" draw:points="149,75 75,0 0,75">
          <text:p/>
        </draw:polygon>
        <draw:polygon draw:style-name="gr13" draw:text-style-name="P6" draw:layer="layout" svg:width="0.074cm" svg:height="0.074cm" svg:x="1.511cm" svg:y="0.474cm" svg:viewBox="0 0 75 75" draw:points="75,75 75,0 0,0">
          <text:p/>
        </draw:polygon>
        <draw:polygon draw:style-name="gr13" draw:text-style-name="P6" draw:layer="layout" svg:width="0.011cm" svg:height="0.006cm" svg:x="8.857cm" svg:y="8.563cm" svg:viewBox="0 0 12 7" draw:points="0,0 7,7 12,1">
          <text:p/>
        </draw:polygon>
        <draw:polygon draw:style-name="gr13" draw:text-style-name="P6" draw:layer="layout" svg:width="0.005cm" svg:height="0.056cm" svg:x="1.357cm" svg:y="0.622cm" svg:viewBox="0 0 6 57" draw:points="6,57 6,0 0,6">
          <text:p/>
        </draw:polygon>
        <draw:polygon draw:style-name="gr13" draw:text-style-name="P6" draw:layer="layout" svg:width="0.149cm" svg:height="0.297cm" svg:x="3.887cm" svg:y="6.861cm" svg:viewBox="0 0 150 298" draw:points="0,149 150,298 150,0">
          <text:p/>
        </draw:polygon>
        <draw:polygon draw:style-name="gr13" draw:text-style-name="P6" draw:layer="layout" svg:width="0.099cm" svg:height="0.056cm" svg:x="3.442cm" svg:y="5.913cm" svg:viewBox="0 0 100 57" draw:points="57,0 0,57 100,57">
          <text:p/>
        </draw:polygon>
        <draw:polygon draw:style-name="gr13" draw:text-style-name="P6" draw:layer="layout" svg:width="0.004cm" svg:height="0.006cm" svg:x="2.844cm" svg:y="6.118cm" svg:viewBox="0 0 5 7" draw:points="5,7 5,0 0,0">
          <text:p/>
        </draw:polygon>
        <draw:polygon draw:style-name="gr13" draw:text-style-name="P6" draw:layer="layout" svg:width="0.297cm" svg:height="0.297cm" svg:x="4.036cm" svg:y="7.158cm" svg:viewBox="0 0 298 298" draw:points="298,0 0,0 0,298">
          <text:p/>
        </draw:polygon>
        <draw:polygon draw:style-name="gr13" draw:text-style-name="P6" draw:layer="layout" svg:width="0.149cm" svg:height="0.297cm" svg:x="3.887cm" svg:y="7.158cm" svg:viewBox="0 0 150 298" draw:points="150,0 0,149 150,298">
          <text:p/>
        </draw:polygon>
        <draw:polygon draw:style-name="gr13" draw:text-style-name="P6" draw:layer="layout" svg:width="0.149cm" svg:height="0.149cm" svg:x="5.818cm" svg:y="7.9cm" svg:viewBox="0 0 150 150" draw:points="150,0 0,0 0,150">
          <text:p/>
        </draw:polygon>
        <draw:polygon draw:style-name="gr13" draw:text-style-name="P6" draw:layer="layout" svg:width="0.148cm" svg:height="0.297cm" svg:x="2.551cm" svg:y="4.781cm" svg:viewBox="0 0 149 298" draw:points="0,298 149,150 0,0">
          <text:p/>
        </draw:polygon>
        <draw:polygon draw:style-name="gr13" draw:text-style-name="P6" draw:layer="layout" svg:width="0.297cm" svg:height="0.296cm" svg:x="3.145cm" svg:y="6.267cm" svg:viewBox="0 0 298 297" draw:points="0,297 298,297 298,0">
          <text:p/>
        </draw:polygon>
        <draw:polygon draw:style-name="gr13" draw:text-style-name="P6" draw:layer="layout" svg:width="0.148cm" svg:height="0.074cm" svg:x="1.511cm" svg:y="0.845cm" svg:viewBox="0 0 149 75" draw:points="75,0 0,75 149,75">
          <text:p/>
        </draw:polygon>
        <draw:polygon draw:style-name="gr13" draw:text-style-name="P6" draw:layer="layout" svg:width="0.297cm" svg:height="0.148cm" svg:x="2.254cm" svg:y="4.039cm" svg:viewBox="0 0 298 149" draw:points="148,0 0,149 298,149">
          <text:p/>
        </draw:polygon>
        <draw:polygon draw:style-name="gr13" draw:text-style-name="P6" draw:layer="layout" svg:width="0.149cm" svg:height="0.148cm" svg:x="2.699cm" svg:y="4.93cm" svg:viewBox="0 0 150 149" draw:points="150,0 0,0 150,149">
          <text:p/>
        </draw:polygon>
        <draw:polygon draw:style-name="gr14" draw:text-style-name="P6" draw:layer="layout" svg:width="0.047cm" svg:height="0.024cm" svg:x="9.322cm" svg:y="8.582cm" svg:viewBox="0 0 48 25" draw:points="0,0 24,25 48,1">
          <text:p/>
        </draw:polygon>
        <draw:polygon draw:style-name="gr15" draw:text-style-name="P2" draw:layer="layout" svg:width="0.047cm" svg:height="0.024cm" svg:x="9.322cm" svg:y="8.582cm" svg:viewBox="0 0 48 25" draw:points="0,0 24,25 48,1">
          <text:p/>
        </draw:polygon>
        <draw:polygon draw:style-name="gr13" draw:text-style-name="P6" draw:layer="layout" svg:width="0.297cm" svg:height="0.297cm" svg:x="4.63cm" svg:y="7.455cm" svg:viewBox="0 0 298 298" draw:points="0,298 298,298 0,0">
          <text:p/>
        </draw:polygon>
        <draw:polygon draw:style-name="gr13" draw:text-style-name="P6" draw:layer="layout" svg:width="0.297cm" svg:height="0.297cm" svg:x="5.818cm" svg:y="8.049cm" svg:viewBox="0 0 298 298" draw:points="0,298 298,298 0,0">
          <text:p/>
        </draw:polygon>
        <draw:polygon draw:style-name="gr13" draw:text-style-name="P6" draw:layer="layout" svg:width="0.004cm" svg:height="0.005cm" svg:x="4.036cm" svg:y="6.558cm" svg:viewBox="0 0 5 6" draw:points="0,0 0,6 5,3">
          <text:p/>
        </draw:polygon>
        <draw:polygon draw:style-name="gr14" draw:text-style-name="P6" draw:layer="layout" svg:width="0.297cm" svg:height="0.149cm" svg:x="7.304cm" svg:y="8.494cm" svg:viewBox="0 0 298 150" draw:points="148,0 0,150 298,150">
          <text:p/>
        </draw:polygon>
        <draw:polygon draw:style-name="gr15" draw:text-style-name="P2" draw:layer="layout" svg:width="0.297cm" svg:height="0.149cm" svg:x="7.304cm" svg:y="8.494cm" svg:viewBox="0 0 298 150" draw:points="148,0 0,150 298,150">
          <text:p/>
        </draw:polygon>
        <draw:polygon draw:style-name="gr14" draw:text-style-name="P6" draw:layer="layout" svg:width="0.149cm" svg:height="0.149cm" svg:x="7.452cm" svg:y="8.494cm" svg:viewBox="0 0 150 150" draw:points="150,0 0,0 150,150">
          <text:p/>
        </draw:polygon>
        <draw:polygon draw:style-name="gr15" draw:text-style-name="P2" draw:layer="layout" svg:width="0.149cm" svg:height="0.149cm" svg:x="7.452cm" svg:y="8.494cm" svg:viewBox="0 0 150 150" draw:points="150,0 0,0 150,150">
          <text:p/>
        </draw:polygon>
        <draw:polygon draw:style-name="gr13" draw:text-style-name="P6" draw:layer="layout" svg:width="0.148cm" svg:height="0.148cm" svg:x="7.304cm" svg:y="8.346cm" svg:viewBox="0 0 149 149" draw:points="0,149 149,149 0,0">
          <text:p/>
        </draw:polygon>
        <draw:polygon draw:style-name="gr13" draw:text-style-name="P6" draw:layer="layout" svg:width="0.005cm" svg:height="0.002cm" svg:x="4.036cm" svg:y="6.561cm" svg:viewBox="0 0 6 3" draw:points="4,0 0,3 6,3">
          <text:p/>
        </draw:polygon>
        <draw:polygon draw:style-name="gr13" draw:text-style-name="P6" draw:layer="layout" svg:width="0.084cm" svg:height="0.032cm" svg:x="6.264cm" svg:y="8.017cm" svg:viewBox="0 0 85 33" draw:points="0,0 0,33 85,33">
          <text:p/>
        </draw:polygon>
        <draw:polygon draw:style-name="gr14" draw:text-style-name="P6" draw:layer="layout" svg:width="0.129cm" svg:height="0.145cm" svg:x="8.195cm" svg:y="8.498cm" svg:viewBox="0 0 130 146" draw:points="0,0 0,146 130,16">
          <text:p/>
        </draw:polygon>
        <draw:polygon draw:style-name="gr15" draw:text-style-name="P2" draw:layer="layout" svg:width="0.129cm" svg:height="0.145cm" svg:x="8.195cm" svg:y="8.498cm" svg:viewBox="0 0 130 146" draw:points="0,0 0,146 130,16">
          <text:p/>
        </draw:polygon>
        <draw:polygon draw:style-name="gr13" draw:text-style-name="P6" draw:layer="layout" svg:width="0.297cm" svg:height="0.297cm" svg:x="4.036cm" svg:y="6.861cm" svg:viewBox="0 0 298 298" draw:points="0,298 298,298 0,0">
          <text:p/>
        </draw:polygon>
        <draw:polygon draw:style-name="gr13" draw:text-style-name="P6" draw:layer="layout" svg:width="0.047cm" svg:height="0.046cm" svg:x="1.659cm" svg:y="0.771cm" svg:viewBox="0 0 48 47" draw:points="40,0 0,0 48,47">
          <text:p/>
        </draw:polygon>
        <draw:polygon draw:style-name="gr13" draw:text-style-name="P6" draw:layer="layout" svg:width="0.297cm" svg:height="0.297cm" svg:x="2.254cm" svg:y="4.187cm" svg:viewBox="0 0 298 298" draw:points="298,0 0,0 0,298">
          <text:p/>
        </draw:polygon>
        <draw:polygon draw:style-name="gr13" draw:text-style-name="P6" draw:layer="layout" svg:width="0.149cm" svg:height="0.297cm" svg:x="2.105cm" svg:y="3.89cm" svg:viewBox="0 0 150 298" draw:points="0,150 150,298 150,0">
          <text:p/>
        </draw:polygon>
        <draw:polygon draw:style-name="gr13" draw:text-style-name="P6" draw:layer="layout" svg:width="0.297cm" svg:height="0.296cm" svg:x="3.442cm" svg:y="6.267cm" svg:viewBox="0 0 298 297" draw:points="0,297 298,297 0,0">
          <text:p/>
        </draw:polygon>
        <draw:polygon draw:style-name="gr13" draw:text-style-name="P6" draw:layer="layout" svg:width="0.149cm" svg:height="0.148cm" svg:x="6.115cm" svg:y="8.049cm" svg:viewBox="0 0 150 149" draw:points="150,149 150,0 0,0">
          <text:p/>
        </draw:polygon>
        <draw:polygon draw:style-name="gr13" draw:text-style-name="P6" draw:layer="layout" svg:width="0.028cm" svg:height="0.042cm" svg:x="5.196cm" svg:y="8.346cm" svg:viewBox="0 0 29 43" draw:points="29,43 29,0 0,28">
          <text:p/>
        </draw:polygon>
        <draw:polygon draw:style-name="gr13" draw:text-style-name="P6" draw:layer="layout" svg:width="0.298cm" svg:height="0.149cm" svg:x="1.956cm" svg:y="3.89cm" svg:viewBox="0 0 299 150" draw:points="0,0 149,150 299,0">
          <text:p/>
        </draw:polygon>
        <draw:polygon draw:style-name="gr13" draw:text-style-name="P6" draw:layer="layout" svg:width="0.149cm" svg:height="0.297cm" svg:x="1.659cm" svg:y="2.108cm" svg:viewBox="0 0 150 298" draw:points="0,298 150,149 0,0">
          <text:p/>
        </draw:polygon>
        <draw:polygon draw:style-name="gr13" draw:text-style-name="P6" draw:layer="layout" svg:width="0.148cm" svg:height="0.149cm" svg:x="1.808cm" svg:y="2.256cm" svg:viewBox="0 0 149 150" draw:points="149,0 0,0 149,150">
          <text:p/>
        </draw:polygon>
        <draw:polygon draw:style-name="gr13" draw:text-style-name="P6" draw:layer="layout" svg:width="0.078cm" svg:height="0.078cm" svg:x="1.659cm" svg:y="0.919cm" svg:viewBox="0 0 79 79" draw:points="64,0 0,0 79,79">
          <text:p/>
        </draw:polygon>
        <draw:polygon draw:style-name="gr13" draw:text-style-name="P6" draw:layer="layout" svg:width="0.066cm" svg:height="0.053cm" svg:x="1.956cm" svg:y="2.352cm" svg:viewBox="0 0 67 54" draw:points="53,0 0,54 67,54">
          <text:p/>
        </draw:polygon>
        <draw:polygon draw:style-name="gr13" draw:text-style-name="P6" draw:layer="layout" svg:width="0.149cm" svg:height="0.148cm" svg:x="1.659cm" svg:y="2.108cm" svg:viewBox="0 0 150 149" draw:points="150,149 150,0 0,0">
          <text:p/>
        </draw:polygon>
        <draw:polygon draw:style-name="gr13" draw:text-style-name="P6" draw:layer="layout" svg:width="0.011cm" svg:height="0.034cm" svg:x="2.54cm" svg:y="5.524cm" svg:viewBox="0 0 12 35" draw:points="12,35 12,0 0,12">
          <text:p/>
        </draw:polygon>
        <draw:polygon draw:style-name="gr13" draw:text-style-name="P6" draw:layer="layout" svg:width="0.074cm" svg:height="0.149cm" svg:x="1.511cm" svg:y="0.622cm" svg:viewBox="0 0 75 150" draw:points="75,76 0,0 0,150">
          <text:p/>
        </draw:polygon>
        <draw:polygon draw:style-name="gr13" draw:text-style-name="P6" draw:layer="layout" svg:width="0.064cm" svg:height="0.054cm" svg:x="1.659cm" svg:y="0.865cm" svg:viewBox="0 0 65 55" draw:points="56,0 0,55 65,55">
          <text:p/>
        </draw:polygon>
        <draw:polygon draw:style-name="gr13" draw:text-style-name="P6" draw:layer="layout" svg:width="0.298cm" svg:height="0.149cm" svg:x="6.412cm" svg:y="8.197cm" svg:viewBox="0 0 299 150" draw:points="149,0 0,150 299,150">
          <text:p/>
        </draw:polygon>
        <draw:polygon draw:style-name="gr13" draw:text-style-name="P6" draw:layer="layout" svg:width="0.023cm" svg:height="0.016cm" svg:x="2.551cm" svg:y="4.171cm" svg:viewBox="0 0 24 17" draw:points="17,0 0,17 24,17">
          <text:p/>
        </draw:polygon>
        <draw:polygon draw:style-name="gr13" draw:text-style-name="P6" draw:layer="layout" svg:width="0.022cm" svg:height="0.112cm" svg:x="1.808cm" svg:y="1.401cm" svg:viewBox="0 0 23 113" draw:points="0,0 0,113 23,113">
          <text:p/>
        </draw:polygon>
        <draw:polygon draw:style-name="gr13" draw:text-style-name="P6" draw:layer="layout" svg:width="0.149cm" svg:height="0.149cm" svg:x="1.659cm" svg:y="1.513cm" svg:viewBox="0 0 150 150" draw:points="150,150 150,0 0,0">
          <text:p/>
        </draw:polygon>
        <draw:polygon draw:style-name="gr13" draw:text-style-name="P6" draw:layer="layout" svg:width="0.149cm" svg:height="0.297cm" svg:x="4.333cm" svg:y="6.861cm" svg:viewBox="0 0 150 298" draw:points="150,149 0,0 0,298">
          <text:p/>
        </draw:polygon>
        <draw:polygon draw:style-name="gr13" draw:text-style-name="P6" draw:layer="layout" svg:width="0.114cm" svg:height="0.088cm" svg:x="2.105cm" svg:y="3.059cm" svg:viewBox="0 0 115 89" draw:points="88,0 0,89 115,89">
          <text:p/>
        </draw:polygon>
        <draw:polygon draw:style-name="gr13" draw:text-style-name="P6" draw:layer="layout" svg:width="0.297cm" svg:height="0.149cm" svg:x="5.224cm" svg:y="7.9cm" svg:viewBox="0 0 298 150" draw:points="298,150 149,0 0,150">
          <text:p/>
        </draw:polygon>
        <draw:polygon draw:style-name="gr13" draw:text-style-name="P6" draw:layer="layout" svg:width="0.072cm" svg:height="0.103cm" svg:x="5.598cm" svg:y="8.494cm" svg:viewBox="0 0 73 104" draw:points="73,104 73,0 0,73">
          <text:p/>
        </draw:polygon>
        <draw:polygon draw:style-name="gr13" draw:text-style-name="P6" draw:layer="layout" svg:width="0.297cm" svg:height="0.297cm" svg:x="2.848cm" svg:y="5.375cm" svg:viewBox="0 0 298 298" draw:points="298,298 298,0 0,298">
          <text:p/>
        </draw:polygon>
        <draw:polygon draw:style-name="gr13" draw:text-style-name="P6" draw:layer="layout" svg:width="0.297cm" svg:height="0.297cm" svg:x="2.551cm" svg:y="5.078cm" svg:viewBox="0 0 298 298" draw:points="0,0 0,298 298,0">
          <text:p/>
        </draw:polygon>
        <draw:polygon draw:style-name="gr13" draw:text-style-name="P6" draw:layer="layout" svg:width="0.114cm" svg:height="0.203cm" svg:x="1.397cm" svg:y="0.954cm" svg:viewBox="0 0 115 204" draw:points="25,204 115,114 0,0">
          <text:p/>
        </draw:polygon>
        <draw:polygon draw:style-name="gr13" draw:text-style-name="P6" draw:layer="layout" svg:width="0.297cm" svg:height="0.297cm" svg:x="5.818cm" svg:y="8.049cm" svg:viewBox="0 0 298 298" draw:points="298,298 298,0 0,0">
          <text:p/>
        </draw:polygon>
        <draw:polygon draw:style-name="gr13" draw:text-style-name="P6" draw:layer="layout" svg:width="0.297cm" svg:height="0.297cm" svg:x="4.927cm" svg:y="7.752cm" svg:viewBox="0 0 298 298" draw:points="0,0 0,298 298,298">
          <text:p/>
        </draw:polygon>
        <draw:polygon draw:style-name="gr13" draw:text-style-name="P6" draw:layer="layout" svg:width="0.149cm" svg:height="0.298cm" svg:x="2.996cm" svg:y="5.969cm" svg:viewBox="0 0 150 299" draw:points="0,150 150,299 150,0">
          <text:p/>
        </draw:polygon>
        <draw:polygon draw:style-name="gr13" draw:text-style-name="P6" draw:layer="layout" svg:width="0.148cm" svg:height="0.149cm" svg:x="6.264cm" svg:y="8.197cm" svg:viewBox="0 0 149 150" draw:points="149,0 0,0 149,150">
          <text:p/>
        </draw:polygon>
        <draw:polygon draw:style-name="gr13" draw:text-style-name="P6" draw:layer="layout" svg:width="0.026cm" svg:height="0.027cm" svg:x="1.336cm" svg:y="0.447cm" svg:viewBox="0 0 27 28" draw:points="4,28 27,28 0,0">
          <text:p/>
        </draw:polygon>
        <draw:polygon draw:style-name="gr13" draw:text-style-name="P6" draw:layer="layout" svg:width="0.067cm" svg:height="0.043cm" svg:x="2.996cm" svg:y="5.184cm" svg:viewBox="0 0 68 44" draw:points="44,0 0,44 68,44">
          <text:p/>
        </draw:polygon>
        <draw:polygon draw:style-name="gr13" draw:text-style-name="P6" draw:layer="layout" svg:width="0.021cm" svg:height="0.037cm" svg:x="1.49cm" svg:y="1.641cm" svg:viewBox="0 0 22 38" draw:points="5,38 22,21 0,0">
          <text:p/>
        </draw:polygon>
        <draw:polygon draw:style-name="gr13" draw:text-style-name="P6" draw:layer="layout" svg:width="0.016cm" svg:height="0.011cm" svg:x="2.535cm" svg:y="5.524cm" svg:viewBox="0 0 17 12" draw:points="6,12 17,0 0,0">
          <text:p/>
        </draw:polygon>
        <draw:polygon draw:style-name="gr13" draw:text-style-name="P6" draw:layer="layout" svg:width="0.297cm" svg:height="0.298cm" svg:x="3.739cm" svg:y="6.563cm" svg:viewBox="0 0 298 299" draw:points="0,0 0,299 298,299">
          <text:p/>
        </draw:polygon>
        <draw:polygon draw:style-name="gr13" draw:text-style-name="P6" draw:layer="layout" svg:width="0.297cm" svg:height="0.148cm" svg:x="3.442cm" svg:y="6.861cm" svg:viewBox="0 0 298 149" draw:points="148,149 298,0 0,0">
          <text:p/>
        </draw:polygon>
        <draw:polygon draw:style-name="gr13" draw:text-style-name="P6" draw:layer="layout" svg:width="0.14cm" svg:height="0.119cm" svg:x="4.46cm" svg:y="7.9cm" svg:viewBox="0 0 141 120" draw:points="141,120 22,0 0,22">
          <text:p/>
        </draw:polygon>
        <draw:polygon draw:style-name="gr13" draw:text-style-name="P6" draw:layer="layout" svg:width="0.021cm" svg:height="0.016cm" svg:x="5.356cm" svg:y="7.587cm" svg:viewBox="0 0 22 17" draw:points="0,0 18,17 22,13">
          <text:p/>
        </draw:polygon>
        <draw:polygon draw:style-name="gr13" draw:text-style-name="P6" draw:layer="layout" svg:width="0.074cm" svg:height="0.074cm" svg:x="1.585cm" svg:y="0.697cm" svg:viewBox="0 0 75 75" draw:points="75,0 0,0 75,75">
          <text:p/>
        </draw:polygon>
        <draw:polygon draw:style-name="gr14" draw:text-style-name="P6" draw:layer="layout" svg:width="0.037cm" svg:height="0.037cm" svg:x="9.123cm" svg:y="8.606cm" svg:viewBox="0 0 38 38" draw:points="38,0 0,0 38,38">
          <text:p/>
        </draw:polygon>
        <draw:polygon draw:style-name="gr15" draw:text-style-name="P2" draw:layer="layout" svg:width="0.037cm" svg:height="0.037cm" svg:x="9.123cm" svg:y="8.606cm" svg:viewBox="0 0 38 38" draw:points="38,0 0,0 38,38">
          <text:p/>
        </draw:polygon>
        <draw:polygon draw:style-name="gr13" draw:text-style-name="P6" draw:layer="layout" svg:width="0.166cm" svg:height="0.111cm" svg:x="6.449cm" svg:y="8.086cm" svg:viewBox="0 0 167 112" draw:points="0,0 113,112 167,57">
          <text:p/>
        </draw:polygon>
        <draw:polygon draw:style-name="gr13" draw:text-style-name="P6" draw:layer="layout" svg:width="0.119cm" svg:height="0.119cm" svg:x="6.888cm" svg:y="8.227cm" svg:viewBox="0 0 120 120" draw:points="0,0 120,120 120,34">
          <text:p/>
        </draw:polygon>
        <draw:polygon draw:style-name="gr14" draw:text-style-name="P6" draw:layer="layout" svg:width="0.101cm" svg:height="0.11cm" svg:x="8.492cm" svg:y="8.533cm" svg:viewBox="0 0 102 111" draw:points="0,0 0,111 102,9">
          <text:p/>
        </draw:polygon>
        <draw:polygon draw:style-name="gr15" draw:text-style-name="P2" draw:layer="layout" svg:width="0.101cm" svg:height="0.11cm" svg:x="8.492cm" svg:y="8.533cm" svg:viewBox="0 0 102 111" draw:points="0,0 0,111 102,9">
          <text:p/>
        </draw:polygon>
        <draw:polygon draw:style-name="gr13" draw:text-style-name="P6" draw:layer="layout" svg:width="0.015cm" svg:height="0.013cm" svg:x="1.347cm" svg:y="0.548cm" svg:viewBox="0 0 16 14" draw:points="2,14 16,0 0,0">
          <text:p/>
        </draw:polygon>
        <draw:polygon draw:style-name="gr14" draw:text-style-name="P6" draw:layer="layout" svg:width="0.298cm" svg:height="0.297cm" svg:x="6.412cm" svg:y="8.346cm" svg:viewBox="0 0 299 298" draw:points="299,0 0,0 0,298">
          <text:p/>
        </draw:polygon>
        <draw:polygon draw:style-name="gr15" draw:text-style-name="P2" draw:layer="layout" svg:width="0.298cm" svg:height="0.297cm" svg:x="6.412cm" svg:y="8.346cm" svg:viewBox="0 0 299 298" draw:points="299,0 0,0 0,298">
          <text:p/>
        </draw:polygon>
        <draw:polygon draw:style-name="gr13" draw:text-style-name="P6" draw:layer="layout" svg:width="0.149cm" svg:height="0.149cm" svg:x="3.59cm" svg:y="7.009cm" svg:viewBox="0 0 150 150" draw:points="150,0 0,0 150,150">
          <text:p/>
        </draw:polygon>
        <draw:polygon draw:style-name="gr13" draw:text-style-name="P6" draw:layer="layout" svg:width="0.058cm" svg:height="0.034cm" svg:x="3.235cm" svg:y="6.712cm" svg:viewBox="0 0 59 35" draw:points="25,35 59,0 0,0">
          <text:p/>
        </draw:polygon>
        <draw:polygon draw:style-name="gr14" draw:text-style-name="P6" draw:layer="layout" svg:width="0.148cm" svg:height="0.297cm" svg:x="7.007cm" svg:y="8.346cm" svg:viewBox="0 0 149 298" draw:points="149,149 0,0 0,298">
          <text:p/>
        </draw:polygon>
        <draw:polygon draw:style-name="gr15" draw:text-style-name="P2" draw:layer="layout" svg:width="0.148cm" svg:height="0.297cm" svg:x="7.007cm" svg:y="8.346cm" svg:viewBox="0 0 149 298" draw:points="149,149 0,0 0,298">
          <text:p/>
        </draw:polygon>
        <draw:polygon draw:style-name="gr13" draw:text-style-name="P6" draw:layer="layout" svg:width="0.115cm" svg:height="0.089cm" svg:x="1.99cm" svg:y="4.039cm" svg:viewBox="0 0 116 90" draw:points="26,90 116,0 0,0">
          <text:p/>
        </draw:polygon>
        <draw:polygon draw:style-name="gr13" draw:text-style-name="P6" draw:layer="layout" svg:width="0.031cm" svg:height="0.029cm" svg:x="1.331cm" svg:y="0.399cm" svg:viewBox="0 0 32 30" draw:points="3,30 32,0 0,0">
          <text:p/>
        </draw:polygon>
        <draw:polygon draw:style-name="gr13" draw:text-style-name="P6" draw:layer="layout" svg:width="0.016cm" svg:height="0.088cm" svg:x="1.643cm" svg:y="2.553cm" svg:viewBox="0 0 17 89" draw:points="17,89 17,0 0,0">
          <text:p/>
        </draw:polygon>
        <draw:polygon draw:style-name="gr13" draw:text-style-name="P6" draw:layer="layout" svg:width="0.297cm" svg:height="0.148cm" svg:x="3.739cm" svg:y="6.415cm" svg:viewBox="0 0 298 149" draw:points="298,149 148,0 0,149">
          <text:p/>
        </draw:polygon>
        <draw:polygon draw:style-name="gr13" draw:text-style-name="P6" draw:layer="layout" svg:width="0.149cm" svg:height="0.297cm" svg:x="2.402cm" svg:y="4.781cm" svg:viewBox="0 0 150 298" draw:points="0,150 150,298 150,0">
          <text:p/>
        </draw:polygon>
        <draw:polygon draw:style-name="gr13" draw:text-style-name="P6" draw:layer="layout" svg:width="0.058cm" svg:height="0.118cm" svg:x="2.848cm" svg:y="4.813cm" svg:viewBox="0 0 59 119" draw:points="0,0 0,119 59,119">
          <text:p/>
        </draw:polygon>
        <draw:polygon draw:style-name="gr13" draw:text-style-name="P6" draw:layer="layout" svg:width="0.009cm" svg:height="0.018cm" svg:x="3.887cm" svg:y="6.397cm" svg:viewBox="0 0 10 19" draw:points="0,0 0,19 10,11">
          <text:p/>
        </draw:polygon>
        <draw:polygon draw:style-name="gr13" draw:text-style-name="P6" draw:layer="layout" svg:width="0.148cm" svg:height="0.297cm" svg:x="2.551cm" svg:y="4.484cm" svg:viewBox="0 0 149 298" draw:points="149,150 0,0 0,298">
          <text:p/>
        </draw:polygon>
        <draw:polygon draw:style-name="gr13" draw:text-style-name="P6" draw:layer="layout" svg:width="0.035cm" svg:height="0.02cm" svg:x="8.026cm" svg:y="8.474cm" svg:viewBox="0 0 36 21" draw:points="0,0 21,21 36,6">
          <text:p/>
        </draw:polygon>
        <draw:polygon draw:style-name="gr13" draw:text-style-name="P6" draw:layer="layout" svg:width="0.142cm" svg:height="0.068cm" svg:x="3.894cm" svg:y="7.455cm" svg:viewBox="0 0 143 69" draw:points="74,69 143,0 0,0">
          <text:p/>
        </draw:polygon>
        <draw:polygon draw:style-name="gr13" draw:text-style-name="P6" draw:layer="layout" svg:width="0.093cm" svg:height="0.052cm" svg:x="3.349cm" svg:y="6.861cm" svg:viewBox="0 0 94 53" draw:points="42,53 94,0 0,0">
          <text:p/>
        </draw:polygon>
        <draw:polygon draw:style-name="gr14" draw:text-style-name="P6" draw:layer="layout" svg:width="0.074cm" svg:height="0.149cm" svg:x="1.511cm" svg:y="0.325cm" svg:viewBox="0 0 75 150" draw:points="75,75 0,0 0,150">
          <text:p/>
        </draw:polygon>
        <draw:polygon draw:style-name="gr15" draw:text-style-name="P2" draw:layer="layout" svg:width="0.074cm" svg:height="0.149cm" svg:x="1.511cm" svg:y="0.325cm" svg:viewBox="0 0 75 150" draw:points="75,75 0,0 0,150">
          <text:p/>
        </draw:polygon>
        <draw:polygon draw:style-name="gr13" draw:text-style-name="P6" draw:layer="layout" svg:width="0.074cm" svg:height="0.148cm" svg:x="1.437cm" svg:y="0.474cm" svg:viewBox="0 0 75 149" draw:points="0,75 75,149 75,0">
          <text:p/>
        </draw:polygon>
        <draw:polygon draw:style-name="gr13" draw:text-style-name="P6" draw:layer="layout" svg:width="0.297cm" svg:height="0.149cm" svg:x="4.927cm" svg:y="7.603cm" svg:viewBox="0 0 298 150" draw:points="298,150 149,0 0,150">
          <text:p/>
        </draw:polygon>
        <draw:polygon draw:style-name="gr13" draw:text-style-name="P6" draw:layer="layout" svg:width="0.297cm" svg:height="0.297cm" svg:x="4.63cm" svg:y="7.455cm" svg:viewBox="0 0 298 298" draw:points="298,298 298,0 0,0">
          <text:p/>
        </draw:polygon>
        <draw:polygon draw:style-name="gr13" draw:text-style-name="P6" draw:layer="layout" svg:width="0.145cm" svg:height="0.073cm" svg:x="3.742cm" svg:y="7.306cm" svg:viewBox="0 0 146 74" draw:points="72,74 146,0 0,0">
          <text:p/>
        </draw:polygon>
        <draw:polygon draw:style-name="gr13" draw:text-style-name="P6" draw:layer="layout" svg:width="0.073cm" svg:height="0.143cm" svg:x="3.814cm" svg:y="7.306cm" svg:viewBox="0 0 74 144" draw:points="74,144 74,0 0,74">
          <text:p/>
        </draw:polygon>
        <draw:polygon draw:style-name="gr13" draw:text-style-name="P6" draw:layer="layout" svg:width="0.019cm" svg:height="0.043cm" svg:x="3.739cm" svg:y="6.224cm" svg:viewBox="0 0 20 44" draw:points="0,0 0,44 20,24">
          <text:p/>
        </draw:polygon>
        <draw:polygon draw:style-name="gr13" draw:text-style-name="P6" draw:layer="layout" svg:width="0.297cm" svg:height="0.296cm" svg:x="3.145cm" svg:y="6.267cm" svg:viewBox="0 0 298 297" draw:points="0,0 0,297 298,0">
          <text:p/>
        </draw:polygon>
        <draw:polygon draw:style-name="gr13" draw:text-style-name="P6" draw:layer="layout" svg:width="0.148cm" svg:height="0.296cm" svg:x="3.739cm" svg:y="6.267cm" svg:viewBox="0 0 149 297" draw:points="149,149 0,0 0,297">
          <text:p/>
        </draw:polygon>
        <draw:polygon draw:style-name="gr13" draw:text-style-name="P6" draw:layer="layout" svg:width="0.297cm" svg:height="0.149cm" svg:x="6.115cm" svg:y="8.197cm" svg:viewBox="0 0 298 150" draw:points="298,150 149,0 0,150">
          <text:p/>
        </draw:polygon>
        <draw:polygon draw:style-name="gr13" draw:text-style-name="P6" draw:layer="layout" svg:width="0.082cm" svg:height="0.138cm" svg:x="4.927cm" svg:y="7.317cm" svg:viewBox="0 0 83 139" draw:points="0,0 0,139 83,57">
          <text:p/>
        </draw:polygon>
        <draw:polygon draw:style-name="gr13" draw:text-style-name="P6" draw:layer="layout" svg:width="0.148cm" svg:height="0.149cm" svg:x="5.076cm" svg:y="7.603cm" svg:viewBox="0 0 149 150" draw:points="149,0 0,0 149,150">
          <text:p/>
        </draw:polygon>
        <draw:polygon draw:style-name="gr13" draw:text-style-name="P6" draw:layer="layout" svg:width="0.149cm" svg:height="0.297cm" svg:x="5.224cm" svg:y="7.752cm" svg:viewBox="0 0 150 298" draw:points="150,149 0,0 0,298">
          <text:p/>
        </draw:polygon>
        <draw:polygon draw:style-name="gr13" draw:text-style-name="P6" draw:layer="layout" svg:width="0.148cm" svg:height="0.297cm" svg:x="4.482cm" svg:y="7.455cm" svg:viewBox="0 0 149 298" draw:points="0,149 149,298 149,0">
          <text:p/>
        </draw:polygon>
        <draw:polygon draw:style-name="gr13" draw:text-style-name="P6" draw:layer="layout" svg:width="0.148cm" svg:height="0.297cm" svg:x="3.145cm" svg:y="5.672cm" svg:viewBox="0 0 149 298" draw:points="149,150 0,0 0,298">
          <text:p/>
        </draw:polygon>
        <draw:polygon draw:style-name="gr13" draw:text-style-name="P6" draw:layer="layout" svg:width="0.017cm" svg:height="0.032cm" svg:x="4.482cm" svg:y="6.977cm" svg:viewBox="0 0 18 33" draw:points="0,0 0,33 18,16">
          <text:p/>
        </draw:polygon>
        <draw:polygon draw:style-name="gr13" draw:text-style-name="P6" draw:layer="layout" svg:width="0.149cm" svg:height="0.148cm" svg:x="4.63cm" svg:y="7.752cm" svg:viewBox="0 0 150 149" draw:points="0,149 150,149 0,0">
          <text:p/>
        </draw:polygon>
        <draw:polygon draw:style-name="gr13" draw:text-style-name="P6" draw:layer="layout" svg:width="0.297cm" svg:height="0.149cm" svg:x="4.333cm" svg:y="7.009cm" svg:viewBox="0 0 298 150" draw:points="298,150 149,0 0,150">
          <text:p/>
        </draw:polygon>
        <draw:polygon draw:style-name="gr13" draw:text-style-name="P6" draw:layer="layout" svg:width="0.148cm" svg:height="0.297cm" svg:x="1.808cm" svg:y="2.702cm" svg:viewBox="0 0 149 298" draw:points="149,0 0,149 149,298">
          <text:p/>
        </draw:polygon>
        <draw:polygon draw:style-name="gr13" draw:text-style-name="P6" draw:layer="layout" svg:width="0.015cm" svg:height="0.008cm" svg:x="4.333cm" svg:y="6.853cm" svg:viewBox="0 0 16 9" draw:points="7,0 0,9 16,9">
          <text:p/>
        </draw:polygon>
        <draw:polygon draw:style-name="gr13" draw:text-style-name="P6" draw:layer="layout" svg:width="0.149cm" svg:height="0.297cm" svg:x="4.63cm" svg:y="7.158cm" svg:viewBox="0 0 150 298" draw:points="150,149 0,0 0,298">
          <text:p/>
        </draw:polygon>
        <draw:polygon draw:style-name="gr13" draw:text-style-name="P6" draw:layer="layout" svg:width="0.148cm" svg:height="0.075cm" svg:x="1.511cm" svg:y="0.919cm" svg:viewBox="0 0 149 76" draw:points="0,0 75,76 149,0">
          <text:p/>
        </draw:polygon>
        <draw:polygon draw:style-name="gr13" draw:text-style-name="P6" draw:layer="layout" svg:width="0.148cm" svg:height="0.074cm" svg:x="1.511cm" svg:y="0.994cm" svg:viewBox="0 0 149 75" draw:points="149,75 75,0 0,75">
          <text:p/>
        </draw:polygon>
        <draw:polygon draw:style-name="gr13" draw:text-style-name="P6" draw:layer="layout" svg:width="0.149cm" svg:height="0.149cm" svg:x="4.333cm" svg:y="7.603cm" svg:viewBox="0 0 150 150" draw:points="150,0 0,0 0,150">
          <text:p/>
        </draw:polygon>
        <draw:polygon draw:style-name="gr13" draw:text-style-name="P6" draw:layer="layout" svg:width="0.297cm" svg:height="0.148cm" svg:x="2.551cm" svg:y="4.93cm" svg:viewBox="0 0 298 149" draw:points="148,0 0,149 298,149">
          <text:p/>
        </draw:polygon>
        <draw:polygon draw:style-name="gr13" draw:text-style-name="P6" draw:layer="layout" svg:width="0.149cm" svg:height="0.148cm" svg:x="4.184cm" svg:y="7.455cm" svg:viewBox="0 0 150 149" draw:points="0,149 150,149 150,0">
          <text:p/>
        </draw:polygon>
        <draw:polygon draw:style-name="gr13" draw:text-style-name="P6" draw:layer="layout" svg:width="0.043cm" svg:height="0.122cm" svg:x="2.996cm" svg:y="5.105cm" svg:viewBox="0 0 44 123" draw:points="0,0 0,123 44,80">
          <text:p/>
        </draw:polygon>
        <draw:polygon draw:style-name="gr13" draw:text-style-name="P6" draw:layer="layout" svg:width="0.139cm" svg:height="0.111cm" svg:x="1.956cm" svg:y="2.591cm" svg:viewBox="0 0 140 112" draw:points="112,0 0,112 140,112">
          <text:p/>
        </draw:polygon>
        <draw:polygon draw:style-name="gr14" draw:text-style-name="P6" draw:layer="layout" svg:width="0.035cm" svg:height="0.035cm" svg:x="1.327cm" svg:y="0.364cm" svg:viewBox="0 0 36 36" draw:points="4,36 36,36 0,0">
          <text:p/>
        </draw:polygon>
        <draw:polygon draw:style-name="gr15" draw:text-style-name="P2" draw:layer="layout" svg:width="0.035cm" svg:height="0.035cm" svg:x="1.327cm" svg:y="0.364cm" svg:viewBox="0 0 36 36" draw:points="4,36 36,36 0,0">
          <text:p/>
        </draw:polygon>
        <draw:polygon draw:style-name="gr13" draw:text-style-name="P6" draw:layer="layout" svg:width="0.072cm" svg:height="0.145cm" svg:x="3.667cm" svg:y="7.158cm" svg:viewBox="0 0 73 146" draw:points="73,146 73,0 0,72">
          <text:p/>
        </draw:polygon>
        <draw:polygon draw:style-name="gr13" draw:text-style-name="P6" draw:layer="layout" svg:width="0.148cm" svg:height="0.148cm" svg:x="1.808cm" svg:y="2.702cm" svg:viewBox="0 0 149 149" draw:points="0,0 0,149 149,0">
          <text:p/>
        </draw:polygon>
        <draw:polygon draw:style-name="gr13" draw:text-style-name="P6" draw:layer="layout" svg:width="0.297cm" svg:height="0.148cm" svg:x="4.333cm" svg:y="7.455cm" svg:viewBox="0 0 298 149" draw:points="0,0 149,149 298,0">
          <text:p/>
        </draw:polygon>
        <draw:polygon draw:style-name="gr13" draw:text-style-name="P6" draw:layer="layout" svg:width="0.297cm" svg:height="0.149cm" svg:x="3.739cm" svg:y="7.009cm" svg:viewBox="0 0 298 150" draw:points="298,150 148,0 0,150">
          <text:p/>
        </draw:polygon>
        <draw:polygon draw:style-name="gr13" draw:text-style-name="P6" draw:layer="layout" svg:width="0.297cm" svg:height="0.148cm" svg:x="3.739cm" svg:y="6.861cm" svg:viewBox="0 0 298 149" draw:points="0,0 148,149 298,0">
          <text:p/>
        </draw:polygon>
        <draw:polygon draw:style-name="gr13" draw:text-style-name="P6" draw:layer="layout" svg:width="0.148cm" svg:height="0.149cm" svg:x="3.739cm" svg:y="7.009cm" svg:viewBox="0 0 149 150" draw:points="149,0 0,0 0,150">
          <text:p/>
        </draw:polygon>
        <draw:polygon draw:style-name="gr13" draw:text-style-name="P6" draw:layer="layout" svg:width="0.298cm" svg:height="0.297cm" svg:x="1.956cm" svg:y="3.593cm" svg:viewBox="0 0 299 298" draw:points="0,0 0,298 299,298">
          <text:p/>
        </draw:polygon>
        <draw:polygon draw:style-name="gr13" draw:text-style-name="P6" draw:layer="layout" svg:width="0.008cm" svg:height="0.008cm" svg:x="1.948cm" svg:y="3.89cm" svg:viewBox="0 0 9 9" draw:points="2,9 9,0 0,0">
          <text:p/>
        </draw:polygon>
        <draw:polygon draw:style-name="gr13" draw:text-style-name="P6" draw:layer="layout" svg:width="0.148cm" svg:height="0.297cm" svg:x="1.808cm" svg:y="2.405cm" svg:viewBox="0 0 149 298" draw:points="0,149 149,298 149,0">
          <text:p/>
        </draw:polygon>
        <draw:polygon draw:style-name="gr13" draw:text-style-name="P6" draw:layer="layout" svg:width="0.02cm" svg:height="0.083cm" svg:x="2.085cm" svg:y="4.335cm" svg:viewBox="0 0 21 84" draw:points="21,84 21,0 0,21">
          <text:p/>
        </draw:polygon>
        <draw:polygon draw:style-name="gr13" draw:text-style-name="P6" draw:layer="layout" svg:width="0.298cm" svg:height="0.149cm" svg:x="1.956cm" svg:y="3.147cm" svg:viewBox="0 0 299 150" draw:points="149,0 0,150 299,150">
          <text:p/>
        </draw:polygon>
        <draw:polygon draw:style-name="gr13" draw:text-style-name="P6" draw:layer="layout" svg:width="0.297cm" svg:height="0.148cm" svg:x="5.224cm" svg:y="7.752cm" svg:viewBox="0 0 298 149" draw:points="0,0 149,149 298,0">
          <text:p/>
        </draw:polygon>
        <draw:polygon draw:style-name="gr13" draw:text-style-name="P6" draw:layer="layout" svg:width="0.148cm" svg:height="0.148cm" svg:x="5.373cm" svg:y="7.752cm" svg:viewBox="0 0 149 149" draw:points="0,149 149,149 149,0">
          <text:p/>
        </draw:polygon>
        <draw:polygon draw:style-name="gr13" draw:text-style-name="P6" draw:layer="layout" svg:width="0.149cm" svg:height="0.148cm" svg:x="3.59cm" svg:y="6.861cm" svg:viewBox="0 0 150 149" draw:points="0,149 150,149 150,0">
          <text:p/>
        </draw:polygon>
        <draw:polygon draw:style-name="gr13" draw:text-style-name="P6" draw:layer="layout" svg:width="0.297cm" svg:height="0.149cm" svg:x="4.333cm" svg:y="7.603cm" svg:viewBox="0 0 298 150" draw:points="298,150 149,0 0,150">
          <text:p/>
        </draw:polygon>
        <draw:polygon draw:style-name="gr13" draw:text-style-name="P6" draw:layer="layout" svg:width="0.148cm" svg:height="0.149cm" svg:x="1.808cm" svg:y="3.147cm" svg:viewBox="0 0 149 150" draw:points="149,0 0,0 149,150">
          <text:p/>
        </draw:polygon>
        <draw:polygon draw:style-name="gr13" draw:text-style-name="P6" draw:layer="layout" svg:width="0.149cm" svg:height="0.149cm" svg:x="5.521cm" svg:y="7.9cm" svg:viewBox="0 0 150 150" draw:points="150,0 0,0 0,150">
          <text:p/>
        </draw:polygon>
        <draw:polygon draw:style-name="gr13" draw:text-style-name="P6" draw:layer="layout" svg:width="0.149cm" svg:height="0.297cm" svg:x="1.956cm" svg:y="2.702cm" svg:viewBox="0 0 150 298" draw:points="150,149 0,0 0,298">
          <text:p/>
        </draw:polygon>
        <draw:polygon draw:style-name="gr13" draw:text-style-name="P6" draw:layer="layout" svg:width="0.297cm" svg:height="0.297cm" svg:x="4.036cm" svg:y="6.861cm" svg:viewBox="0 0 298 298" draw:points="298,298 298,0 0,0">
          <text:p/>
        </draw:polygon>
        <draw:polygon draw:style-name="gr14" draw:text-style-name="P6" draw:layer="layout" svg:width="0.074cm" svg:height="0.037cm" svg:x="9.012cm" svg:y="8.606cm" svg:viewBox="0 0 75 38" draw:points="37,0 0,38 75,38">
          <text:p/>
        </draw:polygon>
        <draw:polygon draw:style-name="gr15" draw:text-style-name="P2" draw:layer="layout" svg:width="0.074cm" svg:height="0.037cm" svg:x="9.012cm" svg:y="8.606cm" svg:viewBox="0 0 75 38" draw:points="37,0 0,38 75,38">
          <text:p/>
        </draw:polygon>
        <draw:polygon draw:style-name="gr13" draw:text-style-name="P6" draw:layer="layout" svg:width="0.005cm" svg:height="0.004cm" svg:x="1.659cm" svg:y="0.548cm" svg:viewBox="0 0 6 5" draw:points="5,0 0,0 6,5">
          <text:p/>
        </draw:polygon>
        <draw:polygon draw:style-name="gr13" draw:text-style-name="P6" draw:layer="layout" svg:width="0.052cm" svg:height="0.114cm" svg:x="3.39cm" svg:y="6.861cm" svg:viewBox="0 0 53 115" draw:points="53,115 53,0 0,53">
          <text:p/>
        </draw:polygon>
        <draw:polygon draw:style-name="gr13" draw:text-style-name="P6" draw:layer="layout" svg:width="0.148cm" svg:height="0.297cm" svg:x="5.076cm" svg:y="8.049cm" svg:viewBox="0 0 149 298" draw:points="0,149 149,298 149,0">
          <text:p/>
        </draw:polygon>
        <draw:polygon draw:style-name="gr13" draw:text-style-name="P6" draw:layer="layout" svg:width="0.083cm" svg:height="0.083cm" svg:x="5.224cm" svg:y="8.346cm" svg:viewBox="0 0 84 84" draw:points="84,84 0,0 0,42">
          <text:p/>
        </draw:polygon>
        <draw:polygon draw:style-name="gr13" draw:text-style-name="P6" draw:layer="layout" svg:width="0.114cm" svg:height="0.083cm" svg:x="2.402cm" svg:y="3.956cm" svg:viewBox="0 0 115 84" draw:points="84,0 0,84 115,84">
          <text:p/>
        </draw:polygon>
        <draw:polygon draw:style-name="gr13" draw:text-style-name="P6" draw:layer="layout" svg:width="0.148cm" svg:height="0.074cm" svg:x="1.511cm" svg:y="0.771cm" svg:viewBox="0 0 149 75" draw:points="75,75 149,0 0,0">
          <text:p/>
        </draw:polygon>
        <draw:polygon draw:style-name="gr13" draw:text-style-name="P6" draw:layer="layout" svg:width="0.074cm" svg:height="0.075cm" svg:x="1.511cm" svg:y="0.399cm" svg:viewBox="0 0 75 76" draw:points="75,76 75,0 0,76">
          <text:p/>
        </draw:polygon>
        <draw:polygon draw:style-name="gr13" draw:text-style-name="P6" draw:layer="layout" svg:width="0.297cm" svg:height="0.298cm" svg:x="3.442cm" svg:y="6.563cm" svg:viewBox="0 0 298 299" draw:points="298,299 298,0 0,299">
          <text:p/>
        </draw:polygon>
        <draw:polygon draw:style-name="gr13" draw:text-style-name="P6" draw:layer="layout" svg:width="0.027cm" svg:height="0.024cm" svg:x="1.659cm" svg:y="0.673cm" svg:viewBox="0 0 28 25" draw:points="25,0 0,25 28,25">
          <text:p/>
        </draw:polygon>
        <draw:polygon draw:style-name="gr13" draw:text-style-name="P6" draw:layer="layout" svg:width="0.072cm" svg:height="0.112cm" svg:x="5.004cm" svg:y="8.197cm" svg:viewBox="0 0 73 113" draw:points="73,113 73,0 0,72">
          <text:p/>
        </draw:polygon>
        <draw:polygon draw:style-name="gr13" draw:text-style-name="P6" draw:layer="layout" svg:width="0.297cm" svg:height="0.148cm" svg:x="4.927cm" svg:y="8.049cm" svg:viewBox="0 0 298 149" draw:points="0,0 149,149 298,0">
          <text:p/>
        </draw:polygon>
        <draw:polygon draw:style-name="gr14" draw:text-style-name="P6" draw:layer="layout" svg:width="0.074cm" svg:height="0.074cm" svg:x="1.511cm" svg:y="0.325cm" svg:viewBox="0 0 75 75" draw:points="75,75 75,0 0,0">
          <text:p/>
        </draw:polygon>
        <draw:polygon draw:style-name="gr15" draw:text-style-name="P2" draw:layer="layout" svg:width="0.074cm" svg:height="0.074cm" svg:x="1.511cm" svg:y="0.325cm" svg:viewBox="0 0 75 75" draw:points="75,75 75,0 0,0">
          <text:p/>
        </draw:polygon>
        <draw:polygon draw:style-name="gr14" draw:text-style-name="P6" draw:layer="layout" svg:width="0.149cm" svg:height="0.074cm" svg:x="1.362cm" svg:y="0.325cm" svg:viewBox="0 0 150 75" draw:points="76,75 150,0 0,0">
          <text:p/>
        </draw:polygon>
        <draw:polygon draw:style-name="gr15" draw:text-style-name="P2" draw:layer="layout" svg:width="0.149cm" svg:height="0.074cm" svg:x="1.362cm" svg:y="0.325cm" svg:viewBox="0 0 150 75" draw:points="76,75 150,0 0,0">
          <text:p/>
        </draw:polygon>
        <draw:polygon draw:style-name="gr14" draw:text-style-name="P6" draw:layer="layout" svg:width="0.074cm" svg:height="0.074cm" svg:x="8.863cm" svg:y="8.569cm" svg:viewBox="0 0 75 75" draw:points="75,0 0,0 75,75">
          <text:p/>
        </draw:polygon>
        <draw:polygon draw:style-name="gr15" draw:text-style-name="P2" draw:layer="layout" svg:width="0.074cm" svg:height="0.074cm" svg:x="8.863cm" svg:y="8.569cm" svg:viewBox="0 0 75 75" draw:points="75,0 0,0 75,75">
          <text:p/>
        </draw:polygon>
        <draw:polygon draw:style-name="gr13" draw:text-style-name="P6" draw:layer="layout" svg:width="0.033cm" svg:height="0.078cm" svg:x="3.26cm" svg:y="6.712cm" svg:viewBox="0 0 34 79" draw:points="34,79 34,0 0,35">
          <text:p/>
        </draw:polygon>
        <draw:polygon draw:style-name="gr13" draw:text-style-name="P6" draw:layer="layout" svg:width="0.148cm" svg:height="0.074cm" svg:x="2.551cm" svg:y="5.524cm" svg:viewBox="0 0 149 75" draw:points="0,0 75,75 149,0">
          <text:p/>
        </draw:polygon>
        <draw:polygon draw:style-name="gr13" draw:text-style-name="P6" draw:layer="layout" svg:width="0.141cm" svg:height="0.141cm" svg:x="1.659cm" svg:y="1.216cm" svg:viewBox="0 0 142 142" draw:points="118,0 0,0 142,142">
          <text:p/>
        </draw:polygon>
        <draw:polygon draw:style-name="gr14" draw:text-style-name="P6" draw:layer="layout" svg:width="0.066cm" svg:height="0.114cm" svg:x="1.585cm" svg:y="0.351cm" svg:viewBox="0 0 67 115" draw:points="50,0 0,49 67,115">
          <text:p/>
        </draw:polygon>
        <draw:polygon draw:style-name="gr15" draw:text-style-name="P2" draw:layer="layout" svg:width="0.066cm" svg:height="0.114cm" svg:x="1.585cm" svg:y="0.351cm" svg:viewBox="0 0 67 115" draw:points="50,0 0,49 67,115">
          <text:p/>
        </draw:polygon>
        <draw:polygon draw:style-name="gr13" draw:text-style-name="P6" draw:layer="layout" svg:width="0.133cm" svg:height="0.055cm" svg:x="4.779cm" svg:y="7.251cm" svg:viewBox="0 0 134 56" draw:points="55,0 0,56 134,56">
          <text:p/>
        </draw:polygon>
        <draw:polygon draw:style-name="gr13" draw:text-style-name="P6" draw:layer="layout" svg:width="0.075cm" svg:height="0.074cm" svg:x="1.362cm" svg:y="0.474cm" svg:viewBox="0 0 76 75" draw:points="0,75 76,75 0,0">
          <text:p/>
        </draw:polygon>
        <draw:polygon draw:style-name="gr13" draw:text-style-name="P6" draw:layer="layout" svg:width="0.148cm" svg:height="0.074cm" svg:x="1.511cm" svg:y="0.548cm" svg:viewBox="0 0 149 75" draw:points="75,0 0,75 149,75">
          <text:p/>
        </draw:polygon>
        <draw:polygon draw:style-name="gr13" draw:text-style-name="P6" draw:layer="layout" svg:width="0.149cm" svg:height="0.149cm" svg:x="1.362cm" svg:y="0.622cm" svg:viewBox="0 0 150 150" draw:points="150,150 150,0 0,0">
          <text:p/>
        </draw:polygon>
        <draw:polygon draw:style-name="gr13" draw:text-style-name="P6" draw:layer="layout" svg:width="0.034cm" svg:height="0.06cm" svg:x="4.63cm" svg:y="7.098cm" svg:viewBox="0 0 35 61" draw:points="0,0 0,61 35,27">
          <text:p/>
        </draw:polygon>
        <draw:polygon draw:style-name="gr13" draw:text-style-name="P6" draw:layer="layout" svg:width="0.032cm" svg:height="0.032cm" svg:x="1.659cm" svg:y="0.697cm" svg:viewBox="0 0 33 33" draw:points="27,0 0,0 33,33">
          <text:p/>
        </draw:polygon>
        <draw:polygon draw:style-name="gr13" draw:text-style-name="P6" draw:layer="layout" svg:width="0.074cm" svg:height="0.074cm" svg:x="1.585cm" svg:y="0.548cm" svg:viewBox="0 0 75 75" draw:points="75,0 0,0 75,75">
          <text:p/>
        </draw:polygon>
        <draw:polygon draw:style-name="gr13" draw:text-style-name="P6" draw:layer="layout" svg:width="0.007cm" svg:height="0.014cm" svg:x="4.333cm" svg:y="6.847cm" svg:viewBox="0 0 8 15" draw:points="0,0 0,15 8,6">
          <text:p/>
        </draw:polygon>
        <draw:polygon draw:style-name="gr13" draw:text-style-name="P6" draw:layer="layout" svg:width="0.074cm" svg:height="0.148cm" svg:x="1.511cm" svg:y="0.474cm" svg:viewBox="0 0 75 149" draw:points="0,149 75,75 0,0">
          <text:p/>
        </draw:polygon>
        <draw:polygon draw:style-name="gr13" draw:text-style-name="P6" draw:layer="layout" svg:width="0.148cm" svg:height="0.148cm" svg:x="4.482cm" svg:y="7.752cm" svg:viewBox="0 0 149 149" draw:points="0,149 149,149 149,0">
          <text:p/>
        </draw:polygon>
        <draw:polygon draw:style-name="gr13" draw:text-style-name="P6" draw:layer="layout" svg:width="0.037cm" svg:height="0.074cm" svg:x="1.585cm" svg:y="0.474cm" svg:viewBox="0 0 38 75" draw:points="38,38 0,0 0,75">
          <text:p/>
        </draw:polygon>
        <draw:polygon draw:style-name="gr13" draw:text-style-name="P6" draw:layer="layout" svg:width="0.061cm" svg:height="0.039cm" svg:x="5.076cm" svg:y="7.416cm" svg:viewBox="0 0 62 40" draw:points="0,0 0,40 62,40">
          <text:p/>
        </draw:polygon>
        <draw:polygon draw:style-name="gr13" draw:text-style-name="P6" draw:layer="layout" svg:width="0.013cm" svg:height="0.014cm" svg:x="7.291cm" svg:y="8.333cm" svg:viewBox="0 0 14 15" draw:points="0,0 14,15 14,4">
          <text:p/>
        </draw:polygon>
        <draw:polygon draw:style-name="gr14" draw:text-style-name="P6" draw:layer="layout" svg:width="0.297cm" svg:height="0.149cm" svg:x="7.898cm" svg:y="8.494cm" svg:viewBox="0 0 298 150" draw:points="148,0 0,150 298,150">
          <text:p/>
        </draw:polygon>
        <draw:polygon draw:style-name="gr15" draw:text-style-name="P2" draw:layer="layout" svg:width="0.297cm" svg:height="0.149cm" svg:x="7.898cm" svg:y="8.494cm" svg:viewBox="0 0 298 150" draw:points="148,0 0,150 298,150">
          <text:p/>
        </draw:polygon>
        <draw:polygon draw:style-name="gr14" draw:text-style-name="P6" draw:layer="layout" svg:width="0.297cm" svg:height="0.149cm" svg:x="7.601cm" svg:y="8.494cm" svg:viewBox="0 0 298 150" draw:points="298,150 148,0 0,150">
          <text:p/>
        </draw:polygon>
        <draw:polygon draw:style-name="gr15" draw:text-style-name="P2" draw:layer="layout" svg:width="0.297cm" svg:height="0.149cm" svg:x="7.601cm" svg:y="8.494cm" svg:viewBox="0 0 298 150" draw:points="298,150 148,0 0,150">
          <text:p/>
        </draw:polygon>
        <draw:polygon draw:style-name="gr13" draw:text-style-name="P6" draw:layer="layout" svg:width="0.149cm" svg:height="0.148cm" svg:x="2.402cm" svg:y="4.93cm" svg:viewBox="0 0 150 149" draw:points="0,0 0,149 150,149">
          <text:p/>
        </draw:polygon>
        <draw:polygon draw:style-name="gr13" draw:text-style-name="P6" draw:layer="layout" svg:width="0.043cm" svg:height="0.076cm" svg:x="4.29cm" svg:y="7.752cm" svg:viewBox="0 0 44 77" draw:points="44,77 44,0 0,44">
          <text:p/>
        </draw:polygon>
        <draw:polygon draw:style-name="gr13" draw:text-style-name="P6" draw:layer="layout" svg:width="0.009cm" svg:height="0.01cm" svg:x="7.304cm" svg:y="8.336cm" svg:viewBox="0 0 10 11" draw:points="0,0 0,11 10,2">
          <text:p/>
        </draw:polygon>
        <draw:polygon draw:style-name="gr13" draw:text-style-name="P6" draw:layer="layout" svg:width="0.148cm" svg:height="0.149cm" svg:x="2.254cm" svg:y="3.741cm" svg:viewBox="0 0 149 150" draw:points="149,150 149,0 0,150">
          <text:p/>
        </draw:polygon>
        <draw:polygon draw:style-name="gr13" draw:text-style-name="P6" draw:layer="layout" svg:width="0.148cm" svg:height="0.148cm" svg:x="1.808cm" svg:y="2.999cm" svg:viewBox="0 0 149 149" draw:points="0,0 0,149 149,0">
          <text:p/>
        </draw:polygon>
        <draw:polygon draw:style-name="gr13" draw:text-style-name="P6" draw:layer="layout" svg:width="0.074cm" svg:height="0.149cm" svg:x="1.511cm" svg:y="0.919cm" svg:viewBox="0 0 75 150" draw:points="75,76 0,0 0,150">
          <text:p/>
        </draw:polygon>
        <draw:polygon draw:style-name="gr13" draw:text-style-name="P6" draw:layer="layout" svg:width="0.148cm" svg:height="0.149cm" svg:x="4.779cm" svg:y="7.9cm" svg:viewBox="0 0 149 150" draw:points="0,0 0,150 149,150">
          <text:p/>
        </draw:polygon>
        <draw:polygon draw:style-name="gr13" draw:text-style-name="P6" draw:layer="layout" svg:width="0.298cm" svg:height="0.297cm" svg:x="1.956cm" svg:y="3.593cm" svg:viewBox="0 0 299 298" draw:points="299,0 0,0 299,298">
          <text:p/>
        </draw:polygon>
        <draw:polygon draw:style-name="gr13" draw:text-style-name="P6" draw:layer="layout" svg:width="0.06cm" svg:height="0.147cm" svg:x="2.342cm" svg:y="5.078cm" svg:viewBox="0 0 61 148" draw:points="61,148 61,0 0,0">
          <text:p/>
        </draw:polygon>
        <draw:polygon draw:style-name="gr13" draw:text-style-name="P6" draw:layer="layout" svg:width="0.044cm" svg:height="0.143cm" svg:x="2.699cm" svg:y="4.49cm" svg:viewBox="0 0 45 144" draw:points="0,0 0,144 45,99">
          <text:p/>
        </draw:polygon>
        <draw:polygon draw:style-name="gr13" draw:text-style-name="P6" draw:layer="layout" svg:width="0.148cm" svg:height="0.149cm" svg:x="2.551cm" svg:y="4.781cm" svg:viewBox="0 0 149 150" draw:points="149,150 149,0 0,0">
          <text:p/>
        </draw:polygon>
        <draw:polygon draw:style-name="gr13" draw:text-style-name="P6" draw:layer="layout" svg:width="0.148cm" svg:height="0.148cm" svg:x="2.551cm" svg:y="4.633cm" svg:viewBox="0 0 149 149" draw:points="149,149 149,0 0,149">
          <text:p/>
        </draw:polygon>
        <draw:polygon draw:style-name="gr13" draw:text-style-name="P6" draw:layer="layout" svg:width="0.037cm" svg:height="0.037cm" svg:x="2.217cm" svg:y="4.744cm" svg:viewBox="0 0 38 38" draw:points="12,38 38,38 0,0">
          <text:p/>
        </draw:polygon>
        <draw:polygon draw:style-name="gr13" draw:text-style-name="P6" draw:layer="layout" svg:width="0.025cm" svg:height="0.018cm" svg:x="2.229cm" svg:y="4.781cm" svg:viewBox="0 0 26 19" draw:points="7,19 26,0 0,0">
          <text:p/>
        </draw:polygon>
        <draw:polygon draw:style-name="gr13" draw:text-style-name="P6" draw:layer="layout" svg:width="0.149cm" svg:height="0.148cm" svg:x="4.333cm" svg:y="7.455cm" svg:viewBox="0 0 150 149" draw:points="0,149 150,149 0,0">
          <text:p/>
        </draw:polygon>
        <draw:polygon draw:style-name="gr14" draw:text-style-name="P6" draw:layer="layout" svg:width="0.124cm" svg:height="0.124cm" svg:x="8.368cm" svg:y="8.519cm" svg:viewBox="0 0 125 125" draw:points="0,0 125,125 125,14">
          <text:p/>
        </draw:polygon>
        <draw:polygon draw:style-name="gr15" draw:text-style-name="P2" draw:layer="layout" svg:width="0.124cm" svg:height="0.124cm" svg:x="8.368cm" svg:y="8.519cm" svg:viewBox="0 0 125 125" draw:points="0,0 125,125 125,14">
          <text:p/>
        </draw:polygon>
        <draw:polygon draw:style-name="gr13" draw:text-style-name="P6" draw:layer="layout" svg:width="0.039cm" svg:height="0.039cm" svg:x="2.551cm" svg:y="4.187cm" svg:viewBox="0 0 40 40" draw:points="24,0 0,0 40,40">
          <text:p/>
        </draw:polygon>
        <draw:polygon draw:style-name="gr13" draw:text-style-name="P6" draw:layer="layout" svg:width="0.084cm" svg:height="0.058cm" svg:x="2.467cm" svg:y="5.375cm" svg:viewBox="0 0 85 59" draw:points="26,59 85,0 0,0">
          <text:p/>
        </draw:polygon>
        <draw:polygon draw:style-name="gr13" draw:text-style-name="P6" draw:layer="layout" svg:width="0.297cm" svg:height="0.297cm" svg:x="4.333cm" svg:y="7.158cm" svg:viewBox="0 0 298 298" draw:points="0,0 0,298 298,298">
          <text:p/>
        </draw:polygon>
        <draw:polygon draw:style-name="gr14" draw:text-style-name="P6" draw:layer="layout" svg:width="0.149cm" svg:height="0.149cm" svg:x="7.155cm" svg:y="8.494cm" svg:viewBox="0 0 150 150" draw:points="150,0 0,0 150,150">
          <text:p/>
        </draw:polygon>
        <draw:polygon draw:style-name="gr15" draw:text-style-name="P2" draw:layer="layout" svg:width="0.149cm" svg:height="0.149cm" svg:x="7.155cm" svg:y="8.494cm" svg:viewBox="0 0 150 150" draw:points="150,0 0,0 150,150">
          <text:p/>
        </draw:polygon>
        <draw:polygon draw:style-name="gr13" draw:text-style-name="P6" draw:layer="layout" svg:width="0.148cm" svg:height="0.297cm" svg:x="4.779cm" svg:y="7.752cm" svg:viewBox="0 0 149 298" draw:points="0,149 149,298 149,0">
          <text:p/>
        </draw:polygon>
        <draw:polygon draw:style-name="gr13" draw:text-style-name="P6" draw:layer="layout" svg:width="0.043cm" svg:height="0.037cm" svg:x="1.616cm" svg:y="2.405cm" svg:viewBox="0 0 44 38" draw:points="6,38 44,0 0,0">
          <text:p/>
        </draw:polygon>
        <draw:polygon draw:style-name="gr13" draw:text-style-name="P6" draw:layer="layout" svg:width="0.007cm" svg:height="0.007cm" svg:x="1.355cm" svg:y="0.615cm" svg:viewBox="0 0 8 8" draw:points="1,8 8,8 0,0">
          <text:p/>
        </draw:polygon>
        <draw:polygon draw:style-name="gr14" draw:text-style-name="P6" draw:layer="layout" svg:width="0.037cm" svg:height="0.037cm" svg:x="9.235cm" svg:y="8.606cm" svg:viewBox="0 0 38 38" draw:points="38,0 0,0 0,38">
          <text:p/>
        </draw:polygon>
        <draw:polygon draw:style-name="gr15" draw:text-style-name="P2" draw:layer="layout" svg:width="0.037cm" svg:height="0.037cm" svg:x="9.235cm" svg:y="8.606cm" svg:viewBox="0 0 38 38" draw:points="38,0 0,0 0,38">
          <text:p/>
        </draw:polygon>
        <draw:polygon draw:style-name="gr13" draw:text-style-name="P6" draw:layer="layout" svg:width="0.107cm" svg:height="0.089cm" svg:x="1.701cm" svg:y="2.85cm" svg:viewBox="0 0 108 90" draw:points="18,90 108,0 0,0">
          <text:p/>
        </draw:polygon>
        <draw:polygon draw:style-name="gr13" draw:text-style-name="P6" draw:layer="layout" svg:width="0.004cm" svg:height="0.016cm" svg:x="2.402cm" svg:y="3.725cm" svg:viewBox="0 0 5 17" draw:points="0,0 0,17 5,13">
          <text:p/>
        </draw:polygon>
        <draw:polygon draw:style-name="gr13" draw:text-style-name="P6" draw:layer="layout" svg:width="0.087cm" svg:height="0.086cm" svg:x="1.956cm" svg:y="2.405cm" svg:viewBox="0 0 88 87" draw:points="67,0 0,0 88,87">
          <text:p/>
        </draw:polygon>
        <draw:polygon draw:style-name="gr13" draw:text-style-name="P6" draw:layer="layout" svg:width="0.137cm" svg:height="0.071cm" svg:x="3.602cm" svg:y="7.158cm" svg:viewBox="0 0 138 72" draw:points="66,72 138,0 0,0">
          <text:p/>
        </draw:polygon>
        <draw:polygon draw:style-name="gr13" draw:text-style-name="P6" draw:layer="layout" svg:width="0.149cm" svg:height="0.148cm" svg:x="2.699cm" svg:y="5.524cm" svg:viewBox="0 0 150 149" draw:points="0,0 0,149 150,149">
          <text:p/>
        </draw:polygon>
        <draw:polygon draw:style-name="gr13" draw:text-style-name="P6" draw:layer="layout" svg:width="0.079cm" svg:height="0.038cm" svg:x="5.442cm" svg:y="8.494cm" svg:viewBox="0 0 80 39" draw:points="80,39 80,0 0,0">
          <text:p/>
        </draw:polygon>
        <draw:polygon draw:style-name="gr13" draw:text-style-name="P6" draw:layer="layout" svg:width="0.132cm" svg:height="0.173cm" svg:x="6.71cm" svg:y="8.173cm" svg:viewBox="0 0 133 174" draw:points="0,0 0,174 133,41">
          <text:p/>
        </draw:polygon>
        <draw:polygon draw:style-name="gr13" draw:text-style-name="P6" draw:layer="layout" svg:width="0.016cm" svg:height="0.057cm" svg:x="2.551cm" svg:y="4.13cm" svg:viewBox="0 0 17 58" draw:points="0,0 0,58 17,42">
          <text:p/>
        </draw:polygon>
        <draw:polygon draw:style-name="gr13" draw:text-style-name="P6" draw:layer="layout" svg:width="0.141cm" svg:height="0.124cm" svg:x="1.518cm" svg:y="1.811cm" svg:viewBox="0 0 142 125" draw:points="17,125 142,0 0,0">
          <text:p/>
        </draw:polygon>
        <draw:polygon draw:style-name="gr13" draw:text-style-name="P6" draw:layer="layout" svg:width="0.013cm" svg:height="0.014cm" svg:x="2.254cm" svg:y="3.296cm" svg:viewBox="0 0 14 15" draw:points="10,0 0,0 14,15">
          <text:p/>
        </draw:polygon>
        <draw:polygon draw:style-name="gr13" draw:text-style-name="P6" draw:layer="layout" svg:width="0.148cm" svg:height="0.148cm" svg:x="1.511cm" svg:y="1.068cm" svg:viewBox="0 0 149 149" draw:points="149,0 0,0 149,149">
          <text:p/>
        </draw:polygon>
        <draw:polygon draw:style-name="gr13" draw:text-style-name="P6" draw:layer="layout" svg:width="0.149cm" svg:height="0.297cm" svg:x="4.927cm" svg:y="7.455cm" svg:viewBox="0 0 150 298" draw:points="150,149 0,0 0,298">
          <text:p/>
        </draw:polygon>
        <draw:polygon draw:style-name="gr13" draw:text-style-name="P6" draw:layer="layout" svg:width="0.149cm" svg:height="0.149cm" svg:x="2.996cm" svg:y="6.118cm" svg:viewBox="0 0 150 150" draw:points="0,0 0,150 150,150">
          <text:p/>
        </draw:polygon>
        <draw:polygon draw:style-name="gr13" draw:text-style-name="P6" draw:layer="layout" svg:width="0.148cm" svg:height="0.149cm" svg:x="1.808cm" svg:y="2.553cm" svg:viewBox="0 0 149 150" draw:points="0,0 0,150 149,150">
          <text:p/>
        </draw:polygon>
        <draw:polygon draw:style-name="gr13" draw:text-style-name="P6" draw:layer="layout" svg:width="0.048cm" svg:height="0.074cm" svg:x="5.521cm" svg:y="7.678cm" svg:viewBox="0 0 49 75" draw:points="0,0 0,75 49,27">
          <text:p/>
        </draw:polygon>
        <draw:polygon draw:style-name="gr13" draw:text-style-name="P6" draw:layer="layout" svg:width="0.148cm" svg:height="0.149cm" svg:x="5.373cm" svg:y="7.9cm" svg:viewBox="0 0 149 150" draw:points="149,0 0,0 149,150">
          <text:p/>
        </draw:polygon>
        <draw:polygon draw:style-name="gr13" draw:text-style-name="P6" draw:layer="layout" svg:width="0.149cm" svg:height="0.148cm" svg:x="1.956cm" svg:y="2.999cm" svg:viewBox="0 0 150 149" draw:points="150,149 150,0 0,0">
          <text:p/>
        </draw:polygon>
        <draw:polygon draw:style-name="gr13" draw:text-style-name="P6" draw:layer="layout" svg:width="0.135cm" svg:height="0.086cm" svg:x="4.644cm" svg:y="8.049cm" svg:viewBox="0 0 136 87" draw:points="136,87 136,0 0,0">
          <text:p/>
        </draw:polygon>
        <draw:polygon draw:style-name="gr13" draw:text-style-name="P6" draw:layer="layout" svg:width="0.137cm" svg:height="0.081cm" svg:x="7.668cm" svg:y="8.413cm" svg:viewBox="0 0 138 82" draw:points="0,0 82,82 138,26">
          <text:p/>
        </draw:polygon>
        <draw:polygon draw:style-name="gr13" draw:text-style-name="P6" draw:layer="layout" svg:width="0.297cm" svg:height="0.148cm" svg:x="3.145cm" svg:y="5.821cm" svg:viewBox="0 0 298 149" draw:points="298,149 148,0 0,149">
          <text:p/>
        </draw:polygon>
        <draw:polygon draw:style-name="gr13" draw:text-style-name="P6" draw:layer="layout" svg:width="0.148cm" svg:height="0.297cm" svg:x="2.254cm" svg:y="3.89cm" svg:viewBox="0 0 149 298" draw:points="0,298 149,150 0,0">
          <text:p/>
        </draw:polygon>
        <draw:polygon draw:style-name="gr13" draw:text-style-name="P6" draw:layer="layout" svg:width="0.023cm" svg:height="0.111cm" svg:x="2.105cm" svg:y="2.739cm" svg:viewBox="0 0 24 112" draw:points="0,0 0,112 24,88">
          <text:p/>
        </draw:polygon>
        <draw:polygon draw:style-name="gr13" draw:text-style-name="P6" draw:layer="layout" svg:width="0.297cm" svg:height="0.297cm" svg:x="5.521cm" svg:y="8.049cm" svg:viewBox="0 0 298 298" draw:points="0,0 0,298 298,0">
          <text:p/>
        </draw:polygon>
        <draw:polygon draw:style-name="gr13" draw:text-style-name="P6" draw:layer="layout" svg:width="0.149cm" svg:height="0.149cm" svg:x="1.956cm" svg:y="2.85cm" svg:viewBox="0 0 150 150" draw:points="150,150 150,0 0,150">
          <text:p/>
        </draw:polygon>
        <draw:polygon draw:style-name="gr13" draw:text-style-name="P6" draw:layer="layout" svg:width="0.069cm" svg:height="0.129cm" svg:x="3.967cm" svg:y="7.455cm" svg:viewBox="0 0 70 130" draw:points="70,130 70,0 0,68">
          <text:p/>
        </draw:polygon>
        <draw:polygon draw:style-name="gr13" draw:text-style-name="P6" draw:layer="layout" svg:width="0.075cm" svg:height="0.074cm" svg:x="1.362cm" svg:y="0.548cm" svg:viewBox="0 0 76 75" draw:points="76,0 0,0 0,75">
          <text:p/>
        </draw:polygon>
        <draw:polygon draw:style-name="gr13" draw:text-style-name="P6" draw:layer="layout" svg:width="0.149cm" svg:height="0.297cm" svg:x="6.115cm" svg:y="8.049cm" svg:viewBox="0 0 150 298" draw:points="150,149 0,0 0,298">
          <text:p/>
        </draw:polygon>
        <draw:polygon draw:style-name="gr14" draw:text-style-name="P6" draw:layer="layout" svg:width="0.594cm" svg:height="0.297cm" svg:x="5.818cm" svg:y="8.346cm" svg:viewBox="0 0 595 298" draw:points="595,298 297,0 0,298">
          <text:p/>
        </draw:polygon>
        <draw:polygon draw:style-name="gr15" draw:text-style-name="P2" draw:layer="layout" svg:width="0.594cm" svg:height="0.297cm" svg:x="5.818cm" svg:y="8.346cm" svg:viewBox="0 0 595 298" draw:points="595,298 297,0 0,298">
          <text:p/>
        </draw:polygon>
        <draw:polygon draw:style-name="gr14" draw:text-style-name="P6" draw:layer="layout" svg:width="0.037cm" svg:height="0.037cm" svg:x="9.309cm" svg:y="8.606cm" svg:viewBox="0 0 38 38" draw:points="38,0 0,0 0,38">
          <text:p/>
        </draw:polygon>
        <draw:polygon draw:style-name="gr15" draw:text-style-name="P2" draw:layer="layout" svg:width="0.037cm" svg:height="0.037cm" svg:x="9.309cm" svg:y="8.606cm" svg:viewBox="0 0 38 38" draw:points="38,0 0,0 0,38">
          <text:p/>
        </draw:polygon>
        <draw:polygon draw:style-name="gr13" draw:text-style-name="P6" draw:layer="layout" svg:width="0.297cm" svg:height="0.149cm" svg:x="4.63cm" svg:y="7.306cm" svg:viewBox="0 0 298 150" draw:points="298,150 149,0 0,150">
          <text:p/>
        </draw:polygon>
        <draw:polygon draw:style-name="gr13" draw:text-style-name="P6" draw:layer="layout" svg:width="0.148cm" svg:height="0.148cm" svg:x="1.808cm" svg:y="2.999cm" svg:viewBox="0 0 149 149" draw:points="0,149 149,149 149,0">
          <text:p/>
        </draw:polygon>
        <draw:polygon draw:style-name="gr13" draw:text-style-name="P6" draw:layer="layout" svg:width="0.149cm" svg:height="0.149cm" svg:x="1.956cm" svg:y="3.147cm" svg:viewBox="0 0 150 150" draw:points="150,0 0,0 0,150">
          <text:p/>
        </draw:polygon>
        <draw:polygon draw:style-name="gr13" draw:text-style-name="P6" draw:layer="layout" svg:width="0.148cm" svg:height="0.149cm" svg:x="1.808cm" svg:y="2.85cm" svg:viewBox="0 0 149 150" draw:points="0,0 0,150 149,150">
          <text:p/>
        </draw:polygon>
        <draw:polygon draw:style-name="gr13" draw:text-style-name="P6" draw:layer="layout" svg:width="0.149cm" svg:height="0.074cm" svg:x="1.362cm" svg:y="0.548cm" svg:viewBox="0 0 150 75" draw:points="150,75 76,0 0,75">
          <text:p/>
        </draw:polygon>
        <draw:polygon draw:style-name="gr13" draw:text-style-name="P6" draw:layer="layout" svg:width="0.117cm" svg:height="0.097cm" svg:x="1.659cm" svg:y="1.119cm" svg:viewBox="0 0 118 98" draw:points="99,0 0,98 118,98">
          <text:p/>
        </draw:polygon>
        <draw:polygon draw:style-name="gr13" draw:text-style-name="P6" draw:layer="layout" svg:width="0.297cm" svg:height="0.149cm" svg:x="5.818cm" svg:y="7.9cm" svg:viewBox="0 0 298 150" draw:points="298,150 149,0 0,150">
          <text:p/>
        </draw:polygon>
        <draw:polygon draw:style-name="gr13" draw:text-style-name="P6" draw:layer="layout" svg:width="0.095cm" svg:height="0.082cm" svg:x="1.564cm" svg:y="2.108cm" svg:viewBox="0 0 96 83" draw:points="14,83 96,0 0,0">
          <text:p/>
        </draw:polygon>
        <draw:polygon draw:style-name="gr13" draw:text-style-name="P6" draw:layer="layout" svg:width="0.297cm" svg:height="0.148cm" svg:x="4.63cm" svg:y="7.752cm" svg:viewBox="0 0 298 149" draw:points="0,0 149,149 298,0">
          <text:p/>
        </draw:polygon>
        <draw:polygon draw:style-name="gr13" draw:text-style-name="P6" draw:layer="layout" svg:width="0.06cm" svg:height="0.031cm" svg:x="9.092cm" svg:y="8.575cm" svg:viewBox="0 0 61 32" draw:points="0,0 32,32 61,2">
          <text:p/>
        </draw:polygon>
        <draw:polygon draw:style-name="gr13" draw:text-style-name="P6" draw:layer="layout" svg:width="0.149cm" svg:height="0.074cm" svg:x="1.362cm" svg:y="0.474cm" svg:viewBox="0 0 150 75" draw:points="0,0 76,75 150,0">
          <text:p/>
        </draw:polygon>
        <draw:polygon draw:style-name="gr13" draw:text-style-name="P6" draw:layer="layout" svg:width="0.149cm" svg:height="0.075cm" svg:x="1.362cm" svg:y="0.399cm" svg:viewBox="0 0 150 76" draw:points="76,0 0,76 150,76">
          <text:p/>
        </draw:polygon>
        <draw:polygon draw:style-name="gr14" draw:text-style-name="P6" draw:layer="layout" svg:width="0.074cm" svg:height="0.037cm" svg:x="9.086cm" svg:y="8.606cm" svg:viewBox="0 0 75 38" draw:points="75,38 37,0 0,38">
          <text:p/>
        </draw:polygon>
        <draw:polygon draw:style-name="gr15" draw:text-style-name="P2" draw:layer="layout" svg:width="0.074cm" svg:height="0.037cm" svg:x="9.086cm" svg:y="8.606cm" svg:viewBox="0 0 75 38" draw:points="75,38 37,0 0,38">
          <text:p/>
        </draw:polygon>
        <draw:polygon draw:style-name="gr13" draw:text-style-name="P6" draw:layer="layout" svg:width="0.147cm" svg:height="0.147cm" svg:x="2.404cm" svg:y="5.228cm" svg:viewBox="0 0 148 148" draw:points="64,148 148,148 0,0">
          <text:p/>
        </draw:polygon>
        <draw:polygon draw:style-name="gr14" draw:text-style-name="P6" draw:layer="layout" svg:width="0.148cm" svg:height="0.297cm" svg:x="5.67cm" svg:y="8.346cm" svg:viewBox="0 0 149 298" draw:points="149,0 0,149 149,298">
          <text:p/>
        </draw:polygon>
        <draw:polygon draw:style-name="gr15" draw:text-style-name="P2" draw:layer="layout" svg:width="0.148cm" svg:height="0.297cm" svg:x="5.67cm" svg:y="8.346cm" svg:viewBox="0 0 149 298" draw:points="149,0 0,149 149,298">
          <text:p/>
        </draw:polygon>
        <draw:polygon draw:style-name="gr13" draw:text-style-name="P6" draw:layer="layout" svg:width="0.01cm" svg:height="0.026cm" svg:x="3.135cm" svg:y="6.563cm" svg:viewBox="0 0 11 27" draw:points="11,27 11,0 0,12">
          <text:p/>
        </draw:polygon>
        <draw:polygon draw:style-name="gr13" draw:text-style-name="P6" draw:layer="layout" svg:width="0.097cm" svg:height="0.043cm" svg:x="4.236cm" svg:y="7.752cm" svg:viewBox="0 0 98 44" draw:points="55,44 98,0 0,0">
          <text:p/>
        </draw:polygon>
        <draw:polygon draw:style-name="gr13" draw:text-style-name="P6" draw:layer="layout" svg:width="0.012cm" svg:height="0.035cm" svg:x="2.687cm" svg:y="5.821cm" svg:viewBox="0 0 13 36" draw:points="13,36 13,0 0,13">
          <text:p/>
        </draw:polygon>
        <draw:polygon draw:style-name="gr13" draw:text-style-name="P6" draw:layer="layout" svg:width="0.011cm" svg:height="0.012cm" svg:x="1.945cm" svg:y="3.878cm" svg:viewBox="0 0 12 13" draw:points="3,13 12,13 0,0">
          <text:p/>
        </draw:polygon>
        <draw:polygon draw:style-name="gr14" draw:text-style-name="P6" draw:layer="layout" svg:width="0.595cm" svg:height="0.297cm" svg:x="6.412cm" svg:y="8.346cm" svg:viewBox="0 0 596 298" draw:points="596,298 298,0 0,298">
          <text:p/>
        </draw:polygon>
        <draw:polygon draw:style-name="gr15" draw:text-style-name="P2" draw:layer="layout" svg:width="0.595cm" svg:height="0.297cm" svg:x="6.412cm" svg:y="8.346cm" svg:viewBox="0 0 596 298" draw:points="596,298 298,0 0,298">
          <text:p/>
        </draw:polygon>
        <draw:polygon draw:style-name="gr13" draw:text-style-name="P6" draw:layer="layout" svg:width="0.149cm" svg:height="0.148cm" svg:x="4.927cm" svg:y="7.455cm" svg:viewBox="0 0 150 149" draw:points="150,149 150,0 0,0">
          <text:p/>
        </draw:polygon>
        <draw:polygon draw:style-name="gr13" draw:text-style-name="P6" draw:layer="layout" svg:width="0.006cm" svg:height="0.033cm" svg:x="1.95cm" svg:y="3.89cm" svg:viewBox="0 0 7 34" draw:points="7,34 7,0 0,8">
          <text:p/>
        </draw:polygon>
        <draw:polygon draw:style-name="gr13" draw:text-style-name="P6" draw:layer="layout" svg:width="0.149cm" svg:height="0.149cm" svg:x="4.184cm" svg:y="7.603cm" svg:viewBox="0 0 150 150" draw:points="150,0 0,0 150,150">
          <text:p/>
        </draw:polygon>
        <draw:polygon draw:style-name="gr13" draw:text-style-name="P6" draw:layer="layout" svg:width="0.297cm" svg:height="0.148cm" svg:x="4.036cm" svg:y="7.455cm" svg:viewBox="0 0 298 149" draw:points="148,149 298,0 0,0">
          <text:p/>
        </draw:polygon>
        <draw:polygon draw:style-name="gr13" draw:text-style-name="P6" draw:layer="layout" svg:width="0.149cm" svg:height="0.149cm" svg:x="2.699cm" svg:y="5.672cm" svg:viewBox="0 0 150 150" draw:points="0,0 0,150 150,0">
          <text:p/>
        </draw:polygon>
        <draw:polygon draw:style-name="gr13" draw:text-style-name="P6" draw:layer="layout" svg:width="0.297cm" svg:height="0.298cm" svg:x="3.442cm" svg:y="6.563cm" svg:viewBox="0 0 298 299" draw:points="298,0 0,0 0,299">
          <text:p/>
        </draw:polygon>
        <draw:polygon draw:style-name="gr13" draw:text-style-name="P6" draw:layer="layout" svg:width="0.297cm" svg:height="0.297cm" svg:x="2.848cm" svg:y="5.672cm" svg:viewBox="0 0 298 298" draw:points="0,298 298,298 0,0">
          <text:p/>
        </draw:polygon>
        <draw:polygon draw:style-name="gr13" draw:text-style-name="P6" draw:layer="layout" svg:width="0.297cm" svg:height="0.297cm" svg:x="4.036cm" svg:y="7.158cm" svg:viewBox="0 0 298 298" draw:points="298,298 298,0 0,298">
          <text:p/>
        </draw:polygon>
        <draw:polygon draw:style-name="gr13" draw:text-style-name="P6" draw:layer="layout" svg:width="0.149cm" svg:height="0.148cm" svg:x="5.521cm" svg:y="8.346cm" svg:viewBox="0 0 150 149" draw:points="0,149 150,149 0,0">
          <text:p/>
        </draw:polygon>
        <draw:polygon draw:style-name="gr14" draw:text-style-name="P6" draw:layer="layout" svg:width="0.037cm" svg:height="0.037cm" svg:x="9.272cm" svg:y="8.606cm" svg:viewBox="0 0 38 38" draw:points="38,0 0,0 38,38">
          <text:p/>
        </draw:polygon>
        <draw:polygon draw:style-name="gr15" draw:text-style-name="P2" draw:layer="layout" svg:width="0.037cm" svg:height="0.037cm" svg:x="9.272cm" svg:y="8.606cm" svg:viewBox="0 0 38 38" draw:points="38,0 0,0 38,38">
          <text:p/>
        </draw:polygon>
        <draw:polygon draw:style-name="gr13" draw:text-style-name="P6" draw:layer="layout" svg:width="0.051cm" svg:height="0.051cm" svg:x="3.094cm" svg:y="6.512cm" svg:viewBox="0 0 52 52" draw:points="34,52 52,52 0,0">
          <text:p/>
        </draw:polygon>
        <draw:polygon draw:style-name="gr14" draw:text-style-name="P6" draw:layer="layout" svg:width="0.297cm" svg:height="0.297cm" svg:x="5.818cm" svg:y="8.346cm" svg:viewBox="0 0 298 298" draw:points="298,0 0,0 0,298">
          <text:p/>
        </draw:polygon>
        <draw:polygon draw:style-name="gr15" draw:text-style-name="P2" draw:layer="layout" svg:width="0.297cm" svg:height="0.297cm" svg:x="5.818cm" svg:y="8.346cm" svg:viewBox="0 0 298 298" draw:points="298,0 0,0 0,298">
          <text:p/>
        </draw:polygon>
        <draw:polygon draw:style-name="gr13" draw:text-style-name="P6" draw:layer="layout" svg:width="0.143cm" svg:height="0.235cm" svg:x="1.808cm" svg:y="1.867cm" svg:viewBox="0 0 144 236" draw:points="92,0 0,92 144,236">
          <text:p/>
        </draw:polygon>
        <draw:polygon draw:style-name="gr13" draw:text-style-name="P6" draw:layer="layout" svg:width="0.148cm" svg:height="0.148cm" svg:x="3.739cm" svg:y="6.861cm" svg:viewBox="0 0 149 149" draw:points="0,149 149,149 0,0">
          <text:p/>
        </draw:polygon>
        <draw:polygon draw:style-name="gr13" draw:text-style-name="P6" draw:layer="layout" svg:width="0.065cm" svg:height="0.091cm" svg:x="6.115cm" svg:y="7.958cm" svg:viewBox="0 0 66 92" draw:points="0,0 0,92 66,27">
          <text:p/>
        </draw:polygon>
        <draw:polygon draw:style-name="gr13" draw:text-style-name="P6" draw:layer="layout" svg:width="0.127cm" svg:height="0.096cm" svg:x="2.127cm" svg:y="4.484cm" svg:viewBox="0 0 128 97" draw:points="31,97 128,0 0,0">
          <text:p/>
        </draw:polygon>
        <draw:polygon draw:style-name="gr13" draw:text-style-name="P6" draw:layer="layout" svg:width="0.297cm" svg:height="0.297cm" svg:x="5.521cm" svg:y="8.049cm" svg:viewBox="0 0 298 298" draw:points="0,298 298,298 298,0">
          <text:p/>
        </draw:polygon>
        <draw:polygon draw:style-name="gr13" draw:text-style-name="P6" draw:layer="layout" svg:width="0.297cm" svg:height="0.149cm" svg:x="3.442cm" svg:y="6.118cm" svg:viewBox="0 0 298 150" draw:points="298,150 148,0 0,150">
          <text:p/>
        </draw:polygon>
        <draw:polygon draw:style-name="gr13" draw:text-style-name="P6" draw:layer="layout" svg:width="0.036cm" svg:height="0.082cm" svg:x="3.59cm" svg:y="6.036cm" svg:viewBox="0 0 37 83" draw:points="0,0 0,83 37,47">
          <text:p/>
        </draw:polygon>
        <draw:polygon draw:style-name="gr13" draw:text-style-name="P6" draw:layer="layout" svg:width="0.016cm" svg:height="0.01cm" svg:x="5.956cm" svg:y="7.89cm" svg:viewBox="0 0 17 11" draw:points="0,0 12,11 17,7">
          <text:p/>
        </draw:polygon>
        <draw:polygon draw:style-name="gr13" draw:text-style-name="P6" draw:layer="layout" svg:width="0.046cm" svg:height="0.028cm" svg:x="4.881cm" svg:y="8.197cm" svg:viewBox="0 0 47 29" draw:points="47,29 47,0 0,0">
          <text:p/>
        </draw:polygon>
        <draw:polygon draw:style-name="gr13" draw:text-style-name="P6" draw:layer="layout" svg:width="0.043cm" svg:height="0.036cm" svg:x="1.765cm" svg:y="3.147cm" svg:viewBox="0 0 44 37" draw:points="7,37 44,0 0,0">
          <text:p/>
        </draw:polygon>
        <draw:polygon draw:style-name="gr13" draw:text-style-name="P6" draw:layer="layout" svg:width="0.05cm" svg:height="0.026cm" svg:x="9.246cm" svg:y="8.58cm" svg:viewBox="0 0 51 27" draw:points="0,0 26,27 51,2">
          <text:p/>
        </draw:polygon>
        <draw:polygon draw:style-name="gr13" draw:text-style-name="P6" draw:layer="layout" svg:width="0.033cm" svg:height="0.018cm" svg:x="8.697cm" svg:y="8.551cm" svg:viewBox="0 0 34 19" draw:points="0,0 18,19 34,3">
          <text:p/>
        </draw:polygon>
        <draw:polygon draw:style-name="gr13" draw:text-style-name="P6" draw:layer="layout" svg:width="0.297cm" svg:height="0.297cm" svg:x="2.848cm" svg:y="5.375cm" svg:viewBox="0 0 298 298" draw:points="298,0 0,0 0,298">
          <text:p/>
        </draw:polygon>
        <draw:polygon draw:style-name="gr13" draw:text-style-name="P6" draw:layer="layout" svg:width="0.297cm" svg:height="0.297cm" svg:x="2.551cm" svg:y="5.078cm" svg:viewBox="0 0 298 298" draw:points="0,298 298,298 298,0">
          <text:p/>
        </draw:polygon>
        <draw:polygon draw:style-name="gr13" draw:text-style-name="P6" draw:layer="layout" svg:width="0.042cm" svg:height="0.008cm" svg:x="7.304cm" svg:y="8.338cm" svg:viewBox="0 0 43 9" draw:points="8,0 0,9 43,9">
          <text:p/>
        </draw:polygon>
        <draw:polygon draw:style-name="gr13" draw:text-style-name="P6" draw:layer="layout" svg:width="0.297cm" svg:height="0.149cm" svg:x="2.848cm" svg:y="5.969cm" svg:viewBox="0 0 298 150" draw:points="0,0 148,150 298,0">
          <text:p/>
        </draw:polygon>
        <draw:polygon draw:style-name="gr13" draw:text-style-name="P6" draw:layer="layout" svg:width="0.149cm" svg:height="0.149cm" svg:x="6.412cm" svg:y="8.197cm" svg:viewBox="0 0 150 150" draw:points="150,0 0,0 0,150">
          <text:p/>
        </draw:polygon>
        <draw:polygon draw:style-name="gr13" draw:text-style-name="P6" draw:layer="layout" svg:width="0.297cm" svg:height="0.149cm" svg:x="1.659cm" svg:y="2.256cm" svg:viewBox="0 0 298 150" draw:points="149,0 0,150 298,150">
          <text:p/>
        </draw:polygon>
        <draw:polygon draw:style-name="gr13" draw:text-style-name="P6" draw:layer="layout" svg:width="0.009cm" svg:height="0.007cm" svg:x="2.254cm" svg:y="3.289cm" svg:viewBox="0 0 10 8" draw:points="8,0 0,8 10,8">
          <text:p/>
        </draw:polygon>
        <draw:polygon draw:style-name="gr13" draw:text-style-name="P6" draw:layer="layout" svg:width="0.017cm" svg:height="0.011cm" svg:x="3.128cm" svg:y="6.563cm" svg:viewBox="0 0 18 12" draw:points="7,12 18,0 0,0">
          <text:p/>
        </draw:polygon>
        <draw:polygon draw:style-name="gr13" draw:text-style-name="P6" draw:layer="layout" svg:width="0.03cm" svg:height="0.13cm" svg:x="1.956cm" svg:y="2.126cm" svg:viewBox="0 0 31 131" draw:points="0,0 0,131 31,131">
          <text:p/>
        </draw:polygon>
        <draw:polygon draw:style-name="gr13" draw:text-style-name="P6" draw:layer="layout" svg:width="0.019cm" svg:height="0cm" svg:x="8.937cm" svg:y="8.568cm" svg:viewBox="0 0 20 1" draw:points="0,0 0,1 20,1">
          <text:p/>
        </draw:polygon>
        <draw:polygon draw:style-name="gr13" draw:text-style-name="P6" draw:layer="layout" svg:width="0.088cm" svg:height="0.057cm" svg:x="2.76cm" svg:y="5.969cm" svg:viewBox="0 0 89 58" draw:points="31,58 89,0 0,0">
          <text:p/>
        </draw:polygon>
        <draw:polygon draw:style-name="gr13" draw:text-style-name="P6" draw:layer="layout" svg:width="0.297cm" svg:height="0.298cm" svg:x="3.739cm" svg:y="6.563cm" svg:viewBox="0 0 298 299" draw:points="298,0 0,0 298,299">
          <text:p/>
        </draw:polygon>
        <draw:polygon draw:style-name="gr13" draw:text-style-name="P6" draw:layer="layout" svg:width="0.148cm" svg:height="0.149cm" svg:x="2.551cm" svg:y="5.375cm" svg:viewBox="0 0 149 150" draw:points="0,150 149,150 0,0">
          <text:p/>
        </draw:polygon>
        <draw:polygon draw:style-name="gr13" draw:text-style-name="P6" draw:layer="layout" svg:width="0.142cm" svg:height="0.048cm" svg:x="5.521cm" svg:y="7.704cm" svg:viewBox="0 0 143 49" draw:points="48,0 0,49 143,49">
          <text:p/>
        </draw:polygon>
        <draw:polygon draw:style-name="gr13" draw:text-style-name="P6" draw:layer="layout" svg:width="0.149cm" svg:height="0.297cm" svg:x="2.699cm" svg:y="5.375cm" svg:viewBox="0 0 150 298" draw:points="150,0 0,150 150,298">
          <text:p/>
        </draw:polygon>
        <draw:polygon draw:style-name="gr13" draw:text-style-name="P6" draw:layer="layout" svg:width="0.297cm" svg:height="0.149cm" svg:x="2.551cm" svg:y="5.375cm" svg:viewBox="0 0 298 150" draw:points="148,150 298,0 0,0">
          <text:p/>
        </draw:polygon>
        <draw:polygon draw:style-name="gr13" draw:text-style-name="P6" draw:layer="layout" svg:width="0.054cm" svg:height="0.028cm" svg:x="9.17cm" svg:y="8.578cm" svg:viewBox="0 0 55 29" draw:points="0,0 28,29 55,2">
          <text:p/>
        </draw:polygon>
        <draw:polygon draw:style-name="gr13" draw:text-style-name="P6" draw:layer="layout" svg:width="0.297cm" svg:height="0.149cm" svg:x="4.036cm" svg:y="6.712cm" svg:viewBox="0 0 298 150" draw:points="298,150 148,0 0,150">
          <text:p/>
        </draw:polygon>
        <draw:polygon draw:style-name="gr13" draw:text-style-name="P6" draw:layer="layout" svg:width="0.148cm" svg:height="0.149cm" svg:x="3.145cm" svg:y="5.672cm" svg:viewBox="0 0 149 150" draw:points="149,150 149,0 0,0">
          <text:p/>
        </draw:polygon>
        <draw:polygon draw:style-name="gr13" draw:text-style-name="P6" draw:layer="layout" svg:width="0.297cm" svg:height="0.148cm" svg:x="1.659cm" svg:y="2.405cm" svg:viewBox="0 0 298 149" draw:points="0,0 149,149 298,0">
          <text:p/>
        </draw:polygon>
        <draw:polygon draw:style-name="gr13" draw:text-style-name="P6" draw:layer="layout" svg:width="0.134cm" svg:height="0.088cm" svg:x="2.848cm" svg:y="4.99cm" svg:viewBox="0 0 135 89" draw:points="89,0 0,89 135,89">
          <text:p/>
        </draw:polygon>
        <draw:polygon draw:style-name="gr13" draw:text-style-name="P6" draw:layer="layout" svg:width="0.074cm" svg:height="0.148cm" svg:x="1.585cm" svg:y="0.771cm" svg:viewBox="0 0 75 149" draw:points="75,0 0,75 75,149">
          <text:p/>
        </draw:polygon>
        <draw:polygon draw:style-name="gr13" draw:text-style-name="P6" draw:layer="layout" svg:width="0.007cm" svg:height="0.031cm" svg:x="2.254cm" svg:y="3.265cm" svg:viewBox="0 0 8 32" draw:points="0,0 0,32 8,25">
          <text:p/>
        </draw:polygon>
        <draw:polygon draw:style-name="gr13" draw:text-style-name="P6" draw:layer="layout" svg:width="0.149cm" svg:height="0.148cm" svg:x="5.521cm" svg:y="7.752cm" svg:viewBox="0 0 150 149" draw:points="0,149 150,149 0,0">
          <text:p/>
        </draw:polygon>
        <draw:polygon draw:style-name="gr13" draw:text-style-name="P6" draw:layer="layout" svg:width="0.297cm" svg:height="0.149cm" svg:x="2.254cm" svg:y="4.781cm" svg:viewBox="0 0 298 150" draw:points="0,0 148,150 298,0">
          <text:p/>
        </draw:polygon>
        <draw:polygon draw:style-name="gr13" draw:text-style-name="P6" draw:layer="layout" svg:width="0.148cm" svg:height="0.149cm" svg:x="5.67cm" svg:y="7.9cm" svg:viewBox="0 0 149 150" draw:points="149,0 0,0 149,150">
          <text:p/>
        </draw:polygon>
        <draw:polygon draw:style-name="gr13" draw:text-style-name="P6" draw:layer="layout" svg:width="0.149cm" svg:height="0.148cm" svg:x="1.956cm" svg:y="2.999cm" svg:viewBox="0 0 150 149" draw:points="0,149 150,149 0,0">
          <text:p/>
        </draw:polygon>
        <draw:polygon draw:style-name="gr13" draw:text-style-name="P6" draw:layer="layout" svg:width="0.055cm" svg:height="0.095cm" svg:x="4.779cm" svg:y="7.211cm" svg:viewBox="0 0 56 96" draw:points="0,0 0,96 56,40">
          <text:p/>
        </draw:polygon>
        <draw:polygon draw:style-name="gr13" draw:text-style-name="P6" draw:layer="layout" svg:width="0.297cm" svg:height="0.297cm" svg:x="5.224cm" svg:y="8.049cm" svg:viewBox="0 0 298 298" draw:points="298,298 298,0 0,0">
          <text:p/>
        </draw:polygon>
        <draw:polygon draw:style-name="gr13" draw:text-style-name="P6" draw:layer="layout" svg:width="0.297cm" svg:height="0.149cm" svg:x="5.521cm" svg:y="7.9cm" svg:viewBox="0 0 298 150" draw:points="149,0 0,150 298,150">
          <text:p/>
        </draw:polygon>
        <draw:polygon draw:style-name="gr13" draw:text-style-name="P6" draw:layer="layout" svg:width="0.297cm" svg:height="0.148cm" svg:x="2.848cm" svg:y="5.227cm" svg:viewBox="0 0 298 149" draw:points="148,0 0,149 298,149">
          <text:p/>
        </draw:polygon>
        <draw:polygon draw:style-name="gr13" draw:text-style-name="P6" draw:layer="layout" svg:width="0.04cm" svg:height="0.06cm" svg:x="3.293cm" svg:y="5.612cm" svg:viewBox="0 0 41 61" draw:points="0,0 0,61 41,61">
          <text:p/>
        </draw:polygon>
        <draw:polygon draw:style-name="gr13" draw:text-style-name="P6" draw:layer="layout" svg:width="0.149cm" svg:height="0.298cm" svg:x="3.293cm" svg:y="6.563cm" svg:viewBox="0 0 150 299" draw:points="150,0 0,150 150,299">
          <text:p/>
        </draw:polygon>
        <draw:polygon draw:style-name="gr13" draw:text-style-name="P6" draw:layer="layout" svg:width="0.067cm" svg:height="0.085cm" svg:x="7.007cm" svg:y="8.261cm" svg:viewBox="0 0 68 86" draw:points="0,0 0,86 68,18">
          <text:p/>
        </draw:polygon>
        <draw:polygon draw:style-name="gr13" draw:text-style-name="P6" draw:layer="layout" svg:width="0.297cm" svg:height="0.149cm" svg:x="3.145cm" svg:y="6.563cm" svg:viewBox="0 0 298 150" draw:points="148,150 298,0 0,0">
          <text:p/>
        </draw:polygon>
        <draw:polygon draw:style-name="gr13" draw:text-style-name="P6" draw:layer="layout" svg:width="0.149cm" svg:height="0.297cm" svg:x="1.659cm" svg:y="1.811cm" svg:viewBox="0 0 150 298" draw:points="150,149 0,0 0,298">
          <text:p/>
        </draw:polygon>
        <draw:polygon draw:style-name="gr13" draw:text-style-name="P6" draw:layer="layout" svg:width="0.052cm" svg:height="0.053cm" svg:x="1.607cm" svg:y="2.352cm" svg:viewBox="0 0 53 54" draw:points="9,54 53,54 0,0">
          <text:p/>
        </draw:polygon>
        <draw:polygon draw:style-name="gr13" draw:text-style-name="P6" draw:layer="layout" svg:width="0.114cm" svg:height="0.115cm" svg:x="1.842cm" svg:y="3.478cm" svg:viewBox="0 0 115 116" draw:points="29,116 115,116 0,0">
          <text:p/>
        </draw:polygon>
        <draw:polygon draw:style-name="gr13" draw:text-style-name="P6" draw:layer="layout" svg:width="0.062cm" svg:height="0.11cm" svg:x="1.375cm" svg:y="0.783cm" svg:viewBox="0 0 63 111" draw:points="13,111 63,63 0,0">
          <text:p/>
        </draw:polygon>
        <draw:polygon draw:style-name="gr13" draw:text-style-name="P6" draw:layer="layout" svg:width="0.074cm" svg:height="0.148cm" svg:x="1.511cm" svg:y="0.771cm" svg:viewBox="0 0 75 149" draw:points="0,149 75,75 0,0">
          <text:p/>
        </draw:polygon>
        <draw:polygon draw:style-name="gr13" draw:text-style-name="P6" draw:layer="layout" svg:width="0.297cm" svg:height="0.298cm" svg:x="3.145cm" svg:y="5.969cm" svg:viewBox="0 0 298 299" draw:points="298,0 0,0 298,299">
          <text:p/>
        </draw:polygon>
        <draw:polygon draw:style-name="gr13" draw:text-style-name="P6" draw:layer="layout" svg:width="0.149cm" svg:height="0.149cm" svg:x="5.224cm" svg:y="7.603cm" svg:viewBox="0 0 150 150" draw:points="150,0 0,0 0,150">
          <text:p/>
        </draw:polygon>
        <draw:polygon draw:style-name="gr13" draw:text-style-name="P6" draw:layer="layout" svg:width="0.149cm" svg:height="0.298cm" svg:x="1.659cm" svg:y="1.513cm" svg:viewBox="0 0 150 299" draw:points="0,299 150,150 0,0">
          <text:p/>
        </draw:polygon>
        <draw:polygon draw:style-name="gr13" draw:text-style-name="P6" draw:layer="layout" svg:width="0.149cm" svg:height="0.149cm" svg:x="1.659cm" svg:y="1.959cm" svg:viewBox="0 0 150 150" draw:points="150,150 150,0 0,150">
          <text:p/>
        </draw:polygon>
        <draw:polygon draw:style-name="gr13" draw:text-style-name="P6" draw:layer="layout" svg:width="0.133cm" svg:height="0.133cm" svg:x="1.675cm" svg:y="2.717cm" svg:viewBox="0 0 134 134" draw:points="26,134 134,134 0,0">
          <text:p/>
        </draw:polygon>
        <draw:polygon draw:style-name="gr13" draw:text-style-name="P6" draw:layer="layout" svg:width="0.297cm" svg:height="0.148cm" svg:x="5.521cm" svg:y="8.346cm" svg:viewBox="0 0 298 149" draw:points="149,149 298,0 0,0">
          <text:p/>
        </draw:polygon>
        <draw:polygon draw:style-name="gr13" draw:text-style-name="P6" draw:layer="layout" svg:width="0.148cm" svg:height="0.297cm" svg:x="1.511cm" svg:y="1.216cm" svg:viewBox="0 0 149 298" draw:points="149,0 0,150 149,298">
          <text:p/>
        </draw:polygon>
        <draw:polygon draw:style-name="gr14" draw:text-style-name="P6" draw:layer="layout" svg:width="0.297cm" svg:height="0.297cm" svg:x="6.115cm" svg:y="8.346cm" svg:viewBox="0 0 298 298" draw:points="298,0 0,0 298,298">
          <text:p/>
        </draw:polygon>
        <draw:polygon draw:style-name="gr15" draw:text-style-name="P2" draw:layer="layout" svg:width="0.297cm" svg:height="0.297cm" svg:x="6.115cm" svg:y="8.346cm" svg:viewBox="0 0 298 298" draw:points="298,0 0,0 298,298">
          <text:p/>
        </draw:polygon>
        <draw:polygon draw:style-name="gr13" draw:text-style-name="P6" draw:layer="layout" svg:width="0.055cm" svg:height="0.054cm" svg:x="1.753cm" svg:y="3.093cm" svg:viewBox="0 0 56 55" draw:points="13,55 56,55 0,0">
          <text:p/>
        </draw:polygon>
        <draw:polygon draw:style-name="gr13" draw:text-style-name="P6" draw:layer="layout" svg:width="0.08cm" svg:height="0.028cm" svg:x="5.144cm" svg:y="8.346cm" svg:viewBox="0 0 81 29" draw:points="53,29 81,0 0,0">
          <text:p/>
        </draw:polygon>
        <draw:polygon draw:style-name="gr13" draw:text-style-name="P6" draw:layer="layout" svg:width="0.085cm" svg:height="0.069cm" svg:x="1.871cm" svg:y="3.593cm" svg:viewBox="0 0 86 70" draw:points="16,70 86,0 0,0">
          <text:p/>
        </draw:polygon>
        <draw:polygon draw:style-name="gr13" draw:text-style-name="P6" draw:layer="layout" svg:width="0.148cm" svg:height="0.148cm" svg:x="1.511cm" svg:y="1.365cm" svg:viewBox="0 0 149 149" draw:points="0,0 0,149 149,149">
          <text:p/>
        </draw:polygon>
        <draw:polygon draw:style-name="gr13" draw:text-style-name="P6" draw:layer="layout" svg:width="0.297cm" svg:height="0.148cm" svg:x="3.739cm" svg:y="7.158cm" svg:viewBox="0 0 298 149" draw:points="148,149 298,0 0,0">
          <text:p/>
        </draw:polygon>
        <draw:polygon draw:style-name="gr13" draw:text-style-name="P6" draw:layer="layout" svg:width="0.008cm" svg:height="0.008cm" svg:x="3.145cm" svg:y="5.375cm" svg:viewBox="0 0 9 9" draw:points="4,0 0,0 9,9">
          <text:p/>
        </draw:polygon>
        <draw:polygon draw:style-name="gr13" draw:text-style-name="P6" draw:layer="layout" svg:width="0.063cm" svg:height="0.1cm" svg:x="2.933cm" svg:y="6.267cm" svg:viewBox="0 0 64 101" draw:points="64,101 64,0 0,0">
          <text:p/>
        </draw:polygon>
        <draw:polygon draw:style-name="gr13" draw:text-style-name="P6" draw:layer="layout" svg:width="0.297cm" svg:height="0.297cm" svg:x="4.333cm" svg:y="7.158cm" svg:viewBox="0 0 298 298" draw:points="298,0 0,0 298,298">
          <text:p/>
        </draw:polygon>
        <draw:polygon draw:style-name="gr13" draw:text-style-name="P6" draw:layer="layout" svg:width="0.297cm" svg:height="0.297cm" svg:x="4.927cm" svg:y="7.752cm" svg:viewBox="0 0 298 298" draw:points="298,0 0,0 298,298">
          <text:p/>
        </draw:polygon>
        <draw:polygon draw:style-name="gr13" draw:text-style-name="P6" draw:layer="layout" svg:width="0.297cm" svg:height="0.148cm" svg:x="4.333cm" svg:y="7.752cm" svg:viewBox="0 0 298 149" draw:points="149,149 298,0 0,0">
          <text:p/>
        </draw:polygon>
        <draw:polygon draw:style-name="gr13" draw:text-style-name="P6" draw:layer="layout" svg:width="0.064cm" svg:height="0.106cm" svg:x="1.808cm" svg:y="1.62cm" svg:viewBox="0 0 65 107" draw:points="43,0 0,43 65,107">
          <text:p/>
        </draw:polygon>
        <draw:polygon draw:style-name="gr13" draw:text-style-name="P6" draw:layer="layout" svg:width="0.004cm" svg:height="0.004cm" svg:x="4.184cm" svg:y="6.708cm" svg:viewBox="0 0 5 5" draw:points="0,0 0,5 5,3">
          <text:p/>
        </draw:polygon>
        <draw:polygon draw:style-name="gr14" draw:text-style-name="P6" draw:layer="layout" svg:width="0.297cm" svg:height="0.297cm" svg:x="6.71cm" svg:y="8.346cm" svg:viewBox="0 0 298 298" draw:points="298,0 0,0 298,298">
          <text:p/>
        </draw:polygon>
        <draw:polygon draw:style-name="gr15" draw:text-style-name="P2" draw:layer="layout" svg:width="0.297cm" svg:height="0.297cm" svg:x="6.71cm" svg:y="8.346cm" svg:viewBox="0 0 298 298" draw:points="298,0 0,0 298,298">
          <text:p/>
        </draw:polygon>
        <draw:polygon draw:style-name="gr13" draw:text-style-name="P6" draw:layer="layout" svg:width="0.069cm" svg:height="0.069cm" svg:x="1.442cm" svg:y="1.296cm" svg:viewBox="0 0 70 70" draw:points="9,70 70,70 0,0">
          <text:p/>
        </draw:polygon>
        <draw:polygon draw:style-name="gr14" draw:text-style-name="P6" draw:layer="layout" svg:width="0.074cm" svg:height="0.037cm" svg:x="9.235cm" svg:y="8.606cm" svg:viewBox="0 0 75 38" draw:points="75,38 37,0 0,38">
          <text:p/>
        </draw:polygon>
        <draw:polygon draw:style-name="gr15" draw:text-style-name="P2" draw:layer="layout" svg:width="0.074cm" svg:height="0.037cm" svg:x="9.235cm" svg:y="8.606cm" svg:viewBox="0 0 75 38" draw:points="75,38 37,0 0,38">
          <text:p/>
        </draw:polygon>
        <draw:polygon draw:style-name="gr13" draw:text-style-name="P6" draw:layer="layout" svg:width="0.103cm" svg:height="0.124cm" svg:x="7.452cm" svg:y="8.37cm" svg:viewBox="0 0 104 125" draw:points="0,0 0,125 104,21">
          <text:p/>
        </draw:polygon>
        <draw:polygon draw:style-name="gr13" draw:text-style-name="P6" draw:layer="layout" svg:width="0.037cm" svg:height="0.058cm" svg:x="2.068cm" svg:y="4.298cm" svg:viewBox="0 0 38 59" draw:points="17,59 38,38 0,0">
          <text:p/>
        </draw:polygon>
        <draw:polygon draw:style-name="gr13" draw:text-style-name="P6" draw:layer="layout" svg:width="0.114cm" svg:height="0.114cm" svg:x="1.545cm" svg:y="1.994cm" svg:viewBox="0 0 115 115" draw:points="19,115 115,115 0,0">
          <text:p/>
        </draw:polygon>
        <draw:polygon draw:style-name="gr13" draw:text-style-name="P6" draw:layer="layout" svg:width="0.149cm" svg:height="0.297cm" svg:x="2.105cm" svg:y="4.187cm" svg:viewBox="0 0 150 298" draw:points="150,0 0,149 150,298">
          <text:p/>
        </draw:polygon>
        <draw:polygon draw:style-name="gr13" draw:text-style-name="P6" draw:layer="layout" svg:width="0.148cm" svg:height="0.297cm" svg:x="2.254cm" svg:y="3.593cm" svg:viewBox="0 0 149 298" draw:points="149,149 0,0 0,298">
          <text:p/>
        </draw:polygon>
        <draw:polygon draw:style-name="gr14" draw:text-style-name="P6" draw:layer="layout" svg:width="0.074cm" svg:height="0.037cm" svg:x="9.309cm" svg:y="8.606cm" svg:viewBox="0 0 75 38" draw:points="37,0 0,38 75,38">
          <text:p/>
        </draw:polygon>
        <draw:polygon draw:style-name="gr15" draw:text-style-name="P2" draw:layer="layout" svg:width="0.074cm" svg:height="0.037cm" svg:x="9.309cm" svg:y="8.606cm" svg:viewBox="0 0 75 38" draw:points="37,0 0,38 75,38">
          <text:p/>
        </draw:polygon>
        <draw:polygon draw:style-name="gr13" draw:text-style-name="P6" draw:layer="layout" svg:width="0.006cm" svg:height="0.007cm" svg:x="1.356cm" svg:y="0.622cm" svg:viewBox="0 0 7 8" draw:points="1,8 7,0 0,0">
          <text:p/>
        </draw:polygon>
        <draw:polygon draw:style-name="gr13" draw:text-style-name="P6" draw:layer="layout" svg:width="0.097cm" svg:height="0.145cm" svg:x="5.67cm" svg:y="7.755cm" svg:viewBox="0 0 98 146" draw:points="0,0 0,146 98,49">
          <text:p/>
        </draw:polygon>
        <draw:polygon draw:style-name="gr13" draw:text-style-name="P6" draw:layer="layout" svg:width="0.007cm" svg:height="0.004cm" svg:x="2.402cm" svg:y="3.737cm" svg:viewBox="0 0 8 5" draw:points="5,0 0,5 8,5">
          <text:p/>
        </draw:polygon>
        <draw:polygon draw:style-name="gr13" draw:text-style-name="P6" draw:layer="layout" svg:width="0.065cm" svg:height="0.034cm" svg:x="9.015cm" svg:y="8.572cm" svg:viewBox="0 0 66 35" draw:points="0,0 34,35 66,3">
          <text:p/>
        </draw:polygon>
        <draw:polygon draw:style-name="gr13" draw:text-style-name="P6" draw:layer="layout" svg:width="0.298cm" svg:height="0.297cm" svg:x="1.956cm" svg:y="3.296cm" svg:viewBox="0 0 299 298" draw:points="0,298 299,298 299,0">
          <text:p/>
        </draw:polygon>
        <draw:polygon draw:style-name="gr13" draw:text-style-name="P6" draw:layer="layout" svg:width="0.148cm" svg:height="0.149cm" svg:x="1.511cm" svg:y="1.513cm" svg:viewBox="0 0 149 150" draw:points="0,0 0,150 149,0">
          <text:p/>
        </draw:polygon>
        <draw:polygon draw:style-name="gr13" draw:text-style-name="P6" draw:layer="layout" svg:width="0.149cm" svg:height="0.142cm" svg:x="1.659cm" svg:y="1.371cm" svg:viewBox="0 0 150 143" draw:points="144,0 0,143 150,143 150,30">
          <text:p/>
        </draw:polygon>
        <draw:polygon draw:style-name="gr13" draw:text-style-name="P6" draw:layer="layout" svg:width="0.137cm" svg:height="0.148cm" svg:x="1.671cm" svg:y="2.702cm" svg:viewBox="0 0 138 149" draw:points="4,15 138,149 138,0 0,0">
          <text:p/>
        </draw:polygon>
        <draw:polygon draw:style-name="gr13" draw:text-style-name="P6" draw:layer="layout" svg:width="0.148cm" svg:height="0.213cm" svg:x="3.442cm" svg:y="6.861cm" svg:viewBox="0 0 149 214" draw:points="85,214 149,149 0,0 0,115">
          <text:p/>
        </draw:polygon>
        <draw:polygon draw:style-name="gr13" draw:text-style-name="P6" draw:layer="layout" svg:width="0.148cm" svg:height="0.145cm" svg:x="1.808cm" svg:y="2.111cm" svg:viewBox="0 0 149 146" draw:points="146,0 0,146 149,146 149,15">
          <text:p/>
        </draw:polygon>
        <draw:polygon draw:style-name="gr13" draw:text-style-name="P6" draw:layer="layout" svg:width="0.149cm" svg:height="0.094cm" svg:x="5.224cm" svg:y="7.509cm" svg:viewBox="0 0 150 95" draw:points="0,0 0,95 150,95 133,79">
          <text:p/>
        </draw:polygon>
        <draw:polygon draw:style-name="gr13" draw:text-style-name="P6" draw:layer="layout" svg:width="0.021cm" svg:height="0.074cm" svg:x="1.341cm" svg:y="0.474cm" svg:viewBox="0 0 22 75" draw:points="4,58 22,75 22,0 0,22">
          <text:p/>
        </draw:polygon>
        <draw:polygon draw:style-name="gr13" draw:text-style-name="P6" draw:layer="layout" svg:width="0.038cm" svg:height="0.026cm" svg:x="9.197cm" svg:y="8.58cm" svg:viewBox="0 0 39 27" draw:points="27,0 0,27 39,27 39,0">
          <text:p/>
        </draw:polygon>
        <draw:polygon draw:style-name="gr13" draw:text-style-name="P6" draw:layer="layout" svg:width="0.149cm" svg:height="0.129cm" svg:x="2.996cm" svg:y="6.267cm" svg:viewBox="0 0 150 130" draw:points="19,130 150,0 0,0 0,100">
          <text:p/>
        </draw:polygon>
        <draw:polygon draw:style-name="gr13" draw:text-style-name="P6" draw:layer="layout" svg:width="0.096cm" svg:height="0.297cm" svg:x="2.158cm" svg:y="4.484cm" svg:viewBox="0 0 97 298" draw:points="59,261 97,298 97,0 0,96">
          <text:p/>
        </draw:polygon>
        <draw:polygon draw:style-name="gr13" draw:text-style-name="P6" draw:layer="layout" svg:width="0.149cm" svg:height="0.072cm" svg:x="5.521cm" svg:y="8.494cm" svg:viewBox="0 0 150 73" draw:points="78,73 150,0 0,0 0,38">
          <text:p/>
        </draw:polygon>
        <draw:polygon draw:style-name="gr13" draw:text-style-name="P6" draw:layer="layout" svg:width="0.237cm" svg:height="0.148cm" svg:x="1.422cm" svg:y="1.068cm" svg:viewBox="0 0 238 149" draw:points="10,149 238,149 89,0 0,90">
          <text:p/>
        </draw:polygon>
        <draw:polygon draw:style-name="gr13" draw:text-style-name="P6" draw:layer="layout" svg:width="0.058cm" svg:height="0.149cm" svg:x="2.493cm" svg:y="5.375cm" svg:viewBox="0 0 59 150" draw:points="42,150 59,150 59,0 0,59">
          <text:p/>
        </draw:polygon>
        <draw:polygon draw:style-name="gr13" draw:text-style-name="P6" draw:layer="layout" svg:width="0.042cm" svg:height="0.149cm" svg:x="1.808cm" svg:y="1.513cm" svg:viewBox="0 0 43 150" draw:points="23,0 0,0 0,150 43,108">
          <text:p/>
        </draw:polygon>
        <draw:polygon draw:style-name="gr13" draw:text-style-name="P6" draw:layer="layout" svg:width="0.13cm" svg:height="0.296cm" svg:x="3.015cm" svg:y="6.267cm" svg:viewBox="0 0 131 297" draw:points="80,246 131,297 131,0 0,130">
          <text:p/>
        </draw:polygon>
        <draw:polygon draw:style-name="gr13" draw:text-style-name="P6" draw:layer="layout" svg:width="0.241cm" svg:height="0.148cm" svg:x="1.659cm" svg:y="1.811cm" svg:viewBox="0 0 242 149" draw:points="232,0 0,0 150,149 242,57">
          <text:p/>
        </draw:polygon>
        <draw:polygon draw:style-name="gr13" draw:text-style-name="P6" draw:layer="layout" svg:width="0.124cm" svg:height="0.297cm" svg:x="1.535cm" svg:y="1.811cm" svg:viewBox="0 0 125 298" draw:points="10,184 125,298 125,0 0,125">
          <text:p/>
        </draw:polygon>
        <draw:polygon draw:style-name="gr13" draw:text-style-name="P6" draw:layer="layout" svg:width="0.068cm" svg:height="0.037cm" svg:x="1.585cm" svg:y="0.474cm" svg:viewBox="0 0 69 38" draw:points="68,0 0,0 37,38 69,6">
          <text:p/>
        </draw:polygon>
        <draw:polygon draw:style-name="gr13" draw:text-style-name="P6" draw:layer="layout" svg:width="0.138cm" svg:height="0.149cm" svg:x="2.699cm" svg:y="4.781cm" svg:viewBox="0 0 139 150" draw:points="134,0 0,0 0,150 139,11">
          <text:p/>
        </draw:polygon>
        <draw:polygon draw:style-name="gr13" draw:text-style-name="P6" draw:layer="layout" svg:width="0.149cm" svg:height="0.149cm" svg:x="4.184cm" svg:y="6.712cm" svg:viewBox="0 0 150 150" draw:points="5,0 0,0 150,150 150,136">
          <text:p/>
        </draw:polygon>
        <draw:polygon draw:style-name="gr13" draw:text-style-name="P6" draw:layer="layout" svg:width="0.057cm" svg:height="0.149cm" svg:x="2.791cm" svg:y="5.969cm" svg:viewBox="0 0 58 150" draw:points="54,150 58,150 58,0 0,58">
          <text:p/>
        </draw:polygon>
        <draw:polygon draw:style-name="gr14" draw:text-style-name="P6" draw:layer="layout" svg:width="0.037cm" svg:height="0.071cm" svg:x="9.012cm" svg:y="8.572cm" svg:viewBox="0 0 38 72" draw:points="0,0 0,72 38,34 3,0">
          <text:p/>
        </draw:polygon>
        <draw:polygon draw:style-name="gr15" draw:text-style-name="P2" draw:layer="layout" svg:width="0.037cm" svg:height="0.071cm" svg:x="9.012cm" svg:y="8.572cm" svg:viewBox="0 0 38 72" draw:points="0,0 0,72 38,34 3,0">
          <text:p/>
        </draw:polygon>
        <draw:polygon draw:style-name="gr13" draw:text-style-name="P6" draw:layer="layout" svg:width="0.139cm" svg:height="0.149cm" svg:x="1.669cm" svg:y="2.553cm" svg:viewBox="0 0 140 150" draw:points="2,150 140,150 140,0 0,140">
          <text:p/>
        </draw:polygon>
        <draw:polygon draw:style-name="gr14" draw:text-style-name="P6" draw:layer="layout" svg:width="0.075cm" svg:height="0.096cm" svg:x="8.64cm" svg:y="8.547cm" svg:viewBox="0 0 76 97" draw:points="0,0 0,97 76,22 58,4">
          <text:p/>
        </draw:polygon>
        <draw:polygon draw:style-name="gr15" draw:text-style-name="P2" draw:layer="layout" svg:width="0.075cm" svg:height="0.096cm" svg:x="8.64cm" svg:y="8.547cm" svg:viewBox="0 0 76 97" draw:points="0,0 0,97 76,22 58,4">
          <text:p/>
        </draw:polygon>
        <draw:polygon draw:style-name="gr13" draw:text-style-name="P6" draw:layer="layout" svg:width="0.055cm" svg:height="0.148cm" svg:x="1.659cm" svg:y="0.771cm" svg:viewBox="0 0 56 149" draw:points="48,47 0,0 0,149 56,95">
          <text:p/>
        </draw:polygon>
        <draw:polygon draw:style-name="gr13" draw:text-style-name="P6" draw:layer="layout" svg:width="0.128cm" svg:height="0.297cm" svg:x="1.828cm" svg:y="3.296cm" svg:viewBox="0 0 129 298" draw:points="14,183 129,298 129,0 0,129">
          <text:p/>
        </draw:polygon>
        <draw:polygon draw:style-name="gr13" draw:text-style-name="P6" draw:layer="layout" svg:width="0.11cm" svg:height="0.148cm" svg:x="4.817cm" svg:y="8.049cm" svg:viewBox="0 0 111 149" draw:points="64,149 111,149 111,0 0,111">
          <text:p/>
        </draw:polygon>
        <draw:polygon draw:style-name="gr13" draw:text-style-name="P6" draw:layer="layout" svg:width="0.149cm" svg:height="0.149cm" svg:x="3.59cm" svg:y="6.118cm" svg:viewBox="0 0 150 150" draw:points="65,0 0,0 150,150 150,107">
          <text:p/>
        </draw:polygon>
        <draw:polygon draw:style-name="gr13" draw:text-style-name="P6" draw:layer="layout" svg:width="0.088cm" svg:height="0.148cm" svg:x="2.105cm" svg:y="2.999cm" svg:viewBox="0 0 89 149" draw:points="72,0 0,0 0,149 89,61">
          <text:p/>
        </draw:polygon>
        <draw:polygon draw:style-name="gr13" draw:text-style-name="P6" draw:layer="layout" svg:width="0.078cm" svg:height="0.297cm" svg:x="2.254cm" svg:y="3.296cm" svg:viewBox="0 0 79 298" draw:points="13,14 0,0 0,298 79,220">
          <text:p/>
        </draw:polygon>
        <draw:polygon draw:style-name="gr13" draw:text-style-name="P6" draw:layer="layout" svg:width="0.148cm" svg:height="0.207cm" svg:x="4.036cm" svg:y="7.455cm" svg:viewBox="0 0 149 208" draw:points="91,208 149,149 0,0 0,130">
          <text:p/>
        </draw:polygon>
        <draw:polygon draw:style-name="gr13" draw:text-style-name="P6" draw:layer="layout" svg:width="0.145cm" svg:height="0.148cm" svg:x="1.808cm" svg:y="2.108cm" svg:viewBox="0 0 146 149" draw:points="145,0 0,0 0,149 146,3">
          <text:p/>
        </draw:polygon>
        <draw:polygon draw:style-name="gr13" draw:text-style-name="P6" draw:layer="layout" svg:width="0.126cm" svg:height="0.148cm" svg:x="5.395cm" svg:y="8.346cm" svg:viewBox="0 0 127 149" draw:points="47,149 127,149 127,0 0,128">
          <text:p/>
        </draw:polygon>
        <draw:polygon draw:style-name="gr14" draw:text-style-name="P6" draw:layer="layout" svg:width="0.149cm" svg:height="0.204cm" svg:x="7.749cm" svg:y="8.439cm" svg:viewBox="0 0 150 205" draw:points="57,0 0,56 150,205 150,15">
          <text:p/>
        </draw:polygon>
        <draw:polygon draw:style-name="gr15" draw:text-style-name="P2" draw:layer="layout" svg:width="0.149cm" svg:height="0.204cm" svg:x="7.749cm" svg:y="8.439cm" svg:viewBox="0 0 150 205" draw:points="57,0 0,56 150,205 150,15">
          <text:p/>
        </draw:polygon>
        <draw:polygon draw:style-name="gr14" draw:text-style-name="P6" draw:layer="layout" svg:width="0.297cm" svg:height="0.129cm" svg:x="8.195cm" svg:y="8.514cm" svg:viewBox="0 0 298 130" draw:points="129,0 0,130 298,130 173,5">
          <text:p/>
        </draw:polygon>
        <draw:polygon draw:style-name="gr15" draw:text-style-name="P2" draw:layer="layout" svg:width="0.297cm" svg:height="0.129cm" svg:x="8.195cm" svg:y="8.514cm" svg:viewBox="0 0 298 130" draw:points="129,0 0,130 298,130 173,5">
          <text:p/>
        </draw:polygon>
        <draw:polygon draw:style-name="gr13" draw:text-style-name="P6" draw:layer="layout" svg:width="0.149cm" svg:height="0.149cm" svg:x="1.362cm" svg:y="0.622cm" svg:viewBox="0 0 150 150" draw:points="12,150 150,150 0,0 0,57">
          <text:p/>
        </draw:polygon>
        <draw:polygon draw:style-name="gr13" draw:text-style-name="P6" draw:layer="layout" svg:width="0.037cm" svg:height="0.068cm" svg:x="1.622cm" svg:y="0.48cm" svg:viewBox="0 0 38 69" draw:points="32,0 0,32 38,69 38,45">
          <text:p/>
        </draw:polygon>
        <draw:polygon draw:style-name="gr13" draw:text-style-name="P6" draw:layer="layout" svg:width="0.148cm" svg:height="0.297cm" svg:x="2.403cm" svg:y="5.078cm" svg:viewBox="0 0 149 298" draw:points="1,151 149,298 149,0 0,149">
          <text:p/>
        </draw:polygon>
        <draw:polygon draw:style-name="gr13" draw:text-style-name="P6" draw:layer="layout" svg:width="0.148cm" svg:height="0.189cm" svg:x="7.898cm" svg:y="8.454cm" svg:viewBox="0 0 149 190" draw:points="0,0 0,190 149,40 129,20">
          <text:p/>
        </draw:polygon>
        <draw:polygon draw:style-name="gr13" draw:text-style-name="P6" draw:layer="layout" svg:width="0.123cm" svg:height="0.074cm" svg:x="1.388cm" svg:y="0.845cm" svg:viewBox="0 0 124 75" draw:points="4,75 124,75 50,0 0,49">
          <text:p/>
        </draw:polygon>
        <draw:polygon draw:style-name="gr13" draw:text-style-name="P6" draw:layer="layout" svg:width="0.22cm" svg:height="0.148cm" svg:x="2.034cm" svg:y="4.187cm" svg:viewBox="0 0 221 149" draw:points="34,112 72,149 221,0 0,0">
          <text:p/>
        </draw:polygon>
        <draw:polygon draw:style-name="gr13" draw:text-style-name="P6" draw:layer="layout" svg:width="0.148cm" svg:height="0.149cm" svg:x="4.482cm" svg:y="7.009cm" svg:viewBox="0 0 149 150" draw:points="40,0 0,0 149,150 149,90">
          <text:p/>
        </draw:polygon>
        <draw:polygon draw:style-name="gr13" draw:text-style-name="P6" draw:layer="layout" svg:width="0.148cm" svg:height="0.149cm" svg:x="5.967cm" svg:y="7.9cm" svg:viewBox="0 0 149 150" draw:points="13,0 0,0 149,150 149,59">
          <text:p/>
        </draw:polygon>
        <draw:polygon draw:style-name="gr14" draw:text-style-name="P6" draw:layer="layout" svg:width="0.074cm" svg:height="0.089cm" svg:x="8.715cm" svg:y="8.554cm" svg:viewBox="0 0 75 90" draw:points="15,0 0,15 75,90 75,4">
          <text:p/>
        </draw:polygon>
        <draw:polygon draw:style-name="gr15" draw:text-style-name="P2" draw:layer="layout" svg:width="0.074cm" svg:height="0.089cm" svg:x="8.715cm" svg:y="8.554cm" svg:viewBox="0 0 75 90" draw:points="15,0 0,15 75,90 75,4">
          <text:p/>
        </draw:polygon>
        <draw:polygon draw:style-name="gr13" draw:text-style-name="P6" draw:layer="layout" svg:width="0.148cm" svg:height="0.149cm" svg:x="2.254cm" svg:y="4.781cm" svg:viewBox="0 0 149 150" draw:points="30,150 149,150 0,0 0,68">
          <text:p/>
        </draw:polygon>
        <draw:polygon draw:style-name="gr13" draw:text-style-name="P6" draw:layer="layout" svg:width="0.112cm" svg:height="0.074cm" svg:x="2.587cm" svg:y="5.598cm" svg:viewBox="0 0 113 75" draw:points="19,75 113,75 39,0 0,38">
          <text:p/>
        </draw:polygon>
        <draw:polygon draw:style-name="gr13" draw:text-style-name="P6" draw:layer="layout" svg:width="0.053cm" svg:height="0.148cm" svg:x="1.458cm" svg:y="1.365cm" svg:viewBox="0 0 54 149" draw:points="14,149 54,149 54,0 0,54">
          <text:p/>
        </draw:polygon>
        <draw:polygon draw:style-name="gr13" draw:text-style-name="P6" draw:layer="layout" svg:width="0.148cm" svg:height="0.149cm" svg:x="4.779cm" svg:y="7.306cm" svg:viewBox="0 0 149 150" draw:points="134,0 0,0 149,150 149,11">
          <text:p/>
        </draw:polygon>
        <draw:polygon draw:style-name="gr13" draw:text-style-name="P6" draw:layer="layout" svg:width="0.148cm" svg:height="0.114cm" svg:x="3.145cm" svg:y="5.558cm" svg:viewBox="0 0 149 115" draw:points="115,0 0,115 149,115 149,54">
          <text:p/>
        </draw:polygon>
        <draw:polygon draw:style-name="gr13" draw:text-style-name="P6" draw:layer="layout" svg:width="0.149cm" svg:height="0.149cm" svg:x="2.105cm" svg:y="4.335cm" svg:viewBox="0 0 150 150" draw:points="22,150 150,150 0,0 0,84">
          <text:p/>
        </draw:polygon>
        <draw:polygon draw:style-name="gr13" draw:text-style-name="P6" draw:layer="layout" svg:width="0.083cm" svg:height="0.149cm" svg:x="3.293cm" svg:y="5.672cm" svg:viewBox="0 0 84 150" draw:points="41,0 0,0 0,150 84,67">
          <text:p/>
        </draw:polygon>
        <draw:polygon draw:style-name="gr13" draw:text-style-name="P6" draw:layer="layout" svg:width="0.053cm" svg:height="0.149cm" svg:x="1.956cm" svg:y="2.256cm" svg:viewBox="0 0 54 150" draw:points="30,0 0,0 0,150 54,97">
          <text:p/>
        </draw:polygon>
        <draw:polygon draw:style-name="gr13" draw:text-style-name="P6" draw:layer="layout" svg:width="0.083cm" svg:height="0.149cm" svg:x="2.402cm" svg:y="3.89cm" svg:viewBox="0 0 84 150" draw:points="60,0 0,0 0,150 84,67">
          <text:p/>
        </draw:polygon>
        <draw:polygon draw:style-name="gr13" draw:text-style-name="P6" draw:layer="layout" svg:width="0.148cm" svg:height="0.128cm" svg:x="1.808cm" svg:y="3.296cm" svg:viewBox="0 0 149 129" draw:points="20,129 149,0 0,0 0,43">
          <text:p/>
        </draw:polygon>
        <draw:polygon draw:style-name="gr13" draw:text-style-name="P6" draw:layer="layout" svg:width="0.036cm" svg:height="0.149cm" svg:x="1.772cm" svg:y="3.147cm" svg:viewBox="0 0 37 150" draw:points="26,150 37,150 37,0 0,37">
          <text:p/>
        </draw:polygon>
        <draw:polygon draw:style-name="gr13" draw:text-style-name="P6" draw:layer="layout" svg:width="0.297cm" svg:height="0.067cm" svg:x="7.007cm" svg:y="8.279cm" svg:viewBox="0 0 298 68" draw:points="67,0 0,68 298,68 285,54">
          <text:p/>
        </draw:polygon>
        <draw:polygon draw:style-name="gr14" draw:text-style-name="P6" draw:layer="layout" svg:width="0.037cm" svg:height="0.068cm" svg:x="9.086cm" svg:y="8.575cm" svg:viewBox="0 0 38 69" draw:points="0,0 0,69 38,32 6,0">
          <text:p/>
        </draw:polygon>
        <draw:polygon draw:style-name="gr15" draw:text-style-name="P2" draw:layer="layout" svg:width="0.037cm" svg:height="0.068cm" svg:x="9.086cm" svg:y="8.575cm" svg:viewBox="0 0 38 69" draw:points="0,0 0,69 38,32 6,0">
          <text:p/>
        </draw:polygon>
        <draw:polygon draw:style-name="gr14" draw:text-style-name="P6" draw:layer="layout" svg:width="0.035cm" svg:height="0.074cm" svg:x="1.327cm" svg:y="0.325cm" svg:viewBox="0 0 36 75" draw:points="0,40 36,75 36,0 0,37">
          <text:p/>
        </draw:polygon>
        <draw:polygon draw:style-name="gr15" draw:text-style-name="P2" draw:layer="layout" svg:width="0.035cm" svg:height="0.074cm" svg:x="1.327cm" svg:y="0.325cm" svg:viewBox="0 0 36 75" draw:points="0,40 36,75 36,0 0,37">
          <text:p/>
        </draw:polygon>
        <draw:polygon draw:style-name="gr13" draw:text-style-name="P6" draw:layer="layout" svg:width="0.143cm" svg:height="0.149cm" svg:x="4.636cm" svg:y="7.9cm" svg:viewBox="0 0 144 150" draw:points="8,150 144,150 144,0 0,144">
          <text:p/>
        </draw:polygon>
        <draw:polygon draw:style-name="gr13" draw:text-style-name="P6" draw:layer="layout" svg:width="0.148cm" svg:height="0.13cm" svg:x="6.264cm" svg:y="8.067cm" svg:viewBox="0 0 149 131" draw:points="132,0 0,131 149,131 149,6">
          <text:p/>
        </draw:polygon>
        <draw:polygon draw:style-name="gr13" draw:text-style-name="P6" draw:layer="layout" svg:width="0.149cm" svg:height="0.072cm" svg:x="4.927cm" svg:y="8.197cm" svg:viewBox="0 0 150 73" draw:points="78,73 150,0 0,0 0,29">
          <text:p/>
        </draw:polygon>
        <draw:polygon draw:style-name="gr14" draw:text-style-name="P6" draw:layer="layout" svg:width="0.049cm" svg:height="0.074cm" svg:x="1.585cm" svg:y="0.325cm" svg:viewBox="0 0 50 75" draw:points="46,0 0,0 0,75 50,27">
          <text:p/>
        </draw:polygon>
        <draw:polygon draw:style-name="gr15" draw:text-style-name="P2" draw:layer="layout" svg:width="0.049cm" svg:height="0.074cm" svg:x="1.585cm" svg:y="0.325cm" svg:viewBox="0 0 50 75" draw:points="46,0 0,0 0,75 50,27">
          <text:p/>
        </draw:polygon>
        <draw:polygon draw:style-name="gr13" draw:text-style-name="P6" draw:layer="layout" svg:width="0.148cm" svg:height="0.114cm" svg:x="5.076cm" svg:y="7.489cm" svg:viewBox="0 0 149 115" draw:points="115,0 0,115 149,115 149,20">
          <text:p/>
        </draw:polygon>
        <draw:polygon draw:style-name="gr13" draw:text-style-name="P6" draw:layer="layout" svg:width="0.069cm" svg:height="0.297cm" svg:x="1.887cm" svg:y="3.593cm" svg:viewBox="0 0 70 298" draw:points="59,286 70,298 70,0 0,69">
          <text:p/>
        </draw:polygon>
        <draw:polygon draw:style-name="gr13" draw:text-style-name="P6" draw:layer="layout" svg:width="0.149cm" svg:height="0.203cm" svg:x="6.561cm" svg:y="8.143cm" svg:viewBox="0 0 150 204" draw:points="55,0 0,55 150,204 150,30">
          <text:p/>
        </draw:polygon>
        <draw:polygon draw:style-name="gr13" draw:text-style-name="P6" draw:layer="layout" svg:width="0.148cm" svg:height="0.149cm" svg:x="5.076cm" svg:y="8.197cm" svg:viewBox="0 0 149 150" draw:points="69,150 149,150 0,0 0,113">
          <text:p/>
        </draw:polygon>
        <draw:polygon draw:style-name="gr13" draw:text-style-name="P6" draw:layer="layout" svg:width="0.297cm" svg:height="0.132cm" svg:x="6.71cm" svg:y="8.214cm" svg:viewBox="0 0 298 133" draw:points="132,0 0,133 298,133 178,13">
          <text:p/>
        </draw:polygon>
        <draw:polygon draw:style-name="gr13" draw:text-style-name="P6" draw:layer="layout" svg:width="0.148cm" svg:height="0.11cm" svg:x="4.779cm" svg:y="8.049cm" svg:viewBox="0 0 149 111" draw:points="39,111 149,0 0,0 0,87">
          <text:p/>
        </draw:polygon>
        <draw:polygon draw:style-name="gr14" draw:text-style-name="P6" draw:layer="layout" svg:width="0.148cm" svg:height="0.149cm" svg:x="5.67cm" svg:y="8.494cm" svg:viewBox="0 0 149 150" draw:points="113,150 149,150 0,0 0,104">
          <text:p/>
        </draw:polygon>
        <draw:polygon draw:style-name="gr15" draw:text-style-name="P2" draw:layer="layout" svg:width="0.148cm" svg:height="0.149cm" svg:x="5.67cm" svg:y="8.494cm" svg:viewBox="0 0 149 150" draw:points="113,150 149,150 0,0 0,104">
          <text:p/>
        </draw:polygon>
        <draw:polygon draw:style-name="gr13" draw:text-style-name="P6" draw:layer="layout" svg:width="0.297cm" svg:height="0.127cm" svg:x="5.224cm" svg:y="8.346cm" svg:viewBox="0 0 298 128" draw:points="171,128 298,0 0,0 83,84">
          <text:p/>
        </draw:polygon>
        <draw:polygon draw:style-name="gr13" draw:text-style-name="P6" draw:layer="layout" svg:width="0.148cm" svg:height="0.149cm" svg:x="3.442cm" svg:y="5.969cm" svg:viewBox="0 0 149 150" draw:points="100,0 0,0 149,150 149,68">
          <text:p/>
        </draw:polygon>
        <draw:polygon draw:style-name="gr13" draw:text-style-name="P6" draw:layer="layout" svg:width="0.137cm" svg:height="0.074cm" svg:x="1.374cm" svg:y="0.771cm" svg:viewBox="0 0 138 75" draw:points="1,13 63,75 138,0 0,0">
          <text:p/>
        </draw:polygon>
        <draw:polygon draw:style-name="gr13" draw:text-style-name="P6" draw:layer="layout" svg:width="0.037cm" svg:height="0.029cm" svg:x="9.123cm" svg:y="8.577cm" svg:viewBox="0 0 38 30" draw:points="29,0 0,30 38,30 38,1">
          <text:p/>
        </draw:polygon>
        <draw:polygon draw:style-name="gr13" draw:text-style-name="P6" draw:layer="layout" svg:width="0.149cm" svg:height="0.149cm" svg:x="3.887cm" svg:y="7.306cm" svg:viewBox="0 0 150 150" draw:points="7,150 150,150 0,0 0,144">
          <text:p/>
        </draw:polygon>
        <draw:polygon draw:style-name="gr13" draw:text-style-name="P6" draw:layer="layout" svg:width="0.074cm" svg:height="0.005cm" svg:x="8.863cm" svg:y="8.564cm" svg:viewBox="0 0 75 6" draw:points="5,0 0,6 75,6 75,5">
          <text:p/>
        </draw:polygon>
        <draw:polygon draw:style-name="gr13" draw:text-style-name="P6" draw:layer="layout" svg:width="0.148cm" svg:height="0.093cm" svg:x="7.601cm" svg:y="8.401cm" svg:viewBox="0 0 149 94" draw:points="0,0 0,94 149,94 68,12">
          <text:p/>
        </draw:polygon>
        <draw:polygon draw:style-name="gr13" draw:text-style-name="P6" draw:layer="layout" svg:width="0.037cm" svg:height="0.148cm" svg:x="1.622cm" svg:y="2.405cm" svg:viewBox="0 0 38 149" draw:points="21,149 38,149 38,0 0,38">
          <text:p/>
        </draw:polygon>
        <draw:polygon draw:style-name="gr13" draw:text-style-name="P6" draw:layer="layout" svg:width="0.149cm" svg:height="0.065cm" svg:x="6.115cm" svg:y="7.984cm" svg:viewBox="0 0 150 66" draw:points="66,0 0,66 150,66 150,33">
          <text:p/>
        </draw:polygon>
        <draw:polygon draw:style-name="gr14" draw:text-style-name="P6" draw:layer="layout" svg:width="0.074cm" svg:height="0.085cm" svg:x="8.789cm" svg:y="8.558cm" svg:viewBox="0 0 75 86" draw:points="0,0 0,86 75,11 69,5">
          <text:p/>
        </draw:polygon>
        <draw:polygon draw:style-name="gr15" draw:text-style-name="P2" draw:layer="layout" svg:width="0.074cm" svg:height="0.085cm" svg:x="8.789cm" svg:y="8.558cm" svg:viewBox="0 0 75 86" draw:points="0,0 0,86 75,11 69,5">
          <text:p/>
        </draw:polygon>
        <draw:polygon draw:style-name="gr13" draw:text-style-name="P6" draw:layer="layout" svg:width="0.148cm" svg:height="0.148cm" svg:x="3.739cm" svg:y="7.158cm" svg:viewBox="0 0 149 149" draw:points="3,149 149,149 0,0 0,146">
          <text:p/>
        </draw:polygon>
        <draw:polygon draw:style-name="gr14" draw:text-style-name="P6" draw:layer="layout" svg:width="0.037cm" svg:height="0.06cm" svg:x="9.346cm" svg:y="8.583cm" svg:viewBox="0 0 38 61" draw:points="23,0 0,23 38,61 38,0">
          <text:p/>
        </draw:polygon>
        <draw:polygon draw:style-name="gr15" draw:text-style-name="P2" draw:layer="layout" svg:width="0.037cm" svg:height="0.06cm" svg:x="9.346cm" svg:y="8.583cm" svg:viewBox="0 0 38 61" draw:points="23,0 0,23 38,61 38,0">
          <text:p/>
        </draw:polygon>
        <draw:polygon draw:style-name="gr13" draw:text-style-name="P6" draw:layer="layout" svg:width="0.149cm" svg:height="0.149cm" svg:x="2.105cm" svg:y="3.147cm" svg:viewBox="0 0 150 150" draw:points="115,0 0,0 150,150 150,119">
          <text:p/>
        </draw:polygon>
        <draw:polygon draw:style-name="gr13" draw:text-style-name="P6" draw:layer="layout" svg:width="0.149cm" svg:height="0.149cm" svg:x="3.293cm" svg:y="6.712cm" svg:viewBox="0 0 150 150" draw:points="57,150 150,150 0,0 0,79">
          <text:p/>
        </draw:polygon>
        <draw:polygon draw:style-name="gr13" draw:text-style-name="P6" draw:layer="layout" svg:width="0.088cm" svg:height="0.148cm" svg:x="2.848cm" svg:y="4.93cm" svg:viewBox="0 0 89 149" draw:points="59,0 0,0 0,149 89,61">
          <text:p/>
        </draw:polygon>
        <draw:polygon draw:style-name="gr13" draw:text-style-name="P6" draw:layer="layout" svg:width="0.028cm" svg:height="0.075cm" svg:x="1.334cm" svg:y="0.399cm" svg:viewBox="0 0 29 76" draw:points="2,49 29,76 29,0 0,30">
          <text:p/>
        </draw:polygon>
        <draw:polygon draw:style-name="gr13" draw:text-style-name="P6" draw:layer="layout" svg:width="0.148cm" svg:height="0.148cm" svg:x="7.304cm" svg:y="8.346cm" svg:viewBox="0 0 149 149" draw:points="43,0 0,0 149,149 149,25">
          <text:p/>
        </draw:polygon>
        <draw:polygon draw:style-name="gr13" draw:text-style-name="P6" draw:layer="layout" svg:width="0.149cm" svg:height="0.148cm" svg:x="5.521cm" svg:y="7.752cm" svg:viewBox="0 0 150 149" draw:points="143,0 0,0 150,149 150,3">
          <text:p/>
        </draw:polygon>
        <draw:polygon draw:style-name="gr14" draw:text-style-name="P6" draw:layer="layout" svg:width="0.075cm" svg:height="0.072cm" svg:x="8.937cm" svg:y="8.571cm" svg:viewBox="0 0 76 73" draw:points="73,0 0,73 76,73 76,1">
          <text:p/>
        </draw:polygon>
        <draw:polygon draw:style-name="gr15" draw:text-style-name="P2" draw:layer="layout" svg:width="0.075cm" svg:height="0.072cm" svg:x="8.937cm" svg:y="8.571cm" svg:viewBox="0 0 76 73" draw:points="73,0 0,73 76,73 76,1">
          <text:p/>
        </draw:polygon>
        <draw:polygon draw:style-name="gr13" draw:text-style-name="P6" draw:layer="layout" svg:width="0.037cm" svg:height="0.028cm" svg:x="9.16cm" svg:y="8.578cm" svg:viewBox="0 0 38 29" draw:points="0,0 0,29 38,29 10,0">
          <text:p/>
        </draw:polygon>
        <draw:polygon draw:style-name="gr13" draw:text-style-name="P6" draw:layer="layout" svg:width="0.013cm" svg:height="0.074cm" svg:x="1.349cm" svg:y="0.548cm" svg:viewBox="0 0 14 75" draw:points="6,68 14,75 14,0 0,14">
          <text:p/>
        </draw:polygon>
        <draw:polygon draw:style-name="gr13" draw:text-style-name="P6" draw:layer="layout" svg:width="0.089cm" svg:height="0.149cm" svg:x="1.659cm" svg:y="0.919cm" svg:viewBox="0 0 90 150" draw:points="79,79 0,0 0,150 90,150">
          <text:p/>
        </draw:polygon>
        <draw:polygon draw:style-name="gr13" draw:text-style-name="P6" draw:layer="layout" svg:width="0.014cm" svg:height="0.074cm" svg:x="1.659cm" svg:y="0.548cm" svg:viewBox="0 0 15 75" draw:points="5,4 0,0 0,75 15,62">
          <text:p/>
        </draw:polygon>
        <draw:polygon draw:style-name="gr13" draw:text-style-name="P6" draw:layer="layout" svg:width="0.148cm" svg:height="0.14cm" svg:x="4.482cm" svg:y="7.9cm" svg:viewBox="0 0 149 141" draw:points="149,141 149,0 0,0 119,120">
          <text:p/>
        </draw:polygon>
        <draw:polygon draw:style-name="gr13" draw:text-style-name="P6" draw:layer="layout" svg:width="0.024cm" svg:height="0.075cm" svg:x="1.659cm" svg:y="0.622cm" svg:viewBox="0 0 25 76" draw:points="20,19 0,0 0,76 25,52">
          <text:p/>
        </draw:polygon>
        <draw:polygon draw:style-name="gr13" draw:text-style-name="P6" draw:layer="layout" svg:width="0.149cm" svg:height="0.073cm" svg:x="5.818cm" svg:y="7.827cm" svg:viewBox="0 0 150 74" draw:points="0,0 0,74 150,74 139,64">
          <text:p/>
        </draw:polygon>
        <draw:polygon draw:style-name="gr13" draw:text-style-name="P6" draw:layer="layout" svg:width="0.149cm" svg:height="0.082cm" svg:x="4.927cm" svg:y="7.373cm" svg:viewBox="0 0 150 83" draw:points="83,0 0,83 150,83 150,44">
          <text:p/>
        </draw:polygon>
        <draw:polygon draw:style-name="gr13" draw:text-style-name="P6" draw:layer="layout" svg:width="0.114cm" svg:height="0.148cm" svg:x="5.076cm" svg:y="7.455cm" svg:viewBox="0 0 115 149" draw:points="61,0 0,0 0,149 115,35">
          <text:p/>
        </draw:polygon>
        <draw:polygon draw:style-name="gr14" draw:text-style-name="P6" draw:layer="layout" svg:width="0.148cm" svg:height="0.101cm" svg:x="8.492cm" svg:y="8.542cm" svg:viewBox="0 0 149 102" draw:points="102,0 0,102 149,102 149,5">
          <text:p/>
        </draw:polygon>
        <draw:polygon draw:style-name="gr15" draw:text-style-name="P2" draw:layer="layout" svg:width="0.148cm" svg:height="0.101cm" svg:x="8.492cm" svg:y="8.542cm" svg:viewBox="0 0 149 102" draw:points="102,0 0,102 149,102 149,5">
          <text:p/>
        </draw:polygon>
        <draw:polygon draw:style-name="gr13" draw:text-style-name="P6" draw:layer="layout" svg:width="0.149cm" svg:height="0.148cm" svg:x="2.699cm" svg:y="5.821cm" svg:viewBox="0 0 150 149" draw:points="62,149 150,149 0,0 0,36">
          <text:p/>
        </draw:polygon>
        <draw:polygon draw:style-name="gr13" draw:text-style-name="P6" draw:layer="layout" svg:width="0.148cm" svg:height="0.149cm" svg:x="4.036cm" svg:y="6.563cm" svg:viewBox="0 0 149 150" draw:points="5,0 0,0 149,150 149,146">
          <text:p/>
        </draw:polygon>
        <draw:polygon draw:style-name="gr13" draw:text-style-name="P6" draw:layer="layout" svg:width="0.149cm" svg:height="0.148cm" svg:x="4.63cm" svg:y="7.158cm" svg:viewBox="0 0 150 149" draw:points="79,0 0,0 150,149 150,54">
          <text:p/>
        </draw:polygon>
        <draw:polygon draw:style-name="gr14" draw:text-style-name="P6" draw:layer="layout" svg:width="0.037cm" svg:height="0.068cm" svg:x="9.049cm" svg:y="8.575cm" svg:viewBox="0 0 38 69" draw:points="31,0 0,32 38,69 38,0">
          <text:p/>
        </draw:polygon>
        <draw:polygon draw:style-name="gr15" draw:text-style-name="P2" draw:layer="layout" svg:width="0.037cm" svg:height="0.068cm" svg:x="9.049cm" svg:y="8.575cm" svg:viewBox="0 0 38 69" draw:points="31,0 0,32 38,69 38,0">
          <text:p/>
        </draw:polygon>
        <draw:polygon draw:style-name="gr13" draw:text-style-name="P6" draw:layer="layout" svg:width="0.148cm" svg:height="0.149cm" svg:x="2.551cm" svg:y="4.484cm" svg:viewBox="0 0 149 150" draw:points="147,0 0,0 149,150 149,6">
          <text:p/>
        </draw:polygon>
        <draw:polygon draw:style-name="gr13" draw:text-style-name="P6" draw:layer="layout" svg:width="0.059cm" svg:height="0.149cm" svg:x="2.402cm" svg:y="3.741cm" svg:viewBox="0 0 60 150" draw:points="10,10 0,0 0,150 60,150">
          <text:p/>
        </draw:polygon>
        <draw:polygon draw:style-name="gr13" draw:text-style-name="P6" draw:layer="layout" svg:width="0.227cm" svg:height="0.149cm" svg:x="1.432cm" svg:y="1.216cm" svg:viewBox="0 0 228 150" draw:points="10,81 80,150 228,0 0,0">
          <text:p/>
        </draw:polygon>
        <draw:polygon draw:style-name="gr13" draw:text-style-name="P6" draw:layer="layout" svg:width="0.149cm" svg:height="0.148cm" svg:x="4.333cm" svg:y="6.861cm" svg:viewBox="0 0 150 149" draw:points="15,0 0,0 150,149 150,117">
          <text:p/>
        </draw:polygon>
        <draw:polygon draw:style-name="gr13" draw:text-style-name="P6" draw:layer="layout" svg:width="0.148cm" svg:height="0.148cm" svg:x="3.739cm" svg:y="6.267cm" svg:viewBox="0 0 149 149" draw:points="37,0 0,0 149,149 149,131">
          <text:p/>
        </draw:polygon>
        <draw:polygon draw:style-name="gr13" draw:text-style-name="P6" draw:layer="layout" svg:width="0.131cm" svg:height="0.148cm" svg:x="6.264cm" svg:y="8.049cm" svg:viewBox="0 0 132 149" draw:points="85,0 0,0 0,149 132,19">
          <text:p/>
        </draw:polygon>
        <draw:polygon draw:style-name="gr13" draw:text-style-name="P6" draw:layer="layout" svg:width="0.149cm" svg:height="0.148cm" svg:x="1.956cm" svg:y="2.702cm" svg:viewBox="0 0 150 149" draw:points="140,0 0,0 150,149 150,38">
          <text:p/>
        </draw:polygon>
        <draw:polygon draw:style-name="gr13" draw:text-style-name="P6" draw:layer="layout" svg:width="0.148cm" svg:height="0.149cm" svg:x="3.145cm" svg:y="6.563cm" svg:viewBox="0 0 149 150" draw:points="91,150 149,150 0,0 0,26">
          <text:p/>
        </draw:polygon>
        <draw:polygon draw:style-name="gr13" draw:text-style-name="P6" draw:layer="layout" svg:width="0.231cm" svg:height="0.149cm" svg:x="1.659cm" svg:y="1.662cm" svg:viewBox="0 0 232 150" draw:points="214,65 150,0 0,150 232,150">
          <text:p/>
        </draw:polygon>
        <draw:polygon draw:style-name="gr13" draw:text-style-name="P6" draw:layer="layout" svg:width="0.093cm" svg:height="0.149cm" svg:x="2.606cm" svg:y="5.672cm" svg:viewBox="0 0 94 150" draw:points="58,113 94,150 94,0 0,0">
          <text:p/>
        </draw:polygon>
        <draw:polygon draw:style-name="gr13" draw:text-style-name="P6" draw:layer="layout" svg:width="0.039cm" svg:height="0.149cm" svg:x="1.472cm" svg:y="1.513cm" svg:viewBox="0 0 40 150" draw:points="18,129 40,150 40,0 0,0">
          <text:p/>
        </draw:polygon>
        <draw:polygon draw:style-name="gr13" draw:text-style-name="P6" draw:layer="layout" svg:width="0.149cm" svg:height="0.138cm" svg:x="2.699cm" svg:y="4.792cm" svg:viewBox="0 0 150 139" draw:points="139,0 0,139 150,139 150,21">
          <text:p/>
        </draw:polygon>
        <draw:polygon draw:style-name="gr13" draw:text-style-name="P6" draw:layer="layout" svg:width="0.075cm" svg:height="0.148cm" svg:x="1.733cm" svg:y="2.999cm" svg:viewBox="0 0 76 149" draw:points="20,95 76,149 76,0 0,0">
          <text:p/>
        </draw:polygon>
        <draw:polygon draw:style-name="gr13" draw:text-style-name="P6" draw:layer="layout" svg:width="0.133cm" svg:height="0.148cm" svg:x="2.699cm" svg:y="4.633cm" svg:viewBox="0 0 134 149" draw:points="122,121 0,0 0,149 134,149">
          <text:p/>
        </draw:polygon>
        <draw:polygon draw:style-name="gr13" draw:text-style-name="P6" draw:layer="layout" svg:width="0.149cm" svg:height="0.148cm" svg:x="2.402cm" svg:y="5.078cm" svg:viewBox="0 0 150 149" draw:points="1,149 150,0 0,0 0,148">
          <text:p/>
        </draw:polygon>
        <draw:polygon draw:style-name="gr13" draw:text-style-name="P6" draw:layer="layout" svg:width="0.164cm" svg:height="0.149cm" svg:x="1.495cm" svg:y="1.662cm" svg:viewBox="0 0 165 150" draw:points="23,150 165,150 16,0 0,16">
          <text:p/>
        </draw:polygon>
        <draw:polygon draw:style-name="gr13" draw:text-style-name="P6" draw:layer="layout" svg:width="0.148cm" svg:height="0.148cm" svg:x="2.254cm" svg:y="3.593cm" svg:viewBox="0 0 149 149" draw:points="105,0 0,0 149,149 149,133">
          <text:p/>
        </draw:polygon>
        <draw:polygon draw:style-name="gr13" draw:text-style-name="P6" draw:layer="layout" svg:width="0.067cm" svg:height="0.075cm" svg:x="1.585cm" svg:y="0.399cm" svg:viewBox="0 0 68 76" draw:points="67,67 0,0 0,76 68,76">
          <text:p/>
        </draw:polygon>
        <draw:polygon draw:style-name="gr13" draw:text-style-name="P6" draw:layer="layout" svg:width="0.096cm" svg:height="0.149cm" svg:x="2.9cm" svg:y="6.118cm" svg:viewBox="0 0 97 150" draw:points="33,150 97,150 97,0 0,97">
          <text:p/>
        </draw:polygon>
        <draw:polygon draw:style-name="gr13" draw:text-style-name="P6" draw:layer="layout" svg:width="0.037cm" svg:height="0.024cm" svg:x="9.272cm" svg:y="8.582cm" svg:viewBox="0 0 38 25" draw:points="24,0 0,25 38,25 38,0">
          <text:p/>
        </draw:polygon>
        <draw:polygon draw:style-name="gr13" draw:text-style-name="P6" draw:layer="layout" svg:width="0.071cm" svg:height="0.149cm" svg:x="2.105cm" svg:y="2.85cm" svg:viewBox="0 0 72 150" draw:points="42,43 0,0 0,150 72,150">
          <text:p/>
        </draw:polygon>
        <draw:polygon draw:style-name="gr13" draw:text-style-name="P6" draw:layer="layout" svg:width="0.239cm" svg:height="0.148cm" svg:x="2.015cm" svg:y="4.039cm" svg:viewBox="0 0 240 149" draw:points="20,149 240,149 91,0 0,90">
          <text:p/>
        </draw:polygon>
        <draw:polygon draw:style-name="gr13" draw:text-style-name="P6" draw:layer="layout" svg:width="0.098cm" svg:height="0.148cm" svg:x="1.659cm" svg:y="1.068cm" svg:viewBox="0 0 99 149" draw:points="90,0 0,0 0,149 99,52">
          <text:p/>
        </draw:polygon>
        <draw:polygon draw:style-name="gr13" draw:text-style-name="P6" draw:layer="layout" svg:width="0.149cm" svg:height="0.124cm" svg:x="6.412cm" svg:y="8.073cm" svg:viewBox="0 0 150 125" draw:points="0,0 0,125 150,125 38,13">
          <text:p/>
        </draw:polygon>
        <draw:polygon draw:style-name="gr13" draw:text-style-name="P6" draw:layer="layout" svg:width="0.119cm" svg:height="0.149cm" svg:x="1.392cm" svg:y="0.919cm" svg:viewBox="0 0 120 150" draw:points="5,35 120,150 120,0 0,0">
          <text:p/>
        </draw:polygon>
        <draw:polygon draw:style-name="gr13" draw:text-style-name="P6" draw:layer="layout" svg:width="0.149cm" svg:height="0.103cm" svg:x="7.452cm" svg:y="8.391cm" svg:viewBox="0 0 150 104" draw:points="104,0 0,104 150,104 150,11">
          <text:p/>
        </draw:polygon>
        <draw:polygon draw:style-name="gr13" draw:text-style-name="P6" draw:layer="layout" svg:width="0.149cm" svg:height="0.149cm" svg:x="4.184cm" svg:y="7.603cm" svg:viewBox="0 0 150 150" draw:points="53,150 150,150 0,0 0,108">
          <text:p/>
        </draw:polygon>
        <draw:polygon draw:style-name="gr13" draw:text-style-name="P6" draw:layer="layout" svg:width="0.149cm" svg:height="0.148cm" svg:x="2.996cm" svg:y="5.227cm" svg:viewBox="0 0 150 149" draw:points="68,0 0,0 150,149 150,144">
          <text:p/>
        </draw:polygon>
        <draw:polygon draw:style-name="gr13" draw:text-style-name="P6" draw:layer="layout" svg:width="0.149cm" svg:height="0.148cm" svg:x="3.887cm" svg:y="6.415cm" svg:viewBox="0 0 150 149" draw:points="16,0 0,0 150,149 150,144">
          <text:p/>
        </draw:polygon>
        <draw:polygon draw:style-name="gr13" draw:text-style-name="P6" draw:layer="layout" svg:width="0.149cm" svg:height="0.143cm" svg:x="4.63cm" svg:y="7.9cm" svg:viewBox="0 0 150 144" draw:points="6,144 150,0 0,0 0,141">
          <text:p/>
        </draw:polygon>
        <draw:polygon draw:style-name="gr13" draw:text-style-name="P6" draw:layer="layout" svg:width="0.102cm" svg:height="0.297cm" svg:x="2.551cm" svg:y="4.187cm" svg:viewBox="0 0 103 298" draw:points="40,39 0,0 0,298 103,196">
          <text:p/>
        </draw:polygon>
        <draw:polygon draw:style-name="gr14" draw:text-style-name="P6" draw:layer="layout" svg:width="0.072cm" svg:height="0.074cm" svg:x="8.937cm" svg:y="8.569cm" svg:viewBox="0 0 73 75" draw:points="20,0 0,0 0,75 73,2">
          <text:p/>
        </draw:polygon>
        <draw:polygon draw:style-name="gr15" draw:text-style-name="P2" draw:layer="layout" svg:width="0.072cm" svg:height="0.074cm" svg:x="8.937cm" svg:y="8.569cm" svg:viewBox="0 0 73 75" draw:points="20,0 0,0 0,75 73,2">
          <text:p/>
        </draw:polygon>
        <draw:polygon draw:style-name="gr13" draw:text-style-name="P6" draw:layer="layout" svg:width="0.114cm" svg:height="0.297cm" svg:x="3.145cm" svg:y="5.375cm" svg:viewBox="0 0 115 298" draw:points="8,8 0,0 0,298 115,184">
          <text:p/>
        </draw:polygon>
        <draw:polygon draw:style-name="gr13" draw:text-style-name="P6" draw:layer="layout" svg:width="0.149cm" svg:height="0.139cm" svg:x="1.659cm" svg:y="2.553cm" svg:viewBox="0 0 150 140" draw:points="10,140 150,0 0,0 0,88">
          <text:p/>
        </draw:polygon>
        <draw:polygon draw:style-name="gr13" draw:text-style-name="P6" draw:layer="layout" svg:width="0.034cm" svg:height="0.074cm" svg:x="1.659cm" svg:y="0.697cm" svg:viewBox="0 0 35 75" draw:points="33,33 0,0 0,75 35,41">
          <text:p/>
        </draw:polygon>
        <draw:polygon draw:style-name="gr13" draw:text-style-name="P6" draw:layer="layout" svg:width="0.089cm" svg:height="0.149cm" svg:x="1.719cm" svg:y="2.85cm" svg:viewBox="0 0 90 150" draw:points="14,150 90,150 90,0 0,90">
          <text:p/>
        </draw:polygon>
        <draw:polygon draw:style-name="gr13" draw:text-style-name="P6" draw:layer="layout" svg:width="0.143cm" svg:height="0.297cm" svg:x="1.659cm" svg:y="1.216cm" svg:viewBox="0 0 144 298" draw:points="142,142 0,0 0,298 144,156">
          <text:p/>
        </draw:polygon>
        <draw:polygon draw:style-name="gr14" draw:text-style-name="P6" draw:layer="layout" svg:width="0.037cm" svg:height="0.024cm" svg:x="9.309cm" svg:y="8.582cm" svg:viewBox="0 0 38 25" draw:points="0,0 0,25 38,25 13,0">
          <text:p/>
        </draw:polygon>
        <draw:polygon draw:style-name="gr15" draw:text-style-name="P2" draw:layer="layout" svg:width="0.037cm" svg:height="0.024cm" svg:x="9.309cm" svg:y="8.582cm" svg:viewBox="0 0 38 25" draw:points="0,0 0,25 38,25 13,0">
          <text:p/>
        </draw:polygon>
        <draw:polygon draw:style-name="gr13" draw:text-style-name="P6" draw:layer="layout" svg:width="0.149cm" svg:height="0.148cm" svg:x="3.293cm" svg:y="5.821cm" svg:viewBox="0 0 150 149" draw:points="142,0 0,0 150,149 150,12">
          <text:p/>
        </draw:polygon>
        <draw:polygon draw:style-name="gr13" draw:text-style-name="P6" draw:layer="layout" svg:width="0.148cm" svg:height="0.149cm" svg:x="2.848cm" svg:y="5.078cm" svg:viewBox="0 0 149 150" draw:points="135,0 0,0 149,150 149,27">
          <text:p/>
        </draw:polygon>
        <draw:polygon draw:style-name="gr13" draw:text-style-name="P6" draw:layer="layout" svg:width="0.111cm" svg:height="0.297cm" svg:x="1.956cm" svg:y="2.405cm" svg:viewBox="0 0 112 298" draw:points="88,86 0,0 0,298 112,187">
          <text:p/>
        </draw:polygon>
        <draw:polygon draw:style-name="gr13" draw:text-style-name="P6" draw:layer="layout" svg:width="0.148cm" svg:height="0.097cm" svg:x="5.67cm" svg:y="7.803cm" svg:viewBox="0 0 149 98" draw:points="98,0 0,98 149,98 149,25">
          <text:p/>
        </draw:polygon>
        <draw:polygon draw:style-name="gr13" draw:text-style-name="P6" draw:layer="layout" svg:width="0.149cm" svg:height="0.17cm" svg:x="4.333cm" svg:y="7.752cm" svg:viewBox="0 0 150 171" draw:points="128,171 150,148 0,0 0,76">
          <text:p/>
        </draw:polygon>
        <draw:polygon draw:style-name="gr13" draw:text-style-name="P6" draw:layer="layout" svg:width="0.144cm" svg:height="0.149cm" svg:x="1.808cm" svg:y="1.959cm" svg:viewBox="0 0 145 150" draw:points="144,144 0,0 0,150 145,150">
          <text:p/>
        </draw:polygon>
        <draw:polygon draw:style-name="gr13" draw:text-style-name="P6" draw:layer="layout" svg:width="0.149cm" svg:height="0.148cm" svg:x="2.402cm" svg:y="4.039cm" svg:viewBox="0 0 150 149" draw:points="115,0 0,0 150,149 150,92">
          <text:p/>
        </draw:polygon>
        <draw:polygon draw:style-name="gr13" draw:text-style-name="P6" draw:layer="layout" svg:width="0.082cm" svg:height="0.297cm" svg:x="1.577cm" svg:y="2.108cm" svg:viewBox="0 0 83 298" draw:points="31,245 83,298 83,0 0,82">
          <text:p/>
        </draw:polygon>
        <draw:polygon draw:style-name="gr13" draw:text-style-name="P6" draw:layer="layout" svg:width="0.149cm" svg:height="0.149cm" svg:x="1.956cm" svg:y="3.89cm" svg:viewBox="0 0 150 150" draw:points="34,150 150,150 0,0 0,33">
          <text:p/>
        </draw:polygon>
        <draw:polygon draw:style-name="gr13" draw:text-style-name="P6" draw:layer="layout" svg:width="0.148cm" svg:height="0.096cm" svg:x="2.848cm" svg:y="6.118cm" svg:viewBox="0 0 149 97" draw:points="53,97 149,0 0,0 0,6">
          <text:p/>
        </draw:polygon>
        <draw:polygon draw:style-name="gr13" draw:text-style-name="P6" draw:layer="layout" svg:width="0.074cm" svg:height="0.112cm" svg:x="2.551cm" svg:y="5.524cm" svg:viewBox="0 0 75 113" draw:points="37,113 75,74 0,0 0,34">
          <text:p/>
        </draw:polygon>
        <draw:polygon draw:style-name="gr13" draw:text-style-name="P6" draw:layer="layout" svg:width="0.085cm" svg:height="0.148cm" svg:x="2.317cm" svg:y="4.93cm" svg:viewBox="0 0 86 149" draw:points="26,149 86,149 86,0 0,86">
          <text:p/>
        </draw:polygon>
        <draw:polygon draw:style-name="gr13" draw:text-style-name="P6" draw:layer="layout" svg:width="0.149cm" svg:height="0.149cm" svg:x="3.59cm" svg:y="7.009cm" svg:viewBox="0 0 150 150" draw:points="12,150 150,150 0,0 0,137">
          <text:p/>
        </draw:polygon>
        <draw:polygon draw:style-name="gr14" draw:text-style-name="P6" draw:layer="layout" svg:width="0.149cm" svg:height="0.149cm" svg:x="8.046cm" svg:y="8.494cm" svg:viewBox="0 0 150 150" draw:points="123,0 0,0 150,150 150,4">
          <text:p/>
        </draw:polygon>
        <draw:polygon draw:style-name="gr15" draw:text-style-name="P2" draw:layer="layout" svg:width="0.149cm" svg:height="0.149cm" svg:x="8.046cm" svg:y="8.494cm" svg:viewBox="0 0 150 150" draw:points="123,0 0,0 150,150 150,4">
          <text:p/>
        </draw:polygon>
        <draw:polygon draw:style-name="gr13" draw:text-style-name="P6" draw:layer="layout" svg:width="0.148cm" svg:height="0.153cm" svg:x="5.373cm" svg:y="7.599cm" svg:viewBox="0 0 149 154" draw:points="4,0 0,4 149,154 149,80">
          <text:p/>
        </draw:polygon>
        <draw:polygon draw:style-name="gr13" draw:text-style-name="P6" draw:layer="layout" svg:width="0.037cm" svg:height="0.026cm" svg:x="9.235cm" svg:y="8.58cm" svg:viewBox="0 0 38 27" draw:points="0,0 0,27 38,27 11,0">
          <text:p/>
        </draw:polygon>
        <draw:polygon draw:style-name="gr16" draw:text-style-name="P7" draw:layer="layout" svg:width="0.149cm" svg:height="0.297cm" svg:x="2.105cm" svg:y="2.405cm" svg:viewBox="0 0 150 298" draw:points="150,0 0,149 150,298">
          <text:p/>
        </draw:polygon>
        <draw:polygon draw:style-name="gr16" draw:text-style-name="P7" draw:layer="layout" svg:width="0.297cm" svg:height="0.297cm" svg:x="8.195cm" svg:y="8.049cm" svg:viewBox="0 0 298 298" draw:points="298,298 298,0 0,0">
          <text:p/>
        </draw:polygon>
        <draw:polygon draw:style-name="gr16" draw:text-style-name="P7" draw:layer="layout" svg:width="0.132cm" svg:height="0.132cm" svg:x="5.224cm" svg:y="7.455cm" svg:viewBox="0 0 133 133" draw:points="133,133 0,0 0,54">
          <text:p/>
        </draw:polygon>
        <draw:polygon draw:style-name="gr16" draw:text-style-name="P7" draw:layer="layout" svg:width="0.297cm" svg:height="0.148cm" svg:x="8.195cm" svg:y="8.346cm" svg:viewBox="0 0 298 149" draw:points="0,0 148,149 298,0">
          <text:p/>
        </draw:polygon>
        <draw:polygon draw:style-name="gr16" draw:text-style-name="P7" draw:layer="layout" svg:width="0.037cm" svg:height="0.037cm" svg:x="6.412cm" svg:y="8.049cm" svg:viewBox="0 0 38 38" draw:points="38,38 0,0 0,24">
          <text:p/>
        </draw:polygon>
        <draw:polygon draw:style-name="gr16" draw:text-style-name="P7" draw:layer="layout" svg:width="0.148cm" svg:height="0.148cm" svg:x="7.007cm" svg:y="8.049cm" svg:viewBox="0 0 149 149" draw:points="0,149 149,149 0,0">
          <text:p/>
        </draw:polygon>
        <draw:polygon draw:style-name="gr16" draw:text-style-name="P7" draw:layer="layout" svg:width="0.046cm" svg:height="0.045cm" svg:x="7.853cm" svg:y="7.707cm" svg:viewBox="0 0 47 46" draw:points="0,0 47,46 47,9">
          <text:p/>
        </draw:polygon>
        <draw:polygon draw:style-name="gr16" draw:text-style-name="P7" draw:layer="layout" svg:width="0.128cm" svg:height="0.128cm" svg:x="7.898cm" svg:y="8.346cm" svg:viewBox="0 0 129 129" draw:points="129,129 0,0 0,109">
          <text:p/>
        </draw:polygon>
        <draw:polygon draw:style-name="gr16" draw:text-style-name="P7" draw:layer="layout" svg:width="0.149cm" svg:height="0.148cm" svg:x="2.402cm" svg:y="3.296cm" svg:viewBox="0 0 150 149" draw:points="0,0 0,149 150,0">
          <text:p/>
        </draw:polygon>
        <draw:polygon draw:style-name="gr16" draw:text-style-name="P7" draw:layer="layout" svg:width="0.297cm" svg:height="0.148cm" svg:x="4.63cm" svg:y="6.415cm" svg:viewBox="0 0 298 149" draw:points="149,0 0,149 298,149">
          <text:p/>
        </draw:polygon>
        <draw:polygon draw:style-name="gr16" draw:text-style-name="P7" draw:layer="layout" svg:width="0.058cm" svg:height="0.035cm" svg:x="3.442cm" svg:y="4.746cm" svg:viewBox="0 0 59 36" draw:points="36,0 0,36 59,36">
          <text:p/>
        </draw:polygon>
        <draw:polygon draw:style-name="gr16" draw:text-style-name="P7" draw:layer="layout" svg:width="0.297cm" svg:height="0.297cm" svg:x="2.848cm" svg:y="4.484cm" svg:viewBox="0 0 298 298" draw:points="0,298 298,298 0,0">
          <text:p/>
        </draw:polygon>
        <draw:polygon draw:style-name="gr16" draw:text-style-name="P7" draw:layer="layout" svg:width="0.149cm" svg:height="0.297cm" svg:x="1.956cm" svg:y="0.919cm" svg:viewBox="0 0 150 298" draw:points="150,150 0,0 0,298">
          <text:p/>
        </draw:polygon>
        <draw:polygon draw:style-name="gr16" draw:text-style-name="P7" draw:layer="layout" svg:width="0.063cm" svg:height="0.05cm" svg:x="1.956cm" svg:y="0.572cm" svg:viewBox="0 0 64 51" draw:points="51,0 0,51 64,51">
          <text:p/>
        </draw:polygon>
        <draw:polygon draw:style-name="gr16" draw:text-style-name="P7" draw:layer="layout" svg:width="0.148cm" svg:height="0.149cm" svg:x="2.551cm" svg:y="3.147cm" svg:viewBox="0 0 149 150" draw:points="149,150 149,0 0,150">
          <text:p/>
        </draw:polygon>
        <draw:polygon draw:style-name="gr16" draw:text-style-name="P7" draw:layer="layout" svg:width="0.148cm" svg:height="0.297cm" svg:x="1.808cm" svg:y="0.622cm" svg:viewBox="0 0 149 298" draw:points="0,150 149,298 149,0">
          <text:p/>
        </draw:polygon>
        <draw:polygon draw:style-name="gr16" draw:text-style-name="P7" draw:layer="layout" svg:width="0.148cm" svg:height="0.148cm" svg:x="2.254cm" svg:y="2.999cm" svg:viewBox="0 0 149 149" draw:points="0,149 149,149 0,0">
          <text:p/>
        </draw:polygon>
        <draw:polygon draw:style-name="gr16" draw:text-style-name="P7" draw:layer="layout" svg:width="0.047cm" svg:height="0.053cm" svg:x="8.593cm" svg:y="8.494cm" svg:viewBox="0 0 48 54" draw:points="48,54 48,0 0,49">
          <text:p/>
        </draw:polygon>
        <draw:polygon draw:style-name="gr16" draw:text-style-name="P7" draw:layer="layout" svg:width="0.148cm" svg:height="0.297cm" svg:x="2.551cm" svg:y="2.999cm" svg:viewBox="0 0 149 298" draw:points="0,298 149,149 0,0">
          <text:p/>
        </draw:polygon>
        <draw:polygon draw:style-name="gr16" draw:text-style-name="P7" draw:layer="layout" svg:width="0.149cm" svg:height="0.297cm" svg:x="7.749cm" svg:y="8.049cm" svg:viewBox="0 0 150 298" draw:points="150,0 0,149 150,298">
          <text:p/>
        </draw:polygon>
        <draw:polygon draw:style-name="gr16" draw:text-style-name="P7" draw:layer="layout" svg:width="0.149cm" svg:height="0.148cm" svg:x="4.927cm" svg:y="7.158cm" svg:viewBox="0 0 150 149" draw:points="0,149 150,149 0,0">
          <text:p/>
        </draw:polygon>
        <draw:polygon draw:style-name="gr17" draw:text-style-name="P7" draw:layer="layout" svg:width="0.075cm" svg:height="0.149cm" svg:x="1.659cm" svg:y="0.325cm" svg:viewBox="0 0 76 150" draw:points="0,150 76,75 0,0">
          <text:p/>
        </draw:polygon>
        <draw:polygon draw:style-name="gr18" draw:text-style-name="P2" draw:layer="layout" svg:width="0.075cm" svg:height="0.149cm" svg:x="1.659cm" svg:y="0.325cm" svg:viewBox="0 0 76 150" draw:points="0,150 76,75 0,0">
          <text:p/>
        </draw:polygon>
        <draw:polygon draw:style-name="gr16" draw:text-style-name="P7" draw:layer="layout" svg:width="0.148cm" svg:height="0.297cm" svg:x="5.076cm" svg:y="7.158cm" svg:viewBox="0 0 149 298" draw:points="149,0 0,149 149,298">
          <text:p/>
        </draw:polygon>
        <draw:polygon draw:style-name="gr16" draw:text-style-name="P7" draw:layer="layout" svg:width="0.149cm" svg:height="0.297cm" svg:x="7.452cm" svg:y="7.752cm" svg:viewBox="0 0 150 298" draw:points="150,0 0,149 150,298">
          <text:p/>
        </draw:polygon>
        <draw:polygon draw:style-name="gr16" draw:text-style-name="P7" draw:layer="layout" svg:width="0.148cm" svg:height="0.148cm" svg:x="7.601cm" svg:y="8.049cm" svg:viewBox="0 0 149 149" draw:points="0,149 149,149 0,0">
          <text:p/>
        </draw:polygon>
        <draw:polygon draw:style-name="gr16" draw:text-style-name="P7" draw:layer="layout" svg:width="0.044cm" svg:height="0.025cm" svg:x="8.324cm" svg:y="8.494cm" svg:viewBox="0 0 45 26" draw:points="45,26 20,0 0,21">
          <text:p/>
        </draw:polygon>
        <draw:polygon draw:style-name="gr16" draw:text-style-name="P7" draw:layer="layout" svg:width="0.051cm" svg:height="0.075cm" svg:x="5.767cm" svg:y="7.752cm" svg:viewBox="0 0 52 76" draw:points="52,76 52,0 0,52">
          <text:p/>
        </draw:polygon>
        <draw:polygon draw:style-name="gr16" draw:text-style-name="P7" draw:layer="layout" svg:width="0.026cm" svg:height="0.009cm" svg:x="6.858cm" svg:y="7.446cm" svg:viewBox="0 0 27 10" draw:points="0,0 0,10 27,10">
          <text:p/>
        </draw:polygon>
        <draw:polygon draw:style-name="gr16" draw:text-style-name="P7" draw:layer="layout" svg:width="0.149cm" svg:height="0.297cm" svg:x="6.858cm" svg:y="7.752cm" svg:viewBox="0 0 150 298" draw:points="150,0 0,149 150,298">
          <text:p/>
        </draw:polygon>
        <draw:polygon draw:style-name="gr16" draw:text-style-name="P7" draw:layer="layout" svg:width="0.148cm" svg:height="0.297cm" svg:x="6.71cm" svg:y="7.752cm" svg:viewBox="0 0 149 298" draw:points="0,298 149,149 0,0">
          <text:p/>
        </draw:polygon>
        <draw:polygon draw:style-name="gr16" draw:text-style-name="P7" draw:layer="layout" svg:width="0.297cm" svg:height="0.149cm" svg:x="7.898cm" svg:y="7.9cm" svg:viewBox="0 0 298 150" draw:points="148,0 0,150 298,150">
          <text:p/>
        </draw:polygon>
        <draw:polygon draw:style-name="gr16" draw:text-style-name="P7" draw:layer="layout" svg:width="0.297cm" svg:height="0.148cm" svg:x="7.601cm" svg:y="8.049cm" svg:viewBox="0 0 298 149" draw:points="148,149 298,0 0,0">
          <text:p/>
        </draw:polygon>
        <draw:polygon draw:style-name="gr16" draw:text-style-name="P7" draw:layer="layout" svg:width="0.037cm" svg:height="0.075cm" svg:x="1.697cm" svg:y="0.622cm" svg:viewBox="0 0 38 76" draw:points="38,0 0,38 38,76">
          <text:p/>
        </draw:polygon>
        <draw:polygon draw:style-name="gr16" draw:text-style-name="P7" draw:layer="layout" svg:width="0.148cm" svg:height="0.148cm" svg:x="6.71cm" svg:y="7.455cm" svg:viewBox="0 0 149 149" draw:points="149,149 149,0 0,0">
          <text:p/>
        </draw:polygon>
        <draw:polygon draw:style-name="gr16" draw:text-style-name="P7" draw:layer="layout" svg:width="0.297cm" svg:height="0.297cm" svg:x="5.224cm" svg:y="7.158cm" svg:viewBox="0 0 298 298" draw:points="298,0 0,0 0,298">
          <text:p/>
        </draw:polygon>
        <draw:polygon draw:style-name="gr16" draw:text-style-name="P7" draw:layer="layout" svg:width="0.297cm" svg:height="0.297cm" svg:x="2.254cm" svg:y="2.702cm" svg:viewBox="0 0 298 298" draw:points="298,298 298,0 0,0">
          <text:p/>
        </draw:polygon>
        <draw:polygon draw:style-name="gr16" draw:text-style-name="P7" draw:layer="layout" svg:width="0.297cm" svg:height="0.148cm" svg:x="2.848cm" svg:y="4.039cm" svg:viewBox="0 0 298 149" draw:points="148,0 0,149 298,149">
          <text:p/>
        </draw:polygon>
        <draw:polygon draw:style-name="gr16" draw:text-style-name="P7" draw:layer="layout" svg:width="0.298cm" svg:height="0.297cm" svg:x="6.412cm" svg:y="7.455cm" svg:viewBox="0 0 299 298" draw:points="299,298 299,0 0,0">
          <text:p/>
        </draw:polygon>
        <draw:polygon draw:style-name="gr16" draw:text-style-name="P7" draw:layer="layout" svg:width="0.148cm" svg:height="0.074cm" svg:x="8.789cm" svg:y="8.42cm" svg:viewBox="0 0 149 75" draw:points="75,0 0,75 149,75">
          <text:p/>
        </draw:polygon>
        <draw:polygon draw:style-name="gr16" draw:text-style-name="P7" draw:layer="layout" svg:width="0.128cm" svg:height="0.128cm" svg:x="7.473cm" svg:y="7.624cm" svg:viewBox="0 0 129 129" draw:points="0,0 129,129 129,31">
          <text:p/>
        </draw:polygon>
        <draw:polygon draw:style-name="gr16" draw:text-style-name="P7" draw:layer="layout" svg:width="0.297cm" svg:height="0.149cm" svg:x="5.818cm" svg:y="7.603cm" svg:viewBox="0 0 298 150" draw:points="149,0 0,150 298,150">
          <text:p/>
        </draw:polygon>
        <draw:polygon draw:style-name="gr16" draw:text-style-name="P7" draw:layer="layout" svg:width="0.298cm" svg:height="0.297cm" svg:x="6.412cm" svg:y="7.455cm" svg:viewBox="0 0 299 298" draw:points="0,298 299,298 0,0">
          <text:p/>
        </draw:polygon>
        <draw:polygon draw:style-name="gr16" draw:text-style-name="P7" draw:layer="layout" svg:width="0.297cm" svg:height="0.297cm" svg:x="7.007cm" svg:y="7.752cm" svg:viewBox="0 0 298 298" draw:points="298,0 0,0 0,298">
          <text:p/>
        </draw:polygon>
        <draw:polygon draw:style-name="gr16" draw:text-style-name="P7" draw:layer="layout" svg:width="0.297cm" svg:height="0.149cm" svg:x="7.007cm" svg:y="7.603cm" svg:viewBox="0 0 298 150" draw:points="148,0 0,150 298,150">
          <text:p/>
        </draw:polygon>
        <draw:polygon draw:style-name="gr16" draw:text-style-name="P7" draw:layer="layout" svg:width="0.09cm" svg:height="0.066cm" svg:x="2.461cm" svg:y="3.89cm" svg:viewBox="0 0 91 67" draw:points="24,67 91,0 0,0">
          <text:p/>
        </draw:polygon>
        <draw:polygon draw:style-name="gr16" draw:text-style-name="P7" draw:layer="layout" svg:width="0.297cm" svg:height="0.297cm" svg:x="8.492cm" svg:y="8.049cm" svg:viewBox="0 0 298 298" draw:points="0,298 298,298 298,0">
          <text:p/>
        </draw:polygon>
        <draw:polygon draw:style-name="gr17" draw:text-style-name="P7" draw:layer="layout" svg:width="0.148cm" svg:height="0.149cm" svg:x="9.235cm" svg:y="7.9cm" svg:viewBox="0 0 149 150" draw:points="149,0 0,0 149,150">
          <text:p/>
        </draw:polygon>
        <draw:polygon draw:style-name="gr18" draw:text-style-name="P2" draw:layer="layout" svg:width="0.148cm" svg:height="0.149cm" svg:x="9.235cm" svg:y="7.9cm" svg:viewBox="0 0 149 150" draw:points="149,0 0,0 149,150">
          <text:p/>
        </draw:polygon>
        <draw:polygon draw:style-name="gr16" draw:text-style-name="P7" draw:layer="layout" svg:width="0.112cm" svg:height="0.059cm" svg:x="8.878cm" svg:y="7.841cm" svg:viewBox="0 0 113 60" draw:points="0,0 60,60 113,7">
          <text:p/>
        </draw:polygon>
        <draw:polygon draw:style-name="gr17" draw:text-style-name="P7" draw:layer="layout" svg:width="0.074cm" svg:height="0.075cm" svg:x="9.235cm" svg:y="8.494cm" svg:viewBox="0 0 75 76" draw:points="0,76 75,76 0,0">
          <text:p/>
        </draw:polygon>
        <draw:polygon draw:style-name="gr18" draw:text-style-name="P2" draw:layer="layout" svg:width="0.074cm" svg:height="0.075cm" svg:x="9.235cm" svg:y="8.494cm" svg:viewBox="0 0 75 76" draw:points="0,76 75,76 0,0">
          <text:p/>
        </draw:polygon>
        <draw:polygon draw:style-name="gr16" draw:text-style-name="P7" draw:layer="layout" svg:width="0.297cm" svg:height="0.297cm" svg:x="5.224cm" svg:y="6.861cm" svg:viewBox="0 0 298 298" draw:points="0,298 298,298 0,0">
          <text:p/>
        </draw:polygon>
        <draw:polygon draw:style-name="gr16" draw:text-style-name="P7" draw:layer="layout" svg:width="0.148cm" svg:height="0.148cm" svg:x="8.195cm" svg:y="8.346cm" svg:viewBox="0 0 149 149" draw:points="0,149 149,149 0,0">
          <text:p/>
        </draw:polygon>
        <draw:polygon draw:style-name="gr16" draw:text-style-name="P7" draw:layer="layout" svg:width="0.297cm" svg:height="0.148cm" svg:x="3.145cm" svg:y="4.633cm" svg:viewBox="0 0 298 149" draw:points="298,149 148,0 0,149">
          <text:p/>
        </draw:polygon>
        <draw:polygon draw:style-name="gr16" draw:text-style-name="P7" draw:layer="layout" svg:width="0.041cm" svg:height="0.029cm" svg:x="2.848cm" svg:y="3.564cm" svg:viewBox="0 0 42 30" draw:points="29,0 0,30 42,30">
          <text:p/>
        </draw:polygon>
        <draw:polygon draw:style-name="gr16" draw:text-style-name="P7" draw:layer="layout" svg:width="0.149cm" svg:height="0.149cm" svg:x="6.858cm" svg:y="7.603cm" svg:viewBox="0 0 150 150" draw:points="150,0 0,0 150,150">
          <text:p/>
        </draw:polygon>
        <draw:polygon draw:style-name="gr17" draw:text-style-name="P7" draw:layer="layout" svg:width="0.074cm" svg:height="0.075cm" svg:x="9.309cm" svg:y="8.494cm" svg:viewBox="0 0 75 76" draw:points="0,76 75,76 75,0">
          <text:p/>
        </draw:polygon>
        <draw:polygon draw:style-name="gr18" draw:text-style-name="P2" draw:layer="layout" svg:width="0.074cm" svg:height="0.075cm" svg:x="9.309cm" svg:y="8.494cm" svg:viewBox="0 0 75 76" draw:points="0,76 75,76 75,0">
          <text:p/>
        </draw:polygon>
        <draw:polygon draw:style-name="gr16" draw:text-style-name="P7" draw:layer="layout" svg:width="0.297cm" svg:height="0.148cm" svg:x="4.036cm" svg:y="5.821cm" svg:viewBox="0 0 298 149" draw:points="148,0 0,149 298,149">
          <text:p/>
        </draw:polygon>
        <draw:polygon draw:style-name="gr16" draw:text-style-name="P7" draw:layer="layout" svg:width="0.148cm" svg:height="0.297cm" svg:x="1.808cm" svg:y="1.216cm" svg:viewBox="0 0 149 298" draw:points="0,150 149,298 149,0">
          <text:p/>
        </draw:polygon>
        <draw:polygon draw:style-name="gr16" draw:text-style-name="P7" draw:layer="layout" svg:width="0.006cm" svg:height="0.027cm" svg:x="2.105cm" svg:y="1.041cm" svg:viewBox="0 0 7 28" draw:points="0,0 0,28 7,22">
          <text:p/>
        </draw:polygon>
        <draw:polygon draw:style-name="gr16" draw:text-style-name="P7" draw:layer="layout" svg:width="0.149cm" svg:height="0.298cm" svg:x="1.956cm" svg:y="1.513cm" svg:viewBox="0 0 150 299" draw:points="150,150 0,0 0,299">
          <text:p/>
        </draw:polygon>
        <draw:polygon draw:style-name="gr16" draw:text-style-name="P7" draw:layer="layout" svg:width="0.297cm" svg:height="0.149cm" svg:x="8.492cm" svg:y="7.9cm" svg:viewBox="0 0 298 150" draw:points="148,0 0,150 298,150">
          <text:p/>
        </draw:polygon>
        <draw:polygon draw:style-name="gr16" draw:text-style-name="P7" draw:layer="layout" svg:width="0.297cm" svg:height="0.148cm" svg:x="2.254cm" svg:y="2.999cm" svg:viewBox="0 0 298 149" draw:points="0,0 148,149 298,0">
          <text:p/>
        </draw:polygon>
        <draw:polygon draw:style-name="gr16" draw:text-style-name="P7" draw:layer="layout" svg:width="0.138cm" svg:height="0.138cm" svg:x="5.818cm" svg:y="7.752cm" svg:viewBox="0 0 139 139" draw:points="139,139 0,0 0,75">
          <text:p/>
        </draw:polygon>
        <draw:polygon draw:style-name="gr16" draw:text-style-name="P7" draw:layer="layout" svg:width="0.297cm" svg:height="0.148cm" svg:x="3.442cm" svg:y="5.227cm" svg:viewBox="0 0 298 149" draw:points="148,0 0,149 298,149">
          <text:p/>
        </draw:polygon>
        <draw:polygon draw:style-name="gr16" draw:text-style-name="P7" draw:layer="layout" svg:width="0.003cm" svg:height="0.003cm" svg:x="2.551cm" svg:y="2.699cm" svg:viewBox="0 0 4 4" draw:points="3,0 0,4 4,4">
          <text:p/>
        </draw:polygon>
        <draw:polygon draw:style-name="gr16" draw:text-style-name="P7" draw:layer="layout" svg:width="0.067cm" svg:height="0.11cm" svg:x="5.009cm" svg:y="7.306cm" svg:viewBox="0 0 68 111" draw:points="68,111 68,0 0,68">
          <text:p/>
        </draw:polygon>
        <draw:polygon draw:style-name="gr16" draw:text-style-name="P7" draw:layer="layout" svg:width="0.148cm" svg:height="0.149cm" svg:x="5.67cm" svg:y="7.603cm" svg:viewBox="0 0 149 150" draw:points="149,0 0,0 149,150">
          <text:p/>
        </draw:polygon>
        <draw:polygon draw:style-name="gr16" draw:text-style-name="P7" draw:layer="layout" svg:width="0.297cm" svg:height="0.149cm" svg:x="2.551cm" svg:y="3.741cm" svg:viewBox="0 0 298 150" draw:points="148,0 0,150 298,150">
          <text:p/>
        </draw:polygon>
        <draw:polygon draw:style-name="gr16" draw:text-style-name="P7" draw:layer="layout" svg:width="0.149cm" svg:height="0.149cm" svg:x="8.64cm" svg:y="7.9cm" svg:viewBox="0 0 150 150" draw:points="150,0 0,0 150,150">
          <text:p/>
        </draw:polygon>
        <draw:polygon draw:style-name="gr16" draw:text-style-name="P7" draw:layer="layout" svg:width="0.297cm" svg:height="0.149cm" svg:x="8.195cm" svg:y="7.9cm" svg:viewBox="0 0 298 150" draw:points="298,150 148,0 0,150">
          <text:p/>
        </draw:polygon>
        <draw:polygon draw:style-name="gr16" draw:text-style-name="P7" draw:layer="layout" svg:width="0.297cm" svg:height="0.149cm" svg:x="2.551cm" svg:y="3.444cm" svg:viewBox="0 0 298 150" draw:points="298,150 148,0 0,150">
          <text:p/>
        </draw:polygon>
        <draw:polygon draw:style-name="gr17" draw:text-style-name="P7" draw:layer="layout" svg:width="0.297cm" svg:height="0.149cm" svg:x="9.086cm" svg:y="7.9cm" svg:viewBox="0 0 298 150" draw:points="149,0 0,150 298,150">
          <text:p/>
        </draw:polygon>
        <draw:polygon draw:style-name="gr18" draw:text-style-name="P2" draw:layer="layout" svg:width="0.297cm" svg:height="0.149cm" svg:x="9.086cm" svg:y="7.9cm" svg:viewBox="0 0 298 150" draw:points="149,0 0,150 298,150">
          <text:p/>
        </draw:polygon>
        <draw:polygon draw:style-name="gr17" draw:text-style-name="P7" draw:layer="layout" svg:width="0.149cm" svg:height="0.074cm" svg:x="1.659cm" svg:y="0.325cm" svg:viewBox="0 0 150 75" draw:points="76,75 150,0 0,0">
          <text:p/>
        </draw:polygon>
        <draw:polygon draw:style-name="gr18" draw:text-style-name="P2" draw:layer="layout" svg:width="0.149cm" svg:height="0.074cm" svg:x="1.659cm" svg:y="0.325cm" svg:viewBox="0 0 150 75" draw:points="76,75 150,0 0,0">
          <text:p/>
        </draw:polygon>
        <draw:polygon draw:style-name="gr16" draw:text-style-name="P7" draw:layer="layout" svg:width="0.148cm" svg:height="0.297cm" svg:x="5.67cm" svg:y="7.158cm" svg:viewBox="0 0 149 298" draw:points="149,0 0,149 149,298">
          <text:p/>
        </draw:polygon>
        <draw:polygon draw:style-name="gr16" draw:text-style-name="P7" draw:layer="layout" svg:width="0.148cm" svg:height="0.148cm" svg:x="3.739cm" svg:y="5.524cm" svg:viewBox="0 0 149 149" draw:points="149,0 0,0 0,149">
          <text:p/>
        </draw:polygon>
        <draw:polygon draw:style-name="gr16" draw:text-style-name="P7" draw:layer="layout" svg:width="0.149cm" svg:height="0.149cm" svg:x="3.59cm" svg:y="5.375cm" svg:viewBox="0 0 150 150" draw:points="0,150 150,150 150,0">
          <text:p/>
        </draw:polygon>
        <draw:polygon draw:style-name="gr16" draw:text-style-name="P7" draw:layer="layout" svg:width="0.297cm" svg:height="0.149cm" svg:x="4.036cm" svg:y="5.969cm" svg:viewBox="0 0 298 150" draw:points="0,0 148,150 298,0">
          <text:p/>
        </draw:polygon>
        <draw:polygon draw:style-name="gr16" draw:text-style-name="P7" draw:layer="layout" svg:width="0.148cm" svg:height="0.148cm" svg:x="6.71cm" svg:y="8.049cm" svg:viewBox="0 0 149 149" draw:points="149,149 149,0 0,0">
          <text:p/>
        </draw:polygon>
        <draw:polygon draw:style-name="gr16" draw:text-style-name="P7" draw:layer="layout" svg:width="0.297cm" svg:height="0.149cm" svg:x="3.442cm" svg:y="5.375cm" svg:viewBox="0 0 298 150" draw:points="0,0 148,150 298,0">
          <text:p/>
        </draw:polygon>
        <draw:polygon draw:style-name="gr16" draw:text-style-name="P7" draw:layer="layout" svg:width="0.297cm" svg:height="0.149cm" svg:x="4.036cm" svg:y="6.118cm" svg:viewBox="0 0 298 150" draw:points="298,150 148,0 0,150">
          <text:p/>
        </draw:polygon>
        <draw:polygon draw:style-name="gr16" draw:text-style-name="P7" draw:layer="layout" svg:width="0.297cm" svg:height="0.148cm" svg:x="3.442cm" svg:y="5.524cm" svg:viewBox="0 0 298 149" draw:points="298,149 148,0 0,149">
          <text:p/>
        </draw:polygon>
        <draw:polygon draw:style-name="gr16" draw:text-style-name="P7" draw:layer="layout" svg:width="0.108cm" svg:height="0.053cm" svg:x="4.482cm" svg:y="6.065cm" svg:viewBox="0 0 109 54" draw:points="52,0 0,54 109,54">
          <text:p/>
        </draw:polygon>
        <draw:polygon draw:style-name="gr16" draw:text-style-name="P7" draw:layer="layout" svg:width="0.074cm" svg:height="0.074cm" svg:x="1.734cm" svg:y="0.697cm" svg:viewBox="0 0 75 75" draw:points="0,0 0,75 75,75">
          <text:p/>
        </draw:polygon>
        <draw:polygon draw:style-name="gr16" draw:text-style-name="P7" draw:layer="layout" svg:width="0.074cm" svg:height="0.074cm" svg:x="1.734cm" svg:y="0.771cm" svg:viewBox="0 0 75 75" draw:points="0,0 0,75 75,0">
          <text:p/>
        </draw:polygon>
        <draw:polygon draw:style-name="gr16" draw:text-style-name="P7" draw:layer="layout" svg:width="0.297cm" svg:height="0.149cm" svg:x="4.63cm" svg:y="6.712cm" svg:viewBox="0 0 298 150" draw:points="298,150 149,0 0,150">
          <text:p/>
        </draw:polygon>
        <draw:polygon draw:style-name="gr16" draw:text-style-name="P7" draw:layer="layout" svg:width="0.148cm" svg:height="0.148cm" svg:x="5.967cm" svg:y="7.158cm" svg:viewBox="0 0 149 149" draw:points="0,149 149,149 149,0">
          <text:p/>
        </draw:polygon>
        <draw:polygon draw:style-name="gr16" draw:text-style-name="P7" draw:layer="layout" svg:width="0.297cm" svg:height="0.149cm" svg:x="5.818cm" svg:y="7.306cm" svg:viewBox="0 0 298 150" draw:points="298,150 149,0 0,150">
          <text:p/>
        </draw:polygon>
        <draw:polygon draw:style-name="gr16" draw:text-style-name="P7" draw:layer="layout" svg:width="0.144cm" svg:height="0.079cm" svg:x="3.887cm" svg:y="5.445cm" svg:viewBox="0 0 145 80" draw:points="80,0 0,80 145,80">
          <text:p/>
        </draw:polygon>
        <draw:polygon draw:style-name="gr16" draw:text-style-name="P7" draw:layer="layout" svg:width="0.297cm" svg:height="0.148cm" svg:x="5.818cm" svg:y="7.158cm" svg:viewBox="0 0 298 149" draw:points="0,0 149,149 298,0">
          <text:p/>
        </draw:polygon>
        <draw:polygon draw:style-name="gr16" draw:text-style-name="P7" draw:layer="layout" svg:width="0.149cm" svg:height="0.149cm" svg:x="6.115cm" svg:y="7.306cm" svg:viewBox="0 0 150 150" draw:points="150,0 0,0 0,150">
          <text:p/>
        </draw:polygon>
        <draw:polygon draw:style-name="gr16" draw:text-style-name="P7" draw:layer="layout" svg:width="0.149cm" svg:height="0.149cm" svg:x="4.333cm" svg:y="6.118cm" svg:viewBox="0 0 150 150" draw:points="150,0 0,0 0,150">
          <text:p/>
        </draw:polygon>
        <draw:polygon draw:style-name="gr16" draw:text-style-name="P7" draw:layer="layout" svg:width="0.01cm" svg:height="0.009cm" svg:x="9.16cm" svg:y="8.569cm" svg:viewBox="0 0 11 10" draw:points="11,10 0,0 0,10">
          <text:p/>
        </draw:polygon>
        <draw:polygon draw:style-name="gr16" draw:text-style-name="P7" draw:layer="layout" svg:width="0.149cm" svg:height="0.148cm" svg:x="6.115cm" svg:y="7.752cm" svg:viewBox="0 0 150 149" draw:points="0,149 150,149 0,0">
          <text:p/>
        </draw:polygon>
        <draw:polygon draw:style-name="gr16" draw:text-style-name="P7" draw:layer="layout" svg:width="0.297cm" svg:height="0.148cm" svg:x="7.601cm" svg:y="7.752cm" svg:viewBox="0 0 298 149" draw:points="0,0 148,149 298,0">
          <text:p/>
        </draw:polygon>
        <draw:polygon draw:style-name="gr16" draw:text-style-name="P7" draw:layer="layout" svg:width="0.297cm" svg:height="0.149cm" svg:x="7.601cm" svg:y="7.9cm" svg:viewBox="0 0 298 150" draw:points="298,150 148,0 0,150">
          <text:p/>
        </draw:polygon>
        <draw:polygon draw:style-name="gr16" draw:text-style-name="P7" draw:layer="layout" svg:width="0.148cm" svg:height="0.297cm" svg:x="6.264cm" svg:y="7.752cm" svg:viewBox="0 0 149 298" draw:points="149,0 0,149 149,298">
          <text:p/>
        </draw:polygon>
        <draw:polygon draw:style-name="gr16" draw:text-style-name="P7" draw:layer="layout" svg:width="0.149cm" svg:height="0.148cm" svg:x="7.749cm" svg:y="7.752cm" svg:viewBox="0 0 150 149" draw:points="0,149 150,149 150,0">
          <text:p/>
        </draw:polygon>
        <draw:polygon draw:style-name="gr16" draw:text-style-name="P7" draw:layer="layout" svg:width="0.046cm" svg:height="0.055cm" svg:x="7.555cm" svg:y="8.346cm" svg:viewBox="0 0 47 56" draw:points="47,56 47,0 0,45">
          <text:p/>
        </draw:polygon>
        <draw:polygon draw:style-name="gr16" draw:text-style-name="P7" draw:layer="layout" svg:width="0.074cm" svg:height="0.075cm" svg:x="9.012cm" svg:y="8.494cm" svg:viewBox="0 0 75 76" draw:points="0,76 75,76 75,0">
          <text:p/>
        </draw:polygon>
        <draw:polygon draw:style-name="gr16" draw:text-style-name="P7" draw:layer="layout" svg:width="0.069cm" svg:height="0.027cm" svg:x="6.412cm" svg:y="7.279cm" svg:viewBox="0 0 70 28" draw:points="0,0 0,28 70,28">
          <text:p/>
        </draw:polygon>
        <draw:polygon draw:style-name="gr16" draw:text-style-name="P7" draw:layer="layout" svg:width="0.148cm" svg:height="0.149cm" svg:x="7.898cm" svg:y="7.9cm" svg:viewBox="0 0 149 150" draw:points="149,0 0,0 0,150">
          <text:p/>
        </draw:polygon>
        <draw:polygon draw:style-name="gr16" draw:text-style-name="P7" draw:layer="layout" svg:width="0.149cm" svg:height="0.149cm" svg:x="4.184cm" svg:y="5.969cm" svg:viewBox="0 0 150 150" draw:points="0,150 150,150 150,0">
          <text:p/>
        </draw:polygon>
        <draw:polygon draw:style-name="gr16" draw:text-style-name="P7" draw:layer="layout" svg:width="0.297cm" svg:height="0.297cm" svg:x="5.224cm" svg:y="6.861cm" svg:viewBox="0 0 298 298" draw:points="298,298 298,0 0,0">
          <text:p/>
        </draw:polygon>
        <draw:polygon draw:style-name="gr16" draw:text-style-name="P7" draw:layer="layout" svg:width="0.149cm" svg:height="0.297cm" svg:x="2.699cm" svg:y="3.593cm" svg:viewBox="0 0 150 298" draw:points="150,0 0,149 150,298">
          <text:p/>
        </draw:polygon>
        <draw:polygon draw:style-name="gr17" draw:text-style-name="P7" draw:layer="layout" svg:width="0.013cm" svg:height="0.013cm" svg:x="9.309cm" svg:y="8.569cm" svg:viewBox="0 0 14 14" draw:points="14,14 0,0 0,14">
          <text:p/>
        </draw:polygon>
        <draw:polygon draw:style-name="gr18" draw:text-style-name="P2" draw:layer="layout" svg:width="0.013cm" svg:height="0.013cm" svg:x="9.309cm" svg:y="8.569cm" svg:viewBox="0 0 14 14" draw:points="14,14 0,0 0,14">
          <text:p/>
        </draw:polygon>
        <draw:polygon draw:style-name="gr16" draw:text-style-name="P7" draw:layer="layout" svg:width="0.121cm" svg:height="0.082cm" svg:x="5.224cm" svg:y="6.63cm" svg:viewBox="0 0 122 83" draw:points="0,0 0,83 122,83">
          <text:p/>
        </draw:polygon>
        <draw:polygon draw:style-name="gr16" draw:text-style-name="P7" draw:layer="layout" svg:width="0.148cm" svg:height="0.148cm" svg:x="2.551cm" svg:y="3.593cm" svg:viewBox="0 0 149 149" draw:points="0,149 149,149 0,0">
          <text:p/>
        </draw:polygon>
        <draw:polygon draw:style-name="gr16" draw:text-style-name="P7" draw:layer="layout" svg:width="0.149cm" svg:height="0.297cm" svg:x="5.521cm" svg:y="7.158cm" svg:viewBox="0 0 150 298" draw:points="0,298 150,149 0,0">
          <text:p/>
        </draw:polygon>
        <draw:polygon draw:style-name="gr16" draw:text-style-name="P7" draw:layer="layout" svg:width="0.149cm" svg:height="0.149cm" svg:x="4.927cm" svg:y="6.712cm" svg:viewBox="0 0 150 150" draw:points="150,0 0,0 0,150">
          <text:p/>
        </draw:polygon>
        <draw:polygon draw:style-name="gr16" draw:text-style-name="P7" draw:layer="layout" svg:width="0.148cm" svg:height="0.149cm" svg:x="4.779cm" svg:y="6.563cm" svg:viewBox="0 0 149 150" draw:points="0,150 149,150 149,0">
          <text:p/>
        </draw:polygon>
        <draw:polygon draw:style-name="gr16" draw:text-style-name="P7" draw:layer="layout" svg:width="0.117cm" svg:height="0.074cm" svg:x="3.293cm" svg:y="4.559cm" svg:viewBox="0 0 118 75" draw:points="74,0 0,75 118,75">
          <text:p/>
        </draw:polygon>
        <draw:polygon draw:style-name="gr16" draw:text-style-name="P7" draw:layer="layout" svg:width="0.148cm" svg:height="0.298cm" svg:x="4.036cm" svg:y="5.969cm" svg:viewBox="0 0 149 299" draw:points="149,150 0,0 0,299">
          <text:p/>
        </draw:polygon>
        <draw:polygon draw:style-name="gr16" draw:text-style-name="P7" draw:layer="layout" svg:width="0.148cm" svg:height="0.148cm" svg:x="7.898cm" svg:y="7.752cm" svg:viewBox="0 0 149 149" draw:points="0,149 149,149 0,0">
          <text:p/>
        </draw:polygon>
        <draw:polygon draw:style-name="gr16" draw:text-style-name="P7" draw:layer="layout" svg:width="0.149cm" svg:height="0.149cm" svg:x="3.887cm" svg:y="6.118cm" svg:viewBox="0 0 150 150" draw:points="0,0 0,150 150,150">
          <text:p/>
        </draw:polygon>
        <draw:polygon draw:style-name="gr16" draw:text-style-name="P7" draw:layer="layout" svg:width="0.297cm" svg:height="0.148cm" svg:x="4.63cm" svg:y="6.861cm" svg:viewBox="0 0 298 149" draw:points="149,149 298,0 0,0">
          <text:p/>
        </draw:polygon>
        <draw:polygon draw:style-name="gr16" draw:text-style-name="P7" draw:layer="layout" svg:width="0.149cm" svg:height="0.148cm" svg:x="6.115cm" svg:y="7.158cm" svg:viewBox="0 0 150 149" draw:points="0,149 150,149 0,0">
          <text:p/>
        </draw:polygon>
        <draw:polygon draw:style-name="gr16" draw:text-style-name="P7" draw:layer="layout" svg:width="0.112cm" svg:height="0.13cm" svg:x="3.775cm" svg:y="6.267cm" svg:viewBox="0 0 113 131" draw:points="113,131 113,0 0,0">
          <text:p/>
        </draw:polygon>
        <draw:polygon draw:style-name="gr16" draw:text-style-name="P7" draw:layer="layout" svg:width="0.297cm" svg:height="0.297cm" svg:x="3.739cm" svg:y="5.672cm" svg:viewBox="0 0 298 298" draw:points="0,298 298,298 298,0">
          <text:p/>
        </draw:polygon>
        <draw:polygon draw:style-name="gr16" draw:text-style-name="P7" draw:layer="layout" svg:width="0.074cm" svg:height="0.075cm" svg:x="1.734cm" svg:y="0.399cm" svg:viewBox="0 0 75 76" draw:points="75,0 0,0 75,76">
          <text:p/>
        </draw:polygon>
        <draw:polygon draw:style-name="gr16" draw:text-style-name="P7" draw:layer="layout" svg:width="0.148cm" svg:height="0.297cm" svg:x="5.967cm" svg:y="7.455cm" svg:viewBox="0 0 149 298" draw:points="149,0 0,149 149,298">
          <text:p/>
        </draw:polygon>
        <draw:polygon draw:style-name="gr16" draw:text-style-name="P7" draw:layer="layout" svg:width="0.148cm" svg:height="0.297cm" svg:x="7.304cm" svg:y="7.752cm" svg:viewBox="0 0 149 298" draw:points="0,298 149,149 0,0">
          <text:p/>
        </draw:polygon>
        <draw:polygon draw:style-name="gr16" draw:text-style-name="P7" draw:layer="layout" svg:width="0.149cm" svg:height="0.148cm" svg:x="5.818cm" svg:y="7.455cm" svg:viewBox="0 0 150 149" draw:points="0,149 150,149 0,0">
          <text:p/>
        </draw:polygon>
        <draw:polygon draw:style-name="gr16" draw:text-style-name="P7" draw:layer="layout" svg:width="0.019cm" svg:height="0.033cm" svg:x="1.678cm" svg:y="0.64cm" svg:viewBox="0 0 20 34" draw:points="6,34 20,20 0,0">
          <text:p/>
        </draw:polygon>
        <draw:polygon draw:style-name="gr16" draw:text-style-name="P7" draw:layer="layout" svg:width="0.149cm" svg:height="0.149cm" svg:x="8.046cm" svg:y="7.9cm" svg:viewBox="0 0 150 150" draw:points="150,0 0,0 150,150">
          <text:p/>
        </draw:polygon>
        <draw:polygon draw:style-name="gr16" draw:text-style-name="P7" draw:layer="layout" svg:width="0.028cm" svg:height="0.048cm" svg:x="1.706cm" svg:y="0.817cm" svg:viewBox="0 0 29 49" draw:points="8,49 29,29 0,0">
          <text:p/>
        </draw:polygon>
        <draw:polygon draw:style-name="gr16" draw:text-style-name="P7" draw:layer="layout" svg:width="0.297cm" svg:height="0.149cm" svg:x="4.63cm" svg:y="6.563cm" svg:viewBox="0 0 298 150" draw:points="0,0 149,150 298,0">
          <text:p/>
        </draw:polygon>
        <draw:polygon draw:style-name="gr16" draw:text-style-name="P7" draw:layer="layout" svg:width="0.149cm" svg:height="0.298cm" svg:x="3.887cm" svg:y="5.969cm" svg:viewBox="0 0 150 299" draw:points="150,0 0,150 150,299">
          <text:p/>
        </draw:polygon>
        <draw:polygon draw:style-name="gr16" draw:text-style-name="P7" draw:layer="layout" svg:width="0.148cm" svg:height="0.149cm" svg:x="6.264cm" svg:y="7.306cm" svg:viewBox="0 0 149 150" draw:points="149,0 0,0 149,150">
          <text:p/>
        </draw:polygon>
        <draw:polygon draw:style-name="gr16" draw:text-style-name="P7" draw:layer="layout" svg:width="0.134cm" svg:height="0.116cm" svg:x="4.348cm" svg:y="6.861cm" svg:viewBox="0 0 135 117" draw:points="135,117 135,0 0,0">
          <text:p/>
        </draw:polygon>
        <draw:polygon draw:style-name="gr16" draw:text-style-name="P7" draw:layer="layout" svg:width="0.149cm" svg:height="0.149cm" svg:x="4.333cm" svg:y="6.563cm" svg:viewBox="0 0 150 150" draw:points="0,150 150,150 0,0">
          <text:p/>
        </draw:polygon>
        <draw:polygon draw:style-name="gr16" draw:text-style-name="P7" draw:layer="layout" svg:width="0.148cm" svg:height="0.298cm" svg:x="4.482cm" svg:y="6.563cm" svg:viewBox="0 0 149 299" draw:points="149,0 0,150 149,299">
          <text:p/>
        </draw:polygon>
        <draw:polygon draw:style-name="gr16" draw:text-style-name="P7" draw:layer="layout" svg:width="0.297cm" svg:height="0.297cm" svg:x="4.927cm" svg:y="6.861cm" svg:viewBox="0 0 298 298" draw:points="0,298 298,298 298,0">
          <text:p/>
        </draw:polygon>
        <draw:polygon draw:style-name="gr16" draw:text-style-name="P7" draw:layer="layout" svg:width="0.297cm" svg:height="0.149cm" svg:x="4.927cm" svg:y="6.712cm" svg:viewBox="0 0 298 150" draw:points="149,0 0,150 298,150">
          <text:p/>
        </draw:polygon>
        <draw:polygon draw:style-name="gr16" draw:text-style-name="P7" draw:layer="layout" svg:width="0.149cm" svg:height="0.298cm" svg:x="4.63cm" svg:y="6.563cm" svg:viewBox="0 0 150 299" draw:points="150,150 0,0 0,299">
          <text:p/>
        </draw:polygon>
        <draw:polygon draw:style-name="gr16" draw:text-style-name="P7" draw:layer="layout" svg:width="0.148cm" svg:height="0.149cm" svg:x="3.739cm" svg:y="5.969cm" svg:viewBox="0 0 149 150" draw:points="0,150 149,150 0,0">
          <text:p/>
        </draw:polygon>
        <draw:polygon draw:style-name="gr16" draw:text-style-name="P7" draw:layer="layout" svg:width="0.297cm" svg:height="0.296cm" svg:x="4.333cm" svg:y="6.267cm" svg:viewBox="0 0 298 297" draw:points="0,297 298,297 298,0">
          <text:p/>
        </draw:polygon>
        <draw:polygon draw:style-name="gr16" draw:text-style-name="P7" draw:layer="layout" svg:width="0.148cm" svg:height="0.149cm" svg:x="4.482cm" svg:y="6.712cm" svg:viewBox="0 0 149 150" draw:points="0,0 0,150 149,150">
          <text:p/>
        </draw:polygon>
        <draw:polygon draw:style-name="gr16" draw:text-style-name="P7" draw:layer="layout" svg:width="0.297cm" svg:height="0.149cm" svg:x="6.115cm" svg:y="7.306cm" svg:viewBox="0 0 298 150" draw:points="149,0 0,150 298,150">
          <text:p/>
        </draw:polygon>
        <draw:polygon draw:style-name="gr16" draw:text-style-name="P7" draw:layer="layout" svg:width="0.297cm" svg:height="0.148cm" svg:x="5.818cm" svg:y="7.455cm" svg:viewBox="0 0 298 149" draw:points="149,149 298,0 0,0">
          <text:p/>
        </draw:polygon>
        <draw:polygon draw:style-name="gr16" draw:text-style-name="P7" draw:layer="layout" svg:width="0.027cm" svg:height="0.005cm" svg:x="8.168cm" svg:y="8.494cm" svg:viewBox="0 0 28 6" draw:points="28,6 28,0 0,0">
          <text:p/>
        </draw:polygon>
        <draw:polygon draw:style-name="gr16" draw:text-style-name="P7" draw:layer="layout" svg:width="0.008cm" svg:height="0.009cm" svg:x="9.152cm" svg:y="8.569cm" svg:viewBox="0 0 9 10" draw:points="9,10 9,0 0,9">
          <text:p/>
        </draw:polygon>
        <draw:polygon draw:style-name="gr16" draw:text-style-name="P7" draw:layer="layout" svg:width="0.148cm" svg:height="0.149cm" svg:x="8.789cm" svg:y="7.9cm" svg:viewBox="0 0 149 150" draw:points="149,0 0,0 0,150">
          <text:p/>
        </draw:polygon>
        <draw:polygon draw:style-name="gr16" draw:text-style-name="P7" draw:layer="layout" svg:width="0.148cm" svg:height="0.149cm" svg:x="8.195cm" svg:y="7.9cm" svg:viewBox="0 0 149 150" draw:points="149,0 0,0 0,150">
          <text:p/>
        </draw:polygon>
        <draw:polygon draw:style-name="gr16" draw:text-style-name="P7" draw:layer="layout" svg:width="0.298cm" svg:height="0.297cm" svg:x="6.412cm" svg:y="7.752cm" svg:viewBox="0 0 299 298" draw:points="299,0 0,0 0,298">
          <text:p/>
        </draw:polygon>
        <draw:polygon draw:style-name="gr16" draw:text-style-name="P7" draw:layer="layout" svg:width="0.297cm" svg:height="0.148cm" svg:x="8.789cm" svg:y="8.049cm" svg:viewBox="0 0 298 149" draw:points="148,149 298,0 0,0">
          <text:p/>
        </draw:polygon>
        <draw:polygon draw:style-name="gr16" draw:text-style-name="P7" draw:layer="layout" svg:width="0.101cm" svg:height="0.113cm" svg:x="8.343cm" svg:y="7.787cm" svg:viewBox="0 0 102 114" draw:points="0,0 0,114 102,13">
          <text:p/>
        </draw:polygon>
        <draw:polygon draw:style-name="gr16" draw:text-style-name="P7" draw:layer="layout" svg:width="0.149cm" svg:height="0.297cm" svg:x="2.699cm" svg:y="4.187cm" svg:viewBox="0 0 150 298" draw:points="150,0 0,149 150,298">
          <text:p/>
        </draw:polygon>
        <draw:polygon draw:style-name="gr16" draw:text-style-name="P7" draw:layer="layout" svg:width="0.034cm" svg:height="0.089cm" svg:x="3.259cm" svg:y="5.524cm" svg:viewBox="0 0 35 90" draw:points="35,90 35,0 0,35">
          <text:p/>
        </draw:polygon>
        <draw:polygon draw:style-name="gr17" draw:text-style-name="P7" draw:layer="layout" svg:width="0.074cm" svg:height="0.074cm" svg:x="1.808cm" svg:y="0.325cm" svg:viewBox="0 0 75 75" draw:points="0,75 75,75 0,0">
          <text:p/>
        </draw:polygon>
        <draw:polygon draw:style-name="gr18" draw:text-style-name="P2" draw:layer="layout" svg:width="0.074cm" svg:height="0.074cm" svg:x="1.808cm" svg:y="0.325cm" svg:viewBox="0 0 75 75" draw:points="0,75 75,75 0,0">
          <text:p/>
        </draw:polygon>
        <draw:polygon draw:style-name="gr16" draw:text-style-name="P7" draw:layer="layout" svg:width="0.087cm" svg:height="0.034cm" svg:x="5.137cm" svg:y="7.455cm" svg:viewBox="0 0 88 35" draw:points="54,35 88,0 0,0">
          <text:p/>
        </draw:polygon>
        <draw:polygon draw:style-name="gr16" draw:text-style-name="P7" draw:layer="layout" svg:width="0.297cm" svg:height="0.148cm" svg:x="2.551cm" svg:y="3.593cm" svg:viewBox="0 0 298 149" draw:points="148,149 298,0 0,0">
          <text:p/>
        </draw:polygon>
        <draw:polygon draw:style-name="gr16" draw:text-style-name="P7" draw:layer="layout" svg:width="0.135cm" svg:height="0.205cm" svg:x="2.267cm" svg:y="3.31cm" svg:viewBox="0 0 136 206" draw:points="65,206 136,135 0,0">
          <text:p/>
        </draw:polygon>
        <draw:polygon draw:style-name="gr16" draw:text-style-name="P7" draw:layer="layout" svg:width="0.063cm" svg:height="0.091cm" svg:x="6.264cm" svg:y="7.215cm" svg:viewBox="0 0 64 92" draw:points="0,0 0,92 64,29">
          <text:p/>
        </draw:polygon>
        <draw:polygon draw:style-name="gr16" draw:text-style-name="P7" draw:layer="layout" svg:width="0.149cm" svg:height="0.297cm" svg:x="2.402cm" svg:y="3.296cm" svg:viewBox="0 0 150 298" draw:points="150,0 0,149 150,298">
          <text:p/>
        </draw:polygon>
        <draw:polygon draw:style-name="gr16" draw:text-style-name="P7" draw:layer="layout" svg:width="0.075cm" svg:height="0.075cm" svg:x="9.16cm" svg:y="8.494cm" svg:viewBox="0 0 76 76" draw:points="0,76 76,76 76,0">
          <text:p/>
        </draw:polygon>
        <draw:polygon draw:style-name="gr16" draw:text-style-name="P7" draw:layer="layout" svg:width="0.297cm" svg:height="0.297cm" svg:x="3.145cm" svg:y="4.781cm" svg:viewBox="0 0 298 298" draw:points="298,0 0,0 298,298">
          <text:p/>
        </draw:polygon>
        <draw:polygon draw:style-name="gr16" draw:text-style-name="P7" draw:layer="layout" svg:width="0.148cm" svg:height="0.149cm" svg:x="1.808cm" svg:y="0.622cm" svg:viewBox="0 0 149 150" draw:points="0,0 0,150 149,0">
          <text:p/>
        </draw:polygon>
        <draw:polygon draw:style-name="gr16" draw:text-style-name="P7" draw:layer="layout" svg:width="0.148cm" svg:height="0.074cm" svg:x="1.808cm" svg:y="0.548cm" svg:viewBox="0 0 149 75" draw:points="75,0 0,75 149,75">
          <text:p/>
        </draw:polygon>
        <draw:polygon draw:style-name="gr16" draw:text-style-name="P7" draw:layer="layout" svg:width="0.02cm" svg:height="0.028cm" svg:x="2.699cm" svg:y="3.139cm" svg:viewBox="0 0 21 29" draw:points="10,0 0,8 21,29">
          <text:p/>
        </draw:polygon>
        <draw:polygon draw:style-name="gr16" draw:text-style-name="P7" draw:layer="layout" svg:width="0.011cm" svg:height="0.011cm" svg:x="9.235cm" svg:y="8.569cm" svg:viewBox="0 0 12 12" draw:points="12,12 0,0 0,12">
          <text:p/>
        </draw:polygon>
        <draw:polygon draw:style-name="gr16" draw:text-style-name="P7" draw:layer="layout" svg:width="0.037cm" svg:height="0.074cm" svg:x="1.697cm" svg:y="0.697cm" svg:viewBox="0 0 38 75" draw:points="0,38 38,75 38,0">
          <text:p/>
        </draw:polygon>
        <draw:polygon draw:style-name="gr16" draw:text-style-name="P7" draw:layer="layout" svg:width="0.016cm" svg:height="0.011cm" svg:x="2.832cm" svg:y="4.781cm" svg:viewBox="0 0 17 12" draw:points="5,12 17,0 0,0">
          <text:p/>
        </draw:polygon>
        <draw:polygon draw:style-name="gr16" draw:text-style-name="P7" draw:layer="layout" svg:width="0.297cm" svg:height="0.297cm" svg:x="3.145cm" svg:y="4.781cm" svg:viewBox="0 0 298 298" draw:points="0,0 0,298 298,298">
          <text:p/>
        </draw:polygon>
        <draw:polygon draw:style-name="gr16" draw:text-style-name="P7" draw:layer="layout" svg:width="0.109cm" svg:height="0.156cm" svg:x="2.59cm" svg:y="4.226cm" svg:viewBox="0 0 110 157" draw:points="63,157 110,110 0,0">
          <text:p/>
        </draw:polygon>
        <draw:polygon draw:style-name="gr16" draw:text-style-name="P7" draw:layer="layout" svg:width="0.148cm" svg:height="0.149cm" svg:x="8.789cm" svg:y="8.197cm" svg:viewBox="0 0 149 150" draw:points="149,150 149,0 0,150">
          <text:p/>
        </draw:polygon>
        <draw:polygon draw:style-name="gr17" draw:text-style-name="P7" draw:layer="layout" svg:width="0.148cm" svg:height="0.075cm" svg:x="9.235cm" svg:y="8.197cm" svg:viewBox="0 0 149 76" draw:points="75,76 149,0 0,0">
          <text:p/>
        </draw:polygon>
        <draw:polygon draw:style-name="gr18" draw:text-style-name="P2" draw:layer="layout" svg:width="0.148cm" svg:height="0.075cm" svg:x="9.235cm" svg:y="8.197cm" svg:viewBox="0 0 149 76" draw:points="75,76 149,0 0,0">
          <text:p/>
        </draw:polygon>
        <draw:polygon draw:style-name="gr17" draw:text-style-name="P7" draw:layer="layout" svg:width="0.148cm" svg:height="0.075cm" svg:x="9.235cm" svg:y="8.494cm" svg:viewBox="0 0 149 76" draw:points="75,76 149,0 0,0">
          <text:p/>
        </draw:polygon>
        <draw:polygon draw:style-name="gr18" draw:text-style-name="P2" draw:layer="layout" svg:width="0.148cm" svg:height="0.075cm" svg:x="9.235cm" svg:y="8.494cm" svg:viewBox="0 0 149 76" draw:points="75,76 149,0 0,0">
          <text:p/>
        </draw:polygon>
        <draw:polygon draw:style-name="gr16" draw:text-style-name="P7" draw:layer="layout" svg:width="0.149cm" svg:height="0.297cm" svg:x="9.086cm" svg:y="8.049cm" svg:viewBox="0 0 150 298" draw:points="150,149 0,0 0,298">
          <text:p/>
        </draw:polygon>
        <draw:polygon draw:style-name="gr17" draw:text-style-name="P7" draw:layer="layout" svg:width="0.074cm" svg:height="0.148cm" svg:x="9.309cm" svg:y="8.346cm" svg:viewBox="0 0 75 149" draw:points="0,75 75,149 75,0">
          <text:p/>
        </draw:polygon>
        <draw:polygon draw:style-name="gr18" draw:text-style-name="P2" draw:layer="layout" svg:width="0.074cm" svg:height="0.148cm" svg:x="9.309cm" svg:y="8.346cm" svg:viewBox="0 0 75 149" draw:points="0,75 75,149 75,0">
          <text:p/>
        </draw:polygon>
        <draw:polygon draw:style-name="gr16" draw:text-style-name="P7" draw:layer="layout" svg:width="0.149cm" svg:height="0.148cm" svg:x="3.59cm" svg:y="5.524cm" svg:viewBox="0 0 150 149" draw:points="150,0 0,0 150,149">
          <text:p/>
        </draw:polygon>
        <draw:polygon draw:style-name="gr16" draw:text-style-name="P7" draw:layer="layout" svg:width="0.074cm" svg:height="0.075cm" svg:x="9.086cm" svg:y="8.494cm" svg:viewBox="0 0 75 76" draw:points="0,76 75,76 0,0">
          <text:p/>
        </draw:polygon>
        <draw:polygon draw:style-name="gr16" draw:text-style-name="P7" draw:layer="layout" svg:width="0.07cm" svg:height="0.129cm" svg:x="4.779cm" svg:y="6.286cm" svg:viewBox="0 0 71 130" draw:points="0,0 0,130 71,59">
          <text:p/>
        </draw:polygon>
        <draw:polygon draw:style-name="gr16" draw:text-style-name="P7" draw:layer="layout" svg:width="0.297cm" svg:height="0.297cm" svg:x="2.848cm" svg:y="4.484cm" svg:viewBox="0 0 298 298" draw:points="298,298 298,0 0,0">
          <text:p/>
        </draw:polygon>
        <draw:polygon draw:style-name="gr16" draw:text-style-name="P7" draw:layer="layout" svg:width="0.121cm" svg:height="0.064cm" svg:x="4.036cm" svg:y="5.608cm" svg:viewBox="0 0 122 65" draw:points="66,0 0,65 122,65">
          <text:p/>
        </draw:polygon>
        <draw:polygon draw:style-name="gr16" draw:text-style-name="P7" draw:layer="layout" svg:width="0.149cm" svg:height="0.075cm" svg:x="9.086cm" svg:y="8.494cm" svg:viewBox="0 0 150 76" draw:points="0,0 75,76 150,0">
          <text:p/>
        </draw:polygon>
        <draw:polygon draw:style-name="gr16" draw:text-style-name="P7" draw:layer="layout" svg:width="0.297cm" svg:height="0.149cm" svg:x="4.333cm" svg:y="6.563cm" svg:viewBox="0 0 298 150" draw:points="149,150 298,0 0,0">
          <text:p/>
        </draw:polygon>
        <draw:polygon draw:style-name="gr16" draw:text-style-name="P7" draw:layer="layout" svg:width="0.297cm" svg:height="0.149cm" svg:x="6.71cm" svg:y="7.603cm" svg:viewBox="0 0 298 150" draw:points="298,150 148,0 0,150">
          <text:p/>
        </draw:polygon>
        <draw:polygon draw:style-name="gr16" draw:text-style-name="P7" draw:layer="layout" svg:width="0.043cm" svg:height="0.043cm" svg:x="3.145cm" svg:y="4.187cm" svg:viewBox="0 0 44 44" draw:points="21,0 0,0 44,44">
          <text:p/>
        </draw:polygon>
        <draw:polygon draw:style-name="gr16" draw:text-style-name="P7" draw:layer="layout" svg:width="0.148cm" svg:height="0.297cm" svg:x="3.442cm" svg:y="4.781cm" svg:viewBox="0 0 149 298" draw:points="149,150 0,0 0,298">
          <text:p/>
        </draw:polygon>
        <draw:polygon draw:style-name="gr16" draw:text-style-name="P7" draw:layer="layout" svg:width="0.149cm" svg:height="0.075cm" svg:x="8.937cm" svg:y="8.494cm" svg:viewBox="0 0 150 76" draw:points="76,76 150,0 0,0">
          <text:p/>
        </draw:polygon>
        <draw:polygon draw:style-name="gr16" draw:text-style-name="P7" draw:layer="layout" svg:width="0.074cm" svg:height="0.148cm" svg:x="1.734cm" svg:y="0.771cm" svg:viewBox="0 0 75 149" draw:points="0,75 75,149 75,0">
          <text:p/>
        </draw:polygon>
        <draw:polygon draw:style-name="gr16" draw:text-style-name="P7" draw:layer="layout" svg:width="0.074cm" svg:height="0.075cm" svg:x="1.734cm" svg:y="0.622cm" svg:viewBox="0 0 75 76" draw:points="0,0 0,76 75,0">
          <text:p/>
        </draw:polygon>
        <draw:polygon draw:style-name="gr16" draw:text-style-name="P7" draw:layer="layout" svg:width="0.297cm" svg:height="0.148cm" svg:x="6.115cm" svg:y="7.752cm" svg:viewBox="0 0 298 149" draw:points="149,149 298,0 0,0">
          <text:p/>
        </draw:polygon>
        <draw:polygon draw:style-name="gr16" draw:text-style-name="P7" draw:layer="layout" svg:width="0.149cm" svg:height="0.297cm" svg:x="3.293cm" svg:y="5.375cm" svg:viewBox="0 0 150 298" draw:points="150,0 0,150 150,298">
          <text:p/>
        </draw:polygon>
        <draw:polygon draw:style-name="gr16" draw:text-style-name="P7" draw:layer="layout" svg:width="0.074cm" svg:height="0.148cm" svg:x="9.235cm" svg:y="8.346cm" svg:viewBox="0 0 75 149" draw:points="75,75 0,0 0,149">
          <text:p/>
        </draw:polygon>
        <draw:polygon draw:style-name="gr16" draw:text-style-name="P7" draw:layer="layout" svg:width="0.297cm" svg:height="0.149cm" svg:x="7.601cm" svg:y="8.197cm" svg:viewBox="0 0 298 150" draw:points="148,0 0,150 298,150">
          <text:p/>
        </draw:polygon>
        <draw:polygon draw:style-name="gr16" draw:text-style-name="P7" draw:layer="layout" svg:width="0.061cm" svg:height="0.096cm" svg:x="5.67cm" svg:y="6.913cm" svg:viewBox="0 0 62 97" draw:points="0,0 0,97 62,35">
          <text:p/>
        </draw:polygon>
        <draw:polygon draw:style-name="gr16" draw:text-style-name="P7" draw:layer="layout" svg:width="0.149cm" svg:height="0.148cm" svg:x="8.937cm" svg:y="8.346cm" svg:viewBox="0 0 150 149" draw:points="0,149 150,149 150,0">
          <text:p/>
        </draw:polygon>
        <draw:polygon draw:style-name="gr16" draw:text-style-name="P7" draw:layer="layout" svg:width="0.297cm" svg:height="0.148cm" svg:x="6.71cm" svg:y="7.752cm" svg:viewBox="0 0 298 149" draw:points="148,149 298,0 0,0">
          <text:p/>
        </draw:polygon>
        <draw:polygon draw:style-name="gr16" draw:text-style-name="P7" draw:layer="layout" svg:width="0.149cm" svg:height="0.297cm" svg:x="5.818cm" svg:y="7.158cm" svg:viewBox="0 0 150 298" draw:points="150,149 0,0 0,298">
          <text:p/>
        </draw:polygon>
        <draw:polygon draw:style-name="gr16" draw:text-style-name="P7" draw:layer="layout" svg:width="0.297cm" svg:height="0.148cm" svg:x="7.304cm" svg:y="7.752cm" svg:viewBox="0 0 298 149" draw:points="148,149 298,0 0,0">
          <text:p/>
        </draw:polygon>
        <draw:polygon draw:style-name="gr16" draw:text-style-name="P7" draw:layer="layout" svg:width="0.297cm" svg:height="0.297cm" svg:x="8.195cm" svg:y="8.049cm" svg:viewBox="0 0 298 298" draw:points="0,298 298,298 0,0">
          <text:p/>
        </draw:polygon>
        <draw:polygon draw:style-name="gr16" draw:text-style-name="P7" draw:layer="layout" svg:width="0.297cm" svg:height="0.148cm" svg:x="4.927cm" svg:y="7.158cm" svg:viewBox="0 0 298 149" draw:points="149,149 298,0 0,0">
          <text:p/>
        </draw:polygon>
        <draw:polygon draw:style-name="gr16" draw:text-style-name="P7" draw:layer="layout" svg:width="0.078cm" svg:height="0.06cm" svg:x="2.176cm" svg:y="2.999cm" svg:viewBox="0 0 79 61" draw:points="17,61 79,0 0,0">
          <text:p/>
        </draw:polygon>
        <draw:polygon draw:style-name="gr16" draw:text-style-name="P7" draw:layer="layout" svg:width="0.056cm" svg:height="0.118cm" svg:x="4.184cm" svg:y="5.703cm" svg:viewBox="0 0 57 119" draw:points="0,0 0,119 57,62">
          <text:p/>
        </draw:polygon>
        <draw:polygon draw:style-name="gr16" draw:text-style-name="P7" draw:layer="layout" svg:width="0.148cm" svg:height="0.149cm" svg:x="5.67cm" svg:y="7.009cm" svg:viewBox="0 0 149 150" draw:points="149,0 0,0 149,150">
          <text:p/>
        </draw:polygon>
        <draw:polygon draw:style-name="gr16" draw:text-style-name="P7" draw:layer="layout" svg:width="0.298cm" svg:height="0.297cm" svg:x="1.956cm" svg:y="1.811cm" svg:viewBox="0 0 299 298" draw:points="299,0 0,0 299,298">
          <text:p/>
        </draw:polygon>
        <draw:polygon draw:style-name="gr16" draw:text-style-name="P7" draw:layer="layout" svg:width="0.127cm" svg:height="0.059cm" svg:x="4.63cm" svg:y="6.208cm" svg:viewBox="0 0 128 60" draw:points="59,0 0,60 128,60">
          <text:p/>
        </draw:polygon>
        <draw:polygon draw:style-name="gr16" draw:text-style-name="P7" draw:layer="layout" svg:width="0.297cm" svg:height="0.148cm" svg:x="8.492cm" svg:y="8.346cm" svg:viewBox="0 0 298 149" draw:points="148,149 298,0 0,0">
          <text:p/>
        </draw:polygon>
        <draw:polygon draw:style-name="gr16" draw:text-style-name="P7" draw:layer="layout" svg:width="0.06cm" svg:height="0.023cm" svg:x="5.521cm" svg:y="6.838cm" svg:viewBox="0 0 61 24" draw:points="22,0 0,24 61,24">
          <text:p/>
        </draw:polygon>
        <draw:polygon draw:style-name="gr16" draw:text-style-name="P7" draw:layer="layout" svg:width="0.103cm" svg:height="0.051cm" svg:x="4.333cm" svg:y="5.918cm" svg:viewBox="0 0 104 52" draw:points="52,0 0,52 104,52">
          <text:p/>
        </draw:polygon>
        <draw:polygon draw:style-name="gr16" draw:text-style-name="P7" draw:layer="layout" svg:width="0.064cm" svg:height="0.019cm" svg:x="6.348cm" svg:y="8.049cm" svg:viewBox="0 0 65 20" draw:points="48,20 65,0 0,0">
          <text:p/>
        </draw:polygon>
        <draw:polygon draw:style-name="gr16" draw:text-style-name="P7" draw:layer="layout" svg:width="0.109cm" svg:height="0.066cm" svg:x="3.333cm" svg:y="5.672cm" svg:viewBox="0 0 110 67" draw:points="43,67 110,0 0,0">
          <text:p/>
        </draw:polygon>
        <draw:polygon draw:style-name="gr16" draw:text-style-name="P7" draw:layer="layout" svg:width="0.074cm" svg:height="0.149cm" svg:x="1.734cm" svg:y="0.622cm" svg:viewBox="0 0 75 150" draw:points="75,0 0,76 75,150">
          <text:p/>
        </draw:polygon>
        <draw:polygon draw:style-name="gr16" draw:text-style-name="P7" draw:layer="layout" svg:width="0.052cm" svg:height="0.103cm" svg:x="4.482cm" svg:y="6.015cm" svg:viewBox="0 0 53 104" draw:points="0,0 0,104 53,51">
          <text:p/>
        </draw:polygon>
        <draw:polygon draw:style-name="gr16" draw:text-style-name="P7" draw:layer="layout" svg:width="0.074cm" svg:height="0.074cm" svg:x="1.734cm" svg:y="0.474cm" svg:viewBox="0 0 75 75" draw:points="0,0 0,75 75,0">
          <text:p/>
        </draw:polygon>
        <draw:polygon draw:style-name="gr16" draw:text-style-name="P7" draw:layer="layout" svg:width="0.297cm" svg:height="0.149cm" svg:x="5.521cm" svg:y="7.009cm" svg:viewBox="0 0 298 150" draw:points="298,150 149,0 0,150">
          <text:p/>
        </draw:polygon>
        <draw:polygon draw:style-name="gr16" draw:text-style-name="P7" draw:layer="layout" svg:width="0.074cm" svg:height="0.074cm" svg:x="1.882cm" svg:y="0.474cm" svg:viewBox="0 0 75 75" draw:points="0,0 0,75 75,0">
          <text:p/>
        </draw:polygon>
        <draw:polygon draw:style-name="gr16" draw:text-style-name="P7" draw:layer="layout" svg:width="0.297cm" svg:height="0.149cm" svg:x="3.739cm" svg:y="5.969cm" svg:viewBox="0 0 298 150" draw:points="148,150 298,0 0,0">
          <text:p/>
        </draw:polygon>
        <draw:polygon draw:style-name="gr16" draw:text-style-name="P7" draw:layer="layout" svg:width="0.078cm" svg:height="0.078cm" svg:x="1.956cm" svg:y="0.622cm" svg:viewBox="0 0 79 79" draw:points="64,0 0,0 79,79">
          <text:p/>
        </draw:polygon>
        <draw:polygon draw:style-name="gr16" draw:text-style-name="P7" draw:layer="layout" svg:width="0.14cm" svg:height="0.175cm" svg:x="3.153cm" svg:y="5.383cm" svg:viewBox="0 0 141 176" draw:points="106,176 141,142 0,0">
          <text:p/>
        </draw:polygon>
        <draw:polygon draw:style-name="gr17" draw:text-style-name="P7" draw:layer="layout" svg:width="0.029cm" svg:height="0.026cm" svg:x="1.63cm" svg:y="0.325cm" svg:viewBox="0 0 30 27" draw:points="4,27 30,0 0,0">
          <text:p/>
        </draw:polygon>
        <draw:polygon draw:style-name="gr18" draw:text-style-name="P2" draw:layer="layout" svg:width="0.029cm" svg:height="0.026cm" svg:x="1.63cm" svg:y="0.325cm" svg:viewBox="0 0 30 27" draw:points="4,27 30,0 0,0">
          <text:p/>
        </draw:polygon>
        <draw:polygon draw:style-name="gr16" draw:text-style-name="P7" draw:layer="layout" svg:width="0.297cm" svg:height="0.148cm" svg:x="5.521cm" svg:y="7.158cm" svg:viewBox="0 0 298 149" draw:points="149,149 298,0 0,0">
          <text:p/>
        </draw:polygon>
        <draw:polygon draw:style-name="gr16" draw:text-style-name="P7" draw:layer="layout" svg:width="0.037cm" svg:height="0.074cm" svg:x="1.697cm" svg:y="0.548cm" svg:viewBox="0 0 38 75" draw:points="0,38 38,75 38,0">
          <text:p/>
        </draw:polygon>
        <draw:polygon draw:style-name="gr16" draw:text-style-name="P7" draw:layer="layout" svg:width="0.075cm" svg:height="0.075cm" svg:x="1.659cm" svg:y="0.399cm" svg:viewBox="0 0 76 76" draw:points="76,76 76,0 0,76">
          <text:p/>
        </draw:polygon>
        <draw:polygon draw:style-name="gr16" draw:text-style-name="P7" draw:layer="layout" svg:width="0.297cm" svg:height="0.149cm" svg:x="8.789cm" svg:y="7.9cm" svg:viewBox="0 0 298 150" draw:points="298,150 148,0 0,150">
          <text:p/>
        </draw:polygon>
        <draw:polygon draw:style-name="gr16" draw:text-style-name="P7" draw:layer="layout" svg:width="0.004cm" svg:height="0.003cm" svg:x="1.952cm" svg:y="2.108cm" svg:viewBox="0 0 5 4" draw:points="1,4 5,0 0,0">
          <text:p/>
        </draw:polygon>
        <draw:polygon draw:style-name="gr16" draw:text-style-name="P7" draw:layer="layout" svg:width="0.093cm" svg:height="0.108cm" svg:x="7.805cm" svg:y="8.346cm" svg:viewBox="0 0 94 109" draw:points="94,109 94,0 0,94">
          <text:p/>
        </draw:polygon>
        <draw:polygon draw:style-name="gr16" draw:text-style-name="P7" draw:layer="layout" svg:width="0.149cm" svg:height="0.149cm" svg:x="5.521cm" svg:y="7.306cm" svg:viewBox="0 0 150 150" draw:points="150,150 150,0 0,150">
          <text:p/>
        </draw:polygon>
        <draw:polygon draw:style-name="gr16" draw:text-style-name="P7" draw:layer="layout" svg:width="0.297cm" svg:height="0.297cm" svg:x="5.224cm" svg:y="7.158cm" svg:viewBox="0 0 298 298" draw:points="298,298 298,0 0,298">
          <text:p/>
        </draw:polygon>
        <draw:polygon draw:style-name="gr16" draw:text-style-name="P7" draw:layer="layout" svg:width="0.149cm" svg:height="0.297cm" svg:x="5.521cm" svg:y="6.861cm" svg:viewBox="0 0 150 298" draw:points="150,149 0,0 0,298">
          <text:p/>
        </draw:polygon>
        <draw:polygon draw:style-name="gr16" draw:text-style-name="P7" draw:layer="layout" svg:width="0.107cm" svg:height="0.078cm" svg:x="2.551cm" svg:y="2.921cm" svg:viewBox="0 0 108 79" draw:points="79,0 0,79 108,79">
          <text:p/>
        </draw:polygon>
        <draw:polygon draw:style-name="gr16" draw:text-style-name="P7" draw:layer="layout" svg:width="0.297cm" svg:height="0.297cm" svg:x="4.927cm" svg:y="6.861cm" svg:viewBox="0 0 298 298" draw:points="0,0 0,298 298,0">
          <text:p/>
        </draw:polygon>
        <draw:polygon draw:style-name="gr16" draw:text-style-name="P7" draw:layer="layout" svg:width="0.297cm" svg:height="0.296cm" svg:x="4.333cm" svg:y="6.267cm" svg:viewBox="0 0 298 297" draw:points="0,0 0,297 298,0">
          <text:p/>
        </draw:polygon>
        <draw:polygon draw:style-name="gr16" draw:text-style-name="P7" draw:layer="layout" svg:width="0.148cm" svg:height="0.149cm" svg:x="2.551cm" svg:y="3.89cm" svg:viewBox="0 0 149 150" draw:points="0,150 149,150 0,0">
          <text:p/>
        </draw:polygon>
        <draw:polygon draw:style-name="gr16" draw:text-style-name="P7" draw:layer="layout" svg:width="0.148cm" svg:height="0.149cm" svg:x="4.779cm" svg:y="6.712cm" svg:viewBox="0 0 149 150" draw:points="149,0 0,0 149,150">
          <text:p/>
        </draw:polygon>
        <draw:polygon draw:style-name="gr16" draw:text-style-name="P7" draw:layer="layout" svg:width="0.297cm" svg:height="0.149cm" svg:x="2.551cm" svg:y="3.89cm" svg:viewBox="0 0 298 150" draw:points="0,0 148,150 298,0">
          <text:p/>
        </draw:polygon>
        <draw:polygon draw:style-name="gr16" draw:text-style-name="P7" draw:layer="layout" svg:width="0.149cm" svg:height="0.149cm" svg:x="4.184cm" svg:y="6.118cm" svg:viewBox="0 0 150 150" draw:points="150,0 0,0 150,150">
          <text:p/>
        </draw:polygon>
        <draw:polygon draw:style-name="gr16" draw:text-style-name="P7" draw:layer="layout" svg:width="0.148cm" svg:height="0.149cm" svg:x="3.145cm" svg:y="5.078cm" svg:viewBox="0 0 149 150" draw:points="0,150 149,150 0,0">
          <text:p/>
        </draw:polygon>
        <draw:polygon draw:style-name="gr16" draw:text-style-name="P7" draw:layer="layout" svg:width="0.02cm" svg:height="0.013cm" svg:x="3.145cm" svg:y="4.174cm" svg:viewBox="0 0 21 14" draw:points="14,0 0,14 21,14">
          <text:p/>
        </draw:polygon>
        <draw:polygon draw:style-name="gr16" draw:text-style-name="P7" draw:layer="layout" svg:width="0.297cm" svg:height="0.297cm" svg:x="3.739cm" svg:y="5.672cm" svg:viewBox="0 0 298 298" draw:points="0,0 0,298 298,0">
          <text:p/>
        </draw:polygon>
        <draw:polygon draw:style-name="gr16" draw:text-style-name="P7" draw:layer="layout" svg:width="0.149cm" svg:height="0.297cm" svg:x="2.699cm" svg:y="3.89cm" svg:viewBox="0 0 150 298" draw:points="0,150 150,298 150,0">
          <text:p/>
        </draw:polygon>
        <draw:polygon draw:style-name="gr16" draw:text-style-name="P7" draw:layer="layout" svg:width="0.297cm" svg:height="0.297cm" svg:x="2.848cm" svg:y="4.187cm" svg:viewBox="0 0 298 298" draw:points="298,0 0,0 0,298">
          <text:p/>
        </draw:polygon>
        <draw:polygon draw:style-name="gr16" draw:text-style-name="P7" draw:layer="layout" svg:width="0.03cm" svg:height="0.036cm" svg:x="7.898cm" svg:y="7.716cm" svg:viewBox="0 0 31 37" draw:points="0,0 0,37 31,7">
          <text:p/>
        </draw:polygon>
        <draw:polygon draw:style-name="gr16" draw:text-style-name="P7" draw:layer="layout" svg:width="0.297cm" svg:height="0.297cm" svg:x="2.848cm" svg:y="4.187cm" svg:viewBox="0 0 298 298" draw:points="298,298 298,0 0,298">
          <text:p/>
        </draw:polygon>
        <draw:polygon draw:style-name="gr16" draw:text-style-name="P7" draw:layer="layout" svg:width="0.008cm" svg:height="0.011cm" svg:x="6.115cm" svg:y="7.147cm" svg:viewBox="0 0 9 12" draw:points="0,0 0,12 9,3">
          <text:p/>
        </draw:polygon>
        <draw:polygon draw:style-name="gr16" draw:text-style-name="P7" draw:layer="layout" svg:width="0.067cm" svg:height="0.067cm" svg:x="7.601cm" svg:y="8.346cm" svg:viewBox="0 0 68 68" draw:points="68,68 0,0 0,55">
          <text:p/>
        </draw:polygon>
        <draw:polygon draw:style-name="gr16" draw:text-style-name="P7" draw:layer="layout" svg:width="0.149cm" svg:height="0.149cm" svg:x="7.452cm" svg:y="8.197cm" svg:viewBox="0 0 150 150" draw:points="150,0 0,0 150,150">
          <text:p/>
        </draw:polygon>
        <draw:polygon draw:style-name="gr16" draw:text-style-name="P7" draw:layer="layout" svg:width="0.297cm" svg:height="0.297cm" svg:x="7.898cm" svg:y="8.049cm" svg:viewBox="0 0 298 298" draw:points="0,298 298,298 298,0">
          <text:p/>
        </draw:polygon>
        <draw:polygon draw:style-name="gr16" draw:text-style-name="P7" draw:layer="layout" svg:width="0.022cm" svg:height="0.022cm" svg:x="6.093cm" svg:y="7.136cm" svg:viewBox="0 0 23 23" draw:points="0,0 23,23 23,12">
          <text:p/>
        </draw:polygon>
        <draw:polygon draw:style-name="gr16" draw:text-style-name="P7" draw:layer="layout" svg:width="0.084cm" svg:height="0.117cm" svg:x="6.18cm" svg:y="7.9cm" svg:viewBox="0 0 85 118" draw:points="85,118 85,0 0,85">
          <text:p/>
        </draw:polygon>
        <draw:polygon draw:style-name="gr16" draw:text-style-name="P7" draw:layer="layout" svg:width="0.148cm" svg:height="0.148cm" svg:x="3.442cm" svg:y="4.93cm" svg:viewBox="0 0 149 149" draw:points="149,149 149,0 0,149">
          <text:p/>
        </draw:polygon>
        <draw:polygon draw:style-name="gr16" draw:text-style-name="P7" draw:layer="layout" svg:width="0.148cm" svg:height="0.149cm" svg:x="5.967cm" svg:y="7.306cm" svg:viewBox="0 0 149 150" draw:points="149,0 0,0 149,150">
          <text:p/>
        </draw:polygon>
        <draw:polygon draw:style-name="gr16" draw:text-style-name="P7" draw:layer="layout" svg:width="0.004cm" svg:height="0.006cm" svg:x="3.59cm" svg:y="4.924cm" svg:viewBox="0 0 5 7" draw:points="0,0 0,7 5,3">
          <text:p/>
        </draw:polygon>
        <draw:polygon draw:style-name="gr16" draw:text-style-name="P7" draw:layer="layout" svg:width="0.148cm" svg:height="0.297cm" svg:x="7.601cm" svg:y="7.752cm" svg:viewBox="0 0 149 298" draw:points="149,149 0,0 0,298">
          <text:p/>
        </draw:polygon>
        <draw:polygon draw:style-name="gr16" draw:text-style-name="P7" draw:layer="layout" svg:width="0.098cm" svg:height="0.098cm" svg:x="6.612cm" svg:y="7.357cm" svg:viewBox="0 0 99 99" draw:points="0,0 99,99 99,37">
          <text:p/>
        </draw:polygon>
        <draw:polygon draw:style-name="gr16" draw:text-style-name="P7" draw:layer="layout" svg:width="0.148cm" svg:height="0.149cm" svg:x="7.304cm" svg:y="7.9cm" svg:viewBox="0 0 149 150" draw:points="149,150 149,0 0,150">
          <text:p/>
        </draw:polygon>
        <draw:polygon draw:style-name="gr16" draw:text-style-name="P7" draw:layer="layout" svg:width="0.297cm" svg:height="0.148cm" svg:x="7.007cm" svg:y="8.049cm" svg:viewBox="0 0 298 149" draw:points="148,149 298,0 0,0">
          <text:p/>
        </draw:polygon>
        <draw:polygon draw:style-name="gr16" draw:text-style-name="P7" draw:layer="layout" svg:width="0.148cm" svg:height="0.149cm" svg:x="6.71cm" svg:y="7.9cm" svg:viewBox="0 0 149 150" draw:points="149,150 149,0 0,150">
          <text:p/>
        </draw:polygon>
        <draw:polygon draw:style-name="gr16" draw:text-style-name="P7" draw:layer="layout" svg:width="0.118cm" svg:height="0.093cm" svg:x="2.254cm" svg:y="2.015cm" svg:viewBox="0 0 119 94" draw:points="93,0 0,94 119,94">
          <text:p/>
        </draw:polygon>
        <draw:polygon draw:style-name="gr16" draw:text-style-name="P7" draw:layer="layout" svg:width="0.297cm" svg:height="0.149cm" svg:x="2.848cm" svg:y="4.781cm" svg:viewBox="0 0 298 150" draw:points="0,0 148,150 298,0">
          <text:p/>
        </draw:polygon>
        <draw:polygon draw:style-name="gr16" draw:text-style-name="P7" draw:layer="layout" svg:width="0.149cm" svg:height="0.074cm" svg:x="9.086cm" svg:y="8.42cm" svg:viewBox="0 0 150 75" draw:points="75,0 0,75 150,75">
          <text:p/>
        </draw:polygon>
        <draw:polygon draw:style-name="gr16" draw:text-style-name="P7" draw:layer="layout" svg:width="0.298cm" svg:height="0.149cm" svg:x="1.956cm" svg:y="1.662cm" svg:viewBox="0 0 299 150" draw:points="299,150 149,0 0,150">
          <text:p/>
        </draw:polygon>
        <draw:polygon draw:style-name="gr16" draw:text-style-name="P7" draw:layer="layout" svg:width="0.126cm" svg:height="0.107cm" svg:x="1.83cm" svg:y="1.513cm" svg:viewBox="0 0 127 108" draw:points="20,108 127,0 0,0">
          <text:p/>
        </draw:polygon>
        <draw:polygon draw:style-name="gr16" draw:text-style-name="P7" draw:layer="layout" svg:width="0.148cm" svg:height="0.297cm" svg:x="2.551cm" svg:y="3.296cm" svg:viewBox="0 0 149 298" draw:points="149,149 0,0 0,298">
          <text:p/>
        </draw:polygon>
        <draw:polygon draw:style-name="gr16" draw:text-style-name="P7" draw:layer="layout" svg:width="0.084cm" svg:height="0.085cm" svg:x="1.872cm" svg:y="1.726cm" svg:viewBox="0 0 85 86" draw:points="19,86 85,86 0,0">
          <text:p/>
        </draw:polygon>
        <draw:polygon draw:style-name="gr16" draw:text-style-name="P7" draw:layer="layout" svg:width="0.149cm" svg:height="0.297cm" svg:x="2.402cm" svg:y="2.999cm" svg:viewBox="0 0 150 298" draw:points="0,149 150,298 150,0">
          <text:p/>
        </draw:polygon>
        <draw:polygon draw:style-name="gr16" draw:text-style-name="P7" draw:layer="layout" svg:width="0.148cm" svg:height="0.149cm" svg:x="1.808cm" svg:y="0.919cm" svg:viewBox="0 0 149 150" draw:points="0,0 0,150 149,0">
          <text:p/>
        </draw:polygon>
        <draw:polygon draw:style-name="gr16" draw:text-style-name="P7" draw:layer="layout" svg:width="0.011cm" svg:height="0.032cm" svg:x="2.837cm" svg:y="4.781cm" svg:viewBox="0 0 12 33" draw:points="12,33 12,0 0,12">
          <text:p/>
        </draw:polygon>
        <draw:polygon draw:style-name="gr16" draw:text-style-name="P7" draw:layer="layout" svg:width="0.074cm" svg:height="0.148cm" svg:x="1.734cm" svg:y="0.474cm" svg:viewBox="0 0 75 149" draw:points="0,75 75,149 75,0">
          <text:p/>
        </draw:polygon>
        <draw:polygon draw:style-name="gr16" draw:text-style-name="P7" draw:layer="layout" svg:width="0.123cm" svg:height="0.101cm" svg:x="1.956cm" svg:y="0.818cm" svg:viewBox="0 0 124 102" draw:points="102,0 0,102 124,102">
          <text:p/>
        </draw:polygon>
        <draw:polygon draw:style-name="gr16" draw:text-style-name="P7" draw:layer="layout" svg:width="0.298cm" svg:height="0.297cm" svg:x="1.956cm" svg:y="1.811cm" svg:viewBox="0 0 299 298" draw:points="0,0 0,298 299,298">
          <text:p/>
        </draw:polygon>
        <draw:polygon draw:style-name="gr16" draw:text-style-name="P7" draw:layer="layout" svg:width="0.297cm" svg:height="0.297cm" svg:x="7.898cm" svg:y="8.049cm" svg:viewBox="0 0 298 298" draw:points="0,0 0,298 298,0">
          <text:p/>
        </draw:polygon>
        <draw:polygon draw:style-name="gr16" draw:text-style-name="P7" draw:layer="layout" svg:width="0.135cm" svg:height="0.171cm" svg:x="7.304cm" svg:y="7.581cm" svg:viewBox="0 0 136 172" draw:points="0,0 0,172 136,35">
          <text:p/>
        </draw:polygon>
        <draw:polygon draw:style-name="gr16" draw:text-style-name="P7" draw:layer="layout" svg:width="0.298cm" svg:height="0.297cm" svg:x="6.412cm" svg:y="7.752cm" svg:viewBox="0 0 299 298" draw:points="299,298 299,0 0,298">
          <text:p/>
        </draw:polygon>
        <draw:polygon draw:style-name="gr16" draw:text-style-name="P7" draw:layer="layout" svg:width="0.148cm" svg:height="0.297cm" svg:x="6.71cm" svg:y="7.455cm" svg:viewBox="0 0 149 298" draw:points="149,149 0,0 0,298">
          <text:p/>
        </draw:polygon>
        <draw:polygon draw:style-name="gr16" draw:text-style-name="P7" draw:layer="layout" svg:width="0.01cm" svg:height="0.043cm" svg:x="2.402cm" svg:y="2.213cm" svg:viewBox="0 0 11 44" draw:points="0,0 0,44 11,34">
          <text:p/>
        </draw:polygon>
        <draw:polygon draw:style-name="gr16" draw:text-style-name="P7" draw:layer="layout" svg:width="0.297cm" svg:height="0.297cm" svg:x="6.115cm" svg:y="7.455cm" svg:viewBox="0 0 298 298" draw:points="0,0 0,298 298,0">
          <text:p/>
        </draw:polygon>
        <draw:polygon draw:style-name="gr16" draw:text-style-name="P7" draw:layer="layout" svg:width="0.297cm" svg:height="0.297cm" svg:x="8.492cm" svg:y="8.049cm" svg:viewBox="0 0 298 298" draw:points="0,0 0,298 298,0">
          <text:p/>
        </draw:polygon>
        <draw:polygon draw:style-name="gr16" draw:text-style-name="P7" draw:layer="layout" svg:width="0.148cm" svg:height="0.297cm" svg:x="3.442cm" svg:y="5.375cm" svg:viewBox="0 0 149 298" draw:points="149,150 0,0 0,298">
          <text:p/>
        </draw:polygon>
        <draw:polygon draw:style-name="gr16" draw:text-style-name="P7" draw:layer="layout" svg:width="0.037cm" svg:height="0.03cm" svg:x="2.254cm" svg:y="1.781cm" svg:viewBox="0 0 38 31" draw:points="30,0 0,31 38,31">
          <text:p/>
        </draw:polygon>
        <draw:polygon draw:style-name="gr16" draw:text-style-name="P7" draw:layer="layout" svg:width="0.148cm" svg:height="0.297cm" svg:x="2.254cm" svg:y="2.405cm" svg:viewBox="0 0 149 298" draw:points="149,149 0,0 0,298">
          <text:p/>
        </draw:polygon>
        <draw:polygon draw:style-name="gr16" draw:text-style-name="P7" draw:layer="layout" svg:width="0.149cm" svg:height="0.297cm" svg:x="3.293cm" svg:y="5.078cm" svg:viewBox="0 0 150 298" draw:points="0,150 150,298 150,0">
          <text:p/>
        </draw:polygon>
        <draw:polygon draw:style-name="gr16" draw:text-style-name="P7" draw:layer="layout" svg:width="0.149cm" svg:height="0.297cm" svg:x="2.996cm" svg:y="4.781cm" svg:viewBox="0 0 150 298" draw:points="0,150 150,298 150,0">
          <text:p/>
        </draw:polygon>
        <draw:polygon draw:style-name="gr16" draw:text-style-name="P7" draw:layer="layout" svg:width="0.149cm" svg:height="0.148cm" svg:x="1.956cm" svg:y="1.365cm" svg:viewBox="0 0 150 149" draw:points="150,149 150,0 0,149">
          <text:p/>
        </draw:polygon>
        <draw:polygon draw:style-name="gr16" draw:text-style-name="P7" draw:layer="layout" svg:width="0.297cm" svg:height="0.149cm" svg:x="3.145cm" svg:y="5.078cm" svg:viewBox="0 0 298 150" draw:points="0,0 148,150 298,0">
          <text:p/>
        </draw:polygon>
        <draw:polygon draw:style-name="gr16" draw:text-style-name="P7" draw:layer="layout" svg:width="0.099cm" svg:height="0.099cm" svg:x="5.422cm" svg:y="6.762cm" svg:viewBox="0 0 100 100" draw:points="0,0 100,100 100,64">
          <text:p/>
        </draw:polygon>
        <draw:polygon draw:style-name="gr16" draw:text-style-name="P7" draw:layer="layout" svg:width="0.148cm" svg:height="0.297cm" svg:x="3.145cm" svg:y="4.484cm" svg:viewBox="0 0 149 298" draw:points="149,150 0,0 0,298">
          <text:p/>
        </draw:polygon>
        <draw:polygon draw:style-name="gr16" draw:text-style-name="P7" draw:layer="layout" svg:width="0.298cm" svg:height="0.148cm" svg:x="1.956cm" svg:y="2.108cm" svg:viewBox="0 0 299 149" draw:points="0,0 149,149 299,0">
          <text:p/>
        </draw:polygon>
        <draw:polygon draw:style-name="gr16" draw:text-style-name="P7" draw:layer="layout" svg:width="0.297cm" svg:height="0.297cm" svg:x="2.254cm" svg:y="2.702cm" svg:viewBox="0 0 298 298" draw:points="0,298 298,298 0,0">
          <text:p/>
        </draw:polygon>
        <draw:polygon draw:style-name="gr16" draw:text-style-name="P7" draw:layer="layout" svg:width="0.297cm" svg:height="0.297cm" svg:x="7.007cm" svg:y="7.752cm" svg:viewBox="0 0 298 298" draw:points="298,298 298,0 0,298">
          <text:p/>
        </draw:polygon>
        <draw:polygon draw:style-name="gr16" draw:text-style-name="P7" draw:layer="layout" svg:width="0.149cm" svg:height="0.297cm" svg:x="2.105cm" svg:y="2.108cm" svg:viewBox="0 0 150 298" draw:points="0,149 150,298 150,0">
          <text:p/>
        </draw:polygon>
        <draw:polygon draw:style-name="gr16" draw:text-style-name="P7" draw:layer="layout" svg:width="0.007cm" svg:height="0.006cm" svg:x="1.652cm" svg:y="0.474cm" svg:viewBox="0 0 8 7" draw:points="1,7 8,0 0,0">
          <text:p/>
        </draw:polygon>
        <draw:polygon draw:style-name="gr16" draw:text-style-name="P7" draw:layer="layout" svg:width="0.008cm" svg:height="0.009cm" svg:x="1.651cm" svg:y="0.465cm" svg:viewBox="0 0 9 10" draw:points="2,10 9,10 0,0">
          <text:p/>
        </draw:polygon>
        <draw:polygon draw:style-name="gr16" draw:text-style-name="P7" draw:layer="layout" svg:width="0.074cm" svg:height="0.074cm" svg:x="1.734cm" svg:y="0.548cm" svg:viewBox="0 0 75 75" draw:points="0,0 0,75 75,75">
          <text:p/>
        </draw:polygon>
        <draw:polygon draw:style-name="gr16" draw:text-style-name="P7" draw:layer="layout" svg:width="0.006cm" svg:height="0.05cm" svg:x="1.653cm" svg:y="0.474cm" svg:viewBox="0 0 7 51" draw:points="7,51 7,0 0,7">
          <text:p/>
        </draw:polygon>
        <draw:polygon draw:style-name="gr16" draw:text-style-name="P7" draw:layer="layout" svg:width="0.149cm" svg:height="0.149cm" svg:x="7.749cm" svg:y="7.9cm" svg:viewBox="0 0 150 150" draw:points="150,0 0,0 150,150">
          <text:p/>
        </draw:polygon>
        <draw:polygon draw:style-name="gr16" draw:text-style-name="P7" draw:layer="layout" svg:width="0.297cm" svg:height="0.297cm" svg:x="6.115cm" svg:y="7.455cm" svg:viewBox="0 0 298 298" draw:points="0,298 298,298 298,0">
          <text:p/>
        </draw:polygon>
        <draw:polygon draw:style-name="gr16" draw:text-style-name="P7" draw:layer="layout" svg:width="0.006cm" svg:height="0.006cm" svg:x="9.086cm" svg:y="8.569cm" svg:viewBox="0 0 7 7" draw:points="7,7 0,0 0,7">
          <text:p/>
        </draw:polygon>
        <draw:polygon draw:style-name="gr16" draw:text-style-name="P7" draw:layer="layout" svg:width="0.128cm" svg:height="0.091cm" svg:x="2.699cm" svg:y="3.353cm" svg:viewBox="0 0 129 92" draw:points="92,0 0,92 129,92">
          <text:p/>
        </draw:polygon>
        <draw:polygon draw:style-name="gr16" draw:text-style-name="P7" draw:layer="layout" svg:width="0.148cm" svg:height="0.297cm" svg:x="3.442cm" svg:y="5.078cm" svg:viewBox="0 0 149 298" draw:points="0,298 149,150 0,0">
          <text:p/>
        </draw:polygon>
        <draw:polygon draw:style-name="gr16" draw:text-style-name="P7" draw:layer="layout" svg:width="0.074cm" svg:height="0.148cm" svg:x="8.789cm" svg:y="8.346cm" svg:viewBox="0 0 75 149" draw:points="0,149 75,75 0,0">
          <text:p/>
        </draw:polygon>
        <draw:polygon draw:style-name="gr16" draw:text-style-name="P7" draw:layer="layout" svg:width="0.074cm" svg:height="0.148cm" svg:x="8.863cm" svg:y="8.346cm" svg:viewBox="0 0 75 149" draw:points="75,0 0,75 75,149">
          <text:p/>
        </draw:polygon>
        <draw:polygon draw:style-name="gr16" draw:text-style-name="P7" draw:layer="layout" svg:width="0.085cm" svg:height="0.106cm" svg:x="3.654cm" svg:y="6.118cm" svg:viewBox="0 0 86 107" draw:points="86,107 86,0 0,0">
          <text:p/>
        </draw:polygon>
        <draw:polygon draw:style-name="gr16" draw:text-style-name="P7" draw:layer="layout" svg:width="0.095cm" svg:height="0.124cm" svg:x="6.615cm" svg:y="8.049cm" svg:viewBox="0 0 96 125" draw:points="96,125 96,0 0,95">
          <text:p/>
        </draw:polygon>
        <draw:polygon draw:style-name="gr16" draw:text-style-name="P7" draw:layer="layout" svg:width="0.144cm" svg:height="0.223cm" svg:x="5.377cm" svg:y="7.455cm" svg:viewBox="0 0 145 224" draw:points="145,224 145,0 0,145">
          <text:p/>
        </draw:polygon>
        <draw:polygon draw:style-name="gr16" draw:text-style-name="P7" draw:layer="layout" svg:width="0.133cm" svg:height="0.143cm" svg:x="3.903cm" svg:y="6.415cm" svg:viewBox="0 0 134 144" draw:points="134,144 134,0 0,0">
          <text:p/>
        </draw:polygon>
        <draw:polygon draw:style-name="gr16" draw:text-style-name="P7" draw:layer="layout" svg:width="0.149cm" svg:height="0.297cm" svg:x="8.937cm" svg:y="8.049cm" svg:viewBox="0 0 150 298" draw:points="150,0 0,149 150,298">
          <text:p/>
        </draw:polygon>
        <draw:polygon draw:style-name="gr16" draw:text-style-name="P7" draw:layer="layout" svg:width="0.055cm" svg:height="0.002cm" svg:x="8.957cm" svg:y="8.569cm" svg:viewBox="0 0 56 3" draw:points="53,3 56,0 0,0">
          <text:p/>
        </draw:polygon>
        <draw:polygon draw:style-name="gr16" draw:text-style-name="P7" draw:layer="layout" svg:width="0.148cm" svg:height="0.297cm" svg:x="8.789cm" svg:y="8.049cm" svg:viewBox="0 0 149 298" draw:points="0,298 149,149 0,0">
          <text:p/>
        </draw:polygon>
        <draw:polygon draw:style-name="gr16" draw:text-style-name="P7" draw:layer="layout" svg:width="0.148cm" svg:height="0.074cm" svg:x="8.789cm" svg:y="8.346cm" svg:viewBox="0 0 149 75" draw:points="75,75 149,0 0,0">
          <text:p/>
        </draw:polygon>
        <draw:polygon draw:style-name="gr16" draw:text-style-name="P7" draw:layer="layout" svg:width="0.109cm" svg:height="0.089cm" svg:x="4.521cm" svg:y="7.009cm" svg:viewBox="0 0 110 90" draw:points="110,90 110,0 0,0">
          <text:p/>
        </draw:polygon>
        <draw:polygon draw:style-name="gr16" draw:text-style-name="P7" draw:layer="layout" svg:width="0.074cm" svg:height="0.149cm" svg:x="9.235cm" svg:y="8.197cm" svg:viewBox="0 0 75 150" draw:points="0,150 75,76 0,0">
          <text:p/>
        </draw:polygon>
        <draw:polygon draw:style-name="gr16" draw:text-style-name="P7" draw:layer="layout" svg:width="0.028cm" svg:height="0.028cm" svg:x="2.82cm" svg:y="4.753cm" svg:viewBox="0 0 29 29" draw:points="12,29 29,29 0,0">
          <text:p/>
        </draw:polygon>
        <draw:polygon draw:style-name="gr16" draw:text-style-name="P7" draw:layer="layout" svg:width="0.015cm" svg:height="0.011cm" svg:x="4.912cm" svg:y="7.306cm" svg:viewBox="0 0 16 12" draw:points="16,12 16,0 0,0">
          <text:p/>
        </draw:polygon>
        <draw:polygon draw:style-name="gr16" draw:text-style-name="P7" draw:layer="layout" svg:width="0.074cm" svg:height="0.075cm" svg:x="1.808cm" svg:y="0.399cm" svg:viewBox="0 0 75 76" draw:points="75,0 0,0 0,76">
          <text:p/>
        </draw:polygon>
        <draw:polygon draw:style-name="gr17" draw:text-style-name="P7" draw:layer="layout" svg:width="0.074cm" svg:height="0.074cm" svg:x="1.734cm" svg:y="0.325cm" svg:viewBox="0 0 75 75" draw:points="0,75 75,75 75,0">
          <text:p/>
        </draw:polygon>
        <draw:polygon draw:style-name="gr18" draw:text-style-name="P2" draw:layer="layout" svg:width="0.074cm" svg:height="0.074cm" svg:x="1.734cm" svg:y="0.325cm" svg:viewBox="0 0 75 75" draw:points="0,75 75,75 75,0">
          <text:p/>
        </draw:polygon>
        <draw:polygon draw:style-name="gr16" draw:text-style-name="P7" draw:layer="layout" svg:width="0.074cm" svg:height="0.075cm" svg:x="1.808cm" svg:y="0.399cm" svg:viewBox="0 0 75 76" draw:points="75,76 75,0 0,76">
          <text:p/>
        </draw:polygon>
        <draw:polygon draw:style-name="gr16" draw:text-style-name="P7" draw:layer="layout" svg:width="0.148cm" svg:height="0.148cm" svg:x="5.67cm" svg:y="7.455cm" svg:viewBox="0 0 149 149" draw:points="0,0 0,149 149,0">
          <text:p/>
        </draw:polygon>
        <draw:polygon draw:style-name="gr16" draw:text-style-name="P7" draw:layer="layout" svg:width="0.006cm" svg:height="0.008cm" svg:x="1.691cm" svg:y="0.729cm" svg:viewBox="0 0 7 9" draw:points="3,9 7,6 0,0">
          <text:p/>
        </draw:polygon>
        <draw:polygon draw:style-name="gr16" draw:text-style-name="P7" draw:layer="layout" svg:width="0.007cm" svg:height="0.036cm" svg:x="1.802cm" svg:y="1.365cm" svg:viewBox="0 0 8 37" draw:points="8,37 8,0 0,6">
          <text:p/>
        </draw:polygon>
        <draw:polygon draw:style-name="gr16" draw:text-style-name="P7" draw:layer="layout" svg:width="0.099cm" svg:height="0.159cm" svg:x="2.105cm" svg:y="1.305cm" svg:viewBox="0 0 100 160" draw:points="61,0 0,61 100,160">
          <text:p/>
        </draw:polygon>
        <draw:polygon draw:style-name="gr16" draw:text-style-name="P7" draw:layer="layout" svg:width="0.131cm" svg:height="0.131cm" svg:x="8.212cm" svg:y="7.769cm" svg:viewBox="0 0 132 132" draw:points="0,0 132,132 132,18">
          <text:p/>
        </draw:polygon>
        <draw:polygon draw:style-name="gr16" draw:text-style-name="P7" draw:layer="layout" svg:width="0.066cm" svg:height="0.056cm" svg:x="1.89cm" svg:y="1.811cm" svg:viewBox="0 0 67 57" draw:points="10,57 67,0 0,0">
          <text:p/>
        </draw:polygon>
        <draw:polygon draw:style-name="gr16" draw:text-style-name="P7" draw:layer="layout" svg:width="0.149cm" svg:height="0.297cm" svg:x="1.956cm" svg:y="1.216cm" svg:viewBox="0 0 150 298" draw:points="0,298 150,150 0,0">
          <text:p/>
        </draw:polygon>
        <draw:polygon draw:style-name="gr16" draw:text-style-name="P7" draw:layer="layout" svg:width="0.148cm" svg:height="0.297cm" svg:x="1.808cm" svg:y="0.919cm" svg:viewBox="0 0 149 298" draw:points="149,0 0,150 149,298">
          <text:p/>
        </draw:polygon>
        <draw:polygon draw:style-name="gr16" draw:text-style-name="P7" draw:layer="layout" svg:width="0.071cm" svg:height="0.071cm" svg:x="1.737cm" svg:y="0.997cm" svg:viewBox="0 0 72 72" draw:points="12,72 72,72 0,0">
          <text:p/>
        </draw:polygon>
        <draw:polygon draw:style-name="gr16" draw:text-style-name="P7" draw:layer="layout" svg:width="0.057cm" svg:height="0.057cm" svg:x="8.64cm" svg:y="8.494cm" svg:viewBox="0 0 58 58" draw:points="58,58 0,0 0,54">
          <text:p/>
        </draw:polygon>
        <draw:polygon draw:style-name="gr16" draw:text-style-name="P7" draw:layer="layout" svg:width="0.149cm" svg:height="0.148cm" svg:x="3.59cm" svg:y="5.227cm" svg:viewBox="0 0 150 149" draw:points="150,0 0,0 150,149">
          <text:p/>
        </draw:polygon>
        <draw:polygon draw:style-name="gr16" draw:text-style-name="P7" draw:layer="layout" svg:width="0.148cm" svg:height="0.149cm" svg:x="3.442cm" svg:y="5.078cm" svg:viewBox="0 0 149 150" draw:points="149,150 149,0 0,0">
          <text:p/>
        </draw:polygon>
        <draw:polygon draw:style-name="gr16" draw:text-style-name="P7" draw:layer="layout" svg:width="0.149cm" svg:height="0.296cm" svg:x="4.63cm" svg:y="6.267cm" svg:viewBox="0 0 150 297" draw:points="0,297 150,149 0,0">
          <text:p/>
        </draw:polygon>
        <draw:polygon draw:style-name="gr16" draw:text-style-name="P7" draw:layer="layout" svg:width="0.056cm" svg:height="0.041cm" svg:x="5.076cm" svg:y="6.522cm" svg:viewBox="0 0 57 42" draw:points="0,0 0,42 57,42">
          <text:p/>
        </draw:polygon>
        <draw:polygon draw:style-name="gr16" draw:text-style-name="P7" draw:layer="layout" svg:width="0.148cm" svg:height="0.148cm" svg:x="4.779cm" svg:y="6.415cm" svg:viewBox="0 0 149 149" draw:points="149,0 0,0 149,149">
          <text:p/>
        </draw:polygon>
        <draw:polygon draw:style-name="gr16" draw:text-style-name="P7" draw:layer="layout" svg:width="0.033cm" svg:height="0.057cm" svg:x="1.664cm" svg:y="0.552cm" svg:viewBox="0 0 34 58" draw:points="9,58 34,33 0,0">
          <text:p/>
        </draw:polygon>
        <draw:polygon draw:style-name="gr16" draw:text-style-name="P7" draw:layer="layout" svg:width="0.061cm" svg:height="0.085cm" svg:x="3.739cm" svg:y="5.142cm" svg:viewBox="0 0 62 86" draw:points="0,0 0,86 62,86">
          <text:p/>
        </draw:polygon>
        <draw:polygon draw:style-name="gr16" draw:text-style-name="P7" draw:layer="layout" svg:width="0.149cm" svg:height="0.297cm" svg:x="3.59cm" svg:y="5.672cm" svg:viewBox="0 0 150 298" draw:points="150,0 0,150 150,298">
          <text:p/>
        </draw:polygon>
        <draw:polygon draw:style-name="gr16" draw:text-style-name="P7" draw:layer="layout" svg:width="0.148cm" svg:height="0.149cm" svg:x="3.442cm" svg:y="5.672cm" svg:viewBox="0 0 149 150" draw:points="0,150 149,150 0,0">
          <text:p/>
        </draw:polygon>
        <draw:polygon draw:style-name="gr16" draw:text-style-name="P7" draw:layer="layout" svg:width="0.059cm" svg:height="0.112cm" svg:x="4.63cm" svg:y="6.155cm" svg:viewBox="0 0 60 113" draw:points="0,0 0,113 60,54">
          <text:p/>
        </draw:polygon>
        <draw:polygon draw:style-name="gr16" draw:text-style-name="P7" draw:layer="layout" svg:width="0.035cm" svg:height="0.118cm" svg:x="2.219cm" svg:y="3.147cm" svg:viewBox="0 0 36 119" draw:points="36,119 36,0 0,0">
          <text:p/>
        </draw:polygon>
        <draw:polygon draw:style-name="gr16" draw:text-style-name="P7" draw:layer="layout" svg:width="0.149cm" svg:height="0.149cm" svg:x="4.333cm" svg:y="5.969cm" svg:viewBox="0 0 150 150" draw:points="0,150 150,150 0,0">
          <text:p/>
        </draw:polygon>
        <draw:polygon draw:style-name="gr16" draw:text-style-name="P7" draw:layer="layout" svg:width="0.149cm" svg:height="0.149cm" svg:x="4.927cm" svg:y="6.563cm" svg:viewBox="0 0 150 150" draw:points="150,150 150,0 0,0">
          <text:p/>
        </draw:polygon>
        <draw:polygon draw:style-name="gr16" draw:text-style-name="P7" draw:layer="layout" svg:width="0.031cm" svg:height="0.055cm" svg:x="3.293cm" svg:y="4.429cm" svg:viewBox="0 0 32 56" draw:points="0,0 0,56 32,56">
          <text:p/>
        </draw:polygon>
        <draw:polygon draw:style-name="gr16" draw:text-style-name="P7" draw:layer="layout" svg:width="0.149cm" svg:height="0.148cm" svg:x="3.59cm" svg:y="5.821cm" svg:viewBox="0 0 150 149" draw:points="0,0 0,149 150,149">
          <text:p/>
        </draw:polygon>
        <draw:polygon draw:style-name="gr16" draw:text-style-name="P7" draw:layer="layout" svg:width="0.049cm" svg:height="0.067cm" svg:x="3.541cm" svg:y="5.969cm" svg:viewBox="0 0 50 68" draw:points="50,68 50,0 0,0">
          <text:p/>
        </draw:polygon>
        <draw:polygon draw:style-name="gr16" draw:text-style-name="P7" draw:layer="layout" svg:width="0.148cm" svg:height="0.297cm" svg:x="4.036cm" svg:y="5.672cm" svg:viewBox="0 0 149 298" draw:points="0,298 149,150 0,0">
          <text:p/>
        </draw:polygon>
        <draw:polygon draw:style-name="gr16" draw:text-style-name="P7" draw:layer="layout" svg:width="0.035cm" svg:height="0.091cm" svg:x="2.516cm" svg:y="4.039cm" svg:viewBox="0 0 36 92" draw:points="36,92 36,0 0,0">
          <text:p/>
        </draw:polygon>
        <draw:polygon draw:style-name="gr16" draw:text-style-name="P7" draw:layer="layout" svg:width="0.051cm" svg:height="0.104cm" svg:x="4.333cm" svg:y="5.865cm" svg:viewBox="0 0 52 105" draw:points="0,0 0,105 52,54">
          <text:p/>
        </draw:polygon>
        <draw:polygon draw:style-name="gr16" draw:text-style-name="P7" draw:layer="layout" svg:width="0.149cm" svg:height="0.149cm" svg:x="6.858cm" svg:y="7.9cm" svg:viewBox="0 0 150 150" draw:points="0,0 0,150 150,150">
          <text:p/>
        </draw:polygon>
        <draw:polygon draw:style-name="gr16" draw:text-style-name="P7" draw:layer="layout" svg:width="0.144cm" svg:height="0.135cm" svg:x="4.189cm" svg:y="6.712cm" svg:viewBox="0 0 145 136" draw:points="145,136 145,0 0,0">
          <text:p/>
        </draw:polygon>
        <draw:polygon draw:style-name="gr16" draw:text-style-name="P7" draw:layer="layout" svg:width="0.148cm" svg:height="0.149cm" svg:x="7.601cm" svg:y="8.197cm" svg:viewBox="0 0 149 150" draw:points="149,0 0,0 0,150">
          <text:p/>
        </draw:polygon>
        <draw:polygon draw:style-name="gr16" draw:text-style-name="P7" draw:layer="layout" svg:width="0.148cm" svg:height="0.149cm" svg:x="7.007cm" svg:y="7.603cm" svg:viewBox="0 0 149 150" draw:points="149,0 0,0 0,150">
          <text:p/>
        </draw:polygon>
        <draw:polygon draw:style-name="gr16" draw:text-style-name="P7" draw:layer="layout" svg:width="0.149cm" svg:height="0.149cm" svg:x="1.956cm" svg:y="1.513cm" svg:viewBox="0 0 150 150" draw:points="150,150 150,0 0,0">
          <text:p/>
        </draw:polygon>
        <draw:polygon draw:style-name="gr16" draw:text-style-name="P7" draw:layer="layout" svg:width="0.005cm" svg:height="0.005cm" svg:x="2.551cm" svg:y="2.702cm" svg:viewBox="0 0 6 6" draw:points="4,0 0,0 6,6">
          <text:p/>
        </draw:polygon>
        <draw:polygon draw:style-name="gr16" draw:text-style-name="P7" draw:layer="layout" svg:width="0.01cm" svg:height="0.037cm" svg:x="2.095cm" svg:y="2.702cm" svg:viewBox="0 0 11 38" draw:points="11,38 11,0 0,0">
          <text:p/>
        </draw:polygon>
        <draw:polygon draw:style-name="gr16" draw:text-style-name="P7" draw:layer="layout" svg:width="0.014cm" svg:height="0.027cm" svg:x="2.982cm" svg:y="5.078cm" svg:viewBox="0 0 15 28" draw:points="15,28 15,0 0,0">
          <text:p/>
        </draw:polygon>
        <draw:polygon draw:style-name="gr16" draw:text-style-name="P7" draw:layer="layout" svg:width="0.149cm" svg:height="0.149cm" svg:x="2.105cm" svg:y="2.553cm" svg:viewBox="0 0 150 150" draw:points="0,0 0,150 150,150">
          <text:p/>
        </draw:polygon>
        <draw:polygon draw:style-name="gr16" draw:text-style-name="P7" draw:layer="layout" svg:width="0.149cm" svg:height="0.148cm" svg:x="2.996cm" svg:y="4.93cm" svg:viewBox="0 0 150 149" draw:points="0,0 0,149 150,149">
          <text:p/>
        </draw:polygon>
        <draw:polygon draw:style-name="gr16" draw:text-style-name="P7" draw:layer="layout" svg:width="0.148cm" svg:height="0.148cm" svg:x="2.551cm" svg:y="3.296cm" svg:viewBox="0 0 149 149" draw:points="149,149 149,0 0,0">
          <text:p/>
        </draw:polygon>
        <draw:polygon draw:style-name="gr16" draw:text-style-name="P7" draw:layer="layout" svg:width="0.297cm" svg:height="0.149cm" svg:x="4.333cm" svg:y="6.118cm" svg:viewBox="0 0 298 150" draw:points="149,0 0,150 298,150">
          <text:p/>
        </draw:polygon>
        <draw:polygon draw:style-name="gr17" draw:text-style-name="P7" draw:layer="layout" svg:width="0.148cm" svg:height="0.074cm" svg:x="1.808cm" svg:y="0.325cm" svg:viewBox="0 0 149 75" draw:points="0,0 75,75 149,0">
          <text:p/>
        </draw:polygon>
        <draw:polygon draw:style-name="gr18" draw:text-style-name="P2" draw:layer="layout" svg:width="0.148cm" svg:height="0.074cm" svg:x="1.808cm" svg:y="0.325cm" svg:viewBox="0 0 149 75" draw:points="0,0 75,75 149,0">
          <text:p/>
        </draw:polygon>
        <draw:polygon draw:style-name="gr16" draw:text-style-name="P7" draw:layer="layout" svg:width="0.149cm" svg:height="0.148cm" svg:x="6.858cm" svg:y="8.049cm" svg:viewBox="0 0 150 149" draw:points="0,149 150,149 150,0">
          <text:p/>
        </draw:polygon>
        <draw:polygon draw:style-name="gr16" draw:text-style-name="P7" draw:layer="layout" svg:width="0.074cm" svg:height="0.075cm" svg:x="1.734cm" svg:y="0.399cm" svg:viewBox="0 0 75 76" draw:points="0,0 0,76 75,76">
          <text:p/>
        </draw:polygon>
        <draw:polygon draw:style-name="gr16" draw:text-style-name="P7" draw:layer="layout" svg:width="0.148cm" svg:height="0.148cm" svg:x="1.808cm" svg:y="0.771cm" svg:viewBox="0 0 149 149" draw:points="0,0 0,149 149,149">
          <text:p/>
        </draw:polygon>
        <draw:polygon draw:style-name="gr16" draw:text-style-name="P7" draw:layer="layout" svg:width="0.003cm" svg:height="0.003cm" svg:x="9.009cm" svg:y="8.569cm" svg:viewBox="0 0 4 4" draw:points="4,4 4,0 0,3">
          <text:p/>
        </draw:polygon>
        <draw:polygon draw:style-name="gr16" draw:text-style-name="P7" draw:layer="layout" svg:width="0.148cm" svg:height="0.149cm" svg:x="5.67cm" svg:y="7.306cm" svg:viewBox="0 0 149 150" draw:points="0,0 0,150 149,150">
          <text:p/>
        </draw:polygon>
        <draw:polygon draw:style-name="gr16" draw:text-style-name="P7" draw:layer="layout" svg:width="0.107cm" svg:height="0.107cm" svg:x="2.147cm" svg:y="2.892cm" svg:viewBox="0 0 108 108" draw:points="30,108 108,108 0,0">
          <text:p/>
        </draw:polygon>
        <draw:polygon draw:style-name="gr16" draw:text-style-name="P7" draw:layer="layout" svg:width="0.148cm" svg:height="0.149cm" svg:x="2.551cm" svg:y="3.741cm" svg:viewBox="0 0 149 150" draw:points="149,0 0,0 0,150">
          <text:p/>
        </draw:polygon>
        <draw:polygon draw:style-name="gr16" draw:text-style-name="P7" draw:layer="layout" svg:width="0.148cm" svg:height="0.297cm" svg:x="2.848cm" svg:y="3.89cm" svg:viewBox="0 0 149 298" draw:points="0,298 149,150 0,0">
          <text:p/>
        </draw:polygon>
        <draw:polygon draw:style-name="gr16" draw:text-style-name="P7" draw:layer="layout" svg:width="0.005cm" svg:height="0.007cm" svg:x="1.951cm" svg:y="2.102cm" svg:viewBox="0 0 6 8" draw:points="1,8 6,8 0,0">
          <text:p/>
        </draw:polygon>
        <draw:polygon draw:style-name="gr16" draw:text-style-name="P7" draw:layer="layout" svg:width="0.068cm" svg:height="0.069cm" svg:x="8.789cm" svg:y="8.494cm" svg:viewBox="0 0 69 70" draw:points="69,70 0,0 0,65">
          <text:p/>
        </draw:polygon>
        <draw:polygon draw:style-name="gr16" draw:text-style-name="P7" draw:layer="layout" svg:width="0.148cm" svg:height="0.149cm" svg:x="2.848cm" svg:y="3.89cm" svg:viewBox="0 0 149 150" draw:points="149,150 149,0 0,0">
          <text:p/>
        </draw:polygon>
        <draw:polygon draw:style-name="gr16" draw:text-style-name="P7" draw:layer="layout" svg:width="0.02cm" svg:height="0.029cm" svg:x="2.402cm" svg:y="2.246cm" svg:viewBox="0 0 21 30" draw:points="11,0 0,11 21,30">
          <text:p/>
        </draw:polygon>
        <draw:polygon draw:style-name="gr16" draw:text-style-name="P7" draw:layer="layout" svg:width="0.025cm" svg:height="0.053cm" svg:x="2.996cm" svg:y="3.837cm" svg:viewBox="0 0 26 54" draw:points="0,0 0,54 26,54">
          <text:p/>
        </draw:polygon>
        <draw:polygon draw:style-name="gr16" draw:text-style-name="P7" draw:layer="layout" svg:width="0.149cm" svg:height="0.149cm" svg:x="2.402cm" svg:y="3.147cm" svg:viewBox="0 0 150 150" draw:points="0,0 0,150 150,150">
          <text:p/>
        </draw:polygon>
        <draw:polygon draw:style-name="gr16" draw:text-style-name="P7" draw:layer="layout" svg:width="0.149cm" svg:height="0.149cm" svg:x="7.452cm" svg:y="7.9cm" svg:viewBox="0 0 150 150" draw:points="0,0 0,150 150,150">
          <text:p/>
        </draw:polygon>
        <draw:polygon draw:style-name="gr16" draw:text-style-name="P7" draw:layer="layout" svg:width="0.108cm" svg:height="0.056cm" svg:x="4.184cm" svg:y="5.765cm" svg:viewBox="0 0 109 57" draw:points="57,0 0,57 109,57">
          <text:p/>
        </draw:polygon>
        <draw:polygon draw:style-name="gr16" draw:text-style-name="P7" draw:layer="layout" svg:width="0.135cm" svg:height="0.058cm" svg:x="5.98cm" svg:y="7.9cm" svg:viewBox="0 0 136 59" draw:points="136,59 136,0 0,0">
          <text:p/>
        </draw:polygon>
        <draw:polygon draw:style-name="gr16" draw:text-style-name="P7" draw:layer="layout" svg:width="0.149cm" svg:height="0.149cm" svg:x="5.818cm" svg:y="7.603cm" svg:viewBox="0 0 150 150" draw:points="150,0 0,0 0,150">
          <text:p/>
        </draw:polygon>
        <draw:polygon draw:style-name="gr16" draw:text-style-name="P7" draw:layer="layout" svg:width="0.051cm" svg:height="0.051cm" svg:x="2.254cm" svg:y="1.811cm" svg:viewBox="0 0 52 52" draw:points="38,0 0,0 52,52">
          <text:p/>
        </draw:polygon>
        <draw:polygon draw:style-name="gr16" draw:text-style-name="P7" draw:layer="layout" svg:width="0.003cm" svg:height="0.018cm" svg:x="1.953cm" svg:y="2.108cm" svg:viewBox="0 0 4 19" draw:points="4,19 4,0 0,3">
          <text:p/>
        </draw:polygon>
        <draw:polygon draw:style-name="gr16" draw:text-style-name="P7" draw:layer="layout" svg:width="0.063cm" svg:height="0.1cm" svg:x="2.043cm" svg:y="2.491cm" svg:viewBox="0 0 64 101" draw:points="25,101 64,63 0,0">
          <text:p/>
        </draw:polygon>
        <draw:polygon draw:style-name="gr16" draw:text-style-name="P7" draw:layer="layout" svg:width="0.095cm" svg:height="0.064cm" svg:x="2.996cm" svg:y="3.975cm" svg:viewBox="0 0 96 65" draw:points="64,0 0,65 96,65">
          <text:p/>
        </draw:polygon>
        <draw:polygon draw:style-name="gr16" draw:text-style-name="P7" draw:layer="layout" svg:width="0.149cm" svg:height="0.148cm" svg:x="5.521cm" svg:y="7.455cm" svg:viewBox="0 0 150 149" draw:points="150,149 150,0 0,0">
          <text:p/>
        </draw:polygon>
        <draw:polygon draw:style-name="gr16" draw:text-style-name="P7" draw:layer="layout" svg:width="0.148cm" svg:height="0.148cm" svg:x="5.67cm" svg:y="7.455cm" svg:viewBox="0 0 149 149" draw:points="0,149 149,149 149,0">
          <text:p/>
        </draw:polygon>
        <draw:polygon draw:style-name="gr16" draw:text-style-name="P7" draw:layer="layout" svg:width="0.149cm" svg:height="0.148cm" svg:x="8.64cm" svg:y="8.346cm" svg:viewBox="0 0 150 149" draw:points="0,149 150,149 150,0">
          <text:p/>
        </draw:polygon>
        <draw:polygon draw:style-name="gr17" draw:text-style-name="P7" draw:layer="layout" svg:width="0.014cm" svg:height="0.014cm" svg:x="9.369cm" svg:y="8.569cm" svg:viewBox="0 0 15 15" draw:points="15,15 15,0 0,15">
          <text:p/>
        </draw:polygon>
        <draw:polygon draw:style-name="gr18" draw:text-style-name="P2" draw:layer="layout" svg:width="0.014cm" svg:height="0.014cm" svg:x="9.369cm" svg:y="8.569cm" svg:viewBox="0 0 15 15" draw:points="15,15 15,0 0,15">
          <text:p/>
        </draw:polygon>
        <draw:polygon draw:style-name="gr16" draw:text-style-name="P7" draw:layer="layout" svg:width="0.073cm" svg:height="0.073cm" svg:x="2.848cm" svg:y="3.593cm" svg:viewBox="0 0 74 74" draw:points="42,0 0,0 74,74">
          <text:p/>
        </draw:polygon>
        <draw:polygon draw:style-name="gr16" draw:text-style-name="P7" draw:layer="layout" svg:width="0.297cm" svg:height="0.149cm" svg:x="2.254cm" svg:y="2.553cm" svg:viewBox="0 0 298 150" draw:points="298,150 148,0 0,150">
          <text:p/>
        </draw:polygon>
        <draw:polygon draw:style-name="gr16" draw:text-style-name="P7" draw:layer="layout" svg:width="0.075cm" svg:height="0.074cm" svg:x="1.659cm" svg:y="0.474cm" svg:viewBox="0 0 76 75" draw:points="76,75 76,0 0,0">
          <text:p/>
        </draw:polygon>
        <draw:polygon draw:style-name="gr16" draw:text-style-name="P7" draw:layer="layout" svg:width="0.013cm" svg:height="0.04cm" svg:x="3.145cm" svg:y="4.147cm" svg:viewBox="0 0 14 41" draw:points="0,0 0,41 14,28">
          <text:p/>
        </draw:polygon>
        <draw:polygon draw:style-name="gr16" draw:text-style-name="P7" draw:layer="layout" svg:width="0.003cm" svg:height="0.003cm" svg:x="9.012cm" svg:y="8.569cm" svg:viewBox="0 0 4 4" draw:points="4,4 0,0 0,4">
          <text:p/>
        </draw:polygon>
        <draw:polygon draw:style-name="gr16" draw:text-style-name="P7" draw:layer="layout" svg:width="0.075cm" svg:height="0.148cm" svg:x="9.16cm" svg:y="8.346cm" svg:viewBox="0 0 76 149" draw:points="76,0 0,75 76,149">
          <text:p/>
        </draw:polygon>
        <draw:polygon draw:style-name="gr17" draw:text-style-name="P7" draw:layer="layout" svg:width="0.148cm" svg:height="0.074cm" svg:x="9.235cm" svg:y="8.346cm" svg:viewBox="0 0 149 75" draw:points="0,0 75,75 149,0">
          <text:p/>
        </draw:polygon>
        <draw:polygon draw:style-name="gr18" draw:text-style-name="P2" draw:layer="layout" svg:width="0.148cm" svg:height="0.074cm" svg:x="9.235cm" svg:y="8.346cm" svg:viewBox="0 0 149 75" draw:points="0,0 75,75 149,0">
          <text:p/>
        </draw:polygon>
        <draw:polygon draw:style-name="gr17" draw:text-style-name="P7" draw:layer="layout" svg:width="0.148cm" svg:height="0.074cm" svg:x="9.235cm" svg:y="8.42cm" svg:viewBox="0 0 149 75" draw:points="149,75 75,0 0,75">
          <text:p/>
        </draw:polygon>
        <draw:polygon draw:style-name="gr18" draw:text-style-name="P2" draw:layer="layout" svg:width="0.148cm" svg:height="0.074cm" svg:x="9.235cm" svg:y="8.42cm" svg:viewBox="0 0 149 75" draw:points="149,75 75,0 0,75">
          <text:p/>
        </draw:polygon>
        <draw:polygon draw:style-name="gr16" draw:text-style-name="P7" draw:layer="layout" svg:width="0.074cm" svg:height="0.148cm" svg:x="9.086cm" svg:y="8.346cm" svg:viewBox="0 0 75 149" draw:points="0,149 75,75 0,0">
          <text:p/>
        </draw:polygon>
        <draw:polygon draw:style-name="gr16" draw:text-style-name="P7" draw:layer="layout" svg:width="0.074cm" svg:height="0.148cm" svg:x="1.808cm" svg:y="0.474cm" svg:viewBox="0 0 75 149" draw:points="0,149 75,75 0,0">
          <text:p/>
        </draw:polygon>
        <draw:polygon draw:style-name="gr16" draw:text-style-name="P7" draw:layer="layout" svg:width="0.149cm" svg:height="0.148cm" svg:x="7.452cm" svg:y="8.049cm" svg:viewBox="0 0 150 149" draw:points="0,0 0,149 150,0">
          <text:p/>
        </draw:polygon>
        <draw:polygon draw:style-name="gr16" draw:text-style-name="P7" draw:layer="layout" svg:width="0.034cm" svg:height="0.054cm" svg:x="5.19cm" svg:y="7.455cm" svg:viewBox="0 0 35 55" draw:points="35,55 35,0 0,35">
          <text:p/>
        </draw:polygon>
        <draw:polygon draw:style-name="gr16" draw:text-style-name="P7" draw:layer="layout" svg:width="0.149cm" svg:height="0.149cm" svg:x="9.086cm" svg:y="8.197cm" svg:viewBox="0 0 150 150" draw:points="150,150 150,0 0,150">
          <text:p/>
        </draw:polygon>
        <draw:polygon draw:style-name="gr17" draw:text-style-name="P7" draw:layer="layout" svg:width="0.074cm" svg:height="0.149cm" svg:x="1.882cm" svg:y="0.325cm" svg:viewBox="0 0 75 150" draw:points="0,75 75,150 75,0">
          <text:p/>
        </draw:polygon>
        <draw:polygon draw:style-name="gr18" draw:text-style-name="P2" draw:layer="layout" svg:width="0.074cm" svg:height="0.149cm" svg:x="1.882cm" svg:y="0.325cm" svg:viewBox="0 0 75 150" draw:points="0,75 75,150 75,0">
          <text:p/>
        </draw:polygon>
        <draw:polygon draw:style-name="gr17" draw:text-style-name="P7" draw:layer="layout" svg:width="0.297cm" svg:height="0.148cm" svg:x="9.086cm" svg:y="8.049cm" svg:viewBox="0 0 298 149" draw:points="0,0 149,149 298,0">
          <text:p/>
        </draw:polygon>
        <draw:polygon draw:style-name="gr18" draw:text-style-name="P2" draw:layer="layout" svg:width="0.297cm" svg:height="0.148cm" svg:x="9.086cm" svg:y="8.049cm" svg:viewBox="0 0 298 149" draw:points="0,0 149,149 298,0">
          <text:p/>
        </draw:polygon>
        <draw:polygon draw:style-name="gr17" draw:text-style-name="P7" draw:layer="layout" svg:width="0.148cm" svg:height="0.074cm" svg:x="9.235cm" svg:y="8.272cm" svg:viewBox="0 0 149 75" draw:points="75,0 0,75 149,75">
          <text:p/>
        </draw:polygon>
        <draw:polygon draw:style-name="gr18" draw:text-style-name="P2" draw:layer="layout" svg:width="0.148cm" svg:height="0.074cm" svg:x="9.235cm" svg:y="8.272cm" svg:viewBox="0 0 149 75" draw:points="75,0 0,75 149,75">
          <text:p/>
        </draw:polygon>
        <draw:polygon draw:style-name="gr16" draw:text-style-name="P7" draw:layer="layout" svg:width="0.149cm" svg:height="0.074cm" svg:x="9.086cm" svg:y="8.346cm" svg:viewBox="0 0 150 75" draw:points="75,75 150,0 0,0">
          <text:p/>
        </draw:polygon>
        <draw:polygon draw:style-name="gr16" draw:text-style-name="P7" draw:layer="layout" svg:width="0.074cm" svg:height="0.074cm" svg:x="1.808cm" svg:y="0.474cm" svg:viewBox="0 0 75 75" draw:points="75,75 75,0 0,0">
          <text:p/>
        </draw:polygon>
        <draw:polygon draw:style-name="gr16" draw:text-style-name="P7" draw:layer="layout" svg:width="0.074cm" svg:height="0.075cm" svg:x="1.882cm" svg:y="0.399cm" svg:viewBox="0 0 75 76" draw:points="0,0 0,76 75,76">
          <text:p/>
        </draw:polygon>
        <draw:polygon draw:style-name="gr16" draw:text-style-name="P7" draw:layer="layout" svg:width="0.008cm" svg:height="0.012cm" svg:x="3.434cm" svg:y="5.821cm" svg:viewBox="0 0 9 13" draw:points="9,13 9,0 0,0">
          <text:p/>
        </draw:polygon>
        <draw:polygon draw:style-name="gr16" draw:text-style-name="P7" draw:layer="layout" svg:width="0.017cm" svg:height="0.024cm" svg:x="6.395cm" svg:y="8.049cm" svg:viewBox="0 0 18 25" draw:points="18,25 18,0 0,19">
          <text:p/>
        </draw:polygon>
        <draw:polygon draw:style-name="gr16" draw:text-style-name="P7" draw:layer="layout" svg:width="0.074cm" svg:height="0.148cm" svg:x="1.882cm" svg:y="0.474cm" svg:viewBox="0 0 75 149" draw:points="75,0 0,75 75,149">
          <text:p/>
        </draw:polygon>
        <draw:polygon draw:style-name="gr16" draw:text-style-name="P7" draw:layer="layout" svg:width="0.082cm" svg:height="0.143cm" svg:x="3.063cm" svg:y="5.227cm" svg:viewBox="0 0 83 144" draw:points="83,144 83,0 0,0">
          <text:p/>
        </draw:polygon>
        <draw:polygon draw:style-name="gr16" draw:text-style-name="P7" draw:layer="layout" svg:width="0.002cm" svg:height="0.011cm" svg:x="2.551cm" svg:y="2.691cm" svg:viewBox="0 0 3 12" draw:points="0,0 0,12 3,9">
          <text:p/>
        </draw:polygon>
        <draw:polygon draw:style-name="gr16" draw:text-style-name="P7" draw:layer="layout" svg:width="0.148cm" svg:height="0.297cm" svg:x="2.254cm" svg:y="2.108cm" svg:viewBox="0 0 149 298" draw:points="0,298 149,149 0,0">
          <text:p/>
        </draw:polygon>
        <draw:polygon draw:style-name="gr16" draw:text-style-name="P7" draw:layer="layout" svg:width="0.079cm" svg:height="0.097cm" svg:x="7.601cm" svg:y="7.655cm" svg:viewBox="0 0 80 98" draw:points="0,0 0,98 80,17">
          <text:p/>
        </draw:polygon>
        <draw:polygon draw:style-name="gr16" draw:text-style-name="P7" draw:layer="layout" svg:width="0.149cm" svg:height="0.148cm" svg:x="6.858cm" svg:y="8.049cm" svg:viewBox="0 0 150 149" draw:points="0,0 0,149 150,0">
          <text:p/>
        </draw:polygon>
        <draw:polygon draw:style-name="gr16" draw:text-style-name="P7" draw:layer="layout" svg:width="0.046cm" svg:height="0.03cm" svg:x="6.842cm" svg:y="8.197cm" svg:viewBox="0 0 47 31" draw:points="47,31 16,0 0,17">
          <text:p/>
        </draw:polygon>
        <draw:polygon draw:style-name="gr17" draw:text-style-name="P7" draw:layer="layout" svg:width="0.148cm" svg:height="0.148cm" svg:x="9.235cm" svg:y="8.049cm" svg:viewBox="0 0 149 149" draw:points="0,149 149,149 149,0">
          <text:p/>
        </draw:polygon>
        <draw:polygon draw:style-name="gr18" draw:text-style-name="P2" draw:layer="layout" svg:width="0.148cm" svg:height="0.148cm" svg:x="9.235cm" svg:y="8.049cm" svg:viewBox="0 0 149 149" draw:points="0,149 149,149 149,0">
          <text:p/>
        </draw:polygon>
        <draw:polygon draw:style-name="gr16" draw:text-style-name="P7" draw:layer="layout" svg:width="0.024cm" svg:height="0.009cm" svg:x="6.115cm" svg:y="7.15cm" svg:viewBox="0 0 25 10" draw:points="8,0 0,10 25,10">
          <text:p/>
        </draw:polygon>
        <draw:polygon draw:style-name="gr17" draw:text-style-name="P7" draw:layer="layout" svg:width="0.074cm" svg:height="0.149cm" svg:x="9.309cm" svg:y="8.197cm" svg:viewBox="0 0 75 150" draw:points="75,0 0,76 75,150">
          <text:p/>
        </draw:polygon>
        <draw:polygon draw:style-name="gr18" draw:text-style-name="P2" draw:layer="layout" svg:width="0.074cm" svg:height="0.149cm" svg:x="9.309cm" svg:y="8.197cm" svg:viewBox="0 0 75 150" draw:points="75,0 0,76 75,150">
          <text:p/>
        </draw:polygon>
        <draw:polygon draw:style-name="gr16" draw:text-style-name="P7" draw:layer="layout" svg:width="0.148cm" svg:height="0.148cm" svg:x="7.304cm" svg:y="8.049cm" svg:viewBox="0 0 149 149" draw:points="149,149 149,0 0,0">
          <text:p/>
        </draw:polygon>
        <draw:polygon draw:style-name="gr16" draw:text-style-name="P7" draw:layer="layout" svg:width="0.009cm" svg:height="0.007cm" svg:x="4.927cm" svg:y="6.408cm" svg:viewBox="0 0 10 8" draw:points="0,0 0,8 10,8">
          <text:p/>
        </draw:polygon>
        <draw:polygon draw:style-name="gr16" draw:text-style-name="P7" draw:layer="layout" svg:width="0.297cm" svg:height="0.148cm" svg:x="4.036cm" svg:y="6.267cm" svg:viewBox="0 0 298 149" draw:points="148,149 298,0 0,0">
          <text:p/>
        </draw:polygon>
        <draw:polygon draw:style-name="gr16" draw:text-style-name="P7" draw:layer="layout" svg:width="0.149cm" svg:height="0.149cm" svg:x="8.937cm" svg:y="8.197cm" svg:viewBox="0 0 150 150" draw:points="0,0 0,150 150,150">
          <text:p/>
        </draw:polygon>
        <draw:polygon draw:style-name="gr16" draw:text-style-name="P7" draw:layer="layout" svg:width="0.149cm" svg:height="0.149cm" svg:x="7.452cm" svg:y="8.197cm" svg:viewBox="0 0 150 150" draw:points="0,0 0,150 150,150">
          <text:p/>
        </draw:polygon>
        <draw:polygon draw:style-name="gr16" draw:text-style-name="P7" draw:layer="layout" svg:width="0.217cm" svg:height="0.136cm" svg:x="7.074cm" svg:y="8.197cm" svg:viewBox="0 0 218 137" draw:points="218,137 81,0 0,82">
          <text:p/>
        </draw:polygon>
        <draw:polygon draw:style-name="gr16" draw:text-style-name="P7" draw:layer="layout" svg:width="0.083cm" svg:height="0.042cm" svg:x="9.192cm" svg:y="7.858cm" svg:viewBox="0 0 84 43" draw:points="0,0 44,43 84,2">
          <text:p/>
        </draw:polygon>
        <draw:polygon draw:style-name="gr16" draw:text-style-name="P7" draw:layer="layout" svg:width="0.104cm" svg:height="0.079cm" svg:x="2.402cm" svg:y="2.474cm" svg:viewBox="0 0 105 80" draw:points="80,0 0,80 105,80">
          <text:p/>
        </draw:polygon>
        <draw:polygon draw:style-name="gr16" draw:text-style-name="P7" draw:layer="layout" svg:width="0.007cm" svg:height="0.003cm" svg:x="5.663cm" svg:y="7.752cm" svg:viewBox="0 0 8 4" draw:points="8,4 8,0 0,0">
          <text:p/>
        </draw:polygon>
        <draw:polygon draw:style-name="gr16" draw:text-style-name="P7" draw:layer="layout" svg:width="0.008cm" svg:height="0.013cm" svg:x="2.105cm" svg:y="1.063cm" svg:viewBox="0 0 9 14" draw:points="5,0 0,5 9,14">
          <text:p/>
        </draw:polygon>
        <draw:polygon draw:style-name="gr16" draw:text-style-name="P7" draw:layer="layout" svg:width="0.106cm" svg:height="0.024cm" svg:x="7.346cm" svg:y="8.346cm" svg:viewBox="0 0 107 25" draw:points="107,25 107,0 0,0">
          <text:p/>
        </draw:polygon>
        <draw:polygon draw:style-name="gr16" draw:text-style-name="P7" draw:layer="layout" svg:width="0.148cm" svg:height="0.149cm" svg:x="5.67cm" svg:y="7.603cm" svg:viewBox="0 0 149 150" draw:points="0,0 0,150 149,150">
          <text:p/>
        </draw:polygon>
        <draw:polygon draw:style-name="gr16" draw:text-style-name="P7" draw:layer="layout" svg:width="0.057cm" svg:height="0.009cm" svg:x="8.046cm" svg:y="7.743cm" svg:viewBox="0 0 58 10" draw:points="0,0 0,10 58,10">
          <text:p/>
        </draw:polygon>
        <draw:polygon draw:style-name="gr16" draw:text-style-name="P7" draw:layer="layout" svg:width="0.161cm" svg:height="0.088cm" svg:x="8.552cm" svg:y="7.812cm" svg:viewBox="0 0 162 89" draw:points="0,0 89,89 162,16">
          <text:p/>
        </draw:polygon>
        <draw:polygon draw:style-name="gr16" draw:text-style-name="P7" draw:layer="layout" svg:width="0.142cm" svg:height="0.092cm" svg:x="7.063cm" svg:y="7.511cm" svg:viewBox="0 0 143 93" draw:points="0,0 93,93 143,43">
          <text:p/>
        </draw:polygon>
        <draw:polygon draw:style-name="gr16" draw:text-style-name="P7" draw:layer="layout" svg:width="0.002cm" svg:height="0.006cm" svg:x="2.697cm" svg:y="4.484cm" svg:viewBox="0 0 3 7" draw:points="3,7 3,0 0,0">
          <text:p/>
        </draw:polygon>
        <draw:polygon draw:style-name="gr16" draw:text-style-name="P7" draw:layer="layout" svg:width="0.148cm" svg:height="0.149cm" svg:x="3.739cm" svg:y="5.375cm" svg:viewBox="0 0 149 150" draw:points="0,150 149,150 0,0">
          <text:p/>
        </draw:polygon>
        <draw:polygon draw:style-name="gr16" draw:text-style-name="P7" draw:layer="layout" svg:width="0.013cm" svg:height="0.013cm" svg:x="9.296cm" svg:y="8.569cm" svg:viewBox="0 0 14 14" draw:points="14,14 14,0 0,14">
          <text:p/>
        </draw:polygon>
        <draw:polygon draw:style-name="gr16" draw:text-style-name="P7" draw:layer="layout" svg:width="0.09cm" svg:height="0.06cm" svg:x="2.906cm" svg:y="4.93cm" svg:viewBox="0 0 91 61" draw:points="31,61 91,0 0,0">
          <text:p/>
        </draw:polygon>
        <draw:polygon draw:style-name="gr16" draw:text-style-name="P7" draw:layer="layout" svg:width="0.149cm" svg:height="0.149cm" svg:x="4.927cm" svg:y="6.563cm" svg:viewBox="0 0 150 150" draw:points="0,150 150,150 0,0">
          <text:p/>
        </draw:polygon>
        <draw:polygon draw:style-name="gr16" draw:text-style-name="P7" draw:layer="layout" svg:width="0.025cm" svg:height="0.013cm" svg:x="5.818cm" svg:y="6.996cm" svg:viewBox="0 0 26 14" draw:points="0,0 0,14 26,14">
          <text:p/>
        </draw:polygon>
        <draw:polygon draw:style-name="gr16" draw:text-style-name="P7" draw:layer="layout" svg:width="0.065cm" svg:height="0.142cm" svg:x="4.036cm" svg:y="5.53cm" svg:viewBox="0 0 66 143" draw:points="0,0 0,143 66,78">
          <text:p/>
        </draw:polygon>
        <draw:polygon draw:style-name="gr16" draw:text-style-name="P7" draw:layer="layout" svg:width="0.044cm" svg:height="0.061cm" svg:x="6.71cm" svg:y="7.394cm" svg:viewBox="0 0 45 62" draw:points="0,0 0,62 45,17">
          <text:p/>
        </draw:polygon>
        <draw:polygon draw:style-name="gr16" draw:text-style-name="P7" draw:layer="layout" svg:width="0.148cm" svg:height="0.148cm" svg:x="7.898cm" svg:y="7.752cm" svg:viewBox="0 0 149 149" draw:points="149,149 149,0 0,0">
          <text:p/>
        </draw:polygon>
        <draw:polygon draw:style-name="gr16" draw:text-style-name="P7" draw:layer="layout" svg:width="0.149cm" svg:height="0.149cm" svg:x="2.402cm" svg:y="3.444cm" svg:viewBox="0 0 150 150" draw:points="0,0 0,150 150,150">
          <text:p/>
        </draw:polygon>
        <draw:polygon draw:style-name="gr16" draw:text-style-name="P7" draw:layer="layout" svg:width="0.148cm" svg:height="0.149cm" svg:x="4.779cm" svg:y="7.009cm" svg:viewBox="0 0 149 150" draw:points="0,0 0,150 149,150">
          <text:p/>
        </draw:polygon>
        <draw:polygon draw:style-name="gr16" draw:text-style-name="P7" draw:layer="layout" svg:width="0.071cm" svg:height="0.053cm" svg:x="4.708cm" svg:y="7.158cm" svg:viewBox="0 0 72 54" draw:points="72,54 72,0 0,0">
          <text:p/>
        </draw:polygon>
        <draw:polygon draw:style-name="gr16" draw:text-style-name="P7" draw:layer="layout" svg:width="0.044cm" svg:height="0.132cm" svg:x="2.358cm" svg:y="3.593cm" svg:viewBox="0 0 45 133" draw:points="45,133 45,0 0,0">
          <text:p/>
        </draw:polygon>
        <draw:polygon draw:style-name="gr16" draw:text-style-name="P7" draw:layer="layout" svg:width="0.008cm" svg:height="0.014cm" svg:x="1.8cm" svg:y="1.357cm" svg:viewBox="0 0 9 15" draw:points="2,15 9,9 0,0">
          <text:p/>
        </draw:polygon>
        <draw:polygon draw:style-name="gr16" draw:text-style-name="P7" draw:layer="layout" svg:width="0.149cm" svg:height="0.148cm" svg:x="7.452cm" svg:y="8.049cm" svg:viewBox="0 0 150 149" draw:points="0,149 150,149 150,0">
          <text:p/>
        </draw:polygon>
        <draw:polygon draw:style-name="gr16" draw:text-style-name="P7" draw:layer="layout" svg:width="0.148cm" svg:height="0.149cm" svg:x="5.076cm" svg:y="6.712cm" svg:viewBox="0 0 149 150" draw:points="149,0 0,0 149,150">
          <text:p/>
        </draw:polygon>
        <draw:polygon draw:style-name="gr16" draw:text-style-name="P7" draw:layer="layout" svg:width="0.022cm" svg:height="0.036cm" svg:x="5.521cm" svg:y="6.825cm" svg:viewBox="0 0 23 37" draw:points="0,0 0,37 23,13">
          <text:p/>
        </draw:polygon>
        <draw:polygon draw:style-name="gr16" draw:text-style-name="P7" draw:layer="layout" svg:width="0.149cm" svg:height="0.148cm" svg:x="4.63cm" svg:y="6.861cm" svg:viewBox="0 0 150 149" draw:points="0,149 150,149 0,0">
          <text:p/>
        </draw:polygon>
        <draw:polygon draw:style-name="gr16" draw:text-style-name="P7" draw:layer="layout" svg:width="0.06cm" svg:height="0.051cm" svg:x="1.748cm" svg:y="1.068cm" svg:viewBox="0 0 61 52" draw:points="9,52 61,0 0,0">
          <text:p/>
        </draw:polygon>
        <draw:polygon draw:style-name="gr16" draw:text-style-name="P7" draw:layer="layout" svg:width="0.119cm" svg:height="0.096cm" svg:x="1.986cm" svg:y="2.256cm" svg:viewBox="0 0 120 97" draw:points="23,97 120,0 0,0">
          <text:p/>
        </draw:polygon>
        <draw:polygon draw:style-name="gr16" draw:text-style-name="P7" draw:layer="layout" svg:width="0.148cm" svg:height="0.148cm" svg:x="4.036cm" svg:y="6.267cm" svg:viewBox="0 0 149 149" draw:points="0,149 149,149 0,0">
          <text:p/>
        </draw:polygon>
        <draw:polygon draw:style-name="gr16" draw:text-style-name="P7" draw:layer="layout" svg:width="0.011cm" svg:height="0.011cm" svg:x="9.224cm" svg:y="8.569cm" svg:viewBox="0 0 12 12" draw:points="12,12 12,0 0,12">
          <text:p/>
        </draw:polygon>
        <draw:polygon draw:style-name="gr16" draw:text-style-name="P7" draw:layer="layout" svg:width="0.149cm" svg:height="0.296cm" svg:x="4.184cm" svg:y="6.267cm" svg:viewBox="0 0 150 297" draw:points="150,0 0,149 150,297">
          <text:p/>
        </draw:polygon>
        <draw:polygon draw:style-name="gr17" draw:text-style-name="P7" draw:layer="layout" svg:width="0.005cm" svg:height="0.004cm" svg:x="1.956cm" svg:y="0.325cm" svg:viewBox="0 0 6 5" draw:points="5,0 0,0 6,5">
          <text:p/>
        </draw:polygon>
        <draw:polygon draw:style-name="gr18" draw:text-style-name="P2" draw:layer="layout" svg:width="0.005cm" svg:height="0.004cm" svg:x="1.956cm" svg:y="0.325cm" svg:viewBox="0 0 6 5" draw:points="5,0 0,0 6,5">
          <text:p/>
        </draw:polygon>
        <draw:polygon draw:style-name="gr16" draw:text-style-name="P7" draw:layer="layout" svg:width="0.149cm" svg:height="0.148cm" svg:x="4.184cm" svg:y="6.415cm" svg:viewBox="0 0 150 149" draw:points="0,0 0,149 150,149">
          <text:p/>
        </draw:polygon>
        <draw:polygon draw:style-name="gr16" draw:text-style-name="P7" draw:layer="layout" svg:width="0.14cm" svg:height="0.139cm" svg:x="2.411cm" svg:y="3.751cm" svg:viewBox="0 0 141 140" draw:points="51,140 141,140 0,0">
          <text:p/>
        </draw:polygon>
        <draw:polygon draw:style-name="gr16" draw:text-style-name="P7" draw:layer="layout" svg:width="0.148cm" svg:height="0.297cm" svg:x="4.779cm" svg:y="6.861cm" svg:viewBox="0 0 149 298" draw:points="149,0 0,149 149,298">
          <text:p/>
        </draw:polygon>
        <draw:polygon draw:style-name="gr16" draw:text-style-name="P7" draw:layer="layout" svg:width="0.143cm" svg:height="0.145cm" svg:x="4.041cm" svg:y="6.563cm" svg:viewBox="0 0 144 146" draw:points="144,146 144,0 0,0">
          <text:p/>
        </draw:polygon>
        <draw:polygon draw:style-name="gr16" draw:text-style-name="P7" draw:layer="layout" svg:width="0.149cm" svg:height="0.149cm" svg:x="2.699cm" svg:y="4.335cm" svg:viewBox="0 0 150 150" draw:points="0,0 0,150 150,150">
          <text:p/>
        </draw:polygon>
        <draw:polygon draw:style-name="gr16" draw:text-style-name="P7" draw:layer="layout" svg:width="0.149cm" svg:height="0.148cm" svg:x="8.937cm" svg:y="8.346cm" svg:viewBox="0 0 150 149" draw:points="0,0 0,149 150,0">
          <text:p/>
        </draw:polygon>
        <draw:polygon draw:style-name="gr16" draw:text-style-name="P7" draw:layer="layout" svg:width="0.035cm" svg:height="0.094cm" svg:x="3.442cm" svg:y="4.687cm" svg:viewBox="0 0 36 95" draw:points="0,0 0,95 36,60">
          <text:p/>
        </draw:polygon>
        <draw:polygon draw:style-name="gr16" draw:text-style-name="P7" draw:layer="layout" svg:width="0.028cm" svg:height="0.098cm" svg:x="2.848cm" svg:y="3.495cm" svg:viewBox="0 0 29 99" draw:points="0,0 0,99 29,70">
          <text:p/>
        </draw:polygon>
        <draw:polygon draw:style-name="gr16" draw:text-style-name="P7" draw:layer="layout" svg:width="0.069cm" svg:height="0.074cm" svg:x="8.868cm" svg:y="8.494cm" svg:viewBox="0 0 70 75" draw:points="70,75 70,0 0,71">
          <text:p/>
        </draw:polygon>
        <draw:polygon draw:style-name="gr16" draw:text-style-name="P7" draw:layer="layout" svg:width="0.029cm" svg:height="0.143cm" svg:x="2.254cm" svg:y="1.668cm" svg:viewBox="0 0 30 144" draw:points="0,0 0,144 30,114">
          <text:p/>
        </draw:polygon>
        <draw:polygon draw:style-name="gr16" draw:text-style-name="P7" draw:layer="layout" svg:width="0.006cm" svg:height="0.006cm" svg:x="9.08cm" svg:y="8.569cm" svg:viewBox="0 0 7 7" draw:points="7,7 7,0 0,7">
          <text:p/>
        </draw:polygon>
        <draw:polygon draw:style-name="gr16" draw:text-style-name="P7" draw:layer="layout" svg:width="0.147cm" svg:height="0.117cm" svg:x="2.105cm" svg:y="1.545cm" svg:viewBox="0 0 148 118" draw:points="119,0 0,118 148,118">
          <text:p/>
        </draw:polygon>
        <draw:polygon draw:style-name="gr16" draw:text-style-name="P7" draw:layer="layout" svg:width="0.059cm" svg:height="0.064cm" svg:x="8.73cm" svg:y="8.494cm" svg:viewBox="0 0 60 65" draw:points="60,65 60,0 0,61">
          <text:p/>
        </draw:polygon>
        <draw:polygon draw:style-name="gr16" draw:text-style-name="P7" draw:layer="layout" svg:width="0.148cm" svg:height="0.149cm" svg:x="3.145cm" svg:y="4.484cm" svg:viewBox="0 0 149 150" draw:points="149,150 149,0 0,0">
          <text:p/>
        </draw:polygon>
        <draw:polygon draw:style-name="gr16" draw:text-style-name="P7" draw:layer="layout" svg:width="0.025cm" svg:height="0.031cm" svg:x="3.887cm" svg:y="5.344cm" svg:viewBox="0 0 26 32" draw:points="0,0 0,32 26,32">
          <text:p/>
        </draw:polygon>
        <draw:polygon draw:style-name="gr16" draw:text-style-name="P7" draw:layer="layout" svg:width="0.148cm" svg:height="0.149cm" svg:x="3.739cm" svg:y="5.375cm" svg:viewBox="0 0 149 150" draw:points="149,150 149,0 0,0">
          <text:p/>
        </draw:polygon>
        <draw:polygon draw:style-name="gr16" draw:text-style-name="P7" draw:layer="layout" svg:width="0.012cm" svg:height="0.015cm" svg:x="3.59cm" svg:y="4.927cm" svg:viewBox="0 0 13 16" draw:points="4,0 0,3 13,16">
          <text:p/>
        </draw:polygon>
        <draw:polygon draw:style-name="gr16" draw:text-style-name="P7" draw:layer="layout" svg:width="0.297cm" svg:height="0.148cm" svg:x="3.739cm" svg:y="5.524cm" svg:viewBox="0 0 298 149" draw:points="148,0 0,149 298,149">
          <text:p/>
        </draw:polygon>
        <draw:polygon draw:style-name="gr16" draw:text-style-name="P7" draw:layer="layout" svg:width="0.297cm" svg:height="0.149cm" svg:x="3.442cm" svg:y="5.672cm" svg:viewBox="0 0 298 150" draw:points="148,150 298,0 0,0">
          <text:p/>
        </draw:polygon>
        <draw:polygon draw:style-name="gr16" draw:text-style-name="P7" draw:layer="layout" svg:width="0.148cm" svg:height="0.149cm" svg:x="2.848cm" svg:y="4.781cm" svg:viewBox="0 0 149 150" draw:points="59,150 149,150 0,0 0,33">
          <text:p/>
        </draw:polygon>
        <draw:polygon draw:style-name="gr16" draw:text-style-name="P7" draw:layer="layout" svg:width="0.149cm" svg:height="0.148cm" svg:x="3.293cm" svg:y="4.633cm" svg:viewBox="0 0 150 149" draw:points="118,0 0,0 150,149 150,55">
          <text:p/>
        </draw:polygon>
        <draw:polygon draw:style-name="gr16" draw:text-style-name="P7" draw:layer="layout" svg:width="0.199cm" svg:height="0.148cm" svg:x="1.757cm" svg:y="1.068cm" svg:viewBox="0 0 200 149" draw:points="19,149 200,149 51,0 0,52">
          <text:p/>
        </draw:polygon>
        <draw:polygon draw:style-name="gr16" draw:text-style-name="P7" draw:layer="layout" svg:width="0.281cm" svg:height="0.148cm" svg:x="2.567cm" svg:y="4.039cm" svg:viewBox="0 0 282 149" draw:points="7,149 282,149 133,0 0,133">
          <text:p/>
        </draw:polygon>
        <draw:polygon draw:style-name="gr16" draw:text-style-name="P7" draw:layer="layout" svg:width="0.148cm" svg:height="0.129cm" svg:x="3.739cm" svg:y="6.118cm" svg:viewBox="0 0 149 130" draw:points="19,130 149,0 0,0 0,107">
          <text:p/>
        </draw:polygon>
        <draw:polygon draw:style-name="gr16" draw:text-style-name="P7" draw:layer="layout" svg:width="0.148cm" svg:height="0.063cm" svg:x="6.264cm" svg:y="7.243cm" svg:viewBox="0 0 149 64" draw:points="64,0 0,64 149,64 149,37">
          <text:p/>
        </draw:polygon>
        <draw:polygon draw:style-name="gr16" draw:text-style-name="P7" draw:layer="layout" svg:width="0.297cm" svg:height="0.138cm" svg:x="5.224cm" svg:y="6.723cm" svg:viewBox="0 0 298 139" draw:points="138,0 0,139 298,139 198,39">
          <text:p/>
        </draw:polygon>
        <draw:polygon draw:style-name="gr16" draw:text-style-name="P7" draw:layer="layout" svg:width="0.131cm" svg:height="0.148cm" svg:x="4.499cm" svg:y="6.861cm" svg:viewBox="0 0 132 149" draw:points="23,149 132,149 132,0 0,132">
          <text:p/>
        </draw:polygon>
        <draw:polygon draw:style-name="gr16" draw:text-style-name="P7" draw:layer="layout" svg:width="0.148cm" svg:height="0.146cm" svg:x="4.036cm" svg:y="6.415cm" svg:viewBox="0 0 149 147" draw:points="3,147 149,0 0,0 0,144">
          <text:p/>
        </draw:polygon>
        <draw:polygon draw:style-name="gr16" draw:text-style-name="P7" draw:layer="layout" svg:width="0.149cm" svg:height="0.144cm" svg:x="2.402cm" svg:y="3.593cm" svg:viewBox="0 0 150 145" draw:points="4,145 150,0 0,0 0,133">
          <text:p/>
        </draw:polygon>
        <draw:polygon draw:style-name="gr16" draw:text-style-name="P7" draw:layer="layout" svg:width="0.061cm" svg:height="0.037cm" svg:x="1.673cm" svg:y="0.585cm" svg:viewBox="0 0 62 38" draw:points="2,38 62,38 25,0 0,24">
          <text:p/>
        </draw:polygon>
        <draw:polygon draw:style-name="gr16" draw:text-style-name="P7" draw:layer="layout" svg:width="0.148cm" svg:height="0.082cm" svg:x="7.007cm" svg:y="8.197cm" svg:viewBox="0 0 149 83" draw:points="68,83 149,0 0,0 0,65">
          <text:p/>
        </draw:polygon>
        <draw:polygon draw:style-name="gr16" draw:text-style-name="P7" draw:layer="layout" svg:width="0.149cm" svg:height="0.122cm" svg:x="3.59cm" svg:y="5.105cm" svg:viewBox="0 0 150 123" draw:points="123,0 0,123 150,123 150,37">
          <text:p/>
        </draw:polygon>
        <draw:polygon draw:style-name="gr16" draw:text-style-name="P7" draw:layer="layout" svg:width="0.11cm" svg:height="0.148cm" svg:x="2.105cm" svg:y="1.365cm" svg:viewBox="0 0 111 149" draw:points="100,100 0,0 0,149 111,149">
          <text:p/>
        </draw:polygon>
        <draw:polygon draw:style-name="gr16" draw:text-style-name="P7" draw:layer="layout" svg:width="0.149cm" svg:height="0.136cm" svg:x="8.046cm" svg:y="7.764cm" svg:viewBox="0 0 150 137" draw:points="137,0 0,137 150,137 150,3">
          <text:p/>
        </draw:polygon>
        <draw:polygon draw:style-name="gr16" draw:text-style-name="P7" draw:layer="layout" svg:width="0.297cm" svg:height="0.08cm" svg:x="7.601cm" svg:y="7.672cm" svg:viewBox="0 0 298 81" draw:points="79,0 0,81 298,81 253,36">
          <text:p/>
        </draw:polygon>
        <draw:polygon draw:style-name="gr16" draw:text-style-name="P7" draw:layer="layout" svg:width="0.079cm" svg:height="0.149cm" svg:x="3.887cm" svg:y="5.375cm" svg:viewBox="0 0 80 150" draw:points="25,0 0,0 0,150 80,71">
          <text:p/>
        </draw:polygon>
        <draw:polygon draw:style-name="gr16" draw:text-style-name="P7" draw:layer="layout" svg:width="0.149cm" svg:height="0.106cm" svg:x="2.996cm" svg:y="5.078cm" svg:viewBox="0 0 150 107" draw:points="44,107 150,0 0,0 0,28">
          <text:p/>
        </draw:polygon>
        <draw:polygon draw:style-name="gr16" draw:text-style-name="P7" draw:layer="layout" svg:width="0.148cm" svg:height="0.146cm" svg:x="3.145cm" svg:y="5.227cm" svg:viewBox="0 0 149 147" draw:points="2,147 149,0 0,0 0,144">
          <text:p/>
        </draw:polygon>
        <draw:polygon draw:style-name="gr16" draw:text-style-name="P7" draw:layer="layout" svg:width="0.149cm" svg:height="0.148cm" svg:x="4.63cm" svg:y="6.267cm" svg:viewBox="0 0 150 149" draw:points="128,0 0,0 150,149 150,19">
          <text:p/>
        </draw:polygon>
        <draw:polygon draw:style-name="gr16" draw:text-style-name="P7" draw:layer="layout" svg:width="0.149cm" svg:height="0.249cm" svg:x="5.521cm" svg:y="7.455cm" svg:viewBox="0 0 150 250" draw:points="49,250 150,149 0,0 0,224">
          <text:p/>
        </draw:polygon>
        <draw:polygon draw:style-name="gr16" draw:text-style-name="P7" draw:layer="layout" svg:width="0.14cm" svg:height="0.148cm" svg:x="3.896cm" svg:y="6.267cm" svg:viewBox="0 0 141 149" draw:points="7,149 141,149 141,0 0,141">
          <text:p/>
        </draw:polygon>
        <draw:polygon draw:style-name="gr16" draw:text-style-name="P7" draw:layer="layout" svg:width="0.148cm" svg:height="0.092cm" svg:x="3.442cm" svg:y="5.821cm" svg:viewBox="0 0 149 93" draw:points="57,93 149,0 0,0 0,12">
          <text:p/>
        </draw:polygon>
        <draw:polygon draw:style-name="gr16" draw:text-style-name="P7" draw:layer="layout" svg:width="0.051cm" svg:height="0.038cm" svg:x="1.683cm" svg:y="0.659cm" svg:viewBox="0 0 52 39" draw:points="3,39 52,39 14,0 0,14">
          <text:p/>
        </draw:polygon>
        <draw:polygon draw:style-name="gr16" draw:text-style-name="P7" draw:layer="layout" svg:width="0.149cm" svg:height="0.118cm" svg:x="6.858cm" svg:y="7.485cm" svg:viewBox="0 0 150 119" draw:points="119,0 0,119 150,119 150,11">
          <text:p/>
        </draw:polygon>
        <draw:polygon draw:style-name="gr16" draw:text-style-name="P7" draw:layer="layout" svg:width="0.092cm" svg:height="0.148cm" svg:x="3.498cm" svg:y="5.821cm" svg:viewBox="0 0 93 149" draw:points="43,149 93,149 93,0 0,93">
          <text:p/>
        </draw:polygon>
        <draw:polygon draw:style-name="gr16" draw:text-style-name="P7" draw:layer="layout" svg:width="0.149cm" svg:height="0.114cm" svg:x="3.59cm" svg:y="5.969cm" svg:viewBox="0 0 150 115" draw:points="37,115 150,0 0,0 0,67">
          <text:p/>
        </draw:polygon>
        <draw:polygon draw:style-name="gr16" draw:text-style-name="P7" draw:layer="layout" svg:width="0.148cm" svg:height="0.149cm" svg:x="4.036cm" svg:y="5.672cm" svg:viewBox="0 0 149 150" draw:points="122,0 0,0 149,150 149,32">
          <text:p/>
        </draw:polygon>
        <draw:polygon draw:style-name="gr16" draw:text-style-name="P7" draw:layer="layout" svg:width="0.075cm" svg:height="0.011cm" svg:x="9.16cm" svg:y="8.569cm" svg:viewBox="0 0 76 12" draw:points="65,12 76,0 0,0 10,10">
          <text:p/>
        </draw:polygon>
        <draw:polygon draw:style-name="gr16" draw:text-style-name="P7" draw:layer="layout" svg:width="0.138cm" svg:height="0.149cm" svg:x="5.224cm" svg:y="6.712cm" svg:viewBox="0 0 139 150" draw:points="122,0 0,0 0,150 139,11">
          <text:p/>
        </draw:polygon>
        <draw:polygon draw:style-name="gr16" draw:text-style-name="P7" draw:layer="layout" svg:width="0.118cm" svg:height="0.148cm" svg:x="6.858cm" svg:y="7.455cm" svg:viewBox="0 0 119 149" draw:points="26,0 0,0 0,149 119,31">
          <text:p/>
        </draw:polygon>
        <draw:polygon draw:style-name="gr16" draw:text-style-name="P7" draw:layer="layout" svg:width="0.085cm" svg:height="0.149cm" svg:x="1.723cm" svg:y="0.919cm" svg:viewBox="0 0 86 150" draw:points="14,79 86,150 86,0 0,0">
          <text:p/>
        </draw:polygon>
        <draw:polygon draw:style-name="gr16" draw:text-style-name="P7" draw:layer="layout" svg:width="0.06cm" svg:height="0.148cm" svg:x="2.936cm" svg:y="4.93cm" svg:viewBox="0 0 61 149" draw:points="47,149 61,149 61,0 0,61">
          <text:p/>
        </draw:polygon>
        <draw:polygon draw:style-name="gr16" draw:text-style-name="P7" draw:layer="layout" svg:width="0.149cm" svg:height="0.149cm" svg:x="2.699cm" svg:y="3.444cm" svg:viewBox="0 0 150 150" draw:points="129,0 0,0 150,150 150,52">
          <text:p/>
        </draw:polygon>
        <draw:polygon draw:style-name="gr16" draw:text-style-name="P7" draw:layer="layout" svg:width="0.118cm" svg:height="0.149cm" svg:x="2.105cm" svg:y="1.513cm" svg:viewBox="0 0 119 150" draw:points="111,0 0,0 0,150 119,32">
          <text:p/>
        </draw:polygon>
        <draw:polygon draw:style-name="gr16" draw:text-style-name="P7" draw:layer="layout" svg:width="0.118cm" svg:height="0.297cm" svg:x="2.848cm" svg:y="3.593cm" svg:viewBox="0 0 119 298" draw:points="74,73 0,0 0,298 119,179">
          <text:p/>
        </draw:polygon>
        <draw:polygon draw:style-name="gr16" draw:text-style-name="P7" draw:layer="layout" svg:width="0.106cm" svg:height="0.149cm" svg:x="5.818cm" svg:y="7.009cm" svg:viewBox="0 0 107 150" draw:points="26,0 0,0 0,150 107,44">
          <text:p/>
        </draw:polygon>
        <draw:polygon draw:style-name="gr16" draw:text-style-name="P7" draw:layer="layout" svg:width="0.115cm" svg:height="0.297cm" svg:x="3.145cm" svg:y="4.187cm" svg:viewBox="0 0 116 298" draw:points="44,43 0,0 0,298 116,183">
          <text:p/>
        </draw:polygon>
        <draw:polygon draw:style-name="gr16" draw:text-style-name="P7" draw:layer="layout" svg:width="0.105cm" svg:height="0.148cm" svg:x="3.59cm" svg:y="4.93cm" svg:viewBox="0 0 106 149" draw:points="12,12 0,0 0,149 106,149">
          <text:p/>
        </draw:polygon>
        <draw:polygon draw:style-name="gr16" draw:text-style-name="P7" draw:layer="layout" svg:width="0.091cm" svg:height="0.148cm" svg:x="2.699cm" svg:y="3.296cm" svg:viewBox="0 0 92 149" draw:points="69,0 0,0 0,149 92,58">
          <text:p/>
        </draw:polygon>
        <draw:polygon draw:style-name="gr16" draw:text-style-name="P7" draw:layer="layout" svg:width="0.075cm" svg:height="0.074cm" svg:x="1.659cm" svg:y="0.474cm" svg:viewBox="0 0 76 75" draw:points="4,75 76,75 0,0 0,51">
          <text:p/>
        </draw:polygon>
        <draw:polygon draw:style-name="gr16" draw:text-style-name="P7" draw:layer="layout" svg:width="0.075cm" svg:height="0.075cm" svg:x="8.937cm" svg:y="8.494cm" svg:viewBox="0 0 76 76" draw:points="20,76 76,76 0,0 0,75">
          <text:p/>
        </draw:polygon>
        <draw:polygon draw:style-name="gr16" draw:text-style-name="P7" draw:layer="layout" svg:width="0.148cm" svg:height="0.045cm" svg:x="6.71cm" svg:y="7.41cm" svg:viewBox="0 0 149 46" draw:points="45,0 0,46 149,46 149,37">
          <text:p/>
        </draw:polygon>
        <draw:polygon draw:style-name="gr16" draw:text-style-name="P7" draw:layer="layout" svg:width="0.105cm" svg:height="0.297cm" svg:x="2.743cm" svg:y="4.484cm" svg:viewBox="0 0 106 298" draw:points="78,270 106,298 106,0 0,105">
          <text:p/>
        </draw:polygon>
        <draw:polygon draw:style-name="gr16" draw:text-style-name="P7" draw:layer="layout" svg:width="0.148cm" svg:height="0.149cm" svg:x="4.482cm" svg:y="6.118cm" svg:viewBox="0 0 149 150" draw:points="109,0 0,0 149,150 149,38">
          <text:p/>
        </draw:polygon>
        <draw:polygon draw:style-name="gr16" draw:text-style-name="P7" draw:layer="layout" svg:width="0.148cm" svg:height="0.148cm" svg:x="1.808cm" svg:y="1.365cm" svg:viewBox="0 0 149 149" draw:points="22,149 149,149 0,0 0,36">
          <text:p/>
        </draw:polygon>
        <draw:polygon draw:style-name="gr16" draw:text-style-name="P7" draw:layer="layout" svg:width="0.148cm" svg:height="0.132cm" svg:x="2.551cm" svg:y="4.039cm" svg:viewBox="0 0 149 133" draw:points="16,133 149,0 0,0 0,91">
          <text:p/>
        </draw:polygon>
        <draw:polygon draw:style-name="gr16" draw:text-style-name="P7" draw:layer="layout" svg:width="0.209cm" svg:height="0.149cm" svg:x="1.956cm" svg:y="1.216cm" svg:viewBox="0 0 210 150" draw:points="191,0 0,0 150,150 210,90">
          <text:p/>
        </draw:polygon>
        <draw:polygon draw:style-name="gr16" draw:text-style-name="P7" draw:layer="layout" svg:width="0.149cm" svg:height="0.148cm" svg:x="6.115cm" svg:y="7.158cm" svg:viewBox="0 0 150 149" draw:points="24,0 0,0 150,149 150,58">
          <text:p/>
        </draw:polygon>
        <draw:polygon draw:style-name="gr16" draw:text-style-name="P7" draw:layer="layout" svg:width="0.142cm" svg:height="0.149cm" svg:x="4.34cm" svg:y="6.712cm" svg:viewBox="0 0 143 150" draw:points="8,150 143,150 143,0 0,142">
          <text:p/>
        </draw:polygon>
        <draw:polygon draw:style-name="gr16" draw:text-style-name="P7" draw:layer="layout" svg:width="0.297cm" svg:height="0.134cm" svg:x="7.898cm" svg:y="8.346cm" svg:viewBox="0 0 298 135" draw:points="163,135 298,0 0,0 128,129">
          <text:p/>
        </draw:polygon>
        <draw:polygon draw:style-name="gr16" draw:text-style-name="P7" draw:layer="layout" svg:width="0.148cm" svg:height="0.115cm" svg:x="3.145cm" svg:y="4.369cm" svg:viewBox="0 0 149 116" draw:points="116,0 0,116 149,116 149,61">
          <text:p/>
        </draw:polygon>
        <draw:polygon draw:style-name="gr16" draw:text-style-name="P7" draw:layer="layout" svg:width="0.148cm" svg:height="0.109cm" svg:x="5.076cm" svg:y="6.603cm" svg:viewBox="0 0 149 110" draw:points="110,0 0,110 149,110 149,27">
          <text:p/>
        </draw:polygon>
        <draw:polygon draw:style-name="gr16" draw:text-style-name="P7" draw:layer="layout" svg:width="0.149cm" svg:height="0.149cm" svg:x="4.333cm" svg:y="5.969cm" svg:viewBox="0 0 150 150" draw:points="104,0 0,0 150,150 150,47">
          <text:p/>
        </draw:polygon>
        <draw:polygon draw:style-name="gr16" draw:text-style-name="P7" draw:layer="layout" svg:width="0.149cm" svg:height="0.105cm" svg:x="2.699cm" svg:y="4.484cm" svg:viewBox="0 0 150 106" draw:points="45,106 150,0 0,0 0,6">
          <text:p/>
        </draw:polygon>
        <draw:polygon draw:style-name="gr16" draw:text-style-name="P7" draw:layer="layout" svg:width="0.046cm" svg:height="0.149cm" svg:x="2.653cm" svg:y="4.335cm" svg:viewBox="0 0 47 150" draw:points="45,150 47,150 47,0 0,48">
          <text:p/>
        </draw:polygon>
        <draw:polygon draw:style-name="gr16" draw:text-style-name="P7" draw:layer="layout" svg:width="0.106cm" svg:height="0.298cm" svg:x="1.85cm" svg:y="1.513cm" svg:viewBox="0 0 107 299" draw:points="23,214 107,299 107,0 0,107">
          <text:p/>
        </draw:polygon>
        <draw:polygon draw:style-name="gr16" draw:text-style-name="P7" draw:layer="layout" svg:width="0.074cm" svg:height="0.006cm" svg:x="9.012cm" svg:y="8.569cm" svg:viewBox="0 0 75 7" draw:points="69,7 75,0 0,0 3,3">
          <text:p/>
        </draw:polygon>
        <draw:polygon draw:style-name="gr16" draw:text-style-name="P7" draw:layer="layout" svg:width="0.148cm" svg:height="0.133cm" svg:x="8.195cm" svg:y="7.767cm" svg:viewBox="0 0 149 134" draw:points="0,0 0,134 149,134 17,2">
          <text:p/>
        </draw:polygon>
        <draw:polygon draw:style-name="gr16" draw:text-style-name="P7" draw:layer="layout" svg:width="0.073cm" svg:height="0.149cm" svg:x="3.293cm" svg:y="4.484cm" svg:viewBox="0 0 74 150" draw:points="32,0 0,0 0,150 74,76">
          <text:p/>
        </draw:polygon>
        <draw:polygon draw:style-name="gr16" draw:text-style-name="P7" draw:layer="layout" svg:width="0.298cm" svg:height="0.126cm" svg:x="6.412cm" svg:y="7.329cm" svg:viewBox="0 0 299 127" draw:points="126,0 0,127 299,127 200,28">
          <text:p/>
        </draw:polygon>
        <draw:polygon draw:style-name="gr16" draw:text-style-name="P7" draw:layer="layout" svg:width="0.146cm" svg:height="0.149cm" svg:x="4.187cm" svg:y="6.563cm" svg:viewBox="0 0 147 150" draw:points="2,150 147,150 147,0 0,148">
          <text:p/>
        </draw:polygon>
        <draw:polygon draw:style-name="gr16" draw:text-style-name="P7" draw:layer="layout" svg:width="0.148cm" svg:height="0.131cm" svg:x="4.482cm" svg:y="6.861cm" svg:viewBox="0 0 149 132" draw:points="17,132 149,0 0,0 0,117">
          <text:p/>
        </draw:polygon>
        <draw:polygon draw:style-name="gr16" draw:text-style-name="P7" draw:layer="layout" svg:width="0.149cm" svg:height="0.072cm" svg:x="8.64cm" svg:y="7.828cm" svg:viewBox="0 0 150 73" draw:points="74,0 0,73 150,73 150,7">
          <text:p/>
        </draw:polygon>
        <draw:polygon draw:style-name="gr16" draw:text-style-name="P7" draw:layer="layout" svg:width="0.149cm" svg:height="0.148cm" svg:x="2.996cm" svg:y="4.039cm" svg:viewBox="0 0 150 149" draw:points="96,0 0,0 150,149 150,109">
          <text:p/>
        </draw:polygon>
        <draw:polygon draw:style-name="gr17" draw:text-style-name="P7" draw:layer="layout" svg:width="0.025cm" svg:height="0.149cm" svg:x="1.634cm" svg:y="0.325cm" svg:viewBox="0 0 26 150" draw:points="18,141 26,150 26,0 0,26">
          <text:p/>
        </draw:polygon>
        <draw:polygon draw:style-name="gr18" draw:text-style-name="P2" draw:layer="layout" svg:width="0.025cm" svg:height="0.149cm" svg:x="1.634cm" svg:y="0.325cm" svg:viewBox="0 0 26 150" draw:points="18,141 26,150 26,0 0,26">
          <text:p/>
        </draw:polygon>
        <draw:polygon draw:style-name="gr16" draw:text-style-name="P7" draw:layer="layout" svg:width="0.148cm" svg:height="0.07cm" svg:x="8.789cm" svg:y="8.494cm" svg:viewBox="0 0 149 71" draw:points="80,71 149,0 0,0 69,70">
          <text:p/>
        </draw:polygon>
        <draw:polygon draw:style-name="gr16" draw:text-style-name="P7" draw:layer="layout" svg:width="0.148cm" svg:height="0.149cm" svg:x="5.076cm" svg:y="7.306cm" svg:viewBox="0 0 149 150" draw:points="62,150 149,150 0,0 0,111">
          <text:p/>
        </draw:polygon>
        <draw:polygon draw:style-name="gr16" draw:text-style-name="P7" draw:layer="layout" svg:width="0.145cm" svg:height="0.148cm" svg:x="2.406cm" svg:y="3.593cm" svg:viewBox="0 0 146 149" draw:points="2,149 146,149 146,0 0,145">
          <text:p/>
        </draw:polygon>
        <draw:polygon draw:style-name="gr16" draw:text-style-name="P7" draw:layer="layout" svg:width="0.149cm" svg:height="0.148cm" svg:x="5.521cm" svg:y="6.861cm" svg:viewBox="0 0 150 149" draw:points="61,0 0,0 150,149 150,53">
          <text:p/>
        </draw:polygon>
        <draw:polygon draw:style-name="gr16" draw:text-style-name="P7" draw:layer="layout" svg:width="0.066cm" svg:height="0.149cm" svg:x="3.376cm" svg:y="5.672cm" svg:viewBox="0 0 67 150" draw:points="59,150 67,150 67,0 0,67">
          <text:p/>
        </draw:polygon>
        <draw:polygon draw:style-name="gr16" draw:text-style-name="P7" draw:layer="layout" svg:width="0.106cm" svg:height="0.149cm" svg:x="3.039cm" svg:y="5.078cm" svg:viewBox="0 0 107 150" draw:points="24,150 107,150 107,0 0,107">
          <text:p/>
        </draw:polygon>
        <draw:polygon draw:style-name="gr16" draw:text-style-name="P7" draw:layer="layout" svg:width="0.134cm" svg:height="0.148cm" svg:x="8.061cm" svg:y="8.346cm" svg:viewBox="0 0 135 149" draw:points="107,149 135,149 135,0 0,135">
          <text:p/>
        </draw:polygon>
        <draw:polygon draw:style-name="gr17" draw:text-style-name="P7" draw:layer="layout" svg:width="0.148cm" svg:height="0.04cm" svg:x="9.235cm" svg:y="7.86cm" svg:viewBox="0 0 149 41" draw:points="41,0 0,41 149,41 149,3">
          <text:p/>
        </draw:polygon>
        <draw:polygon draw:style-name="gr18" draw:text-style-name="P2" draw:layer="layout" svg:width="0.148cm" svg:height="0.04cm" svg:x="9.235cm" svg:y="7.86cm" svg:viewBox="0 0 149 41" draw:points="41,0 0,41 149,41 149,3">
          <text:p/>
        </draw:polygon>
        <draw:polygon draw:style-name="gr16" draw:text-style-name="P7" draw:layer="layout" svg:width="0.074cm" svg:height="0.008cm" svg:x="9.086cm" svg:y="8.569cm" svg:viewBox="0 0 75 9" draw:points="67,9 75,0 0,0 6,7">
          <text:p/>
        </draw:polygon>
        <draw:polygon draw:style-name="gr16" draw:text-style-name="P7" draw:layer="layout" svg:width="0.149cm" svg:height="0.06cm" svg:x="8.64cm" svg:y="8.494cm" svg:viewBox="0 0 150 61" draw:points="91,61 150,0 0,0 58,58">
          <text:p/>
        </draw:polygon>
        <draw:polygon draw:style-name="gr16" draw:text-style-name="P7" draw:layer="layout" svg:width="0.227cm" svg:height="0.148cm" svg:x="2.254cm" svg:y="2.405cm" svg:viewBox="0 0 228 149" draw:points="208,0 0,0 149,149 228,70">
          <text:p/>
        </draw:polygon>
        <draw:polygon draw:style-name="gr16" draw:text-style-name="P7" draw:layer="layout" svg:width="0.07cm" svg:height="0.149cm" svg:x="2.332cm" svg:y="3.444cm" svg:viewBox="0 0 71 150" draw:points="27,150 71,150 71,0 0,72">
          <text:p/>
        </draw:polygon>
        <draw:polygon draw:style-name="gr16" draw:text-style-name="P7" draw:layer="layout" svg:width="0.149cm" svg:height="0.115cm" svg:x="4.63cm" svg:y="7.009cm" svg:viewBox="0 0 150 116" draw:points="35,116 150,0 0,0 0,90">
          <text:p/>
        </draw:polygon>
        <draw:polygon draw:style-name="gr16" draw:text-style-name="P7" draw:layer="layout" svg:width="0.2cm" svg:height="0.149cm" svg:x="1.905cm" svg:y="0.919cm" svg:viewBox="0 0 201 150" draw:points="166,0 0,0 201,150 201,123">
          <text:p/>
        </draw:polygon>
        <draw:polygon draw:style-name="gr16" draw:text-style-name="P7" draw:layer="layout" svg:width="0.148cm" svg:height="0.196cm" svg:x="8.492cm" svg:y="8.346cm" svg:viewBox="0 0 149 197" draw:points="102,197 149,148 0,0 0,188">
          <text:p/>
        </draw:polygon>
        <draw:polygon draw:style-name="gr16" draw:text-style-name="P7" draw:layer="layout" svg:width="0.149cm" svg:height="0.14cm" svg:x="3.887cm" svg:y="6.267cm" svg:viewBox="0 0 150 141" draw:points="9,141 150,0 0,0 0,131">
          <text:p/>
        </draw:polygon>
        <draw:polygon draw:style-name="gr16" draw:text-style-name="P7" draw:layer="layout" svg:width="0.066cm" svg:height="0.149cm" svg:x="2.485cm" svg:y="3.89cm" svg:viewBox="0 0 67 150" draw:points="31,150 67,150 67,0 0,67">
          <text:p/>
        </draw:polygon>
        <draw:polygon draw:style-name="gr16" draw:text-style-name="P7" draw:layer="layout" svg:width="0.038cm" svg:height="0.149cm" svg:x="2.067cm" svg:y="2.553cm" svg:viewBox="0 0 39 150" draw:points="29,150 39,150 39,0 0,39">
          <text:p/>
        </draw:polygon>
        <draw:polygon draw:style-name="gr16" draw:text-style-name="P7" draw:layer="layout" svg:width="0.078cm" svg:height="0.297cm" svg:x="2.551cm" svg:y="2.702cm" svg:viewBox="0 0 79 298" draw:points="5,5 0,0 0,298 79,220">
          <text:p/>
        </draw:polygon>
        <draw:polygon draw:style-name="gr16" draw:text-style-name="P7" draw:layer="layout" svg:width="0.148cm" svg:height="0.098cm" svg:x="3.739cm" svg:y="5.277cm" svg:viewBox="0 0 149 99" draw:points="99,0 0,99 149,99 149,68">
          <text:p/>
        </draw:polygon>
        <draw:polygon draw:style-name="gr16" draw:text-style-name="P7" draw:layer="layout" svg:width="0.101cm" svg:height="0.297cm" svg:x="1.956cm" svg:y="0.622cm" svg:viewBox="0 0 102 298" draw:points="79,78 0,0 0,298 102,197">
          <text:p/>
        </draw:polygon>
        <draw:polygon draw:style-name="gr16" draw:text-style-name="P7" draw:layer="layout" svg:width="0.207cm" svg:height="0.149cm" svg:x="2.254cm" svg:y="2.256cm" svg:viewBox="0 0 208 150" draw:points="168,19 149,0 0,150 208,150">
          <text:p/>
        </draw:polygon>
        <draw:polygon draw:style-name="gr16" draw:text-style-name="P7" draw:layer="layout" svg:width="0.094cm" svg:height="0.074cm" svg:x="1.714cm" svg:y="0.845cm" svg:viewBox="0 0 95 75" draw:points="9,75 95,75 20,0 0,21">
          <text:p/>
        </draw:polygon>
        <draw:polygon draw:style-name="gr16" draw:text-style-name="P7" draw:layer="layout" svg:width="0.149cm" svg:height="0.187cm" svg:x="8.343cm" svg:y="8.346cm" svg:viewBox="0 0 150 188" draw:points="150,188 150,0 0,149 26,174">
          <text:p/>
        </draw:polygon>
        <draw:polygon draw:style-name="gr16" draw:text-style-name="P7" draw:layer="layout" svg:width="0.297cm" svg:height="0.106cm" svg:x="5.818cm" svg:y="7.052cm" svg:viewBox="0 0 298 107" draw:points="106,0 0,107 298,107 276,85">
          <text:p/>
        </draw:polygon>
        <draw:polygon draw:style-name="gr16" draw:text-style-name="P7" draw:layer="layout" svg:width="0.148cm" svg:height="0.02cm" svg:x="8.195cm" svg:y="8.494cm" svg:viewBox="0 0 149 21" draw:points="130,21 149,0 0,0 0,4">
          <text:p/>
        </draw:polygon>
        <draw:polygon draw:style-name="gr16" draw:text-style-name="P7" draw:layer="layout" svg:width="0.148cm" svg:height="0.07cm" svg:x="4.779cm" svg:y="6.345cm" svg:viewBox="0 0 149 71" draw:points="71,0 0,71 149,71 149,64">
          <text:p/>
        </draw:polygon>
        <draw:polygon draw:style-name="gr16" draw:text-style-name="P7" draw:layer="layout" svg:width="0.136cm" svg:height="0.148cm" svg:x="8.046cm" svg:y="7.752cm" svg:viewBox="0 0 137 149" draw:points="57,0 0,0 0,149 137,12">
          <text:p/>
        </draw:polygon>
        <draw:polygon draw:style-name="gr16" draw:text-style-name="P7" draw:layer="layout" svg:width="0.149cm" svg:height="0.149cm" svg:x="2.402cm" svg:y="2.553cm" svg:viewBox="0 0 150 150" draw:points="105,0 0,0 150,150 150,139">
          <text:p/>
        </draw:polygon>
        <draw:polygon draw:style-name="gr16" draw:text-style-name="P7" draw:layer="layout" svg:width="0.092cm" svg:height="0.297cm" svg:x="2.254cm" svg:y="1.811cm" svg:viewBox="0 0 93 298" draw:points="51,51 0,0 0,298 93,205">
          <text:p/>
        </draw:polygon>
        <draw:polygon draw:style-name="gr16" draw:text-style-name="P7" draw:layer="layout" svg:width="0.14cm" svg:height="0.149cm" svg:x="7.312cm" svg:y="8.197cm" svg:viewBox="0 0 141 150" draw:points="34,150 141,150 141,0 0,142">
          <text:p/>
        </draw:polygon>
        <draw:polygon draw:style-name="gr16" draw:text-style-name="P7" draw:layer="layout" svg:width="0.295cm" svg:height="0.148cm" svg:x="3.147cm" svg:y="5.227cm" svg:viewBox="0 0 296 149" draw:points="1,149 296,149 146,0 0,147">
          <text:p/>
        </draw:polygon>
        <draw:polygon draw:style-name="gr16" draw:text-style-name="P7" draw:layer="layout" svg:width="0.149cm" svg:height="0.141cm" svg:x="4.333cm" svg:y="6.712cm" svg:viewBox="0 0 150 142" draw:points="7,142 150,0 0,0 0,136">
          <text:p/>
        </draw:polygon>
        <draw:polygon draw:style-name="gr16" draw:text-style-name="P7" draw:layer="layout" svg:width="0.149cm" svg:height="0.149cm" svg:x="2.105cm" svg:y="1.662cm" svg:viewBox="0 0 150 150" draw:points="148,0 0,0 150,150 150,6">
          <text:p/>
        </draw:polygon>
        <draw:polygon draw:style-name="gr16" draw:text-style-name="P7" draw:layer="layout" svg:width="0.148cm" svg:height="0.051cm" svg:x="5.67cm" svg:y="7.752cm" svg:viewBox="0 0 149 52" draw:points="98,52 149,0 0,0 0,3">
          <text:p/>
        </draw:polygon>
        <draw:polygon draw:style-name="gr16" draw:text-style-name="P7" draw:layer="layout" svg:width="0.109cm" svg:height="0.149cm" svg:x="5.076cm" svg:y="6.563cm" svg:viewBox="0 0 110 150" draw:points="56,0 0,0 0,150 110,41">
          <text:p/>
        </draw:polygon>
        <draw:polygon draw:style-name="gr16" draw:text-style-name="P7" draw:layer="layout" svg:width="0.298cm" svg:height="0.094cm" svg:x="6.412cm" svg:y="8.049cm" svg:viewBox="0 0 299 95" draw:points="203,95 299,0 0,0 37,37">
          <text:p/>
        </draw:polygon>
        <draw:polygon draw:style-name="gr16" draw:text-style-name="P7" draw:layer="layout" svg:width="0.232cm" svg:height="0.148cm" svg:x="2.022cm" svg:y="2.405cm" svg:viewBox="0 0 233 149" draw:points="21,87 83,149 233,0 0,0">
          <text:p/>
        </draw:polygon>
        <draw:polygon draw:style-name="gr16" draw:text-style-name="P7" draw:layer="layout" svg:width="0.069cm" svg:height="0.149cm" svg:x="2.699cm" svg:y="3.147cm" svg:viewBox="0 0 70 150" draw:points="20,20 0,0 0,150 70,150">
          <text:p/>
        </draw:polygon>
        <draw:polygon draw:style-name="gr16" draw:text-style-name="P7" draw:layer="layout" svg:width="0.149cm" svg:height="0.287cm" svg:x="7.155cm" svg:y="8.049cm" svg:viewBox="0 0 150 288" draw:points="150,288 150,0 0,149 137,285">
          <text:p/>
        </draw:polygon>
        <draw:polygon draw:style-name="gr16" draw:text-style-name="P7" draw:layer="layout" svg:width="0.149cm" svg:height="0.249cm" svg:x="8.343cm" svg:y="7.8cm" svg:viewBox="0 0 150 250" draw:points="102,0 0,101 150,250 150,6">
          <text:p/>
        </draw:polygon>
        <draw:polygon draw:style-name="gr16" draw:text-style-name="P7" draw:layer="layout" svg:width="0.148cm" svg:height="0.142cm" svg:x="2.254cm" svg:y="3.147cm" svg:viewBox="0 0 149 143" draw:points="7,143 149,0 0,0 0,119">
          <text:p/>
        </draw:polygon>
        <draw:polygon draw:style-name="gr16" draw:text-style-name="P7" draw:layer="layout" svg:width="0.149cm" svg:height="0.148cm" svg:x="4.184cm" svg:y="5.821cm" svg:viewBox="0 0 150 149" draw:points="109,0 0,0 150,149 150,45">
          <text:p/>
        </draw:polygon>
        <draw:polygon draw:style-name="gr16" draw:text-style-name="P7" draw:layer="layout" svg:width="0.098cm" svg:height="0.148cm" svg:x="3.739cm" svg:y="5.227cm" svg:viewBox="0 0 99 149" draw:points="62,0 0,0 0,149 99,51">
          <text:p/>
        </draw:polygon>
        <draw:polygon draw:style-name="gr16" draw:text-style-name="P7" draw:layer="layout" svg:width="0.148cm" svg:height="0.065cm" svg:x="8.789cm" svg:y="7.835cm" svg:viewBox="0 0 149 66" draw:points="0,0 0,66 149,66 90,6">
          <text:p/>
        </draw:polygon>
        <draw:polygon draw:style-name="gr16" draw:text-style-name="P7" draw:layer="layout" svg:width="0.129cm" svg:height="0.149cm" svg:x="3.758cm" svg:y="6.118cm" svg:viewBox="0 0 130 150" draw:points="17,150 130,150 130,0 0,130">
          <text:p/>
        </draw:polygon>
        <draw:polygon draw:style-name="gr16" draw:text-style-name="P7" draw:layer="layout" svg:width="0.148cm" svg:height="0.093cm" svg:x="4.779cm" svg:y="7.158cm" svg:viewBox="0 0 149 94" draw:points="56,94 149,0 0,0 0,54">
          <text:p/>
        </draw:polygon>
        <draw:polygon draw:style-name="gr16" draw:text-style-name="P7" draw:layer="layout" svg:width="0.149cm" svg:height="0.148cm" svg:x="3.887cm" svg:y="5.524cm" svg:viewBox="0 0 150 149" draw:points="145,0 0,0 150,149 150,6">
          <text:p/>
        </draw:polygon>
        <draw:polygon draw:style-name="gr16" draw:text-style-name="P7" draw:layer="layout" svg:width="0.148cm" svg:height="0.119cm" svg:x="2.848cm" svg:y="3.771cm" svg:viewBox="0 0 149 120" draw:points="119,0 0,120 149,120 149,67">
          <text:p/>
        </draw:polygon>
        <draw:polygon draw:style-name="gr16" draw:text-style-name="P7" draw:layer="layout" svg:width="0.148cm" svg:height="0.149cm" svg:x="3.442cm" svg:y="4.781cm" svg:viewBox="0 0 149 150" draw:points="59,0 0,0 149,150 149,144">
          <text:p/>
        </draw:polygon>
        <draw:polygon draw:style-name="gr16" draw:text-style-name="P7" draw:layer="layout" svg:width="0.126cm" svg:height="0.297cm" svg:x="2.128cm" svg:y="2.702cm" svg:viewBox="0 0 127 298" draw:points="19,191 127,298 127,0 0,126">
          <text:p/>
        </draw:polygon>
        <draw:polygon draw:style-name="gr16" draw:text-style-name="P7" draw:layer="layout" svg:width="0.148cm" svg:height="0.108cm" svg:x="7.007cm" svg:y="7.495cm" svg:viewBox="0 0 149 109" draw:points="0,0 0,109 149,109 57,17">
          <text:p/>
        </draw:polygon>
        <draw:polygon draw:style-name="gr16" draw:text-style-name="P7" draw:layer="layout" svg:width="0.149cm" svg:height="0.147cm" svg:x="4.184cm" svg:y="6.563cm" svg:viewBox="0 0 150 148" draw:points="3,148 150,0 0,0 0,146">
          <text:p/>
        </draw:polygon>
        <draw:polygon draw:style-name="gr17" draw:text-style-name="P7" draw:layer="layout" svg:width="0.074cm" svg:height="0.014cm" svg:x="9.309cm" svg:y="8.569cm" svg:viewBox="0 0 75 15" draw:points="61,15 75,0 0,0 13,14">
          <text:p/>
        </draw:polygon>
        <draw:polygon draw:style-name="gr18" draw:text-style-name="P2" draw:layer="layout" svg:width="0.074cm" svg:height="0.014cm" svg:x="9.309cm" svg:y="8.569cm" svg:viewBox="0 0 75 15" draw:points="61,15 75,0 0,0 13,14">
          <text:p/>
        </draw:polygon>
        <draw:polygon draw:style-name="gr16" draw:text-style-name="P7" draw:layer="layout" svg:width="0.145cm" svg:height="0.148cm" svg:x="4.039cm" svg:y="6.415cm" svg:viewBox="0 0 146 149" draw:points="2,149 146,149 146,0 0,147">
          <text:p/>
        </draw:polygon>
        <draw:polygon draw:style-name="gr16" draw:text-style-name="P7" draw:layer="layout" svg:width="0.157cm" svg:height="0.148cm" svg:x="2.551cm" svg:y="2.999cm" svg:viewBox="0 0 158 149" draw:points="108,0 0,0 149,149 158,141">
          <text:p/>
        </draw:polygon>
        <draw:polygon draw:style-name="gr16" draw:text-style-name="P7" draw:layer="layout" svg:width="0.19cm" svg:height="0.148cm" svg:x="1.956cm" svg:y="1.068cm" svg:viewBox="0 0 191 149" draw:points="158,8 150,0 0,149 191,149">
          <text:p/>
        </draw:polygon>
        <draw:polygon draw:style-name="gr16" draw:text-style-name="P7" draw:layer="layout" svg:width="0.041cm" svg:height="0.037cm" svg:x="1.693cm" svg:y="0.734cm" svg:viewBox="0 0 42 38" draw:points="5,38 42,38 4,0 0,3">
          <text:p/>
        </draw:polygon>
        <draw:polygon draw:style-name="gr16" draw:text-style-name="P7" draw:layer="layout" svg:width="0.126cm" svg:height="0.149cm" svg:x="6.412cm" svg:y="7.306cm" svg:viewBox="0 0 127 150" draw:points="70,0 0,0 0,150 127,24">
          <text:p/>
        </draw:polygon>
        <draw:polygon draw:style-name="gr16" draw:text-style-name="P7" draw:layer="layout" svg:width="0.115cm" svg:height="0.149cm" svg:x="4.664cm" svg:y="7.009cm" svg:viewBox="0 0 116 150" draw:points="44,150 116,150 116,0 0,116">
          <text:p/>
        </draw:polygon>
        <draw:polygon draw:style-name="gr16" draw:text-style-name="P7" draw:layer="layout" svg:width="0.149cm" svg:height="0.045cm" svg:x="7.452cm" svg:y="8.346cm" svg:viewBox="0 0 150 46" draw:points="104,46 150,0 0,0 0,25">
          <text:p/>
        </draw:polygon>
        <draw:polygon draw:style-name="gr16" draw:text-style-name="P7" draw:layer="layout" svg:width="0.297cm" svg:height="0.144cm" svg:x="5.224cm" svg:y="7.455cm" svg:viewBox="0 0 298 145" draw:points="153,145 298,0 0,0 132,133">
          <text:p/>
        </draw:polygon>
        <draw:polygon draw:style-name="gr16" draw:text-style-name="P7" draw:layer="layout" svg:width="0.143cm" svg:height="0.149cm" svg:x="2.408cm" svg:y="3.741cm" svg:viewBox="0 0 144 150" draw:points="3,10 144,150 144,0 0,0">
          <text:p/>
        </draw:polygon>
        <draw:polygon draw:style-name="gr16" draw:text-style-name="P7" draw:layer="layout" svg:width="0.113cm" svg:height="0.149cm" svg:x="3.626cm" svg:y="5.969cm" svg:viewBox="0 0 114 150" draw:points="28,150 114,150 114,0 0,115">
          <text:p/>
        </draw:polygon>
        <draw:polygon draw:style-name="gr16" draw:text-style-name="P7" draw:layer="layout" svg:width="0.141cm" svg:height="0.149cm" svg:x="2.261cm" svg:y="3.147cm" svg:viewBox="0 0 142 150" draw:points="2,150 142,150 142,0 0,143">
          <text:p/>
        </draw:polygon>
        <draw:polygon draw:style-name="gr16" draw:text-style-name="P7" draw:layer="layout" svg:width="0.071cm" svg:height="0.037cm" svg:x="1.663cm" svg:y="0.548cm" svg:viewBox="0 0 72 38" draw:points="1,4 34,38 72,0 0,0">
          <text:p/>
        </draw:polygon>
        <draw:polygon draw:style-name="gr16" draw:text-style-name="P7" draw:layer="layout" svg:width="0.056cm" svg:height="0.297cm" svg:x="1.9cm" svg:y="1.811cm" svg:viewBox="0 0 57 298" draw:points="52,292 57,298 57,0 0,56">
          <text:p/>
        </draw:polygon>
        <draw:polygon draw:style-name="gr16" draw:text-style-name="P7" draw:layer="layout" svg:width="0.036cm" svg:height="0.074cm" svg:x="1.698cm" svg:y="0.771cm" svg:viewBox="0 0 37 75" draw:points="8,47 37,75 37,0 0,0">
          <text:p/>
        </draw:polygon>
        <draw:polygon draw:style-name="gr16" draw:text-style-name="P7" draw:layer="layout" svg:width="0.149cm" svg:height="0.067cm" svg:x="4.927cm" svg:y="7.306cm" svg:viewBox="0 0 150 68" draw:points="83,68 150,0 0,0 0,11">
          <text:p/>
        </draw:polygon>
        <draw:polygon draw:style-name="gr16" draw:text-style-name="P7" draw:layer="layout" svg:width="0.144cm" svg:height="0.148cm" svg:x="5.971cm" svg:y="7.752cm" svg:viewBox="0 0 145 149" draw:points="10,149 145,149 145,0 0,145">
          <text:p/>
        </draw:polygon>
        <draw:polygon draw:style-name="gr16" draw:text-style-name="P7" draw:layer="layout" svg:width="0.274cm" svg:height="0.148cm" svg:x="2.574cm" svg:y="4.187cm" svg:viewBox="0 0 275 149" draw:points="16,40 126,149 275,0 0,0">
          <text:p/>
        </draw:polygon>
        <draw:polygon draw:style-name="gr16" draw:text-style-name="P7" draw:layer="layout" svg:width="0.149cm" svg:height="0.084cm" svg:x="6.115cm" svg:y="7.9cm" svg:viewBox="0 0 150 85" draw:points="66,85 150,0 0,0 0,59">
          <text:p/>
        </draw:polygon>
        <draw:polygon draw:style-name="gr16" draw:text-style-name="P7" draw:layer="layout" svg:width="0.148cm" svg:height="0.148cm" svg:x="2.254cm" svg:y="2.108cm" svg:viewBox="0 0 149 149" draw:points="119,0 0,0 149,149 149,106">
          <text:p/>
        </draw:polygon>
        <draw:polygon draw:style-name="gr16" draw:text-style-name="P7" draw:layer="layout" svg:width="0.122cm" svg:height="0.149cm" svg:x="3.59cm" svg:y="5.078cm" svg:viewBox="0 0 123 150" draw:points="106,0 0,0 0,150 123,27">
          <text:p/>
        </draw:polygon>
        <draw:polygon draw:style-name="gr16" draw:text-style-name="P7" draw:layer="layout" svg:width="0.148cm" svg:height="0.165cm" svg:x="6.71cm" svg:y="8.049cm" svg:viewBox="0 0 149 166" draw:points="133,166 149,149 0,0 0,125">
          <text:p/>
        </draw:polygon>
        <draw:polygon draw:style-name="gr16" draw:text-style-name="P7" draw:layer="layout" svg:width="0.061cm" svg:height="0.148cm" svg:x="2.193cm" svg:y="2.999cm" svg:viewBox="0 0 62 149" draw:points="26,149 62,149 62,0 0,61">
          <text:p/>
        </draw:polygon>
        <draw:polygon draw:style-name="gr16" draw:text-style-name="P7" draw:layer="layout" svg:width="0.064cm" svg:height="0.149cm" svg:x="2.996cm" svg:y="3.89cm" svg:viewBox="0 0 65 150" draw:points="25,0 0,0 0,150 65,86">
          <text:p/>
        </draw:polygon>
        <draw:polygon draw:style-name="gr16" draw:text-style-name="P7" draw:layer="layout" svg:width="0.149cm" svg:height="0.195cm" svg:x="9.086cm" svg:y="7.854cm" svg:viewBox="0 0 150 196" draw:points="0,0 0,196 150,47 107,4">
          <text:p/>
        </draw:polygon>
        <draw:polygon draw:style-name="gr16" draw:text-style-name="P7" draw:layer="layout" svg:width="0.149cm" svg:height="0.064cm" svg:x="6.858cm" svg:y="8.197cm" svg:viewBox="0 0 150 65" draw:points="150,65 150,0 0,0 31,31">
          <text:p/>
        </draw:polygon>
        <draw:polygon draw:style-name="gr16" draw:text-style-name="P7" draw:layer="layout" svg:width="0.149cm" svg:height="0.148cm" svg:x="1.956cm" svg:y="2.108cm" svg:viewBox="0 0 150 149" draw:points="30,149 150,149 0,0 0,18">
          <text:p/>
        </draw:polygon>
        <draw:polygon draw:style-name="gr16" draw:text-style-name="P7" draw:layer="layout" svg:width="0.148cm" svg:height="0.289cm" svg:x="7.304cm" svg:y="8.049cm" svg:viewBox="0 0 149 290" draw:points="8,290 149,148 0,0 0,288">
          <text:p/>
        </draw:polygon>
        <draw:polygon draw:style-name="gr16" draw:text-style-name="P7" draw:layer="layout" svg:width="0.149cm" svg:height="0.125cm" svg:x="2.105cm" svg:y="2.702cm" svg:viewBox="0 0 150 126" draw:points="23,126 150,0 0,0 0,37">
          <text:p/>
        </draw:polygon>
        <draw:polygon draw:style-name="gr16" draw:text-style-name="P7" draw:layer="layout" svg:width="0.051cm" svg:height="0.148cm" svg:x="1.956cm" svg:y="0.474cm" svg:viewBox="0 0 52 149" draw:points="33,0 0,0 0,149 52,99">
          <text:p/>
        </draw:polygon>
        <draw:polygon draw:style-name="gr16" draw:text-style-name="P7" draw:layer="layout" svg:width="0.059cm" svg:height="0.037cm" svg:x="1.675cm" svg:y="0.622cm" svg:viewBox="0 0 60 38" draw:points="3,18 22,38 60,0 0,0">
          <text:p/>
        </draw:polygon>
        <draw:polygon draw:style-name="gr16" draw:text-style-name="P7" draw:layer="layout" svg:width="0.294cm" svg:height="0.149cm" svg:x="3.148cm" svg:y="5.375cm" svg:viewBox="0 0 295 150" draw:points="5,8 145,150 295,0 0,0">
          <text:p/>
        </draw:polygon>
        <draw:polygon draw:style-name="gr16" draw:text-style-name="P7" draw:layer="layout" svg:width="0.087cm" svg:height="0.148cm" svg:x="4.927cm" svg:y="6.415cm" svg:viewBox="0 0 88 149" draw:points="9,0 0,0 0,149 88,62">
          <text:p/>
        </draw:polygon>
        <draw:polygon draw:style-name="gr16" draw:text-style-name="P7" draw:layer="layout" svg:width="0.048cm" svg:height="0.037cm" svg:x="1.686cm" svg:y="0.697cm" svg:viewBox="0 0 49 38" draw:points="5,33 11,38 49,0 0,0">
          <text:p/>
        </draw:polygon>
        <draw:polygon draw:style-name="gr16" draw:text-style-name="P7" draw:layer="layout" svg:width="0.149cm" svg:height="0.201cm" svg:x="8.937cm" svg:y="7.848cm" svg:viewBox="0 0 150 202" draw:points="54,0 0,52 150,202 150,6">
          <text:p/>
        </draw:polygon>
        <draw:polygon draw:style-name="gr16" draw:text-style-name="P7" draw:layer="layout" svg:width="0.139cm" svg:height="0.148cm" svg:x="2.263cm" svg:y="3.296cm" svg:viewBox="0 0 140 149" draw:points="4,14 140,149 140,0 0,0">
          <text:p/>
        </draw:polygon>
        <draw:polygon draw:style-name="gr17" draw:text-style-name="P7" draw:layer="layout" svg:width="0.074cm" svg:height="0.013cm" svg:x="9.235cm" svg:y="8.569cm" svg:viewBox="0 0 75 14" draw:points="62,14 75,0 0,0 11,12">
          <text:p/>
        </draw:polygon>
        <draw:polygon draw:style-name="gr18" draw:text-style-name="P2" draw:layer="layout" svg:width="0.074cm" svg:height="0.013cm" svg:x="9.235cm" svg:y="8.569cm" svg:viewBox="0 0 75 14" draw:points="62,14 75,0 0,0 11,12">
          <text:p/>
        </draw:polygon>
        <draw:polygon draw:style-name="gr16" draw:text-style-name="P7" draw:layer="layout" svg:width="0.18cm" svg:height="0.149cm" svg:x="1.776cm" svg:y="1.216cm" svg:viewBox="0 0 181 150" draw:points="24,142 32,150 181,0 0,0">
          <text:p/>
        </draw:polygon>
        <draw:polygon draw:style-name="gr16" draw:text-style-name="P7" draw:layer="layout" svg:width="0.101cm" svg:height="0.149cm" svg:x="5.569cm" svg:y="7.603cm" svg:viewBox="0 0 102 150" draw:points="95,150 102,150 102,0 0,102">
          <text:p/>
        </draw:polygon>
        <draw:polygon draw:style-name="gr16" draw:text-style-name="P7" draw:layer="layout" svg:width="0.148cm" svg:height="0.03cm" svg:x="7.898cm" svg:y="7.722cm" svg:viewBox="0 0 149 31" draw:points="31,0 0,31 149,31 149,22">
          <text:p/>
        </draw:polygon>
        <draw:polygon draw:style-name="gr16" draw:text-style-name="P7" draw:layer="layout" svg:width="0.149cm" svg:height="0.198cm" svg:x="7.155cm" svg:y="7.554cm" svg:viewBox="0 0 150 199" draw:points="51,0 0,49 150,199 150,27">
          <text:p/>
        </draw:polygon>
        <draw:polygon draw:style-name="gr16" draw:text-style-name="P7" draw:layer="layout" svg:width="0.093cm" svg:height="0.148cm" svg:x="4.834cm" svg:y="7.158cm" svg:viewBox="0 0 94 149" draw:points="79,149 94,149 94,0 0,94">
          <text:p/>
        </draw:polygon>
        <draw:polygon draw:style-name="gr16" draw:text-style-name="P7" draw:layer="layout" svg:width="0.297cm" svg:height="0.144cm" svg:x="5.818cm" svg:y="7.752cm" svg:viewBox="0 0 298 145" draw:points="153,145 298,0 0,0 138,139">
          <text:p/>
        </draw:polygon>
        <draw:polygon draw:style-name="gr16" draw:text-style-name="P7" draw:layer="layout" svg:width="0.149cm" svg:height="0.148cm" svg:x="3.293cm" svg:y="5.524cm" svg:viewBox="0 0 150 149" draw:points="41,149 150,149 0,0 0,89">
          <text:p/>
        </draw:polygon>
        <draw:polygon draw:style-name="gr16" draw:text-style-name="P7" draw:layer="layout" svg:width="0.148cm" svg:height="0.243cm" svg:x="8.492cm" svg:y="7.806cm" svg:viewBox="0 0 149 244" draw:points="0,0 0,244 149,95 61,6">
          <text:p/>
        </draw:polygon>
        <draw:polygon draw:style-name="gr16" draw:text-style-name="P7" draw:layer="layout" svg:width="0.148cm" svg:height="0.149cm" svg:x="6.264cm" svg:y="7.9cm" svg:viewBox="0 0 149 150" draw:points="85,150 149,150 0,0 0,118">
          <text:p/>
        </draw:polygon>
        <draw:polygon draw:style-name="gr16" draw:text-style-name="P7" draw:layer="layout" svg:width="0.245cm" svg:height="0.149cm" svg:x="2.009cm" svg:y="2.256cm" svg:viewBox="0 0 246 150" draw:points="13,150 246,150 97,0 0,97">
          <text:p/>
        </draw:polygon>
        <draw:polygon draw:style-name="gr16" draw:text-style-name="P7" draw:layer="layout" svg:width="0.148cm" svg:height="0.061cm" svg:x="5.67cm" svg:y="6.948cm" svg:viewBox="0 0 149 62" draw:points="62,0 0,62 149,62 149,49">
          <text:p/>
        </draw:polygon>
        <draw:polygon draw:style-name="gr16" draw:text-style-name="P7" draw:layer="layout" svg:width="0.297cm" svg:height="0.136cm" svg:x="7.304cm" svg:y="7.616cm" svg:viewBox="0 0 298 137" draw:points="135,0 0,137 298,137 169,8">
          <text:p/>
        </draw:polygon>
        <draw:polygon draw:style-name="gr16" draw:text-style-name="P7" draw:layer="layout" svg:width="0.297cm" svg:height="0.093cm" svg:x="7.601cm" svg:y="8.346cm" svg:viewBox="0 0 298 94" draw:points="204,94 298,0 0,0 67,67">
          <text:p/>
        </draw:polygon>
        <draw:polygon draw:style-name="gr16" draw:text-style-name="P7" draw:layer="layout" svg:width="0.149cm" svg:height="0.087cm" svg:x="4.927cm" svg:y="6.476cm" svg:viewBox="0 0 150 88" draw:points="88,0 0,88 150,88 150,47">
          <text:p/>
        </draw:polygon>
        <draw:polygon draw:style-name="gr17" draw:text-style-name="P7" draw:layer="layout" svg:width="0.032cm" svg:height="0.149cm" svg:x="1.956cm" svg:y="0.325cm" svg:viewBox="0 0 33 150" draw:points="5,4 0,0 0,150 33,150">
          <text:p/>
        </draw:polygon>
        <draw:polygon draw:style-name="gr18" draw:text-style-name="P2" draw:layer="layout" svg:width="0.032cm" svg:height="0.149cm" svg:x="1.956cm" svg:y="0.325cm" svg:viewBox="0 0 33 150" draw:points="5,4 0,0 0,150 33,150">
          <text:p/>
        </draw:polygon>
        <draw:polygon draw:style-name="gr19" draw:text-style-name="P8" draw:layer="layout" svg:width="0.149cm" svg:height="0.148cm" svg:x="9.086cm" svg:y="7.158cm" svg:viewBox="0 0 150 149" draw:points="0,149 150,149 0,0">
          <text:p/>
        </draw:polygon>
        <draw:polygon draw:style-name="gr19" draw:text-style-name="P8" draw:layer="layout" svg:width="0.106cm" svg:height="0.106cm" svg:x="9.086cm" svg:y="7.752cm" svg:viewBox="0 0 107 107" draw:points="107,107 0,0 0,103">
          <text:p/>
        </draw:polygon>
        <draw:polygon draw:style-name="gr19" draw:text-style-name="P8" draw:layer="layout" svg:width="0.137cm" svg:height="0.136cm" svg:x="3.602cm" svg:y="4.942cm" svg:viewBox="0 0 138 137" draw:points="94,137 138,137 0,0">
          <text:p/>
        </draw:polygon>
        <draw:polygon draw:style-name="gr19" draw:text-style-name="P8" draw:layer="layout" svg:width="0.149cm" svg:height="0.296cm" svg:x="5.818cm" svg:y="6.267cm" svg:viewBox="0 0 150 297" draw:points="0,297 150,149 0,0">
          <text:p/>
        </draw:polygon>
        <draw:polygon draw:style-name="gr19" draw:text-style-name="P8" draw:layer="layout" svg:width="0.149cm" svg:height="0.149cm" svg:x="6.412cm" svg:y="6.563cm" svg:viewBox="0 0 150 150" draw:points="150,150 150,0 0,0">
          <text:p/>
        </draw:polygon>
        <draw:polygon draw:style-name="gr19" draw:text-style-name="P8" draw:layer="layout" svg:width="0.027cm" svg:height="0.064cm" svg:x="3.712cm" svg:y="5.078cm" svg:viewBox="0 0 28 65" draw:points="28,65 28,0 0,27">
          <text:p/>
        </draw:polygon>
        <draw:polygon draw:style-name="gr19" draw:text-style-name="P8" draw:layer="layout" svg:width="0.148cm" svg:height="0.149cm" svg:x="3.442cm" svg:y="4.484cm" svg:viewBox="0 0 149 150" draw:points="0,150 149,150 0,0">
          <text:p/>
        </draw:polygon>
        <draw:polygon draw:style-name="gr19" draw:text-style-name="P8" draw:layer="layout" svg:width="0.06cm" svg:height="0.06cm" svg:x="8.492cm" svg:y="7.752cm" svg:viewBox="0 0 61 61" draw:points="61,61 0,0 0,55">
          <text:p/>
        </draw:polygon>
        <draw:polygon draw:style-name="gr19" draw:text-style-name="P8" draw:layer="layout" svg:width="0.025cm" svg:height="0.015cm" svg:x="5.967cm" svg:y="6.252cm" svg:viewBox="0 0 26 16" draw:points="0,0 0,16 26,16">
          <text:p/>
        </draw:polygon>
        <draw:polygon draw:style-name="gr19" draw:text-style-name="P8" draw:layer="layout" svg:width="0.149cm" svg:height="0.297cm" svg:x="3.59cm" svg:y="4.484cm" svg:viewBox="0 0 150 298" draw:points="150,0 0,150 150,298">
          <text:p/>
        </draw:polygon>
        <draw:polygon draw:style-name="gr19" draw:text-style-name="P8" draw:layer="layout" svg:width="0.005cm" svg:height="0.006cm" svg:x="4.031cm" svg:y="5.524cm" svg:viewBox="0 0 6 7" draw:points="6,7 6,0 0,0">
          <text:p/>
        </draw:polygon>
        <draw:polygon draw:style-name="gr19" draw:text-style-name="P8" draw:layer="layout" svg:width="0.04cm" svg:height="0.037cm" svg:x="4.59cm" svg:y="6.118cm" svg:viewBox="0 0 41 38" draw:points="41,38 41,0 0,0">
          <text:p/>
        </draw:polygon>
        <draw:polygon draw:style-name="gr19" draw:text-style-name="P8" draw:layer="layout" svg:width="0.148cm" svg:height="0.148cm" svg:x="7.601cm" svg:y="7.455cm" svg:viewBox="0 0 149 149" draw:points="0,149 149,149 0,0">
          <text:p/>
        </draw:polygon>
        <draw:polygon draw:style-name="gr19" draw:text-style-name="P8" draw:layer="layout" svg:width="0.149cm" svg:height="0.148cm" svg:x="4.184cm" svg:y="5.524cm" svg:viewBox="0 0 150 149" draw:points="0,0 0,149 150,149">
          <text:p/>
        </draw:polygon>
        <draw:polygon draw:style-name="gr19" draw:text-style-name="P8" draw:layer="layout" svg:width="0.148cm" svg:height="0.149cm" svg:x="3.442cm" svg:y="3.89cm" svg:viewBox="0 0 149 150" draw:points="149,150 149,0 0,0">
          <text:p/>
        </draw:polygon>
        <draw:polygon draw:style-name="gr19" draw:text-style-name="P8" draw:layer="layout" svg:width="0.149cm" svg:height="0.148cm" svg:x="6.115cm" svg:y="6.415cm" svg:viewBox="0 0 150 149" draw:points="150,0 0,0 0,149">
          <text:p/>
        </draw:polygon>
        <draw:polygon draw:style-name="gr19" draw:text-style-name="P8" draw:layer="layout" svg:width="0.027cm" svg:height="0.031cm" svg:x="4.157cm" svg:y="5.672cm" svg:viewBox="0 0 28 32" draw:points="28,32 28,0 0,0">
          <text:p/>
        </draw:polygon>
        <draw:polygon draw:style-name="gr19" draw:text-style-name="P8" draw:layer="layout" svg:width="0.148cm" svg:height="0.148cm" svg:x="4.482cm" svg:y="5.821cm" svg:viewBox="0 0 149 149" draw:points="0,0 0,149 149,149">
          <text:p/>
        </draw:polygon>
        <draw:polygon draw:style-name="gr19" draw:text-style-name="P8" draw:layer="layout" svg:width="0.046cm" svg:height="0.046cm" svg:x="4.436cm" svg:y="5.969cm" svg:viewBox="0 0 47 47" draw:points="47,47 47,0 0,0">
          <text:p/>
        </draw:polygon>
        <draw:polygon draw:style-name="gr19" draw:text-style-name="P8" draw:layer="layout" svg:width="0.297cm" svg:height="0.297cm" svg:x="4.63cm" svg:y="5.672cm" svg:viewBox="0 0 298 298" draw:points="0,298 298,298 0,0">
          <text:p/>
        </draw:polygon>
        <draw:polygon draw:style-name="gr19" draw:text-style-name="P8" draw:layer="layout" svg:width="0.05cm" svg:height="0.129cm" svg:x="3.739cm" svg:y="4.058cm" svg:viewBox="0 0 51 130" draw:points="0,0 0,130 51,79">
          <text:p/>
        </draw:polygon>
        <draw:polygon draw:style-name="gr19" draw:text-style-name="P8" draw:layer="layout" svg:width="0.056cm" svg:height="0.056cm" svg:x="7.007cm" svg:y="7.455cm" svg:viewBox="0 0 57 57" draw:points="57,57 0,0 0,41">
          <text:p/>
        </draw:polygon>
        <draw:polygon draw:style-name="gr19" draw:text-style-name="P8" draw:layer="layout" svg:width="0.149cm" svg:height="0.148cm" svg:x="5.818cm" svg:y="6.267cm" svg:viewBox="0 0 150 149" draw:points="150,149 150,0 0,0">
          <text:p/>
        </draw:polygon>
        <draw:polygon draw:style-name="gr19" draw:text-style-name="P8" draw:layer="layout" svg:width="0.148cm" svg:height="0.148cm" svg:x="5.967cm" svg:y="6.415cm" svg:viewBox="0 0 149 149" draw:points="149,0 0,0 149,149">
          <text:p/>
        </draw:polygon>
        <draw:polygon draw:style-name="gr19" draw:text-style-name="P8" draw:layer="layout" svg:width="0.149cm" svg:height="0.148cm" svg:x="3.59cm" svg:y="4.633cm" svg:viewBox="0 0 150 149" draw:points="0,0 0,149 150,149">
          <text:p/>
        </draw:polygon>
        <draw:polygon draw:style-name="gr19" draw:text-style-name="P8" draw:layer="layout" svg:width="0.09cm" svg:height="0.143cm" svg:x="3.5cm" svg:y="4.781cm" svg:viewBox="0 0 91 144" draw:points="91,144 91,0 0,0">
          <text:p/>
        </draw:polygon>
        <draw:polygon draw:style-name="gr19" draw:text-style-name="P8" draw:layer="layout" svg:width="0.297cm" svg:height="0.297cm" svg:x="4.333cm" svg:y="5.375cm" svg:viewBox="0 0 298 298" draw:points="298,0 0,0 298,298">
          <text:p/>
        </draw:polygon>
        <draw:polygon draw:style-name="gr19" draw:text-style-name="P8" draw:layer="layout" svg:width="0.297cm" svg:height="0.149cm" svg:x="7.304cm" svg:y="7.009cm" svg:viewBox="0 0 298 150" draw:points="298,150 148,0 0,150">
          <text:p/>
        </draw:polygon>
        <draw:polygon draw:style-name="gr19" draw:text-style-name="P8" draw:layer="layout" svg:width="0.111cm" svg:height="0.14cm" svg:x="7.452cm" svg:y="6.869cm" svg:viewBox="0 0 112 141" draw:points="0,0 0,141 112,30">
          <text:p/>
        </draw:polygon>
        <draw:polygon draw:style-name="gr19" draw:text-style-name="P8" draw:layer="layout" svg:width="0.148cm" svg:height="0.148cm" svg:x="2.254cm" svg:y="1.365cm" svg:viewBox="0 0 149 149" draw:points="149,149 149,0 0,149">
          <text:p/>
        </draw:polygon>
        <draw:polygon draw:style-name="gr19" draw:text-style-name="P8" draw:layer="layout" svg:width="0.021cm" svg:height="0.051cm" svg:x="2.827cm" svg:y="3.444cm" svg:viewBox="0 0 22 52" draw:points="22,52 22,0 0,0">
          <text:p/>
        </draw:polygon>
        <draw:polygon draw:style-name="gr19" draw:text-style-name="P8" draw:layer="layout" svg:width="0.297cm" svg:height="0.298cm" svg:x="4.927cm" svg:y="5.969cm" svg:viewBox="0 0 298 299" draw:points="298,0 0,0 298,299">
          <text:p/>
        </draw:polygon>
        <draw:polygon draw:style-name="gr19" draw:text-style-name="P8" draw:layer="layout" svg:width="0.148cm" svg:height="0.149cm" svg:x="6.264cm" svg:y="7.009cm" svg:viewBox="0 0 149 150" draw:points="0,0 0,150 149,150">
          <text:p/>
        </draw:polygon>
        <draw:polygon draw:style-name="gr19" draw:text-style-name="P8" draw:layer="layout" svg:width="0.297cm" svg:height="0.148cm" svg:x="6.71cm" svg:y="7.158cm" svg:viewBox="0 0 298 149" draw:points="148,149 298,0 0,0">
          <text:p/>
        </draw:polygon>
        <draw:polygon draw:style-name="gr19" draw:text-style-name="P8" draw:layer="layout" svg:width="0.09cm" svg:height="0.069cm" svg:x="2.461cm" svg:y="2.405cm" svg:viewBox="0 0 91 70" draw:points="20,70 91,0 0,0">
          <text:p/>
        </draw:polygon>
        <draw:polygon draw:style-name="gr19" draw:text-style-name="P8" draw:layer="layout" svg:width="0.148cm" svg:height="0.297cm" svg:x="3.739cm" svg:y="4.187cm" svg:viewBox="0 0 149 298" draw:points="0,298 149,149 0,0">
          <text:p/>
        </draw:polygon>
        <draw:polygon draw:style-name="gr19" draw:text-style-name="P8" draw:layer="layout" svg:width="0.297cm" svg:height="0.296cm" svg:x="5.224cm" svg:y="6.267cm" svg:viewBox="0 0 298 297" draw:points="0,297 298,297 0,0">
          <text:p/>
        </draw:polygon>
        <draw:polygon draw:style-name="gr19" draw:text-style-name="P8" draw:layer="layout" svg:width="0.11cm" svg:height="0.129cm" svg:x="3.887cm" svg:y="4.316cm" svg:viewBox="0 0 111 130" draw:points="20,0 0,19 111,130">
          <text:p/>
        </draw:polygon>
        <draw:polygon draw:style-name="gr19" draw:text-style-name="P8" draw:layer="layout" svg:width="0.149cm" svg:height="0.297cm" svg:x="3.293cm" svg:y="4.187cm" svg:viewBox="0 0 150 298" draw:points="150,0 0,149 150,298">
          <text:p/>
        </draw:polygon>
        <draw:polygon draw:style-name="gr19" draw:text-style-name="P8" draw:layer="layout" svg:width="0.149cm" svg:height="0.148cm" svg:x="6.561cm" svg:y="7.158cm" svg:viewBox="0 0 150 149" draw:points="0,149 150,149 150,0">
          <text:p/>
        </draw:polygon>
        <draw:polygon draw:style-name="gr19" draw:text-style-name="P8" draw:layer="layout" svg:width="0.297cm" svg:height="0.149cm" svg:x="3.739cm" svg:y="5.078cm" svg:viewBox="0 0 298 150" draw:points="0,0 148,150 298,0">
          <text:p/>
        </draw:polygon>
        <draw:polygon draw:style-name="gr19" draw:text-style-name="P8" draw:layer="layout" svg:width="0.297cm" svg:height="0.148cm" svg:x="4.333cm" svg:y="5.227cm" svg:viewBox="0 0 298 149" draw:points="298,149 149,0 0,149">
          <text:p/>
        </draw:polygon>
        <draw:polygon draw:style-name="gr19" draw:text-style-name="P8" draw:layer="layout" svg:width="0.124cm" svg:height="0.07cm" svg:x="3.912cm" svg:y="5.375cm" svg:viewBox="0 0 125 71" draw:points="54,71 125,0 0,0">
          <text:p/>
        </draw:polygon>
        <draw:polygon draw:style-name="gr19" draw:text-style-name="P8" draw:layer="layout" svg:width="0.042cm" svg:height="0.049cm" svg:x="4.333cm" svg:y="4.881cm" svg:viewBox="0 0 43 50" draw:points="0,0 0,50 43,50">
          <text:p/>
        </draw:polygon>
        <draw:polygon draw:style-name="gr19" draw:text-style-name="P8" draw:layer="layout" svg:width="0.032cm" svg:height="0.054cm" svg:x="3.41cm" svg:y="4.633cm" svg:viewBox="0 0 33 55" draw:points="33,55 33,0 0,0">
          <text:p/>
        </draw:polygon>
        <draw:polygon draw:style-name="gr19" draw:text-style-name="P8" draw:layer="layout" svg:width="0.016cm" svg:height="0.016cm" svg:x="4.63cm" svg:y="5.211cm" svg:viewBox="0 0 17 17" draw:points="0,0 0,17 17,17">
          <text:p/>
        </draw:polygon>
        <draw:polygon draw:style-name="gr19" draw:text-style-name="P8" draw:layer="layout" svg:width="0.123cm" svg:height="0.03cm" svg:x="6.884cm" svg:y="7.455cm" svg:viewBox="0 0 124 31" draw:points="93,31 124,0 0,0">
          <text:p/>
        </draw:polygon>
        <draw:polygon draw:style-name="gr19" draw:text-style-name="P8" draw:layer="layout" svg:width="0.099cm" svg:height="0.132cm" svg:x="4.036cm" svg:y="4.501cm" svg:viewBox="0 0 100 133" draw:points="0,0 0,133 100,133">
          <text:p/>
        </draw:polygon>
        <draw:polygon draw:style-name="gr19" draw:text-style-name="P8" draw:layer="layout" svg:width="0.105cm" svg:height="0.139cm" svg:x="3.188cm" svg:y="4.23cm" svg:viewBox="0 0 106 140" draw:points="73,140 106,105 0,0">
          <text:p/>
        </draw:polygon>
        <draw:polygon draw:style-name="gr19" draw:text-style-name="P8" draw:layer="layout" svg:width="0.297cm" svg:height="0.148cm" svg:x="5.818cm" svg:y="6.415cm" svg:viewBox="0 0 298 149" draw:points="149,0 0,149 298,149">
          <text:p/>
        </draw:polygon>
        <draw:polygon draw:style-name="gr20" draw:text-style-name="P8" draw:layer="layout" svg:width="0.149cm" svg:height="0.149cm" svg:x="2.105cm" svg:y="0.325cm" svg:viewBox="0 0 150 150" draw:points="0,0 0,150 150,0">
          <text:p/>
        </draw:polygon>
        <draw:polygon draw:style-name="gr21" draw:text-style-name="P2" draw:layer="layout" svg:width="0.149cm" svg:height="0.149cm" svg:x="2.105cm" svg:y="0.325cm" svg:viewBox="0 0 150 150" draw:points="0,0 0,150 150,0">
          <text:p/>
        </draw:polygon>
        <draw:polygon draw:style-name="gr19" draw:text-style-name="P8" draw:layer="layout" svg:width="0.148cm" svg:height="0.297cm" svg:x="3.442cm" svg:y="3.89cm" svg:viewBox="0 0 149 298" draw:points="0,298 149,150 0,0">
          <text:p/>
        </draw:polygon>
        <draw:polygon draw:style-name="gr19" draw:text-style-name="P8" draw:layer="layout" svg:width="0.173cm" svg:height="0.145cm" svg:x="5.525cm" svg:y="5.973cm" svg:viewBox="0 0 174 146" draw:points="0,0 146,146 174,117">
          <text:p/>
        </draw:polygon>
        <draw:polygon draw:style-name="gr19" draw:text-style-name="P8" draw:layer="layout" svg:width="0.148cm" svg:height="0.149cm" svg:x="5.373cm" svg:y="6.563cm" svg:viewBox="0 0 149 150" draw:points="0,150 149,150 149,0">
          <text:p/>
        </draw:polygon>
        <draw:polygon draw:style-name="gr19" draw:text-style-name="P8" draw:layer="layout" svg:width="0.039cm" svg:height="0.067cm" svg:x="5.185cm" svg:y="6.563cm" svg:viewBox="0 0 40 68" draw:points="40,68 40,0 0,41">
          <text:p/>
        </draw:polygon>
        <draw:polygon draw:style-name="gr19" draw:text-style-name="P8" draw:layer="layout" svg:width="0.117cm" svg:height="0.098cm" svg:x="1.988cm" svg:y="0.474cm" svg:viewBox="0 0 118 99" draw:points="19,99 118,0 0,0">
          <text:p/>
        </draw:polygon>
        <draw:polygon draw:style-name="gr19" draw:text-style-name="P8" draw:layer="layout" svg:width="0.297cm" svg:height="0.148cm" svg:x="3.739cm" svg:y="4.633cm" svg:viewBox="0 0 298 149" draw:points="298,149 148,0 0,149">
          <text:p/>
        </draw:polygon>
        <draw:polygon draw:style-name="gr19" draw:text-style-name="P8" draw:layer="layout" svg:width="0.148cm" svg:height="0.149cm" svg:x="8.195cm" svg:y="7.603cm" svg:viewBox="0 0 149 150" draw:points="149,150 149,0 0,150">
          <text:p/>
        </draw:polygon>
        <draw:polygon draw:style-name="gr19" draw:text-style-name="P8" draw:layer="layout" svg:width="0.297cm" svg:height="0.296cm" svg:x="5.224cm" svg:y="6.267cm" svg:viewBox="0 0 298 297" draw:points="298,297 298,0 0,0">
          <text:p/>
        </draw:polygon>
        <draw:polygon draw:style-name="gr19" draw:text-style-name="P8" draw:layer="layout" svg:width="0.297cm" svg:height="0.149cm" svg:x="5.521cm" svg:y="6.118cm" svg:viewBox="0 0 298 150" draw:points="149,0 0,150 298,150">
          <text:p/>
        </draw:polygon>
        <draw:polygon draw:style-name="gr19" draw:text-style-name="P8" draw:layer="layout" svg:width="0.118cm" svg:height="0.075cm" svg:x="3.324cm" svg:y="4.484cm" svg:viewBox="0 0 119 76" draw:points="43,76 119,0 0,0">
          <text:p/>
        </draw:polygon>
        <draw:polygon draw:style-name="gr19" draw:text-style-name="P8" draw:layer="layout" svg:width="0.149cm" svg:height="0.149cm" svg:x="6.412cm" svg:y="7.009cm" svg:viewBox="0 0 150 150" draw:points="150,0 0,0 0,150">
          <text:p/>
        </draw:polygon>
        <draw:polygon draw:style-name="gr19" draw:text-style-name="P8" draw:layer="layout" svg:width="0.297cm" svg:height="0.149cm" svg:x="5.224cm" svg:y="6.118cm" svg:viewBox="0 0 298 150" draw:points="298,150 149,0 0,150">
          <text:p/>
        </draw:polygon>
        <draw:polygon draw:style-name="gr19" draw:text-style-name="P8" draw:layer="layout" svg:width="0.148cm" svg:height="0.148cm" svg:x="6.264cm" svg:y="6.861cm" svg:viewBox="0 0 149 149" draw:points="0,149 149,149 149,0">
          <text:p/>
        </draw:polygon>
        <draw:polygon draw:style-name="gr19" draw:text-style-name="P8" draw:layer="layout" svg:width="0.148cm" svg:height="0.149cm" svg:x="2.254cm" svg:y="1.513cm" svg:viewBox="0 0 149 150" draw:points="149,150 149,0 0,0">
          <text:p/>
        </draw:polygon>
        <draw:polygon draw:style-name="gr19" draw:text-style-name="P8" draw:layer="layout" svg:width="0.148cm" svg:height="0.148cm" svg:x="7.898cm" svg:y="7.455cm" svg:viewBox="0 0 149 149" draw:points="149,149 149,0 0,0">
          <text:p/>
        </draw:polygon>
        <draw:polygon draw:style-name="gr19" draw:text-style-name="P8" draw:layer="layout" svg:width="0.141cm" svg:height="0.14cm" svg:x="2.113cm" svg:y="1.076cm" svg:viewBox="0 0 142 141" draw:points="33,141 142,141 0,0">
          <text:p/>
        </draw:polygon>
        <draw:polygon draw:style-name="gr19" draw:text-style-name="P8" draw:layer="layout" svg:width="0.148cm" svg:height="0.297cm" svg:x="8.195cm" svg:y="7.455cm" svg:viewBox="0 0 149 298" draw:points="0,298 149,149 0,0">
          <text:p/>
        </draw:polygon>
        <draw:polygon draw:style-name="gr19" draw:text-style-name="P8" draw:layer="layout" svg:width="0.149cm" svg:height="0.149cm" svg:x="8.046cm" svg:y="7.306cm" svg:viewBox="0 0 150 150" draw:points="0,0 0,150 150,150">
          <text:p/>
        </draw:polygon>
        <draw:polygon draw:style-name="gr19" draw:text-style-name="P8" draw:layer="layout" svg:width="0.149cm" svg:height="0.148cm" svg:x="6.115cm" svg:y="6.861cm" svg:viewBox="0 0 150 149" draw:points="150,149 150,0 0,0">
          <text:p/>
        </draw:polygon>
        <draw:polygon draw:style-name="gr19" draw:text-style-name="P8" draw:layer="layout" svg:width="0.149cm" svg:height="0.148cm" svg:x="8.343cm" svg:y="7.455cm" svg:viewBox="0 0 150 149" draw:points="0,149 150,149 150,0">
          <text:p/>
        </draw:polygon>
        <draw:polygon draw:style-name="gr19" draw:text-style-name="P8" draw:layer="layout" svg:width="0.149cm" svg:height="0.297cm" svg:x="2.402cm" svg:y="1.811cm" svg:viewBox="0 0 150 298" draw:points="0,149 150,298 150,0">
          <text:p/>
        </draw:polygon>
        <draw:polygon draw:style-name="gr19" draw:text-style-name="P8" draw:layer="layout" svg:width="0.148cm" svg:height="0.149cm" svg:x="8.492cm" svg:y="7.603cm" svg:viewBox="0 0 149 150" draw:points="149,0 0,0 0,150">
          <text:p/>
        </draw:polygon>
        <draw:polygon draw:style-name="gr19" draw:text-style-name="P8" draw:layer="layout" svg:width="0.124cm" svg:height="0.043cm" svg:x="5.843cm" svg:y="7.009cm" svg:viewBox="0 0 125 44" draw:points="81,44 125,0 0,0">
          <text:p/>
        </draw:polygon>
        <draw:polygon draw:style-name="gr19" draw:text-style-name="P8" draw:layer="layout" svg:width="0.098cm" svg:height="0.133cm" svg:x="7.007cm" svg:y="6.728cm" svg:viewBox="0 0 99 134" draw:points="0,0 0,134 99,34">
          <text:p/>
        </draw:polygon>
        <draw:polygon draw:style-name="gr19" draw:text-style-name="P8" draw:layer="layout" svg:width="0.092cm" svg:height="0.012cm" svg:x="8.103cm" svg:y="7.752cm" svg:viewBox="0 0 93 13" draw:points="80,13 93,0 0,0">
          <text:p/>
        </draw:polygon>
        <draw:polygon draw:style-name="gr19" draw:text-style-name="P8" draw:layer="layout" svg:width="0.297cm" svg:height="0.297cm" svg:x="8.789cm" svg:y="7.455cm" svg:viewBox="0 0 298 298" draw:points="0,298 298,298 0,0">
          <text:p/>
        </draw:polygon>
        <draw:polygon draw:style-name="gr19" draw:text-style-name="P8" draw:layer="layout" svg:width="0.092cm" svg:height="0.092cm" svg:x="8.4cm" svg:y="7.066cm" svg:viewBox="0 0 93 93" draw:points="0,0 93,93 93,13">
          <text:p/>
        </draw:polygon>
        <draw:polygon draw:style-name="gr19" draw:text-style-name="P8" draw:layer="layout" svg:width="0.106cm" svg:height="0.123cm" svg:x="8.195cm" svg:y="7.035cm" svg:viewBox="0 0 107 124" draw:points="0,0 0,124 107,17">
          <text:p/>
        </draw:polygon>
        <draw:polygon draw:style-name="gr19" draw:text-style-name="P8" draw:layer="layout" svg:width="0.087cm" svg:height="0.135cm" svg:x="5.731cm" svg:y="6.861cm" svg:viewBox="0 0 88 136" draw:points="88,136 88,0 0,87">
          <text:p/>
        </draw:polygon>
        <draw:polygon draw:style-name="gr19" draw:text-style-name="P8" draw:layer="layout" svg:width="0.034cm" svg:height="0.021cm" svg:x="7.439cm" svg:y="7.603cm" svg:viewBox="0 0 35 22" draw:points="35,22 14,0 0,14">
          <text:p/>
        </draw:polygon>
        <draw:polygon draw:style-name="gr19" draw:text-style-name="P8" draw:layer="layout" svg:width="0.027cm" svg:height="0.011cm" svg:x="6.561cm" svg:y="6.552cm" svg:viewBox="0 0 28 12" draw:points="0,0 0,12 28,12">
          <text:p/>
        </draw:polygon>
        <draw:polygon draw:style-name="gr19" draw:text-style-name="P8" draw:layer="layout" svg:width="0cm" svg:height="0cm" svg:x="8.046cm" svg:y="7.008cm" svg:viewBox="0 0 1 1" draw:points="0,0 0,1 1,0">
          <text:p/>
        </draw:polygon>
        <draw:polygon draw:style-name="gr19" draw:text-style-name="P8" draw:layer="layout" svg:width="0.297cm" svg:height="0.149cm" svg:x="7.898cm" svg:y="7.009cm" svg:viewBox="0 0 298 150" draw:points="298,150 148,0 0,150">
          <text:p/>
        </draw:polygon>
        <draw:polygon draw:style-name="gr19" draw:text-style-name="P8" draw:layer="layout" svg:width="0.148cm" svg:height="0.297cm" svg:x="2.254cm" svg:y="0.622cm" svg:viewBox="0 0 149 298" draw:points="149,150 0,0 0,298">
          <text:p/>
        </draw:polygon>
        <draw:polygon draw:style-name="gr19" draw:text-style-name="P8" draw:layer="layout" svg:width="0.148cm" svg:height="0.148cm" svg:x="6.264cm" svg:y="6.861cm" svg:viewBox="0 0 149 149" draw:points="0,0 0,149 149,0">
          <text:p/>
        </draw:polygon>
        <draw:polygon draw:style-name="gr19" draw:text-style-name="P8" draw:layer="layout" svg:width="0.148cm" svg:height="0.149cm" svg:x="7.601cm" svg:y="7.009cm" svg:viewBox="0 0 149 150" draw:points="149,0 0,0 0,150">
          <text:p/>
        </draw:polygon>
        <draw:polygon draw:style-name="gr19" draw:text-style-name="P8" draw:layer="layout" svg:width="0.027cm" svg:height="0.12cm" svg:x="2.551cm" svg:y="1.245cm" svg:viewBox="0 0 28 121" draw:points="0,0 0,121 28,94">
          <text:p/>
        </draw:polygon>
        <draw:polygon draw:style-name="gr19" draw:text-style-name="P8" draw:layer="layout" svg:width="0.297cm" svg:height="0.149cm" svg:x="6.71cm" svg:y="6.712cm" svg:viewBox="0 0 298 150" draw:points="148,0 0,150 298,150">
          <text:p/>
        </draw:polygon>
        <draw:polygon draw:style-name="gr19" draw:text-style-name="P8" draw:layer="layout" svg:width="0.031cm" svg:height="0.04cm" svg:x="6.976cm" svg:y="7.455cm" svg:viewBox="0 0 32 41" draw:points="32,41 32,0 0,31">
          <text:p/>
        </draw:polygon>
        <draw:polygon draw:style-name="gr19" draw:text-style-name="P8" draw:layer="layout" svg:width="0.149cm" svg:height="0.148cm" svg:x="8.046cm" svg:y="7.455cm" svg:viewBox="0 0 150 149" draw:points="0,0 0,149 150,0">
          <text:p/>
        </draw:polygon>
        <draw:polygon draw:style-name="gr19" draw:text-style-name="P8" draw:layer="layout" svg:width="0.297cm" svg:height="0.297cm" svg:x="7.007cm" svg:y="6.861cm" svg:viewBox="0 0 298 298" draw:points="0,298 298,298 0,0">
          <text:p/>
        </draw:polygon>
        <draw:polygon draw:style-name="gr19" draw:text-style-name="P8" draw:layer="layout" svg:width="0.298cm" svg:height="0.149cm" svg:x="6.412cm" svg:y="6.712cm" svg:viewBox="0 0 299 150" draw:points="299,150 149,0 0,150">
          <text:p/>
        </draw:polygon>
        <draw:polygon draw:style-name="gr19" draw:text-style-name="P8" draw:layer="layout" svg:width="0.297cm" svg:height="0.149cm" svg:x="7.601cm" svg:y="7.009cm" svg:viewBox="0 0 298 150" draw:points="148,0 0,150 298,150">
          <text:p/>
        </draw:polygon>
        <draw:polygon draw:style-name="gr19" draw:text-style-name="P8" draw:layer="layout" svg:width="0.027cm" svg:height="0.027cm" svg:x="9.059cm" svg:y="7.131cm" svg:viewBox="0 0 28 28" draw:points="0,0 28,28 28,1">
          <text:p/>
        </draw:polygon>
        <draw:polygon draw:style-name="gr19" draw:text-style-name="P8" draw:layer="layout" svg:width="0.298cm" svg:height="0.148cm" svg:x="6.412cm" svg:y="6.861cm" svg:viewBox="0 0 299 149" draw:points="149,149 299,0 0,0">
          <text:p/>
        </draw:polygon>
        <draw:polygon draw:style-name="gr19" draw:text-style-name="P8" draw:layer="layout" svg:width="0.298cm" svg:height="0.149cm" svg:x="6.412cm" svg:y="7.009cm" svg:viewBox="0 0 299 150" draw:points="149,0 0,150 299,150">
          <text:p/>
        </draw:polygon>
        <draw:polygon draw:style-name="gr19" draw:text-style-name="P8" draw:layer="layout" svg:width="0.13cm" svg:height="0.13cm" svg:x="2.421cm" svg:y="2.275cm" svg:viewBox="0 0 131 131" draw:points="40,131 131,131 0,0">
          <text:p/>
        </draw:polygon>
        <draw:polygon draw:style-name="gr19" draw:text-style-name="P8" draw:layer="layout" svg:width="0.118cm" svg:height="0.14cm" svg:x="7.928cm" svg:y="7.603cm" svg:viewBox="0 0 119 141" draw:points="119,141 119,0 0,120">
          <text:p/>
        </draw:polygon>
        <draw:polygon draw:style-name="gr19" draw:text-style-name="P8" draw:layer="layout" svg:width="0.043cm" svg:height="0.047cm" svg:x="8.789cm" svg:y="7.111cm" svg:viewBox="0 0 44 48" draw:points="0,0 0,48 44,4">
          <text:p/>
        </draw:polygon>
        <draw:polygon draw:style-name="gr19" draw:text-style-name="P8" draw:layer="layout" svg:width="0.149cm" svg:height="0.148cm" svg:x="7.452cm" svg:y="7.455cm" svg:viewBox="0 0 150 149" draw:points="0,0 0,149 150,0">
          <text:p/>
        </draw:polygon>
        <draw:polygon draw:style-name="gr19" draw:text-style-name="P8" draw:layer="layout" svg:width="0.297cm" svg:height="0.148cm" svg:x="7.304cm" svg:y="7.158cm" svg:viewBox="0 0 298 149" draw:points="148,149 298,0 0,0">
          <text:p/>
        </draw:polygon>
        <draw:polygon draw:style-name="gr19" draw:text-style-name="P8" draw:layer="layout" svg:width="0.297cm" svg:height="0.148cm" svg:x="7.898cm" svg:y="7.158cm" svg:viewBox="0 0 298 149" draw:points="148,149 298,0 0,0">
          <text:p/>
        </draw:polygon>
        <draw:polygon draw:style-name="gr19" draw:text-style-name="P8" draw:layer="layout" svg:width="0.297cm" svg:height="0.297cm" svg:x="8.492cm" svg:y="7.158cm" svg:viewBox="0 0 298 298" draw:points="298,0 0,0 298,298">
          <text:p/>
        </draw:polygon>
        <draw:polygon draw:style-name="gr19" draw:text-style-name="P8" draw:layer="layout" svg:width="0.297cm" svg:height="0.296cm" svg:x="5.521cm" svg:y="6.267cm" svg:viewBox="0 0 298 297" draw:points="0,0 0,297 298,0">
          <text:p/>
        </draw:polygon>
        <draw:polygon draw:style-name="gr19" draw:text-style-name="P8" draw:layer="layout" svg:width="0.148cm" svg:height="0.298cm" svg:x="4.779cm" svg:y="5.969cm" svg:viewBox="0 0 149 299" draw:points="0,150 149,299 149,0">
          <text:p/>
        </draw:polygon>
        <draw:polygon draw:style-name="gr19" draw:text-style-name="P8" draw:layer="layout" svg:width="0.149cm" svg:height="0.297cm" svg:x="4.927cm" svg:y="5.672cm" svg:viewBox="0 0 150 298" draw:points="150,150 0,0 0,298">
          <text:p/>
        </draw:polygon>
        <draw:polygon draw:style-name="gr19" draw:text-style-name="P8" draw:layer="layout" svg:width="0.092cm" svg:height="0.064cm" svg:x="6.794cm" svg:y="6.648cm" svg:viewBox="0 0 93 65" draw:points="0,0 64,65 93,36">
          <text:p/>
        </draw:polygon>
        <draw:polygon draw:style-name="gr19" draw:text-style-name="P8" draw:layer="layout" svg:width="0.297cm" svg:height="0.297cm" svg:x="7.007cm" svg:y="7.158cm" svg:viewBox="0 0 298 298" draw:points="298,298 298,0 0,298">
          <text:p/>
        </draw:polygon>
        <draw:polygon draw:style-name="gr19" draw:text-style-name="P8" draw:layer="layout" svg:width="0.297cm" svg:height="0.297cm" svg:x="6.71cm" svg:y="6.861cm" svg:viewBox="0 0 298 298" draw:points="0,0 0,298 298,0">
          <text:p/>
        </draw:polygon>
        <draw:polygon draw:style-name="gr19" draw:text-style-name="P8" draw:layer="layout" svg:width="0.149cm" svg:height="0.148cm" svg:x="2.699cm" svg:y="2.702cm" svg:viewBox="0 0 150 149" draw:points="0,0 0,149 150,0">
          <text:p/>
        </draw:polygon>
        <draw:polygon draw:style-name="gr19" draw:text-style-name="P8" draw:layer="layout" svg:width="0.297cm" svg:height="0.297cm" svg:x="2.848cm" svg:y="2.999cm" svg:viewBox="0 0 298 298" draw:points="298,0 0,0 0,298">
          <text:p/>
        </draw:polygon>
        <draw:polygon draw:style-name="gr19" draw:text-style-name="P8" draw:layer="layout" svg:width="0.148cm" svg:height="0.149cm" svg:x="2.254cm" svg:y="0.919cm" svg:viewBox="0 0 149 150" draw:points="149,150 149,0 0,0">
          <text:p/>
        </draw:polygon>
        <draw:polygon draw:style-name="gr19" draw:text-style-name="P8" draw:layer="layout" svg:width="0.019cm" svg:height="0.054cm" svg:x="3.442cm" svg:y="3.539cm" svg:viewBox="0 0 20 55" draw:points="0,0 0,55 20,35">
          <text:p/>
        </draw:polygon>
        <draw:polygon draw:style-name="gr19" draw:text-style-name="P8" draw:layer="layout" svg:width="0.148cm" svg:height="0.297cm" svg:x="7.304cm" svg:y="6.861cm" svg:viewBox="0 0 149 298" draw:points="149,149 0,0 0,298">
          <text:p/>
        </draw:polygon>
        <draw:polygon draw:style-name="gr19" draw:text-style-name="P8" draw:layer="layout" svg:width="0.067cm" svg:height="0.083cm" svg:x="4.184cm" svg:y="4.698cm" svg:viewBox="0 0 68 84" draw:points="0,0 0,84 68,84">
          <text:p/>
        </draw:polygon>
        <draw:polygon draw:style-name="gr19" draw:text-style-name="P8" draw:layer="layout" svg:width="0.149cm" svg:height="0.149cm" svg:x="4.333cm" svg:y="5.672cm" svg:viewBox="0 0 150 150" draw:points="0,150 150,150 0,0">
          <text:p/>
        </draw:polygon>
        <draw:polygon draw:style-name="gr19" draw:text-style-name="P8" draw:layer="layout" svg:width="0.297cm" svg:height="0.298cm" svg:x="5.818cm" svg:y="6.563cm" svg:viewBox="0 0 298 299" draw:points="298,299 298,0 0,299">
          <text:p/>
        </draw:polygon>
        <draw:polygon draw:style-name="gr19" draw:text-style-name="P8" draw:layer="layout" svg:width="0.297cm" svg:height="0.149cm" svg:x="2.551cm" svg:y="2.256cm" svg:viewBox="0 0 298 150" draw:points="298,150 148,0 0,150">
          <text:p/>
        </draw:polygon>
        <draw:polygon draw:style-name="gr20" draw:text-style-name="P8" draw:layer="layout" svg:width="0.297cm" svg:height="0.297cm" svg:x="9.086cm" svg:y="7.455cm" svg:viewBox="0 0 298 298" draw:points="0,0 0,298 298,0">
          <text:p/>
        </draw:polygon>
        <draw:polygon draw:style-name="gr21" draw:text-style-name="P2" draw:layer="layout" svg:width="0.297cm" svg:height="0.297cm" svg:x="9.086cm" svg:y="7.455cm" svg:viewBox="0 0 298 298" draw:points="0,0 0,298 298,0">
          <text:p/>
        </draw:polygon>
        <draw:polygon draw:style-name="gr19" draw:text-style-name="P8" draw:layer="layout" svg:width="0.169cm" svg:height="0.127cm" svg:x="5.924cm" svg:y="7.009cm" svg:viewBox="0 0 170 128" draw:points="170,128 43,0 0,43">
          <text:p/>
        </draw:polygon>
        <draw:polygon draw:style-name="gr19" draw:text-style-name="P8" draw:layer="layout" svg:width="0.137cm" svg:height="0.085cm" svg:x="7.664cm" svg:y="6.924cm" svg:viewBox="0 0 138 86" draw:points="0,0 86,86 138,34">
          <text:p/>
        </draw:polygon>
        <draw:polygon draw:style-name="gr19" draw:text-style-name="P8" draw:layer="layout" svg:width="0.148cm" svg:height="0.149cm" svg:x="4.036cm" svg:y="4.781cm" svg:viewBox="0 0 149 150" draw:points="149,150 149,0 0,0">
          <text:p/>
        </draw:polygon>
        <draw:polygon draw:style-name="gr20" draw:text-style-name="P8" draw:layer="layout" svg:width="0.079cm" svg:height="0.08cm" svg:x="2.254cm" svg:y="0.325cm" svg:viewBox="0 0 80 81" draw:points="60,0 0,0 80,81">
          <text:p/>
        </draw:polygon>
        <draw:polygon draw:style-name="gr21" draw:text-style-name="P2" draw:layer="layout" svg:width="0.079cm" svg:height="0.08cm" svg:x="2.254cm" svg:y="0.325cm" svg:viewBox="0 0 80 81" draw:points="60,0 0,0 80,81">
          <text:p/>
        </draw:polygon>
        <draw:polygon draw:style-name="gr19" draw:text-style-name="P8" draw:layer="layout" svg:width="0.173cm" svg:height="0.104cm" svg:x="7.68cm" svg:y="7.603cm" svg:viewBox="0 0 174 105" draw:points="174,105 70,0 0,70">
          <text:p/>
        </draw:polygon>
        <draw:polygon draw:style-name="gr19" draw:text-style-name="P8" draw:layer="layout" svg:width="0.051cm" svg:height="0.052cm" svg:x="7.253cm" svg:y="6.809cm" svg:viewBox="0 0 52 53" draw:points="0,0 52,53 52,17">
          <text:p/>
        </draw:polygon>
        <draw:polygon draw:style-name="gr19" draw:text-style-name="P8" draw:layer="layout" svg:width="0.149cm" svg:height="0.297cm" svg:x="2.699cm" svg:y="2.702cm" svg:viewBox="0 0 150 298" draw:points="0,149 150,298 150,0">
          <text:p/>
        </draw:polygon>
        <draw:polygon draw:style-name="gr20" draw:text-style-name="P8" draw:layer="layout" svg:width="0.149cm" svg:height="0.297cm" svg:x="2.105cm" svg:y="0.325cm" svg:viewBox="0 0 150 298" draw:points="0,150 150,298 150,0">
          <text:p/>
        </draw:polygon>
        <draw:polygon draw:style-name="gr21" draw:text-style-name="P2" draw:layer="layout" svg:width="0.149cm" svg:height="0.297cm" svg:x="2.105cm" svg:y="0.325cm" svg:viewBox="0 0 150 298" draw:points="0,150 150,298 150,0">
          <text:p/>
        </draw:polygon>
        <draw:polygon draw:style-name="gr19" draw:text-style-name="P8" draw:layer="layout" svg:width="0.297cm" svg:height="0.297cm" svg:x="7.601cm" svg:y="7.158cm" svg:viewBox="0 0 298 298" draw:points="298,298 298,0 0,298">
          <text:p/>
        </draw:polygon>
        <draw:polygon draw:style-name="gr19" draw:text-style-name="P8" draw:layer="layout" svg:width="0.07cm" svg:height="0.079cm" svg:x="8.492cm" svg:y="7.079cm" svg:viewBox="0 0 71 80" draw:points="0,0 0,80 71,8">
          <text:p/>
        </draw:polygon>
        <draw:polygon draw:style-name="gr19" draw:text-style-name="P8" draw:layer="layout" svg:width="0.149cm" svg:height="0.149cm" svg:x="2.996cm" svg:y="3.444cm" svg:viewBox="0 0 150 150" draw:points="0,0 0,150 150,150">
          <text:p/>
        </draw:polygon>
        <draw:polygon draw:style-name="gr19" draw:text-style-name="P8" draw:layer="layout" svg:width="0.149cm" svg:height="0.297cm" svg:x="2.996cm" svg:y="3.296cm" svg:viewBox="0 0 150 298" draw:points="150,0 0,149 150,298">
          <text:p/>
        </draw:polygon>
        <draw:polygon draw:style-name="gr19" draw:text-style-name="P8" draw:layer="layout" svg:width="0.297cm" svg:height="0.148cm" svg:x="3.442cm" svg:y="4.039cm" svg:viewBox="0 0 298 149" draw:points="148,0 0,149 298,149">
          <text:p/>
        </draw:polygon>
        <draw:polygon draw:style-name="gr19" draw:text-style-name="P8" draw:layer="layout" svg:width="0.148cm" svg:height="0.297cm" svg:x="2.848cm" svg:y="2.702cm" svg:viewBox="0 0 149 298" draw:points="0,298 149,149 0,0">
          <text:p/>
        </draw:polygon>
        <draw:polygon draw:style-name="gr19" draw:text-style-name="P8" draw:layer="layout" svg:width="0.149cm" svg:height="0.297cm" svg:x="4.63cm" svg:y="5.375cm" svg:viewBox="0 0 150 298" draw:points="150,150 0,0 0,298">
          <text:p/>
        </draw:polygon>
        <draw:polygon draw:style-name="gr19" draw:text-style-name="P8" draw:layer="layout" svg:width="0.056cm" svg:height="0.137cm" svg:x="2.996cm" svg:y="2.565cm" svg:viewBox="0 0 57 138" draw:points="0,0 0,138 57,138">
          <text:p/>
        </draw:polygon>
        <draw:polygon draw:style-name="gr19" draw:text-style-name="P8" draw:layer="layout" svg:width="0.045cm" svg:height="0.138cm" svg:x="2.506cm" svg:y="2.553cm" svg:viewBox="0 0 46 139" draw:points="46,139 46,0 0,0">
          <text:p/>
        </draw:polygon>
        <draw:polygon draw:style-name="gr19" draw:text-style-name="P8" draw:layer="layout" svg:width="0.086cm" svg:height="0.063cm" svg:x="2.848cm" svg:y="2.342cm" svg:viewBox="0 0 87 64" draw:points="63,0 0,64 87,64">
          <text:p/>
        </draw:polygon>
        <draw:polygon draw:style-name="gr19" draw:text-style-name="P8" draw:layer="layout" svg:width="0.148cm" svg:height="0.148cm" svg:x="2.848cm" svg:y="2.702cm" svg:viewBox="0 0 149 149" draw:points="149,149 149,0 0,0">
          <text:p/>
        </draw:polygon>
        <draw:polygon draw:style-name="gr19" draw:text-style-name="P8" draw:layer="layout" svg:width="0.297cm" svg:height="0.149cm" svg:x="3.145cm" svg:y="3.444cm" svg:viewBox="0 0 298 150" draw:points="298,150 148,0 0,150">
          <text:p/>
        </draw:polygon>
        <draw:polygon draw:style-name="gr19" draw:text-style-name="P8" draw:layer="layout" svg:width="0.297cm" svg:height="0.297cm" svg:x="8.195cm" svg:y="7.158cm" svg:viewBox="0 0 298 298" draw:points="298,298 298,0 0,298">
          <text:p/>
        </draw:polygon>
        <draw:polygon draw:style-name="gr19" draw:text-style-name="P8" draw:layer="layout" svg:width="0.148cm" svg:height="0.297cm" svg:x="2.254cm" svg:y="1.216cm" svg:viewBox="0 0 149 298" draw:points="149,150 0,0 0,298">
          <text:p/>
        </draw:polygon>
        <draw:polygon draw:style-name="gr19" draw:text-style-name="P8" draw:layer="layout" svg:width="0.065cm" svg:height="0.065cm" svg:x="3.442cm" svg:y="3.593cm" svg:viewBox="0 0 66 66" draw:points="29,0 0,0 66,66">
          <text:p/>
        </draw:polygon>
        <draw:polygon draw:style-name="gr19" draw:text-style-name="P8" draw:layer="layout" svg:width="0.149cm" svg:height="0.149cm" svg:x="8.937cm" svg:y="7.306cm" svg:viewBox="0 0 150 150" draw:points="150,0 0,0 150,150">
          <text:p/>
        </draw:polygon>
        <draw:polygon draw:style-name="gr19" draw:text-style-name="P8" draw:layer="layout" svg:width="0.148cm" svg:height="0.148cm" svg:x="4.482cm" svg:y="5.227cm" svg:viewBox="0 0 149 149" draw:points="149,0 0,0 149,149">
          <text:p/>
        </draw:polygon>
        <draw:polygon draw:style-name="gr19" draw:text-style-name="P8" draw:layer="layout" svg:width="0.024cm" svg:height="0.026cm" svg:x="9.086cm" svg:y="7.132cm" svg:viewBox="0 0 25 27" draw:points="0,0 0,27 25,1">
          <text:p/>
        </draw:polygon>
        <draw:polygon draw:style-name="gr19" draw:text-style-name="P8" draw:layer="layout" svg:width="0.141cm" svg:height="0.141cm" svg:x="2.848cm" svg:y="2.405cm" svg:viewBox="0 0 142 142" draw:points="87,0 0,0 142,142">
          <text:p/>
        </draw:polygon>
        <draw:polygon draw:style-name="gr19" draw:text-style-name="P8" draw:layer="layout" svg:width="0.149cm" svg:height="0.149cm" svg:x="5.224cm" svg:y="5.969cm" svg:viewBox="0 0 150 150" draw:points="150,150 150,0 0,0">
          <text:p/>
        </draw:polygon>
        <draw:polygon draw:style-name="gr19" draw:text-style-name="P8" draw:layer="layout" svg:width="0.297cm" svg:height="0.149cm" svg:x="2.848cm" svg:y="2.85cm" svg:viewBox="0 0 298 150" draw:points="148,0 0,150 298,150">
          <text:p/>
        </draw:polygon>
        <draw:polygon draw:style-name="gr19" draw:text-style-name="P8" draw:layer="layout" svg:width="0.029cm" svg:height="0.019cm" svg:x="3.442cm" svg:y="3.574cm" svg:viewBox="0 0 30 20" draw:points="19,0 0,20 30,20">
          <text:p/>
        </draw:polygon>
        <draw:polygon draw:style-name="gr19" draw:text-style-name="P8" draw:layer="layout" svg:width="0.175cm" svg:height="0.131cm" svg:x="2.551cm" svg:y="1.68cm" svg:viewBox="0 0 176 132" draw:points="130,0 0,132 176,132">
          <text:p/>
        </draw:polygon>
        <draw:polygon draw:style-name="gr19" draw:text-style-name="P8" draw:layer="layout" svg:width="0.147cm" svg:height="0.105cm" svg:x="5.373cm" svg:y="5.864cm" svg:viewBox="0 0 148 106" draw:points="0,0 0,106 148,106">
          <text:p/>
        </draw:polygon>
        <draw:polygon draw:style-name="gr19" draw:text-style-name="P8" draw:layer="layout" svg:width="0.148cm" svg:height="0.148cm" svg:x="2.848cm" svg:y="3.296cm" svg:viewBox="0 0 149 149" draw:points="0,149 149,149 0,0">
          <text:p/>
        </draw:polygon>
        <draw:polygon draw:style-name="gr19" draw:text-style-name="P8" draw:layer="layout" svg:width="0.297cm" svg:height="0.297cm" svg:x="8.492cm" svg:y="7.158cm" svg:viewBox="0 0 298 298" draw:points="0,0 0,298 298,298">
          <text:p/>
        </draw:polygon>
        <draw:polygon draw:style-name="gr19" draw:text-style-name="P8" draw:layer="layout" svg:width="0.03cm" svg:height="0.105cm" svg:x="2.372cm" svg:y="2.108cm" svg:viewBox="0 0 31 106" draw:points="31,106 31,0 0,0">
          <text:p/>
        </draw:polygon>
        <draw:polygon draw:style-name="gr19" draw:text-style-name="P8" draw:layer="layout" svg:width="0.006cm" svg:height="0cm" svg:x="8.046cm" svg:y="7.008cm" svg:viewBox="0 0 7 1" draw:points="1,0 0,1 7,1">
          <text:p/>
        </draw:polygon>
        <draw:polygon draw:style-name="gr19" draw:text-style-name="P8" draw:layer="layout" svg:width="0.05cm" svg:height="0.117cm" svg:x="3.837cm" svg:y="5.227cm" svg:viewBox="0 0 51 118" draw:points="51,118 51,0 0,50">
          <text:p/>
        </draw:polygon>
        <draw:polygon draw:style-name="gr19" draw:text-style-name="P8" draw:layer="layout" svg:width="0.108cm" svg:height="0.089cm" svg:x="2.146cm" svg:y="1.216cm" svg:viewBox="0 0 109 90" draw:points="19,90 109,0 0,0">
          <text:p/>
        </draw:polygon>
        <draw:polygon draw:style-name="gr19" draw:text-style-name="P8" draw:layer="layout" svg:width="0.19cm" svg:height="0.14cm" svg:x="2.658cm" svg:y="2.999cm" svg:viewBox="0 0 191 141" draw:points="50,141 191,0 0,0">
          <text:p/>
        </draw:polygon>
        <draw:polygon draw:style-name="gr19" draw:text-style-name="P8" draw:layer="layout" svg:width="0.078cm" svg:height="0.141cm" svg:x="4.849cm" svg:y="6.267cm" svg:viewBox="0 0 79 142" draw:points="79,142 79,0 0,79">
          <text:p/>
        </draw:polygon>
        <draw:polygon draw:style-name="gr19" draw:text-style-name="P8" draw:layer="layout" svg:width="0.148cm" svg:height="0.149cm" svg:x="4.779cm" svg:y="6.118cm" svg:viewBox="0 0 149 150" draw:points="0,0 0,150 149,150">
          <text:p/>
        </draw:polygon>
        <draw:polygon draw:style-name="gr19" draw:text-style-name="P8" draw:layer="layout" svg:width="0.297cm" svg:height="0.148cm" svg:x="2.551cm" svg:y="2.405cm" svg:viewBox="0 0 298 149" draw:points="148,149 298,0 0,0">
          <text:p/>
        </draw:polygon>
        <draw:polygon draw:style-name="gr19" draw:text-style-name="P8" draw:layer="layout" svg:width="0.148cm" svg:height="0.297cm" svg:x="2.254cm" svg:y="0.919cm" svg:viewBox="0 0 149 298" draw:points="0,298 149,150 0,0">
          <text:p/>
        </draw:polygon>
        <draw:polygon draw:style-name="gr19" draw:text-style-name="P8" draw:layer="layout" svg:width="0.022cm" svg:height="0.019cm" svg:x="4.757cm" svg:y="6.267cm" svg:viewBox="0 0 23 20" draw:points="23,20 23,0 0,0">
          <text:p/>
        </draw:polygon>
        <draw:polygon draw:style-name="gr19" draw:text-style-name="P8" draw:layer="layout" svg:width="0.065cm" svg:height="0.065cm" svg:x="3.145cm" svg:y="2.999cm" svg:viewBox="0 0 66 66" draw:points="36,0 0,0 66,66">
          <text:p/>
        </draw:polygon>
        <draw:polygon draw:style-name="gr19" draw:text-style-name="P8" draw:layer="layout" svg:width="0.297cm" svg:height="0.297cm" svg:x="3.145cm" svg:y="3.593cm" svg:viewBox="0 0 298 298" draw:points="298,0 0,0 298,298">
          <text:p/>
        </draw:polygon>
        <draw:polygon draw:style-name="gr19" draw:text-style-name="P8" draw:layer="layout" svg:width="0.041cm" svg:height="0.044cm" svg:x="4.292cm" svg:y="5.821cm" svg:viewBox="0 0 42 45" draw:points="42,45 42,0 0,0">
          <text:p/>
        </draw:polygon>
        <draw:polygon draw:style-name="gr19" draw:text-style-name="P8" draw:layer="layout" svg:width="0.297cm" svg:height="0.149cm" svg:x="4.333cm" svg:y="5.672cm" svg:viewBox="0 0 298 150" draw:points="0,0 149,150 298,0">
          <text:p/>
        </draw:polygon>
        <draw:polygon draw:style-name="gr19" draw:text-style-name="P8" draw:layer="layout" svg:width="0.138cm" svg:height="0.215cm" svg:x="2.402cm" svg:y="0.99cm" svg:viewBox="0 0 139 216" draw:points="78,0 0,78 139,216">
          <text:p/>
        </draw:polygon>
        <draw:polygon draw:style-name="gr19" draw:text-style-name="P8" draw:layer="layout" svg:width="0.114cm" svg:height="0.169cm" svg:x="2.699cm" svg:y="1.904cm" svg:viewBox="0 0 115 170" draw:points="55,0 0,56 115,170">
          <text:p/>
        </draw:polygon>
        <draw:polygon draw:style-name="gr19" draw:text-style-name="P8" draw:layer="layout" svg:width="0.148cm" svg:height="0.297cm" svg:x="2.551cm" svg:y="1.811cm" svg:viewBox="0 0 149 298" draw:points="0,298 149,149 0,0">
          <text:p/>
        </draw:polygon>
        <draw:polygon draw:style-name="gr19" draw:text-style-name="P8" draw:layer="layout" svg:width="0.003cm" svg:height="0.006cm" svg:x="2.252cm" svg:y="1.662cm" svg:viewBox="0 0 4 7" draw:points="4,7 4,0 0,0">
          <text:p/>
        </draw:polygon>
        <draw:polygon draw:style-name="gr19" draw:text-style-name="P8" draw:layer="layout" svg:width="0.297cm" svg:height="0.149cm" svg:x="6.115cm" svg:y="6.563cm" svg:viewBox="0 0 298 150" draw:points="149,150 298,0 0,0">
          <text:p/>
        </draw:polygon>
        <draw:polygon draw:style-name="gr19" draw:text-style-name="P8" draw:layer="layout" svg:width="0.297cm" svg:height="0.149cm" svg:x="5.521cm" svg:y="6.563cm" svg:viewBox="0 0 298 150" draw:points="149,150 298,0 0,0">
          <text:p/>
        </draw:polygon>
        <draw:polygon draw:style-name="gr19" draw:text-style-name="P8" draw:layer="layout" svg:width="0.03cm" svg:height="0.084cm" svg:x="2.848cm" svg:y="2.172cm" svg:viewBox="0 0 31 85" draw:points="0,0 0,85 31,85">
          <text:p/>
        </draw:polygon>
        <draw:polygon draw:style-name="gr19" draw:text-style-name="P8" draw:layer="layout" svg:width="0.062cm" svg:height="0.107cm" svg:x="5.014cm" svg:y="6.415cm" svg:viewBox="0 0 63 108" draw:points="63,108 63,0 0,62">
          <text:p/>
        </draw:polygon>
        <draw:polygon draw:style-name="gr19" draw:text-style-name="P8" draw:layer="layout" svg:width="0.092cm" svg:height="0.04cm" svg:x="5.132cm" svg:y="6.563cm" svg:viewBox="0 0 93 41" draw:points="53,41 93,0 0,0">
          <text:p/>
        </draw:polygon>
        <draw:polygon draw:style-name="gr20" draw:text-style-name="P8" draw:layer="layout" svg:width="0.148cm" svg:height="0.148cm" svg:x="9.235cm" svg:y="7.158cm" svg:viewBox="0 0 149 149" draw:points="0,0 0,149 149,0">
          <text:p/>
        </draw:polygon>
        <draw:polygon draw:style-name="gr21" draw:text-style-name="P2" draw:layer="layout" svg:width="0.148cm" svg:height="0.148cm" svg:x="9.235cm" svg:y="7.158cm" svg:viewBox="0 0 149 149" draw:points="0,0 0,149 149,0">
          <text:p/>
        </draw:polygon>
        <draw:polygon draw:style-name="gr19" draw:text-style-name="P8" draw:layer="layout" svg:width="0.297cm" svg:height="0.148cm" svg:x="4.927cm" svg:y="5.821cm" svg:viewBox="0 0 298 149" draw:points="298,149 149,0 0,149">
          <text:p/>
        </draw:polygon>
        <draw:polygon draw:style-name="gr19" draw:text-style-name="P8" draw:layer="layout" svg:width="0.149cm" svg:height="0.149cm" svg:x="2.402cm" svg:y="1.959cm" svg:viewBox="0 0 150 150" draw:points="0,0 0,150 150,150">
          <text:p/>
        </draw:polygon>
        <draw:polygon draw:style-name="gr19" draw:text-style-name="P8" draw:layer="layout" svg:width="0.297cm" svg:height="0.148cm" svg:x="6.115cm" svg:y="6.415cm" svg:viewBox="0 0 298 149" draw:points="298,149 149,0 0,149">
          <text:p/>
        </draw:polygon>
        <draw:polygon draw:style-name="gr19" draw:text-style-name="P8" draw:layer="layout" svg:width="0.297cm" svg:height="0.148cm" svg:x="4.927cm" svg:y="6.267cm" svg:viewBox="0 0 298 149" draw:points="0,0 149,149 298,0">
          <text:p/>
        </draw:polygon>
        <draw:polygon draw:style-name="gr19" draw:text-style-name="P8" draw:layer="layout" svg:width="0.035cm" svg:height="0.028cm" svg:x="2.551cm" svg:y="1.338cm" svg:viewBox="0 0 36 29" draw:points="28,0 0,29 36,29">
          <text:p/>
        </draw:polygon>
        <draw:polygon draw:style-name="gr19" draw:text-style-name="P8" draw:layer="layout" svg:width="0.148cm" svg:height="0.148cm" svg:x="8.492cm" svg:y="7.455cm" svg:viewBox="0 0 149 149" draw:points="0,149 149,149 0,0">
          <text:p/>
        </draw:polygon>
        <draw:polygon draw:style-name="gr19" draw:text-style-name="P8" draw:layer="layout" svg:width="0.028cm" svg:height="0.044cm" svg:x="2.402cm" svg:y="0.755cm" svg:viewBox="0 0 29 45" draw:points="17,0 0,16 29,45">
          <text:p/>
        </draw:polygon>
        <draw:polygon draw:style-name="gr19" draw:text-style-name="P8" draw:layer="layout" svg:width="0.035cm" svg:height="0.024cm" svg:x="3.145cm" svg:y="2.975cm" svg:viewBox="0 0 36 25" draw:points="25,0 0,25 36,25">
          <text:p/>
        </draw:polygon>
        <draw:polygon draw:style-name="gr19" draw:text-style-name="P8" draw:layer="layout" svg:width="0.048cm" svg:height="0.054cm" svg:x="8.444cm" svg:y="7.752cm" svg:viewBox="0 0 49 55" draw:points="49,55 49,0 0,48">
          <text:p/>
        </draw:polygon>
        <draw:polygon draw:style-name="gr19" draw:text-style-name="P8" draw:layer="layout" svg:width="0.133cm" svg:height="0.105cm" svg:x="2.254cm" svg:y="0.517cm" svg:viewBox="0 0 134 106" draw:points="106,0 0,106 134,106">
          <text:p/>
        </draw:polygon>
        <draw:polygon draw:style-name="gr19" draw:text-style-name="P8" draw:layer="layout" svg:width="0.149cm" svg:height="0.149cm" svg:x="4.63cm" svg:y="5.375cm" svg:viewBox="0 0 150 150" draw:points="150,150 150,0 0,0">
          <text:p/>
        </draw:polygon>
        <draw:polygon draw:style-name="gr19" draw:text-style-name="P8" draw:layer="layout" svg:width="0.054cm" svg:height="0.108cm" svg:x="3.091cm" svg:y="4.039cm" svg:viewBox="0 0 55 109" draw:points="55,109 55,0 0,0">
          <text:p/>
        </draw:polygon>
        <draw:polygon draw:style-name="gr19" draw:text-style-name="P8" draw:layer="layout" svg:width="0.016cm" svg:height="0.016cm" svg:x="4.779cm" svg:y="5.359cm" svg:viewBox="0 0 17 17" draw:points="0,0 0,17 17,17">
          <text:p/>
        </draw:polygon>
        <draw:polygon draw:style-name="gr19" draw:text-style-name="P8" draw:layer="layout" svg:width="0.096cm" svg:height="0.102cm" svg:x="8.99cm" svg:y="7.752cm" svg:viewBox="0 0 97 103" draw:points="97,103 97,0 0,97">
          <text:p/>
        </draw:polygon>
        <draw:polygon draw:style-name="gr19" draw:text-style-name="P8" draw:layer="layout" svg:width="0.029cm" svg:height="0.026cm" svg:x="4.927cm" svg:y="5.498cm" svg:viewBox="0 0 30 27" draw:points="0,0 0,27 30,27">
          <text:p/>
        </draw:polygon>
        <draw:polygon draw:style-name="gr19" draw:text-style-name="P8" draw:layer="layout" svg:width="0.149cm" svg:height="0.149cm" svg:x="2.402cm" svg:y="1.662cm" svg:viewBox="0 0 150 150" draw:points="0,0 0,150 150,150">
          <text:p/>
        </draw:polygon>
        <draw:polygon draw:style-name="gr19" draw:text-style-name="P8" draw:layer="layout" svg:width="0.148cm" svg:height="0.149cm" svg:x="2.254cm" svg:y="1.513cm" svg:viewBox="0 0 149 150" draw:points="0,150 149,150 0,0">
          <text:p/>
        </draw:polygon>
        <draw:polygon draw:style-name="gr19" draw:text-style-name="P8" draw:layer="layout" svg:width="0.149cm" svg:height="0.297cm" svg:x="2.105cm" svg:y="0.622cm" svg:viewBox="0 0 150 298" draw:points="150,0 0,150 150,298">
          <text:p/>
        </draw:polygon>
        <draw:polygon draw:style-name="gr19" draw:text-style-name="P8" draw:layer="layout" svg:width="0.071cm" svg:height="0.118cm" svg:x="2.034cm" svg:y="0.7cm" svg:viewBox="0 0 72 119" draw:points="23,119 72,72 0,0">
          <text:p/>
        </draw:polygon>
        <draw:polygon draw:style-name="gr19" draw:text-style-name="P8" draw:layer="layout" svg:width="0.148cm" svg:height="0.148cm" svg:x="2.254cm" svg:y="0.771cm" svg:viewBox="0 0 149 149" draw:points="149,149 149,0 0,149">
          <text:p/>
        </draw:polygon>
        <draw:polygon draw:style-name="gr19" draw:text-style-name="P8" draw:layer="layout" svg:width="0.027cm" svg:height="0.035cm" svg:x="7.304cm" svg:y="6.826cm" svg:viewBox="0 0 28 36" draw:points="0,0 0,36 28,8">
          <text:p/>
        </draw:polygon>
        <draw:polygon draw:style-name="gr19" draw:text-style-name="P8" draw:layer="layout" svg:width="0.297cm" svg:height="0.297cm" svg:x="3.739cm" svg:y="4.781cm" svg:viewBox="0 0 298 298" draw:points="298,0 0,0 298,298">
          <text:p/>
        </draw:polygon>
        <draw:polygon draw:style-name="gr19" draw:text-style-name="P8" draw:layer="layout" svg:width="0.008cm" svg:height="0.006cm" svg:x="6.258cm" svg:y="6.409cm" svg:viewBox="0 0 9 7" draw:points="0,0 7,7 9,5">
          <text:p/>
        </draw:polygon>
        <draw:polygon draw:style-name="gr19" draw:text-style-name="P8" draw:layer="layout" svg:width="0.297cm" svg:height="0.297cm" svg:x="4.036cm" svg:y="5.078cm" svg:viewBox="0 0 298 298" draw:points="0,298 298,298 0,0">
          <text:p/>
        </draw:polygon>
        <draw:polygon draw:style-name="gr19" draw:text-style-name="P8" draw:layer="layout" svg:width="0.048cm" svg:height="0.081cm" svg:x="3.59cm" svg:y="3.809cm" svg:viewBox="0 0 49 82" draw:points="0,0 0,82 49,82">
          <text:p/>
        </draw:polygon>
        <draw:polygon draw:style-name="gr19" draw:text-style-name="P8" draw:layer="layout" svg:width="0.08cm" svg:height="0.057cm" svg:x="2.768cm" svg:y="3.296cm" svg:viewBox="0 0 81 58" draw:points="22,58 81,0 0,0">
          <text:p/>
        </draw:polygon>
        <draw:polygon draw:style-name="gr19" draw:text-style-name="P8" draw:layer="layout" svg:width="0.149cm" svg:height="0.298cm" svg:x="2.402cm" svg:y="1.513cm" svg:viewBox="0 0 150 299" draw:points="150,0 0,150 150,299">
          <text:p/>
        </draw:polygon>
        <draw:polygon draw:style-name="gr19" draw:text-style-name="P8" draw:layer="layout" svg:width="0.149cm" svg:height="0.074cm" svg:x="2.402cm" svg:y="1.365cm" svg:viewBox="0 0 150 75" draw:points="75,75 150,0 0,0">
          <text:p/>
        </draw:polygon>
        <draw:polygon draw:style-name="gr19" draw:text-style-name="P8" draw:layer="layout" svg:width="0.149cm" svg:height="0.148cm" svg:x="7.452cm" svg:y="7.455cm" svg:viewBox="0 0 150 149" draw:points="0,149 150,149 150,0">
          <text:p/>
        </draw:polygon>
        <draw:polygon draw:style-name="gr19" draw:text-style-name="P8" draw:layer="layout" svg:width="0.148cm" svg:height="0.297cm" svg:x="7.304cm" svg:y="7.158cm" svg:viewBox="0 0 149 298" draw:points="0,298 149,149 0,0">
          <text:p/>
        </draw:polygon>
        <draw:polygon draw:style-name="gr19" draw:text-style-name="P8" draw:layer="layout" svg:width="0.149cm" svg:height="0.149cm" svg:x="6.115cm" svg:y="6.712cm" svg:viewBox="0 0 150 150" draw:points="150,150 150,0 0,150">
          <text:p/>
        </draw:polygon>
        <draw:polygon draw:style-name="gr19" draw:text-style-name="P8" draw:layer="layout" svg:width="0.148cm" svg:height="0.149cm" svg:x="7.898cm" svg:y="7.306cm" svg:viewBox="0 0 149 150" draw:points="149,150 149,0 0,150">
          <text:p/>
        </draw:polygon>
        <draw:polygon draw:style-name="gr19" draw:text-style-name="P8" draw:layer="layout" svg:width="0.297cm" svg:height="0.148cm" svg:x="7.601cm" svg:y="7.455cm" svg:viewBox="0 0 298 149" draw:points="148,149 298,0 0,0">
          <text:p/>
        </draw:polygon>
        <draw:polygon draw:style-name="gr19" draw:text-style-name="P8" draw:layer="layout" svg:width="0.148cm" svg:height="0.149cm" svg:x="7.304cm" svg:y="7.306cm" svg:viewBox="0 0 149 150" draw:points="149,150 149,0 0,150">
          <text:p/>
        </draw:polygon>
        <draw:polygon draw:style-name="gr19" draw:text-style-name="P8" draw:layer="layout" svg:width="0.075cm" svg:height="0.148cm" svg:x="2.476cm" svg:y="1.365cm" svg:viewBox="0 0 76 149" draw:points="76,0 0,75 76,149">
          <text:p/>
        </draw:polygon>
        <draw:polygon draw:style-name="gr19" draw:text-style-name="P8" draw:layer="layout" svg:width="0.148cm" svg:height="0.148cm" svg:x="2.551cm" svg:y="2.108cm" svg:viewBox="0 0 149 149" draw:points="149,149 149,0 0,0">
          <text:p/>
        </draw:polygon>
        <draw:polygon draw:style-name="gr19" draw:text-style-name="P8" draw:layer="layout" svg:width="0.074cm" svg:height="0.148cm" svg:x="2.402cm" svg:y="1.365cm" svg:viewBox="0 0 75 149" draw:points="0,149 75,75 0,0">
          <text:p/>
        </draw:polygon>
        <draw:polygon draw:style-name="gr19" draw:text-style-name="P8" draw:layer="layout" svg:width="0.075cm" svg:height="0.105cm" svg:x="2.921cm" svg:y="3.666cm" svg:viewBox="0 0 76 106" draw:points="46,106 76,76 0,0">
          <text:p/>
        </draw:polygon>
        <draw:polygon draw:style-name="gr19" draw:text-style-name="P8" draw:layer="layout" svg:width="0.033cm" svg:height="0.094cm" svg:x="3.26cm" svg:y="4.335cm" svg:viewBox="0 0 34 95" draw:points="34,95 34,0 0,34">
          <text:p/>
        </draw:polygon>
        <draw:polygon draw:style-name="gr19" draw:text-style-name="P8" draw:layer="layout" svg:width="0.297cm" svg:height="0.148cm" svg:x="2.848cm" svg:y="3.296cm" svg:viewBox="0 0 298 149" draw:points="148,149 298,0 0,0">
          <text:p/>
        </draw:polygon>
        <draw:polygon draw:style-name="gr19" draw:text-style-name="P8" draw:layer="layout" svg:width="0.149cm" svg:height="0.297cm" svg:x="7.452cm" svg:y="7.158cm" svg:viewBox="0 0 150 298" draw:points="150,0 0,149 150,298">
          <text:p/>
        </draw:polygon>
        <draw:polygon draw:style-name="gr19" draw:text-style-name="P8" draw:layer="layout" svg:width="0.297cm" svg:height="0.149cm" svg:x="3.442cm" svg:y="4.484cm" svg:viewBox="0 0 298 150" draw:points="148,150 298,0 0,0">
          <text:p/>
        </draw:polygon>
        <draw:polygon draw:style-name="gr19" draw:text-style-name="P8" draw:layer="layout" svg:width="0.148cm" svg:height="0.149cm" svg:x="3.145cm" svg:y="3.89cm" svg:viewBox="0 0 149 150" draw:points="0,150 149,150 0,0">
          <text:p/>
        </draw:polygon>
        <draw:polygon draw:style-name="gr19" draw:text-style-name="P8" draw:layer="layout" svg:width="0.297cm" svg:height="0.297cm" svg:x="3.442cm" svg:y="4.187cm" svg:viewBox="0 0 298 298" draw:points="298,298 298,0 0,298">
          <text:p/>
        </draw:polygon>
        <draw:polygon draw:style-name="gr19" draw:text-style-name="P8" draw:layer="layout" svg:width="0.297cm" svg:height="0.148cm" svg:x="5.818cm" svg:y="6.861cm" svg:viewBox="0 0 298 149" draw:points="149,149 298,0 0,0">
          <text:p/>
        </draw:polygon>
        <draw:polygon draw:style-name="gr19" draw:text-style-name="P8" draw:layer="layout" svg:width="0.028cm" svg:height="0.011cm" svg:x="5.345cm" svg:y="6.712cm" svg:viewBox="0 0 29 12" draw:points="18,12 29,0 0,0">
          <text:p/>
        </draw:polygon>
        <draw:polygon draw:style-name="gr19" draw:text-style-name="P8" draw:layer="layout" svg:width="0.08cm" svg:height="0.023cm" svg:x="6.481cm" svg:y="7.306cm" svg:viewBox="0 0 81 24" draw:points="58,24 81,0 0,0">
          <text:p/>
        </draw:polygon>
        <draw:polygon draw:style-name="gr19" draw:text-style-name="P8" draw:layer="layout" svg:width="0.149cm" svg:height="0.148cm" svg:x="3.887cm" svg:y="4.633cm" svg:viewBox="0 0 150 149" draw:points="150,0 0,0 150,149">
          <text:p/>
        </draw:polygon>
        <draw:polygon draw:style-name="gr19" draw:text-style-name="P8" draw:layer="layout" svg:width="0.148cm" svg:height="0.149cm" svg:x="2.551cm" svg:y="1.959cm" svg:viewBox="0 0 149 150" draw:points="149,150 149,0 0,150">
          <text:p/>
        </draw:polygon>
        <draw:polygon draw:style-name="gr19" draw:text-style-name="P8" draw:layer="layout" svg:width="0.148cm" svg:height="0.149cm" svg:x="3.739cm" svg:y="4.335cm" svg:viewBox="0 0 149 150" draw:points="149,150 149,0 0,150">
          <text:p/>
        </draw:polygon>
        <draw:polygon draw:style-name="gr19" draw:text-style-name="P8" draw:layer="layout" svg:width="0.148cm" svg:height="0.297cm" svg:x="4.036cm" svg:y="4.781cm" svg:viewBox="0 0 149 298" draw:points="149,150 0,0 0,298">
          <text:p/>
        </draw:polygon>
        <draw:polygon draw:style-name="gr19" draw:text-style-name="P8" draw:layer="layout" svg:width="0.097cm" svg:height="0.153cm" svg:x="2.305cm" svg:y="1.862cm" svg:viewBox="0 0 98 154" draw:points="41,154 98,98 0,0">
          <text:p/>
        </draw:polygon>
        <draw:polygon draw:style-name="gr19" draw:text-style-name="P8" draw:layer="layout" svg:width="0.297cm" svg:height="0.296cm" svg:x="5.521cm" svg:y="6.267cm" svg:viewBox="0 0 298 297" draw:points="0,297 298,297 298,0">
          <text:p/>
        </draw:polygon>
        <draw:polygon draw:style-name="gr20" draw:text-style-name="P8" draw:layer="layout" svg:width="0.144cm" svg:height="0.145cm" svg:x="1.961cm" svg:y="0.329cm" svg:viewBox="0 0 145 146" draw:points="27,146 145,146 0,0">
          <text:p/>
        </draw:polygon>
        <draw:polygon draw:style-name="gr21" draw:text-style-name="P2" draw:layer="layout" svg:width="0.144cm" svg:height="0.145cm" svg:x="1.961cm" svg:y="0.329cm" svg:viewBox="0 0 145 146" draw:points="27,146 145,146 0,0">
          <text:p/>
        </draw:polygon>
        <draw:polygon draw:style-name="gr19" draw:text-style-name="P8" draw:layer="layout" svg:width="0.297cm" svg:height="0.298cm" svg:x="4.927cm" svg:y="5.969cm" svg:viewBox="0 0 298 299" draw:points="0,0 0,299 298,299">
          <text:p/>
        </draw:polygon>
        <draw:polygon draw:style-name="gr19" draw:text-style-name="P8" draw:layer="layout" svg:width="0.297cm" svg:height="0.149cm" svg:x="8.789cm" svg:y="7.306cm" svg:viewBox="0 0 298 150" draw:points="298,150 148,0 0,150">
          <text:p/>
        </draw:polygon>
        <draw:polygon draw:style-name="gr19" draw:text-style-name="P8" draw:layer="layout" svg:width="0.298cm" svg:height="0.148cm" svg:x="6.412cm" svg:y="7.158cm" svg:viewBox="0 0 299 149" draw:points="0,0 149,149 299,0">
          <text:p/>
        </draw:polygon>
        <draw:polygon draw:style-name="gr19" draw:text-style-name="P8" draw:layer="layout" svg:width="0.149cm" svg:height="0.298cm" svg:x="6.412cm" svg:y="6.563cm" svg:viewBox="0 0 150 299" draw:points="150,150 0,0 0,299">
          <text:p/>
        </draw:polygon>
        <draw:polygon draw:style-name="gr19" draw:text-style-name="P8" draw:layer="layout" svg:width="0.297cm" svg:height="0.148cm" svg:x="4.63cm" svg:y="5.524cm" svg:viewBox="0 0 298 149" draw:points="298,149 149,0 0,149">
          <text:p/>
        </draw:polygon>
        <draw:polygon draw:style-name="gr20" draw:text-style-name="P8" draw:layer="layout" svg:width="0.016cm" svg:height="0.017cm" svg:x="9.367cm" svg:y="7.141cm" svg:viewBox="0 0 17 18" draw:points="0,0 17,18 17,1">
          <text:p/>
        </draw:polygon>
        <draw:polygon draw:style-name="gr21" draw:text-style-name="P2" draw:layer="layout" svg:width="0.016cm" svg:height="0.017cm" svg:x="9.367cm" svg:y="7.141cm" svg:viewBox="0 0 17 18" draw:points="0,0 17,18 17,1">
          <text:p/>
        </draw:polygon>
        <draw:polygon draw:style-name="gr19" draw:text-style-name="P8" draw:layer="layout" svg:width="0.297cm" svg:height="0.149cm" svg:x="4.036cm" svg:y="5.375cm" svg:viewBox="0 0 298 150" draw:points="0,0 148,150 298,0">
          <text:p/>
        </draw:polygon>
        <draw:polygon draw:style-name="gr19" draw:text-style-name="P8" draw:layer="layout" svg:width="0.026cm" svg:height="0.122cm" svg:x="2.079cm" svg:y="0.919cm" svg:viewBox="0 0 27 123" draw:points="27,123 27,0 0,0">
          <text:p/>
        </draw:polygon>
        <draw:polygon draw:style-name="gr19" draw:text-style-name="P8" draw:layer="layout" svg:width="0.149cm" svg:height="0.148cm" svg:x="2.105cm" svg:y="0.771cm" svg:viewBox="0 0 150 149" draw:points="0,0 0,149 150,149">
          <text:p/>
        </draw:polygon>
        <draw:polygon draw:style-name="gr19" draw:text-style-name="P8" draw:layer="layout" svg:width="0.049cm" svg:height="0.05cm" svg:x="2.551cm" svg:y="1.365cm" svg:viewBox="0 0 50 51" draw:points="36,0 0,0 50,51">
          <text:p/>
        </draw:polygon>
        <draw:polygon draw:style-name="gr19" draw:text-style-name="P8" draw:layer="layout" svg:width="0.129cm" svg:height="0.129cm" svg:x="2.719cm" svg:y="3.167cm" svg:viewBox="0 0 130 130" draw:points="50,130 130,130 0,0">
          <text:p/>
        </draw:polygon>
        <draw:polygon draw:style-name="gr19" draw:text-style-name="P8" draw:layer="layout" svg:width="0.053cm" svg:height="0.044cm" svg:x="5.076cm" svg:y="5.628cm" svg:viewBox="0 0 54 45" draw:points="0,0 0,45 54,45">
          <text:p/>
        </draw:polygon>
        <draw:polygon draw:style-name="gr19" draw:text-style-name="P8" draw:layer="layout" svg:width="0.149cm" svg:height="0.148cm" svg:x="8.937cm" svg:y="7.158cm" svg:viewBox="0 0 150 149" draw:points="0,149 150,149 150,0">
          <text:p/>
        </draw:polygon>
        <draw:polygon draw:style-name="gr19" draw:text-style-name="P8" draw:layer="layout" svg:width="0.024cm" svg:height="0.026cm" svg:x="4.482cm" svg:y="5.052cm" svg:viewBox="0 0 25 27" draw:points="0,0 0,27 25,27">
          <text:p/>
        </draw:polygon>
        <draw:polygon draw:style-name="gr19" draw:text-style-name="P8" draw:layer="layout" svg:width="0.149cm" svg:height="0.149cm" svg:x="4.333cm" svg:y="5.078cm" svg:viewBox="0 0 150 150" draw:points="150,150 150,0 0,0">
          <text:p/>
        </draw:polygon>
        <draw:polygon draw:style-name="gr19" draw:text-style-name="P8" draw:layer="layout" svg:width="0.064cm" svg:height="0.102cm" svg:x="5.818cm" svg:y="6.165cm" svg:viewBox="0 0 65 103" draw:points="0,0 0,103 65,38">
          <text:p/>
        </draw:polygon>
        <draw:polygon draw:style-name="gr19" draw:text-style-name="P8" draw:layer="layout" svg:width="0.148cm" svg:height="0.296cm" svg:x="5.076cm" svg:y="6.267cm" svg:viewBox="0 0 149 297" draw:points="0,149 149,297 149,0">
          <text:p/>
        </draw:polygon>
        <draw:polygon draw:style-name="gr19" draw:text-style-name="P8" draw:layer="layout" svg:width="0.297cm" svg:height="0.148cm" svg:x="8.789cm" svg:y="7.158cm" svg:viewBox="0 0 298 149" draw:points="0,0 148,149 298,0">
          <text:p/>
        </draw:polygon>
        <draw:polygon draw:style-name="gr19" draw:text-style-name="P8" draw:layer="layout" svg:width="0.149cm" svg:height="0.149cm" svg:x="9.086cm" svg:y="7.306cm" svg:viewBox="0 0 150 150" draw:points="150,0 0,0 0,150">
          <text:p/>
        </draw:polygon>
        <draw:polygon draw:style-name="gr19" draw:text-style-name="P8" draw:layer="layout" svg:width="0.148cm" svg:height="0.148cm" svg:x="3.145cm" svg:y="3.296cm" svg:viewBox="0 0 149 149" draw:points="149,149 149,0 0,0">
          <text:p/>
        </draw:polygon>
        <draw:polygon draw:style-name="gr19" draw:text-style-name="P8" draw:layer="layout" svg:width="0.026cm" svg:height="0.052cm" svg:x="3.293cm" svg:y="3.244cm" svg:viewBox="0 0 27 53" draw:points="0,0 0,53 27,53">
          <text:p/>
        </draw:polygon>
        <draw:polygon draw:style-name="gr19" draw:text-style-name="P8" draw:layer="layout" svg:width="0.119cm" svg:height="0.083cm" svg:x="2.996cm" svg:y="2.767cm" svg:viewBox="0 0 120 84" draw:points="84,0 0,84 120,84">
          <text:p/>
        </draw:polygon>
        <draw:polygon draw:style-name="gr19" draw:text-style-name="P8" draw:layer="layout" svg:width="0.148cm" svg:height="0.148cm" svg:x="4.779cm" svg:y="5.524cm" svg:viewBox="0 0 149 149" draw:points="149,0 0,0 149,149">
          <text:p/>
        </draw:polygon>
        <draw:polygon draw:style-name="gr19" draw:text-style-name="P8" draw:layer="layout" svg:width="0.143cm" svg:height="0.214cm" svg:x="2.556cm" svg:y="2.707cm" svg:viewBox="0 0 144 215" draw:points="73,215 144,143 0,0">
          <text:p/>
        </draw:polygon>
        <draw:polygon draw:style-name="gr19" draw:text-style-name="P8" draw:layer="layout" svg:width="0.148cm" svg:height="0.148cm" svg:x="6.71cm" svg:y="7.158cm" svg:viewBox="0 0 149 149" draw:points="0,149 149,149 0,0">
          <text:p/>
        </draw:polygon>
        <draw:polygon draw:style-name="gr19" draw:text-style-name="P8" draw:layer="layout" svg:width="0.297cm" svg:height="0.297cm" svg:x="6.71cm" svg:y="6.861cm" svg:viewBox="0 0 298 298" draw:points="0,298 298,298 298,0">
          <text:p/>
        </draw:polygon>
        <draw:polygon draw:style-name="gr19" draw:text-style-name="P8" draw:layer="layout" svg:width="0.1cm" svg:height="0.066cm" svg:x="3.293cm" svg:y="3.378cm" svg:viewBox="0 0 101 67" draw:points="67,0 0,67 101,67">
          <text:p/>
        </draw:polygon>
        <draw:polygon draw:style-name="gr19" draw:text-style-name="P8" draw:layer="layout" svg:width="0.297cm" svg:height="0.297cm" svg:x="7.007cm" svg:y="7.158cm" svg:viewBox="0 0 298 298" draw:points="298,0 0,0 0,298">
          <text:p/>
        </draw:polygon>
        <draw:polygon draw:style-name="gr19" draw:text-style-name="P8" draw:layer="layout" svg:width="0.149cm" svg:height="0.149cm" svg:x="8.343cm" svg:y="7.603cm" svg:viewBox="0 0 150 150" draw:points="0,0 0,150 150,150">
          <text:p/>
        </draw:polygon>
        <draw:polygon draw:style-name="gr19" draw:text-style-name="P8" draw:layer="layout" svg:width="0.149cm" svg:height="0.297cm" svg:x="2.996cm" svg:y="3.593cm" svg:viewBox="0 0 150 298" draw:points="0,149 150,298 150,0">
          <text:p/>
        </draw:polygon>
        <draw:polygon draw:style-name="gr19" draw:text-style-name="P8" draw:layer="layout" svg:width="0.149cm" svg:height="0.297cm" svg:x="2.699cm" svg:y="2.405cm" svg:viewBox="0 0 150 298" draw:points="150,0 0,149 150,298">
          <text:p/>
        </draw:polygon>
        <draw:polygon draw:style-name="gr19" draw:text-style-name="P8" draw:layer="layout" svg:width="0.297cm" svg:height="0.297cm" svg:x="8.789cm" svg:y="7.455cm" svg:viewBox="0 0 298 298" draw:points="298,298 298,0 0,0">
          <text:p/>
        </draw:polygon>
        <draw:polygon draw:style-name="gr19" draw:text-style-name="P8" draw:layer="layout" svg:width="0.297cm" svg:height="0.149cm" svg:x="5.224cm" svg:y="6.563cm" svg:viewBox="0 0 298 150" draw:points="0,0 149,150 298,0">
          <text:p/>
        </draw:polygon>
        <draw:polygon draw:style-name="gr19" draw:text-style-name="P8" draw:layer="layout" svg:width="0.125cm" svg:height="0.057cm" svg:x="6.139cm" svg:y="7.158cm" svg:viewBox="0 0 126 58" draw:points="126,58 126,0 0,0">
          <text:p/>
        </draw:polygon>
        <draw:polygon draw:style-name="gr19" draw:text-style-name="P8" draw:layer="layout" svg:width="0.149cm" svg:height="0.297cm" svg:x="6.858cm" svg:y="7.158cm" svg:viewBox="0 0 150 298" draw:points="150,0 0,149 150,298">
          <text:p/>
        </draw:polygon>
        <draw:polygon draw:style-name="gr19" draw:text-style-name="P8" draw:layer="layout" svg:width="0.087cm" svg:height="0.05cm" svg:x="3.8cm" svg:y="5.227cm" svg:viewBox="0 0 88 51" draw:points="37,51 88,0 0,0">
          <text:p/>
        </draw:polygon>
        <draw:polygon draw:style-name="gr19" draw:text-style-name="P8" draw:layer="layout" svg:width="0.148cm" svg:height="0.297cm" svg:x="3.145cm" svg:y="3.296cm" svg:viewBox="0 0 149 298" draw:points="149,149 0,0 0,298">
          <text:p/>
        </draw:polygon>
        <draw:polygon draw:style-name="gr19" draw:text-style-name="P8" draw:layer="layout" svg:width="0.076cm" svg:height="0.083cm" svg:x="8.713cm" svg:y="7.752cm" svg:viewBox="0 0 77 84" draw:points="77,84 77,0 0,76">
          <text:p/>
        </draw:polygon>
        <draw:polygon draw:style-name="gr20" draw:text-style-name="P8" draw:layer="layout" svg:width="0.108cm" svg:height="0.11cm" svg:x="9.275cm" svg:y="7.752cm" svg:viewBox="0 0 109 111" draw:points="109,111 109,0 0,109">
          <text:p/>
        </draw:polygon>
        <draw:polygon draw:style-name="gr21" draw:text-style-name="P2" draw:layer="layout" svg:width="0.108cm" svg:height="0.11cm" svg:x="9.275cm" svg:y="7.752cm" svg:viewBox="0 0 109 111" draw:points="109,111 109,0 0,109">
          <text:p/>
        </draw:polygon>
        <draw:polygon draw:style-name="gr19" draw:text-style-name="P8" draw:layer="layout" svg:width="0.148cm" svg:height="0.148cm" svg:x="2.551cm" svg:y="2.405cm" svg:viewBox="0 0 149 149" draw:points="0,149 149,149 0,0">
          <text:p/>
        </draw:polygon>
        <draw:polygon draw:style-name="gr19" draw:text-style-name="P8" draw:layer="layout" svg:width="0.06cm" svg:height="0.05cm" svg:x="5.362cm" svg:y="6.712cm" svg:viewBox="0 0 61 51" draw:points="61,51 12,0 0,11">
          <text:p/>
        </draw:polygon>
        <draw:polygon draw:style-name="gr19" draw:text-style-name="P8" draw:layer="layout" svg:width="0.05cm" svg:height="0.049cm" svg:x="2.204cm" svg:y="1.464cm" svg:viewBox="0 0 51 50" draw:points="11,50 51,50 0,0">
          <text:p/>
        </draw:polygon>
        <draw:polygon draw:style-name="gr19" draw:text-style-name="P8" draw:layer="layout" svg:width="0.297cm" svg:height="0.297cm" svg:x="2.848cm" svg:y="2.999cm" svg:viewBox="0 0 298 298" draw:points="298,298 298,0 0,298">
          <text:p/>
        </draw:polygon>
        <draw:polygon draw:style-name="gr19" draw:text-style-name="P8" draw:layer="layout" svg:width="0.149cm" svg:height="0.148cm" svg:x="9.086cm" svg:y="7.158cm" svg:viewBox="0 0 150 149" draw:points="150,149 150,0 0,0">
          <text:p/>
        </draw:polygon>
        <draw:polygon draw:style-name="gr19" draw:text-style-name="P8" draw:layer="layout" svg:width="0.013cm" svg:height="0.015cm" svg:x="8.182cm" svg:y="7.752cm" svg:viewBox="0 0 14 16" draw:points="14,16 14,0 0,13">
          <text:p/>
        </draw:polygon>
        <draw:polygon draw:style-name="gr19" draw:text-style-name="P8" draw:layer="layout" svg:width="0.083cm" svg:height="0.05cm" svg:x="3.739cm" svg:y="4.137cm" svg:viewBox="0 0 84 51" draw:points="51,0 0,51 84,51">
          <text:p/>
        </draw:polygon>
        <draw:polygon draw:style-name="gr19" draw:text-style-name="P8" draw:layer="layout" svg:width="0.297cm" svg:height="0.149cm" svg:x="4.63cm" svg:y="5.969cm" svg:viewBox="0 0 298 150" draw:points="0,0 149,150 298,0">
          <text:p/>
        </draw:polygon>
        <draw:polygon draw:style-name="gr19" draw:text-style-name="P8" draw:layer="layout" svg:width="0.149cm" svg:height="0.149cm" svg:x="2.699cm" svg:y="2.553cm" svg:viewBox="0 0 150 150" draw:points="0,0 0,150 150,150">
          <text:p/>
        </draw:polygon>
        <draw:polygon draw:style-name="gr19" draw:text-style-name="P8" draw:layer="layout" svg:width="0.297cm" svg:height="0.297cm" svg:x="4.036cm" svg:y="5.078cm" svg:viewBox="0 0 298 298" draw:points="298,298 298,0 0,0">
          <text:p/>
        </draw:polygon>
        <draw:polygon draw:style-name="gr19" draw:text-style-name="P8" draw:layer="layout" svg:width="0.297cm" svg:height="0.297cm" svg:x="3.442cm" svg:y="4.187cm" svg:viewBox="0 0 298 298" draw:points="298,0 0,0 0,298">
          <text:p/>
        </draw:polygon>
        <draw:polygon draw:style-name="gr19" draw:text-style-name="P8" draw:layer="layout" svg:width="0.149cm" svg:height="0.297cm" svg:x="3.293cm" svg:y="3.89cm" svg:viewBox="0 0 150 298" draw:points="0,150 150,298 150,0">
          <text:p/>
        </draw:polygon>
        <draw:polygon draw:style-name="gr19" draw:text-style-name="P8" draw:layer="layout" svg:width="0.297cm" svg:height="0.297cm" svg:x="3.739cm" svg:y="4.781cm" svg:viewBox="0 0 298 298" draw:points="0,0 0,298 298,298">
          <text:p/>
        </draw:polygon>
        <draw:polygon draw:style-name="gr19" draw:text-style-name="P8" draw:layer="layout" svg:width="0.149cm" svg:height="0.297cm" svg:x="4.184cm" svg:y="5.375cm" svg:viewBox="0 0 150 298" draw:points="0,150 150,298 150,0">
          <text:p/>
        </draw:polygon>
        <draw:polygon draw:style-name="gr19" draw:text-style-name="P8" draw:layer="layout" svg:width="0.149cm" svg:height="0.297cm" svg:x="4.333cm" svg:y="5.078cm" svg:viewBox="0 0 150 298" draw:points="150,150 0,0 0,298">
          <text:p/>
        </draw:polygon>
        <draw:polygon draw:style-name="gr19" draw:text-style-name="P8" draw:layer="layout" svg:width="0.039cm" svg:height="0.032cm" svg:x="2.215cm" svg:y="1.513cm" svg:viewBox="0 0 40 33" draw:points="9,33 40,0 0,0">
          <text:p/>
        </draw:polygon>
        <draw:polygon draw:style-name="gr19" draw:text-style-name="P8" draw:layer="layout" svg:width="0.297cm" svg:height="0.149cm" svg:x="3.145cm" svg:y="3.89cm" svg:viewBox="0 0 298 150" draw:points="0,0 148,150 298,0">
          <text:p/>
        </draw:polygon>
        <draw:polygon draw:style-name="gr19" draw:text-style-name="P8" draw:layer="layout" svg:width="0.079cm" svg:height="0.06cm" svg:x="2.551cm" svg:y="1.453cm" svg:viewBox="0 0 80 61" draw:points="61,0 0,61 80,61">
          <text:p/>
        </draw:polygon>
        <draw:polygon draw:style-name="gr19" draw:text-style-name="P8" draw:layer="layout" svg:width="0.14cm" svg:height="0.061cm" svg:x="4.936cm" svg:y="6.415cm" svg:viewBox="0 0 141 62" draw:points="78,62 141,0 0,0">
          <text:p/>
        </draw:polygon>
        <draw:polygon draw:style-name="gr19" draw:text-style-name="P8" draw:layer="layout" svg:width="0.148cm" svg:height="0.297cm" svg:x="3.739cm" svg:y="4.484cm" svg:viewBox="0 0 149 298" draw:points="149,150 0,0 0,298">
          <text:p/>
        </draw:polygon>
        <draw:polygon draw:style-name="gr19" draw:text-style-name="P8" draw:layer="layout" svg:width="0.149cm" svg:height="0.297cm" svg:x="3.887cm" svg:y="5.078cm" svg:viewBox="0 0 150 298" draw:points="0,150 150,298 150,0">
          <text:p/>
        </draw:polygon>
        <draw:polygon draw:style-name="gr19" draw:text-style-name="P8" draw:layer="layout" svg:width="0.017cm" svg:height="0.017cm" svg:x="8.195cm" svg:y="7.752cm" svg:viewBox="0 0 18 18" draw:points="18,18 0,0 0,16">
          <text:p/>
        </draw:polygon>
        <draw:polygon draw:style-name="gr20" draw:text-style-name="P8" draw:layer="layout" svg:width="0.148cm" svg:height="0.297cm" svg:x="9.235cm" svg:y="7.158cm" svg:viewBox="0 0 149 298" draw:points="149,0 0,149 149,298">
          <text:p/>
        </draw:polygon>
        <draw:polygon draw:style-name="gr21" draw:text-style-name="P2" draw:layer="layout" svg:width="0.148cm" svg:height="0.297cm" svg:x="9.235cm" svg:y="7.158cm" svg:viewBox="0 0 149 298" draw:points="149,0 0,149 149,298">
          <text:p/>
        </draw:polygon>
        <draw:polygon draw:style-name="gr20" draw:text-style-name="P8" draw:layer="layout" svg:width="0.297cm" svg:height="0.149cm" svg:x="9.086cm" svg:y="7.306cm" svg:viewBox="0 0 298 150" draw:points="149,0 0,150 298,150">
          <text:p/>
        </draw:polygon>
        <draw:polygon draw:style-name="gr21" draw:text-style-name="P2" draw:layer="layout" svg:width="0.297cm" svg:height="0.149cm" svg:x="9.086cm" svg:y="7.306cm" svg:viewBox="0 0 298 150" draw:points="149,0 0,150 298,150">
          <text:p/>
        </draw:polygon>
        <draw:polygon draw:style-name="gr19" draw:text-style-name="P8" draw:layer="layout" svg:width="0.149cm" svg:height="0.148cm" svg:x="4.184cm" svg:y="4.93cm" svg:viewBox="0 0 150 149" draw:points="150,0 0,0 150,149">
          <text:p/>
        </draw:polygon>
        <draw:polygon draw:style-name="gr19" draw:text-style-name="P8" draw:layer="layout" svg:width="0.149cm" svg:height="0.149cm" svg:x="2.699cm" svg:y="2.256cm" svg:viewBox="0 0 150 150" draw:points="150,0 0,0 150,150">
          <text:p/>
        </draw:polygon>
        <draw:polygon draw:style-name="gr19" draw:text-style-name="P8" draw:layer="layout" svg:width="0.149cm" svg:height="0.149cm" svg:x="2.402cm" svg:y="1.513cm" svg:viewBox="0 0 150 150" draw:points="0,0 0,150 150,0">
          <text:p/>
        </draw:polygon>
        <draw:polygon draw:style-name="gr19" draw:text-style-name="P8" draw:layer="layout" svg:width="0.044cm" svg:height="0.027cm" svg:x="3.695cm" svg:y="5.078cm" svg:viewBox="0 0 45 28" draw:points="17,28 45,0 0,0">
          <text:p/>
        </draw:polygon>
        <draw:polygon draw:style-name="gr19" draw:text-style-name="P8" draw:layer="layout" svg:width="0.001cm" svg:height="0.001cm" svg:x="8.045cm" svg:y="7.008cm" svg:viewBox="0 0 2 2" draw:points="0,0 2,2 2,0">
          <text:p/>
        </draw:polygon>
        <draw:polygon draw:style-name="gr19" draw:text-style-name="P8" draw:layer="layout" svg:width="0.148cm" svg:height="0.149cm" svg:x="4.036cm" svg:y="5.375cm" svg:viewBox="0 0 149 150" draw:points="0,150 149,150 0,0">
          <text:p/>
        </draw:polygon>
        <draw:polygon draw:style-name="gr19" draw:text-style-name="P8" draw:layer="layout" svg:width="0.074cm" svg:height="0.051cm" svg:x="6.538cm" svg:y="7.306cm" svg:viewBox="0 0 75 52" draw:points="75,52 24,0 0,24">
          <text:p/>
        </draw:polygon>
        <draw:polygon draw:style-name="gr19" draw:text-style-name="P8" draw:layer="layout" svg:width="0.024cm" svg:height="0.079cm" svg:x="3.145cm" svg:y="2.92cm" svg:viewBox="0 0 25 80" draw:points="0,0 0,80 25,56">
          <text:p/>
        </draw:polygon>
        <draw:polygon draw:style-name="gr19" draw:text-style-name="P8" draw:layer="layout" svg:width="0.149cm" svg:height="0.148cm" svg:x="2.402cm" svg:y="1.811cm" svg:viewBox="0 0 150 149" draw:points="0,0 0,149 150,0">
          <text:p/>
        </draw:polygon>
        <draw:polygon draw:style-name="gr19" draw:text-style-name="P8" draw:layer="layout" svg:width="0.297cm" svg:height="0.297cm" svg:x="7.601cm" svg:y="7.158cm" svg:viewBox="0 0 298 298" draw:points="298,0 0,0 0,298">
          <text:p/>
        </draw:polygon>
        <draw:polygon draw:style-name="gr19" draw:text-style-name="P8" draw:layer="layout" svg:width="0.148cm" svg:height="0.149cm" svg:x="5.67cm" svg:y="6.712cm" svg:viewBox="0 0 149 150" draw:points="0,0 0,150 149,150">
          <text:p/>
        </draw:polygon>
        <draw:polygon draw:style-name="gr19" draw:text-style-name="P8" draw:layer="layout" svg:width="0.149cm" svg:height="0.149cm" svg:x="5.521cm" svg:y="6.563cm" svg:viewBox="0 0 150 150" draw:points="0,150 150,150 0,0">
          <text:p/>
        </draw:polygon>
        <draw:polygon draw:style-name="gr19" draw:text-style-name="P8" draw:layer="layout" svg:width="0.089cm" svg:height="0.052cm" svg:x="5.581cm" svg:y="6.861cm" svg:viewBox="0 0 90 53" draw:points="90,53 90,0 0,0">
          <text:p/>
        </draw:polygon>
        <draw:polygon draw:style-name="gr19" draw:text-style-name="P8" draw:layer="layout" svg:width="0.124cm" svg:height="0.219cm" svg:x="5.224cm" svg:y="5.75cm" svg:viewBox="0 0 125 220" draw:points="0,0 0,220 125,96">
          <text:p/>
        </draw:polygon>
        <draw:polygon draw:style-name="gr19" draw:text-style-name="P8" draw:layer="layout" svg:width="0.149cm" svg:height="0.297cm" svg:x="6.561cm" svg:y="6.861cm" svg:viewBox="0 0 150 298" draw:points="150,0 0,149 150,298">
          <text:p/>
        </draw:polygon>
        <draw:polygon draw:style-name="gr19" draw:text-style-name="P8" draw:layer="layout" svg:width="0.074cm" svg:height="0.03cm" svg:x="5.67cm" svg:y="6.089cm" svg:viewBox="0 0 75 31" draw:points="28,0 0,31 75,31">
          <text:p/>
        </draw:polygon>
        <draw:polygon draw:style-name="gr19" draw:text-style-name="P8" draw:layer="layout" svg:width="0.297cm" svg:height="0.297cm" svg:x="8.195cm" svg:y="7.158cm" svg:viewBox="0 0 298 298" draw:points="298,0 0,0 0,298">
          <text:p/>
        </draw:polygon>
        <draw:polygon draw:style-name="gr19" draw:text-style-name="P8" draw:layer="layout" svg:width="0.052cm" svg:height="0.052cm" svg:x="8.737cm" svg:y="7.106cm" svg:viewBox="0 0 53 53" draw:points="0,0 53,53 53,5">
          <text:p/>
        </draw:polygon>
        <draw:polygon draw:style-name="gr19" draw:text-style-name="P8" draw:layer="layout" svg:width="0.149cm" svg:height="0.298cm" svg:x="6.115cm" svg:y="6.563cm" svg:viewBox="0 0 150 299" draw:points="0,299 150,150 0,0">
          <text:p/>
        </draw:polygon>
        <draw:polygon draw:style-name="gr19" draw:text-style-name="P8" draw:layer="layout" svg:width="0.148cm" svg:height="0.297cm" svg:x="8.789cm" svg:y="7.158cm" svg:viewBox="0 0 149 298" draw:points="149,149 0,0 0,298">
          <text:p/>
        </draw:polygon>
        <draw:polygon draw:style-name="gr19" draw:text-style-name="P8" draw:layer="layout" svg:width="0.099cm" svg:height="0.126cm" svg:x="7.205cm" svg:y="7.455cm" svg:viewBox="0 0 100 127" draw:points="100,127 100,0 0,100">
          <text:p/>
        </draw:polygon>
        <draw:polygon draw:style-name="gr19" draw:text-style-name="P8" draw:layer="layout" svg:width="0.297cm" svg:height="0.148cm" svg:x="8.492cm" svg:y="7.455cm" svg:viewBox="0 0 298 149" draw:points="0,0 148,149 298,0">
          <text:p/>
        </draw:polygon>
        <draw:polygon draw:style-name="gr19" draw:text-style-name="P8" draw:layer="layout" svg:width="0.148cm" svg:height="0.149cm" svg:x="6.264cm" svg:y="7.009cm" svg:viewBox="0 0 149 150" draw:points="149,0 0,0 149,150">
          <text:p/>
        </draw:polygon>
        <draw:polygon draw:style-name="gr19" draw:text-style-name="P8" draw:layer="layout" svg:width="0.149cm" svg:height="0.149cm" svg:x="7.452cm" svg:y="7.009cm" svg:viewBox="0 0 150 150" draw:points="150,0 0,0 150,150">
          <text:p/>
        </draw:polygon>
        <draw:polygon draw:style-name="gr19" draw:text-style-name="P8" draw:layer="layout" svg:width="0.297cm" svg:height="0.297cm" svg:x="3.145cm" svg:y="3.593cm" svg:viewBox="0 0 298 298" draw:points="0,0 0,298 298,298">
          <text:p/>
        </draw:polygon>
        <draw:polygon draw:style-name="gr19" draw:text-style-name="P8" draw:layer="layout" svg:width="0.148cm" svg:height="0.297cm" svg:x="7.898cm" svg:y="7.158cm" svg:viewBox="0 0 149 298" draw:points="0,298 149,149 0,0">
          <text:p/>
        </draw:polygon>
        <draw:polygon draw:style-name="gr19" draw:text-style-name="P8" draw:layer="layout" svg:width="0.055cm" svg:height="0.079cm" svg:x="6.412cm" svg:y="6.484cm" svg:viewBox="0 0 56 80" draw:points="0,0 0,80 56,25">
          <text:p/>
        </draw:polygon>
        <draw:polygon draw:style-name="gr19" draw:text-style-name="P8" draw:layer="layout" svg:width="0.297cm" svg:height="0.148cm" svg:x="4.036cm" svg:y="4.93cm" svg:viewBox="0 0 298 149" draw:points="298,149 148,0 0,149">
          <text:p/>
        </draw:polygon>
        <draw:polygon draw:style-name="gr19" draw:text-style-name="P8" draw:layer="layout" svg:width="0.149cm" svg:height="0.297cm" svg:x="8.046cm" svg:y="7.158cm" svg:viewBox="0 0 150 298" draw:points="150,0 0,149 150,298">
          <text:p/>
        </draw:polygon>
        <draw:polygon draw:style-name="gr19" draw:text-style-name="P8" draw:layer="layout" svg:width="0.149cm" svg:height="0.298cm" svg:x="5.224cm" svg:y="5.969cm" svg:viewBox="0 0 150 299" draw:points="150,150 0,0 0,299">
          <text:p/>
        </draw:polygon>
        <draw:polygon draw:style-name="gr19" draw:text-style-name="P8" draw:layer="layout" svg:width="0.297cm" svg:height="0.148cm" svg:x="8.195cm" svg:y="7.455cm" svg:viewBox="0 0 298 149" draw:points="148,149 298,0 0,0">
          <text:p/>
        </draw:polygon>
        <draw:polygon draw:style-name="gr19" draw:text-style-name="P8" draw:layer="layout" svg:width="0.149cm" svg:height="0.149cm" svg:x="4.927cm" svg:y="5.672cm" svg:viewBox="0 0 150 150" draw:points="150,150 150,0 0,0">
          <text:p/>
        </draw:polygon>
        <draw:polygon draw:style-name="gr19" draw:text-style-name="P8" draw:layer="layout" svg:width="0.149cm" svg:height="0.148cm" svg:x="6.412cm" svg:y="6.861cm" svg:viewBox="0 0 150 149" draw:points="0,149 150,149 0,0">
          <text:p/>
        </draw:polygon>
        <draw:polygon draw:style-name="gr19" draw:text-style-name="P8" draw:layer="layout" svg:width="0.297cm" svg:height="0.297cm" svg:x="7.007cm" svg:y="6.861cm" svg:viewBox="0 0 298 298" draw:points="298,298 298,0 0,0">
          <text:p/>
        </draw:polygon>
        <draw:polygon draw:style-name="gr19" draw:text-style-name="P8" draw:layer="layout" svg:width="0.297cm" svg:height="0.149cm" svg:x="8.492cm" svg:y="7.603cm" svg:viewBox="0 0 298 150" draw:points="298,150 148,0 0,150">
          <text:p/>
        </draw:polygon>
        <draw:polygon draw:style-name="gr19" draw:text-style-name="P8" draw:layer="layout" svg:width="0.149cm" svg:height="0.297cm" svg:x="8.046cm" svg:y="7.455cm" svg:viewBox="0 0 150 298" draw:points="0,149 150,298 150,0">
          <text:p/>
        </draw:polygon>
        <draw:polygon draw:style-name="gr19" draw:text-style-name="P8" draw:layer="layout" svg:width="0.119cm" svg:height="0.027cm" svg:x="7.304cm" svg:y="6.834cm" svg:viewBox="0 0 120 28" draw:points="28,0 0,28 120,28">
          <text:p/>
        </draw:polygon>
        <draw:polygon draw:style-name="gr19" draw:text-style-name="P8" draw:layer="layout" svg:width="0.148cm" svg:height="0.149cm" svg:x="6.264cm" svg:y="6.712cm" svg:viewBox="0 0 149 150" draw:points="0,0 0,150 149,150">
          <text:p/>
        </draw:polygon>
        <draw:polygon draw:style-name="gr19" draw:text-style-name="P8" draw:layer="layout" svg:width="0.105cm" svg:height="0.028cm" svg:x="6.858cm" svg:y="6.684cm" svg:viewBox="0 0 106 29" draw:points="28,0 0,29 106,29">
          <text:p/>
        </draw:polygon>
        <draw:polygon draw:style-name="gr19" draw:text-style-name="P8" draw:layer="layout" svg:width="0.149cm" svg:height="0.148cm" svg:x="2.996cm" svg:y="3.593cm" svg:viewBox="0 0 150 149" draw:points="0,0 0,149 150,0">
          <text:p/>
        </draw:polygon>
        <draw:polygon draw:style-name="gr19" draw:text-style-name="P8" draw:layer="layout" svg:width="0.03cm" svg:height="0.096cm" svg:x="2.966cm" svg:y="3.741cm" svg:viewBox="0 0 31 97" draw:points="31,97 31,0 0,31">
          <text:p/>
        </draw:polygon>
        <draw:polygon draw:style-name="gr19" draw:text-style-name="P8" draw:layer="layout" svg:width="0.115cm" svg:height="0.116cm" svg:x="2.551cm" svg:y="1.513cm" svg:viewBox="0 0 116 117" draw:points="80,0 0,0 116,117">
          <text:p/>
        </draw:polygon>
        <draw:polygon draw:style-name="gr19" draw:text-style-name="P8" draw:layer="layout" svg:width="0.148cm" svg:height="0.298cm" svg:x="5.67cm" svg:y="6.563cm" svg:viewBox="0 0 149 299" draw:points="149,0 0,150 149,299">
          <text:p/>
        </draw:polygon>
        <draw:polygon draw:style-name="gr19" draw:text-style-name="P8" draw:layer="layout" svg:width="0.089cm" svg:height="0.089cm" svg:x="8.789cm" svg:y="7.752cm" svg:viewBox="0 0 90 90" draw:points="90,90 0,0 0,84">
          <text:p/>
        </draw:polygon>
        <draw:polygon draw:style-name="gr20" draw:text-style-name="P8" draw:layer="layout" svg:width="0.297cm" svg:height="0.297cm" svg:x="9.086cm" svg:y="7.455cm" svg:viewBox="0 0 298 298" draw:points="0,298 298,298 298,0">
          <text:p/>
        </draw:polygon>
        <draw:polygon draw:style-name="gr21" draw:text-style-name="P2" draw:layer="layout" svg:width="0.297cm" svg:height="0.297cm" svg:x="9.086cm" svg:y="7.455cm" svg:viewBox="0 0 298 298" draw:points="0,298 298,298 298,0">
          <text:p/>
        </draw:polygon>
        <draw:polygon draw:style-name="gr19" draw:text-style-name="P8" draw:layer="layout" svg:width="0.148cm" svg:height="0.149cm" svg:x="3.739cm" svg:y="4.484cm" svg:viewBox="0 0 149 150" draw:points="149,150 149,0 0,0">
          <text:p/>
        </draw:polygon>
        <draw:polygon draw:style-name="gr19" draw:text-style-name="P8" draw:layer="layout" svg:width="0.148cm" svg:height="0.297cm" svg:x="4.482cm" svg:y="5.672cm" svg:viewBox="0 0 149 298" draw:points="0,150 149,298 149,0">
          <text:p/>
        </draw:polygon>
        <draw:polygon draw:style-name="gr19" draw:text-style-name="P8" draw:layer="layout" svg:width="0.149cm" svg:height="0.297cm" svg:x="8.64cm" svg:y="7.455cm" svg:viewBox="0 0 150 298" draw:points="0,149 150,298 150,0">
          <text:p/>
        </draw:polygon>
        <draw:polygon draw:style-name="gr19" draw:text-style-name="P8" draw:layer="layout" svg:width="0.148cm" svg:height="0.298cm" svg:x="6.264cm" svg:y="6.563cm" svg:viewBox="0 0 149 299" draw:points="149,0 0,150 149,299">
          <text:p/>
        </draw:polygon>
        <draw:polygon draw:style-name="gr19" draw:text-style-name="P8" draw:layer="layout" svg:width="0.149cm" svg:height="0.149cm" svg:x="8.343cm" svg:y="7.603cm" svg:viewBox="0 0 150 150" draw:points="150,0 0,0 150,150">
          <text:p/>
        </draw:polygon>
        <draw:polygon draw:style-name="gr19" draw:text-style-name="P8" draw:layer="layout" svg:width="0.149cm" svg:height="0.149cm" svg:x="7.452cm" svg:y="7.306cm" svg:viewBox="0 0 150 150" draw:points="0,0 0,150 150,150">
          <text:p/>
        </draw:polygon>
        <draw:polygon draw:style-name="gr19" draw:text-style-name="P8" draw:layer="layout" svg:width="0.104cm" svg:height="0.14cm" svg:x="6.754cm" svg:y="7.306cm" svg:viewBox="0 0 105 141" draw:points="105,141 105,0 0,104">
          <text:p/>
        </draw:polygon>
        <draw:polygon draw:style-name="gr19" draw:text-style-name="P8" draw:layer="layout" svg:width="0.085cm" svg:height="0.121cm" svg:x="6.327cm" svg:y="7.158cm" svg:viewBox="0 0 86 122" draw:points="86,122 86,0 0,86">
          <text:p/>
        </draw:polygon>
        <draw:polygon draw:style-name="gr19" draw:text-style-name="P8" draw:layer="layout" svg:width="0.137cm" svg:height="0.085cm" svg:x="3.59cm" svg:y="3.954cm" svg:viewBox="0 0 138 86" draw:points="86,0 0,86 138,86">
          <text:p/>
        </draw:polygon>
        <draw:polygon draw:style-name="gr19" draw:text-style-name="P8" draw:layer="layout" svg:width="0.124cm" svg:height="0.085cm" svg:x="3.021cm" svg:y="3.89cm" svg:viewBox="0 0 125 86" draw:points="40,86 125,0 0,0">
          <text:p/>
        </draw:polygon>
        <draw:polygon draw:style-name="gr19" draw:text-style-name="P8" draw:layer="layout" svg:width="0.148cm" svg:height="0.148cm" svg:x="7.304cm" svg:y="7.455cm" svg:viewBox="0 0 149 149" draw:points="149,149 149,0 0,0">
          <text:p/>
        </draw:polygon>
        <draw:polygon draw:style-name="gr19" draw:text-style-name="P8" draw:layer="layout" svg:width="0.297cm" svg:height="0.297cm" svg:x="4.63cm" svg:y="5.672cm" svg:viewBox="0 0 298 298" draw:points="298,298 298,0 0,0">
          <text:p/>
        </draw:polygon>
        <draw:polygon draw:style-name="gr19" draw:text-style-name="P8" draw:layer="layout" svg:width="0.297cm" svg:height="0.297cm" svg:x="4.333cm" svg:y="5.375cm" svg:viewBox="0 0 298 298" draw:points="0,0 0,298 298,298">
          <text:p/>
        </draw:polygon>
        <draw:polygon draw:style-name="gr19" draw:text-style-name="P8" draw:layer="layout" svg:width="0.149cm" svg:height="0.074cm" svg:x="2.402cm" svg:y="1.439cm" svg:viewBox="0 0 150 75" draw:points="75,0 0,75 150,75">
          <text:p/>
        </draw:polygon>
        <draw:polygon draw:style-name="gr19" draw:text-style-name="P8" draw:layer="layout" svg:width="0.149cm" svg:height="0.149cm" svg:x="4.63cm" svg:y="5.969cm" svg:viewBox="0 0 150 150" draw:points="0,150 150,150 0,0">
          <text:p/>
        </draw:polygon>
        <draw:polygon draw:style-name="gr19" draw:text-style-name="P8" draw:layer="layout" svg:width="0.297cm" svg:height="0.298cm" svg:x="5.818cm" svg:y="6.563cm" svg:viewBox="0 0 298 299" draw:points="298,0 0,0 0,299">
          <text:p/>
        </draw:polygon>
        <draw:polygon draw:style-name="gr19" draw:text-style-name="P8" draw:layer="layout" svg:width="0.148cm" svg:height="0.297cm" svg:x="2.551cm" svg:y="2.108cm" svg:viewBox="0 0 149 298" draw:points="149,149 0,0 0,298">
          <text:p/>
        </draw:polygon>
        <draw:polygon draw:style-name="gr19" draw:text-style-name="P8" draw:layer="layout" svg:width="0.062cm" svg:height="0.149cm" svg:x="2.848cm" svg:y="2.256cm" svg:viewBox="0 0 63 150" draw:points="30,0 0,0 0,150 63,87">
          <text:p/>
        </draw:polygon>
        <draw:polygon draw:style-name="gr19" draw:text-style-name="P8" draw:layer="layout" svg:width="0.148cm" svg:height="0.084cm" svg:x="4.036cm" svg:y="5.524cm" svg:viewBox="0 0 149 85" draw:points="66,85 149,0 0,0 0,6">
          <text:p/>
        </draw:polygon>
        <draw:polygon draw:style-name="gr19" draw:text-style-name="P8" draw:layer="layout" svg:width="0.149cm" svg:height="0.149cm" svg:x="6.858cm" svg:y="6.712cm" svg:viewBox="0 0 150 150" draw:points="106,0 0,0 150,150 150,16">
          <text:p/>
        </draw:polygon>
        <draw:polygon draw:style-name="gr19" draw:text-style-name="P8" draw:layer="layout" svg:width="0.148cm" svg:height="0.104cm" svg:x="5.967cm" svg:y="6.311cm" svg:viewBox="0 0 149 105" draw:points="105,0 0,105 149,105 149,24">
          <text:p/>
        </draw:polygon>
        <draw:polygon draw:style-name="gr19" draw:text-style-name="P8" draw:layer="layout" svg:width="0.148cm" svg:height="0.135cm" svg:x="3.145cm" svg:y="4.039cm" svg:viewBox="0 0 149 136" draw:points="13,136 149,0 0,0 0,109">
          <text:p/>
        </draw:polygon>
        <draw:polygon draw:style-name="gr19" draw:text-style-name="P8" draw:layer="layout" svg:width="0.148cm" svg:height="0.113cm" svg:x="3.442cm" svg:y="4.633cm" svg:viewBox="0 0 149 114" draw:points="35,114 149,0 0,0 0,54">
          <text:p/>
        </draw:polygon>
        <draw:polygon draw:style-name="gr19" draw:text-style-name="P8" draw:layer="layout" svg:width="0.148cm" svg:height="0.161cm" svg:x="7.304cm" svg:y="7.455cm" svg:viewBox="0 0 149 162" draw:points="136,162 149,149 0,0 0,127">
          <text:p/>
        </draw:polygon>
        <draw:polygon draw:style-name="gr19" draw:text-style-name="P8" draw:layer="layout" svg:width="0.148cm" svg:height="0.267cm" svg:x="7.898cm" svg:y="7.455cm" svg:viewBox="0 0 149 268" draw:points="31,268 149,148 0,0 0,262">
          <text:p/>
        </draw:polygon>
        <draw:polygon draw:style-name="gr19" draw:text-style-name="P8" draw:layer="layout" svg:width="0.091cm" svg:height="0.148cm" svg:x="4.333cm" svg:y="4.93cm" svg:viewBox="0 0 92 149" draw:points="42,0 0,0 0,149 92,58">
          <text:p/>
        </draw:polygon>
        <draw:polygon draw:style-name="gr19" draw:text-style-name="P8" draw:layer="layout" svg:width="0.148cm" svg:height="0.18cm" svg:x="7.898cm" svg:y="6.978cm" svg:viewBox="0 0 149 181" draw:points="0,0 0,181 149,31 148,30">
          <text:p/>
        </draw:polygon>
        <draw:polygon draw:style-name="gr19" draw:text-style-name="P8" draw:layer="layout" svg:width="0.148cm" svg:height="0.12cm" svg:x="2.848cm" svg:y="3.444cm" svg:viewBox="0 0 149 121" draw:points="28,121 149,0 0,0 0,51">
          <text:p/>
        </draw:polygon>
        <draw:polygon draw:style-name="gr19" draw:text-style-name="P8" draw:layer="layout" svg:width="0.149cm" svg:height="0.289cm" svg:x="6.115cm" svg:y="6.861cm" svg:viewBox="0 0 150 290" draw:points="8,290 150,148 0,0 0,287">
          <text:p/>
        </draw:polygon>
        <draw:polygon draw:style-name="gr19" draw:text-style-name="P8" draw:layer="layout" svg:width="0.14cm" svg:height="0.297cm" svg:x="2.708cm" svg:y="2.999cm" svg:viewBox="0 0 141 298" draw:points="12,169 141,298 141,0 0,141">
          <text:p/>
        </draw:polygon>
        <draw:polygon draw:style-name="gr19" draw:text-style-name="P8" draw:layer="layout" svg:width="0.145cm" svg:height="0.148cm" svg:x="2.554cm" svg:y="2.702cm" svg:viewBox="0 0 146 149" draw:points="2,5 146,149 146,0 0,0">
          <text:p/>
        </draw:polygon>
        <draw:polygon draw:style-name="gr19" draw:text-style-name="P8" draw:layer="layout" svg:width="0.148cm" svg:height="0.1cm" svg:x="7.601cm" svg:y="6.909cm" svg:viewBox="0 0 149 101" draw:points="0,0 0,101 149,101 64,15">
          <text:p/>
        </draw:polygon>
        <draw:polygon draw:style-name="gr19" draw:text-style-name="P8" draw:layer="layout" svg:width="0.146cm" svg:height="0.297cm" svg:x="3.593cm" svg:y="4.781cm" svg:viewBox="0 0 147 298" draw:points="9,162 147,298 147,0 0,147">
          <text:p/>
        </draw:polygon>
        <draw:polygon draw:style-name="gr19" draw:text-style-name="P8" draw:layer="layout" svg:width="0.085cm" svg:height="0.149cm" svg:x="3.59cm" svg:y="3.89cm" svg:viewBox="0 0 86 150" draw:points="48,0 0,0 0,150 86,65">
          <text:p/>
        </draw:polygon>
        <draw:polygon draw:style-name="gr19" draw:text-style-name="P8" draw:layer="layout" svg:width="0.149cm" svg:height="0.149cm" svg:x="3.293cm" svg:y="4.335cm" svg:viewBox="0 0 150 150" draw:points="31,150 150,150 0,0 0,95">
          <text:p/>
        </draw:polygon>
        <draw:polygon draw:style-name="gr19" draw:text-style-name="P8" draw:layer="layout" svg:width="0.142cm" svg:height="0.149cm" svg:x="3.887cm" svg:y="4.484cm" svg:viewBox="0 0 143 150" draw:points="138,0 0,0 0,150 143,7">
          <text:p/>
        </draw:polygon>
        <draw:polygon draw:style-name="gr19" draw:text-style-name="P8" draw:layer="layout" svg:width="0.297cm" svg:height="0.099cm" svg:x="7.007cm" svg:y="6.762cm" svg:viewBox="0 0 298 100" draw:points="98,0 0,100 298,100 246,47">
          <text:p/>
        </draw:polygon>
        <draw:polygon draw:style-name="gr19" draw:text-style-name="P8" draw:layer="layout" svg:width="0.058cm" svg:height="0.148cm" svg:x="2.79cm" svg:y="3.296cm" svg:viewBox="0 0 59 149" draw:points="38,149 59,149 59,0 0,58">
          <text:p/>
        </draw:polygon>
        <draw:polygon draw:style-name="gr19" draw:text-style-name="P8" draw:layer="layout" svg:width="0.111cm" svg:height="0.148cm" svg:x="2.291cm" svg:y="1.811cm" svg:viewBox="0 0 112 149" draw:points="14,52 112,149 112,0 0,0">
          <text:p/>
        </draw:polygon>
        <draw:polygon draw:style-name="gr19" draw:text-style-name="P8" draw:layer="layout" svg:width="0.219cm" svg:height="0.149cm" svg:x="2.629cm" svg:y="2.85cm" svg:viewBox="0 0 220 150" draw:points="29,150 220,150 70,0 0,72">
          <text:p/>
        </draw:polygon>
        <draw:polygon draw:style-name="gr19" draw:text-style-name="P8" draw:layer="layout" svg:width="0.148cm" svg:height="0.084cm" svg:x="4.482cm" svg:y="5.143cm" svg:viewBox="0 0 149 85" draw:points="84,0 0,85 149,85 149,69">
          <text:p/>
        </draw:polygon>
        <draw:polygon draw:style-name="gr20" draw:text-style-name="P8" draw:layer="layout" svg:width="0.145cm" svg:height="0.149cm" svg:x="1.96cm" svg:y="0.325cm" svg:viewBox="0 0 146 150" draw:points="1,4 146,150 146,0 0,0">
          <text:p/>
        </draw:polygon>
        <draw:polygon draw:style-name="gr21" draw:text-style-name="P2" draw:layer="layout" svg:width="0.145cm" svg:height="0.149cm" svg:x="1.96cm" svg:y="0.325cm" svg:viewBox="0 0 146 150" draw:points="1,4 146,150 146,0 0,0">
          <text:p/>
        </draw:polygon>
        <draw:polygon draw:style-name="gr19" draw:text-style-name="P8" draw:layer="layout" svg:width="0.148cm" svg:height="0.069cm" svg:x="7.601cm" svg:y="7.603cm" svg:viewBox="0 0 149 70" draw:points="80,70 149,0 0,0 0,53">
          <text:p/>
        </draw:polygon>
        <draw:polygon draw:style-name="gr19" draw:text-style-name="P8" draw:layer="layout" svg:width="0.144cm" svg:height="0.297cm" svg:x="2.11cm" svg:y="0.919cm" svg:viewBox="0 0 145 298" draw:points="3,158 145,298 145,0 0,145">
          <text:p/>
        </draw:polygon>
        <draw:polygon draw:style-name="gr19" draw:text-style-name="P8" draw:layer="layout" svg:width="0.148cm" svg:height="0.035cm" svg:x="8.195cm" svg:y="7.752cm" svg:viewBox="0 0 149 36" draw:points="149,36 149,0 0,0 17,18">
          <text:p/>
        </draw:polygon>
        <draw:polygon draw:style-name="gr19" draw:text-style-name="P8" draw:layer="layout" svg:width="0.148cm" svg:height="0.145cm" svg:x="2.848cm" svg:y="2.557cm" svg:viewBox="0 0 149 146" draw:points="146,0 0,146 149,146 149,8">
          <text:p/>
        </draw:polygon>
        <draw:polygon draw:style-name="gr19" draw:text-style-name="P8" draw:layer="layout" svg:width="0.07cm" svg:height="0.148cm" svg:x="2.481cm" svg:y="2.405cm" svg:viewBox="0 0 71 149" draw:points="25,149 71,149 71,0 0,70">
          <text:p/>
        </draw:polygon>
        <draw:polygon draw:style-name="gr19" draw:text-style-name="P8" draw:layer="layout" svg:width="0.149cm" svg:height="0.142cm" svg:x="3.887cm" svg:y="4.491cm" svg:viewBox="0 0 150 143" draw:points="143,0 0,143 150,143 150,10">
          <text:p/>
        </draw:polygon>
        <draw:polygon draw:style-name="gr19" draw:text-style-name="P8" draw:layer="layout" svg:width="0.093cm" svg:height="0.149cm" svg:x="4.24cm" svg:y="5.672cm" svg:viewBox="0 0 94 150" draw:points="52,150 94,150 94,0 0,94">
          <text:p/>
        </draw:polygon>
        <draw:polygon draw:style-name="gr19" draw:text-style-name="P8" draw:layer="layout" svg:width="0.149cm" svg:height="0.149cm" svg:x="2.996cm" svg:y="2.85cm" svg:viewBox="0 0 150 150" draw:points="120,0 0,0 150,150 150,71">
          <text:p/>
        </draw:polygon>
        <draw:polygon draw:style-name="gr19" draw:text-style-name="P8" draw:layer="layout" svg:width="0.096cm" svg:height="0.149cm" svg:x="4.534cm" svg:y="5.969cm" svg:viewBox="0 0 97 150" draw:points="57,150 97,150 97,0 0,97">
          <text:p/>
        </draw:polygon>
        <draw:polygon draw:style-name="gr19" draw:text-style-name="P8" draw:layer="layout" svg:width="0.059cm" svg:height="0.148cm" svg:x="2.402cm" svg:y="0.771cm" svg:viewBox="0 0 60 149" draw:points="28,28 0,0 0,149 60,149">
          <text:p/>
        </draw:polygon>
        <draw:polygon draw:style-name="gr20" draw:text-style-name="P8" draw:layer="layout" svg:width="0.148cm" svg:height="0.02cm" svg:x="9.235cm" svg:y="7.138cm" svg:viewBox="0 0 149 21" draw:points="0,0 0,21 149,21 133,3">
          <text:p/>
        </draw:polygon>
        <draw:polygon draw:style-name="gr21" draw:text-style-name="P2" draw:layer="layout" svg:width="0.148cm" svg:height="0.02cm" svg:x="9.235cm" svg:y="7.138cm" svg:viewBox="0 0 149 21" draw:points="0,0 0,21 149,21 133,3">
          <text:p/>
        </draw:polygon>
        <draw:polygon draw:style-name="gr19" draw:text-style-name="P8" draw:layer="layout" svg:width="0.083cm" svg:height="0.148cm" svg:x="2.996cm" svg:y="2.702cm" svg:viewBox="0 0 84 149" draw:points="56,0 0,0 0,149 84,66">
          <text:p/>
        </draw:polygon>
        <draw:polygon draw:style-name="gr19" draw:text-style-name="P8" draw:layer="layout" svg:width="0.149cm" svg:height="0.149cm" svg:x="6.858cm" svg:y="7.306cm" svg:viewBox="0 0 150 150" draw:points="27,150 150,150 0,0 0,141">
          <text:p/>
        </draw:polygon>
        <draw:polygon draw:style-name="gr19" draw:text-style-name="P8" draw:layer="layout" svg:width="0.29cm" svg:height="0.149cm" svg:x="2.254cm" svg:y="1.216cm" svg:viewBox="0 0 291 150" draw:points="290,0 0,0 148,150 291,7">
          <text:p/>
        </draw:polygon>
        <draw:polygon draw:style-name="gr19" draw:text-style-name="P8" draw:layer="layout" svg:width="0.12cm" svg:height="0.149cm" svg:x="2.876cm" svg:y="3.444cm" svg:viewBox="0 0 121 150" draw:points="13,150 121,150 121,0 0,121">
          <text:p/>
        </draw:polygon>
        <draw:polygon draw:style-name="gr19" draw:text-style-name="P8" draw:layer="layout" svg:width="0.149cm" svg:height="0.11cm" svg:x="7.452cm" svg:y="6.899cm" svg:viewBox="0 0 150 111" draw:points="112,0 0,111 150,111 150,10">
          <text:p/>
        </draw:polygon>
        <draw:polygon draw:style-name="gr19" draw:text-style-name="P8" draw:layer="layout" svg:width="0.056cm" svg:height="0.149cm" svg:x="2.346cm" svg:y="1.959cm" svg:viewBox="0 0 57 150" draw:points="26,150 57,150 57,0 0,57">
          <text:p/>
        </draw:polygon>
        <draw:polygon draw:style-name="gr19" draw:text-style-name="P8" draw:layer="layout" svg:width="0.119cm" svg:height="0.149cm" svg:x="2.283cm" svg:y="1.662cm" svg:viewBox="0 0 120 150" draw:points="8,150 120,150 120,0 0,120">
          <text:p/>
        </draw:polygon>
        <draw:polygon draw:style-name="gr19" draw:text-style-name="P8" draw:layer="layout" svg:width="0.149cm" svg:height="0.148cm" svg:x="4.927cm" svg:y="6.267cm" svg:viewBox="0 0 150 149" draw:points="9,149 150,149 0,0 0,142">
          <text:p/>
        </draw:polygon>
        <draw:polygon draw:style-name="gr19" draw:text-style-name="P8" draw:layer="layout" svg:width="0.12cm" svg:height="0.148cm" svg:x="4.036cm" svg:y="4.633cm" svg:viewBox="0 0 121 149" draw:points="99,0 0,0 0,149 121,28">
          <text:p/>
        </draw:polygon>
        <draw:polygon draw:style-name="gr19" draw:text-style-name="P8" draw:layer="layout" svg:width="0.247cm" svg:height="0.148cm" svg:x="2.007cm" svg:y="0.474cm" svg:viewBox="0 0 248 149" draw:points="12,149 248,149 99,0 0,99">
          <text:p/>
        </draw:polygon>
        <draw:polygon draw:style-name="gr19" draw:text-style-name="P8" draw:layer="layout" svg:width="0.149cm" svg:height="0.149cm" svg:x="2.996cm" svg:y="3.741cm" svg:viewBox="0 0 150 150" draw:points="25,150 150,150 0,0 0,97">
          <text:p/>
        </draw:polygon>
        <draw:polygon draw:style-name="gr19" draw:text-style-name="P8" draw:layer="layout" svg:width="0.148cm" svg:height="0.15cm" svg:x="6.264cm" svg:y="6.413cm" svg:viewBox="0 0 149 151" draw:points="2,0 0,2 149,151 149,71">
          <text:p/>
        </draw:polygon>
        <draw:polygon draw:style-name="gr19" draw:text-style-name="P8" draw:layer="layout" svg:width="0.149cm" svg:height="0.261cm" svg:x="6.561cm" svg:y="6.6cm" svg:viewBox="0 0 150 262" draw:points="113,0 0,113 150,262 150,15">
          <text:p/>
        </draw:polygon>
        <draw:polygon draw:style-name="gr19" draw:text-style-name="P8" draw:layer="layout" svg:width="0.277cm" svg:height="0.148cm" svg:x="3.165cm" svg:y="4.187cm" svg:viewBox="0 0 278 149" draw:points="24,44 129,149 278,0 0,0">
          <text:p/>
        </draw:polygon>
        <draw:polygon draw:style-name="gr19" draw:text-style-name="P8" draw:layer="layout" svg:width="0.149cm" svg:height="0.097cm" svg:x="4.333cm" svg:y="5.821cm" svg:viewBox="0 0 150 98" draw:points="52,98 150,0 0,0 0,44">
          <text:p/>
        </draw:polygon>
        <draw:polygon draw:style-name="gr19" draw:text-style-name="P8" draw:layer="layout" svg:width="0.149cm" svg:height="0.138cm" svg:x="2.402cm" svg:y="2.108cm" svg:viewBox="0 0 150 139" draw:points="10,139 150,0 0,0 0,106">
          <text:p/>
        </draw:polygon>
        <draw:polygon draw:style-name="gr19" draw:text-style-name="P8" draw:layer="layout" svg:width="0.164cm" svg:height="0.149cm" svg:x="2.254cm" svg:y="0.622cm" svg:viewBox="0 0 165 150" draw:points="134,0 0,0 149,150 165,134">
          <text:p/>
        </draw:polygon>
        <draw:polygon draw:style-name="gr19" draw:text-style-name="P8" draw:layer="layout" svg:width="0.149cm" svg:height="0.149cm" svg:x="3.293cm" svg:y="3.444cm" svg:viewBox="0 0 150 150" draw:points="101,0 0,0 150,150 150,96">
          <text:p/>
        </draw:polygon>
        <draw:polygon draw:style-name="gr19" draw:text-style-name="P8" draw:layer="layout" svg:width="0.148cm" svg:height="0.254cm" svg:x="5.076cm" svg:y="5.715cm" svg:viewBox="0 0 149 255" draw:points="106,0 0,106 149,255 149,35">
          <text:p/>
        </draw:polygon>
        <draw:polygon draw:style-name="gr19" draw:text-style-name="P8" draw:layer="layout" svg:width="0.078cm" svg:height="0.149cm" svg:x="2.402cm" svg:y="0.919cm" svg:viewBox="0 0 79 150" draw:points="60,0 0,0 0,150 79,72">
          <text:p/>
        </draw:polygon>
        <draw:polygon draw:style-name="gr19" draw:text-style-name="P8" draw:layer="layout" svg:width="0.107cm" svg:height="0.148cm" svg:x="2.889cm" svg:y="3.593cm" svg:viewBox="0 0 108 149" draw:points="32,74 108,149 108,0 0,0">
          <text:p/>
        </draw:polygon>
        <draw:polygon draw:style-name="gr19" draw:text-style-name="P8" draw:layer="layout" svg:width="0.092cm" svg:height="0.148cm" svg:x="4.927cm" svg:y="5.524cm" svg:viewBox="0 0 93 149" draw:points="29,0 0,0 0,149 93,57">
          <text:p/>
        </draw:polygon>
        <draw:polygon draw:style-name="gr19" draw:text-style-name="P8" draw:layer="layout" svg:width="0.148cm" svg:height="0.148cm" svg:x="7.304cm" svg:y="6.861cm" svg:viewBox="0 0 149 149" draw:points="120,0 0,0 149,149 149,8">
          <text:p/>
        </draw:polygon>
        <draw:polygon draw:style-name="gr19" draw:text-style-name="P8" draw:layer="layout" svg:width="0.13cm" svg:height="0.298cm" svg:x="2.551cm" svg:y="1.513cm" svg:viewBox="0 0 131 299" draw:points="116,116 0,0 0,299 131,168">
          <text:p/>
        </draw:polygon>
        <draw:polygon draw:style-name="gr19" draw:text-style-name="P8" draw:layer="layout" svg:width="0.148cm" svg:height="0.297cm" svg:x="5.373cm" svg:y="5.97cm" svg:viewBox="0 0 149 298" draw:points="149,0 0,149 149,298 149,1">
          <text:p/>
        </draw:polygon>
        <draw:polygon draw:style-name="gr19" draw:text-style-name="P8" draw:layer="layout" svg:width="0.148cm" svg:height="0.124cm" svg:x="3.442cm" svg:y="3.766cm" svg:viewBox="0 0 149 125" draw:points="125,0 0,125 149,125 149,43">
          <text:p/>
        </draw:polygon>
        <draw:polygon draw:style-name="gr19" draw:text-style-name="P8" draw:layer="layout" svg:width="0.149cm" svg:height="0.146cm" svg:x="3.59cm" svg:y="4.781cm" svg:viewBox="0 0 150 147" draw:points="3,147 150,0 0,0 0,144">
          <text:p/>
        </draw:polygon>
        <draw:polygon draw:style-name="gr19" draw:text-style-name="P8" draw:layer="layout" svg:width="0.076cm" svg:height="0.149cm" svg:x="3.366cm" svg:y="4.484cm" svg:viewBox="0 0 77 150" draw:points="44,150 77,150 77,0 0,76">
          <text:p/>
        </draw:polygon>
        <draw:polygon draw:style-name="gr19" draw:text-style-name="P8" draw:layer="layout" svg:width="0.082cm" svg:height="0.148cm" svg:x="4.63cm" svg:y="5.227cm" svg:viewBox="0 0 83 149" draw:points="16,0 0,0 0,149 83,68">
          <text:p/>
        </draw:polygon>
        <draw:polygon draw:style-name="gr19" draw:text-style-name="P8" draw:layer="layout" svg:width="0.117cm" svg:height="0.297cm" svg:x="3.145cm" svg:y="2.999cm" svg:viewBox="0 0 118 298" draw:points="65,65 0,0 0,298 118,180">
          <text:p/>
        </draw:polygon>
        <draw:polygon draw:style-name="gr19" draw:text-style-name="P8" draw:layer="layout" svg:width="0.149cm" svg:height="0.048cm" svg:x="8.343cm" svg:y="7.752cm" svg:viewBox="0 0 150 49" draw:points="102,49 150,0 0,0 0,36">
          <text:p/>
        </draw:polygon>
        <draw:polygon draw:style-name="gr19" draw:text-style-name="P8" draw:layer="layout" svg:width="0.127cm" svg:height="0.149cm" svg:x="5.543cm" svg:y="6.712cm" svg:viewBox="0 0 128 150" draw:points="38,150 128,150 128,0 0,127">
          <text:p/>
        </draw:polygon>
        <draw:polygon draw:style-name="gr19" draw:text-style-name="P8" draw:layer="layout" svg:width="0.149cm" svg:height="0.149cm" svg:x="5.224cm" svg:y="6.563cm" svg:viewBox="0 0 150 150" draw:points="122,150 150,150 0,0 0,68">
          <text:p/>
        </draw:polygon>
        <draw:polygon draw:style-name="gr20" draw:text-style-name="P8" draw:layer="layout" svg:width="0.297cm" svg:height="0.108cm" svg:x="9.086cm" svg:y="7.752cm" svg:viewBox="0 0 298 109" draw:points="189,109 298,0 0,0 106,107">
          <text:p/>
        </draw:polygon>
        <draw:polygon draw:style-name="gr21" draw:text-style-name="P2" draw:layer="layout" svg:width="0.297cm" svg:height="0.108cm" svg:x="9.086cm" svg:y="7.752cm" svg:viewBox="0 0 298 109" draw:points="189,109 298,0 0,0 106,107">
          <text:p/>
        </draw:polygon>
        <draw:polygon draw:style-name="gr19" draw:text-style-name="P8" draw:layer="layout" svg:width="0.297cm" svg:height="0.096cm" svg:x="8.789cm" svg:y="7.752cm" svg:viewBox="0 0 298 97" draw:points="201,97 298,0 0,0 89,90">
          <text:p/>
        </draw:polygon>
        <draw:polygon draw:style-name="gr19" draw:text-style-name="P8" draw:layer="layout" svg:width="0.297cm" svg:height="0.076cm" svg:x="8.492cm" svg:y="7.752cm" svg:viewBox="0 0 298 77" draw:points="221,77 298,0 0,0 60,61">
          <text:p/>
        </draw:polygon>
        <draw:polygon draw:style-name="gr19" draw:text-style-name="P8" draw:layer="layout" svg:width="0.149cm" svg:height="0.296cm" svg:x="5.521cm" svg:y="5.971cm" svg:viewBox="0 0 150 297" draw:points="0,0 0,297 150,148 4,2">
          <text:p/>
        </draw:polygon>
        <draw:polygon draw:style-name="gr20" draw:text-style-name="P8" draw:layer="layout" svg:width="0.105cm" svg:height="0.297cm" svg:x="2.254cm" svg:y="0.325cm" svg:viewBox="0 0 106 298" draw:points="80,80 0,0 0,298 106,193">
          <text:p/>
        </draw:polygon>
        <draw:polygon draw:style-name="gr21" draw:text-style-name="P2" draw:layer="layout" svg:width="0.105cm" svg:height="0.297cm" svg:x="2.254cm" svg:y="0.325cm" svg:viewBox="0 0 106 298" draw:points="80,80 0,0 0,298 106,193">
          <text:p/>
        </draw:polygon>
        <draw:polygon draw:style-name="gr19" draw:text-style-name="P8" draw:layer="layout" svg:width="0.149cm" svg:height="0.148cm" svg:x="3.59cm" svg:y="4.039cm" svg:viewBox="0 0 150 149" draw:points="138,0 0,0 150,149 150,19">
          <text:p/>
        </draw:polygon>
        <draw:polygon draw:style-name="gr19" draw:text-style-name="P8" draw:layer="layout" svg:width="0.141cm" svg:height="0.149cm" svg:x="6.123cm" svg:y="7.009cm" svg:viewBox="0 0 142 150" draw:points="16,150 142,150 142,0 0,142">
          <text:p/>
        </draw:polygon>
        <draw:polygon draw:style-name="gr19" draw:text-style-name="P8" draw:layer="layout" svg:width="0.148cm" svg:height="0.085cm" svg:x="6.264cm" svg:y="7.158cm" svg:viewBox="0 0 149 86" draw:points="64,86 149,0 0,0 0,58">
          <text:p/>
        </draw:polygon>
        <draw:polygon draw:style-name="gr19" draw:text-style-name="P8" draw:layer="layout" svg:width="0.148cm" svg:height="0.087cm" svg:x="5.67cm" svg:y="6.861cm" svg:viewBox="0 0 149 88" draw:points="62,88 149,0 0,0 0,52">
          <text:p/>
        </draw:polygon>
        <draw:polygon draw:style-name="gr19" draw:text-style-name="P8" draw:layer="layout" svg:width="0.148cm" svg:height="0.119cm" svg:x="2.254cm" svg:y="1.662cm" svg:viewBox="0 0 149 120" draw:points="29,120 149,0 0,0 0,6">
          <text:p/>
        </draw:polygon>
        <draw:polygon draw:style-name="gr19" draw:text-style-name="P8" draw:layer="layout" svg:width="0.148cm" svg:height="0.146cm" svg:x="2.551cm" svg:y="2.553cm" svg:viewBox="0 0 149 147" draw:points="2,147 149,0 0,0 0,139">
          <text:p/>
        </draw:polygon>
        <draw:polygon draw:style-name="gr19" draw:text-style-name="P8" draw:layer="layout" svg:width="0.148cm" svg:height="0.246cm" svg:x="6.71cm" svg:y="6.615cm" svg:viewBox="0 0 149 247" draw:points="0,0 0,247 149,97 85,33">
          <text:p/>
        </draw:polygon>
        <draw:polygon draw:style-name="gr19" draw:text-style-name="P8" draw:layer="layout" svg:width="0.149cm" svg:height="0.149cm" svg:x="8.046cm" svg:y="7.603cm" svg:viewBox="0 0 150 150" draw:points="58,150 150,150 0,0 0,141">
          <text:p/>
        </draw:polygon>
        <draw:polygon draw:style-name="gr19" draw:text-style-name="P8" draw:layer="layout" svg:width="0.07cm" svg:height="0.149cm" svg:x="3.966cm" svg:y="5.375cm" svg:viewBox="0 0 71 150" draw:points="66,150 71,150 71,0 0,71">
          <text:p/>
        </draw:polygon>
        <draw:polygon draw:style-name="gr19" draw:text-style-name="P8" draw:layer="layout" svg:width="0.297cm" svg:height="0.071cm" svg:x="8.492cm" svg:y="7.087cm" svg:viewBox="0 0 298 72" draw:points="70,0 0,72 298,72 246,20">
          <text:p/>
        </draw:polygon>
        <draw:polygon draw:style-name="gr19" draw:text-style-name="P8" draw:layer="layout" svg:width="0.149cm" svg:height="0.149cm" svg:x="8.046cm" svg:y="7.009cm" svg:viewBox="0 0 150 150" draw:points="7,0 0,0 150,150 150,27">
          <text:p/>
        </draw:polygon>
        <draw:polygon draw:style-name="gr19" draw:text-style-name="P8" draw:layer="layout" svg:width="0.104cm" svg:height="0.149cm" svg:x="4.184cm" svg:y="4.781cm" svg:viewBox="0 0 105 150" draw:points="67,0 0,0 0,150 105,46">
          <text:p/>
        </draw:polygon>
        <draw:polygon draw:style-name="gr19" draw:text-style-name="P8" draw:layer="layout" svg:width="0.148cm" svg:height="0.104cm" svg:x="6.71cm" svg:y="7.306cm" svg:viewBox="0 0 149 105" draw:points="45,105 149,0 0,0 0,89">
          <text:p/>
        </draw:polygon>
        <draw:polygon draw:style-name="gr19" draw:text-style-name="P8" draw:layer="layout" svg:width="0.048cm" svg:height="0.148cm" svg:x="2.057cm" svg:y="0.771cm" svg:viewBox="0 0 49 149" draw:points="22,149 49,149 49,0 0,48">
          <text:p/>
        </draw:polygon>
        <draw:polygon draw:style-name="gr19" draw:text-style-name="P8" draw:layer="layout" svg:width="0.083cm" svg:height="0.149cm" svg:x="4.482cm" svg:y="5.078cm" svg:viewBox="0 0 84 150" draw:points="24,0 0,0 0,150 84,66">
          <text:p/>
        </draw:polygon>
        <draw:polygon draw:style-name="gr19" draw:text-style-name="P8" draw:layer="layout" svg:width="0.149cm" svg:height="0.025cm" svg:x="9.086cm" svg:y="7.133cm" svg:viewBox="0 0 150 26" draw:points="25,0 0,26 150,26 150,5">
          <text:p/>
        </draw:polygon>
        <draw:polygon draw:style-name="gr19" draw:text-style-name="P8" draw:layer="layout" svg:width="0.297cm" svg:height="0.043cm" svg:x="8.789cm" svg:y="7.115cm" svg:viewBox="0 0 298 44" draw:points="43,0 0,44 298,44 271,17">
          <text:p/>
        </draw:polygon>
        <draw:polygon draw:style-name="gr19" draw:text-style-name="P8" draw:layer="layout" svg:width="0.149cm" svg:height="0.126cm" svg:x="5.521cm" svg:y="6.712cm" svg:viewBox="0 0 150 127" draw:points="22,127 150,0 0,0 0,114">
          <text:p/>
        </draw:polygon>
        <draw:polygon draw:style-name="gr19" draw:text-style-name="P8" draw:layer="layout" svg:width="0.105cm" svg:height="0.149cm" svg:x="5.076cm" svg:y="5.672cm" svg:viewBox="0 0 106 150" draw:points="54,0 0,0 0,150 106,44">
          <text:p/>
        </draw:polygon>
        <draw:polygon draw:style-name="gr19" draw:text-style-name="P8" draw:layer="layout" svg:width="0.149cm" svg:height="0.092cm" svg:x="4.927cm" svg:y="5.58cm" svg:viewBox="0 0 150 93" draw:points="93,0 0,93 150,93 150,48">
          <text:p/>
        </draw:polygon>
        <draw:polygon draw:style-name="gr19" draw:text-style-name="P8" draw:layer="layout" svg:width="0.148cm" svg:height="0.113cm" svg:x="5.373cm" svg:y="6.712cm" svg:viewBox="0 0 149 114" draw:points="149,114 149,0 0,0 50,50">
          <text:p/>
        </draw:polygon>
        <draw:polygon draw:style-name="gr19" draw:text-style-name="P8" draw:layer="layout" svg:width="0.148cm" svg:height="0.148cm" svg:x="5.076cm" svg:y="6.415cm" svg:viewBox="0 0 149 149" draw:points="57,149 149,149 0,0 0,108">
          <text:p/>
        </draw:polygon>
        <draw:polygon draw:style-name="gr19" draw:text-style-name="P8" draw:layer="layout" svg:width="0.148cm" svg:height="0.12cm" svg:x="4.036cm" svg:y="4.661cm" svg:viewBox="0 0 149 121" draw:points="121,0 0,121 149,121 149,37">
          <text:p/>
        </draw:polygon>
        <draw:polygon draw:style-name="gr19" draw:text-style-name="P8" draw:layer="layout" svg:width="0.149cm" svg:height="0.148cm" svg:x="3.887cm" svg:y="5.227cm" svg:viewBox="0 0 150 149" draw:points="25,149 150,149 0,0 0,118">
          <text:p/>
        </draw:polygon>
        <draw:polygon draw:style-name="gr19" draw:text-style-name="P8" draw:layer="layout" svg:width="0.139cm" svg:height="0.297cm" svg:x="2.412cm" svg:y="2.108cm" svg:viewBox="0 0 140 298" draw:points="10,168 140,298 140,0 0,139">
          <text:p/>
        </draw:polygon>
        <draw:polygon draw:style-name="gr19" draw:text-style-name="P8" draw:layer="layout" svg:width="0.149cm" svg:height="0.144cm" svg:x="2.105cm" svg:y="0.919cm" svg:viewBox="0 0 150 145" draw:points="5,145 150,0 0,0 0,123">
          <text:p/>
        </draw:polygon>
        <draw:polygon draw:style-name="gr19" draw:text-style-name="P8" draw:layer="layout" svg:width="0.149cm" svg:height="0.261cm" svg:x="7.749cm" svg:y="7.455cm" svg:viewBox="0 0 150 262" draw:points="150,262 150,0 0,148 105,253">
          <text:p/>
        </draw:polygon>
        <draw:polygon draw:style-name="gr19" draw:text-style-name="P8" draw:layer="layout" svg:width="0.149cm" svg:height="0.081cm" svg:x="4.63cm" svg:y="5.294cm" svg:viewBox="0 0 150 82" draw:points="83,0 0,82 150,82 150,66">
          <text:p/>
        </draw:polygon>
        <draw:polygon draw:style-name="gr19" draw:text-style-name="P8" draw:layer="layout" svg:width="0.148cm" svg:height="0.286cm" svg:x="5.967cm" svg:y="6.861cm" svg:viewBox="0 0 149 287" draw:points="149,287 149,0 0,149 127,276">
          <text:p/>
        </draw:polygon>
        <draw:polygon draw:style-name="gr19" draw:text-style-name="P8" draw:layer="layout" svg:width="0.089cm" svg:height="0.297cm" svg:x="2.165cm" svg:y="1.216cm" svg:viewBox="0 0 90 298" draw:points="39,249 90,298 90,0 0,89">
          <text:p/>
        </draw:polygon>
        <draw:polygon draw:style-name="gr19" draw:text-style-name="P8" draw:layer="layout" svg:width="0.084cm" svg:height="0.149cm" svg:x="4.779cm" svg:y="5.375cm" svg:viewBox="0 0 85 150" draw:points="16,0 0,0 0,150 85,65">
          <text:p/>
        </draw:polygon>
        <draw:polygon draw:style-name="gr19" draw:text-style-name="P8" draw:layer="layout" svg:width="0.09cm" svg:height="0.149cm" svg:x="4.689cm" svg:y="6.118cm" svg:viewBox="0 0 91 150" draw:points="68,150 91,150 91,0 0,91">
          <text:p/>
        </draw:polygon>
        <draw:polygon draw:style-name="gr19" draw:text-style-name="P8" draw:layer="layout" svg:width="0.148cm" svg:height="0.078cm" svg:x="4.779cm" svg:y="6.267cm" svg:viewBox="0 0 149 79" draw:points="71,79 149,0 0,0 0,20">
          <text:p/>
        </draw:polygon>
        <draw:polygon draw:style-name="gr19" draw:text-style-name="P8" draw:layer="layout" svg:width="0.085cm" svg:height="0.149cm" svg:x="3.06cm" svg:y="3.89cm" svg:viewBox="0 0 86 150" draw:points="32,150 86,150 86,0 0,86">
          <text:p/>
        </draw:polygon>
        <draw:polygon draw:style-name="gr19" draw:text-style-name="P8" draw:layer="layout" svg:width="0.126cm" svg:height="0.149cm" svg:x="2.699cm" svg:y="1.959cm" svg:viewBox="0 0 127 150" draw:points="115,115 0,0 0,150 127,150">
          <text:p/>
        </draw:polygon>
        <draw:polygon draw:style-name="gr19" draw:text-style-name="P8" draw:layer="layout" svg:width="0.203cm" svg:height="0.148cm" svg:x="2.551cm" svg:y="1.811cm" svg:viewBox="0 0 204 149" draw:points="175,0 0,0 148,149 204,94">
          <text:p/>
        </draw:polygon>
        <draw:polygon draw:style-name="gr19" draw:text-style-name="P8" draw:layer="layout" svg:width="0.06cm" svg:height="0.148cm" svg:x="2.551cm" svg:y="1.365cm" svg:viewBox="0 0 61 149" draw:points="49,51 0,0 0,149 61,89">
          <text:p/>
        </draw:polygon>
        <draw:polygon draw:style-name="gr19" draw:text-style-name="P8" draw:layer="layout" svg:width="0.132cm" svg:height="0.148cm" svg:x="2.699cm" svg:y="2.108cm" svg:viewBox="0 0 133 149" draw:points="127,0 0,0 0,149 133,17">
          <text:p/>
        </draw:polygon>
        <draw:polygon draw:style-name="gr19" draw:text-style-name="P8" draw:layer="layout" svg:width="0.146cm" svg:height="0.149cm" svg:x="2.553cm" svg:y="2.553cm" svg:viewBox="0 0 147 150" draw:points="1,150 147,150 147,0 0,147">
          <text:p/>
        </draw:polygon>
        <draw:polygon draw:style-name="gr19" draw:text-style-name="P8" draw:layer="layout" svg:width="0.149cm" svg:height="0.142cm" svg:x="2.402cm" svg:y="1.223cm" svg:viewBox="0 0 150 143" draw:points="143,0 0,143 150,143 150,22">
          <text:p/>
        </draw:polygon>
        <draw:polygon draw:style-name="gr19" draw:text-style-name="P8" draw:layer="layout" svg:width="0.124cm" svg:height="0.297cm" svg:x="3.442cm" svg:y="3.593cm" svg:viewBox="0 0 125 298" draw:points="66,65 0,0 0,298 125,174">
          <text:p/>
        </draw:polygon>
        <draw:polygon draw:style-name="gr19" draw:text-style-name="P8" draw:layer="layout" svg:width="0.104cm" svg:height="0.148cm" svg:x="5.967cm" svg:y="6.267cm" svg:viewBox="0 0 105 149" draw:points="26,0 0,0 0,149 105,45">
          <text:p/>
        </draw:polygon>
        <draw:polygon draw:style-name="gr19" draw:text-style-name="P8" draw:layer="layout" svg:width="0.145cm" svg:height="0.297cm" svg:x="2.848cm" svg:y="2.405cm" svg:viewBox="0 0 146 298" draw:points="142,142 0,0 0,298 146,153">
          <text:p/>
        </draw:polygon>
        <draw:polygon draw:style-name="gr19" draw:text-style-name="P8" draw:layer="layout" svg:width="0.289cm" svg:height="0.148cm" svg:x="2.254cm" svg:y="1.068cm" svg:viewBox="0 0 290 149" draw:points="287,138 148,0 0,149 290,149">
          <text:p/>
        </draw:polygon>
        <draw:polygon draw:style-name="gr19" draw:text-style-name="P8" draw:layer="layout" svg:width="0.149cm" svg:height="0.131cm" svg:x="2.699cm" svg:y="2.125cm" svg:viewBox="0 0 150 132" draw:points="133,0 0,132 150,132 150,48">
          <text:p/>
        </draw:polygon>
        <draw:polygon draw:style-name="gr19" draw:text-style-name="P8" draw:layer="layout" svg:width="0.148cm" svg:height="0.149cm" svg:x="3.739cm" svg:y="5.078cm" svg:viewBox="0 0 149 150" draw:points="62,150 149,150 0,0 0,65">
          <text:p/>
        </draw:polygon>
        <draw:polygon draw:style-name="gr19" draw:text-style-name="P8" draw:layer="layout" svg:width="0.149cm" svg:height="0.052cm" svg:x="7.452cm" svg:y="7.603cm" svg:viewBox="0 0 150 53" draw:points="150,53 150,0 0,0 21,21">
          <text:p/>
        </draw:polygon>
        <draw:polygon draw:style-name="gr19" draw:text-style-name="P8" draw:layer="layout" svg:width="0.031cm" svg:height="0.149cm" svg:x="2.223cm" svg:y="1.513cm" svg:viewBox="0 0 32 150" draw:points="30,150 32,150 32,0 0,32">
          <text:p/>
        </draw:polygon>
        <draw:polygon draw:style-name="gr19" draw:text-style-name="P8" draw:layer="layout" svg:width="0.168cm" svg:height="0.148cm" svg:x="3.739cm" svg:y="4.187cm" svg:viewBox="0 0 169 149" draw:points="84,0 0,0 149,149 169,130">
          <text:p/>
        </draw:polygon>
        <draw:polygon draw:style-name="gr19" draw:text-style-name="P8" draw:layer="layout" svg:width="0.066cm" svg:height="0.148cm" svg:x="3.293cm" svg:y="3.296cm" svg:viewBox="0 0 67 149" draw:points="26,0 0,0 0,149 67,83">
          <text:p/>
        </draw:polygon>
        <draw:polygon draw:style-name="gr19" draw:text-style-name="P8" draw:layer="layout" svg:width="0.235cm" svg:height="0.149cm" svg:x="2.019cm" svg:y="0.622cm" svg:viewBox="0 0 236 150" draw:points="15,79 86,150 236,0 0,0">
          <text:p/>
        </draw:polygon>
        <draw:polygon draw:style-name="gr19" draw:text-style-name="P8" draw:layer="layout" svg:width="0.137cm" svg:height="0.149cm" svg:x="3.887cm" svg:y="4.335cm" svg:viewBox="0 0 138 150" draw:points="110,111 0,0 0,150 138,150">
          <text:p/>
        </draw:polygon>
        <draw:polygon draw:style-name="gr19" draw:text-style-name="P8" draw:layer="layout" svg:width="0.148cm" svg:height="0.118cm" svg:x="3.145cm" svg:y="3.178cm" svg:viewBox="0 0 149 119" draw:points="118,0 0,119 149,119 149,67">
          <text:p/>
        </draw:polygon>
        <draw:polygon draw:style-name="gr19" draw:text-style-name="P8" draw:layer="layout" svg:width="0.113cm" svg:height="0.148cm" svg:x="3.477cm" svg:y="4.633cm" svg:viewBox="0 0 114 149" draw:points="23,149 114,149 114,0 0,114">
          <text:p/>
        </draw:polygon>
        <draw:polygon draw:style-name="gr19" draw:text-style-name="P8" draw:layer="layout" svg:width="0.149cm" svg:height="0.08cm" svg:x="6.115cm" svg:y="6.335cm" svg:viewBox="0 0 150 81" draw:points="0,0 0,81 150,81 144,75">
          <text:p/>
        </draw:polygon>
        <draw:polygon draw:style-name="gr19" draw:text-style-name="P8" draw:layer="layout" svg:width="0.098cm" svg:height="0.148cm" svg:x="4.384cm" svg:y="5.821cm" svg:viewBox="0 0 99 149" draw:points="53,149 99,149 99,0 0,98">
          <text:p/>
        </draw:polygon>
        <draw:polygon draw:style-name="gr19" draw:text-style-name="P8" draw:layer="layout" svg:width="0.149cm" svg:height="0.054cm" svg:x="6.412cm" svg:y="6.509cm" svg:viewBox="0 0 150 55" draw:points="56,0 0,55 150,55 150,43">
          <text:p/>
        </draw:polygon>
        <draw:polygon draw:style-name="gr19" draw:text-style-name="P8" draw:layer="layout" svg:width="0.297cm" svg:height="0.099cm" svg:x="7.007cm" svg:y="7.455cm" svg:viewBox="0 0 298 100" draw:points="198,100 298,0 0,0 56,57">
          <text:p/>
        </draw:polygon>
        <draw:polygon draw:style-name="gr19" draw:text-style-name="P8" draw:layer="layout" svg:width="0.149cm" svg:height="0.201cm" svg:x="7.749cm" svg:y="6.957cm" svg:viewBox="0 0 150 202" draw:points="53,0 0,52 150,202 150,21">
          <text:p/>
        </draw:polygon>
        <draw:polygon draw:style-name="gr19" draw:text-style-name="P8" draw:layer="layout" svg:width="0.149cm" svg:height="0.091cm" svg:x="4.333cm" svg:y="4.987cm" svg:viewBox="0 0 150 92" draw:points="92,0 0,92 150,92 150,66">
          <text:p/>
        </draw:polygon>
        <draw:polygon draw:style-name="gr19" draw:text-style-name="P8" draw:layer="layout" svg:width="0.149cm" svg:height="0.148cm" svg:x="5.818cm" svg:y="6.861cm" svg:viewBox="0 0 150 149" draw:points="25,149 150,149 0,0 0,136">
          <text:p/>
        </draw:polygon>
        <draw:polygon draw:style-name="gr19" draw:text-style-name="P8" draw:layer="layout" svg:width="0.148cm" svg:height="0.149cm" svg:x="5.67cm" svg:y="6.118cm" svg:viewBox="0 0 149 150" draw:points="75,0 0,0 149,150 149,48">
          <text:p/>
        </draw:polygon>
        <draw:polygon draw:style-name="gr19" draw:text-style-name="P8" draw:layer="layout" svg:width="0.149cm" svg:height="0.088cm" svg:x="6.561cm" svg:y="7.306cm" svg:viewBox="0 0 150 89" draw:points="150,89 150,0 0,0 52,52">
          <text:p/>
        </draw:polygon>
        <draw:polygon draw:style-name="gr19" draw:text-style-name="P8" draw:layer="layout" svg:width="0.149cm" svg:height="0.104cm" svg:x="4.184cm" svg:y="4.826cm" svg:viewBox="0 0 150 105" draw:points="105,0 0,105 150,105 150,55">
          <text:p/>
        </draw:polygon>
        <draw:polygon draw:style-name="gr19" draw:text-style-name="P8" draw:layer="layout" svg:width="0.148cm" svg:height="0.096cm" svg:x="4.482cm" svg:y="5.969cm" svg:viewBox="0 0 149 97" draw:points="53,97 149,0 0,0 0,47">
          <text:p/>
        </draw:polygon>
        <draw:polygon draw:style-name="gr19" draw:text-style-name="P8" draw:layer="layout" svg:width="0.297cm" svg:height="0.106cm" svg:x="8.195cm" svg:y="7.052cm" svg:viewBox="0 0 298 107" draw:points="106,0 0,107 298,107 205,14">
          <text:p/>
        </draw:polygon>
        <draw:polygon draw:style-name="gr19" draw:text-style-name="P8" draw:layer="layout" svg:width="0.112cm" svg:height="0.149cm" svg:x="6.561cm" svg:y="6.563cm" svg:viewBox="0 0 113 150" draw:points="27,0 0,0 0,150 113,38">
          <text:p/>
        </draw:polygon>
        <draw:polygon draw:style-name="gr19" draw:text-style-name="P8" draw:layer="layout" svg:width="0.149cm" svg:height="0.093cm" svg:x="4.184cm" svg:y="5.672cm" svg:viewBox="0 0 150 94" draw:points="57,94 150,0 0,0 0,31">
          <text:p/>
        </draw:polygon>
        <draw:polygon draw:style-name="gr19" draw:text-style-name="P8" draw:layer="layout" svg:width="0.148cm" svg:height="0.149cm" svg:x="5.373cm" svg:y="5.969cm" svg:viewBox="0 0 149 150" draw:points="148,0 0,0 0,150 149,1">
          <text:p/>
        </draw:polygon>
        <draw:polygon draw:style-name="gr19" draw:text-style-name="P8" draw:layer="layout" svg:width="0.149cm" svg:height="0.124cm" svg:x="5.224cm" svg:y="5.845cm" svg:viewBox="0 0 150 125" draw:points="125,0 0,125 150,125 150,19">
          <text:p/>
        </draw:polygon>
        <draw:polygon draw:style-name="gr19" draw:text-style-name="P8" draw:layer="layout" svg:width="0.083cm" svg:height="0.148cm" svg:x="4.101cm" svg:y="5.524cm" svg:viewBox="0 0 84 149" draw:points="57,149 84,149 84,0 0,85">
          <text:p/>
        </draw:polygon>
        <draw:polygon draw:style-name="gr19" draw:text-style-name="P8" draw:layer="layout" svg:width="0.149cm" svg:height="0.09cm" svg:x="4.63cm" svg:y="6.118cm" svg:viewBox="0 0 150 91" draw:points="60,91 150,0 0,0 0,37">
          <text:p/>
        </draw:polygon>
        <draw:polygon draw:style-name="gr19" draw:text-style-name="P8" draw:layer="layout" svg:width="0.148cm" svg:height="0.085cm" svg:x="4.779cm" svg:y="5.439cm" svg:viewBox="0 0 149 86" draw:points="85,0 0,86 149,86 149,59">
          <text:p/>
        </draw:polygon>
        <draw:polygon draw:style-name="gr19" draw:text-style-name="P8" draw:layer="layout" svg:width="0.149cm" svg:height="0.064cm" svg:x="5.818cm" svg:y="6.203cm" svg:viewBox="0 0 150 65" draw:points="65,0 0,65 150,65 150,50">
          <text:p/>
        </draw:polygon>
        <draw:polygon draw:style-name="gr19" draw:text-style-name="P8" draw:layer="layout" svg:width="0.149cm" svg:height="0.148cm" svg:x="6.412cm" svg:y="7.158cm" svg:viewBox="0 0 150 149" draw:points="70,149 150,149 0,0 0,122">
          <text:p/>
        </draw:polygon>
        <draw:polygon draw:style-name="gr19" draw:text-style-name="P8" draw:layer="layout" svg:width="0.284cm" svg:height="0.148cm" svg:x="3.158cm" svg:y="4.039cm" svg:viewBox="0 0 285 149" draw:points="7,149 285,149 136,0 0,136">
          <text:p/>
        </draw:polygon>
        <draw:polygon draw:style-name="gr22" draw:text-style-name="P9" draw:layer="layout" svg:width="0.065cm" svg:height="0.133cm" svg:x="4.565cm" svg:y="5.078cm" svg:viewBox="0 0 66 134" draw:points="66,134 66,0 0,66">
          <text:p/>
        </draw:polygon>
        <draw:polygon draw:style-name="gr22" draw:text-style-name="P9" draw:layer="layout" svg:width="0.148cm" svg:height="0.148cm" svg:x="4.779cm" svg:y="4.93cm" svg:viewBox="0 0 149 149" draw:points="149,0 0,0 149,149">
          <text:p/>
        </draw:polygon>
        <draw:polygon draw:style-name="gr22" draw:text-style-name="P9" draw:layer="layout" svg:width="0.126cm" svg:height="0.096cm" svg:x="2.699cm" svg:y="0.675cm" svg:viewBox="0 0 127 97" draw:points="96,0 0,97 127,97">
          <text:p/>
        </draw:polygon>
        <draw:polygon draw:style-name="gr22" draw:text-style-name="P9" draw:layer="layout" svg:width="0.035cm" svg:height="0.036cm" svg:x="7.863cm" svg:y="6.231cm" svg:viewBox="0 0 36 37" draw:points="0,0 36,37 36,9">
          <text:p/>
        </draw:polygon>
        <draw:polygon draw:style-name="gr22" draw:text-style-name="P9" draw:layer="layout" svg:width="0.092cm" svg:height="0.133cm" svg:x="6.71cm" svg:y="5.836cm" svg:viewBox="0 0 93 134" draw:points="0,0 0,134 93,41">
          <text:p/>
        </draw:polygon>
        <draw:polygon draw:style-name="gr22" draw:text-style-name="P9" draw:layer="layout" svg:width="0.297cm" svg:height="0.297cm" svg:x="5.224cm" svg:y="5.375cm" svg:viewBox="0 0 298 298" draw:points="298,298 298,0 0,298">
          <text:p/>
        </draw:polygon>
        <draw:polygon draw:style-name="gr22" draw:text-style-name="P9" draw:layer="layout" svg:width="0.148cm" svg:height="0.148cm" svg:x="5.967cm" svg:y="5.524cm" svg:viewBox="0 0 149 149" draw:points="149,0 0,0 149,149">
          <text:p/>
        </draw:polygon>
        <draw:polygon draw:style-name="gr22" draw:text-style-name="P9" draw:layer="layout" svg:width="0.297cm" svg:height="0.297cm" svg:x="4.333cm" svg:y="4.484cm" svg:viewBox="0 0 298 298" draw:points="0,0 0,298 298,0">
          <text:p/>
        </draw:polygon>
        <draw:polygon draw:style-name="gr22" draw:text-style-name="P9" draw:layer="layout" svg:width="0.148cm" svg:height="0.148cm" svg:x="3.145cm" svg:y="2.702cm" svg:viewBox="0 0 149 149" draw:points="0,149 149,149 0,0">
          <text:p/>
        </draw:polygon>
        <draw:polygon draw:style-name="gr22" draw:text-style-name="P9" draw:layer="layout" svg:width="0.149cm" svg:height="0.297cm" svg:x="6.115cm" svg:y="5.672cm" svg:viewBox="0 0 150 298" draw:points="150,150 0,0 0,298">
          <text:p/>
        </draw:polygon>
        <draw:polygon draw:style-name="gr22" draw:text-style-name="P9" draw:layer="layout" svg:width="0.033cm" svg:height="0.051cm" svg:x="2.666cm" svg:y="1.629cm" svg:viewBox="0 0 34 52" draw:points="16,52 34,33 0,0">
          <text:p/>
        </draw:polygon>
        <draw:polygon draw:style-name="gr22" draw:text-style-name="P9" draw:layer="layout" svg:width="0.297cm" svg:height="0.297cm" svg:x="4.927cm" svg:y="5.078cm" svg:viewBox="0 0 298 298" draw:points="0,0 0,298 298,0">
          <text:p/>
        </draw:polygon>
        <draw:polygon draw:style-name="gr22" draw:text-style-name="P9" draw:layer="layout" svg:width="0.007cm" svg:height="0.011cm" svg:x="2.989cm" svg:y="2.546cm" svg:viewBox="0 0 8 12" draw:points="5,12 8,7 0,0">
          <text:p/>
        </draw:polygon>
        <draw:polygon draw:style-name="gr22" draw:text-style-name="P9" draw:layer="layout" svg:width="0.052cm" svg:height="0.08cm" svg:x="2.699cm" svg:y="0.446cm" svg:viewBox="0 0 53 81" draw:points="28,0 0,28 53,81">
          <text:p/>
        </draw:polygon>
        <draw:polygon draw:style-name="gr22" draw:text-style-name="P9" draw:layer="layout" svg:width="0.149cm" svg:height="0.149cm" svg:x="4.184cm" svg:y="4.335cm" svg:viewBox="0 0 150 150" draw:points="150,0 0,0 150,150">
          <text:p/>
        </draw:polygon>
        <draw:polygon draw:style-name="gr22" draw:text-style-name="P9" draw:layer="layout" svg:width="0.148cm" svg:height="0.149cm" svg:x="3.739cm" svg:y="3.89cm" svg:viewBox="0 0 149 150" draw:points="0,150 149,150 0,0">
          <text:p/>
        </draw:polygon>
        <draw:polygon draw:style-name="gr22" draw:text-style-name="P9" draw:layer="layout" svg:width="0.089cm" svg:height="0.061cm" svg:x="3.293cm" svg:y="2.195cm" svg:viewBox="0 0 90 62" draw:points="62,0 0,62 90,62">
          <text:p/>
        </draw:polygon>
        <draw:polygon draw:style-name="gr22" draw:text-style-name="P9" draw:layer="layout" svg:width="0.133cm" svg:height="0.081cm" svg:x="3.887cm" svg:y="3.363cm" svg:viewBox="0 0 134 82" draw:points="82,0 0,82 134,82">
          <text:p/>
        </draw:polygon>
        <draw:polygon draw:style-name="gr22" draw:text-style-name="P9" draw:layer="layout" svg:width="0.148cm" svg:height="0.297cm" svg:x="3.739cm" svg:y="3.296cm" svg:viewBox="0 0 149 298" draw:points="149,149 0,0 0,298">
          <text:p/>
        </draw:polygon>
        <draw:polygon draw:style-name="gr22" draw:text-style-name="P9" draw:layer="layout" svg:width="0.132cm" svg:height="0.152cm" svg:x="4.184cm" svg:y="3.721cm" svg:viewBox="0 0 133 153" draw:points="21,0 0,21 133,153">
          <text:p/>
        </draw:polygon>
        <draw:polygon draw:style-name="gr22" draw:text-style-name="P9" draw:layer="layout" svg:width="0.083cm" svg:height="0.108cm" svg:x="3.507cm" svg:y="3.658cm" svg:viewBox="0 0 84 109" draw:points="60,109 84,84 0,0">
          <text:p/>
        </draw:polygon>
        <draw:polygon draw:style-name="gr22" draw:text-style-name="P9" draw:layer="layout" svg:width="0.149cm" svg:height="0.297cm" svg:x="3.59cm" svg:y="3.593cm" svg:viewBox="0 0 150 298" draw:points="0,149 150,298 150,0">
          <text:p/>
        </draw:polygon>
        <draw:polygon draw:style-name="gr22" draw:text-style-name="P9" draw:layer="layout" svg:width="0.297cm" svg:height="0.297cm" svg:x="2.848cm" svg:y="1.811cm" svg:viewBox="0 0 298 298" draw:points="298,298 298,0 0,298">
          <text:p/>
        </draw:polygon>
        <draw:polygon draw:style-name="gr22" draw:text-style-name="P9" draw:layer="layout" svg:width="0.118cm" svg:height="0.086cm" svg:x="2.878cm" svg:y="2.256cm" svg:viewBox="0 0 119 87" draw:points="32,87 119,0 0,0">
          <text:p/>
        </draw:polygon>
        <draw:polygon draw:style-name="gr22" draw:text-style-name="P9" draw:layer="layout" svg:width="0.297cm" svg:height="0.297cm" svg:x="3.442cm" svg:y="2.999cm" svg:viewBox="0 0 298 298" draw:points="298,298 298,0 0,298">
          <text:p/>
        </draw:polygon>
        <draw:polygon draw:style-name="gr22" draw:text-style-name="P9" draw:layer="layout" svg:width="0.148cm" svg:height="0.297cm" svg:x="3.145cm" svg:y="2.108cm" svg:viewBox="0 0 149 298" draw:points="149,149 0,0 0,298">
          <text:p/>
        </draw:polygon>
        <draw:polygon draw:style-name="gr22" draw:text-style-name="P9" draw:layer="layout" svg:width="0.148cm" svg:height="0.297cm" svg:x="2.551cm" svg:y="0.622cm" svg:viewBox="0 0 149 298" draw:points="0,298 149,150 0,0">
          <text:p/>
        </draw:polygon>
        <draw:polygon draw:style-name="gr23" draw:text-style-name="P9" draw:layer="layout" svg:width="0.148cm" svg:height="0.148cm" svg:x="9.235cm" svg:y="6.861cm" svg:viewBox="0 0 149 149" draw:points="0,149 149,149 149,0">
          <text:p/>
        </draw:polygon>
        <draw:polygon draw:style-name="gr24" draw:text-style-name="P2" draw:layer="layout" svg:width="0.148cm" svg:height="0.148cm" svg:x="9.235cm" svg:y="6.861cm" svg:viewBox="0 0 149 149" draw:points="0,149 149,149 149,0">
          <text:p/>
        </draw:polygon>
        <draw:polygon draw:style-name="gr22" draw:text-style-name="P9" draw:layer="layout" svg:width="0.038cm" svg:height="0.048cm" svg:x="7.563cm" svg:y="6.861cm" svg:viewBox="0 0 39 49" draw:points="39,49 39,0 0,39">
          <text:p/>
        </draw:polygon>
        <draw:polygon draw:style-name="gr23" draw:text-style-name="P9" draw:layer="layout" svg:width="0.148cm" svg:height="0.148cm" svg:x="9.235cm" svg:y="6.861cm" svg:viewBox="0 0 149 149" draw:points="0,0 0,149 149,0">
          <text:p/>
        </draw:polygon>
        <draw:polygon draw:style-name="gr24" draw:text-style-name="P2" draw:layer="layout" svg:width="0.148cm" svg:height="0.148cm" svg:x="9.235cm" svg:y="6.861cm" svg:viewBox="0 0 149 149" draw:points="0,0 0,149 149,0">
          <text:p/>
        </draw:polygon>
        <draw:polygon draw:style-name="gr22" draw:text-style-name="P9" draw:layer="layout" svg:width="0.125cm" svg:height="0.129cm" svg:x="9.11cm" svg:y="7.009cm" svg:viewBox="0 0 126 130" draw:points="126,130 126,0 0,125">
          <text:p/>
        </draw:polygon>
        <draw:polygon draw:style-name="gr22" draw:text-style-name="P9" draw:layer="layout" svg:width="0.149cm" svg:height="0.148cm" svg:x="8.64cm" svg:y="6.861cm" svg:viewBox="0 0 150 149" draw:points="0,149 150,149 150,0">
          <text:p/>
        </draw:polygon>
        <draw:polygon draw:style-name="gr22" draw:text-style-name="P9" draw:layer="layout" svg:width="0.297cm" svg:height="0.296cm" svg:x="7.304cm" svg:y="6.267cm" svg:viewBox="0 0 298 297" draw:points="0,297 298,297 298,0">
          <text:p/>
        </draw:polygon>
        <draw:polygon draw:style-name="gr22" draw:text-style-name="P9" draw:layer="layout" svg:width="0.149cm" svg:height="0.148cm" svg:x="8.64cm" svg:y="6.861cm" svg:viewBox="0 0 150 149" draw:points="0,0 0,149 150,0">
          <text:p/>
        </draw:polygon>
        <draw:polygon draw:style-name="gr22" draw:text-style-name="P9" draw:layer="layout" svg:width="0.175cm" svg:height="0.097cm" svg:x="8.562cm" svg:y="7.009cm" svg:viewBox="0 0 176 98" draw:points="176,98 78,0 0,79">
          <text:p/>
        </draw:polygon>
        <draw:polygon draw:style-name="gr22" draw:text-style-name="P9" draw:layer="layout" svg:width="0cm" svg:height="0cm" svg:x="5.52cm" svg:y="5.969cm" svg:viewBox="0 0 1 1" draw:points="1,1 1,0 0,0">
          <text:p/>
        </draw:polygon>
        <draw:polygon draw:style-name="gr22" draw:text-style-name="P9" draw:layer="layout" svg:width="0.148cm" svg:height="0.297cm" svg:x="2.551cm" svg:y="0.919cm" svg:viewBox="0 0 149 298" draw:points="149,150 0,0 0,298">
          <text:p/>
        </draw:polygon>
        <draw:polygon draw:style-name="gr22" draw:text-style-name="P9" draw:layer="layout" svg:width="0.024cm" svg:height="0.018cm" svg:x="2.848cm" svg:y="0.901cm" svg:viewBox="0 0 25 19" draw:points="18,0 0,19 25,19">
          <text:p/>
        </draw:polygon>
        <draw:polygon draw:style-name="gr22" draw:text-style-name="P9" draw:layer="layout" svg:width="0.148cm" svg:height="0.148cm" svg:x="7.453cm" svg:y="6.119cm" svg:viewBox="0 0 149 149" draw:points="0,0 149,149 149,44">
          <text:p/>
        </draw:polygon>
        <draw:polygon draw:style-name="gr22" draw:text-style-name="P9" draw:layer="layout" svg:width="0.133cm" svg:height="0.067cm" svg:x="4.646cm" svg:y="5.227cm" svg:viewBox="0 0 134 68" draw:points="67,68 134,0 0,0">
          <text:p/>
        </draw:polygon>
        <draw:polygon draw:style-name="gr22" draw:text-style-name="P9" draw:layer="layout" svg:width="0.049cm" svg:height="0.028cm" svg:x="4.135cm" svg:y="4.633cm" svg:viewBox="0 0 50 29" draw:points="22,29 50,0 0,0">
          <text:p/>
        </draw:polygon>
        <draw:polygon draw:style-name="gr22" draw:text-style-name="P9" draw:layer="layout" svg:width="0.149cm" svg:height="0.297cm" svg:x="2.996cm" svg:y="2.405cm" svg:viewBox="0 0 150 298" draw:points="0,149 150,298 150,0">
          <text:p/>
        </draw:polygon>
        <draw:polygon draw:style-name="gr22" draw:text-style-name="P9" draw:layer="layout" svg:width="0.149cm" svg:height="0.297cm" svg:x="3.293cm" svg:y="2.999cm" svg:viewBox="0 0 150 298" draw:points="150,0 0,149 150,298">
          <text:p/>
        </draw:polygon>
        <draw:polygon draw:style-name="gr22" draw:text-style-name="P9" draw:layer="layout" svg:width="0.297cm" svg:height="0.149cm" svg:x="4.036cm" svg:y="4.484cm" svg:viewBox="0 0 298 150" draw:points="148,150 298,0 0,0">
          <text:p/>
        </draw:polygon>
        <draw:polygon draw:style-name="gr22" draw:text-style-name="P9" draw:layer="layout" svg:width="0.297cm" svg:height="0.297cm" svg:x="3.442cm" svg:y="2.999cm" svg:viewBox="0 0 298 298" draw:points="298,0 0,0 0,298">
          <text:p/>
        </draw:polygon>
        <draw:polygon draw:style-name="gr22" draw:text-style-name="P9" draw:layer="layout" svg:width="0.297cm" svg:height="0.149cm" svg:x="7.007cm" svg:y="6.118cm" svg:viewBox="0 0 298 150" draw:points="298,150 148,0 0,150">
          <text:p/>
        </draw:polygon>
        <draw:polygon draw:style-name="gr22" draw:text-style-name="P9" draw:layer="layout" svg:width="0.005cm" svg:height="0.004cm" svg:x="5.521cm" svg:y="5.969cm" svg:viewBox="0 0 6 5" draw:points="6,5 0,0 0,2">
          <text:p/>
        </draw:polygon>
        <draw:polygon draw:style-name="gr22" draw:text-style-name="P9" draw:layer="layout" svg:width="0.297cm" svg:height="0.296cm" svg:x="7.007cm" svg:y="6.267cm" svg:viewBox="0 0 298 297" draw:points="298,297 298,0 0,0">
          <text:p/>
        </draw:polygon>
        <draw:polygon draw:style-name="gr22" draw:text-style-name="P9" draw:layer="layout" svg:width="0.074cm" svg:height="0.1cm" svg:x="7.155cm" svg:y="6.018cm" svg:viewBox="0 0 75 101" draw:points="0,0 0,101 75,26">
          <text:p/>
        </draw:polygon>
        <draw:polygon draw:style-name="gr22" draw:text-style-name="P9" draw:layer="layout" svg:width="0.297cm" svg:height="0.298cm" svg:x="7.601cm" svg:y="6.563cm" svg:viewBox="0 0 298 299" draw:points="298,0 0,0 0,299">
          <text:p/>
        </draw:polygon>
        <draw:polygon draw:style-name="gr22" draw:text-style-name="P9" draw:layer="layout" svg:width="0.044cm" svg:height="0.043cm" svg:x="2.996cm" svg:y="1.365cm" svg:viewBox="0 0 45 44" draw:points="27,0 0,0 45,44">
          <text:p/>
        </draw:polygon>
        <draw:polygon draw:style-name="gr22" draw:text-style-name="P9" draw:layer="layout" svg:width="0.149cm" svg:height="0.149cm" svg:x="5.818cm" svg:y="5.969cm" svg:viewBox="0 0 150 150" draw:points="0,150 150,150 0,0">
          <text:p/>
        </draw:polygon>
        <draw:polygon draw:style-name="gr22" draw:text-style-name="P9" draw:layer="layout" svg:width="0.148cm" svg:height="0.197cm" svg:x="7.304cm" svg:y="6.07cm" svg:viewBox="0 0 149 198" draw:points="0,0 0,198 149,49">
          <text:p/>
        </draw:polygon>
        <draw:polygon draw:style-name="gr22" draw:text-style-name="P9" draw:layer="layout" svg:width="0.148cm" svg:height="0.149cm" svg:x="7.007cm" svg:y="6.563cm" svg:viewBox="0 0 149 150" draw:points="0,150 149,150 0,0">
          <text:p/>
        </draw:polygon>
        <draw:polygon draw:style-name="gr22" draw:text-style-name="P9" draw:layer="layout" svg:width="0.123cm" svg:height="0.044cm" svg:x="5.992cm" svg:y="6.267cm" svg:viewBox="0 0 124 45" draw:points="79,45 124,0 0,0">
          <text:p/>
        </draw:polygon>
        <draw:polygon draw:style-name="gr22" draw:text-style-name="P9" draw:layer="layout" svg:width="0.146cm" svg:height="0.217cm" svg:x="6.266cm" svg:y="6.267cm" svg:viewBox="0 0 147 218" draw:points="147,218 147,0 0,147">
          <text:p/>
        </draw:polygon>
        <draw:polygon draw:style-name="gr23" draw:text-style-name="P9" draw:layer="layout" svg:width="0.132cm" svg:height="0.132cm" svg:x="9.235cm" svg:y="7.009cm" svg:viewBox="0 0 133 133" draw:points="133,133 0,0 0,130">
          <text:p/>
        </draw:polygon>
        <draw:polygon draw:style-name="gr24" draw:text-style-name="P2" draw:layer="layout" svg:width="0.132cm" svg:height="0.132cm" svg:x="9.235cm" svg:y="7.009cm" svg:viewBox="0 0 133 133" draw:points="133,133 0,0 0,130">
          <text:p/>
        </draw:polygon>
        <draw:polygon draw:style-name="gr22" draw:text-style-name="P9" draw:layer="layout" svg:width="0.297cm" svg:height="0.148cm" svg:x="6.115cm" svg:y="5.821cm" svg:viewBox="0 0 298 149" draw:points="298,149 149,0 0,149">
          <text:p/>
        </draw:polygon>
        <draw:polygon draw:style-name="gr23" draw:text-style-name="P9" draw:layer="layout" svg:width="0.148cm" svg:height="0.297cm" svg:x="2.551cm" svg:y="0.325cm" svg:viewBox="0 0 149 298" draw:points="149,150 0,0 0,298">
          <text:p/>
        </draw:polygon>
        <draw:polygon draw:style-name="gr24" draw:text-style-name="P2" draw:layer="layout" svg:width="0.148cm" svg:height="0.297cm" svg:x="2.551cm" svg:y="0.325cm" svg:viewBox="0 0 149 298" draw:points="149,150 0,0 0,298">
          <text:p/>
        </draw:polygon>
        <draw:polygon draw:style-name="gr22" draw:text-style-name="P9" draw:layer="layout" svg:width="0.107cm" svg:height="0.057cm" svg:x="4.375cm" svg:y="4.93cm" svg:viewBox="0 0 108 58" draw:points="50,58 108,0 0,0">
          <text:p/>
        </draw:polygon>
        <draw:polygon draw:style-name="gr22" draw:text-style-name="P9" draw:layer="layout" svg:width="0.12cm" svg:height="0.056cm" svg:x="4.956cm" svg:y="5.524cm" svg:viewBox="0 0 121 57" draw:points="63,57 121,0 0,0">
          <text:p/>
        </draw:polygon>
        <draw:polygon draw:style-name="gr22" draw:text-style-name="P9" draw:layer="layout" svg:width="0.297cm" svg:height="0.298cm" svg:x="6.115cm" svg:y="5.969cm" svg:viewBox="0 0 298 299" draw:points="0,0 0,299 298,299">
          <text:p/>
        </draw:polygon>
        <draw:polygon draw:style-name="gr22" draw:text-style-name="P9" draw:layer="layout" svg:width="0.138cm" svg:height="0.1cm" svg:x="2.996cm" svg:y="1.562cm" svg:viewBox="0 0 139 101" draw:points="101,0 0,101 139,101">
          <text:p/>
        </draw:polygon>
        <draw:polygon draw:style-name="gr22" draw:text-style-name="P9" draw:layer="layout" svg:width="0.149cm" svg:height="0.296cm" svg:x="6.858cm" svg:y="6.267cm" svg:viewBox="0 0 150 297" draw:points="0,149 150,297 150,0">
          <text:p/>
        </draw:polygon>
        <draw:polygon draw:style-name="gr22" draw:text-style-name="P9" draw:layer="layout" svg:width="0.035cm" svg:height="0.035cm" svg:x="3.739cm" svg:y="2.999cm" svg:viewBox="0 0 36 36" draw:points="15,0 0,0 36,36">
          <text:p/>
        </draw:polygon>
        <draw:polygon draw:style-name="gr22" draw:text-style-name="P9" draw:layer="layout" svg:width="0.297cm" svg:height="0.297cm" svg:x="3.145cm" svg:y="2.405cm" svg:viewBox="0 0 298 298" draw:points="298,0 0,0 298,298">
          <text:p/>
        </draw:polygon>
        <draw:polygon draw:style-name="gr22" draw:text-style-name="P9" draw:layer="layout" svg:width="0.214cm" svg:height="0.129cm" svg:x="3.822cm" svg:y="4.187cm" svg:viewBox="0 0 215 130" draw:points="85,130 215,0 0,0">
          <text:p/>
        </draw:polygon>
        <draw:polygon draw:style-name="gr22" draw:text-style-name="P9" draw:layer="layout" svg:width="0.297cm" svg:height="0.297cm" svg:x="3.739cm" svg:y="3.593cm" svg:viewBox="0 0 298 298" draw:points="298,0 0,0 298,298">
          <text:p/>
        </draw:polygon>
        <draw:polygon draw:style-name="gr22" draw:text-style-name="P9" draw:layer="layout" svg:width="0.297cm" svg:height="0.148cm" svg:x="6.71cm" svg:y="6.415cm" svg:viewBox="0 0 298 149" draw:points="298,149 148,0 0,149">
          <text:p/>
        </draw:polygon>
        <draw:polygon draw:style-name="gr22" draw:text-style-name="P9" draw:layer="layout" svg:width="0.148cm" svg:height="0.298cm" svg:x="5.967cm" svg:y="5.969cm" svg:viewBox="0 0 149 299" draw:points="0,150 149,299 149,0">
          <text:p/>
        </draw:polygon>
        <draw:polygon draw:style-name="gr22" draw:text-style-name="P9" draw:layer="layout" svg:width="0.097cm" svg:height="0.117cm" svg:x="7.801cm" svg:y="6.861cm" svg:viewBox="0 0 98 118" draw:points="98,118 98,0 0,96">
          <text:p/>
        </draw:polygon>
        <draw:polygon draw:style-name="gr22" draw:text-style-name="P9" draw:layer="layout" svg:width="0.083cm" svg:height="0.054cm" svg:x="3.59cm" svg:y="2.796cm" svg:viewBox="0 0 84 55" draw:points="54,0 0,55 84,55">
          <text:p/>
        </draw:polygon>
        <draw:polygon draw:style-name="gr22" draw:text-style-name="P9" draw:layer="layout" svg:width="0.298cm" svg:height="0.298cm" svg:x="6.412cm" svg:y="5.969cm" svg:viewBox="0 0 299 299" draw:points="299,299 299,0 0,299">
          <text:p/>
        </draw:polygon>
        <draw:polygon draw:style-name="gr22" draw:text-style-name="P9" draw:layer="layout" svg:width="0.149cm" svg:height="0.148cm" svg:x="8.046cm" svg:y="6.415cm" svg:viewBox="0 0 150 149" draw:points="150,0 0,0 150,149">
          <text:p/>
        </draw:polygon>
        <draw:polygon draw:style-name="gr22" draw:text-style-name="P9" draw:layer="layout" svg:width="0.297cm" svg:height="0.298cm" svg:x="8.195cm" svg:y="6.563cm" svg:viewBox="0 0 298 299" draw:points="298,0 0,0 0,299">
          <text:p/>
        </draw:polygon>
        <draw:polygon draw:style-name="gr22" draw:text-style-name="P9" draw:layer="layout" svg:width="0.297cm" svg:height="0.296cm" svg:x="7.601cm" svg:y="6.267cm" svg:viewBox="0 0 298 297" draw:points="298,297 298,0 0,0">
          <text:p/>
        </draw:polygon>
        <draw:polygon draw:style-name="gr22" draw:text-style-name="P9" draw:layer="layout" svg:width="0.013cm" svg:height="0.013cm" svg:x="6.994cm" svg:y="5.956cm" svg:viewBox="0 0 14 14" draw:points="0,0 14,14 14,7">
          <text:p/>
        </draw:polygon>
        <draw:polygon draw:style-name="gr22" draw:text-style-name="P9" draw:layer="layout" svg:width="0.149cm" svg:height="0.074cm" svg:x="2.699cm" svg:y="1.291cm" svg:viewBox="0 0 150 75" draw:points="150,75 75,0 0,75">
          <text:p/>
        </draw:polygon>
        <draw:polygon draw:style-name="gr22" draw:text-style-name="P9" draw:layer="layout" svg:width="0.297cm" svg:height="0.298cm" svg:x="8.789cm" svg:y="6.563cm" svg:viewBox="0 0 298 299" draw:points="298,0 0,0 0,299">
          <text:p/>
        </draw:polygon>
        <draw:polygon draw:style-name="gr22" draw:text-style-name="P9" draw:layer="layout" svg:width="0.149cm" svg:height="0.075cm" svg:x="2.699cm" svg:y="1.216cm" svg:viewBox="0 0 150 76" draw:points="0,0 75,76 150,0">
          <text:p/>
        </draw:polygon>
        <draw:polygon draw:style-name="gr23" draw:text-style-name="P9" draw:layer="layout" svg:width="0.124cm" svg:height="0.022cm" svg:x="7.898cm" svg:y="6.245cm" svg:viewBox="0 0 125 23" draw:points="21,0 0,23 125,23">
          <text:p/>
        </draw:polygon>
        <draw:polygon draw:style-name="gr24" draw:text-style-name="P2" draw:layer="layout" svg:width="0.124cm" svg:height="0.022cm" svg:x="7.898cm" svg:y="6.245cm" svg:viewBox="0 0 125 23" draw:points="21,0 0,23 125,23">
          <text:p/>
        </draw:polygon>
        <draw:polygon draw:style-name="gr22" draw:text-style-name="P9" draw:layer="layout" svg:width="0.149cm" svg:height="0.148cm" svg:x="8.64cm" svg:y="6.415cm" svg:viewBox="0 0 150 149" draw:points="150,0 0,0 150,149">
          <text:p/>
        </draw:polygon>
        <draw:polygon draw:style-name="gr22" draw:text-style-name="P9" draw:layer="layout" svg:width="0.043cm" svg:height="0.078cm" svg:x="5.181cm" svg:y="5.672cm" svg:viewBox="0 0 44 79" draw:points="44,79 44,0 0,43">
          <text:p/>
        </draw:polygon>
        <draw:polygon draw:style-name="gr22" draw:text-style-name="P9" draw:layer="layout" svg:width="0.075cm" svg:height="0.148cm" svg:x="2.773cm" svg:y="1.068cm" svg:viewBox="0 0 76 149" draw:points="76,0 0,75 76,149">
          <text:p/>
        </draw:polygon>
        <draw:polygon draw:style-name="gr22" draw:text-style-name="P9" draw:layer="layout" svg:width="0.057cm" svg:height="0.104cm" svg:x="5.019cm" svg:y="5.524cm" svg:viewBox="0 0 58 105" draw:points="58,105 58,0 0,57">
          <text:p/>
        </draw:polygon>
        <draw:polygon draw:style-name="gr22" draw:text-style-name="P9" draw:layer="layout" svg:width="0.148cm" svg:height="0.297cm" svg:x="5.67cm" svg:y="5.672cm" svg:viewBox="0 0 149 298" draw:points="0,150 149,298 149,0">
          <text:p/>
        </draw:polygon>
        <draw:polygon draw:style-name="gr22" draw:text-style-name="P9" draw:layer="layout" svg:width="0.149cm" svg:height="0.149cm" svg:x="2.699cm" svg:y="0.919cm" svg:viewBox="0 0 150 150" draw:points="0,150 150,150 150,0">
          <text:p/>
        </draw:polygon>
        <draw:polygon draw:style-name="gr22" draw:text-style-name="P9" draw:layer="layout" svg:width="0.074cm" svg:height="0.148cm" svg:x="2.699cm" svg:y="1.068cm" svg:viewBox="0 0 75 149" draw:points="0,149 75,75 0,0">
          <text:p/>
        </draw:polygon>
        <draw:polygon draw:style-name="gr22" draw:text-style-name="P9" draw:layer="layout" svg:width="0.148cm" svg:height="0.148cm" svg:x="2.848cm" svg:y="1.365cm" svg:viewBox="0 0 149 149" draw:points="149,0 0,0 0,149">
          <text:p/>
        </draw:polygon>
        <draw:polygon draw:style-name="gr22" draw:text-style-name="P9" draw:layer="layout" svg:width="0.297cm" svg:height="0.148cm" svg:x="5.521cm" svg:y="5.821cm" svg:viewBox="0 0 298 149" draw:points="298,149 149,0 0,149">
          <text:p/>
        </draw:polygon>
        <draw:polygon draw:style-name="gr22" draw:text-style-name="P9" draw:layer="layout" svg:width="0.148cm" svg:height="0.298cm" svg:x="7.007cm" svg:y="5.969cm" svg:viewBox="0 0 149 299" draw:points="149,150 0,0 0,299">
          <text:p/>
        </draw:polygon>
        <draw:polygon draw:style-name="gr22" draw:text-style-name="P9" draw:layer="layout" svg:width="0.298cm" svg:height="0.298cm" svg:x="6.412cm" svg:y="5.969cm" svg:viewBox="0 0 299 299" draw:points="299,0 0,0 0,299">
          <text:p/>
        </draw:polygon>
        <draw:polygon draw:style-name="gr22" draw:text-style-name="P9" draw:layer="layout" svg:width="0.297cm" svg:height="0.297cm" svg:x="5.818cm" svg:y="5.672cm" svg:viewBox="0 0 298 298" draw:points="298,298 298,0 0,0">
          <text:p/>
        </draw:polygon>
        <draw:polygon draw:style-name="gr22" draw:text-style-name="P9" draw:layer="layout" svg:width="0.148cm" svg:height="0.149cm" svg:x="5.373cm" svg:y="5.672cm" svg:viewBox="0 0 149 150" draw:points="0,150 149,150 149,0">
          <text:p/>
        </draw:polygon>
        <draw:polygon draw:style-name="gr22" draw:text-style-name="P9" draw:layer="layout" svg:width="0.149cm" svg:height="0.148cm" svg:x="5.521cm" svg:y="5.821cm" svg:viewBox="0 0 150 149" draw:points="150,0 0,0 0,149">
          <text:p/>
        </draw:polygon>
        <draw:polygon draw:style-name="gr22" draw:text-style-name="P9" draw:layer="layout" svg:width="0.297cm" svg:height="0.149cm" svg:x="5.521cm" svg:y="5.672cm" svg:viewBox="0 0 298 150" draw:points="0,0 149,150 298,0">
          <text:p/>
        </draw:polygon>
        <draw:polygon draw:style-name="gr22" draw:text-style-name="P9" draw:layer="layout" svg:width="0.149cm" svg:height="0.148cm" svg:x="6.561cm" svg:y="6.267cm" svg:viewBox="0 0 150 149" draw:points="0,149 150,149 150,0">
          <text:p/>
        </draw:polygon>
        <draw:polygon draw:style-name="gr22" draw:text-style-name="P9" draw:layer="layout" svg:width="0.148cm" svg:height="0.148cm" svg:x="6.264cm" svg:y="5.821cm" svg:viewBox="0 0 149 149" draw:points="149,0 0,0 149,149">
          <text:p/>
        </draw:polygon>
        <draw:polygon draw:style-name="gr22" draw:text-style-name="P9" draw:layer="layout" svg:width="0.148cm" svg:height="0.148cm" svg:x="6.71cm" svg:y="6.415cm" svg:viewBox="0 0 149 149" draw:points="149,0 0,0 0,149">
          <text:p/>
        </draw:polygon>
        <draw:polygon draw:style-name="gr22" draw:text-style-name="P9" draw:layer="layout" svg:width="0.075cm" svg:height="0.149cm" svg:x="2.773cm" svg:y="1.216cm" svg:viewBox="0 0 76 150" draw:points="0,76 76,150 76,0">
          <text:p/>
        </draw:polygon>
        <draw:polygon draw:style-name="gr22" draw:text-style-name="P9" draw:layer="layout" svg:width="0.297cm" svg:height="0.297cm" svg:x="5.521cm" svg:y="5.375cm" svg:viewBox="0 0 298 298" draw:points="298,0 0,0 298,298">
          <text:p/>
        </draw:polygon>
        <draw:polygon draw:style-name="gr22" draw:text-style-name="P9" draw:layer="layout" svg:width="0.149cm" svg:height="0.298cm" svg:x="7.452cm" svg:y="6.563cm" svg:viewBox="0 0 150 299" draw:points="150,0 0,150 150,299">
          <text:p/>
        </draw:polygon>
        <draw:polygon draw:style-name="gr22" draw:text-style-name="P9" draw:layer="layout" svg:width="0.149cm" svg:height="0.074cm" svg:x="2.699cm" svg:y="1.068cm" svg:viewBox="0 0 150 75" draw:points="75,75 150,0 0,0">
          <text:p/>
        </draw:polygon>
        <draw:polygon draw:style-name="gr22" draw:text-style-name="P9" draw:layer="layout" svg:width="0.297cm" svg:height="0.148cm" svg:x="7.898cm" svg:y="6.415cm" svg:viewBox="0 0 298 149" draw:points="298,149 148,0 0,149">
          <text:p/>
        </draw:polygon>
        <draw:polygon draw:style-name="gr22" draw:text-style-name="P9" draw:layer="layout" svg:width="0.148cm" svg:height="0.148cm" svg:x="3.739cm" svg:y="3.296cm" svg:viewBox="0 0 149 149" draw:points="149,149 149,0 0,0">
          <text:p/>
        </draw:polygon>
        <draw:polygon draw:style-name="gr22" draw:text-style-name="P9" draw:layer="layout" svg:width="0.149cm" svg:height="0.297cm" svg:x="2.996cm" svg:y="2.108cm" svg:viewBox="0 0 150 298" draw:points="150,0 0,149 150,298">
          <text:p/>
        </draw:polygon>
        <draw:polygon draw:style-name="gr22" draw:text-style-name="P9" draw:layer="layout" svg:width="0.149cm" svg:height="0.148cm" svg:x="4.184cm" svg:y="4.039cm" svg:viewBox="0 0 150 149" draw:points="150,0 0,0 150,149">
          <text:p/>
        </draw:polygon>
        <draw:polygon draw:style-name="gr22" draw:text-style-name="P9" draw:layer="layout" svg:width="0.297cm" svg:height="0.149cm" svg:x="7.007cm" svg:y="6.563cm" svg:viewBox="0 0 298 150" draw:points="0,0 148,150 298,0">
          <text:p/>
        </draw:polygon>
        <draw:polygon draw:style-name="gr22" draw:text-style-name="P9" draw:layer="layout" svg:width="0.04cm" svg:height="0.065cm" svg:x="3.887cm" svg:y="3.231cm" svg:viewBox="0 0 41 66" draw:points="0,0 0,66 41,66">
          <text:p/>
        </draw:polygon>
        <draw:polygon draw:style-name="gr22" draw:text-style-name="P9" draw:layer="layout" svg:width="0.149cm" svg:height="0.297cm" svg:x="4.63cm" svg:y="4.781cm" svg:viewBox="0 0 150 298" draw:points="150,150 0,0 0,298">
          <text:p/>
        </draw:polygon>
        <draw:polygon draw:style-name="gr22" draw:text-style-name="P9" draw:layer="layout" svg:width="0.148cm" svg:height="0.148cm" svg:x="3.145cm" svg:y="2.108cm" svg:viewBox="0 0 149 149" draw:points="149,149 149,0 0,0">
          <text:p/>
        </draw:polygon>
        <draw:polygon draw:style-name="gr22" draw:text-style-name="P9" draw:layer="layout" svg:width="0.023cm" svg:height="0.053cm" svg:x="3.293cm" svg:y="2.055cm" svg:viewBox="0 0 24 54" draw:points="0,0 0,54 24,54">
          <text:p/>
        </draw:polygon>
        <draw:polygon draw:style-name="gr22" draw:text-style-name="P9" draw:layer="layout" svg:width="0.148cm" svg:height="0.148cm" svg:x="3.442cm" svg:y="3.296cm" svg:viewBox="0 0 149 149" draw:points="0,149 149,149 0,0">
          <text:p/>
        </draw:polygon>
        <draw:polygon draw:style-name="gr22" draw:text-style-name="P9" draw:layer="layout" svg:width="0.048cm" svg:height="0.034cm" svg:x="3.145cm" svg:y="1.777cm" svg:viewBox="0 0 49 35" draw:points="33,0 0,35 49,35">
          <text:p/>
        </draw:polygon>
        <draw:polygon draw:style-name="gr22" draw:text-style-name="P9" draw:layer="layout" svg:width="0.149cm" svg:height="0.297cm" svg:x="3.59cm" svg:y="3.296cm" svg:viewBox="0 0 150 298" draw:points="150,0 0,149 150,298">
          <text:p/>
        </draw:polygon>
        <draw:polygon draw:style-name="gr22" draw:text-style-name="P9" draw:layer="layout" svg:width="0.148cm" svg:height="0.297cm" svg:x="4.036cm" svg:y="3.89cm" svg:viewBox="0 0 149 298" draw:points="0,298 149,150 0,0">
          <text:p/>
        </draw:polygon>
        <draw:polygon draw:style-name="gr22" draw:text-style-name="P9" draw:layer="layout" svg:width="0.018cm" svg:height="0.074cm" svg:x="2.848cm" svg:y="0.845cm" svg:viewBox="0 0 19 75" draw:points="0,0 0,75 19,57">
          <text:p/>
        </draw:polygon>
        <draw:polygon draw:style-name="gr22" draw:text-style-name="P9" draw:layer="layout" svg:width="0.063cm" svg:height="0.063cm" svg:x="7.601cm" svg:y="6.861cm" svg:viewBox="0 0 64 64" draw:points="64,64 0,0 0,49">
          <text:p/>
        </draw:polygon>
        <draw:polygon draw:style-name="gr22" draw:text-style-name="P9" draw:layer="layout" svg:width="0.148cm" svg:height="0.149cm" svg:x="4.036cm" svg:y="3.89cm" svg:viewBox="0 0 149 150" draw:points="149,150 149,0 0,0">
          <text:p/>
        </draw:polygon>
        <draw:polygon draw:style-name="gr22" draw:text-style-name="P9" draw:layer="layout" svg:width="0.148cm" svg:height="0.297cm" svg:x="4.036cm" svg:y="4.187cm" svg:viewBox="0 0 149 298" draw:points="149,149 0,0 0,298">
          <text:p/>
        </draw:polygon>
        <draw:polygon draw:style-name="gr22" draw:text-style-name="P9" draw:layer="layout" svg:width="0.297cm" svg:height="0.149cm" svg:x="3.739cm" svg:y="3.89cm" svg:viewBox="0 0 298 150" draw:points="0,0 148,150 298,0">
          <text:p/>
        </draw:polygon>
        <draw:polygon draw:style-name="gr22" draw:text-style-name="P9" draw:layer="layout" svg:width="0.149cm" svg:height="0.149cm" svg:x="3.59cm" svg:y="3.444cm" svg:viewBox="0 0 150 150" draw:points="0,0 0,150 150,150">
          <text:p/>
        </draw:polygon>
        <draw:polygon draw:style-name="gr22" draw:text-style-name="P9" draw:layer="layout" svg:width="0.149cm" svg:height="0.297cm" svg:x="3.887cm" svg:y="3.89cm" svg:viewBox="0 0 150 298" draw:points="0,150 150,298 150,0">
          <text:p/>
        </draw:polygon>
        <draw:polygon draw:style-name="gr22" draw:text-style-name="P9" draw:layer="layout" svg:width="0.148cm" svg:height="0.149cm" svg:x="2.551cm" svg:y="0.622cm" svg:viewBox="0 0 149 150" draw:points="149,150 149,0 0,0">
          <text:p/>
        </draw:polygon>
        <draw:polygon draw:style-name="gr22" draw:text-style-name="P9" draw:layer="layout" svg:width="0.124cm" svg:height="0.065cm" svg:x="4.506cm" svg:y="5.078cm" svg:viewBox="0 0 125 66" draw:points="60,66 125,0 0,0">
          <text:p/>
        </draw:polygon>
        <draw:polygon draw:style-name="gr22" draw:text-style-name="P9" draw:layer="layout" svg:width="0.095cm" svg:height="0.043cm" svg:x="5.129cm" svg:y="5.672cm" svg:viewBox="0 0 96 44" draw:points="53,44 96,0 0,0">
          <text:p/>
        </draw:polygon>
        <draw:polygon draw:style-name="gr22" draw:text-style-name="P9" draw:layer="layout" svg:width="0.148cm" svg:height="0.297cm" svg:x="4.482cm" svg:y="4.781cm" svg:viewBox="0 0 149 298" draw:points="149,0 0,150 149,298">
          <text:p/>
        </draw:polygon>
        <draw:polygon draw:style-name="gr22" draw:text-style-name="P9" draw:layer="layout" svg:width="0.012cm" svg:height="0.007cm" svg:x="4.024cm" svg:y="4.484cm" svg:viewBox="0 0 13 8" draw:points="5,8 13,0 0,0">
          <text:p/>
        </draw:polygon>
        <draw:polygon draw:style-name="gr22" draw:text-style-name="P9" draw:layer="layout" svg:width="0.035cm" svg:height="0.035cm" svg:x="2.813cm" svg:y="2.073cm" svg:viewBox="0 0 36 36" draw:points="12,36 36,36 0,0">
          <text:p/>
        </draw:polygon>
        <draw:polygon draw:style-name="gr22" draw:text-style-name="P9" draw:layer="layout" svg:width="0.085cm" svg:height="0.134cm" svg:x="5.882cm" svg:y="6.118cm" svg:viewBox="0 0 86 135" draw:points="86,135 86,0 0,85">
          <text:p/>
        </draw:polygon>
        <draw:polygon draw:style-name="gr22" draw:text-style-name="P9" draw:layer="layout" svg:width="0.116cm" svg:height="0.063cm" svg:x="6.264cm" svg:y="5.609cm" svg:viewBox="0 0 117 64" draw:points="0,0 0,64 117,64">
          <text:p/>
        </draw:polygon>
        <draw:polygon draw:style-name="gr22" draw:text-style-name="P9" draw:layer="layout" svg:width="0.008cm" svg:height="0.007cm" svg:x="2.543cm" svg:y="1.216cm" svg:viewBox="0 0 9 8" draw:points="1,8 9,0 0,0">
          <text:p/>
        </draw:polygon>
        <draw:polygon draw:style-name="gr22" draw:text-style-name="P9" draw:layer="layout" svg:width="0.149cm" svg:height="0.149cm" svg:x="6.115cm" svg:y="5.672cm" svg:viewBox="0 0 150 150" draw:points="150,150 150,0 0,0">
          <text:p/>
        </draw:polygon>
        <draw:polygon draw:style-name="gr22" draw:text-style-name="P9" draw:layer="layout" svg:width="0.149cm" svg:height="0.149cm" svg:x="4.927cm" svg:y="4.781cm" svg:viewBox="0 0 150 150" draw:points="0,150 150,150 0,0">
          <text:p/>
        </draw:polygon>
        <draw:polygon draw:style-name="gr22" draw:text-style-name="P9" draw:layer="layout" svg:width="0.081cm" svg:height="0.104cm" svg:x="7.601cm" svg:y="6.163cm" svg:viewBox="0 0 82 105" draw:points="0,0 0,105 82,22">
          <text:p/>
        </draw:polygon>
        <draw:polygon draw:style-name="gr22" draw:text-style-name="P9" draw:layer="layout" svg:width="0.297cm" svg:height="0.149cm" svg:x="5.818cm" svg:y="5.969cm" svg:viewBox="0 0 298 150" draw:points="0,0 149,150 298,0">
          <text:p/>
        </draw:polygon>
        <draw:polygon draw:style-name="gr22" draw:text-style-name="P9" draw:layer="layout" svg:width="0.083cm" svg:height="0.114cm" svg:x="3.21cm" svg:y="3.064cm" svg:viewBox="0 0 84 115" draw:points="52,115 84,84 0,0">
          <text:p/>
        </draw:polygon>
        <draw:polygon draw:style-name="gr22" draw:text-style-name="P9" draw:layer="layout" svg:width="0.148cm" svg:height="0.148cm" svg:x="5.076cm" svg:y="4.93cm" svg:viewBox="0 0 149 149" draw:points="149,0 0,0 149,149">
          <text:p/>
        </draw:polygon>
        <draw:polygon draw:style-name="gr22" draw:text-style-name="P9" draw:layer="layout" svg:width="0.148cm" svg:height="0.148cm" svg:x="8.195cm" svg:y="6.861cm" svg:viewBox="0 0 149 149" draw:points="0,149 149,149 0,0">
          <text:p/>
        </draw:polygon>
        <draw:polygon draw:style-name="gr22" draw:text-style-name="P9" draw:layer="layout" svg:width="0.297cm" svg:height="0.148cm" svg:x="4.927cm" svg:y="4.93cm" svg:viewBox="0 0 298 149" draw:points="149,0 0,149 298,149">
          <text:p/>
        </draw:polygon>
        <draw:polygon draw:style-name="gr22" draw:text-style-name="P9" draw:layer="layout" svg:width="0.297cm" svg:height="0.297cm" svg:x="4.333cm" svg:y="4.484cm" svg:viewBox="0 0 298 298" draw:points="0,298 298,298 298,0">
          <text:p/>
        </draw:polygon>
        <draw:polygon draw:style-name="gr22" draw:text-style-name="P9" draw:layer="layout" svg:width="0.297cm" svg:height="0.148cm" svg:x="5.818cm" svg:y="5.524cm" svg:viewBox="0 0 298 149" draw:points="298,149 149,0 0,149">
          <text:p/>
        </draw:polygon>
        <draw:polygon draw:style-name="gr22" draw:text-style-name="P9" draw:layer="layout" svg:width="0.132cm" svg:height="0.064cm" svg:x="4.795cm" svg:y="5.375cm" svg:viewBox="0 0 133 65" draw:points="68,65 133,0 0,0">
          <text:p/>
        </draw:polygon>
        <draw:polygon draw:style-name="gr22" draw:text-style-name="P9" draw:layer="layout" svg:width="0.297cm" svg:height="0.149cm" svg:x="4.333cm" svg:y="4.335cm" svg:viewBox="0 0 298 150" draw:points="149,0 0,150 298,150">
          <text:p/>
        </draw:polygon>
        <draw:polygon draw:style-name="gr22" draw:text-style-name="P9" draw:layer="layout" svg:width="0.148cm" svg:height="0.149cm" svg:x="4.482cm" svg:y="4.335cm" svg:viewBox="0 0 149 150" draw:points="149,0 0,0 149,150">
          <text:p/>
        </draw:polygon>
        <draw:polygon draw:style-name="gr22" draw:text-style-name="P9" draw:layer="layout" svg:width="0.149cm" svg:height="0.148cm" svg:x="4.333cm" svg:y="4.187cm" svg:viewBox="0 0 150 149" draw:points="0,149 150,149 0,0">
          <text:p/>
        </draw:polygon>
        <draw:polygon draw:style-name="gr22" draw:text-style-name="P9" draw:layer="layout" svg:width="0.057cm" svg:height="0.093cm" svg:x="5.967cm" svg:y="5.431cm" svg:viewBox="0 0 58 94" draw:points="0,0 0,94 58,36">
          <text:p/>
        </draw:polygon>
        <draw:polygon draw:style-name="gr22" draw:text-style-name="P9" draw:layer="layout" svg:width="0.039cm" svg:height="0.039cm" svg:x="3.997cm" svg:y="4.445cm" svg:viewBox="0 0 40 40" draw:points="28,40 40,40 0,0">
          <text:p/>
        </draw:polygon>
        <draw:polygon draw:style-name="gr22" draw:text-style-name="P9" draw:layer="layout" svg:width="0.123cm" svg:height="0.082cm" svg:x="3.319cm" svg:y="3.296cm" svg:viewBox="0 0 124 83" draw:points="41,83 124,0 0,0">
          <text:p/>
        </draw:polygon>
        <draw:polygon draw:style-name="gr22" draw:text-style-name="P9" draw:layer="layout" svg:width="0.297cm" svg:height="0.149cm" svg:x="3.739cm" svg:y="3.444cm" svg:viewBox="0 0 298 150" draw:points="298,150 148,0 0,150">
          <text:p/>
        </draw:polygon>
        <draw:polygon draw:style-name="gr22" draw:text-style-name="P9" draw:layer="layout" svg:width="0.082cm" svg:height="0.045cm" svg:x="4.251cm" svg:y="4.781cm" svg:viewBox="0 0 83 46" draw:points="38,46 83,0 0,0">
          <text:p/>
        </draw:polygon>
        <draw:polygon draw:style-name="gr22" draw:text-style-name="P9" draw:layer="layout" svg:width="0.297cm" svg:height="0.149cm" svg:x="3.145cm" svg:y="2.256cm" svg:viewBox="0 0 298 150" draw:points="298,150 148,0 0,150">
          <text:p/>
        </draw:polygon>
        <draw:polygon draw:style-name="gr22" draw:text-style-name="P9" draw:layer="layout" svg:width="0.148cm" svg:height="0.148cm" svg:x="8.789cm" svg:y="6.861cm" svg:viewBox="0 0 149 149" draw:points="0,149 149,149 0,0">
          <text:p/>
        </draw:polygon>
        <draw:polygon draw:style-name="gr22" draw:text-style-name="P9" draw:layer="layout" svg:width="0.297cm" svg:height="0.148cm" svg:x="8.195cm" svg:y="6.861cm" svg:viewBox="0 0 298 149" draw:points="148,149 298,0 0,0">
          <text:p/>
        </draw:polygon>
        <draw:polygon draw:style-name="gr22" draw:text-style-name="P9" draw:layer="layout" svg:width="0.149cm" svg:height="0.148cm" svg:x="2.699cm" svg:y="1.365cm" svg:viewBox="0 0 150 149" draw:points="0,0 0,149 150,149">
          <text:p/>
        </draw:polygon>
        <draw:polygon draw:style-name="gr22" draw:text-style-name="P9" draw:layer="layout" svg:width="0.149cm" svg:height="0.149cm" svg:x="7.452cm" svg:y="6.712cm" svg:viewBox="0 0 150 150" draw:points="0,0 0,150 150,150">
          <text:p/>
        </draw:polygon>
        <draw:polygon draw:style-name="gr22" draw:text-style-name="P9" draw:layer="layout" svg:width="0.023cm" svg:height="0.017cm" svg:x="2.825cm" svg:y="2.108cm" svg:viewBox="0 0 24 18" draw:points="7,18 24,0 0,0">
          <text:p/>
        </draw:polygon>
        <draw:polygon draw:style-name="gr22" draw:text-style-name="P9" draw:layer="layout" svg:width="0.148cm" svg:height="0.149cm" svg:x="7.304cm" svg:y="6.563cm" svg:viewBox="0 0 149 150" draw:points="0,150 149,150 0,0">
          <text:p/>
        </draw:polygon>
        <draw:polygon draw:style-name="gr22" draw:text-style-name="P9" draw:layer="layout" svg:width="0.007cm" svg:height="0.029cm" svg:x="2.544cm" svg:y="1.216cm" svg:viewBox="0 0 8 30" draw:points="8,30 8,0 0,8">
          <text:p/>
        </draw:polygon>
        <draw:polygon draw:style-name="gr23" draw:text-style-name="P9" draw:layer="layout" svg:width="0.149cm" svg:height="0.297cm" svg:x="2.402cm" svg:y="0.325cm" svg:viewBox="0 0 150 298" draw:points="150,0 0,150 150,298">
          <text:p/>
        </draw:polygon>
        <draw:polygon draw:style-name="gr24" draw:text-style-name="P2" draw:layer="layout" svg:width="0.149cm" svg:height="0.297cm" svg:x="2.402cm" svg:y="0.325cm" svg:viewBox="0 0 150 298" draw:points="150,0 0,150 150,298">
          <text:p/>
        </draw:polygon>
        <draw:polygon draw:style-name="gr22" draw:text-style-name="P9" draw:layer="layout" svg:width="0.069cm" svg:height="0.112cm" svg:x="2.333cm" svg:y="0.405cm" svg:viewBox="0 0 70 113" draw:points="27,113 70,69 0,0">
          <text:p/>
        </draw:polygon>
        <draw:polygon draw:style-name="gr22" draw:text-style-name="P9" draw:layer="layout" svg:width="0.149cm" svg:height="0.148cm" svg:x="2.996cm" svg:y="2.405cm" svg:viewBox="0 0 150 149" draw:points="0,0 0,149 150,0">
          <text:p/>
        </draw:polygon>
        <draw:polygon draw:style-name="gr22" draw:text-style-name="P9" draw:layer="layout" svg:width="0.148cm" svg:height="0.097cm" svg:x="7.105cm" svg:y="6.712cm" svg:viewBox="0 0 149 98" draw:points="149,98 51,0 0,51">
          <text:p/>
        </draw:polygon>
        <draw:polygon draw:style-name="gr22" draw:text-style-name="P9" draw:layer="layout" svg:width="0.029cm" svg:height="0.008cm" svg:x="7.423cm" svg:y="6.861cm" svg:viewBox="0 0 30 9" draw:points="30,9 30,0 0,0">
          <text:p/>
        </draw:polygon>
        <draw:polygon draw:style-name="gr22" draw:text-style-name="P9" draw:layer="layout" svg:width="0.164cm" svg:height="0.133cm" svg:x="2.387cm" svg:y="0.622cm" svg:viewBox="0 0 165 134" draw:points="31,134 165,0 0,0">
          <text:p/>
        </draw:polygon>
        <draw:polygon draw:style-name="gr22" draw:text-style-name="P9" draw:layer="layout" svg:width="0.003cm" svg:height="0.012cm" svg:x="2.993cm" svg:y="2.553cm" svg:viewBox="0 0 4 13" draw:points="4,13 4,0 0,4">
          <text:p/>
        </draw:polygon>
        <draw:polygon draw:style-name="gr22" draw:text-style-name="P9" draw:layer="layout" svg:width="0.148cm" svg:height="0.149cm" svg:x="4.036cm" svg:y="3.741cm" svg:viewBox="0 0 149 150" draw:points="149,150 149,0 0,150">
          <text:p/>
        </draw:polygon>
        <draw:polygon draw:style-name="gr22" draw:text-style-name="P9" draw:layer="layout" svg:width="0.021cm" svg:height="0.05cm" svg:x="4.184cm" svg:y="3.691cm" svg:viewBox="0 0 22 51" draw:points="0,0 0,51 22,30">
          <text:p/>
        </draw:polygon>
        <draw:polygon draw:style-name="gr22" draw:text-style-name="P9" draw:layer="layout" svg:width="0.148cm" svg:height="0.149cm" svg:x="2.848cm" svg:y="1.216cm" svg:viewBox="0 0 149 150" draw:points="0,150 149,150 0,0">
          <text:p/>
        </draw:polygon>
        <draw:polygon draw:style-name="gr22" draw:text-style-name="P9" draw:layer="layout" svg:width="0.149cm" svg:height="0.148cm" svg:x="3.59cm" svg:y="3.593cm" svg:viewBox="0 0 150 149" draw:points="0,0 0,149 150,0">
          <text:p/>
        </draw:polygon>
        <draw:polygon draw:style-name="gr22" draw:text-style-name="P9" draw:layer="layout" svg:width="0.024cm" svg:height="0.068cm" svg:x="3.566cm" svg:y="3.741cm" svg:viewBox="0 0 25 69" draw:points="25,69 25,0 0,25">
          <text:p/>
        </draw:polygon>
        <draw:polygon draw:style-name="gr22" draw:text-style-name="P9" draw:layer="layout" svg:width="0.148cm" svg:height="0.297cm" svg:x="5.076cm" svg:y="5.375cm" svg:viewBox="0 0 149 298" draw:points="149,0 0,150 149,298">
          <text:p/>
        </draw:polygon>
        <draw:polygon draw:style-name="gr22" draw:text-style-name="P9" draw:layer="layout" svg:width="0.084cm" svg:height="0.085cm" svg:x="6.71cm" svg:y="6.563cm" svg:viewBox="0 0 85 86" draw:points="85,86 0,0 0,53">
          <text:p/>
        </draw:polygon>
        <draw:polygon draw:style-name="gr22" draw:text-style-name="P9" draw:layer="layout" svg:width="0.297cm" svg:height="0.297cm" svg:x="4.927cm" svg:y="5.078cm" svg:viewBox="0 0 298 298" draw:points="0,298 298,298 298,0">
          <text:p/>
        </draw:polygon>
        <draw:polygon draw:style-name="gr22" draw:text-style-name="P9" draw:layer="layout" svg:width="0.297cm" svg:height="0.297cm" svg:x="5.224cm" svg:y="5.375cm" svg:viewBox="0 0 298 298" draw:points="298,0 0,0 0,298">
          <text:p/>
        </draw:polygon>
        <draw:polygon draw:style-name="gr22" draw:text-style-name="P9" draw:layer="layout" svg:width="0.122cm" svg:height="0.037cm" svg:x="6.588cm" svg:y="6.563cm" svg:viewBox="0 0 123 38" draw:points="86,38 123,0 0,0">
          <text:p/>
        </draw:polygon>
        <draw:polygon draw:style-name="gr22" draw:text-style-name="P9" draw:layer="layout" svg:width="0.149cm" svg:height="0.148cm" svg:x="6.412cm" svg:y="5.821cm" svg:viewBox="0 0 150 149" draw:points="150,0 0,0 0,149">
          <text:p/>
        </draw:polygon>
        <draw:polygon draw:style-name="gr22" draw:text-style-name="P9" draw:layer="layout" svg:width="0.148cm" svg:height="0.298cm" svg:x="2.848cm" svg:y="1.513cm" svg:viewBox="0 0 149 299" draw:points="0,299 149,150 0,0">
          <text:p/>
        </draw:polygon>
        <draw:polygon draw:style-name="gr22" draw:text-style-name="P9" draw:layer="layout" svg:width="0.149cm" svg:height="0.149cm" svg:x="2.699cm" svg:y="1.513cm" svg:viewBox="0 0 150 150" draw:points="0,0 0,150 150,0">
          <text:p/>
        </draw:polygon>
        <draw:polygon draw:style-name="gr22" draw:text-style-name="P9" draw:layer="layout" svg:width="0.121cm" svg:height="0.12cm" svg:x="2.43cm" svg:y="0.799cm" svg:viewBox="0 0 122 121" draw:points="32,121 122,121 0,0">
          <text:p/>
        </draw:polygon>
        <draw:polygon draw:style-name="gr22" draw:text-style-name="P9" draw:layer="layout" svg:width="0.148cm" svg:height="0.148cm" svg:x="3.442cm" svg:y="2.702cm" svg:viewBox="0 0 149 149" draw:points="149,149 149,0 0,0">
          <text:p/>
        </draw:polygon>
        <draw:polygon draw:style-name="gr22" draw:text-style-name="P9" draw:layer="layout" svg:width="0.297cm" svg:height="0.148cm" svg:x="3.145cm" svg:y="2.702cm" svg:viewBox="0 0 298 149" draw:points="0,0 148,149 298,0">
          <text:p/>
        </draw:polygon>
        <draw:polygon draw:style-name="gr22" draw:text-style-name="P9" draw:layer="layout" svg:width="0.036cm" svg:height="0.037cm" svg:x="2.848cm" svg:y="0.919cm" svg:viewBox="0 0 37 38" draw:points="25,0 0,0 37,38">
          <text:p/>
        </draw:polygon>
        <draw:polygon draw:style-name="gr22" draw:text-style-name="P9" draw:layer="layout" svg:width="0.148cm" svg:height="0.148cm" svg:x="2.551cm" svg:y="0.474cm" svg:viewBox="0 0 149 149" draw:points="149,149 149,0 0,149">
          <text:p/>
        </draw:polygon>
        <draw:polygon draw:style-name="gr23" draw:text-style-name="P9" draw:layer="layout" svg:width="0.028cm" svg:height="0.125cm" svg:x="2.699cm" svg:y="0.349cm" svg:viewBox="0 0 29 126" draw:points="0,0 0,126 29,98">
          <text:p/>
        </draw:polygon>
        <draw:polygon draw:style-name="gr24" draw:text-style-name="P2" draw:layer="layout" svg:width="0.028cm" svg:height="0.125cm" svg:x="2.699cm" svg:y="0.349cm" svg:viewBox="0 0 29 126" draw:points="0,0 0,126 29,98">
          <text:p/>
        </draw:polygon>
        <draw:polygon draw:style-name="gr22" draw:text-style-name="P9" draw:layer="layout" svg:width="0.149cm" svg:height="0.149cm" svg:x="9.086cm" svg:y="6.712cm" svg:viewBox="0 0 150 150" draw:points="150,150 150,0 0,150">
          <text:p/>
        </draw:polygon>
        <draw:polygon draw:style-name="gr22" draw:text-style-name="P9" draw:layer="layout" svg:width="0.297cm" svg:height="0.148cm" svg:x="8.789cm" svg:y="6.861cm" svg:viewBox="0 0 298 149" draw:points="148,149 298,0 0,0">
          <text:p/>
        </draw:polygon>
        <draw:polygon draw:style-name="gr22" draw:text-style-name="P9" draw:layer="layout" svg:width="0.148cm" svg:height="0.149cm" svg:x="8.492cm" svg:y="6.712cm" svg:viewBox="0 0 149 150" draw:points="149,150 149,0 0,150">
          <text:p/>
        </draw:polygon>
        <draw:polygon draw:style-name="gr22" draw:text-style-name="P9" draw:layer="layout" svg:width="0.005cm" svg:height="0.01cm" svg:x="3.59cm" svg:y="2.692cm" svg:viewBox="0 0 6 11" draw:points="0,0 0,11 6,11">
          <text:p/>
        </draw:polygon>
        <draw:polygon draw:style-name="gr22" draw:text-style-name="P9" draw:layer="layout" svg:width="0.148cm" svg:height="0.149cm" svg:x="7.898cm" svg:y="6.712cm" svg:viewBox="0 0 149 150" draw:points="149,150 149,0 0,150">
          <text:p/>
        </draw:polygon>
        <draw:polygon draw:style-name="gr22" draw:text-style-name="P9" draw:layer="layout" svg:width="0.009cm" svg:height="0.027cm" svg:x="3.739cm" svg:y="2.972cm" svg:viewBox="0 0 10 28" draw:points="0,0 0,28 10,18">
          <text:p/>
        </draw:polygon>
        <draw:polygon draw:style-name="gr22" draw:text-style-name="P9" draw:layer="layout" svg:width="0.149cm" svg:height="0.149cm" svg:x="2.996cm" svg:y="2.256cm" svg:viewBox="0 0 150 150" draw:points="0,0 0,150 150,150">
          <text:p/>
        </draw:polygon>
        <draw:polygon draw:style-name="gr22" draw:text-style-name="P9" draw:layer="layout" svg:width="0.02cm" svg:height="0.076cm" svg:x="2.996cm" svg:y="1.289cm" svg:viewBox="0 0 21 77" draw:points="0,0 0,77 21,57">
          <text:p/>
        </draw:polygon>
        <draw:polygon draw:style-name="gr22" draw:text-style-name="P9" draw:layer="layout" svg:width="0.149cm" svg:height="0.298cm" svg:x="2.699cm" svg:y="1.513cm" svg:viewBox="0 0 150 299" draw:points="0,150 150,299 150,0">
          <text:p/>
        </draw:polygon>
        <draw:polygon draw:style-name="gr22" draw:text-style-name="P9" draw:layer="layout" svg:width="0.297cm" svg:height="0.297cm" svg:x="2.848cm" svg:y="1.811cm" svg:viewBox="0 0 298 298" draw:points="298,0 0,0 0,298">
          <text:p/>
        </draw:polygon>
        <draw:polygon draw:style-name="gr22" draw:text-style-name="P9" draw:layer="layout" svg:width="0.148cm" svg:height="0.148cm" svg:x="2.848cm" svg:y="1.365cm" svg:viewBox="0 0 149 149" draw:points="149,149 149,0 0,149">
          <text:p/>
        </draw:polygon>
        <draw:polygon draw:style-name="gr22" draw:text-style-name="P9" draw:layer="layout" svg:width="0.149cm" svg:height="0.297cm" svg:x="3.293cm" svg:y="2.702cm" svg:viewBox="0 0 150 298" draw:points="0,149 150,298 150,0">
          <text:p/>
        </draw:polygon>
        <draw:polygon draw:style-name="gr22" draw:text-style-name="P9" draw:layer="layout" svg:width="0.033cm" svg:height="0.12cm" svg:x="3.145cm" svg:y="1.691cm" svg:viewBox="0 0 34 121" draw:points="0,0 0,121 34,87">
          <text:p/>
        </draw:polygon>
        <draw:polygon draw:style-name="gr22" draw:text-style-name="P9" draw:layer="layout" svg:width="0.015cm" svg:height="0.015cm" svg:x="3.442cm" svg:y="2.405cm" svg:viewBox="0 0 16 16" draw:points="9,0 0,0 16,16">
          <text:p/>
        </draw:polygon>
        <draw:polygon draw:style-name="gr22" draw:text-style-name="P9" draw:layer="layout" svg:width="0.149cm" svg:height="0.148cm" svg:x="2.699cm" svg:y="1.365cm" svg:viewBox="0 0 150 149" draw:points="150,0 0,0 150,149">
          <text:p/>
        </draw:polygon>
        <draw:polygon draw:style-name="gr22" draw:text-style-name="P9" draw:layer="layout" svg:width="0.148cm" svg:height="0.297cm" svg:x="3.442cm" svg:y="2.702cm" svg:viewBox="0 0 149 298" draw:points="0,298 149,149 0,0">
          <text:p/>
        </draw:polygon>
        <draw:polygon draw:style-name="gr22" draw:text-style-name="P9" draw:layer="layout" svg:width="0.015cm" svg:height="0.01cm" svg:x="3.739cm" svg:y="2.989cm" svg:viewBox="0 0 16 11" draw:points="10,0 0,11 16,11">
          <text:p/>
        </draw:polygon>
        <draw:polygon draw:style-name="gr22" draw:text-style-name="P9" draw:layer="layout" svg:width="0.297cm" svg:height="0.149cm" svg:x="4.333cm" svg:y="4.781cm" svg:viewBox="0 0 298 150" draw:points="149,150 298,0 0,0">
          <text:p/>
        </draw:polygon>
        <draw:polygon draw:style-name="gr22" draw:text-style-name="P9" draw:layer="layout" svg:width="0.021cm" svg:height="0.027cm" svg:x="7.898cm" svg:y="6.24cm" svg:viewBox="0 0 22 28" draw:points="0,0 0,28 22,5">
          <text:p/>
        </draw:polygon>
        <draw:polygon draw:style-name="gr22" draw:text-style-name="P9" draw:layer="layout" svg:width="0.297cm" svg:height="0.297cm" svg:x="5.818cm" svg:y="5.672cm" svg:viewBox="0 0 298 298" draw:points="0,298 298,298 0,0">
          <text:p/>
        </draw:polygon>
        <draw:polygon draw:style-name="gr22" draw:text-style-name="P9" draw:layer="layout" svg:width="0.149cm" svg:height="0.298cm" svg:x="9.086cm" svg:y="6.563cm" svg:viewBox="0 0 150 299" draw:points="0,299 150,150 0,0">
          <text:p/>
        </draw:polygon>
        <draw:polygon draw:style-name="gr22" draw:text-style-name="P9" draw:layer="layout" svg:width="0.297cm" svg:height="0.297cm" svg:x="3.145cm" svg:y="2.405cm" svg:viewBox="0 0 298 298" draw:points="0,0 0,298 298,298">
          <text:p/>
        </draw:polygon>
        <draw:polygon draw:style-name="gr22" draw:text-style-name="P9" draw:layer="layout" svg:width="0.148cm" svg:height="0.149cm" svg:x="4.779cm" svg:y="4.781cm" svg:viewBox="0 0 149 150" draw:points="0,150 149,150 149,0">
          <text:p/>
        </draw:polygon>
        <draw:polygon draw:style-name="gr23" draw:text-style-name="P9" draw:layer="layout" svg:width="0.149cm" svg:height="0.149cm" svg:x="2.402cm" svg:y="0.325cm" svg:viewBox="0 0 150 150" draw:points="0,0 0,150 150,0">
          <text:p/>
        </draw:polygon>
        <draw:polygon draw:style-name="gr24" draw:text-style-name="P2" draw:layer="layout" svg:width="0.149cm" svg:height="0.149cm" svg:x="2.402cm" svg:y="0.325cm" svg:viewBox="0 0 150 150" draw:points="0,0 0,150 150,0">
          <text:p/>
        </draw:polygon>
        <draw:polygon draw:style-name="gr22" draw:text-style-name="P9" draw:layer="layout" svg:width="0.297cm" svg:height="0.149cm" svg:x="4.63cm" svg:y="4.781cm" svg:viewBox="0 0 298 150" draw:points="0,0 149,150 298,0">
          <text:p/>
        </draw:polygon>
        <draw:polygon draw:style-name="gr22" draw:text-style-name="P9" draw:layer="layout" svg:width="0.297cm" svg:height="0.148cm" svg:x="4.63cm" svg:y="4.93cm" svg:viewBox="0 0 298 149" draw:points="298,149 149,0 0,149">
          <text:p/>
        </draw:polygon>
        <draw:polygon draw:style-name="gr22" draw:text-style-name="P9" draw:layer="layout" svg:width="0.074cm" svg:height="0.149cm" svg:x="2.625cm" svg:y="1.216cm" svg:viewBox="0 0 75 150" draw:points="75,0 0,76 75,150">
          <text:p/>
        </draw:polygon>
        <draw:polygon draw:style-name="gr22" draw:text-style-name="P9" draw:layer="layout" svg:width="0.148cm" svg:height="0.298cm" svg:x="8.492cm" svg:y="6.563cm" svg:viewBox="0 0 149 299" draw:points="0,299 149,150 0,0">
          <text:p/>
        </draw:polygon>
        <draw:polygon draw:style-name="gr23" draw:text-style-name="P9" draw:layer="layout" svg:width="0.148cm" svg:height="0.298cm" svg:x="9.235cm" svg:y="6.563cm" svg:viewBox="0 0 149 299" draw:points="149,0 0,150 149,299">
          <text:p/>
        </draw:polygon>
        <draw:polygon draw:style-name="gr24" draw:text-style-name="P2" draw:layer="layout" svg:width="0.148cm" svg:height="0.298cm" svg:x="9.235cm" svg:y="6.563cm" svg:viewBox="0 0 149 299" draw:points="149,0 0,150 149,299">
          <text:p/>
        </draw:polygon>
        <draw:polygon draw:style-name="gr22" draw:text-style-name="P9" draw:layer="layout" svg:width="0.148cm" svg:height="0.148cm" svg:x="5.373cm" svg:y="5.227cm" svg:viewBox="0 0 149 149" draw:points="149,0 0,0 149,149">
          <text:p/>
        </draw:polygon>
        <draw:polygon draw:style-name="gr22" draw:text-style-name="P9" draw:layer="layout" svg:width="0.297cm" svg:height="0.148cm" svg:x="2.848cm" svg:y="2.108cm" svg:viewBox="0 0 298 149" draw:points="148,149 298,0 0,0">
          <text:p/>
        </draw:polygon>
        <draw:polygon draw:style-name="gr22" draw:text-style-name="P9" draw:layer="layout" svg:width="0.044cm" svg:height="0.068cm" svg:x="6.071cm" svg:y="6.267cm" svg:viewBox="0 0 45 69" draw:points="45,69 45,0 0,45">
          <text:p/>
        </draw:polygon>
        <draw:polygon draw:style-name="gr22" draw:text-style-name="P9" draw:layer="layout" svg:width="0.007cm" svg:height="0.017cm" svg:x="4.029cm" svg:y="4.484cm" svg:viewBox="0 0 8 18" draw:points="8,18 8,0 0,8">
          <text:p/>
        </draw:polygon>
        <draw:polygon draw:style-name="gr22" draw:text-style-name="P9" draw:layer="layout" svg:width="0.149cm" svg:height="0.149cm" svg:x="5.224cm" svg:y="5.078cm" svg:viewBox="0 0 150 150" draw:points="150,150 150,0 0,0">
          <text:p/>
        </draw:polygon>
        <draw:polygon draw:style-name="gr22" draw:text-style-name="P9" draw:layer="layout" svg:width="0.1cm" svg:height="0.081cm" svg:x="5.373cm" svg:y="4.997cm" svg:viewBox="0 0 101 82" draw:points="0,0 0,82 101,82">
          <text:p/>
        </draw:polygon>
        <draw:polygon draw:style-name="gr22" draw:text-style-name="P9" draw:layer="layout" svg:width="0.297cm" svg:height="0.148cm" svg:x="2.551cm" svg:y="0.771cm" svg:viewBox="0 0 298 149" draw:points="148,0 0,149 298,149">
          <text:p/>
        </draw:polygon>
        <draw:polygon draw:style-name="gr22" draw:text-style-name="P9" draw:layer="layout" svg:width="0.297cm" svg:height="0.297cm" svg:x="5.521cm" svg:y="5.375cm" svg:viewBox="0 0 298 298" draw:points="0,0 0,298 298,298">
          <text:p/>
        </draw:polygon>
        <draw:polygon draw:style-name="gr22" draw:text-style-name="P9" draw:layer="layout" svg:width="0.025cm" svg:height="0.042cm" svg:x="5.818cm" svg:y="5.333cm" svg:viewBox="0 0 26 43" draw:points="0,0 0,43 26,17">
          <text:p/>
        </draw:polygon>
        <draw:polygon draw:style-name="gr22" draw:text-style-name="P9" draw:layer="layout" svg:width="0.064cm" svg:height="0.123cm" svg:x="4.863cm" svg:y="5.375cm" svg:viewBox="0 0 65 124" draw:points="65,124 65,0 0,64">
          <text:p/>
        </draw:polygon>
        <draw:polygon draw:style-name="gr22" draw:text-style-name="P9" draw:layer="layout" svg:width="0.045cm" svg:height="0.1cm" svg:x="4.288cm" svg:y="4.781cm" svg:viewBox="0 0 46 101" draw:points="46,101 46,0 0,46">
          <text:p/>
        </draw:polygon>
        <draw:polygon draw:style-name="gr22" draw:text-style-name="P9" draw:layer="layout" svg:width="0.093cm" svg:height="0.065cm" svg:x="3.052cm" svg:y="2.702cm" svg:viewBox="0 0 94 66" draw:points="27,66 94,0 0,0">
          <text:p/>
        </draw:polygon>
        <draw:polygon draw:style-name="gr22" draw:text-style-name="P9" draw:layer="layout" svg:width="0.148cm" svg:height="0.148cm" svg:x="5.373cm" svg:y="5.821cm" svg:viewBox="0 0 149 149" draw:points="149,0 0,0 149,149">
          <text:p/>
        </draw:polygon>
        <draw:polygon draw:style-name="gr22" draw:text-style-name="P9" draw:layer="layout" svg:width="0.149cm" svg:height="0.297cm" svg:x="4.184cm" svg:y="4.484cm" svg:viewBox="0 0 150 298" draw:points="150,0 0,150 150,298">
          <text:p/>
        </draw:polygon>
        <draw:polygon draw:style-name="gr22" draw:text-style-name="P9" draw:layer="layout" svg:width="0.09cm" svg:height="0.071cm" svg:x="2.461cm" svg:y="0.919cm" svg:viewBox="0 0 91 72" draw:points="19,72 91,0 0,0">
          <text:p/>
        </draw:polygon>
        <draw:polygon draw:style-name="gr22" draw:text-style-name="P9" draw:layer="layout" svg:width="0.297cm" svg:height="0.148cm" svg:x="6.71cm" svg:y="6.267cm" svg:viewBox="0 0 298 149" draw:points="0,0 148,149 298,0">
          <text:p/>
        </draw:polygon>
        <draw:polygon draw:style-name="gr22" draw:text-style-name="P9" draw:layer="layout" svg:width="0.297cm" svg:height="0.148cm" svg:x="4.036cm" svg:y="4.039cm" svg:viewBox="0 0 298 149" draw:points="148,0 0,149 298,149">
          <text:p/>
        </draw:polygon>
        <draw:polygon draw:style-name="gr22" draw:text-style-name="P9" draw:layer="layout" svg:width="0.298cm" svg:height="0.148cm" svg:x="6.412cm" svg:y="5.821cm" svg:viewBox="0 0 299 149" draw:points="149,0 0,149 299,149">
          <text:p/>
        </draw:polygon>
        <draw:polygon draw:style-name="gr22" draw:text-style-name="P9" draw:layer="layout" svg:width="0.02cm" svg:height="0.005cm" svg:x="7.007cm" svg:y="5.964cm" svg:viewBox="0 0 21 6" draw:points="5,0 0,6 21,6">
          <text:p/>
        </draw:polygon>
        <draw:polygon draw:style-name="gr22" draw:text-style-name="P9" draw:layer="layout" svg:width="0.064cm" svg:height="0.025cm" svg:x="5.818cm" svg:y="5.35cm" svg:viewBox="0 0 65 26" draw:points="26,0 0,26 65,26">
          <text:p/>
        </draw:polygon>
        <draw:polygon draw:style-name="gr22" draw:text-style-name="P9" draw:layer="layout" svg:width="0.012cm" svg:height="0.019cm" svg:x="3.727cm" svg:y="4.039cm" svg:viewBox="0 0 13 20" draw:points="13,20 13,0 0,0">
          <text:p/>
        </draw:polygon>
        <draw:polygon draw:style-name="gr22" draw:text-style-name="P9" draw:layer="layout" svg:width="0.008cm" svg:height="0.006cm" svg:x="3.442cm" svg:y="2.399cm" svg:viewBox="0 0 9 7" draw:points="6,0 0,7 9,7">
          <text:p/>
        </draw:polygon>
        <draw:polygon draw:style-name="gr22" draw:text-style-name="P9" draw:layer="layout" svg:width="0.297cm" svg:height="0.149cm" svg:x="2.848cm" svg:y="1.662cm" svg:viewBox="0 0 298 150" draw:points="148,0 0,150 298,150">
          <text:p/>
        </draw:polygon>
        <draw:polygon draw:style-name="gr22" draw:text-style-name="P9" draw:layer="layout" svg:width="0.099cm" svg:height="0.057cm" svg:x="8.301cm" svg:y="7.009cm" svg:viewBox="0 0 100 58" draw:points="100,58 42,0 0,44">
          <text:p/>
        </draw:polygon>
        <draw:polygon draw:style-name="gr22" draw:text-style-name="P9" draw:layer="layout" svg:width="0.143cm" svg:height="0.142cm" svg:x="6.115cm" svg:y="6.267cm" svg:viewBox="0 0 144 143" draw:points="144,143 0,0 0,69">
          <text:p/>
        </draw:polygon>
        <draw:polygon draw:style-name="gr22" draw:text-style-name="P9" draw:layer="layout" svg:width="0.037cm" svg:height="0.052cm" svg:x="6.673cm" svg:y="6.563cm" svg:viewBox="0 0 38 53" draw:points="38,53 38,0 0,37">
          <text:p/>
        </draw:polygon>
        <draw:polygon draw:style-name="gr22" draw:text-style-name="P9" draw:layer="layout" svg:width="0.067cm" svg:height="0.132cm" svg:x="4.712cm" svg:y="5.227cm" svg:viewBox="0 0 68 133" draw:points="68,133 68,0 0,67">
          <text:p/>
        </draw:polygon>
        <draw:polygon draw:style-name="gr22" draw:text-style-name="P9" draw:layer="layout" svg:width="0.082cm" svg:height="0.049cm" svg:x="4.036cm" svg:y="3.544cm" svg:viewBox="0 0 83 50" draw:points="49,0 0,50 83,50">
          <text:p/>
        </draw:polygon>
        <draw:polygon draw:style-name="gr22" draw:text-style-name="P9" draw:layer="layout" svg:width="0.025cm" svg:height="0.043cm" svg:x="5.348cm" svg:y="5.821cm" svg:viewBox="0 0 26 44" draw:points="26,44 26,0 0,24">
          <text:p/>
        </draw:polygon>
        <draw:polygon draw:style-name="gr22" draw:text-style-name="P9" draw:layer="layout" svg:width="0.297cm" svg:height="0.296cm" svg:x="7.007cm" svg:y="6.267cm" svg:viewBox="0 0 298 297" draw:points="0,297 298,297 0,0">
          <text:p/>
        </draw:polygon>
        <draw:polygon draw:style-name="gr22" draw:text-style-name="P9" draw:layer="layout" svg:width="0.11cm" svg:height="0.143cm" svg:x="4.333cm" svg:y="3.896cm" svg:viewBox="0 0 111 144" draw:points="0,0 0,144 111,144">
          <text:p/>
        </draw:polygon>
        <draw:polygon draw:style-name="gr22" draw:text-style-name="P9" draw:layer="layout" svg:width="0.297cm" svg:height="0.149cm" svg:x="3.442cm" svg:y="2.85cm" svg:viewBox="0 0 298 150" draw:points="148,0 0,150 298,150">
          <text:p/>
        </draw:polygon>
        <draw:polygon draw:style-name="gr22" draw:text-style-name="P9" draw:layer="layout" svg:width="0.027cm" svg:height="0.02cm" svg:x="2.996cm" svg:y="1.345cm" svg:viewBox="0 0 28 21" draw:points="21,0 0,21 28,21">
          <text:p/>
        </draw:polygon>
        <draw:polygon draw:style-name="gr22" draw:text-style-name="P9" draw:layer="layout" svg:width="0.297cm" svg:height="0.148cm" svg:x="4.63cm" svg:y="4.633cm" svg:viewBox="0 0 298 149" draw:points="149,0 0,149 298,149">
          <text:p/>
        </draw:polygon>
        <draw:polygon draw:style-name="gr22" draw:text-style-name="P9" draw:layer="layout" svg:width="0.03cm" svg:height="0.07cm" svg:x="3.115cm" svg:y="2.85cm" svg:viewBox="0 0 31 71" draw:points="31,71 31,0 0,0">
          <text:p/>
        </draw:polygon>
        <draw:polygon draw:style-name="gr22" draw:text-style-name="P9" draw:layer="layout" svg:width="0.028cm" svg:height="0.065cm" svg:x="4.156cm" svg:y="4.633cm" svg:viewBox="0 0 29 66" draw:points="29,66 29,0 0,29">
          <text:p/>
        </draw:polygon>
        <draw:polygon draw:style-name="gr22" draw:text-style-name="P9" draw:layer="layout" svg:width="0.297cm" svg:height="0.296cm" svg:x="7.601cm" svg:y="6.267cm" svg:viewBox="0 0 298 297" draw:points="0,297 298,297 0,0">
          <text:p/>
        </draw:polygon>
        <draw:polygon draw:style-name="gr22" draw:text-style-name="P9" draw:layer="layout" svg:width="0.297cm" svg:height="0.148cm" svg:x="8.195cm" svg:y="6.415cm" svg:viewBox="0 0 298 149" draw:points="148,0 0,149 298,149">
          <text:p/>
        </draw:polygon>
        <draw:polygon draw:style-name="gr22" draw:text-style-name="P9" draw:layer="layout" svg:width="0.297cm" svg:height="0.148cm" svg:x="5.224cm" svg:y="5.227cm" svg:viewBox="0 0 298 149" draw:points="149,0 0,149 298,149">
          <text:p/>
        </draw:polygon>
        <draw:polygon draw:style-name="gr22" draw:text-style-name="P9" draw:layer="layout" svg:width="0.297cm" svg:height="0.148cm" svg:x="8.789cm" svg:y="6.415cm" svg:viewBox="0 0 298 149" draw:points="148,0 0,149 298,149">
          <text:p/>
        </draw:polygon>
        <draw:polygon draw:style-name="gr22" draw:text-style-name="P9" draw:layer="layout" svg:width="0.148cm" svg:height="0.298cm" svg:x="7.898cm" svg:y="6.563cm" svg:viewBox="0 0 149 299" draw:points="0,299 149,150 0,0">
          <text:p/>
        </draw:polygon>
        <draw:polygon draw:style-name="gr22" draw:text-style-name="P9" draw:layer="layout" svg:width="0.297cm" svg:height="0.298cm" svg:x="6.71cm" svg:y="5.969cm" svg:viewBox="0 0 298 299" draw:points="0,0 0,299 298,299">
          <text:p/>
        </draw:polygon>
        <draw:polygon draw:style-name="gr22" draw:text-style-name="P9" draw:layer="layout" svg:width="0.149cm" svg:height="0.297cm" svg:x="5.224cm" svg:y="5.078cm" svg:viewBox="0 0 150 298" draw:points="0,298 150,150 0,0">
          <text:p/>
        </draw:polygon>
        <draw:polygon draw:style-name="gr22" draw:text-style-name="P9" draw:layer="layout" svg:width="0.148cm" svg:height="0.148cm" svg:x="8.789cm" svg:y="6.415cm" svg:viewBox="0 0 149 149" draw:points="149,0 0,0 0,149">
          <text:p/>
        </draw:polygon>
        <draw:polygon draw:style-name="gr22" draw:text-style-name="P9" draw:layer="layout" svg:width="0.031cm" svg:height="0.097cm" svg:x="3.262cm" svg:y="3.147cm" svg:viewBox="0 0 32 98" draw:points="32,98 32,0 0,31">
          <text:p/>
        </draw:polygon>
        <draw:polygon draw:style-name="gr22" draw:text-style-name="P9" draw:layer="layout" svg:width="0.149cm" svg:height="0.149cm" svg:x="4.927cm" svg:y="4.781cm" svg:viewBox="0 0 150 150" draw:points="150,150 150,0 0,0">
          <text:p/>
        </draw:polygon>
        <draw:polygon draw:style-name="gr22" draw:text-style-name="P9" draw:layer="layout" svg:width="0.149cm" svg:height="0.149cm" svg:x="4.63cm" svg:y="4.484cm" svg:viewBox="0 0 150 150" draw:points="150,150 150,0 0,0">
          <text:p/>
        </draw:polygon>
        <draw:polygon draw:style-name="gr22" draw:text-style-name="P9" draw:layer="layout" svg:width="0.148cm" svg:height="0.149cm" svg:x="2.848cm" svg:y="1.513cm" svg:viewBox="0 0 149 150" draw:points="149,150 149,0 0,0">
          <text:p/>
        </draw:polygon>
        <draw:polygon draw:style-name="gr22" draw:text-style-name="P9" draw:layer="layout" svg:width="0.149cm" svg:height="0.149cm" svg:x="7.155cm" svg:y="6.563cm" svg:viewBox="0 0 150 150" draw:points="0,150 150,150 150,0">
          <text:p/>
        </draw:polygon>
        <draw:polygon draw:style-name="gr22" draw:text-style-name="P9" draw:layer="layout" svg:width="0.049cm" svg:height="0.123cm" svg:x="4.036cm" svg:y="3.47cm" svg:viewBox="0 0 50 124" draw:points="0,0 0,124 50,75">
          <text:p/>
        </draw:polygon>
        <draw:polygon draw:style-name="gr22" draw:text-style-name="P9" draw:layer="layout" svg:width="0.017cm" svg:height="0.064cm" svg:x="2.831cm" svg:y="2.108cm" svg:viewBox="0 0 18 65" draw:points="18,65 18,0 0,17">
          <text:p/>
        </draw:polygon>
        <draw:polygon draw:style-name="gr23" draw:text-style-name="P9" draw:layer="layout" svg:width="0.148cm" svg:height="0.074cm" svg:x="9.235cm" svg:y="6.489cm" svg:viewBox="0 0 149 75" draw:points="75,0 0,75 149,75">
          <text:p/>
        </draw:polygon>
        <draw:polygon draw:style-name="gr24" draw:text-style-name="P2" draw:layer="layout" svg:width="0.148cm" svg:height="0.074cm" svg:x="9.235cm" svg:y="6.489cm" svg:viewBox="0 0 149 75" draw:points="75,0 0,75 149,75">
          <text:p/>
        </draw:polygon>
        <draw:polygon draw:style-name="gr22" draw:text-style-name="P9" draw:layer="layout" svg:width="0.09cm" svg:height="0.05cm" svg:x="8.59cm" svg:y="6.365cm" svg:viewBox="0 0 91 51" draw:points="0,0 50,51 91,12">
          <text:p/>
        </draw:polygon>
        <draw:polygon draw:style-name="gr22" draw:text-style-name="P9" draw:layer="layout" svg:width="0.005cm" svg:height="0.017cm" svg:x="3.442cm" svg:y="2.388cm" svg:viewBox="0 0 6 18" draw:points="0,0 0,18 6,12">
          <text:p/>
        </draw:polygon>
        <draw:polygon draw:style-name="gr22" draw:text-style-name="P9" draw:layer="layout" svg:width="0.297cm" svg:height="0.148cm" svg:x="8.492cm" svg:y="6.415cm" svg:viewBox="0 0 298 149" draw:points="298,149 148,0 0,149">
          <text:p/>
        </draw:polygon>
        <draw:polygon draw:style-name="gr22" draw:text-style-name="P9" draw:layer="layout" svg:width="0.297cm" svg:height="0.149cm" svg:x="5.224cm" svg:y="5.672cm" svg:viewBox="0 0 298 150" draw:points="149,150 298,0 0,0">
          <text:p/>
        </draw:polygon>
        <draw:polygon draw:style-name="gr22" draw:text-style-name="P9" draw:layer="layout" svg:width="0.148cm" svg:height="0.148cm" svg:x="4.779cm" svg:y="4.633cm" svg:viewBox="0 0 149 149" draw:points="149,0 0,0 149,149">
          <text:p/>
        </draw:polygon>
        <draw:polygon draw:style-name="gr22" draw:text-style-name="P9" draw:layer="layout" svg:width="0.149cm" svg:height="0.149cm" svg:x="8.64cm" svg:y="6.712cm" svg:viewBox="0 0 150 150" draw:points="0,0 0,150 150,150">
          <text:p/>
        </draw:polygon>
        <draw:polygon draw:style-name="gr22" draw:text-style-name="P9" draw:layer="layout" svg:width="0.148cm" svg:height="0.148cm" svg:x="8.492cm" svg:y="6.861cm" svg:viewBox="0 0 149 149" draw:points="149,149 149,0 0,0">
          <text:p/>
        </draw:polygon>
        <draw:polygon draw:style-name="gr22" draw:text-style-name="P9" draw:layer="layout" svg:width="0.149cm" svg:height="0.148cm" svg:x="9.086cm" svg:y="6.861cm" svg:viewBox="0 0 150 149" draw:points="150,149 150,0 0,0">
          <text:p/>
        </draw:polygon>
        <draw:polygon draw:style-name="gr22" draw:text-style-name="P9" draw:layer="layout" svg:width="0.149cm" svg:height="0.297cm" svg:x="4.63cm" svg:y="4.484cm" svg:viewBox="0 0 150 298" draw:points="0,298 150,150 0,0">
          <text:p/>
        </draw:polygon>
        <draw:polygon draw:style-name="gr22" draw:text-style-name="P9" draw:layer="layout" svg:width="0.051cm" svg:height="0.048cm" svg:x="5.076cm" svg:y="4.733cm" svg:viewBox="0 0 52 49" draw:points="0,0 0,49 52,49">
          <text:p/>
        </draw:polygon>
        <draw:polygon draw:style-name="gr22" draw:text-style-name="P9" draw:layer="layout" svg:width="0.149cm" svg:height="0.149cm" svg:x="8.046cm" svg:y="6.712cm" svg:viewBox="0 0 150 150" draw:points="0,0 0,150 150,150">
          <text:p/>
        </draw:polygon>
        <draw:polygon draw:style-name="gr22" draw:text-style-name="P9" draw:layer="layout" svg:width="0.297cm" svg:height="0.149cm" svg:x="2.551cm" svg:y="0.919cm" svg:viewBox="0 0 298 150" draw:points="0,0 148,150 298,0">
          <text:p/>
        </draw:polygon>
        <draw:polygon draw:style-name="gr23" draw:text-style-name="P9" draw:layer="layout" svg:width="0.148cm" svg:height="0.149cm" svg:x="9.235cm" svg:y="6.712cm" svg:viewBox="0 0 149 150" draw:points="0,0 0,150 149,150">
          <text:p/>
        </draw:polygon>
        <draw:polygon draw:style-name="gr24" draw:text-style-name="P2" draw:layer="layout" svg:width="0.148cm" svg:height="0.149cm" svg:x="9.235cm" svg:y="6.712cm" svg:viewBox="0 0 149 150" draw:points="0,0 0,150 149,150">
          <text:p/>
        </draw:polygon>
        <draw:polygon draw:style-name="gr22" draw:text-style-name="P9" draw:layer="layout" svg:width="0.148cm" svg:height="0.148cm" svg:x="8.195cm" svg:y="6.415cm" svg:viewBox="0 0 149 149" draw:points="149,0 0,0 0,149">
          <text:p/>
        </draw:polygon>
        <draw:polygon draw:style-name="gr22" draw:text-style-name="P9" draw:layer="layout" svg:width="0.144cm" svg:height="0.144cm" svg:x="5.674cm" svg:y="5.231cm" svg:viewBox="0 0 145 145" draw:points="0,0 145,145 145,102">
          <text:p/>
        </draw:polygon>
        <draw:polygon draw:style-name="gr22" draw:text-style-name="P9" draw:layer="layout" svg:width="0.149cm" svg:height="0.297cm" svg:x="5.818cm" svg:y="5.375cm" svg:viewBox="0 0 150 298" draw:points="150,150 0,0 0,298">
          <text:p/>
        </draw:polygon>
        <draw:polygon draw:style-name="gr22" draw:text-style-name="P9" draw:layer="layout" svg:width="0.148cm" svg:height="0.297cm" svg:x="4.779cm" svg:y="5.078cm" svg:viewBox="0 0 149 298" draw:points="149,0 0,150 149,298">
          <text:p/>
        </draw:polygon>
        <draw:polygon draw:style-name="gr22" draw:text-style-name="P9" draw:layer="layout" svg:width="0.297cm" svg:height="0.148cm" svg:x="4.036cm" svg:y="4.187cm" svg:viewBox="0 0 298 149" draw:points="0,0 148,149 298,0">
          <text:p/>
        </draw:polygon>
        <draw:polygon draw:style-name="gr22" draw:text-style-name="P9" draw:layer="layout" svg:width="0.149cm" svg:height="0.149cm" svg:x="4.333cm" svg:y="4.335cm" svg:viewBox="0 0 150 150" draw:points="150,0 0,0 0,150">
          <text:p/>
        </draw:polygon>
        <draw:polygon draw:style-name="gr22" draw:text-style-name="P9" draw:layer="layout" svg:width="0.101cm" svg:height="0.064cm" svg:x="3.638cm" svg:y="3.89cm" svg:viewBox="0 0 102 65" draw:points="37,65 102,0 0,0">
          <text:p/>
        </draw:polygon>
        <draw:polygon draw:style-name="gr22" draw:text-style-name="P9" draw:layer="layout" svg:width="0.149cm" svg:height="0.148cm" svg:x="4.184cm" svg:y="4.187cm" svg:viewBox="0 0 150 149" draw:points="0,149 150,149 150,0">
          <text:p/>
        </draw:polygon>
        <draw:polygon draw:style-name="gr22" draw:text-style-name="P9" draw:layer="layout" svg:width="0.297cm" svg:height="0.149cm" svg:x="4.036cm" svg:y="4.335cm" svg:viewBox="0 0 298 150" draw:points="298,150 148,0 0,150">
          <text:p/>
        </draw:polygon>
        <draw:polygon draw:style-name="gr22" draw:text-style-name="P9" draw:layer="layout" svg:width="0.149cm" svg:height="0.148cm" svg:x="6.561cm" svg:y="6.415cm" svg:viewBox="0 0 150 149" draw:points="150,0 0,0 150,149">
          <text:p/>
        </draw:polygon>
        <draw:polygon draw:style-name="gr22" draw:text-style-name="P9" draw:layer="layout" svg:width="0.298cm" svg:height="0.148cm" svg:x="6.412cm" svg:y="6.267cm" svg:viewBox="0 0 299 149" draw:points="149,149 299,0 0,0">
          <text:p/>
        </draw:polygon>
        <draw:polygon draw:style-name="gr22" draw:text-style-name="P9" draw:layer="layout" svg:width="0.005cm" svg:height="0.007cm" svg:x="7.007cm" svg:y="5.962cm" svg:viewBox="0 0 6 8" draw:points="0,0 0,8 6,2">
          <text:p/>
        </draw:polygon>
        <draw:polygon draw:style-name="gr22" draw:text-style-name="P9" draw:layer="layout" svg:width="0.149cm" svg:height="0.148cm" svg:x="4.927cm" svg:y="4.93cm" svg:viewBox="0 0 150 149" draw:points="150,0 0,0 0,149">
          <text:p/>
        </draw:polygon>
        <draw:polygon draw:style-name="gr22" draw:text-style-name="P9" draw:layer="layout" svg:width="0.149cm" svg:height="0.298cm" svg:x="8.64cm" svg:y="6.563cm" svg:viewBox="0 0 150 299" draw:points="150,0 0,150 150,299">
          <text:p/>
        </draw:polygon>
        <draw:polygon draw:style-name="gr22" draw:text-style-name="P9" draw:layer="layout" svg:width="0.297cm" svg:height="0.297cm" svg:x="3.739cm" svg:y="3.593cm" svg:viewBox="0 0 298 298" draw:points="0,0 0,298 298,298">
          <text:p/>
        </draw:polygon>
        <draw:polygon draw:style-name="gr22" draw:text-style-name="P9" draw:layer="layout" svg:width="0.149cm" svg:height="0.298cm" svg:x="8.046cm" svg:y="6.563cm" svg:viewBox="0 0 150 299" draw:points="150,0 0,150 150,299">
          <text:p/>
        </draw:polygon>
        <draw:polygon draw:style-name="gr22" draw:text-style-name="P9" draw:layer="layout" svg:width="0.148cm" svg:height="0.148cm" svg:x="2.551cm" svg:y="1.068cm" svg:viewBox="0 0 149 149" draw:points="149,149 149,0 0,149">
          <text:p/>
        </draw:polygon>
        <draw:polygon draw:style-name="gr22" draw:text-style-name="P9" draw:layer="layout" svg:width="0.149cm" svg:height="0.074cm" svg:x="2.699cm" svg:y="1.142cm" svg:viewBox="0 0 150 75" draw:points="75,0 0,75 150,75">
          <text:p/>
        </draw:polygon>
        <draw:polygon draw:style-name="gr22" draw:text-style-name="P9" draw:layer="layout" svg:width="0.074cm" svg:height="0.148cm" svg:x="2.625cm" svg:y="1.365cm" svg:viewBox="0 0 75 149" draw:points="0,75 75,149 75,0">
          <text:p/>
        </draw:polygon>
        <draw:polygon draw:style-name="gr22" draw:text-style-name="P9" draw:layer="layout" svg:width="0.058cm" svg:height="0.122cm" svg:x="4.424cm" svg:y="4.93cm" svg:viewBox="0 0 59 123" draw:points="59,123 59,0 0,57">
          <text:p/>
        </draw:polygon>
        <draw:polygon draw:style-name="gr22" draw:text-style-name="P9" draw:layer="layout" svg:width="0.149cm" svg:height="0.148cm" svg:x="4.333cm" svg:y="4.187cm" svg:viewBox="0 0 150 149" draw:points="150,149 150,0 0,0">
          <text:p/>
        </draw:polygon>
        <draw:polygon draw:style-name="gr22" draw:text-style-name="P9" draw:layer="layout" svg:width="0.148cm" svg:height="0.148cm" svg:x="6.71cm" svg:y="6.267cm" svg:viewBox="0 0 149 149" draw:points="0,149 149,149 0,0">
          <text:p/>
        </draw:polygon>
        <draw:polygon draw:style-name="gr22" draw:text-style-name="P9" draw:layer="layout" svg:width="0.048cm" svg:height="0.051cm" svg:x="4.779cm" svg:y="4.433cm" svg:viewBox="0 0 49 52" draw:points="0,0 0,52 49,52">
          <text:p/>
        </draw:polygon>
        <draw:polygon draw:style-name="gr22" draw:text-style-name="P9" draw:layer="layout" svg:width="0.297cm" svg:height="0.148cm" svg:x="3.442cm" svg:y="3.296cm" svg:viewBox="0 0 298 149" draw:points="148,149 298,0 0,0">
          <text:p/>
        </draw:polygon>
        <draw:polygon draw:style-name="gr22" draw:text-style-name="P9" draw:layer="layout" svg:width="0.081cm" svg:height="0.099cm" svg:x="4.482cm" svg:y="4.088cm" svg:viewBox="0 0 82 100" draw:points="0,0 0,100 82,100">
          <text:p/>
        </draw:polygon>
        <draw:polygon draw:style-name="gr22" draw:text-style-name="P9" draw:layer="layout" svg:width="0.148cm" svg:height="0.075cm" svg:x="2.551cm" svg:y="1.216cm" svg:viewBox="0 0 149 76" draw:points="75,76 149,0 0,0">
          <text:p/>
        </draw:polygon>
        <draw:polygon draw:style-name="gr22" draw:text-style-name="P9" draw:layer="layout" svg:width="0.149cm" svg:height="0.149cm" svg:x="9.086cm" svg:y="6.563cm" svg:viewBox="0 0 150 150" draw:points="150,150 150,0 0,0">
          <text:p/>
        </draw:polygon>
        <draw:polygon draw:style-name="gr22" draw:text-style-name="P9" draw:layer="layout" svg:width="0.148cm" svg:height="0.297cm" svg:x="4.036cm" svg:y="3.593cm" svg:viewBox="0 0 149 298" draw:points="149,149 0,0 0,298">
          <text:p/>
        </draw:polygon>
        <draw:polygon draw:style-name="gr22" draw:text-style-name="P9" draw:layer="layout" svg:width="0.297cm" svg:height="0.296cm" svg:x="7.304cm" svg:y="6.267cm" svg:viewBox="0 0 298 297" draw:points="0,0 0,297 298,0">
          <text:p/>
        </draw:polygon>
        <draw:polygon draw:style-name="gr22" draw:text-style-name="P9" draw:layer="layout" svg:width="0.297cm" svg:height="0.149cm" svg:x="4.63cm" svg:y="5.078cm" svg:viewBox="0 0 298 150" draw:points="149,150 298,0 0,0">
          <text:p/>
        </draw:polygon>
        <draw:polygon draw:style-name="gr22" draw:text-style-name="P9" draw:layer="layout" svg:width="0.049cm" svg:height="0.095cm" svg:x="3.393cm" svg:y="3.444cm" svg:viewBox="0 0 50 96" draw:points="50,96 50,0 0,0">
          <text:p/>
        </draw:polygon>
        <draw:polygon draw:style-name="gr22" draw:text-style-name="P9" draw:layer="layout" svg:width="0.029cm" svg:height="0.015cm" svg:x="8.922cm" svg:y="6.4cm" svg:viewBox="0 0 30 16" draw:points="0,0 15,16 30,2">
          <text:p/>
        </draw:polygon>
        <draw:polygon draw:style-name="gr22" draw:text-style-name="P9" draw:layer="layout" svg:width="0.094cm" svg:height="0.137cm" svg:x="6.467cm" svg:y="6.415cm" svg:viewBox="0 0 95 138" draw:points="95,138 95,0 0,95">
          <text:p/>
        </draw:polygon>
        <draw:polygon draw:style-name="gr23" draw:text-style-name="P9" draw:layer="layout" svg:width="0.14cm" svg:height="0.071cm" svg:x="9.237cm" svg:y="6.418cm" svg:viewBox="0 0 141 72" draw:points="0,0 73,72 141,3">
          <text:p/>
        </draw:polygon>
        <draw:polygon draw:style-name="gr24" draw:text-style-name="P2" draw:layer="layout" svg:width="0.14cm" svg:height="0.071cm" svg:x="9.237cm" svg:y="6.418cm" svg:viewBox="0 0 141 72" draw:points="0,0 73,72 141,3">
          <text:p/>
        </draw:polygon>
        <draw:polygon draw:style-name="gr22" draw:text-style-name="P9" draw:layer="layout" svg:width="0.297cm" svg:height="0.298cm" svg:x="8.789cm" svg:y="6.563cm" svg:viewBox="0 0 298 299" draw:points="298,299 298,0 0,299">
          <text:p/>
        </draw:polygon>
        <draw:polygon draw:style-name="gr22" draw:text-style-name="P9" draw:layer="layout" svg:width="0.011cm" svg:height="0.011cm" svg:x="2.54cm" svg:y="1.205cm" svg:viewBox="0 0 12 12" draw:points="3,12 12,12 0,0">
          <text:p/>
        </draw:polygon>
        <draw:polygon draw:style-name="gr22" draw:text-style-name="P9" draw:layer="layout" svg:width="0.151cm" svg:height="0.113cm" svg:x="6.448cm" svg:y="5.708cm" svg:viewBox="0 0 152 114" draw:points="0,0 114,114 152,75">
          <text:p/>
        </draw:polygon>
        <draw:polygon draw:style-name="gr22" draw:text-style-name="P9" draw:layer="layout" svg:width="0.061cm" svg:height="0.069cm" svg:x="4.63cm" svg:y="4.266cm" svg:viewBox="0 0 62 70" draw:points="0,0 0,70 62,70">
          <text:p/>
        </draw:polygon>
        <draw:polygon draw:style-name="gr22" draw:text-style-name="P9" draw:layer="layout" svg:width="0.146cm" svg:height="0.152cm" svg:x="9.086cm" svg:y="6.411cm" svg:viewBox="0 0 147 153" draw:points="0,0 0,153 147,7">
          <text:p/>
        </draw:polygon>
        <draw:polygon draw:style-name="gr22" draw:text-style-name="P9" draw:layer="layout" svg:width="0.297cm" svg:height="0.149cm" svg:x="7.898cm" svg:y="6.563cm" svg:viewBox="0 0 298 150" draw:points="148,150 298,0 0,0">
          <text:p/>
        </draw:polygon>
        <draw:polygon draw:style-name="gr22" draw:text-style-name="P9" draw:layer="layout" svg:width="0.025cm" svg:height="0.038cm" svg:x="2.6cm" svg:y="1.415cm" svg:viewBox="0 0 26 39" draw:points="12,39 26,25 0,0">
          <text:p/>
        </draw:polygon>
        <draw:polygon draw:style-name="gr22" draw:text-style-name="P9" draw:layer="layout" svg:width="0.297cm" svg:height="0.149cm" svg:x="7.304cm" svg:y="6.563cm" svg:viewBox="0 0 298 150" draw:points="148,150 298,0 0,0">
          <text:p/>
        </draw:polygon>
        <draw:polygon draw:style-name="gr22" draw:text-style-name="P9" draw:layer="layout" svg:width="0.044cm" svg:height="0.016cm" svg:x="6.963cm" svg:y="6.712cm" svg:viewBox="0 0 45 17" draw:points="45,17 45,0 0,0">
          <text:p/>
        </draw:polygon>
        <draw:polygon draw:style-name="gr22" draw:text-style-name="P9" draw:layer="layout" svg:width="0.297cm" svg:height="0.149cm" svg:x="4.927cm" svg:y="5.375cm" svg:viewBox="0 0 298 150" draw:points="149,150 298,0 0,0">
          <text:p/>
        </draw:polygon>
        <draw:polygon draw:style-name="gr23" draw:text-style-name="P9" draw:layer="layout" svg:width="0.148cm" svg:height="0.149cm" svg:x="9.235cm" svg:y="6.563cm" svg:viewBox="0 0 149 150" draw:points="0,0 0,150 149,0">
          <text:p/>
        </draw:polygon>
        <draw:polygon draw:style-name="gr24" draw:text-style-name="P2" draw:layer="layout" svg:width="0.148cm" svg:height="0.149cm" svg:x="9.235cm" svg:y="6.563cm" svg:viewBox="0 0 149 150" draw:points="0,0 0,150 149,0">
          <text:p/>
        </draw:polygon>
        <draw:polygon draw:style-name="gr22" draw:text-style-name="P9" draw:layer="layout" svg:width="0.227cm" svg:height="0.122cm" svg:x="8.832cm" svg:y="7.009cm" svg:viewBox="0 0 228 123" draw:points="228,123 105,0 0,107">
          <text:p/>
        </draw:polygon>
        <draw:polygon draw:style-name="gr22" draw:text-style-name="P9" draw:layer="layout" svg:width="0.297cm" svg:height="0.149cm" svg:x="8.492cm" svg:y="6.563cm" svg:viewBox="0 0 298 150" draw:points="148,150 298,0 0,0">
          <text:p/>
        </draw:polygon>
        <draw:polygon draw:style-name="gr22" draw:text-style-name="P9" draw:layer="layout" svg:width="0.123cm" svg:height="0.091cm" svg:x="2.848cm" svg:y="1.125cm" svg:viewBox="0 0 124 92" draw:points="92,0 0,92 124,92">
          <text:p/>
        </draw:polygon>
        <draw:polygon draw:style-name="gr22" draw:text-style-name="P9" draw:layer="layout" svg:width="0.147cm" svg:height="0.147cm" svg:x="7.898cm" svg:y="6.861cm" svg:viewBox="0 0 148 148" draw:points="148,148 0,0 0,117">
          <text:p/>
        </draw:polygon>
        <draw:polygon draw:style-name="gr22" draw:text-style-name="P9" draw:layer="layout" svg:width="0.142cm" svg:height="0.026cm" svg:x="8.053cm" svg:y="7.009cm" svg:viewBox="0 0 143 27" draw:points="143,27 143,0 0,0">
          <text:p/>
        </draw:polygon>
        <draw:polygon draw:style-name="gr22" draw:text-style-name="P9" draw:layer="layout" svg:width="0cm" svg:height="0cm" svg:x="6.115cm" svg:y="5.523cm" svg:viewBox="0 0 1 1" draw:points="0,0 0,1 1,1">
          <text:p/>
        </draw:polygon>
        <draw:polygon draw:style-name="gr22" draw:text-style-name="P9" draw:layer="layout" svg:width="0cm" svg:height="0.001cm" svg:x="5.521cm" svg:y="5.969cm" svg:viewBox="0 0 0 2" draw:points="0,2 0,0 0,1">
          <text:p/>
        </draw:polygon>
        <draw:polygon draw:style-name="gr22" draw:text-style-name="P9" draw:layer="layout" svg:width="0.297cm" svg:height="0.298cm" svg:x="8.195cm" svg:y="6.563cm" svg:viewBox="0 0 298 299" draw:points="298,299 298,0 0,299">
          <text:p/>
        </draw:polygon>
        <draw:polygon draw:style-name="gr22" draw:text-style-name="P9" draw:layer="layout" svg:width="0.297cm" svg:height="0.298cm" svg:x="6.71cm" svg:y="5.969cm" svg:viewBox="0 0 298 299" draw:points="298,0 0,0 298,299">
          <text:p/>
        </draw:polygon>
        <draw:polygon draw:style-name="gr22" draw:text-style-name="P9" draw:layer="layout" svg:width="0.07cm" svg:height="0.061cm" svg:x="5.224cm" svg:y="4.869cm" svg:viewBox="0 0 71 62" draw:points="0,0 0,62 71,62">
          <text:p/>
        </draw:polygon>
        <draw:polygon draw:style-name="gr22" draw:text-style-name="P9" draw:layer="layout" svg:width="0.074cm" svg:height="0.047cm" svg:x="5.744cm" svg:y="6.118cm" svg:viewBox="0 0 75 48" draw:points="75,48 75,0 0,0">
          <text:p/>
        </draw:polygon>
        <draw:polygon draw:style-name="gr22" draw:text-style-name="P9" draw:layer="layout" svg:width="0.297cm" svg:height="0.298cm" svg:x="7.601cm" svg:y="6.563cm" svg:viewBox="0 0 298 299" draw:points="298,299 298,0 0,299">
          <text:p/>
        </draw:polygon>
        <draw:polygon draw:style-name="gr22" draw:text-style-name="P9" draw:layer="layout" svg:width="0.074cm" svg:height="0.149cm" svg:x="2.699cm" svg:y="1.216cm" svg:viewBox="0 0 75 150" draw:points="75,76 0,0 0,150">
          <text:p/>
        </draw:polygon>
        <draw:polygon draw:style-name="gr22" draw:text-style-name="P9" draw:layer="layout" svg:width="0.122cm" svg:height="0.093cm" svg:x="2.726cm" svg:y="1.811cm" svg:viewBox="0 0 123 94" draw:points="29,94 123,0 0,0">
          <text:p/>
        </draw:polygon>
        <draw:polygon draw:style-name="gr22" draw:text-style-name="P9" draw:layer="layout" svg:width="0.147cm" svg:height="0.111cm" svg:x="5.521cm" svg:y="5.116cm" svg:viewBox="0 0 148 112" draw:points="0,0 0,112 148,112">
          <text:p/>
        </draw:polygon>
        <draw:polygon draw:style-name="gr22" draw:text-style-name="P9" draw:layer="layout" svg:width="0.081cm" svg:height="0.081cm" svg:x="3.145cm" svg:y="1.811cm" svg:viewBox="0 0 82 82" draw:points="48,0 0,0 82,82">
          <text:p/>
        </draw:polygon>
        <draw:polygon draw:style-name="gr22" draw:text-style-name="P9" draw:layer="layout" svg:width="0.297cm" svg:height="0.298cm" svg:x="6.115cm" svg:y="5.969cm" svg:viewBox="0 0 298 299" draw:points="298,0 0,0 298,299">
          <text:p/>
        </draw:polygon>
        <draw:polygon draw:style-name="gr22" draw:text-style-name="P9" draw:layer="layout" svg:width="0.149cm" svg:height="0.149cm" svg:x="5.521cm" svg:y="5.672cm" svg:viewBox="0 0 150 150" draw:points="0,150 150,150 0,0">
          <text:p/>
        </draw:polygon>
        <draw:polygon draw:style-name="gr22" draw:text-style-name="P9" draw:layer="layout" svg:width="0.148cm" svg:height="0.296cm" svg:x="7.898cm" svg:y="6.267cm" svg:viewBox="0 0 149 297" draw:points="149,149 0,0 0,297">
          <text:p/>
        </draw:polygon>
        <draw:polygon draw:style-name="gr22" draw:text-style-name="P9" draw:layer="layout" svg:width="0.045cm" svg:height="0.045cm" svg:x="4.927cm" svg:y="4.588cm" svg:viewBox="0 0 46 46" draw:points="0,0 0,46 46,46">
          <text:p/>
        </draw:polygon>
        <draw:polygon draw:style-name="gr22" draw:text-style-name="P9" draw:layer="layout" svg:width="0.179cm" svg:height="0.104cm" svg:x="8.239cm" svg:y="6.311cm" svg:viewBox="0 0 180 105" draw:points="0,0 105,105 180,30">
          <text:p/>
        </draw:polygon>
        <draw:polygon draw:style-name="gr22" draw:text-style-name="P9" draw:layer="layout" svg:width="0.149cm" svg:height="0.242cm" svg:x="6.412cm" svg:y="6.267cm" svg:viewBox="0 0 150 243" draw:points="56,243 150,149 0,0 0,218">
          <text:p/>
        </draw:polygon>
        <draw:polygon draw:style-name="gr22" draw:text-style-name="P9" draw:layer="layout" svg:width="0.297cm" svg:height="0.121cm" svg:x="6.71cm" svg:y="6.563cm" svg:viewBox="0 0 298 122" draw:points="176,122 298,0 0,0 84,85">
          <text:p/>
        </draw:polygon>
        <draw:polygon draw:style-name="gr22" draw:text-style-name="P9" draw:layer="layout" svg:width="0.117cm" svg:height="0.297cm" svg:x="3.739cm" svg:y="2.999cm" svg:viewBox="0 0 118 298" draw:points="35,35 0,0 0,298 118,180">
          <text:p/>
        </draw:polygon>
        <draw:polygon draw:style-name="gr22" draw:text-style-name="P9" draw:layer="layout" svg:width="0.149cm" svg:height="0.222cm" svg:x="8.343cm" svg:y="6.341cm" svg:viewBox="0 0 150 223" draw:points="76,0 0,74 150,223 150,11">
          <text:p/>
        </draw:polygon>
        <draw:polygon draw:style-name="gr22" draw:text-style-name="P9" draw:layer="layout" svg:width="0.149cm" svg:height="0.173cm" svg:x="5.224cm" svg:y="5.672cm" svg:viewBox="0 0 150 174" draw:points="125,174 150,150 0,0 0,78">
          <text:p/>
        </draw:polygon>
        <draw:polygon draw:style-name="gr22" draw:text-style-name="P9" draw:layer="layout" svg:width="0.148cm" svg:height="0.122cm" svg:x="7.304cm" svg:y="6.712cm" svg:viewBox="0 0 149 123" draw:points="28,123 149,0 0,0 0,115">
          <text:p/>
        </draw:polygon>
        <draw:polygon draw:style-name="gr22" draw:text-style-name="P9" draw:layer="layout" svg:width="0.149cm" svg:height="0.148cm" svg:x="4.184cm" svg:y="4.633cm" svg:viewBox="0 0 150 149" draw:points="68,149 150,149 0,0 0,66">
          <text:p/>
        </draw:polygon>
        <draw:polygon draw:style-name="gr22" draw:text-style-name="P9" draw:layer="layout" svg:width="0.094cm" svg:height="0.148cm" svg:x="6.115cm" svg:y="5.524cm" svg:viewBox="0 0 95 149" draw:points="1,0 0,0 0,149 95,55">
          <text:p/>
        </draw:polygon>
        <draw:polygon draw:style-name="gr23" draw:text-style-name="P9" draw:layer="layout" svg:width="0.074cm" svg:height="0.142cm" svg:x="9.309cm" svg:y="6.421cm" svg:viewBox="0 0 75 143" draw:points="69,0 0,69 75,143 75,0">
          <text:p/>
        </draw:polygon>
        <draw:polygon draw:style-name="gr24" draw:text-style-name="P2" draw:layer="layout" svg:width="0.074cm" svg:height="0.142cm" svg:x="9.309cm" svg:y="6.421cm" svg:viewBox="0 0 75 143" draw:points="69,0 0,69 75,143 75,0">
          <text:p/>
        </draw:polygon>
        <draw:polygon draw:style-name="gr22" draw:text-style-name="P9" draw:layer="layout" svg:width="0.148cm" svg:height="0.148cm" svg:x="5.521cm" svg:y="5.227cm" svg:viewBox="0 0 149 149" draw:points="148,0 0,0 0,149 149,0">
          <text:p/>
        </draw:polygon>
        <draw:polygon draw:style-name="gr22" draw:text-style-name="P9" draw:layer="layout" svg:width="0.297cm" svg:height="0.096cm" svg:x="7.601cm" svg:y="6.861cm" svg:viewBox="0 0 298 97" draw:points="200,97 298,0 0,0 63,64">
          <text:p/>
        </draw:polygon>
        <draw:polygon draw:style-name="gr22" draw:text-style-name="P9" draw:layer="layout" svg:width="0.149cm" svg:height="0.149cm" svg:x="3.59cm" svg:y="2.85cm" svg:viewBox="0 0 150 150" draw:points="84,0 0,0 150,150 150,123">
          <text:p/>
        </draw:polygon>
        <draw:polygon draw:style-name="gr22" draw:text-style-name="P9" draw:layer="layout" svg:width="0.297cm" svg:height="0.12cm" svg:x="5.521cm" svg:y="5.969cm" svg:viewBox="0 0 298 121" draw:points="177,121 298,0 0,0 4,4">
          <text:p/>
        </draw:polygon>
        <draw:polygon draw:style-name="gr22" draw:text-style-name="P9" draw:layer="layout" svg:width="0.148cm" svg:height="0.148cm" svg:x="4.779cm" svg:y="5.227cm" svg:viewBox="0 0 149 149" draw:points="16,149 149,149 0,0 0,133">
          <text:p/>
        </draw:polygon>
        <draw:polygon draw:style-name="gr22" draw:text-style-name="P9" draw:layer="layout" svg:width="0.149cm" svg:height="0.145cm" svg:x="9.086cm" svg:y="6.418cm" svg:viewBox="0 0 150 146" draw:points="147,0 0,146 150,146 150,0">
          <text:p/>
        </draw:polygon>
        <draw:polygon draw:style-name="gr22" draw:text-style-name="P9" draw:layer="layout" svg:width="0.064cm" svg:height="0.149cm" svg:x="3.675cm" svg:y="3.89cm" svg:viewBox="0 0 65 150" draw:points="53,150 65,150 65,0 0,65">
          <text:p/>
        </draw:polygon>
        <draw:polygon draw:style-name="gr22" draw:text-style-name="P9" draw:layer="layout" svg:width="0.073cm" svg:height="0.149cm" svg:x="2.848cm" svg:y="0.919cm" svg:viewBox="0 0 74 150" draw:points="37,37 0,0 0,150 74,150">
          <text:p/>
        </draw:polygon>
        <draw:polygon draw:style-name="gr22" draw:text-style-name="P9" draw:layer="layout" svg:width="0.1cm" svg:height="0.149cm" svg:x="2.996cm" svg:y="1.513cm" svg:viewBox="0 0 101 150" draw:points="83,0 0,0 0,150 101,50">
          <text:p/>
        </draw:polygon>
        <draw:polygon draw:style-name="gr22" draw:text-style-name="P9" draw:layer="layout" svg:width="0.121cm" svg:height="0.074cm" svg:x="2.578cm" svg:y="1.291cm" svg:viewBox="0 0 122 75" draw:points="8,75 122,75 48,0 0,48">
          <text:p/>
        </draw:polygon>
        <draw:polygon draw:style-name="gr22" draw:text-style-name="P9" draw:layer="layout" svg:width="0.149cm" svg:height="0.147cm" svg:x="8.046cm" svg:y="6.861cm" svg:viewBox="0 0 150 148" draw:points="1,148 150,0 0,0 0,148">
          <text:p/>
        </draw:polygon>
        <draw:polygon draw:style-name="gr22" draw:text-style-name="P9" draw:layer="layout" svg:width="0.097cm" svg:height="0.148cm" svg:x="4.927cm" svg:y="4.633cm" svg:viewBox="0 0 98 149" draw:points="45,0 0,0 0,149 98,52">
          <text:p/>
        </draw:polygon>
        <draw:polygon draw:style-name="gr22" draw:text-style-name="P9" draw:layer="layout" svg:width="0.127cm" svg:height="0.148cm" svg:x="4.333cm" svg:y="4.039cm" svg:viewBox="0 0 128 149" draw:points="111,0 0,0 0,149 128,21">
          <text:p/>
        </draw:polygon>
        <draw:polygon draw:style-name="gr22" draw:text-style-name="P9" draw:layer="layout" svg:width="0.149cm" svg:height="0.146cm" svg:x="4.184cm" svg:y="3.893cm" svg:viewBox="0 0 150 147" draw:points="147,0 0,147 150,147 150,3">
          <text:p/>
        </draw:polygon>
        <draw:polygon draw:style-name="gr22" draw:text-style-name="P9" draw:layer="layout" svg:width="0.102cm" svg:height="0.149cm" svg:x="4.63cm" svg:y="4.335cm" svg:viewBox="0 0 103 150" draw:points="62,0 0,0 0,150 103,48">
          <text:p/>
        </draw:polygon>
        <draw:polygon draw:style-name="gr22" draw:text-style-name="P9" draw:layer="layout" svg:width="0.148cm" svg:height="0.127cm" svg:x="5.373cm" svg:y="5.1cm" svg:viewBox="0 0 149 128" draw:points="128,0 0,128 149,128 149,16">
          <text:p/>
        </draw:polygon>
        <draw:polygon draw:style-name="gr22" draw:text-style-name="P9" draw:layer="layout" svg:width="0.149cm" svg:height="0.271cm" svg:x="8.937cm" svg:y="6.861cm" svg:viewBox="0 0 150 272" draw:points="150,272 150,0 0,149 123,271">
          <text:p/>
        </draw:polygon>
        <draw:polygon draw:style-name="gr22" draw:text-style-name="P9" draw:layer="layout" svg:width="0.149cm" svg:height="0.149cm" svg:x="3.887cm" svg:y="3.444cm" svg:viewBox="0 0 150 150" draw:points="134,0 0,0 150,150 150,26">
          <text:p/>
        </draw:polygon>
        <draw:polygon draw:style-name="gr22" draw:text-style-name="P9" draw:layer="layout" svg:width="0.148cm" svg:height="0.098cm" svg:x="4.779cm" svg:y="4.535cm" svg:viewBox="0 0 149 99" draw:points="98,0 0,99 149,99 149,53">
          <text:p/>
        </draw:polygon>
        <draw:polygon draw:style-name="gr22" draw:text-style-name="P9" draw:layer="layout" svg:width="0.149cm" svg:height="0.218cm" svg:x="8.343cm" svg:y="6.861cm" svg:viewBox="0 0 150 219" draw:points="150,219 150,0 0,149 58,206">
          <text:p/>
        </draw:polygon>
        <draw:polygon draw:style-name="gr22" draw:text-style-name="P9" draw:layer="layout" svg:width="0.149cm" svg:height="0.094cm" svg:x="6.115cm" svg:y="5.578cm" svg:viewBox="0 0 150 95" draw:points="95,0 0,95 150,95 150,31">
          <text:p/>
        </draw:polygon>
        <draw:polygon draw:style-name="gr22" draw:text-style-name="P9" draw:layer="layout" svg:width="0.148cm" svg:height="0.148cm" svg:x="4.482cm" svg:y="4.93cm" svg:viewBox="0 0 149 149" draw:points="24,149 149,149 0,0 0,123">
          <text:p/>
        </draw:polygon>
        <draw:polygon draw:style-name="gr22" draw:text-style-name="P9" draw:layer="layout" svg:width="0.149cm" svg:height="0.039cm" svg:x="8.64cm" svg:y="6.376cm" svg:viewBox="0 0 150 40" draw:points="41,0 0,40 150,40 150,12">
          <text:p/>
        </draw:polygon>
        <draw:polygon draw:style-name="gr22" draw:text-style-name="P9" draw:layer="layout" svg:width="0.148cm" svg:height="0.112cm" svg:x="8.195cm" svg:y="6.303cm" svg:viewBox="0 0 149 113" draw:points="0,0 0,113 149,113 45,8">
          <text:p/>
        </draw:polygon>
        <draw:polygon draw:style-name="gr22" draw:text-style-name="P9" draw:layer="layout" svg:width="0.148cm" svg:height="0.211cm" svg:x="8.492cm" svg:y="6.352cm" svg:viewBox="0 0 149 212" draw:points="0,0 0,212 149,63 99,13">
          <text:p/>
        </draw:polygon>
        <draw:polygon draw:style-name="gr22" draw:text-style-name="P9" draw:layer="layout" svg:width="0.149cm" svg:height="0.148cm" svg:x="6.561cm" svg:y="6.415cm" svg:viewBox="0 0 150 149" draw:points="28,149 150,149 0,0 0,138">
          <text:p/>
        </draw:polygon>
        <draw:polygon draw:style-name="gr22" draw:text-style-name="P9" draw:layer="layout" svg:width="0.149cm" svg:height="0.114cm" svg:x="7.155cm" svg:y="6.712cm" svg:viewBox="0 0 150 115" draw:points="150,115 150,0 0,0 99,98">
          <text:p/>
        </draw:polygon>
        <draw:polygon draw:style-name="gr22" draw:text-style-name="P9" draw:layer="layout" svg:width="0.149cm" svg:height="0.149cm" svg:x="4.63cm" svg:y="5.078cm" svg:viewBox="0 0 150 150" draw:points="16,150 150,150 0,0 0,134">
          <text:p/>
        </draw:polygon>
        <draw:polygon draw:style-name="gr22" draw:text-style-name="P9" draw:layer="layout" svg:width="0.137cm" svg:height="0.149cm" svg:x="6.264cm" svg:y="5.672cm" svg:viewBox="0 0 138 150" draw:points="117,0 0,0 0,150 138,12">
          <text:p/>
        </draw:polygon>
        <draw:polygon draw:style-name="gr22" draw:text-style-name="P9" draw:layer="layout" svg:width="0.081cm" svg:height="0.148cm" svg:x="3.887cm" svg:y="3.296cm" svg:viewBox="0 0 82 149" draw:points="40,0 0,0 0,149 82,68">
          <text:p/>
        </draw:polygon>
        <draw:polygon draw:style-name="gr22" draw:text-style-name="P9" draw:layer="layout" svg:width="0.148cm" svg:height="0.118cm" svg:x="3.739cm" svg:y="3.178cm" svg:viewBox="0 0 149 119" draw:points="118,0 0,119 149,119 149,54">
          <text:p/>
        </draw:polygon>
        <draw:polygon draw:style-name="gr22" draw:text-style-name="P9" draw:layer="layout" svg:width="0.112cm" svg:height="0.148cm" svg:x="5.224cm" svg:y="4.93cm" svg:viewBox="0 0 113 149" draw:points="71,0 0,0 0,149 113,37">
          <text:p/>
        </draw:polygon>
        <draw:polygon draw:style-name="gr22" draw:text-style-name="P9" draw:layer="layout" svg:width="0.149cm" svg:height="0.112cm" svg:x="5.224cm" svg:y="4.966cm" svg:viewBox="0 0 150 113" draw:points="113,0 0,113 150,113 150,32">
          <text:p/>
        </draw:polygon>
        <draw:polygon draw:style-name="gr22" draw:text-style-name="P9" draw:layer="layout" svg:width="0.12cm" svg:height="0.149cm" svg:x="5.698cm" svg:y="5.969cm" svg:viewBox="0 0 121 150" draw:points="46,150 121,150 121,0 0,121">
          <text:p/>
        </draw:polygon>
        <draw:polygon draw:style-name="gr22" draw:text-style-name="P9" draw:layer="layout" svg:width="0.133cm" svg:height="0.297cm" svg:x="2.418cm" svg:y="0.622cm" svg:viewBox="0 0 134 298" draw:points="12,178 134,298 134,0 0,134">
          <text:p/>
        </draw:polygon>
        <draw:polygon draw:style-name="gr22" draw:text-style-name="P9" draw:layer="layout" svg:width="0.083cm" svg:height="0.148cm" svg:x="3.359cm" svg:y="3.296cm" svg:viewBox="0 0 84 149" draw:points="34,149 84,149 84,0 0,83">
          <text:p/>
        </draw:polygon>
        <draw:polygon draw:style-name="gr22" draw:text-style-name="P9" draw:layer="layout" svg:width="0.113cm" svg:height="0.074cm" svg:x="2.586cm" svg:y="1.365cm" svg:viewBox="0 0 114 75" draw:points="14,51 39,75 114,0 0,0">
          <text:p/>
        </draw:polygon>
        <draw:polygon draw:style-name="gr22" draw:text-style-name="P9" draw:layer="layout" svg:width="0.148cm" svg:height="0.149cm" svg:x="7.007cm" svg:y="5.969cm" svg:viewBox="0 0 149 150" draw:points="20,0 0,0 149,150 149,50">
          <text:p/>
        </draw:polygon>
        <draw:polygon draw:style-name="gr22" draw:text-style-name="P9" draw:layer="layout" svg:width="0.297cm" svg:height="0.092cm" svg:x="6.71cm" svg:y="5.877cm" svg:viewBox="0 0 298 93" draw:points="92,0 0,93 298,93 285,80">
          <text:p/>
        </draw:polygon>
        <draw:polygon draw:style-name="gr22" draw:text-style-name="P9" draw:layer="layout" svg:width="0.074cm" svg:height="0.145cm" svg:x="9.235cm" svg:y="6.418cm" svg:viewBox="0 0 75 146" draw:points="0,0 0,146 75,72 2,0">
          <text:p/>
        </draw:polygon>
        <draw:polygon draw:style-name="gr22" draw:text-style-name="P9" draw:layer="layout" svg:width="0.149cm" svg:height="0.149cm" svg:x="4.333cm" svg:y="4.781cm" svg:viewBox="0 0 150 150" draw:points="43,150 150,150 0,0 0,101">
          <text:p/>
        </draw:polygon>
        <draw:polygon draw:style-name="gr22" draw:text-style-name="P9" draw:layer="layout" svg:width="0.061cm" svg:height="0.148cm" svg:x="3.293cm" svg:y="2.108cm" svg:viewBox="0 0 62 149" draw:points="23,0 0,0 0,149 62,88">
          <text:p/>
        </draw:polygon>
        <draw:polygon draw:style-name="gr22" draw:text-style-name="P9" draw:layer="layout" svg:width="0.12cm" svg:height="0.297cm" svg:x="3.145cm" svg:y="1.811cm" svg:viewBox="0 0 121 298" draw:points="82,81 0,0 0,298 121,178">
          <text:p/>
        </draw:polygon>
        <draw:polygon draw:style-name="gr23" draw:text-style-name="P9" draw:layer="layout" svg:width="0.148cm" svg:height="0.133cm" svg:x="9.235cm" svg:y="7.009cm" svg:viewBox="0 0 149 134" draw:points="149,134 149,0 0,0 133,133">
          <text:p/>
        </draw:polygon>
        <draw:polygon draw:style-name="gr24" draw:text-style-name="P2" draw:layer="layout" svg:width="0.148cm" svg:height="0.133cm" svg:x="9.235cm" svg:y="7.009cm" svg:viewBox="0 0 149 134" draw:points="149,134 149,0 0,0 133,133">
          <text:p/>
        </draw:polygon>
        <draw:polygon draw:style-name="gr22" draw:text-style-name="P9" draw:layer="layout" svg:width="0.071cm" svg:height="0.297cm" svg:x="2.48cm" svg:y="0.919cm" svg:viewBox="0 0 72 298" draw:points="61,287 72,298 72,0 0,71">
          <text:p/>
        </draw:polygon>
        <draw:polygon draw:style-name="gr22" draw:text-style-name="P9" draw:layer="layout" svg:width="0.148cm" svg:height="0.12cm" svg:x="3.145cm" svg:y="1.988cm" svg:viewBox="0 0 149 121" draw:points="121,0 0,121 149,121 149,67">
          <text:p/>
        </draw:polygon>
        <draw:polygon draw:style-name="gr22" draw:text-style-name="P9" draw:layer="layout" svg:width="0.088cm" svg:height="0.074cm" svg:x="2.611cm" svg:y="1.439cm" svg:viewBox="0 0 89 75" draw:points="19,75 89,75 14,0 0,15">
          <text:p/>
        </draw:polygon>
        <draw:polygon draw:style-name="gr22" draw:text-style-name="P9" draw:layer="layout" svg:width="0.148cm" svg:height="0.043cm" svg:x="8.195cm" svg:y="7.009cm" svg:viewBox="0 0 149 44" draw:points="107,44 149,0 0,0 0,26">
          <text:p/>
        </draw:polygon>
        <draw:polygon draw:style-name="gr22" draw:text-style-name="P9" draw:layer="layout" svg:width="0.297cm" svg:height="0.148cm" svg:x="5.521cm" svg:y="5.227cm" svg:viewBox="0 0 298 149" draw:points="148,0 0,149 298,149 153,4">
          <text:p/>
        </draw:polygon>
        <draw:polygon draw:style-name="gr22" draw:text-style-name="P9" draw:layer="layout" svg:width="0.066cm" svg:height="0.148cm" svg:x="3.079cm" svg:y="2.702cm" svg:viewBox="0 0 67 149" draw:points="37,149 67,149 67,0 0,66">
          <text:p/>
        </draw:polygon>
        <draw:polygon draw:style-name="gr22" draw:text-style-name="P9" draw:layer="layout" svg:width="0.297cm" svg:height="0.148cm" svg:x="7.304cm" svg:y="6.119cm" svg:viewBox="0 0 298 149" draw:points="148,0 0,149 298,149 149,0">
          <text:p/>
        </draw:polygon>
        <draw:polygon draw:style-name="gr22" draw:text-style-name="P9" draw:layer="layout" svg:width="0.148cm" svg:height="0.098cm" svg:x="3.739cm" svg:y="4.039cm" svg:viewBox="0 0 149 99" draw:points="51,99 149,0 0,0 0,19">
          <text:p/>
        </draw:polygon>
        <draw:polygon draw:style-name="gr22" draw:text-style-name="P9" draw:layer="layout" svg:width="0.129cm" svg:height="0.297cm" svg:x="3.907cm" svg:y="4.187cm" svg:viewBox="0 0 130 298" draw:points="91,259 130,298 130,0 0,130">
          <text:p/>
        </draw:polygon>
        <draw:polygon draw:style-name="gr22" draw:text-style-name="P9" draw:layer="layout" svg:width="0.149cm" svg:height="0.149cm" svg:x="3.59cm" svg:y="3.741cm" svg:viewBox="0 0 150 150" draw:points="49,150 150,150 0,0 0,69">
          <text:p/>
        </draw:polygon>
        <draw:polygon draw:style-name="gr22" draw:text-style-name="P9" draw:layer="layout" svg:width="0.148cm" svg:height="0.102cm" svg:x="5.076cm" svg:y="4.828cm" svg:viewBox="0 0 149 103" draw:points="103,0 0,103 149,103 149,41">
          <text:p/>
        </draw:polygon>
        <draw:polygon draw:style-name="gr22" draw:text-style-name="P9" draw:layer="layout" svg:width="0.148cm" svg:height="0.148cm" svg:x="5.373cm" svg:y="5.821cm" svg:viewBox="0 0 149 149" draw:points="148,149 149,149 0,0 0,44">
          <text:p/>
        </draw:polygon>
        <draw:polygon draw:style-name="gr22" draw:text-style-name="P9" draw:layer="layout" svg:width="0.149cm" svg:height="0.186cm" svg:x="6.561cm" svg:y="5.783cm" svg:viewBox="0 0 150 187" draw:points="39,0 0,38 150,187 150,53">
          <text:p/>
        </draw:polygon>
        <draw:polygon draw:style-name="gr22" draw:text-style-name="P9" draw:layer="layout" svg:width="0.148cm" svg:height="0.125cm" svg:x="3.145cm" svg:y="2.85cm" svg:viewBox="0 0 149 126" draw:points="24,126 149,0 0,0 0,71">
          <text:p/>
        </draw:polygon>
        <draw:polygon draw:style-name="gr22" draw:text-style-name="P9" draw:layer="layout" svg:width="0.149cm" svg:height="0.038cm" svg:x="7.452cm" svg:y="6.861cm" svg:viewBox="0 0 150 39" draw:points="112,39 150,0 0,0 0,8">
          <text:p/>
        </draw:polygon>
        <draw:polygon draw:style-name="gr22" draw:text-style-name="P9" draw:layer="layout" svg:width="0.149cm" svg:height="0.148cm" svg:x="2.699cm" svg:y="0.771cm" svg:viewBox="0 0 150 149" draw:points="127,0 0,0 150,149 150,75">
          <text:p/>
        </draw:polygon>
        <draw:polygon draw:style-name="gr22" draw:text-style-name="P9" draw:layer="layout" svg:width="0.149cm" svg:height="0.161cm" svg:x="8.937cm" svg:y="6.402cm" svg:viewBox="0 0 150 162" draw:points="14,0 0,13 150,162 150,9">
          <text:p/>
        </draw:polygon>
        <draw:polygon draw:style-name="gr22" draw:text-style-name="P9" draw:layer="layout" svg:width="0.148cm" svg:height="0.112cm" svg:x="4.482cm" svg:y="4.223cm" svg:viewBox="0 0 149 113" draw:points="113,0 0,113 149,113 149,43">
          <text:p/>
        </draw:polygon>
        <draw:polygon draw:style-name="gr22" draw:text-style-name="P9" draw:layer="layout" svg:width="0.148cm" svg:height="0.226cm" svg:x="8.492cm" svg:y="6.861cm" svg:viewBox="0 0 149 227" draw:points="71,227 149,149 0,0 0,219">
          <text:p/>
        </draw:polygon>
        <draw:polygon draw:style-name="gr22" draw:text-style-name="P9" draw:layer="layout" svg:width="0.148cm" svg:height="0.148cm" svg:x="2.848cm" svg:y="2.108cm" svg:viewBox="0 0 149 149" draw:points="30,149 149,149 0,0 0,65">
          <text:p/>
        </draw:polygon>
        <draw:polygon draw:style-name="gr22" draw:text-style-name="P9" draw:layer="layout" svg:width="0.121cm" svg:height="0.149cm" svg:x="7.331cm" svg:y="6.712cm" svg:viewBox="0 0 122 150" draw:points="92,150 122,150 122,0 0,123">
          <text:p/>
        </draw:polygon>
        <draw:polygon draw:style-name="gr22" draw:text-style-name="P9" draw:layer="layout" svg:width="0.149cm" svg:height="0.223cm" svg:x="7.155cm" svg:y="6.044cm" svg:viewBox="0 0 150 224" draw:points="75,0 0,75 150,224 150,26">
          <text:p/>
        </draw:polygon>
        <draw:polygon draw:style-name="gr22" draw:text-style-name="P9" draw:layer="layout" svg:width="0.094cm" svg:height="0.297cm" svg:x="2.754cm" svg:y="1.811cm" svg:viewBox="0 0 95 298" draw:points="59,263 95,298 95,0 0,93">
          <text:p/>
        </draw:polygon>
        <draw:polygon draw:style-name="gr22" draw:text-style-name="P9" draw:layer="layout" svg:width="0.082cm" svg:height="0.148cm" svg:x="2.996cm" svg:y="1.365cm" svg:viewBox="0 0 83 149" draw:points="45,44 0,0 0,149 83,149">
          <text:p/>
        </draw:polygon>
        <draw:polygon draw:style-name="gr22" draw:text-style-name="P9" draw:layer="layout" svg:width="0.149cm" svg:height="0.149cm" svg:x="2.996cm" svg:y="2.553cm" svg:viewBox="0 0 150 150" draw:points="57,150 150,150 0,0 0,12">
          <text:p/>
        </draw:polygon>
        <draw:polygon draw:style-name="gr22" draw:text-style-name="P9" draw:layer="layout" svg:width="0.062cm" svg:height="0.148cm" svg:x="2.934cm" svg:y="2.405cm" svg:viewBox="0 0 63 149" draw:points="56,142 63,149 63,0 0,0">
          <text:p/>
        </draw:polygon>
        <draw:polygon draw:style-name="gr22" draw:text-style-name="P9" draw:layer="layout" svg:width="0.167cm" svg:height="0.149cm" svg:x="2.681cm" svg:y="1.662cm" svg:viewBox="0 0 168 150" draw:points="45,150 168,150 18,0 0,18">
          <text:p/>
        </draw:polygon>
        <draw:polygon draw:style-name="gr22" draw:text-style-name="P9" draw:layer="layout" svg:width="0.148cm" svg:height="0.149cm" svg:x="2.848cm" svg:y="1.216cm" svg:viewBox="0 0 149 150" draw:points="124,0 0,0 149,150 149,74">
          <text:p/>
        </draw:polygon>
        <draw:polygon draw:style-name="gr22" draw:text-style-name="P9" draw:layer="layout" svg:width="0.08cm" svg:height="0.148cm" svg:x="2.699cm" svg:y="0.474cm" svg:viewBox="0 0 81 149" draw:points="52,53 0,0 0,149 81,149">
          <text:p/>
        </draw:polygon>
        <draw:polygon draw:style-name="gr22" draw:text-style-name="P9" draw:layer="layout" svg:width="0.148cm" svg:height="0.106cm" svg:x="8.789cm" svg:y="7.009cm" svg:viewBox="0 0 149 107" draw:points="44,107 149,0 0,0 0,103">
          <text:p/>
        </draw:polygon>
        <draw:polygon draw:style-name="gr22" draw:text-style-name="P9" draw:layer="layout" svg:width="0.247cm" svg:height="0.148cm" svg:x="3.789cm" svg:y="4.039cm" svg:viewBox="0 0 248 149" draw:points="33,149 248,149 99,0 0,99">
          <text:p/>
        </draw:polygon>
        <draw:polygon draw:style-name="gr22" draw:text-style-name="P9" draw:layer="layout" svg:width="0.297cm" svg:height="0.146cm" svg:x="6.115cm" svg:y="6.267cm" svg:viewBox="0 0 298 147" draw:points="151,147 298,0 0,0 143,143">
          <text:p/>
        </draw:polygon>
        <draw:polygon draw:style-name="gr22" draw:text-style-name="P9" draw:layer="layout" svg:width="0.119cm" svg:height="0.148cm" svg:x="3.471cm" svg:y="3.593cm" svg:viewBox="0 0 120 149" draw:points="36,66 120,149 120,0 0,0">
          <text:p/>
        </draw:polygon>
        <draw:polygon draw:style-name="gr22" draw:text-style-name="P9" draw:layer="layout" svg:width="0.273cm" svg:height="0.149cm" svg:x="3.169cm" svg:y="2.85cm" svg:viewBox="0 0 274 150" draw:points="11,150 274,150 124,0 0,126">
          <text:p/>
        </draw:polygon>
        <draw:polygon draw:style-name="gr22" draw:text-style-name="P9" draw:layer="layout" svg:width="0.144cm" svg:height="0.149cm" svg:x="4.184cm" svg:y="3.741cm" svg:viewBox="0 0 145 150" draw:points="133,133 0,0 0,150 145,150">
          <text:p/>
        </draw:polygon>
        <draw:polygon draw:style-name="gr22" draw:text-style-name="P9" draw:layer="layout" svg:width="0.148cm" svg:height="0.13cm" svg:x="3.442cm" svg:y="3.444cm" svg:viewBox="0 0 149 131" draw:points="19,131 149,0 0,0 0,95">
          <text:p/>
        </draw:polygon>
        <draw:polygon draw:style-name="gr22" draw:text-style-name="P9" draw:layer="layout" svg:width="0.069cm" svg:height="0.149cm" svg:x="2.63cm" svg:y="1.513cm" svg:viewBox="0 0 70 150" draw:points="36,117 70,150 70,0 0,0">
          <text:p/>
        </draw:polygon>
        <draw:polygon draw:style-name="gr22" draw:text-style-name="P9" draw:layer="layout" svg:width="0.297cm" svg:height="0.082cm" svg:x="7.601cm" svg:y="6.185cm" svg:viewBox="0 0 298 83" draw:points="81,0 0,83 298,83 263,47">
          <text:p/>
        </draw:polygon>
        <draw:polygon draw:style-name="gr22" draw:text-style-name="P9" draw:layer="layout" svg:width="0.148cm" svg:height="0.149cm" svg:x="5.967cm" svg:y="6.118cm" svg:viewBox="0 0 149 150" draw:points="25,150 149,150 0,0 0,135">
          <text:p/>
        </draw:polygon>
        <draw:polygon draw:style-name="gr22" draw:text-style-name="P9" draw:layer="layout" svg:width="0.148cm" svg:height="0.148cm" svg:x="4.036cm" svg:y="3.593cm" svg:viewBox="0 0 149 149" draw:points="83,0 0,0 149,149 149,99">
          <text:p/>
        </draw:polygon>
        <draw:polygon draw:style-name="gr22" draw:text-style-name="P9" draw:layer="layout" svg:width="0.266cm" svg:height="0.148cm" svg:x="7.898cm" svg:y="6.267cm" svg:viewBox="0 0 267 149" draw:points="124,0 0,0 148,149 267,31">
          <text:p/>
        </draw:polygon>
        <draw:polygon draw:style-name="gr22" draw:text-style-name="P9" draw:layer="layout" svg:width="0.127cm" svg:height="0.149cm" svg:x="5.373cm" svg:y="5.078cm" svg:viewBox="0 0 128 150" draw:points="101,0 0,0 0,150 128,22">
          <text:p/>
        </draw:polygon>
        <draw:polygon draw:style-name="gr22" draw:text-style-name="P9" draw:layer="layout" svg:width="0.149cm" svg:height="0.102cm" svg:x="8.64cm" svg:y="7.009cm" svg:viewBox="0 0 150 103" draw:points="150,103 150,0 0,0 98,98">
          <text:p/>
        </draw:polygon>
        <draw:polygon draw:style-name="gr22" draw:text-style-name="P9" draw:layer="layout" svg:width="0.149cm" svg:height="0.272cm" svg:x="9.086cm" svg:y="6.861cm" svg:viewBox="0 0 150 273" draw:points="25,273 150,149 0,0 0,272">
          <text:p/>
        </draw:polygon>
        <draw:polygon draw:style-name="gr22" draw:text-style-name="P9" draw:layer="layout" svg:width="0.149cm" svg:height="0.149cm" svg:x="4.927cm" svg:y="5.375cm" svg:viewBox="0 0 150 150" draw:points="29,150 150,150 0,0 0,124">
          <text:p/>
        </draw:polygon>
        <draw:polygon draw:style-name="gr22" draw:text-style-name="P9" draw:layer="layout" svg:width="0.148cm" svg:height="0.148cm" svg:x="5.076cm" svg:y="5.524cm" svg:viewBox="0 0 149 149" draw:points="54,149 149,149 0,0 0,105">
          <text:p/>
        </draw:polygon>
        <draw:polygon draw:style-name="gr22" draw:text-style-name="P9" draw:layer="layout" svg:width="0.149cm" svg:height="0.149cm" svg:x="5.818cm" svg:y="5.375cm" svg:viewBox="0 0 150 150" draw:points="65,0 0,0 150,150 150,57">
          <text:p/>
        </draw:polygon>
        <draw:polygon draw:style-name="gr22" draw:text-style-name="P9" draw:layer="layout" svg:width="0.149cm" svg:height="0.149cm" svg:x="3.293cm" svg:y="2.256cm" svg:viewBox="0 0 150 150" draw:points="90,0 0,0 150,150 150,133">
          <text:p/>
        </draw:polygon>
        <draw:polygon draw:style-name="gr22" draw:text-style-name="P9" draw:layer="layout" svg:width="0.149cm" svg:height="0.149cm" svg:x="3.293cm" svg:y="3.147cm" svg:viewBox="0 0 150 150" draw:points="26,150 150,150 0,0 0,98">
          <text:p/>
        </draw:polygon>
        <draw:polygon draw:style-name="gr22" draw:text-style-name="P9" draw:layer="layout" svg:width="0.112cm" svg:height="0.148cm" svg:x="4.482cm" svg:y="4.187cm" svg:viewBox="0 0 113 149" draw:points="82,0 0,0 0,149 113,37">
          <text:p/>
        </draw:polygon>
        <draw:polygon draw:style-name="gr22" draw:text-style-name="P9" draw:layer="layout" svg:width="0.091cm" svg:height="0.148cm" svg:x="2.848cm" svg:y="1.068cm" svg:viewBox="0 0 92 149" draw:points="74,0 0,0 0,149 92,58">
          <text:p/>
        </draw:polygon>
        <draw:polygon draw:style-name="gr22" draw:text-style-name="P9" draw:layer="layout" svg:width="0.149cm" svg:height="0.127cm" svg:x="4.333cm" svg:y="4.06cm" svg:viewBox="0 0 150 128" draw:points="128,0 0,128 150,128 150,28">
          <text:p/>
        </draw:polygon>
        <draw:polygon draw:style-name="gr22" draw:text-style-name="P9" draw:layer="layout" svg:width="0.149cm" svg:height="0.102cm" svg:x="4.63cm" svg:y="4.382cm" svg:viewBox="0 0 150 103" draw:points="103,0 0,103 150,103 150,51">
          <text:p/>
        </draw:polygon>
        <draw:polygon draw:style-name="gr22" draw:text-style-name="P9" draw:layer="layout" svg:width="0.102cm" svg:height="0.149cm" svg:x="5.076cm" svg:y="4.781cm" svg:viewBox="0 0 103 150" draw:points="52,0 0,0 0,150 103,48">
          <text:p/>
        </draw:polygon>
        <draw:polygon draw:style-name="gr22" draw:text-style-name="P9" draw:layer="layout" svg:width="0.149cm" svg:height="0.097cm" svg:x="4.927cm" svg:y="4.684cm" svg:viewBox="0 0 150 98" draw:points="98,0 0,98 150,98 150,50">
          <text:p/>
        </draw:polygon>
        <draw:polygon draw:style-name="gr22" draw:text-style-name="P9" draw:layer="layout" svg:width="0.102cm" svg:height="0.297cm" svg:x="3.442cm" svg:y="2.405cm" svg:viewBox="0 0 103 298" draw:points="15,15 0,0 0,298 103,196">
          <text:p/>
        </draw:polygon>
        <draw:polygon draw:style-name="gr22" draw:text-style-name="P9" draw:layer="layout" svg:width="0.097cm" svg:height="0.149cm" svg:x="4.779cm" svg:y="4.484cm" svg:viewBox="0 0 98 150" draw:points="49,0 0,0 0,150 98,52">
          <text:p/>
        </draw:polygon>
        <draw:polygon draw:style-name="gr22" draw:text-style-name="P9" draw:layer="layout" svg:width="0.149cm" svg:height="0.149cm" svg:x="2.996cm" svg:y="1.662cm" svg:viewBox="0 0 150 150" draw:points="139,0 0,0 150,150 150,29">
          <text:p/>
        </draw:polygon>
        <draw:polygon draw:style-name="gr22" draw:text-style-name="P9" draw:layer="layout" svg:width="0.148cm" svg:height="0.147cm" svg:x="7.898cm" svg:y="6.861cm" svg:viewBox="0 0 149 148" draw:points="149,148 149,0 0,0 148,148">
          <text:p/>
        </draw:polygon>
        <draw:polygon draw:style-name="gr22" draw:text-style-name="P9" draw:layer="layout" svg:width="0.148cm" svg:height="0.149cm" svg:x="4.036cm" svg:y="4.484cm" svg:viewBox="0 0 149 150" draw:points="100,150 149,150 0,0 0,17">
          <text:p/>
        </draw:polygon>
        <draw:polygon draw:style-name="gr22" draw:text-style-name="P9" draw:layer="layout" svg:width="0.149cm" svg:height="0.131cm" svg:x="6.412cm" svg:y="5.69cm" svg:viewBox="0 0 150 132" draw:points="0,0 0,132 150,132 37,18">
          <text:p/>
        </draw:polygon>
        <draw:polygon draw:style-name="gr22" draw:text-style-name="P9" draw:layer="layout" svg:width="0.192cm" svg:height="0.148cm" svg:x="2.359cm" svg:y="0.474cm" svg:viewBox="0 0 193 149" draw:points="28,149 193,149 44,0 0,43">
          <text:p/>
        </draw:polygon>
        <draw:polygon draw:style-name="gr22" draw:text-style-name="P9" draw:layer="layout" svg:width="0.149cm" svg:height="0.085cm" svg:x="5.818cm" svg:y="6.118cm" svg:viewBox="0 0 150 86" draw:points="65,86 150,0 0,0 0,47">
          <text:p/>
        </draw:polygon>
        <draw:polygon draw:style-name="gr22" draw:text-style-name="P9" draw:layer="layout" svg:width="0.148cm" svg:height="0.137cm" svg:x="6.264cm" svg:y="5.684cm" svg:viewBox="0 0 149 138" draw:points="138,0 0,138 149,138 149,6">
          <text:p/>
        </draw:polygon>
        <draw:polygon draw:style-name="gr22" draw:text-style-name="P9" draw:layer="layout" svg:width="0.129cm" svg:height="0.149cm" svg:x="3.461cm" svg:y="3.444cm" svg:viewBox="0 0 130 150" draw:points="10,150 130,150 130,0 0,131">
          <text:p/>
        </draw:polygon>
        <draw:polygon draw:style-name="gr22" draw:text-style-name="P9" draw:layer="layout" svg:width="0.054cm" svg:height="0.148cm" svg:x="3.59cm" svg:y="2.702cm" svg:viewBox="0 0 55 149" draw:points="5,0 0,0 0,149 55,95">
          <text:p/>
        </draw:polygon>
        <draw:polygon draw:style-name="gr22" draw:text-style-name="P9" draw:layer="layout" svg:width="0.146cm" svg:height="0.149cm" svg:x="4.184cm" svg:y="3.89cm" svg:viewBox="0 0 147 150" draw:points="145,0 0,0 0,150 147,3">
          <text:p/>
        </draw:polygon>
        <draw:polygon draw:style-name="gr22" draw:text-style-name="P9" draw:layer="layout" svg:width="0.148cm" svg:height="0.148cm" svg:x="8.047cm" svg:y="6.861cm" svg:viewBox="0 0 149 149" draw:points="6,149 149,149 149,0 0,148">
          <text:p/>
        </draw:polygon>
        <draw:polygon draw:style-name="gr22" draw:text-style-name="P9" draw:layer="layout" svg:width="0.148cm" svg:height="0.102cm" svg:x="3.442cm" svg:y="2.6cm" svg:viewBox="0 0 149 103" draw:points="103,0 0,103 149,103 149,93">
          <text:p/>
        </draw:polygon>
        <draw:polygon draw:style-name="gr22" draw:text-style-name="P9" draw:layer="layout" svg:width="0.086cm" svg:height="0.149cm" svg:x="2.91cm" svg:y="2.256cm" svg:viewBox="0 0 87 150" draw:points="24,150 87,150 87,0 0,87">
          <text:p/>
        </draw:polygon>
        <draw:polygon draw:style-name="gr22" draw:text-style-name="P9" draw:layer="layout" svg:width="0.148cm" svg:height="0.057cm" svg:x="5.967cm" svg:y="5.467cm" svg:viewBox="0 0 149 58" draw:points="58,0 0,58 149,58 149,57">
          <text:p/>
        </draw:polygon>
        <draw:polygon draw:style-name="gr23" draw:text-style-name="P9" draw:layer="layout" svg:width="0.148cm" svg:height="0.149cm" svg:x="2.551cm" svg:y="0.325cm" svg:viewBox="0 0 149 150" draw:points="142,0 0,0 149,150 149,24">
          <text:p/>
        </draw:polygon>
        <draw:polygon draw:style-name="gr24" draw:text-style-name="P2" draw:layer="layout" svg:width="0.148cm" svg:height="0.149cm" svg:x="2.551cm" svg:y="0.325cm" svg:viewBox="0 0 149 150" draw:points="142,0 0,0 149,150 149,24">
          <text:p/>
        </draw:polygon>
        <draw:polygon draw:style-name="gr22" draw:text-style-name="P9" draw:layer="layout" svg:width="0.262cm" svg:height="0.148cm" svg:x="3.18cm" svg:y="2.999cm" svg:viewBox="0 0 263 149" draw:points="30,66 114,149 263,0 0,0">
          <text:p/>
        </draw:polygon>
        <draw:polygon draw:style-name="gr22" draw:text-style-name="P9" draw:layer="layout" svg:width="0.074cm" svg:height="0.122cm" svg:x="2.551cm" svg:y="1.216cm" svg:viewBox="0 0 75 123" draw:points="28,123 75,76 0,0 0,29">
          <text:p/>
        </draw:polygon>
        <draw:polygon draw:style-name="gr22" draw:text-style-name="P9" draw:layer="layout" svg:width="0.148cm" svg:height="0.05cm" svg:x="7.007cm" svg:y="6.712cm" svg:viewBox="0 0 149 51" draw:points="99,51 149,0 0,0 0,17">
          <text:p/>
        </draw:polygon>
        <draw:polygon draw:style-name="gr22" draw:text-style-name="P9" draw:layer="layout" svg:width="0.121cm" svg:height="0.149cm" svg:x="6.886cm" svg:y="6.563cm" svg:viewBox="0 0 122 150" draw:points="78,150 122,150 122,0 0,122">
          <text:p/>
        </draw:polygon>
        <draw:polygon draw:style-name="gr22" draw:text-style-name="P9" draw:layer="layout" svg:width="0.096cm" svg:height="0.149cm" svg:x="2.699cm" svg:y="0.622cm" svg:viewBox="0 0 97 150" draw:points="81,0 0,0 0,150 97,54">
          <text:p/>
        </draw:polygon>
        <draw:polygon draw:style-name="gr23" draw:text-style-name="P9" draw:layer="layout" svg:width="0.088cm" svg:height="0.149cm" svg:x="2.314cm" svg:y="0.325cm" svg:viewBox="0 0 89 150" draw:points="20,81 89,150 89,0 0,0">
          <text:p/>
        </draw:polygon>
        <draw:polygon draw:style-name="gr24" draw:text-style-name="P2" draw:layer="layout" svg:width="0.088cm" svg:height="0.149cm" svg:x="2.314cm" svg:y="0.325cm" svg:viewBox="0 0 89 150" draw:points="20,81 89,150 89,0 0,0">
          <text:p/>
        </draw:polygon>
        <draw:polygon draw:style-name="gr22" draw:text-style-name="P9" draw:layer="layout" svg:width="0.149cm" svg:height="0.118cm" svg:x="8.046cm" svg:y="6.297cm" svg:viewBox="0 0 150 119" draw:points="119,0 0,119 150,119 150,6">
          <text:p/>
        </draw:polygon>
        <draw:polygon draw:style-name="gr22" draw:text-style-name="P9" draw:layer="layout" svg:width="0.148cm" svg:height="0.027cm" svg:x="8.789cm" svg:y="6.388cm" svg:viewBox="0 0 149 28" draw:points="0,0 0,28 149,28 134,12">
          <text:p/>
        </draw:polygon>
        <draw:polygon draw:style-name="gr25" draw:text-style-name="P10" draw:layer="layout" svg:width="0.148cm" svg:height="0.297cm" svg:x="6.71cm" svg:y="5.078cm" svg:viewBox="0 0 149 298" draw:points="149,150 0,0 0,298">
          <text:p/>
        </draw:polygon>
        <draw:polygon draw:style-name="gr26" draw:text-style-name="P10" draw:layer="layout" svg:width="0.297cm" svg:height="0.149cm" svg:x="9.086cm" svg:y="5.969cm" svg:viewBox="0 0 298 150" draw:points="149,150 298,0 0,0">
          <text:p/>
        </draw:polygon>
        <draw:polygon draw:style-name="gr27" draw:text-style-name="P2" draw:layer="layout" svg:width="0.297cm" svg:height="0.149cm" svg:x="9.086cm" svg:y="5.969cm" svg:viewBox="0 0 298 150" draw:points="149,150 298,0 0,0">
          <text:p/>
        </draw:polygon>
        <draw:polygon draw:style-name="gr25" draw:text-style-name="P10" draw:layer="layout" svg:width="0.061cm" svg:height="0.035cm" svg:x="6.412cm" svg:y="4.895cm" svg:viewBox="0 0 62 36" draw:points="0,0 0,36 62,36">
          <text:p/>
        </draw:polygon>
        <draw:polygon draw:style-name="gr25" draw:text-style-name="P10" draw:layer="layout" svg:width="0.149cm" svg:height="0.148cm" svg:x="5.818cm" svg:y="4.633cm" svg:viewBox="0 0 150 149" draw:points="150,0 0,0 0,149">
          <text:p/>
        </draw:polygon>
        <draw:polygon draw:style-name="gr25" draw:text-style-name="P10" draw:layer="layout" svg:width="0.297cm" svg:height="0.149cm" svg:x="7.898cm" svg:y="5.969cm" svg:viewBox="0 0 298 150" draw:points="148,150 298,0 0,0">
          <text:p/>
        </draw:polygon>
        <draw:polygon draw:style-name="gr25" draw:text-style-name="P10" draw:layer="layout" svg:width="0.109cm" svg:height="0.042cm" svg:x="6.115cm" svg:y="4.739cm" svg:viewBox="0 0 110 43" draw:points="43,0 0,43 110,43">
          <text:p/>
        </draw:polygon>
        <draw:polygon draw:style-name="gr25" draw:text-style-name="P10" draw:layer="layout" svg:width="0.099cm" svg:height="0.098cm" svg:x="7.205cm" svg:y="5.277cm" svg:viewBox="0 0 100 99" draw:points="0,0 100,99 100,38">
          <text:p/>
        </draw:polygon>
        <draw:polygon draw:style-name="gr25" draw:text-style-name="P10" draw:layer="layout" svg:width="0.016cm" svg:height="0.026cm" svg:x="4.02cm" svg:y="3.444cm" svg:viewBox="0 0 17 27" draw:points="17,27 17,0 0,0">
          <text:p/>
        </draw:polygon>
        <draw:polygon draw:style-name="gr25" draw:text-style-name="P10" draw:layer="layout" svg:width="0.297cm" svg:height="0.149cm" svg:x="7.304cm" svg:y="5.969cm" svg:viewBox="0 0 298 150" draw:points="148,150 298,0 0,0">
          <text:p/>
        </draw:polygon>
        <draw:polygon draw:style-name="gr25" draw:text-style-name="P10" draw:layer="layout" svg:width="0.099cm" svg:height="0.123cm" svg:x="4.63cm" svg:y="3.321cm" svg:viewBox="0 0 100 124" draw:points="0,0 0,124 100,124">
          <text:p/>
        </draw:polygon>
        <draw:polygon draw:style-name="gr26" draw:text-style-name="P10" draw:layer="layout" svg:width="0.148cm" svg:height="0.148cm" svg:x="9.235cm" svg:y="6.267cm" svg:viewBox="0 0 149 149" draw:points="0,0 0,149 149,0">
          <text:p/>
        </draw:polygon>
        <draw:polygon draw:style-name="gr27" draw:text-style-name="P2" draw:layer="layout" svg:width="0.148cm" svg:height="0.148cm" svg:x="9.235cm" svg:y="6.267cm" svg:viewBox="0 0 149 149" draw:points="0,0 0,149 149,0">
          <text:p/>
        </draw:polygon>
        <draw:polygon draw:style-name="gr25" draw:text-style-name="P10" draw:layer="layout" svg:width="0.093cm" svg:height="0.094cm" svg:x="3.145cm" svg:y="0.622cm" svg:viewBox="0 0 94 95" draw:points="59,0 0,0 94,95">
          <text:p/>
        </draw:polygon>
        <draw:polygon draw:style-name="gr25" draw:text-style-name="P10" draw:layer="layout" svg:width="0.088cm" svg:height="0.073cm" svg:x="5.521cm" svg:y="4.262cm" svg:viewBox="0 0 89 74" draw:points="0,0 0,74 89,74">
          <text:p/>
        </draw:polygon>
        <draw:polygon draw:style-name="gr25" draw:text-style-name="P10" draw:layer="layout" svg:width="0.075cm" svg:height="0.088cm" svg:x="4.779cm" svg:y="3.505cm" svg:viewBox="0 0 76 89" draw:points="0,0 0,89 76,89">
          <text:p/>
        </draw:polygon>
        <draw:polygon draw:style-name="gr25" draw:text-style-name="P10" draw:layer="layout" svg:width="0.024cm" svg:height="0.074cm" svg:x="3.739cm" svg:y="1.885cm" svg:viewBox="0 0 25 75" draw:points="0,0 0,75 25,51">
          <text:p/>
        </draw:polygon>
        <draw:polygon draw:style-name="gr25" draw:text-style-name="P10" draw:layer="layout" svg:width="0.004cm" svg:height="0.003cm" svg:x="9.232cm" svg:y="6.415cm" svg:viewBox="0 0 5 4" draw:points="5,4 5,0 0,4">
          <text:p/>
        </draw:polygon>
        <draw:polygon draw:style-name="gr25" draw:text-style-name="P10" draw:layer="layout" svg:width="0.036cm" svg:height="0.036cm" svg:x="6.412cm" svg:y="5.672cm" svg:viewBox="0 0 37 37" draw:points="37,37 0,0 0,19">
          <text:p/>
        </draw:polygon>
        <draw:polygon draw:style-name="gr26" draw:text-style-name="P10" draw:layer="layout" svg:width="0.006cm" svg:height="0.006cm" svg:x="9.377cm" svg:y="6.415cm" svg:viewBox="0 0 7 7" draw:points="7,7 7,0 0,7">
          <text:p/>
        </draw:polygon>
        <draw:polygon draw:style-name="gr27" draw:text-style-name="P2" draw:layer="layout" svg:width="0.006cm" svg:height="0.006cm" svg:x="9.377cm" svg:y="6.415cm" svg:viewBox="0 0 7 7" draw:points="7,7 7,0 0,7">
          <text:p/>
        </draw:polygon>
        <draw:polygon draw:style-name="gr25" draw:text-style-name="P10" draw:layer="layout" svg:width="0.069cm" svg:height="0.053cm" svg:x="2.779cm" svg:y="0.622cm" svg:viewBox="0 0 70 54" draw:points="16,54 70,0 0,0">
          <text:p/>
        </draw:polygon>
        <draw:polygon draw:style-name="gr25" draw:text-style-name="P10" draw:layer="layout" svg:width="0.297cm" svg:height="0.297cm" svg:x="7.601cm" svg:y="5.672cm" svg:viewBox="0 0 298 298" draw:points="298,298 298,0 0,0">
          <text:p/>
        </draw:polygon>
        <draw:polygon draw:style-name="gr25" draw:text-style-name="P10" draw:layer="layout" svg:width="0.059cm" svg:height="0.043cm" svg:x="3.145cm" svg:y="0.579cm" svg:viewBox="0 0 60 44" draw:points="44,0 0,44 60,44">
          <text:p/>
        </draw:polygon>
        <draw:polygon draw:style-name="gr25" draw:text-style-name="P10" draw:layer="layout" svg:width="0.109cm" svg:height="0.067cm" svg:x="3.927cm" svg:y="3.296cm" svg:viewBox="0 0 110 68" draw:points="42,68 110,0 0,0">
          <text:p/>
        </draw:polygon>
        <draw:polygon draw:style-name="gr25" draw:text-style-name="P10" draw:layer="layout" svg:width="0.009cm" svg:height="0.009cm" svg:x="8.78cm" svg:y="5.663cm" svg:viewBox="0 0 10 10" draw:points="0,0 10,10 10,1">
          <text:p/>
        </draw:polygon>
        <draw:polygon draw:style-name="gr25" draw:text-style-name="P10" draw:layer="layout" svg:width="0.148cm" svg:height="0.148cm" svg:x="3.145cm" svg:y="1.365cm" svg:viewBox="0 0 149 149" draw:points="149,0 0,0 0,149">
          <text:p/>
        </draw:polygon>
        <draw:polygon draw:style-name="gr25" draw:text-style-name="P10" draw:layer="layout" svg:width="0.149cm" svg:height="0.148cm" svg:x="2.996cm" svg:y="1.068cm" svg:viewBox="0 0 150 149" draw:points="0,0 0,149 150,149">
          <text:p/>
        </draw:polygon>
        <draw:polygon draw:style-name="gr25" draw:text-style-name="P10" draw:layer="layout" svg:width="0.149cm" svg:height="0.149cm" svg:x="5.818cm" svg:y="5.078cm" svg:viewBox="0 0 150 150" draw:points="0,150 150,150 0,0">
          <text:p/>
        </draw:polygon>
        <draw:polygon draw:style-name="gr25" draw:text-style-name="P10" draw:layer="layout" svg:width="0.149cm" svg:height="0.297cm" svg:x="2.996cm" svg:y="0.919cm" svg:viewBox="0 0 150 298" draw:points="150,0 0,150 150,298">
          <text:p/>
        </draw:polygon>
        <draw:polygon draw:style-name="gr25" draw:text-style-name="P10" draw:layer="layout" svg:width="0.148cm" svg:height="0.148cm" svg:x="5.967cm" svg:y="5.227cm" svg:viewBox="0 0 149 149" draw:points="0,0 0,149 149,149">
          <text:p/>
        </draw:polygon>
        <draw:polygon draw:style-name="gr25" draw:text-style-name="P10" draw:layer="layout" svg:width="0.051cm" svg:height="0.104cm" svg:x="4.876cm" svg:y="4.484cm" svg:viewBox="0 0 52 105" draw:points="52,105 52,0 0,51">
          <text:p/>
        </draw:polygon>
        <draw:polygon draw:style-name="gr25" draw:text-style-name="P10" draw:layer="layout" svg:width="0.297cm" svg:height="0.297cm" svg:x="5.521cm" svg:y="4.781cm" svg:viewBox="0 0 298 298" draw:points="298,0 0,0 298,298">
          <text:p/>
        </draw:polygon>
        <draw:polygon draw:style-name="gr25" draw:text-style-name="P10" draw:layer="layout" svg:width="0.085cm" svg:height="0.056cm" svg:x="5.882cm" svg:y="5.375cm" svg:viewBox="0 0 86 57" draw:points="86,57 86,0 0,0">
          <text:p/>
        </draw:polygon>
        <draw:polygon draw:style-name="gr25" draw:text-style-name="P10" draw:layer="layout" svg:width="0.148cm" svg:height="0.149cm" svg:x="3.739cm" svg:y="2.256cm" svg:viewBox="0 0 149 150" draw:points="149,150 149,0 0,150">
          <text:p/>
        </draw:polygon>
        <draw:polygon draw:style-name="gr25" draw:text-style-name="P10" draw:layer="layout" svg:width="0.126cm" svg:height="0.087cm" svg:x="3.316cm" svg:y="2.108cm" svg:viewBox="0 0 127 88" draw:points="38,88 127,0 0,0">
          <text:p/>
        </draw:polygon>
        <draw:polygon draw:style-name="gr25" draw:text-style-name="P10" draw:layer="layout" svg:width="0.297cm" svg:height="0.297cm" svg:x="4.927cm" svg:y="4.187cm" svg:viewBox="0 0 298 298" draw:points="298,0 0,0 298,298">
          <text:p/>
        </draw:polygon>
        <draw:polygon draw:style-name="gr25" draw:text-style-name="P10" draw:layer="layout" svg:width="0.192cm" svg:height="0.135cm" svg:x="6.802cm" svg:y="5.821cm" svg:viewBox="0 0 193 136" draw:points="193,136 56,0 0,57">
          <text:p/>
        </draw:polygon>
        <draw:polygon draw:style-name="gr25" draw:text-style-name="P10" draw:layer="layout" svg:width="0.011cm" svg:height="0.018cm" svg:x="6.401cm" svg:y="5.672cm" svg:viewBox="0 0 12 19" draw:points="12,19 12,0 0,12">
          <text:p/>
        </draw:polygon>
        <draw:polygon draw:style-name="gr25" draw:text-style-name="P10" draw:layer="layout" svg:width="0.133cm" svg:height="0.133cm" svg:x="8.789cm" svg:y="6.267cm" svg:viewBox="0 0 134 134" draw:points="134,134 0,0 0,122">
          <text:p/>
        </draw:polygon>
        <draw:polygon draw:style-name="gr25" draw:text-style-name="P10" draw:layer="layout" svg:width="0.149cm" svg:height="0.148cm" svg:x="4.63cm" svg:y="3.593cm" svg:viewBox="0 0 150 149" draw:points="150,149 150,0 0,0">
          <text:p/>
        </draw:polygon>
        <draw:polygon draw:style-name="gr25" draw:text-style-name="P10" draw:layer="layout" svg:width="0.052cm" svg:height="0.05cm" svg:x="5.224cm" svg:y="3.989cm" svg:viewBox="0 0 53 51" draw:points="0,0 0,51 53,51">
          <text:p/>
        </draw:polygon>
        <draw:polygon draw:style-name="gr25" draw:text-style-name="P10" draw:layer="layout" svg:width="0.149cm" svg:height="0.149cm" svg:x="6.858cm" svg:y="5.672cm" svg:viewBox="0 0 150 150" draw:points="0,0 0,150 150,0">
          <text:p/>
        </draw:polygon>
        <draw:polygon draw:style-name="gr25" draw:text-style-name="P10" draw:layer="layout" svg:width="0.297cm" svg:height="0.149cm" svg:x="8.492cm" svg:y="5.969cm" svg:viewBox="0 0 298 150" draw:points="148,150 298,0 0,0">
          <text:p/>
        </draw:polygon>
        <draw:polygon draw:style-name="gr25" draw:text-style-name="P10" draw:layer="layout" svg:width="0.067cm" svg:height="0.036cm" svg:x="4.563cm" svg:y="4.187cm" svg:viewBox="0 0 68 37" draw:points="32,37 68,0 0,0">
          <text:p/>
        </draw:polygon>
        <draw:polygon draw:style-name="gr25" draw:text-style-name="P10" draw:layer="layout" svg:width="0.297cm" svg:height="0.149cm" svg:x="4.333cm" svg:y="3.444cm" svg:viewBox="0 0 298 150" draw:points="298,150 149,0 0,150">
          <text:p/>
        </draw:polygon>
        <draw:polygon draw:style-name="gr25" draw:text-style-name="P10" draw:layer="layout" svg:width="0.077cm" svg:height="0.123cm" svg:x="6.264cm" svg:y="4.807cm" svg:viewBox="0 0 78 124" draw:points="0,0 0,124 78,46">
          <text:p/>
        </draw:polygon>
        <draw:polygon draw:style-name="gr25" draw:text-style-name="P10" draw:layer="layout" svg:width="0.149cm" svg:height="0.148cm" svg:x="6.858cm" svg:y="5.524cm" svg:viewBox="0 0 150 149" draw:points="0,0 0,149 150,149">
          <text:p/>
        </draw:polygon>
        <draw:polygon draw:style-name="gr25" draw:text-style-name="P10" draw:layer="layout" svg:width="0.106cm" svg:height="0.135cm" svg:x="3.887cm" svg:y="2.227cm" svg:viewBox="0 0 107 136" draw:points="30,0 0,30 107,136">
          <text:p/>
        </draw:polygon>
        <draw:polygon draw:style-name="gr25" draw:text-style-name="P10" draw:layer="layout" svg:width="0.297cm" svg:height="0.149cm" svg:x="8.492cm" svg:y="6.118cm" svg:viewBox="0 0 298 150" draw:points="148,0 0,150 298,150">
          <text:p/>
        </draw:polygon>
        <draw:polygon draw:style-name="gr25" draw:text-style-name="P10" draw:layer="layout" svg:width="0.031cm" svg:height="0.084cm" svg:x="3.856cm" svg:y="3.147cm" svg:viewBox="0 0 32 85" draw:points="32,85 32,0 0,31">
          <text:p/>
        </draw:polygon>
        <draw:polygon draw:style-name="gr25" draw:text-style-name="P10" draw:layer="layout" svg:width="0.148cm" svg:height="0.149cm" svg:x="4.482cm" svg:y="3.444cm" svg:viewBox="0 0 149 150" draw:points="149,0 0,0 149,150">
          <text:p/>
        </draw:polygon>
        <draw:polygon draw:style-name="gr25" draw:text-style-name="P10" draw:layer="layout" svg:width="0.149cm" svg:height="0.297cm" svg:x="4.63cm" svg:y="3.593cm" svg:viewBox="0 0 150 298" draw:points="150,149 0,0 0,298">
          <text:p/>
        </draw:polygon>
        <draw:polygon draw:style-name="gr25" draw:text-style-name="P10" draw:layer="layout" svg:width="0.136cm" svg:height="0.192cm" svg:x="3.293cm" svg:y="1.011cm" svg:viewBox="0 0 137 193" draw:points="58,0 0,58 137,193">
          <text:p/>
        </draw:polygon>
        <draw:polygon draw:style-name="gr25" draw:text-style-name="P10" draw:layer="layout" svg:width="0.297cm" svg:height="0.148cm" svg:x="4.036cm" svg:y="3.296cm" svg:viewBox="0 0 298 149" draw:points="148,149 298,0 0,0">
          <text:p/>
        </draw:polygon>
        <draw:polygon draw:style-name="gr25" draw:text-style-name="P10" draw:layer="layout" svg:width="0.148cm" svg:height="0.149cm" svg:x="5.373cm" svg:y="4.335cm" svg:viewBox="0 0 149 150" draw:points="149,0 0,0 149,150">
          <text:p/>
        </draw:polygon>
        <draw:polygon draw:style-name="gr25" draw:text-style-name="P10" draw:layer="layout" svg:width="0.047cm" svg:height="0.047cm" svg:x="6.663cm" svg:y="5.031cm" svg:viewBox="0 0 48 48" draw:points="0,0 48,48 48,26">
          <text:p/>
        </draw:polygon>
        <draw:polygon draw:style-name="gr25" draw:text-style-name="P10" draw:layer="layout" svg:width="0.148cm" svg:height="0.149cm" svg:x="3.145cm" svg:y="1.216cm" svg:viewBox="0 0 149 150" draw:points="0,150 149,150 0,0">
          <text:p/>
        </draw:polygon>
        <draw:polygon draw:style-name="gr25" draw:text-style-name="P10" draw:layer="layout" svg:width="0.149cm" svg:height="0.149cm" svg:x="4.333cm" svg:y="3.147cm" svg:viewBox="0 0 150 150" draw:points="150,150 150,0 0,150">
          <text:p/>
        </draw:polygon>
        <draw:polygon draw:style-name="gr25" draw:text-style-name="P10" draw:layer="layout" svg:width="0.046cm" svg:height="0.088cm" svg:x="5.178cm" svg:y="4.781cm" svg:viewBox="0 0 47 89" draw:points="47,89 47,0 0,48">
          <text:p/>
        </draw:polygon>
        <draw:polygon draw:style-name="gr25" draw:text-style-name="P10" draw:layer="layout" svg:width="0.041cm" svg:height="0.047cm" svg:x="8.492cm" svg:y="5.625cm" svg:viewBox="0 0 42 48" draw:points="0,0 0,48 42,6">
          <text:p/>
        </draw:polygon>
        <draw:polygon draw:style-name="gr25" draw:text-style-name="P10" draw:layer="layout" svg:width="0.148cm" svg:height="0.054cm" svg:x="6.116cm" svg:y="5.524cm" svg:viewBox="0 0 149 55" draw:points="93,55 149,0 0,0">
          <text:p/>
        </draw:polygon>
        <draw:polygon draw:style-name="gr25" draw:text-style-name="P10" draw:layer="layout" svg:width="0.136cm" svg:height="0.17cm" svg:x="7.898cm" svg:y="5.502cm" svg:viewBox="0 0 137 171" draw:points="0,0 0,171 137,35">
          <text:p/>
        </draw:polygon>
        <draw:polygon draw:style-name="gr25" draw:text-style-name="P10" draw:layer="layout" svg:width="0.037cm" svg:height="0.067cm" svg:x="5.336cm" svg:y="4.93cm" svg:viewBox="0 0 38 68" draw:points="38,68 38,0 0,36">
          <text:p/>
        </draw:polygon>
        <draw:polygon draw:style-name="gr25" draw:text-style-name="P10" draw:layer="layout" svg:width="0.083cm" svg:height="0.007cm" svg:x="8.789cm" svg:y="5.665cm" svg:viewBox="0 0 84 8" draw:points="7,0 0,8 84,8">
          <text:p/>
        </draw:polygon>
        <draw:polygon draw:style-name="gr25" draw:text-style-name="P10" draw:layer="layout" svg:width="0.074cm" svg:height="0.149cm" svg:x="3.739cm" svg:y="1.959cm" svg:viewBox="0 0 75 150" draw:points="75,75 0,0 0,150">
          <text:p/>
        </draw:polygon>
        <draw:polygon draw:style-name="gr25" draw:text-style-name="P10" draw:layer="layout" svg:width="0.148cm" svg:height="0.297cm" svg:x="6.264cm" svg:y="5.375cm" svg:viewBox="0 0 149 298" draw:points="149,0 0,150 149,298">
          <text:p/>
        </draw:polygon>
        <draw:polygon draw:style-name="gr25" draw:text-style-name="P10" draw:layer="layout" svg:width="0.297cm" svg:height="0.297cm" svg:x="8.492cm" svg:y="5.672cm" svg:viewBox="0 0 298 298" draw:points="0,0 0,298 298,0">
          <text:p/>
        </draw:polygon>
        <draw:polygon draw:style-name="gr25" draw:text-style-name="P10" draw:layer="layout" svg:width="0.149cm" svg:height="0.149cm" svg:x="7.155cm" svg:y="5.375cm" svg:viewBox="0 0 150 150" draw:points="0,150 150,150 150,0">
          <text:p/>
        </draw:polygon>
        <draw:polygon draw:style-name="gr25" draw:text-style-name="P10" draw:layer="layout" svg:width="0.148cm" svg:height="0.297cm" svg:x="7.007cm" svg:y="5.375cm" svg:viewBox="0 0 149 298" draw:points="149,150 0,0 0,298">
          <text:p/>
        </draw:polygon>
        <draw:polygon draw:style-name="gr25" draw:text-style-name="P10" draw:layer="layout" svg:width="0.297cm" svg:height="0.149cm" svg:x="7.007cm" svg:y="5.375cm" svg:viewBox="0 0 298 150" draw:points="0,0 148,150 298,0">
          <text:p/>
        </draw:polygon>
        <draw:polygon draw:style-name="gr25" draw:text-style-name="P10" draw:layer="layout" svg:width="0.039cm" svg:height="0.021cm" svg:x="4.443cm" svg:y="4.039cm" svg:viewBox="0 0 40 22" draw:points="17,22 40,0 0,0">
          <text:p/>
        </draw:polygon>
        <draw:polygon draw:style-name="gr25" draw:text-style-name="P10" draw:layer="layout" svg:width="0.104cm" svg:height="0.051cm" svg:x="4.972cm" svg:y="4.633cm" svg:viewBox="0 0 105 52" draw:points="53,52 105,0 0,0">
          <text:p/>
        </draw:polygon>
        <draw:polygon draw:style-name="gr25" draw:text-style-name="P10" draw:layer="layout" svg:width="0.297cm" svg:height="0.297cm" svg:x="4.333cm" svg:y="3.593cm" svg:viewBox="0 0 298 298" draw:points="0,0 0,298 298,298">
          <text:p/>
        </draw:polygon>
        <draw:polygon draw:style-name="gr25" draw:text-style-name="P10" draw:layer="layout" svg:width="0.148cm" svg:height="0.148cm" svg:x="5.076cm" svg:y="4.039cm" svg:viewBox="0 0 149 149" draw:points="149,0 0,0 149,149">
          <text:p/>
        </draw:polygon>
        <draw:polygon draw:style-name="gr25" draw:text-style-name="P10" draw:layer="layout" svg:width="0.149cm" svg:height="0.297cm" svg:x="5.224cm" svg:y="4.187cm" svg:viewBox="0 0 150 298" draw:points="150,149 0,0 0,298">
          <text:p/>
        </draw:polygon>
        <draw:polygon draw:style-name="gr25" draw:text-style-name="P10" draw:layer="layout" svg:width="0.048cm" svg:height="0.022cm" svg:x="5.473cm" svg:y="5.078cm" svg:viewBox="0 0 49 23" draw:points="28,23 49,0 0,0">
          <text:p/>
        </draw:polygon>
        <draw:polygon draw:style-name="gr25" draw:text-style-name="P10" draw:layer="layout" svg:width="0.001cm" svg:height="0cm" svg:x="5.668cm" svg:y="5.227cm" svg:viewBox="0 0 2 0" draw:points="1,0 2,0 0,0">
          <text:p/>
        </draw:polygon>
        <draw:polygon draw:style-name="gr25" draw:text-style-name="P10" draw:layer="layout" svg:width="0.297cm" svg:height="0.297cm" svg:x="4.63cm" svg:y="3.89cm" svg:viewBox="0 0 298 298" draw:points="298,298 298,0 0,0">
          <text:p/>
        </draw:polygon>
        <draw:polygon draw:style-name="gr25" draw:text-style-name="P10" draw:layer="layout" svg:width="0.149cm" svg:height="0.148cm" svg:x="6.858cm" svg:y="5.227cm" svg:viewBox="0 0 150 149" draw:points="150,0 0,0 150,149">
          <text:p/>
        </draw:polygon>
        <draw:polygon draw:style-name="gr25" draw:text-style-name="P10" draw:layer="layout" svg:width="0.297cm" svg:height="0.297cm" svg:x="5.521cm" svg:y="4.781cm" svg:viewBox="0 0 298 298" draw:points="0,0 0,298 298,298">
          <text:p/>
        </draw:polygon>
        <draw:polygon draw:style-name="gr25" draw:text-style-name="P10" draw:layer="layout" svg:width="0.005cm" svg:height="0.004cm" svg:x="4.328cm" svg:y="3.89cm" svg:viewBox="0 0 6 5" draw:points="3,5 6,0 0,0">
          <text:p/>
        </draw:polygon>
        <draw:polygon draw:style-name="gr25" draw:text-style-name="P10" draw:layer="layout" svg:width="0.148cm" svg:height="0.297cm" svg:x="3.739cm" svg:y="2.405cm" svg:viewBox="0 0 149 298" draw:points="0,298 149,149 0,0">
          <text:p/>
        </draw:polygon>
        <draw:polygon draw:style-name="gr25" draw:text-style-name="P10" draw:layer="layout" svg:width="0.148cm" svg:height="0.149cm" svg:x="5.967cm" svg:y="4.781cm" svg:viewBox="0 0 149 150" draw:points="0,150 149,150 149,0">
          <text:p/>
        </draw:polygon>
        <draw:polygon draw:style-name="gr25" draw:text-style-name="P10" draw:layer="layout" svg:width="0.297cm" svg:height="0.148cm" svg:x="5.818cm" svg:y="4.93cm" svg:viewBox="0 0 298 149" draw:points="298,149 149,0 0,149">
          <text:p/>
        </draw:polygon>
        <draw:polygon draw:style-name="gr25" draw:text-style-name="P10" draw:layer="layout" svg:width="0.148cm" svg:height="0.148cm" svg:x="7.304cm" svg:y="5.524cm" svg:viewBox="0 0 149 149" draw:points="149,0 0,0 0,149">
          <text:p/>
        </draw:polygon>
        <draw:polygon draw:style-name="gr25" draw:text-style-name="P10" draw:layer="layout" svg:width="0.297cm" svg:height="0.149cm" svg:x="5.818cm" svg:y="4.781cm" svg:viewBox="0 0 298 150" draw:points="0,0 149,150 298,0">
          <text:p/>
        </draw:polygon>
        <draw:polygon draw:style-name="gr25" draw:text-style-name="P10" draw:layer="layout" svg:width="0.149cm" svg:height="0.148cm" svg:x="6.115cm" svg:y="4.93cm" svg:viewBox="0 0 150 149" draw:points="150,0 0,0 0,149">
          <text:p/>
        </draw:polygon>
        <draw:polygon draw:style-name="gr25" draw:text-style-name="P10" draw:layer="layout" svg:width="0.149cm" svg:height="0.297cm" svg:x="4.333cm" svg:y="2.999cm" svg:viewBox="0 0 150 298" draw:points="0,298 150,149 0,0">
          <text:p/>
        </draw:polygon>
        <draw:polygon draw:style-name="gr25" draw:text-style-name="P10" draw:layer="layout" svg:width="0.297cm" svg:height="0.148cm" svg:x="7.007cm" svg:y="5.524cm" svg:viewBox="0 0 298 149" draw:points="298,149 148,0 0,149">
          <text:p/>
        </draw:polygon>
        <draw:polygon draw:style-name="gr25" draw:text-style-name="P10" draw:layer="layout" svg:width="0.149cm" svg:height="0.148cm" svg:x="3.293cm" svg:y="1.365cm" svg:viewBox="0 0 150 149" draw:points="150,0 0,0 150,149">
          <text:p/>
        </draw:polygon>
        <draw:polygon draw:style-name="gr25" draw:text-style-name="P10" draw:layer="layout" svg:width="0.148cm" svg:height="0.149cm" svg:x="5.67cm" svg:y="5.078cm" svg:viewBox="0 0 149 150" draw:points="0,150 149,150 149,0">
          <text:p/>
        </draw:polygon>
        <draw:polygon draw:style-name="gr25" draw:text-style-name="P10" draw:layer="layout" svg:width="0.021cm" svg:height="0.038cm" svg:x="5.5cm" svg:y="5.078cm" svg:viewBox="0 0 22 39" draw:points="22,39 22,0 0,22">
          <text:p/>
        </draw:polygon>
        <draw:polygon draw:style-name="gr25" draw:text-style-name="P10" draw:layer="layout" svg:width="0.148cm" svg:height="0.297cm" svg:x="5.967cm" svg:y="5.078cm" svg:viewBox="0 0 149 298" draw:points="149,0 0,150 149,298">
          <text:p/>
        </draw:polygon>
        <draw:polygon draw:style-name="gr25" draw:text-style-name="P10" draw:layer="layout" svg:width="0.149cm" svg:height="0.298cm" svg:x="3.293cm" svg:y="1.513cm" svg:viewBox="0 0 150 299" draw:points="0,150 150,299 150,0">
          <text:p/>
        </draw:polygon>
        <draw:polygon draw:style-name="gr25" draw:text-style-name="P10" draw:layer="layout" svg:width="0.148cm" svg:height="0.297cm" svg:x="3.442cm" svg:y="1.811cm" svg:viewBox="0 0 149 298" draw:points="149,149 0,0 0,298">
          <text:p/>
        </draw:polygon>
        <draw:polygon draw:style-name="gr25" draw:text-style-name="P10" draw:layer="layout" svg:width="0.012cm" svg:height="0.019cm" svg:x="4.184cm" svg:y="2.683cm" svg:viewBox="0 0 13 20" draw:points="0,0 0,20 13,20">
          <text:p/>
        </draw:polygon>
        <draw:polygon draw:style-name="gr25" draw:text-style-name="P10" draw:layer="layout" svg:width="0.148cm" svg:height="0.148cm" svg:x="4.036cm" svg:y="2.702cm" svg:viewBox="0 0 149 149" draw:points="149,149 149,0 0,0">
          <text:p/>
        </draw:polygon>
        <draw:polygon draw:style-name="gr25" draw:text-style-name="P10" draw:layer="layout" svg:width="0.148cm" svg:height="0.297cm" svg:x="4.036cm" svg:y="2.702cm" svg:viewBox="0 0 149 298" draw:points="0,298 149,149 0,0">
          <text:p/>
        </draw:polygon>
        <draw:polygon draw:style-name="gr25" draw:text-style-name="P10" draw:layer="layout" svg:width="0.148cm" svg:height="0.149cm" svg:x="3.442cm" svg:y="1.959cm" svg:viewBox="0 0 149 150" draw:points="149,150 149,0 0,150">
          <text:p/>
        </draw:polygon>
        <draw:polygon draw:style-name="gr25" draw:text-style-name="P10" draw:layer="layout" svg:width="0.297cm" svg:height="0.148cm" svg:x="5.818cm" svg:y="4.633cm" svg:viewBox="0 0 298 149" draw:points="149,0 0,149 298,149">
          <text:p/>
        </draw:polygon>
        <draw:polygon draw:style-name="gr25" draw:text-style-name="P10" draw:layer="layout" svg:width="0.297cm" svg:height="0.297cm" svg:x="4.63cm" svg:y="3.89cm" svg:viewBox="0 0 298 298" draw:points="0,298 298,298 0,0">
          <text:p/>
        </draw:polygon>
        <draw:polygon draw:style-name="gr25" draw:text-style-name="P10" draw:layer="layout" svg:width="0.297cm" svg:height="0.297cm" svg:x="5.224cm" svg:y="4.484cm" svg:viewBox="0 0 298 298" draw:points="0,298 298,298 0,0">
          <text:p/>
        </draw:polygon>
        <draw:polygon draw:style-name="gr25" draw:text-style-name="P10" draw:layer="layout" svg:width="0.036cm" svg:height="0.088cm" svg:x="4.333cm" svg:y="2.911cm" svg:viewBox="0 0 37 89" draw:points="0,0 0,89 37,53">
          <text:p/>
        </draw:polygon>
        <draw:polygon draw:style-name="gr25" draw:text-style-name="P10" draw:layer="layout" svg:width="0.148cm" svg:height="0.298cm" svg:x="3.442cm" svg:y="1.513cm" svg:viewBox="0 0 149 299" draw:points="0,299 149,150 0,0">
          <text:p/>
        </draw:polygon>
        <draw:polygon draw:style-name="gr25" draw:text-style-name="P10" draw:layer="layout" svg:width="0.067cm" svg:height="0.096cm" svg:x="3.226cm" svg:y="1.892cm" svg:viewBox="0 0 68 97" draw:points="40,97 68,68 0,0">
          <text:p/>
        </draw:polygon>
        <draw:polygon draw:style-name="gr25" draw:text-style-name="P10" draw:layer="layout" svg:width="0.297cm" svg:height="0.297cm" svg:x="7.601cm" svg:y="5.672cm" svg:viewBox="0 0 298 298" draw:points="0,298 298,298 0,0">
          <text:p/>
        </draw:polygon>
        <draw:polygon draw:style-name="gr25" draw:text-style-name="P10" draw:layer="layout" svg:width="0.148cm" svg:height="0.149cm" svg:x="2.848cm" svg:y="0.622cm" svg:viewBox="0 0 149 150" draw:points="0,150 149,150 0,0">
          <text:p/>
        </draw:polygon>
        <draw:polygon draw:style-name="gr25" draw:text-style-name="P10" draw:layer="layout" svg:width="0.173cm" svg:height="0.03cm" svg:x="8.022cm" svg:y="6.267cm" svg:viewBox="0 0 174 31" draw:points="142,31 174,0 0,0">
          <text:p/>
        </draw:polygon>
        <draw:polygon draw:style-name="gr25" draw:text-style-name="P10" draw:layer="layout" svg:width="0.003cm" svg:height="0.002cm" svg:x="3.813cm" svg:y="2.033cm" svg:viewBox="0 0 4 3" draw:points="2,0 0,0 4,3">
          <text:p/>
        </draw:polygon>
        <draw:polygon draw:style-name="gr25" draw:text-style-name="P10" draw:layer="layout" svg:width="0.079cm" svg:height="0.107cm" svg:x="3.59cm" svg:y="1.634cm" svg:viewBox="0 0 80 108" draw:points="29,0 0,29 80,108">
          <text:p/>
        </draw:polygon>
        <draw:polygon draw:style-name="gr25" draw:text-style-name="P10" draw:layer="layout" svg:width="0.06cm" svg:height="0.132cm" svg:x="3.382cm" svg:y="2.256cm" svg:viewBox="0 0 61 133" draw:points="61,133 61,0 0,0">
          <text:p/>
        </draw:polygon>
        <draw:polygon draw:style-name="gr25" draw:text-style-name="P10" draw:layer="layout" svg:width="0.066cm" svg:height="0.122cm" svg:x="3.673cm" svg:y="2.85cm" svg:viewBox="0 0 67 123" draw:points="67,123 67,0 0,0">
          <text:p/>
        </draw:polygon>
        <draw:polygon draw:style-name="gr25" draw:text-style-name="P10" draw:layer="layout" svg:width="0.061cm" svg:height="0.036cm" svg:x="4.333cm" svg:y="2.963cm" svg:viewBox="0 0 62 37" draw:points="37,0 0,37 62,37">
          <text:p/>
        </draw:polygon>
        <draw:polygon draw:style-name="gr25" draw:text-style-name="P10" draw:layer="layout" svg:width="0.297cm" svg:height="0.149cm" svg:x="4.333cm" svg:y="3.89cm" svg:viewBox="0 0 298 150" draw:points="0,0 149,150 298,0">
          <text:p/>
        </draw:polygon>
        <draw:polygon draw:style-name="gr25" draw:text-style-name="P10" draw:layer="layout" svg:width="0.022cm" svg:height="0.049cm" svg:x="4.46cm" svg:y="4.039cm" svg:viewBox="0 0 23 50" draw:points="23,50 23,0 0,22">
          <text:p/>
        </draw:polygon>
        <draw:polygon draw:style-name="gr25" draw:text-style-name="P10" draw:layer="layout" svg:width="0.297cm" svg:height="0.149cm" svg:x="4.927cm" svg:y="4.484cm" svg:viewBox="0 0 298 150" draw:points="0,0 149,150 298,0">
          <text:p/>
        </draw:polygon>
        <draw:polygon draw:style-name="gr25" draw:text-style-name="P10" draw:layer="layout" svg:width="0.149cm" svg:height="0.149cm" svg:x="4.184cm" svg:y="3.444cm" svg:viewBox="0 0 150 150" draw:points="0,0 0,150 150,150">
          <text:p/>
        </draw:polygon>
        <draw:polygon draw:style-name="gr25" draw:text-style-name="P10" draw:layer="layout" svg:width="0.067cm" svg:height="0.049cm" svg:x="3.078cm" svg:y="1.513cm" svg:viewBox="0 0 68 50" draw:points="18,50 68,0 0,0">
          <text:p/>
        </draw:polygon>
        <draw:polygon draw:style-name="gr25" draw:text-style-name="P10" draw:layer="layout" svg:width="0.298cm" svg:height="0.297cm" svg:x="6.412cm" svg:y="5.078cm" svg:viewBox="0 0 299 298" draw:points="0,298 299,298 0,0">
          <text:p/>
        </draw:polygon>
        <draw:polygon draw:style-name="gr25" draw:text-style-name="P10" draw:layer="layout" svg:width="0.297cm" svg:height="0.148cm" svg:x="5.521cm" svg:y="4.633cm" svg:viewBox="0 0 298 149" draw:points="298,149 149,0 0,149">
          <text:p/>
        </draw:polygon>
        <draw:polygon draw:style-name="gr25" draw:text-style-name="P10" draw:layer="layout" svg:width="0.074cm" svg:height="0.032cm" svg:x="7.007cm" svg:y="5.195cm" svg:viewBox="0 0 75 33" draw:points="0,0 0,33 75,33">
          <text:p/>
        </draw:polygon>
        <draw:polygon draw:style-name="gr25" draw:text-style-name="P10" draw:layer="layout" svg:width="0.297cm" svg:height="0.149cm" svg:x="3.145cm" svg:y="1.513cm" svg:viewBox="0 0 298 150" draw:points="0,0 148,150 298,0">
          <text:p/>
        </draw:polygon>
        <draw:polygon draw:style-name="gr25" draw:text-style-name="P10" draw:layer="layout" svg:width="0.297cm" svg:height="0.148cm" svg:x="8.789cm" svg:y="5.821cm" svg:viewBox="0 0 298 149" draw:points="148,0 0,149 298,149">
          <text:p/>
        </draw:polygon>
        <draw:polygon draw:style-name="gr25" draw:text-style-name="P10" draw:layer="layout" svg:width="0.109cm" svg:height="0.121cm" svg:x="8.68cm" svg:y="6.267cm" svg:viewBox="0 0 110 122" draw:points="110,122 110,0 0,110">
          <text:p/>
        </draw:polygon>
        <draw:polygon draw:style-name="gr25" draw:text-style-name="P10" draw:layer="layout" svg:width="0.297cm" svg:height="0.297cm" svg:x="8.195cm" svg:y="5.672cm" svg:viewBox="0 0 298 298" draw:points="0,298 298,298 0,0">
          <text:p/>
        </draw:polygon>
        <draw:polygon draw:style-name="gr25" draw:text-style-name="P10" draw:layer="layout" svg:width="0.072cm" svg:height="0.082cm" svg:x="4.482cm" svg:y="3.137cm" svg:viewBox="0 0 73 83" draw:points="10,0 0,10 73,83">
          <text:p/>
        </draw:polygon>
        <draw:polygon draw:style-name="gr25" draw:text-style-name="P10" draw:layer="layout" svg:width="0.105cm" svg:height="0.105cm" svg:x="3.04cm" svg:y="1.408cm" svg:viewBox="0 0 106 106" draw:points="38,106 106,106 0,0">
          <text:p/>
        </draw:polygon>
        <draw:polygon draw:style-name="gr25" draw:text-style-name="P10" draw:layer="layout" svg:width="0.297cm" svg:height="0.297cm" svg:x="8.195cm" svg:y="5.672cm" svg:viewBox="0 0 298 298" draw:points="298,298 298,0 0,0">
          <text:p/>
        </draw:polygon>
        <draw:polygon draw:style-name="gr25" draw:text-style-name="P10" draw:layer="layout" svg:width="0.149cm" svg:height="0.297cm" svg:x="4.184cm" svg:y="3.296cm" svg:viewBox="0 0 150 298" draw:points="150,0 0,149 150,298">
          <text:p/>
        </draw:polygon>
        <draw:polygon draw:style-name="gr25" draw:text-style-name="P10" draw:layer="layout" svg:width="0.052cm" svg:height="0.1cm" svg:x="5.024cm" svg:y="4.633cm" svg:viewBox="0 0 53 101" draw:points="53,101 53,0 0,52">
          <text:p/>
        </draw:polygon>
        <draw:polygon draw:style-name="gr25" draw:text-style-name="P10" draw:layer="layout" svg:width="0.148cm" svg:height="0.148cm" svg:x="4.036cm" svg:y="3.296cm" svg:viewBox="0 0 149 149" draw:points="0,149 149,149 0,0">
          <text:p/>
        </draw:polygon>
        <draw:polygon draw:style-name="gr25" draw:text-style-name="P10" draw:layer="layout" svg:width="0.031cm" svg:height="0.036cm" svg:x="8.164cm" svg:y="6.267cm" svg:viewBox="0 0 32 37" draw:points="32,37 32,0 0,31">
          <text:p/>
        </draw:polygon>
        <draw:polygon draw:style-name="gr25" draw:text-style-name="P10" draw:layer="layout" svg:width="0.149cm" svg:height="0.297cm" svg:x="3.887cm" svg:y="2.999cm" svg:viewBox="0 0 150 298" draw:points="150,0 0,149 150,298">
          <text:p/>
        </draw:polygon>
        <draw:polygon draw:style-name="gr25" draw:text-style-name="P10" draw:layer="layout" svg:width="0.113cm" svg:height="0.144cm" svg:x="3.774cm" svg:y="3.034cm" svg:viewBox="0 0 114 145" draw:points="83,145 114,114 0,0">
          <text:p/>
        </draw:polygon>
        <draw:polygon draw:style-name="gr25" draw:text-style-name="P10" draw:layer="layout" svg:width="0.066cm" svg:height="0.098cm" svg:x="4.118cm" svg:y="3.593cm" svg:viewBox="0 0 67 99" draw:points="67,99 67,0 0,0">
          <text:p/>
        </draw:polygon>
        <draw:polygon draw:style-name="gr25" draw:text-style-name="P10" draw:layer="layout" svg:width="0.005cm" svg:height="0.016cm" svg:x="3.145cm" svg:y="0.458cm" svg:viewBox="0 0 6 17" draw:points="0,0 0,17 6,17">
          <text:p/>
        </draw:polygon>
        <draw:polygon draw:style-name="gr25" draw:text-style-name="P10" draw:layer="layout" svg:width="0.297cm" svg:height="0.149cm" svg:x="5.521cm" svg:y="5.078cm" svg:viewBox="0 0 298 150" draw:points="0,0 149,150 298,0">
          <text:p/>
        </draw:polygon>
        <draw:polygon draw:style-name="gr26" draw:text-style-name="P10" draw:layer="layout" svg:width="0.148cm" svg:height="0.149cm" svg:x="2.848cm" svg:y="0.325cm" svg:viewBox="0 0 149 150" draw:points="149,150 149,0 0,0">
          <text:p/>
        </draw:polygon>
        <draw:polygon draw:style-name="gr27" draw:text-style-name="P2" draw:layer="layout" svg:width="0.148cm" svg:height="0.149cm" svg:x="2.848cm" svg:y="0.325cm" svg:viewBox="0 0 149 150" draw:points="149,150 149,0 0,0">
          <text:p/>
        </draw:polygon>
        <draw:polygon draw:style-name="gr25" draw:text-style-name="P10" draw:layer="layout" svg:width="0.297cm" svg:height="0.148cm" svg:x="7.601cm" svg:y="5.524cm" svg:viewBox="0 0 298 149" draw:points="298,149 148,0 0,149">
          <text:p/>
        </draw:polygon>
        <draw:polygon draw:style-name="gr25" draw:text-style-name="P10" draw:layer="layout" svg:width="0.138cm" svg:height="0.089cm" svg:x="7.66cm" svg:y="5.435cm" svg:viewBox="0 0 139 90" draw:points="0,0 90,90 139,41">
          <text:p/>
        </draw:polygon>
        <draw:polygon draw:style-name="gr25" draw:text-style-name="P10" draw:layer="layout" svg:width="0.149cm" svg:height="0.149cm" svg:x="2.996cm" svg:y="0.919cm" svg:viewBox="0 0 150 150" draw:points="0,0 0,150 150,0">
          <text:p/>
        </draw:polygon>
        <draw:polygon draw:style-name="gr25" draw:text-style-name="P10" draw:layer="layout" svg:width="0.149cm" svg:height="0.297cm" svg:x="7.155cm" svg:y="5.672cm" svg:viewBox="0 0 150 298" draw:points="150,0 0,150 150,298">
          <text:p/>
        </draw:polygon>
        <draw:polygon draw:style-name="gr25" draw:text-style-name="P10" draw:layer="layout" svg:width="0.025cm" svg:height="0.073cm" svg:x="2.971cm" svg:y="1.216cm" svg:viewBox="0 0 26 74" draw:points="26,74 26,0 0,0">
          <text:p/>
        </draw:polygon>
        <draw:polygon draw:style-name="gr25" draw:text-style-name="P10" draw:layer="layout" svg:width="0.13cm" svg:height="0.129cm" svg:x="8.065cm" svg:y="5.543cm" svg:viewBox="0 0 131 130" draw:points="0,0 131,130 131,28">
          <text:p/>
        </draw:polygon>
        <draw:polygon draw:style-name="gr25" draw:text-style-name="P10" draw:layer="layout" svg:width="0.149cm" svg:height="0.148cm" svg:x="9.086cm" svg:y="5.821cm" svg:viewBox="0 0 150 149" draw:points="150,0 0,0 0,149">
          <text:p/>
        </draw:polygon>
        <draw:polygon draw:style-name="gr25" draw:text-style-name="P10" draw:layer="layout" svg:width="0.149cm" svg:height="0.148cm" svg:x="8.937cm" svg:y="5.821cm" svg:viewBox="0 0 150 149" draw:points="150,0 0,0 150,149">
          <text:p/>
        </draw:polygon>
        <draw:polygon draw:style-name="gr25" draw:text-style-name="P10" draw:layer="layout" svg:width="0.149cm" svg:height="0.148cm" svg:x="5.224cm" svg:y="4.187cm" svg:viewBox="0 0 150 149" draw:points="150,149 150,0 0,0">
          <text:p/>
        </draw:polygon>
        <draw:polygon draw:style-name="gr25" draw:text-style-name="P10" draw:layer="layout" svg:width="0.064cm" svg:height="0.057cm" svg:x="5.373cm" svg:y="4.13cm" svg:viewBox="0 0 65 58" draw:points="0,0 0,58 65,58">
          <text:p/>
        </draw:polygon>
        <draw:polygon draw:style-name="gr25" draw:text-style-name="P10" draw:layer="layout" svg:width="0.148cm" svg:height="0.149cm" svg:x="7.007cm" svg:y="5.672cm" svg:viewBox="0 0 149 150" draw:points="0,150 149,150 0,0">
          <text:p/>
        </draw:polygon>
        <draw:polygon draw:style-name="gr25" draw:text-style-name="P10" draw:layer="layout" svg:width="0.014cm" svg:height="0.022cm" svg:x="6.71cm" svg:y="5.056cm" svg:viewBox="0 0 15 23" draw:points="0,0 0,23 15,7">
          <text:p/>
        </draw:polygon>
        <draw:polygon draw:style-name="gr25" draw:text-style-name="P10" draw:layer="layout" svg:width="0.021cm" svg:height="0.007cm" svg:x="7.452cm" svg:y="5.368cm" svg:viewBox="0 0 22 8" draw:points="0,0 0,8 22,8">
          <text:p/>
        </draw:polygon>
        <draw:polygon draw:style-name="gr25" draw:text-style-name="P10" draw:layer="layout" svg:width="0.112cm" svg:height="0.112cm" svg:x="2.884cm" svg:y="0.956cm" svg:viewBox="0 0 113 113" draw:points="37,113 113,113 0,0">
          <text:p/>
        </draw:polygon>
        <draw:polygon draw:style-name="gr25" draw:text-style-name="P10" draw:layer="layout" svg:width="0.297cm" svg:height="0.149cm" svg:x="6.115cm" svg:y="5.375cm" svg:viewBox="0 0 298 150" draw:points="149,150 298,0 0,0">
          <text:p/>
        </draw:polygon>
        <draw:polygon draw:style-name="gr25" draw:text-style-name="P10" draw:layer="layout" svg:width="0.148cm" svg:height="0.149cm" svg:x="7.304cm" svg:y="5.375cm" svg:viewBox="0 0 149 150" draw:points="149,150 149,0 0,0">
          <text:p/>
        </draw:polygon>
        <draw:polygon draw:style-name="gr25" draw:text-style-name="P10" draw:layer="layout" svg:width="0.297cm" svg:height="0.297cm" svg:x="4.333cm" svg:y="3.593cm" svg:viewBox="0 0 298 298" draw:points="298,0 0,0 298,298">
          <text:p/>
        </draw:polygon>
        <draw:polygon draw:style-name="gr25" draw:text-style-name="P10" draw:layer="layout" svg:width="0.017cm" svg:height="0.017cm" svg:x="4.316cm" svg:y="3.873cm" svg:viewBox="0 0 18 18" draw:points="13,18 18,18 0,0">
          <text:p/>
        </draw:polygon>
        <draw:polygon draw:style-name="gr25" draw:text-style-name="P10" draw:layer="layout" svg:width="0.091cm" svg:height="0.148cm" svg:x="6.024cm" svg:y="5.375cm" svg:viewBox="0 0 92 149" draw:points="92,149 92,0 0,92">
          <text:p/>
        </draw:polygon>
        <draw:polygon draw:style-name="gr25" draw:text-style-name="P10" draw:layer="layout" svg:width="0.297cm" svg:height="0.149cm" svg:x="6.71cm" svg:y="5.375cm" svg:viewBox="0 0 298 150" draw:points="148,150 298,0 0,0">
          <text:p/>
        </draw:polygon>
        <draw:polygon draw:style-name="gr25" draw:text-style-name="P10" draw:layer="layout" svg:width="0.149cm" svg:height="0.297cm" svg:x="4.927cm" svg:y="3.89cm" svg:viewBox="0 0 150 298" draw:points="150,150 0,0 0,298">
          <text:p/>
        </draw:polygon>
        <draw:polygon draw:style-name="gr25" draw:text-style-name="P10" draw:layer="layout" svg:width="0.148cm" svg:height="0.297cm" svg:x="8.789cm" svg:y="5.672cm" svg:viewBox="0 0 149 298" draw:points="0,298 149,150 0,0">
          <text:p/>
        </draw:polygon>
        <draw:polygon draw:style-name="gr25" draw:text-style-name="P10" draw:layer="layout" svg:width="0.297cm" svg:height="0.297cm" svg:x="8.492cm" svg:y="5.672cm" svg:viewBox="0 0 298 298" draw:points="0,298 298,298 298,0">
          <text:p/>
        </draw:polygon>
        <draw:polygon draw:style-name="gr26" draw:text-style-name="P10" draw:layer="layout" svg:width="0.297cm" svg:height="0.148cm" svg:x="9.086cm" svg:y="5.821cm" svg:viewBox="0 0 298 149" draw:points="298,149 149,0 0,149">
          <text:p/>
        </draw:polygon>
        <draw:polygon draw:style-name="gr27" draw:text-style-name="P2" draw:layer="layout" svg:width="0.297cm" svg:height="0.148cm" svg:x="9.086cm" svg:y="5.821cm" svg:viewBox="0 0 298 149" draw:points="298,149 149,0 0,149">
          <text:p/>
        </draw:polygon>
        <draw:polygon draw:style-name="gr25" draw:text-style-name="P10" draw:layer="layout" svg:width="0.149cm" svg:height="0.297cm" svg:x="3.293cm" svg:y="1.811cm" svg:viewBox="0 0 150 298" draw:points="150,0 0,149 150,298">
          <text:p/>
        </draw:polygon>
        <draw:polygon draw:style-name="gr25" draw:text-style-name="P10" draw:layer="layout" svg:width="0.028cm" svg:height="0.088cm" svg:x="3.59cm" svg:y="1.574cm" svg:viewBox="0 0 29 89" draw:points="0,0 0,89 29,61">
          <text:p/>
        </draw:polygon>
        <draw:polygon draw:style-name="gr25" draw:text-style-name="P10" draw:layer="layout" svg:width="0.297cm" svg:height="0.148cm" svg:x="3.145cm" svg:y="1.365cm" svg:viewBox="0 0 298 149" draw:points="148,0 0,149 298,149">
          <text:p/>
        </draw:polygon>
        <draw:polygon draw:style-name="gr25" draw:text-style-name="P10" draw:layer="layout" svg:width="0.068cm" svg:height="0.099cm" svg:x="6.858cm" svg:y="5.128cm" svg:viewBox="0 0 69 100" draw:points="0,0 0,100 69,32">
          <text:p/>
        </draw:polygon>
        <draw:polygon draw:style-name="gr26" draw:text-style-name="P10" draw:layer="layout" svg:width="0.252cm" svg:height="0.131cm" svg:x="9.104cm" svg:y="5.69cm" svg:viewBox="0 0 253 132" draw:points="0,0 132,132 253,10">
          <text:p/>
        </draw:polygon>
        <draw:polygon draw:style-name="gr27" draw:text-style-name="P2" draw:layer="layout" svg:width="0.252cm" svg:height="0.131cm" svg:x="9.104cm" svg:y="5.69cm" svg:viewBox="0 0 253 132" draw:points="0,0 132,132 253,10">
          <text:p/>
        </draw:polygon>
        <draw:polygon draw:style-name="gr25" draw:text-style-name="P10" draw:layer="layout" svg:width="0.297cm" svg:height="0.148cm" svg:x="6.71cm" svg:y="5.227cm" svg:viewBox="0 0 298 149" draw:points="298,149 148,0 0,149">
          <text:p/>
        </draw:polygon>
        <draw:polygon draw:style-name="gr25" draw:text-style-name="P10" draw:layer="layout" svg:width="0.032cm" svg:height="0.012cm" svg:x="6.38cm" svg:y="5.672cm" svg:viewBox="0 0 33 13" draw:points="22,13 33,0 0,0">
          <text:p/>
        </draw:polygon>
        <draw:polygon draw:style-name="gr25" draw:text-style-name="P10" draw:layer="layout" svg:width="0.297cm" svg:height="0.149cm" svg:x="4.036cm" svg:y="2.85cm" svg:viewBox="0 0 298 150" draw:points="148,0 0,150 298,150">
          <text:p/>
        </draw:polygon>
        <draw:polygon draw:style-name="gr25" draw:text-style-name="P10" draw:layer="layout" svg:width="0.005cm" svg:height="0.004cm" svg:x="5.669cm" svg:y="5.227cm" svg:viewBox="0 0 6 5" draw:points="6,5 1,0 0,0">
          <text:p/>
        </draw:polygon>
        <draw:polygon draw:style-name="gr25" draw:text-style-name="P10" draw:layer="layout" svg:width="0.012cm" svg:height="0.029cm" svg:x="3.134cm" svg:y="1.662cm" svg:viewBox="0 0 13 30" draw:points="13,30 13,0 0,0">
          <text:p/>
        </draw:polygon>
        <draw:polygon draw:style-name="gr25" draw:text-style-name="P10" draw:layer="layout" svg:width="0.149cm" svg:height="0.149cm" svg:x="6.858cm" svg:y="5.672cm" svg:viewBox="0 0 150 150" draw:points="0,150 150,150 150,0">
          <text:p/>
        </draw:polygon>
        <draw:polygon draw:style-name="gr25" draw:text-style-name="P10" draw:layer="layout" svg:width="0.149cm" svg:height="0.148cm" svg:x="7.155cm" svg:y="5.821cm" svg:viewBox="0 0 150 149" draw:points="0,0 0,149 150,149">
          <text:p/>
        </draw:polygon>
        <draw:polygon draw:style-name="gr25" draw:text-style-name="P10" draw:layer="layout" svg:width="0.128cm" svg:height="0.049cm" svg:x="7.027cm" svg:y="5.969cm" svg:viewBox="0 0 129 50" draw:points="129,50 129,0 0,0">
          <text:p/>
        </draw:polygon>
        <draw:polygon draw:style-name="gr25" draw:text-style-name="P10" draw:layer="layout" svg:width="0.297cm" svg:height="0.298cm" svg:x="8.789cm" svg:y="5.969cm" svg:viewBox="0 0 298 299" draw:points="298,0 0,0 0,299">
          <text:p/>
        </draw:polygon>
        <draw:polygon draw:style-name="gr25" draw:text-style-name="P10" draw:layer="layout" svg:width="0.03cm" svg:height="0.084cm" svg:x="3.887cm" svg:y="2.172cm" svg:viewBox="0 0 31 85" draw:points="0,0 0,85 31,56">
          <text:p/>
        </draw:polygon>
        <draw:polygon draw:style-name="gr25" draw:text-style-name="P10" draw:layer="layout" svg:width="0.004cm" svg:height="0.006cm" svg:x="4.33cm" svg:y="3.89cm" svg:viewBox="0 0 5 7" draw:points="5,7 5,0 0,4">
          <text:p/>
        </draw:polygon>
        <draw:polygon draw:style-name="gr25" draw:text-style-name="P10" draw:layer="layout" svg:width="0.297cm" svg:height="0.148cm" svg:x="3.739cm" svg:y="2.702cm" svg:viewBox="0 0 298 149" draw:points="0,0 148,149 298,0">
          <text:p/>
        </draw:polygon>
        <draw:polygon draw:style-name="gr25" draw:text-style-name="P10" draw:layer="layout" svg:width="0.097cm" svg:height="0.047cm" svg:x="5.127cm" svg:y="4.781cm" svg:viewBox="0 0 98 48" draw:points="52,48 98,0 0,0">
          <text:p/>
        </draw:polygon>
        <draw:polygon draw:style-name="gr25" draw:text-style-name="P10" draw:layer="layout" svg:width="0.059cm" svg:height="0.064cm" svg:x="4.927cm" svg:y="3.677cm" svg:viewBox="0 0 60 65" draw:points="0,0 0,65 60,65">
          <text:p/>
        </draw:polygon>
        <draw:polygon draw:style-name="gr25" draw:text-style-name="P10" draw:layer="layout" svg:width="0.148cm" svg:height="0.297cm" svg:x="4.779cm" svg:y="4.187cm" svg:viewBox="0 0 149 298" draw:points="0,149 149,298 149,0">
          <text:p/>
        </draw:polygon>
        <draw:polygon draw:style-name="gr25" draw:text-style-name="P10" draw:layer="layout" svg:width="0.297cm" svg:height="0.148cm" svg:x="4.927cm" svg:y="4.039cm" svg:viewBox="0 0 298 149" draw:points="298,149 149,0 0,149">
          <text:p/>
        </draw:polygon>
        <draw:polygon draw:style-name="gr25" draw:text-style-name="P10" draw:layer="layout" svg:width="0.148cm" svg:height="0.148cm" svg:x="7.601cm" svg:y="5.524cm" svg:viewBox="0 0 149 149" draw:points="149,0 0,0 0,149">
          <text:p/>
        </draw:polygon>
        <draw:polygon draw:style-name="gr25" draw:text-style-name="P10" draw:layer="layout" svg:width="0.297cm" svg:height="0.297cm" svg:x="7.898cm" svg:y="5.672cm" svg:viewBox="0 0 298 298" draw:points="0,0 0,298 298,0">
          <text:p/>
        </draw:polygon>
        <draw:polygon draw:style-name="gr25" draw:text-style-name="P10" draw:layer="layout" svg:width="0.149cm" svg:height="0.148cm" svg:x="2.996cm" svg:y="0.474cm" svg:viewBox="0 0 150 149" draw:points="150,0 0,0 150,149">
          <text:p/>
        </draw:polygon>
        <draw:polygon draw:style-name="gr25" draw:text-style-name="P10" draw:layer="layout" svg:width="0.133cm" svg:height="0.18cm" svg:x="3.457cm" svg:y="2.42cm" svg:viewBox="0 0 134 181" draw:points="88,181 134,133 0,0">
          <text:p/>
        </draw:polygon>
        <draw:polygon draw:style-name="gr25" draw:text-style-name="P10" draw:layer="layout" svg:width="0.149cm" svg:height="0.149cm" svg:x="5.521cm" svg:y="4.484cm" svg:viewBox="0 0 150 150" draw:points="150,150 150,0 0,0">
          <text:p/>
        </draw:polygon>
        <draw:polygon draw:style-name="gr25" draw:text-style-name="P10" draw:layer="layout" svg:width="0.148cm" svg:height="0.148cm" svg:x="3.442cm" svg:y="2.108cm" svg:viewBox="0 0 149 149" draw:points="149,149 149,0 0,0">
          <text:p/>
        </draw:polygon>
        <draw:polygon draw:style-name="gr25" draw:text-style-name="P10" draw:layer="layout" svg:width="0.045cm" svg:height="0.015cm" svg:x="6.71cm" svg:y="5.063cm" svg:viewBox="0 0 46 16" draw:points="14,0 0,16 46,16">
          <text:p/>
        </draw:polygon>
        <draw:polygon draw:style-name="gr25" draw:text-style-name="P10" draw:layer="layout" svg:width="0.085cm" svg:height="0.101cm" svg:x="8.195cm" svg:y="5.571cm" svg:viewBox="0 0 86 102" draw:points="0,0 0,102 86,17">
          <text:p/>
        </draw:polygon>
        <draw:polygon draw:style-name="gr25" draw:text-style-name="P10" draw:layer="layout" svg:width="0.075cm" svg:height="0.057cm" svg:x="2.921cm" svg:y="1.068cm" svg:viewBox="0 0 76 58" draw:points="18,58 76,0 0,0">
          <text:p/>
        </draw:polygon>
        <draw:polygon draw:style-name="gr25" draw:text-style-name="P10" draw:layer="layout" svg:width="0.298cm" svg:height="0.297cm" svg:x="6.412cm" svg:y="5.375cm" svg:viewBox="0 0 299 298" draw:points="299,0 0,0 0,298">
          <text:p/>
        </draw:polygon>
        <draw:polygon draw:style-name="gr25" draw:text-style-name="P10" draw:layer="layout" svg:width="0.135cm" svg:height="0.144cm" svg:x="8.951cm" svg:y="6.267cm" svg:viewBox="0 0 136 145" draw:points="136,145 136,0 0,135">
          <text:p/>
        </draw:polygon>
        <draw:polygon draw:style-name="gr25" draw:text-style-name="P10" draw:layer="layout" svg:width="0.148cm" svg:height="0.148cm" svg:x="3.145cm" svg:y="1.068cm" svg:viewBox="0 0 149 149" draw:points="149,149 149,0 0,149">
          <text:p/>
        </draw:polygon>
        <draw:polygon draw:style-name="gr25" draw:text-style-name="P10" draw:layer="layout" svg:width="0.099cm" svg:height="0.087cm" svg:x="5.881cm" svg:y="4.547cm" svg:viewBox="0 0 100 88" draw:points="0,0 87,88 100,73">
          <text:p/>
        </draw:polygon>
        <draw:polygon draw:style-name="gr25" draw:text-style-name="P10" draw:layer="layout" svg:width="0.111cm" svg:height="0.164cm" svg:x="6.599cm" svg:y="5.672cm" svg:viewBox="0 0 112 165" draw:points="112,165 112,0 0,111">
          <text:p/>
        </draw:polygon>
        <draw:polygon draw:style-name="gr25" draw:text-style-name="P10" draw:layer="layout" svg:width="0.149cm" svg:height="0.148cm" svg:x="2.996cm" svg:y="0.771cm" svg:viewBox="0 0 150 149" draw:points="0,0 0,149 150,149">
          <text:p/>
        </draw:polygon>
        <draw:polygon draw:style-name="gr26" draw:text-style-name="P10" draw:layer="layout" svg:width="0.007cm" svg:height="0.024cm" svg:x="2.692cm" svg:y="0.325cm" svg:viewBox="0 0 8 25" draw:points="8,25 8,0 0,0">
          <text:p/>
        </draw:polygon>
        <draw:polygon draw:style-name="gr27" draw:text-style-name="P2" draw:layer="layout" svg:width="0.007cm" svg:height="0.024cm" svg:x="2.692cm" svg:y="0.325cm" svg:viewBox="0 0 8 25" draw:points="8,25 8,0 0,0">
          <text:p/>
        </draw:polygon>
        <draw:polygon draw:style-name="gr25" draw:text-style-name="P10" draw:layer="layout" svg:width="0.148cm" svg:height="0.149cm" svg:x="3.145cm" svg:y="1.216cm" svg:viewBox="0 0 149 150" draw:points="149,150 149,0 0,0">
          <text:p/>
        </draw:polygon>
        <draw:polygon draw:style-name="gr25" draw:text-style-name="P10" draw:layer="layout" svg:width="0.022cm" svg:height="0.054cm" svg:x="3.293cm" svg:y="0.865cm" svg:viewBox="0 0 23 55" draw:points="0,0 0,55 23,55">
          <text:p/>
        </draw:polygon>
        <draw:polygon draw:style-name="gr25" draw:text-style-name="P10" draw:layer="layout" svg:width="0.007cm" svg:height="0.008cm" svg:x="8.789cm" svg:y="5.664cm" svg:viewBox="0 0 8 9" draw:points="0,0 0,9 8,1">
          <text:p/>
        </draw:polygon>
        <draw:polygon draw:style-name="gr25" draw:text-style-name="P10" draw:layer="layout" svg:width="0.148cm" svg:height="0.148cm" svg:x="3.739cm" svg:y="2.702cm" svg:viewBox="0 0 149 149" draw:points="0,149 149,149 0,0">
          <text:p/>
        </draw:polygon>
        <draw:polygon draw:style-name="gr25" draw:text-style-name="P10" draw:layer="layout" svg:width="0.297cm" svg:height="0.297cm" svg:x="4.036cm" svg:y="2.999cm" svg:viewBox="0 0 298 298" draw:points="298,298 298,0 0,298">
          <text:p/>
        </draw:polygon>
        <draw:polygon draw:style-name="gr25" draw:text-style-name="P10" draw:layer="layout" svg:width="0.297cm" svg:height="0.149cm" svg:x="5.818cm" svg:y="5.078cm" svg:viewBox="0 0 298 150" draw:points="149,150 298,0 0,0">
          <text:p/>
        </draw:polygon>
        <draw:polygon draw:style-name="gr25" draw:text-style-name="P10" draw:layer="layout" svg:width="0.297cm" svg:height="0.149cm" svg:x="3.739cm" svg:y="2.553cm" svg:viewBox="0 0 298 150" draw:points="148,0 0,150 298,150">
          <text:p/>
        </draw:polygon>
        <draw:polygon draw:style-name="gr25" draw:text-style-name="P10" draw:layer="layout" svg:width="0.298cm" svg:height="0.297cm" svg:x="6.412cm" svg:y="5.078cm" svg:viewBox="0 0 299 298" draw:points="299,298 299,0 0,0">
          <text:p/>
        </draw:polygon>
        <draw:polygon draw:style-name="gr25" draw:text-style-name="P10" draw:layer="layout" svg:width="0.121cm" svg:height="0.083cm" svg:x="3.442cm" svg:y="1.43cm" svg:viewBox="0 0 122 84" draw:points="84,0 0,84 122,84">
          <text:p/>
        </draw:polygon>
        <draw:polygon draw:style-name="gr25" draw:text-style-name="P10" draw:layer="layout" svg:width="0.149cm" svg:height="0.148cm" svg:x="3.59cm" svg:y="2.405cm" svg:viewBox="0 0 150 149" draw:points="0,0 0,149 150,0">
          <text:p/>
        </draw:polygon>
        <draw:polygon draw:style-name="gr25" draw:text-style-name="P10" draw:layer="layout" svg:width="0.148cm" svg:height="0.148cm" svg:x="6.264cm" svg:y="4.93cm" svg:viewBox="0 0 149 149" draw:points="149,0 0,0 149,149">
          <text:p/>
        </draw:polygon>
        <draw:polygon draw:style-name="gr25" draw:text-style-name="P10" draw:layer="layout" svg:width="0.149cm" svg:height="0.148cm" svg:x="3.59cm" svg:y="2.108cm" svg:viewBox="0 0 150 149" draw:points="0,0 0,149 150,0">
          <text:p/>
        </draw:polygon>
        <draw:polygon draw:style-name="gr25" draw:text-style-name="P10" draw:layer="layout" svg:width="0.148cm" svg:height="0.297cm" svg:x="3.739cm" svg:y="2.108cm" svg:viewBox="0 0 149 298" draw:points="149,149 0,0 0,298">
          <text:p/>
        </draw:polygon>
        <draw:polygon draw:style-name="gr25" draw:text-style-name="P10" draw:layer="layout" svg:width="0.126cm" svg:height="0.099cm" svg:x="5.67cm" svg:y="4.385cm" svg:viewBox="0 0 127 100" draw:points="0,0 0,100 127,100">
          <text:p/>
        </draw:polygon>
        <draw:polygon draw:style-name="gr25" draw:text-style-name="P10" draw:layer="layout" svg:width="0.148cm" svg:height="0.149cm" svg:x="3.145cm" svg:y="0.919cm" svg:viewBox="0 0 149 150" draw:points="149,150 149,0 0,0">
          <text:p/>
        </draw:polygon>
        <draw:polygon draw:style-name="gr25" draw:text-style-name="P10" draw:layer="layout" svg:width="0.149cm" svg:height="0.297cm" svg:x="3.59cm" svg:y="2.405cm" svg:viewBox="0 0 150 298" draw:points="0,149 150,298 150,0">
          <text:p/>
        </draw:polygon>
        <draw:polygon draw:style-name="gr25" draw:text-style-name="P10" draw:layer="layout" svg:width="0.144cm" svg:height="0.094cm" svg:x="3.595cm" svg:y="2.702cm" svg:viewBox="0 0 145 95" draw:points="49,95 145,0 0,0">
          <text:p/>
        </draw:polygon>
        <draw:polygon draw:style-name="gr25" draw:text-style-name="P10" draw:layer="layout" svg:width="0.148cm" svg:height="0.297cm" svg:x="4.482cm" svg:y="3.89cm" svg:viewBox="0 0 149 298" draw:points="0,150 149,298 149,0">
          <text:p/>
        </draw:polygon>
        <draw:polygon draw:style-name="gr25" draw:text-style-name="P10" draw:layer="layout" svg:width="0.149cm" svg:height="0.075cm" svg:x="3.59cm" svg:y="2.033cm" svg:viewBox="0 0 150 76" draw:points="76,0 0,76 150,76">
          <text:p/>
        </draw:polygon>
        <draw:polygon draw:style-name="gr25" draw:text-style-name="P10" draw:layer="layout" svg:width="0.297cm" svg:height="0.298cm" svg:x="8.789cm" svg:y="5.969cm" svg:viewBox="0 0 298 299" draw:points="298,299 298,0 0,299">
          <text:p/>
        </draw:polygon>
        <draw:polygon draw:style-name="gr25" draw:text-style-name="P10" draw:layer="layout" svg:width="0.149cm" svg:height="0.149cm" svg:x="4.927cm" svg:y="3.89cm" svg:viewBox="0 0 150 150" draw:points="150,150 150,0 0,0">
          <text:p/>
        </draw:polygon>
        <draw:polygon draw:style-name="gr25" draw:text-style-name="P10" draw:layer="layout" svg:width="0.149cm" svg:height="0.149cm" svg:x="3.59cm" svg:y="2.256cm" svg:viewBox="0 0 150 150" draw:points="0,0 0,150 150,150">
          <text:p/>
        </draw:polygon>
        <draw:polygon draw:style-name="gr25" draw:text-style-name="P10" draw:layer="layout" svg:width="0.149cm" svg:height="0.298cm" svg:x="8.046cm" svg:y="5.969cm" svg:viewBox="0 0 150 299" draw:points="150,0 0,150 150,299">
          <text:p/>
        </draw:polygon>
        <draw:polygon draw:style-name="gr25" draw:text-style-name="P10" draw:layer="layout" svg:width="0.181cm" svg:height="0.113cm" svg:x="7.682cm" svg:y="6.118cm" svg:viewBox="0 0 182 114" draw:points="182,114 67,0 0,68">
          <text:p/>
        </draw:polygon>
        <draw:polygon draw:style-name="gr25" draw:text-style-name="P10" draw:layer="layout" svg:width="0.297cm" svg:height="0.149cm" svg:x="7.601cm" svg:y="5.969cm" svg:viewBox="0 0 298 150" draw:points="0,0 148,150 298,0">
          <text:p/>
        </draw:polygon>
        <draw:polygon draw:style-name="gr25" draw:text-style-name="P10" draw:layer="layout" svg:width="0.037cm" svg:height="0.024cm" svg:x="3.739cm" svg:y="1.935cm" svg:viewBox="0 0 38 25" draw:points="25,0 0,25 38,25">
          <text:p/>
        </draw:polygon>
        <draw:polygon draw:style-name="gr25" draw:text-style-name="P10" draw:layer="layout" svg:width="0.149cm" svg:height="0.297cm" svg:x="3.887cm" svg:y="2.702cm" svg:viewBox="0 0 150 298" draw:points="0,149 150,298 150,0">
          <text:p/>
        </draw:polygon>
        <draw:polygon draw:style-name="gr25" draw:text-style-name="P10" draw:layer="layout" svg:width="0.098cm" svg:height="0.098cm" svg:x="8.492cm" svg:y="6.267cm" svg:viewBox="0 0 99 99" draw:points="99,99 0,0 0,86">
          <text:p/>
        </draw:polygon>
        <draw:polygon draw:style-name="gr25" draw:text-style-name="P10" draw:layer="layout" svg:width="0.149cm" svg:height="0.297cm" svg:x="3.59cm" svg:y="2.108cm" svg:viewBox="0 0 150 298" draw:points="150,0 0,149 150,298">
          <text:p/>
        </draw:polygon>
        <draw:polygon draw:style-name="gr25" draw:text-style-name="P10" draw:layer="layout" svg:width="0.148cm" svg:height="0.148cm" svg:x="3.442cm" svg:y="2.108cm" svg:viewBox="0 0 149 149" draw:points="0,149 149,149 0,0">
          <text:p/>
        </draw:polygon>
        <draw:polygon draw:style-name="gr25" draw:text-style-name="P10" draw:layer="layout" svg:width="0.297cm" svg:height="0.298cm" svg:x="8.195cm" svg:y="5.969cm" svg:viewBox="0 0 298 299" draw:points="298,0 0,0 0,299">
          <text:p/>
        </draw:polygon>
        <draw:polygon draw:style-name="gr25" draw:text-style-name="P10" draw:layer="layout" svg:width="0.297cm" svg:height="0.148cm" svg:x="2.848cm" svg:y="0.474cm" svg:viewBox="0 0 298 149" draw:points="148,0 0,149 298,149">
          <text:p/>
        </draw:polygon>
        <draw:polygon draw:style-name="gr25" draw:text-style-name="P10" draw:layer="layout" svg:width="0.297cm" svg:height="0.297cm" svg:x="7.898cm" svg:y="5.672cm" svg:viewBox="0 0 298 298" draw:points="0,298 298,298 298,0">
          <text:p/>
        </draw:polygon>
        <draw:polygon draw:style-name="gr25" draw:text-style-name="P10" draw:layer="layout" svg:width="0.028cm" svg:height="0.096cm" svg:x="3.265cm" svg:y="1.959cm" svg:viewBox="0 0 29 97" draw:points="29,97 29,0 0,30">
          <text:p/>
        </draw:polygon>
        <draw:polygon draw:style-name="gr25" draw:text-style-name="P10" draw:layer="layout" svg:width="0.148cm" svg:height="0.148cm" svg:x="3.739cm" svg:y="2.405cm" svg:viewBox="0 0 149 149" draw:points="149,149 149,0 0,0">
          <text:p/>
        </draw:polygon>
        <draw:polygon draw:style-name="gr25" draw:text-style-name="P10" draw:layer="layout" svg:width="0.044cm" svg:height="0.044cm" svg:x="8.195cm" svg:y="6.267cm" svg:viewBox="0 0 45 45" draw:points="45,45 0,0 0,37">
          <text:p/>
        </draw:polygon>
        <draw:polygon draw:style-name="gr25" draw:text-style-name="P10" draw:layer="layout" svg:width="0.297cm" svg:height="0.149cm" svg:x="7.007cm" svg:y="5.672cm" svg:viewBox="0 0 298 150" draw:points="148,150 298,0 0,0">
          <text:p/>
        </draw:polygon>
        <draw:polygon draw:style-name="gr25" draw:text-style-name="P10" draw:layer="layout" svg:width="0.074cm" svg:height="0.149cm" svg:x="3.665cm" svg:y="1.959cm" svg:viewBox="0 0 75 150" draw:points="75,0 0,75 75,150">
          <text:p/>
        </draw:polygon>
        <draw:polygon draw:style-name="gr25" draw:text-style-name="P10" draw:layer="layout" svg:width="0.148cm" svg:height="0.298cm" svg:x="8.492cm" svg:y="5.969cm" svg:viewBox="0 0 149 299" draw:points="0,299 149,150 0,0">
          <text:p/>
        </draw:polygon>
        <draw:polygon draw:style-name="gr25" draw:text-style-name="P10" draw:layer="layout" svg:width="0cm" svg:height="0cm" svg:x="7.452cm" svg:y="6.118cm" svg:viewBox="0 0 1 1" draw:points="1,1 0,0 0,1">
          <text:p/>
        </draw:polygon>
        <draw:polygon draw:style-name="gr25" draw:text-style-name="P10" draw:layer="layout" svg:width="0.297cm" svg:height="0.297cm" svg:x="4.036cm" svg:y="2.999cm" svg:viewBox="0 0 298 298" draw:points="298,0 0,0 0,298">
          <text:p/>
        </draw:polygon>
        <draw:polygon draw:style-name="gr25" draw:text-style-name="P10" draw:layer="layout" svg:width="0.074cm" svg:height="0.085cm" svg:x="8.418cm" svg:y="6.267cm" svg:viewBox="0 0 75 86" draw:points="75,86 75,0 0,75">
          <text:p/>
        </draw:polygon>
        <draw:polygon draw:style-name="gr25" draw:text-style-name="P10" draw:layer="layout" svg:width="0.036cm" svg:height="0.079cm" svg:x="4.594cm" svg:y="4.187cm" svg:viewBox="0 0 37 80" draw:points="37,80 37,0 0,36">
          <text:p/>
        </draw:polygon>
        <draw:polygon draw:style-name="gr25" draw:text-style-name="P10" draw:layer="layout" svg:width="0.05cm" svg:height="0.052cm" svg:x="5.076cm" svg:y="3.838cm" svg:viewBox="0 0 51 53" draw:points="0,0 0,53 51,53">
          <text:p/>
        </draw:polygon>
        <draw:polygon draw:style-name="gr25" draw:text-style-name="P10" draw:layer="layout" svg:width="0.055cm" svg:height="0.085cm" svg:x="6.209cm" svg:y="5.524cm" svg:viewBox="0 0 56 86" draw:points="56,86 56,0 0,55">
          <text:p/>
        </draw:polygon>
        <draw:polygon draw:style-name="gr25" draw:text-style-name="P10" draw:layer="layout" svg:width="0.149cm" svg:height="0.298cm" svg:x="8.64cm" svg:y="5.969cm" svg:viewBox="0 0 150 299" draw:points="150,0 0,150 150,299">
          <text:p/>
        </draw:polygon>
        <draw:polygon draw:style-name="gr25" draw:text-style-name="P10" draw:layer="layout" svg:width="0.097cm" svg:height="0.096cm" svg:x="2.751cm" svg:y="0.526cm" svg:viewBox="0 0 98 97" draw:points="28,97 98,97 0,0">
          <text:p/>
        </draw:polygon>
        <draw:polygon draw:style-name="gr25" draw:text-style-name="P10" draw:layer="layout" svg:width="0.149cm" svg:height="0.297cm" svg:x="6.858cm" svg:y="5.375cm" svg:viewBox="0 0 150 298" draw:points="150,0 0,150 150,298">
          <text:p/>
        </draw:polygon>
        <draw:polygon draw:style-name="gr26" draw:text-style-name="P10" draw:layer="layout" svg:width="0.148cm" svg:height="0.298cm" svg:x="9.235cm" svg:y="5.969cm" svg:viewBox="0 0 149 299" draw:points="149,0 0,150 149,299">
          <text:p/>
        </draw:polygon>
        <draw:polygon draw:style-name="gr27" draw:text-style-name="P2" draw:layer="layout" svg:width="0.148cm" svg:height="0.298cm" svg:x="9.235cm" svg:y="5.969cm" svg:viewBox="0 0 149 299" draw:points="149,0 0,150 149,299">
          <text:p/>
        </draw:polygon>
        <draw:polygon draw:style-name="gr25" draw:text-style-name="P10" draw:layer="layout" svg:width="0.149cm" svg:height="0.298cm" svg:x="9.086cm" svg:y="5.969cm" svg:viewBox="0 0 150 299" draw:points="0,299 150,150 0,0">
          <text:p/>
        </draw:polygon>
        <draw:polygon draw:style-name="gr25" draw:text-style-name="P10" draw:layer="layout" svg:width="0.297cm" svg:height="0.297cm" svg:x="7.304cm" svg:y="5.672cm" svg:viewBox="0 0 298 298" draw:points="0,0 0,298 298,0">
          <text:p/>
        </draw:polygon>
        <draw:polygon draw:style-name="gr26" draw:text-style-name="P10" draw:layer="layout" svg:width="0.148cm" svg:height="0.297cm" svg:x="2.848cm" svg:y="0.325cm" svg:viewBox="0 0 149 298" draw:points="0,298 149,150 0,0">
          <text:p/>
        </draw:polygon>
        <draw:polygon draw:style-name="gr27" draw:text-style-name="P2" draw:layer="layout" svg:width="0.148cm" svg:height="0.297cm" svg:x="2.848cm" svg:y="0.325cm" svg:viewBox="0 0 149 298" draw:points="0,298 149,150 0,0">
          <text:p/>
        </draw:polygon>
        <draw:polygon draw:style-name="gr25" draw:text-style-name="P10" draw:layer="layout" svg:width="0.075cm" svg:height="0.101cm" svg:x="7.229cm" svg:y="5.969cm" svg:viewBox="0 0 76 102" draw:points="76,102 76,0 0,76">
          <text:p/>
        </draw:polygon>
        <draw:polygon draw:style-name="gr25" draw:text-style-name="P10" draw:layer="layout" svg:width="0.148cm" svg:height="0.297cm" svg:x="6.71cm" svg:y="5.375cm" svg:viewBox="0 0 149 298" draw:points="0,298 149,150 0,0">
          <text:p/>
        </draw:polygon>
        <draw:polygon draw:style-name="gr25" draw:text-style-name="P10" draw:layer="layout" svg:width="0.109cm" svg:height="0.065cm" svg:x="4.184cm" svg:y="2.785cm" svg:viewBox="0 0 110 66" draw:points="66,0 0,66 110,66">
          <text:p/>
        </draw:polygon>
        <draw:polygon draw:style-name="gr25" draw:text-style-name="P10" draw:layer="layout" svg:width="0.149cm" svg:height="0.148cm" svg:x="4.333cm" svg:y="3.296cm" svg:viewBox="0 0 150 149" draw:points="150,149 150,0 0,0">
          <text:p/>
        </draw:polygon>
        <draw:polygon draw:style-name="gr25" draw:text-style-name="P10" draw:layer="layout" svg:width="0.148cm" svg:height="0.297cm" svg:x="5.373cm" svg:y="4.781cm" svg:viewBox="0 0 149 298" draw:points="0,150 149,298 149,0">
          <text:p/>
        </draw:polygon>
        <draw:polygon draw:style-name="gr25" draw:text-style-name="P10" draw:layer="layout" svg:width="0.297cm" svg:height="0.149cm" svg:x="4.63cm" svg:y="3.741cm" svg:viewBox="0 0 298 150" draw:points="298,150 149,0 0,150">
          <text:p/>
        </draw:polygon>
        <draw:polygon draw:style-name="gr26" draw:text-style-name="P10" draw:layer="layout" svg:width="0.148cm" svg:height="0.149cm" svg:x="9.235cm" svg:y="6.118cm" svg:viewBox="0 0 149 150" draw:points="0,0 0,150 149,150">
          <text:p/>
        </draw:polygon>
        <draw:polygon draw:style-name="gr27" draw:text-style-name="P2" draw:layer="layout" svg:width="0.148cm" svg:height="0.149cm" svg:x="9.235cm" svg:y="6.118cm" svg:viewBox="0 0 149 150" draw:points="0,0 0,150 149,150">
          <text:p/>
        </draw:polygon>
        <draw:polygon draw:style-name="gr25" draw:text-style-name="P10" draw:layer="layout" svg:width="0.148cm" svg:height="0.149cm" svg:x="7.601cm" svg:y="5.969cm" svg:viewBox="0 0 149 150" draw:points="0,150 149,150 0,0">
          <text:p/>
        </draw:polygon>
        <draw:polygon draw:style-name="gr25" draw:text-style-name="P10" draw:layer="layout" svg:width="0.148cm" svg:height="0.149cm" svg:x="6.71cm" svg:y="5.672cm" svg:viewBox="0 0 149 150" draw:points="149,150 149,0 0,0">
          <text:p/>
        </draw:polygon>
        <draw:polygon draw:style-name="gr25" draw:text-style-name="P10" draw:layer="layout" svg:width="0.057cm" svg:height="0.057cm" svg:x="8.435cm" svg:y="5.615cm" svg:viewBox="0 0 58 58" draw:points="0,0 58,58 58,10">
          <text:p/>
        </draw:polygon>
        <draw:polygon draw:style-name="gr25" draw:text-style-name="P10" draw:layer="layout" svg:width="0.149cm" svg:height="0.148cm" svg:x="7.155cm" svg:y="5.524cm" svg:viewBox="0 0 150 149" draw:points="150,0 0,0 150,149">
          <text:p/>
        </draw:polygon>
        <draw:polygon draw:style-name="gr25" draw:text-style-name="P10" draw:layer="layout" svg:width="0.297cm" svg:height="0.297cm" svg:x="7.304cm" svg:y="5.672cm" svg:viewBox="0 0 298 298" draw:points="0,298 298,298 298,0">
          <text:p/>
        </draw:polygon>
        <draw:polygon draw:style-name="gr25" draw:text-style-name="P10" draw:layer="layout" svg:width="0.044cm" svg:height="0.06cm" svg:x="7.304cm" svg:y="5.315cm" svg:viewBox="0 0 45 61" draw:points="0,0 0,61 45,16">
          <text:p/>
        </draw:polygon>
        <draw:polygon draw:style-name="gr25" draw:text-style-name="P10" draw:layer="layout" svg:width="0.149cm" svg:height="0.297cm" svg:x="2.996cm" svg:y="0.622cm" svg:viewBox="0 0 150 298" draw:points="0,150 150,298 150,0">
          <text:p/>
        </draw:polygon>
        <draw:polygon draw:style-name="gr25" draw:text-style-name="P10" draw:layer="layout" svg:width="0.149cm" svg:height="0.148cm" svg:x="9.086cm" svg:y="6.267cm" svg:viewBox="0 0 150 149" draw:points="150,149 150,0 0,0">
          <text:p/>
        </draw:polygon>
        <draw:polygon draw:style-name="gr25" draw:text-style-name="P10" draw:layer="layout" svg:width="0.148cm" svg:height="0.148cm" svg:x="5.67cm" svg:y="4.633cm" svg:viewBox="0 0 149 149" draw:points="149,0 0,0 149,149">
          <text:p/>
        </draw:polygon>
        <draw:polygon draw:style-name="gr25" draw:text-style-name="P10" draw:layer="layout" svg:width="0.297cm" svg:height="0.297cm" svg:x="4.927cm" svg:y="4.187cm" svg:viewBox="0 0 298 298" draw:points="0,0 0,298 298,298">
          <text:p/>
        </draw:polygon>
        <draw:polygon draw:style-name="gr25" draw:text-style-name="P10" draw:layer="layout" svg:width="0.069cm" svg:height="0.115cm" svg:x="4.036cm" svg:y="2.438cm" svg:viewBox="0 0 70 116" draw:points="0,0 0,116 70,116">
          <text:p/>
        </draw:polygon>
        <draw:polygon draw:style-name="gr25" draw:text-style-name="P10" draw:layer="layout" svg:width="0.148cm" svg:height="0.297cm" svg:x="3.145cm" svg:y="0.919cm" svg:viewBox="0 0 149 298" draw:points="149,150 0,0 0,298">
          <text:p/>
        </draw:polygon>
        <draw:polygon draw:style-name="gr25" draw:text-style-name="P10" draw:layer="layout" svg:width="0.297cm" svg:height="0.297cm" svg:x="5.224cm" svg:y="4.484cm" svg:viewBox="0 0 298 298" draw:points="298,298 298,0 0,0">
          <text:p/>
        </draw:polygon>
        <draw:polygon draw:style-name="gr25" draw:text-style-name="P10" draw:layer="layout" svg:width="0.149cm" svg:height="0.297cm" svg:x="5.818cm" svg:y="4.781cm" svg:viewBox="0 0 150 298" draw:points="150,150 0,0 0,298">
          <text:p/>
        </draw:polygon>
        <draw:polygon draw:style-name="gr25" draw:text-style-name="P10" draw:layer="layout" svg:width="0.149cm" svg:height="0.149cm" svg:x="9.086cm" svg:y="6.118cm" svg:viewBox="0 0 150 150" draw:points="150,150 150,0 0,150">
          <text:p/>
        </draw:polygon>
        <draw:polygon draw:style-name="gr25" draw:text-style-name="P10" draw:layer="layout" svg:width="0.297cm" svg:height="0.149cm" svg:x="5.224cm" svg:y="4.781cm" svg:viewBox="0 0 298 150" draw:points="0,0 149,150 298,0">
          <text:p/>
        </draw:polygon>
        <draw:polygon draw:style-name="gr25" draw:text-style-name="P10" draw:layer="layout" svg:width="0.148cm" svg:height="0.148cm" svg:x="6.71cm" svg:y="5.524cm" svg:viewBox="0 0 149 149" draw:points="149,149 149,0 0,149">
          <text:p/>
        </draw:polygon>
        <draw:polygon draw:style-name="gr25" draw:text-style-name="P10" draw:layer="layout" svg:width="0.297cm" svg:height="0.297cm" svg:x="6.115cm" svg:y="5.078cm" svg:viewBox="0 0 298 298" draw:points="0,298 298,298 298,0">
          <text:p/>
        </draw:polygon>
        <draw:polygon draw:style-name="gr25" draw:text-style-name="P10" draw:layer="layout" svg:width="0.046cm" svg:height="0.139cm" svg:x="3.544cm" svg:y="2.553cm" svg:viewBox="0 0 47 140" draw:points="47,140 47,0 0,48">
          <text:p/>
        </draw:polygon>
        <draw:polygon draw:style-name="gr25" draw:text-style-name="P10" draw:layer="layout" svg:width="0.298cm" svg:height="0.297cm" svg:x="6.412cm" svg:y="5.375cm" svg:viewBox="0 0 299 298" draw:points="299,298 299,0 0,298">
          <text:p/>
        </draw:polygon>
        <draw:polygon draw:style-name="gr25" draw:text-style-name="P10" draw:layer="layout" svg:width="0.149cm" svg:height="0.149cm" svg:x="7.452cm" svg:y="5.969cm" svg:viewBox="0 0 150 150" draw:points="0,150 150,150 150,0">
          <text:p/>
        </draw:polygon>
        <draw:polygon draw:style-name="gr25" draw:text-style-name="P10" draw:layer="layout" svg:width="0.297cm" svg:height="0.149cm" svg:x="5.224cm" svg:y="4.335cm" svg:viewBox="0 0 298 150" draw:points="298,150 149,0 0,150">
          <text:p/>
        </draw:polygon>
        <draw:polygon draw:style-name="gr25" draw:text-style-name="P10" draw:layer="layout" svg:width="0.148cm" svg:height="0.149cm" svg:x="3.145cm" svg:y="1.513cm" svg:viewBox="0 0 149 150" draw:points="0,150 149,150 0,0">
          <text:p/>
        </draw:polygon>
        <draw:polygon draw:style-name="gr25" draw:text-style-name="P10" draw:layer="layout" svg:width="0.149cm" svg:height="0.074cm" svg:x="3.59cm" svg:y="1.959cm" svg:viewBox="0 0 150 75" draw:points="76,75 150,0 0,0">
          <text:p/>
        </draw:polygon>
        <draw:polygon draw:style-name="gr25" draw:text-style-name="P10" draw:layer="layout" svg:width="0.149cm" svg:height="0.148cm" svg:x="7.452cm" svg:y="5.524cm" svg:viewBox="0 0 150 149" draw:points="150,0 0,0 150,149">
          <text:p/>
        </draw:polygon>
        <draw:polygon draw:style-name="gr26" draw:text-style-name="P10" draw:layer="layout" svg:width="0.148cm" svg:height="0.148cm" svg:x="9.235cm" svg:y="6.267cm" svg:viewBox="0 0 149 149" draw:points="0,149 149,149 149,0">
          <text:p/>
        </draw:polygon>
        <draw:polygon draw:style-name="gr27" draw:text-style-name="P2" draw:layer="layout" svg:width="0.148cm" svg:height="0.148cm" svg:x="9.235cm" svg:y="6.267cm" svg:viewBox="0 0 149 149" draw:points="0,149 149,149 149,0">
          <text:p/>
        </draw:polygon>
        <draw:polygon draw:style-name="gr25" draw:text-style-name="P10" draw:layer="layout" svg:width="0.002cm" svg:height="0.003cm" svg:x="9.235cm" svg:y="6.415cm" svg:viewBox="0 0 3 4" draw:points="3,4 0,0 0,4">
          <text:p/>
        </draw:polygon>
        <draw:polygon draw:style-name="gr25" draw:text-style-name="P10" draw:layer="layout" svg:width="0.088cm" svg:height="0.047cm" svg:x="4.691cm" svg:y="4.335cm" svg:viewBox="0 0 89 48" draw:points="41,48 89,0 0,0">
          <text:p/>
        </draw:polygon>
        <draw:polygon draw:style-name="gr25" draw:text-style-name="P10" draw:layer="layout" svg:width="0.297cm" svg:height="0.148cm" svg:x="7.304cm" svg:y="5.524cm" svg:viewBox="0 0 298 149" draw:points="148,0 0,149 298,149">
          <text:p/>
        </draw:polygon>
        <draw:polygon draw:style-name="gr25" draw:text-style-name="P10" draw:layer="layout" svg:width="0.148cm" svg:height="0.149cm" svg:x="7.304cm" svg:y="5.375cm" svg:viewBox="0 0 149 150" draw:points="0,150 149,150 0,0">
          <text:p/>
        </draw:polygon>
        <draw:polygon draw:style-name="gr25" draw:text-style-name="P10" draw:layer="layout" svg:width="0.149cm" svg:height="0.297cm" svg:x="5.521cm" svg:y="4.484cm" svg:viewBox="0 0 150 298" draw:points="150,150 0,0 0,298">
          <text:p/>
        </draw:polygon>
        <draw:polygon draw:style-name="gr25" draw:text-style-name="P10" draw:layer="layout" svg:width="0.056cm" svg:height="0.13cm" svg:x="3.442cm" svg:y="1.235cm" svg:viewBox="0 0 57 131" draw:points="0,0 0,131 57,131">
          <text:p/>
        </draw:polygon>
        <draw:polygon draw:style-name="gr25" draw:text-style-name="P10" draw:layer="layout" svg:width="0.297cm" svg:height="0.298cm" svg:x="8.195cm" svg:y="5.969cm" svg:viewBox="0 0 298 299" draw:points="298,299 298,0 0,299">
          <text:p/>
        </draw:polygon>
        <draw:polygon draw:style-name="gr25" draw:text-style-name="P10" draw:layer="layout" svg:width="0.297cm" svg:height="0.149cm" svg:x="2.848cm" svg:y="0.622cm" svg:viewBox="0 0 298 150" draw:points="0,0 148,150 298,0">
          <text:p/>
        </draw:polygon>
        <draw:polygon draw:style-name="gr25" draw:text-style-name="P10" draw:layer="layout" svg:width="0.075cm" svg:height="0.149cm" svg:x="3.59cm" svg:y="1.959cm" svg:viewBox="0 0 76 150" draw:points="0,150 76,75 0,0">
          <text:p/>
        </draw:polygon>
        <draw:polygon draw:style-name="gr25" draw:text-style-name="P10" draw:layer="layout" svg:width="0.148cm" svg:height="0.148cm" svg:x="5.967cm" svg:y="4.93cm" svg:viewBox="0 0 149 149" draw:points="149,0 0,0 149,149">
          <text:p/>
        </draw:polygon>
        <draw:polygon draw:style-name="gr25" draw:text-style-name="P10" draw:layer="layout" svg:width="0.043cm" svg:height="0.07cm" svg:x="6.115cm" svg:y="4.711cm" svg:viewBox="0 0 44 71" draw:points="0,0 0,71 44,29">
          <text:p/>
        </draw:polygon>
        <draw:polygon draw:style-name="gr25" draw:text-style-name="P10" draw:layer="layout" svg:width="0.079cm" svg:height="0.036cm" svg:x="5.294cm" svg:y="4.93cm" svg:viewBox="0 0 80 37" draw:points="42,37 80,0 0,0">
          <text:p/>
        </draw:polygon>
        <draw:polygon draw:style-name="gr25" draw:text-style-name="P10" draw:layer="layout" svg:width="0.297cm" svg:height="0.148cm" svg:x="4.63cm" svg:y="4.187cm" svg:viewBox="0 0 298 149" draw:points="0,0 149,149 298,0">
          <text:p/>
        </draw:polygon>
        <draw:polygon draw:style-name="gr25" draw:text-style-name="P10" draw:layer="layout" svg:width="0.297cm" svg:height="0.297cm" svg:x="6.115cm" svg:y="5.078cm" svg:viewBox="0 0 298 298" draw:points="0,0 0,298 298,0">
          <text:p/>
        </draw:polygon>
        <draw:polygon draw:style-name="gr25" draw:text-style-name="P10" draw:layer="layout" svg:width="0.133cm" svg:height="0.142cm" svg:x="8.937cm" svg:y="5.679cm" svg:viewBox="0 0 134 143" draw:points="0,0 0,143 134,9">
          <text:p/>
        </draw:polygon>
        <draw:polygon draw:style-name="gr25" draw:text-style-name="P10" draw:layer="layout" svg:width="0.1cm" svg:height="0.051cm" svg:x="4.827cm" svg:y="4.484cm" svg:viewBox="0 0 101 52" draw:points="49,52 101,0 0,0">
          <text:p/>
        </draw:polygon>
        <draw:polygon draw:style-name="gr25" draw:text-style-name="P10" draw:layer="layout" svg:width="0.297cm" svg:height="0.148cm" svg:x="6.115cm" svg:y="4.93cm" svg:viewBox="0 0 298 149" draw:points="149,0 0,149 298,149">
          <text:p/>
        </draw:polygon>
        <draw:polygon draw:style-name="gr25" draw:text-style-name="P10" draw:layer="layout" svg:width="0.047cm" svg:height="0.098cm" svg:x="4.732cm" svg:y="4.335cm" svg:viewBox="0 0 48 99" draw:points="48,99 48,0 0,47">
          <text:p/>
        </draw:polygon>
        <draw:polygon draw:style-name="gr25" draw:text-style-name="P10" draw:layer="layout" svg:width="0.148cm" svg:height="0.149cm" svg:x="4.779cm" svg:y="3.741cm" svg:viewBox="0 0 149 150" draw:points="149,0 0,0 149,150">
          <text:p/>
        </draw:polygon>
        <draw:polygon draw:style-name="gr26" draw:text-style-name="P10" draw:layer="layout" svg:width="0.148cm" svg:height="0.148cm" svg:x="9.235cm" svg:y="5.821cm" svg:viewBox="0 0 149 149" draw:points="149,0 0,0 149,149">
          <text:p/>
        </draw:polygon>
        <draw:polygon draw:style-name="gr27" draw:text-style-name="P2" draw:layer="layout" svg:width="0.148cm" svg:height="0.148cm" svg:x="9.235cm" svg:y="5.821cm" svg:viewBox="0 0 149 149" draw:points="149,0 0,0 149,149">
          <text:p/>
        </draw:polygon>
        <draw:polygon draw:style-name="gr25" draw:text-style-name="P10" draw:layer="layout" svg:width="0.149cm" svg:height="0.149cm" svg:x="3.887cm" svg:y="2.553cm" svg:viewBox="0 0 150 150" draw:points="150,0 0,0 150,150">
          <text:p/>
        </draw:polygon>
        <draw:polygon draw:style-name="gr25" draw:text-style-name="P10" draw:layer="layout" svg:width="0.148cm" svg:height="0.297cm" svg:x="5.076cm" svg:y="4.484cm" svg:viewBox="0 0 149 298" draw:points="0,150 149,298 149,0">
          <text:p/>
        </draw:polygon>
        <draw:polygon draw:style-name="gr25" draw:text-style-name="P10" draw:layer="layout" svg:width="0.023cm" svg:height="0.074cm" svg:x="2.825cm" svg:y="0.771cm" svg:viewBox="0 0 24 75" draw:points="24,75 24,0 0,0">
          <text:p/>
        </draw:polygon>
        <draw:polygon draw:style-name="gr25" draw:text-style-name="P10" draw:layer="layout" svg:width="0.149cm" svg:height="0.149cm" svg:x="6.115cm" svg:y="4.781cm" svg:viewBox="0 0 150 150" draw:points="0,150 150,150 0,0">
          <text:p/>
        </draw:polygon>
        <draw:polygon draw:style-name="gr25" draw:text-style-name="P10" draw:layer="layout" svg:width="0.149cm" svg:height="0.297cm" svg:x="4.333cm" svg:y="3.296cm" svg:viewBox="0 0 150 298" draw:points="150,149 0,0 0,298">
          <text:p/>
        </draw:polygon>
        <draw:polygon draw:style-name="gr25" draw:text-style-name="P10" draw:layer="layout" svg:width="0.276cm" svg:height="0.149cm" svg:x="7.919cm" svg:y="6.118cm" svg:viewBox="0 0 277 150" draw:points="103,150 277,150 127,0 0,128">
          <text:p/>
        </draw:polygon>
        <draw:polygon draw:style-name="gr25" draw:text-style-name="P10" draw:layer="layout" svg:width="0.148cm" svg:height="0.139cm" svg:x="3.739cm" svg:y="2.85cm" svg:viewBox="0 0 149 140" draw:points="9,140 149,0 0,0 0,122">
          <text:p/>
        </draw:polygon>
        <draw:polygon draw:style-name="gr25" draw:text-style-name="P10" draw:layer="layout" svg:width="0.298cm" svg:height="0.111cm" svg:x="6.412cm" svg:y="5.672cm" svg:viewBox="0 0 299 112" draw:points="187,112 299,0 0,0 36,36">
          <text:p/>
        </draw:polygon>
        <draw:polygon draw:style-name="gr25" draw:text-style-name="P10" draw:layer="layout" svg:width="0.148cm" svg:height="0.205cm" svg:x="6.71cm" svg:y="5.672cm" svg:viewBox="0 0 149 206" draw:points="93,206 149,150 0,0 0,165">
          <text:p/>
        </draw:polygon>
        <draw:polygon draw:style-name="gr25" draw:text-style-name="P10" draw:layer="layout" svg:width="0.117cm" svg:height="0.148cm" svg:x="6.412cm" svg:y="4.93cm" svg:viewBox="0 0 118 149" draw:points="61,0 0,0 0,149 118,32">
          <text:p/>
        </draw:polygon>
        <draw:polygon draw:style-name="gr25" draw:text-style-name="P10" draw:layer="layout" svg:width="0.149cm" svg:height="0.149cm" svg:x="5.521cm" svg:y="5.078cm" svg:viewBox="0 0 150 150" draw:points="148,150 150,150 0,0 0,39">
          <text:p/>
        </draw:polygon>
        <draw:polygon draw:style-name="gr25" draw:text-style-name="P10" draw:layer="layout" svg:width="0.297cm" svg:height="0.126cm" svg:x="7.007cm" svg:y="5.249cm" svg:viewBox="0 0 298 127" draw:points="126,0 0,127 298,127 198,28">
          <text:p/>
        </draw:polygon>
        <draw:polygon draw:style-name="gr25" draw:text-style-name="P10" draw:layer="layout" svg:width="0.149cm" svg:height="0.149cm" svg:x="4.927cm" svg:y="4.484cm" svg:viewBox="0 0 150 150" draw:points="46,150 150,150 0,0 0,105">
          <text:p/>
        </draw:polygon>
        <draw:polygon draw:style-name="gr25" draw:text-style-name="P10" draw:layer="layout" svg:width="0.099cm" svg:height="0.149cm" svg:x="4.085cm" svg:y="3.444cm" svg:viewBox="0 0 100 150" draw:points="34,150 100,150 100,0 0,101">
          <text:p/>
        </draw:polygon>
        <draw:polygon draw:style-name="gr26" draw:text-style-name="P10" draw:layer="layout" svg:width="0.149cm" svg:height="0.121cm" svg:x="2.699cm" svg:y="0.325cm" svg:viewBox="0 0 150 122" draw:points="28,122 150,0 0,0 0,24">
          <text:p/>
        </draw:polygon>
        <draw:polygon draw:style-name="gr27" draw:text-style-name="P2" draw:layer="layout" svg:width="0.149cm" svg:height="0.121cm" svg:x="2.699cm" svg:y="0.325cm" svg:viewBox="0 0 150 122" draw:points="28,122 150,0 0,0 0,24">
          <text:p/>
        </draw:polygon>
        <draw:polygon draw:style-name="gr25" draw:text-style-name="P10" draw:layer="layout" svg:width="0.148cm" svg:height="0.115cm" svg:x="3.145cm" svg:y="1.662cm" svg:viewBox="0 0 149 116" draw:points="33,116 149,0 0,0 0,29">
          <text:p/>
        </draw:polygon>
        <draw:polygon draw:style-name="gr25" draw:text-style-name="P10" draw:layer="layout" svg:width="0.148cm" svg:height="0.13cm" svg:x="2.848cm" svg:y="0.771cm" svg:viewBox="0 0 149 131" draw:points="18,131 149,0 0,0 0,75">
          <text:p/>
        </draw:polygon>
        <draw:polygon draw:style-name="gr25" draw:text-style-name="P10" draw:layer="layout" svg:width="0.148cm" svg:height="0.108cm" svg:x="5.373cm" svg:y="4.227cm" svg:viewBox="0 0 149 109" draw:points="109,0 0,109 149,109 149,35">
          <text:p/>
        </draw:polygon>
        <draw:polygon draw:style-name="gr25" draw:text-style-name="P10" draw:layer="layout" svg:width="0.148cm" svg:height="0.109cm" svg:x="4.779cm" svg:y="3.632cm" svg:viewBox="0 0 149 110" draw:points="110,0 0,110 149,110 149,46">
          <text:p/>
        </draw:polygon>
        <draw:polygon draw:style-name="gr25" draw:text-style-name="P10" draw:layer="layout" svg:width="0.149cm" svg:height="0.151cm" svg:x="9.086cm" svg:y="6.267cm" svg:viewBox="0 0 150 152" draw:points="147,152 150,148 0,0 0,144">
          <text:p/>
        </draw:polygon>
        <draw:polygon draw:style-name="gr25" draw:text-style-name="P10" draw:layer="layout" svg:width="0.149cm" svg:height="0.149cm" svg:x="4.184cm" svg:y="2.85cm" svg:viewBox="0 0 150 150" draw:points="110,0 0,0 150,150 150,62">
          <text:p/>
        </draw:polygon>
        <draw:polygon draw:style-name="gr25" draw:text-style-name="P10" draw:layer="layout" svg:width="0.095cm" svg:height="0.148cm" svg:x="3.644cm" svg:y="2.702cm" svg:viewBox="0 0 96 149" draw:points="29,149 96,149 96,0 0,95">
          <text:p/>
        </draw:polygon>
        <draw:polygon draw:style-name="gr26" draw:text-style-name="P10" draw:layer="layout" svg:width="0.121cm" svg:height="0.297cm" svg:x="2.727cm" svg:y="0.325cm" svg:viewBox="0 0 122 298" draw:points="24,202 122,298 122,0 0,122">
          <text:p/>
        </draw:polygon>
        <draw:polygon draw:style-name="gr27" draw:text-style-name="P2" draw:layer="layout" svg:width="0.121cm" svg:height="0.297cm" svg:x="2.727cm" svg:y="0.325cm" svg:viewBox="0 0 122 298" draw:points="24,202 122,298 122,0 0,122">
          <text:p/>
        </draw:polygon>
        <draw:polygon draw:style-name="gr25" draw:text-style-name="P10" draw:layer="layout" svg:width="0.148cm" svg:height="0.099cm" svg:x="4.036cm" svg:y="2.603cm" svg:viewBox="0 0 149 100" draw:points="100,0 0,100 149,100 149,80">
          <text:p/>
        </draw:polygon>
        <draw:polygon draw:style-name="gr25" draw:text-style-name="P10" draw:layer="layout" svg:width="0.149cm" svg:height="0.128cm" svg:x="4.184cm" svg:y="3.593cm" svg:viewBox="0 0 150 129" draw:points="21,129 150,0 0,0 0,99">
          <text:p/>
        </draw:polygon>
        <draw:polygon draw:style-name="gr26" draw:text-style-name="P10" draw:layer="layout" svg:width="0.115cm" svg:height="0.149cm" svg:x="2.996cm" svg:y="0.325cm" svg:viewBox="0 0 116 150" draw:points="104,0 0,0 0,150 116,34">
          <text:p/>
        </draw:polygon>
        <draw:polygon draw:style-name="gr27" draw:text-style-name="P2" draw:layer="layout" svg:width="0.115cm" svg:height="0.149cm" svg:x="2.996cm" svg:y="0.325cm" svg:viewBox="0 0 116 150" draw:points="104,0 0,0 0,150 116,34">
          <text:p/>
        </draw:polygon>
        <draw:polygon draw:style-name="gr25" draw:text-style-name="P10" draw:layer="layout" svg:width="0.297cm" svg:height="0.041cm" svg:x="8.492cm" svg:y="5.631cm" svg:viewBox="0 0 298 42" draw:points="41,0 0,42 298,42 289,33">
          <text:p/>
        </draw:polygon>
        <draw:polygon draw:style-name="gr25" draw:text-style-name="P10" draw:layer="layout" svg:width="0.148cm" svg:height="0.149cm" svg:x="3.442cm" svg:y="1.513cm" svg:viewBox="0 0 149 150" draw:points="122,0 0,0 149,150 149,62">
          <text:p/>
        </draw:polygon>
        <draw:polygon draw:style-name="gr25" draw:text-style-name="P10" draw:layer="layout" svg:width="0.124cm" svg:height="0.149cm" svg:x="2.872cm" svg:y="0.919cm" svg:viewBox="0 0 125 150" draw:points="12,37 125,150 125,0 0,0">
          <text:p/>
        </draw:polygon>
        <draw:polygon draw:style-name="gr25" draw:text-style-name="P10" draw:layer="layout" svg:width="0.249cm" svg:height="0.148cm" svg:x="3.193cm" svg:y="1.811cm" svg:viewBox="0 0 250 149" draw:points="33,82 100,149 250,0 0,0">
          <text:p/>
        </draw:polygon>
        <draw:polygon draw:style-name="gr25" draw:text-style-name="P10" draw:layer="layout" svg:width="0.282cm" svg:height="0.148cm" svg:x="3.754cm" svg:y="2.999cm" svg:viewBox="0 0 283 149" draw:points="20,36 134,149 283,0 0,0">
          <text:p/>
        </draw:polygon>
        <draw:polygon draw:style-name="gr25" draw:text-style-name="P10" draw:layer="layout" svg:width="0.149cm" svg:height="0.149cm" svg:x="3.887cm" svg:y="3.147cm" svg:viewBox="0 0 150 150" draw:points="41,150 150,150 0,0 0,85">
          <text:p/>
        </draw:polygon>
        <draw:polygon draw:style-name="gr25" draw:text-style-name="P10" draw:layer="layout" svg:width="0.129cm" svg:height="0.149cm" svg:x="4.482cm" svg:y="3.147cm" svg:viewBox="0 0 130 150" draw:points="72,73 0,0 0,150 130,150">
          <text:p/>
        </draw:polygon>
        <draw:polygon draw:style-name="gr25" draw:text-style-name="P10" draw:layer="layout" svg:width="0.159cm" svg:height="0.148cm" svg:x="4.333cm" svg:y="2.999cm" svg:viewBox="0 0 160 149" draw:points="62,0 0,0 150,149 160,139">
          <text:p/>
        </draw:polygon>
        <draw:polygon draw:style-name="gr25" draw:text-style-name="P10" draw:layer="layout" svg:width="0.297cm" svg:height="0.135cm" svg:x="8.789cm" svg:y="6.267cm" svg:viewBox="0 0 298 136" draw:points="162,136 298,0 0,0 133,134">
          <text:p/>
        </draw:polygon>
        <draw:polygon draw:style-name="gr25" draw:text-style-name="P10" draw:layer="layout" svg:width="0.148cm" svg:height="0.162cm" svg:x="5.967cm" svg:y="4.619cm" svg:viewBox="0 0 149 163" draw:points="13,0 0,14 149,163 149,92">
          <text:p/>
        </draw:polygon>
        <draw:polygon draw:style-name="gr25" draw:text-style-name="P10" draw:layer="layout" svg:width="0.149cm" svg:height="0.149cm" svg:x="3.293cm" svg:y="1.959cm" svg:viewBox="0 0 150 150" draw:points="23,150 150,150 0,0 0,97">
          <text:p/>
        </draw:polygon>
        <draw:polygon draw:style-name="gr25" draw:text-style-name="P10" draw:layer="layout" svg:width="0.143cm" svg:height="0.149cm" svg:x="3.293cm" svg:y="1.216cm" svg:viewBox="0 0 144 150" draw:points="142,0 0,0 0,150 144,6">
          <text:p/>
        </draw:polygon>
        <draw:polygon draw:style-name="gr25" draw:text-style-name="P10" draw:layer="layout" svg:width="0.261cm" svg:height="0.149cm" svg:x="3.442cm" svg:y="1.662cm" svg:viewBox="0 0 262 150" draw:points="228,80 149,0 0,150 262,150">
          <text:p/>
        </draw:polygon>
        <draw:polygon draw:style-name="gr25" draw:text-style-name="P10" draw:layer="layout" svg:width="0.149cm" svg:height="0.132cm" svg:x="5.818cm" svg:y="4.501cm" svg:viewBox="0 0 150 133" draw:points="0,0 0,133 150,133 64,47">
          <text:p/>
        </draw:polygon>
        <draw:polygon draw:style-name="gr25" draw:text-style-name="P10" draw:layer="layout" svg:width="0.13cm" svg:height="0.148cm" svg:x="2.866cm" svg:y="0.771cm" svg:viewBox="0 0 131 149" draw:points="6,149 131,149 131,0 0,131">
          <text:p/>
        </draw:polygon>
        <draw:polygon draw:style-name="gr25" draw:text-style-name="P10" draw:layer="layout" svg:width="0.149cm" svg:height="0.124cm" svg:x="3.59cm" svg:y="1.835cm" svg:viewBox="0 0 150 125" draw:points="125,0 0,125 150,125 150,50">
          <text:p/>
        </draw:polygon>
        <draw:polygon draw:style-name="gr25" draw:text-style-name="P10" draw:layer="layout" svg:width="0.143cm" svg:height="0.149cm" svg:x="3.447cm" svg:y="2.256cm" svg:viewBox="0 0 144 150" draw:points="3,150 144,150 144,0 0,144">
          <text:p/>
        </draw:polygon>
        <draw:polygon draw:style-name="gr25" draw:text-style-name="P10" draw:layer="layout" svg:width="0.137cm" svg:height="0.148cm" svg:x="3.887cm" svg:y="2.405cm" svg:viewBox="0 0 138 149" draw:points="131,0 0,0 0,149 138,12">
          <text:p/>
        </draw:polygon>
        <draw:polygon draw:style-name="gr25" draw:text-style-name="P10" draw:layer="layout" svg:width="0.066cm" svg:height="0.148cm" svg:x="4.184cm" svg:y="2.702cm" svg:viewBox="0 0 67 149" draw:points="13,0 0,0 0,149 67,84">
          <text:p/>
        </draw:polygon>
        <draw:polygon draw:style-name="gr25" draw:text-style-name="P10" draw:layer="layout" svg:width="0.143cm" svg:height="0.148cm" svg:x="7.012cm" svg:y="5.821cm" svg:viewBox="0 0 144 149" draw:points="15,149 144,149 144,0 0,144">
          <text:p/>
        </draw:polygon>
        <draw:polygon draw:style-name="gr25" draw:text-style-name="P10" draw:layer="layout" svg:width="0.122cm" svg:height="0.148cm" svg:x="3.023cm" svg:y="1.365cm" svg:viewBox="0 0 123 149" draw:points="17,44 123,149 123,0 0,0">
          <text:p/>
        </draw:polygon>
        <draw:polygon draw:style-name="gr26" draw:text-style-name="P10" draw:layer="layout" svg:width="0.148cm" svg:height="0.006cm" svg:x="9.235cm" svg:y="6.415cm" svg:viewBox="0 0 149 7" draw:points="143,7 149,0 0,0 2,4">
          <text:p/>
        </draw:polygon>
        <draw:polygon draw:style-name="gr27" draw:text-style-name="P2" draw:layer="layout" svg:width="0.148cm" svg:height="0.006cm" svg:x="9.235cm" svg:y="6.415cm" svg:viewBox="0 0 149 7" draw:points="143,7 149,0 0,0 2,4">
          <text:p/>
        </draw:polygon>
        <draw:polygon draw:style-name="gr25" draw:text-style-name="P10" draw:layer="layout" svg:width="0.149cm" svg:height="0.136cm" svg:x="3.887cm" svg:y="2.417cm" svg:viewBox="0 0 150 137" draw:points="138,0 0,137 150,137 150,21">
          <text:p/>
        </draw:polygon>
        <draw:polygon draw:style-name="gr25" draw:text-style-name="P10" draw:layer="layout" svg:width="0.148cm" svg:height="0.077cm" svg:x="6.264cm" svg:y="4.853cm" svg:viewBox="0 0 149 78" draw:points="78,0 0,78 149,78 149,42">
          <text:p/>
        </draw:polygon>
        <draw:polygon draw:style-name="gr25" draw:text-style-name="P10" draw:layer="layout" svg:width="0.149cm" svg:height="0.149cm" svg:x="3.59cm" svg:y="2.553cm" svg:viewBox="0 0 150 150" draw:points="5,150 150,150 0,0 0,140">
          <text:p/>
        </draw:polygon>
        <draw:polygon draw:style-name="gr25" draw:text-style-name="P10" draw:layer="layout" svg:width="0.148cm" svg:height="0.1cm" svg:x="4.036cm" svg:y="3.444cm" svg:viewBox="0 0 149 101" draw:points="50,101 149,0 0,0 0,26">
          <text:p/>
        </draw:polygon>
        <draw:polygon draw:style-name="gr25" draw:text-style-name="P10" draw:layer="layout" svg:width="0.148cm" svg:height="0.044cm" svg:x="7.304cm" svg:y="5.331cm" svg:viewBox="0 0 149 45" draw:points="45,0 0,45 149,45 149,38">
          <text:p/>
        </draw:polygon>
        <draw:polygon draw:style-name="gr25" draw:text-style-name="P10" draw:layer="layout" svg:width="0.149cm" svg:height="0.068cm" svg:x="6.858cm" svg:y="5.159cm" svg:viewBox="0 0 150 69" draw:points="69,0 0,69 150,69 150,37">
          <text:p/>
        </draw:polygon>
        <draw:polygon draw:style-name="gr25" draw:text-style-name="P10" draw:layer="layout" svg:width="0.149cm" svg:height="0.149cm" svg:x="5.224cm" svg:y="4.781cm" svg:viewBox="0 0 150 150" draw:points="71,150 150,150 0,0 0,89">
          <text:p/>
        </draw:polygon>
        <draw:polygon draw:style-name="gr25" draw:text-style-name="P10" draw:layer="layout" svg:width="0.148cm" svg:height="0.139cm" svg:x="5.67cm" svg:y="4.494cm" svg:viewBox="0 0 149 140" draw:points="140,0 0,140 149,140 149,7">
          <text:p/>
        </draw:polygon>
        <draw:polygon draw:style-name="gr25" draw:text-style-name="P10" draw:layer="layout" svg:width="0.117cm" svg:height="0.149cm" svg:x="7.452cm" svg:y="5.375cm" svg:viewBox="0 0 118 150" draw:points="21,0 0,0 0,150 118,33">
          <text:p/>
        </draw:polygon>
        <draw:polygon draw:style-name="gr25" draw:text-style-name="P10" draw:layer="layout" svg:width="0.148cm" svg:height="0.143cm" svg:x="3.442cm" svg:y="2.256cm" svg:viewBox="0 0 149 144" draw:points="5,144 149,0 0,0 0,133">
          <text:p/>
        </draw:polygon>
        <draw:polygon draw:style-name="gr25" draw:text-style-name="P10" draw:layer="layout" svg:width="0.121cm" svg:height="0.149cm" svg:x="4.63cm" svg:y="3.444cm" svg:viewBox="0 0 122 150" draw:points="99,0 0,0 0,150 122,28">
          <text:p/>
        </draw:polygon>
        <draw:polygon draw:style-name="gr25" draw:text-style-name="P10" draw:layer="layout" svg:width="0.149cm" svg:height="0.143cm" svg:x="3.293cm" svg:y="1.222cm" svg:viewBox="0 0 150 144" draw:points="144,0 0,144 150,144 150,13">
          <text:p/>
        </draw:polygon>
        <draw:polygon draw:style-name="gr25" draw:text-style-name="P10" draw:layer="layout" svg:width="0.149cm" svg:height="0.102cm" svg:x="4.927cm" svg:y="3.788cm" svg:viewBox="0 0 150 103" draw:points="103,0 0,103 150,103 150,50">
          <text:p/>
        </draw:polygon>
        <draw:polygon draw:style-name="gr25" draw:text-style-name="P10" draw:layer="layout" svg:width="0.099cm" svg:height="0.149cm" svg:x="5.076cm" svg:y="3.89cm" svg:viewBox="0 0 100 150" draw:points="50,0 0,0 0,150 100,51">
          <text:p/>
        </draw:polygon>
        <draw:polygon draw:style-name="gr25" draw:text-style-name="P10" draw:layer="layout" svg:width="0.137cm" svg:height="0.148cm" svg:x="4.482cm" svg:y="3.296cm" svg:viewBox="0 0 138 149" draw:points="130,0 0,0 0,149 138,11">
          <text:p/>
        </draw:polygon>
        <draw:polygon draw:style-name="gr25" draw:text-style-name="P10" draw:layer="layout" svg:width="0.148cm" svg:height="0.149cm" svg:x="4.779cm" svg:y="4.335cm" svg:viewBox="0 0 149 150" draw:points="49,150 149,150 0,0 0,99">
          <text:p/>
        </draw:polygon>
        <draw:polygon draw:style-name="gr25" draw:text-style-name="P10" draw:layer="layout" svg:width="0.148cm" svg:height="0.148cm" svg:x="3.739cm" svg:y="2.108cm" svg:viewBox="0 0 149 149" draw:points="115,0 0,0 149,149 149,65">
          <text:p/>
        </draw:polygon>
        <draw:polygon draw:style-name="gr25" draw:text-style-name="P10" draw:layer="layout" svg:width="0.149cm" svg:height="0.117cm" svg:x="7.452cm" svg:y="5.407cm" svg:viewBox="0 0 150 118" draw:points="118,0 0,118 150,118 150,10">
          <text:p/>
        </draw:polygon>
        <draw:polygon draw:style-name="gr25" draw:text-style-name="P10" draw:layer="layout" svg:width="0.148cm" svg:height="0.092cm" svg:x="5.967cm" svg:y="5.375cm" svg:viewBox="0 0 149 93" draw:points="58,93 149,0 0,0 0,57">
          <text:p/>
        </draw:polygon>
        <draw:polygon draw:style-name="gr25" draw:text-style-name="P10" draw:layer="layout" svg:width="0.148cm" svg:height="0.099cm" svg:x="5.076cm" svg:y="3.94cm" svg:viewBox="0 0 149 100" draw:points="100,0 0,100 149,100 149,50">
          <text:p/>
        </draw:polygon>
        <draw:polygon draw:style-name="gr25" draw:text-style-name="P10" draw:layer="layout" svg:width="0.148cm" svg:height="0.148cm" svg:x="4.482cm" svg:y="4.039cm" svg:viewBox="0 0 149 149" draw:points="82,149 149,149 0,0 0,50">
          <text:p/>
        </draw:polygon>
        <draw:polygon draw:style-name="gr25" draw:text-style-name="P10" draw:layer="layout" svg:width="0.297cm" svg:height="0.074cm" svg:x="8.195cm" svg:y="6.267cm" svg:viewBox="0 0 298 75" draw:points="223,75 298,0 0,0 44,44">
          <text:p/>
        </draw:polygon>
        <draw:polygon draw:style-name="gr25" draw:text-style-name="P10" draw:layer="layout" svg:width="0.141cm" svg:height="0.148cm" svg:x="3.293cm" svg:y="1.068cm" svg:viewBox="0 0 142 149" draw:points="136,136 0,0 0,149 142,149">
          <text:p/>
        </draw:polygon>
        <draw:polygon draw:style-name="gr26" draw:text-style-name="P10" draw:layer="layout" svg:width="0.149cm" svg:height="0.115cm" svg:x="2.996cm" svg:y="0.359cm" svg:viewBox="0 0 150 116" draw:points="116,0 0,116 150,116 150,100">
          <text:p/>
        </draw:polygon>
        <draw:polygon draw:style-name="gr27" draw:text-style-name="P2" draw:layer="layout" svg:width="0.149cm" svg:height="0.115cm" svg:x="2.996cm" svg:y="0.359cm" svg:viewBox="0 0 150 116" draw:points="116,0 0,116 150,116 150,100">
          <text:p/>
        </draw:polygon>
        <draw:polygon draw:style-name="gr25" draw:text-style-name="P10" draw:layer="layout" svg:width="0.053cm" svg:height="0.149cm" svg:x="2.795cm" svg:y="0.622cm" svg:viewBox="0 0 54 150" draw:points="30,150 54,150 54,0 0,54">
          <text:p/>
        </draw:polygon>
        <draw:polygon draw:style-name="gr25" draw:text-style-name="P10" draw:layer="layout" svg:width="0.148cm" svg:height="0.067cm" svg:x="7.601cm" svg:y="6.118cm" svg:viewBox="0 0 149 68" draw:points="82,68 149,0 0,0 0,46">
          <text:p/>
        </draw:polygon>
        <draw:polygon draw:style-name="gr25" draw:text-style-name="P10" draw:layer="layout" svg:width="0.272cm" svg:height="0.148cm" svg:x="3.442cm" svg:y="1.811cm" svg:viewBox="0 0 273 149" draw:points="262,0 0,0 148,149 273,24">
          <text:p/>
        </draw:polygon>
        <draw:polygon draw:style-name="gr25" draw:text-style-name="P10" draw:layer="layout" svg:width="0.149cm" svg:height="0.149cm" svg:x="4.333cm" svg:y="3.89cm" svg:viewBox="0 0 150 150" draw:points="111,150 150,150 0,0 0,6">
          <text:p/>
        </draw:polygon>
        <draw:polygon draw:style-name="gr25" draw:text-style-name="P10" draw:layer="layout" svg:width="0.128cm" svg:height="0.297cm" svg:x="4.205cm" svg:y="3.593cm" svg:viewBox="0 0 129 298" draw:points="112,281 129,298 129,0 0,129">
          <text:p/>
        </draw:polygon>
        <draw:polygon draw:style-name="gr25" draw:text-style-name="P10" draw:layer="layout" svg:width="0.122cm" svg:height="0.297cm" svg:x="3.145cm" svg:y="0.622cm" svg:viewBox="0 0 123 298" draw:points="94,94 0,0 0,298 123,176">
          <text:p/>
        </draw:polygon>
        <draw:polygon draw:style-name="gr25" draw:text-style-name="P10" draw:layer="layout" svg:width="0.264cm" svg:height="0.149cm" svg:x="3.178cm" svg:y="1.662cm" svg:viewBox="0 0 265 150" draw:points="15,150 265,150 116,0 0,116">
          <text:p/>
        </draw:polygon>
        <draw:polygon draw:style-name="gr26" draw:text-style-name="P10" draw:layer="layout" svg:width="0.148cm" svg:height="0.121cm" svg:x="9.235cm" svg:y="5.7cm" svg:viewBox="0 0 149 122" draw:points="122,0 0,122 149,122 149,1">
          <text:p/>
        </draw:polygon>
        <draw:polygon draw:style-name="gr27" draw:text-style-name="P2" draw:layer="layout" svg:width="0.148cm" svg:height="0.121cm" svg:x="9.235cm" svg:y="5.7cm" svg:viewBox="0 0 149 122" draw:points="122,0 0,122 149,122 149,1">
          <text:p/>
        </draw:polygon>
        <draw:polygon draw:style-name="gr25" draw:text-style-name="P10" draw:layer="layout" svg:width="0.149cm" svg:height="0.148cm" svg:x="4.63cm" svg:y="4.187cm" svg:viewBox="0 0 150 149" draw:points="62,149 150,149 0,0 0,80">
          <text:p/>
        </draw:polygon>
        <draw:polygon draw:style-name="gr25" draw:text-style-name="P10" draw:layer="layout" svg:width="0.149cm" svg:height="0.149cm" svg:x="6.115cm" svg:y="5.375cm" svg:viewBox="0 0 150 150" draw:points="1,150 150,150 0,0 0,149">
          <text:p/>
        </draw:polygon>
        <draw:polygon draw:style-name="gr25" draw:text-style-name="P10" draw:layer="layout" svg:width="0.148cm" svg:height="0.148cm" svg:x="5.076cm" svg:y="4.633cm" svg:viewBox="0 0 149 149" draw:points="52,149 149,149 0,0 0,101">
          <text:p/>
        </draw:polygon>
        <draw:polygon draw:style-name="gr25" draw:text-style-name="P10" draw:layer="layout" svg:width="0.288cm" svg:height="0.149cm" svg:x="3.748cm" svg:y="2.85cm" svg:viewBox="0 0 289 150" draw:points="6,150 289,150 140,0 0,140">
          <text:p/>
        </draw:polygon>
        <draw:polygon draw:style-name="gr25" draw:text-style-name="P10" draw:layer="layout" svg:width="0.13cm" svg:height="0.149cm" svg:x="3.887cm" svg:y="2.256cm" svg:viewBox="0 0 131 150" draw:points="107,107 0,0 0,150 131,150">
          <text:p/>
        </draw:polygon>
        <draw:polygon draw:style-name="gr25" draw:text-style-name="P10" draw:layer="layout" svg:width="0.148cm" svg:height="0.137cm" svg:x="4.482cm" svg:y="3.307cm" svg:viewBox="0 0 149 138" draw:points="138,0 0,138 149,138 149,14">
          <text:p/>
        </draw:polygon>
        <draw:polygon draw:style-name="gr25" draw:text-style-name="P10" draw:layer="layout" svg:width="0.083cm" svg:height="0.148cm" svg:x="3.442cm" svg:y="1.365cm" svg:viewBox="0 0 84 149" draw:points="57,0 0,0 0,149 84,66">
          <text:p/>
        </draw:polygon>
        <draw:polygon draw:style-name="gr25" draw:text-style-name="P10" draw:layer="layout" svg:width="0.14cm" svg:height="0.148cm" svg:x="3.45cm" svg:y="2.405cm" svg:viewBox="0 0 141 149" draw:points="7,15 141,149 141,0 0,0">
          <text:p/>
        </draw:polygon>
        <draw:polygon draw:style-name="gr25" draw:text-style-name="P10" draw:layer="layout" svg:width="0.148cm" svg:height="0.276cm" svg:x="7.898cm" svg:y="5.969cm" svg:viewBox="0 0 149 277" draw:points="22,277 149,149 0,0 0,272">
          <text:p/>
        </draw:polygon>
        <draw:polygon draw:style-name="gr25" draw:text-style-name="P10" draw:layer="layout" svg:width="0.068cm" svg:height="0.148cm" svg:x="3.968cm" svg:y="3.296cm" svg:viewBox="0 0 69 149" draw:points="53,149 69,149 69,0 0,68">
          <text:p/>
        </draw:polygon>
        <draw:polygon draw:style-name="gr25" draw:text-style-name="P10" draw:layer="layout" svg:width="0.297cm" svg:height="0.084cm" svg:x="8.195cm" svg:y="5.588cm" svg:viewBox="0 0 298 85" draw:points="85,0 0,85 298,85 240,27">
          <text:p/>
        </draw:polygon>
        <draw:polygon draw:style-name="gr25" draw:text-style-name="P10" draw:layer="layout" svg:width="0.149cm" svg:height="0.075cm" svg:x="7.155cm" svg:y="5.969cm" svg:viewBox="0 0 150 76" draw:points="75,76 150,0 0,0 0,49">
          <text:p/>
        </draw:polygon>
        <draw:polygon draw:style-name="gr25" draw:text-style-name="P10" draw:layer="layout" svg:width="0.148cm" svg:height="0.149cm" svg:x="8.789cm" svg:y="5.672cm" svg:viewBox="0 0 149 150" draw:points="84,0 0,0 149,150 149,7">
          <text:p/>
        </draw:polygon>
        <draw:polygon draw:style-name="gr25" draw:text-style-name="P10" draw:layer="layout" svg:width="0.148cm" svg:height="0.106cm" svg:x="5.67cm" svg:y="5.227cm" svg:viewBox="0 0 149 107" draw:points="149,107 149,0 0,0 4,4">
          <text:p/>
        </draw:polygon>
        <draw:polygon draw:style-name="gr25" draw:text-style-name="P10" draw:layer="layout" svg:width="0.124cm" svg:height="0.148cm" svg:x="5.843cm" svg:y="5.227cm" svg:viewBox="0 0 125 149" draw:points="39,149 125,149 125,0 0,124">
          <text:p/>
        </draw:polygon>
        <draw:polygon draw:style-name="gr25" draw:text-style-name="P10" draw:layer="layout" svg:width="0.149cm" svg:height="0.197cm" svg:x="7.749cm" svg:y="5.475cm" svg:viewBox="0 0 150 198" draw:points="50,0 0,49 150,198 150,27">
          <text:p/>
        </draw:polygon>
        <draw:polygon draw:style-name="gr25" draw:text-style-name="P10" draw:layer="layout" svg:width="0.149cm" svg:height="0.133cm" svg:x="8.937cm" svg:y="5.688cm" svg:viewBox="0 0 150 134" draw:points="134,0 0,134 150,134 150,1">
          <text:p/>
        </draw:polygon>
        <draw:polygon draw:style-name="gr25" draw:text-style-name="P10" draw:layer="layout" svg:width="0.108cm" svg:height="0.148cm" svg:x="5.373cm" svg:y="4.187cm" svg:viewBox="0 0 109 149" draw:points="64,0 0,0 0,149 109,41">
          <text:p/>
        </draw:polygon>
        <draw:polygon draw:style-name="gr25" draw:text-style-name="P10" draw:layer="layout" svg:width="0.148cm" svg:height="0.107cm" svg:x="7.601cm" svg:y="5.417cm" svg:viewBox="0 0 149 108" draw:points="0,0 0,108 149,108 60,18">
          <text:p/>
        </draw:polygon>
        <draw:polygon draw:style-name="gr25" draw:text-style-name="P10" draw:layer="layout" svg:width="0.126cm" svg:height="0.148cm" svg:x="7.007cm" svg:y="5.227cm" svg:viewBox="0 0 127 149" draw:points="74,0 0,0 0,149 127,22">
          <text:p/>
        </draw:polygon>
        <draw:polygon draw:style-name="gr25" draw:text-style-name="P10" draw:layer="layout" svg:width="0.129cm" svg:height="0.149cm" svg:x="3.016cm" svg:y="1.216cm" svg:viewBox="0 0 130 150" draw:points="7,150 130,150 130,0 0,130">
          <text:p/>
        </draw:polygon>
        <draw:polygon draw:style-name="gr25" draw:text-style-name="P10" draw:layer="layout" svg:width="0.149cm" svg:height="0.132cm" svg:x="9.086cm" svg:y="5.689cm" svg:viewBox="0 0 150 133" draw:points="0,0 0,133 150,133 19,1">
          <text:p/>
        </draw:polygon>
        <draw:polygon draw:style-name="gr25" draw:text-style-name="P10" draw:layer="layout" svg:width="0.058cm" svg:height="0.148cm" svg:x="2.939cm" svg:y="1.068cm" svg:viewBox="0 0 59 149" draw:points="33,149 59,149 59,0 0,58">
          <text:p/>
        </draw:polygon>
        <draw:polygon draw:style-name="gr25" draw:text-style-name="P10" draw:layer="layout" svg:width="0.101cm" svg:height="0.148cm" svg:x="5.224cm" svg:y="4.039cm" svg:viewBox="0 0 102 149" draw:points="52,0 0,0 0,149 102,48">
          <text:p/>
        </draw:polygon>
        <draw:polygon draw:style-name="gr25" draw:text-style-name="P10" draw:layer="layout" svg:width="0.149cm" svg:height="0.129cm" svg:x="2.996cm" svg:y="1.216cm" svg:viewBox="0 0 150 130" draw:points="20,130 150,0 0,0 0,73">
          <text:p/>
        </draw:polygon>
        <draw:polygon draw:style-name="gr25" draw:text-style-name="P10" draw:layer="layout" svg:width="0.102cm" svg:height="0.149cm" svg:x="4.927cm" svg:y="3.741cm" svg:viewBox="0 0 103 150" draw:points="59,0 0,0 0,150 103,48">
          <text:p/>
        </draw:polygon>
        <draw:polygon draw:style-name="gr25" draw:text-style-name="P10" draw:layer="layout" svg:width="0.043cm" svg:height="0.148cm" svg:x="3.145cm" svg:y="0.474cm" svg:viewBox="0 0 44 149" draw:points="5,0 0,0 0,149 44,106">
          <text:p/>
        </draw:polygon>
        <draw:polygon draw:style-name="gr25" draw:text-style-name="P10" draw:layer="layout" svg:width="0.121cm" svg:height="0.149cm" svg:x="5.521cm" svg:y="4.335cm" svg:viewBox="0 0 122 150" draw:points="88,0 0,0 0,150 122,28">
          <text:p/>
        </draw:polygon>
        <draw:polygon draw:style-name="gr25" draw:text-style-name="P10" draw:layer="layout" svg:width="0.149cm" svg:height="0.141cm" svg:x="6.858cm" svg:y="5.821cm" svg:viewBox="0 0 150 142" draw:points="150,142 150,0 0,0 137,136">
          <text:p/>
        </draw:polygon>
        <draw:polygon draw:style-name="gr25" draw:text-style-name="P10" draw:layer="layout" svg:width="0.049cm" svg:height="0.149cm" svg:x="3.096cm" svg:y="1.513cm" svg:viewBox="0 0 50 150" draw:points="39,150 50,150 50,0 0,50">
          <text:p/>
        </draw:polygon>
        <draw:polygon draw:style-name="gr25" draw:text-style-name="P10" draw:layer="layout" svg:width="0.297cm" svg:height="0.136cm" svg:x="7.898cm" svg:y="5.536cm" svg:viewBox="0 0 298 137" draw:points="136,0 0,137 298,137 167,7">
          <text:p/>
        </draw:polygon>
        <draw:polygon draw:style-name="gr25" draw:text-style-name="P10" draw:layer="layout" svg:width="0.149cm" svg:height="0.101cm" svg:x="5.224cm" svg:y="4.086cm" svg:viewBox="0 0 150 102" draw:points="102,0 0,102 150,102 150,45">
          <text:p/>
        </draw:polygon>
        <draw:polygon draw:style-name="gr25" draw:text-style-name="P10" draw:layer="layout" svg:width="0.148cm" svg:height="0.143cm" svg:x="7.007cm" svg:y="5.821cm" svg:viewBox="0 0 149 144" draw:points="5,144 149,0 0,0 0,142">
          <text:p/>
        </draw:polygon>
        <draw:polygon draw:style-name="gr25" draw:text-style-name="P10" draw:layer="layout" svg:width="0.114cm" svg:height="0.075cm" svg:x="3.739cm" svg:y="2.033cm" svg:viewBox="0 0 115 76" draw:points="76,3 74,0 0,76 115,76">
          <text:p/>
        </draw:polygon>
        <draw:polygon draw:style-name="gr25" draw:text-style-name="P10" draw:layer="layout" svg:width="0.149cm" svg:height="0.149cm" svg:x="6.115cm" svg:y="4.781cm" svg:viewBox="0 0 150 150" draw:points="110,0 0,0 150,150 150,26">
          <text:p/>
        </draw:polygon>
        <draw:polygon draw:style-name="gr25" draw:text-style-name="P10" draw:layer="layout" svg:width="0.148cm" svg:height="0.122cm" svg:x="3.145cm" svg:y="0.797cm" svg:viewBox="0 0 149 123" draw:points="123,0 0,123 149,123 149,68">
          <text:p/>
        </draw:polygon>
        <draw:polygon draw:style-name="gr25" draw:text-style-name="P10" draw:layer="layout" svg:width="0.075cm" svg:height="0.074cm" svg:x="3.739cm" svg:y="1.959cm" svg:viewBox="0 0 76 75" draw:points="37,0 0,0 75,75 76,75">
          <text:p/>
        </draw:polygon>
        <draw:polygon draw:style-name="gr25" draw:text-style-name="P10" draw:layer="layout" svg:width="0.057cm" svg:height="0.149cm" svg:x="3.293cm" svg:y="0.919cm" svg:viewBox="0 0 58 150" draw:points="22,0 0,0 0,150 58,93">
          <text:p/>
        </draw:polygon>
        <draw:polygon draw:style-name="gr25" draw:text-style-name="P10" draw:layer="layout" svg:width="0.148cm" svg:height="0.148cm" svg:x="6.264cm" svg:y="5.524cm" svg:viewBox="0 0 149 149" draw:points="117,149 149,149 0,0 0,86">
          <text:p/>
        </draw:polygon>
        <draw:polygon draw:style-name="gr25" draw:text-style-name="P10" draw:layer="layout" svg:width="0.297cm" svg:height="0.109cm" svg:x="8.492cm" svg:y="6.267cm" svg:viewBox="0 0 298 110" draw:points="188,110 298,0 0,0 98,99">
          <text:p/>
        </draw:polygon>
        <draw:polygon draw:style-name="gr25" draw:text-style-name="P10" draw:layer="layout" svg:width="0.148cm" svg:height="0.15cm" svg:x="7.304cm" svg:y="5.969cm" svg:viewBox="0 0 149 151" draw:points="149,151 149,150 0,0 0,102">
          <text:p/>
        </draw:polygon>
        <draw:polygon draw:style-name="gr25" draw:text-style-name="P10" draw:layer="layout" svg:width="0.149cm" svg:height="0.271cm" svg:x="7.749cm" svg:y="5.969cm" svg:viewBox="0 0 150 272" draw:points="150,272 150,0 0,150 115,263">
          <text:p/>
        </draw:polygon>
        <draw:polygon draw:style-name="gr25" draw:text-style-name="P10" draw:layer="layout" svg:width="0.109cm" svg:height="0.148cm" svg:x="4.779cm" svg:y="3.593cm" svg:viewBox="0 0 110 149" draw:points="76,0 0,0 0,149 110,40">
          <text:p/>
        </draw:polygon>
        <draw:polygon draw:style-name="gr25" draw:text-style-name="P10" draw:layer="layout" svg:width="0.149cm" svg:height="0.121cm" svg:x="4.63cm" svg:y="3.472cm" svg:viewBox="0 0 150 122" draw:points="122,0 0,122 150,122 150,33">
          <text:p/>
        </draw:polygon>
        <draw:polygon draw:style-name="gr25" draw:text-style-name="P10" draw:layer="layout" svg:width="0.149cm" svg:height="0.121cm" svg:x="5.521cm" svg:y="4.363cm" svg:viewBox="0 0 150 122" draw:points="122,0 0,122 150,122 150,22">
          <text:p/>
        </draw:polygon>
        <draw:polygon draw:style-name="gr25" draw:text-style-name="P10" draw:layer="layout" svg:width="0.139cm" svg:height="0.149cm" svg:x="5.67cm" svg:y="4.484cm" svg:viewBox="0 0 140 150" draw:points="127,0 0,0 0,150 140,10">
          <text:p/>
        </draw:polygon>
        <draw:polygon draw:style-name="gr25" draw:text-style-name="P10" draw:layer="layout" svg:width="0.149cm" svg:height="0.045cm" svg:x="7.452cm" svg:y="6.118cm" svg:viewBox="0 0 150 46" draw:points="150,46 150,0 0,0 1,1">
          <text:p/>
        </draw:polygon>
        <draw:polygon draw:style-name="gr25" draw:text-style-name="P10" draw:layer="layout" svg:width="0.149cm" svg:height="0.123cm" svg:x="5.818cm" svg:y="5.227cm" svg:viewBox="0 0 150 124" draw:points="25,124 150,0 0,0 0,107">
          <text:p/>
        </draw:polygon>
        <draw:polygon draw:style-name="gr25" draw:text-style-name="P10" draw:layer="layout" svg:width="0.148cm" svg:height="0.149cm" svg:x="6.71cm" svg:y="5.078cm" svg:viewBox="0 0 149 150" draw:points="46,0 0,0 149,150 149,51">
          <text:p/>
        </draw:polygon>
        <draw:polygon draw:style-name="gr25" draw:text-style-name="P10" draw:layer="layout" svg:width="0.088cm" svg:height="0.148cm" svg:x="3.354cm" svg:y="2.108cm" svg:viewBox="0 0 89 149" draw:points="28,149 89,149 89,0 0,88">
          <text:p/>
        </draw:polygon>
        <draw:polygon draw:style-name="gr25" draw:text-style-name="P10" draw:layer="layout" svg:width="0.298cm" svg:height="0.117cm" svg:x="6.412cm" svg:y="4.961cm" svg:viewBox="0 0 299 118" draw:points="117,0 0,118 299,118 251,71">
          <text:p/>
        </draw:polygon>
        <draw:polygon draw:style-name="gr25" draw:text-style-name="P10" draw:layer="layout" svg:width="0.148cm" svg:height="0.148cm" svg:x="5.373cm" svg:y="4.93cm" svg:viewBox="0 0 149 149" draw:points="101,149 149,149 0,0 0,68">
          <text:p/>
        </draw:polygon>
        <draw:polygon draw:style-name="gr25" draw:text-style-name="P10" draw:layer="layout" svg:width="0.099cm" svg:height="0.149cm" svg:x="4.036cm" svg:y="2.553cm" svg:viewBox="0 0 100 150" draw:points="70,0 0,0 0,150 100,51">
          <text:p/>
        </draw:polygon>
        <draw:polygon draw:style-name="gr28" draw:text-style-name="P11" draw:layer="layout" svg:width="0.298cm" svg:height="0.149cm" svg:x="6.412cm" svg:y="4.781cm" svg:viewBox="0 0 299 150" draw:points="0,0 149,150 299,0">
          <text:p/>
        </draw:polygon>
        <draw:polygon draw:style-name="gr28" draw:text-style-name="P11" draw:layer="layout" svg:width="0.006cm" svg:height="0.019cm" svg:x="3.436cm" svg:y="1.216cm" svg:viewBox="0 0 7 20" draw:points="7,20 7,0 0,6">
          <text:p/>
        </draw:polygon>
        <draw:polygon draw:style-name="gr28" draw:text-style-name="P11" draw:layer="layout" svg:width="0.247cm" svg:height="0.139cm" svg:x="8.533cm" svg:y="5.524cm" svg:viewBox="0 0 248 140" draw:points="248,140 107,0 0,108">
          <text:p/>
        </draw:polygon>
        <draw:polygon draw:style-name="gr28" draw:text-style-name="P11" draw:layer="layout" svg:width="0.297cm" svg:height="0.297cm" svg:x="3.442cm" svg:y="0.919cm" svg:viewBox="0 0 298 298" draw:points="0,298 298,298 0,0">
          <text:p/>
        </draw:polygon>
        <draw:polygon draw:style-name="gr28" draw:text-style-name="P11" draw:layer="layout" svg:width="0.149cm" svg:height="0.075cm" svg:x="4.184cm" svg:y="2.033cm" svg:viewBox="0 0 150 76" draw:points="76,0 0,76 150,76">
          <text:p/>
        </draw:polygon>
        <draw:polygon draw:style-name="gr29" draw:text-style-name="P11" draw:layer="layout" svg:width="0.074cm" svg:height="0.149cm" svg:x="4.259cm" svg:y="1.959cm" svg:viewBox="0 0 75 150" draw:points="75,0 0,75 75,150">
          <text:p/>
        </draw:polygon>
        <draw:polygon draw:style-name="gr30" draw:text-style-name="P2" draw:layer="layout" svg:width="0.074cm" svg:height="0.149cm" svg:x="4.259cm" svg:y="1.959cm" svg:viewBox="0 0 75 150" draw:points="75,0 0,75 75,150">
          <text:p/>
        </draw:polygon>
        <draw:polygon draw:style-name="gr28" draw:text-style-name="P11" draw:layer="layout" svg:width="0.148cm" svg:height="0.297cm" svg:x="3.739cm" svg:y="1.216cm" svg:viewBox="0 0 149 298" draw:points="0,298 149,150 0,0">
          <text:p/>
        </draw:polygon>
        <draw:polygon draw:style-name="gr28" draw:text-style-name="P11" draw:layer="layout" svg:width="0.297cm" svg:height="0.148cm" svg:x="3.739cm" svg:y="1.365cm" svg:viewBox="0 0 298 149" draw:points="148,0 0,149 298,149">
          <text:p/>
        </draw:polygon>
        <draw:polygon draw:style-name="gr28" draw:text-style-name="P11" draw:layer="layout" svg:width="0.075cm" svg:height="0.149cm" svg:x="4.184cm" svg:y="1.959cm" svg:viewBox="0 0 76 150" draw:points="0,150 76,75 0,0">
          <text:p/>
        </draw:polygon>
        <draw:polygon draw:style-name="gr28" draw:text-style-name="P11" draw:layer="layout" svg:width="0.148cm" svg:height="0.148cm" svg:x="4.036cm" svg:y="2.108cm" svg:viewBox="0 0 149 149" draw:points="149,149 149,0 0,0">
          <text:p/>
        </draw:polygon>
        <draw:polygon draw:style-name="gr28" draw:text-style-name="P11" draw:layer="layout" svg:width="0.008cm" svg:height="0.006cm" svg:x="3.434cm" svg:y="1.216cm" svg:viewBox="0 0 9 7" draw:points="2,7 9,0 0,0">
          <text:p/>
        </draw:polygon>
        <draw:polygon draw:style-name="gr28" draw:text-style-name="P11" draw:layer="layout" svg:width="0.063cm" svg:height="0.063cm" svg:x="5.818cm" svg:y="4.484cm" svg:viewBox="0 0 64 64" draw:points="64,64 0,0 0,18">
          <text:p/>
        </draw:polygon>
        <draw:polygon draw:style-name="gr28" draw:text-style-name="P11" draw:layer="layout" svg:width="0.041cm" svg:height="0.011cm" svg:x="7.452cm" svg:y="4.622cm" svg:viewBox="0 0 42 12" draw:points="12,0 0,12 42,12">
          <text:p/>
        </draw:polygon>
        <draw:polygon draw:style-name="gr28" draw:text-style-name="P11" draw:layer="layout" svg:width="0.075cm" svg:height="0.148cm" svg:x="3.887cm" svg:y="1.811cm" svg:viewBox="0 0 76 149" draw:points="76,75 0,0 0,149">
          <text:p/>
        </draw:polygon>
        <draw:polygon draw:style-name="gr29" draw:text-style-name="P11" draw:layer="layout" svg:width="0.027cm" svg:height="0.029cm" svg:x="9.356cm" svg:y="5.672cm" svg:viewBox="0 0 28 30" draw:points="28,30 28,0 0,29">
          <text:p/>
        </draw:polygon>
        <draw:polygon draw:style-name="gr30" draw:text-style-name="P2" draw:layer="layout" svg:width="0.027cm" svg:height="0.029cm" svg:x="9.356cm" svg:y="5.672cm" svg:viewBox="0 0 28 30" draw:points="28,30 28,0 0,29">
          <text:p/>
        </draw:polygon>
        <draw:polygon draw:style-name="gr28" draw:text-style-name="P11" draw:layer="layout" svg:width="0.297cm" svg:height="0.297cm" svg:x="4.927cm" svg:y="3.296cm" svg:viewBox="0 0 298 298" draw:points="0,0 0,298 298,0">
          <text:p/>
        </draw:polygon>
        <draw:polygon draw:style-name="gr28" draw:text-style-name="P11" draw:layer="layout" svg:width="0.148cm" svg:height="0.149cm" svg:x="5.373cm" svg:y="3.741cm" svg:viewBox="0 0 149 150" draw:points="149,0 0,0 149,150">
          <text:p/>
        </draw:polygon>
        <draw:polygon draw:style-name="gr28" draw:text-style-name="P11" draw:layer="layout" svg:width="0.013cm" svg:height="0.034cm" svg:x="4.333cm" svg:y="1.925cm" svg:viewBox="0 0 14 35" draw:points="0,0 0,35 14,22">
          <text:p/>
        </draw:polygon>
        <draw:polygon draw:style-name="gr28" draw:text-style-name="P11" draw:layer="layout" svg:width="0.012cm" svg:height="0.033cm" svg:x="4.024cm" svg:y="2.405cm" svg:viewBox="0 0 13 34" draw:points="13,34 13,0 0,13">
          <text:p/>
        </draw:polygon>
        <draw:polygon draw:style-name="gr28" draw:text-style-name="P11" draw:layer="layout" svg:width="0.128cm" svg:height="0.084cm" svg:x="3.887cm" svg:y="1.281cm" svg:viewBox="0 0 129 85" draw:points="84,0 0,85 129,85">
          <text:p/>
        </draw:polygon>
        <draw:polygon draw:style-name="gr28" draw:text-style-name="P11" draw:layer="layout" svg:width="0.297cm" svg:height="0.297cm" svg:x="3.442cm" svg:y="0.919cm" svg:viewBox="0 0 298 298" draw:points="298,298 298,0 0,0">
          <text:p/>
        </draw:polygon>
        <draw:polygon draw:style-name="gr28" draw:text-style-name="P11" draw:layer="layout" svg:width="0.148cm" svg:height="0.149cm" svg:x="6.264cm" svg:y="4.335cm" svg:viewBox="0 0 149 150" draw:points="0,0 0,150 149,150">
          <text:p/>
        </draw:polygon>
        <draw:polygon draw:style-name="gr28" draw:text-style-name="P11" draw:layer="layout" svg:width="0.047cm" svg:height="0.097cm" svg:x="5.029cm" svg:y="3.741cm" svg:viewBox="0 0 48 98" draw:points="48,98 48,0 0,47">
          <text:p/>
        </draw:polygon>
        <draw:polygon draw:style-name="gr28" draw:text-style-name="P11" draw:layer="layout" svg:width="0.028cm" svg:height="0.05cm" svg:x="5.642cm" svg:y="4.335cm" svg:viewBox="0 0 29 51" draw:points="29,51 29,0 0,29">
          <text:p/>
        </draw:polygon>
        <draw:polygon draw:style-name="gr28" draw:text-style-name="P11" draw:layer="layout" svg:width="0.039cm" svg:height="0.098cm" svg:x="4.482cm" svg:y="2.158cm" svg:viewBox="0 0 40 99" draw:points="0,0 0,99 40,60">
          <text:p/>
        </draw:polygon>
        <draw:polygon draw:style-name="gr28" draw:text-style-name="P11" draw:layer="layout" svg:width="0.074cm" svg:height="0.148cm" svg:x="3.813cm" svg:y="1.811cm" svg:viewBox="0 0 75 149" draw:points="75,0 0,75 75,149">
          <text:p/>
        </draw:polygon>
        <draw:polygon draw:style-name="gr28" draw:text-style-name="P11" draw:layer="layout" svg:width="0.148cm" svg:height="0.148cm" svg:x="7.304cm" svg:y="4.633cm" svg:viewBox="0 0 149 149" draw:points="149,0 0,0 0,149">
          <text:p/>
        </draw:polygon>
        <draw:polygon draw:style-name="gr28" draw:text-style-name="P11" draw:layer="layout" svg:width="0.149cm" svg:height="0.149cm" svg:x="6.115cm" svg:y="4.484cm" svg:viewBox="0 0 150 150" draw:points="150,150 150,0 0,0">
          <text:p/>
        </draw:polygon>
        <draw:polygon draw:style-name="gr28" draw:text-style-name="P11" draw:layer="layout" svg:width="0.148cm" svg:height="0.148cm" svg:x="6.264cm" svg:y="4.633cm" svg:viewBox="0 0 149 149" draw:points="0,0 0,149 149,149">
          <text:p/>
        </draw:polygon>
        <draw:polygon draw:style-name="gr28" draw:text-style-name="P11" draw:layer="layout" svg:width="0.098cm" svg:height="0.05cm" svg:x="5.126cm" svg:y="3.89cm" svg:viewBox="0 0 99 51" draw:points="50,51 99,0 0,0">
          <text:p/>
        </draw:polygon>
        <draw:polygon draw:style-name="gr28" draw:text-style-name="P11" draw:layer="layout" svg:width="0.297cm" svg:height="0.148cm" svg:x="7.601cm" svg:y="4.93cm" svg:viewBox="0 0 298 149" draw:points="298,149 148,0 0,149">
          <text:p/>
        </draw:polygon>
        <draw:polygon draw:style-name="gr28" draw:text-style-name="P11" draw:layer="layout" svg:width="0.149cm" svg:height="0.148cm" svg:x="7.452cm" svg:y="5.227cm" svg:viewBox="0 0 150 149" draw:points="150,0 0,0 150,149">
          <text:p/>
        </draw:polygon>
        <draw:polygon draw:style-name="gr28" draw:text-style-name="P11" draw:layer="layout" svg:width="0.148cm" svg:height="0.297cm" svg:x="7.007cm" svg:y="4.484cm" svg:viewBox="0 0 149 298" draw:points="0,298 149,150 0,0">
          <text:p/>
        </draw:polygon>
        <draw:polygon draw:style-name="gr28" draw:text-style-name="P11" draw:layer="layout" svg:width="0.149cm" svg:height="0.148cm" svg:x="7.155cm" svg:y="4.633cm" svg:viewBox="0 0 150 149" draw:points="150,0 0,0 150,149">
          <text:p/>
        </draw:polygon>
        <draw:polygon draw:style-name="gr28" draw:text-style-name="P11" draw:layer="layout" svg:width="0.148cm" svg:height="0.148cm" svg:x="4.779cm" svg:y="2.999cm" svg:viewBox="0 0 149 149" draw:points="0,149 149,149 149,0">
          <text:p/>
        </draw:polygon>
        <draw:polygon draw:style-name="gr28" draw:text-style-name="P11" draw:layer="layout" svg:width="0.297cm" svg:height="0.148cm" svg:x="4.63cm" svg:y="2.999cm" svg:viewBox="0 0 298 149" draw:points="0,0 149,149 298,0">
          <text:p/>
        </draw:polygon>
        <draw:polygon draw:style-name="gr28" draw:text-style-name="P11" draw:layer="layout" svg:width="0.016cm" svg:height="0.017cm" svg:x="9.07cm" svg:y="5.672cm" svg:viewBox="0 0 17 18" draw:points="17,18 17,0 0,17">
          <text:p/>
        </draw:polygon>
        <draw:polygon draw:style-name="gr28" draw:text-style-name="P11" draw:layer="layout" svg:width="0.053cm" svg:height="0.021cm" svg:x="6.264cm" svg:y="4.018cm" svg:viewBox="0 0 54 22" draw:points="22,0 0,22 54,22">
          <text:p/>
        </draw:polygon>
        <draw:polygon draw:style-name="gr28" draw:text-style-name="P11" draw:layer="layout" svg:width="0.148cm" svg:height="0.297cm" svg:x="4.036cm" svg:y="2.108cm" svg:viewBox="0 0 149 298" draw:points="0,298 149,149 0,0">
          <text:p/>
        </draw:polygon>
        <draw:polygon draw:style-name="gr28" draw:text-style-name="P11" draw:layer="layout" svg:width="0.297cm" svg:height="0.149cm" svg:x="4.333cm" svg:y="2.256cm" svg:viewBox="0 0 298 150" draw:points="298,150 149,0 0,150">
          <text:p/>
        </draw:polygon>
        <draw:polygon draw:style-name="gr28" draw:text-style-name="P11" draw:layer="layout" svg:width="0.149cm" svg:height="0.297cm" svg:x="4.184cm" svg:y="2.108cm" svg:viewBox="0 0 150 298" draw:points="150,0 0,149 150,298">
          <text:p/>
        </draw:polygon>
        <draw:polygon draw:style-name="gr28" draw:text-style-name="P11" draw:layer="layout" svg:width="0.149cm" svg:height="0.075cm" svg:x="3.887cm" svg:y="1.736cm" svg:viewBox="0 0 150 76" draw:points="76,0 0,76 150,76">
          <text:p/>
        </draw:polygon>
        <draw:polygon draw:style-name="gr28" draw:text-style-name="P11" draw:layer="layout" svg:width="0.149cm" svg:height="0.149cm" svg:x="4.927cm" svg:y="3.147cm" svg:viewBox="0 0 150 150" draw:points="150,0 0,0 0,150">
          <text:p/>
        </draw:polygon>
        <draw:polygon draw:style-name="gr28" draw:text-style-name="P11" draw:layer="layout" svg:width="0.127cm" svg:height="0.092cm" svg:x="3.315cm" svg:y="0.919cm" svg:viewBox="0 0 128 93" draw:points="35,93 128,0 0,0">
          <text:p/>
        </draw:polygon>
        <draw:polygon draw:style-name="gr28" draw:text-style-name="P11" draw:layer="layout" svg:width="0.149cm" svg:height="0.148cm" svg:x="7.749cm" svg:y="4.93cm" svg:viewBox="0 0 150 149" draw:points="150,0 0,0 150,149">
          <text:p/>
        </draw:polygon>
        <draw:polygon draw:style-name="gr28" draw:text-style-name="P11" draw:layer="layout" svg:width="0.297cm" svg:height="0.297cm" svg:x="7.007cm" svg:y="4.781cm" svg:viewBox="0 0 298 298" draw:points="298,298 298,0 0,298">
          <text:p/>
        </draw:polygon>
        <draw:polygon draw:style-name="gr28" draw:text-style-name="P11" draw:layer="layout" svg:width="0.149cm" svg:height="0.149cm" svg:x="7.749cm" svg:y="4.781cm" svg:viewBox="0 0 150 150" draw:points="0,150 150,150 150,0">
          <text:p/>
        </draw:polygon>
        <draw:polygon draw:style-name="gr28" draw:text-style-name="P11" draw:layer="layout" svg:width="0.297cm" svg:height="0.148cm" svg:x="3.442cm" svg:y="0.771cm" svg:viewBox="0 0 298 149" draw:points="298,149 148,0 0,149">
          <text:p/>
        </draw:polygon>
        <draw:polygon draw:style-name="gr28" draw:text-style-name="P11" draw:layer="layout" svg:width="0.055cm" svg:height="0.081cm" svg:x="3.238cm" svg:y="0.716cm" svg:viewBox="0 0 56 82" draw:points="29,82 56,56 0,0">
          <text:p/>
        </draw:polygon>
        <draw:polygon draw:style-name="gr28" draw:text-style-name="P11" draw:layer="layout" svg:width="0.149cm" svg:height="0.297cm" svg:x="3.293cm" svg:y="0.622cm" svg:viewBox="0 0 150 298" draw:points="150,0 0,150 150,298">
          <text:p/>
        </draw:polygon>
        <draw:polygon draw:style-name="gr28" draw:text-style-name="P11" draw:layer="layout" svg:width="0.297cm" svg:height="0.149cm" svg:x="7.304cm" svg:y="4.781cm" svg:viewBox="0 0 298 150" draw:points="148,150 298,0 0,0">
          <text:p/>
        </draw:polygon>
        <draw:polygon draw:style-name="gr28" draw:text-style-name="P11" draw:layer="layout" svg:width="0.074cm" svg:height="0.022cm" svg:x="7.081cm" svg:y="5.227cm" svg:viewBox="0 0 75 23" draw:points="53,23 75,0 0,0">
          <text:p/>
        </draw:polygon>
        <draw:polygon draw:style-name="gr28" draw:text-style-name="P11" draw:layer="layout" svg:width="0.102cm" svg:height="0.126cm" svg:x="8.046cm" svg:y="4.804cm" svg:viewBox="0 0 103 127" draw:points="0,0 0,127 103,25">
          <text:p/>
        </draw:polygon>
        <draw:polygon draw:style-name="gr28" draw:text-style-name="P11" draw:layer="layout" svg:width="0.297cm" svg:height="0.149cm" svg:x="6.71cm" svg:y="4.781cm" svg:viewBox="0 0 298 150" draw:points="148,150 298,0 0,0">
          <text:p/>
        </draw:polygon>
        <draw:polygon draw:style-name="gr28" draw:text-style-name="P11" draw:layer="layout" svg:width="0.149cm" svg:height="0.074cm" svg:x="4.184cm" svg:y="1.959cm" svg:viewBox="0 0 150 75" draw:points="76,75 150,0 0,0">
          <text:p/>
        </draw:polygon>
        <draw:polygon draw:style-name="gr28" draw:text-style-name="P11" draw:layer="layout" svg:width="0.025cm" svg:height="0.025cm" svg:x="7.873cm" svg:y="4.756cm" svg:viewBox="0 0 26 26" draw:points="0,0 26,26 26,9">
          <text:p/>
        </draw:polygon>
        <draw:polygon draw:style-name="gr28" draw:text-style-name="P11" draw:layer="layout" svg:width="0.297cm" svg:height="0.148cm" svg:x="4.927cm" svg:y="3.593cm" svg:viewBox="0 0 298 149" draw:points="149,149 298,0 0,0">
          <text:p/>
        </draw:polygon>
        <draw:polygon draw:style-name="gr28" draw:text-style-name="P11" draw:layer="layout" svg:width="0.297cm" svg:height="0.148cm" svg:x="8.195cm" svg:y="4.93cm" svg:viewBox="0 0 298 149" draw:points="298,149 148,0 0,149">
          <text:p/>
        </draw:polygon>
        <draw:polygon draw:style-name="gr28" draw:text-style-name="P11" draw:layer="layout" svg:width="0.125cm" svg:height="0.075cm" svg:x="8.268cm" svg:y="4.855cm" svg:viewBox="0 0 126 76" draw:points="0,0 75,76 126,25">
          <text:p/>
        </draw:polygon>
        <draw:polygon draw:style-name="gr28" draw:text-style-name="P11" draw:layer="layout" svg:width="0.064cm" svg:height="0.008cm" svg:x="8.64cm" svg:y="4.922cm" svg:viewBox="0 0 65 9" draw:points="8,0 0,9 65,9">
          <text:p/>
        </draw:polygon>
        <draw:polygon draw:style-name="gr28" draw:text-style-name="P11" draw:layer="layout" svg:width="0.297cm" svg:height="0.149cm" svg:x="3.442cm" svg:y="1.216cm" svg:viewBox="0 0 298 150" draw:points="0,0 148,150 298,0">
          <text:p/>
        </draw:polygon>
        <draw:polygon draw:style-name="gr28" draw:text-style-name="P11" draw:layer="layout" svg:width="0.059cm" svg:height="0.037cm" svg:x="4.036cm" svg:y="1.476cm" svg:viewBox="0 0 60 38" draw:points="38,0 0,38 60,38">
          <text:p/>
        </draw:polygon>
        <draw:polygon draw:style-name="gr28" draw:text-style-name="P11" draw:layer="layout" svg:width="0.097cm" svg:height="0.047cm" svg:x="5.276cm" svg:y="4.039cm" svg:viewBox="0 0 98 48" draw:points="49,48 98,0 0,0">
          <text:p/>
        </draw:polygon>
        <draw:polygon draw:style-name="gr28" draw:text-style-name="P11" draw:layer="layout" svg:width="0.05cm" svg:height="0.028cm" svg:x="4.729cm" svg:y="3.444cm" svg:viewBox="0 0 51 29" draw:points="22,29 51,0 0,0">
          <text:p/>
        </draw:polygon>
        <draw:polygon draw:style-name="gr28" draw:text-style-name="P11" draw:layer="layout" svg:width="0.236cm" svg:height="0.138cm" svg:x="4.394cm" svg:y="2.999cm" svg:viewBox="0 0 237 139" draw:points="98,139 237,0 0,0">
          <text:p/>
        </draw:polygon>
        <draw:polygon draw:style-name="gr28" draw:text-style-name="P11" draw:layer="layout" svg:width="0.148cm" svg:height="0.298cm" svg:x="3.739cm" svg:y="1.513cm" svg:viewBox="0 0 149 299" draw:points="149,150 0,0 0,299">
          <text:p/>
        </draw:polygon>
        <draw:polygon draw:style-name="gr28" draw:text-style-name="P11" draw:layer="layout" svg:width="0.148cm" svg:height="0.149cm" svg:x="4.779cm" svg:y="3.147cm" svg:viewBox="0 0 149 150" draw:points="149,0 0,0 149,150">
          <text:p/>
        </draw:polygon>
        <draw:polygon draw:style-name="gr28" draw:text-style-name="P11" draw:layer="layout" svg:width="0.049cm" svg:height="0.13cm" svg:x="4.135cm" svg:y="2.553cm" svg:viewBox="0 0 50 131" draw:points="50,131 50,0 0,50">
          <text:p/>
        </draw:polygon>
        <draw:polygon draw:style-name="gr28" draw:text-style-name="P11" draw:layer="layout" svg:width="0.072cm" svg:height="0.073cm" svg:x="3.815cm" svg:y="2.035cm" svg:viewBox="0 0 73 74" draw:points="39,74 73,74 0,0">
          <text:p/>
        </draw:polygon>
        <draw:polygon draw:style-name="gr28" draw:text-style-name="P11" draw:layer="layout" svg:width="0.066cm" svg:height="0.039cm" svg:x="4.482cm" svg:y="2.217cm" svg:viewBox="0 0 67 40" draw:points="40,0 0,40 67,40">
          <text:p/>
        </draw:polygon>
        <draw:polygon draw:style-name="gr28" draw:text-style-name="P11" draw:layer="layout" svg:width="0.09cm" svg:height="0.072cm" svg:x="5.818cm" svg:y="3.669cm" svg:viewBox="0 0 91 73" draw:points="0,0 0,73 91,73">
          <text:p/>
        </draw:polygon>
        <draw:polygon draw:style-name="gr28" draw:text-style-name="P11" draw:layer="layout" svg:width="0.297cm" svg:height="0.297cm" svg:x="5.818cm" svg:y="4.187cm" svg:viewBox="0 0 298 298" draw:points="298,298 298,0 0,298">
          <text:p/>
        </draw:polygon>
        <draw:polygon draw:style-name="gr28" draw:text-style-name="P11" draw:layer="layout" svg:width="0.297cm" svg:height="0.297cm" svg:x="5.521cm" svg:y="3.89cm" svg:viewBox="0 0 298 298" draw:points="0,0 0,298 298,0">
          <text:p/>
        </draw:polygon>
        <draw:polygon draw:style-name="gr28" draw:text-style-name="P11" draw:layer="layout" svg:width="0.038cm" svg:height="0.039cm" svg:x="5.224cm" svg:y="3.108cm" svg:viewBox="0 0 39 40" draw:points="0,0 0,40 39,40">
          <text:p/>
        </draw:polygon>
        <draw:polygon draw:style-name="gr28" draw:text-style-name="P11" draw:layer="layout" svg:width="0.297cm" svg:height="0.297cm" svg:x="6.71cm" svg:y="4.484cm" svg:viewBox="0 0 298 298" draw:points="0,0 0,298 298,0">
          <text:p/>
        </draw:polygon>
        <draw:polygon draw:style-name="gr28" draw:text-style-name="P11" draw:layer="layout" svg:width="0.038cm" svg:height="0.108cm" svg:x="4.036cm" svg:y="1.405cm" svg:viewBox="0 0 39 109" draw:points="0,0 0,109 39,72">
          <text:p/>
        </draw:polygon>
        <draw:polygon draw:style-name="gr28" draw:text-style-name="P11" draw:layer="layout" svg:width="0.12cm" svg:height="0.119cm" svg:x="8.966cm" svg:y="4.959cm" svg:viewBox="0 0 121 120" draw:points="0,0 121,120 121,9">
          <text:p/>
        </draw:polygon>
        <draw:polygon draw:style-name="gr28" draw:text-style-name="P11" draw:layer="layout" svg:width="0.297cm" svg:height="0.297cm" svg:x="4.333cm" svg:y="2.405cm" svg:viewBox="0 0 298 298" draw:points="298,0 0,0 298,298">
          <text:p/>
        </draw:polygon>
        <draw:polygon draw:style-name="gr28" draw:text-style-name="P11" draw:layer="layout" svg:width="0.019cm" svg:height="0.012cm" svg:x="4.017cm" svg:y="2.405cm" svg:viewBox="0 0 20 13" draw:points="8,13 20,0 0,0">
          <text:p/>
        </draw:polygon>
        <draw:polygon draw:style-name="gr28" draw:text-style-name="P11" draw:layer="layout" svg:width="0.297cm" svg:height="0.148cm" svg:x="6.115cm" svg:y="4.187cm" svg:viewBox="0 0 298 149" draw:points="149,149 298,0 0,0">
          <text:p/>
        </draw:polygon>
        <draw:polygon draw:style-name="gr29" draw:text-style-name="P11" draw:layer="layout" svg:width="0.101cm" svg:height="0.101cm" svg:x="9.282cm" svg:y="4.977cm" svg:viewBox="0 0 102 102" draw:points="0,0 102,102 102,3">
          <text:p/>
        </draw:polygon>
        <draw:polygon draw:style-name="gr30" draw:text-style-name="P2" draw:layer="layout" svg:width="0.101cm" svg:height="0.101cm" svg:x="9.282cm" svg:y="4.977cm" svg:viewBox="0 0 102 102" draw:points="0,0 102,102 102,3">
          <text:p/>
        </draw:polygon>
        <draw:polygon draw:style-name="gr28" draw:text-style-name="P11" draw:layer="layout" svg:width="0.149cm" svg:height="0.297cm" svg:x="4.333cm" svg:y="2.108cm" svg:viewBox="0 0 150 298" draw:points="150,149 0,0 0,298">
          <text:p/>
        </draw:polygon>
        <draw:polygon draw:style-name="gr28" draw:text-style-name="P11" draw:layer="layout" svg:width="0.013cm" svg:height="0.017cm" svg:x="7.898cm" svg:y="4.764cm" svg:viewBox="0 0 14 18" draw:points="0,0 0,18 14,4">
          <text:p/>
        </draw:polygon>
        <draw:polygon draw:style-name="gr28" draw:text-style-name="P11" draw:layer="layout" svg:width="0.297cm" svg:height="0.148cm" svg:x="5.521cm" svg:y="4.187cm" svg:viewBox="0 0 298 149" draw:points="149,149 298,0 0,0">
          <text:p/>
        </draw:polygon>
        <draw:polygon draw:style-name="gr28" draw:text-style-name="P11" draw:layer="layout" svg:width="0.297cm" svg:height="0.148cm" svg:x="4.036cm" svg:y="2.405cm" svg:viewBox="0 0 298 149" draw:points="0,0 148,149 298,0">
          <text:p/>
        </draw:polygon>
        <draw:polygon draw:style-name="gr28" draw:text-style-name="P11" draw:layer="layout" svg:width="0.016cm" svg:height="0.02cm" svg:x="3.59cm" svg:y="0.468cm" svg:viewBox="0 0 17 21" draw:points="7,0 0,7 17,21">
          <text:p/>
        </draw:polygon>
        <draw:polygon draw:style-name="gr29" draw:text-style-name="P11" draw:layer="layout" svg:width="0.148cm" svg:height="0.297cm" svg:x="3.442cm" svg:y="0.325cm" svg:viewBox="0 0 149 298" draw:points="0,298 149,150 0,0">
          <text:p/>
        </draw:polygon>
        <draw:polygon draw:style-name="gr30" draw:text-style-name="P2" draw:layer="layout" svg:width="0.148cm" svg:height="0.297cm" svg:x="3.442cm" svg:y="0.325cm" svg:viewBox="0 0 149 298" draw:points="0,298 149,150 0,0">
          <text:p/>
        </draw:polygon>
        <draw:polygon draw:style-name="gr28" draw:text-style-name="P11" draw:layer="layout" svg:width="0.149cm" svg:height="0.297cm" svg:x="4.184cm" svg:y="2.405cm" svg:viewBox="0 0 150 298" draw:points="0,149 150,298 150,0">
          <text:p/>
        </draw:polygon>
        <draw:polygon draw:style-name="gr28" draw:text-style-name="P11" draw:layer="layout" svg:width="0.297cm" svg:height="0.148cm" svg:x="8.492cm" svg:y="4.93cm" svg:viewBox="0 0 298 149" draw:points="148,0 0,149 298,149">
          <text:p/>
        </draw:polygon>
        <draw:polygon draw:style-name="gr28" draw:text-style-name="P11" draw:layer="layout" svg:width="0.148cm" svg:height="0.297cm" svg:x="4.779cm" svg:y="3.296cm" svg:viewBox="0 0 149 298" draw:points="149,0 0,149 149,298">
          <text:p/>
        </draw:polygon>
        <draw:polygon draw:style-name="gr28" draw:text-style-name="P11" draw:layer="layout" svg:width="0.149cm" svg:height="0.297cm" svg:x="6.412cm" svg:y="4.187cm" svg:viewBox="0 0 150 298" draw:points="150,149 0,0 0,298">
          <text:p/>
        </draw:polygon>
        <draw:polygon draw:style-name="gr28" draw:text-style-name="P11" draw:layer="layout" svg:width="0.148cm" svg:height="0.148cm" svg:x="4.036cm" svg:y="1.811cm" svg:viewBox="0 0 149 149" draw:points="149,149 149,0 0,0">
          <text:p/>
        </draw:polygon>
        <draw:polygon draw:style-name="gr28" draw:text-style-name="P11" draw:layer="layout" svg:width="0.034cm" svg:height="0.034cm" svg:x="5.373cm" svg:y="3.262cm" svg:viewBox="0 0 35 35" draw:points="0,0 0,35 35,35">
          <text:p/>
        </draw:polygon>
        <draw:polygon draw:style-name="gr28" draw:text-style-name="P11" draw:layer="layout" svg:width="0.006cm" svg:height="0.019cm" svg:x="3.59cm" svg:y="0.455cm" svg:viewBox="0 0 7 20" draw:points="0,0 0,20 7,14">
          <text:p/>
        </draw:polygon>
        <draw:polygon draw:style-name="gr28" draw:text-style-name="P11" draw:layer="layout" svg:width="0.035cm" svg:height="0.025cm" svg:x="7.428cm" svg:y="4.608cm" svg:viewBox="0 0 36 26" draw:points="0,0 25,26 36,15">
          <text:p/>
        </draw:polygon>
        <draw:polygon draw:style-name="gr28" draw:text-style-name="P11" draw:layer="layout" svg:width="0.059cm" svg:height="0.06cm" svg:x="7.601cm" svg:y="5.375cm" svg:viewBox="0 0 60 61" draw:points="60,61 0,0 0,43">
          <text:p/>
        </draw:polygon>
        <draw:polygon draw:style-name="gr28" draw:text-style-name="P11" draw:layer="layout" svg:width="0.149cm" svg:height="0.149cm" svg:x="6.561cm" svg:y="4.781cm" svg:viewBox="0 0 150 150" draw:points="0,150 150,150 150,0">
          <text:p/>
        </draw:polygon>
        <draw:polygon draw:style-name="gr28" draw:text-style-name="P11" draw:layer="layout" svg:width="0.148cm" svg:height="0.074cm" svg:x="3.739cm" svg:y="1.811cm" svg:viewBox="0 0 149 75" draw:points="75,75 149,0 0,0">
          <text:p/>
        </draw:polygon>
        <draw:polygon draw:style-name="gr28" draw:text-style-name="P11" draw:layer="layout" svg:width="0.148cm" svg:height="0.149cm" svg:x="7.601cm" svg:y="5.078cm" svg:viewBox="0 0 149 150" draw:points="0,150 149,150 0,0">
          <text:p/>
        </draw:polygon>
        <draw:polygon draw:style-name="gr28" draw:text-style-name="P11" draw:layer="layout" svg:width="0.149cm" svg:height="0.148cm" svg:x="7.452cm" svg:y="4.93cm" svg:viewBox="0 0 150 149" draw:points="0,0 0,149 150,149">
          <text:p/>
        </draw:polygon>
        <draw:polygon draw:style-name="gr28" draw:text-style-name="P11" draw:layer="layout" svg:width="0.297cm" svg:height="0.297cm" svg:x="4.333cm" svg:y="2.405cm" svg:viewBox="0 0 298 298" draw:points="0,0 0,298 298,298">
          <text:p/>
        </draw:polygon>
        <draw:polygon draw:style-name="gr28" draw:text-style-name="P11" draw:layer="layout" svg:width="0.056cm" svg:height="0.038cm" svg:x="3.739cm" svg:y="0.881cm" svg:viewBox="0 0 57 39" draw:points="38,0 0,39 57,39">
          <text:p/>
        </draw:polygon>
        <draw:polygon draw:style-name="gr28" draw:text-style-name="P11" draw:layer="layout" svg:width="0.297cm" svg:height="0.148cm" svg:x="6.115cm" svg:y="4.039cm" svg:viewBox="0 0 298 149" draw:points="298,149 149,0 0,149">
          <text:p/>
        </draw:polygon>
        <draw:polygon draw:style-name="gr28" draw:text-style-name="P11" draw:layer="layout" svg:width="0.137cm" svg:height="0.083cm" svg:x="4.196cm" svg:y="2.702cm" svg:viewBox="0 0 138 84" draw:points="54,84 138,0 0,0">
          <text:p/>
        </draw:polygon>
        <draw:polygon draw:style-name="gr28" draw:text-style-name="P11" draw:layer="layout" svg:width="0.149cm" svg:height="0.297cm" svg:x="6.115cm" svg:y="4.187cm" svg:viewBox="0 0 150 298" draw:points="0,298 150,149 0,0">
          <text:p/>
        </draw:polygon>
        <draw:polygon draw:style-name="gr28" draw:text-style-name="P11" draw:layer="layout" svg:width="0.148cm" svg:height="0.297cm" svg:x="6.264cm" svg:y="4.187cm" svg:viewBox="0 0 149 298" draw:points="149,0 0,149 149,298">
          <text:p/>
        </draw:polygon>
        <draw:polygon draw:style-name="gr28" draw:text-style-name="P11" draw:layer="layout" svg:width="0.107cm" svg:height="0.108cm" svg:x="3.739cm" svg:y="0.919cm" svg:viewBox="0 0 108 109" draw:points="56,0 0,0 108,109">
          <text:p/>
        </draw:polygon>
        <draw:polygon draw:style-name="gr28" draw:text-style-name="P11" draw:layer="layout" svg:width="0.138cm" svg:height="0.118cm" svg:x="6.147cm" svg:y="3.921cm" svg:viewBox="0 0 139 119" draw:points="0,0 117,119 139,97">
          <text:p/>
        </draw:polygon>
        <draw:polygon draw:style-name="gr28" draw:text-style-name="P11" draw:layer="layout" svg:width="0.05cm" svg:height="0.056cm" svg:x="5.076cm" svg:y="2.943cm" svg:viewBox="0 0 51 57" draw:points="0,0 0,57 51,57">
          <text:p/>
        </draw:polygon>
        <draw:polygon draw:style-name="gr28" draw:text-style-name="P11" draw:layer="layout" svg:width="0.149cm" svg:height="0.148cm" svg:x="4.927cm" svg:y="2.999cm" svg:viewBox="0 0 150 149" draw:points="150,149 150,0 0,0">
          <text:p/>
        </draw:polygon>
        <draw:polygon draw:style-name="gr28" draw:text-style-name="P11" draw:layer="layout" svg:width="0.011cm" svg:height="0.025cm" svg:x="4.619cm" svg:y="3.296cm" svg:viewBox="0 0 12 26" draw:points="12,26 12,0 0,12">
          <text:p/>
        </draw:polygon>
        <draw:polygon draw:style-name="gr28" draw:text-style-name="P11" draw:layer="layout" svg:width="0.149cm" svg:height="0.149cm" svg:x="3.887cm" svg:y="1.513cm" svg:viewBox="0 0 150 150" draw:points="0,150 150,150 150,0">
          <text:p/>
        </draw:polygon>
        <draw:polygon draw:style-name="gr28" draw:text-style-name="P11" draw:layer="layout" svg:width="0.149cm" svg:height="0.148cm" svg:x="5.521cm" svg:y="3.593cm" svg:viewBox="0 0 150 149" draw:points="150,149 150,0 0,0">
          <text:p/>
        </draw:polygon>
        <draw:polygon draw:style-name="gr28" draw:text-style-name="P11" draw:layer="layout" svg:width="0.148cm" svg:height="0.149cm" svg:x="3.739cm" svg:y="1.662cm" svg:viewBox="0 0 149 150" draw:points="149,150 149,0 0,150">
          <text:p/>
        </draw:polygon>
        <draw:polygon draw:style-name="gr28" draw:text-style-name="P11" draw:layer="layout" svg:width="0.149cm" svg:height="0.149cm" svg:x="7.452cm" svg:y="5.078cm" svg:viewBox="0 0 150 150" draw:points="0,150 150,150 150,0">
          <text:p/>
        </draw:polygon>
        <draw:polygon draw:style-name="gr28" draw:text-style-name="P11" draw:layer="layout" svg:width="0.297cm" svg:height="0.149cm" svg:x="3.739cm" svg:y="1.513cm" svg:viewBox="0 0 298 150" draw:points="0,0 148,150 298,0">
          <text:p/>
        </draw:polygon>
        <draw:polygon draw:style-name="gr28" draw:text-style-name="P11" draw:layer="layout" svg:width="0.148cm" svg:height="0.149cm" svg:x="4.036cm" svg:y="1.959cm" svg:viewBox="0 0 149 150" draw:points="149,0 0,0 0,150">
          <text:p/>
        </draw:polygon>
        <draw:polygon draw:style-name="gr28" draw:text-style-name="P11" draw:layer="layout" svg:width="0.095cm" svg:height="0.136cm" svg:x="7.155cm" svg:y="4.497cm" svg:viewBox="0 0 96 137" draw:points="0,0 0,137 96,42">
          <text:p/>
        </draw:polygon>
        <draw:polygon draw:style-name="gr28" draw:text-style-name="P11" draw:layer="layout" svg:width="0.148cm" svg:height="0.148cm" svg:x="7.898cm" svg:y="4.93cm" svg:viewBox="0 0 149 149" draw:points="149,0 0,0 0,149">
          <text:p/>
        </draw:polygon>
        <draw:polygon draw:style-name="gr28" draw:text-style-name="P11" draw:layer="layout" svg:width="0.04cm" svg:height="0.075cm" svg:x="5.481cm" svg:y="4.187cm" svg:viewBox="0 0 41 76" draw:points="41,76 41,0 0,40">
          <text:p/>
        </draw:polygon>
        <draw:polygon draw:style-name="gr28" draw:text-style-name="P11" draw:layer="layout" svg:width="0.155cm" svg:height="0.091cm" svg:x="8.28cm" svg:y="5.524cm" svg:viewBox="0 0 156 92" draw:points="156,92 64,0 0,64">
          <text:p/>
        </draw:polygon>
        <draw:polygon draw:style-name="gr28" draw:text-style-name="P11" draw:layer="layout" svg:width="0.149cm" svg:height="0.148cm" svg:x="5.224cm" svg:y="3.296cm" svg:viewBox="0 0 150 149" draw:points="150,149 150,0 0,0">
          <text:p/>
        </draw:polygon>
        <draw:polygon draw:style-name="gr28" draw:text-style-name="P11" draw:layer="layout" svg:width="0.148cm" svg:height="0.149cm" svg:x="5.373cm" svg:y="3.444cm" svg:viewBox="0 0 149 150" draw:points="149,0 0,0 149,150">
          <text:p/>
        </draw:polygon>
        <draw:polygon draw:style-name="gr28" draw:text-style-name="P11" draw:layer="layout" svg:width="0.149cm" svg:height="0.297cm" svg:x="5.224cm" svg:y="3.296cm" svg:viewBox="0 0 150 298" draw:points="0,298 150,149 0,0">
          <text:p/>
        </draw:polygon>
        <draw:polygon draw:style-name="gr28" draw:text-style-name="P11" draw:layer="layout" svg:width="0.075cm" svg:height="0.149cm" svg:x="3.887cm" svg:y="1.662cm" svg:viewBox="0 0 76 150" draw:points="0,150 76,75 0,0">
          <text:p/>
        </draw:polygon>
        <draw:polygon draw:style-name="gr28" draw:text-style-name="P11" draw:layer="layout" svg:width="0.074cm" svg:height="0.148cm" svg:x="3.962cm" svg:y="1.811cm" svg:viewBox="0 0 75 149" draw:points="0,75 75,149 75,0">
          <text:p/>
        </draw:polygon>
        <draw:polygon draw:style-name="gr28" draw:text-style-name="P11" draw:layer="layout" svg:width="0.148cm" svg:height="0.149cm" svg:x="7.304cm" svg:y="5.078cm" svg:viewBox="0 0 149 150" draw:points="149,150 149,0 0,0">
          <text:p/>
        </draw:polygon>
        <draw:polygon draw:style-name="gr28" draw:text-style-name="P11" draw:layer="layout" svg:width="0.08cm" svg:height="0.136cm" svg:x="4.184cm" svg:y="1.675cm" svg:viewBox="0 0 81 137" draw:points="0,0 0,137 81,137">
          <text:p/>
        </draw:polygon>
        <draw:polygon draw:style-name="gr28" draw:text-style-name="P11" draw:layer="layout" svg:width="0.148cm" svg:height="0.148cm" svg:x="6.264cm" svg:y="4.633cm" svg:viewBox="0 0 149 149" draw:points="149,0 0,0 149,149">
          <text:p/>
        </draw:polygon>
        <draw:polygon draw:style-name="gr28" draw:text-style-name="P11" draw:layer="layout" svg:width="0.148cm" svg:height="0.148cm" svg:x="7.601cm" svg:y="5.227cm" svg:viewBox="0 0 149 149" draw:points="149,0 0,0 0,149">
          <text:p/>
        </draw:polygon>
        <draw:polygon draw:style-name="gr28" draw:text-style-name="P11" draw:layer="layout" svg:width="0.074cm" svg:height="0.149cm" svg:x="3.962cm" svg:y="1.662cm" svg:viewBox="0 0 75 150" draw:points="75,0 0,75 75,150">
          <text:p/>
        </draw:polygon>
        <draw:polygon draw:style-name="gr28" draw:text-style-name="P11" draw:layer="layout" svg:width="0.059cm" svg:height="0.051cm" svg:x="5.67cm" svg:y="3.542cm" svg:viewBox="0 0 60 52" draw:points="0,0 0,52 60,52">
          <text:p/>
        </draw:polygon>
        <draw:polygon draw:style-name="gr28" draw:text-style-name="P11" draw:layer="layout" svg:width="0.148cm" svg:height="0.297cm" svg:x="7.601cm" svg:y="4.781cm" svg:viewBox="0 0 149 298" draw:points="149,150 0,0 0,298">
          <text:p/>
        </draw:polygon>
        <draw:polygon draw:style-name="gr28" draw:text-style-name="P11" draw:layer="layout" svg:width="0.149cm" svg:height="0.148cm" svg:x="6.412cm" svg:y="4.633cm" svg:viewBox="0 0 150 149" draw:points="150,0 0,0 0,149">
          <text:p/>
        </draw:polygon>
        <draw:polygon draw:style-name="gr28" draw:text-style-name="P11" draw:layer="layout" svg:width="0.297cm" svg:height="0.148cm" svg:x="7.304cm" svg:y="4.633cm" svg:viewBox="0 0 298 149" draw:points="298,149 148,0 0,149">
          <text:p/>
        </draw:polygon>
        <draw:polygon draw:style-name="gr28" draw:text-style-name="P11" draw:layer="layout" svg:width="0.149cm" svg:height="0.148cm" svg:x="4.927cm" svg:y="2.999cm" svg:viewBox="0 0 150 149" draw:points="0,149 150,149 0,0">
          <text:p/>
        </draw:polygon>
        <draw:polygon draw:style-name="gr28" draw:text-style-name="P11" draw:layer="layout" svg:width="0.149cm" svg:height="0.297cm" svg:x="5.818cm" svg:y="3.89cm" svg:viewBox="0 0 150 298" draw:points="0,298 150,150 0,0">
          <text:p/>
        </draw:polygon>
        <draw:polygon draw:style-name="gr28" draw:text-style-name="P11" draw:layer="layout" svg:width="0.297cm" svg:height="0.149cm" svg:x="5.224cm" svg:y="3.741cm" svg:viewBox="0 0 298 150" draw:points="298,150 149,0 0,150">
          <text:p/>
        </draw:polygon>
        <draw:polygon draw:style-name="gr28" draw:text-style-name="P11" draw:layer="layout" svg:width="0.136cm" svg:height="0.102cm" svg:x="5.967cm" svg:y="3.788cm" svg:viewBox="0 0 137 103" draw:points="0,0 0,103 137,103">
          <text:p/>
        </draw:polygon>
        <draw:polygon draw:style-name="gr28" draw:text-style-name="P11" draw:layer="layout" svg:width="0.297cm" svg:height="0.149cm" svg:x="4.63cm" svg:y="3.147cm" svg:viewBox="0 0 298 150" draw:points="298,150 149,0 0,150">
          <text:p/>
        </draw:polygon>
        <draw:polygon draw:style-name="gr28" draw:text-style-name="P11" draw:layer="layout" svg:width="0.149cm" svg:height="0.148cm" svg:x="8.937cm" svg:y="5.524cm" svg:viewBox="0 0 150 149" draw:points="0,0 0,149 150,149">
          <text:p/>
        </draw:polygon>
        <draw:polygon draw:style-name="gr28" draw:text-style-name="P11" draw:layer="layout" svg:width="0.148cm" svg:height="0.148cm" svg:x="5.967cm" svg:y="4.039cm" svg:viewBox="0 0 149 149" draw:points="149,0 0,0 149,149">
          <text:p/>
        </draw:polygon>
        <draw:polygon draw:style-name="gr28" draw:text-style-name="P11" draw:layer="layout" svg:width="0.049cm" svg:height="0.099cm" svg:x="5.175cm" svg:y="3.89cm" svg:viewBox="0 0 50 100" draw:points="50,100 50,0 0,50">
          <text:p/>
        </draw:polygon>
        <draw:polygon draw:style-name="gr28" draw:text-style-name="P11" draw:layer="layout" svg:width="0.039cm" svg:height="0.084cm" svg:x="4.888cm" svg:y="3.593cm" svg:viewBox="0 0 40 85" draw:points="40,85 40,0 0,39">
          <text:p/>
        </draw:polygon>
        <draw:polygon draw:style-name="gr28" draw:text-style-name="P11" draw:layer="layout" svg:width="0.148cm" svg:height="0.297cm" svg:x="5.373cm" svg:y="3.89cm" svg:viewBox="0 0 149 298" draw:points="149,0 0,150 149,298">
          <text:p/>
        </draw:polygon>
        <draw:polygon draw:style-name="gr28" draw:text-style-name="P11" draw:layer="layout" svg:width="0.149cm" svg:height="0.149cm" svg:x="5.818cm" svg:y="3.89cm" svg:viewBox="0 0 150 150" draw:points="150,150 150,0 0,0">
          <text:p/>
        </draw:polygon>
        <draw:polygon draw:style-name="gr28" draw:text-style-name="P11" draw:layer="layout" svg:width="0.297cm" svg:height="0.297cm" svg:x="8.492cm" svg:y="5.078cm" svg:viewBox="0 0 298 298" draw:points="0,298 298,298 298,0">
          <text:p/>
        </draw:polygon>
        <draw:polygon draw:style-name="gr28" draw:text-style-name="P11" draw:layer="layout" svg:width="0.149cm" svg:height="0.148cm" svg:x="6.115cm" svg:y="4.039cm" svg:viewBox="0 0 150 149" draw:points="150,0 0,0 0,149">
          <text:p/>
        </draw:polygon>
        <draw:polygon draw:style-name="gr28" draw:text-style-name="P11" draw:layer="layout" svg:width="0.065cm" svg:height="0.008cm" svg:x="8.872cm" svg:y="5.672cm" svg:viewBox="0 0 66 9" draw:points="66,9 66,0 0,0">
          <text:p/>
        </draw:polygon>
        <draw:polygon draw:style-name="gr28" draw:text-style-name="P11" draw:layer="layout" svg:width="0.054cm" svg:height="0.086cm" svg:x="6.412cm" svg:y="4.101cm" svg:viewBox="0 0 55 87" draw:points="0,0 0,87 55,33">
          <text:p/>
        </draw:polygon>
        <draw:polygon draw:style-name="gr28" draw:text-style-name="P11" draw:layer="layout" svg:width="0.297cm" svg:height="0.149cm" svg:x="8.195cm" svg:y="5.375cm" svg:viewBox="0 0 298 150" draw:points="0,0 148,150 298,0">
          <text:p/>
        </draw:polygon>
        <draw:polygon draw:style-name="gr28" draw:text-style-name="P11" draw:layer="layout" svg:width="0.149cm" svg:height="0.148cm" svg:x="4.184cm" svg:y="2.108cm" svg:viewBox="0 0 150 149" draw:points="0,0 0,149 150,0">
          <text:p/>
        </draw:polygon>
        <draw:polygon draw:style-name="gr28" draw:text-style-name="P11" draw:layer="layout" svg:width="0.297cm" svg:height="0.297cm" svg:x="7.898cm" svg:y="5.078cm" svg:viewBox="0 0 298 298" draw:points="0,298 298,298 298,0">
          <text:p/>
        </draw:polygon>
        <draw:polygon draw:style-name="gr28" draw:text-style-name="P11" draw:layer="layout" svg:width="0.297cm" svg:height="0.148cm" svg:x="5.224cm" svg:y="3.593cm" svg:viewBox="0 0 298 149" draw:points="0,0 149,149 298,0">
          <text:p/>
        </draw:polygon>
        <draw:polygon draw:style-name="gr28" draw:text-style-name="P11" draw:layer="layout" svg:width="0.111cm" svg:height="0.074cm" svg:x="3.776cm" svg:y="1.959cm" svg:viewBox="0 0 112 75" draw:points="38,75 112,0 0,0">
          <text:p/>
        </draw:polygon>
        <draw:polygon draw:style-name="gr28" draw:text-style-name="P11" draw:layer="layout" svg:width="0.116cm" svg:height="0.071cm" svg:x="4.333cm" svg:y="2.037cm" svg:viewBox="0 0 117 72" draw:points="70,0 0,72 117,72">
          <text:p/>
        </draw:polygon>
        <draw:polygon draw:style-name="gr28" draw:text-style-name="P11" draw:layer="layout" svg:width="0.012cm" svg:height="0.03cm" svg:x="4.63cm" svg:y="2.375cm" svg:viewBox="0 0 13 31" draw:points="0,0 0,31 13,17">
          <text:p/>
        </draw:polygon>
        <draw:polygon draw:style-name="gr28" draw:text-style-name="P11" draw:layer="layout" svg:width="0.149cm" svg:height="0.149cm" svg:x="5.521cm" svg:y="3.741cm" svg:viewBox="0 0 150 150" draw:points="150,0 0,0 0,150">
          <text:p/>
        </draw:polygon>
        <draw:polygon draw:style-name="gr28" draw:text-style-name="P11" draw:layer="layout" svg:width="0.149cm" svg:height="0.297cm" svg:x="6.561cm" svg:y="4.484cm" svg:viewBox="0 0 150 298" draw:points="150,0 0,150 150,298">
          <text:p/>
        </draw:polygon>
        <draw:polygon draw:style-name="gr28" draw:text-style-name="P11" draw:layer="layout" svg:width="0.026cm" svg:height="0.094cm" svg:x="3.267cm" svg:y="0.771cm" svg:viewBox="0 0 27 95" draw:points="27,95 27,0 0,27">
          <text:p/>
        </draw:polygon>
        <draw:polygon draw:style-name="gr28" draw:text-style-name="P11" draw:layer="layout" svg:width="0.297cm" svg:height="0.148cm" svg:x="4.63cm" svg:y="3.296cm" svg:viewBox="0 0 298 149" draw:points="149,149 298,0 0,0">
          <text:p/>
        </draw:polygon>
        <draw:polygon draw:style-name="gr28" draw:text-style-name="P11" draw:layer="layout" svg:width="0.297cm" svg:height="0.149cm" svg:x="4.927cm" svg:y="3.147cm" svg:viewBox="0 0 298 150" draw:points="149,0 0,150 298,150">
          <text:p/>
        </draw:polygon>
        <draw:polygon draw:style-name="gr28" draw:text-style-name="P11" draw:layer="layout" svg:width="0.148cm" svg:height="0.149cm" svg:x="5.076cm" svg:y="3.147cm" svg:viewBox="0 0 149 150" draw:points="149,0 0,0 149,150">
          <text:p/>
        </draw:polygon>
        <draw:polygon draw:style-name="gr28" draw:text-style-name="P11" draw:layer="layout" svg:width="0.149cm" svg:height="0.149cm" svg:x="6.412cm" svg:y="4.484cm" svg:viewBox="0 0 150 150" draw:points="0,150 150,150 0,0">
          <text:p/>
        </draw:polygon>
        <draw:polygon draw:style-name="gr28" draw:text-style-name="P11" draw:layer="layout" svg:width="0.149cm" svg:height="0.297cm" svg:x="7.452cm" svg:y="4.781cm" svg:viewBox="0 0 150 298" draw:points="150,0 0,150 150,298">
          <text:p/>
        </draw:polygon>
        <draw:polygon draw:style-name="gr28" draw:text-style-name="P11" draw:layer="layout" svg:width="0.149cm" svg:height="0.297cm" svg:x="7.749cm" svg:y="5.078cm" svg:viewBox="0 0 150 298" draw:points="150,0 0,150 150,298">
          <text:p/>
        </draw:polygon>
        <draw:polygon draw:style-name="gr28" draw:text-style-name="P11" draw:layer="layout" svg:width="0.022cm" svg:height="0.01cm" svg:x="5.796cm" svg:y="4.484cm" svg:viewBox="0 0 23 11" draw:points="14,11 23,0 0,0">
          <text:p/>
        </draw:polygon>
        <draw:polygon draw:style-name="gr29" draw:text-style-name="P11" draw:layer="layout" svg:width="0.046cm" svg:height="0.034cm" svg:x="3.099cm" svg:y="0.325cm" svg:viewBox="0 0 47 35" draw:points="12,35 47,0 0,0">
          <text:p/>
        </draw:polygon>
        <draw:polygon draw:style-name="gr30" draw:text-style-name="P2" draw:layer="layout" svg:width="0.046cm" svg:height="0.034cm" svg:x="3.099cm" svg:y="0.325cm" svg:viewBox="0 0 47 35" draw:points="12,35 47,0 0,0">
          <text:p/>
        </draw:polygon>
        <draw:polygon draw:style-name="gr28" draw:text-style-name="P11" draw:layer="layout" svg:width="0.148cm" svg:height="0.297cm" svg:x="7.304cm" svg:y="4.781cm" svg:viewBox="0 0 149 298" draw:points="0,298 149,150 0,0">
          <text:p/>
        </draw:polygon>
        <draw:polygon draw:style-name="gr29" draw:text-style-name="P11" draw:layer="layout" svg:width="0.149cm" svg:height="0.149cm" svg:x="3.887cm" svg:y="1.959cm" svg:viewBox="0 0 150 150" draw:points="0,0 0,150 150,150">
          <text:p/>
        </draw:polygon>
        <draw:polygon draw:style-name="gr30" draw:text-style-name="P2" draw:layer="layout" svg:width="0.149cm" svg:height="0.149cm" svg:x="3.887cm" svg:y="1.959cm" svg:viewBox="0 0 150 150" draw:points="0,0 0,150 150,150">
          <text:p/>
        </draw:polygon>
        <draw:polygon draw:style-name="gr29" draw:text-style-name="P11" draw:layer="layout" svg:width="0.297cm" svg:height="0.297cm" svg:x="9.086cm" svg:y="5.375cm" svg:viewBox="0 0 298 298" draw:points="0,0 0,298 298,298">
          <text:p/>
        </draw:polygon>
        <draw:polygon draw:style-name="gr30" draw:text-style-name="P2" draw:layer="layout" svg:width="0.297cm" svg:height="0.297cm" svg:x="9.086cm" svg:y="5.375cm" svg:viewBox="0 0 298 298" draw:points="0,0 0,298 298,298">
          <text:p/>
        </draw:polygon>
        <draw:polygon draw:style-name="gr28" draw:text-style-name="P11" draw:layer="layout" svg:width="0.148cm" svg:height="0.148cm" svg:x="5.373cm" svg:y="3.593cm" svg:viewBox="0 0 149 149" draw:points="0,149 149,149 149,0">
          <text:p/>
        </draw:polygon>
        <draw:polygon draw:style-name="gr28" draw:text-style-name="P11" draw:layer="layout" svg:width="0.04cm" svg:height="0.026cm" svg:x="6.224cm" svg:y="4.781cm" svg:viewBox="0 0 41 27" draw:points="41,27 41,0 0,0">
          <text:p/>
        </draw:polygon>
        <draw:polygon draw:style-name="gr28" draw:text-style-name="P11" draw:layer="layout" svg:width="0.034cm" svg:height="0.064cm" svg:x="3.853cm" svg:y="2.108cm" svg:viewBox="0 0 35 65" draw:points="35,65 35,0 0,0">
          <text:p/>
        </draw:polygon>
        <draw:polygon draw:style-name="gr28" draw:text-style-name="P11" draw:layer="layout" svg:width="0.019cm" svg:height="0.011cm" svg:x="4.611cm" svg:y="3.296cm" svg:viewBox="0 0 20 12" draw:points="8,12 20,0 0,0">
          <text:p/>
        </draw:polygon>
        <draw:polygon draw:style-name="gr28" draw:text-style-name="P11" draw:layer="layout" svg:width="0.025cm" svg:height="0.074cm" svg:x="3.714cm" svg:y="1.811cm" svg:viewBox="0 0 26 75" draw:points="26,75 26,0 0,25">
          <text:p/>
        </draw:polygon>
        <draw:polygon draw:style-name="gr28" draw:text-style-name="P11" draw:layer="layout" svg:width="0.297cm" svg:height="0.149cm" svg:x="7.601cm" svg:y="4.781cm" svg:viewBox="0 0 298 150" draw:points="0,0 148,150 298,0">
          <text:p/>
        </draw:polygon>
        <draw:polygon draw:style-name="gr28" draw:text-style-name="P11" draw:layer="layout" svg:width="0.148cm" svg:height="0.149cm" svg:x="6.264cm" svg:y="4.484cm" svg:viewBox="0 0 149 150" draw:points="0,150 149,150 149,0">
          <text:p/>
        </draw:polygon>
        <draw:polygon draw:style-name="gr28" draw:text-style-name="P11" draw:layer="layout" svg:width="0.297cm" svg:height="0.297cm" svg:x="8.195cm" svg:y="5.078cm" svg:viewBox="0 0 298 298" draw:points="298,298 298,0 0,0">
          <text:p/>
        </draw:polygon>
        <draw:polygon draw:style-name="gr28" draw:text-style-name="P11" draw:layer="layout" svg:width="0.297cm" svg:height="0.297cm" svg:x="8.789cm" svg:y="5.078cm" svg:viewBox="0 0 298 298" draw:points="298,298 298,0 0,0">
          <text:p/>
        </draw:polygon>
        <draw:polygon draw:style-name="gr28" draw:text-style-name="P11" draw:layer="layout" svg:width="0.081cm" svg:height="0.117cm" svg:x="6.926cm" svg:y="5.078cm" svg:viewBox="0 0 82 118" draw:points="82,118 82,0 0,82">
          <text:p/>
        </draw:polygon>
        <draw:polygon draw:style-name="gr28" draw:text-style-name="P11" draw:layer="layout" svg:width="0.148cm" svg:height="0.148cm" svg:x="7.304cm" svg:y="4.93cm" svg:viewBox="0 0 149 149" draw:points="149,149 149,0 0,149">
          <text:p/>
        </draw:polygon>
        <draw:polygon draw:style-name="gr28" draw:text-style-name="P11" draw:layer="layout" svg:width="0.028cm" svg:height="0.061cm" svg:x="4.751cm" svg:y="3.444cm" svg:viewBox="0 0 29 62" draw:points="29,62 29,0 0,29">
          <text:p/>
        </draw:polygon>
        <draw:polygon draw:style-name="gr28" draw:text-style-name="P11" draw:layer="layout" svg:width="0.297cm" svg:height="0.149cm" svg:x="7.007cm" svg:y="5.078cm" svg:viewBox="0 0 298 150" draw:points="148,150 298,0 0,0">
          <text:p/>
        </draw:polygon>
        <draw:polygon draw:style-name="gr28" draw:text-style-name="P11" draw:layer="layout" svg:width="0.082cm" svg:height="0.11cm" svg:x="7.601cm" svg:y="4.671cm" svg:viewBox="0 0 83 111" draw:points="0,0 0,111 83,27">
          <text:p/>
        </draw:polygon>
        <draw:polygon draw:style-name="gr28" draw:text-style-name="P11" draw:layer="layout" svg:width="0.064cm" svg:height="0.013cm" svg:x="7.898cm" svg:y="4.768cm" svg:viewBox="0 0 65 14" draw:points="14,0 0,14 65,14">
          <text:p/>
        </draw:polygon>
        <draw:polygon draw:style-name="gr28" draw:text-style-name="P11" draw:layer="layout" svg:width="0.148cm" svg:height="0.149cm" svg:x="6.264cm" svg:y="4.484cm" svg:viewBox="0 0 149 150" draw:points="0,0 0,150 149,0">
          <text:p/>
        </draw:polygon>
        <draw:polygon draw:style-name="gr28" draw:text-style-name="P11" draw:layer="layout" svg:width="0.141cm" svg:height="0.053cm" svg:x="6.412cm" svg:y="4.134cm" svg:viewBox="0 0 142 54" draw:points="54,0 0,54 142,54">
          <text:p/>
        </draw:polygon>
        <draw:polygon draw:style-name="gr28" draw:text-style-name="P11" draw:layer="layout" svg:width="0.297cm" svg:height="0.149cm" svg:x="5.224cm" svg:y="3.444cm" svg:viewBox="0 0 298 150" draw:points="149,0 0,150 298,150">
          <text:p/>
        </draw:polygon>
        <draw:polygon draw:style-name="gr29" draw:text-style-name="P11" draw:layer="layout" svg:width="0.034cm" svg:height="0.133cm" svg:x="3.111cm" svg:y="0.325cm" svg:viewBox="0 0 35 134" draw:points="35,134 35,0 0,35">
          <text:p/>
        </draw:polygon>
        <draw:polygon draw:style-name="gr30" draw:text-style-name="P2" draw:layer="layout" svg:width="0.034cm" svg:height="0.133cm" svg:x="3.111cm" svg:y="0.325cm" svg:viewBox="0 0 35 134" draw:points="35,134 35,0 0,35">
          <text:p/>
        </draw:polygon>
        <draw:polygon draw:style-name="gr28" draw:text-style-name="P11" draw:layer="layout" svg:width="0.149cm" svg:height="0.149cm" svg:x="6.115cm" svg:y="4.335cm" svg:viewBox="0 0 150 150" draw:points="150,150 150,0 0,150">
          <text:p/>
        </draw:polygon>
        <draw:polygon draw:style-name="gr28" draw:text-style-name="P11" draw:layer="layout" svg:width="0.048cm" svg:height="0.091cm" svg:x="5.325cm" svg:y="4.039cm" svg:viewBox="0 0 49 92" draw:points="49,92 49,0 0,48">
          <text:p/>
        </draw:polygon>
        <draw:polygon draw:style-name="gr28" draw:text-style-name="P11" draw:layer="layout" svg:width="0.148cm" svg:height="0.149cm" svg:x="6.71cm" svg:y="4.781cm" svg:viewBox="0 0 149 150" draw:points="0,150 149,150 0,0">
          <text:p/>
        </draw:polygon>
        <draw:polygon draw:style-name="gr28" draw:text-style-name="P11" draw:layer="layout" svg:width="0.297cm" svg:height="0.148cm" svg:x="5.818cm" svg:y="4.039cm" svg:viewBox="0 0 298 149" draw:points="149,0 0,149 298,149">
          <text:p/>
        </draw:polygon>
        <draw:polygon draw:style-name="gr28" draw:text-style-name="P11" draw:layer="layout" svg:width="0.092cm" svg:height="0.065cm" svg:x="3.498cm" svg:y="1.365cm" svg:viewBox="0 0 93 66" draw:points="27,66 93,0 0,0">
          <text:p/>
        </draw:polygon>
        <draw:polygon draw:style-name="gr28" draw:text-style-name="P11" draw:layer="layout" svg:width="0.103cm" svg:height="0.05cm" svg:x="6.755cm" svg:y="5.078cm" svg:viewBox="0 0 104 51" draw:points="104,51 104,0 0,0">
          <text:p/>
        </draw:polygon>
        <draw:polygon draw:style-name="gr28" draw:text-style-name="P11" draw:layer="layout" svg:width="0.079cm" svg:height="0.05cm" svg:x="4.105cm" svg:y="2.553cm" svg:viewBox="0 0 80 51" draw:points="30,51 80,0 0,0">
          <text:p/>
        </draw:polygon>
        <draw:polygon draw:style-name="gr28" draw:text-style-name="P11" draw:layer="layout" svg:width="0.297cm" svg:height="0.297cm" svg:x="8.789cm" svg:y="5.078cm" svg:viewBox="0 0 298 298" draw:points="0,298 298,298 0,0">
          <text:p/>
        </draw:polygon>
        <draw:polygon draw:style-name="gr29" draw:text-style-name="P11" draw:layer="layout" svg:width="0.297cm" svg:height="0.297cm" svg:x="9.086cm" svg:y="5.078cm" svg:viewBox="0 0 298 298" draw:points="0,0 0,298 298,0">
          <text:p/>
        </draw:polygon>
        <draw:polygon draw:style-name="gr30" draw:text-style-name="P2" draw:layer="layout" svg:width="0.297cm" svg:height="0.297cm" svg:x="9.086cm" svg:y="5.078cm" svg:viewBox="0 0 298 298" draw:points="0,0 0,298 298,0">
          <text:p/>
        </draw:polygon>
        <draw:polygon draw:style-name="gr28" draw:text-style-name="P11" draw:layer="layout" svg:width="0.297cm" svg:height="0.297cm" svg:x="8.195cm" svg:y="5.078cm" svg:viewBox="0 0 298 298" draw:points="0,298 298,298 0,0">
          <text:p/>
        </draw:polygon>
        <draw:polygon draw:style-name="gr28" draw:text-style-name="P11" draw:layer="layout" svg:width="0.297cm" svg:height="0.148cm" svg:x="7.601cm" svg:y="5.227cm" svg:viewBox="0 0 298 149" draw:points="148,0 0,149 298,149">
          <text:p/>
        </draw:polygon>
        <draw:polygon draw:style-name="gr28" draw:text-style-name="P11" draw:layer="layout" svg:width="0.1cm" svg:height="0.127cm" svg:x="7.798cm" svg:y="5.375cm" svg:viewBox="0 0 101 128" draw:points="101,128 101,0 0,100">
          <text:p/>
        </draw:polygon>
        <draw:polygon draw:style-name="gr28" draw:text-style-name="P11" draw:layer="layout" svg:width="0.297cm" svg:height="0.149cm" svg:x="8.492cm" svg:y="5.375cm" svg:viewBox="0 0 298 150" draw:points="148,150 298,0 0,0">
          <text:p/>
        </draw:polygon>
        <draw:polygon draw:style-name="gr28" draw:text-style-name="P11" draw:layer="layout" svg:width="0.148cm" svg:height="0.297cm" svg:x="3.442cm" svg:y="0.622cm" svg:viewBox="0 0 149 298" draw:points="149,150 0,0 0,298">
          <text:p/>
        </draw:polygon>
        <draw:polygon draw:style-name="gr28" draw:text-style-name="P11" draw:layer="layout" svg:width="0.076cm" svg:height="0.077cm" svg:x="4.554cm" svg:y="3.219cm" svg:viewBox="0 0 77 78" draw:points="58,78 77,78 0,0">
          <text:p/>
        </draw:polygon>
        <draw:polygon draw:style-name="gr29" draw:text-style-name="P11" draw:layer="layout" svg:width="0.297cm" svg:height="0.149cm" svg:x="3.145cm" svg:y="0.325cm" svg:viewBox="0 0 298 150" draw:points="0,0 148,150 298,0">
          <text:p/>
        </draw:polygon>
        <draw:polygon draw:style-name="gr30" draw:text-style-name="P2" draw:layer="layout" svg:width="0.297cm" svg:height="0.149cm" svg:x="3.145cm" svg:y="0.325cm" svg:viewBox="0 0 298 150" draw:points="0,0 148,150 298,0">
          <text:p/>
        </draw:polygon>
        <draw:polygon draw:style-name="gr28" draw:text-style-name="P11" draw:layer="layout" svg:width="0.149cm" svg:height="0.149cm" svg:x="7.452cm" svg:y="5.078cm" svg:viewBox="0 0 150 150" draw:points="0,0 0,150 150,0">
          <text:p/>
        </draw:polygon>
        <draw:polygon draw:style-name="gr28" draw:text-style-name="P11" draw:layer="layout" svg:width="0.148cm" svg:height="0.148cm" svg:x="4.036cm" svg:y="1.811cm" svg:viewBox="0 0 149 149" draw:points="0,149 149,149 0,0">
          <text:p/>
        </draw:polygon>
        <draw:polygon draw:style-name="gr28" draw:text-style-name="P11" draw:layer="layout" svg:width="0.009cm" svg:height="0.017cm" svg:x="5.809cm" svg:y="4.484cm" svg:viewBox="0 0 10 18" draw:points="10,18 10,0 0,10">
          <text:p/>
        </draw:polygon>
        <draw:polygon draw:style-name="gr28" draw:text-style-name="P11" draw:layer="layout" svg:width="0.148cm" svg:height="0.149cm" svg:x="7.898cm" svg:y="4.781cm" svg:viewBox="0 0 149 150" draw:points="0,150 149,150 0,0">
          <text:p/>
        </draw:polygon>
        <draw:polygon draw:style-name="gr28" draw:text-style-name="P11" draw:layer="layout" svg:width="0.298cm" svg:height="0.148cm" svg:x="6.412cm" svg:y="4.633cm" svg:viewBox="0 0 299 149" draw:points="149,0 0,149 299,149">
          <text:p/>
        </draw:polygon>
        <draw:polygon draw:style-name="gr28" draw:text-style-name="P11" draw:layer="layout" svg:width="0.297cm" svg:height="0.297cm" svg:x="7.898cm" svg:y="5.078cm" svg:viewBox="0 0 298 298" draw:points="0,0 0,298 298,0">
          <text:p/>
        </draw:polygon>
        <draw:polygon draw:style-name="gr28" draw:text-style-name="P11" draw:layer="layout" svg:width="0.149cm" svg:height="0.297cm" svg:x="6.858cm" svg:y="4.781cm" svg:viewBox="0 0 150 298" draw:points="150,0 0,150 150,298">
          <text:p/>
        </draw:polygon>
        <draw:polygon draw:style-name="gr28" draw:text-style-name="P11" draw:layer="layout" svg:width="0.297cm" svg:height="0.148cm" svg:x="7.007cm" svg:y="4.633cm" svg:viewBox="0 0 298 149" draw:points="148,0 0,149 298,149">
          <text:p/>
        </draw:polygon>
        <draw:polygon draw:style-name="gr28" draw:text-style-name="P11" draw:layer="layout" svg:width="0.11cm" svg:height="0.109cm" svg:x="6.897cm" svg:y="4.375cm" svg:viewBox="0 0 111 110" draw:points="0,0 111,110 111,55">
          <text:p/>
        </draw:polygon>
        <draw:polygon draw:style-name="gr28" draw:text-style-name="P11" draw:layer="layout" svg:width="0.091cm" svg:height="0.143cm" svg:x="6.561cm" svg:y="4.192cm" svg:viewBox="0 0 92 144" draw:points="0,0 0,144 92,53">
          <text:p/>
        </draw:polygon>
        <draw:polygon draw:style-name="gr28" draw:text-style-name="P11" draw:layer="layout" svg:width="0.124cm" svg:height="0.137cm" svg:x="8.789cm" svg:y="4.941cm" svg:viewBox="0 0 125 138" draw:points="0,0 0,138 125,13">
          <text:p/>
        </draw:polygon>
        <draw:polygon draw:style-name="gr28" draw:text-style-name="P11" draw:layer="layout" svg:width="0.041cm" svg:height="0.037cm" svg:x="5.521cm" svg:y="3.407cm" svg:viewBox="0 0 42 38" draw:points="0,0 0,38 42,38">
          <text:p/>
        </draw:polygon>
        <draw:polygon draw:style-name="gr29" draw:text-style-name="P11" draw:layer="layout" svg:width="0.297cm" svg:height="0.594cm" svg:x="9.086cm" svg:y="5.078cm" svg:viewBox="0 0 298 595" draw:points="0,297 298,595 298,0">
          <text:p/>
        </draw:polygon>
        <draw:polygon draw:style-name="gr30" draw:text-style-name="P2" draw:layer="layout" svg:width="0.297cm" svg:height="0.594cm" svg:x="9.086cm" svg:y="5.078cm" svg:viewBox="0 0 298 595" draw:points="0,297 298,595 298,0">
          <text:p/>
        </draw:polygon>
        <draw:polygon draw:style-name="gr28" draw:text-style-name="P11" draw:layer="layout" svg:width="0.09cm" svg:height="0.047cm" svg:x="4.986cm" svg:y="3.741cm" svg:viewBox="0 0 91 48" draw:points="44,48 91,0 0,0">
          <text:p/>
        </draw:polygon>
        <draw:polygon draw:style-name="gr28" draw:text-style-name="P11" draw:layer="layout" svg:width="0.297cm" svg:height="0.297cm" svg:x="6.71cm" svg:y="4.484cm" svg:viewBox="0 0 298 298" draw:points="0,298 298,298 298,0">
          <text:p/>
        </draw:polygon>
        <draw:polygon draw:style-name="gr28" draw:text-style-name="P11" draw:layer="layout" svg:width="0.148cm" svg:height="0.148cm" svg:x="8.195cm" svg:y="4.93cm" svg:viewBox="0 0 149 149" draw:points="149,0 0,0 0,149">
          <text:p/>
        </draw:polygon>
        <draw:polygon draw:style-name="gr28" draw:text-style-name="P11" draw:layer="layout" svg:width="0.071cm" svg:height="0.114cm" svg:x="6.341cm" svg:y="4.781cm" svg:viewBox="0 0 72 115" draw:points="72,115 72,0 0,73">
          <text:p/>
        </draw:polygon>
        <draw:polygon draw:style-name="gr28" draw:text-style-name="P11" draw:layer="layout" svg:width="0.298cm" svg:height="0.149cm" svg:x="6.412cm" svg:y="4.335cm" svg:viewBox="0 0 299 150" draw:points="299,150 149,0 0,150">
          <text:p/>
        </draw:polygon>
        <draw:polygon draw:style-name="gr28" draw:text-style-name="P11" draw:layer="layout" svg:width="0.057cm" svg:height="0.057cm" svg:x="4.333cm" svg:y="1.959cm" svg:viewBox="0 0 58 58" draw:points="22,0 0,0 58,58">
          <text:p/>
        </draw:polygon>
        <draw:polygon draw:style-name="gr28" draw:text-style-name="P11" draw:layer="layout" svg:width="0.149cm" svg:height="0.074cm" svg:x="3.887cm" svg:y="1.662cm" svg:viewBox="0 0 150 75" draw:points="76,75 150,0 0,0">
          <text:p/>
        </draw:polygon>
        <draw:polygon draw:style-name="gr28" draw:text-style-name="P11" draw:layer="layout" svg:width="0.032cm" svg:height="0.042cm" svg:x="7.569cm" svg:y="5.375cm" svg:viewBox="0 0 33 43" draw:points="33,43 33,0 0,33">
          <text:p/>
        </draw:polygon>
        <draw:polygon draw:style-name="gr28" draw:text-style-name="P11" draw:layer="layout" svg:width="0.297cm" svg:height="0.297cm" svg:x="7.007cm" svg:y="4.781cm" svg:viewBox="0 0 298 298" draw:points="298,0 0,0 0,298">
          <text:p/>
        </draw:polygon>
        <draw:polygon draw:style-name="gr28" draw:text-style-name="P11" draw:layer="layout" svg:width="0.135cm" svg:height="0.227cm" svg:x="5.98cm" svg:y="4.484cm" svg:viewBox="0 0 136 228" draw:points="136,228 136,0 0,135">
          <text:p/>
        </draw:polygon>
        <draw:polygon draw:style-name="gr28" draw:text-style-name="P11" draw:layer="layout" svg:width="0.297cm" svg:height="0.149cm" svg:x="8.789cm" svg:y="5.375cm" svg:viewBox="0 0 298 150" draw:points="0,0 148,150 298,0">
          <text:p/>
        </draw:polygon>
        <draw:polygon draw:style-name="gr28" draw:text-style-name="P11" draw:layer="layout" svg:width="0.148cm" svg:height="0.297cm" svg:x="5.67cm" svg:y="4.187cm" svg:viewBox="0 0 149 298" draw:points="149,0 0,149 149,298">
          <text:p/>
        </draw:polygon>
        <draw:polygon draw:style-name="gr28" draw:text-style-name="P11" draw:layer="layout" svg:width="0.149cm" svg:height="0.148cm" svg:x="4.333cm" svg:y="2.702cm" svg:viewBox="0 0 150 149" draw:points="0,149 150,149 0,0">
          <text:p/>
        </draw:polygon>
        <draw:polygon draw:style-name="gr28" draw:text-style-name="P11" draw:layer="layout" svg:width="0.018cm" svg:height="0.018cm" svg:x="9.086cm" svg:y="5.672cm" svg:viewBox="0 0 19 19" draw:points="19,19 0,0 0,18">
          <text:p/>
        </draw:polygon>
        <draw:polygon draw:style-name="gr28" draw:text-style-name="P11" draw:layer="layout" svg:width="0.149cm" svg:height="0.148cm" svg:x="6.858cm" svg:y="4.93cm" svg:viewBox="0 0 150 149" draw:points="0,0 0,149 150,149">
          <text:p/>
        </draw:polygon>
        <draw:polygon draw:style-name="gr28" draw:text-style-name="P11" draw:layer="layout" svg:width="0.143cm" svg:height="0.105cm" svg:x="3.15cm" svg:y="0.474cm" svg:viewBox="0 0 144 106" draw:points="38,106 144,0 0,0">
          <text:p/>
        </draw:polygon>
        <draw:polygon draw:style-name="gr28" draw:text-style-name="P11" draw:layer="layout" svg:width="0.297cm" svg:height="0.297cm" svg:x="5.521cm" svg:y="3.89cm" svg:viewBox="0 0 298 298" draw:points="0,298 298,298 298,0">
          <text:p/>
        </draw:polygon>
        <draw:polygon draw:style-name="gr28" draw:text-style-name="P11" draw:layer="layout" svg:width="0.297cm" svg:height="0.148cm" svg:x="7.898cm" svg:y="4.93cm" svg:viewBox="0 0 298 149" draw:points="148,0 0,149 298,149">
          <text:p/>
        </draw:polygon>
        <draw:polygon draw:style-name="gr28" draw:text-style-name="P11" draw:layer="layout" svg:width="0.297cm" svg:height="0.149cm" svg:x="7.601cm" svg:y="5.078cm" svg:viewBox="0 0 298 150" draw:points="148,150 298,0 0,0">
          <text:p/>
        </draw:polygon>
        <draw:polygon draw:style-name="gr28" draw:text-style-name="P11" draw:layer="layout" svg:width="0.297cm" svg:height="0.297cm" svg:x="5.818cm" svg:y="4.187cm" svg:viewBox="0 0 298 298" draw:points="298,0 0,0 0,298">
          <text:p/>
        </draw:polygon>
        <draw:polygon draw:style-name="gr28" draw:text-style-name="P11" draw:layer="layout" svg:width="0.105cm" svg:height="0.11cm" svg:x="9.086cm" svg:y="4.968cm" svg:viewBox="0 0 106 111" draw:points="0,0 0,111 106,6">
          <text:p/>
        </draw:polygon>
        <draw:polygon draw:style-name="gr28" draw:text-style-name="P11" draw:layer="layout" svg:width="0.135cm" svg:height="0.207cm" svg:x="6.71cm" svg:y="4.277cm" svg:viewBox="0 0 136 208" draw:points="0,0 0,208 136,72">
          <text:p/>
        </draw:polygon>
        <draw:polygon draw:style-name="gr28" draw:text-style-name="P11" draw:layer="layout" svg:width="0.149cm" svg:height="0.148cm" svg:x="8.046cm" svg:y="4.93cm" svg:viewBox="0 0 150 149" draw:points="150,0 0,0 150,149">
          <text:p/>
        </draw:polygon>
        <draw:polygon draw:style-name="gr28" draw:text-style-name="P11" draw:layer="layout" svg:width="0.062cm" svg:height="0.028cm" svg:x="5.609cm" svg:y="4.335cm" svg:viewBox="0 0 63 29" draw:points="34,29 63,0 0,0">
          <text:p/>
        </draw:polygon>
        <draw:polygon draw:style-name="gr28" draw:text-style-name="P11" draw:layer="layout" svg:width="0.088cm" svg:height="0.031cm" svg:x="6.473cm" svg:y="4.93cm" svg:viewBox="0 0 89 32" draw:points="57,32 89,0 0,0">
          <text:p/>
        </draw:polygon>
        <draw:polygon draw:style-name="gr29" draw:text-style-name="P11" draw:layer="layout" svg:width="0.149cm" svg:height="0.297cm" svg:x="3.293cm" svg:y="0.325cm" svg:viewBox="0 0 150 298" draw:points="0,150 150,298 150,0">
          <text:p/>
        </draw:polygon>
        <draw:polygon draw:style-name="gr30" draw:text-style-name="P2" draw:layer="layout" svg:width="0.149cm" svg:height="0.297cm" svg:x="3.293cm" svg:y="0.325cm" svg:viewBox="0 0 150 298" draw:points="0,150 150,298 150,0">
          <text:p/>
        </draw:polygon>
        <draw:polygon draw:style-name="gr28" draw:text-style-name="P11" draw:layer="layout" svg:width="0.038cm" svg:height="0.122cm" svg:x="3.739cm" svg:y="0.797cm" svg:viewBox="0 0 39 123" draw:points="0,0 0,123 39,84">
          <text:p/>
        </draw:polygon>
        <draw:polygon draw:style-name="gr28" draw:text-style-name="P11" draw:layer="layout" svg:width="0.297cm" svg:height="0.297cm" svg:x="8.492cm" svg:y="5.078cm" svg:viewBox="0 0 298 298" draw:points="0,0 0,298 298,0">
          <text:p/>
        </draw:polygon>
        <draw:polygon draw:style-name="gr28" draw:text-style-name="P11" draw:layer="layout" svg:width="0.013cm" svg:height="0.013cm" svg:x="3.429cm" svg:y="1.203cm" svg:viewBox="0 0 14 14" draw:points="5,14 14,14 0,0">
          <text:p/>
        </draw:polygon>
        <draw:polygon draw:style-name="gr28" draw:text-style-name="P11" draw:layer="layout" svg:width="0.149cm" svg:height="0.297cm" svg:x="3.59cm" svg:y="1.216cm" svg:viewBox="0 0 150 298" draw:points="0,150 150,298 150,0">
          <text:p/>
        </draw:polygon>
        <draw:polygon draw:style-name="gr28" draw:text-style-name="P11" draw:layer="layout" svg:width="0.07cm" svg:height="0.084cm" svg:x="4.927cm" svg:y="2.766cm" svg:viewBox="0 0 71 85" draw:points="0,0 0,85 71,85">
          <text:p/>
        </draw:polygon>
        <draw:polygon draw:style-name="gr28" draw:text-style-name="P11" draw:layer="layout" svg:width="0.031cm" svg:height="0.019cm" svg:x="8.034cm" svg:y="5.524cm" svg:viewBox="0 0 32 20" draw:points="32,20 12,0 0,13">
          <text:p/>
        </draw:polygon>
        <draw:polygon draw:style-name="gr28" draw:text-style-name="P11" draw:layer="layout" svg:width="0.072cm" svg:height="0.05cm" svg:x="7.133cm" svg:y="5.227cm" svg:viewBox="0 0 73 51" draw:points="73,51 22,0 0,22">
          <text:p/>
        </draw:polygon>
        <draw:polygon draw:style-name="gr28" draw:text-style-name="P11" draw:layer="layout" svg:width="0.021cm" svg:height="0.013cm" svg:x="4.63cm" svg:y="2.392cm" svg:viewBox="0 0 22 14" draw:points="13,0 0,14 22,14">
          <text:p/>
        </draw:polygon>
        <draw:polygon draw:style-name="gr28" draw:text-style-name="P11" draw:layer="layout" svg:width="0.017cm" svg:height="0.01cm" svg:x="8.631cm" svg:y="4.92cm" svg:viewBox="0 0 18 11" draw:points="0,0 9,11 18,2">
          <text:p/>
        </draw:polygon>
        <draw:polygon draw:style-name="gr28" draw:text-style-name="P11" draw:layer="layout" svg:width="0.297cm" svg:height="0.149cm" svg:x="4.036cm" svg:y="2.256cm" svg:viewBox="0 0 298 150" draw:points="148,0 0,150 298,150">
          <text:p/>
        </draw:polygon>
        <draw:polygon draw:style-name="gr28" draw:text-style-name="P11" draw:layer="layout" svg:width="0.149cm" svg:height="0.297cm" svg:x="8.937cm" svg:y="5.375cm" svg:viewBox="0 0 150 298" draw:points="0,150 150,298 150,0">
          <text:p/>
        </draw:polygon>
        <draw:polygon draw:style-name="gr28" draw:text-style-name="P11" draw:layer="layout" svg:width="0.297cm" svg:height="0.149cm" svg:x="4.63cm" svg:y="2.85cm" svg:viewBox="0 0 298 150" draw:points="149,0 0,150 298,150">
          <text:p/>
        </draw:polygon>
        <draw:polygon draw:style-name="gr28" draw:text-style-name="P11" draw:layer="layout" svg:width="0.037cm" svg:height="0.055cm" svg:x="7.007cm" svg:y="4.429cm" svg:viewBox="0 0 38 56" draw:points="0,0 0,56 38,17">
          <text:p/>
        </draw:polygon>
        <draw:polygon draw:style-name="gr28" draw:text-style-name="P11" draw:layer="layout" svg:width="0.104cm" svg:height="0.141cm" svg:x="7.348cm" svg:y="5.227cm" svg:viewBox="0 0 105 142" draw:points="105,142 105,0 0,105">
          <text:p/>
        </draw:polygon>
        <draw:polygon draw:style-name="gr28" draw:text-style-name="P11" draw:layer="layout" svg:width="0.137cm" svg:height="0.095cm" svg:x="3.59cm" svg:y="0.676cm" svg:viewBox="0 0 138 96" draw:points="96,0 0,96 138,96">
          <text:p/>
        </draw:polygon>
        <draw:polygon draw:style-name="gr28" draw:text-style-name="P11" draw:layer="layout" svg:width="0.297cm" svg:height="0.148cm" svg:x="4.333cm" svg:y="2.702cm" svg:viewBox="0 0 298 149" draw:points="0,0 149,149 298,0">
          <text:p/>
        </draw:polygon>
        <draw:polygon draw:style-name="gr28" draw:text-style-name="P11" draw:layer="layout" svg:width="0.149cm" svg:height="0.297cm" svg:x="5.224cm" svg:y="3.593cm" svg:viewBox="0 0 150 298" draw:points="150,149 0,0 0,298">
          <text:p/>
        </draw:polygon>
        <draw:polygon draw:style-name="gr28" draw:text-style-name="P11" draw:layer="layout" svg:width="0.073cm" svg:height="0.039cm" svg:x="4.854cm" svg:y="3.593cm" svg:viewBox="0 0 74 40" draw:points="35,40 74,0 0,0">
          <text:p/>
        </draw:polygon>
        <draw:polygon draw:style-name="gr28" draw:text-style-name="P11" draw:layer="layout" svg:width="0.149cm" svg:height="0.148cm" svg:x="3.59cm" svg:y="1.365cm" svg:viewBox="0 0 150 149" draw:points="0,0 0,149 150,149">
          <text:p/>
        </draw:polygon>
        <draw:polygon draw:style-name="gr28" draw:text-style-name="P11" draw:layer="layout" svg:width="0.149cm" svg:height="0.148cm" svg:x="5.521cm" svg:y="3.593cm" svg:viewBox="0 0 150 149" draw:points="0,149 150,149 0,0">
          <text:p/>
        </draw:polygon>
        <draw:polygon draw:style-name="gr28" draw:text-style-name="P11" draw:layer="layout" svg:width="0.027cm" svg:height="0.061cm" svg:x="3.563cm" svg:y="1.513cm" svg:viewBox="0 0 28 62" draw:points="28,62 28,0 0,0">
          <text:p/>
        </draw:polygon>
        <draw:polygon draw:style-name="gr28" draw:text-style-name="P11" draw:layer="layout" svg:width="0.298cm" svg:height="0.149cm" svg:x="6.412cm" svg:y="4.484cm" svg:viewBox="0 0 299 150" draw:points="149,150 299,0 0,0">
          <text:p/>
        </draw:polygon>
        <draw:polygon draw:style-name="gr28" draw:text-style-name="P11" draw:layer="layout" svg:width="0.036cm" svg:height="0.024cm" svg:x="3.703cm" svg:y="1.811cm" svg:viewBox="0 0 37 25" draw:points="11,25 37,0 0,0">
          <text:p/>
        </draw:polygon>
        <draw:polygon draw:style-name="gr28" draw:text-style-name="P11" draw:layer="layout" svg:width="0.148cm" svg:height="0.297cm" svg:x="5.076cm" svg:y="3.593cm" svg:viewBox="0 0 149 298" draw:points="149,0 0,149 149,298">
          <text:p/>
        </draw:polygon>
        <draw:polygon draw:style-name="gr28" draw:text-style-name="P11" draw:layer="layout" svg:width="0.132cm" svg:height="0.133cm" svg:x="4.036cm" svg:y="1.513cm" svg:viewBox="0 0 133 134" draw:points="59,0 0,0 133,134">
          <text:p/>
        </draw:polygon>
        <draw:polygon draw:style-name="gr28" draw:text-style-name="P11" draw:layer="layout" svg:width="0.04cm" svg:height="0.061cm" svg:x="4.293cm" svg:y="2.85cm" svg:viewBox="0 0 41 62" draw:points="41,62 41,0 0,0">
          <text:p/>
        </draw:polygon>
        <draw:polygon draw:style-name="gr28" draw:text-style-name="P11" draw:layer="layout" svg:width="0.021cm" svg:height="0.013cm" svg:x="4.333cm" svg:y="1.946cm" svg:viewBox="0 0 22 14" draw:points="14,0 0,14 22,14">
          <text:p/>
        </draw:polygon>
        <draw:polygon draw:style-name="gr28" draw:text-style-name="P11" draw:layer="layout" svg:width="0.134cm" svg:height="0.101cm" svg:x="6.529cm" svg:y="4.93cm" svg:viewBox="0 0 135 102" draw:points="135,102 32,0 0,31">
          <text:p/>
        </draw:polygon>
        <draw:polygon draw:style-name="gr28" draw:text-style-name="P11" draw:layer="layout" svg:width="0.149cm" svg:height="0.074cm" svg:x="3.887cm" svg:y="1.811cm" svg:viewBox="0 0 150 75" draw:points="0,0 76,75 150,0">
          <text:p/>
        </draw:polygon>
        <draw:polygon draw:style-name="gr28" draw:text-style-name="P11" draw:layer="layout" svg:width="0.149cm" svg:height="0.074cm" svg:x="3.887cm" svg:y="1.885cm" svg:viewBox="0 0 150 75" draw:points="150,75 76,0 0,75">
          <text:p/>
        </draw:polygon>
        <draw:polygon draw:style-name="gr28" draw:text-style-name="P11" draw:layer="layout" svg:width="0.084cm" svg:height="0.04cm" svg:x="5.437cm" svg:y="4.187cm" svg:viewBox="0 0 85 41" draw:points="44,41 85,0 0,0">
          <text:p/>
        </draw:polygon>
        <draw:polygon draw:style-name="gr28" draw:text-style-name="P11" draw:layer="layout" svg:width="0.149cm" svg:height="0.297cm" svg:x="4.63cm" svg:y="2.999cm" svg:viewBox="0 0 150 298" draw:points="150,149 0,0 0,298">
          <text:p/>
        </draw:polygon>
        <draw:polygon draw:style-name="gr28" draw:text-style-name="P11" draw:layer="layout" svg:width="0.07cm" svg:height="0.07cm" svg:x="3.669cm" svg:y="1.741cm" svg:viewBox="0 0 71 71" draw:points="35,71 71,71 0,0">
          <text:p/>
        </draw:polygon>
        <draw:polygon draw:style-name="gr28" draw:text-style-name="P11" draw:layer="layout" svg:width="0.148cm" svg:height="0.149cm" svg:x="3.739cm" svg:y="1.216cm" svg:viewBox="0 0 149 150" draw:points="149,150 149,0 0,0">
          <text:p/>
        </draw:polygon>
        <draw:polygon draw:style-name="gr28" draw:text-style-name="P11" draw:layer="layout" svg:width="0.148cm" svg:height="0.149cm" svg:x="4.036cm" svg:y="1.959cm" svg:viewBox="0 0 149 150" draw:points="149,150 149,0 0,150">
          <text:p/>
        </draw:polygon>
        <draw:polygon draw:style-name="gr28" draw:text-style-name="P11" draw:layer="layout" svg:width="0.148cm" svg:height="0.149cm" svg:x="4.779cm" svg:y="2.85cm" svg:viewBox="0 0 149 150" draw:points="149,0 0,0 149,150">
          <text:p/>
        </draw:polygon>
        <draw:polygon draw:style-name="gr28" draw:text-style-name="P11" draw:layer="layout" svg:width="0.297cm" svg:height="0.149cm" svg:x="5.224cm" svg:y="3.89cm" svg:viewBox="0 0 298 150" draw:points="149,150 298,0 0,0">
          <text:p/>
        </draw:polygon>
        <draw:polygon draw:style-name="gr28" draw:text-style-name="P11" draw:layer="layout" svg:width="0.128cm" svg:height="0.032cm" svg:x="7.473cm" svg:y="5.375cm" svg:viewBox="0 0 129 33" draw:points="97,33 129,0 0,0">
          <text:p/>
        </draw:polygon>
        <draw:polygon draw:style-name="gr28" draw:text-style-name="P11" draw:layer="layout" svg:width="0.149cm" svg:height="0.297cm" svg:x="4.63cm" svg:y="2.702cm" svg:viewBox="0 0 150 298" draw:points="0,298 150,149 0,0">
          <text:p/>
        </draw:polygon>
        <draw:polygon draw:style-name="gr28" draw:text-style-name="P11" draw:layer="layout" svg:width="0.148cm" svg:height="0.149cm" svg:x="5.67cm" svg:y="3.741cm" svg:viewBox="0 0 149 150" draw:points="149,0 0,0 149,150">
          <text:p/>
        </draw:polygon>
        <draw:polygon draw:style-name="gr28" draw:text-style-name="P11" draw:layer="layout" svg:width="0.297cm" svg:height="0.149cm" svg:x="5.521cm" svg:y="3.741cm" svg:viewBox="0 0 298 150" draw:points="149,0 0,150 298,150">
          <text:p/>
        </draw:polygon>
        <draw:polygon draw:style-name="gr28" draw:text-style-name="P11" draw:layer="layout" svg:width="0.043cm" svg:height="0.043cm" svg:x="3.993cm" svg:y="2.362cm" svg:viewBox="0 0 44 44" draw:points="25,44 44,44 0,0">
          <text:p/>
        </draw:polygon>
        <draw:polygon draw:style-name="gr28" draw:text-style-name="P11" draw:layer="layout" svg:width="0.081cm" svg:height="0.081cm" svg:x="4.63cm" svg:y="2.405cm" svg:viewBox="0 0 82 82" draw:points="21,0 0,0 82,82">
          <text:p/>
        </draw:polygon>
        <draw:polygon draw:style-name="gr28" draw:text-style-name="P11" draw:layer="layout" svg:width="0.097cm" svg:height="0.125cm" svg:x="4.779cm" svg:y="2.577cm" svg:viewBox="0 0 98 126" draw:points="0,0 0,126 98,126">
          <text:p/>
        </draw:polygon>
        <draw:polygon draw:style-name="gr28" draw:text-style-name="P11" draw:layer="layout" svg:width="0.052cm" svg:height="0.103cm" svg:x="3.887cm" svg:y="1.113cm" svg:viewBox="0 0 53 104" draw:points="0,0 0,104 53,104">
          <text:p/>
        </draw:polygon>
        <draw:polygon draw:style-name="gr28" draw:text-style-name="P11" draw:layer="layout" svg:width="0.149cm" svg:height="0.148cm" svg:x="4.63cm" svg:y="2.702cm" svg:viewBox="0 0 150 149" draw:points="150,149 150,0 0,0">
          <text:p/>
        </draw:polygon>
        <draw:polygon draw:style-name="gr28" draw:text-style-name="P11" draw:layer="layout" svg:width="0.12cm" svg:height="0.038cm" svg:x="7.007cm" svg:y="4.446cm" svg:viewBox="0 0 121 39" draw:points="38,0 0,39 121,39">
          <text:p/>
        </draw:polygon>
        <draw:polygon draw:style-name="gr28" draw:text-style-name="P11" draw:layer="layout" svg:width="0.149cm" svg:height="0.149cm" svg:x="3.887cm" svg:y="1.959cm" svg:viewBox="0 0 150 150" draw:points="150,0 0,0 150,150">
          <text:p/>
        </draw:polygon>
        <draw:polygon draw:style-name="gr28" draw:text-style-name="P11" draw:layer="layout" svg:width="0.297cm" svg:height="0.149cm" svg:x="7.898cm" svg:y="5.375cm" svg:viewBox="0 0 298 150" draw:points="148,150 298,0 0,0">
          <text:p/>
        </draw:polygon>
        <draw:polygon draw:style-name="gr28" draw:text-style-name="P11" draw:layer="layout" svg:width="0.148cm" svg:height="0.297cm" svg:x="4.482cm" svg:y="2.702cm" svg:viewBox="0 0 149 298" draw:points="0,149 149,298 149,0">
          <text:p/>
        </draw:polygon>
        <draw:polygon draw:style-name="gr28" draw:text-style-name="P11" draw:layer="layout" svg:width="0.297cm" svg:height="0.297cm" svg:x="4.927cm" svg:y="3.296cm" svg:viewBox="0 0 298 298" draw:points="0,298 298,298 298,0">
          <text:p/>
        </draw:polygon>
        <draw:polygon draw:style-name="gr28" draw:text-style-name="P11" draw:layer="layout" svg:width="0.261cm" svg:height="0.149cm" svg:x="4.369cm" svg:y="2.85cm" svg:viewBox="0 0 262 150" draw:points="25,150 262,150 113,0 0,114">
          <text:p/>
        </draw:polygon>
        <draw:polygon draw:style-name="gr28" draw:text-style-name="P11" draw:layer="layout" svg:width="0.148cm" svg:height="0.12cm" svg:x="4.779cm" svg:y="2.73cm" svg:viewBox="0 0 149 121" draw:points="120,0 0,121 149,121 149,36">
          <text:p/>
        </draw:polygon>
        <draw:polygon draw:style-name="gr28" draw:text-style-name="P11" draw:layer="layout" svg:width="0.141cm" svg:height="0.148cm" svg:x="8.796cm" svg:y="5.524cm" svg:viewBox="0 0 142 149" draw:points="77,149 142,149 142,0 0,142">
          <text:p/>
        </draw:polygon>
        <draw:polygon draw:style-name="gr28" draw:text-style-name="P11" draw:layer="layout" svg:width="0.149cm" svg:height="0.016cm" svg:x="8.937cm" svg:y="5.672cm" svg:viewBox="0 0 150 17" draw:points="134,17 150,0 0,0 0,8">
          <text:p/>
        </draw:polygon>
        <draw:polygon draw:style-name="gr28" draw:text-style-name="P11" draw:layer="layout" svg:width="0.106cm" svg:height="0.148cm" svg:x="6.158cm" svg:y="4.633cm" svg:viewBox="0 0 107 149" draw:points="67,149 107,149 107,0 0,107">
          <text:p/>
        </draw:polygon>
        <draw:polygon draw:style-name="gr28" draw:text-style-name="P11" draw:layer="layout" svg:width="0.148cm" svg:height="0.072cm" svg:x="6.264cm" svg:y="4.781cm" svg:viewBox="0 0 149 73" draw:points="78,73 149,0 0,0 0,27">
          <text:p/>
        </draw:polygon>
        <draw:polygon draw:style-name="gr28" draw:text-style-name="P11" draw:layer="layout" svg:width="0.092cm" svg:height="0.297cm" svg:x="3.35cm" svg:y="0.919cm" svg:viewBox="0 0 93 298" draw:points="80,285 93,298 93,0 0,92">
          <text:p/>
        </draw:polygon>
        <draw:polygon draw:style-name="gr28" draw:text-style-name="P11" draw:layer="layout" svg:width="0.297cm" svg:height="0.1cm" svg:x="7.601cm" svg:y="5.375cm" svg:viewBox="0 0 298 101" draw:points="197,101 298,0 0,0 59,61">
          <text:p/>
        </draw:polygon>
        <draw:polygon draw:style-name="gr28" draw:text-style-name="P11" draw:layer="layout" svg:width="0.123cm" svg:height="0.149cm" svg:x="5.818cm" svg:y="3.741cm" svg:viewBox="0 0 124 150" draw:points="90,0 0,0 0,150 124,27">
          <text:p/>
        </draw:polygon>
        <draw:polygon draw:style-name="gr28" draw:text-style-name="P11" draw:layer="layout" svg:width="0.149cm" svg:height="0.122cm" svg:x="5.818cm" svg:y="3.768cm" svg:viewBox="0 0 150 123" draw:points="124,0 0,123 150,123 150,20">
          <text:p/>
        </draw:polygon>
        <draw:polygon draw:style-name="gr28" draw:text-style-name="P11" draw:layer="layout" svg:width="0.143cm" svg:height="0.149cm" svg:x="5.967cm" svg:y="3.89cm" svg:viewBox="0 0 144 150" draw:points="137,0 0,0 0,150 144,5">
          <text:p/>
        </draw:polygon>
        <draw:polygon draw:style-name="gr28" draw:text-style-name="P11" draw:layer="layout" svg:width="0.141cm" svg:height="0.149cm" svg:x="4.036cm" svg:y="1.513cm" svg:viewBox="0 0 142 150" draw:points="133,134 0,0 0,150 142,150">
          <text:p/>
        </draw:polygon>
        <draw:polygon draw:style-name="gr28" draw:text-style-name="P11" draw:layer="layout" svg:width="0.297cm" svg:height="0.135cm" svg:x="6.71cm" svg:y="4.349cm" svg:viewBox="0 0 298 136" draw:points="135,0 0,136 298,136 187,26">
          <text:p/>
        </draw:polygon>
        <draw:polygon draw:style-name="gr28" draw:text-style-name="P11" draw:layer="layout" svg:width="0.108cm" svg:height="0.148cm" svg:x="5.67cm" svg:y="3.593cm" svg:viewBox="0 0 109 149" draw:points="60,0 0,0 0,149 109,42">
          <text:p/>
        </draw:polygon>
        <draw:polygon draw:style-name="gr28" draw:text-style-name="P11" draw:layer="layout" svg:width="0.149cm" svg:height="0.148cm" svg:x="4.927cm" svg:y="3.593cm" svg:viewBox="0 0 150 149" draw:points="60,149 150,149 0,0 0,85">
          <text:p/>
        </draw:polygon>
        <draw:polygon draw:style-name="gr28" draw:text-style-name="P11" draw:layer="layout" svg:width="0.149cm" svg:height="0.148cm" svg:x="7.452cm" svg:y="4.633cm" svg:viewBox="0 0 150 149" draw:points="42,0 0,0 150,149 150,39">
          <text:p/>
        </draw:polygon>
        <draw:polygon draw:style-name="gr28" draw:text-style-name="P11" draw:layer="layout" svg:width="0.149cm" svg:height="0.148cm" svg:x="6.412cm" svg:y="4.187cm" svg:viewBox="0 0 150 149" draw:points="142,0 0,0 150,149 150,5">
          <text:p/>
        </draw:polygon>
        <draw:polygon draw:style-name="gr28" draw:text-style-name="P11" draw:layer="layout" svg:width="0.148cm" svg:height="0.148cm" svg:x="5.373cm" svg:y="4.039cm" svg:viewBox="0 0 149 149" draw:points="65,149 149,149 0,0 0,92">
          <text:p/>
        </draw:polygon>
        <draw:polygon draw:style-name="gr28" draw:text-style-name="P11" draw:layer="layout" svg:width="0.148cm" svg:height="0.073cm" svg:x="7.304cm" svg:y="4.56cm" svg:viewBox="0 0 149 74" draw:points="0,0 0,74 149,74 125,49">
          <text:p/>
        </draw:polygon>
        <draw:polygon draw:style-name="gr28" draw:text-style-name="P11" draw:layer="layout" svg:width="0.148cm" svg:height="0.149cm" svg:x="7.007cm" svg:y="4.484cm" svg:viewBox="0 0 149 150" draw:points="121,0 0,0 149,150 149,13">
          <text:p/>
        </draw:polygon>
        <draw:polygon draw:style-name="gr28" draw:text-style-name="P11" draw:layer="layout" svg:width="0.144cm" svg:height="0.149cm" svg:x="4.036cm" svg:y="1.662cm" svg:viewBox="0 0 145 150" draw:points="142,0 0,0 0,150 145,5">
          <text:p/>
        </draw:polygon>
        <draw:polygon draw:style-name="gr28" draw:text-style-name="P11" draw:layer="layout" svg:width="0.148cm" svg:height="0.144cm" svg:x="5.967cm" svg:y="3.895cm" svg:viewBox="0 0 149 145" draw:points="144,0 0,145 149,145 149,4">
          <text:p/>
        </draw:polygon>
        <draw:polygon draw:style-name="gr28" draw:text-style-name="P11" draw:layer="layout" svg:width="0.148cm" svg:height="0.149cm" svg:x="3.442cm" svg:y="1.216cm" svg:viewBox="0 0 149 150" draw:points="57,150 149,150 0,0 0,19">
          <text:p/>
        </draw:polygon>
        <draw:polygon draw:style-name="gr28" draw:text-style-name="P11" draw:layer="layout" svg:width="0.149cm" svg:height="0.097cm" svg:x="5.521cm" svg:y="3.496cm" svg:viewBox="0 0 150 98" draw:points="98,0 0,98 150,98 150,47">
          <text:p/>
        </draw:polygon>
        <draw:polygon draw:style-name="gr28" draw:text-style-name="P11" draw:layer="layout" svg:width="0.149cm" svg:height="0.092cm" svg:x="5.224cm" svg:y="3.204cm" svg:viewBox="0 0 150 93" draw:points="93,0 0,93 150,93 150,59">
          <text:p/>
        </draw:polygon>
        <draw:polygon draw:style-name="gr28" draw:text-style-name="P11" draw:layer="layout" svg:width="0.149cm" svg:height="0.149cm" svg:x="6.412cm" svg:y="4.781cm" svg:viewBox="0 0 150 150" draw:points="62,150 150,150 0,0 0,115">
          <text:p/>
        </draw:polygon>
        <draw:polygon draw:style-name="gr28" draw:text-style-name="P11" draw:layer="layout" svg:width="0.149cm" svg:height="0.148cm" svg:x="7.452cm" svg:y="5.227cm" svg:viewBox="0 0 150 149" draw:points="21,149 150,149 0,0 0,142">
          <text:p/>
        </draw:polygon>
        <draw:polygon draw:style-name="gr28" draw:text-style-name="P11" draw:layer="layout" svg:width="0.097cm" svg:height="0.149cm" svg:x="5.521cm" svg:y="3.444cm" svg:viewBox="0 0 98 150" draw:points="41,0 0,0 0,150 98,53">
          <text:p/>
        </draw:polygon>
        <draw:polygon draw:style-name="gr28" draw:text-style-name="P11" draw:layer="layout" svg:width="0.092cm" svg:height="0.148cm" svg:x="5.373cm" svg:y="3.296cm" svg:viewBox="0 0 93 149" draw:points="34,0 0,0 0,149 93,58">
          <text:p/>
        </draw:polygon>
        <draw:polygon draw:style-name="gr28" draw:text-style-name="P11" draw:layer="layout" svg:width="0.149cm" svg:height="0.14cm" svg:x="6.115cm" svg:y="3.899cm" svg:viewBox="0 0 150 141" draw:points="0,0 0,141 150,141 33,22">
          <text:p/>
        </draw:polygon>
        <draw:polygon draw:style-name="gr28" draw:text-style-name="P11" draw:layer="layout" svg:width="0.148cm" svg:height="0.149cm" svg:x="4.779cm" svg:y="3.444cm" svg:viewBox="0 0 149 150" draw:points="76,150 149,150 0,0 0,62">
          <text:p/>
        </draw:polygon>
        <draw:polygon draw:style-name="gr28" draw:text-style-name="P11" draw:layer="layout" svg:width="0.124cm" svg:height="0.074cm" svg:x="3.763cm" svg:y="1.885cm" svg:viewBox="0 0 125 75" draw:points="13,75 125,75 50,0 0,51">
          <text:p/>
        </draw:polygon>
        <draw:polygon draw:style-name="gr28" draw:text-style-name="P11" draw:layer="layout" svg:width="0.148cm" svg:height="0.091cm" svg:x="5.373cm" svg:y="3.353cm" svg:viewBox="0 0 149 92" draw:points="93,0 0,92 149,92 149,54">
          <text:p/>
        </draw:polygon>
        <draw:polygon draw:style-name="gr28" draw:text-style-name="P11" draw:layer="layout" svg:width="0.149cm" svg:height="0.148cm" svg:x="5.521cm" svg:y="4.187cm" svg:viewBox="0 0 150 149" draw:points="89,149 150,149 0,0 0,76">
          <text:p/>
        </draw:polygon>
        <draw:polygon draw:style-name="gr28" draw:text-style-name="P11" draw:layer="layout" svg:width="0.134cm" svg:height="0.297cm" svg:x="3.739cm" svg:y="0.919cm" svg:viewBox="0 0 135 298" draw:points="108,108 0,0 0,298 135,165">
          <text:p/>
        </draw:polygon>
        <draw:polygon draw:style-name="gr28" draw:text-style-name="P11" draw:layer="layout" svg:width="0.149cm" svg:height="0.095cm" svg:x="7.155cm" svg:y="4.538cm" svg:viewBox="0 0 150 96" draw:points="96,0 0,96 150,96 150,22">
          <text:p/>
        </draw:polygon>
        <draw:polygon draw:style-name="gr28" draw:text-style-name="P11" draw:layer="layout" svg:width="0.149cm" svg:height="0.113cm" svg:x="4.333cm" svg:y="2.85cm" svg:viewBox="0 0 150 114" draw:points="37,114 150,0 0,0 0,62">
          <text:p/>
        </draw:polygon>
        <draw:polygon draw:style-name="gr28" draw:text-style-name="P11" draw:layer="layout" svg:width="0.096cm" svg:height="0.148cm" svg:x="5.076cm" svg:y="2.999cm" svg:viewBox="0 0 97 149" draw:points="50,0 0,0 0,149 97,53">
          <text:p/>
        </draw:polygon>
        <draw:polygon draw:style-name="gr28" draw:text-style-name="P11" draw:layer="layout" svg:width="0.106cm" svg:height="0.149cm" svg:x="4.927cm" svg:y="2.85cm" svg:viewBox="0 0 107 150" draw:points="71,0 0,0 0,150 107,44">
          <text:p/>
        </draw:polygon>
        <draw:polygon draw:style-name="gr28" draw:text-style-name="P11" draw:layer="layout" svg:width="0.149cm" svg:height="0.119cm" svg:x="3.887cm" svg:y="2.108cm" svg:viewBox="0 0 150 120" draw:points="30,120 150,0 0,0 0,64">
          <text:p/>
        </draw:polygon>
        <draw:polygon draw:style-name="gr28" draw:text-style-name="P11" draw:layer="layout" svg:width="0.149cm" svg:height="0.148cm" svg:x="4.333cm" svg:y="2.108cm" svg:viewBox="0 0 150 149" draw:points="117,0 0,0 150,149 150,51">
          <text:p/>
        </draw:polygon>
        <draw:polygon draw:style-name="gr29" draw:text-style-name="P11" draw:layer="layout" svg:width="0.148cm" svg:height="0.149cm" svg:x="3.442cm" svg:y="0.325cm" svg:viewBox="0 0 149 150" draw:points="97,0 0,0 149,150 149,131">
          <text:p/>
        </draw:polygon>
        <draw:polygon draw:style-name="gr30" draw:text-style-name="P2" draw:layer="layout" svg:width="0.148cm" svg:height="0.149cm" svg:x="3.442cm" svg:y="0.325cm" svg:viewBox="0 0 149 150" draw:points="97,0 0,0 149,150 149,131">
          <text:p/>
        </draw:polygon>
        <draw:polygon draw:style-name="gr28" draw:text-style-name="P11" draw:layer="layout" svg:width="0.149cm" svg:height="0.148cm" svg:x="3.293cm" svg:y="0.771cm" svg:viewBox="0 0 150 149" draw:points="22,149 150,149 0,0 0,95">
          <text:p/>
        </draw:polygon>
        <draw:polygon draw:style-name="gr28" draw:text-style-name="P11" draw:layer="layout" svg:width="0.148cm" svg:height="0.253cm" svg:x="7.304cm" svg:y="5.078cm" svg:viewBox="0 0 149 254" draw:points="45,254 149,150 0,0 0,238">
          <text:p/>
        </draw:polygon>
        <draw:polygon draw:style-name="gr28" draw:text-style-name="P11" draw:layer="layout" svg:width="0.148cm" svg:height="0.149cm" svg:x="5.076cm" svg:y="3.741cm" svg:viewBox="0 0 149 150" draw:points="51,150 149,150 0,0 0,98">
          <text:p/>
        </draw:polygon>
        <draw:polygon draw:style-name="gr28" draw:text-style-name="P11" draw:layer="layout" svg:width="0.148cm" svg:height="0.149cm" svg:x="7.898cm" svg:y="4.781cm" svg:viewBox="0 0 149 150" draw:points="65,0 0,0 149,150 149,23">
          <text:p/>
        </draw:polygon>
        <draw:polygon draw:style-name="gr28" draw:text-style-name="P11" draw:layer="layout" svg:width="0.149cm" svg:height="0.105cm" svg:x="4.184cm" svg:y="1.854cm" svg:viewBox="0 0 150 106" draw:points="107,0 0,106 150,106 150,71">
          <text:p/>
        </draw:polygon>
        <draw:polygon draw:style-name="gr28" draw:text-style-name="P11" draw:layer="layout" svg:width="0.148cm" svg:height="0.091cm" svg:x="8.195cm" svg:y="4.839cm" svg:viewBox="0 0 149 92" draw:points="0,0 0,92 149,92 74,16">
          <text:p/>
        </draw:polygon>
        <draw:polygon draw:style-name="gr28" draw:text-style-name="P11" draw:layer="layout" svg:width="0.148cm" svg:height="0.149cm" svg:x="5.67cm" svg:y="4.335cm" svg:viewBox="0 0 149 150" draw:points="127,150 149,150 0,0 0,51">
          <text:p/>
        </draw:polygon>
        <draw:polygon draw:style-name="gr28" draw:text-style-name="P11" draw:layer="layout" svg:width="0.148cm" svg:height="0.29cm" svg:x="8.789cm" svg:y="5.375cm" svg:viewBox="0 0 149 291" draw:points="7,291 149,149 0,0 0,290">
          <text:p/>
        </draw:polygon>
        <draw:polygon draw:style-name="gr28" draw:text-style-name="P11" draw:layer="layout" svg:width="0.134cm" svg:height="0.148cm" svg:x="6.724cm" svg:y="4.93cm" svg:viewBox="0 0 135 149" draw:points="31,149 135,149 135,0 0,134">
          <text:p/>
        </draw:polygon>
        <draw:polygon draw:style-name="gr28" draw:text-style-name="P11" draw:layer="layout" svg:width="0.221cm" svg:height="0.148cm" svg:x="3.442cm" svg:y="0.474cm" svg:viewBox="0 0 222 149" draw:points="163,14 148,0 0,149 222,149">
          <text:p/>
        </draw:polygon>
        <draw:polygon draw:style-name="gr28" draw:text-style-name="P11" draw:layer="layout" svg:width="0.238cm" svg:height="0.149cm" svg:x="3.204cm" svg:y="0.622cm" svg:viewBox="0 0 239 150" draw:points="34,95 89,150 239,0 0,0">
          <text:p/>
        </draw:polygon>
        <draw:polygon draw:style-name="gr29" draw:text-style-name="P11" draw:layer="layout" svg:width="0.297cm" svg:height="0.104cm" svg:x="9.086cm" svg:y="4.974cm" svg:viewBox="0 0 298 105" draw:points="105,0 0,105 298,105 196,3">
          <text:p/>
        </draw:polygon>
        <draw:polygon draw:style-name="gr30" draw:text-style-name="P2" draw:layer="layout" svg:width="0.297cm" svg:height="0.104cm" svg:x="9.086cm" svg:y="4.974cm" svg:viewBox="0 0 298 105" draw:points="105,0 0,105 298,105 196,3">
          <text:p/>
        </draw:polygon>
        <draw:polygon draw:style-name="gr28" draw:text-style-name="P11" draw:layer="layout" svg:width="0.149cm" svg:height="0.255cm" svg:x="6.115cm" svg:y="4.484cm" svg:viewBox="0 0 150 256" draw:points="44,256 150,149 0,0 0,228">
          <text:p/>
        </draw:polygon>
        <draw:polygon draw:style-name="gr28" draw:text-style-name="P11" draw:layer="layout" svg:width="0.119cm" svg:height="0.148cm" svg:x="4.779cm" svg:y="2.702cm" svg:viewBox="0 0 120 149" draw:points="98,0 0,0 0,149 120,28">
          <text:p/>
        </draw:polygon>
        <draw:polygon draw:style-name="gr28" draw:text-style-name="P11" draw:layer="layout" svg:width="0.149cm" svg:height="0.289cm" svg:x="8.64cm" svg:y="5.375cm" svg:viewBox="0 0 150 290" draw:points="150,290 150,0 0,149 141,289">
          <text:p/>
        </draw:polygon>
        <draw:polygon draw:style-name="gr28" draw:text-style-name="P11" draw:layer="layout" svg:width="0.149cm" svg:height="0.196cm" svg:x="8.046cm" svg:y="5.375cm" svg:viewBox="0 0 150 197" draw:points="150,197 150,0 0,149 19,168">
          <text:p/>
        </draw:polygon>
        <draw:polygon draw:style-name="gr28" draw:text-style-name="P11" draw:layer="layout" svg:width="0.149cm" svg:height="0.102cm" svg:x="8.046cm" svg:y="4.828cm" svg:viewBox="0 0 150 103" draw:points="103,0 0,103 150,103 150,11">
          <text:p/>
        </draw:polygon>
        <draw:polygon draw:style-name="gr28" draw:text-style-name="P11" draw:layer="layout" svg:width="0.254cm" svg:height="0.148cm" svg:x="3.188cm" svg:y="0.474cm" svg:viewBox="0 0 255 149" draw:points="16,149 255,149 105,0 0,106">
          <text:p/>
        </draw:polygon>
        <draw:polygon draw:style-name="gr28" draw:text-style-name="P11" draw:layer="layout" svg:width="0.148cm" svg:height="0.096cm" svg:x="5.076cm" svg:y="3.051cm" svg:viewBox="0 0 149 97" draw:points="97,0 0,97 149,97 149,57">
          <text:p/>
        </draw:polygon>
        <draw:polygon draw:style-name="gr28" draw:text-style-name="P11" draw:layer="layout" svg:width="0.149cm" svg:height="0.081cm" svg:x="6.858cm" svg:y="5.078cm" svg:viewBox="0 0 150 82" draw:points="69,82 150,0 0,0 0,51">
          <text:p/>
        </draw:polygon>
        <draw:polygon draw:style-name="gr28" draw:text-style-name="P11" draw:layer="layout" svg:width="0.149cm" svg:height="0.149cm" svg:x="4.184cm" svg:y="2.553cm" svg:viewBox="0 0 150 150" draw:points="12,150 150,150 0,0 0,131">
          <text:p/>
        </draw:polygon>
        <draw:polygon draw:style-name="gr28" draw:text-style-name="P11" draw:layer="layout" svg:width="0.083cm" svg:height="0.148cm" svg:x="4.25cm" svg:y="2.702cm" svg:viewBox="0 0 84 149" draw:points="44,149 84,149 84,0 0,84">
          <text:p/>
        </draw:polygon>
        <draw:polygon draw:style-name="gr28" draw:text-style-name="P11" draw:layer="layout" svg:width="0.297cm" svg:height="0.124cm" svg:x="8.789cm" svg:y="4.954cm" svg:viewBox="0 0 298 125" draw:points="124,0 0,125 298,125 177,5">
          <text:p/>
        </draw:polygon>
        <draw:polygon draw:style-name="gr28" draw:text-style-name="P11" draw:layer="layout" svg:width="0.149cm" svg:height="0.198cm" svg:x="8.343cm" svg:y="4.88cm" svg:viewBox="0 0 150 199" draw:points="51,0 0,50 150,199 150,18">
          <text:p/>
        </draw:polygon>
        <draw:polygon draw:style-name="gr28" draw:text-style-name="P11" draw:layer="layout" svg:width="0.149cm" svg:height="0.148cm" svg:x="8.64cm" svg:y="4.93cm" svg:viewBox="0 0 150 149" draw:points="65,0 0,0 150,149 150,11">
          <text:p/>
        </draw:polygon>
        <draw:polygon draw:style-name="gr28" draw:text-style-name="P11" draw:layer="layout" svg:width="0.149cm" svg:height="0.138cm" svg:x="4.63cm" svg:y="2.564cm" svg:viewBox="0 0 150 139" draw:points="139,0 0,139 150,139 150,13">
          <text:p/>
        </draw:polygon>
        <draw:polygon draw:style-name="gr28" draw:text-style-name="P11" draw:layer="layout" svg:width="0.149cm" svg:height="0.24cm" svg:x="6.561cm" svg:y="4.244cm" svg:viewBox="0 0 150 241" draw:points="92,0 0,91 150,241 150,33">
          <text:p/>
        </draw:polygon>
        <draw:polygon draw:style-name="gr28" draw:text-style-name="P11" draw:layer="layout" svg:width="0.148cm" svg:height="0.107cm" svg:x="5.67cm" svg:y="3.634cm" svg:viewBox="0 0 149 108" draw:points="108,0 0,108 149,108 149,36">
          <text:p/>
        </draw:polygon>
        <draw:polygon draw:style-name="gr28" draw:text-style-name="P11" draw:layer="layout" svg:width="0.149cm" svg:height="0.106cm" svg:x="4.927cm" svg:y="2.893cm" svg:viewBox="0 0 150 107" draw:points="107,0 0,107 150,107 150,50">
          <text:p/>
        </draw:polygon>
        <draw:polygon draw:style-name="gr28" draw:text-style-name="P11" draw:layer="layout" svg:width="0.148cm" svg:height="0.161cm" svg:x="7.898cm" svg:y="5.375cm" svg:viewBox="0 0 149 162" draw:points="137,162 149,150 0,0 0,127">
          <text:p/>
        </draw:polygon>
        <draw:polygon draw:style-name="gr28" draw:text-style-name="P11" draw:layer="layout" svg:width="0.148cm" svg:height="0.149cm" svg:x="7.007cm" svg:y="5.078cm" svg:viewBox="0 0 149 150" draw:points="75,150 149,150 0,0 0,118">
          <text:p/>
        </draw:polygon>
        <draw:polygon draw:style-name="gr28" draw:text-style-name="P11" draw:layer="layout" svg:width="0.149cm" svg:height="0.126cm" svg:x="6.561cm" svg:y="4.93cm" svg:viewBox="0 0 150 127" draw:points="150,127 150,0 0,0 103,102">
          <text:p/>
        </draw:polygon>
        <draw:polygon draw:style-name="gr28" draw:text-style-name="P11" draw:layer="layout" svg:width="0.148cm" svg:height="0.18cm" svg:x="8.492cm" svg:y="4.898cm" svg:viewBox="0 0 149 181" draw:points="0,0 0,181 149,32 140,22">
          <text:p/>
        </draw:polygon>
        <draw:polygon draw:style-name="gr28" draw:text-style-name="P11" draw:layer="layout" svg:width="0.148cm" svg:height="0.256cm" svg:x="8.492cm" svg:y="5.375cm" svg:viewBox="0 0 149 257" draw:points="42,257 149,150 0,0 0,251">
          <text:p/>
        </draw:polygon>
        <draw:polygon draw:style-name="gr28" draw:text-style-name="P11" draw:layer="layout" svg:width="0.121cm" svg:height="0.298cm" svg:x="3.618cm" svg:y="1.513cm" svg:viewBox="0 0 122 299" draw:points="52,229 122,299 122,0 0,122">
          <text:p/>
        </draw:polygon>
        <draw:polygon draw:style-name="gr28" draw:text-style-name="P11" draw:layer="layout" svg:width="0.148cm" svg:height="0.148cm" svg:x="6.264cm" svg:y="4.039cm" svg:viewBox="0 0 149 149" draw:points="54,0 0,0 149,149 149,63">
          <text:p/>
        </draw:polygon>
        <draw:polygon draw:style-name="gr28" draw:text-style-name="P11" draw:layer="layout" svg:width="0.149cm" svg:height="0.237cm" svg:x="7.155cm" svg:y="5.078cm" svg:viewBox="0 0 150 238" draw:points="150,238 150,0 0,149 51,199">
          <text:p/>
        </draw:polygon>
        <draw:polygon draw:style-name="gr28" draw:text-style-name="P11" draw:layer="layout" svg:width="0.148cm" svg:height="0.133cm" svg:x="6.71cm" svg:y="4.93cm" svg:viewBox="0 0 149 134" draw:points="14,134 149,0 0,0 0,127">
          <text:p/>
        </draw:polygon>
        <draw:polygon draw:style-name="gr29" draw:text-style-name="P11" draw:layer="layout" svg:width="0.148cm" svg:height="0.149cm" svg:x="3.145cm" svg:y="0.325cm" svg:viewBox="0 0 149 150" draw:points="5,150 149,150 0,0 0,134">
          <text:p/>
        </draw:polygon>
        <draw:polygon draw:style-name="gr30" draw:text-style-name="P2" draw:layer="layout" svg:width="0.148cm" svg:height="0.149cm" svg:x="3.145cm" svg:y="0.325cm" svg:viewBox="0 0 149 150" draw:points="5,150 149,150 0,0 0,134">
          <text:p/>
        </draw:polygon>
        <draw:polygon draw:style-name="gr28" draw:text-style-name="P11" draw:layer="layout" svg:width="0.138cm" svg:height="0.297cm" svg:x="4.63cm" svg:y="2.405cm" svg:viewBox="0 0 139 298" draw:points="81,81 0,0 0,298 139,160">
          <text:p/>
        </draw:polygon>
        <draw:polygon draw:style-name="gr28" draw:text-style-name="P11" draw:layer="layout" svg:width="0.149cm" svg:height="0.148cm" svg:x="3.59cm" svg:y="0.771cm" svg:viewBox="0 0 150 149" draw:points="138,0 0,0 150,149 150,26">
          <text:p/>
        </draw:polygon>
        <draw:polygon draw:style-name="gr28" draw:text-style-name="P11" draw:layer="layout" svg:width="0.073cm" svg:height="0.149cm" svg:x="3.814cm" svg:y="1.959cm" svg:viewBox="0 0 74 150" draw:points="1,77 74,150 74,0 0,75">
          <text:p/>
        </draw:polygon>
        <draw:polygon draw:style-name="gr28" draw:text-style-name="P11" draw:layer="layout" svg:width="0.148cm" svg:height="0.149cm" svg:x="4.482cm" svg:y="2.256cm" svg:viewBox="0 0 149 150" draw:points="67,0 0,0 149,150 149,120">
          <text:p/>
        </draw:polygon>
        <draw:polygon draw:style-name="gr28" draw:text-style-name="P11" draw:layer="layout" svg:width="0.07cm" svg:height="0.149cm" svg:x="4.333cm" svg:y="1.959cm" svg:viewBox="0 0 71 150" draw:points="58,58 0,0 0,150 71,79">
          <text:p/>
        </draw:polygon>
        <draw:polygon draw:style-name="gr28" draw:text-style-name="P11" draw:layer="layout" svg:width="0.243cm" svg:height="0.149cm" svg:x="3.442cm" svg:y="0.622cm" svg:viewBox="0 0 244 150" draw:points="222,0 0,0 149,150 244,55">
          <text:p/>
        </draw:polygon>
        <draw:polygon draw:style-name="gr28" draw:text-style-name="P11" draw:layer="layout" svg:width="0.149cm" svg:height="0.148cm" svg:x="4.63cm" svg:y="3.296cm" svg:viewBox="0 0 150 149" draw:points="100,149 150,149 0,0 0,25">
          <text:p/>
        </draw:polygon>
        <draw:polygon draw:style-name="gr28" draw:text-style-name="P11" draw:layer="layout" svg:width="0.297cm" svg:height="0.083cm" svg:x="7.601cm" svg:y="4.698cm" svg:viewBox="0 0 298 84" draw:points="82,0 0,84 298,84 273,59">
          <text:p/>
        </draw:polygon>
        <draw:polygon draw:style-name="gr28" draw:text-style-name="P11" draw:layer="layout" svg:width="0.138cm" svg:height="0.297cm" svg:x="4.492cm" svg:y="2.999cm" svg:viewBox="0 0 139 298" draw:points="62,221 139,298 139,0 0,139">
          <text:p/>
        </draw:polygon>
        <draw:polygon draw:style-name="gr29" draw:text-style-name="P11" draw:layer="layout" svg:width="0.297cm" svg:height="0.028cm" svg:x="9.086cm" svg:y="5.672cm" svg:viewBox="0 0 298 29" draw:points="271,29 298,0 0,0 18,19">
          <text:p/>
        </draw:polygon>
        <draw:polygon draw:style-name="gr30" draw:text-style-name="P2" draw:layer="layout" svg:width="0.297cm" svg:height="0.028cm" svg:x="9.086cm" svg:y="5.672cm" svg:viewBox="0 0 298 29" draw:points="271,29 298,0 0,0 18,19">
          <text:p/>
        </draw:polygon>
        <draw:polygon draw:style-name="gr28" draw:text-style-name="P11" draw:layer="layout" svg:width="0.148cm" svg:height="0.144cm" svg:x="4.036cm" svg:y="1.667cm" svg:viewBox="0 0 149 145" draw:points="145,0 0,145 149,145 149,8">
          <text:p/>
        </draw:polygon>
        <draw:polygon draw:style-name="gr28" draw:text-style-name="P11" draw:layer="layout" svg:width="0.148cm" svg:height="0.213cm" svg:x="8.195cm" svg:y="5.375cm" svg:viewBox="0 0 149 214" draw:points="86,214 149,150 0,0 0,197">
          <text:p/>
        </draw:polygon>
        <draw:polygon draw:style-name="gr28" draw:text-style-name="P11" draw:layer="layout" svg:width="0.149cm" svg:height="0.25cm" svg:x="8.343cm" svg:y="5.375cm" svg:viewBox="0 0 150 251" draw:points="150,251 150,0 0,149 93,241">
          <text:p/>
        </draw:polygon>
        <draw:polygon draw:style-name="gr28" draw:text-style-name="P11" draw:layer="layout" svg:width="0.149cm" svg:height="0.148cm" svg:x="3.887cm" svg:y="1.365cm" svg:viewBox="0 0 150 149" draw:points="129,0 0,0 150,149 150,40">
          <text:p/>
        </draw:polygon>
        <draw:polygon draw:style-name="gr28" draw:text-style-name="P11" draw:layer="layout" svg:width="0.149cm" svg:height="0.149cm" svg:x="5.224cm" svg:y="3.89cm" svg:viewBox="0 0 150 150" draw:points="53,150 150,150 0,0 0,100">
          <text:p/>
        </draw:polygon>
        <draw:polygon draw:style-name="gr28" draw:text-style-name="P11" draw:layer="layout" svg:width="0.106cm" svg:height="0.148cm" svg:x="4.184cm" svg:y="1.811cm" svg:viewBox="0 0 107 149" draw:points="81,0 0,0 0,149 107,44">
          <text:p/>
        </draw:polygon>
        <draw:polygon draw:style-name="gr28" draw:text-style-name="P11" draw:layer="layout" svg:width="0.119cm" svg:height="0.297cm" svg:x="3.917cm" svg:y="2.108cm" svg:viewBox="0 0 120 298" draw:points="77,255 120,298 120,0 0,120">
          <text:p/>
        </draw:polygon>
        <draw:polygon draw:style-name="gr28" draw:text-style-name="P11" draw:layer="layout" svg:width="0.148cm" svg:height="0.133cm" svg:x="3.739cm" svg:y="1.083cm" svg:viewBox="0 0 149 134" draw:points="135,0 0,134 149,134 149,30">
          <text:p/>
        </draw:polygon>
        <draw:polygon draw:style-name="gr28" draw:text-style-name="P11" draw:layer="layout" svg:width="0.149cm" svg:height="0.121cm" svg:x="3.59cm" svg:y="1.513cm" svg:viewBox="0 0 150 122" draw:points="28,122 150,0 0,0 0,61">
          <text:p/>
        </draw:polygon>
        <draw:polygon draw:style-name="gr28" draw:text-style-name="P11" draw:layer="layout" svg:width="0.074cm" svg:height="0.124cm" svg:x="3.739cm" svg:y="1.811cm" svg:viewBox="0 0 75 125" draw:points="24,125 75,74 0,0 0,74">
          <text:p/>
        </draw:polygon>
        <draw:polygon draw:style-name="gr28" draw:text-style-name="P11" draw:layer="layout" svg:width="0.065cm" svg:height="0.148cm" svg:x="3.525cm" svg:y="1.365cm" svg:viewBox="0 0 66 149" draw:points="39,149 66,149 66,0 0,66">
          <text:p/>
        </draw:polygon>
        <draw:polygon draw:style-name="gr28" draw:text-style-name="P11" draw:layer="layout" svg:width="0.148cm" svg:height="0.148cm" svg:x="4.036cm" svg:y="2.405cm" svg:viewBox="0 0 149 149" draw:points="70,149 149,149 0,0 0,33">
          <text:p/>
        </draw:polygon>
        <draw:polygon draw:style-name="gr28" draw:text-style-name="P11" draw:layer="layout" svg:width="0.084cm" svg:height="0.149cm" svg:x="3.887cm" svg:y="1.216cm" svg:viewBox="0 0 85 150" draw:points="53,0 0,0 0,150 85,66">
          <text:p/>
        </draw:polygon>
        <draw:polygon draw:style-name="gr28" draw:text-style-name="P11" draw:layer="layout" svg:width="0.297cm" svg:height="0.135cm" svg:x="5.818cm" svg:y="4.484cm" svg:viewBox="0 0 298 136" draw:points="162,136 298,0 0,0 63,64">
          <text:p/>
        </draw:polygon>
        <draw:polygon draw:style-name="gr28" draw:text-style-name="P11" draw:layer="layout" svg:width="0.092cm" svg:height="0.149cm" svg:x="5.224cm" svg:y="3.147cm" svg:viewBox="0 0 93 150" draw:points="39,0 0,0 0,150 93,58">
          <text:p/>
        </draw:polygon>
        <draw:polygon draw:style-name="gr31" draw:text-style-name="P12" draw:layer="layout" svg:width="0.149cm" svg:height="0.149cm" svg:x="3.887cm" svg:y="0.919cm" svg:viewBox="0 0 150 150" draw:points="0,0 0,150 150,0">
          <text:p/>
        </draw:polygon>
        <draw:polygon draw:style-name="gr31" draw:text-style-name="P12" draw:layer="layout" svg:width="0.149cm" svg:height="0.148cm" svg:x="5.521cm" svg:y="2.702cm" svg:viewBox="0 0 150 149" draw:points="150,149 150,0 0,0">
          <text:p/>
        </draw:polygon>
        <draw:polygon draw:style-name="gr31" draw:text-style-name="P12" draw:layer="layout" svg:width="0.074cm" svg:height="0.149cm" svg:x="4.482cm" svg:y="1.662cm" svg:viewBox="0 0 75 150" draw:points="0,150 75,75 0,0">
          <text:p/>
        </draw:polygon>
        <draw:polygon draw:style-name="gr31" draw:text-style-name="P12" draw:layer="layout" svg:width="0.098cm" svg:height="0.052cm" svg:x="5.126cm" svg:y="2.999cm" svg:viewBox="0 0 99 53" draw:points="47,53 99,0 0,0">
          <text:p/>
        </draw:polygon>
        <draw:polygon draw:style-name="gr31" draw:text-style-name="P12" draw:layer="layout" svg:width="0.149cm" svg:height="0.149cm" svg:x="4.63cm" svg:y="1.662cm" svg:viewBox="0 0 150 150" draw:points="150,0 0,0 0,150">
          <text:p/>
        </draw:polygon>
        <draw:polygon draw:style-name="gr31" draw:text-style-name="P12" draw:layer="layout" svg:width="0.149cm" svg:height="0.148cm" svg:x="5.818cm" svg:y="2.999cm" svg:viewBox="0 0 150 149" draw:points="150,149 150,0 0,0">
          <text:p/>
        </draw:polygon>
        <draw:polygon draw:style-name="gr31" draw:text-style-name="P12" draw:layer="layout" svg:width="0.149cm" svg:height="0.149cm" svg:x="4.63cm" svg:y="1.959cm" svg:viewBox="0 0 150 150" draw:points="150,0 0,0 0,150">
          <text:p/>
        </draw:polygon>
        <draw:polygon draw:style-name="gr31" draw:text-style-name="P12" draw:layer="layout" svg:width="0.149cm" svg:height="0.148cm" svg:x="8.046cm" svg:y="4.633cm" svg:viewBox="0 0 150 149" draw:points="150,0 0,0 150,149">
          <text:p/>
        </draw:polygon>
        <draw:polygon draw:style-name="gr31" draw:text-style-name="P12" draw:layer="layout" svg:width="0.297cm" svg:height="0.148cm" svg:x="7.007cm" svg:y="4.187cm" svg:viewBox="0 0 298 149" draw:points="0,0 148,149 298,0">
          <text:p/>
        </draw:polygon>
        <draw:polygon draw:style-name="gr31" draw:text-style-name="P12" draw:layer="layout" svg:width="0.074cm" svg:height="0.149cm" svg:x="4.556cm" svg:y="1.662cm" svg:viewBox="0 0 75 150" draw:points="75,0 0,75 75,150">
          <text:p/>
        </draw:polygon>
        <draw:polygon draw:style-name="gr31" draw:text-style-name="P12" draw:layer="layout" svg:width="0.085cm" svg:height="0.011cm" svg:x="8.704cm" svg:y="4.93cm" svg:viewBox="0 0 86 12" draw:points="86,12 86,0 0,0">
          <text:p/>
        </draw:polygon>
        <draw:polygon draw:style-name="gr32" draw:text-style-name="P12" draw:layer="layout" svg:width="0.297cm" svg:height="0.149cm" svg:x="9.086cm" svg:y="4.335cm" svg:viewBox="0 0 298 150" draw:points="149,0 0,150 298,150">
          <text:p/>
        </draw:polygon>
        <draw:polygon draw:style-name="gr33" draw:text-style-name="P2" draw:layer="layout" svg:width="0.297cm" svg:height="0.149cm" svg:x="9.086cm" svg:y="4.335cm" svg:viewBox="0 0 298 150" draw:points="149,0 0,150 298,150">
          <text:p/>
        </draw:polygon>
        <draw:polygon draw:style-name="gr31" draw:text-style-name="P12" draw:layer="layout" svg:width="0.297cm" svg:height="0.297cm" svg:x="8.789cm" svg:y="4.484cm" svg:viewBox="0 0 298 298" draw:points="298,298 298,0 0,0">
          <text:p/>
        </draw:polygon>
        <draw:polygon draw:style-name="gr31" draw:text-style-name="P12" draw:layer="layout" svg:width="0.114cm" svg:height="0.114cm" svg:x="8.823cm" svg:y="4.221cm" svg:viewBox="0 0 115 115" draw:points="0,0 115,115 115,13">
          <text:p/>
        </draw:polygon>
        <draw:polygon draw:style-name="gr31" draw:text-style-name="P12" draw:layer="layout" svg:width="0.02cm" svg:height="0.02cm" svg:x="8.472cm" svg:y="4.167cm" svg:viewBox="0 0 21 21" draw:points="0,0 21,21 21,5">
          <text:p/>
        </draw:polygon>
        <draw:polygon draw:style-name="gr31" draw:text-style-name="P12" draw:layer="layout" svg:width="0.149cm" svg:height="0.297cm" svg:x="4.184cm" svg:y="1.216cm" svg:viewBox="0 0 150 298" draw:points="0,150 150,298 150,0">
          <text:p/>
        </draw:polygon>
        <draw:polygon draw:style-name="gr31" draw:text-style-name="P12" draw:layer="layout" svg:width="0.074cm" svg:height="0.148cm" svg:x="4.556cm" svg:y="1.811cm" svg:viewBox="0 0 75 149" draw:points="0,75 75,149 75,0">
          <text:p/>
        </draw:polygon>
        <draw:polygon draw:style-name="gr32" draw:text-style-name="P12" draw:layer="layout" svg:width="0.148cm" svg:height="0.149cm" svg:x="9.235cm" svg:y="4.781cm" svg:viewBox="0 0 149 150" draw:points="0,150 149,150 149,0">
          <text:p/>
        </draw:polygon>
        <draw:polygon draw:style-name="gr33" draw:text-style-name="P2" draw:layer="layout" svg:width="0.148cm" svg:height="0.149cm" svg:x="9.235cm" svg:y="4.781cm" svg:viewBox="0 0 149 150" draw:points="0,150 149,150 149,0">
          <text:p/>
        </draw:polygon>
        <draw:polygon draw:style-name="gr31" draw:text-style-name="P12" draw:layer="layout" svg:width="0.297cm" svg:height="0.149cm" svg:x="8.789cm" svg:y="4.335cm" svg:viewBox="0 0 298 150" draw:points="298,150 148,0 0,150">
          <text:p/>
        </draw:polygon>
        <draw:polygon draw:style-name="gr31" draw:text-style-name="P12" draw:layer="layout" svg:width="0.039cm" svg:height="0.033cm" svg:x="5.967cm" svg:y="2.966cm" svg:viewBox="0 0 40 34" draw:points="0,0 0,34 40,34">
          <text:p/>
        </draw:polygon>
        <draw:polygon draw:style-name="gr31" draw:text-style-name="P12" draw:layer="layout" svg:width="0.297cm" svg:height="0.297cm" svg:x="7.304cm" svg:y="4.187cm" svg:viewBox="0 0 298 298" draw:points="0,0 0,298 298,298">
          <text:p/>
        </draw:polygon>
        <draw:polygon draw:style-name="gr31" draw:text-style-name="P12" draw:layer="layout" svg:width="0.297cm" svg:height="0.297cm" svg:x="5.521cm" svg:y="2.999cm" svg:viewBox="0 0 298 298" draw:points="298,0 0,0 298,298">
          <text:p/>
        </draw:polygon>
        <draw:polygon draw:style-name="gr31" draw:text-style-name="P12" draw:layer="layout" svg:width="0.297cm" svg:height="0.297cm" svg:x="4.927cm" svg:y="2.405cm" svg:viewBox="0 0 298 298" draw:points="298,0 0,0 298,298">
          <text:p/>
        </draw:polygon>
        <draw:polygon draw:style-name="gr31" draw:text-style-name="P12" draw:layer="layout" svg:width="0.149cm" svg:height="0.297cm" svg:x="3.887cm" svg:y="0.919cm" svg:viewBox="0 0 150 298" draw:points="0,150 150,298 150,0">
          <text:p/>
        </draw:polygon>
        <draw:polygon draw:style-name="gr31" draw:text-style-name="P12" draw:layer="layout" svg:width="0.149cm" svg:height="0.148cm" svg:x="8.046cm" svg:y="4.633cm" svg:viewBox="0 0 150 149" draw:points="0,0 0,149 150,149">
          <text:p/>
        </draw:polygon>
        <draw:polygon draw:style-name="gr31" draw:text-style-name="P12" draw:layer="layout" svg:width="0.074cm" svg:height="0.148cm" svg:x="4.482cm" svg:y="1.811cm" svg:viewBox="0 0 75 149" draw:points="75,75 0,0 0,149">
          <text:p/>
        </draw:polygon>
        <draw:polygon draw:style-name="gr31" draw:text-style-name="P12" draw:layer="layout" svg:width="0.149cm" svg:height="0.149cm" svg:x="6.412cm" svg:y="3.89cm" svg:viewBox="0 0 150 150" draw:points="0,150 150,150 0,0">
          <text:p/>
        </draw:polygon>
        <draw:polygon draw:style-name="gr31" draw:text-style-name="P12" draw:layer="layout" svg:width="0.084cm" svg:height="0.023cm" svg:x="7.962cm" svg:y="4.781cm" svg:viewBox="0 0 85 24" draw:points="85,24 85,0 0,0">
          <text:p/>
        </draw:polygon>
        <draw:polygon draw:style-name="gr31" draw:text-style-name="P12" draw:layer="layout" svg:width="0.148cm" svg:height="0.149cm" svg:x="4.482cm" svg:y="1.513cm" svg:viewBox="0 0 149 150" draw:points="0,150 149,150 149,0">
          <text:p/>
        </draw:polygon>
        <draw:polygon draw:style-name="gr31" draw:text-style-name="P12" draw:layer="layout" svg:width="0.148cm" svg:height="0.149cm" svg:x="7.601cm" svg:y="4.484cm" svg:viewBox="0 0 149 150" draw:points="0,150 149,150 0,0">
          <text:p/>
        </draw:polygon>
        <draw:polygon draw:style-name="gr31" draw:text-style-name="P12" draw:layer="layout" svg:width="0.149cm" svg:height="0.149cm" svg:x="7.155cm" svg:y="4.335cm" svg:viewBox="0 0 150 150" draw:points="0,0 0,150 150,150">
          <text:p/>
        </draw:polygon>
        <draw:polygon draw:style-name="gr31" draw:text-style-name="P12" draw:layer="layout" svg:width="0.033cm" svg:height="0.05cm" svg:x="4.449cm" svg:y="2.108cm" svg:viewBox="0 0 34 51" draw:points="34,51 34,0 0,0">
          <text:p/>
        </draw:polygon>
        <draw:polygon draw:style-name="gr31" draw:text-style-name="P12" draw:layer="layout" svg:width="0.043cm" svg:height="0.114cm" svg:x="4.29cm" svg:y="1.811cm" svg:viewBox="0 0 44 115" draw:points="44,115 44,0 0,43">
          <text:p/>
        </draw:polygon>
        <draw:polygon draw:style-name="gr31" draw:text-style-name="P12" draw:layer="layout" svg:width="0.074cm" svg:height="0.149cm" svg:x="4.779cm" svg:y="1.959cm" svg:viewBox="0 0 75 150" draw:points="0,150 75,75 0,0">
          <text:p/>
        </draw:polygon>
        <draw:polygon draw:style-name="gr31" draw:text-style-name="P12" draw:layer="layout" svg:width="0.148cm" svg:height="0.149cm" svg:x="4.482cm" svg:y="1.959cm" svg:viewBox="0 0 149 150" draw:points="0,0 0,150 149,150">
          <text:p/>
        </draw:polygon>
        <draw:polygon draw:style-name="gr31" draw:text-style-name="P12" draw:layer="layout" svg:width="0.297cm" svg:height="0.149cm" svg:x="6.115cm" svg:y="3.444cm" svg:viewBox="0 0 298 150" draw:points="298,150 149,0 0,150">
          <text:p/>
        </draw:polygon>
        <draw:polygon draw:style-name="gr31" draw:text-style-name="P12" draw:layer="layout" svg:width="0.08cm" svg:height="0.104cm" svg:x="4.927cm" svg:y="1.855cm" svg:viewBox="0 0 81 105" draw:points="0,0 0,105 81,105">
          <text:p/>
        </draw:polygon>
        <draw:polygon draw:style-name="gr31" draw:text-style-name="P12" draw:layer="layout" svg:width="0.149cm" svg:height="0.297cm" svg:x="6.561cm" svg:y="3.89cm" svg:viewBox="0 0 150 298" draw:points="150,0 0,150 150,298">
          <text:p/>
        </draw:polygon>
        <draw:polygon draw:style-name="gr31" draw:text-style-name="P12" draw:layer="layout" svg:width="0.054cm" svg:height="0.076cm" svg:x="7.25cm" svg:y="4.484cm" svg:viewBox="0 0 55 77" draw:points="55,77 55,0 0,55">
          <text:p/>
        </draw:polygon>
        <draw:polygon draw:style-name="gr32" draw:text-style-name="P12" draw:layer="layout" svg:width="0.148cm" svg:height="0.149cm" svg:x="9.235cm" svg:y="4.335cm" svg:viewBox="0 0 149 150" draw:points="149,0 0,0 149,150">
          <text:p/>
        </draw:polygon>
        <draw:polygon draw:style-name="gr33" draw:text-style-name="P2" draw:layer="layout" svg:width="0.148cm" svg:height="0.149cm" svg:x="9.235cm" svg:y="4.335cm" svg:viewBox="0 0 149 150" draw:points="149,0 0,0 149,150">
          <text:p/>
        </draw:polygon>
        <draw:polygon draw:style-name="gr31" draw:text-style-name="P12" draw:layer="layout" svg:width="0.073cm" svg:height="0.075cm" svg:x="8.195cm" svg:y="4.781cm" svg:viewBox="0 0 74 76" draw:points="74,76 0,0 0,59">
          <text:p/>
        </draw:polygon>
        <draw:polygon draw:style-name="gr31" draw:text-style-name="P12" draw:layer="layout" svg:width="0.041cm" svg:height="0.056cm" svg:x="3.846cm" svg:y="1.027cm" svg:viewBox="0 0 42 57" draw:points="28,57 42,41 0,0">
          <text:p/>
        </draw:polygon>
        <draw:polygon draw:style-name="gr32" draw:text-style-name="P12" draw:layer="layout" svg:width="0.164cm" svg:height="0.085cm" svg:x="9.149cm" svg:y="4.25cm" svg:viewBox="0 0 165 86" draw:points="0,0 87,86 165,7">
          <text:p/>
        </draw:polygon>
        <draw:polygon draw:style-name="gr33" draw:text-style-name="P2" draw:layer="layout" svg:width="0.164cm" svg:height="0.085cm" svg:x="9.149cm" svg:y="4.25cm" svg:viewBox="0 0 165 86" draw:points="0,0 87,86 165,7">
          <text:p/>
        </draw:polygon>
        <draw:polygon draw:style-name="gr31" draw:text-style-name="P12" draw:layer="layout" svg:width="0.142cm" svg:height="0.118cm" svg:x="6.443cm" svg:y="3.326cm" svg:viewBox="0 0 143 119" draw:points="0,0 119,119 143,95">
          <text:p/>
        </draw:polygon>
        <draw:polygon draw:style-name="gr31" draw:text-style-name="P12" draw:layer="layout" svg:width="0.14cm" svg:height="0.094cm" svg:x="7.655cm" svg:y="3.945cm" svg:viewBox="0 0 141 95" draw:points="0,0 95,95 141,49">
          <text:p/>
        </draw:polygon>
        <draw:polygon draw:style-name="gr31" draw:text-style-name="P12" draw:layer="layout" svg:width="0.052cm" svg:height="0.04cm" svg:x="6.845cm" svg:y="4.335cm" svg:viewBox="0 0 53 41" draw:points="53,41 13,0 0,15">
          <text:p/>
        </draw:polygon>
        <draw:polygon draw:style-name="gr31" draw:text-style-name="P12" draw:layer="layout" svg:width="0.148cm" svg:height="0.075cm" svg:x="4.482cm" svg:y="1.736cm" svg:viewBox="0 0 149 76" draw:points="75,0 0,76 149,76">
          <text:p/>
        </draw:polygon>
        <draw:polygon draw:style-name="gr31" draw:text-style-name="P12" draw:layer="layout" svg:width="0.075cm" svg:height="0.148cm" svg:x="4.407cm" svg:y="1.811cm" svg:viewBox="0 0 76 149" draw:points="76,0 0,75 76,149">
          <text:p/>
        </draw:polygon>
        <draw:polygon draw:style-name="gr31" draw:text-style-name="P12" draw:layer="layout" svg:width="0.149cm" svg:height="0.074cm" svg:x="4.333cm" svg:y="1.811cm" svg:viewBox="0 0 150 75" draw:points="75,75 150,0 0,0">
          <text:p/>
        </draw:polygon>
        <draw:polygon draw:style-name="gr31" draw:text-style-name="P12" draw:layer="layout" svg:width="0.015cm" svg:height="0.013cm" svg:x="5.818cm" svg:y="2.837cm" svg:viewBox="0 0 16 14" draw:points="0,0 0,14 16,14">
          <text:p/>
        </draw:polygon>
        <draw:polygon draw:style-name="gr31" draw:text-style-name="P12" draw:layer="layout" svg:width="0.297cm" svg:height="0.297cm" svg:x="7.601cm" svg:y="4.187cm" svg:viewBox="0 0 298 298" draw:points="298,0 0,0 0,298">
          <text:p/>
        </draw:polygon>
        <draw:polygon draw:style-name="gr31" draw:text-style-name="P12" draw:layer="layout" svg:width="0.297cm" svg:height="0.148cm" svg:x="8.195cm" svg:y="4.187cm" svg:viewBox="0 0 298 149" draw:points="0,0 148,149 298,0">
          <text:p/>
        </draw:polygon>
        <draw:polygon draw:style-name="gr31" draw:text-style-name="P12" draw:layer="layout" svg:width="0.297cm" svg:height="0.149cm" svg:x="8.195cm" svg:y="4.335cm" svg:viewBox="0 0 298 150" draw:points="298,150 148,0 0,150">
          <text:p/>
        </draw:polygon>
        <draw:polygon draw:style-name="gr31" draw:text-style-name="P12" draw:layer="layout" svg:width="0.297cm" svg:height="0.297cm" svg:x="7.007cm" svg:y="3.89cm" svg:viewBox="0 0 298 298" draw:points="298,298 298,0 0,0">
          <text:p/>
        </draw:polygon>
        <draw:polygon draw:style-name="gr31" draw:text-style-name="P12" draw:layer="layout" svg:width="0.007cm" svg:height="0.005cm" svg:x="4.177cm" svg:y="1.662cm" svg:viewBox="0 0 8 6" draw:points="3,6 8,0 0,0">
          <text:p/>
        </draw:polygon>
        <draw:polygon draw:style-name="gr31" draw:text-style-name="P12" draw:layer="layout" svg:width="0.148cm" svg:height="0.297cm" svg:x="4.036cm" svg:y="0.622cm" svg:viewBox="0 0 149 298" draw:points="149,150 0,0 0,298">
          <text:p/>
        </draw:polygon>
        <draw:polygon draw:style-name="gr31" draw:text-style-name="P12" draw:layer="layout" svg:width="0.149cm" svg:height="0.148cm" svg:x="3.887cm" svg:y="0.474cm" svg:viewBox="0 0 150 149" draw:points="150,0 0,0 150,149">
          <text:p/>
        </draw:polygon>
        <draw:polygon draw:style-name="gr31" draw:text-style-name="P12" draw:layer="layout" svg:width="0.149cm" svg:height="0.149cm" svg:x="8.343cm" svg:y="4.335cm" svg:viewBox="0 0 150 150" draw:points="150,0 0,0 150,150">
          <text:p/>
        </draw:polygon>
        <draw:polygon draw:style-name="gr31" draw:text-style-name="P12" draw:layer="layout" svg:width="0.094cm" svg:height="0.101cm" svg:x="8.937cm" svg:y="4.234cm" svg:viewBox="0 0 95 102" draw:points="0,0 0,102 95,8">
          <text:p/>
        </draw:polygon>
        <draw:polygon draw:style-name="gr31" draw:text-style-name="P12" draw:layer="layout" svg:width="0.058cm" svg:height="0.022cm" svg:x="7.452cm" svg:y="3.868cm" svg:viewBox="0 0 59 23" draw:points="0,0 0,23 59,23">
          <text:p/>
        </draw:polygon>
        <draw:polygon draw:style-name="gr31" draw:text-style-name="P12" draw:layer="layout" svg:width="0.032cm" svg:height="0.031cm" svg:x="6.115cm" svg:y="3.89cm" svg:viewBox="0 0 33 32" draw:points="33,32 0,0 0,10">
          <text:p/>
        </draw:polygon>
        <draw:polygon draw:style-name="gr31" draw:text-style-name="P12" draw:layer="layout" svg:width="0.148cm" svg:height="0.148cm" svg:x="6.71cm" svg:y="3.593cm" svg:viewBox="0 0 149 149" draw:points="149,149 149,0 0,0">
          <text:p/>
        </draw:polygon>
        <draw:polygon draw:style-name="gr31" draw:text-style-name="P12" draw:layer="layout" svg:width="0.047cm" svg:height="0.058cm" svg:x="8.148cm" svg:y="4.781cm" svg:viewBox="0 0 48 59" draw:points="48,59 48,0 0,48">
          <text:p/>
        </draw:polygon>
        <draw:polygon draw:style-name="gr31" draw:text-style-name="P12" draw:layer="layout" svg:width="0.297cm" svg:height="0.149cm" svg:x="5.224cm" svg:y="2.553cm" svg:viewBox="0 0 298 150" draw:points="298,150 149,0 0,150">
          <text:p/>
        </draw:polygon>
        <draw:polygon draw:style-name="gr31" draw:text-style-name="P12" draw:layer="layout" svg:width="0.002cm" svg:height="0.003cm" svg:x="5.67cm" svg:y="2.699cm" svg:viewBox="0 0 3 4" draw:points="0,0 0,4 3,4">
          <text:p/>
        </draw:polygon>
        <draw:polygon draw:style-name="gr31" draw:text-style-name="P12" draw:layer="layout" svg:width="0.056cm" svg:height="0.111cm" svg:x="5.465cm" svg:y="3.296cm" svg:viewBox="0 0 57 112" draw:points="57,112 57,0 0,57">
          <text:p/>
        </draw:polygon>
        <draw:polygon draw:style-name="gr31" draw:text-style-name="P12" draw:layer="layout" svg:width="0.122cm" svg:height="0.139cm" svg:x="8.64cm" svg:y="4.196cm" svg:viewBox="0 0 123 140" draw:points="0,0 0,140 123,18">
          <text:p/>
        </draw:polygon>
        <draw:polygon draw:style-name="gr31" draw:text-style-name="P12" draw:layer="layout" svg:width="0.019cm" svg:height="0.01cm" svg:x="6.858cm" svg:y="3.583cm" svg:viewBox="0 0 20 11" draw:points="0,0 0,11 20,11">
          <text:p/>
        </draw:polygon>
        <draw:polygon draw:style-name="gr31" draw:text-style-name="P12" draw:layer="layout" svg:width="0.108cm" svg:height="0.107cm" svg:x="8.087cm" svg:y="4.08cm" svg:viewBox="0 0 109 108" draw:points="0,0 109,108 109,28">
          <text:p/>
        </draw:polygon>
        <draw:polygon draw:style-name="gr31" draw:text-style-name="P12" draw:layer="layout" svg:width="0.149cm" svg:height="0.297cm" svg:x="4.927cm" svg:y="2.108cm" svg:viewBox="0 0 150 298" draw:points="150,149 0,0 0,298">
          <text:p/>
        </draw:polygon>
        <draw:polygon draw:style-name="gr31" draw:text-style-name="P12" draw:layer="layout" svg:width="0.149cm" svg:height="0.297cm" svg:x="3.887cm" svg:y="0.622cm" svg:viewBox="0 0 150 298" draw:points="150,0 0,150 150,298">
          <text:p/>
        </draw:polygon>
        <draw:polygon draw:style-name="gr31" draw:text-style-name="P12" draw:layer="layout" svg:width="0.149cm" svg:height="0.148cm" svg:x="4.184cm" svg:y="1.365cm" svg:viewBox="0 0 150 149" draw:points="0,0 0,149 150,149">
          <text:p/>
        </draw:polygon>
        <draw:polygon draw:style-name="gr31" draw:text-style-name="P12" draw:layer="layout" svg:width="0.148cm" svg:height="0.297cm" svg:x="8.195cm" svg:y="4.187cm" svg:viewBox="0 0 149 298" draw:points="149,149 0,0 0,298">
          <text:p/>
        </draw:polygon>
        <draw:polygon draw:style-name="gr31" draw:text-style-name="P12" draw:layer="layout" svg:width="0.032cm" svg:height="0.038cm" svg:x="4.779cm" svg:y="1.657cm" svg:viewBox="0 0 33 39" draw:points="6,0 0,5 33,39">
          <text:p/>
        </draw:polygon>
        <draw:polygon draw:style-name="gr31" draw:text-style-name="P12" draw:layer="layout" svg:width="0.297cm" svg:height="0.149cm" svg:x="4.333cm" svg:y="1.513cm" svg:viewBox="0 0 298 150" draw:points="0,0 149,150 298,0">
          <text:p/>
        </draw:polygon>
        <draw:polygon draw:style-name="gr31" draw:text-style-name="P12" draw:layer="layout" svg:width="0.148cm" svg:height="0.149cm" svg:x="3.739cm" svg:y="0.622cm" svg:viewBox="0 0 149 150" draw:points="0,150 149,150 0,0">
          <text:p/>
        </draw:polygon>
        <draw:polygon draw:style-name="gr31" draw:text-style-name="P12" draw:layer="layout" svg:width="0.149cm" svg:height="0.149cm" svg:x="4.333cm" svg:y="1.662cm" svg:viewBox="0 0 150 150" draw:points="150,150 150,0 0,150">
          <text:p/>
        </draw:polygon>
        <draw:polygon draw:style-name="gr31" draw:text-style-name="P12" draw:layer="layout" svg:width="0.079cm" svg:height="0.043cm" svg:x="4.997cm" svg:y="2.85cm" svg:viewBox="0 0 80 44" draw:points="37,44 80,0 0,0">
          <text:p/>
        </draw:polygon>
        <draw:polygon draw:style-name="gr31" draw:text-style-name="P12" draw:layer="layout" svg:width="0.053cm" svg:height="0.029cm" svg:x="8.913cm" svg:y="4.93cm" svg:viewBox="0 0 54 30" draw:points="54,30 25,0 0,25">
          <text:p/>
        </draw:polygon>
        <draw:polygon draw:style-name="gr31" draw:text-style-name="P12" draw:layer="layout" svg:width="0.149cm" svg:height="0.148cm" svg:x="4.927cm" svg:y="2.108cm" svg:viewBox="0 0 150 149" draw:points="150,149 150,0 0,0">
          <text:p/>
        </draw:polygon>
        <draw:polygon draw:style-name="gr31" draw:text-style-name="P12" draw:layer="layout" svg:width="0.008cm" svg:height="0.005cm" svg:x="6.553cm" svg:y="4.187cm" svg:viewBox="0 0 9 6" draw:points="9,6 9,0 0,0">
          <text:p/>
        </draw:polygon>
        <draw:polygon draw:style-name="gr31" draw:text-style-name="P12" draw:layer="layout" svg:width="0.041cm" svg:height="0.076cm" svg:x="5.777cm" svg:y="3.593cm" svg:viewBox="0 0 42 77" draw:points="42,77 42,0 0,42">
          <text:p/>
        </draw:polygon>
        <draw:polygon draw:style-name="gr31" draw:text-style-name="P12" draw:layer="layout" svg:width="0.297cm" svg:height="0.149cm" svg:x="5.521cm" svg:y="2.85cm" svg:viewBox="0 0 298 150" draw:points="298,150 149,0 0,150">
          <text:p/>
        </draw:polygon>
        <draw:polygon draw:style-name="gr31" draw:text-style-name="P12" draw:layer="layout" svg:width="0.297cm" svg:height="0.148cm" svg:x="4.927cm" svg:y="2.702cm" svg:viewBox="0 0 298 149" draw:points="0,0 149,149 298,0">
          <text:p/>
        </draw:polygon>
        <draw:polygon draw:style-name="gr31" draw:text-style-name="P12" draw:layer="layout" svg:width="0.148cm" svg:height="0.148cm" svg:x="7.601cm" svg:y="4.039cm" svg:viewBox="0 0 149 149" draw:points="149,0 0,0 0,149">
          <text:p/>
        </draw:polygon>
        <draw:polygon draw:style-name="gr31" draw:text-style-name="P12" draw:layer="layout" svg:width="0.148cm" svg:height="0.148cm" svg:x="8.195cm" svg:y="4.633cm" svg:viewBox="0 0 149 149" draw:points="149,0 0,0 0,149">
          <text:p/>
        </draw:polygon>
        <draw:polygon draw:style-name="gr31" draw:text-style-name="P12" draw:layer="layout" svg:width="0.148cm" svg:height="0.297cm" svg:x="4.779cm" svg:y="2.405cm" svg:viewBox="0 0 149 298" draw:points="0,149 149,298 149,0">
          <text:p/>
        </draw:polygon>
        <draw:polygon draw:style-name="gr31" draw:text-style-name="P12" draw:layer="layout" svg:width="0.148cm" svg:height="0.148cm" svg:x="6.71cm" svg:y="3.593cm" svg:viewBox="0 0 149 149" draw:points="0,149 149,149 0,0">
          <text:p/>
        </draw:polygon>
        <draw:polygon draw:style-name="gr31" draw:text-style-name="P12" draw:layer="layout" svg:width="0.149cm" svg:height="0.149cm" svg:x="8.046cm" svg:y="4.484cm" svg:viewBox="0 0 150 150" draw:points="0,0 0,150 150,0">
          <text:p/>
        </draw:polygon>
        <draw:polygon draw:style-name="gr31" draw:text-style-name="P12" draw:layer="layout" svg:width="0.043cm" svg:height="0.093cm" svg:x="5.033cm" svg:y="2.85cm" svg:viewBox="0 0 44 94" draw:points="44,94 44,0 0,43">
          <text:p/>
        </draw:polygon>
        <draw:polygon draw:style-name="gr31" draw:text-style-name="P12" draw:layer="layout" svg:width="0.076cm" svg:height="0.054cm" svg:x="3.663cm" svg:y="0.622cm" svg:viewBox="0 0 77 55" draw:points="22,55 77,0 0,0">
          <text:p/>
        </draw:polygon>
        <draw:polygon draw:style-name="gr31" draw:text-style-name="P12" draw:layer="layout" svg:width="0.149cm" svg:height="0.149cm" svg:x="6.412cm" svg:y="3.444cm" svg:viewBox="0 0 150 150" draw:points="150,0 0,0 0,150">
          <text:p/>
        </draw:polygon>
        <draw:polygon draw:style-name="gr31" draw:text-style-name="P12" draw:layer="layout" svg:width="0.148cm" svg:height="0.074cm" svg:x="4.482cm" svg:y="1.811cm" svg:viewBox="0 0 149 75" draw:points="0,0 75,75 149,0">
          <text:p/>
        </draw:polygon>
        <draw:polygon draw:style-name="gr31" draw:text-style-name="P12" draw:layer="layout" svg:width="0.297cm" svg:height="0.297cm" svg:x="8.789cm" svg:y="4.484cm" svg:viewBox="0 0 298 298" draw:points="0,298 298,298 0,0">
          <text:p/>
        </draw:polygon>
        <draw:polygon draw:style-name="gr31" draw:text-style-name="P12" draw:layer="layout" svg:width="0.149cm" svg:height="0.149cm" svg:x="6.858cm" svg:y="3.741cm" svg:viewBox="0 0 150 150" draw:points="150,0 0,0 150,150">
          <text:p/>
        </draw:polygon>
        <draw:polygon draw:style-name="gr31" draw:text-style-name="P12" draw:layer="layout" svg:width="0.297cm" svg:height="0.148cm" svg:x="8.195cm" svg:y="4.633cm" svg:viewBox="0 0 298 149" draw:points="148,0 0,149 298,149">
          <text:p/>
        </draw:polygon>
        <draw:polygon draw:style-name="gr31" draw:text-style-name="P12" draw:layer="layout" svg:width="0.297cm" svg:height="0.297cm" svg:x="5.818cm" svg:y="3.296cm" svg:viewBox="0 0 298 298" draw:points="0,298 298,298 0,0">
          <text:p/>
        </draw:polygon>
        <draw:polygon draw:style-name="gr31" draw:text-style-name="P12" draw:layer="layout" svg:width="0.074cm" svg:height="0.149cm" svg:x="4.927cm" svg:y="1.959cm" svg:viewBox="0 0 75 150" draw:points="75,75 0,0 0,150">
          <text:p/>
        </draw:polygon>
        <draw:polygon draw:style-name="gr31" draw:text-style-name="P12" draw:layer="layout" svg:width="0.297cm" svg:height="0.148cm" svg:x="7.601cm" svg:y="4.039cm" svg:viewBox="0 0 298 149" draw:points="148,0 0,149 298,149">
          <text:p/>
        </draw:polygon>
        <draw:polygon draw:style-name="gr31" draw:text-style-name="P12" draw:layer="layout" svg:width="0.148cm" svg:height="0.149cm" svg:x="7.898cm" svg:y="4.484cm" svg:viewBox="0 0 149 150" draw:points="149,150 149,0 0,0">
          <text:p/>
        </draw:polygon>
        <draw:polygon draw:style-name="gr31" draw:text-style-name="P12" draw:layer="layout" svg:width="0.149cm" svg:height="0.149cm" svg:x="8.046cm" svg:y="4.335cm" svg:viewBox="0 0 150 150" draw:points="0,0 0,150 150,150">
          <text:p/>
        </draw:polygon>
        <draw:polygon draw:style-name="gr31" draw:text-style-name="P12" draw:layer="layout" svg:width="0.009cm" svg:height="0.01cm" svg:x="5.373cm" svg:y="2.395cm" svg:viewBox="0 0 10 11" draw:points="0,0 0,11 10,11">
          <text:p/>
        </draw:polygon>
        <draw:polygon draw:style-name="gr31" draw:text-style-name="P12" draw:layer="layout" svg:width="0.057cm" svg:height="0.115cm" svg:x="5.316cm" svg:y="3.147cm" svg:viewBox="0 0 58 116" draw:points="58,116 58,0 0,57">
          <text:p/>
        </draw:polygon>
        <draw:polygon draw:style-name="gr31" draw:text-style-name="P12" draw:layer="layout" svg:width="0.149cm" svg:height="0.148cm" svg:x="5.224cm" svg:y="2.405cm" svg:viewBox="0 0 150 149" draw:points="150,149 150,0 0,0">
          <text:p/>
        </draw:polygon>
        <draw:polygon draw:style-name="gr31" draw:text-style-name="P12" draw:layer="layout" svg:width="0.297cm" svg:height="0.148cm" svg:x="5.818cm" svg:y="3.593cm" svg:viewBox="0 0 298 149" draw:points="0,0 149,149 298,0">
          <text:p/>
        </draw:polygon>
        <draw:polygon draw:style-name="gr31" draw:text-style-name="P12" draw:layer="layout" svg:width="0.026cm" svg:height="0.047cm" svg:x="5.941cm" svg:y="3.741cm" svg:viewBox="0 0 27 48" draw:points="27,48 27,0 0,28">
          <text:p/>
        </draw:polygon>
        <draw:polygon draw:style-name="gr31" draw:text-style-name="P12" draw:layer="layout" svg:width="0.297cm" svg:height="0.149cm" svg:x="7.007cm" svg:y="3.741cm" svg:viewBox="0 0 298 150" draw:points="298,150 148,0 0,150">
          <text:p/>
        </draw:polygon>
        <draw:polygon draw:style-name="gr31" draw:text-style-name="P12" draw:layer="layout" svg:width="0.148cm" svg:height="0.149cm" svg:x="7.304cm" svg:y="3.89cm" svg:viewBox="0 0 149 150" draw:points="149,150 149,0 0,0">
          <text:p/>
        </draw:polygon>
        <draw:polygon draw:style-name="gr31" draw:text-style-name="P12" draw:layer="layout" svg:width="0.297cm" svg:height="0.148cm" svg:x="6.71cm" svg:y="4.187cm" svg:viewBox="0 0 298 149" draw:points="148,149 298,0 0,0">
          <text:p/>
        </draw:polygon>
        <draw:polygon draw:style-name="gr31" draw:text-style-name="P12" draw:layer="layout" svg:width="0.149cm" svg:height="0.075cm" svg:x="4.927cm" svg:y="2.033cm" svg:viewBox="0 0 150 76" draw:points="150,76 75,0 0,76">
          <text:p/>
        </draw:polygon>
        <draw:polygon draw:style-name="gr31" draw:text-style-name="P12" draw:layer="layout" svg:width="0.014cm" svg:height="0.01cm" svg:x="7.145cm" svg:y="3.731cm" svg:viewBox="0 0 15 11" draw:points="0,0 10,11 15,8">
          <text:p/>
        </draw:polygon>
        <draw:polygon draw:style-name="gr31" draw:text-style-name="P12" draw:layer="layout" svg:width="0.297cm" svg:height="0.297cm" svg:x="7.304cm" svg:y="4.187cm" svg:viewBox="0 0 298 298" draw:points="298,0 0,0 298,298">
          <text:p/>
        </draw:polygon>
        <draw:polygon draw:style-name="gr31" draw:text-style-name="P12" draw:layer="layout" svg:width="0.297cm" svg:height="0.148cm" svg:x="7.898cm" svg:y="4.187cm" svg:viewBox="0 0 298 149" draw:points="148,149 298,0 0,0">
          <text:p/>
        </draw:polygon>
        <draw:polygon draw:style-name="gr31" draw:text-style-name="P12" draw:layer="layout" svg:width="0.297cm" svg:height="0.149cm" svg:x="8.195cm" svg:y="4.484cm" svg:viewBox="0 0 298 150" draw:points="148,150 298,0 0,0">
          <text:p/>
        </draw:polygon>
        <draw:polygon draw:style-name="gr31" draw:text-style-name="P12" draw:layer="layout" svg:width="0.149cm" svg:height="0.148cm" svg:x="6.858cm" svg:y="4.187cm" svg:viewBox="0 0 150 149" draw:points="0,149 150,149 150,0">
          <text:p/>
        </draw:polygon>
        <draw:polygon draw:style-name="gr31" draw:text-style-name="P12" draw:layer="layout" svg:width="0.052cm" svg:height="0.109cm" svg:x="5.172cm" svg:y="2.999cm" svg:viewBox="0 0 53 110" draw:points="53,110 53,0 0,52">
          <text:p/>
        </draw:polygon>
        <draw:polygon draw:style-name="gr31" draw:text-style-name="P12" draw:layer="layout" svg:width="0.149cm" svg:height="0.148cm" svg:x="4.63cm" svg:y="1.811cm" svg:viewBox="0 0 150 149" draw:points="150,149 150,0 0,0">
          <text:p/>
        </draw:polygon>
        <draw:polygon draw:style-name="gr31" draw:text-style-name="P12" draw:layer="layout" svg:width="0.148cm" svg:height="0.149cm" svg:x="7.007cm" svg:y="3.741cm" svg:viewBox="0 0 149 150" draw:points="149,0 0,0 0,150">
          <text:p/>
        </draw:polygon>
        <draw:polygon draw:style-name="gr31" draw:text-style-name="P12" draw:layer="layout" svg:width="0.297cm" svg:height="0.297cm" svg:x="7.007cm" svg:y="3.89cm" svg:viewBox="0 0 298 298" draw:points="0,298 298,298 0,0">
          <text:p/>
        </draw:polygon>
        <draw:polygon draw:style-name="gr31" draw:text-style-name="P12" draw:layer="layout" svg:width="0.149cm" svg:height="0.148cm" svg:x="6.115cm" svg:y="3.296cm" svg:viewBox="0 0 150 149" draw:points="150,149 150,0 0,0">
          <text:p/>
        </draw:polygon>
        <draw:polygon draw:style-name="gr31" draw:text-style-name="P12" draw:layer="layout" svg:width="0.134cm" svg:height="0.096cm" svg:x="6.264cm" svg:y="3.2cm" svg:viewBox="0 0 135 97" draw:points="0,0 0,97 135,97">
          <text:p/>
        </draw:polygon>
        <draw:polygon draw:style-name="gr31" draw:text-style-name="P12" draw:layer="layout" svg:width="0.097cm" svg:height="0.065cm" svg:x="3.939cm" svg:y="1.216cm" svg:viewBox="0 0 98 66" draw:points="32,66 98,0 0,0">
          <text:p/>
        </draw:polygon>
        <draw:polygon draw:style-name="gr31" draw:text-style-name="P12" draw:layer="layout" svg:width="0.005cm" svg:height="0.009cm" svg:x="6.11cm" svg:y="3.89cm" svg:viewBox="0 0 6 10" draw:points="6,10 6,0 0,6">
          <text:p/>
        </draw:polygon>
        <draw:polygon draw:style-name="gr31" draw:text-style-name="P12" draw:layer="layout" svg:width="0.049cm" svg:height="0.061cm" svg:x="5.076cm" svg:y="2.047cm" svg:viewBox="0 0 50 62" draw:points="0,0 0,62 50,62">
          <text:p/>
        </draw:polygon>
        <draw:polygon draw:style-name="gr31" draw:text-style-name="P12" draw:layer="layout" svg:width="0.148cm" svg:height="0.149cm" svg:x="4.036cm" svg:y="1.216cm" svg:viewBox="0 0 149 150" draw:points="0,150 149,150 0,0">
          <text:p/>
        </draw:polygon>
        <draw:polygon draw:style-name="gr31" draw:text-style-name="P12" draw:layer="layout" svg:width="0.059cm" svg:height="0.085cm" svg:x="7.304cm" svg:y="3.805cm" svg:viewBox="0 0 60 86" draw:points="0,0 0,86 60,25">
          <text:p/>
        </draw:polygon>
        <draw:polygon draw:style-name="gr31" draw:text-style-name="P12" draw:layer="layout" svg:width="0.297cm" svg:height="0.149cm" svg:x="3.739cm" svg:y="0.622cm" svg:viewBox="0 0 298 150" draw:points="148,150 298,0 0,0">
          <text:p/>
        </draw:polygon>
        <draw:polygon draw:style-name="gr31" draw:text-style-name="P12" draw:layer="layout" svg:width="0.052cm" svg:height="0.098cm" svg:x="5.618cm" svg:y="3.444cm" svg:viewBox="0 0 53 99" draw:points="53,99 53,0 0,53">
          <text:p/>
        </draw:polygon>
        <draw:polygon draw:style-name="gr31" draw:text-style-name="P12" draw:layer="layout" svg:width="0.297cm" svg:height="0.149cm" svg:x="8.789cm" svg:y="4.781cm" svg:viewBox="0 0 298 150" draw:points="0,0 148,150 298,0">
          <text:p/>
        </draw:polygon>
        <draw:polygon draw:style-name="gr31" draw:text-style-name="P12" draw:layer="layout" svg:width="0.297cm" svg:height="0.148cm" svg:x="5.521cm" svg:y="3.296cm" svg:viewBox="0 0 298 149" draw:points="0,0 149,149 298,0">
          <text:p/>
        </draw:polygon>
        <draw:polygon draw:style-name="gr32" draw:text-style-name="P12" draw:layer="layout" svg:width="0.148cm" svg:height="0.297cm" svg:x="3.739cm" svg:y="0.325cm" svg:viewBox="0 0 149 298" draw:points="149,150 0,0 0,298">
          <text:p/>
        </draw:polygon>
        <draw:polygon draw:style-name="gr33" draw:text-style-name="P2" draw:layer="layout" svg:width="0.148cm" svg:height="0.297cm" svg:x="3.739cm" svg:y="0.325cm" svg:viewBox="0 0 149 298" draw:points="149,150 0,0 0,298">
          <text:p/>
        </draw:polygon>
        <draw:polygon draw:style-name="gr31" draw:text-style-name="P12" draw:layer="layout" svg:width="0.297cm" svg:height="0.149cm" svg:x="4.927cm" svg:y="2.256cm" svg:viewBox="0 0 298 150" draw:points="298,150 149,0 0,150">
          <text:p/>
        </draw:polygon>
        <draw:polygon draw:style-name="gr31" draw:text-style-name="P12" draw:layer="layout" svg:width="0.297cm" svg:height="0.148cm" svg:x="7.304cm" svg:y="4.039cm" svg:viewBox="0 0 298 149" draw:points="298,149 148,0 0,149">
          <text:p/>
        </draw:polygon>
        <draw:polygon draw:style-name="gr31" draw:text-style-name="P12" draw:layer="layout" svg:width="0.297cm" svg:height="0.297cm" svg:x="6.115cm" svg:y="3.593cm" svg:viewBox="0 0 298 298" draw:points="298,0 0,0 298,298">
          <text:p/>
        </draw:polygon>
        <draw:polygon draw:style-name="gr31" draw:text-style-name="P12" draw:layer="layout" svg:width="0.089cm" svg:height="0.041cm" svg:x="5.729cm" svg:y="3.593cm" svg:viewBox="0 0 90 42" draw:points="49,42 90,0 0,0">
          <text:p/>
        </draw:polygon>
        <draw:polygon draw:style-name="gr31" draw:text-style-name="P12" draw:layer="layout" svg:width="0.139cm" svg:height="0.139cm" svg:x="8.492cm" svg:y="4.781cm" svg:viewBox="0 0 140 140" draw:points="140,140 0,0 0,117">
          <text:p/>
        </draw:polygon>
        <draw:polygon draw:style-name="gr31" draw:text-style-name="P12" draw:layer="layout" svg:width="0.149cm" svg:height="0.148cm" svg:x="6.561cm" svg:y="4.039cm" svg:viewBox="0 0 150 149" draw:points="0,0 0,149 150,149">
          <text:p/>
        </draw:polygon>
        <draw:polygon draw:style-name="gr31" draw:text-style-name="P12" draw:layer="layout" svg:width="0.028cm" svg:height="0.013cm" svg:x="7.127cm" svg:y="4.484cm" svg:viewBox="0 0 29 14" draw:points="29,14 29,0 0,0">
          <text:p/>
        </draw:polygon>
        <draw:polygon draw:style-name="gr31" draw:text-style-name="P12" draw:layer="layout" svg:width="0.074cm" svg:height="0.149cm" svg:x="4.853cm" svg:y="1.959cm" svg:viewBox="0 0 75 150" draw:points="75,0 0,75 75,150">
          <text:p/>
        </draw:polygon>
        <draw:polygon draw:style-name="gr31" draw:text-style-name="P12" draw:layer="layout" svg:width="0.149cm" svg:height="0.298cm" svg:x="4.333cm" svg:y="1.513cm" svg:viewBox="0 0 150 299" draw:points="150,150 0,0 0,299">
          <text:p/>
        </draw:polygon>
        <draw:polygon draw:style-name="gr31" draw:text-style-name="P12" draw:layer="layout" svg:width="0.148cm" svg:height="0.148cm" svg:x="8.492cm" svg:y="4.187cm" svg:viewBox="0 0 149 149" draw:points="0,149 149,149 0,0">
          <text:p/>
        </draw:polygon>
        <draw:polygon draw:style-name="gr31" draw:text-style-name="P12" draw:layer="layout" svg:width="0.297cm" svg:height="0.148cm" svg:x="5.224cm" svg:y="2.999cm" svg:viewBox="0 0 298 149" draw:points="0,0 149,149 298,0">
          <text:p/>
        </draw:polygon>
        <draw:polygon draw:style-name="gr31" draw:text-style-name="P12" draw:layer="layout" svg:width="0.297cm" svg:height="0.149cm" svg:x="5.818cm" svg:y="3.147cm" svg:viewBox="0 0 298 150" draw:points="298,150 149,0 0,150">
          <text:p/>
        </draw:polygon>
        <draw:polygon draw:style-name="gr31" draw:text-style-name="P12" draw:layer="layout" svg:width="0.297cm" svg:height="0.149cm" svg:x="8.492cm" svg:y="4.335cm" svg:viewBox="0 0 298 150" draw:points="148,0 0,150 298,150">
          <text:p/>
        </draw:polygon>
        <draw:polygon draw:style-name="gr31" draw:text-style-name="P12" draw:layer="layout" svg:width="0.149cm" svg:height="0.149cm" svg:x="8.64cm" svg:y="4.335cm" svg:viewBox="0 0 150 150" draw:points="150,0 0,0 150,150">
          <text:p/>
        </draw:polygon>
        <draw:polygon draw:style-name="gr31" draw:text-style-name="P12" draw:layer="layout" svg:width="0.051cm" svg:height="0.103cm" svg:x="4.036cm" svg:y="0.371cm" svg:viewBox="0 0 52 104" draw:points="0,0 0,104 52,104">
          <text:p/>
        </draw:polygon>
        <draw:polygon draw:style-name="gr31" draw:text-style-name="P12" draw:layer="layout" svg:width="0.148cm" svg:height="0.074cm" svg:x="4.482cm" svg:y="1.885cm" svg:viewBox="0 0 149 75" draw:points="149,75 75,0 0,75">
          <text:p/>
        </draw:polygon>
        <draw:polygon draw:style-name="gr31" draw:text-style-name="P12" draw:layer="layout" svg:width="0.298cm" svg:height="0.149cm" svg:x="6.412cm" svg:y="3.444cm" svg:viewBox="0 0 299 150" draw:points="149,0 0,150 299,150">
          <text:p/>
        </draw:polygon>
        <draw:polygon draw:style-name="gr31" draw:text-style-name="P12" draw:layer="layout" svg:width="0.148cm" svg:height="0.074cm" svg:x="4.779cm" svg:y="1.959cm" svg:viewBox="0 0 149 75" draw:points="75,75 149,0 0,0">
          <text:p/>
        </draw:polygon>
        <draw:polygon draw:style-name="gr31" draw:text-style-name="P12" draw:layer="layout" svg:width="0.011cm" svg:height="0.024cm" svg:x="4.768cm" svg:y="2.553cm" svg:viewBox="0 0 12 25" draw:points="12,25 12,0 0,12">
          <text:p/>
        </draw:polygon>
        <draw:polygon draw:style-name="gr31" draw:text-style-name="P12" draw:layer="layout" svg:width="0.148cm" svg:height="0.148cm" svg:x="4.779cm" svg:y="2.405cm" svg:viewBox="0 0 149 149" draw:points="0,0 0,149 149,0">
          <text:p/>
        </draw:polygon>
        <draw:polygon draw:style-name="gr32" draw:text-style-name="P12" draw:layer="layout" svg:width="0.297cm" svg:height="0.149cm" svg:x="9.086cm" svg:y="4.781cm" svg:viewBox="0 0 298 150" draw:points="149,150 298,0 0,0">
          <text:p/>
        </draw:polygon>
        <draw:polygon draw:style-name="gr33" draw:text-style-name="P2" draw:layer="layout" svg:width="0.297cm" svg:height="0.149cm" svg:x="9.086cm" svg:y="4.781cm" svg:viewBox="0 0 298 150" draw:points="149,150 298,0 0,0">
          <text:p/>
        </draw:polygon>
        <draw:polygon draw:style-name="gr31" draw:text-style-name="P12" draw:layer="layout" svg:width="0.064cm" svg:height="0.079cm" svg:x="8.195cm" svg:y="4.108cm" svg:viewBox="0 0 65 80" draw:points="0,0 0,80 65,14">
          <text:p/>
        </draw:polygon>
        <draw:polygon draw:style-name="gr31" draw:text-style-name="P12" draw:layer="layout" svg:width="0.094cm" svg:height="0.014cm" svg:x="8.492cm" svg:y="4.173cm" svg:viewBox="0 0 95 15" draw:points="13,0 0,15 95,15">
          <text:p/>
        </draw:polygon>
        <draw:polygon draw:style-name="gr31" draw:text-style-name="P12" draw:layer="layout" svg:width="0.148cm" svg:height="0.149cm" svg:x="8.789cm" svg:y="4.335cm" svg:viewBox="0 0 149 150" draw:points="149,0 0,0 0,150">
          <text:p/>
        </draw:polygon>
        <draw:polygon draw:style-name="gr31" draw:text-style-name="P12" draw:layer="layout" svg:width="0.148cm" svg:height="0.149cm" svg:x="5.373cm" svg:y="2.553cm" svg:viewBox="0 0 149 150" draw:points="149,0 0,0 149,150">
          <text:p/>
        </draw:polygon>
        <draw:polygon draw:style-name="gr31" draw:text-style-name="P12" draw:layer="layout" svg:width="0.149cm" svg:height="0.148cm" svg:x="8.343cm" svg:y="4.187cm" svg:viewBox="0 0 150 149" draw:points="0,149 150,149 150,0">
          <text:p/>
        </draw:polygon>
        <draw:polygon draw:style-name="gr31" draw:text-style-name="P12" draw:layer="layout" svg:width="0.297cm" svg:height="0.149cm" svg:x="6.71cm" svg:y="3.741cm" svg:viewBox="0 0 298 150" draw:points="148,0 0,150 298,150">
          <text:p/>
        </draw:polygon>
        <draw:polygon draw:style-name="gr31" draw:text-style-name="P12" draw:layer="layout" svg:width="0.298cm" svg:height="0.149cm" svg:x="6.412cm" svg:y="3.89cm" svg:viewBox="0 0 299 150" draw:points="149,150 299,0 0,0">
          <text:p/>
        </draw:polygon>
        <draw:polygon draw:style-name="gr31" draw:text-style-name="P12" draw:layer="layout" svg:width="0.149cm" svg:height="0.149cm" svg:x="6.561cm" svg:y="3.741cm" svg:viewBox="0 0 150 150" draw:points="150,0 0,0 150,150">
          <text:p/>
        </draw:polygon>
        <draw:polygon draw:style-name="gr31" draw:text-style-name="P12" draw:layer="layout" svg:width="0.108cm" svg:height="0.052cm" svg:x="5.562cm" svg:y="3.444cm" svg:viewBox="0 0 109 53" draw:points="57,53 109,0 0,0">
          <text:p/>
        </draw:polygon>
        <draw:polygon draw:style-name="gr31" draw:text-style-name="P12" draw:layer="layout" svg:width="0.148cm" svg:height="0.297cm" svg:x="5.967cm" svg:y="3.593cm" svg:viewBox="0 0 149 298" draw:points="0,149 149,298 149,0">
          <text:p/>
        </draw:polygon>
        <draw:polygon draw:style-name="gr31" draw:text-style-name="P12" draw:layer="layout" svg:width="0.108cm" svg:height="0.038cm" svg:x="7.493cm" svg:y="4.633cm" svg:viewBox="0 0 109 39" draw:points="109,39 109,0 0,0">
          <text:p/>
        </draw:polygon>
        <draw:polygon draw:style-name="gr31" draw:text-style-name="P12" draw:layer="layout" svg:width="0.005cm" svg:height="0.013cm" svg:x="4.779cm" svg:y="1.649cm" svg:viewBox="0 0 6 14" draw:points="0,0 0,14 6,9">
          <text:p/>
        </draw:polygon>
        <draw:polygon draw:style-name="gr31" draw:text-style-name="P12" draw:layer="layout" svg:width="0.06cm" svg:height="0.096cm" svg:x="6.71cm" svg:y="3.497cm" svg:viewBox="0 0 61 97" draw:points="0,0 0,97 61,35">
          <text:p/>
        </draw:polygon>
        <draw:polygon draw:style-name="gr31" draw:text-style-name="P12" draw:layer="layout" svg:width="0.297cm" svg:height="0.297cm" svg:x="5.818cm" svg:y="3.296cm" svg:viewBox="0 0 298 298" draw:points="298,298 298,0 0,0">
          <text:p/>
        </draw:polygon>
        <draw:polygon draw:style-name="gr31" draw:text-style-name="P12" draw:layer="layout" svg:width="0.297cm" svg:height="0.148cm" svg:x="3.739cm" svg:y="0.474cm" svg:viewBox="0 0 298 149" draw:points="298,149 148,0 0,149">
          <text:p/>
        </draw:polygon>
        <draw:polygon draw:style-name="gr31" draw:text-style-name="P12" draw:layer="layout" svg:width="0.297cm" svg:height="0.148cm" svg:x="4.333cm" svg:y="1.365cm" svg:viewBox="0 0 298 149" draw:points="149,0 0,149 298,149">
          <text:p/>
        </draw:polygon>
        <draw:polygon draw:style-name="gr31" draw:text-style-name="P12" draw:layer="layout" svg:width="0.149cm" svg:height="0.149cm" svg:x="4.184cm" svg:y="1.513cm" svg:viewBox="0 0 150 150" draw:points="0,0 0,150 150,0">
          <text:p/>
        </draw:polygon>
        <draw:polygon draw:style-name="gr31" draw:text-style-name="P12" draw:layer="layout" svg:width="0.148cm" svg:height="0.297cm" svg:x="5.373cm" svg:y="2.999cm" svg:viewBox="0 0 149 298" draw:points="0,149 149,298 149,0">
          <text:p/>
        </draw:polygon>
        <draw:polygon draw:style-name="gr31" draw:text-style-name="P12" draw:layer="layout" svg:width="0.148cm" svg:height="0.149cm" svg:x="5.076cm" svg:y="2.256cm" svg:viewBox="0 0 149 150" draw:points="149,0 0,0 149,150">
          <text:p/>
        </draw:polygon>
        <draw:polygon draw:style-name="gr31" draw:text-style-name="P12" draw:layer="layout" svg:width="0.149cm" svg:height="0.149cm" svg:x="4.63cm" svg:y="1.662cm" svg:viewBox="0 0 150 150" draw:points="150,150 150,0 0,150">
          <text:p/>
        </draw:polygon>
        <draw:polygon draw:style-name="gr31" draw:text-style-name="P12" draw:layer="layout" svg:width="0.004cm" svg:height="0.014cm" svg:x="4.18cm" svg:y="1.662cm" svg:viewBox="0 0 5 15" draw:points="5,15 5,0 0,6">
          <text:p/>
        </draw:polygon>
        <draw:polygon draw:style-name="gr31" draw:text-style-name="P12" draw:layer="layout" svg:width="0.149cm" svg:height="0.297cm" svg:x="5.521cm" svg:y="2.702cm" svg:viewBox="0 0 150 298" draw:points="150,149 0,0 0,298">
          <text:p/>
        </draw:polygon>
        <draw:polygon draw:style-name="gr31" draw:text-style-name="P12" draw:layer="layout" svg:width="0.095cm" svg:height="0.062cm" svg:x="6.317cm" svg:y="4.039cm" svg:viewBox="0 0 96 63" draw:points="96,63 96,0 0,0">
          <text:p/>
        </draw:polygon>
        <draw:polygon draw:style-name="gr31" draw:text-style-name="P12" draw:layer="layout" svg:width="0.149cm" svg:height="0.297cm" svg:x="6.412cm" svg:y="3.593cm" svg:viewBox="0 0 150 298" draw:points="150,149 0,0 0,298">
          <text:p/>
        </draw:polygon>
        <draw:polygon draw:style-name="gr31" draw:text-style-name="P12" draw:layer="layout" svg:width="0.149cm" svg:height="0.149cm" svg:x="4.333cm" svg:y="1.216cm" svg:viewBox="0 0 150 150" draw:points="150,150 150,0 0,0">
          <text:p/>
        </draw:polygon>
        <draw:polygon draw:style-name="gr31" draw:text-style-name="P12" draw:layer="layout" svg:width="0.149cm" svg:height="0.297cm" svg:x="6.115cm" svg:y="3.296cm" svg:viewBox="0 0 150 298" draw:points="150,149 0,0 0,298">
          <text:p/>
        </draw:polygon>
        <draw:polygon draw:style-name="gr31" draw:text-style-name="P12" draw:layer="layout" svg:width="0.148cm" svg:height="0.297cm" svg:x="4.036cm" svg:y="0.919cm" svg:viewBox="0 0 149 298" draw:points="0,298 149,150 0,0">
          <text:p/>
        </draw:polygon>
        <draw:polygon draw:style-name="gr32" draw:text-style-name="P12" draw:layer="layout" svg:width="0.297cm" svg:height="0.297cm" svg:x="9.086cm" svg:y="4.484cm" svg:viewBox="0 0 298 298" draw:points="0,0 0,298 298,0">
          <text:p/>
        </draw:polygon>
        <draw:polygon draw:style-name="gr33" draw:text-style-name="P2" draw:layer="layout" svg:width="0.297cm" svg:height="0.297cm" svg:x="9.086cm" svg:y="4.484cm" svg:viewBox="0 0 298 298" draw:points="0,0 0,298 298,0">
          <text:p/>
        </draw:polygon>
        <draw:polygon draw:style-name="gr31" draw:text-style-name="P12" draw:layer="layout" svg:width="0.297cm" svg:height="0.297cm" svg:x="5.224cm" svg:y="2.702cm" svg:viewBox="0 0 298 298" draw:points="298,298 298,0 0,0">
          <text:p/>
        </draw:polygon>
        <draw:polygon draw:style-name="gr31" draw:text-style-name="P12" draw:layer="layout" svg:width="0.149cm" svg:height="0.297cm" svg:x="5.818cm" svg:y="2.999cm" svg:viewBox="0 0 150 298" draw:points="150,149 0,0 0,298">
          <text:p/>
        </draw:polygon>
        <draw:polygon draw:style-name="gr31" draw:text-style-name="P12" draw:layer="layout" svg:width="0.114cm" svg:height="0.057cm" svg:x="5.407cm" svg:y="3.296cm" svg:viewBox="0 0 115 58" draw:points="59,58 115,0 0,0">
          <text:p/>
        </draw:polygon>
        <draw:polygon draw:style-name="gr31" draw:text-style-name="P12" draw:layer="layout" svg:width="0.148cm" svg:height="0.297cm" svg:x="5.67cm" svg:y="3.296cm" svg:viewBox="0 0 149 298" draw:points="0,149 149,298 149,0">
          <text:p/>
        </draw:polygon>
        <draw:polygon draw:style-name="gr31" draw:text-style-name="P12" draw:layer="layout" svg:width="0.034cm" svg:height="0.084cm" svg:x="4.63cm" svg:y="1.429cm" svg:viewBox="0 0 35 85" draw:points="0,0 0,85 35,52">
          <text:p/>
        </draw:polygon>
        <draw:polygon draw:style-name="gr31" draw:text-style-name="P12" draw:layer="layout" svg:width="0.149cm" svg:height="0.298cm" svg:x="4.184cm" svg:y="1.513cm" svg:viewBox="0 0 150 299" draw:points="150,0 0,150 150,299">
          <text:p/>
        </draw:polygon>
        <draw:polygon draw:style-name="gr31" draw:text-style-name="P12" draw:layer="layout" svg:width="0.149cm" svg:height="0.297cm" svg:x="4.333cm" svg:y="1.216cm" svg:viewBox="0 0 150 298" draw:points="0,298 150,150 0,0">
          <text:p/>
        </draw:polygon>
        <draw:polygon draw:style-name="gr31" draw:text-style-name="P12" draw:layer="layout" svg:width="0.124cm" svg:height="0.124cm" svg:x="7.304cm" svg:y="4.484cm" svg:viewBox="0 0 125 125" draw:points="125,125 0,0 0,77">
          <text:p/>
        </draw:polygon>
        <draw:polygon draw:style-name="gr31" draw:text-style-name="P12" draw:layer="layout" svg:width="0.148cm" svg:height="0.149cm" svg:x="6.264cm" svg:y="3.444cm" svg:viewBox="0 0 149 150" draw:points="149,0 0,0 149,150">
          <text:p/>
        </draw:polygon>
        <draw:polygon draw:style-name="gr31" draw:text-style-name="P12" draw:layer="layout" svg:width="0.148cm" svg:height="0.149cm" svg:x="4.036cm" svg:y="0.919cm" svg:viewBox="0 0 149 150" draw:points="149,150 149,0 0,0">
          <text:p/>
        </draw:polygon>
        <draw:polygon draw:style-name="gr32" draw:text-style-name="P12" draw:layer="layout" svg:width="0.148cm" svg:height="0.149cm" svg:x="3.739cm" svg:y="0.325cm" svg:viewBox="0 0 149 150" draw:points="149,150 149,0 0,0">
          <text:p/>
        </draw:polygon>
        <draw:polygon draw:style-name="gr33" draw:text-style-name="P2" draw:layer="layout" svg:width="0.148cm" svg:height="0.149cm" svg:x="3.739cm" svg:y="0.325cm" svg:viewBox="0 0 149 150" draw:points="149,150 149,0 0,0">
          <text:p/>
        </draw:polygon>
        <draw:polygon draw:style-name="gr31" draw:text-style-name="P12" draw:layer="layout" svg:width="0.149cm" svg:height="0.148cm" svg:x="4.184cm" svg:y="1.068cm" svg:viewBox="0 0 150 149" draw:points="150,0 0,0 150,149">
          <text:p/>
        </draw:polygon>
        <draw:polygon draw:style-name="gr31" draw:text-style-name="P12" draw:layer="layout" svg:width="0.297cm" svg:height="0.297cm" svg:x="5.521cm" svg:y="2.999cm" svg:viewBox="0 0 298 298" draw:points="0,0 0,298 298,298">
          <text:p/>
        </draw:polygon>
        <draw:polygon draw:style-name="gr31" draw:text-style-name="P12" draw:layer="layout" svg:width="0.19cm" svg:height="0.123cm" svg:x="7.683cm" svg:y="4.633cm" svg:viewBox="0 0 191 124" draw:points="191,124 66,0 0,65">
          <text:p/>
        </draw:polygon>
        <draw:polygon draw:style-name="gr31" draw:text-style-name="P12" draw:layer="layout" svg:width="0.297cm" svg:height="0.297cm" svg:x="8.492cm" svg:y="4.484cm" svg:viewBox="0 0 298 298" draw:points="0,0 0,298 298,0">
          <text:p/>
        </draw:polygon>
        <draw:polygon draw:style-name="gr31" draw:text-style-name="P12" draw:layer="layout" svg:width="0.075cm" svg:height="0.149cm" svg:x="4.407cm" svg:y="1.959cm" svg:viewBox="0 0 76 150" draw:points="0,75 76,150 76,0">
          <text:p/>
        </draw:polygon>
        <draw:polygon draw:style-name="gr31" draw:text-style-name="P12" draw:layer="layout" svg:width="0.148cm" svg:height="0.148cm" svg:x="4.036cm" svg:y="0.771cm" svg:viewBox="0 0 149 149" draw:points="149,149 149,0 0,149">
          <text:p/>
        </draw:polygon>
        <draw:polygon draw:style-name="gr31" draw:text-style-name="P12" draw:layer="layout" svg:width="0.014cm" svg:height="0.045cm" svg:x="3.873cm" svg:y="1.068cm" svg:viewBox="0 0 15 46" draw:points="15,46 15,0 0,15">
          <text:p/>
        </draw:polygon>
        <draw:polygon draw:style-name="gr31" draw:text-style-name="P12" draw:layer="layout" svg:width="0.148cm" svg:height="0.297cm" svg:x="4.779cm" svg:y="2.108cm" svg:viewBox="0 0 149 298" draw:points="149,0 0,149 149,298">
          <text:p/>
        </draw:polygon>
        <draw:polygon draw:style-name="gr31" draw:text-style-name="P12" draw:layer="layout" svg:width="0.037cm" svg:height="0.105cm" svg:x="4.184cm" svg:y="0.666cm" svg:viewBox="0 0 38 106" draw:points="0,0 0,106 38,69">
          <text:p/>
        </draw:polygon>
        <draw:polygon draw:style-name="gr31" draw:text-style-name="P12" draw:layer="layout" svg:width="0.056cm" svg:height="0.033cm" svg:x="4.63cm" svg:y="1.48cm" svg:viewBox="0 0 57 34" draw:points="34,0 0,34 57,34">
          <text:p/>
        </draw:polygon>
        <draw:polygon draw:style-name="gr31" draw:text-style-name="P12" draw:layer="layout" svg:width="0.297cm" svg:height="0.149cm" svg:x="4.036cm" svg:y="1.216cm" svg:viewBox="0 0 298 150" draw:points="0,0 148,150 298,0">
          <text:p/>
        </draw:polygon>
        <draw:polygon draw:style-name="gr31" draw:text-style-name="P12" draw:layer="layout" svg:width="0.134cm" svg:height="0.134cm" svg:x="3.605cm" svg:y="0.488cm" svg:viewBox="0 0 135 135" draw:points="58,135 135,135 0,0">
          <text:p/>
        </draw:polygon>
        <draw:polygon draw:style-name="gr31" draw:text-style-name="P12" draw:layer="layout" svg:width="0.148cm" svg:height="0.149cm" svg:x="4.779cm" svg:y="2.256cm" svg:viewBox="0 0 149 150" draw:points="0,0 0,150 149,150">
          <text:p/>
        </draw:polygon>
        <draw:polygon draw:style-name="gr31" draw:text-style-name="P12" draw:layer="layout" svg:width="0.149cm" svg:height="0.148cm" svg:x="4.63cm" svg:y="2.108cm" svg:viewBox="0 0 150 149" draw:points="0,149 150,149 0,0">
          <text:p/>
        </draw:polygon>
        <draw:polygon draw:style-name="gr31" draw:text-style-name="P12" draw:layer="layout" svg:width="0.079cm" svg:height="0.06cm" svg:x="6.115cm" svg:y="3.087cm" svg:viewBox="0 0 80 61" draw:points="0,0 0,61 80,61">
          <text:p/>
        </draw:polygon>
        <draw:polygon draw:style-name="gr31" draw:text-style-name="P12" draw:layer="layout" svg:width="0.069cm" svg:height="0.043cm" svg:x="4.264cm" svg:y="1.811cm" svg:viewBox="0 0 70 44" draw:points="26,44 70,0 0,0">
          <text:p/>
        </draw:polygon>
        <draw:polygon draw:style-name="gr31" draw:text-style-name="P12" draw:layer="layout" svg:width="0.126cm" svg:height="0.083cm" svg:x="4.036cm" svg:y="0.539cm" svg:viewBox="0 0 127 84" draw:points="84,0 0,84 127,84">
          <text:p/>
        </draw:polygon>
        <draw:polygon draw:style-name="gr31" draw:text-style-name="P12" draw:layer="layout" svg:width="0.107cm" svg:height="0.066cm" svg:x="4.482cm" svg:y="1.299cm" svg:viewBox="0 0 108 67" draw:points="65,0 0,67 108,67">
          <text:p/>
        </draw:polygon>
        <draw:polygon draw:style-name="gr31" draw:text-style-name="P12" draw:layer="layout" svg:width="0.016cm" svg:height="0.016cm" svg:x="4.168cm" svg:y="1.646cm" svg:viewBox="0 0 17 17" draw:points="9,17 17,17 0,0">
          <text:p/>
        </draw:polygon>
        <draw:polygon draw:style-name="gr31" draw:text-style-name="P12" draw:layer="layout" svg:width="0.149cm" svg:height="0.148cm" svg:x="4.63cm" svg:y="1.811cm" svg:viewBox="0 0 150 149" draw:points="0,149 150,149 0,0">
          <text:p/>
        </draw:polygon>
        <draw:polygon draw:style-name="gr31" draw:text-style-name="P12" draw:layer="layout" svg:width="0.148cm" svg:height="0.074cm" svg:x="4.482cm" svg:y="1.662cm" svg:viewBox="0 0 149 75" draw:points="75,75 149,0 0,0">
          <text:p/>
        </draw:polygon>
        <draw:polygon draw:style-name="gr31" draw:text-style-name="P12" draw:layer="layout" svg:width="0.148cm" svg:height="0.149cm" svg:x="8.789cm" svg:y="4.781cm" svg:viewBox="0 0 149 150" draw:points="0,150 149,150 0,0">
          <text:p/>
        </draw:polygon>
        <draw:polygon draw:style-name="gr32" draw:text-style-name="P12" draw:layer="layout" svg:width="0.297cm" svg:height="0.297cm" svg:x="9.086cm" svg:y="4.484cm" svg:viewBox="0 0 298 298" draw:points="0,298 298,298 298,0">
          <text:p/>
        </draw:polygon>
        <draw:polygon draw:style-name="gr33" draw:text-style-name="P2" draw:layer="layout" svg:width="0.297cm" svg:height="0.297cm" svg:x="9.086cm" svg:y="4.484cm" svg:viewBox="0 0 298 298" draw:points="0,298 298,298 298,0">
          <text:p/>
        </draw:polygon>
        <draw:polygon draw:style-name="gr31" draw:text-style-name="P12" draw:layer="layout" svg:width="0.298cm" svg:height="0.148cm" svg:x="6.412cm" svg:y="3.593cm" svg:viewBox="0 0 299 149" draw:points="0,0 149,149 299,0">
          <text:p/>
        </draw:polygon>
        <draw:polygon draw:style-name="gr31" draw:text-style-name="P12" draw:layer="layout" svg:width="0.149cm" svg:height="0.148cm" svg:x="6.561cm" svg:y="3.593cm" svg:viewBox="0 0 150 149" draw:points="0,149 150,149 150,0">
          <text:p/>
        </draw:polygon>
        <draw:polygon draw:style-name="gr31" draw:text-style-name="P12" draw:layer="layout" svg:width="0.148cm" svg:height="0.149cm" svg:x="6.71cm" svg:y="3.741cm" svg:viewBox="0 0 149 150" draw:points="149,0 0,0 0,150">
          <text:p/>
        </draw:polygon>
        <draw:polygon draw:style-name="gr31" draw:text-style-name="P12" draw:layer="layout" svg:width="0.148cm" svg:height="0.148cm" svg:x="4.779cm" svg:y="2.108cm" svg:viewBox="0 0 149 149" draw:points="0,0 0,149 149,0">
          <text:p/>
        </draw:polygon>
        <draw:polygon draw:style-name="gr31" draw:text-style-name="P12" draw:layer="layout" svg:width="0.297cm" svg:height="0.148cm" svg:x="4.036cm" svg:y="1.068cm" svg:viewBox="0 0 298 149" draw:points="148,0 0,149 298,149">
          <text:p/>
        </draw:polygon>
        <draw:polygon draw:style-name="gr31" draw:text-style-name="P12" draw:layer="layout" svg:width="0.298cm" svg:height="0.149cm" svg:x="6.412cm" svg:y="3.741cm" svg:viewBox="0 0 299 150" draw:points="299,150 149,0 0,150">
          <text:p/>
        </draw:polygon>
        <draw:polygon draw:style-name="gr31" draw:text-style-name="P12" draw:layer="layout" svg:width="0.149cm" svg:height="0.297cm" svg:x="5.224cm" svg:y="2.405cm" svg:viewBox="0 0 150 298" draw:points="150,149 0,0 0,298">
          <text:p/>
        </draw:polygon>
        <draw:polygon draw:style-name="gr31" draw:text-style-name="P12" draw:layer="layout" svg:width="0.029cm" svg:height="0.064cm" svg:x="4.898cm" svg:y="2.702cm" svg:viewBox="0 0 30 65" draw:points="30,65 30,0 0,29">
          <text:p/>
        </draw:polygon>
        <draw:polygon draw:style-name="gr31" draw:text-style-name="P12" draw:layer="layout" svg:width="0.148cm" svg:height="0.149cm" svg:x="8.492cm" svg:y="4.335cm" svg:viewBox="0 0 149 150" draw:points="149,0 0,0 0,150">
          <text:p/>
        </draw:polygon>
        <draw:polygon draw:style-name="gr31" draw:text-style-name="P12" draw:layer="layout" svg:width="0.297cm" svg:height="0.297cm" svg:x="8.492cm" svg:y="4.484cm" svg:viewBox="0 0 298 298" draw:points="0,298 298,298 298,0">
          <text:p/>
        </draw:polygon>
        <draw:polygon draw:style-name="gr31" draw:text-style-name="P12" draw:layer="layout" svg:width="0.012cm" svg:height="0.026cm" svg:x="3.727cm" svg:y="0.771cm" svg:viewBox="0 0 13 27" draw:points="13,27 13,0 0,0">
          <text:p/>
        </draw:polygon>
        <draw:polygon draw:style-name="gr31" draw:text-style-name="P12" draw:layer="layout" svg:width="0.149cm" svg:height="0.149cm" svg:x="4.63cm" svg:y="1.513cm" svg:viewBox="0 0 150 150" draw:points="0,150 150,150 0,0">
          <text:p/>
        </draw:polygon>
        <draw:polygon draw:style-name="gr31" draw:text-style-name="P12" draw:layer="layout" svg:width="0.297cm" svg:height="0.297cm" svg:x="5.224cm" svg:y="2.702cm" svg:viewBox="0 0 298 298" draw:points="0,298 298,298 0,0">
          <text:p/>
        </draw:polygon>
        <draw:polygon draw:style-name="gr31" draw:text-style-name="P12" draw:layer="layout" svg:width="0.149cm" svg:height="0.148cm" svg:x="3.887cm" svg:y="0.771cm" svg:viewBox="0 0 150 149" draw:points="0,0 0,149 150,149">
          <text:p/>
        </draw:polygon>
        <draw:polygon draw:style-name="gr31" draw:text-style-name="P12" draw:layer="layout" svg:width="0.148cm" svg:height="0.149cm" svg:x="5.967cm" svg:y="3.147cm" svg:viewBox="0 0 149 150" draw:points="149,0 0,0 149,150">
          <text:p/>
        </draw:polygon>
        <draw:polygon draw:style-name="gr31" draw:text-style-name="P12" draw:layer="layout" svg:width="0.099cm" svg:height="0.117cm" svg:x="8.393cm" svg:y="4.781cm" svg:viewBox="0 0 100 118" draw:points="100,118 100,0 0,100">
          <text:p/>
        </draw:polygon>
        <draw:polygon draw:style-name="gr31" draw:text-style-name="P12" draw:layer="layout" svg:width="0.014cm" svg:height="0.023cm" svg:x="4.482cm" svg:y="1.193cm" svg:viewBox="0 0 15 24" draw:points="0,0 0,24 15,24">
          <text:p/>
        </draw:polygon>
        <draw:polygon draw:style-name="gr31" draw:text-style-name="P12" draw:layer="layout" svg:width="0.149cm" svg:height="0.149cm" svg:x="8.046cm" svg:y="4.484cm" svg:viewBox="0 0 150 150" draw:points="0,150 150,150 150,0">
          <text:p/>
        </draw:polygon>
        <draw:polygon draw:style-name="gr31" draw:text-style-name="P12" draw:layer="layout" svg:width="0.082cm" svg:height="0.119cm" svg:x="4.548cm" svg:y="2.256cm" svg:viewBox="0 0 83 120" draw:points="83,120 83,0 0,0">
          <text:p/>
        </draw:polygon>
        <draw:polygon draw:style-name="gr31" draw:text-style-name="P12" draw:layer="layout" svg:width="0.149cm" svg:height="0.297cm" svg:x="7.155cm" svg:y="4.187cm" svg:viewBox="0 0 150 298" draw:points="0,149 150,298 150,0">
          <text:p/>
        </draw:polygon>
        <draw:polygon draw:style-name="gr31" draw:text-style-name="P12" draw:layer="layout" svg:width="0.017cm" svg:height="0.021cm" svg:x="4.39cm" svg:y="2.016cm" svg:viewBox="0 0 18 22" draw:points="14,22 18,18 0,0">
          <text:p/>
        </draw:polygon>
        <draw:polygon draw:style-name="gr31" draw:text-style-name="P12" draw:layer="layout" svg:width="0.297cm" svg:height="0.297cm" svg:x="6.71cm" svg:y="3.89cm" svg:viewBox="0 0 298 298" draw:points="0,0 0,298 298,0">
          <text:p/>
        </draw:polygon>
        <draw:polygon draw:style-name="gr31" draw:text-style-name="P12" draw:layer="layout" svg:width="0.091cm" svg:height="0.047cm" svg:x="9.191cm" svg:y="4.93cm" svg:viewBox="0 0 92 48" draw:points="92,48 44,0 0,45">
          <text:p/>
        </draw:polygon>
        <draw:polygon draw:style-name="gr31" draw:text-style-name="P12" draw:layer="layout" svg:width="0.148cm" svg:height="0.297cm" svg:x="7.898cm" svg:y="4.187cm" svg:viewBox="0 0 149 298" draw:points="0,298 149,149 0,0">
          <text:p/>
        </draw:polygon>
        <draw:polygon draw:style-name="gr31" draw:text-style-name="P12" draw:layer="layout" svg:width="0.058cm" svg:height="0.09cm" svg:x="6.652cm" svg:y="4.187cm" svg:viewBox="0 0 59 91" draw:points="59,91 59,0 0,58">
          <text:p/>
        </draw:polygon>
        <draw:polygon draw:style-name="gr31" draw:text-style-name="P12" draw:layer="layout" svg:width="0.148cm" svg:height="0.149cm" svg:x="7.898cm" svg:y="4.335cm" svg:viewBox="0 0 149 150" draw:points="149,150 149,0 0,150">
          <text:p/>
        </draw:polygon>
        <draw:polygon draw:style-name="gr31" draw:text-style-name="P12" draw:layer="layout" svg:width="0.149cm" svg:height="0.297cm" svg:x="8.046cm" svg:y="4.187cm" svg:viewBox="0 0 150 298" draw:points="150,0 0,149 150,298">
          <text:p/>
        </draw:polygon>
        <draw:polygon draw:style-name="gr31" draw:text-style-name="P12" draw:layer="layout" svg:width="0.111cm" svg:height="0.057cm" svg:x="5.262cm" svg:y="3.147cm" svg:viewBox="0 0 112 58" draw:points="54,58 112,0 0,0">
          <text:p/>
        </draw:polygon>
        <draw:polygon draw:style-name="gr31" draw:text-style-name="P12" draw:layer="layout" svg:width="0.148cm" svg:height="0.297cm" svg:x="7.304cm" svg:y="3.89cm" svg:viewBox="0 0 149 298" draw:points="149,150 0,0 0,298">
          <text:p/>
        </draw:polygon>
        <draw:polygon draw:style-name="gr31" draw:text-style-name="P12" draw:layer="layout" svg:width="0.148cm" svg:height="0.149cm" svg:x="4.482cm" svg:y="1.959cm" svg:viewBox="0 0 149 150" draw:points="149,0 0,0 149,150">
          <text:p/>
        </draw:polygon>
        <draw:polygon draw:style-name="gr31" draw:text-style-name="P12" draw:layer="layout" svg:width="0.026cm" svg:height="0.03cm" svg:x="5.224cm" svg:y="2.226cm" svg:viewBox="0 0 27 31" draw:points="0,0 0,31 27,31">
          <text:p/>
        </draw:polygon>
        <draw:polygon draw:style-name="gr31" draw:text-style-name="P12" draw:layer="layout" svg:width="0.149cm" svg:height="0.148cm" svg:x="4.63cm" svg:y="2.108cm" svg:viewBox="0 0 150 149" draw:points="150,149 150,0 0,0">
          <text:p/>
        </draw:polygon>
        <draw:polygon draw:style-name="gr32" draw:text-style-name="P12" draw:layer="layout" svg:width="0.052cm" svg:height="0.13cm" svg:x="3.538cm" svg:y="0.325cm" svg:viewBox="0 0 53 131" draw:points="53,131 53,0 0,0">
          <text:p/>
        </draw:polygon>
        <draw:polygon draw:style-name="gr33" draw:text-style-name="P2" draw:layer="layout" svg:width="0.052cm" svg:height="0.13cm" svg:x="3.538cm" svg:y="0.325cm" svg:viewBox="0 0 53 131" draw:points="53,131 53,0 0,0">
          <text:p/>
        </draw:polygon>
        <draw:polygon draw:style-name="gr31" draw:text-style-name="P12" draw:layer="layout" svg:width="0.003cm" svg:height="0.001cm" svg:x="5.521cm" svg:y="2.552cm" svg:viewBox="0 0 4 2" draw:points="0,0 0,2 4,2">
          <text:p/>
        </draw:polygon>
        <draw:polygon draw:style-name="gr31" draw:text-style-name="P12" draw:layer="layout" svg:width="0.125cm" svg:height="0.162cm" svg:x="4.184cm" svg:y="0.734cm" svg:viewBox="0 0 126 163" draw:points="37,0 0,37 126,163">
          <text:p/>
        </draw:polygon>
        <draw:polygon draw:style-name="gr31" draw:text-style-name="P12" draw:layer="layout" svg:width="0.148cm" svg:height="0.148cm" svg:x="7.007cm" svg:y="4.187cm" svg:viewBox="0 0 149 149" draw:points="0,149 149,149 0,0">
          <text:p/>
        </draw:polygon>
        <draw:polygon draw:style-name="gr31" draw:text-style-name="P12" draw:layer="layout" svg:width="0.068cm" svg:height="0.078cm" svg:x="4.711cm" svg:y="2.486cm" svg:viewBox="0 0 69 79" draw:points="58,79 69,68 0,0">
          <text:p/>
        </draw:polygon>
        <draw:polygon draw:style-name="gr31" draw:text-style-name="P12" draw:layer="layout" svg:width="0.149cm" svg:height="0.149cm" svg:x="4.63cm" svg:y="1.959cm" svg:viewBox="0 0 150 150" draw:points="150,150 150,0 0,150">
          <text:p/>
        </draw:polygon>
        <draw:polygon draw:style-name="gr31" draw:text-style-name="P12" draw:layer="layout" svg:width="0.059cm" svg:height="0.027cm" svg:x="5.908cm" svg:y="3.741cm" svg:viewBox="0 0 60 28" draw:points="33,28 60,0 0,0">
          <text:p/>
        </draw:polygon>
        <draw:polygon draw:style-name="gr31" draw:text-style-name="P12" draw:layer="layout" svg:width="0.075cm" svg:height="0.129cm" svg:x="4.333cm" svg:y="0.939cm" svg:viewBox="0 0 76 130" draw:points="0,0 0,130 76,130">
          <text:p/>
        </draw:polygon>
        <draw:polygon draw:style-name="gr31" draw:text-style-name="P12" draw:layer="layout" svg:width="0.011cm" svg:height="0.003cm" svg:x="7.155cm" svg:y="3.738cm" svg:viewBox="0 0 12 4" draw:points="5,0 0,4 12,4">
          <text:p/>
        </draw:polygon>
        <draw:polygon draw:style-name="gr31" draw:text-style-name="P12" draw:layer="layout" svg:width="0.148cm" svg:height="0.075cm" svg:x="4.779cm" svg:y="2.033cm" svg:viewBox="0 0 149 76" draw:points="75,0 0,76 149,76">
          <text:p/>
        </draw:polygon>
        <draw:polygon draw:style-name="gr31" draw:text-style-name="P12" draw:layer="layout" svg:width="0.297cm" svg:height="0.297cm" svg:x="7.601cm" svg:y="4.187cm" svg:viewBox="0 0 298 298" draw:points="298,298 298,0 0,298">
          <text:p/>
        </draw:polygon>
        <draw:polygon draw:style-name="gr31" draw:text-style-name="P12" draw:layer="layout" svg:width="0.148cm" svg:height="0.297cm" svg:x="5.076cm" svg:y="2.702cm" svg:viewBox="0 0 149 298" draw:points="0,149 149,298 149,0">
          <text:p/>
        </draw:polygon>
        <draw:polygon draw:style-name="gr31" draw:text-style-name="P12" draw:layer="layout" svg:width="0.149cm" svg:height="0.297cm" svg:x="8.343cm" svg:y="4.484cm" svg:viewBox="0 0 150 298" draw:points="150,0 0,150 150,298">
          <text:p/>
        </draw:polygon>
        <draw:polygon draw:style-name="gr31" draw:text-style-name="P12" draw:layer="layout" svg:width="0.297cm" svg:height="0.297cm" svg:x="6.71cm" svg:y="3.89cm" svg:viewBox="0 0 298 298" draw:points="0,298 298,298 298,0">
          <text:p/>
        </draw:polygon>
        <draw:polygon draw:style-name="gr31" draw:text-style-name="P12" draw:layer="layout" svg:width="0.021cm" svg:height="0.04cm" svg:x="4.015cm" svg:y="1.365cm" svg:viewBox="0 0 22 41" draw:points="22,41 22,0 0,0">
          <text:p/>
        </draw:polygon>
        <draw:polygon draw:style-name="gr31" draw:text-style-name="P12" draw:layer="layout" svg:width="0.297cm" svg:height="0.297cm" svg:x="4.927cm" svg:y="2.405cm" svg:viewBox="0 0 298 298" draw:points="0,0 0,298 298,298">
          <text:p/>
        </draw:polygon>
        <draw:polygon draw:style-name="gr31" draw:text-style-name="P12" draw:layer="layout" svg:width="0.125cm" svg:height="0.161cm" svg:x="7.898cm" svg:y="4.026cm" svg:viewBox="0 0 126 162" draw:points="0,0 0,162 126,36">
          <text:p/>
        </draw:polygon>
        <draw:polygon draw:style-name="gr31" draw:text-style-name="P12" draw:layer="layout" svg:width="0.051cm" svg:height="0.028cm" svg:x="4.876cm" svg:y="2.702cm" svg:viewBox="0 0 52 29" draw:points="22,29 52,0 0,0">
          <text:p/>
        </draw:polygon>
        <draw:polygon draw:style-name="gr31" draw:text-style-name="P12" draw:layer="layout" svg:width="0.297cm" svg:height="0.149cm" svg:x="7.601cm" svg:y="4.484cm" svg:viewBox="0 0 298 150" draw:points="148,150 298,0 0,0">
          <text:p/>
        </draw:polygon>
        <draw:polygon draw:style-name="gr31" draw:text-style-name="P12" draw:layer="layout" svg:width="0.297cm" svg:height="0.297cm" svg:x="6.115cm" svg:y="3.593cm" svg:viewBox="0 0 298 298" draw:points="0,0 0,298 298,298">
          <text:p/>
        </draw:polygon>
        <draw:polygon draw:style-name="gr31" draw:text-style-name="P12" draw:layer="layout" svg:width="0.149cm" svg:height="0.148cm" svg:x="7.452cm" svg:y="4.039cm" svg:viewBox="0 0 150 149" draw:points="150,0 0,0 150,149">
          <text:p/>
        </draw:polygon>
        <draw:polygon draw:style-name="gr31" draw:text-style-name="P12" draw:layer="layout" svg:width="0.148cm" svg:height="0.149cm" svg:x="5.67cm" svg:y="2.85cm" svg:viewBox="0 0 149 150" draw:points="149,0 0,0 149,150">
          <text:p/>
        </draw:polygon>
        <draw:polygon draw:style-name="gr31" draw:text-style-name="P12" draw:layer="layout" svg:width="0.012cm" svg:height="0.005cm" svg:x="6.103cm" svg:y="3.89cm" svg:viewBox="0 0 13 6" draw:points="7,6 13,0 0,0">
          <text:p/>
        </draw:polygon>
        <draw:polygon draw:style-name="gr31" draw:text-style-name="P12" draw:layer="layout" svg:width="0.013cm" svg:height="0.016cm" svg:x="8.492cm" svg:y="4.171cm" svg:viewBox="0 0 14 17" draw:points="0,0 0,17 14,2">
          <text:p/>
        </draw:polygon>
        <draw:polygon draw:style-name="gr31" draw:text-style-name="P12" draw:layer="layout" svg:width="0.148cm" svg:height="0.149cm" svg:x="8.195cm" svg:y="4.484cm" svg:viewBox="0 0 149 150" draw:points="0,150 149,150 0,0">
          <text:p/>
        </draw:polygon>
        <draw:polygon draw:style-name="gr31" draw:text-style-name="P12" draw:layer="layout" svg:width="0.148cm" svg:height="0.148cm" svg:x="4.482cm" svg:y="1.365cm" svg:viewBox="0 0 149 149" draw:points="108,0 0,0 149,149 149,65">
          <text:p/>
        </draw:polygon>
        <draw:polygon draw:style-name="gr31" draw:text-style-name="P12" draw:layer="layout" svg:width="0.065cm" svg:height="0.149cm" svg:x="4.482cm" svg:y="1.216cm" svg:viewBox="0 0 66 150" draw:points="14,0 0,0 0,150 66,84">
          <text:p/>
        </draw:polygon>
        <draw:polygon draw:style-name="gr31" draw:text-style-name="P12" draw:layer="layout" svg:width="0.148cm" svg:height="0.149cm" svg:x="5.373cm" svg:y="3.147cm" svg:viewBox="0 0 149 150" draw:points="35,150 149,150 0,0 0,116">
          <text:p/>
        </draw:polygon>
        <draw:polygon draw:style-name="gr31" draw:text-style-name="P12" draw:layer="layout" svg:width="0.142cm" svg:height="0.149cm" svg:x="4.184cm" svg:y="0.919cm" svg:viewBox="0 0 143 150" draw:points="139,0 0,0 0,150 143,7">
          <text:p/>
        </draw:polygon>
        <draw:polygon draw:style-name="gr31" draw:text-style-name="P12" draw:layer="layout" svg:width="0.149cm" svg:height="0.086cm" svg:x="5.818cm" svg:y="2.913cm" svg:viewBox="0 0 150 87" draw:points="87,0 0,87 150,87 150,53">
          <text:p/>
        </draw:polygon>
        <draw:polygon draw:style-name="gr31" draw:text-style-name="P12" draw:layer="layout" svg:width="0.149cm" svg:height="0.101cm" svg:x="4.333cm" svg:y="1.115cm" svg:viewBox="0 0 150 102" draw:points="103,0 0,102 150,102 150,79">
          <text:p/>
        </draw:polygon>
        <draw:polygon draw:style-name="gr31" draw:text-style-name="P12" draw:layer="layout" svg:width="0.149cm" svg:height="0.148cm" svg:x="5.521cm" svg:y="3.296cm" svg:viewBox="0 0 150 149" draw:points="42,149 150,149 0,0 0,112">
          <text:p/>
        </draw:polygon>
        <draw:polygon draw:style-name="gr31" draw:text-style-name="P12" draw:layer="layout" svg:width="0.099cm" svg:height="0.148cm" svg:x="5.967cm" svg:y="2.999cm" svg:viewBox="0 0 100 149" draw:points="40,0 0,0 0,149 100,50">
          <text:p/>
        </draw:polygon>
        <draw:polygon draw:style-name="gr32" draw:text-style-name="P12" draw:layer="layout" svg:width="0.148cm" svg:height="0.078cm" svg:x="9.235cm" svg:y="4.257cm" svg:viewBox="0 0 149 79" draw:points="79,0 0,79 149,79 149,2">
          <text:p/>
        </draw:polygon>
        <draw:polygon draw:style-name="gr33" draw:text-style-name="P2" draw:layer="layout" svg:width="0.148cm" svg:height="0.078cm" svg:x="9.235cm" svg:y="4.257cm" svg:viewBox="0 0 149 79" draw:points="79,0 0,79 149,79 149,2">
          <text:p/>
        </draw:polygon>
        <draw:polygon draw:style-name="gr31" draw:text-style-name="P12" draw:layer="layout" svg:width="0.148cm" svg:height="0.13cm" svg:x="4.779cm" svg:y="1.829cm" svg:viewBox="0 0 149 131" draw:points="130,0 0,131 149,131 149,26">
          <text:p/>
        </draw:polygon>
        <draw:polygon draw:style-name="gr31" draw:text-style-name="P12" draw:layer="layout" svg:width="0.149cm" svg:height="0.149cm" svg:x="4.63cm" svg:y="1.513cm" svg:viewBox="0 0 150 150" draw:points="57,0 0,0 150,150 150,137">
          <text:p/>
        </draw:polygon>
        <draw:polygon draw:style-name="gr31" draw:text-style-name="P12" draw:layer="layout" svg:width="0.11cm" svg:height="0.148cm" svg:x="4.074cm" svg:y="1.365cm" svg:viewBox="0 0 111 149" draw:points="21,149 111,149 111,0 0,112">
          <text:p/>
        </draw:polygon>
        <draw:polygon draw:style-name="gr31" draw:text-style-name="P12" draw:layer="layout" svg:width="0.103cm" svg:height="0.148cm" svg:x="6.858cm" svg:y="3.593cm" svg:viewBox="0 0 104 149" draw:points="19,0 0,0 0,149 104,46">
          <text:p/>
        </draw:polygon>
        <draw:polygon draw:style-name="gr31" draw:text-style-name="P12" draw:layer="layout" svg:width="0.083cm" svg:height="0.149cm" svg:x="5.224cm" svg:y="2.256cm" svg:viewBox="0 0 84 150" draw:points="26,0 0,0 0,150 84,67">
          <text:p/>
        </draw:polygon>
        <draw:polygon draw:style-name="gr31" draw:text-style-name="P12" draw:layer="layout" svg:width="0.297cm" svg:height="0.141cm" svg:x="8.492cm" svg:y="4.781cm" svg:viewBox="0 0 298 142" draw:points="156,142 298,0 0,0 139,140">
          <text:p/>
        </draw:polygon>
        <draw:polygon draw:style-name="gr32" draw:text-style-name="P12" draw:layer="layout" svg:width="0.149cm" svg:height="0.134cm" svg:x="3.887cm" svg:y="0.34cm" svg:viewBox="0 0 150 135" draw:points="135,0 0,135 150,135 150,31">
          <text:p/>
        </draw:polygon>
        <draw:polygon draw:style-name="gr33" draw:text-style-name="P2" draw:layer="layout" svg:width="0.149cm" svg:height="0.134cm" svg:x="3.887cm" svg:y="0.34cm" svg:viewBox="0 0 150 135" draw:points="135,0 0,135 150,135 150,31">
          <text:p/>
        </draw:polygon>
        <draw:polygon draw:style-name="gr31" draw:text-style-name="P12" draw:layer="layout" svg:width="0.137cm" svg:height="0.149cm" svg:x="4.642cm" svg:y="2.256cm" svg:viewBox="0 0 138 150" draw:points="9,150 138,150 138,0 0,137">
          <text:p/>
        </draw:polygon>
        <draw:polygon draw:style-name="gr32" draw:text-style-name="P12" draw:layer="layout" svg:width="0.149cm" svg:height="0.143cm" svg:x="3.59cm" svg:y="0.325cm" svg:viewBox="0 0 150 144" draw:points="6,144 150,0 0,0 0,131">
          <text:p/>
        </draw:polygon>
        <draw:polygon draw:style-name="gr33" draw:text-style-name="P2" draw:layer="layout" svg:width="0.149cm" svg:height="0.143cm" svg:x="3.59cm" svg:y="0.325cm" svg:viewBox="0 0 150 144" draw:points="6,144 150,0 0,0 0,131">
          <text:p/>
        </draw:polygon>
        <draw:polygon draw:style-name="gr31" draw:text-style-name="P12" draw:layer="layout" svg:width="0.149cm" svg:height="0.054cm" svg:x="7.155cm" svg:y="4.484cm" svg:viewBox="0 0 150 55" draw:points="96,55 150,0 0,0 0,13">
          <text:p/>
        </draw:polygon>
        <draw:polygon draw:style-name="gr31" draw:text-style-name="P12" draw:layer="layout" svg:width="0.138cm" svg:height="0.149cm" svg:x="7.463cm" svg:y="4.484cm" svg:viewBox="0 0 139 150" draw:points="31,150 139,150 139,0 0,139">
          <text:p/>
        </draw:polygon>
        <draw:polygon draw:style-name="gr31" draw:text-style-name="P12" draw:layer="layout" svg:width="0.128cm" svg:height="0.074cm" svg:x="4.354cm" svg:y="1.959cm" svg:viewBox="0 0 129 75" draw:points="37,58 54,75 129,0 0,0">
          <text:p/>
        </draw:polygon>
        <draw:polygon draw:style-name="gr31" draw:text-style-name="P12" draw:layer="layout" svg:width="0.109cm" svg:height="0.148cm" svg:x="4.521cm" svg:y="2.108cm" svg:viewBox="0 0 110 149" draw:points="28,149 110,149 110,0 0,110">
          <text:p/>
        </draw:polygon>
        <draw:polygon draw:style-name="gr31" draw:text-style-name="P12" draw:layer="layout" svg:width="0.297cm" svg:height="0.138cm" svg:x="7.304cm" svg:y="4.484cm" svg:viewBox="0 0 298 139" draw:points="159,139 298,0 0,0 124,125">
          <text:p/>
        </draw:polygon>
        <draw:polygon draw:style-name="gr31" draw:text-style-name="P12" draw:layer="layout" svg:width="0.135cm" svg:height="0.148cm" svg:x="7.911cm" svg:y="4.633cm" svg:viewBox="0 0 136 149" draw:points="51,149 136,149 136,0 0,136">
          <text:p/>
        </draw:polygon>
        <draw:polygon draw:style-name="gr31" draw:text-style-name="P12" draw:layer="layout" svg:width="0.083cm" svg:height="0.148cm" svg:x="4.036cm" svg:y="0.474cm" svg:viewBox="0 0 84 149" draw:points="51,0 0,0 0,149 84,66">
          <text:p/>
        </draw:polygon>
        <draw:polygon draw:style-name="gr31" draw:text-style-name="P12" draw:layer="layout" svg:width="0.149cm" svg:height="0.138cm" svg:x="6.412cm" svg:y="3.306cm" svg:viewBox="0 0 150 139" draw:points="0,0 0,139 150,139 32,20">
          <text:p/>
        </draw:polygon>
        <draw:polygon draw:style-name="gr31" draw:text-style-name="P12" draw:layer="layout" svg:width="0.148cm" svg:height="0.149cm" svg:x="5.076cm" svg:y="2.85cm" svg:viewBox="0 0 149 150" draw:points="51,150 149,150 0,0 0,94">
          <text:p/>
        </draw:polygon>
        <draw:polygon draw:style-name="gr31" draw:text-style-name="P12" draw:layer="layout" svg:width="0.149cm" svg:height="0.242cm" svg:x="8.937cm" svg:y="4.242cm" svg:viewBox="0 0 150 243" draw:points="95,0 0,93 150,243 150,5">
          <text:p/>
        </draw:polygon>
        <draw:polygon draw:style-name="gr31" draw:text-style-name="P12" draw:layer="layout" svg:width="0.138cm" svg:height="0.148cm" svg:x="4.184cm" svg:y="0.771cm" svg:viewBox="0 0 139 149" draw:points="125,126 0,0 0,149 139,149">
          <text:p/>
        </draw:polygon>
        <draw:polygon draw:style-name="gr31" draw:text-style-name="P12" draw:layer="layout" svg:width="0.149cm" svg:height="0.124cm" svg:x="7.452cm" svg:y="3.915cm" svg:viewBox="0 0 150 125" draw:points="124,0 0,125 150,125 150,10">
          <text:p/>
        </draw:polygon>
        <draw:polygon draw:style-name="gr31" draw:text-style-name="P12" draw:layer="layout" svg:width="0.092cm" svg:height="0.149cm" svg:x="3.795cm" svg:y="0.919cm" svg:viewBox="0 0 93 150" draw:points="52,109 93,150 93,0 0,0">
          <text:p/>
        </draw:polygon>
        <draw:polygon draw:style-name="gr31" draw:text-style-name="P12" draw:layer="layout" svg:width="0.148cm" svg:height="0.065cm" svg:x="7.601cm" svg:y="4.633cm" svg:viewBox="0 0 149 66" draw:points="83,66 149,0 0,0 0,39">
          <text:p/>
        </draw:polygon>
        <draw:polygon draw:style-name="gr31" draw:text-style-name="P12" draw:layer="layout" svg:width="0.128cm" svg:height="0.148cm" svg:x="4.651cm" svg:y="2.405cm" svg:viewBox="0 0 129 149" draw:points="60,82 129,149 129,0 0,0">
          <text:p/>
        </draw:polygon>
        <draw:polygon draw:style-name="gr31" draw:text-style-name="P12" draw:layer="layout" svg:width="0.148cm" svg:height="0.149cm" svg:x="5.967cm" svg:y="3.741cm" svg:viewBox="0 0 149 150" draw:points="137,150 149,150 0,0 0,48">
          <text:p/>
        </draw:polygon>
        <draw:polygon draw:style-name="gr31" draw:text-style-name="P12" draw:layer="layout" svg:width="0.149cm" svg:height="0.047cm" svg:x="8.046cm" svg:y="4.781cm" svg:viewBox="0 0 150 48" draw:points="103,48 150,0 0,0 0,23">
          <text:p/>
        </draw:polygon>
        <draw:polygon draw:style-name="gr31" draw:text-style-name="P12" draw:layer="layout" svg:width="0.111cm" svg:height="0.149cm" svg:x="7.044cm" svg:y="4.335cm" svg:viewBox="0 0 112 150" draw:points="84,150 112,150 112,0 0,112">
          <text:p/>
        </draw:polygon>
        <draw:polygon draw:style-name="gr31" draw:text-style-name="P12" draw:layer="layout" svg:width="0.297cm" svg:height="0.128cm" svg:x="6.115cm" svg:y="3.89cm" svg:viewBox="0 0 298 129" draw:points="170,129 298,0 0,0 32,31">
          <text:p/>
        </draw:polygon>
        <draw:polygon draw:style-name="gr31" draw:text-style-name="P12" draw:layer="layout" svg:width="0.149cm" svg:height="0.193cm" svg:x="9.086cm" svg:y="4.781cm" svg:viewBox="0 0 150 194" draw:points="106,194 150,150 0,0 0,188">
          <text:p/>
        </draw:polygon>
        <draw:polygon draw:style-name="gr31" draw:text-style-name="P12" draw:layer="layout" svg:width="0.149cm" svg:height="0.149cm" svg:x="4.184cm" svg:y="1.662cm" svg:viewBox="0 0 150 150" draw:points="81,150 150,150 0,0 0,13">
          <text:p/>
        </draw:polygon>
        <draw:polygon draw:style-name="gr31" draw:text-style-name="P12" draw:layer="layout" svg:width="0.297cm" svg:height="0.065cm" svg:x="8.195cm" svg:y="4.122cm" svg:viewBox="0 0 298 66" draw:points="64,0 0,66 298,66 278,46">
          <text:p/>
        </draw:polygon>
        <draw:polygon draw:style-name="gr31" draw:text-style-name="P12" draw:layer="layout" svg:width="0.149cm" svg:height="0.095cm" svg:x="6.412cm" svg:y="4.039cm" svg:viewBox="0 0 150 96" draw:points="55,96 150,0 0,0 0,62">
          <text:p/>
        </draw:polygon>
        <draw:polygon draw:style-name="gr31" draw:text-style-name="P12" draw:layer="layout" svg:width="0.149cm" svg:height="0.148cm" svg:x="3.887cm" svg:y="1.068cm" svg:viewBox="0 0 150 149" draw:points="53,149 150,149 0,0 0,46">
          <text:p/>
        </draw:polygon>
        <draw:polygon draw:style-name="gr31" draw:text-style-name="P12" draw:layer="layout" svg:width="0.149cm" svg:height="0.121cm" svg:x="8.64cm" svg:y="4.214cm" svg:viewBox="0 0 150 122" draw:points="123,0 0,122 150,122 150,3">
          <text:p/>
        </draw:polygon>
        <draw:polygon draw:style-name="gr31" draw:text-style-name="P12" draw:layer="layout" svg:width="0.074cm" svg:height="0.135cm" svg:x="4.333cm" svg:y="1.811cm" svg:viewBox="0 0 75 136" draw:points="13,136 75,75 0,0 0,115">
          <text:p/>
        </draw:polygon>
        <draw:polygon draw:style-name="gr31" draw:text-style-name="P12" draw:layer="layout" svg:width="0.148cm" svg:height="0.094cm" svg:x="5.076cm" svg:y="2.162cm" svg:viewBox="0 0 149 95" draw:points="95,0 0,95 149,95 149,65">
          <text:p/>
        </draw:polygon>
        <draw:polygon draw:style-name="gr31" draw:text-style-name="P12" draw:layer="layout" svg:width="0.148cm" svg:height="0.078cm" svg:x="5.67cm" svg:y="2.772cm" svg:viewBox="0 0 149 79" draw:points="79,0 0,79 149,79 149,66">
          <text:p/>
        </draw:polygon>
        <draw:polygon draw:style-name="gr31" draw:text-style-name="P12" draw:layer="layout" svg:width="0.148cm" svg:height="0.111cm" svg:x="4.036cm" svg:y="1.365cm" svg:viewBox="0 0 149 112" draw:points="39,112 149,0 0,0 0,41">
          <text:p/>
        </draw:polygon>
        <draw:polygon draw:style-name="gr31" draw:text-style-name="P12" draw:layer="layout" svg:width="0.149cm" svg:height="0.173cm" svg:x="6.561cm" svg:y="3.42cm" svg:viewBox="0 0 150 174" draw:points="24,0 0,24 150,174 150,77">
          <text:p/>
        </draw:polygon>
        <draw:polygon draw:style-name="gr31" draw:text-style-name="P12" draw:layer="layout" svg:width="0.076cm" svg:height="0.148cm" svg:x="5.373cm" svg:y="2.405cm" svg:viewBox="0 0 77 149" draw:points="9,0 0,0 0,149 77,73">
          <text:p/>
        </draw:polygon>
        <draw:polygon draw:style-name="gr31" draw:text-style-name="P12" draw:layer="layout" svg:width="0.148cm" svg:height="0.11cm" svg:x="3.739cm" svg:y="0.771cm" svg:viewBox="0 0 149 111" draw:points="39,111 149,0 0,0 0,26">
          <text:p/>
        </draw:polygon>
        <draw:polygon draw:style-name="gr32" draw:text-style-name="P12" draw:layer="layout" svg:width="0.134cm" svg:height="0.149cm" svg:x="3.887cm" svg:y="0.325cm" svg:viewBox="0 0 135 150" draw:points="128,0 0,0 0,150 135,15">
          <text:p/>
        </draw:polygon>
        <draw:polygon draw:style-name="gr33" draw:text-style-name="P2" draw:layer="layout" svg:width="0.134cm" svg:height="0.149cm" svg:x="3.887cm" svg:y="0.325cm" svg:viewBox="0 0 135 150" draw:points="128,0 0,0 0,150 135,15">
          <text:p/>
        </draw:polygon>
        <draw:polygon draw:style-name="gr31" draw:text-style-name="P12" draw:layer="layout" svg:width="0.148cm" svg:height="0.109cm" svg:x="4.482cm" svg:y="2.108cm" svg:viewBox="0 0 149 110" draw:points="40,110 149,0 0,0 0,51">
          <text:p/>
        </draw:polygon>
        <draw:polygon draw:style-name="gr31" draw:text-style-name="P12" draw:layer="layout" svg:width="0.086cm" svg:height="0.149cm" svg:x="5.818cm" svg:y="2.85cm" svg:viewBox="0 0 87 150" draw:points="15,0 0,0 0,150 87,64">
          <text:p/>
        </draw:polygon>
        <draw:polygon draw:style-name="gr31" draw:text-style-name="P12" draw:layer="layout" svg:width="0.149cm" svg:height="0.148cm" svg:x="5.224cm" svg:y="2.999cm" svg:viewBox="0 0 150 149" draw:points="39,149 150,149 0,0 0,110">
          <text:p/>
        </draw:polygon>
        <draw:polygon draw:style-name="gr31" draw:text-style-name="P12" draw:layer="layout" svg:width="0.129cm" svg:height="0.148cm" svg:x="4.779cm" svg:y="1.811cm" svg:viewBox="0 0 130 149" draw:points="117,0 0,0 0,149 130,18">
          <text:p/>
        </draw:polygon>
        <draw:polygon draw:style-name="gr31" draw:text-style-name="P12" draw:layer="layout" svg:width="0.075cm" svg:height="0.11cm" svg:x="5.001cm" svg:y="1.998cm" svg:viewBox="0 0 76 111" draw:points="36,0 0,36 76,111 76,50">
          <text:p/>
        </draw:polygon>
        <draw:polygon draw:style-name="gr31" draw:text-style-name="P12" draw:layer="layout" svg:width="0.127cm" svg:height="0.149cm" svg:x="6.285cm" svg:y="3.89cm" svg:viewBox="0 0 128 150" draw:points="33,150 128,150 128,0 0,129">
          <text:p/>
        </draw:polygon>
        <draw:polygon draw:style-name="gr31" draw:text-style-name="P12" draw:layer="layout" svg:width="0.149cm" svg:height="0.194cm" svg:x="7.749cm" svg:y="3.993cm" svg:viewBox="0 0 150 195" draw:points="47,0 0,46 150,195 150,33">
          <text:p/>
        </draw:polygon>
        <draw:polygon draw:style-name="gr31" draw:text-style-name="P12" draw:layer="layout" svg:width="0.136cm" svg:height="0.074cm" svg:x="4.346cm" svg:y="1.885cm" svg:viewBox="0 0 137 75" draw:points="8,75 137,75 62,0 0,62">
          <text:p/>
        </draw:polygon>
        <draw:polygon draw:style-name="gr32" draw:text-style-name="P12" draw:layer="layout" svg:width="0.143cm" svg:height="0.297cm" svg:x="3.596cm" svg:y="0.325cm" svg:viewBox="0 0 144 298" draw:points="9,164 144,298 144,0 0,144">
          <text:p/>
        </draw:polygon>
        <draw:polygon draw:style-name="gr33" draw:text-style-name="P2" draw:layer="layout" svg:width="0.143cm" svg:height="0.297cm" svg:x="3.596cm" svg:y="0.325cm" svg:viewBox="0 0 144 298" draw:points="9,164 144,298 144,0 0,144">
          <text:p/>
        </draw:polygon>
        <draw:polygon draw:style-name="gr31" draw:text-style-name="P12" draw:layer="layout" svg:width="0.141cm" svg:height="0.149cm" svg:x="8.648cm" svg:y="4.781cm" svg:viewBox="0 0 142 150" draw:points="57,150 142,150 142,0 0,142">
          <text:p/>
        </draw:polygon>
        <draw:polygon draw:style-name="gr31" draw:text-style-name="P12" draw:layer="layout" svg:width="0.149cm" svg:height="0.187cm" svg:x="8.937cm" svg:y="4.781cm" svg:viewBox="0 0 150 188" draw:points="150,188 150,0 0,150 30,179">
          <text:p/>
        </draw:polygon>
        <draw:polygon draw:style-name="gr31" draw:text-style-name="P12" draw:layer="layout" svg:width="0.078cm" svg:height="0.148cm" svg:x="5.67cm" svg:y="2.702cm" svg:viewBox="0 0 79 149" draw:points="2,0 0,0 0,149 79,71">
          <text:p/>
        </draw:polygon>
        <draw:polygon draw:style-name="gr31" draw:text-style-name="P12" draw:layer="layout" svg:width="0.149cm" svg:height="0.083cm" svg:x="5.224cm" svg:y="2.322cm" svg:viewBox="0 0 150 84" draw:points="84,0 0,84 150,84 150,74">
          <text:p/>
        </draw:polygon>
        <draw:polygon draw:style-name="gr31" draw:text-style-name="P12" draw:layer="layout" svg:width="0.148cm" svg:height="0.149cm" svg:x="5.67cm" svg:y="3.444cm" svg:viewBox="0 0 149 150" draw:points="60,150 149,150 0,0 0,99">
          <text:p/>
        </draw:polygon>
        <draw:polygon draw:style-name="gr31" draw:text-style-name="P12" draw:layer="layout" svg:width="0.148cm" svg:height="0.118cm" svg:x="8.789cm" svg:y="4.217cm" svg:viewBox="0 0 149 119" draw:points="0,0 0,119 149,119 35,4">
          <text:p/>
        </draw:polygon>
        <draw:polygon draw:style-name="gr31" draw:text-style-name="P12" draw:layer="layout" svg:width="0.148cm" svg:height="0.111cm" svg:x="7.007cm" svg:y="4.335cm" svg:viewBox="0 0 149 112" draw:points="38,112 149,0 0,0 0,95">
          <text:p/>
        </draw:polygon>
        <draw:polygon draw:style-name="gr31" draw:text-style-name="P12" draw:layer="layout" svg:width="0.075cm" svg:height="0.149cm" svg:x="5.521cm" svg:y="2.553cm" svg:viewBox="0 0 76 150" draw:points="2,0 0,0 0,150 76,75">
          <text:p/>
        </draw:polygon>
        <draw:polygon draw:style-name="gr31" draw:text-style-name="P12" draw:layer="layout" svg:width="0.149cm" svg:height="0.094cm" svg:x="6.858cm" svg:y="4.335cm" svg:viewBox="0 0 150 95" draw:points="150,95 150,0 0,0 40,40">
          <text:p/>
        </draw:polygon>
        <draw:polygon draw:style-name="gr31" draw:text-style-name="P12" draw:layer="layout" svg:width="0.149cm" svg:height="0.148cm" svg:x="5.818cm" svg:y="3.593cm" svg:viewBox="0 0 150 149" draw:points="91,149 150,149 0,0 0,77">
          <text:p/>
        </draw:polygon>
        <draw:polygon draw:style-name="gr31" draw:text-style-name="P12" draw:layer="layout" svg:width="0.149cm" svg:height="0.075cm" svg:x="5.521cm" svg:y="2.627cm" svg:viewBox="0 0 150 76" draw:points="76,0 0,76 150,76 150,72">
          <text:p/>
        </draw:polygon>
        <draw:polygon draw:style-name="gr31" draw:text-style-name="P12" draw:layer="layout" svg:width="0.297cm" svg:height="0.099cm" svg:x="8.195cm" svg:y="4.781cm" svg:viewBox="0 0 298 100" draw:points="198,100 298,0 0,0 73,75">
          <text:p/>
        </draw:polygon>
        <draw:polygon draw:style-name="gr31" draw:text-style-name="P12" draw:layer="layout" svg:width="0.297cm" svg:height="0.125cm" svg:x="7.898cm" svg:y="4.062cm" svg:viewBox="0 0 298 126" draw:points="125,0 0,126 298,126 189,18">
          <text:p/>
        </draw:polygon>
        <draw:polygon draw:style-name="gr31" draw:text-style-name="P12" draw:layer="layout" svg:width="0.148cm" svg:height="0.148cm" svg:x="8.492cm" svg:y="4.187cm" svg:viewBox="0 0 149 149" draw:points="95,0 0,0 149,149 149,9">
          <text:p/>
        </draw:polygon>
        <draw:polygon draw:style-name="gr31" draw:text-style-name="P12" draw:layer="layout" svg:width="0.123cm" svg:height="0.149cm" svg:x="7.452cm" svg:y="3.89cm" svg:viewBox="0 0 124 150" draw:points="59,0 0,0 0,150 124,25">
          <text:p/>
        </draw:polygon>
        <draw:polygon draw:style-name="gr31" draw:text-style-name="P12" draw:layer="layout" svg:width="0.148cm" svg:height="0.06cm" svg:x="7.304cm" svg:y="3.83cm" svg:viewBox="0 0 149 61" draw:points="60,0 0,61 149,61 149,39">
          <text:p/>
        </draw:polygon>
        <draw:polygon draw:style-name="gr31" draw:text-style-name="P12" draw:layer="layout" svg:width="0.149cm" svg:height="0.149cm" svg:x="7.155cm" svg:y="3.741cm" svg:viewBox="0 0 150 150" draw:points="11,0 0,0 150,150 150,65">
          <text:p/>
        </draw:polygon>
        <draw:polygon draw:style-name="gr31" draw:text-style-name="P12" draw:layer="layout" svg:width="0.142cm" svg:height="0.148cm" svg:x="6.264cm" svg:y="3.296cm" svg:viewBox="0 0 143 149" draw:points="135,0 0,0 0,149 143,6">
          <text:p/>
        </draw:polygon>
        <draw:polygon draw:style-name="gr31" draw:text-style-name="P12" draw:layer="layout" svg:width="0.149cm" svg:height="0.118cm" svg:x="6.115cm" svg:y="3.178cm" svg:viewBox="0 0 150 119" draw:points="119,0 0,119 150,119 150,22">
          <text:p/>
        </draw:polygon>
        <draw:polygon draw:style-name="gr31" draw:text-style-name="P12" draw:layer="layout" svg:width="0.149cm" svg:height="0.237cm" svg:x="9.086cm" svg:y="4.247cm" svg:viewBox="0 0 150 238" draw:points="0,0 0,238 150,88 64,3">
          <text:p/>
        </draw:polygon>
        <draw:polygon draw:style-name="gr31" draw:text-style-name="P12" draw:layer="layout" svg:width="0.148cm" svg:height="0.024cm" svg:x="8.789cm" svg:y="4.93cm" svg:viewBox="0 0 149 25" draw:points="125,25 149,0 0,0 0,12">
          <text:p/>
        </draw:polygon>
        <draw:polygon draw:style-name="gr31" draw:text-style-name="P12" draw:layer="layout" svg:width="0.149cm" svg:height="0.057cm" svg:x="6.561cm" svg:y="4.187cm" svg:viewBox="0 0 150 58" draw:points="92,58 150,0 0,0 0,6">
          <text:p/>
        </draw:polygon>
        <draw:polygon draw:style-name="gr31" draw:text-style-name="P12" draw:layer="layout" svg:width="0.149cm" svg:height="0.103cm" svg:x="6.858cm" svg:y="3.638cm" svg:viewBox="0 0 150 104" draw:points="104,0 0,104 150,104 150,25">
          <text:p/>
        </draw:polygon>
        <draw:polygon draw:style-name="gr31" draw:text-style-name="P12" draw:layer="layout" svg:width="0.095cm" svg:height="0.148cm" svg:x="6.466cm" svg:y="4.039cm" svg:viewBox="0 0 96 149" draw:points="88,149 96,149 96,0 0,96">
          <text:p/>
        </draw:polygon>
        <draw:polygon draw:style-name="gr31" draw:text-style-name="P12" draw:layer="layout" svg:width="0.148cm" svg:height="0.162cm" svg:x="6.71cm" svg:y="4.187cm" svg:viewBox="0 0 149 163" draw:points="136,163 149,149 0,0 0,91">
          <text:p/>
        </draw:polygon>
        <draw:polygon draw:style-name="gr31" draw:text-style-name="P12" draw:layer="layout" svg:width="0.116cm" svg:height="0.149cm" svg:x="4.779cm" svg:y="1.662cm" svg:viewBox="0 0 117 150" draw:points="32,33 0,0 0,150 117,150">
          <text:p/>
        </draw:polygon>
        <draw:polygon draw:style-name="gr31" draw:text-style-name="P12" draw:layer="layout" svg:width="0.065cm" svg:height="0.149cm" svg:x="3.971cm" svg:y="1.216cm" svg:viewBox="0 0 66 150" draw:points="45,150 66,150 66,0 0,66">
          <text:p/>
        </draw:polygon>
        <draw:polygon draw:style-name="gr31" draw:text-style-name="P12" draw:layer="layout" svg:width="0.148cm" svg:height="0.149cm" svg:x="4.036cm" svg:y="0.622cm" svg:viewBox="0 0 149 150" draw:points="127,0 0,0 149,150 149,45">
          <text:p/>
        </draw:polygon>
        <draw:polygon draw:style-name="gr31" draw:text-style-name="P12" draw:layer="layout" svg:width="0.102cm" svg:height="0.148cm" svg:x="4.333cm" svg:y="1.068cm" svg:viewBox="0 0 103 149" draw:points="76,0 0,0 0,149 103,48">
          <text:p/>
        </draw:polygon>
        <draw:polygon draw:style-name="gr31" draw:text-style-name="P12" draw:layer="layout" svg:width="0.149cm" svg:height="0.136cm" svg:x="4.63cm" svg:y="2.256cm" svg:viewBox="0 0 150 137" draw:points="12,137 150,0 0,0 0,119">
          <text:p/>
        </draw:polygon>
        <draw:polygon draw:style-name="gr31" draw:text-style-name="P12" draw:layer="layout" svg:width="0.148cm" svg:height="0.076cm" svg:x="5.373cm" svg:y="2.477cm" svg:viewBox="0 0 149 77" draw:points="77,0 0,77 149,77 149,76">
          <text:p/>
        </draw:polygon>
        <draw:polygon draw:style-name="gr31" draw:text-style-name="P12" draw:layer="layout" svg:width="0.148cm" svg:height="0.142cm" svg:x="6.264cm" svg:y="3.302cm" svg:viewBox="0 0 149 143" draw:points="143,0 0,143 149,143 149,4">
          <text:p/>
        </draw:polygon>
        <draw:polygon draw:style-name="gr31" draw:text-style-name="P12" draw:layer="layout" svg:width="0.054cm" svg:height="0.149cm" svg:x="3.685cm" svg:y="0.622cm" svg:viewBox="0 0 55 150" draw:points="42,150 55,150 55,0 0,55">
          <text:p/>
        </draw:polygon>
        <draw:polygon draw:style-name="gr31" draw:text-style-name="P12" draw:layer="layout" svg:width="0.149cm" svg:height="0.148cm" svg:x="4.927cm" svg:y="2.702cm" svg:viewBox="0 0 150 149" draw:points="71,149 150,149 0,0 0,65">
          <text:p/>
        </draw:polygon>
        <draw:polygon draw:style-name="gr31" draw:text-style-name="P12" draw:layer="layout" svg:width="0.148cm" svg:height="0.284cm" svg:x="7.898cm" svg:y="4.484cm" svg:viewBox="0 0 149 285" draw:points="13,285 149,149 0,0 0,281">
          <text:p/>
        </draw:polygon>
        <draw:polygon draw:style-name="gr31" draw:text-style-name="P12" draw:layer="layout" svg:width="0.089cm" svg:height="0.149cm" svg:x="4.095cm" svg:y="1.513cm" svg:viewBox="0 0 90 150" draw:points="74,134 90,150 90,0 0,0">
          <text:p/>
        </draw:polygon>
        <draw:polygon draw:style-name="gr31" draw:text-style-name="P12" draw:layer="layout" svg:width="0.148cm" svg:height="0.114cm" svg:x="7.601cm" svg:y="3.925cm" svg:viewBox="0 0 149 115" draw:points="0,0 0,115 149,115 55,20">
          <text:p/>
        </draw:polygon>
        <draw:polygon draw:style-name="gr31" draw:text-style-name="P12" draw:layer="layout" svg:width="0.148cm" svg:height="0.061cm" svg:x="6.71cm" svg:y="3.532cm" svg:viewBox="0 0 149 62" draw:points="61,0 0,62 149,62 149,52">
          <text:p/>
        </draw:polygon>
        <draw:polygon draw:style-name="gr31" draw:text-style-name="P12" draw:layer="layout" svg:width="0.118cm" svg:height="0.149cm" svg:x="6.115cm" svg:y="3.147cm" svg:viewBox="0 0 119 150" draw:points="79,0 0,0 0,150 119,31">
          <text:p/>
        </draw:polygon>
        <draw:polygon draw:style-name="gr31" draw:text-style-name="P12" draw:layer="layout" svg:width="0.149cm" svg:height="0.142cm" svg:x="4.184cm" svg:y="0.926cm" svg:viewBox="0 0 150 143" draw:points="143,0 0,143 150,143 150,13">
          <text:p/>
        </draw:polygon>
        <draw:polygon draw:style-name="gr31" draw:text-style-name="P12" draw:layer="layout" svg:width="0.149cm" svg:height="0.28cm" svg:x="7.749cm" svg:y="4.484cm" svg:viewBox="0 0 150 281" draw:points="150,281 150,0 0,150 125,273">
          <text:p/>
        </draw:polygon>
        <draw:polygon draw:style-name="gr31" draw:text-style-name="P12" draw:layer="layout" svg:width="0.148cm" svg:height="0.149cm" svg:x="4.779cm" svg:y="2.553cm" svg:viewBox="0 0 149 150" draw:points="98,150 149,150 0,0 0,24">
          <text:p/>
        </draw:polygon>
        <draw:polygon draw:style-name="gr31" draw:text-style-name="P12" draw:layer="layout" svg:width="0.148cm" svg:height="0.079cm" svg:x="7.007cm" svg:y="3.662cm" svg:viewBox="0 0 149 80" draw:points="0,0 0,80 149,80 139,70">
          <text:p/>
        </draw:polygon>
        <draw:polygon draw:style-name="gr31" draw:text-style-name="P12" draw:layer="layout" svg:width="0.094cm" svg:height="0.148cm" svg:x="5.076cm" svg:y="2.108cm" svg:viewBox="0 0 95 149" draw:points="50,0 0,0 0,149 95,55">
          <text:p/>
        </draw:polygon>
        <draw:polygon draw:style-name="gr31" draw:text-style-name="P12" draw:layer="layout" svg:width="0.11cm" svg:height="0.148cm" svg:x="3.777cm" svg:y="0.771cm" svg:viewBox="0 0 111 149" draw:points="19,149 111,149 111,0 0,111">
          <text:p/>
        </draw:polygon>
        <draw:polygon draw:style-name="gr31" draw:text-style-name="P12" draw:layer="layout" svg:width="0.079cm" svg:height="0.075cm" svg:x="4.403cm" svg:y="2.033cm" svg:viewBox="0 0 80 76" draw:points="47,76 80,76 5,0 0,5">
          <text:p/>
        </draw:polygon>
        <draw:polygon draw:style-name="gr31" draw:text-style-name="P12" draw:layer="layout" svg:width="0.11cm" svg:height="0.074cm" svg:x="4.927cm" svg:y="1.959cm" svg:viewBox="0 0 111 75" draw:points="81,0 0,0 75,75 111,40">
          <text:p/>
        </draw:polygon>
        <draw:polygon draw:style-name="gr31" draw:text-style-name="P12" draw:layer="layout" svg:width="0.148cm" svg:height="0.099cm" svg:x="5.967cm" svg:y="3.048cm" svg:viewBox="0 0 149 100" draw:points="100,0 0,100 149,100 149,39">
          <text:p/>
        </draw:polygon>
        <draw:polygon draw:style-name="gr32" draw:text-style-name="P12" draw:layer="layout" svg:width="0.148cm" svg:height="0.05cm" svg:x="9.235cm" svg:y="4.93cm" svg:viewBox="0 0 149 51" draw:points="149,51 149,0 0,0 48,48">
          <text:p/>
        </draw:polygon>
        <draw:polygon draw:style-name="gr33" draw:text-style-name="P2" draw:layer="layout" svg:width="0.148cm" svg:height="0.05cm" svg:x="9.235cm" svg:y="4.93cm" svg:viewBox="0 0 149 51" draw:points="149,51 149,0 0,0 48,48">
          <text:p/>
        </draw:polygon>
        <draw:polygon draw:style-name="gr34" draw:text-style-name="P13" draw:layer="layout" svg:width="0.086cm" svg:height="0.11cm" svg:x="8.046cm" svg:y="3.334cm" svg:viewBox="0 0 87 111" draw:points="0,0 0,111 87,25">
          <text:p/>
        </draw:polygon>
        <draw:polygon draw:style-name="gr34" draw:text-style-name="P13" draw:layer="layout" svg:width="0.297cm" svg:height="0.149cm" svg:x="7.304cm" svg:y="3.147cm" svg:viewBox="0 0 298 150" draw:points="148,0 0,150 298,150">
          <text:p/>
        </draw:polygon>
        <draw:polygon draw:style-name="gr34" draw:text-style-name="P13" draw:layer="layout" svg:width="0.089cm" svg:height="0.127cm" svg:x="7.363cm" svg:y="3.741cm" svg:viewBox="0 0 90 128" draw:points="90,128 90,0 0,89">
          <text:p/>
        </draw:polygon>
        <draw:polygon draw:style-name="gr34" draw:text-style-name="P13" draw:layer="layout" svg:width="0.084cm" svg:height="0.117cm" svg:x="7.601cm" svg:y="3.179cm" svg:viewBox="0 0 85 118" draw:points="0,0 0,118 85,34">
          <text:p/>
        </draw:polygon>
        <draw:polygon draw:style-name="gr34" draw:text-style-name="P13" draw:layer="layout" svg:width="0.149cm" svg:height="0.297cm" svg:x="8.64cm" svg:y="3.89cm" svg:viewBox="0 0 150 298" draw:points="0,150 150,298 150,0">
          <text:p/>
        </draw:polygon>
        <draw:polygon draw:style-name="gr34" draw:text-style-name="P13" draw:layer="layout" svg:width="0.109cm" svg:height="0.049cm" svg:x="6.006cm" svg:y="2.999cm" svg:viewBox="0 0 110 50" draw:points="61,50 110,0 0,0">
          <text:p/>
        </draw:polygon>
        <draw:polygon draw:style-name="gr34" draw:text-style-name="P13" draw:layer="layout" svg:width="0.075cm" svg:height="0.075cm" svg:x="9.011cm" svg:y="3.518cm" svg:viewBox="0 0 76 76" draw:points="0,0 76,76 76,7">
          <text:p/>
        </draw:polygon>
        <draw:polygon draw:style-name="gr34" draw:text-style-name="P13" draw:layer="layout" svg:width="0.297cm" svg:height="0.149cm" svg:x="7.007cm" svg:y="3.147cm" svg:viewBox="0 0 298 150" draw:points="298,150 148,0 0,150">
          <text:p/>
        </draw:polygon>
        <draw:polygon draw:style-name="gr34" draw:text-style-name="P13" draw:layer="layout" svg:width="0.069cm" svg:height="0.025cm" svg:x="6.858cm" svg:y="2.825cm" svg:viewBox="0 0 70 26" draw:points="26,0 0,26 70,26">
          <text:p/>
        </draw:polygon>
        <draw:polygon draw:style-name="gr34" draw:text-style-name="P13" draw:layer="layout" svg:width="0.297cm" svg:height="0.297cm" svg:x="5.521cm" svg:y="2.108cm" svg:viewBox="0 0 298 298" draw:points="0,298 298,298 298,0">
          <text:p/>
        </draw:polygon>
        <draw:polygon draw:style-name="gr34" draw:text-style-name="P13" draw:layer="layout" svg:width="0.149cm" svg:height="0.297cm" svg:x="5.818cm" svg:y="2.405cm" svg:viewBox="0 0 150 298" draw:points="150,149 0,0 0,298">
          <text:p/>
        </draw:polygon>
        <draw:polygon draw:style-name="gr35" draw:text-style-name="P13" draw:layer="layout" svg:width="0.148cm" svg:height="0.297cm" svg:x="9.235cm" svg:y="3.89cm" svg:viewBox="0 0 149 298" draw:points="0,150 149,298 149,0">
          <text:p/>
        </draw:polygon>
        <draw:polygon draw:style-name="gr36" draw:text-style-name="P2" draw:layer="layout" svg:width="0.148cm" svg:height="0.297cm" svg:x="9.235cm" svg:y="3.89cm" svg:viewBox="0 0 149 298" draw:points="0,150 149,298 149,0">
          <text:p/>
        </draw:polygon>
        <draw:polygon draw:style-name="gr34" draw:text-style-name="P13" draw:layer="layout" svg:width="0.297cm" svg:height="0.149cm" svg:x="5.521cm" svg:y="1.959cm" svg:viewBox="0 0 298 150" draw:points="149,0 0,150 298,150">
          <text:p/>
        </draw:polygon>
        <draw:polygon draw:style-name="gr34" draw:text-style-name="P13" draw:layer="layout" svg:width="0.034cm" svg:height="0.034cm" svg:x="8.789cm" svg:y="4.187cm" svg:viewBox="0 0 35 35" draw:points="35,35 0,0 0,31">
          <text:p/>
        </draw:polygon>
        <draw:polygon draw:style-name="gr34" draw:text-style-name="P13" draw:layer="layout" svg:width="0.013cm" svg:height="0.012cm" svg:x="7.885cm" svg:y="3.284cm" svg:viewBox="0 0 14 13" draw:points="0,0 14,13 14,4">
          <text:p/>
        </draw:polygon>
        <draw:polygon draw:style-name="gr34" draw:text-style-name="P13" draw:layer="layout" svg:width="0.297cm" svg:height="0.297cm" svg:x="7.304cm" svg:y="3.296cm" svg:viewBox="0 0 298 298" draw:points="0,298 298,298 298,0">
          <text:p/>
        </draw:polygon>
        <draw:polygon draw:style-name="gr34" draw:text-style-name="P13" draw:layer="layout" svg:width="0.148cm" svg:height="0.149cm" svg:x="6.264cm" svg:y="2.553cm" svg:viewBox="0 0 149 150" draw:points="149,0 0,0 149,150">
          <text:p/>
        </draw:polygon>
        <draw:polygon draw:style-name="gr34" draw:text-style-name="P13" draw:layer="layout" svg:width="0.297cm" svg:height="0.148cm" svg:x="5.818cm" svg:y="2.405cm" svg:viewBox="0 0 298 149" draw:points="0,0 149,149 298,0">
          <text:p/>
        </draw:polygon>
        <draw:polygon draw:style-name="gr34" draw:text-style-name="P13" draw:layer="layout" svg:width="0.149cm" svg:height="0.149cm" svg:x="5.521cm" svg:y="1.959cm" svg:viewBox="0 0 150 150" draw:points="150,0 0,0 0,150">
          <text:p/>
        </draw:polygon>
        <draw:polygon draw:style-name="gr34" draw:text-style-name="P13" draw:layer="layout" svg:width="0.148cm" svg:height="0.148cm" svg:x="5.373cm" svg:y="1.811cm" svg:viewBox="0 0 149 149" draw:points="0,149 149,149 149,0">
          <text:p/>
        </draw:polygon>
        <draw:polygon draw:style-name="gr34" draw:text-style-name="P13" draw:layer="layout" svg:width="0.297cm" svg:height="0.148cm" svg:x="5.818cm" svg:y="2.702cm" svg:viewBox="0 0 298 149" draw:points="149,149 298,0 0,0">
          <text:p/>
        </draw:polygon>
        <draw:polygon draw:style-name="gr34" draw:text-style-name="P13" draw:layer="layout" svg:width="0.297cm" svg:height="0.149cm" svg:x="4.63cm" svg:y="1.216cm" svg:viewBox="0 0 298 150" draw:points="0,0 149,150 298,0">
          <text:p/>
        </draw:polygon>
        <draw:polygon draw:style-name="gr34" draw:text-style-name="P13" draw:layer="layout" svg:width="0.297cm" svg:height="0.149cm" svg:x="6.115cm" svg:y="2.553cm" svg:viewBox="0 0 298 150" draw:points="149,0 0,150 298,150">
          <text:p/>
        </draw:polygon>
        <draw:polygon draw:style-name="gr34" draw:text-style-name="P13" draw:layer="layout" svg:width="0.297cm" svg:height="0.149cm" svg:x="5.224cm" svg:y="1.959cm" svg:viewBox="0 0 298 150" draw:points="298,150 149,0 0,150">
          <text:p/>
        </draw:polygon>
        <draw:polygon draw:style-name="gr34" draw:text-style-name="P13" draw:layer="layout" svg:width="0.297cm" svg:height="0.297cm" svg:x="6.115cm" svg:y="2.702cm" svg:viewBox="0 0 298 298" draw:points="0,0 0,298 298,0">
          <text:p/>
        </draw:polygon>
        <draw:polygon draw:style-name="gr34" draw:text-style-name="P13" draw:layer="layout" svg:width="0.297cm" svg:height="0.148cm" svg:x="5.224cm" svg:y="1.811cm" svg:viewBox="0 0 298 149" draw:points="0,0 149,149 298,0">
          <text:p/>
        </draw:polygon>
        <draw:polygon draw:style-name="gr34" draw:text-style-name="P13" draw:layer="layout" svg:width="0.134cm" svg:height="0.063cm" svg:x="5.833cm" svg:y="2.85cm" svg:viewBox="0 0 135 64" draw:points="71,64 135,0 0,0">
          <text:p/>
        </draw:polygon>
        <draw:polygon draw:style-name="gr34" draw:text-style-name="P13" draw:layer="layout" svg:width="0.297cm" svg:height="0.149cm" svg:x="5.818cm" svg:y="2.553cm" svg:viewBox="0 0 298 150" draw:points="298,150 149,0 0,150">
          <text:p/>
        </draw:polygon>
        <draw:polygon draw:style-name="gr34" draw:text-style-name="P13" draw:layer="layout" svg:width="0.148cm" svg:height="0.148cm" svg:x="5.967cm" svg:y="2.405cm" svg:viewBox="0 0 149 149" draw:points="0,149 149,149 149,0">
          <text:p/>
        </draw:polygon>
        <draw:polygon draw:style-name="gr34" draw:text-style-name="P13" draw:layer="layout" svg:width="0.148cm" svg:height="0.149cm" svg:x="8.195cm" svg:y="3.89cm" svg:viewBox="0 0 149 150" draw:points="0,150 149,150 0,0">
          <text:p/>
        </draw:polygon>
        <draw:polygon draw:style-name="gr34" draw:text-style-name="P13" draw:layer="layout" svg:width="0.149cm" svg:height="0.149cm" svg:x="6.115cm" svg:y="2.553cm" svg:viewBox="0 0 150 150" draw:points="150,0 0,0 0,150">
          <text:p/>
        </draw:polygon>
        <draw:polygon draw:style-name="gr34" draw:text-style-name="P13" draw:layer="layout" svg:width="0.149cm" svg:height="0.148cm" svg:x="6.115cm" svg:y="2.405cm" svg:viewBox="0 0 150 149" draw:points="0,149 150,149 0,0">
          <text:p/>
        </draw:polygon>
        <draw:polygon draw:style-name="gr34" draw:text-style-name="P13" draw:layer="layout" svg:width="0.148cm" svg:height="0.297cm" svg:x="5.67cm" svg:y="2.405cm" svg:viewBox="0 0 149 298" draw:points="149,0 0,149 149,298">
          <text:p/>
        </draw:polygon>
        <draw:polygon draw:style-name="gr34" draw:text-style-name="P13" draw:layer="layout" svg:width="0.148cm" svg:height="0.149cm" svg:x="5.373cm" svg:y="1.959cm" svg:viewBox="0 0 149 150" draw:points="149,0 0,0 149,150">
          <text:p/>
        </draw:polygon>
        <draw:polygon draw:style-name="gr34" draw:text-style-name="P13" draw:layer="layout" svg:width="0.297cm" svg:height="0.298cm" svg:x="4.927cm" svg:y="1.513cm" svg:viewBox="0 0 298 299" draw:points="0,0 0,299 298,0">
          <text:p/>
        </draw:polygon>
        <draw:polygon draw:style-name="gr34" draw:text-style-name="P13" draw:layer="layout" svg:width="0.148cm" svg:height="0.148cm" svg:x="7.007cm" svg:y="3.296cm" svg:viewBox="0 0 149 149" draw:points="0,149 149,149 0,0">
          <text:p/>
        </draw:polygon>
        <draw:polygon draw:style-name="gr34" draw:text-style-name="P13" draw:layer="layout" svg:width="0.072cm" svg:height="0.147cm" svg:x="5.449cm" svg:y="2.405cm" svg:viewBox="0 0 73 148" draw:points="73,148 73,0 0,73">
          <text:p/>
        </draw:polygon>
        <draw:polygon draw:style-name="gr34" draw:text-style-name="P13" draw:layer="layout" svg:width="0.149cm" svg:height="0.297cm" svg:x="7.155cm" svg:y="3.296cm" svg:viewBox="0 0 150 298" draw:points="150,0 0,149 150,298">
          <text:p/>
        </draw:polygon>
        <draw:polygon draw:style-name="gr34" draw:text-style-name="P13" draw:layer="layout" svg:width="0.126cm" svg:height="0.149cm" svg:x="8.492cm" svg:y="3.444cm" svg:viewBox="0 0 127 150" draw:points="0,0 0,150 127,23">
          <text:p/>
        </draw:polygon>
        <draw:polygon draw:style-name="gr34" draw:text-style-name="P13" draw:layer="layout" svg:width="0.149cm" svg:height="0.297cm" svg:x="6.858cm" svg:y="2.999cm" svg:viewBox="0 0 150 298" draw:points="150,0 0,149 150,298">
          <text:p/>
        </draw:polygon>
        <draw:polygon draw:style-name="gr34" draw:text-style-name="P13" draw:layer="layout" svg:width="0.066cm" svg:height="0.103cm" svg:x="7.007cm" svg:y="2.896cm" svg:viewBox="0 0 67 104" draw:points="0,0 0,104 67,37">
          <text:p/>
        </draw:polygon>
        <draw:polygon draw:style-name="gr34" draw:text-style-name="P13" draw:layer="layout" svg:width="0.047cm" svg:height="0.023cm" svg:x="7.155cm" svg:y="2.976cm" svg:viewBox="0 0 48 24" draw:points="0,0 0,24 48,24">
          <text:p/>
        </draw:polygon>
        <draw:polygon draw:style-name="gr34" draw:text-style-name="P13" draw:layer="layout" svg:width="0.148cm" svg:height="0.148cm" svg:x="7.007cm" svg:y="2.999cm" svg:viewBox="0 0 149 149" draw:points="149,149 149,0 0,0">
          <text:p/>
        </draw:polygon>
        <draw:polygon draw:style-name="gr34" draw:text-style-name="P13" draw:layer="layout" svg:width="0.148cm" svg:height="0.297cm" svg:x="5.967cm" svg:y="2.702cm" svg:viewBox="0 0 149 298" draw:points="149,0 0,149 149,298">
          <text:p/>
        </draw:polygon>
        <draw:polygon draw:style-name="gr34" draw:text-style-name="P13" draw:layer="layout" svg:width="0.047cm" svg:height="0.125cm" svg:x="4.435cm" svg:y="1.068cm" svg:viewBox="0 0 48 126" draw:points="48,126 48,0 0,47">
          <text:p/>
        </draw:polygon>
        <draw:polygon draw:style-name="gr34" draw:text-style-name="P13" draw:layer="layout" svg:width="0.093cm" svg:height="0.136cm" svg:x="4.686cm" svg:y="1.513cm" svg:viewBox="0 0 94 137" draw:points="94,137 94,0 0,0">
          <text:p/>
        </draw:polygon>
        <draw:polygon draw:style-name="gr34" draw:text-style-name="P13" draw:layer="layout" svg:width="0.07cm" svg:height="0.135cm" svg:x="5.748cm" svg:y="2.702cm" svg:viewBox="0 0 71 136" draw:points="71,136 71,0 0,71">
          <text:p/>
        </draw:polygon>
        <draw:polygon draw:style-name="gr34" draw:text-style-name="P13" draw:layer="layout" svg:width="0.087cm" svg:height="0.053cm" svg:x="4.63cm" svg:y="0.569cm" svg:viewBox="0 0 88 54" draw:points="53,0 0,54 88,54">
          <text:p/>
        </draw:polygon>
        <draw:polygon draw:style-name="gr34" draw:text-style-name="P13" draw:layer="layout" svg:width="0.297cm" svg:height="0.297cm" svg:x="8.789cm" svg:y="3.593cm" svg:viewBox="0 0 298 298" draw:points="298,298 298,0 0,298">
          <text:p/>
        </draw:polygon>
        <draw:polygon draw:style-name="gr34" draw:text-style-name="P13" draw:layer="layout" svg:width="0.064cm" svg:height="0.068cm" svg:x="9.086cm" svg:y="3.525cm" svg:viewBox="0 0 65 69" draw:points="0,0 0,69 65,4">
          <text:p/>
        </draw:polygon>
        <draw:polygon draw:style-name="gr34" draw:text-style-name="P13" draw:layer="layout" svg:width="0.297cm" svg:height="0.297cm" svg:x="8.195cm" svg:y="3.593cm" svg:viewBox="0 0 298 298" draw:points="298,298 298,0 0,298">
          <text:p/>
        </draw:polygon>
        <draw:polygon draw:style-name="gr34" draw:text-style-name="P13" draw:layer="layout" svg:width="0.125cm" svg:height="0.201cm" svg:x="6.585cm" svg:y="3.296cm" svg:viewBox="0 0 126 202" draw:points="126,202 126,0 0,125">
          <text:p/>
        </draw:polygon>
        <draw:polygon draw:style-name="gr34" draw:text-style-name="P13" draw:layer="layout" svg:width="0.149cm" svg:height="0.148cm" svg:x="4.63cm" svg:y="0.771cm" svg:viewBox="0 0 150 149" draw:points="150,149 150,0 0,149">
          <text:p/>
        </draw:polygon>
        <draw:polygon draw:style-name="gr34" draw:text-style-name="P13" draw:layer="layout" svg:width="0.297cm" svg:height="0.148cm" svg:x="5.224cm" svg:y="2.108cm" svg:viewBox="0 0 298 149" draw:points="149,149 298,0 0,0">
          <text:p/>
        </draw:polygon>
        <draw:polygon draw:style-name="gr34" draw:text-style-name="P13" draw:layer="layout" svg:width="0.149cm" svg:height="0.149cm" svg:x="9.086cm" svg:y="3.89cm" svg:viewBox="0 0 150 150" draw:points="0,150 150,150 0,0">
          <text:p/>
        </draw:polygon>
        <draw:polygon draw:style-name="gr34" draw:text-style-name="P13" draw:layer="layout" svg:width="0.055cm" svg:height="0.06cm" svg:x="9.031cm" svg:y="4.187cm" svg:viewBox="0 0 56 61" draw:points="56,61 56,0 0,56">
          <text:p/>
        </draw:polygon>
        <draw:polygon draw:style-name="gr34" draw:text-style-name="P13" draw:layer="layout" svg:width="0.103cm" svg:height="0.136cm" svg:x="7.795cm" svg:y="3.89cm" svg:viewBox="0 0 104 137" draw:points="104,137 104,0 0,104">
          <text:p/>
        </draw:polygon>
        <draw:polygon draw:style-name="gr34" draw:text-style-name="P13" draw:layer="layout" svg:width="0.126cm" svg:height="0.059cm" svg:x="5.967cm" svg:y="2.197cm" svg:viewBox="0 0 127 60" draw:points="60,0 0,60 127,60">
          <text:p/>
        </draw:polygon>
        <draw:polygon draw:style-name="gr34" draw:text-style-name="P13" draw:layer="layout" svg:width="0.138cm" svg:height="0.075cm" svg:x="5.224cm" svg:y="1.438cm" svg:viewBox="0 0 139 76" draw:points="76,0 0,76 139,76">
          <text:p/>
        </draw:polygon>
        <draw:polygon draw:style-name="gr34" draw:text-style-name="P13" draw:layer="layout" svg:width="0.148cm" svg:height="0.149cm" svg:x="5.967cm" svg:y="2.553cm" svg:viewBox="0 0 149 150" draw:points="149,0 0,0 149,150">
          <text:p/>
        </draw:polygon>
        <draw:polygon draw:style-name="gr34" draw:text-style-name="P13" draw:layer="layout" svg:width="0.297cm" svg:height="0.297cm" svg:x="5.521cm" svg:y="2.108cm" svg:viewBox="0 0 298 298" draw:points="0,0 0,298 298,0">
          <text:p/>
        </draw:polygon>
        <draw:polygon draw:style-name="gr34" draw:text-style-name="P13" draw:layer="layout" svg:width="0.297cm" svg:height="0.297cm" svg:x="7.304cm" svg:y="3.296cm" svg:viewBox="0 0 298 298" draw:points="0,0 0,298 298,0">
          <text:p/>
        </draw:polygon>
        <draw:polygon draw:style-name="gr34" draw:text-style-name="P13" draw:layer="layout" svg:width="0.297cm" svg:height="0.297cm" svg:x="7.601cm" svg:y="3.593cm" svg:viewBox="0 0 298 298" draw:points="298,298 298,0 0,298">
          <text:p/>
        </draw:polygon>
        <draw:polygon draw:style-name="gr34" draw:text-style-name="P13" draw:layer="layout" svg:width="0.097cm" svg:height="0.065cm" svg:x="4.087cm" svg:y="0.474cm" svg:viewBox="0 0 98 66" draw:points="32,66 98,0 0,0">
          <text:p/>
        </draw:polygon>
        <draw:polygon draw:style-name="gr34" draw:text-style-name="P13" draw:layer="layout" svg:width="0.019cm" svg:height="0.05cm" svg:x="4.779cm" svg:y="0.721cm" svg:viewBox="0 0 20 51" draw:points="0,0 0,51 20,31">
          <text:p/>
        </draw:polygon>
        <draw:polygon draw:style-name="gr34" draw:text-style-name="P13" draw:layer="layout" svg:width="0.149cm" svg:height="0.148cm" svg:x="9.086cm" svg:y="3.593cm" svg:viewBox="0 0 150 149" draw:points="150,149 150,0 0,0">
          <text:p/>
        </draw:polygon>
        <draw:polygon draw:style-name="gr35" draw:text-style-name="P13" draw:layer="layout" svg:width="0.055cm" svg:height="0.056cm" svg:x="9.328cm" svg:y="3.537cm" svg:viewBox="0 0 56 57" draw:points="0,0 56,57 56,2">
          <text:p/>
        </draw:polygon>
        <draw:polygon draw:style-name="gr36" draw:text-style-name="P2" draw:layer="layout" svg:width="0.055cm" svg:height="0.056cm" svg:x="9.328cm" svg:y="3.537cm" svg:viewBox="0 0 56 57" draw:points="0,0 56,57 56,2">
          <text:p/>
        </draw:polygon>
        <draw:polygon draw:style-name="gr34" draw:text-style-name="P13" draw:layer="layout" svg:width="0.149cm" svg:height="0.297cm" svg:x="6.412cm" svg:y="2.702cm" svg:viewBox="0 0 150 298" draw:points="0,298 150,149 0,0">
          <text:p/>
        </draw:polygon>
        <draw:polygon draw:style-name="gr34" draw:text-style-name="P13" draw:layer="layout" svg:width="0.074cm" svg:height="0.047cm" svg:x="4.408cm" svg:y="1.068cm" svg:viewBox="0 0 75 48" draw:points="28,48 75,0 0,0">
          <text:p/>
        </draw:polygon>
        <draw:polygon draw:style-name="gr34" draw:text-style-name="P13" draw:layer="layout" svg:width="0.072cm" svg:height="0.021cm" svg:x="7.452cm" svg:y="3.126cm" svg:viewBox="0 0 73 22" draw:points="21,0 0,22 73,22">
          <text:p/>
        </draw:polygon>
        <draw:polygon draw:style-name="gr34" draw:text-style-name="P13" draw:layer="layout" svg:width="0.063cm" svg:height="0.063cm" svg:x="9.086cm" svg:y="4.187cm" svg:viewBox="0 0 64 64" draw:points="64,64 0,0 0,61">
          <text:p/>
        </draw:polygon>
        <draw:polygon draw:style-name="gr34" draw:text-style-name="P13" draw:layer="layout" svg:width="0.148cm" svg:height="0.297cm" svg:x="6.71cm" svg:y="2.999cm" svg:viewBox="0 0 149 298" draw:points="0,298 149,149 0,0">
          <text:p/>
        </draw:polygon>
        <draw:polygon draw:style-name="gr34" draw:text-style-name="P13" draw:layer="layout" svg:width="0.149cm" svg:height="0.148cm" svg:x="6.858cm" svg:y="3.296cm" svg:viewBox="0 0 150 149" draw:points="0,149 150,149 150,0">
          <text:p/>
        </draw:polygon>
        <draw:polygon draw:style-name="gr34" draw:text-style-name="P13" draw:layer="layout" svg:width="0.148cm" svg:height="0.148cm" svg:x="6.71cm" svg:y="3.296cm" svg:viewBox="0 0 149 149" draw:points="149,149 149,0 0,0">
          <text:p/>
        </draw:polygon>
        <draw:polygon draw:style-name="gr34" draw:text-style-name="P13" draw:layer="layout" svg:width="0.298cm" svg:height="0.297cm" svg:x="6.412cm" svg:y="2.999cm" svg:viewBox="0 0 299 298" draw:points="299,0 0,0 0,298">
          <text:p/>
        </draw:polygon>
        <draw:polygon draw:style-name="gr34" draw:text-style-name="P13" draw:layer="layout" svg:width="0.046cm" svg:height="0.069cm" svg:x="6.961cm" svg:y="3.593cm" svg:viewBox="0 0 47 70" draw:points="47,70 47,0 0,46">
          <text:p/>
        </draw:polygon>
        <draw:polygon draw:style-name="gr34" draw:text-style-name="P13" draw:layer="layout" svg:width="0.041cm" svg:height="0.064cm" svg:x="4.589cm" svg:y="1.365cm" svg:viewBox="0 0 42 65" draw:points="42,65 42,0 0,0">
          <text:p/>
        </draw:polygon>
        <draw:polygon draw:style-name="gr34" draw:text-style-name="P13" draw:layer="layout" svg:width="0.016cm" svg:height="0.02cm" svg:x="5.224cm" svg:y="1.345cm" svg:viewBox="0 0 17 21" draw:points="0,0 0,21 17,21">
          <text:p/>
        </draw:polygon>
        <draw:polygon draw:style-name="gr34" draw:text-style-name="P13" draw:layer="layout" svg:width="0.149cm" svg:height="0.297cm" svg:x="7.452cm" svg:y="3.593cm" svg:viewBox="0 0 150 298" draw:points="150,0 0,149 150,298">
          <text:p/>
        </draw:polygon>
        <draw:polygon draw:style-name="gr34" draw:text-style-name="P13" draw:layer="layout" svg:width="0.149cm" svg:height="0.149cm" svg:x="8.046cm" svg:y="3.444cm" svg:viewBox="0 0 150 150" draw:points="150,0 0,0 150,150">
          <text:p/>
        </draw:polygon>
        <draw:polygon draw:style-name="gr34" draw:text-style-name="P13" draw:layer="layout" svg:width="0.149cm" svg:height="0.149cm" svg:x="8.64cm" svg:y="3.741cm" svg:viewBox="0 0 150 150" draw:points="0,0 0,150 150,150">
          <text:p/>
        </draw:polygon>
        <draw:polygon draw:style-name="gr35" draw:text-style-name="P13" draw:layer="layout" svg:width="0.297cm" svg:height="0.149cm" svg:x="9.086cm" svg:y="3.89cm" svg:viewBox="0 0 298 150" draw:points="0,0 149,150 298,0">
          <text:p/>
        </draw:polygon>
        <draw:polygon draw:style-name="gr36" draw:text-style-name="P2" draw:layer="layout" svg:width="0.297cm" svg:height="0.149cm" svg:x="9.086cm" svg:y="3.89cm" svg:viewBox="0 0 298 150" draw:points="0,0 149,150 298,0">
          <text:p/>
        </draw:polygon>
        <draw:polygon draw:style-name="gr34" draw:text-style-name="P13" draw:layer="layout" svg:width="0.148cm" svg:height="0.297cm" svg:x="4.779cm" svg:y="1.216cm" svg:viewBox="0 0 149 298" draw:points="0,150 149,298 149,0">
          <text:p/>
        </draw:polygon>
        <draw:polygon draw:style-name="gr34" draw:text-style-name="P13" draw:layer="layout" svg:width="0.148cm" svg:height="0.149cm" svg:x="7.007cm" svg:y="3.444cm" svg:viewBox="0 0 149 150" draw:points="149,0 0,0 0,150">
          <text:p/>
        </draw:polygon>
        <draw:polygon draw:style-name="gr34" draw:text-style-name="P13" draw:layer="layout" svg:width="0.148cm" svg:height="0.148cm" svg:x="7.304cm" svg:y="3.593cm" svg:viewBox="0 0 149 149" draw:points="0,149 149,149 0,0">
          <text:p/>
        </draw:polygon>
        <draw:polygon draw:style-name="gr34" draw:text-style-name="P13" draw:layer="layout" svg:width="0.148cm" svg:height="0.297cm" svg:x="6.264cm" svg:y="2.999cm" svg:viewBox="0 0 149 298" draw:points="149,0 0,149 149,298">
          <text:p/>
        </draw:polygon>
        <draw:polygon draw:style-name="gr35" draw:text-style-name="P13" draw:layer="layout" svg:width="0.297cm" svg:height="0.148cm" svg:x="9.086cm" svg:y="4.039cm" svg:viewBox="0 0 298 149" draw:points="298,149 149,0 0,149">
          <text:p/>
        </draw:polygon>
        <draw:polygon draw:style-name="gr36" draw:text-style-name="P2" draw:layer="layout" svg:width="0.297cm" svg:height="0.148cm" svg:x="9.086cm" svg:y="4.039cm" svg:viewBox="0 0 298 149" draw:points="298,149 149,0 0,149">
          <text:p/>
        </draw:polygon>
        <draw:polygon draw:style-name="gr34" draw:text-style-name="P13" draw:layer="layout" svg:width="0.149cm" svg:height="0.297cm" svg:x="4.63cm" svg:y="0.622cm" svg:viewBox="0 0 150 298" draw:points="150,150 0,0 0,298">
          <text:p/>
        </draw:polygon>
        <draw:polygon draw:style-name="gr34" draw:text-style-name="P13" draw:layer="layout" svg:width="0.297cm" svg:height="0.149cm" svg:x="8.789cm" svg:y="3.89cm" svg:viewBox="0 0 298 150" draw:points="148,150 298,0 0,0">
          <text:p/>
        </draw:polygon>
        <draw:polygon draw:style-name="gr34" draw:text-style-name="P13" draw:layer="layout" svg:width="0.148cm" svg:height="0.149cm" svg:x="7.898cm" svg:y="3.89cm" svg:viewBox="0 0 149 150" draw:points="149,150 149,0 0,0">
          <text:p/>
        </draw:polygon>
        <draw:polygon draw:style-name="gr35" draw:text-style-name="P13" draw:layer="layout" svg:width="0.297cm" svg:height="0.149cm" svg:x="9.086cm" svg:y="3.741cm" svg:viewBox="0 0 298 150" draw:points="149,0 0,150 298,150">
          <text:p/>
        </draw:polygon>
        <draw:polygon draw:style-name="gr36" draw:text-style-name="P2" draw:layer="layout" svg:width="0.297cm" svg:height="0.149cm" svg:x="9.086cm" svg:y="3.741cm" svg:viewBox="0 0 298 150" draw:points="149,0 0,150 298,150">
          <text:p/>
        </draw:polygon>
        <draw:polygon draw:style-name="gr34" draw:text-style-name="P13" draw:layer="layout" svg:width="0.149cm" svg:height="0.149cm" svg:x="8.046cm" svg:y="3.741cm" svg:viewBox="0 0 150 150" draw:points="0,0 0,150 150,150">
          <text:p/>
        </draw:polygon>
        <draw:polygon draw:style-name="gr34" draw:text-style-name="P13" draw:layer="layout" svg:width="0.149cm" svg:height="0.149cm" svg:x="6.858cm" svg:y="3.444cm" svg:viewBox="0 0 150 150" draw:points="150,0 0,0 150,150">
          <text:p/>
        </draw:polygon>
        <draw:polygon draw:style-name="gr34" draw:text-style-name="P13" draw:layer="layout" svg:width="0.149cm" svg:height="0.297cm" svg:x="4.927cm" svg:y="1.216cm" svg:viewBox="0 0 150 298" draw:points="0,298 150,150 0,0">
          <text:p/>
        </draw:polygon>
        <draw:polygon draw:style-name="gr34" draw:text-style-name="P13" draw:layer="layout" svg:width="0.148cm" svg:height="0.148cm" svg:x="5.076cm" svg:y="1.365cm" svg:viewBox="0 0 149 149" draw:points="149,0 0,0 149,149">
          <text:p/>
        </draw:polygon>
        <draw:polygon draw:style-name="gr34" draw:text-style-name="P13" draw:layer="layout" svg:width="0.1cm" svg:height="0.12cm" svg:x="4.779cm" svg:y="0.751cm" svg:viewBox="0 0 101 121" draw:points="19,0 0,20 101,121">
          <text:p/>
        </draw:polygon>
        <draw:polygon draw:style-name="gr34" draw:text-style-name="P13" draw:layer="layout" svg:width="0.297cm" svg:height="0.297cm" svg:x="6.115cm" svg:y="2.702cm" svg:viewBox="0 0 298 298" draw:points="0,298 298,298 298,0">
          <text:p/>
        </draw:polygon>
        <draw:polygon draw:style-name="gr34" draw:text-style-name="P13" draw:layer="layout" svg:width="0.138cm" svg:height="0.138cm" svg:x="7.007cm" svg:y="3.593cm" svg:viewBox="0 0 139 139" draw:points="139,139 0,0 0,70">
          <text:p/>
        </draw:polygon>
        <draw:polygon draw:style-name="gr34" draw:text-style-name="P13" draw:layer="layout" svg:width="0.298cm" svg:height="0.297cm" svg:x="6.412cm" svg:y="2.999cm" svg:viewBox="0 0 299 298" draw:points="299,298 299,0 0,298">
          <text:p/>
        </draw:polygon>
        <draw:polygon draw:style-name="gr34" draw:text-style-name="P13" draw:layer="layout" svg:width="0.031cm" svg:height="0.053cm" svg:x="6.233cm" svg:y="3.147cm" svg:viewBox="0 0 32 54" draw:points="32,54 32,0 0,32">
          <text:p/>
        </draw:polygon>
        <draw:polygon draw:style-name="gr34" draw:text-style-name="P13" draw:layer="layout" svg:width="0.149cm" svg:height="0.149cm" svg:x="6.858cm" svg:y="3.147cm" svg:viewBox="0 0 150 150" draw:points="0,0 0,150 150,150">
          <text:p/>
        </draw:polygon>
        <draw:polygon draw:style-name="gr34" draw:text-style-name="P13" draw:layer="layout" svg:width="0.297cm" svg:height="0.297cm" svg:x="8.789cm" svg:y="3.593cm" svg:viewBox="0 0 298 298" draw:points="298,0 0,0 0,298">
          <text:p/>
        </draw:polygon>
        <draw:polygon draw:style-name="gr35" draw:text-style-name="P13" draw:layer="layout" svg:width="0.149cm" svg:height="0.149cm" svg:x="4.333cm" svg:y="0.325cm" svg:viewBox="0 0 150 150" draw:points="150,150 150,0 0,0">
          <text:p/>
        </draw:polygon>
        <draw:polygon draw:style-name="gr36" draw:text-style-name="P2" draw:layer="layout" svg:width="0.149cm" svg:height="0.149cm" svg:x="4.333cm" svg:y="0.325cm" svg:viewBox="0 0 150 150" draw:points="150,150 150,0 0,0">
          <text:p/>
        </draw:polygon>
        <draw:polygon draw:style-name="gr34" draw:text-style-name="P13" draw:layer="layout" svg:width="0.117cm" svg:height="0.117cm" svg:x="8.672cm" svg:y="3.476cm" svg:viewBox="0 0 118 118" draw:points="0,0 118,118 118,18">
          <text:p/>
        </draw:polygon>
        <draw:polygon draw:style-name="gr34" draw:text-style-name="P13" draw:layer="layout" svg:width="0.109cm" svg:height="0.053cm" svg:x="5.818cm" svg:y="2.055cm" svg:viewBox="0 0 110 54" draw:points="53,0 0,54 110,54">
          <text:p/>
        </draw:polygon>
        <draw:polygon draw:style-name="gr35" draw:text-style-name="P13" draw:layer="layout" svg:width="0.297cm" svg:height="0.149cm" svg:x="4.036cm" svg:y="0.325cm" svg:viewBox="0 0 298 150" draw:points="148,150 298,0 0,0">
          <text:p/>
        </draw:polygon>
        <draw:polygon draw:style-name="gr36" draw:text-style-name="P2" draw:layer="layout" svg:width="0.297cm" svg:height="0.149cm" svg:x="4.036cm" svg:y="0.325cm" svg:viewBox="0 0 298 150" draw:points="148,150 298,0 0,0">
          <text:p/>
        </draw:polygon>
        <draw:polygon draw:style-name="gr34" draw:text-style-name="P13" draw:layer="layout" svg:width="0.123cm" svg:height="0.066cm" svg:x="5.25cm" svg:y="2.256cm" svg:viewBox="0 0 124 67" draw:points="57,67 124,0 0,0">
          <text:p/>
        </draw:polygon>
        <draw:polygon draw:style-name="gr35" draw:text-style-name="P13" draw:layer="layout" svg:width="0.149cm" svg:height="0.297cm" svg:x="4.333cm" svg:y="0.325cm" svg:viewBox="0 0 150 298" draw:points="150,150 0,0 0,298">
          <text:p/>
        </draw:polygon>
        <draw:polygon draw:style-name="gr36" draw:text-style-name="P2" draw:layer="layout" svg:width="0.149cm" svg:height="0.297cm" svg:x="4.333cm" svg:y="0.325cm" svg:viewBox="0 0 150 298" draw:points="150,150 0,0 0,298">
          <text:p/>
        </draw:polygon>
        <draw:polygon draw:style-name="gr34" draw:text-style-name="P13" draw:layer="layout" svg:width="0.149cm" svg:height="0.297cm" svg:x="5.224cm" svg:y="1.811cm" svg:viewBox="0 0 150 298" draw:points="150,149 0,0 0,298">
          <text:p/>
        </draw:polygon>
        <draw:polygon draw:style-name="gr34" draw:text-style-name="P13" draw:layer="layout" svg:width="0.07cm" svg:height="0.031cm" svg:x="6.194cm" svg:y="3.147cm" svg:viewBox="0 0 71 32" draw:points="40,32 71,0 0,0">
          <text:p/>
        </draw:polygon>
        <draw:polygon draw:style-name="gr34" draw:text-style-name="P13" draw:layer="layout" svg:width="0.053cm" svg:height="0.103cm" svg:x="5.818cm" svg:y="2.005cm" svg:viewBox="0 0 54 104" draw:points="0,0 0,104 54,50">
          <text:p/>
        </draw:polygon>
        <draw:polygon draw:style-name="gr34" draw:text-style-name="P13" draw:layer="layout" svg:width="0.149cm" svg:height="0.148cm" svg:x="5.521cm" svg:y="1.811cm" svg:viewBox="0 0 150 149" draw:points="0,149 150,149 0,0">
          <text:p/>
        </draw:polygon>
        <draw:polygon draw:style-name="gr34" draw:text-style-name="P13" draw:layer="layout" svg:width="0.102cm" svg:height="0.051cm" svg:x="5.67cm" svg:y="1.908cm" svg:viewBox="0 0 103 52" draw:points="51,0 0,52 103,52">
          <text:p/>
        </draw:polygon>
        <draw:polygon draw:style-name="gr34" draw:text-style-name="P13" draw:layer="layout" svg:width="0.149cm" svg:height="0.297cm" svg:x="9.086cm" svg:y="3.593cm" svg:viewBox="0 0 150 298" draw:points="0,298 150,149 0,0">
          <text:p/>
        </draw:polygon>
        <draw:polygon draw:style-name="gr34" draw:text-style-name="P13" draw:layer="layout" svg:width="0.147cm" svg:height="0.074cm" svg:x="5.523cm" svg:y="2.553cm" svg:viewBox="0 0 148 75" draw:points="73,75 148,0 0,0">
          <text:p/>
        </draw:polygon>
        <draw:polygon draw:style-name="gr34" draw:text-style-name="P13" draw:layer="layout" svg:width="0.117cm" svg:height="0.063cm" svg:x="5.373cm" svg:y="1.599cm" svg:viewBox="0 0 118 64" draw:points="62,0 0,64 118,64">
          <text:p/>
        </draw:polygon>
        <draw:polygon draw:style-name="gr34" draw:text-style-name="P13" draw:layer="layout" svg:width="0.139cm" svg:height="0.072cm" svg:x="5.382cm" svg:y="2.405cm" svg:viewBox="0 0 140 73" draw:points="67,73 140,0 0,0">
          <text:p/>
        </draw:polygon>
        <draw:polygon draw:style-name="gr35" draw:text-style-name="P13" draw:layer="layout" svg:width="0.148cm" svg:height="0.297cm" svg:x="9.235cm" svg:y="3.593cm" svg:viewBox="0 0 149 298" draw:points="149,0 0,149 149,298">
          <text:p/>
        </draw:polygon>
        <draw:polygon draw:style-name="gr36" draw:text-style-name="P2" draw:layer="layout" svg:width="0.148cm" svg:height="0.297cm" svg:x="9.235cm" svg:y="3.593cm" svg:viewBox="0 0 149 298" draw:points="149,0 0,149 149,298">
          <text:p/>
        </draw:polygon>
        <draw:polygon draw:style-name="gr34" draw:text-style-name="P13" draw:layer="layout" svg:width="0.297cm" svg:height="0.298cm" svg:x="4.927cm" svg:y="1.513cm" svg:viewBox="0 0 298 299" draw:points="0,299 298,299 298,0">
          <text:p/>
        </draw:polygon>
        <draw:polygon draw:style-name="gr34" draw:text-style-name="P13" draw:layer="layout" svg:width="0.031cm" svg:height="0.03cm" svg:x="6.412cm" svg:y="3.296cm" svg:viewBox="0 0 32 31" draw:points="32,31 0,0 0,10">
          <text:p/>
        </draw:polygon>
        <draw:polygon draw:style-name="gr34" draw:text-style-name="P13" draw:layer="layout" svg:width="0.297cm" svg:height="0.297cm" svg:x="7.601cm" svg:y="3.593cm" svg:viewBox="0 0 298 298" draw:points="298,0 0,0 0,298">
          <text:p/>
        </draw:polygon>
        <draw:polygon draw:style-name="gr34" draw:text-style-name="P13" draw:layer="layout" svg:width="0.027cm" svg:height="0.03cm" svg:x="8.762cm" svg:y="4.187cm" svg:viewBox="0 0 28 31" draw:points="28,31 28,0 0,27">
          <text:p/>
        </draw:polygon>
        <draw:polygon draw:style-name="gr34" draw:text-style-name="P13" draw:layer="layout" svg:width="0.056cm" svg:height="0.059cm" svg:x="9.235cm" svg:y="3.534cm" svg:viewBox="0 0 57 60" draw:points="0,0 0,60 57,2">
          <text:p/>
        </draw:polygon>
        <draw:polygon draw:style-name="gr34" draw:text-style-name="P13" draw:layer="layout" svg:width="0.025cm" svg:height="0.006cm" svg:x="7.898cm" svg:y="3.29cm" svg:viewBox="0 0 26 7" draw:points="6,0 0,7 26,7">
          <text:p/>
        </draw:polygon>
        <draw:polygon draw:style-name="gr34" draw:text-style-name="P13" draw:layer="layout" svg:width="0.297cm" svg:height="0.297cm" svg:x="7.601cm" svg:y="3.296cm" svg:viewBox="0 0 298 298" draw:points="298,298 298,0 0,0">
          <text:p/>
        </draw:polygon>
        <draw:polygon draw:style-name="gr34" draw:text-style-name="P13" draw:layer="layout" svg:width="0.297cm" svg:height="0.297cm" svg:x="8.195cm" svg:y="3.593cm" svg:viewBox="0 0 298 298" draw:points="298,0 0,0 0,298">
          <text:p/>
        </draw:polygon>
        <draw:polygon draw:style-name="gr34" draw:text-style-name="P13" draw:layer="layout" svg:width="0.149cm" svg:height="0.148cm" svg:x="9.086cm" svg:y="4.039cm" svg:viewBox="0 0 150 149" draw:points="150,0 0,0 0,149">
          <text:p/>
        </draw:polygon>
        <draw:polygon draw:style-name="gr34" draw:text-style-name="P13" draw:layer="layout" svg:width="0.148cm" svg:height="0.297cm" svg:x="5.076cm" svg:y="1.811cm" svg:viewBox="0 0 149 298" draw:points="149,0 0,149 149,298">
          <text:p/>
        </draw:polygon>
        <draw:polygon draw:style-name="gr34" draw:text-style-name="P13" draw:layer="layout" svg:width="0.148cm" svg:height="0.149cm" svg:x="8.492cm" svg:y="3.89cm" svg:viewBox="0 0 149 150" draw:points="149,150 149,0 0,0">
          <text:p/>
        </draw:polygon>
        <draw:polygon draw:style-name="gr34" draw:text-style-name="P13" draw:layer="layout" svg:width="0.148cm" svg:height="0.297cm" svg:x="8.789cm" svg:y="3.89cm" svg:viewBox="0 0 149 298" draw:points="0,298 149,150 0,0">
          <text:p/>
        </draw:polygon>
        <draw:polygon draw:style-name="gr34" draw:text-style-name="P13" draw:layer="layout" svg:width="0.297cm" svg:height="0.148cm" svg:x="7.007cm" svg:y="3.296cm" svg:viewBox="0 0 298 149" draw:points="148,149 298,0 0,0">
          <text:p/>
        </draw:polygon>
        <draw:polygon draw:style-name="gr34" draw:text-style-name="P13" draw:layer="layout" svg:width="0.149cm" svg:height="0.148cm" svg:x="8.937cm" svg:y="4.039cm" svg:viewBox="0 0 150 149" draw:points="150,0 0,0 150,149">
          <text:p/>
        </draw:polygon>
        <draw:polygon draw:style-name="gr34" draw:text-style-name="P13" draw:layer="layout" svg:width="0.149cm" svg:height="0.148cm" svg:x="8.937cm" svg:y="4.039cm" svg:viewBox="0 0 150 149" draw:points="0,0 0,149 150,149">
          <text:p/>
        </draw:polygon>
        <draw:polygon draw:style-name="gr35" draw:text-style-name="P13" draw:layer="layout" svg:width="0.07cm" svg:height="0.072cm" svg:x="9.313cm" svg:y="4.187cm" svg:viewBox="0 0 71 73" draw:points="71,73 71,0 0,71">
          <text:p/>
        </draw:polygon>
        <draw:polygon draw:style-name="gr36" draw:text-style-name="P2" draw:layer="layout" svg:width="0.07cm" svg:height="0.072cm" svg:x="9.313cm" svg:y="4.187cm" svg:viewBox="0 0 71 73" draw:points="71,73 71,0 0,71">
          <text:p/>
        </draw:polygon>
        <draw:polygon draw:style-name="gr34" draw:text-style-name="P13" draw:layer="layout" svg:width="0.143cm" svg:height="0.09cm" svg:x="4.482cm" svg:y="0.384cm" svg:viewBox="0 0 144 91" draw:points="91,0 0,91 144,91">
          <text:p/>
        </draw:polygon>
        <draw:polygon draw:style-name="gr34" draw:text-style-name="P13" draw:layer="layout" svg:width="0.149cm" svg:height="0.149cm" svg:x="8.937cm" svg:y="3.89cm" svg:viewBox="0 0 150 150" draw:points="0,150 150,150 150,0">
          <text:p/>
        </draw:polygon>
        <draw:polygon draw:style-name="gr34" draw:text-style-name="P13" draw:layer="layout" svg:width="0.149cm" svg:height="0.149cm" svg:x="6.561cm" svg:y="2.85cm" svg:viewBox="0 0 150 150" draw:points="150,0 0,0 150,150">
          <text:p/>
        </draw:polygon>
        <draw:polygon draw:style-name="gr34" draw:text-style-name="P13" draw:layer="layout" svg:width="0.148cm" svg:height="0.297cm" svg:x="7.898cm" svg:y="3.296cm" svg:viewBox="0 0 149 298" draw:points="149,149 0,0 0,298">
          <text:p/>
        </draw:polygon>
        <draw:polygon draw:style-name="gr34" draw:text-style-name="P13" draw:layer="layout" svg:width="0.125cm" svg:height="0.084cm" svg:x="6.561cm" svg:y="2.618cm" svg:viewBox="0 0 126 85" draw:points="0,0 0,85 126,85">
          <text:p/>
        </draw:polygon>
        <draw:polygon draw:style-name="gr34" draw:text-style-name="P13" draw:layer="layout" svg:width="0.053cm" svg:height="0.14cm" svg:x="4.63cm" svg:y="0.482cm" svg:viewBox="0 0 54 141" draw:points="0,0 0,141 54,88">
          <text:p/>
        </draw:polygon>
        <draw:polygon draw:style-name="gr34" draw:text-style-name="P13" draw:layer="layout" svg:width="0.149cm" svg:height="0.298cm" svg:x="5.224cm" svg:y="1.513cm" svg:viewBox="0 0 150 299" draw:points="0,299 150,150 0,0">
          <text:p/>
        </draw:polygon>
        <draw:polygon draw:style-name="gr34" draw:text-style-name="P13" draw:layer="layout" svg:width="0.149cm" svg:height="0.149cm" svg:x="8.046cm" svg:y="3.89cm" svg:viewBox="0 0 150 150" draw:points="0,0 0,150 150,0">
          <text:p/>
        </draw:polygon>
        <draw:polygon draw:style-name="gr34" draw:text-style-name="P13" draw:layer="layout" svg:width="0.297cm" svg:height="0.297cm" svg:x="4.333cm" svg:y="0.622cm" svg:viewBox="0 0 298 298" draw:points="0,0 0,298 298,298">
          <text:p/>
        </draw:polygon>
        <draw:polygon draw:style-name="gr34" draw:text-style-name="P13" draw:layer="layout" svg:width="0.015cm" svg:height="0.046cm" svg:x="4.021cm" svg:y="0.325cm" svg:viewBox="0 0 16 47" draw:points="16,47 16,0 0,15">
          <text:p/>
        </draw:polygon>
        <draw:polygon draw:style-name="gr34" draw:text-style-name="P13" draw:layer="layout" svg:width="0.066cm" svg:height="0.139cm" svg:x="5.307cm" svg:y="2.256cm" svg:viewBox="0 0 67 140" draw:points="67,140 67,0 0,67">
          <text:p/>
        </draw:polygon>
        <draw:polygon draw:style-name="gr34" draw:text-style-name="P13" draw:layer="layout" svg:width="0.297cm" svg:height="0.148cm" svg:x="4.927cm" svg:y="1.365cm" svg:viewBox="0 0 298 149" draw:points="149,0 0,149 298,149">
          <text:p/>
        </draw:polygon>
        <draw:polygon draw:style-name="gr34" draw:text-style-name="P13" draw:layer="layout" svg:width="0.149cm" svg:height="0.149cm" svg:x="8.046cm" svg:y="3.89cm" svg:viewBox="0 0 150 150" draw:points="0,150 150,150 150,0">
          <text:p/>
        </draw:polygon>
        <draw:polygon draw:style-name="gr34" draw:text-style-name="P13" draw:layer="layout" svg:width="0.024cm" svg:height="0.023cm" svg:x="4.309cm" svg:y="0.896cm" svg:viewBox="0 0 25 24" draw:points="14,24 25,24 0,0">
          <text:p/>
        </draw:polygon>
        <draw:polygon draw:style-name="gr34" draw:text-style-name="P13" draw:layer="layout" svg:width="0.071cm" svg:height="0.13cm" svg:x="6.115cm" svg:y="2.275cm" svg:viewBox="0 0 72 131" draw:points="0,0 0,131 72,59">
          <text:p/>
        </draw:polygon>
        <draw:polygon draw:style-name="gr34" draw:text-style-name="P13" draw:layer="layout" svg:width="0.059cm" svg:height="0.042cm" svg:x="6.412cm" svg:y="2.511cm" svg:viewBox="0 0 60 43" draw:points="0,0 0,43 60,43">
          <text:p/>
        </draw:polygon>
        <draw:polygon draw:style-name="gr34" draw:text-style-name="P13" draw:layer="layout" svg:width="0.149cm" svg:height="0.149cm" svg:x="8.64cm" svg:y="3.89cm" svg:viewBox="0 0 150 150" draw:points="0,0 0,150 150,0">
          <text:p/>
        </draw:polygon>
        <draw:polygon draw:style-name="gr34" draw:text-style-name="P13" draw:layer="layout" svg:width="0.297cm" svg:height="0.148cm" svg:x="6.115cm" svg:y="2.999cm" svg:viewBox="0 0 298 149" draw:points="149,149 298,0 0,0">
          <text:p/>
        </draw:polygon>
        <draw:polygon draw:style-name="gr34" draw:text-style-name="P13" draw:layer="layout" svg:width="0.146cm" svg:height="0.07cm" svg:x="5.672cm" svg:y="2.702cm" svg:viewBox="0 0 147 71" draw:points="77,71 147,0 0,0">
          <text:p/>
        </draw:polygon>
        <draw:polygon draw:style-name="gr34" draw:text-style-name="P13" draw:layer="layout" svg:width="0.297cm" svg:height="0.149cm" svg:x="5.818cm" svg:y="2.256cm" svg:viewBox="0 0 298 150" draw:points="149,0 0,150 298,150">
          <text:p/>
        </draw:polygon>
        <draw:polygon draw:style-name="gr34" draw:text-style-name="P13" draw:layer="layout" svg:width="0.149cm" svg:height="0.148cm" svg:x="6.115cm" svg:y="2.405cm" svg:viewBox="0 0 150 149" draw:points="150,149 150,0 0,0">
          <text:p/>
        </draw:polygon>
        <draw:polygon draw:style-name="gr34" draw:text-style-name="P13" draw:layer="layout" svg:width="0.297cm" svg:height="0.297cm" svg:x="7.601cm" svg:y="3.296cm" svg:viewBox="0 0 298 298" draw:points="0,298 298,298 0,0">
          <text:p/>
        </draw:polygon>
        <draw:polygon draw:style-name="gr34" draw:text-style-name="P13" draw:layer="layout" svg:width="0.148cm" svg:height="0.297cm" svg:x="8.492cm" svg:y="3.593cm" svg:viewBox="0 0 149 298" draw:points="0,298 149,149 0,0">
          <text:p/>
        </draw:polygon>
        <draw:polygon draw:style-name="gr34" draw:text-style-name="P13" draw:layer="layout" svg:width="0.297cm" svg:height="0.149cm" svg:x="7.007cm" svg:y="3.444cm" svg:viewBox="0 0 298 150" draw:points="148,0 0,150 298,150">
          <text:p/>
        </draw:polygon>
        <draw:polygon draw:style-name="gr34" draw:text-style-name="P13" draw:layer="layout" svg:width="0.089cm" svg:height="0.125cm" svg:x="4.927cm" svg:y="0.943cm" svg:viewBox="0 0 90 126" draw:points="0,0 0,126 90,126">
          <text:p/>
        </draw:polygon>
        <draw:polygon draw:style-name="gr34" draw:text-style-name="P13" draw:layer="layout" svg:width="0.297cm" svg:height="0.149cm" svg:x="8.195cm" svg:y="3.444cm" svg:viewBox="0 0 298 150" draw:points="148,0 0,150 298,150">
          <text:p/>
        </draw:polygon>
        <draw:polygon draw:style-name="gr34" draw:text-style-name="P13" draw:layer="layout" svg:width="0.069cm" svg:height="0.039cm" svg:x="5.007cm" svg:y="1.959cm" svg:viewBox="0 0 70 40" draw:points="30,40 70,0 0,0">
          <text:p/>
        </draw:polygon>
        <draw:polygon draw:style-name="gr34" draw:text-style-name="P13" draw:layer="layout" svg:width="0.055cm" svg:height="0.114cm" svg:x="5.521cm" svg:y="1.697cm" svg:viewBox="0 0 56 115" draw:points="0,0 0,115 56,60">
          <text:p/>
        </draw:polygon>
        <draw:polygon draw:style-name="gr34" draw:text-style-name="P13" draw:layer="layout" svg:width="0.106cm" svg:height="0.055cm" svg:x="5.521cm" svg:y="1.756cm" svg:viewBox="0 0 107 56" draw:points="55,0 0,56 107,56">
          <text:p/>
        </draw:polygon>
        <draw:polygon draw:style-name="gr34" draw:text-style-name="P13" draw:layer="layout" svg:width="0.009cm" svg:height="0.009cm" svg:x="6.264cm" svg:y="2.397cm" svg:viewBox="0 0 10 10" draw:points="0,0 0,10 10,10">
          <text:p/>
        </draw:polygon>
        <draw:polygon draw:style-name="gr34" draw:text-style-name="P13" draw:layer="layout" svg:width="0.011cm" svg:height="0.007cm" svg:x="4.322cm" svg:y="0.919cm" svg:viewBox="0 0 12 8" draw:points="5,8 12,0 0,0">
          <text:p/>
        </draw:polygon>
        <draw:polygon draw:style-name="gr34" draw:text-style-name="P13" draw:layer="layout" svg:width="0.149cm" svg:height="0.297cm" svg:x="5.818cm" svg:y="2.108cm" svg:viewBox="0 0 150 298" draw:points="0,298 150,149 0,0">
          <text:p/>
        </draw:polygon>
        <draw:polygon draw:style-name="gr34" draw:text-style-name="P13" draw:layer="layout" svg:width="0.026cm" svg:height="0.035cm" svg:x="7.575cm" svg:y="3.89cm" svg:viewBox="0 0 27 36" draw:points="27,36 27,0 0,26">
          <text:p/>
        </draw:polygon>
        <draw:polygon draw:style-name="gr34" draw:text-style-name="P13" draw:layer="layout" svg:width="0.149cm" svg:height="0.148cm" svg:x="6.412cm" svg:y="2.702cm" svg:viewBox="0 0 150 149" draw:points="150,149 150,0 0,0">
          <text:p/>
        </draw:polygon>
        <draw:polygon draw:style-name="gr34" draw:text-style-name="P13" draw:layer="layout" svg:width="0.014cm" svg:height="0.006cm" svg:x="6.398cm" svg:y="3.296cm" svg:viewBox="0 0 15 7" draw:points="9,7 15,0 0,0">
          <text:p/>
        </draw:polygon>
        <draw:polygon draw:style-name="gr34" draw:text-style-name="P13" draw:layer="layout" svg:width="0.297cm" svg:height="0.149cm" svg:x="6.71cm" svg:y="2.85cm" svg:viewBox="0 0 298 150" draw:points="298,150 148,0 0,150">
          <text:p/>
        </draw:polygon>
        <draw:polygon draw:style-name="gr34" draw:text-style-name="P13" draw:layer="layout" svg:width="0.297cm" svg:height="0.149cm" svg:x="7.898cm" svg:y="3.444cm" svg:viewBox="0 0 298 150" draw:points="298,150 148,0 0,150">
          <text:p/>
        </draw:polygon>
        <draw:polygon draw:style-name="gr34" draw:text-style-name="P13" draw:layer="layout" svg:width="0.297cm" svg:height="0.149cm" svg:x="8.195cm" svg:y="3.89cm" svg:viewBox="0 0 298 150" draw:points="148,150 298,0 0,0">
          <text:p/>
        </draw:polygon>
        <draw:polygon draw:style-name="gr34" draw:text-style-name="P13" draw:layer="layout" svg:width="0.074cm" svg:height="0.146cm" svg:x="5.596cm" svg:y="2.553cm" svg:viewBox="0 0 75 147" draw:points="75,147 75,0 0,75">
          <text:p/>
        </draw:polygon>
        <draw:polygon draw:style-name="gr34" draw:text-style-name="P13" draw:layer="layout" svg:width="0.149cm" svg:height="0.297cm" svg:x="8.046cm" svg:y="3.593cm" svg:viewBox="0 0 150 298" draw:points="150,0 0,149 150,298">
          <text:p/>
        </draw:polygon>
        <draw:polygon draw:style-name="gr34" draw:text-style-name="P13" draw:layer="layout" svg:width="0.148cm" svg:height="0.149cm" svg:x="6.71cm" svg:y="3.147cm" svg:viewBox="0 0 149 150" draw:points="149,150 149,0 0,150">
          <text:p/>
        </draw:polygon>
        <draw:polygon draw:style-name="gr34" draw:text-style-name="P13" draw:layer="layout" svg:width="0.149cm" svg:height="0.149cm" svg:x="4.927cm" svg:y="1.216cm" svg:viewBox="0 0 150 150" draw:points="150,150 150,0 0,0">
          <text:p/>
        </draw:polygon>
        <draw:polygon draw:style-name="gr34" draw:text-style-name="P13" draw:layer="layout" svg:width="0.149cm" svg:height="0.149cm" svg:x="4.63cm" svg:y="0.919cm" svg:viewBox="0 0 150 150" draw:points="150,150 150,0 0,0">
          <text:p/>
        </draw:polygon>
        <draw:polygon draw:style-name="gr34" draw:text-style-name="P13" draw:layer="layout" svg:width="0.148cm" svg:height="0.149cm" svg:x="7.898cm" svg:y="3.741cm" svg:viewBox="0 0 149 150" draw:points="149,150 149,0 0,150">
          <text:p/>
        </draw:polygon>
        <draw:polygon draw:style-name="gr34" draw:text-style-name="P13" draw:layer="layout" svg:width="0.148cm" svg:height="0.148cm" svg:x="4.779cm" svg:y="1.365cm" svg:viewBox="0 0 149 149" draw:points="0,0 0,149 149,149">
          <text:p/>
        </draw:polygon>
        <draw:polygon draw:style-name="gr35" draw:text-style-name="P13" draw:layer="layout" svg:width="0.148cm" svg:height="0.148cm" svg:x="9.235cm" svg:y="3.593cm" svg:viewBox="0 0 149 149" draw:points="0,0 0,149 149,0">
          <text:p/>
        </draw:polygon>
        <draw:polygon draw:style-name="gr36" draw:text-style-name="P2" draw:layer="layout" svg:width="0.148cm" svg:height="0.148cm" svg:x="9.235cm" svg:y="3.593cm" svg:viewBox="0 0 149 149" draw:points="0,0 0,149 149,0">
          <text:p/>
        </draw:polygon>
        <draw:polygon draw:style-name="gr34" draw:text-style-name="P13" draw:layer="layout" svg:width="0.148cm" svg:height="0.149cm" svg:x="8.492cm" svg:y="3.741cm" svg:viewBox="0 0 149 150" draw:points="149,150 149,0 0,150">
          <text:p/>
        </draw:polygon>
        <draw:polygon draw:style-name="gr34" draw:text-style-name="P13" draw:layer="layout" svg:width="0.149cm" svg:height="0.297cm" svg:x="8.64cm" svg:y="3.593cm" svg:viewBox="0 0 150 298" draw:points="150,0 0,149 150,298">
          <text:p/>
        </draw:polygon>
        <draw:polygon draw:style-name="gr34" draw:text-style-name="P13" draw:layer="layout" svg:width="0.148cm" svg:height="0.297cm" svg:x="7.898cm" svg:y="3.593cm" svg:viewBox="0 0 149 298" draw:points="0,298 149,149 0,0">
          <text:p/>
        </draw:polygon>
        <draw:polygon draw:style-name="gr34" draw:text-style-name="P13" draw:layer="layout" svg:width="0.148cm" svg:height="0.297cm" svg:x="7.007cm" svg:y="2.999cm" svg:viewBox="0 0 149 298" draw:points="149,149 0,0 0,298">
          <text:p/>
        </draw:polygon>
        <draw:polygon draw:style-name="gr35" draw:text-style-name="P13" draw:layer="layout" svg:width="0.022cm" svg:height="0.015cm" svg:x="4.014cm" svg:y="0.325cm" svg:viewBox="0 0 23 16" draw:points="7,16 23,0 0,0">
          <text:p/>
        </draw:polygon>
        <draw:polygon draw:style-name="gr36" draw:text-style-name="P2" draw:layer="layout" svg:width="0.022cm" svg:height="0.015cm" svg:x="4.014cm" svg:y="0.325cm" svg:viewBox="0 0 23 16" draw:points="7,16 23,0 0,0">
          <text:p/>
        </draw:polygon>
        <draw:polygon draw:style-name="gr34" draw:text-style-name="P13" draw:layer="layout" svg:width="0.297cm" svg:height="0.148cm" svg:x="4.333cm" svg:y="0.474cm" svg:viewBox="0 0 298 149" draw:points="298,149 149,0 0,149">
          <text:p/>
        </draw:polygon>
        <draw:polygon draw:style-name="gr34" draw:text-style-name="P13" draw:layer="layout" svg:width="0.007cm" svg:height="0.02cm" svg:x="4.326cm" svg:y="0.919cm" svg:viewBox="0 0 8 21" draw:points="8,21 8,0 0,8">
          <text:p/>
        </draw:polygon>
        <draw:polygon draw:style-name="gr34" draw:text-style-name="P13" draw:layer="layout" svg:width="0.116cm" svg:height="0.116cm" svg:x="4.811cm" svg:y="1.695cm" svg:viewBox="0 0 117 117" draw:points="85,117 117,117 0,0">
          <text:p/>
        </draw:polygon>
        <draw:polygon draw:style-name="gr34" draw:text-style-name="P13" draw:layer="layout" svg:width="0.297cm" svg:height="0.148cm" svg:x="7.304cm" svg:y="3.593cm" svg:viewBox="0 0 298 149" draw:points="148,149 298,0 0,0">
          <text:p/>
        </draw:polygon>
        <draw:polygon draw:style-name="gr34" draw:text-style-name="P13" draw:layer="layout" svg:width="0.297cm" svg:height="0.148cm" svg:x="7.898cm" svg:y="3.593cm" svg:viewBox="0 0 298 149" draw:points="148,149 298,0 0,0">
          <text:p/>
        </draw:polygon>
        <draw:polygon draw:style-name="gr34" draw:text-style-name="P13" draw:layer="layout" svg:width="0.019cm" svg:height="0.044cm" svg:x="4.908cm" svg:y="1.811cm" svg:viewBox="0 0 20 45" draw:points="20,45 20,0 0,19">
          <text:p/>
        </draw:polygon>
        <draw:polygon draw:style-name="gr34" draw:text-style-name="P13" draw:layer="layout" svg:width="0.149cm" svg:height="0.148cm" svg:x="4.184cm" svg:y="0.474cm" svg:viewBox="0 0 150 149" draw:points="0,0 0,149 150,149">
          <text:p/>
        </draw:polygon>
        <draw:polygon draw:style-name="gr34" draw:text-style-name="P13" draw:layer="layout" svg:width="0.13cm" svg:height="0.045cm" svg:x="6.877cm" svg:y="3.593cm" svg:viewBox="0 0 131 46" draw:points="85,46 131,0 0,0">
          <text:p/>
        </draw:polygon>
        <draw:polygon draw:style-name="gr34" draw:text-style-name="P13" draw:layer="layout" svg:width="0.022cm" svg:height="0.044cm" svg:x="4.162cm" svg:y="0.622cm" svg:viewBox="0 0 23 45" draw:points="23,45 23,0 0,0">
          <text:p/>
        </draw:polygon>
        <draw:polygon draw:style-name="gr35" draw:text-style-name="P13" draw:layer="layout" svg:width="0.149cm" svg:height="0.297cm" svg:x="4.184cm" svg:y="0.325cm" svg:viewBox="0 0 150 298" draw:points="150,0 0,150 150,298">
          <text:p/>
        </draw:polygon>
        <draw:polygon draw:style-name="gr36" draw:text-style-name="P2" draw:layer="layout" svg:width="0.149cm" svg:height="0.297cm" svg:x="4.184cm" svg:y="0.325cm" svg:viewBox="0 0 150 298" draw:points="150,0 0,150 150,298">
          <text:p/>
        </draw:polygon>
        <draw:polygon draw:style-name="gr34" draw:text-style-name="P13" draw:layer="layout" svg:width="0.132cm" svg:height="0.107cm" svg:x="6.751cm" svg:y="2.743cm" svg:viewBox="0 0 133 108" draw:points="0,0 108,108 133,82">
          <text:p/>
        </draw:polygon>
        <draw:polygon draw:style-name="gr34" draw:text-style-name="P13" draw:layer="layout" svg:width="0.049cm" svg:height="0.065cm" svg:x="5.076cm" svg:y="1.151cm" svg:viewBox="0 0 50 66" draw:points="0,0 0,66 50,66">
          <text:p/>
        </draw:polygon>
        <draw:polygon draw:style-name="gr34" draw:text-style-name="P13" draw:layer="layout" svg:width="0.148cm" svg:height="0.148cm" svg:x="4.779cm" svg:y="1.068cm" svg:viewBox="0 0 149 149" draw:points="149,0 0,0 149,149">
          <text:p/>
        </draw:polygon>
        <draw:polygon draw:style-name="gr34" draw:text-style-name="P13" draw:layer="layout" svg:width="0.149cm" svg:height="0.297cm" svg:x="4.63cm" svg:y="0.919cm" svg:viewBox="0 0 150 298" draw:points="0,298 150,150 0,0">
          <text:p/>
        </draw:polygon>
        <draw:polygon draw:style-name="gr34" draw:text-style-name="P13" draw:layer="layout" svg:width="0.297cm" svg:height="0.148cm" svg:x="8.492cm" svg:y="3.593cm" svg:viewBox="0 0 298 149" draw:points="148,149 298,0 0,0">
          <text:p/>
        </draw:polygon>
        <draw:polygon draw:style-name="gr34" draw:text-style-name="P13" draw:layer="layout" svg:width="0.148cm" svg:height="0.149cm" svg:x="8.195cm" svg:y="3.444cm" svg:viewBox="0 0 149 150" draw:points="149,0 0,0 0,150">
          <text:p/>
        </draw:polygon>
        <draw:polygon draw:style-name="gr34" draw:text-style-name="P13" draw:layer="layout" svg:width="0.149cm" svg:height="0.148cm" svg:x="6.858cm" svg:y="3.296cm" svg:viewBox="0 0 150 149" draw:points="0,0 0,149 150,0">
          <text:p/>
        </draw:polygon>
        <draw:polygon draw:style-name="gr34" draw:text-style-name="P13" draw:layer="layout" svg:width="0.064cm" svg:height="0.041cm" svg:x="8.023cm" svg:y="4.039cm" svg:viewBox="0 0 65 42" draw:points="65,42 24,0 0,23">
          <text:p/>
        </draw:polygon>
        <draw:polygon draw:style-name="gr34" draw:text-style-name="P13" draw:layer="layout" svg:width="0.149cm" svg:height="0.148cm" svg:x="8.64cm" svg:y="4.039cm" svg:viewBox="0 0 150 149" draw:points="0,0 0,149 150,149">
          <text:p/>
        </draw:polygon>
        <draw:polygon draw:style-name="gr34" draw:text-style-name="P13" draw:layer="layout" svg:width="0.054cm" svg:height="0.009cm" svg:x="8.586cm" svg:y="4.187cm" svg:viewBox="0 0 55 10" draw:points="55,10 55,0 0,0">
          <text:p/>
        </draw:polygon>
        <draw:polygon draw:style-name="gr34" draw:text-style-name="P13" draw:layer="layout" svg:width="0.134cm" svg:height="0.083cm" svg:x="4.496cm" svg:y="1.216cm" svg:viewBox="0 0 135 84" draw:points="51,84 135,0 0,0">
          <text:p/>
        </draw:polygon>
        <draw:polygon draw:style-name="gr34" draw:text-style-name="P13" draw:layer="layout" svg:width="0.297cm" svg:height="0.297cm" svg:x="4.333cm" svg:y="0.622cm" svg:viewBox="0 0 298 298" draw:points="298,0 0,0 298,298">
          <text:p/>
        </draw:polygon>
        <draw:polygon draw:style-name="gr34" draw:text-style-name="P13" draw:layer="layout" svg:width="0.049cm" svg:height="0.088cm" svg:x="6.066cm" svg:y="2.999cm" svg:viewBox="0 0 50 89" draw:points="50,89 50,0 0,50">
          <text:p/>
        </draw:polygon>
        <draw:polygon draw:style-name="gr34" draw:text-style-name="P13" draw:layer="layout" svg:width="0.148cm" svg:height="0.297cm" svg:x="5.373cm" svg:y="2.108cm" svg:viewBox="0 0 149 298" draw:points="149,0 0,149 149,298">
          <text:p/>
        </draw:polygon>
        <draw:polygon draw:style-name="gr34" draw:text-style-name="P13" draw:layer="layout" svg:width="0.054cm" svg:height="0.118cm" svg:x="5.17cm" svg:y="2.108cm" svg:viewBox="0 0 55 119" draw:points="55,119 55,0 0,54">
          <text:p/>
        </draw:polygon>
        <draw:polygon draw:style-name="gr34" draw:text-style-name="P13" draw:layer="layout" svg:width="0.297cm" svg:height="0.149cm" svg:x="5.224cm" svg:y="1.662cm" svg:viewBox="0 0 298 150" draw:points="149,0 0,150 298,150">
          <text:p/>
        </draw:polygon>
        <draw:polygon draw:style-name="gr34" draw:text-style-name="P13" draw:layer="layout" svg:width="0.006cm" svg:height="0.008cm" svg:x="7.898cm" svg:y="3.288cm" svg:viewBox="0 0 7 9" draw:points="0,0 0,9 7,2">
          <text:p/>
        </draw:polygon>
        <draw:polygon draw:style-name="gr34" draw:text-style-name="P13" draw:layer="layout" svg:width="0.088cm" svg:height="0.099cm" svg:x="8.789cm" svg:y="3.494cm" svg:viewBox="0 0 89 100" draw:points="0,0 0,100 89,11">
          <text:p/>
        </draw:polygon>
        <draw:polygon draw:style-name="gr34" draw:text-style-name="P13" draw:layer="layout" svg:width="0.088cm" svg:height="0.139cm" svg:x="6.77cm" svg:y="3.444cm" svg:viewBox="0 0 89 140" draw:points="89,140 89,0 0,89">
          <text:p/>
        </draw:polygon>
        <draw:polygon draw:style-name="gr34" draw:text-style-name="P13" draw:layer="layout" svg:width="0.032cm" svg:height="0.018cm" svg:x="4.895cm" svg:y="1.811cm" svg:viewBox="0 0 33 19" draw:points="13,19 33,0 0,0">
          <text:p/>
        </draw:polygon>
        <draw:polygon draw:style-name="gr34" draw:text-style-name="P13" draw:layer="layout" svg:width="0.099cm" svg:height="0.054cm" svg:x="5.125cm" svg:y="2.108cm" svg:viewBox="0 0 100 55" draw:points="46,55 100,0 0,0">
          <text:p/>
        </draw:polygon>
        <draw:polygon draw:style-name="gr34" draw:text-style-name="P13" draw:layer="layout" svg:width="0.297cm" svg:height="0.148cm" svg:x="6.71cm" svg:y="2.999cm" svg:viewBox="0 0 298 149" draw:points="148,149 298,0 0,0">
          <text:p/>
        </draw:polygon>
        <draw:polygon draw:style-name="gr34" draw:text-style-name="P13" draw:layer="layout" svg:width="0.213cm" svg:height="0.128cm" svg:x="8.259cm" svg:y="4.039cm" svg:viewBox="0 0 214 129" draw:points="214,129 84,0 0,83">
          <text:p/>
        </draw:polygon>
        <draw:polygon draw:style-name="gr34" draw:text-style-name="P13" draw:layer="layout" svg:width="0.054cm" svg:height="0.055cm" svg:x="7.601cm" svg:y="3.89cm" svg:viewBox="0 0 55 56" draw:points="55,56 0,0 0,36">
          <text:p/>
        </draw:polygon>
        <draw:polygon draw:style-name="gr34" draw:text-style-name="P13" draw:layer="layout" svg:width="0.091cm" svg:height="0.025cm" svg:x="7.51cm" svg:y="3.89cm" svg:viewBox="0 0 92 26" draw:points="65,26 92,0 0,0">
          <text:p/>
        </draw:polygon>
        <draw:polygon draw:style-name="gr34" draw:text-style-name="P13" draw:layer="layout" svg:width="0.297cm" svg:height="0.148cm" svg:x="4.927cm" svg:y="1.811cm" svg:viewBox="0 0 298 149" draw:points="149,149 298,0 0,0">
          <text:p/>
        </draw:polygon>
        <draw:polygon draw:style-name="gr34" draw:text-style-name="P13" draw:layer="layout" svg:width="0.297cm" svg:height="0.149cm" svg:x="4.333cm" svg:y="0.919cm" svg:viewBox="0 0 298 150" draw:points="0,0 149,150 298,0">
          <text:p/>
        </draw:polygon>
        <draw:polygon draw:style-name="gr34" draw:text-style-name="P13" draw:layer="layout" svg:width="0.069cm" svg:height="0.042cm" svg:x="8.301cm" svg:y="3.402cm" svg:viewBox="0 0 70 43" draw:points="0,0 43,43 70,16">
          <text:p/>
        </draw:polygon>
        <draw:polygon draw:style-name="gr34" draw:text-style-name="P13" draw:layer="layout" svg:width="0.051cm" svg:height="0.103cm" svg:x="5.67cm" svg:y="1.856cm" svg:viewBox="0 0 52 104" draw:points="0,0 0,104 52,53">
          <text:p/>
        </draw:polygon>
        <draw:polygon draw:style-name="gr34" draw:text-style-name="P13" draw:layer="layout" svg:width="0.077cm" svg:height="0.055cm" svg:x="7.396cm" svg:y="3.092cm" svg:viewBox="0 0 78 56" draw:points="0,0 57,56 78,35">
          <text:p/>
        </draw:polygon>
        <draw:polygon draw:style-name="gr34" draw:text-style-name="P13" draw:layer="layout" svg:width="0.062cm" svg:height="0.135cm" svg:x="5.373cm" svg:y="1.527cm" svg:viewBox="0 0 63 136" draw:points="0,0 0,136 63,73">
          <text:p/>
        </draw:polygon>
        <draw:polygon draw:style-name="gr34" draw:text-style-name="P13" draw:layer="layout" svg:width="0.297cm" svg:height="0.148cm" svg:x="5.521cm" svg:y="2.405cm" svg:viewBox="0 0 298 149" draw:points="149,149 298,0 0,0">
          <text:p/>
        </draw:polygon>
        <draw:polygon draw:style-name="gr34" draw:text-style-name="P13" draw:layer="layout" svg:width="0.148cm" svg:height="0.149cm" svg:x="6.71cm" svg:y="2.85cm" svg:viewBox="0 0 149 150" draw:points="149,0 0,0 0,150">
          <text:p/>
        </draw:polygon>
        <draw:polygon draw:style-name="gr34" draw:text-style-name="P13" draw:layer="layout" svg:width="0.059cm" svg:height="0.111cm" svg:x="5.967cm" svg:y="2.145cm" svg:viewBox="0 0 60 112" draw:points="0,0 0,112 60,53">
          <text:p/>
        </draw:polygon>
        <draw:polygon draw:style-name="gr34" draw:text-style-name="P13" draw:layer="layout" svg:width="0.298cm" svg:height="0.149cm" svg:x="6.412cm" svg:y="2.85cm" svg:viewBox="0 0 299 150" draw:points="149,0 0,150 299,150">
          <text:p/>
        </draw:polygon>
        <draw:polygon draw:style-name="gr34" draw:text-style-name="P13" draw:layer="layout" svg:width="0.297cm" svg:height="0.148cm" svg:x="4.63cm" svg:y="1.068cm" svg:viewBox="0 0 298 149" draw:points="149,0 0,149 298,149">
          <text:p/>
        </draw:polygon>
        <draw:polygon draw:style-name="gr34" draw:text-style-name="P13" draw:layer="layout" svg:width="0.138cm" svg:height="0.064cm" svg:x="7.166cm" svg:y="3.741cm" svg:viewBox="0 0 139 65" draw:points="139,65 139,0 0,0">
          <text:p/>
        </draw:polygon>
        <draw:polygon draw:style-name="gr34" draw:text-style-name="P13" draw:layer="layout" svg:width="0.063cm" svg:height="0.116cm" svg:x="5.904cm" svg:y="2.85cm" svg:viewBox="0 0 64 117" draw:points="64,117 64,0 0,63">
          <text:p/>
        </draw:polygon>
        <draw:polygon draw:style-name="gr34" draw:text-style-name="P13" draw:layer="layout" svg:width="0.149cm" svg:height="0.149cm" svg:x="4.63cm" svg:y="1.216cm" svg:viewBox="0 0 150 150" draw:points="0,150 150,150 0,0">
          <text:p/>
        </draw:polygon>
        <draw:polygon draw:style-name="gr34" draw:text-style-name="P13" draw:layer="layout" svg:width="0.148cm" svg:height="0.148cm" svg:x="8.789cm" svg:y="4.039cm" svg:viewBox="0 0 149 149" draw:points="149,149 149,0 0,149">
          <text:p/>
        </draw:polygon>
        <draw:polygon draw:style-name="gr34" draw:text-style-name="P13" draw:layer="layout" svg:width="0.039cm" svg:height="0.088cm" svg:x="5.037cm" svg:y="1.959cm" svg:viewBox="0 0 40 89" draw:points="40,89 40,0 0,39">
          <text:p/>
        </draw:polygon>
        <draw:polygon draw:style-name="gr34" draw:text-style-name="P13" draw:layer="layout" svg:width="0.006cm" svg:height="0.01cm" svg:x="6.406cm" svg:y="3.296cm" svg:viewBox="0 0 7 11" draw:points="7,11 7,0 0,6">
          <text:p/>
        </draw:polygon>
        <draw:polygon draw:style-name="gr34" draw:text-style-name="P13" draw:layer="layout" svg:width="0.148cm" svg:height="0.297cm" svg:x="4.482cm" svg:y="0.919cm" svg:viewBox="0 0 149 298" draw:points="0,150 149,298 149,0">
          <text:p/>
        </draw:polygon>
        <draw:polygon draw:style-name="gr34" draw:text-style-name="P13" draw:layer="layout" svg:width="0.088cm" svg:height="0.148cm" svg:x="6.264cm" svg:y="2.405cm" svg:viewBox="0 0 89 149" draw:points="9,0 0,0 0,149 89,61">
          <text:p/>
        </draw:polygon>
        <draw:polygon draw:style-name="gr34" draw:text-style-name="P13" draw:layer="layout" svg:width="0.148cm" svg:height="0.148cm" svg:x="4.482cm" svg:y="0.474cm" svg:viewBox="0 0 149 149" draw:points="144,0 0,0 149,149 149,8">
          <text:p/>
        </draw:polygon>
        <draw:polygon draw:style-name="gr34" draw:text-style-name="P13" draw:layer="layout" svg:width="0.149cm" svg:height="0.139cm" svg:x="6.561cm" svg:y="2.711cm" svg:viewBox="0 0 150 140" draw:points="140,0 0,140 150,140 150,6">
          <text:p/>
        </draw:polygon>
        <draw:polygon draw:style-name="gr34" draw:text-style-name="P13" draw:layer="layout" svg:width="0.149cm" svg:height="0.263cm" svg:x="7.155cm" svg:y="3.033cm" svg:viewBox="0 0 150 264" draw:points="116,0 0,114 150,264 150,16">
          <text:p/>
        </draw:polygon>
        <draw:polygon draw:style-name="gr34" draw:text-style-name="P13" draw:layer="layout" svg:width="0.149cm" svg:height="0.148cm" svg:x="5.224cm" svg:y="2.108cm" svg:viewBox="0 0 150 149" draw:points="26,149 150,149 0,0 0,119">
          <text:p/>
        </draw:polygon>
        <draw:polygon draw:style-name="gr34" draw:text-style-name="P13" draw:layer="layout" svg:width="0.075cm" svg:height="0.148cm" svg:x="5.224cm" svg:y="1.365cm" svg:viewBox="0 0 76 149" draw:points="16,0 0,0 0,149 76,74">
          <text:p/>
        </draw:polygon>
        <draw:polygon draw:style-name="gr34" draw:text-style-name="P13" draw:layer="layout" svg:width="0.298cm" svg:height="0.124cm" svg:x="6.412cm" svg:y="3.296cm" svg:viewBox="0 0 299 125" draw:points="173,125 299,0 0,0 31,30">
          <text:p/>
        </draw:polygon>
        <draw:polygon draw:style-name="gr34" draw:text-style-name="P13" draw:layer="layout" svg:width="0.149cm" svg:height="0.149cm" svg:x="4.333cm" svg:y="0.919cm" svg:viewBox="0 0 150 150" draw:points="76,150 150,150 0,0 0,20">
          <text:p/>
        </draw:polygon>
        <draw:polygon draw:style-name="gr34" draw:text-style-name="P13" draw:layer="layout" svg:width="0.148cm" svg:height="0.067cm" svg:x="7.007cm" svg:y="2.932cm" svg:viewBox="0 0 149 68" draw:points="67,0 0,68 149,68 149,45">
          <text:p/>
        </draw:polygon>
        <draw:polygon draw:style-name="gr34" draw:text-style-name="P13" draw:layer="layout" svg:width="0.149cm" svg:height="0.148cm" svg:x="5.818cm" svg:y="2.702cm" svg:viewBox="0 0 150 149" draw:points="15,149 150,149 0,0 0,136">
          <text:p/>
        </draw:polygon>
        <draw:polygon draw:style-name="gr34" draw:text-style-name="P13" draw:layer="layout" svg:width="0.149cm" svg:height="0.149cm" svg:x="7.452cm" svg:y="3.741cm" svg:viewBox="0 0 150 150" draw:points="59,150 150,150 0,0 0,128">
          <text:p/>
        </draw:polygon>
        <draw:polygon draw:style-name="gr34" draw:text-style-name="P13" draw:layer="layout" svg:width="0.149cm" svg:height="0.027cm" svg:x="8.64cm" svg:y="4.187cm" svg:viewBox="0 0 150 28" draw:points="123,28 150,0 0,0 0,9">
          <text:p/>
        </draw:polygon>
        <draw:polygon draw:style-name="gr34" draw:text-style-name="P13" draw:layer="layout" svg:width="0.297cm" svg:height="0.126cm" svg:x="8.492cm" svg:y="3.467cm" svg:viewBox="0 0 298 127" draw:points="126,0 0,127 298,127 180,9">
          <text:p/>
        </draw:polygon>
        <draw:polygon draw:style-name="gr35" draw:text-style-name="P13" draw:layer="layout" svg:width="0.09cm" svg:height="0.149cm" svg:x="4.482cm" svg:y="0.325cm" svg:viewBox="0 0 91 150" draw:points="57,0 0,0 0,150 91,60">
          <text:p/>
        </draw:polygon>
        <draw:polygon draw:style-name="gr36" draw:text-style-name="P2" draw:layer="layout" svg:width="0.09cm" svg:height="0.149cm" svg:x="4.482cm" svg:y="0.325cm" svg:viewBox="0 0 91 150" draw:points="57,0 0,0 0,150 91,60">
          <text:p/>
        </draw:polygon>
        <draw:polygon draw:style-name="gr34" draw:text-style-name="P13" draw:layer="layout" svg:width="0.149cm" svg:height="0.055cm" svg:x="8.937cm" svg:y="4.187cm" svg:viewBox="0 0 150 56" draw:points="95,56 150,0 0,0 0,47">
          <text:p/>
        </draw:polygon>
        <draw:polygon draw:style-name="gr34" draw:text-style-name="P13" draw:layer="layout" svg:width="0.149cm" svg:height="0.115cm" svg:x="4.63cm" svg:y="1.365cm" svg:viewBox="0 0 150 116" draw:points="35,116 150,0 0,0 0,64">
          <text:p/>
        </draw:polygon>
        <draw:polygon draw:style-name="gr35" draw:text-style-name="P13" draw:layer="layout" svg:width="0.148cm" svg:height="0.057cm" svg:x="9.235cm" svg:y="3.536cm" svg:viewBox="0 0 149 58" draw:points="57,0 0,58 149,58 94,1">
          <text:p/>
        </draw:polygon>
        <draw:polygon draw:style-name="gr36" draw:text-style-name="P2" draw:layer="layout" svg:width="0.148cm" svg:height="0.057cm" svg:x="9.235cm" svg:y="3.536cm" svg:viewBox="0 0 149 58" draw:points="57,0 0,58 149,58 94,1">
          <text:p/>
        </draw:polygon>
        <draw:polygon draw:style-name="gr34" draw:text-style-name="P13" draw:layer="layout" svg:width="0.149cm" svg:height="0.149cm" svg:x="6.858cm" svg:y="2.85cm" svg:viewBox="0 0 150 150" draw:points="70,0 0,0 150,150 150,47">
          <text:p/>
        </draw:polygon>
        <draw:polygon draw:style-name="gr34" draw:text-style-name="P13" draw:layer="layout" svg:width="0.114cm" svg:height="0.148cm" svg:x="4.927cm" svg:y="1.068cm" svg:viewBox="0 0 115 149" draw:points="89,0 0,0 0,149 115,35">
          <text:p/>
        </draw:polygon>
        <draw:polygon draw:style-name="gr34" draw:text-style-name="P13" draw:layer="layout" svg:width="0.148cm" svg:height="0.149cm" svg:x="5.373cm" svg:y="2.256cm" svg:viewBox="0 0 149 150" draw:points="9,150 149,150 0,0 0,140">
          <text:p/>
        </draw:polygon>
        <draw:polygon draw:style-name="gr35" draw:text-style-name="P13" draw:layer="layout" svg:width="0.148cm" svg:height="0.149cm" svg:x="6.264cm" svg:y="3.147cm" svg:viewBox="0 0 149 150" draw:points="135,150 149,150 0,0 0,54">
          <text:p/>
        </draw:polygon>
        <draw:polygon draw:style-name="gr36" draw:text-style-name="P2" draw:layer="layout" svg:width="0.148cm" svg:height="0.149cm" svg:x="6.264cm" svg:y="3.147cm" svg:viewBox="0 0 149 150" draw:points="135,150 149,150 0,0 0,54">
          <text:p/>
        </draw:polygon>
        <draw:polygon draw:style-name="gr34" draw:text-style-name="P13" draw:layer="layout" svg:width="0.149cm" svg:height="0.071cm" svg:x="6.115cm" svg:y="2.334cm" svg:viewBox="0 0 150 72" draw:points="72,0 0,72 150,72 150,64">
          <text:p/>
        </draw:polygon>
        <draw:polygon draw:style-name="gr34" draw:text-style-name="P13" draw:layer="layout" svg:width="0.139cm" svg:height="0.148cm" svg:x="6.561cm" svg:y="2.702cm" svg:viewBox="0 0 140 149" draw:points="126,0 0,0 0,149 140,9">
          <text:p/>
        </draw:polygon>
        <draw:polygon draw:style-name="gr34" draw:text-style-name="P13" draw:layer="layout" svg:width="0.149cm" svg:height="0.148cm" svg:x="6.115cm" svg:y="2.999cm" svg:viewBox="0 0 150 149" draw:points="80,149 150,149 0,0 0,89">
          <text:p/>
        </draw:polygon>
        <draw:polygon draw:style-name="gr34" draw:text-style-name="P13" draw:layer="layout" svg:width="0.297cm" svg:height="0.103cm" svg:x="7.601cm" svg:y="3.89cm" svg:viewBox="0 0 298 104" draw:points="194,104 298,0 0,0 54,56">
          <text:p/>
        </draw:polygon>
        <draw:polygon draw:style-name="gr34" draw:text-style-name="P13" draw:layer="layout" svg:width="0.135cm" svg:height="0.148cm" svg:x="8.505cm" svg:y="4.039cm" svg:viewBox="0 0 136 149" draw:points="82,149 136,149 136,0 0,135">
          <text:p/>
        </draw:polygon>
        <draw:polygon draw:style-name="gr35" draw:text-style-name="P13" draw:layer="layout" svg:width="0.148cm" svg:height="0.149cm" svg:x="4.036cm" svg:y="0.325cm" svg:viewBox="0 0 149 150" draw:points="52,150 149,150 0,0 0,47">
          <text:p/>
        </draw:polygon>
        <draw:polygon draw:style-name="gr36" draw:text-style-name="P2" draw:layer="layout" svg:width="0.148cm" svg:height="0.149cm" svg:x="4.036cm" svg:y="0.325cm" svg:viewBox="0 0 149 150" draw:points="52,150 149,150 0,0 0,47">
          <text:p/>
        </draw:polygon>
        <draw:polygon draw:style-name="gr34" draw:text-style-name="P13" draw:layer="layout" svg:width="0.149cm" svg:height="0.111cm" svg:x="6.412cm" svg:y="2.591cm" svg:viewBox="0 0 150 112" draw:points="112,0 0,112 150,112 150,27">
          <text:p/>
        </draw:polygon>
        <draw:polygon draw:style-name="gr34" draw:text-style-name="P13" draw:layer="layout" svg:width="0.083cm" svg:height="0.149cm" svg:x="4.547cm" svg:y="1.216cm" svg:viewBox="0 0 84 150" draw:points="43,150 84,150 84,0 0,84">
          <text:p/>
        </draw:polygon>
        <draw:polygon draw:style-name="gr34" draw:text-style-name="P13" draw:layer="layout" svg:width="0.148cm" svg:height="0.133cm" svg:x="6.71cm" svg:y="2.717cm" svg:viewBox="0 0 149 134" draw:points="0,0 0,134 149,134 42,26">
          <text:p/>
        </draw:polygon>
        <draw:polygon draw:style-name="gr34" draw:text-style-name="P13" draw:layer="layout" svg:width="0.148cm" svg:height="0.092cm" svg:x="5.076cm" svg:y="1.273cm" svg:viewBox="0 0 149 93" draw:points="93,0 0,93 149,93 149,73">
          <text:p/>
        </draw:polygon>
        <draw:polygon draw:style-name="gr34" draw:text-style-name="P13" draw:layer="layout" svg:width="0.297cm" svg:height="0.145cm" svg:x="7.007cm" svg:y="3.593cm" svg:viewBox="0 0 298 146" draw:points="152,146 298,0 0,0 138,139">
          <text:p/>
        </draw:polygon>
        <draw:polygon draw:style-name="gr35" draw:text-style-name="P13" draw:layer="layout" svg:width="0.297cm" svg:height="0.07cm" svg:x="9.086cm" svg:y="4.187cm" svg:viewBox="0 0 298 71" draw:points="227,71 298,0 0,0 63,64">
          <text:p/>
        </draw:polygon>
        <draw:polygon draw:style-name="gr36" draw:text-style-name="P2" draw:layer="layout" svg:width="0.297cm" svg:height="0.07cm" svg:x="9.086cm" svg:y="4.187cm" svg:viewBox="0 0 298 71" draw:points="227,71 298,0 0,0 63,64">
          <text:p/>
        </draw:polygon>
        <draw:polygon draw:style-name="gr34" draw:text-style-name="P13" draw:layer="layout" svg:width="0.148cm" svg:height="0.283cm" svg:x="8.492cm" svg:y="3.89cm" svg:viewBox="0 0 149 284" draw:points="13,284 149,149 0,0 0,282">
          <text:p/>
        </draw:polygon>
        <draw:polygon draw:style-name="gr34" draw:text-style-name="P13" draw:layer="layout" svg:width="0.149cm" svg:height="0.149cm" svg:x="7.452cm" svg:y="3.147cm" svg:viewBox="0 0 150 150" draw:points="73,0 0,0 150,150 150,32">
          <text:p/>
        </draw:polygon>
        <draw:polygon draw:style-name="gr34" draw:text-style-name="P13" draw:layer="layout" svg:width="0.149cm" svg:height="0.064cm" svg:x="9.086cm" svg:y="3.529cm" svg:viewBox="0 0 150 65" draw:points="65,0 0,65 150,65 150,5">
          <text:p/>
        </draw:polygon>
        <draw:polygon draw:style-name="gr34" draw:text-style-name="P13" draw:layer="layout" svg:width="0.149cm" svg:height="0.086cm" svg:x="8.046cm" svg:y="3.358cm" svg:viewBox="0 0 150 87" draw:points="87,0 0,87 150,87 150,18">
          <text:p/>
        </draw:polygon>
        <draw:polygon draw:style-name="gr34" draw:text-style-name="P13" draw:layer="layout" svg:width="0.148cm" svg:height="0.083cm" svg:x="8.195cm" svg:y="4.039cm" svg:viewBox="0 0 149 84" draw:points="65,84 149,0 0,0 0,69">
          <text:p/>
        </draw:polygon>
        <draw:polygon draw:style-name="gr34" draw:text-style-name="P13" draw:layer="layout" svg:width="0.148cm" svg:height="0.172cm" svg:x="7.898cm" svg:y="3.89cm" svg:viewBox="0 0 149 173" draw:points="126,173 149,149 0,0 0,136">
          <text:p/>
        </draw:polygon>
        <draw:polygon draw:style-name="gr34" draw:text-style-name="P13" draw:layer="layout" svg:width="0.148cm" svg:height="0.144cm" svg:x="4.779cm" svg:y="1.513cm" svg:viewBox="0 0 149 145" draw:points="5,145 149,0 0,0 0,137">
          <text:p/>
        </draw:polygon>
        <draw:polygon draw:style-name="gr34" draw:text-style-name="P13" draw:layer="layout" svg:width="0.148cm" svg:height="0.247cm" svg:x="7.304cm" svg:y="3.049cm" svg:viewBox="0 0 149 248" draw:points="0,0 0,248 149,99 93,44">
          <text:p/>
        </draw:polygon>
        <draw:polygon draw:style-name="gr34" draw:text-style-name="P13" draw:layer="layout" svg:width="0.297cm" svg:height="0.088cm" svg:x="8.789cm" svg:y="3.505cm" svg:viewBox="0 0 298 89" draw:points="88,0 0,89 298,89 222,13">
          <text:p/>
        </draw:polygon>
        <draw:polygon draw:style-name="gr34" draw:text-style-name="P13" draw:layer="layout" svg:width="0.148cm" svg:height="0.149cm" svg:x="5.67cm" svg:y="1.959cm" svg:viewBox="0 0 149 150" draw:points="103,0 0,0 149,150 149,47">
          <text:p/>
        </draw:polygon>
        <draw:polygon draw:style-name="gr34" draw:text-style-name="P13" draw:layer="layout" svg:width="0.149cm" svg:height="0.148cm" svg:x="4.927cm" svg:y="1.811cm" svg:viewBox="0 0 150 149" draw:points="81,149 150,149 0,0 0,45">
          <text:p/>
        </draw:polygon>
        <draw:polygon draw:style-name="gr34" draw:text-style-name="P13" draw:layer="layout" svg:width="0.092cm" svg:height="0.149cm" svg:x="5.076cm" svg:y="1.216cm" svg:viewBox="0 0 93 150" draw:points="50,0 0,0 0,150 93,58">
          <text:p/>
        </draw:polygon>
        <draw:polygon draw:style-name="gr34" draw:text-style-name="P13" draw:layer="layout" svg:width="0.115cm" svg:height="0.148cm" svg:x="4.664cm" svg:y="1.365cm" svg:viewBox="0 0 116 149" draw:points="22,149 116,149 116,0 0,116">
          <text:p/>
        </draw:polygon>
        <draw:polygon draw:style-name="gr34" draw:text-style-name="P13" draw:layer="layout" svg:width="0.148cm" svg:height="0.148cm" svg:x="7.898cm" svg:y="3.296cm" svg:viewBox="0 0 149 149" draw:points="26,0 0,0 149,149 149,39">
          <text:p/>
        </draw:polygon>
        <draw:polygon draw:style-name="gr34" draw:text-style-name="P13" draw:layer="layout" svg:width="0.297cm" svg:height="0.084cm" svg:x="7.601cm" svg:y="3.212cm" svg:viewBox="0 0 298 85" draw:points="84,0 0,85 298,85 285,73">
          <text:p/>
        </draw:polygon>
        <draw:polygon draw:style-name="gr34" draw:text-style-name="P13" draw:layer="layout" svg:width="0.149cm" svg:height="0.112cm" svg:x="4.184cm" svg:y="0.622cm" svg:viewBox="0 0 150 113" draw:points="38,113 150,0 0,0 0,44">
          <text:p/>
        </draw:polygon>
        <draw:polygon draw:style-name="gr34" draw:text-style-name="P13" draw:layer="layout" svg:width="0.143cm" svg:height="0.298cm" svg:x="4.784cm" svg:y="1.513cm" svg:viewBox="0 0 144 299" draw:points="28,183 144,299 144,0 0,145">
          <text:p/>
        </draw:polygon>
        <draw:polygon draw:style-name="gr34" draw:text-style-name="P13" draw:layer="layout" svg:width="0.111cm" svg:height="0.149cm" svg:x="6.412cm" svg:y="2.553cm" svg:viewBox="0 0 112 150" draw:points="59,0 0,0 0,150 112,39">
          <text:p/>
        </draw:polygon>
        <draw:polygon draw:style-name="gr34" draw:text-style-name="P13" draw:layer="layout" svg:width="0.148cm" svg:height="0.149cm" svg:x="5.373cm" svg:y="1.662cm" svg:viewBox="0 0 149 150" draw:points="118,0 0,0 149,150 149,35">
          <text:p/>
        </draw:polygon>
        <draw:polygon draw:style-name="gr34" draw:text-style-name="P13" draw:layer="layout" svg:width="0.138cm" svg:height="0.149cm" svg:x="4.779cm" svg:y="0.919cm" svg:viewBox="0 0 139 150" draw:points="133,0 0,0 0,150 139,10">
          <text:p/>
        </draw:polygon>
        <draw:polygon draw:style-name="gr34" draw:text-style-name="P13" draw:layer="layout" svg:width="0.149cm" svg:height="0.113cm" svg:x="4.927cm" svg:y="1.103cm" svg:viewBox="0 0 150 114" draw:points="115,0 0,114 150,114 150,48">
          <text:p/>
        </draw:polygon>
        <draw:polygon draw:style-name="gr34" draw:text-style-name="P13" draw:layer="layout" svg:width="0.148cm" svg:height="0.149cm" svg:x="5.967cm" svg:y="2.85cm" svg:viewBox="0 0 149 150" draw:points="40,150 149,150 0,0 0,117">
          <text:p/>
        </draw:polygon>
        <draw:polygon draw:style-name="gr34" draw:text-style-name="P13" draw:layer="layout" svg:width="0.149cm" svg:height="0.069cm" svg:x="8.046cm" svg:y="4.039cm" svg:viewBox="0 0 150 70" draw:points="150,70 150,0 0,0 42,41">
          <text:p/>
        </draw:polygon>
        <draw:polygon draw:style-name="gr34" draw:text-style-name="P13" draw:layer="layout" svg:width="0.148cm" svg:height="0.068cm" svg:x="8.195cm" svg:y="3.376cm" svg:viewBox="0 0 149 69" draw:points="0,0 0,69 149,69 107,26">
          <text:p/>
        </draw:polygon>
        <draw:polygon draw:style-name="gr34" draw:text-style-name="P13" draw:layer="layout" svg:width="0.132cm" svg:height="0.148cm" svg:x="4.779cm" svg:y="0.771cm" svg:viewBox="0 0 133 149" draw:points="101,101 0,0 0,149 133,149">
          <text:p/>
        </draw:polygon>
        <draw:polygon draw:style-name="gr34" draw:text-style-name="P13" draw:layer="layout" svg:width="0.149cm" svg:height="0.148cm" svg:x="5.521cm" svg:y="1.811cm" svg:viewBox="0 0 150 149" draw:points="107,0 0,0 150,149 150,46">
          <text:p/>
        </draw:polygon>
        <draw:polygon draw:style-name="gr34" draw:text-style-name="P13" draw:layer="layout" svg:width="0.065cm" svg:height="0.148cm" svg:x="4.119cm" svg:y="0.474cm" svg:viewBox="0 0 66 149" draw:points="44,149 66,149 66,0 0,66">
          <text:p/>
        </draw:polygon>
        <draw:polygon draw:style-name="gr34" draw:text-style-name="P13" draw:layer="layout" svg:width="0.148cm" svg:height="0.047cm" svg:x="8.789cm" svg:y="4.187cm" svg:viewBox="0 0 149 48" draw:points="149,48 149,0 0,0 35,35">
          <text:p/>
        </draw:polygon>
        <draw:polygon draw:style-name="gr34" draw:text-style-name="P13" draw:layer="layout" svg:width="0.149cm" svg:height="0.149cm" svg:x="6.858cm" svg:y="3.444cm" svg:viewBox="0 0 150 150" draw:points="19,150 150,150 0,0 0,140">
          <text:p/>
        </draw:polygon>
        <draw:polygon draw:style-name="gr34" draw:text-style-name="P13" draw:layer="layout" svg:width="0.149cm" svg:height="0.149cm" svg:x="5.224cm" svg:y="1.513cm" svg:viewBox="0 0 150 150" draw:points="139,0 0,0 150,150 150,14">
          <text:p/>
        </draw:polygon>
        <draw:polygon draw:style-name="gr34" draw:text-style-name="P13" draw:layer="layout" svg:width="0.145cm" svg:height="0.148cm" svg:x="7.159cm" svg:y="3.593cm" svg:viewBox="0 0 146 149" draw:points="7,149 146,149 146,0 0,146">
          <text:p/>
        </draw:polygon>
        <draw:polygon draw:style-name="gr34" draw:text-style-name="P13" draw:layer="layout" svg:width="0.115cm" svg:height="0.148cm" svg:x="7.155cm" svg:y="2.999cm" svg:viewBox="0 0 116 149" draw:points="47,0 0,0 0,149 116,34">
          <text:p/>
        </draw:polygon>
        <draw:polygon draw:style-name="gr34" draw:text-style-name="P13" draw:layer="layout" svg:width="0.148cm" svg:height="0.149cm" svg:x="5.67cm" svg:y="2.553cm" svg:viewBox="0 0 149 150" draw:points="2,150 149,150 0,0 0,147">
          <text:p/>
        </draw:polygon>
        <draw:polygon draw:style-name="gr34" draw:text-style-name="P13" draw:layer="layout" svg:width="0.149cm" svg:height="0.148cm" svg:x="5.521cm" svg:y="2.405cm" svg:viewBox="0 0 150 149" draw:points="2,149 150,149 0,0 0,148">
          <text:p/>
        </draw:polygon>
        <draw:polygon draw:style-name="gr34" draw:text-style-name="P13" draw:layer="layout" svg:width="0.149cm" svg:height="0.281cm" svg:x="8.343cm" svg:y="3.89cm" svg:viewBox="0 0 150 282" draw:points="150,282 150,0 0,149 130,278">
          <text:p/>
        </draw:polygon>
        <draw:polygon draw:style-name="gr34" draw:text-style-name="P13" draw:layer="layout" svg:width="0.148cm" svg:height="0.149cm" svg:x="5.967cm" svg:y="2.256cm" svg:viewBox="0 0 149 150" draw:points="127,0 0,0 149,150 149,19">
          <text:p/>
        </draw:polygon>
        <draw:polygon draw:style-name="gr34" draw:text-style-name="P13" draw:layer="layout" svg:width="0.148cm" svg:height="0.236cm" svg:x="6.71cm" svg:y="3.296cm" svg:viewBox="0 0 149 237" draw:points="61,237 149,149 0,0 0,202">
          <text:p/>
        </draw:polygon>
        <draw:polygon draw:style-name="gr34" draw:text-style-name="P13" draw:layer="layout" svg:width="0.149cm" svg:height="0.149cm" svg:x="4.63cm" svg:y="0.622cm" svg:viewBox="0 0 150 150" draw:points="88,0 0,0 150,150 150,100">
          <text:p/>
        </draw:polygon>
        <draw:polygon draw:style-name="gr34" draw:text-style-name="P13" draw:layer="layout" svg:width="0.149cm" svg:height="0.175cm" svg:x="8.343cm" svg:y="3.418cm" svg:viewBox="0 0 150 176" draw:points="28,0 0,26 150,176 150,26">
          <text:p/>
        </draw:polygon>
        <draw:polygon draw:style-name="gr34" draw:text-style-name="P13" draw:layer="layout" svg:width="0.148cm" svg:height="0.149cm" svg:x="5.076cm" svg:y="1.959cm" svg:viewBox="0 0 149 150" draw:points="50,150 149,150 0,0 0,89">
          <text:p/>
        </draw:polygon>
        <draw:polygon draw:style-name="gr34" draw:text-style-name="P13" draw:layer="layout" svg:width="0.112cm" svg:height="0.297cm" svg:x="4.221cm" svg:y="0.622cm" svg:viewBox="0 0 113 298" draw:points="88,275 113,298 113,0 0,112">
          <text:p/>
        </draw:polygon>
        <draw:polygon draw:style-name="gr34" draw:text-style-name="P13" draw:layer="layout" svg:width="0.148cm" svg:height="0.088cm" svg:x="6.264cm" svg:y="2.465cm" svg:viewBox="0 0 149 89" draw:points="89,0 0,89 149,89 149,47">
          <text:p/>
        </draw:polygon>
        <draw:polygon draw:style-name="gr34" draw:text-style-name="P13" draw:layer="layout" svg:width="0.148cm" svg:height="0.089cm" svg:x="7.304cm" svg:y="3.741cm" svg:viewBox="0 0 149 90" draw:points="60,90 149,0 0,0 0,64">
          <text:p/>
        </draw:polygon>
        <draw:polygon draw:style-name="gr34" draw:text-style-name="P13" draw:layer="layout" svg:width="0.148cm" svg:height="0.139cm" svg:x="4.779cm" svg:y="0.929cm" svg:viewBox="0 0 149 140" draw:points="139,0 0,140 149,140 149,14">
          <text:p/>
        </draw:polygon>
        <draw:polygon draw:style-name="gr34" draw:text-style-name="P13" draw:layer="layout" svg:width="0.148cm" svg:height="0.148cm" svg:x="4.482cm" svg:y="1.068cm" svg:viewBox="0 0 149 149" draw:points="14,149 149,149 0,0 0,126">
          <text:p/>
        </draw:polygon>
        <draw:polygon draw:style-name="gr34" draw:text-style-name="P13" draw:layer="layout" svg:width="0.149cm" svg:height="0.148cm" svg:x="5.818cm" svg:y="2.108cm" svg:viewBox="0 0 150 149" draw:points="110,0 0,0 150,149 150,37">
          <text:p/>
        </draw:polygon>
        <draw:polygon draw:style-name="gr37" draw:text-style-name="P14" draw:layer="layout" svg:width="0.011cm" svg:height="0.015cm" svg:x="6.7cm" svg:y="2.702cm" svg:viewBox="0 0 12 16" draw:points="12,16 12,0 0,10">
          <text:p/>
        </draw:polygon>
        <draw:polygon draw:style-name="gr37" draw:text-style-name="P14" draw:layer="layout" svg:width="0.09cm" svg:height="0.05cm" svg:x="5.373cm" svg:y="0.721cm" svg:viewBox="0 0 91 51" draw:points="50,0 0,51 91,51">
          <text:p/>
        </draw:polygon>
        <draw:polygon draw:style-name="gr37" draw:text-style-name="P14" draw:layer="layout" svg:width="0.297cm" svg:height="0.148cm" svg:x="8.789cm" svg:y="3.296cm" svg:viewBox="0 0 298 149" draw:points="148,149 298,0 0,0">
          <text:p/>
        </draw:polygon>
        <draw:polygon draw:style-name="gr37" draw:text-style-name="P14" draw:layer="layout" svg:width="0.062cm" svg:height="0.099cm" svg:x="4.717cm" svg:y="0.622cm" svg:viewBox="0 0 63 100" draw:points="63,100 63,0 0,0">
          <text:p/>
        </draw:polygon>
        <draw:polygon draw:style-name="gr37" draw:text-style-name="P14" draw:layer="layout" svg:width="0.297cm" svg:height="0.297cm" svg:x="7.898cm" svg:y="2.702cm" svg:viewBox="0 0 298 298" draw:points="0,298 298,298 298,0">
          <text:p/>
        </draw:polygon>
        <draw:polygon draw:style-name="gr37" draw:text-style-name="P14" draw:layer="layout" svg:width="0.149cm" svg:height="0.149cm" svg:x="9.086cm" svg:y="3.147cm" svg:viewBox="0 0 150 150" draw:points="150,150 150,0 0,150">
          <text:p/>
        </draw:polygon>
        <draw:polygon draw:style-name="gr38" draw:text-style-name="P14" draw:layer="layout" svg:width="0.219cm" svg:height="0.129cm" svg:x="8.511cm" svg:y="2.721cm" svg:viewBox="0 0 220 130" draw:points="0,0 130,130 220,40">
          <text:p/>
        </draw:polygon>
        <draw:polygon draw:style-name="gr39" draw:text-style-name="P2" draw:layer="layout" svg:width="0.219cm" svg:height="0.129cm" svg:x="8.511cm" svg:y="2.721cm" svg:viewBox="0 0 220 130" draw:points="0,0 130,130 220,40">
          <text:p/>
        </draw:polygon>
        <draw:polygon draw:style-name="gr37" draw:text-style-name="P14" draw:layer="layout" svg:width="0.149cm" svg:height="0.297cm" svg:x="5.224cm" svg:y="0.622cm" svg:viewBox="0 0 150 298" draw:points="150,150 0,0 0,298">
          <text:p/>
        </draw:polygon>
        <draw:polygon draw:style-name="gr37" draw:text-style-name="P14" draw:layer="layout" svg:width="0.056cm" svg:height="0.129cm" svg:x="5.168cm" svg:y="1.216cm" svg:viewBox="0 0 57 130" draw:points="57,130 57,0 0,57">
          <text:p/>
        </draw:polygon>
        <draw:polygon draw:style-name="gr37" draw:text-style-name="P14" draw:layer="layout" svg:width="0.08cm" svg:height="0.046cm" svg:x="6.927cm" svg:y="2.85cm" svg:viewBox="0 0 81 47" draw:points="81,47 81,0 0,0">
          <text:p/>
        </draw:polygon>
        <draw:polygon draw:style-name="gr37" draw:text-style-name="P14" draw:layer="layout" svg:width="0.297cm" svg:height="0.297cm" svg:x="8.195cm" svg:y="2.999cm" svg:viewBox="0 0 298 298" draw:points="298,0 0,0 0,298">
          <text:p/>
        </draw:polygon>
        <draw:polygon draw:style-name="gr37" draw:text-style-name="P14" draw:layer="layout" svg:width="0.148cm" svg:height="0.149cm" svg:x="8.492cm" svg:y="3.147cm" svg:viewBox="0 0 149 150" draw:points="149,150 149,0 0,150">
          <text:p/>
        </draw:polygon>
        <draw:polygon draw:style-name="gr38" draw:text-style-name="P14" draw:layer="layout" svg:width="0.148cm" svg:height="0.297cm" svg:x="9.235cm" svg:y="2.999cm" svg:viewBox="0 0 149 298" draw:points="149,0 0,149 149,298">
          <text:p/>
        </draw:polygon>
        <draw:polygon draw:style-name="gr39" draw:text-style-name="P2" draw:layer="layout" svg:width="0.148cm" svg:height="0.297cm" svg:x="9.235cm" svg:y="2.999cm" svg:viewBox="0 0 149 298" draw:points="149,0 0,149 149,298">
          <text:p/>
        </draw:polygon>
        <draw:polygon draw:style-name="gr37" draw:text-style-name="P14" draw:layer="layout" svg:width="0.148cm" svg:height="0.297cm" svg:x="8.492cm" svg:y="2.999cm" svg:viewBox="0 0 149 298" draw:points="0,298 149,149 0,0">
          <text:p/>
        </draw:polygon>
        <draw:polygon draw:style-name="gr37" draw:text-style-name="P14" draw:layer="layout" svg:width="0.091cm" svg:height="0.038cm" svg:x="6.47cm" svg:y="2.553cm" svg:viewBox="0 0 92 39" draw:points="53,39 92,0 0,0">
          <text:p/>
        </draw:polygon>
        <draw:polygon draw:style-name="gr38" draw:text-style-name="P14" draw:layer="layout" svg:width="0.148cm" svg:height="0.148cm" svg:x="9.235cm" svg:y="3.296cm" svg:viewBox="0 0 149 149" draw:points="0,149 149,149 149,0">
          <text:p/>
        </draw:polygon>
        <draw:polygon draw:style-name="gr39" draw:text-style-name="P2" draw:layer="layout" svg:width="0.148cm" svg:height="0.148cm" svg:x="9.235cm" svg:y="3.296cm" svg:viewBox="0 0 149 149" draw:points="0,149 149,149 149,0">
          <text:p/>
        </draw:polygon>
        <draw:polygon draw:style-name="gr38" draw:text-style-name="P14" draw:layer="layout" svg:width="0.149cm" svg:height="0.149cm" svg:x="4.927cm" svg:y="0.325cm" svg:viewBox="0 0 150 150" draw:points="150,150 150,0 0,0">
          <text:p/>
        </draw:polygon>
        <draw:polygon draw:style-name="gr39" draw:text-style-name="P2" draw:layer="layout" svg:width="0.149cm" svg:height="0.149cm" svg:x="4.927cm" svg:y="0.325cm" svg:viewBox="0 0 150 150" draw:points="150,150 150,0 0,0">
          <text:p/>
        </draw:polygon>
        <draw:polygon draw:style-name="gr37" draw:text-style-name="P14" draw:layer="layout" svg:width="0.048cm" svg:height="0.048cm" svg:x="4.879cm" svg:y="0.871cm" svg:viewBox="0 0 49 49" draw:points="32,49 49,49 0,0">
          <text:p/>
        </draw:polygon>
        <draw:polygon draw:style-name="gr38" draw:text-style-name="P14" draw:layer="layout" svg:width="0.037cm" svg:height="0.018cm" svg:x="9.291cm" svg:y="3.519cm" svg:viewBox="0 0 38 19" draw:points="38,19 19,0 0,17">
          <text:p/>
        </draw:polygon>
        <draw:polygon draw:style-name="gr39" draw:text-style-name="P2" draw:layer="layout" svg:width="0.037cm" svg:height="0.018cm" svg:x="9.291cm" svg:y="3.519cm" svg:viewBox="0 0 38 19" draw:points="38,19 19,0 0,17">
          <text:p/>
        </draw:polygon>
        <draw:polygon draw:style-name="gr37" draw:text-style-name="P14" draw:layer="layout" svg:width="0.044cm" svg:height="0.022cm" svg:x="5.967cm" svg:y="1.343cm" svg:viewBox="0 0 45 23" draw:points="21,0 0,23 45,23">
          <text:p/>
        </draw:polygon>
        <draw:polygon draw:style-name="gr38" draw:text-style-name="P14" draw:layer="layout" svg:width="0.297cm" svg:height="0.149cm" svg:x="4.63cm" svg:y="0.325cm" svg:viewBox="0 0 298 150" draw:points="149,150 298,0 0,0">
          <text:p/>
        </draw:polygon>
        <draw:polygon draw:style-name="gr39" draw:text-style-name="P2" draw:layer="layout" svg:width="0.297cm" svg:height="0.149cm" svg:x="4.63cm" svg:y="0.325cm" svg:viewBox="0 0 298 150" draw:points="149,150 298,0 0,0">
          <text:p/>
        </draw:polygon>
        <draw:polygon draw:style-name="gr37" draw:text-style-name="P14" draw:layer="layout" svg:width="0.149cm" svg:height="0.297cm" svg:x="8.64cm" svg:y="2.999cm" svg:viewBox="0 0 150 298" draw:points="150,0 0,149 150,298">
          <text:p/>
        </draw:polygon>
        <draw:polygon draw:style-name="gr37" draw:text-style-name="P14" draw:layer="layout" svg:width="0.148cm" svg:height="0.148cm" svg:x="4.779cm" svg:y="0.474cm" svg:viewBox="0 0 149 149" draw:points="0,0 0,149 149,149">
          <text:p/>
        </draw:polygon>
        <draw:polygon draw:style-name="gr37" draw:text-style-name="P14" draw:layer="layout" svg:width="0.149cm" svg:height="0.297cm" svg:x="9.086cm" svg:y="2.999cm" svg:viewBox="0 0 150 298" draw:points="0,298 150,149 0,0">
          <text:p/>
        </draw:polygon>
        <draw:polygon draw:style-name="gr38" draw:text-style-name="P14" draw:layer="layout" svg:width="0.148cm" svg:height="0.297cm" svg:x="4.779cm" svg:y="0.325cm" svg:viewBox="0 0 149 298" draw:points="149,0 0,150 149,298">
          <text:p/>
        </draw:polygon>
        <draw:polygon draw:style-name="gr39" draw:text-style-name="P2" draw:layer="layout" svg:width="0.148cm" svg:height="0.297cm" svg:x="4.779cm" svg:y="0.325cm" svg:viewBox="0 0 149 298" draw:points="149,0 0,150 149,298">
          <text:p/>
        </draw:polygon>
        <draw:polygon draw:style-name="gr37" draw:text-style-name="P14" draw:layer="layout" svg:width="0.148cm" svg:height="0.149cm" svg:x="7.007cm" svg:y="2.256cm" svg:viewBox="0 0 149 150" draw:points="149,0 0,0 0,150">
          <text:p/>
        </draw:polygon>
        <draw:polygon draw:style-name="gr37" draw:text-style-name="P14" draw:layer="layout" svg:width="0.024cm" svg:height="0.009cm" svg:x="6.686cm" svg:y="2.702cm" svg:viewBox="0 0 25 10" draw:points="14,10 25,0 0,0">
          <text:p/>
        </draw:polygon>
        <draw:polygon draw:style-name="gr37" draw:text-style-name="P14" draw:layer="layout" svg:width="0.124cm" svg:height="0.097cm" svg:x="7.058cm" svg:y="2.159cm" svg:viewBox="0 0 125 98" draw:points="0,0 98,98 125,71">
          <text:p/>
        </draw:polygon>
        <draw:polygon draw:style-name="gr37" draw:text-style-name="P14" draw:layer="layout" svg:width="0.297cm" svg:height="0.297cm" svg:x="8.789cm" svg:y="2.999cm" svg:viewBox="0 0 298 298" draw:points="298,0 0,0 0,298">
          <text:p/>
        </draw:polygon>
        <draw:polygon draw:style-name="gr37" draw:text-style-name="P14" draw:layer="layout" svg:width="0.134cm" svg:height="0.074cm" svg:x="8.877cm" svg:y="3.444cm" svg:viewBox="0 0 135 75" draw:points="135,75 61,0 0,61">
          <text:p/>
        </draw:polygon>
        <draw:polygon draw:style-name="gr37" draw:text-style-name="P14" draw:layer="layout" svg:width="0.082cm" svg:height="0.037cm" svg:x="6.264cm" svg:y="1.625cm" svg:viewBox="0 0 83 38" draw:points="38,0 0,38 83,38">
          <text:p/>
        </draw:polygon>
        <draw:polygon draw:style-name="gr37" draw:text-style-name="P14" draw:layer="layout" svg:width="0.06cm" svg:height="0.035cm" svg:x="5.016cm" svg:y="1.068cm" svg:viewBox="0 0 61 36" draw:points="25,36 61,0 0,0">
          <text:p/>
        </draw:polygon>
        <draw:polygon draw:style-name="gr37" draw:text-style-name="P14" draw:layer="layout" svg:width="0.026cm" svg:height="0.055cm" svg:x="5.67cm" svg:y="1.013cm" svg:viewBox="0 0 27 56" draw:points="0,0 0,56 27,30">
          <text:p/>
        </draw:polygon>
        <draw:polygon draw:style-name="gr37" draw:text-style-name="P14" draw:layer="layout" svg:width="0.051cm" svg:height="0.026cm" svg:x="5.67cm" svg:y="1.042cm" svg:viewBox="0 0 52 27" draw:points="27,0 0,27 52,27">
          <text:p/>
        </draw:polygon>
        <draw:polygon draw:style-name="gr37" draw:text-style-name="P14" draw:layer="layout" svg:width="0.092cm" svg:height="0.093cm" svg:x="7.304cm" svg:y="2.999cm" svg:viewBox="0 0 93 94" draw:points="93,94 0,0 0,50">
          <text:p/>
        </draw:polygon>
        <draw:polygon draw:style-name="gr37" draw:text-style-name="P14" draw:layer="layout" svg:width="0.063cm" svg:height="0.08cm" svg:x="8.132cm" svg:y="3.296cm" svg:viewBox="0 0 64 81" draw:points="64,81 64,0 0,63">
          <text:p/>
        </draw:polygon>
        <draw:polygon draw:style-name="gr37" draw:text-style-name="P14" draw:layer="layout" svg:width="0.038cm" svg:height="0.065cm" svg:x="6.523cm" svg:y="2.553cm" svg:viewBox="0 0 39 66" draw:points="39,66 39,0 0,38">
          <text:p/>
        </draw:polygon>
        <draw:polygon draw:style-name="gr37" draw:text-style-name="P14" draw:layer="layout" svg:width="0.149cm" svg:height="0.298cm" svg:x="6.115cm" svg:y="1.513cm" svg:viewBox="0 0 150 299" draw:points="150,150 0,0 0,299">
          <text:p/>
        </draw:polygon>
        <draw:polygon draw:style-name="gr37" draw:text-style-name="P14" draw:layer="layout" svg:width="0.031cm" svg:height="0.021cm" svg:x="6.71cm" svg:y="1.938cm" svg:viewBox="0 0 32 22" draw:points="0,0 0,22 32,22">
          <text:p/>
        </draw:polygon>
        <draw:polygon draw:style-name="gr37" draw:text-style-name="P14" draw:layer="layout" svg:width="0.01cm" svg:height="0.024cm" svg:x="4.917cm" svg:y="0.919cm" svg:viewBox="0 0 11 25" draw:points="11,25 11,0 0,10">
          <text:p/>
        </draw:polygon>
        <draw:polygon draw:style-name="gr37" draw:text-style-name="P14" draw:layer="layout" svg:width="0.022cm" svg:height="0.019cm" svg:x="6.093cm" svg:y="2.256cm" svg:viewBox="0 0 23 20" draw:points="23,20 23,0 0,0">
          <text:p/>
        </draw:polygon>
        <draw:polygon draw:style-name="gr37" draw:text-style-name="P14" draw:layer="layout" svg:width="0.297cm" svg:height="0.297cm" svg:x="7.304cm" svg:y="2.702cm" svg:viewBox="0 0 298 298" draw:points="0,298 298,298 298,0">
          <text:p/>
        </draw:polygon>
        <draw:polygon draw:style-name="gr37" draw:text-style-name="P14" draw:layer="layout" svg:width="0.148cm" svg:height="0.148cm" svg:x="8.789cm" svg:y="3.296cm" svg:viewBox="0 0 149 149" draw:points="0,149 149,149 0,0">
          <text:p/>
        </draw:polygon>
        <draw:polygon draw:style-name="gr37" draw:text-style-name="P14" draw:layer="layout" svg:width="0.122cm" svg:height="0.148cm" svg:x="8.37cm" svg:y="3.296cm" svg:viewBox="0 0 123 149" draw:points="123,149 123,0 0,123">
          <text:p/>
        </draw:polygon>
        <draw:polygon draw:style-name="gr37" draw:text-style-name="P14" draw:layer="layout" svg:width="0.102cm" svg:height="0.034cm" svg:x="7.202cm" svg:y="2.999cm" svg:viewBox="0 0 103 35" draw:points="69,35 103,0 0,0">
          <text:p/>
        </draw:polygon>
        <draw:polygon draw:style-name="gr37" draw:text-style-name="P14" draw:layer="layout" svg:width="0.082cm" svg:height="0.126cm" svg:x="7.073cm" svg:y="2.85cm" svg:viewBox="0 0 83 127" draw:points="83,127 83,0 0,82">
          <text:p/>
        </draw:polygon>
        <draw:polygon draw:style-name="gr37" draw:text-style-name="P14" draw:layer="layout" svg:width="0.297cm" svg:height="0.297cm" svg:x="6.71cm" svg:y="2.405cm" svg:viewBox="0 0 298 298" draw:points="0,0 0,298 298,298">
          <text:p/>
        </draw:polygon>
        <draw:polygon draw:style-name="gr37" draw:text-style-name="P14" draw:layer="layout" svg:width="0.035cm" svg:height="0.083cm" svg:x="5.041cm" svg:y="1.068cm" svg:viewBox="0 0 36 84" draw:points="36,84 36,0 0,35">
          <text:p/>
        </draw:polygon>
        <draw:polygon draw:style-name="gr37" draw:text-style-name="P14" draw:layer="layout" svg:width="0.297cm" svg:height="0.148cm" svg:x="5.521cm" svg:y="1.068cm" svg:viewBox="0 0 298 149" draw:points="298,149 149,0 0,149">
          <text:p/>
        </draw:polygon>
        <draw:polygon draw:style-name="gr37" draw:text-style-name="P14" draw:layer="layout" svg:width="0.148cm" svg:height="0.148cm" svg:x="7.601cm" svg:y="2.999cm" svg:viewBox="0 0 149 149" draw:points="0,149 149,149 0,0">
          <text:p/>
        </draw:polygon>
        <draw:polygon draw:style-name="gr37" draw:text-style-name="P14" draw:layer="layout" svg:width="0.149cm" svg:height="0.149cm" svg:x="8.64cm" svg:y="2.85cm" svg:viewBox="0 0 150 150" draw:points="150,0 0,0 150,150">
          <text:p/>
        </draw:polygon>
        <draw:polygon draw:style-name="gr37" draw:text-style-name="P14" draw:layer="layout" svg:width="0.027cm" svg:height="0.05cm" svg:x="6.115cm" svg:y="1.463cm" svg:viewBox="0 0 28 51" draw:points="0,0 0,51 28,25">
          <text:p/>
        </draw:polygon>
        <draw:polygon draw:style-name="gr37" draw:text-style-name="P14" draw:layer="layout" svg:width="0.297cm" svg:height="0.149cm" svg:x="4.927cm" svg:y="0.919cm" svg:viewBox="0 0 298 150" draw:points="0,0 149,150 298,0">
          <text:p/>
        </draw:polygon>
        <draw:polygon draw:style-name="gr37" draw:text-style-name="P14" draw:layer="layout" svg:width="0.114cm" svg:height="0.152cm" svg:x="7.898cm" svg:y="2.55cm" svg:viewBox="0 0 115 153" draw:points="0,0 0,153 115,38">
          <text:p/>
        </draw:polygon>
        <draw:polygon draw:style-name="gr37" draw:text-style-name="P14" draw:layer="layout" svg:width="0.297cm" svg:height="0.149cm" svg:x="8.492cm" svg:y="2.85cm" svg:viewBox="0 0 298 150" draw:points="298,150 148,0 0,150">
          <text:p/>
        </draw:polygon>
        <draw:polygon draw:style-name="gr37" draw:text-style-name="P14" draw:layer="layout" svg:width="0.149cm" svg:height="0.149cm" svg:x="8.046cm" svg:y="3.147cm" svg:viewBox="0 0 150 150" draw:points="0,0 0,150 150,150">
          <text:p/>
        </draw:polygon>
        <draw:polygon draw:style-name="gr37" draw:text-style-name="P14" draw:layer="layout" svg:width="0.297cm" svg:height="0.149cm" svg:x="6.115cm" svg:y="1.662cm" svg:viewBox="0 0 298 150" draw:points="298,150 149,0 0,150">
          <text:p/>
        </draw:polygon>
        <draw:polygon draw:style-name="gr37" draw:text-style-name="P14" draw:layer="layout" svg:width="0.297cm" svg:height="0.297cm" svg:x="6.71cm" svg:y="2.405cm" svg:viewBox="0 0 298 298" draw:points="298,0 0,0 298,298">
          <text:p/>
        </draw:polygon>
        <draw:polygon draw:style-name="gr38" draw:text-style-name="P14" draw:layer="layout" svg:width="0.297cm" svg:height="0.148cm" svg:x="9.086cm" svg:y="2.999cm" svg:viewBox="0 0 298 149" draw:points="149,149 298,0 0,0">
          <text:p/>
        </draw:polygon>
        <draw:polygon draw:style-name="gr39" draw:text-style-name="P2" draw:layer="layout" svg:width="0.297cm" svg:height="0.148cm" svg:x="9.086cm" svg:y="2.999cm" svg:viewBox="0 0 298 149" draw:points="149,149 298,0 0,0">
          <text:p/>
        </draw:polygon>
        <draw:polygon draw:style-name="gr37" draw:text-style-name="P14" draw:layer="layout" svg:width="0.148cm" svg:height="0.297cm" svg:x="5.076cm" svg:y="0.919cm" svg:viewBox="0 0 149 298" draw:points="0,150 149,298 149,0">
          <text:p/>
        </draw:polygon>
        <draw:polygon draw:style-name="gr37" draw:text-style-name="P14" draw:layer="layout" svg:width="0.297cm" svg:height="0.297cm" svg:x="6.115cm" svg:y="1.811cm" svg:viewBox="0 0 298 298" draw:points="0,0 0,298 298,298">
          <text:p/>
        </draw:polygon>
        <draw:polygon draw:style-name="gr37" draw:text-style-name="P14" draw:layer="layout" svg:width="0.106cm" svg:height="0.106cm" svg:x="8.195cm" svg:y="3.296cm" svg:viewBox="0 0 107 107" draw:points="107,107 0,0 0,81">
          <text:p/>
        </draw:polygon>
        <draw:polygon draw:style-name="gr37" draw:text-style-name="P14" draw:layer="layout" svg:width="0.297cm" svg:height="0.149cm" svg:x="7.007cm" svg:y="2.256cm" svg:viewBox="0 0 298 150" draw:points="148,0 0,150 298,150">
          <text:p/>
        </draw:polygon>
        <draw:polygon draw:style-name="gr37" draw:text-style-name="P14" draw:layer="layout" svg:width="0.148cm" svg:height="0.297cm" svg:x="7.007cm" svg:y="2.405cm" svg:viewBox="0 0 149 298" draw:points="149,149 0,0 0,298">
          <text:p/>
        </draw:polygon>
        <draw:polygon draw:style-name="gr37" draw:text-style-name="P14" draw:layer="layout" svg:width="0.297cm" svg:height="0.297cm" svg:x="5.224cm" svg:y="0.919cm" svg:viewBox="0 0 298 298" draw:points="298,298 298,0 0,0">
          <text:p/>
        </draw:polygon>
        <draw:polygon draw:style-name="gr37" draw:text-style-name="P14" draw:layer="layout" svg:width="0.297cm" svg:height="0.149cm" svg:x="7.007cm" svg:y="2.553cm" svg:viewBox="0 0 298 150" draw:points="298,150 148,0 0,150">
          <text:p/>
        </draw:polygon>
        <draw:polygon draw:style-name="gr37" draw:text-style-name="P14" draw:layer="layout" svg:width="0.297cm" svg:height="0.148cm" svg:x="8.492cm" svg:y="2.999cm" svg:viewBox="0 0 298 149" draw:points="148,149 298,0 0,0">
          <text:p/>
        </draw:polygon>
        <draw:polygon draw:style-name="gr37" draw:text-style-name="P14" draw:layer="layout" svg:width="0.297cm" svg:height="0.148cm" svg:x="7.898cm" svg:y="2.999cm" svg:viewBox="0 0 298 149" draw:points="148,149 298,0 0,0">
          <text:p/>
        </draw:polygon>
        <draw:polygon draw:style-name="gr37" draw:text-style-name="P14" draw:layer="layout" svg:width="0.297cm" svg:height="0.148cm" svg:x="5.224cm" svg:y="0.771cm" svg:viewBox="0 0 298 149" draw:points="298,149 149,0 0,149">
          <text:p/>
        </draw:polygon>
        <draw:polygon draw:style-name="gr37" draw:text-style-name="P14" draw:layer="layout" svg:width="0.297cm" svg:height="0.149cm" svg:x="8.789cm" svg:y="2.85cm" svg:viewBox="0 0 298 150" draw:points="148,0 0,150 298,150">
          <text:p/>
        </draw:polygon>
        <draw:polygon draw:style-name="gr37" draw:text-style-name="P14" draw:layer="layout" svg:width="0.031cm" svg:height="0.035cm" svg:x="5.49cm" svg:y="1.662cm" svg:viewBox="0 0 32 36" draw:points="32,36 32,0 0,0">
          <text:p/>
        </draw:polygon>
        <draw:polygon draw:style-name="gr37" draw:text-style-name="P14" draw:layer="layout" svg:width="0.297cm" svg:height="0.148cm" svg:x="7.007cm" svg:y="2.405cm" svg:viewBox="0 0 298 149" draw:points="0,0 148,149 298,0">
          <text:p/>
        </draw:polygon>
        <draw:polygon draw:style-name="gr37" draw:text-style-name="P14" draw:layer="layout" svg:width="0.139cm" svg:height="0.06cm" svg:x="6.273cm" svg:y="2.405cm" svg:viewBox="0 0 140 61" draw:points="80,61 140,0 0,0">
          <text:p/>
        </draw:polygon>
        <draw:polygon draw:style-name="gr37" draw:text-style-name="P14" draw:layer="layout" svg:width="0.122cm" svg:height="0.053cm" svg:x="6.412cm" svg:y="1.758cm" svg:viewBox="0 0 123 54" draw:points="53,0 0,54 123,54">
          <text:p/>
        </draw:polygon>
        <draw:polygon draw:style-name="gr37" draw:text-style-name="P14" draw:layer="layout" svg:width="0.149cm" svg:height="0.148cm" svg:x="7.155cm" svg:y="2.405cm" svg:viewBox="0 0 150 149" draw:points="0,149 150,149 150,0">
          <text:p/>
        </draw:polygon>
        <draw:polygon draw:style-name="gr37" draw:text-style-name="P14" draw:layer="layout" svg:width="0.037cm" svg:height="0.068cm" svg:x="6.264cm" svg:y="1.594cm" svg:viewBox="0 0 38 69" draw:points="0,0 0,69 38,31">
          <text:p/>
        </draw:polygon>
        <draw:polygon draw:style-name="gr37" draw:text-style-name="P14" draw:layer="layout" svg:width="0.05cm" svg:height="0.112cm" svg:x="5.373cm" svg:y="0.659cm" svg:viewBox="0 0 51 113" draw:points="0,0 0,113 51,62">
          <text:p/>
        </draw:polygon>
        <draw:polygon draw:style-name="gr37" draw:text-style-name="P14" draw:layer="layout" svg:width="0.297cm" svg:height="0.297cm" svg:x="7.601cm" svg:y="2.702cm" svg:viewBox="0 0 298 298" draw:points="0,298 298,298 0,0">
          <text:p/>
        </draw:polygon>
        <draw:polygon draw:style-name="gr37" draw:text-style-name="P14" draw:layer="layout" svg:width="0.297cm" svg:height="0.149cm" svg:x="8.195cm" svg:y="2.85cm" svg:viewBox="0 0 298 150" draw:points="148,0 0,150 298,150">
          <text:p/>
        </draw:polygon>
        <draw:polygon draw:style-name="gr37" draw:text-style-name="P14" draw:layer="layout" svg:width="0.148cm" svg:height="0.149cm" svg:x="7.304cm" svg:y="2.553cm" svg:viewBox="0 0 149 150" draw:points="149,0 0,0 0,150">
          <text:p/>
        </draw:polygon>
        <draw:polygon draw:style-name="gr37" draw:text-style-name="P14" draw:layer="layout" svg:width="0.297cm" svg:height="0.298cm" svg:x="5.818cm" svg:y="1.513cm" svg:viewBox="0 0 298 299" draw:points="0,299 298,299 0,0">
          <text:p/>
        </draw:polygon>
        <draw:polygon draw:style-name="gr37" draw:text-style-name="P14" draw:layer="layout" svg:width="0.297cm" svg:height="0.149cm" svg:x="6.71cm" svg:y="2.256cm" svg:viewBox="0 0 298 150" draw:points="298,150 148,0 0,150">
          <text:p/>
        </draw:polygon>
        <draw:polygon draw:style-name="gr37" draw:text-style-name="P14" draw:layer="layout" svg:width="0.148cm" svg:height="0.148cm" svg:x="5.076cm" svg:y="0.474cm" svg:viewBox="0 0 149 149" draw:points="149,0 0,0 149,149">
          <text:p/>
        </draw:polygon>
        <draw:polygon draw:style-name="gr37" draw:text-style-name="P14" draw:layer="layout" svg:width="0.149cm" svg:height="0.297cm" svg:x="8.046cm" svg:y="2.999cm" svg:viewBox="0 0 150 298" draw:points="150,0 0,149 150,298">
          <text:p/>
        </draw:polygon>
        <draw:polygon draw:style-name="gr37" draw:text-style-name="P14" draw:layer="layout" svg:width="0.077cm" svg:height="0.032cm" svg:x="7.524cm" svg:y="3.147cm" svg:viewBox="0 0 78 33" draw:points="78,33 78,0 0,0">
          <text:p/>
        </draw:polygon>
        <draw:polygon draw:style-name="gr37" draw:text-style-name="P14" draw:layer="layout" svg:width="0.298cm" svg:height="0.297cm" svg:x="6.412cm" svg:y="2.108cm" svg:viewBox="0 0 299 298" draw:points="299,298 299,0 0,0">
          <text:p/>
        </draw:polygon>
        <draw:polygon draw:style-name="gr37" draw:text-style-name="P14" draw:layer="layout" svg:width="0.148cm" svg:height="0.148cm" svg:x="7.898cm" svg:y="2.999cm" svg:viewBox="0 0 149 149" draw:points="0,149 149,149 0,0">
          <text:p/>
        </draw:polygon>
        <draw:polygon draw:style-name="gr37" draw:text-style-name="P14" draw:layer="layout" svg:width="0.149cm" svg:height="0.297cm" svg:x="5.818cm" svg:y="1.216cm" svg:viewBox="0 0 150 298" draw:points="150,150 0,0 0,298">
          <text:p/>
        </draw:polygon>
        <draw:polygon draw:style-name="gr38" draw:text-style-name="P14" draw:layer="layout" svg:width="0.092cm" svg:height="0.059cm" svg:x="4.538cm" svg:y="0.325cm" svg:viewBox="0 0 93 60" draw:points="35,60 93,0 0,0">
          <text:p/>
        </draw:polygon>
        <draw:polygon draw:style-name="gr39" draw:text-style-name="P2" draw:layer="layout" svg:width="0.092cm" svg:height="0.059cm" svg:x="4.538cm" svg:y="0.325cm" svg:viewBox="0 0 93 60" draw:points="35,60 93,0 0,0">
          <text:p/>
        </draw:polygon>
        <draw:polygon draw:style-name="gr38" draw:text-style-name="P14" draw:layer="layout" svg:width="0.149cm" svg:height="0.149cm" svg:x="4.63cm" svg:y="0.325cm" svg:viewBox="0 0 150 150" draw:points="0,150 150,150 0,0">
          <text:p/>
        </draw:polygon>
        <draw:polygon draw:style-name="gr39" draw:text-style-name="P2" draw:layer="layout" svg:width="0.149cm" svg:height="0.149cm" svg:x="4.63cm" svg:y="0.325cm" svg:viewBox="0 0 150 150" draw:points="0,150 150,150 0,0">
          <text:p/>
        </draw:polygon>
        <draw:polygon draw:style-name="gr37" draw:text-style-name="P14" draw:layer="layout" svg:width="0.123cm" svg:height="0.038cm" svg:x="7.923cm" svg:y="3.296cm" svg:viewBox="0 0 124 39" draw:points="124,39 124,0 0,0">
          <text:p/>
        </draw:polygon>
        <draw:polygon draw:style-name="gr37" draw:text-style-name="P14" draw:layer="layout" svg:width="0.036cm" svg:height="0.077cm" svg:x="5.521cm" svg:y="0.842cm" svg:viewBox="0 0 37 78" draw:points="0,0 0,78 37,42">
          <text:p/>
        </draw:polygon>
        <draw:polygon draw:style-name="gr37" draw:text-style-name="P14" draw:layer="layout" svg:width="0.133cm" svg:height="0.073cm" svg:x="5.24cm" svg:y="1.365cm" svg:viewBox="0 0 134 74" draw:points="59,74 134,0 0,0">
          <text:p/>
        </draw:polygon>
        <draw:polygon draw:style-name="gr37" draw:text-style-name="P14" draw:layer="layout" svg:width="0.297cm" svg:height="0.148cm" svg:x="4.927cm" svg:y="0.474cm" svg:viewBox="0 0 298 149" draw:points="298,149 149,0 0,149">
          <text:p/>
        </draw:polygon>
        <draw:polygon draw:style-name="gr38" draw:text-style-name="P14" draw:layer="layout" svg:width="0.148cm" svg:height="0.075cm" svg:x="9.235cm" svg:y="3.444cm" svg:viewBox="0 0 149 76" draw:points="75,76 149,0 0,0">
          <text:p/>
        </draw:polygon>
        <draw:polygon draw:style-name="gr39" draw:text-style-name="P2" draw:layer="layout" svg:width="0.148cm" svg:height="0.075cm" svg:x="9.235cm" svg:y="3.444cm" svg:viewBox="0 0 149 76" draw:points="75,76 149,0 0,0">
          <text:p/>
        </draw:polygon>
        <draw:polygon draw:style-name="gr37" draw:text-style-name="P14" draw:layer="layout" svg:width="0.297cm" svg:height="0.149cm" svg:x="5.224cm" svg:y="1.216cm" svg:viewBox="0 0 298 150" draw:points="0,0 149,150 298,0">
          <text:p/>
        </draw:polygon>
        <draw:polygon draw:style-name="gr37" draw:text-style-name="P14" draw:layer="layout" svg:width="0.297cm" svg:height="0.148cm" svg:x="5.818cm" svg:y="1.365cm" svg:viewBox="0 0 298 149" draw:points="298,149 149,0 0,149">
          <text:p/>
        </draw:polygon>
        <draw:polygon draw:style-name="gr37" draw:text-style-name="P14" draw:layer="layout" svg:width="0.149cm" svg:height="0.149cm" svg:x="6.858cm" svg:y="2.256cm" svg:viewBox="0 0 150 150" draw:points="150,0 0,0 150,150">
          <text:p/>
        </draw:polygon>
        <draw:polygon draw:style-name="gr37" draw:text-style-name="P14" draw:layer="layout" svg:width="0.021cm" svg:height="0.041cm" svg:x="5.967cm" svg:y="1.323cm" svg:viewBox="0 0 22 42" draw:points="0,0 0,42 22,20">
          <text:p/>
        </draw:polygon>
        <draw:polygon draw:style-name="gr37" draw:text-style-name="P14" draw:layer="layout" svg:width="0.297cm" svg:height="0.297cm" svg:x="6.115cm" svg:y="1.811cm" svg:viewBox="0 0 298 298" draw:points="298,0 0,0 298,298">
          <text:p/>
        </draw:polygon>
        <draw:polygon draw:style-name="gr37" draw:text-style-name="P14" draw:layer="layout" svg:width="0.067cm" svg:height="0.035cm" svg:x="5.521cm" svg:y="0.884cm" svg:viewBox="0 0 68 36" draw:points="36,0 0,36 68,36">
          <text:p/>
        </draw:polygon>
        <draw:polygon draw:style-name="gr37" draw:text-style-name="P14" draw:layer="layout" svg:width="0.148cm" svg:height="0.297cm" svg:x="6.264cm" svg:y="2.108cm" svg:viewBox="0 0 149 298" draw:points="0,149 149,298 149,0">
          <text:p/>
        </draw:polygon>
        <draw:polygon draw:style-name="gr37" draw:text-style-name="P14" draw:layer="layout" svg:width="0.298cm" svg:height="0.297cm" svg:x="6.412cm" svg:y="2.108cm" svg:viewBox="0 0 299 298" draw:points="0,298 299,298 0,0">
          <text:p/>
        </draw:polygon>
        <draw:polygon draw:style-name="gr37" draw:text-style-name="P14" draw:layer="layout" svg:width="0.297cm" svg:height="0.297cm" svg:x="5.224cm" svg:y="0.919cm" svg:viewBox="0 0 298 298" draw:points="0,298 298,298 0,0">
          <text:p/>
        </draw:polygon>
        <draw:polygon draw:style-name="gr37" draw:text-style-name="P14" draw:layer="layout" svg:width="0.297cm" svg:height="0.297cm" svg:x="4.927cm" svg:y="0.622cm" svg:viewBox="0 0 298 298" draw:points="0,0 0,298 298,298">
          <text:p/>
        </draw:polygon>
        <draw:polygon draw:style-name="gr37" draw:text-style-name="P14" draw:layer="layout" svg:width="0.297cm" svg:height="0.149cm" svg:x="5.521cm" svg:y="1.513cm" svg:viewBox="0 0 298 150" draw:points="0,0 149,150 298,0">
          <text:p/>
        </draw:polygon>
        <draw:polygon draw:style-name="gr37" draw:text-style-name="P14" draw:layer="layout" svg:width="0.043cm" svg:height="0.021cm" svg:x="5.818cm" svg:y="1.195cm" svg:viewBox="0 0 44 22" draw:points="22,0 0,22 44,22">
          <text:p/>
        </draw:polygon>
        <draw:polygon draw:style-name="gr37" draw:text-style-name="P14" draw:layer="layout" svg:width="0.016cm" svg:height="0.01cm" svg:x="4.911cm" svg:y="0.919cm" svg:viewBox="0 0 17 11" draw:points="6,11 17,0 0,0">
          <text:p/>
        </draw:polygon>
        <draw:polygon draw:style-name="gr37" draw:text-style-name="P14" draw:layer="layout" svg:width="0.297cm" svg:height="0.298cm" svg:x="5.818cm" svg:y="1.513cm" svg:viewBox="0 0 298 299" draw:points="298,299 298,0 0,0">
          <text:p/>
        </draw:polygon>
        <draw:polygon draw:style-name="gr37" draw:text-style-name="P14" draw:layer="layout" svg:width="0.121cm" svg:height="0.068cm" svg:x="5.224cm" svg:y="0.554cm" svg:viewBox="0 0 122 69" draw:points="68,0 0,69 122,69">
          <text:p/>
        </draw:polygon>
        <draw:polygon draw:style-name="gr37" draw:text-style-name="P14" draw:layer="layout" svg:width="0.148cm" svg:height="0.149cm" svg:x="5.67cm" svg:y="1.662cm" svg:viewBox="0 0 149 150" draw:points="0,0 0,150 149,150">
          <text:p/>
        </draw:polygon>
        <draw:polygon draw:style-name="gr37" draw:text-style-name="P14" draw:layer="layout" svg:width="0.297cm" svg:height="0.148cm" svg:x="7.007cm" svg:y="2.702cm" svg:viewBox="0 0 298 149" draw:points="148,149 298,0 0,0">
          <text:p/>
        </draw:polygon>
        <draw:polygon draw:style-name="gr37" draw:text-style-name="P14" draw:layer="layout" svg:width="0.043cm" svg:height="0.045cm" svg:x="5.627cm" svg:y="1.811cm" svg:viewBox="0 0 44 46" draw:points="44,46 44,0 0,0">
          <text:p/>
        </draw:polygon>
        <draw:polygon draw:style-name="gr37" draw:text-style-name="P14" draw:layer="layout" svg:width="0.297cm" svg:height="0.149cm" svg:x="7.304cm" svg:y="2.553cm" svg:viewBox="0 0 298 150" draw:points="148,0 0,150 298,150">
          <text:p/>
        </draw:polygon>
        <draw:polygon draw:style-name="gr37" draw:text-style-name="P14" draw:layer="layout" svg:width="0.148cm" svg:height="0.148cm" svg:x="8.195cm" svg:y="2.702cm" svg:viewBox="0 0 149 149" draw:points="149,149 149,0 0,0">
          <text:p/>
        </draw:polygon>
        <draw:polygon draw:style-name="gr37" draw:text-style-name="P14" draw:layer="layout" svg:width="0.099cm" svg:height="0.057cm" svg:x="5.125cm" svg:y="1.216cm" svg:viewBox="0 0 100 58" draw:points="44,58 100,0 0,0">
          <text:p/>
        </draw:polygon>
        <draw:polygon draw:style-name="gr37" draw:text-style-name="P14" draw:layer="layout" svg:width="0.054cm" svg:height="0.032cm" svg:x="8.618cm" svg:y="3.444cm" svg:viewBox="0 0 55 33" draw:points="55,33 22,0 0,24">
          <text:p/>
        </draw:polygon>
        <draw:polygon draw:style-name="gr37" draw:text-style-name="P14" draw:layer="layout" svg:width="0.149cm" svg:height="0.297cm" svg:x="6.561cm" svg:y="2.405cm" svg:viewBox="0 0 150 298" draw:points="0,149 150,298 150,0">
          <text:p/>
        </draw:polygon>
        <draw:polygon draw:style-name="gr37" draw:text-style-name="P14" draw:layer="layout" svg:width="0.297cm" svg:height="0.297cm" svg:x="8.195cm" svg:y="2.999cm" svg:viewBox="0 0 298 298" draw:points="298,298 298,0 0,298">
          <text:p/>
        </draw:polygon>
        <draw:polygon draw:style-name="gr37" draw:text-style-name="P14" draw:layer="layout" svg:width="0.143cm" svg:height="0.1cm" svg:x="7.649cm" svg:y="2.453cm" svg:viewBox="0 0 144 101" draw:points="0,0 101,101 144,58">
          <text:p/>
        </draw:polygon>
        <draw:polygon draw:style-name="gr37" draw:text-style-name="P14" draw:layer="layout" svg:width="0.149cm" svg:height="0.148cm" svg:x="6.115cm" svg:y="2.108cm" svg:viewBox="0 0 150 149" draw:points="0,149 150,149 0,0">
          <text:p/>
        </draw:polygon>
        <draw:polygon draw:style-name="gr37" draw:text-style-name="P14" draw:layer="layout" svg:width="0.149cm" svg:height="0.149cm" svg:x="8.343cm" svg:y="2.85cm" svg:viewBox="0 0 150 150" draw:points="150,0 0,0 150,150">
          <text:p/>
        </draw:polygon>
        <draw:polygon draw:style-name="gr37" draw:text-style-name="P14" draw:layer="layout" svg:width="0.149cm" svg:height="0.148cm" svg:x="8.64cm" svg:y="3.296cm" svg:viewBox="0 0 150 149" draw:points="0,0 0,149 150,0">
          <text:p/>
        </draw:polygon>
        <draw:polygon draw:style-name="gr37" draw:text-style-name="P14" draw:layer="layout" svg:width="0.148cm" svg:height="0.148cm" svg:x="7.304cm" svg:y="2.405cm" svg:viewBox="0 0 149 149" draw:points="0,149 149,149 0,0">
          <text:p/>
        </draw:polygon>
        <draw:polygon draw:style-name="gr37" draw:text-style-name="P14" draw:layer="layout" svg:width="0.041cm" svg:height="0.041cm" svg:x="6.71cm" svg:y="2.702cm" svg:viewBox="0 0 42 42" draw:points="42,42 0,0 0,15">
          <text:p/>
        </draw:polygon>
        <draw:polygon draw:style-name="gr37" draw:text-style-name="P14" draw:layer="layout" svg:width="0.148cm" svg:height="0.148cm" svg:x="5.373cm" svg:y="1.365cm" svg:viewBox="0 0 149 149" draw:points="0,0 0,149 149,149">
          <text:p/>
        </draw:polygon>
        <draw:polygon draw:style-name="gr37" draw:text-style-name="P14" draw:layer="layout" svg:width="0.148cm" svg:height="0.149cm" svg:x="8.789cm" svg:y="2.85cm" svg:viewBox="0 0 149 150" draw:points="149,0 0,0 0,150">
          <text:p/>
        </draw:polygon>
        <draw:polygon draw:style-name="gr37" draw:text-style-name="P14" draw:layer="layout" svg:width="0.148cm" svg:height="0.149cm" svg:x="7.601cm" svg:y="2.553cm" svg:viewBox="0 0 149 150" draw:points="149,0 0,0 0,150">
          <text:p/>
        </draw:polygon>
        <draw:polygon draw:style-name="gr37" draw:text-style-name="P14" draw:layer="layout" svg:width="0.011cm" svg:height="0.014cm" svg:x="5.362cm" svg:y="1.513cm" svg:viewBox="0 0 12 15" draw:points="12,15 12,0 0,0">
          <text:p/>
        </draw:polygon>
        <draw:polygon draw:style-name="gr37" draw:text-style-name="P14" draw:layer="layout" svg:width="0.297cm" svg:height="0.297cm" svg:x="5.521cm" svg:y="1.216cm" svg:viewBox="0 0 298 298" draw:points="298,0 0,0 298,298">
          <text:p/>
        </draw:polygon>
        <draw:polygon draw:style-name="gr37" draw:text-style-name="P14" draw:layer="layout" svg:width="0.084cm" svg:height="0.038cm" svg:x="7.452cm" svg:y="2.367cm" svg:viewBox="0 0 85 39" draw:points="0,0 0,39 85,39">
          <text:p/>
        </draw:polygon>
        <draw:polygon draw:style-name="gr37" draw:text-style-name="P14" draw:layer="layout" svg:width="0.148cm" svg:height="0.297cm" svg:x="6.71cm" svg:y="2.108cm" svg:viewBox="0 0 149 298" draw:points="149,149 0,0 0,298">
          <text:p/>
        </draw:polygon>
        <draw:polygon draw:style-name="gr37" draw:text-style-name="P14" draw:layer="layout" svg:width="0.045cm" svg:height="0.058cm" svg:x="8.195cm" svg:y="2.644cm" svg:viewBox="0 0 46 59" draw:points="0,0 0,59 46,13">
          <text:p/>
        </draw:polygon>
        <draw:polygon draw:style-name="gr37" draw:text-style-name="P14" draw:layer="layout" svg:width="0.081cm" svg:height="0.019cm" svg:x="8.343cm" svg:y="2.683cm" svg:viewBox="0 0 82 20" draw:points="0,0 0,20 82,20">
          <text:p/>
        </draw:polygon>
        <draw:polygon draw:style-name="gr37" draw:text-style-name="P14" draw:layer="layout" svg:width="0.148cm" svg:height="0.148cm" svg:x="8.492cm" svg:y="3.296cm" svg:viewBox="0 0 149 149" draw:points="149,149 149,0 0,0">
          <text:p/>
        </draw:polygon>
        <draw:polygon draw:style-name="gr37" draw:text-style-name="P14" draw:layer="layout" svg:width="0.125cm" svg:height="0.07cm" svg:x="8.868cm" svg:y="2.78cm" svg:viewBox="0 0 126 71" draw:points="0,0 69,71 126,16">
          <text:p/>
        </draw:polygon>
        <draw:polygon draw:style-name="gr38" draw:text-style-name="P14" draw:layer="layout" svg:width="0.148cm" svg:height="0.148cm" svg:x="9.235cm" svg:y="3.296cm" svg:viewBox="0 0 149 149" draw:points="0,0 0,149 149,0">
          <text:p/>
        </draw:polygon>
        <draw:polygon draw:style-name="gr39" draw:text-style-name="P2" draw:layer="layout" svg:width="0.148cm" svg:height="0.148cm" svg:x="9.235cm" svg:y="3.296cm" svg:viewBox="0 0 149 149" draw:points="0,0 0,149 149,0">
          <text:p/>
        </draw:polygon>
        <draw:polygon draw:style-name="gr37" draw:text-style-name="P14" draw:layer="layout" svg:width="0.083cm" svg:height="0.083cm" svg:x="8.112cm" svg:y="2.619cm" svg:viewBox="0 0 84 84" draw:points="0,0 84,84 84,25">
          <text:p/>
        </draw:polygon>
        <draw:polygon draw:style-name="gr37" draw:text-style-name="P14" draw:layer="layout" svg:width="0.074cm" svg:height="0.128cm" svg:x="6.561cm" svg:y="1.831cm" svg:viewBox="0 0 75 129" draw:points="0,0 0,129 75,55">
          <text:p/>
        </draw:polygon>
        <draw:polygon draw:style-name="gr37" draw:text-style-name="P14" draw:layer="layout" svg:width="0.148cm" svg:height="0.297cm" svg:x="5.373cm" svg:y="1.216cm" svg:viewBox="0 0 149 298" draw:points="0,150 149,298 149,0">
          <text:p/>
        </draw:polygon>
        <draw:polygon draw:style-name="gr37" draw:text-style-name="P14" draw:layer="layout" svg:width="0.078cm" svg:height="0.141cm" svg:x="6.186cm" svg:y="2.256cm" svg:viewBox="0 0 79 142" draw:points="79,142 79,0 0,79">
          <text:p/>
        </draw:polygon>
        <draw:polygon draw:style-name="gr37" draw:text-style-name="P14" draw:layer="layout" svg:width="0.148cm" svg:height="0.297cm" svg:x="8.195cm" svg:y="2.702cm" svg:viewBox="0 0 149 298" draw:points="0,298 149,149 0,0">
          <text:p/>
        </draw:polygon>
        <draw:polygon draw:style-name="gr37" draw:text-style-name="P14" draw:layer="layout" svg:width="0.149cm" svg:height="0.149cm" svg:x="6.561cm" svg:y="1.959cm" svg:viewBox="0 0 150 150" draw:points="150,0 0,0 150,150">
          <text:p/>
        </draw:polygon>
        <draw:polygon draw:style-name="gr37" draw:text-style-name="P14" draw:layer="layout" svg:width="0.149cm" svg:height="0.297cm" svg:x="5.521cm" svg:y="0.919cm" svg:viewBox="0 0 150 298" draw:points="150,150 0,0 0,298">
          <text:p/>
        </draw:polygon>
        <draw:polygon draw:style-name="gr37" draw:text-style-name="P14" draw:layer="layout" svg:width="0.148cm" svg:height="0.148cm" svg:x="7.304cm" svg:y="2.405cm" svg:viewBox="0 0 149 149" draw:points="149,149 149,0 0,0">
          <text:p/>
        </draw:polygon>
        <draw:polygon draw:style-name="gr37" draw:text-style-name="P14" draw:layer="layout" svg:width="0.022cm" svg:height="0.043cm" svg:x="5.818cm" svg:y="1.173cm" svg:viewBox="0 0 23 44" draw:points="0,0 0,44 23,23">
          <text:p/>
        </draw:polygon>
        <draw:polygon draw:style-name="gr37" draw:text-style-name="P14" draw:layer="layout" svg:width="0.297cm" svg:height="0.148cm" svg:x="7.601cm" svg:y="2.999cm" svg:viewBox="0 0 298 149" draw:points="0,0 148,149 298,0">
          <text:p/>
        </draw:polygon>
        <draw:polygon draw:style-name="gr37" draw:text-style-name="P14" draw:layer="layout" svg:width="0.2cm" svg:height="0.137cm" svg:x="7.685cm" svg:y="3.147cm" svg:viewBox="0 0 201 138" draw:points="201,138 65,0 0,66">
          <text:p/>
        </draw:polygon>
        <draw:polygon draw:style-name="gr37" draw:text-style-name="P14" draw:layer="layout" svg:width="0.149cm" svg:height="0.149cm" svg:x="8.64cm" svg:y="3.147cm" svg:viewBox="0 0 150 150" draw:points="0,0 0,150 150,150">
          <text:p/>
        </draw:polygon>
        <draw:polygon draw:style-name="gr37" draw:text-style-name="P14" draw:layer="layout" svg:width="0.297cm" svg:height="0.297cm" svg:x="8.789cm" svg:y="2.999cm" svg:viewBox="0 0 298 298" draw:points="298,298 298,0 0,298">
          <text:p/>
        </draw:polygon>
        <draw:polygon draw:style-name="gr37" draw:text-style-name="P14" draw:layer="layout" svg:width="0.297cm" svg:height="0.297cm" svg:x="7.898cm" svg:y="2.702cm" svg:viewBox="0 0 298 298" draw:points="0,0 0,298 298,0">
          <text:p/>
        </draw:polygon>
        <draw:polygon draw:style-name="gr37" draw:text-style-name="P14" draw:layer="layout" svg:width="0.297cm" svg:height="0.297cm" svg:x="7.304cm" svg:y="2.702cm" svg:viewBox="0 0 298 298" draw:points="0,0 0,298 298,0">
          <text:p/>
        </draw:polygon>
        <draw:polygon draw:style-name="gr37" draw:text-style-name="P14" draw:layer="layout" svg:width="0.149cm" svg:height="0.148cm" svg:x="9.086cm" svg:y="3.296cm" svg:viewBox="0 0 150 149" draw:points="150,149 150,0 0,0">
          <text:p/>
        </draw:polygon>
        <draw:polygon draw:style-name="gr37" draw:text-style-name="P14" draw:layer="layout" svg:width="0.148cm" svg:height="0.297cm" svg:x="5.967cm" svg:y="1.811cm" svg:viewBox="0 0 149 298" draw:points="0,149 149,298 149,0">
          <text:p/>
        </draw:polygon>
        <draw:polygon draw:style-name="gr37" draw:text-style-name="P14" draw:layer="layout" svg:width="0.046cm" svg:height="0.046cm" svg:x="5.772cm" svg:y="1.959cm" svg:viewBox="0 0 47 47" draw:points="47,47 47,0 0,0">
          <text:p/>
        </draw:polygon>
        <draw:polygon draw:style-name="gr37" draw:text-style-name="P14" draw:layer="layout" svg:width="0.298cm" svg:height="0.149cm" svg:x="6.412cm" svg:y="1.959cm" svg:viewBox="0 0 299 150" draw:points="299,150 149,0 0,150">
          <text:p/>
        </draw:polygon>
        <draw:polygon draw:style-name="gr37" draw:text-style-name="P14" draw:layer="layout" svg:width="0.005cm" svg:height="0.008cm" svg:x="4.625cm" svg:y="0.474cm" svg:viewBox="0 0 6 9" draw:points="6,9 6,0 0,0">
          <text:p/>
        </draw:polygon>
        <draw:polygon draw:style-name="gr37" draw:text-style-name="P14" draw:layer="layout" svg:width="0.034cm" svg:height="0.05cm" svg:x="7.27cm" svg:y="2.999cm" svg:viewBox="0 0 35 51" draw:points="35,51 35,0 0,35">
          <text:p/>
        </draw:polygon>
        <draw:polygon draw:style-name="gr37" draw:text-style-name="P14" draw:layer="layout" svg:width="0.149cm" svg:height="0.149cm" svg:x="7.155cm" svg:y="2.553cm" svg:viewBox="0 0 150 150" draw:points="150,0 0,0 150,150">
          <text:p/>
        </draw:polygon>
        <draw:polygon draw:style-name="gr37" draw:text-style-name="P14" draw:layer="layout" svg:width="0.148cm" svg:height="0.148cm" svg:x="6.71cm" svg:y="2.108cm" svg:viewBox="0 0 149 149" draw:points="149,149 149,0 0,0">
          <text:p/>
        </draw:polygon>
        <draw:polygon draw:style-name="gr37" draw:text-style-name="P14" draw:layer="layout" svg:width="0.085cm" svg:height="0.09cm" svg:x="9.15cm" svg:y="3.444cm" svg:viewBox="0 0 86 91" draw:points="86,91 86,0 0,86">
          <text:p/>
        </draw:polygon>
        <draw:polygon draw:style-name="gr37" draw:text-style-name="P14" draw:layer="layout" svg:width="0.076cm" svg:height="0.039cm" svg:x="9.195cm" svg:y="2.811cm" svg:viewBox="0 0 77 40" draw:points="0,0 40,40 77,3">
          <text:p/>
        </draw:polygon>
        <draw:polygon draw:style-name="gr37" draw:text-style-name="P14" draw:layer="layout" svg:width="0.149cm" svg:height="0.148cm" svg:x="5.818cm" svg:y="1.811cm" svg:viewBox="0 0 150 149" draw:points="0,149 150,149 0,0">
          <text:p/>
        </draw:polygon>
        <draw:polygon draw:style-name="gr37" draw:text-style-name="P14" draw:layer="layout" svg:width="0.04cm" svg:height="0.037cm" svg:x="5.927cm" svg:y="2.108cm" svg:viewBox="0 0 41 38" draw:points="41,38 41,0 0,0">
          <text:p/>
        </draw:polygon>
        <draw:polygon draw:style-name="gr37" draw:text-style-name="P14" draw:layer="layout" svg:width="0.297cm" svg:height="0.297cm" svg:x="4.927cm" svg:y="0.622cm" svg:viewBox="0 0 298 298" draw:points="298,0 0,0 298,298">
          <text:p/>
        </draw:polygon>
        <draw:polygon draw:style-name="gr37" draw:text-style-name="P14" draw:layer="layout" svg:width="0.298cm" svg:height="0.148cm" svg:x="6.412cm" svg:y="2.405cm" svg:viewBox="0 0 299 149" draw:points="0,0 149,149 299,0">
          <text:p/>
        </draw:polygon>
        <draw:polygon draw:style-name="gr37" draw:text-style-name="P14" draw:layer="layout" svg:width="0.148cm" svg:height="0.149cm" svg:x="5.967cm" svg:y="1.959cm" svg:viewBox="0 0 149 150" draw:points="0,0 0,150 149,150">
          <text:p/>
        </draw:polygon>
        <draw:polygon draw:style-name="gr37" draw:text-style-name="P14" draw:layer="layout" svg:width="0.149cm" svg:height="0.149cm" svg:x="7.452cm" svg:y="2.553cm" svg:viewBox="0 0 150 150" draw:points="150,0 0,0 150,150">
          <text:p/>
        </draw:polygon>
        <draw:polygon draw:style-name="gr37" draw:text-style-name="P14" draw:layer="layout" svg:width="0.297cm" svg:height="0.297cm" svg:x="7.601cm" svg:y="2.702cm" svg:viewBox="0 0 298 298" draw:points="298,298 298,0 0,0">
          <text:p/>
        </draw:polygon>
        <draw:polygon draw:style-name="gr37" draw:text-style-name="P14" draw:layer="layout" svg:width="0.008cm" svg:height="0.011cm" svg:x="5.224cm" svg:y="0.463cm" svg:viewBox="0 0 9 12" draw:points="0,0 0,12 9,12">
          <text:p/>
        </draw:polygon>
        <draw:polygon draw:style-name="gr37" draw:text-style-name="P14" draw:layer="layout" svg:width="0.148cm" svg:height="0.148cm" svg:x="7.007cm" svg:y="2.702cm" svg:viewBox="0 0 149 149" draw:points="0,149 149,149 0,0">
          <text:p/>
        </draw:polygon>
        <draw:polygon draw:style-name="gr37" draw:text-style-name="P14" draw:layer="layout" svg:width="0.297cm" svg:height="0.148cm" svg:x="6.115cm" svg:y="2.108cm" svg:viewBox="0 0 298 149" draw:points="0,0 149,149 298,0">
          <text:p/>
        </draw:polygon>
        <draw:polygon draw:style-name="gr38" draw:text-style-name="P14" draw:layer="layout" svg:width="0.149cm" svg:height="0.297cm" svg:x="4.927cm" svg:y="0.325cm" svg:viewBox="0 0 150 298" draw:points="150,150 0,0 0,298">
          <text:p/>
        </draw:polygon>
        <draw:polygon draw:style-name="gr39" draw:text-style-name="P2" draw:layer="layout" svg:width="0.149cm" svg:height="0.297cm" svg:x="4.927cm" svg:y="0.325cm" svg:viewBox="0 0 150 298" draw:points="150,150 0,0 0,298">
          <text:p/>
        </draw:polygon>
        <draw:polygon draw:style-name="gr37" draw:text-style-name="P14" draw:layer="layout" svg:width="0.113cm" svg:height="0.071cm" svg:x="6.858cm" svg:y="2.037cm" svg:viewBox="0 0 114 72" draw:points="0,0 0,72 114,72">
          <text:p/>
        </draw:polygon>
        <draw:polygon draw:style-name="gr37" draw:text-style-name="P14" draw:layer="layout" svg:width="0.148cm" svg:height="0.298cm" svg:x="5.67cm" svg:y="1.513cm" svg:viewBox="0 0 149 299" draw:points="0,150 149,299 149,0">
          <text:p/>
        </draw:polygon>
        <draw:polygon draw:style-name="gr38" draw:text-style-name="P14" draw:layer="layout" svg:width="0.297cm" svg:height="0.149cm" svg:x="9.086cm" svg:y="2.85cm" svg:viewBox="0 0 298 150" draw:points="298,150 149,0 0,150">
          <text:p/>
        </draw:polygon>
        <draw:polygon draw:style-name="gr39" draw:text-style-name="P2" draw:layer="layout" svg:width="0.297cm" svg:height="0.149cm" svg:x="9.086cm" svg:y="2.85cm" svg:viewBox="0 0 298 150" draw:points="298,150 149,0 0,150">
          <text:p/>
        </draw:polygon>
        <draw:polygon draw:style-name="gr37" draw:text-style-name="P14" draw:layer="layout" svg:width="0.297cm" svg:height="0.149cm" svg:x="7.601cm" svg:y="2.553cm" svg:viewBox="0 0 298 150" draw:points="298,150 148,0 0,150">
          <text:p/>
        </draw:polygon>
        <draw:polygon draw:style-name="gr37" draw:text-style-name="P14" draw:layer="layout" svg:width="0.06cm" svg:height="0.106cm" svg:x="6.352cm" svg:y="2.405cm" svg:viewBox="0 0 61 107" draw:points="61,107 61,0 0,60">
          <text:p/>
        </draw:polygon>
        <draw:polygon draw:style-name="gr37" draw:text-style-name="P14" draw:layer="layout" svg:width="0.149cm" svg:height="0.149cm" svg:x="5.521cm" svg:y="1.513cm" svg:viewBox="0 0 150 150" draw:points="0,150 150,150 0,0">
          <text:p/>
        </draw:polygon>
        <draw:polygon draw:style-name="gr37" draw:text-style-name="P14" draw:layer="layout" svg:width="0.074cm" svg:height="0.111cm" svg:x="7.304cm" svg:y="2.294cm" svg:viewBox="0 0 75 112" draw:points="0,0 0,112 75,37">
          <text:p/>
        </draw:polygon>
        <draw:polygon draw:style-name="gr37" draw:text-style-name="P14" draw:layer="layout" svg:width="0.149cm" svg:height="0.148cm" svg:x="7.749cm" svg:y="2.999cm" svg:viewBox="0 0 150 149" draw:points="0,149 150,149 150,0">
          <text:p/>
        </draw:polygon>
        <draw:polygon draw:style-name="gr38" draw:text-style-name="P14" draw:layer="layout" svg:width="0.148cm" svg:height="0.149cm" svg:x="9.235cm" svg:y="3.147cm" svg:viewBox="0 0 149 150" draw:points="0,0 0,150 149,150">
          <text:p/>
        </draw:polygon>
        <draw:polygon draw:style-name="gr39" draw:text-style-name="P2" draw:layer="layout" svg:width="0.148cm" svg:height="0.149cm" svg:x="9.235cm" svg:y="3.147cm" svg:viewBox="0 0 149 150" draw:points="0,0 0,150 149,150">
          <text:p/>
        </draw:polygon>
        <draw:polygon draw:style-name="gr37" draw:text-style-name="P14" draw:layer="layout" svg:width="0.297cm" svg:height="0.148cm" svg:x="5.818cm" svg:y="1.811cm" svg:viewBox="0 0 298 149" draw:points="0,0 149,149 298,0">
          <text:p/>
        </draw:polygon>
        <draw:polygon draw:style-name="gr37" draw:text-style-name="P14" draw:layer="layout" svg:width="0.149cm" svg:height="0.297cm" svg:x="7.155cm" svg:y="2.702cm" svg:viewBox="0 0 150 298" draw:points="150,0 0,149 150,298">
          <text:p/>
        </draw:polygon>
        <draw:polygon draw:style-name="gr37" draw:text-style-name="P14" draw:layer="layout" svg:width="0.297cm" svg:height="0.297cm" svg:x="5.521cm" svg:y="1.216cm" svg:viewBox="0 0 298 298" draw:points="0,0 0,298 298,298">
          <text:p/>
        </draw:polygon>
        <draw:polygon draw:style-name="gr37" draw:text-style-name="P14" draw:layer="layout" svg:width="0.148cm" svg:height="0.149cm" svg:x="8.492cm" svg:y="2.85cm" svg:viewBox="0 0 149 150" draw:points="149,0 0,0 0,150">
          <text:p/>
        </draw:polygon>
        <draw:polygon draw:style-name="gr37" draw:text-style-name="P14" draw:layer="layout" svg:width="0.053cm" svg:height="0.094cm" svg:x="6.412cm" svg:y="1.717cm" svg:viewBox="0 0 54 95" draw:points="0,0 0,95 54,42">
          <text:p/>
        </draw:polygon>
        <draw:polygon draw:style-name="gr37" draw:text-style-name="P14" draw:layer="layout" svg:width="0.149cm" svg:height="0.148cm" svg:x="8.64cm" svg:y="3.296cm" svg:viewBox="0 0 150 149" draw:points="0,149 150,149 150,0">
          <text:p/>
        </draw:polygon>
        <draw:polygon draw:style-name="gr37" draw:text-style-name="P14" draw:layer="layout" svg:width="0.057cm" svg:height="0.026cm" svg:x="6.115cm" svg:y="1.487cm" svg:viewBox="0 0 58 27" draw:points="28,0 0,27 58,27">
          <text:p/>
        </draw:polygon>
        <draw:polygon draw:style-name="gr37" draw:text-style-name="P14" draw:layer="layout" svg:width="0.149cm" svg:height="0.297cm" svg:x="6.412cm" svg:y="1.811cm" svg:viewBox="0 0 150 298" draw:points="150,149 0,0 0,298">
          <text:p/>
        </draw:polygon>
        <draw:polygon draw:style-name="gr37" draw:text-style-name="P14" draw:layer="layout" svg:width="0.149cm" svg:height="0.149cm" svg:x="5.224cm" svg:y="1.216cm" svg:viewBox="0 0 150 150" draw:points="16,150 150,150 0,0 0,130">
          <text:p/>
        </draw:polygon>
        <draw:polygon draw:style-name="gr37" draw:text-style-name="P14" draw:layer="layout" svg:width="0.148cm" svg:height="0.148cm" svg:x="5.076cm" svg:y="1.068cm" svg:viewBox="0 0 149 149" draw:points="50,149 149,149 0,0 0,84">
          <text:p/>
        </draw:polygon>
        <draw:polygon draw:style-name="gr37" draw:text-style-name="P14" draw:layer="layout" svg:width="0.148cm" svg:height="0.148cm" svg:x="5.967cm" svg:y="1.365cm" svg:viewBox="0 0 149 149" draw:points="45,0 0,0 149,149 149,99">
          <text:p/>
        </draw:polygon>
        <draw:polygon draw:style-name="gr37" draw:text-style-name="P14" draw:layer="layout" svg:width="0.068cm" svg:height="0.148cm" svg:x="5.224cm" svg:y="0.474cm" svg:viewBox="0 0 69 149" draw:points="8,0 0,0 0,149 69,81">
          <text:p/>
        </draw:polygon>
        <draw:polygon draw:style-name="gr37" draw:text-style-name="P14" draw:layer="layout" svg:width="0.074cm" svg:height="0.148cm" svg:x="5.299cm" svg:y="1.365cm" svg:viewBox="0 0 75 149" draw:points="63,149 75,149 75,0 0,74">
          <text:p/>
        </draw:polygon>
        <draw:polygon draw:style-name="gr37" draw:text-style-name="P14" draw:layer="layout" svg:width="0.142cm" svg:height="0.149cm" svg:x="7.904cm" svg:y="3.147cm" svg:viewBox="0 0 143 150" draw:points="19,150 143,150 143,0 0,144">
          <text:p/>
        </draw:polygon>
        <draw:polygon draw:style-name="gr37" draw:text-style-name="P14" draw:layer="layout" svg:width="0.148cm" svg:height="0.086cm" svg:x="5.373cm" svg:y="1.513cm" svg:viewBox="0 0 149 87" draw:points="63,87 149,0 0,0 0,14">
          <text:p/>
        </draw:polygon>
        <draw:polygon draw:style-name="gr37" draw:text-style-name="P14" draw:layer="layout" svg:width="0.149cm" svg:height="0.176cm" svg:x="7.155cm" svg:y="2.229cm" svg:viewBox="0 0 150 177" draw:points="28,0 0,27 150,177 150,65">
          <text:p/>
        </draw:polygon>
        <draw:polygon draw:style-name="gr37" draw:text-style-name="P14" draw:layer="layout" svg:width="0.094cm" svg:height="0.149cm" svg:x="5.576cm" svg:y="1.662cm" svg:viewBox="0 0 95 150" draw:points="52,150 95,150 95,0 0,95">
          <text:p/>
        </draw:polygon>
        <draw:polygon draw:style-name="gr37" draw:text-style-name="P14" draw:layer="layout" svg:width="0.149cm" svg:height="0.05cm" svg:x="8.64cm" svg:y="3.444cm" svg:viewBox="0 0 150 51" draw:points="150,51 150,0 0,0 33,33">
          <text:p/>
        </draw:polygon>
        <draw:polygon draw:style-name="gr37" draw:text-style-name="P14" draw:layer="layout" svg:width="0.149cm" svg:height="0.233cm" svg:x="9.086cm" svg:y="3.296cm" svg:viewBox="0 0 150 234" draw:points="65,234 150,149 0,0 0,230">
          <text:p/>
        </draw:polygon>
        <draw:polygon draw:style-name="gr37" draw:text-style-name="P14" draw:layer="layout" svg:width="0.148cm" svg:height="0.149cm" svg:x="6.264cm" svg:y="1.662cm" svg:viewBox="0 0 149 150" draw:points="83,0 0,0 149,150 149,56">
          <text:p/>
        </draw:polygon>
        <draw:polygon draw:style-name="gr37" draw:text-style-name="P14" draw:layer="layout" svg:width="0.149cm" svg:height="0.149cm" svg:x="4.927cm" svg:y="0.919cm" svg:viewBox="0 0 150 150" draw:points="90,150 150,150 0,0 0,24">
          <text:p/>
        </draw:polygon>
        <draw:polygon draw:style-name="gr37" draw:text-style-name="P14" draw:layer="layout" svg:width="0.148cm" svg:height="0.148cm" svg:x="5.373cm" svg:y="0.771cm" svg:viewBox="0 0 149 149" draw:points="91,0 0,0 149,149 149,72">
          <text:p/>
        </draw:polygon>
        <draw:polygon draw:style-name="gr37" draw:text-style-name="P14" draw:layer="layout" svg:width="0.297cm" svg:height="0.127cm" svg:x="7.304cm" svg:y="2.999cm" svg:viewBox="0 0 298 128" draw:points="169,128 298,0 0,0 92,93">
          <text:p/>
        </draw:polygon>
        <draw:polygon draw:style-name="gr37" draw:text-style-name="P14" draw:layer="layout" svg:width="0.149cm" svg:height="0.148cm" svg:x="6.412cm" svg:y="2.405cm" svg:viewBox="0 0 150 149" draw:points="59,149 150,149 0,0 0,107">
          <text:p/>
        </draw:polygon>
        <draw:polygon draw:style-name="gr37" draw:text-style-name="P14" draw:layer="layout" svg:width="0.148cm" svg:height="0.082cm" svg:x="7.007cm" svg:y="2.85cm" svg:viewBox="0 0 149 83" draw:points="67,83 149,0 0,0 0,47">
          <text:p/>
        </draw:polygon>
        <draw:polygon draw:style-name="gr37" draw:text-style-name="P14" draw:layer="layout" svg:width="0.149cm" svg:height="0.128cm" svg:x="7.452cm" svg:y="2.425cm" svg:viewBox="0 0 150 129" draw:points="130,0 0,129 150,129 150,9">
          <text:p/>
        </draw:polygon>
        <draw:polygon draw:style-name="gr37" draw:text-style-name="P14" draw:layer="layout" svg:width="0.129cm" svg:height="0.297cm" svg:x="4.798cm" svg:y="0.622cm" svg:viewBox="0 0 130 298" draw:points="82,250 130,298 130,0 0,130">
          <text:p/>
        </draw:polygon>
        <draw:polygon draw:style-name="gr37" draw:text-style-name="P14" draw:layer="layout" svg:width="0.149cm" svg:height="0.149cm" svg:x="6.561cm" svg:y="2.553cm" svg:viewBox="0 0 150 150" draw:points="126,150 150,150 0,0 0,66">
          <text:p/>
        </draw:polygon>
        <draw:polygon draw:style-name="gr37" draw:text-style-name="P14" draw:layer="layout" svg:width="0.297cm" svg:height="0.114cm" svg:x="7.898cm" svg:y="2.588cm" svg:viewBox="0 0 298 115" draw:points="114,0 0,115 298,115 214,31">
          <text:p/>
        </draw:polygon>
        <draw:polygon draw:style-name="gr37" draw:text-style-name="P14" draw:layer="layout" svg:width="0.148cm" svg:height="0.171cm" svg:x="8.492cm" svg:y="3.296cm" svg:viewBox="0 0 149 172" draw:points="127,172 149,149 0,0 0,149">
          <text:p/>
        </draw:polygon>
        <draw:polygon draw:style-name="gr37" draw:text-style-name="P14" draw:layer="layout" svg:width="0.148cm" svg:height="0.127cm" svg:x="7.007cm" svg:y="2.129cm" svg:viewBox="0 0 149 128" draw:points="0,0 0,128 149,128 52,30">
          <text:p/>
        </draw:polygon>
        <draw:polygon draw:style-name="gr37" draw:text-style-name="P14" draw:layer="layout" svg:width="0.148cm" svg:height="0.119cm" svg:x="7.601cm" svg:y="2.434cm" svg:viewBox="0 0 149 120" draw:points="0,0 0,120 149,120 49,20">
          <text:p/>
        </draw:polygon>
        <draw:polygon draw:style-name="gr37" draw:text-style-name="P14" draw:layer="layout" svg:width="0.148cm" svg:height="0.065cm" svg:x="7.601cm" svg:y="3.147cm" svg:viewBox="0 0 149 66" draw:points="85,66 149,0 0,0 0,33">
          <text:p/>
        </draw:polygon>
        <draw:polygon draw:style-name="gr37" draw:text-style-name="P14" draw:layer="layout" svg:width="0.148cm" svg:height="0.061cm" svg:x="8.789cm" svg:y="3.444cm" svg:viewBox="0 0 149 62" draw:points="89,62 149,0 0,0 0,51">
          <text:p/>
        </draw:polygon>
        <draw:polygon draw:style-name="gr37" draw:text-style-name="P14" draw:layer="layout" svg:width="0.148cm" svg:height="0.074cm" svg:x="7.304cm" svg:y="2.331cm" svg:viewBox="0 0 149 75" draw:points="75,0 0,75 149,75 149,36">
          <text:p/>
        </draw:polygon>
        <draw:polygon draw:style-name="gr37" draw:text-style-name="P14" draw:layer="layout" svg:width="0.124cm" svg:height="0.148cm" svg:x="6.883cm" svg:y="2.702cm" svg:viewBox="0 0 125 149" draw:points="44,149 125,149 125,0 0,124">
          <text:p/>
        </draw:polygon>
        <draw:polygon draw:style-name="gr37" draw:text-style-name="P14" draw:layer="layout" svg:width="0.148cm" svg:height="0.143cm" svg:x="7.898cm" svg:y="3.147cm" svg:viewBox="0 0 149 144" draw:points="6,144 149,0 0,0 0,142">
          <text:p/>
        </draw:polygon>
        <draw:polygon draw:style-name="gr37" draw:text-style-name="P14" draw:layer="layout" svg:width="0.148cm" svg:height="0.102cm" svg:x="6.71cm" svg:y="2.006cm" svg:viewBox="0 0 149 103" draw:points="102,0 0,103 149,103 149,31">
          <text:p/>
        </draw:polygon>
        <draw:polygon draw:style-name="gr37" draw:text-style-name="P14" draw:layer="layout" svg:width="0.149cm" svg:height="0.229cm" svg:x="8.937cm" svg:y="3.296cm" svg:viewBox="0 0 150 230" draw:points="150,230 150,0 0,149 75,223">
          <text:p/>
        </draw:polygon>
        <draw:polygon draw:style-name="gr37" draw:text-style-name="P14" draw:layer="layout" svg:width="0.148cm" svg:height="0.097cm" svg:x="5.67cm" svg:y="1.811cm" svg:viewBox="0 0 149 98" draw:points="52,98 149,0 0,0 0,45">
          <text:p/>
        </draw:polygon>
        <draw:polygon draw:style-name="gr37" draw:text-style-name="P14" draw:layer="layout" svg:width="0.149cm" svg:height="0.191cm" svg:x="7.749cm" svg:y="2.511cm" svg:viewBox="0 0 150 192" draw:points="44,0 0,42 150,192 150,39">
          <text:p/>
        </draw:polygon>
        <draw:polygon draw:style-name="gr37" draw:text-style-name="P14" draw:layer="layout" svg:width="0.149cm" svg:height="0.141cm" svg:x="7.749cm" svg:y="3.147cm" svg:viewBox="0 0 150 142" draw:points="150,142 150,0 0,0 137,138">
          <text:p/>
        </draw:polygon>
        <draw:polygon draw:style-name="gr37" draw:text-style-name="P14" draw:layer="layout" svg:width="0.149cm" svg:height="0.136cm" svg:x="8.343cm" svg:y="2.714cm" svg:viewBox="0 0 150 137" draw:points="137,0 0,137 150,137 150,3">
          <text:p/>
        </draw:polygon>
        <draw:polygon draw:style-name="gr37" draw:text-style-name="P14" draw:layer="layout" svg:width="0.149cm" svg:height="0.149cm" svg:x="7.155cm" svg:y="2.85cm" svg:viewBox="0 0 150 150" draw:points="48,150 150,150 0,0 0,127">
          <text:p/>
        </draw:polygon>
        <draw:polygon draw:style-name="gr37" draw:text-style-name="P14" draw:layer="layout" svg:width="0.149cm" svg:height="0.135cm" svg:x="6.858cm" svg:y="2.121cm" svg:viewBox="0 0 150 136" draw:points="136,0 0,136 150,136 150,8">
          <text:p/>
        </draw:polygon>
        <draw:polygon draw:style-name="gr37" draw:text-style-name="P14" draw:layer="layout" svg:width="0.149cm" svg:height="0.149cm" svg:x="5.521cm" svg:y="0.919cm" svg:viewBox="0 0 150 150" draw:points="68,0 0,0 150,150 150,95">
          <text:p/>
        </draw:polygon>
        <draw:polygon draw:style-name="gr37" draw:text-style-name="P14" draw:layer="layout" svg:width="0.149cm" svg:height="0.149cm" svg:x="5.224cm" svg:y="0.622cm" svg:viewBox="0 0 150 150" draw:points="122,0 0,0 150,150 150,37">
          <text:p/>
        </draw:polygon>
        <draw:polygon draw:style-name="gr37" draw:text-style-name="P14" draw:layer="layout" svg:width="0.297cm" svg:height="0.123cm" svg:x="6.71cm" svg:y="2.702cm" svg:viewBox="0 0 298 124" draw:points="173,124 298,0 0,0 41,41">
          <text:p/>
        </draw:polygon>
        <draw:polygon draw:style-name="gr37" draw:text-style-name="P14" draw:layer="layout" svg:width="0.096cm" svg:height="0.148cm" svg:x="4.683cm" svg:y="0.474cm" svg:viewBox="0 0 97 149" draw:points="35,149 97,149 97,0 0,96">
          <text:p/>
        </draw:polygon>
        <draw:polygon draw:style-name="gr37" draw:text-style-name="P14" draw:layer="layout" svg:width="0.097cm" svg:height="0.148cm" svg:x="5.721cm" svg:y="1.811cm" svg:viewBox="0 0 98 149" draw:points="52,149 98,149 98,0 0,98">
          <text:p/>
        </draw:polygon>
        <draw:polygon draw:style-name="gr38" draw:text-style-name="P14" draw:layer="layout" svg:width="0.074cm" svg:height="0.095cm" svg:x="9.309cm" svg:y="3.444cm" svg:viewBox="0 0 75 96" draw:points="75,96 75,0 0,75 19,94">
          <text:p/>
        </draw:polygon>
        <draw:polygon draw:style-name="gr39" draw:text-style-name="P2" draw:layer="layout" svg:width="0.074cm" svg:height="0.095cm" svg:x="9.309cm" svg:y="3.444cm" svg:viewBox="0 0 75 96" draw:points="75,96 75,0 0,75 19,94">
          <text:p/>
        </draw:polygon>
        <draw:polygon draw:style-name="gr37" draw:text-style-name="P14" draw:layer="layout" svg:width="0.148cm" svg:height="0.129cm" svg:x="4.779cm" svg:y="0.622cm" svg:viewBox="0 0 149 130" draw:points="19,130 149,0 0,0 0,100">
          <text:p/>
        </draw:polygon>
        <draw:polygon draw:style-name="gr37" draw:text-style-name="P14" draw:layer="layout" svg:width="0.128cm" svg:height="0.148cm" svg:x="7.473cm" svg:y="2.999cm" svg:viewBox="0 0 129 149" draw:points="51,149 129,149 129,0 0,128">
          <text:p/>
        </draw:polygon>
        <draw:polygon draw:style-name="gr37" draw:text-style-name="P14" draw:layer="layout" svg:width="0.149cm" svg:height="0.149cm" svg:x="5.818cm" svg:y="1.216cm" svg:viewBox="0 0 150 150" draw:points="44,0 0,0 150,150 150,108">
          <text:p/>
        </draw:polygon>
        <draw:polygon draw:style-name="gr37" draw:text-style-name="P14" draw:layer="layout" svg:width="0.149cm" svg:height="0.204cm" svg:x="8.937cm" svg:y="2.795cm" svg:viewBox="0 0 150 205" draw:points="57,0 0,55 150,205 150,9">
          <text:p/>
        </draw:polygon>
        <draw:polygon draw:style-name="gr37" draw:text-style-name="P14" draw:layer="layout" svg:width="0.148cm" svg:height="0.091cm" svg:x="5.076cm" svg:y="0.383cm" svg:viewBox="0 0 149 92" draw:points="91,0 0,92 149,92 149,81">
          <text:p/>
        </draw:polygon>
        <draw:polygon draw:style-name="gr37" draw:text-style-name="P14" draw:layer="layout" svg:width="0.148cm" svg:height="0.089cm" svg:x="5.967cm" svg:y="2.108cm" svg:viewBox="0 0 149 90" draw:points="60,90 149,0 0,0 0,37">
          <text:p/>
        </draw:polygon>
        <draw:polygon draw:style-name="gr37" draw:text-style-name="P14" draw:layer="layout" svg:width="0.149cm" svg:height="0.149cm" svg:x="6.115cm" svg:y="1.513cm" svg:viewBox="0 0 150 150" draw:points="58,0 0,0 150,150 150,82">
          <text:p/>
        </draw:polygon>
        <draw:polygon draw:style-name="gr37" draw:text-style-name="P14" draw:layer="layout" svg:width="0.129cm" svg:height="0.148cm" svg:x="7.452cm" svg:y="2.405cm" svg:viewBox="0 0 130 149" draw:points="85,0 0,0 0,149 130,20">
          <text:p/>
        </draw:polygon>
        <draw:polygon draw:style-name="gr37" draw:text-style-name="P14" draw:layer="layout" svg:width="0.149cm" svg:height="0.078cm" svg:x="6.115cm" svg:y="2.256cm" svg:viewBox="0 0 150 79" draw:points="72,79 150,0 0,0 0,20">
          <text:p/>
        </draw:polygon>
        <draw:polygon draw:style-name="gr37" draw:text-style-name="P14" draw:layer="layout" svg:width="0.148cm" svg:height="0.08cm" svg:x="8.789cm" svg:y="2.77cm" svg:viewBox="0 0 149 81" draw:points="0,0 0,81 149,81 80,10">
          <text:p/>
        </draw:polygon>
        <draw:polygon draw:style-name="gr37" draw:text-style-name="P14" draw:layer="layout" svg:width="0.149cm" svg:height="0.074cm" svg:x="6.561cm" svg:y="1.885cm" svg:viewBox="0 0 150 75" draw:points="75,0 0,75 150,75 150,54">
          <text:p/>
        </draw:polygon>
        <draw:polygon draw:style-name="gr37" draw:text-style-name="P14" draw:layer="layout" svg:width="0.135cm" svg:height="0.148cm" svg:x="6.858cm" svg:y="2.108cm" svg:viewBox="0 0 136 149" draw:points="114,0 0,0 0,149 136,13">
          <text:p/>
        </draw:polygon>
        <draw:polygon draw:style-name="gr37" draw:text-style-name="P14" draw:layer="layout" svg:width="0.149cm" svg:height="0.096cm" svg:x="5.818cm" svg:y="1.959cm" svg:viewBox="0 0 150 97" draw:points="54,97 150,0 0,0 0,47">
          <text:p/>
        </draw:polygon>
        <draw:polygon draw:style-name="gr37" draw:text-style-name="P14" draw:layer="layout" svg:width="0.149cm" svg:height="0.095cm" svg:x="4.63cm" svg:y="0.474cm" svg:viewBox="0 0 150 96" draw:points="54,96 150,0 0,0 0,8">
          <text:p/>
        </draw:polygon>
        <draw:polygon draw:style-name="gr37" draw:text-style-name="P14" draw:layer="layout" svg:width="0.148cm" svg:height="0.149cm" svg:x="6.264cm" svg:y="2.256cm" svg:viewBox="0 0 149 150" draw:points="9,150 149,150 0,0 0,142">
          <text:p/>
        </draw:polygon>
        <draw:polygon draw:style-name="gr37" draw:text-style-name="P14" draw:layer="layout" svg:width="0.149cm" svg:height="0.148cm" svg:x="6.412cm" svg:y="1.811cm" svg:viewBox="0 0 150 149" draw:points="123,0 0,0 150,149 150,20">
          <text:p/>
        </draw:polygon>
        <draw:polygon draw:style-name="gr37" draw:text-style-name="P14" draw:layer="layout" svg:width="0.149cm" svg:height="0.062cm" svg:x="8.046cm" svg:y="3.296cm" svg:viewBox="0 0 150 63" draw:points="87,63 150,0 0,0 0,39">
          <text:p/>
        </draw:polygon>
        <draw:polygon draw:style-name="gr37" draw:text-style-name="P14" draw:layer="layout" svg:width="0.148cm" svg:height="0.148cm" svg:x="5.67cm" svg:y="1.068cm" svg:viewBox="0 0 149 149" draw:points="52,0 0,0 149,149 149,106">
          <text:p/>
        </draw:polygon>
        <draw:polygon draw:style-name="gr37" draw:text-style-name="P14" draw:layer="layout" svg:width="0.101cm" svg:height="0.149cm" svg:x="6.71cm" svg:y="1.959cm" svg:viewBox="0 0 102 150" draw:points="32,0 0,0 0,150 102,48">
          <text:p/>
        </draw:polygon>
        <draw:polygon draw:style-name="gr37" draw:text-style-name="P14" draw:layer="layout" svg:width="0.149cm" svg:height="0.094cm" svg:x="5.521cm" svg:y="1.662cm" svg:viewBox="0 0 150 95" draw:points="56,95 150,0 0,0 0,35">
          <text:p/>
        </draw:polygon>
        <draw:polygon draw:style-name="gr37" draw:text-style-name="P14" draw:layer="layout" svg:width="0.074cm" svg:height="0.092cm" svg:x="9.235cm" svg:y="3.444cm" svg:viewBox="0 0 75 93" draw:points="57,93 75,76 0,0 0,91">
          <text:p/>
        </draw:polygon>
        <draw:polygon draw:style-name="gr37" draw:text-style-name="P14" draw:layer="layout" svg:width="0.148cm" svg:height="0.046cm" svg:x="8.195cm" svg:y="2.656cm" svg:viewBox="0 0 149 47" draw:points="46,0 0,47 149,47 149,28">
          <text:p/>
        </draw:polygon>
        <draw:polygon draw:style-name="gr38" draw:text-style-name="P14" draw:layer="layout" svg:width="0.148cm" svg:height="0.185cm" svg:x="9.235cm" svg:y="2.814cm" svg:viewBox="0 0 149 186" draw:points="37,0 0,36 149,186 149,4">
          <text:p/>
        </draw:polygon>
        <draw:polygon draw:style-name="gr39" draw:text-style-name="P2" draw:layer="layout" svg:width="0.148cm" svg:height="0.185cm" svg:x="9.235cm" svg:y="2.814cm" svg:viewBox="0 0 149 186" draw:points="37,0 0,36 149,186 149,4">
          <text:p/>
        </draw:polygon>
        <draw:polygon draw:style-name="gr37" draw:text-style-name="P14" draw:layer="layout" svg:width="0.086cm" svg:height="0.149cm" svg:x="5.435cm" svg:y="1.513cm" svg:viewBox="0 0 87 150" draw:points="56,150 87,150 87,0 0,87">
          <text:p/>
        </draw:polygon>
        <draw:polygon draw:style-name="gr37" draw:text-style-name="P14" draw:layer="layout" svg:width="0.149cm" svg:height="0.089cm" svg:x="8.64cm" svg:y="2.761cm" svg:viewBox="0 0 150 90" draw:points="91,0 0,90 150,90 150,9">
          <text:p/>
        </draw:polygon>
        <draw:polygon draw:style-name="gr37" draw:text-style-name="P14" draw:layer="layout" svg:width="0.149cm" svg:height="0.195cm" svg:x="9.086cm" svg:y="2.804cm" svg:viewBox="0 0 150 196" draw:points="0,0 0,196 150,47 110,7">
          <text:p/>
        </draw:polygon>
        <draw:polygon draw:style-name="gr38" draw:text-style-name="P14" draw:layer="layout" svg:width="0.058cm" svg:height="0.149cm" svg:x="4.572cm" svg:y="0.325cm" svg:viewBox="0 0 59 150" draw:points="54,150 59,150 59,0 0,60">
          <text:p/>
        </draw:polygon>
        <draw:polygon draw:style-name="gr39" draw:text-style-name="P2" draw:layer="layout" svg:width="0.058cm" svg:height="0.149cm" svg:x="4.572cm" svg:y="0.325cm" svg:viewBox="0 0 59 150" draw:points="54,150 59,150 59,0 0,60">
          <text:p/>
        </draw:polygon>
        <draw:polygon draw:style-name="gr37" draw:text-style-name="P14" draw:layer="layout" svg:width="0.297cm" svg:height="0.122cm" svg:x="8.195cm" svg:y="3.296cm" svg:viewBox="0 0 298 123" draw:points="175,123 298,0 0,0 106,107">
          <text:p/>
        </draw:polygon>
        <draw:polygon draw:style-name="gr38" draw:text-style-name="P14" draw:layer="layout" svg:width="0.09cm" svg:height="0.149cm" svg:x="5.076cm" svg:y="0.325cm" svg:viewBox="0 0 91 150" draw:points="50,0 0,0 0,150 91,59">
          <text:p/>
        </draw:polygon>
        <draw:polygon draw:style-name="gr39" draw:text-style-name="P2" draw:layer="layout" svg:width="0.09cm" svg:height="0.149cm" svg:x="5.076cm" svg:y="0.325cm" svg:viewBox="0 0 91 150" draw:points="50,0 0,0 0,150 91,59">
          <text:p/>
        </draw:polygon>
        <draw:polygon draw:style-name="gr37" draw:text-style-name="P14" draw:layer="layout" svg:width="0.089cm" svg:height="0.148cm" svg:x="6.026cm" svg:y="2.108cm" svg:viewBox="0 0 90 149" draw:points="67,149 90,149 90,0 0,90">
          <text:p/>
        </draw:polygon>
        <draw:polygon draw:style-name="gr37" draw:text-style-name="P14" draw:layer="layout" svg:width="0.148cm" svg:height="0.133cm" svg:x="8.492cm" svg:y="2.717cm" svg:viewBox="0 0 149 134" draw:points="0,0 0,134 149,134 20,4">
          <text:p/>
        </draw:polygon>
        <draw:polygon draw:style-name="gr37" draw:text-style-name="P14" draw:layer="layout" svg:width="0.136cm" svg:height="0.148cm" svg:x="8.343cm" svg:y="2.702cm" svg:viewBox="0 0 137 149" draw:points="81,0 0,0 0,149 137,12">
          <text:p/>
        </draw:polygon>
        <draw:polygon draw:style-name="gr37" draw:text-style-name="P14" draw:layer="layout" svg:width="0.096cm" svg:height="0.149cm" svg:x="5.871cm" svg:y="1.959cm" svg:viewBox="0 0 97 150" draw:points="57,150 97,150 97,0 0,97">
          <text:p/>
        </draw:polygon>
        <draw:polygon draw:style-name="gr40" draw:text-style-name="P15" draw:layer="layout" svg:width="0.148cm" svg:height="0.148cm" svg:x="5.373cm" svg:y="0.474cm" svg:viewBox="0 0 149 149" draw:points="0,0 0,149 149,149">
          <text:p/>
        </draw:polygon>
        <draw:polygon draw:style-name="gr40" draw:text-style-name="P15" draw:layer="layout" svg:width="0.148cm" svg:height="0.148cm" svg:x="5.967cm" svg:y="1.068cm" svg:viewBox="0 0 149 149" draw:points="0,0 0,149 149,149">
          <text:p/>
        </draw:polygon>
        <draw:polygon draw:style-name="gr40" draw:text-style-name="P15" draw:layer="layout" svg:width="0.149cm" svg:height="0.149cm" svg:x="5.521cm" svg:y="0.622cm" svg:viewBox="0 0 150 150" draw:points="0,150 150,150 0,0">
          <text:p/>
        </draw:polygon>
        <draw:polygon draw:style-name="gr41" draw:text-style-name="P15" draw:layer="layout" svg:width="0.149cm" svg:height="0.149cm" svg:x="5.521cm" svg:y="0.325cm" svg:viewBox="0 0 150 150" draw:points="150,150 150,0 0,0">
          <text:p/>
        </draw:polygon>
        <draw:polygon draw:style-name="gr42" draw:text-style-name="P2" draw:layer="layout" svg:width="0.149cm" svg:height="0.149cm" svg:x="5.521cm" svg:y="0.325cm" svg:viewBox="0 0 150 150" draw:points="150,150 150,0 0,0">
          <text:p/>
        </draw:polygon>
        <draw:polygon draw:style-name="gr40" draw:text-style-name="P15" draw:layer="layout" svg:width="0.297cm" svg:height="0.297cm" svg:x="8.789cm" svg:y="2.405cm" svg:viewBox="0 0 298 298" draw:points="298,298 298,0 0,298">
          <text:p/>
        </draw:polygon>
        <draw:polygon draw:style-name="gr40" draw:text-style-name="P15" draw:layer="layout" svg:width="0.149cm" svg:height="0.149cm" svg:x="5.818cm" svg:y="0.919cm" svg:viewBox="0 0 150 150" draw:points="0,150 150,150 0,0">
          <text:p/>
        </draw:polygon>
        <draw:polygon draw:style-name="gr40" draw:text-style-name="P15" draw:layer="layout" svg:width="0.148cm" svg:height="0.297cm" svg:x="5.67cm" svg:y="0.622cm" svg:viewBox="0 0 149 298" draw:points="149,0 0,150 149,298">
          <text:p/>
        </draw:polygon>
        <draw:polygon draw:style-name="gr40" draw:text-style-name="P15" draw:layer="layout" svg:width="0.149cm" svg:height="0.148cm" svg:x="7.452cm" svg:y="2.108cm" svg:viewBox="0 0 150 149" draw:points="0,0 0,149 150,0">
          <text:p/>
        </draw:polygon>
        <draw:polygon draw:style-name="gr40" draw:text-style-name="P15" draw:layer="layout" svg:width="0.074cm" svg:height="0.111cm" svg:x="7.378cm" svg:y="2.256cm" svg:viewBox="0 0 75 112" draw:points="75,112 75,0 0,75">
          <text:p/>
        </draw:polygon>
        <draw:polygon draw:style-name="gr40" draw:text-style-name="P15" draw:layer="layout" svg:width="0.297cm" svg:height="0.148cm" svg:x="6.115cm" svg:y="1.068cm" svg:viewBox="0 0 298 149" draw:points="298,149 149,0 0,149">
          <text:p/>
        </draw:polygon>
        <draw:polygon draw:style-name="gr40" draw:text-style-name="P15" draw:layer="layout" svg:width="0.297cm" svg:height="0.149cm" svg:x="7.601cm" svg:y="2.256cm" svg:viewBox="0 0 298 150" draw:points="148,0 0,150 298,150">
          <text:p/>
        </draw:polygon>
        <draw:polygon draw:style-name="gr40" draw:text-style-name="P15" draw:layer="layout" svg:width="0.12cm" svg:height="0.121cm" svg:x="5.967cm" svg:y="0.501cm" svg:viewBox="0 0 121 122" draw:points="0,0 0,122 121,122">
          <text:p/>
        </draw:polygon>
        <draw:polygon draw:style-name="gr40" draw:text-style-name="P15" draw:layer="layout" svg:width="0.075cm" svg:height="0.127cm" svg:x="6.635cm" svg:y="1.811cm" svg:viewBox="0 0 76 128" draw:points="76,128 76,0 0,75">
          <text:p/>
        </draw:polygon>
        <draw:polygon draw:style-name="gr40" draw:text-style-name="P15" draw:layer="layout" svg:width="0.297cm" svg:height="0.149cm" svg:x="7.601cm" svg:y="1.959cm" svg:viewBox="0 0 298 150" draw:points="298,150 148,0 0,150">
          <text:p/>
        </draw:polygon>
        <draw:polygon draw:style-name="gr40" draw:text-style-name="P15" draw:layer="layout" svg:width="0.297cm" svg:height="0.149cm" svg:x="7.898cm" svg:y="1.959cm" svg:viewBox="0 0 298 150" draw:points="148,0 0,150 298,150">
          <text:p/>
        </draw:polygon>
        <draw:polygon draw:style-name="gr40" draw:text-style-name="P15" draw:layer="layout" svg:width="0.149cm" svg:height="0.148cm" svg:x="8.046cm" svg:y="2.405cm" svg:viewBox="0 0 150 149" draw:points="0,149 150,149 150,0">
          <text:p/>
        </draw:polygon>
        <draw:polygon draw:style-name="gr40" draw:text-style-name="P15" draw:layer="layout" svg:width="0.297cm" svg:height="0.297cm" svg:x="7.898cm" svg:y="2.108cm" svg:viewBox="0 0 298 298" draw:points="0,0 0,298 298,0">
          <text:p/>
        </draw:polygon>
        <draw:polygon draw:style-name="gr40" draw:text-style-name="P15" draw:layer="layout" svg:width="0.297cm" svg:height="0.149cm" svg:x="7.007cm" svg:y="1.662cm" svg:viewBox="0 0 298 150" draw:points="148,0 0,150 298,150">
          <text:p/>
        </draw:polygon>
        <draw:polygon draw:style-name="gr40" draw:text-style-name="P15" draw:layer="layout" svg:width="0.149cm" svg:height="0.297cm" svg:x="8.343cm" svg:y="2.405cm" svg:viewBox="0 0 150 298" draw:points="0,149 150,298 150,0">
          <text:p/>
        </draw:polygon>
        <draw:polygon draw:style-name="gr40" draw:text-style-name="P15" draw:layer="layout" svg:width="0.297cm" svg:height="0.297cm" svg:x="8.492cm" svg:y="2.108cm" svg:viewBox="0 0 298 298" draw:points="0,0 0,298 298,0">
          <text:p/>
        </draw:polygon>
        <draw:polygon draw:style-name="gr40" draw:text-style-name="P15" draw:layer="layout" svg:width="0.068cm" svg:height="0.012cm" svg:x="8.424cm" svg:y="2.702cm" svg:viewBox="0 0 69 13" draw:points="56,13 69,0 0,0">
          <text:p/>
        </draw:polygon>
        <draw:polygon draw:style-name="gr41" draw:text-style-name="P15" draw:layer="layout" svg:width="0.112cm" svg:height="0.116cm" svg:x="9.271cm" svg:y="2.702cm" svg:viewBox="0 0 113 117" draw:points="113,117 113,0 0,113">
          <text:p/>
        </draw:polygon>
        <draw:polygon draw:style-name="gr42" draw:text-style-name="P2" draw:layer="layout" svg:width="0.112cm" svg:height="0.116cm" svg:x="9.271cm" svg:y="2.702cm" svg:viewBox="0 0 113 117" draw:points="113,117 113,0 0,113">
          <text:p/>
        </draw:polygon>
        <draw:polygon draw:style-name="gr40" draw:text-style-name="P15" draw:layer="layout" svg:width="0.297cm" svg:height="0.297cm" svg:x="8.492cm" svg:y="2.405cm" svg:viewBox="0 0 298 298" draw:points="0,0 0,298 298,298">
          <text:p/>
        </draw:polygon>
        <draw:polygon draw:style-name="gr40" draw:text-style-name="P15" draw:layer="layout" svg:width="0.149cm" svg:height="0.148cm" svg:x="6.412cm" svg:y="1.068cm" svg:viewBox="0 0 150 149" draw:points="150,0 0,0 0,149">
          <text:p/>
        </draw:polygon>
        <draw:polygon draw:style-name="gr41" draw:text-style-name="P15" draw:layer="layout" svg:width="0.099cm" svg:height="0.058cm" svg:x="5.125cm" svg:y="0.325cm" svg:viewBox="0 0 100 59" draw:points="42,59 100,0 0,0">
          <text:p/>
        </draw:polygon>
        <draw:polygon draw:style-name="gr42" draw:text-style-name="P2" draw:layer="layout" svg:width="0.099cm" svg:height="0.058cm" svg:x="5.125cm" svg:y="0.325cm" svg:viewBox="0 0 100 59" draw:points="42,59 100,0 0,0">
          <text:p/>
        </draw:polygon>
        <draw:polygon draw:style-name="gr41" draw:text-style-name="P15" draw:layer="layout" svg:width="0.297cm" svg:height="0.149cm" svg:x="9.086cm" svg:y="2.553cm" svg:viewBox="0 0 298 150" draw:points="149,0 0,150 298,150">
          <text:p/>
        </draw:polygon>
        <draw:polygon draw:style-name="gr42" draw:text-style-name="P2" draw:layer="layout" svg:width="0.297cm" svg:height="0.149cm" svg:x="9.086cm" svg:y="2.553cm" svg:viewBox="0 0 298 150" draw:points="149,0 0,150 298,150">
          <text:p/>
        </draw:polygon>
        <draw:polygon draw:style-name="gr40" draw:text-style-name="P15" draw:layer="layout" svg:width="0.297cm" svg:height="0.148cm" svg:x="5.521cm" svg:y="0.474cm" svg:viewBox="0 0 298 149" draw:points="298,149 149,0 0,149">
          <text:p/>
        </draw:polygon>
        <draw:polygon draw:style-name="gr40" draw:text-style-name="P15" draw:layer="layout" svg:width="0.1cm" svg:height="0.066cm" svg:x="8.012cm" svg:y="2.553cm" svg:viewBox="0 0 101 67" draw:points="101,67 34,0 0,35">
          <text:p/>
        </draw:polygon>
        <draw:polygon draw:style-name="gr41" draw:text-style-name="P15" draw:layer="layout" svg:width="0.297cm" svg:height="0.297cm" svg:x="9.086cm" svg:y="2.108cm" svg:viewBox="0 0 298 298" draw:points="0,0 0,298 298,0">
          <text:p/>
        </draw:polygon>
        <draw:polygon draw:style-name="gr42" draw:text-style-name="P2" draw:layer="layout" svg:width="0.297cm" svg:height="0.297cm" svg:x="9.086cm" svg:y="2.108cm" svg:viewBox="0 0 298 298" draw:points="0,0 0,298 298,0">
          <text:p/>
        </draw:polygon>
        <draw:polygon draw:style-name="gr40" draw:text-style-name="P15" draw:layer="layout" svg:width="0.297cm" svg:height="0.297cm" svg:x="8.195cm" svg:y="2.108cm" svg:viewBox="0 0 298 298" draw:points="0,298 298,298 0,0">
          <text:p/>
        </draw:polygon>
        <draw:polygon draw:style-name="gr40" draw:text-style-name="P15" draw:layer="layout" svg:width="0.148cm" svg:height="0.149cm" svg:x="6.71cm" svg:y="1.216cm" svg:viewBox="0 0 149 150" draw:points="0,150 149,150 0,0">
          <text:p/>
        </draw:polygon>
        <draw:polygon draw:style-name="gr40" draw:text-style-name="P15" draw:layer="layout" svg:width="0.081cm" svg:height="0.033cm" svg:x="6.71cm" svg:y="1.183cm" svg:viewBox="0 0 82 34" draw:points="33,0 0,34 82,34">
          <text:p/>
        </draw:polygon>
        <draw:polygon draw:style-name="gr41" draw:text-style-name="P15" draw:layer="layout" svg:width="0.148cm" svg:height="0.297cm" svg:x="5.373cm" svg:y="0.325cm" svg:viewBox="0 0 149 298" draw:points="149,0 0,150 149,298">
          <text:p/>
        </draw:polygon>
        <draw:polygon draw:style-name="gr42" draw:text-style-name="P2" draw:layer="layout" svg:width="0.148cm" svg:height="0.297cm" svg:x="5.373cm" svg:y="0.325cm" svg:viewBox="0 0 149 298" draw:points="149,0 0,150 149,298">
          <text:p/>
        </draw:polygon>
        <draw:polygon draw:style-name="gr40" draw:text-style-name="P15" draw:layer="layout" svg:width="0.298cm" svg:height="0.148cm" svg:x="6.412cm" svg:y="1.365cm" svg:viewBox="0 0 299 149" draw:points="299,149 149,0 0,149">
          <text:p/>
        </draw:polygon>
        <draw:polygon draw:style-name="gr40" draw:text-style-name="P15" draw:layer="layout" svg:width="0.014cm" svg:height="0.021cm" svg:x="6.993cm" svg:y="2.108cm" svg:viewBox="0 0 15 22" draw:points="15,22 15,0 0,14">
          <text:p/>
        </draw:polygon>
        <draw:polygon draw:style-name="gr40" draw:text-style-name="P15" draw:layer="layout" svg:width="0.106cm" svg:height="0.107cm" svg:x="5.861cm" svg:y="1.216cm" svg:viewBox="0 0 107 108" draw:points="107,108 107,0 0,0">
          <text:p/>
        </draw:polygon>
        <draw:polygon draw:style-name="gr40" draw:text-style-name="P15" draw:layer="layout" svg:width="0.148cm" svg:height="0.297cm" svg:x="5.967cm" svg:y="0.919cm" svg:viewBox="0 0 149 298" draw:points="149,0 0,150 149,298">
          <text:p/>
        </draw:polygon>
        <draw:polygon draw:style-name="gr40" draw:text-style-name="P15" draw:layer="layout" svg:width="0.149cm" svg:height="0.149cm" svg:x="6.412cm" svg:y="1.513cm" svg:viewBox="0 0 150 150" draw:points="0,150 150,150 0,0">
          <text:p/>
        </draw:polygon>
        <draw:polygon draw:style-name="gr40" draw:text-style-name="P15" draw:layer="layout" svg:width="0.028cm" svg:height="0.037cm" svg:x="5.345cm" svg:y="0.622cm" svg:viewBox="0 0 29 38" draw:points="29,38 29,0 0,0">
          <text:p/>
        </draw:polygon>
        <draw:polygon draw:style-name="gr40" draw:text-style-name="P15" draw:layer="layout" svg:width="0.149cm" svg:height="0.297cm" svg:x="7.452cm" svg:y="1.811cm" svg:viewBox="0 0 150 298" draw:points="150,0 0,149 150,298">
          <text:p/>
        </draw:polygon>
        <draw:polygon draw:style-name="gr40" draw:text-style-name="P15" draw:layer="layout" svg:width="0.148cm" svg:height="0.297cm" svg:x="7.304cm" svg:y="1.811cm" svg:viewBox="0 0 149 298" draw:points="0,298 149,149 0,0">
          <text:p/>
        </draw:polygon>
        <draw:polygon draw:style-name="gr40" draw:text-style-name="P15" draw:layer="layout" svg:width="0.148cm" svg:height="0.148cm" svg:x="7.601cm" svg:y="2.108cm" svg:viewBox="0 0 149 149" draw:points="0,149 149,149 0,0">
          <text:p/>
        </draw:polygon>
        <draw:polygon draw:style-name="gr40" draw:text-style-name="P15" draw:layer="layout" svg:width="0.149cm" svg:height="0.297cm" svg:x="7.749cm" svg:y="2.108cm" svg:viewBox="0 0 150 298" draw:points="150,0 0,149 150,298">
          <text:p/>
        </draw:polygon>
        <draw:polygon draw:style-name="gr40" draw:text-style-name="P15" draw:layer="layout" svg:width="0.047cm" svg:height="0.078cm" svg:x="6.811cm" svg:y="1.959cm" svg:viewBox="0 0 48 79" draw:points="48,79 48,0 0,48">
          <text:p/>
        </draw:polygon>
        <draw:polygon draw:style-name="gr40" draw:text-style-name="P15" draw:layer="layout" svg:width="0.149cm" svg:height="0.298cm" svg:x="6.561cm" svg:y="1.513cm" svg:viewBox="0 0 150 299" draw:points="150,0 0,150 150,299">
          <text:p/>
        </draw:polygon>
        <draw:polygon draw:style-name="gr40" draw:text-style-name="P15" draw:layer="layout" svg:width="0.027cm" svg:height="0.02cm" svg:x="6.534cm" svg:y="1.811cm" svg:viewBox="0 0 28 21" draw:points="28,21 28,0 0,0">
          <text:p/>
        </draw:polygon>
        <draw:polygon draw:style-name="gr40" draw:text-style-name="P15" draw:layer="layout" svg:width="0.148cm" svg:height="0.148cm" svg:x="6.71cm" svg:y="1.365cm" svg:viewBox="0 0 149 149" draw:points="149,0 0,0 0,149">
          <text:p/>
        </draw:polygon>
        <draw:polygon draw:style-name="gr40" draw:text-style-name="P15" draw:layer="layout" svg:width="0.148cm" svg:height="0.149cm" svg:x="7.304cm" svg:y="1.662cm" svg:viewBox="0 0 149 150" draw:points="149,0 0,0 0,150">
          <text:p/>
        </draw:polygon>
        <draw:polygon draw:style-name="gr40" draw:text-style-name="P15" draw:layer="layout" svg:width="0.298cm" svg:height="0.149cm" svg:x="6.412cm" svg:y="1.216cm" svg:viewBox="0 0 299 150" draw:points="0,0 149,150 299,0">
          <text:p/>
        </draw:polygon>
        <draw:polygon draw:style-name="gr40" draw:text-style-name="P15" draw:layer="layout" svg:width="0.148cm" svg:height="0.298cm" svg:x="7.007cm" svg:y="1.513cm" svg:viewBox="0 0 149 299" draw:points="0,299 149,150 0,0">
          <text:p/>
        </draw:polygon>
        <draw:polygon draw:style-name="gr40" draw:text-style-name="P15" draw:layer="layout" svg:width="0.149cm" svg:height="0.149cm" svg:x="6.561cm" svg:y="1.216cm" svg:viewBox="0 0 150 150" draw:points="0,150 150,150 150,0">
          <text:p/>
        </draw:polygon>
        <draw:polygon draw:style-name="gr40" draw:text-style-name="P15" draw:layer="layout" svg:width="0.148cm" svg:height="0.149cm" svg:x="7.007cm" svg:y="1.513cm" svg:viewBox="0 0 149 150" draw:points="149,150 149,0 0,0">
          <text:p/>
        </draw:polygon>
        <draw:polygon draw:style-name="gr40" draw:text-style-name="P15" draw:layer="layout" svg:width="0.146cm" svg:height="0.058cm" svg:x="7.749cm" svg:y="1.753cm" svg:viewBox="0 0 147 59" draw:points="0,0 0,59 147,59">
          <text:p/>
        </draw:polygon>
        <draw:polygon draw:style-name="gr40" draw:text-style-name="P15" draw:layer="layout" svg:width="0.149cm" svg:height="0.149cm" svg:x="7.155cm" svg:y="1.662cm" svg:viewBox="0 0 150 150" draw:points="150,0 0,0 150,150">
          <text:p/>
        </draw:polygon>
        <draw:polygon draw:style-name="gr40" draw:text-style-name="P15" draw:layer="layout" svg:width="0.148cm" svg:height="0.148cm" svg:x="5.67cm" svg:y="0.771cm" svg:viewBox="0 0 149 149" draw:points="0,0 0,149 149,149">
          <text:p/>
        </draw:polygon>
        <draw:polygon draw:style-name="gr40" draw:text-style-name="P15" draw:layer="layout" svg:width="0.019cm" svg:height="0.019cm" svg:x="8.492cm" svg:y="2.702cm" svg:viewBox="0 0 20 20" draw:points="20,20 0,0 0,16">
          <text:p/>
        </draw:polygon>
        <draw:polygon draw:style-name="gr40" draw:text-style-name="P15" draw:layer="layout" svg:width="0.092cm" svg:height="0.081cm" svg:x="6.172cm" svg:y="1.513cm" svg:viewBox="0 0 93 82" draw:points="93,82 93,0 0,0">
          <text:p/>
        </draw:polygon>
        <draw:polygon draw:style-name="gr40" draw:text-style-name="P15" draw:layer="layout" svg:width="0.149cm" svg:height="0.297cm" svg:x="5.818cm" svg:y="0.622cm" svg:viewBox="0 0 150 298" draw:points="150,150 0,0 0,298">
          <text:p/>
        </draw:polygon>
        <draw:polygon draw:style-name="gr40" draw:text-style-name="P15" draw:layer="layout" svg:width="0.297cm" svg:height="0.297cm" svg:x="8.789cm" svg:y="2.108cm" svg:viewBox="0 0 298 298" draw:points="298,298 298,0 0,0">
          <text:p/>
        </draw:polygon>
        <draw:polygon draw:style-name="gr40" draw:text-style-name="P15" draw:layer="layout" svg:width="0.148cm" svg:height="0.149cm" svg:x="7.304cm" svg:y="1.959cm" svg:viewBox="0 0 149 150" draw:points="149,150 149,0 0,150">
          <text:p/>
        </draw:polygon>
        <draw:polygon draw:style-name="gr40" draw:text-style-name="P15" draw:layer="layout" svg:width="0.148cm" svg:height="0.149cm" svg:x="8.195cm" svg:y="1.959cm" svg:viewBox="0 0 149 150" draw:points="149,0 0,0 0,150">
          <text:p/>
        </draw:polygon>
        <draw:polygon draw:style-name="gr41" draw:text-style-name="P15" draw:layer="layout" svg:width="0.058cm" svg:height="0.138cm" svg:x="5.166cm" svg:y="0.325cm" svg:viewBox="0 0 59 139" draw:points="59,139 59,0 0,59">
          <text:p/>
        </draw:polygon>
        <draw:polygon draw:style-name="gr42" draw:text-style-name="P2" draw:layer="layout" svg:width="0.058cm" svg:height="0.138cm" svg:x="5.166cm" svg:y="0.325cm" svg:viewBox="0 0 59 139" draw:points="59,139 59,0 0,59">
          <text:p/>
        </draw:polygon>
        <draw:polygon draw:style-name="gr40" draw:text-style-name="P15" draw:layer="layout" svg:width="0.109cm" svg:height="0.109cm" svg:x="9.086cm" svg:y="2.702cm" svg:viewBox="0 0 110 110" draw:points="110,110 0,0 0,103">
          <text:p/>
        </draw:polygon>
        <draw:polygon draw:style-name="gr40" draw:text-style-name="P15" draw:layer="layout" svg:width="0.104cm" svg:height="0.059cm" svg:x="7.155cm" svg:y="1.454cm" svg:viewBox="0 0 105 60" draw:points="0,0 0,60 105,60">
          <text:p/>
        </draw:polygon>
        <draw:polygon draw:style-name="gr40" draw:text-style-name="P15" draw:layer="layout" svg:width="0.148cm" svg:height="0.148cm" svg:x="6.264cm" svg:y="1.365cm" svg:viewBox="0 0 149 149" draw:points="0,0 0,149 149,149">
          <text:p/>
        </draw:polygon>
        <draw:polygon draw:style-name="gr40" draw:text-style-name="P15" draw:layer="layout" svg:width="0.082cm" svg:height="0.094cm" svg:x="5.588cm" svg:y="0.919cm" svg:viewBox="0 0 83 95" draw:points="83,95 83,0 0,0">
          <text:p/>
        </draw:polygon>
        <draw:polygon draw:style-name="gr40" draw:text-style-name="P15" draw:layer="layout" svg:width="0.104cm" svg:height="0.098cm" svg:x="6.011cm" svg:y="1.365cm" svg:viewBox="0 0 105 99" draw:points="105,99 105,0 0,0">
          <text:p/>
        </draw:polygon>
        <draw:polygon draw:style-name="gr40" draw:text-style-name="P15" draw:layer="layout" svg:width="0.148cm" svg:height="0.148cm" svg:x="7.601cm" svg:y="1.811cm" svg:viewBox="0 0 149 149" draw:points="149,149 149,0 0,0">
          <text:p/>
        </draw:polygon>
        <draw:polygon draw:style-name="gr40" draw:text-style-name="P15" draw:layer="layout" svg:width="0.148cm" svg:height="0.149cm" svg:x="7.601cm" svg:y="2.256cm" svg:viewBox="0 0 149 150" draw:points="149,0 0,0 0,150">
          <text:p/>
        </draw:polygon>
        <draw:polygon draw:style-name="gr40" draw:text-style-name="P15" draw:layer="layout" svg:width="0.149cm" svg:height="0.148cm" svg:x="7.452cm" svg:y="2.108cm" svg:viewBox="0 0 150 149" draw:points="0,149 150,149 150,0">
          <text:p/>
        </draw:polygon>
        <draw:polygon draw:style-name="gr40" draw:text-style-name="P15" draw:layer="layout" svg:width="0.097cm" svg:height="0.105cm" svg:x="5.721cm" svg:y="1.068cm" svg:viewBox="0 0 98 106" draw:points="98,106 98,0 0,0">
          <text:p/>
        </draw:polygon>
        <draw:polygon draw:style-name="gr40" draw:text-style-name="P15" draw:layer="layout" svg:width="0.106cm" svg:height="0.145cm" svg:x="7.792cm" svg:y="2.405cm" svg:viewBox="0 0 107 146" draw:points="107,146 107,0 0,106">
          <text:p/>
        </draw:polygon>
        <draw:polygon draw:style-name="gr40" draw:text-style-name="P15" draw:layer="layout" svg:width="0.149cm" svg:height="0.149cm" svg:x="5.818cm" svg:y="0.622cm" svg:viewBox="0 0 150 150" draw:points="150,150 150,0 0,0">
          <text:p/>
        </draw:polygon>
        <draw:polygon draw:style-name="gr40" draw:text-style-name="P15" draw:layer="layout" svg:width="0.149cm" svg:height="0.297cm" svg:x="9.086cm" svg:y="2.405cm" svg:viewBox="0 0 150 298" draw:points="0,298 150,149 0,0">
          <text:p/>
        </draw:polygon>
        <draw:polygon draw:style-name="gr40" draw:text-style-name="P15" draw:layer="layout" svg:width="0.149cm" svg:height="0.149cm" svg:x="6.561cm" svg:y="1.662cm" svg:viewBox="0 0 150 150" draw:points="0,0 0,150 150,150">
          <text:p/>
        </draw:polygon>
        <draw:polygon draw:style-name="gr40" draw:text-style-name="P15" draw:layer="layout" svg:width="0.02cm" svg:height="0.029cm" svg:x="7.581cm" svg:y="2.405cm" svg:viewBox="0 0 21 30" draw:points="21,30 21,0 0,21">
          <text:p/>
        </draw:polygon>
        <draw:polygon draw:style-name="gr40" draw:text-style-name="P15" draw:layer="layout" svg:width="0.148cm" svg:height="0.148cm" svg:x="7.304cm" svg:y="2.108cm" svg:viewBox="0 0 149 149" draw:points="149,149 149,0 0,0">
          <text:p/>
        </draw:polygon>
        <draw:polygon draw:style-name="gr40" draw:text-style-name="P15" draw:layer="layout" svg:width="0.149cm" svg:height="0.149cm" svg:x="7.452cm" svg:y="1.959cm" svg:viewBox="0 0 150 150" draw:points="0,0 0,150 150,150">
          <text:p/>
        </draw:polygon>
        <draw:polygon draw:style-name="gr41" draw:text-style-name="P15" draw:layer="layout" svg:width="0.148cm" svg:height="0.297cm" svg:x="9.235cm" svg:y="2.405cm" svg:viewBox="0 0 149 298" draw:points="149,0 0,149 149,298">
          <text:p/>
        </draw:polygon>
        <draw:polygon draw:style-name="gr42" draw:text-style-name="P2" draw:layer="layout" svg:width="0.148cm" svg:height="0.297cm" svg:x="9.235cm" svg:y="2.405cm" svg:viewBox="0 0 149 298" draw:points="149,0 0,149 149,298">
          <text:p/>
        </draw:polygon>
        <draw:polygon draw:style-name="gr40" draw:text-style-name="P15" draw:layer="layout" svg:width="0.059cm" svg:height="0.068cm" svg:x="8.73cm" svg:y="2.702cm" svg:viewBox="0 0 60 69" draw:points="60,69 60,0 0,60">
          <text:p/>
        </draw:polygon>
        <draw:polygon draw:style-name="gr40" draw:text-style-name="P15" draw:layer="layout" svg:width="0.013cm" svg:height="0.015cm" svg:x="8.479cm" svg:y="2.702cm" svg:viewBox="0 0 14 16" draw:points="14,16 14,0 0,13">
          <text:p/>
        </draw:polygon>
        <draw:polygon draw:style-name="gr40" draw:text-style-name="P15" draw:layer="layout" svg:width="0.058cm" svg:height="0.071cm" svg:x="5.463cm" svg:y="0.771cm" svg:viewBox="0 0 59 72" draw:points="59,72 59,0 0,0">
          <text:p/>
        </draw:polygon>
        <draw:polygon draw:style-name="gr40" draw:text-style-name="P15" draw:layer="layout" svg:width="0.297cm" svg:height="0.148cm" svg:x="7.601cm" svg:y="2.108cm" svg:viewBox="0 0 298 149" draw:points="148,149 298,0 0,0">
          <text:p/>
        </draw:polygon>
        <draw:polygon draw:style-name="gr40" draw:text-style-name="P15" draw:layer="layout" svg:width="0.297cm" svg:height="0.297cm" svg:x="7.007cm" svg:y="1.811cm" svg:viewBox="0 0 298 298" draw:points="298,298 298,0 0,298">
          <text:p/>
        </draw:polygon>
        <draw:polygon draw:style-name="gr40" draw:text-style-name="P15" draw:layer="layout" svg:width="0.127cm" svg:height="0.12cm" svg:x="6.115cm" svg:y="0.651cm" svg:viewBox="0 0 128 121" draw:points="0,0 0,121 128,121">
          <text:p/>
        </draw:polygon>
        <draw:polygon draw:style-name="gr40" draw:text-style-name="P15" draw:layer="layout" svg:width="0.297cm" svg:height="0.298cm" svg:x="6.71cm" svg:y="1.513cm" svg:viewBox="0 0 298 299" draw:points="0,0 0,299 298,0">
          <text:p/>
        </draw:polygon>
        <draw:polygon draw:style-name="gr41" draw:text-style-name="P15" draw:layer="layout" svg:width="0.297cm" svg:height="0.297cm" svg:x="9.086cm" svg:y="2.108cm" svg:viewBox="0 0 298 298" draw:points="0,298 298,298 298,0">
          <text:p/>
        </draw:polygon>
        <draw:polygon draw:style-name="gr42" draw:text-style-name="P2" draw:layer="layout" svg:width="0.297cm" svg:height="0.297cm" svg:x="9.086cm" svg:y="2.108cm" svg:viewBox="0 0 298 298" draw:points="0,298 298,298 298,0">
          <text:p/>
        </draw:polygon>
        <draw:polygon draw:style-name="gr40" draw:text-style-name="P15" draw:layer="layout" svg:width="0.028cm" svg:height="0.029cm" svg:x="9.058cm" svg:y="2.079cm" svg:viewBox="0 0 29 30" draw:points="0,0 29,30 29,3">
          <text:p/>
        </draw:polygon>
        <draw:polygon draw:style-name="gr40" draw:text-style-name="P15" draw:layer="layout" svg:width="0.066cm" svg:height="0.055cm" svg:x="6.346cm" svg:y="1.662cm" svg:viewBox="0 0 67 56" draw:points="67,56 67,0 0,0">
          <text:p/>
        </draw:polygon>
        <draw:polygon draw:style-name="gr40" draw:text-style-name="P15" draw:layer="layout" svg:width="0.297cm" svg:height="0.148cm" svg:x="8.195cm" svg:y="2.405cm" svg:viewBox="0 0 298 149" draw:points="0,0 148,149 298,0">
          <text:p/>
        </draw:polygon>
        <draw:polygon draw:style-name="gr40" draw:text-style-name="P15" draw:layer="layout" svg:width="0.085cm" svg:height="0.123cm" svg:x="7.601cm" svg:y="1.688cm" svg:viewBox="0 0 86 124" draw:points="0,0 0,124 86,37">
          <text:p/>
        </draw:polygon>
        <draw:polygon draw:style-name="gr40" draw:text-style-name="P15" draw:layer="layout" svg:width="0.127cm" svg:height="0.096cm" svg:x="7.356cm" svg:y="1.566cm" svg:viewBox="0 0 128 97" draw:points="0,0 97,97 128,66">
          <text:p/>
        </draw:polygon>
        <draw:polygon draw:style-name="gr40" draw:text-style-name="P15" draw:layer="layout" svg:width="0.149cm" svg:height="0.297cm" svg:x="6.858cm" svg:y="1.811cm" svg:viewBox="0 0 150 298" draw:points="150,0 0,149 150,298">
          <text:p/>
        </draw:polygon>
        <draw:polygon draw:style-name="gr41" draw:text-style-name="P15" draw:layer="layout" svg:width="0.136cm" svg:height="0.282cm" svg:x="5.818cm" svg:y="0.34cm" svg:viewBox="0 0 137 283" draw:points="0,0 0,283 137,148">
          <text:p/>
        </draw:polygon>
        <draw:polygon draw:style-name="gr42" draw:text-style-name="P2" draw:layer="layout" svg:width="0.136cm" svg:height="0.282cm" svg:x="5.818cm" svg:y="0.34cm" svg:viewBox="0 0 137 283" draw:points="0,0 0,283 137,148">
          <text:p/>
        </draw:polygon>
        <draw:polygon draw:style-name="gr40" draw:text-style-name="P15" draw:layer="layout" svg:width="0.149cm" svg:height="0.149cm" svg:x="8.046cm" svg:y="1.959cm" svg:viewBox="0 0 150 150" draw:points="150,0 0,0 150,150">
          <text:p/>
        </draw:polygon>
        <draw:polygon draw:style-name="gr40" draw:text-style-name="P15" draw:layer="layout" svg:width="0.297cm" svg:height="0.149cm" svg:x="5.818cm" svg:y="0.919cm" svg:viewBox="0 0 298 150" draw:points="149,150 298,0 0,0">
          <text:p/>
        </draw:polygon>
        <draw:polygon draw:style-name="gr40" draw:text-style-name="P15" draw:layer="layout" svg:width="0.297cm" svg:height="0.149cm" svg:x="7.304cm" svg:y="1.662cm" svg:viewBox="0 0 298 150" draw:points="298,150 148,0 0,150">
          <text:p/>
        </draw:polygon>
        <draw:polygon draw:style-name="gr40" draw:text-style-name="P15" draw:layer="layout" svg:width="0.051cm" svg:height="0.051cm" svg:x="7.007cm" svg:y="2.108cm" svg:viewBox="0 0 52 52" draw:points="52,52 0,0 0,22">
          <text:p/>
        </draw:polygon>
        <draw:polygon draw:style-name="gr41" draw:text-style-name="P15" draw:layer="layout" svg:width="0.297cm" svg:height="0.149cm" svg:x="5.224cm" svg:y="0.325cm" svg:viewBox="0 0 298 150" draw:points="149,150 298,0 0,0">
          <text:p/>
        </draw:polygon>
        <draw:polygon draw:style-name="gr42" draw:text-style-name="P2" draw:layer="layout" svg:width="0.297cm" svg:height="0.149cm" svg:x="5.224cm" svg:y="0.325cm" svg:viewBox="0 0 298 150" draw:points="149,150 298,0 0,0">
          <text:p/>
        </draw:polygon>
        <draw:polygon draw:style-name="gr40" draw:text-style-name="P15" draw:layer="layout" svg:width="0.147cm" svg:height="0.134cm" svg:x="6.427cm" svg:y="0.934cm" svg:viewBox="0 0 148 135" draw:points="0,0 135,135 148,122">
          <text:p/>
        </draw:polygon>
        <draw:polygon draw:style-name="gr40" draw:text-style-name="P15" draw:layer="layout" svg:width="0.117cm" svg:height="0.047cm" svg:x="6.741cm" svg:y="1.959cm" svg:viewBox="0 0 118 48" draw:points="71,48 118,0 0,0">
          <text:p/>
        </draw:polygon>
        <draw:polygon draw:style-name="gr40" draw:text-style-name="P15" draw:layer="layout" svg:width="0.297cm" svg:height="0.148cm" svg:x="5.818cm" svg:y="0.771cm" svg:viewBox="0 0 298 149" draw:points="298,149 149,0 0,149">
          <text:p/>
        </draw:polygon>
        <draw:polygon draw:style-name="gr40" draw:text-style-name="P15" draw:layer="layout" svg:width="0.148cm" svg:height="0.297cm" svg:x="7.601cm" svg:y="1.811cm" svg:viewBox="0 0 149 298" draw:points="149,149 0,0 0,298">
          <text:p/>
        </draw:polygon>
        <draw:polygon draw:style-name="gr40" draw:text-style-name="P15" draw:layer="layout" svg:width="0.141cm" svg:height="0.08cm" svg:x="5.232cm" svg:y="0.474cm" svg:viewBox="0 0 142 81" draw:points="61,81 142,0 0,0">
          <text:p/>
        </draw:polygon>
        <draw:polygon draw:style-name="gr40" draw:text-style-name="P15" draw:layer="layout" svg:width="0.149cm" svg:height="0.297cm" svg:x="6.115cm" svg:y="0.919cm" svg:viewBox="0 0 150 298" draw:points="150,150 0,0 0,298">
          <text:p/>
        </draw:polygon>
        <draw:polygon draw:style-name="gr40" draw:text-style-name="P15" draw:layer="layout" svg:width="0.103cm" svg:height="0.13cm" svg:x="8.24cm" svg:y="2.553cm" svg:viewBox="0 0 104 131" draw:points="104,131 104,0 0,104">
          <text:p/>
        </draw:polygon>
        <draw:polygon draw:style-name="gr41" draw:text-style-name="P15" draw:layer="layout" svg:width="0.297cm" svg:height="0.148cm" svg:x="9.086cm" svg:y="2.405cm" svg:viewBox="0 0 298 149" draw:points="149,149 298,0 0,0">
          <text:p/>
        </draw:polygon>
        <draw:polygon draw:style-name="gr42" draw:text-style-name="P2" draw:layer="layout" svg:width="0.297cm" svg:height="0.148cm" svg:x="9.086cm" svg:y="2.405cm" svg:viewBox="0 0 298 149" draw:points="149,149 298,0 0,0">
          <text:p/>
        </draw:polygon>
        <draw:polygon draw:style-name="gr40" draw:text-style-name="P15" draw:layer="layout" svg:width="0.065cm" svg:height="0.02cm" svg:x="7.536cm" svg:y="2.405cm" svg:viewBox="0 0 66 21" draw:points="45,21 66,0 0,0">
          <text:p/>
        </draw:polygon>
        <draw:polygon draw:style-name="gr40" draw:text-style-name="P15" draw:layer="layout" svg:width="0.297cm" svg:height="0.148cm" svg:x="6.71cm" svg:y="1.811cm" svg:viewBox="0 0 298 149" draw:points="148,149 298,0 0,0">
          <text:p/>
        </draw:polygon>
        <draw:polygon draw:style-name="gr40" draw:text-style-name="P15" draw:layer="layout" svg:width="0.012cm" svg:height="0.007cm" svg:x="8.336cm" svg:y="1.952cm" svg:viewBox="0 0 13 8" draw:points="0,0 7,8 13,3">
          <text:p/>
        </draw:polygon>
        <draw:polygon draw:style-name="gr40" draw:text-style-name="P15" draw:layer="layout" svg:width="0.06cm" svg:height="0.101cm" svg:x="6.858cm" svg:y="1.264cm" svg:viewBox="0 0 61 102" draw:points="0,0 0,102 61,41">
          <text:p/>
        </draw:polygon>
        <draw:polygon draw:style-name="gr40" draw:text-style-name="P15" draw:layer="layout" svg:width="0.297cm" svg:height="0.297cm" svg:x="7.007cm" svg:y="1.811cm" svg:viewBox="0 0 298 298" draw:points="298,0 0,0 0,298">
          <text:p/>
        </draw:polygon>
        <draw:polygon draw:style-name="gr40" draw:text-style-name="P15" draw:layer="layout" svg:width="0.079cm" svg:height="0.078cm" svg:x="8.789cm" svg:y="2.702cm" svg:viewBox="0 0 80 79" draw:points="80,79 0,0 0,69">
          <text:p/>
        </draw:polygon>
        <draw:polygon draw:style-name="gr40" draw:text-style-name="P15" draw:layer="layout" svg:width="0.122cm" svg:height="0.186cm" svg:x="7.182cm" svg:y="2.108cm" svg:viewBox="0 0 123 187" draw:points="123,187 123,0 0,122">
          <text:p/>
        </draw:polygon>
        <draw:polygon draw:style-name="gr41" draw:text-style-name="P15" draw:layer="layout" svg:width="0.149cm" svg:height="0.297cm" svg:x="5.521cm" svg:y="0.325cm" svg:viewBox="0 0 150 298" draw:points="150,150 0,0 0,298">
          <text:p/>
        </draw:polygon>
        <draw:polygon draw:style-name="gr42" draw:text-style-name="P2" draw:layer="layout" svg:width="0.149cm" svg:height="0.297cm" svg:x="5.521cm" svg:y="0.325cm" svg:viewBox="0 0 150 298" draw:points="150,150 0,0 0,298">
          <text:p/>
        </draw:polygon>
        <draw:polygon draw:style-name="gr40" draw:text-style-name="P15" draw:layer="layout" svg:width="0.097cm" svg:height="0.118cm" svg:x="8.492cm" svg:y="1.99cm" svg:viewBox="0 0 98 119" draw:points="0,0 0,119 98,20">
          <text:p/>
        </draw:polygon>
        <draw:polygon draw:style-name="gr40" draw:text-style-name="P15" draw:layer="layout" svg:width="0.024cm" svg:height="0.026cm" svg:x="9.086cm" svg:y="2.082cm" svg:viewBox="0 0 25 27" draw:points="0,0 0,27 25,2">
          <text:p/>
        </draw:polygon>
        <draw:polygon draw:style-name="gr40" draw:text-style-name="P15" draw:layer="layout" svg:width="0.297cm" svg:height="0.298cm" svg:x="6.71cm" svg:y="1.513cm" svg:viewBox="0 0 298 299" draw:points="0,299 298,299 298,0">
          <text:p/>
        </draw:polygon>
        <draw:polygon draw:style-name="gr40" draw:text-style-name="P15" draw:layer="layout" svg:width="0.297cm" svg:height="0.149cm" svg:x="6.115cm" svg:y="1.216cm" svg:viewBox="0 0 298 150" draw:points="149,150 298,0 0,0">
          <text:p/>
        </draw:polygon>
        <draw:polygon draw:style-name="gr40" draw:text-style-name="P15" draw:layer="layout" svg:width="0.297cm" svg:height="0.149cm" svg:x="5.521cm" svg:y="0.622cm" svg:viewBox="0 0 298 150" draw:points="149,150 298,0 0,0">
          <text:p/>
        </draw:polygon>
        <draw:polygon draw:style-name="gr40" draw:text-style-name="P15" draw:layer="layout" svg:width="0.218cm" svg:height="0.147cm" svg:x="7.9cm" svg:y="1.812cm" svg:viewBox="0 0 219 148" draw:points="0,0 147,148 219,77">
          <text:p/>
        </draw:polygon>
        <draw:polygon draw:style-name="gr40" draw:text-style-name="P15" draw:layer="layout" svg:width="0.298cm" svg:height="0.149cm" svg:x="6.412cm" svg:y="1.513cm" svg:viewBox="0 0 299 150" draw:points="149,150 299,0 0,0">
          <text:p/>
        </draw:polygon>
        <draw:polygon draw:style-name="gr40" draw:text-style-name="P15" draw:layer="layout" svg:width="0.297cm" svg:height="0.297cm" svg:x="8.195cm" svg:y="2.108cm" svg:viewBox="0 0 298 298" draw:points="298,298 298,0 0,0">
          <text:p/>
        </draw:polygon>
        <draw:polygon draw:style-name="gr40" draw:text-style-name="P15" draw:layer="layout" svg:width="0.003cm" svg:height="0.002cm" svg:x="7.007cm" svg:y="1.363cm" svg:viewBox="0 0 4 3" draw:points="0,0 0,3 4,3">
          <text:p/>
        </draw:polygon>
        <draw:polygon draw:style-name="gr40" draw:text-style-name="P15" draw:layer="layout" svg:width="0.297cm" svg:height="0.594cm" svg:x="8.789cm" svg:y="2.108cm" svg:viewBox="0 0 298 595" draw:points="298,297 0,0 0,595">
          <text:p/>
        </draw:polygon>
        <draw:polygon draw:style-name="gr40" draw:text-style-name="P15" draw:layer="layout" svg:width="0.054cm" svg:height="0.061cm" svg:x="8.789cm" svg:y="2.047cm" svg:viewBox="0 0 55 62" draw:points="0,0 0,62 55,7">
          <text:p/>
        </draw:polygon>
        <draw:polygon draw:style-name="gr40" draw:text-style-name="P15" draw:layer="layout" svg:width="0.036cm" svg:height="0.013cm" svg:x="6.971cm" svg:y="2.108cm" svg:viewBox="0 0 37 14" draw:points="23,14 37,0 0,0">
          <text:p/>
        </draw:polygon>
        <draw:polygon draw:style-name="gr41" draw:text-style-name="P15" draw:layer="layout" svg:width="0.011cm" svg:height="0.011cm" svg:x="9.372cm" svg:y="2.097cm" svg:viewBox="0 0 12 12" draw:points="0,0 12,12 12,0">
          <text:p/>
        </draw:polygon>
        <draw:polygon draw:style-name="gr42" draw:text-style-name="P2" draw:layer="layout" svg:width="0.011cm" svg:height="0.011cm" svg:x="9.372cm" svg:y="2.097cm" svg:viewBox="0 0 12 12" draw:points="0,0 12,12 12,0">
          <text:p/>
        </draw:polygon>
        <draw:polygon draw:style-name="gr40" draw:text-style-name="P15" draw:layer="layout" svg:width="0.048cm" svg:height="0.048cm" svg:x="7.601cm" svg:y="2.405cm" svg:viewBox="0 0 49 49" draw:points="49,49 0,0 0,30">
          <text:p/>
        </draw:polygon>
        <draw:polygon draw:style-name="gr40" draw:text-style-name="P15" draw:layer="layout" svg:width="0.149cm" svg:height="0.149cm" svg:x="7.452cm" svg:y="2.256cm" svg:viewBox="0 0 150 150" draw:points="150,0 0,0 150,150">
          <text:p/>
        </draw:polygon>
        <draw:polygon draw:style-name="gr40" draw:text-style-name="P15" draw:layer="layout" svg:width="0.148cm" svg:height="0.148cm" svg:x="5.967cm" svg:y="0.771cm" svg:viewBox="0 0 149 149" draw:points="149,0 0,0 149,149">
          <text:p/>
        </draw:polygon>
        <draw:polygon draw:style-name="gr40" draw:text-style-name="P15" draw:layer="layout" svg:width="0.033cm" svg:height="0.058cm" svg:x="6.71cm" svg:y="1.158cm" svg:viewBox="0 0 34 59" draw:points="0,0 0,59 34,25">
          <text:p/>
        </draw:polygon>
        <draw:polygon draw:style-name="gr40" draw:text-style-name="P15" draw:layer="layout" svg:width="0.297cm" svg:height="0.148cm" svg:x="7.304cm" svg:y="1.811cm" svg:viewBox="0 0 298 149" draw:points="148,149 298,0 0,0">
          <text:p/>
        </draw:polygon>
        <draw:polygon draw:style-name="gr40" draw:text-style-name="P15" draw:layer="layout" svg:width="0.148cm" svg:height="0.148cm" svg:x="6.264cm" svg:y="1.068cm" svg:viewBox="0 0 149 149" draw:points="149,0 0,0 149,149">
          <text:p/>
        </draw:polygon>
        <draw:polygon draw:style-name="gr40" draw:text-style-name="P15" draw:layer="layout" svg:width="0.298cm" svg:height="0.148cm" svg:x="6.412cm" svg:y="1.068cm" svg:viewBox="0 0 299 149" draw:points="149,0 0,149 299,149">
          <text:p/>
        </draw:polygon>
        <draw:polygon draw:style-name="gr40" draw:text-style-name="P15" draw:layer="layout" svg:width="0.297cm" svg:height="0.148cm" svg:x="6.71cm" svg:y="1.365cm" svg:viewBox="0 0 298 149" draw:points="148,0 0,149 298,149">
          <text:p/>
        </draw:polygon>
        <draw:polygon draw:style-name="gr40" draw:text-style-name="P15" draw:layer="layout" svg:width="0.297cm" svg:height="0.297cm" svg:x="7.898cm" svg:y="2.108cm" svg:viewBox="0 0 298 298" draw:points="0,298 298,298 298,0">
          <text:p/>
        </draw:polygon>
        <draw:polygon draw:style-name="gr40" draw:text-style-name="P15" draw:layer="layout" svg:width="0.149cm" svg:height="0.148cm" svg:x="6.561cm" svg:y="1.365cm" svg:viewBox="0 0 150 149" draw:points="150,0 0,0 150,149">
          <text:p/>
        </draw:polygon>
        <draw:polygon draw:style-name="gr40" draw:text-style-name="P15" draw:layer="layout" svg:width="0.145cm" svg:height="0.128cm" svg:x="6.264cm" svg:y="0.791cm" svg:viewBox="0 0 146 129" draw:points="0,0 0,129 146,129">
          <text:p/>
        </draw:polygon>
        <draw:polygon draw:style-name="gr40" draw:text-style-name="P15" draw:layer="layout" svg:width="0.148cm" svg:height="0.297cm" svg:x="6.264cm" svg:y="1.216cm" svg:viewBox="0 0 149 298" draw:points="149,0 0,150 149,298">
          <text:p/>
        </draw:polygon>
        <draw:polygon draw:style-name="gr40" draw:text-style-name="P15" draw:layer="layout" svg:width="0.149cm" svg:height="0.149cm" svg:x="6.115cm" svg:y="1.216cm" svg:viewBox="0 0 150 150" draw:points="0,150 150,150 0,0">
          <text:p/>
        </draw:polygon>
        <draw:polygon draw:style-name="gr40" draw:text-style-name="P15" draw:layer="layout" svg:width="0.148cm" svg:height="0.148cm" svg:x="8.195cm" svg:y="2.405cm" svg:viewBox="0 0 149 149" draw:points="0,149 149,149 0,0">
          <text:p/>
        </draw:polygon>
        <draw:polygon draw:style-name="gr40" draw:text-style-name="P15" draw:layer="layout" svg:width="0.149cm" svg:height="0.149cm" svg:x="6.115cm" svg:y="0.919cm" svg:viewBox="0 0 150 150" draw:points="150,150 150,0 0,0">
          <text:p/>
        </draw:polygon>
        <draw:polygon draw:style-name="gr40" draw:text-style-name="P15" draw:layer="layout" svg:width="0.093cm" svg:height="0.102cm" svg:x="8.993cm" svg:y="2.702cm" svg:viewBox="0 0 94 103" draw:points="94,103 94,0 0,94">
          <text:p/>
        </draw:polygon>
        <draw:polygon draw:style-name="gr40" draw:text-style-name="P15" draw:layer="layout" svg:width="0.297cm" svg:height="0.594cm" svg:x="8.492cm" svg:y="2.108cm" svg:viewBox="0 0 298 595" draw:points="0,297 298,595 298,0">
          <text:p/>
        </draw:polygon>
        <draw:polygon draw:style-name="gr40" draw:text-style-name="P15" draw:layer="layout" svg:width="0.149cm" svg:height="0.297cm" svg:x="6.412cm" svg:y="1.216cm" svg:viewBox="0 0 150 298" draw:points="150,150 0,0 0,298">
          <text:p/>
        </draw:polygon>
        <draw:polygon draw:style-name="gr40" draw:text-style-name="P15" draw:layer="layout" svg:width="0.297cm" svg:height="0.148cm" svg:x="7.898cm" svg:y="2.405cm" svg:viewBox="0 0 298 149" draw:points="148,149 298,0 0,0">
          <text:p/>
        </draw:polygon>
        <draw:polygon draw:style-name="gr40" draw:text-style-name="P15" draw:layer="layout" svg:width="0.297cm" svg:height="0.149cm" svg:x="8.195cm" svg:y="1.959cm" svg:viewBox="0 0 298 150" draw:points="298,150 148,0 0,150">
          <text:p/>
        </draw:polygon>
        <draw:polygon draw:style-name="gr40" draw:text-style-name="P15" draw:layer="layout" svg:width="0.074cm" svg:height="0.074cm" svg:x="8.715cm" svg:y="2.034cm" svg:viewBox="0 0 75 75" draw:points="0,0 75,75 75,13">
          <text:p/>
        </draw:polygon>
        <draw:polygon draw:style-name="gr40" draw:text-style-name="P15" draw:layer="layout" svg:width="0.149cm" svg:height="0.148cm" svg:x="6.858cm" svg:y="1.365cm" svg:viewBox="0 0 150 149" draw:points="150,0 0,0 150,149">
          <text:p/>
        </draw:polygon>
        <draw:polygon draw:style-name="gr40" draw:text-style-name="P15" draw:layer="layout" svg:width="0.148cm" svg:height="0.086cm" svg:x="7.601cm" svg:y="1.725cm" svg:viewBox="0 0 149 87" draw:points="86,0 0,87 149,87 149,29">
          <text:p/>
        </draw:polygon>
        <draw:polygon draw:style-name="gr40" draw:text-style-name="P15" draw:layer="layout" svg:width="0.127cm" svg:height="0.148cm" svg:x="5.84cm" svg:y="1.068cm" svg:viewBox="0 0 128 149" draw:points="21,149 128,149 128,0 0,128">
          <text:p/>
        </draw:polygon>
        <draw:polygon draw:style-name="gr40" draw:text-style-name="P15" draw:layer="layout" svg:width="0.113cm" svg:height="0.148cm" svg:x="5.557cm" svg:y="0.771cm" svg:viewBox="0 0 114 149" draw:points="31,149 114,149 114,0 0,114">
          <text:p/>
        </draw:polygon>
        <draw:polygon draw:style-name="gr40" draw:text-style-name="P15" draw:layer="layout" svg:width="0.149cm" svg:height="0.161cm" svg:x="6.561cm" svg:y="1.055cm" svg:viewBox="0 0 150 162" draw:points="13,0 0,13 150,162 150,103">
          <text:p/>
        </draw:polygon>
        <draw:polygon draw:style-name="gr40" draw:text-style-name="P15" draw:layer="layout" svg:width="0.122cm" svg:height="0.148cm" svg:x="6.142cm" svg:y="1.365cm" svg:viewBox="0 0 123 149" draw:points="30,149 123,149 123,0 0,123">
          <text:p/>
        </draw:polygon>
        <draw:polygon draw:style-name="gr40" draw:text-style-name="P15" draw:layer="layout" svg:width="0.148cm" svg:height="0.148cm" svg:x="7.749cm" svg:y="1.811cm" svg:viewBox="0 0 149 149" draw:points="147,0 0,0 0,149 149,0">
          <text:p/>
        </draw:polygon>
        <draw:polygon draw:style-name="gr41" draw:text-style-name="P15" draw:layer="layout" svg:width="0.297cm" svg:height="0.024cm" svg:x="9.086cm" svg:y="2.084cm" svg:viewBox="0 0 298 25" draw:points="24,0 0,25 298,25 287,13">
          <text:p/>
        </draw:polygon>
        <draw:polygon draw:style-name="gr42" draw:text-style-name="P2" draw:layer="layout" svg:width="0.297cm" svg:height="0.024cm" svg:x="9.086cm" svg:y="2.084cm" svg:viewBox="0 0 298 25" draw:points="24,0 0,25 298,25 287,13">
          <text:p/>
        </draw:polygon>
        <draw:polygon draw:style-name="gr40" draw:text-style-name="P15" draw:layer="layout" svg:width="0.148cm" svg:height="0.183cm" svg:x="7.898cm" svg:y="2.405cm" svg:viewBox="0 0 149 184" draw:points="115,184 149,149 0,0 0,146">
          <text:p/>
        </draw:polygon>
        <draw:polygon draw:style-name="gr40" draw:text-style-name="P15" draw:layer="layout" svg:width="0.149cm" svg:height="0.122cm" svg:x="6.115cm" svg:y="1.365cm" svg:viewBox="0 0 150 123" draw:points="28,123 150,0 0,0 0,99">
          <text:p/>
        </draw:polygon>
        <draw:polygon draw:style-name="gr40" draw:text-style-name="P15" draw:layer="layout" svg:width="0.149cm" svg:height="0.149cm" svg:x="6.858cm" svg:y="1.959cm" svg:viewBox="0 0 150 150" draw:points="114,150 150,150 0,0 0,79">
          <text:p/>
        </draw:polygon>
        <draw:polygon draw:style-name="gr40" draw:text-style-name="P15" draw:layer="layout" svg:width="0.133cm" svg:height="0.149cm" svg:x="7.155cm" svg:y="1.513cm" svg:viewBox="0 0 134 150" draw:points="105,0 0,0 0,150 134,17">
          <text:p/>
        </draw:polygon>
        <draw:polygon draw:style-name="gr40" draw:text-style-name="P15" draw:layer="layout" svg:width="0.138cm" svg:height="0.148cm" svg:x="6.115cm" svg:y="0.771cm" svg:viewBox="0 0 139 149" draw:points="128,0 0,0 0,149 139,10">
          <text:p/>
        </draw:polygon>
        <draw:polygon draw:style-name="gr40" draw:text-style-name="P15" draw:layer="layout" svg:width="0.149cm" svg:height="0.113cm" svg:x="5.521cm" svg:y="0.771cm" svg:viewBox="0 0 150 114" draw:points="37,114 150,0 0,0 0,72">
          <text:p/>
        </draw:polygon>
        <draw:polygon draw:style-name="gr40" draw:text-style-name="P15" draw:layer="layout" svg:width="0.147cm" svg:height="0.149cm" svg:x="6.264cm" svg:y="0.919cm" svg:viewBox="0 0 148 150" draw:points="146,0 0,0 0,150 148,2">
          <text:p/>
        </draw:polygon>
        <draw:polygon draw:style-name="gr40" draw:text-style-name="P15" draw:layer="layout" svg:width="0.148cm" svg:height="0.224cm" svg:x="7.304cm" svg:y="2.108cm" svg:viewBox="0 0 149 225" draw:points="75,225 149,149 0,0 0,187">
          <text:p/>
        </draw:polygon>
        <draw:polygon draw:style-name="gr40" draw:text-style-name="P15" draw:layer="layout" svg:width="0.297cm" svg:height="0.098cm" svg:x="8.492cm" svg:y="2.01cm" svg:viewBox="0 0 298 99" draw:points="97,0 0,99 298,99 223,24">
          <text:p/>
        </draw:polygon>
        <draw:polygon draw:style-name="gr40" draw:text-style-name="P15" draw:layer="layout" svg:width="0.148cm" svg:height="0.047cm" svg:x="8.195cm" svg:y="1.912cm" svg:viewBox="0 0 149 48" draw:points="0,0 0,48 149,48 142,40">
          <text:p/>
        </draw:polygon>
        <draw:polygon draw:style-name="gr40" draw:text-style-name="P15" draw:layer="layout" svg:width="0.148cm" svg:height="0.127cm" svg:x="5.967cm" svg:y="1.216cm" svg:viewBox="0 0 149 128" draw:points="21,128 149,0 0,0 0,108">
          <text:p/>
        </draw:polygon>
        <draw:polygon draw:style-name="gr40" draw:text-style-name="P15" draw:layer="layout" svg:width="0.148cm" svg:height="0.112cm" svg:x="6.264cm" svg:y="1.513cm" svg:viewBox="0 0 149 113" draw:points="38,113 149,0 0,0 0,81">
          <text:p/>
        </draw:polygon>
        <draw:polygon draw:style-name="gr40" draw:text-style-name="P15" draw:layer="layout" svg:width="0.148cm" svg:height="0.123cm" svg:x="5.67cm" svg:y="0.919cm" svg:viewBox="0 0 149 124" draw:points="26,124 149,0 0,0 0,94">
          <text:p/>
        </draw:polygon>
        <draw:polygon draw:style-name="gr41" draw:text-style-name="P15" draw:layer="layout" svg:width="0.297cm" svg:height="0.112cm" svg:x="9.086cm" svg:y="2.702cm" svg:viewBox="0 0 298 113" draw:points="185,113 298,0 0,0 109,110">
          <text:p/>
        </draw:polygon>
        <draw:polygon draw:style-name="gr42" draw:text-style-name="P2" draw:layer="layout" svg:width="0.297cm" svg:height="0.112cm" svg:x="9.086cm" svg:y="2.702cm" svg:viewBox="0 0 298 113" draw:points="185,113 298,0 0,0 109,110">
          <text:p/>
        </draw:polygon>
        <draw:polygon draw:style-name="gr40" draw:text-style-name="P15" draw:layer="layout" svg:width="0.122cm" svg:height="0.149cm" svg:x="5.696cm" svg:y="0.919cm" svg:viewBox="0 0 123 150" draw:points="25,150 123,150 123,0 0,124">
          <text:p/>
        </draw:polygon>
        <draw:polygon draw:style-name="gr40" draw:text-style-name="P15" draw:layer="layout" svg:width="0.148cm" svg:height="0.123cm" svg:x="7.304cm" svg:y="1.539cm" svg:viewBox="0 0 149 124" draw:points="0,0 0,124 149,124 53,27">
          <text:p/>
        </draw:polygon>
        <draw:polygon draw:style-name="gr40" draw:text-style-name="P15" draw:layer="layout" svg:width="0.148cm" svg:height="0.099cm" svg:x="5.373cm" svg:y="0.622cm" svg:viewBox="0 0 149 100" draw:points="51,100 149,0 0,0 0,38">
          <text:p/>
        </draw:polygon>
        <draw:polygon draw:style-name="gr40" draw:text-style-name="P15" draw:layer="layout" svg:width="0.149cm" svg:height="0.149cm" svg:x="7.452cm" svg:y="2.256cm" svg:viewBox="0 0 150 150" draw:points="85,150 150,150 0,0 0,112">
          <text:p/>
        </draw:polygon>
        <draw:polygon draw:style-name="gr40" draw:text-style-name="P15" draw:layer="layout" svg:width="0.148cm" svg:height="0.134cm" svg:x="5.967cm" svg:y="0.637cm" svg:viewBox="0 0 149 135" draw:points="135,0 0,135 149,135 149,14">
          <text:p/>
        </draw:polygon>
        <draw:polygon draw:style-name="gr40" draw:text-style-name="P15" draw:layer="layout" svg:width="0.149cm" svg:height="0.297cm" svg:x="7.749cm" svg:y="1.811cm" svg:viewBox="0 0 150 298" draw:points="149,0 0,149 150,298 150,1">
          <text:p/>
        </draw:polygon>
        <draw:polygon draw:style-name="gr40" draw:text-style-name="P15" draw:layer="layout" svg:width="0.149cm" svg:height="0.127cm" svg:x="5.818cm" svg:y="1.068cm" svg:viewBox="0 0 150 128" draw:points="22,128 150,0 0,0 0,106">
          <text:p/>
        </draw:polygon>
        <draw:polygon draw:style-name="gr40" draw:text-style-name="P15" draw:layer="layout" svg:width="0.149cm" svg:height="0.153cm" svg:x="8.343cm" svg:y="1.955cm" svg:viewBox="0 0 150 154" draw:points="5,0 0,4 150,154 150,35">
          <text:p/>
        </draw:polygon>
        <draw:polygon draw:style-name="gr40" draw:text-style-name="P15" draw:layer="layout" svg:width="0.149cm" svg:height="0.18cm" svg:x="7.452cm" svg:y="1.631cm" svg:viewBox="0 0 150 181" draw:points="32,0 0,31 150,181 150,57">
          <text:p/>
        </draw:polygon>
        <draw:polygon draw:style-name="gr40" draw:text-style-name="P15" draw:layer="layout" svg:width="0.098cm" svg:height="0.149cm" svg:x="5.423cm" svg:y="0.622cm" svg:viewBox="0 0 99 150" draw:points="41,150 99,150 99,0 0,100">
          <text:p/>
        </draw:polygon>
        <draw:polygon draw:style-name="gr40" draw:text-style-name="P15" draw:layer="layout" svg:width="0.149cm" svg:height="0.071cm" svg:x="8.046cm" svg:y="1.888cm" svg:viewBox="0 0 150 72" draw:points="73,0 0,72 150,72 150,24">
          <text:p/>
        </draw:polygon>
        <draw:polygon draw:style-name="gr41" draw:text-style-name="P15" draw:layer="layout" svg:width="0.141cm" svg:height="0.149cm" svg:x="5.67cm" svg:y="0.325cm" svg:viewBox="0 0 142 150" draw:points="136,0 0,0 0,150 142,7">
          <text:p/>
        </draw:polygon>
        <draw:polygon draw:style-name="gr42" draw:text-style-name="P2" draw:layer="layout" svg:width="0.141cm" svg:height="0.149cm" svg:x="5.67cm" svg:y="0.325cm" svg:viewBox="0 0 142 150" draw:points="136,0 0,0 0,150 142,7">
          <text:p/>
        </draw:polygon>
        <draw:polygon draw:style-name="gr41" draw:text-style-name="P15" draw:layer="layout" svg:width="0.149cm" svg:height="0.149cm" svg:x="5.224cm" svg:y="0.325cm" svg:viewBox="0 0 150 150" draw:points="8,150 150,150 0,0 0,139">
          <text:p/>
        </draw:polygon>
        <draw:polygon draw:style-name="gr42" draw:text-style-name="P2" draw:layer="layout" svg:width="0.149cm" svg:height="0.149cm" svg:x="5.224cm" svg:y="0.325cm" svg:viewBox="0 0 150 150" draw:points="8,150 150,150 0,0 0,139">
          <text:p/>
        </draw:polygon>
        <draw:polygon draw:style-name="gr40" draw:text-style-name="P15" draw:layer="layout" svg:width="0.096cm" svg:height="0.149cm" svg:x="6.465cm" svg:y="1.662cm" svg:viewBox="0 0 97 150" draw:points="70,150 97,150 97,0 0,97">
          <text:p/>
        </draw:polygon>
        <draw:polygon draw:style-name="gr40" draw:text-style-name="P15" draw:layer="layout" svg:width="0.149cm" svg:height="0.074cm" svg:x="6.561cm" svg:y="1.811cm" svg:viewBox="0 0 150 75" draw:points="75,75 150,0 0,0 0,21">
          <text:p/>
        </draw:polygon>
        <draw:polygon draw:style-name="gr40" draw:text-style-name="P15" draw:layer="layout" svg:width="0.093cm" svg:height="0.148cm" svg:x="7.007cm" svg:y="1.365cm" svg:viewBox="0 0 94 149" draw:points="3,0 0,0 0,149 94,56">
          <text:p/>
        </draw:polygon>
        <draw:polygon draw:style-name="gr40" draw:text-style-name="P15" draw:layer="layout" svg:width="0.297cm" svg:height="0.093cm" svg:x="8.789cm" svg:y="2.702cm" svg:viewBox="0 0 298 94" draw:points="204,94 298,0 0,0 79,79">
          <text:p/>
        </draw:polygon>
        <draw:polygon draw:style-name="gr40" draw:text-style-name="P15" draw:layer="layout" svg:width="0.297cm" svg:height="0.059cm" svg:x="8.492cm" svg:y="2.702cm" svg:viewBox="0 0 298 60" draw:points="238,60 298,0 0,0 19,19">
          <text:p/>
        </draw:polygon>
        <draw:polygon draw:style-name="gr40" draw:text-style-name="P15" draw:layer="layout" svg:width="0.149cm" svg:height="0.149cm" svg:x="8.343cm" svg:y="2.553cm" svg:viewBox="0 0 150 150" draw:points="82,150 150,150 0,0 0,131">
          <text:p/>
        </draw:polygon>
        <draw:polygon draw:style-name="gr40" draw:text-style-name="P15" draw:layer="layout" svg:width="0.297cm" svg:height="0.121cm" svg:x="7.007cm" svg:y="2.108cm" svg:viewBox="0 0 298 122" draw:points="175,122 298,0 0,0 51,52">
          <text:p/>
        </draw:polygon>
        <draw:polygon draw:style-name="gr40" draw:text-style-name="P15" draw:layer="layout" svg:width="0.149cm" svg:height="0.138cm" svg:x="6.115cm" svg:y="0.781cm" svg:viewBox="0 0 150 139" draw:points="139,0 0,139 150,139 150,10">
          <text:p/>
        </draw:polygon>
        <draw:polygon draw:style-name="gr40" draw:text-style-name="P15" draw:layer="layout" svg:width="0.148cm" svg:height="0.147cm" svg:x="6.264cm" svg:y="0.921cm" svg:viewBox="0 0 149 148" draw:points="148,0 0,148 149,148 149,1">
          <text:p/>
        </draw:polygon>
        <draw:polygon draw:style-name="gr40" draw:text-style-name="P15" draw:layer="layout" svg:width="0.148cm" svg:height="0.103cm" svg:x="8.195cm" svg:y="2.553cm" svg:viewBox="0 0 149 104" draw:points="46,104 149,0 0,0 0,92">
          <text:p/>
        </draw:polygon>
        <draw:polygon draw:style-name="gr40" draw:text-style-name="P15" draw:layer="layout" svg:width="0.148cm" svg:height="0.148cm" svg:x="6.71cm" svg:y="1.811cm" svg:viewBox="0 0 149 149" draw:points="32,149 149,149 0,0 0,128">
          <text:p/>
        </draw:polygon>
        <draw:polygon draw:style-name="gr40" draw:text-style-name="P15" draw:layer="layout" svg:width="0.149cm" svg:height="0.135cm" svg:x="5.818cm" svg:y="0.487cm" svg:viewBox="0 0 150 136" draw:points="137,0 0,136 150,136 150,14">
          <text:p/>
        </draw:polygon>
        <draw:polygon draw:style-name="gr40" draw:text-style-name="P15" draw:layer="layout" svg:width="0.134cm" svg:height="0.149cm" svg:x="5.967cm" svg:y="0.622cm" svg:viewBox="0 0 135 150" draw:points="120,0 0,0 0,150 135,15">
          <text:p/>
        </draw:polygon>
        <draw:polygon draw:style-name="gr40" draw:text-style-name="P15" draw:layer="layout" svg:width="0.148cm" svg:height="0.149cm" svg:x="6.71cm" svg:y="1.216cm" svg:viewBox="0 0 149 150" draw:points="82,0 0,0 149,150 149,49">
          <text:p/>
        </draw:polygon>
        <draw:polygon draw:style-name="gr40" draw:text-style-name="P15" draw:layer="layout" svg:width="0.297cm" svg:height="0.106cm" svg:x="7.601cm" svg:y="2.405cm" svg:viewBox="0 0 298 107" draw:points="191,107 298,0 0,0 48,48">
          <text:p/>
        </draw:polygon>
        <draw:polygon draw:style-name="gr40" draw:text-style-name="P15" draw:layer="layout" svg:width="0.148cm" svg:height="0.093cm" svg:x="7.007cm" svg:y="1.42cm" svg:viewBox="0 0 149 94" draw:points="94,0 0,94 149,94 149,35">
          <text:p/>
        </draw:polygon>
        <draw:polygon draw:style-name="gr40" draw:text-style-name="P15" draw:layer="layout" svg:width="0.149cm" svg:height="0.146cm" svg:x="6.412cm" svg:y="0.922cm" svg:viewBox="0 0 150 147" draw:points="0,0 0,147 150,147 15,12">
          <text:p/>
        </draw:polygon>
        <draw:polygon draw:style-name="gr40" draw:text-style-name="P15" draw:layer="layout" svg:width="0.149cm" svg:height="0.097cm" svg:x="6.412cm" svg:y="1.662cm" svg:viewBox="0 0 150 98" draw:points="54,98 150,0 0,0 0,56">
          <text:p/>
        </draw:polygon>
        <draw:polygon draw:style-name="gr40" draw:text-style-name="P15" draw:layer="layout" svg:width="0.081cm" svg:height="0.148cm" svg:x="5.292cm" svg:y="0.474cm" svg:viewBox="0 0 82 149" draw:points="54,149 82,149 82,0 0,81">
          <text:p/>
        </draw:polygon>
        <draw:polygon draw:style-name="gr40" draw:text-style-name="P15" draw:layer="layout" svg:width="0.149cm" svg:height="0.06cm" svg:x="6.858cm" svg:y="1.305cm" svg:viewBox="0 0 150 61" draw:points="61,0 0,61 150,61 150,59">
          <text:p/>
        </draw:polygon>
        <draw:polygon draw:style-name="gr40" draw:text-style-name="P15" draw:layer="layout" svg:width="0.127cm" svg:height="0.149cm" svg:x="5.988cm" svg:y="1.216cm" svg:viewBox="0 0 128 150" draw:points="23,150 128,150 128,0 0,128">
          <text:p/>
        </draw:polygon>
        <draw:polygon draw:style-name="gr41" draw:text-style-name="P15" draw:layer="layout" svg:width="0.148cm" svg:height="0.29cm" svg:x="5.67cm" svg:y="0.332cm" svg:viewBox="0 0 149 291" draw:points="142,0 0,143 149,291 149,8">
          <text:p/>
        </draw:polygon>
        <draw:polygon draw:style-name="gr42" draw:text-style-name="P2" draw:layer="layout" svg:width="0.148cm" svg:height="0.29cm" svg:x="5.67cm" svg:y="0.332cm" svg:viewBox="0 0 149 291" draw:points="142,0 0,143 149,291 149,8">
          <text:p/>
        </draw:polygon>
        <draw:polygon draw:style-name="gr40" draw:text-style-name="P15" draw:layer="layout" svg:width="0.149cm" svg:height="0.091cm" svg:x="8.046cm" svg:y="2.553cm" svg:viewBox="0 0 150 92" draw:points="150,92 150,0 0,0 67,67">
          <text:p/>
        </draw:polygon>
        <draw:polygon draw:style-name="gr40" draw:text-style-name="P15" draw:layer="layout" svg:width="0.148cm" svg:height="0.296cm" svg:x="7.898cm" svg:y="1.812cm" svg:viewBox="0 0 149 297" draw:points="0,0 0,297 149,148 2,0">
          <text:p/>
        </draw:polygon>
        <draw:polygon draw:style-name="gr40" draw:text-style-name="P15" draw:layer="layout" svg:width="0.111cm" svg:height="0.149cm" svg:x="6.301cm" svg:y="1.513cm" svg:viewBox="0 0 112 150" draw:points="45,150 112,150 112,0 0,113">
          <text:p/>
        </draw:polygon>
        <draw:polygon draw:style-name="gr40" draw:text-style-name="P15" draw:layer="layout" svg:width="0.149cm" svg:height="0.132cm" svg:x="7.155cm" svg:y="1.53cm" svg:viewBox="0 0 150 133" draw:points="134,0 0,133 150,133 150,9">
          <text:p/>
        </draw:polygon>
        <draw:polygon draw:style-name="gr40" draw:text-style-name="P15" draw:layer="layout" svg:width="0.297cm" svg:height="0.054cm" svg:x="8.789cm" svg:y="2.054cm" svg:viewBox="0 0 298 55" draw:points="54,0 0,55 298,55 269,25">
          <text:p/>
        </draw:polygon>
        <draw:polygon draw:style-name="gr43" draw:text-style-name="P16" draw:layer="layout" svg:width="0.125cm" svg:height="0.095cm" svg:x="6.71cm" svg:y="0.379cm" svg:viewBox="0 0 126 96" draw:points="0,0 0,96 126,96">
          <text:p/>
        </draw:polygon>
        <draw:polygon draw:style-name="gr44" draw:text-style-name="P2" draw:layer="layout" svg:width="0.125cm" svg:height="0.095cm" svg:x="6.71cm" svg:y="0.379cm" svg:viewBox="0 0 126 96" draw:points="0,0 0,96 126,96">
          <text:p/>
        </draw:polygon>
        <draw:polygon draw:style-name="gr45" draw:text-style-name="P16" draw:layer="layout" svg:width="0.148cm" svg:height="0.149cm" svg:x="6.71cm" svg:y="0.919cm" svg:viewBox="0 0 149 150" draw:points="149,150 149,0 0,0">
          <text:p/>
        </draw:polygon>
        <draw:polygon draw:style-name="gr45" draw:text-style-name="P16" draw:layer="layout" svg:width="0.149cm" svg:height="0.149cm" svg:x="6.858cm" svg:y="0.919cm" svg:viewBox="0 0 150 150" draw:points="0,150 150,150 150,0">
          <text:p/>
        </draw:polygon>
        <draw:polygon draw:style-name="gr45" draw:text-style-name="P16" draw:layer="layout" svg:width="0.297cm" svg:height="0.297cm" svg:x="7.601cm" svg:y="1.216cm" svg:viewBox="0 0 298 298" draw:points="298,298 298,0 0,298">
          <text:p/>
        </draw:polygon>
        <draw:polygon draw:style-name="gr45" draw:text-style-name="P16" draw:layer="layout" svg:width="0.149cm" svg:height="0.297cm" svg:x="7.155cm" svg:y="1.216cm" svg:viewBox="0 0 150 298" draw:points="0,150 150,298 150,0">
          <text:p/>
        </draw:polygon>
        <draw:polygon draw:style-name="gr45" draw:text-style-name="P16" draw:layer="layout" svg:width="0.149cm" svg:height="0.148cm" svg:x="6.858cm" svg:y="0.771cm" svg:viewBox="0 0 150 149" draw:points="0,0 0,149 150,149">
          <text:p/>
        </draw:polygon>
        <draw:polygon draw:style-name="gr43" draw:text-style-name="P16" draw:layer="layout" svg:width="0.297cm" svg:height="0.298cm" svg:x="9.086cm" svg:y="1.513cm" svg:viewBox="0 0 298 299" draw:points="0,0 0,299 298,0">
          <text:p/>
        </draw:polygon>
        <draw:polygon draw:style-name="gr44" draw:text-style-name="P2" draw:layer="layout" svg:width="0.297cm" svg:height="0.298cm" svg:x="9.086cm" svg:y="1.513cm" svg:viewBox="0 0 298 299" draw:points="0,0 0,299 298,0">
          <text:p/>
        </draw:polygon>
        <draw:polygon draw:style-name="gr45" draw:text-style-name="P16" draw:layer="layout" svg:width="0.148cm" svg:height="0.148cm" svg:x="7.007cm" svg:y="1.068cm" svg:viewBox="0 0 149 149" draw:points="149,0 0,0 0,149">
          <text:p/>
        </draw:polygon>
        <draw:polygon draw:style-name="gr45" draw:text-style-name="P16" draw:layer="layout" svg:width="0.298cm" svg:height="0.148cm" svg:x="6.412cm" svg:y="0.474cm" svg:viewBox="0 0 299 149" draw:points="149,0 0,149 299,149">
          <text:p/>
        </draw:polygon>
        <draw:polygon draw:style-name="gr45" draw:text-style-name="P16" draw:layer="layout" svg:width="0.148cm" svg:height="0.148cm" svg:x="5.967cm" svg:y="0.474cm" svg:viewBox="0 0 149 149" draw:points="149,0 0,0 149,149">
          <text:p/>
        </draw:polygon>
        <draw:polygon draw:style-name="gr45" draw:text-style-name="P16" draw:layer="layout" svg:width="0.297cm" svg:height="0.148cm" svg:x="8.492cm" svg:y="1.811cm" svg:viewBox="0 0 298 149" draw:points="148,149 298,0 0,0">
          <text:p/>
        </draw:polygon>
        <draw:polygon draw:style-name="gr45" draw:text-style-name="P16" draw:layer="layout" svg:width="0.148cm" svg:height="0.148cm" svg:x="7.601cm" svg:y="1.068cm" svg:viewBox="0 0 149 149" draw:points="149,0 0,0 0,149">
          <text:p/>
        </draw:polygon>
        <draw:polygon draw:style-name="gr43" draw:text-style-name="P16" draw:layer="layout" svg:width="0.297cm" svg:height="0.149cm" svg:x="5.818cm" svg:y="0.325cm" svg:viewBox="0 0 298 150" draw:points="149,150 298,0 0,0">
          <text:p/>
        </draw:polygon>
        <draw:polygon draw:style-name="gr44" draw:text-style-name="P2" draw:layer="layout" svg:width="0.297cm" svg:height="0.149cm" svg:x="5.818cm" svg:y="0.325cm" svg:viewBox="0 0 298 150" draw:points="149,150 298,0 0,0">
          <text:p/>
        </draw:polygon>
        <draw:polygon draw:style-name="gr45" draw:text-style-name="P16" draw:layer="layout" svg:width="0.148cm" svg:height="0.149cm" svg:x="7.007cm" svg:y="0.919cm" svg:viewBox="0 0 149 150" draw:points="0,150 149,150 0,0">
          <text:p/>
        </draw:polygon>
        <draw:polygon draw:style-name="gr45" draw:text-style-name="P16" draw:layer="layout" svg:width="0.297cm" svg:height="0.298cm" svg:x="8.492cm" svg:y="1.513cm" svg:viewBox="0 0 298 299" draw:points="0,0 0,299 298,0">
          <text:p/>
        </draw:polygon>
        <draw:polygon draw:style-name="gr45" draw:text-style-name="P16" draw:layer="layout" svg:width="0.149cm" svg:height="0.298cm" svg:x="8.046cm" svg:y="1.513cm" svg:viewBox="0 0 150 299" draw:points="0,150 150,299 150,0">
          <text:p/>
        </draw:polygon>
        <draw:polygon draw:style-name="gr45" draw:text-style-name="P16" draw:layer="layout" svg:width="0.144cm" svg:height="0.179cm" svg:x="8.348cm" svg:y="1.811cm" svg:viewBox="0 0 145 180" draw:points="145,180 145,0 0,145">
          <text:p/>
        </draw:polygon>
        <draw:polygon draw:style-name="gr45" draw:text-style-name="P16" draw:layer="layout" svg:width="0cm" svg:height="0cm" svg:x="7.897cm" svg:y="1.811cm" svg:viewBox="0 0 1 1" draw:points="1,1 1,0 0,0">
          <text:p/>
        </draw:polygon>
        <draw:polygon draw:style-name="gr45" draw:text-style-name="P16" draw:layer="layout" svg:width="0.149cm" svg:height="0.148cm" svg:x="6.115cm" svg:y="0.474cm" svg:viewBox="0 0 150 149" draw:points="150,0 0,0 0,149">
          <text:p/>
        </draw:polygon>
        <draw:polygon draw:style-name="gr45" draw:text-style-name="P16" draw:layer="layout" svg:width="0.297cm" svg:height="0.148cm" svg:x="7.007cm" svg:y="1.068cm" svg:viewBox="0 0 298 149" draw:points="148,0 0,149 298,149">
          <text:p/>
        </draw:polygon>
        <draw:polygon draw:style-name="gr43" draw:text-style-name="P16" draw:layer="layout" svg:width="0.148cm" svg:height="0.149cm" svg:x="5.967cm" svg:y="0.325cm" svg:viewBox="0 0 149 150" draw:points="0,150 149,150 149,0">
          <text:p/>
        </draw:polygon>
        <draw:polygon draw:style-name="gr44" draw:text-style-name="P2" draw:layer="layout" svg:width="0.148cm" svg:height="0.149cm" svg:x="5.967cm" svg:y="0.325cm" svg:viewBox="0 0 149 150" draw:points="0,150 149,150 149,0">
          <text:p/>
        </draw:polygon>
        <draw:polygon draw:style-name="gr45" draw:text-style-name="P16" draw:layer="layout" svg:width="0.297cm" svg:height="0.149cm" svg:x="7.898cm" svg:y="1.662cm" svg:viewBox="0 0 298 150" draw:points="298,150 148,0 0,150">
          <text:p/>
        </draw:polygon>
        <draw:polygon draw:style-name="gr45" draw:text-style-name="P16" draw:layer="layout" svg:width="0.297cm" svg:height="0.149cm" svg:x="7.898cm" svg:y="1.513cm" svg:viewBox="0 0 298 150" draw:points="0,0 148,150 298,0">
          <text:p/>
        </draw:polygon>
        <draw:polygon draw:style-name="gr43" draw:text-style-name="P16" draw:layer="layout" svg:width="0.297cm" svg:height="0.149cm" svg:x="6.115cm" svg:y="0.325cm" svg:viewBox="0 0 298 150" draw:points="0,0 149,150 298,0">
          <text:p/>
        </draw:polygon>
        <draw:polygon draw:style-name="gr44" draw:text-style-name="P2" draw:layer="layout" svg:width="0.297cm" svg:height="0.149cm" svg:x="6.115cm" svg:y="0.325cm" svg:viewBox="0 0 298 150" draw:points="0,0 149,150 298,0">
          <text:p/>
        </draw:polygon>
        <draw:polygon draw:style-name="gr45" draw:text-style-name="P16" draw:layer="layout" svg:width="0.149cm" svg:height="0.149cm" svg:x="7.749cm" svg:y="1.513cm" svg:viewBox="0 0 150 150" draw:points="0,150 150,150 150,0">
          <text:p/>
        </draw:polygon>
        <draw:polygon draw:style-name="gr45" draw:text-style-name="P16" draw:layer="layout" svg:width="0.148cm" svg:height="0.149cm" svg:x="7.898cm" svg:y="1.662cm" svg:viewBox="0 0 149 150" draw:points="149,0 0,0 0,150">
          <text:p/>
        </draw:polygon>
        <draw:polygon draw:style-name="gr45" draw:text-style-name="P16" draw:layer="layout" svg:width="0.052cm" svg:height="0.053cm" svg:x="7.304cm" svg:y="1.513cm" svg:viewBox="0 0 53 54" draw:points="53,54 0,0 0,27">
          <text:p/>
        </draw:polygon>
        <draw:polygon draw:style-name="gr45" draw:text-style-name="P16" draw:layer="layout" svg:width="0.148cm" svg:height="0.297cm" svg:x="7.304cm" svg:y="0.919cm" svg:viewBox="0 0 149 298" draw:points="149,150 0,0 0,298">
          <text:p/>
        </draw:polygon>
        <draw:polygon draw:style-name="gr45" draw:text-style-name="P16" draw:layer="layout" svg:width="0.103cm" svg:height="0.142cm" svg:x="7.898cm" svg:y="1.074cm" svg:viewBox="0 0 104 143" draw:points="0,0 0,143 104,39">
          <text:p/>
        </draw:polygon>
        <draw:polygon draw:style-name="gr45" draw:text-style-name="P16" draw:layer="layout" svg:width="0.039cm" svg:height="0.015cm" svg:x="7.007cm" svg:y="0.607cm" svg:viewBox="0 0 40 16" draw:points="15,0 0,16 40,16">
          <text:p/>
        </draw:polygon>
        <draw:polygon draw:style-name="gr45" draw:text-style-name="P16" draw:layer="layout" svg:width="0.297cm" svg:height="0.148cm" svg:x="6.115cm" svg:y="0.474cm" svg:viewBox="0 0 298 149" draw:points="298,149 149,0 0,149">
          <text:p/>
        </draw:polygon>
        <draw:polygon draw:style-name="gr45" draw:text-style-name="P16" draw:layer="layout" svg:width="0.148cm" svg:height="0.149cm" svg:x="7.898cm" svg:y="1.513cm" svg:viewBox="0 0 149 150" draw:points="0,150 149,150 0,0">
          <text:p/>
        </draw:polygon>
        <draw:polygon draw:style-name="gr45" draw:text-style-name="P16" draw:layer="layout" svg:width="0.297cm" svg:height="0.297cm" svg:x="7.304cm" svg:y="1.216cm" svg:viewBox="0 0 298 298" draw:points="0,0 0,298 298,298">
          <text:p/>
        </draw:polygon>
        <draw:polygon draw:style-name="gr45" draw:text-style-name="P16" draw:layer="layout" svg:width="0.147cm" svg:height="0.107cm" svg:x="7.642cm" svg:y="0.961cm" svg:viewBox="0 0 148 108" draw:points="0,0 108,108 148,68">
          <text:p/>
        </draw:polygon>
        <draw:polygon draw:style-name="gr45" draw:text-style-name="P16" draw:layer="layout" svg:width="0.045cm" svg:height="0.017cm" svg:x="7.259cm" svg:y="1.513cm" svg:viewBox="0 0 46 18" draw:points="30,18 46,0 0,0">
          <text:p/>
        </draw:polygon>
        <draw:polygon draw:style-name="gr45" draw:text-style-name="P16" draw:layer="layout" svg:width="0.297cm" svg:height="0.298cm" svg:x="8.789cm" svg:y="1.513cm" svg:viewBox="0 0 298 299" draw:points="298,299 298,0 0,0">
          <text:p/>
        </draw:polygon>
        <draw:polygon draw:style-name="gr45" draw:text-style-name="P16" draw:layer="layout" svg:width="0.297cm" svg:height="0.148cm" svg:x="8.492cm" svg:y="1.365cm" svg:viewBox="0 0 298 149" draw:points="148,0 0,149 298,149">
          <text:p/>
        </draw:polygon>
        <draw:polygon draw:style-name="gr45" draw:text-style-name="P16" draw:layer="layout" svg:width="0.297cm" svg:height="0.148cm" svg:x="8.789cm" svg:y="1.365cm" svg:viewBox="0 0 298 149" draw:points="298,149 148,0 0,149">
          <text:p/>
        </draw:polygon>
        <draw:polygon draw:style-name="gr43" draw:text-style-name="P16" draw:layer="layout" svg:width="0.142cm" svg:height="0.142cm" svg:x="9.241cm" svg:y="1.371cm" svg:viewBox="0 0 143 143" draw:points="0,0 143,143 143,5">
          <text:p/>
        </draw:polygon>
        <draw:polygon draw:style-name="gr44" draw:text-style-name="P2" draw:layer="layout" svg:width="0.142cm" svg:height="0.142cm" svg:x="9.241cm" svg:y="1.371cm" svg:viewBox="0 0 143 143" draw:points="0,0 143,143 143,5">
          <text:p/>
        </draw:polygon>
        <draw:polygon draw:style-name="gr45" draw:text-style-name="P16" draw:layer="layout" svg:width="0.042cm" svg:height="0.024cm" svg:x="8.914cm" svg:y="1.341cm" svg:viewBox="0 0 43 25" draw:points="0,0 24,25 43,7">
          <text:p/>
        </draw:polygon>
        <draw:polygon draw:style-name="gr45" draw:text-style-name="P16" draw:layer="layout" svg:width="0.063cm" svg:height="0.091cm" svg:x="7.686cm" svg:y="1.662cm" svg:viewBox="0 0 64 92" draw:points="64,92 64,0 0,64">
          <text:p/>
        </draw:polygon>
        <draw:polygon draw:style-name="gr45" draw:text-style-name="P16" draw:layer="layout" svg:width="0.297cm" svg:height="0.148cm" svg:x="8.195cm" svg:y="1.365cm" svg:viewBox="0 0 298 149" draw:points="298,149 148,0 0,149">
          <text:p/>
        </draw:polygon>
        <draw:polygon draw:style-name="gr45" draw:text-style-name="P16" draw:layer="layout" svg:width="0.297cm" svg:height="0.298cm" svg:x="8.195cm" svg:y="1.513cm" svg:viewBox="0 0 298 299" draw:points="0,299 298,299 0,0">
          <text:p/>
        </draw:polygon>
        <draw:polygon draw:style-name="gr43" draw:text-style-name="P16" draw:layer="layout" svg:width="0.149cm" svg:height="0.297cm" svg:x="6.412cm" svg:y="0.325cm" svg:viewBox="0 0 150 298" draw:points="0,298 150,150 0,0">
          <text:p/>
        </draw:polygon>
        <draw:polygon draw:style-name="gr44" draw:text-style-name="P2" draw:layer="layout" svg:width="0.149cm" svg:height="0.297cm" svg:x="6.412cm" svg:y="0.325cm" svg:viewBox="0 0 150 298" draw:points="0,298 150,150 0,0">
          <text:p/>
        </draw:polygon>
        <draw:polygon draw:style-name="gr45" draw:text-style-name="P16" draw:layer="layout" svg:width="0.149cm" svg:height="0.148cm" svg:x="6.561cm" svg:y="0.474cm" svg:viewBox="0 0 150 149" draw:points="150,0 0,0 150,149">
          <text:p/>
        </draw:polygon>
        <draw:polygon draw:style-name="gr45" draw:text-style-name="P16" draw:layer="layout" svg:width="0.297cm" svg:height="0.298cm" svg:x="8.789cm" svg:y="1.513cm" svg:viewBox="0 0 298 299" draw:points="0,299 298,299 0,0">
          <text:p/>
        </draw:polygon>
        <draw:polygon draw:style-name="gr43" draw:text-style-name="P16" draw:layer="layout" svg:width="0.149cm" svg:height="0.149cm" svg:x="6.412cm" svg:y="0.325cm" svg:viewBox="0 0 150 150" draw:points="150,150 150,0 0,0">
          <text:p/>
        </draw:polygon>
        <draw:polygon draw:style-name="gr44" draw:text-style-name="P2" draw:layer="layout" svg:width="0.149cm" svg:height="0.149cm" svg:x="6.412cm" svg:y="0.325cm" svg:viewBox="0 0 150 150" draw:points="150,150 150,0 0,0">
          <text:p/>
        </draw:polygon>
        <draw:polygon draw:style-name="gr45" draw:text-style-name="P16" draw:layer="layout" svg:width="0.149cm" svg:height="0.148cm" svg:x="8.64cm" svg:y="1.365cm" svg:viewBox="0 0 150 149" draw:points="150,0 0,0 150,149">
          <text:p/>
        </draw:polygon>
        <draw:polygon draw:style-name="gr45" draw:text-style-name="P16" draw:layer="layout" svg:width="0.297cm" svg:height="0.149cm" svg:x="6.115cm" svg:y="0.622cm" svg:viewBox="0 0 298 150" draw:points="149,150 298,0 0,0">
          <text:p/>
        </draw:polygon>
        <draw:polygon draw:style-name="gr45" draw:text-style-name="P16" draw:layer="layout" svg:width="0.297cm" svg:height="0.298cm" svg:x="8.492cm" svg:y="1.513cm" svg:viewBox="0 0 298 299" draw:points="0,299 298,299 298,0">
          <text:p/>
        </draw:polygon>
        <draw:polygon draw:style-name="gr45" draw:text-style-name="P16" draw:layer="layout" svg:width="0.148cm" svg:height="0.148cm" svg:x="6.71cm" svg:y="0.771cm" svg:viewBox="0 0 149 149" draw:points="149,149 149,0 0,149">
          <text:p/>
        </draw:polygon>
        <draw:polygon draw:style-name="gr45" draw:text-style-name="P16" draw:layer="layout" svg:width="0.297cm" svg:height="0.149cm" svg:x="7.601cm" svg:y="1.513cm" svg:viewBox="0 0 298 150" draw:points="148,150 298,0 0,0">
          <text:p/>
        </draw:polygon>
        <draw:polygon draw:style-name="gr43" draw:text-style-name="P16" draw:layer="layout" svg:width="0.016cm" svg:height="0.026cm" svg:x="7.288cm" svg:y="1.513cm" svg:viewBox="0 0 17 27" draw:points="17,27 17,0 0,17">
          <text:p/>
        </draw:polygon>
        <draw:polygon draw:style-name="gr44" draw:text-style-name="P2" draw:layer="layout" svg:width="0.016cm" svg:height="0.026cm" svg:x="7.288cm" svg:y="1.513cm" svg:viewBox="0 0 17 27" draw:points="17,27 17,0 0,17">
          <text:p/>
        </draw:polygon>
        <draw:polygon draw:style-name="gr45" draw:text-style-name="P16" draw:layer="layout" svg:width="0.014cm" svg:height="0.029cm" svg:x="6.101cm" svg:y="0.622cm" svg:viewBox="0 0 15 30" draw:points="15,30 15,0 0,16">
          <text:p/>
        </draw:polygon>
        <draw:polygon draw:style-name="gr45" draw:text-style-name="P16" draw:layer="layout" svg:width="0.067cm" svg:height="0.048cm" svg:x="6.791cm" svg:y="1.216cm" svg:viewBox="0 0 68 49" draw:points="68,49 68,0 0,0">
          <text:p/>
        </draw:polygon>
        <draw:polygon draw:style-name="gr45" draw:text-style-name="P16" draw:layer="layout" svg:width="0.149cm" svg:height="0.148cm" svg:x="6.858cm" svg:y="1.068cm" svg:viewBox="0 0 150 149" draw:points="0,0 0,149 150,149">
          <text:p/>
        </draw:polygon>
        <draw:polygon draw:style-name="gr43" draw:text-style-name="P16" draw:layer="layout" svg:width="0.262cm" svg:height="0.138cm" svg:x="9.11cm" svg:y="1.959cm" svg:viewBox="0 0 263 139" draw:points="263,139 125,0 0,126">
          <text:p/>
        </draw:polygon>
        <draw:polygon draw:style-name="gr44" draw:text-style-name="P2" draw:layer="layout" svg:width="0.262cm" svg:height="0.138cm" svg:x="9.11cm" svg:y="1.959cm" svg:viewBox="0 0 263 139" draw:points="263,139 125,0 0,126">
          <text:p/>
        </draw:polygon>
        <draw:polygon draw:style-name="gr43" draw:text-style-name="P16" draw:layer="layout" svg:width="0.297cm" svg:height="0.148cm" svg:x="9.086cm" svg:y="1.811cm" svg:viewBox="0 0 298 149" draw:points="149,149 298,0 0,0">
          <text:p/>
        </draw:polygon>
        <draw:polygon draw:style-name="gr44" draw:text-style-name="P2" draw:layer="layout" svg:width="0.297cm" svg:height="0.148cm" svg:x="9.086cm" svg:y="1.811cm" svg:viewBox="0 0 298 149" draw:points="149,149 298,0 0,0">
          <text:p/>
        </draw:polygon>
        <draw:polygon draw:style-name="gr45" draw:text-style-name="P16" draw:layer="layout" svg:width="0.136cm" svg:height="0.239cm" svg:x="6.574cm" svg:y="0.919cm" svg:viewBox="0 0 137 240" draw:points="137,240 137,0 0,136">
          <text:p/>
        </draw:polygon>
        <draw:polygon draw:style-name="gr45" draw:text-style-name="P16" draw:layer="layout" svg:width="0.118cm" svg:height="0.175cm" svg:x="7.483cm" svg:y="1.513cm" svg:viewBox="0 0 119 176" draw:points="119,176 119,0 0,118">
          <text:p/>
        </draw:polygon>
        <draw:polygon draw:style-name="gr45" draw:text-style-name="P16" draw:layer="layout" svg:width="0.297cm" svg:height="0.297cm" svg:x="7.898cm" svg:y="1.216cm" svg:viewBox="0 0 298 298" draw:points="298,0 0,0 298,298">
          <text:p/>
        </draw:polygon>
        <draw:polygon draw:style-name="gr45" draw:text-style-name="P16" draw:layer="layout" svg:width="0.297cm" svg:height="0.297cm" svg:x="7.898cm" svg:y="1.216cm" svg:viewBox="0 0 298 298" draw:points="0,0 0,298 298,298">
          <text:p/>
        </draw:polygon>
        <draw:polygon draw:style-name="gr45" draw:text-style-name="P16" draw:layer="layout" svg:width="0.149cm" svg:height="0.149cm" svg:x="7.749cm" svg:y="1.662cm" svg:viewBox="0 0 150 150" draw:points="150,0 0,0 150,150">
          <text:p/>
        </draw:polygon>
        <draw:polygon draw:style-name="gr45" draw:text-style-name="P16" draw:layer="layout" svg:width="0.013cm" svg:height="0.027cm" svg:x="5.954cm" svg:y="0.474cm" svg:viewBox="0 0 14 28" draw:points="14,28 14,0 0,13">
          <text:p/>
        </draw:polygon>
        <draw:polygon draw:style-name="gr45" draw:text-style-name="P16" draw:layer="layout" svg:width="0.141cm" svg:height="0.141cm" svg:x="8.195cm" svg:y="1.811cm" svg:viewBox="0 0 142 142" draw:points="142,142 0,0 0,102">
          <text:p/>
        </draw:polygon>
        <draw:polygon draw:style-name="gr45" draw:text-style-name="P16" draw:layer="layout" svg:width="0.297cm" svg:height="0.149cm" svg:x="6.71cm" svg:y="0.622cm" svg:viewBox="0 0 298 150" draw:points="148,150 298,0 0,0">
          <text:p/>
        </draw:polygon>
        <draw:polygon draw:style-name="gr45" draw:text-style-name="P16" draw:layer="layout" svg:width="0.297cm" svg:height="0.297cm" svg:x="7.304cm" svg:y="1.216cm" svg:viewBox="0 0 298 298" draw:points="298,0 0,0 298,298">
          <text:p/>
        </draw:polygon>
        <draw:polygon draw:style-name="gr45" draw:text-style-name="P16" draw:layer="layout" svg:width="0.022cm" svg:height="0.01cm" svg:x="6.242cm" svg:y="0.771cm" svg:viewBox="0 0 23 11" draw:points="12,11 23,0 0,0">
          <text:p/>
        </draw:polygon>
        <draw:polygon draw:style-name="gr45" draw:text-style-name="P16" draw:layer="layout" svg:width="0.087cm" svg:height="0.136cm" svg:x="7.304cm" svg:y="0.783cm" svg:viewBox="0 0 88 137" draw:points="0,0 0,137 88,49">
          <text:p/>
        </draw:polygon>
        <draw:polygon draw:style-name="gr45" draw:text-style-name="P16" draw:layer="layout" svg:width="0.129cm" svg:height="0.036cm" svg:x="8.195cm" svg:y="1.18cm" svg:viewBox="0 0 130 37" draw:points="0,0 0,37 130,37">
          <text:p/>
        </draw:polygon>
        <draw:polygon draw:style-name="gr45" draw:text-style-name="P16" draw:layer="layout" svg:width="0.297cm" svg:height="0.298cm" svg:x="8.195cm" svg:y="1.513cm" svg:viewBox="0 0 298 299" draw:points="298,299 298,0 0,0">
          <text:p/>
        </draw:polygon>
        <draw:polygon draw:style-name="gr43" draw:text-style-name="P16" draw:layer="layout" svg:width="0.007cm" svg:height="0.015cm" svg:x="5.811cm" svg:y="0.325cm" svg:viewBox="0 0 8 16" draw:points="8,16 8,0 0,7">
          <text:p/>
        </draw:polygon>
        <draw:polygon draw:style-name="gr44" draw:text-style-name="P2" draw:layer="layout" svg:width="0.007cm" svg:height="0.015cm" svg:x="5.811cm" svg:y="0.325cm" svg:viewBox="0 0 8 16" draw:points="8,16 8,0 0,7">
          <text:p/>
        </draw:polygon>
        <draw:polygon draw:style-name="gr45" draw:text-style-name="P16" draw:layer="layout" svg:width="0.297cm" svg:height="0.149cm" svg:x="7.007cm" svg:y="0.919cm" svg:viewBox="0 0 298 150" draw:points="148,150 298,0 0,0">
          <text:p/>
        </draw:polygon>
        <draw:polygon draw:style-name="gr45" draw:text-style-name="P16" draw:layer="layout" svg:width="0.015cm" svg:height="0.026cm" svg:x="7.007cm" svg:y="0.596cm" svg:viewBox="0 0 16 27" draw:points="0,0 0,27 16,11">
          <text:p/>
        </draw:polygon>
        <draw:polygon draw:style-name="gr43" draw:text-style-name="P16" draw:layer="layout" svg:width="0.011cm" svg:height="0.02cm" svg:x="6.253cm" svg:y="0.771cm" svg:viewBox="0 0 12 21" draw:points="12,21 12,0 0,10">
          <text:p/>
        </draw:polygon>
        <draw:polygon draw:style-name="gr44" draw:text-style-name="P2" draw:layer="layout" svg:width="0.011cm" svg:height="0.02cm" svg:x="6.253cm" svg:y="0.771cm" svg:viewBox="0 0 12 21" draw:points="12,21 12,0 0,10">
          <text:p/>
        </draw:polygon>
        <draw:polygon draw:style-name="gr45" draw:text-style-name="P16" draw:layer="layout" svg:width="0.028cm" svg:height="0.016cm" svg:x="6.087cm" svg:y="0.622cm" svg:viewBox="0 0 29 17" draw:points="15,17 29,0 0,0">
          <text:p/>
        </draw:polygon>
        <draw:polygon draw:style-name="gr45" draw:text-style-name="P16" draw:layer="layout" svg:width="0.297cm" svg:height="0.148cm" svg:x="7.007cm" svg:y="0.771cm" svg:viewBox="0 0 298 149" draw:points="298,149 148,0 0,149">
          <text:p/>
        </draw:polygon>
        <draw:polygon draw:style-name="gr45" draw:text-style-name="P16" draw:layer="layout" svg:width="0.055cm" svg:height="0.089cm" svg:x="7.1cm" svg:y="1.365cm" svg:viewBox="0 0 56 90" draw:points="56,90 56,0 0,56">
          <text:p/>
        </draw:polygon>
        <draw:polygon draw:style-name="gr45" draw:text-style-name="P16" draw:layer="layout" svg:width="0.143cm" svg:height="0.152cm" svg:x="9.086cm" svg:y="1.361cm" svg:viewBox="0 0 144 153" draw:points="0,0 0,153 144,10">
          <text:p/>
        </draw:polygon>
        <draw:polygon draw:style-name="gr45" draw:text-style-name="P16" draw:layer="layout" svg:width="0.048cm" svg:height="0.078cm" svg:x="7.155cm" svg:y="0.693cm" svg:viewBox="0 0 49 79" draw:points="0,0 0,79 49,30">
          <text:p/>
        </draw:polygon>
        <draw:polygon draw:style-name="gr45" draw:text-style-name="P16" draw:layer="layout" svg:width="0.148cm" svg:height="0.297cm" svg:x="6.264cm" svg:y="0.622cm" svg:viewBox="0 0 149 298" draw:points="149,0 0,150 149,298">
          <text:p/>
        </draw:polygon>
        <draw:polygon draw:style-name="gr45" draw:text-style-name="P16" draw:layer="layout" svg:width="0.297cm" svg:height="0.149cm" svg:x="7.007cm" svg:y="1.216cm" svg:viewBox="0 0 298 150" draw:points="0,0 148,150 298,0">
          <text:p/>
        </draw:polygon>
        <draw:polygon draw:style-name="gr45" draw:text-style-name="P16" draw:layer="layout" svg:width="0.002cm" svg:height="0cm" svg:x="7.895cm" svg:y="1.811cm" svg:viewBox="0 0 3 0" draw:points="2,0 3,0 0,0">
          <text:p/>
        </draw:polygon>
        <draw:polygon draw:style-name="gr45" draw:text-style-name="P16" draw:layer="layout" svg:width="0.003cm" svg:height="0.001cm" svg:x="7.898cm" svg:y="1.811cm" svg:viewBox="0 0 4 2" draw:points="4,2 0,0 0,2">
          <text:p/>
        </draw:polygon>
        <draw:polygon draw:style-name="gr45" draw:text-style-name="P16" draw:layer="layout" svg:width="0.148cm" svg:height="0.297cm" svg:x="8.195cm" svg:y="1.216cm" svg:viewBox="0 0 149 298" draw:points="149,150 0,0 0,298">
          <text:p/>
        </draw:polygon>
        <draw:polygon draw:style-name="gr45" draw:text-style-name="P16" draw:layer="layout" svg:width="0.297cm" svg:height="0.148cm" svg:x="8.789cm" svg:y="1.811cm" svg:viewBox="0 0 298 149" draw:points="0,0 148,149 298,0">
          <text:p/>
        </draw:polygon>
        <draw:polygon draw:style-name="gr45" draw:text-style-name="P16" draw:layer="layout" svg:width="0.215cm" svg:height="0.12cm" svg:x="8.843cm" svg:y="1.959cm" svg:viewBox="0 0 216 121" draw:points="216,121 95,0 0,96">
          <text:p/>
        </draw:polygon>
        <draw:polygon draw:style-name="gr43" draw:text-style-name="P16" draw:layer="layout" svg:width="0.297cm" svg:height="0.298cm" svg:x="9.086cm" svg:y="1.513cm" svg:viewBox="0 0 298 299" draw:points="0,299 298,299 298,0">
          <text:p/>
        </draw:polygon>
        <draw:polygon draw:style-name="gr44" draw:text-style-name="P2" draw:layer="layout" svg:width="0.297cm" svg:height="0.298cm" svg:x="9.086cm" svg:y="1.513cm" svg:viewBox="0 0 298 299" draw:points="0,299 298,299 298,0">
          <text:p/>
        </draw:polygon>
        <draw:polygon draw:style-name="gr45" draw:text-style-name="P16" draw:layer="layout" svg:width="0.149cm" svg:height="0.148cm" svg:x="6.858cm" svg:y="1.068cm" svg:viewBox="0 0 150 149" draw:points="150,0 0,0 150,149">
          <text:p/>
        </draw:polygon>
        <draw:polygon draw:style-name="gr45" draw:text-style-name="P16" draw:layer="layout" svg:width="0.089cm" svg:height="0.088cm" svg:x="6.918cm" svg:y="0.534cm" svg:viewBox="0 0 90 89" draw:points="0,0 90,89 90,63">
          <text:p/>
        </draw:polygon>
        <draw:polygon draw:style-name="gr45" draw:text-style-name="P16" draw:layer="layout" svg:width="0.254cm" svg:height="0.087cm" svg:x="7.304cm" svg:y="0.832cm" svg:viewBox="0 0 255 88" draw:points="87,0 0,88 255,88">
          <text:p/>
        </draw:polygon>
        <draw:polygon draw:style-name="gr45" draw:text-style-name="P16" draw:layer="layout" svg:width="0.055cm" svg:height="0.054cm" svg:x="8.14cm" svg:y="1.162cm" svg:viewBox="0 0 56 55" draw:points="0,0 56,55 56,18">
          <text:p/>
        </draw:polygon>
        <draw:polygon draw:style-name="gr45" draw:text-style-name="P16" draw:layer="layout" svg:width="0.297cm" svg:height="0.297cm" svg:x="7.601cm" svg:y="1.216cm" svg:viewBox="0 0 298 298" draw:points="298,0 0,0 0,298">
          <text:p/>
        </draw:polygon>
        <draw:polygon draw:style-name="gr45" draw:text-style-name="P16" draw:layer="layout" svg:width="0.149cm" svg:height="0.148cm" svg:x="7.452cm" svg:y="1.068cm" svg:viewBox="0 0 150 149" draw:points="150,0 0,0 150,149">
          <text:p/>
        </draw:polygon>
        <draw:polygon draw:style-name="gr45" draw:text-style-name="P16" draw:layer="layout" svg:width="0.148cm" svg:height="0.297cm" svg:x="7.007cm" svg:y="0.622cm" svg:viewBox="0 0 149 298" draw:points="149,150 0,0 0,298">
          <text:p/>
        </draw:polygon>
        <draw:polygon draw:style-name="gr45" draw:text-style-name="P16" draw:layer="layout" svg:width="0.089cm" svg:height="0.147cm" svg:x="6.918cm" svg:y="1.216cm" svg:viewBox="0 0 90 148" draw:points="90,148 90,0 0,90">
          <text:p/>
        </draw:polygon>
        <draw:polygon draw:style-name="gr45" draw:text-style-name="P16" draw:layer="layout" svg:width="0.297cm" svg:height="0.148cm" svg:x="7.601cm" svg:y="1.068cm" svg:viewBox="0 0 298 149" draw:points="148,0 0,149 298,149">
          <text:p/>
        </draw:polygon>
        <draw:polygon draw:style-name="gr45" draw:text-style-name="P16" draw:layer="layout" svg:width="0.145cm" svg:height="0.055cm" svg:x="7.01cm" svg:y="1.365cm" svg:viewBox="0 0 146 56" draw:points="91,56 146,0 0,0">
          <text:p/>
        </draw:polygon>
        <draw:polygon draw:style-name="gr45" draw:text-style-name="P16" draw:layer="layout" svg:width="0.077cm" svg:height="0.101cm" svg:x="8.118cm" svg:y="1.811cm" svg:viewBox="0 0 78 102" draw:points="78,102 78,0 0,78">
          <text:p/>
        </draw:polygon>
        <draw:polygon draw:style-name="gr45" draw:text-style-name="P16" draw:layer="layout" svg:width="0.147cm" svg:height="0.089cm" svg:x="8.552cm" svg:y="1.276cm" svg:viewBox="0 0 148 90" draw:points="0,0 88,90 148,31">
          <text:p/>
        </draw:polygon>
        <draw:polygon draw:style-name="gr45" draw:text-style-name="P16" draw:layer="layout" svg:width="0.148cm" svg:height="0.297cm" svg:x="6.71cm" svg:y="0.622cm" svg:viewBox="0 0 149 298" draw:points="0,298 149,150 0,0">
          <text:p/>
        </draw:polygon>
        <draw:polygon draw:style-name="gr45" draw:text-style-name="P16" draw:layer="layout" svg:width="0.149cm" svg:height="0.297cm" svg:x="7.155cm" svg:y="0.919cm" svg:viewBox="0 0 150 298" draw:points="150,0 0,150 150,298">
          <text:p/>
        </draw:polygon>
        <draw:polygon draw:style-name="gr45" draw:text-style-name="P16" draw:layer="layout" svg:width="0.297cm" svg:height="0.148cm" svg:x="7.304cm" svg:y="1.068cm" svg:viewBox="0 0 298 149" draw:points="298,149 148,0 0,149">
          <text:p/>
        </draw:polygon>
        <draw:polygon draw:style-name="gr45" draw:text-style-name="P16" draw:layer="layout" svg:width="0.149cm" svg:height="0.297cm" svg:x="6.858cm" svg:y="0.622cm" svg:viewBox="0 0 150 298" draw:points="150,0 0,150 150,298">
          <text:p/>
        </draw:polygon>
        <draw:polygon draw:style-name="gr43" draw:text-style-name="P16" draw:layer="layout" svg:width="0.148cm" svg:height="0.297cm" svg:x="6.264cm" svg:y="0.325cm" svg:viewBox="0 0 149 298" draw:points="0,150 149,298 149,0">
          <text:p/>
        </draw:polygon>
        <draw:polygon draw:style-name="gr44" draw:text-style-name="P2" draw:layer="layout" svg:width="0.148cm" svg:height="0.297cm" svg:x="6.264cm" svg:y="0.325cm" svg:viewBox="0 0 149 298" draw:points="0,150 149,298 149,0">
          <text:p/>
        </draw:polygon>
        <draw:polygon draw:style-name="gr45" draw:text-style-name="P16" draw:layer="layout" svg:width="0.001cm" svg:height="0.003cm" svg:x="6.411cm" svg:y="0.919cm" svg:viewBox="0 0 2 4" draw:points="2,4 2,0 0,3">
          <text:p/>
        </draw:polygon>
        <draw:polygon draw:style-name="gr45" draw:text-style-name="P16" draw:layer="layout" svg:width="0.149cm" svg:height="0.149cm" svg:x="6.858cm" svg:y="0.919cm" svg:viewBox="0 0 150 150" draw:points="0,0 0,150 150,0">
          <text:p/>
        </draw:polygon>
        <draw:polygon draw:style-name="gr45" draw:text-style-name="P16" draw:layer="layout" svg:width="0.298cm" svg:height="0.297cm" svg:x="6.412cm" svg:y="0.622cm" svg:viewBox="0 0 299 298" draw:points="299,0 0,0 0,298">
          <text:p/>
        </draw:polygon>
        <draw:polygon draw:style-name="gr45" draw:text-style-name="P16" draw:layer="layout" svg:width="0.003cm" svg:height="0.003cm" svg:x="6.409cm" svg:y="0.919cm" svg:viewBox="0 0 4 4" draw:points="3,4 4,0 0,0">
          <text:p/>
        </draw:polygon>
        <draw:polygon draw:style-name="gr43" draw:text-style-name="P16" draw:layer="layout" svg:width="0.149cm" svg:height="0.149cm" svg:x="6.115cm" svg:y="0.325cm" svg:viewBox="0 0 150 150" draw:points="0,150 150,150 0,0">
          <text:p/>
        </draw:polygon>
        <draw:polygon draw:style-name="gr44" draw:text-style-name="P2" draw:layer="layout" svg:width="0.149cm" svg:height="0.149cm" svg:x="6.115cm" svg:y="0.325cm" svg:viewBox="0 0 150 150" draw:points="0,150 150,150 0,0">
          <text:p/>
        </draw:polygon>
        <draw:polygon draw:style-name="gr45" draw:text-style-name="P16" draw:layer="layout" svg:width="0.126cm" svg:height="0.075cm" svg:x="8.589cm" svg:y="1.959cm" svg:viewBox="0 0 127 76" draw:points="127,76 52,0 0,52">
          <text:p/>
        </draw:polygon>
        <draw:polygon draw:style-name="gr45" draw:text-style-name="P16" draw:layer="layout" svg:width="0.298cm" svg:height="0.297cm" svg:x="6.412cm" svg:y="0.622cm" svg:viewBox="0 0 299 298" draw:points="299,298 299,0 0,298">
          <text:p/>
        </draw:polygon>
        <draw:polygon draw:style-name="gr43" draw:text-style-name="P16" draw:layer="layout" svg:width="0.013cm" svg:height="0.007cm" svg:x="5.805cm" svg:y="0.325cm" svg:viewBox="0 0 14 8" draw:points="6,8 14,0 0,0">
          <text:p/>
        </draw:polygon>
        <draw:polygon draw:style-name="gr44" draw:text-style-name="P2" draw:layer="layout" svg:width="0.013cm" svg:height="0.007cm" svg:x="5.805cm" svg:y="0.325cm" svg:viewBox="0 0 14 8" draw:points="6,8 14,0 0,0">
          <text:p/>
        </draw:polygon>
        <draw:polygon draw:style-name="gr45" draw:text-style-name="P16" draw:layer="layout" svg:width="0.148cm" svg:height="0.148cm" svg:x="8.789cm" svg:y="1.365cm" svg:viewBox="0 0 149 149" draw:points="149,0 0,0 0,149">
          <text:p/>
        </draw:polygon>
        <draw:polygon draw:style-name="gr45" draw:text-style-name="P16" draw:layer="layout" svg:width="0.015cm" svg:height="0.015cm" svg:x="6.412cm" svg:y="0.919cm" svg:viewBox="0 0 16 16" draw:points="16,16 0,0 0,3">
          <text:p/>
        </draw:polygon>
        <draw:polygon draw:style-name="gr45" draw:text-style-name="P16" draw:layer="layout" svg:width="0.149cm" svg:height="0.149cm" svg:x="7.749cm" svg:y="1.662cm" svg:viewBox="0 0 150 150" draw:points="147,150 150,150 0,0 0,92">
          <text:p/>
        </draw:polygon>
        <draw:polygon draw:style-name="gr45" draw:text-style-name="P16" draw:layer="layout" svg:width="0.148cm" svg:height="0.264cm" svg:x="6.71cm" svg:y="0.919cm" svg:viewBox="0 0 149 265" draw:points="34,265 149,150 0,0 0,240">
          <text:p/>
        </draw:polygon>
        <draw:polygon draw:style-name="gr45" draw:text-style-name="P16" draw:layer="layout" svg:width="0.149cm" svg:height="0.196cm" svg:x="7.155cm" svg:y="0.723cm" svg:viewBox="0 0 150 197" draw:points="49,0 0,48 150,197 150,60">
          <text:p/>
        </draw:polygon>
        <draw:polygon draw:style-name="gr43" draw:text-style-name="P16" draw:layer="layout" svg:width="0.297cm" svg:height="0.142cm" svg:x="9.086cm" svg:y="1.371cm" svg:viewBox="0 0 298 143" draw:points="143,0 0,143 298,143 155,0">
          <text:p/>
        </draw:polygon>
        <draw:polygon draw:style-name="gr44" draw:text-style-name="P2" draw:layer="layout" svg:width="0.297cm" svg:height="0.142cm" svg:x="9.086cm" svg:y="1.371cm" svg:viewBox="0 0 298 143" draw:points="143,0 0,143 298,143 155,0">
          <text:p/>
        </draw:polygon>
        <draw:polygon draw:style-name="gr45" draw:text-style-name="P16" draw:layer="layout" svg:width="0.148cm" svg:height="0.148cm" svg:x="5.967cm" svg:y="0.474cm" svg:viewBox="0 0 149 149" draw:points="121,149 149,149 0,0 0,27">
          <text:p/>
        </draw:polygon>
        <draw:polygon draw:style-name="gr43" draw:text-style-name="P16" draw:layer="layout" svg:width="0.149cm" svg:height="0.119cm" svg:x="6.561cm" svg:y="0.355cm" svg:viewBox="0 0 150 120" draw:points="120,0 0,120 150,120 150,24">
          <text:p/>
        </draw:polygon>
        <draw:polygon draw:style-name="gr44" draw:text-style-name="P2" draw:layer="layout" svg:width="0.149cm" svg:height="0.119cm" svg:x="6.561cm" svg:y="0.355cm" svg:viewBox="0 0 150 120" draw:points="120,0 0,120 150,120 150,24">
          <text:p/>
        </draw:polygon>
        <draw:polygon draw:style-name="gr45" draw:text-style-name="P16" draw:layer="layout" svg:width="0.149cm" svg:height="0.188cm" svg:x="7.749cm" svg:y="1.028cm" svg:viewBox="0 0 150 189" draw:points="41,0 0,41 150,189 150,47">
          <text:p/>
        </draw:polygon>
        <draw:polygon draw:style-name="gr45" draw:text-style-name="P16" draw:layer="layout" svg:width="0.149cm" svg:height="0.273cm" svg:x="9.086cm" svg:y="1.811cm" svg:viewBox="0 0 150 274" draw:points="25,274 150,148 0,0 0,272">
          <text:p/>
        </draw:polygon>
        <draw:polygon draw:style-name="gr45" draw:text-style-name="P16" draw:layer="layout" svg:width="0.138cm" svg:height="0.148cm" svg:x="6.71cm" svg:y="0.474cm" svg:viewBox="0 0 139 149" draw:points="126,0 0,0 0,149 139,10">
          <text:p/>
        </draw:polygon>
        <draw:polygon draw:style-name="gr43" draw:text-style-name="P16" draw:layer="layout" svg:width="0.119cm" svg:height="0.149cm" svg:x="6.561cm" svg:y="0.325cm" svg:viewBox="0 0 120 150" draw:points="83,0 0,0 0,150 120,30">
          <text:p/>
        </draw:polygon>
        <draw:polygon draw:style-name="gr44" draw:text-style-name="P2" draw:layer="layout" svg:width="0.119cm" svg:height="0.149cm" svg:x="6.561cm" svg:y="0.325cm" svg:viewBox="0 0 120 150" draw:points="83,0 0,0 0,150 120,30">
          <text:p/>
        </draw:polygon>
        <draw:polygon draw:style-name="gr45" draw:text-style-name="P16" draw:layer="layout" svg:width="0.148cm" svg:height="0.212cm" svg:x="7.601cm" svg:y="1.513cm" svg:viewBox="0 0 149 213" draw:points="86,213 149,150 0,0 0,176">
          <text:p/>
        </draw:polygon>
        <draw:polygon draw:style-name="gr45" draw:text-style-name="P16" draw:layer="layout" svg:width="0.149cm" svg:height="0.089cm" svg:x="6.858cm" svg:y="1.216cm" svg:viewBox="0 0 150 90" draw:points="61,90 150,0 0,0 0,48">
          <text:p/>
        </draw:polygon>
        <draw:polygon draw:style-name="gr45" draw:text-style-name="P16" draw:layer="layout" svg:width="0.148cm" svg:height="0.149cm" svg:x="7.007cm" svg:y="0.622cm" svg:viewBox="0 0 149 150" draw:points="40,0 0,0 149,150 149,72">
          <text:p/>
        </draw:polygon>
        <draw:polygon draw:style-name="gr45" draw:text-style-name="P16" draw:layer="layout" svg:width="0.149cm" svg:height="0.134cm" svg:x="7.452cm" svg:y="0.934cm" svg:viewBox="0 0 150 135" draw:points="135,0 0,135 150,135 150,8">
          <text:p/>
        </draw:polygon>
        <draw:polygon draw:style-name="gr45" draw:text-style-name="P16" draw:layer="layout" svg:width="0.148cm" svg:height="0.042cm" svg:x="8.789cm" svg:y="1.323cm" svg:viewBox="0 0 149 43" draw:points="0,0 0,43 149,43 126,19">
          <text:p/>
        </draw:polygon>
        <draw:polygon draw:style-name="gr45" draw:text-style-name="P16" draw:layer="layout" svg:width="0.148cm" svg:height="0.148cm" svg:x="6.264cm" svg:y="0.771cm" svg:viewBox="0 0 149 149" draw:points="146,149 149,149 0,0 0,20">
          <text:p/>
        </draw:polygon>
        <draw:polygon draw:style-name="gr43" draw:text-style-name="P16" draw:layer="layout" svg:width="0.149cm" svg:height="0.162cm" svg:x="5.818cm" svg:y="0.325cm" svg:viewBox="0 0 150 163" draw:points="137,163 150,150 0,0 0,15">
          <text:p/>
        </draw:polygon>
        <draw:polygon draw:style-name="gr44" draw:text-style-name="P2" draw:layer="layout" svg:width="0.149cm" svg:height="0.162cm" svg:x="5.818cm" svg:y="0.325cm" svg:viewBox="0 0 150 163" draw:points="137,163 150,150 0,0 0,15">
          <text:p/>
        </draw:polygon>
        <draw:polygon draw:style-name="gr45" draw:text-style-name="P16" draw:layer="layout" svg:width="0.297cm" svg:height="0.077cm" svg:x="7.898cm" svg:y="1.811cm" svg:viewBox="0 0 298 78" draw:points="220,78 298,0 0,0 2,1">
          <text:p/>
        </draw:polygon>
        <draw:polygon draw:style-name="gr45" draw:text-style-name="P16" draw:layer="layout" svg:width="0.149cm" svg:height="0.259cm" svg:x="8.343cm" svg:y="1.254cm" svg:viewBox="0 0 150 260" draw:points="113,0 0,111 150,260 150,9">
          <text:p/>
        </draw:polygon>
        <draw:polygon draw:style-name="gr43" draw:text-style-name="P16" draw:layer="layout" svg:width="0.148cm" svg:height="0.286cm" svg:x="9.235cm" svg:y="1.811cm" svg:viewBox="0 0 149 287" draw:points="149,287 149,0 0,149 138,287">
          <text:p/>
        </draw:polygon>
        <draw:polygon draw:style-name="gr44" draw:text-style-name="P2" draw:layer="layout" svg:width="0.148cm" svg:height="0.286cm" svg:x="9.235cm" svg:y="1.811cm" svg:viewBox="0 0 149 287" draw:points="149,287 149,0 0,149 138,287">
          <text:p/>
        </draw:polygon>
        <draw:polygon draw:style-name="gr45" draw:text-style-name="P16" draw:layer="layout" svg:width="0.297cm" svg:height="0.118cm" svg:x="7.304cm" svg:y="1.513cm" svg:viewBox="0 0 298 119" draw:points="179,119 298,0 0,0 52,53">
          <text:p/>
        </draw:polygon>
        <draw:polygon draw:style-name="gr45" draw:text-style-name="P16" draw:layer="layout" svg:width="0.149cm" svg:height="0.148cm" svg:x="7.155cm" svg:y="1.365cm" svg:viewBox="0 0 150 149" draw:points="105,149 150,149 0,0 0,90">
          <text:p/>
        </draw:polygon>
        <draw:polygon draw:style-name="gr45" draw:text-style-name="P16" draw:layer="layout" svg:width="0.298cm" svg:height="0.136cm" svg:x="6.412cm" svg:y="0.919cm" svg:viewBox="0 0 299 137" draw:points="162,137 299,0 0,0 15,15">
          <text:p/>
        </draw:polygon>
        <draw:polygon draw:style-name="gr45" draw:text-style-name="P16" draw:layer="layout" svg:width="0.282cm" svg:height="0.149cm" svg:x="7.304cm" svg:y="0.919cm" svg:viewBox="0 0 283 150" draw:points="255,0 0,0 148,150 283,15">
          <text:p/>
        </draw:polygon>
        <draw:polygon draw:style-name="gr45" draw:text-style-name="P16" draw:layer="layout" svg:width="0.149cm" svg:height="0.236cm" svg:x="8.64cm" svg:y="1.811cm" svg:viewBox="0 0 150 237" draw:points="150,237 150,0 0,148 76,224">
          <text:p/>
        </draw:polygon>
        <draw:polygon draw:style-name="gr45" draw:text-style-name="P16" draw:layer="layout" svg:width="0.149cm" svg:height="0.271cm" svg:x="8.937cm" svg:y="1.811cm" svg:viewBox="0 0 150 272" draw:points="150,272 150,0 0,148 122,269">
          <text:p/>
        </draw:polygon>
        <draw:polygon draw:style-name="gr45" draw:text-style-name="P16" draw:layer="layout" svg:width="0.148cm" svg:height="0.243cm" svg:x="8.789cm" svg:y="1.811cm" svg:viewBox="0 0 149 244" draw:points="55,244 149,149 0,0 0,237">
          <text:p/>
        </draw:polygon>
        <draw:polygon draw:style-name="gr45" draw:text-style-name="P16" draw:layer="layout" svg:width="0.149cm" svg:height="0.166cm" svg:x="8.937cm" svg:y="1.347cm" svg:viewBox="0 0 150 167" draw:points="20,0 0,18 150,167 150,14">
          <text:p/>
        </draw:polygon>
        <draw:polygon draw:style-name="gr45" draw:text-style-name="P16" draw:layer="layout" svg:width="0.148cm" svg:height="0.149cm" svg:x="7.007cm" svg:y="1.216cm" svg:viewBox="0 0 149 150" draw:points="3,150 149,150 0,0 0,148">
          <text:p/>
        </draw:polygon>
        <draw:polygon draw:style-name="gr45" draw:text-style-name="P16" draw:layer="layout" svg:width="0.148cm" svg:height="0.199cm" svg:x="8.492cm" svg:y="1.811cm" svg:viewBox="0 0 149 200" draw:points="98,200 149,149 0,0 0,180">
          <text:p/>
        </draw:polygon>
        <draw:polygon draw:style-name="gr45" draw:text-style-name="P16" draw:layer="layout" svg:width="0.115cm" svg:height="0.148cm" svg:x="6.743cm" svg:y="1.068cm" svg:viewBox="0 0 116 149" draw:points="49,149 116,149 116,0 0,116">
          <text:p/>
        </draw:polygon>
        <draw:polygon draw:style-name="gr45" draw:text-style-name="P16" draw:layer="layout" svg:width="0.297cm" svg:height="0.144cm" svg:x="8.195cm" svg:y="1.811cm" svg:viewBox="0 0 298 145" draw:points="153,145 298,0 0,0 141,142">
          <text:p/>
        </draw:polygon>
        <draw:polygon draw:style-name="gr45" draw:text-style-name="P16" draw:layer="layout" svg:width="0.297cm" svg:height="0.103cm" svg:x="7.898cm" svg:y="1.113cm" svg:viewBox="0 0 298 104" draw:points="103,0 0,104 298,104 242,49">
          <text:p/>
        </draw:polygon>
        <draw:polygon draw:style-name="gr45" draw:text-style-name="P16" draw:layer="layout" svg:width="0.26cm" svg:height="0.149cm" svg:x="8.195cm" svg:y="1.216cm" svg:viewBox="0 0 261 150" draw:points="129,0 0,0 148,150 261,38">
          <text:p/>
        </draw:polygon>
        <draw:polygon draw:style-name="gr45" draw:text-style-name="P16" draw:layer="layout" svg:width="0.149cm" svg:height="0.058cm" svg:x="8.64cm" svg:y="1.307cm" svg:viewBox="0 0 150 59" draw:points="60,0 0,59 150,59 150,16">
          <text:p/>
        </draw:polygon>
        <draw:polygon draw:style-name="gr45" draw:text-style-name="P16" draw:layer="layout" svg:width="0.149cm" svg:height="0.149cm" svg:x="6.115cm" svg:y="0.622cm" svg:viewBox="0 0 150 150" draw:points="128,150 150,150 0,0 0,29">
          <text:p/>
        </draw:polygon>
        <draw:polygon draw:style-name="gr45" draw:text-style-name="P16" draw:layer="layout" svg:width="0.297cm" svg:height="0.138cm" svg:x="6.71cm" svg:y="0.484cm" svg:viewBox="0 0 298 139" draw:points="138,0 0,139 298,139 208,50">
          <text:p/>
        </draw:polygon>
        <draw:polygon draw:style-name="gr45" draw:text-style-name="P16" draw:layer="layout" svg:width="0.148cm" svg:height="0.126cm" svg:x="7.601cm" svg:y="0.942cm" svg:viewBox="0 0 149 127" draw:points="0,0 0,127 149,127 42,20">
          <text:p/>
        </draw:polygon>
        <draw:polygon draw:style-name="gr45" draw:text-style-name="P16" draw:layer="layout" svg:width="0.148cm" svg:height="0.25cm" svg:x="8.492cm" svg:y="1.263cm" svg:viewBox="0 0 149 251" draw:points="0,0 0,251 149,102 61,13">
          <text:p/>
        </draw:polygon>
        <draw:polygon draw:style-name="gr46" draw:text-style-name="P17" draw:layer="layout" svg:width="0.297cm" svg:height="0.148cm" svg:x="7.304cm" svg:y="0.474cm" svg:viewBox="0 0 298 149" draw:points="298,149 148,0 0,149">
          <text:p/>
        </draw:polygon>
        <draw:polygon draw:style-name="gr47" draw:text-style-name="P17" draw:layer="layout" svg:width="0.297cm" svg:height="0.148cm" svg:x="9.086cm" svg:y="0.474cm" svg:viewBox="0 0 298 149" draw:points="298,149 149,0 0,149">
          <text:p/>
        </draw:polygon>
        <draw:polygon draw:style-name="gr48" draw:text-style-name="P2" draw:layer="layout" svg:width="0.297cm" svg:height="0.148cm" svg:x="9.086cm" svg:y="0.474cm" svg:viewBox="0 0 298 149" draw:points="298,149 149,0 0,149">
          <text:p/>
        </draw:polygon>
        <draw:polygon draw:style-name="gr47" draw:text-style-name="P17" draw:layer="layout" svg:width="0.148cm" svg:height="0.148cm" svg:x="9.235cm" svg:y="0.474cm" svg:viewBox="0 0 149 149" draw:points="149,0 0,0 149,149">
          <text:p/>
        </draw:polygon>
        <draw:polygon draw:style-name="gr48" draw:text-style-name="P2" draw:layer="layout" svg:width="0.148cm" svg:height="0.148cm" svg:x="9.235cm" svg:y="0.474cm" svg:viewBox="0 0 149 149" draw:points="149,0 0,0 149,149">
          <text:p/>
        </draw:polygon>
        <draw:polygon draw:style-name="gr47" draw:text-style-name="P17" draw:layer="layout" svg:width="0.297cm" svg:height="0.297cm" svg:x="8.789cm" svg:y="0.325cm" svg:viewBox="0 0 298 298" draw:points="298,298 298,0 0,0">
          <text:p/>
        </draw:polygon>
        <draw:polygon draw:style-name="gr48" draw:text-style-name="P2" draw:layer="layout" svg:width="0.297cm" svg:height="0.297cm" svg:x="8.789cm" svg:y="0.325cm" svg:viewBox="0 0 298 298" draw:points="298,298 298,0 0,0">
          <text:p/>
        </draw:polygon>
        <draw:polygon draw:style-name="gr47" draw:text-style-name="P17" draw:layer="layout" svg:width="0.594cm" svg:height="0.297cm" svg:x="8.789cm" svg:y="0.622cm" svg:viewBox="0 0 595 298" draw:points="595,298 297,0 0,298">
          <text:p/>
        </draw:polygon>
        <draw:polygon draw:style-name="gr48" draw:text-style-name="P2" draw:layer="layout" svg:width="0.594cm" svg:height="0.297cm" svg:x="8.789cm" svg:y="0.622cm" svg:viewBox="0 0 595 298" draw:points="595,298 297,0 0,298">
          <text:p/>
        </draw:polygon>
        <draw:polygon draw:style-name="gr46" draw:text-style-name="P17" draw:layer="layout" svg:width="0.297cm" svg:height="0.148cm" svg:x="7.898cm" svg:y="0.771cm" svg:viewBox="0 0 298 149" draw:points="148,0 0,149 298,149">
          <text:p/>
        </draw:polygon>
        <draw:polygon draw:style-name="gr47" draw:text-style-name="P17" draw:layer="layout" svg:width="0.149cm" svg:height="0.297cm" svg:x="9.086cm" svg:y="0.325cm" svg:viewBox="0 0 150 298" draw:points="150,150 0,0 0,298">
          <text:p/>
        </draw:polygon>
        <draw:polygon draw:style-name="gr48" draw:text-style-name="P2" draw:layer="layout" svg:width="0.149cm" svg:height="0.297cm" svg:x="9.086cm" svg:y="0.325cm" svg:viewBox="0 0 150 298" draw:points="150,150 0,0 0,298">
          <text:p/>
        </draw:polygon>
        <draw:polygon draw:style-name="gr47" draw:text-style-name="P17" draw:layer="layout" svg:width="0.297cm" svg:height="0.297cm" svg:x="8.789cm" svg:y="0.325cm" svg:viewBox="0 0 298 298" draw:points="0,298 298,298 0,0">
          <text:p/>
        </draw:polygon>
        <draw:polygon draw:style-name="gr48" draw:text-style-name="P2" draw:layer="layout" svg:width="0.297cm" svg:height="0.297cm" svg:x="8.789cm" svg:y="0.325cm" svg:viewBox="0 0 298 298" draw:points="0,298 298,298 0,0">
          <text:p/>
        </draw:polygon>
        <draw:polygon draw:style-name="gr46" draw:text-style-name="P17" draw:layer="layout" svg:width="0.149cm" svg:height="0.148cm" svg:x="7.155cm" svg:y="0.474cm" svg:viewBox="0 0 150 149" draw:points="150,0 0,0 150,149">
          <text:p/>
        </draw:polygon>
        <draw:polygon draw:style-name="gr47" draw:text-style-name="P17" draw:layer="layout" svg:width="0.297cm" svg:height="0.297cm" svg:x="8.195cm" svg:y="0.325cm" svg:viewBox="0 0 298 298" draw:points="0,298 298,298 0,0">
          <text:p/>
        </draw:polygon>
        <draw:polygon draw:style-name="gr48" draw:text-style-name="P2" draw:layer="layout" svg:width="0.297cm" svg:height="0.297cm" svg:x="8.195cm" svg:y="0.325cm" svg:viewBox="0 0 298 298" draw:points="0,298 298,298 0,0">
          <text:p/>
        </draw:polygon>
        <draw:polygon draw:style-name="gr47" draw:text-style-name="P17" draw:layer="layout" svg:width="0.149cm" svg:height="0.297cm" svg:x="7.452cm" svg:y="0.325cm" svg:viewBox="0 0 150 298" draw:points="0,150 150,298 150,0">
          <text:p/>
        </draw:polygon>
        <draw:polygon draw:style-name="gr48" draw:text-style-name="P2" draw:layer="layout" svg:width="0.149cm" svg:height="0.297cm" svg:x="7.452cm" svg:y="0.325cm" svg:viewBox="0 0 150 298" draw:points="0,150 150,298 150,0">
          <text:p/>
        </draw:polygon>
        <draw:polygon draw:style-name="gr47" draw:text-style-name="P17" draw:layer="layout" svg:width="0.297cm" svg:height="0.149cm" svg:x="7.007cm" svg:y="0.325cm" svg:viewBox="0 0 298 150" draw:points="148,150 298,0 0,0">
          <text:p/>
        </draw:polygon>
        <draw:polygon draw:style-name="gr48" draw:text-style-name="P2" draw:layer="layout" svg:width="0.297cm" svg:height="0.149cm" svg:x="7.007cm" svg:y="0.325cm" svg:viewBox="0 0 298 150" draw:points="148,150 298,0 0,0">
          <text:p/>
        </draw:polygon>
        <draw:polygon draw:style-name="gr46" draw:text-style-name="P17" draw:layer="layout" svg:width="0.149cm" svg:height="0.297cm" svg:x="8.64cm" svg:y="0.919cm" svg:viewBox="0 0 150 298" draw:points="0,150 150,298 150,0">
          <text:p/>
        </draw:polygon>
        <draw:polygon draw:style-name="gr47" draw:text-style-name="P17" draw:layer="layout" svg:width="0.148cm" svg:height="0.149cm" svg:x="9.235cm" svg:y="0.325cm" svg:viewBox="0 0 149 150" draw:points="0,150 149,150 149,0">
          <text:p/>
        </draw:polygon>
        <draw:polygon draw:style-name="gr48" draw:text-style-name="P2" draw:layer="layout" svg:width="0.148cm" svg:height="0.149cm" svg:x="9.235cm" svg:y="0.325cm" svg:viewBox="0 0 149 150" draw:points="0,150 149,150 149,0">
          <text:p/>
        </draw:polygon>
        <draw:polygon draw:style-name="gr47" draw:text-style-name="P17" draw:layer="layout" svg:width="0.297cm" svg:height="0.297cm" svg:x="7.601cm" svg:y="0.325cm" svg:viewBox="0 0 298 298" draw:points="0,298 298,298 0,0">
          <text:p/>
        </draw:polygon>
        <draw:polygon draw:style-name="gr48" draw:text-style-name="P2" draw:layer="layout" svg:width="0.297cm" svg:height="0.297cm" svg:x="7.601cm" svg:y="0.325cm" svg:viewBox="0 0 298 298" draw:points="0,298 298,298 0,0">
          <text:p/>
        </draw:polygon>
        <draw:polygon draw:style-name="gr46" draw:text-style-name="P17" draw:layer="layout" svg:width="0.012cm" svg:height="0.006cm" svg:x="9.229cm" svg:y="1.365cm" svg:viewBox="0 0 13 7" draw:points="13,7 7,0 0,7">
          <text:p/>
        </draw:polygon>
        <draw:polygon draw:style-name="gr47" draw:text-style-name="P17" draw:layer="layout" svg:width="0.148cm" svg:height="0.149cm" svg:x="9.235cm" svg:y="0.325cm" svg:viewBox="0 0 149 150" draw:points="0,0 0,150 149,0">
          <text:p/>
        </draw:polygon>
        <draw:polygon draw:style-name="gr48" draw:text-style-name="P2" draw:layer="layout" svg:width="0.148cm" svg:height="0.149cm" svg:x="9.235cm" svg:y="0.325cm" svg:viewBox="0 0 149 150" draw:points="0,0 0,150 149,0">
          <text:p/>
        </draw:polygon>
        <draw:polygon draw:style-name="gr46" draw:text-style-name="P17" draw:layer="layout" svg:width="0.139cm" svg:height="0.094cm" svg:x="8.001cm" svg:y="1.068cm" svg:viewBox="0 0 140 95" draw:points="140,95 45,0 0,46">
          <text:p/>
        </draw:polygon>
        <draw:polygon draw:style-name="gr46" draw:text-style-name="P17" draw:layer="layout" svg:width="0.297cm" svg:height="0.149cm" svg:x="7.898cm" svg:y="0.919cm" svg:viewBox="0 0 298 150" draw:points="0,0 148,150 298,0">
          <text:p/>
        </draw:polygon>
        <draw:polygon draw:style-name="gr46" draw:text-style-name="P17" draw:layer="layout" svg:width="0.015cm" svg:height="0.023cm" svg:x="7.586cm" svg:y="0.919cm" svg:viewBox="0 0 16 24" draw:points="16,24 16,0 0,15">
          <text:p/>
        </draw:polygon>
        <draw:polygon draw:style-name="gr46" draw:text-style-name="P17" draw:layer="layout" svg:width="0.297cm" svg:height="0.297cm" svg:x="7.601cm" svg:y="0.622cm" svg:viewBox="0 0 298 298" draw:points="298,298 298,0 0,298">
          <text:p/>
        </draw:polygon>
        <draw:polygon draw:style-name="gr47" draw:text-style-name="P17" draw:layer="layout" svg:width="0.148cm" svg:height="0.149cm" svg:x="9.235cm" svg:y="1.216cm" svg:viewBox="0 0 149 150" draw:points="0,150 149,150 149,0">
          <text:p/>
        </draw:polygon>
        <draw:polygon draw:style-name="gr48" draw:text-style-name="P2" draw:layer="layout" svg:width="0.148cm" svg:height="0.149cm" svg:x="9.235cm" svg:y="1.216cm" svg:viewBox="0 0 149 150" draw:points="0,150 149,150 149,0">
          <text:p/>
        </draw:polygon>
        <draw:polygon draw:style-name="gr46" draw:text-style-name="P17" draw:layer="layout" svg:width="0.125cm" svg:height="0.125cm" svg:x="8.789cm" svg:y="1.216cm" svg:viewBox="0 0 126 126" draw:points="126,126 0,0 0,108">
          <text:p/>
        </draw:polygon>
        <draw:polygon draw:style-name="gr46" draw:text-style-name="P17" draw:layer="layout" svg:width="0.297cm" svg:height="0.297cm" svg:x="8.195cm" svg:y="0.622cm" svg:viewBox="0 0 298 298" draw:points="298,298 298,0 0,298">
          <text:p/>
        </draw:polygon>
        <draw:polygon draw:style-name="gr46" draw:text-style-name="P17" draw:layer="layout" svg:width="0.297cm" svg:height="0.297cm" svg:x="8.195cm" svg:y="0.919cm" svg:viewBox="0 0 298 298" draw:points="298,298 298,0 0,0">
          <text:p/>
        </draw:polygon>
        <draw:polygon draw:style-name="gr47" draw:text-style-name="P17" draw:layer="layout" svg:width="0.594cm" svg:height="0.297cm" svg:x="8.195cm" svg:y="0.325cm" svg:viewBox="0 0 595 298" draw:points="0,0 297,298 595,0">
          <text:p/>
        </draw:polygon>
        <draw:polygon draw:style-name="gr48" draw:text-style-name="P2" draw:layer="layout" svg:width="0.594cm" svg:height="0.297cm" svg:x="8.195cm" svg:y="0.325cm" svg:viewBox="0 0 595 298" draw:points="0,0 297,298 595,0">
          <text:p/>
        </draw:polygon>
        <draw:polygon draw:style-name="gr46" draw:text-style-name="P17" draw:layer="layout" svg:width="0.297cm" svg:height="0.148cm" svg:x="8.492cm" svg:y="0.771cm" svg:viewBox="0 0 298 149" draw:points="148,0 0,149 298,149">
          <text:p/>
        </draw:polygon>
        <draw:polygon draw:style-name="gr46" draw:text-style-name="P17" draw:layer="layout" svg:width="0.07cm" svg:height="0.06cm" svg:x="6.848cm" svg:y="0.474cm" svg:viewBox="0 0 71 61" draw:points="71,61 10,0 0,10">
          <text:p/>
        </draw:polygon>
        <draw:polygon draw:style-name="gr47" draw:text-style-name="P17" draw:layer="layout" svg:width="0.297cm" svg:height="0.297cm" svg:x="9.086cm" svg:y="0.919cm" svg:viewBox="0 0 298 298" draw:points="0,298 298,298 298,0">
          <text:p/>
        </draw:polygon>
        <draw:polygon draw:style-name="gr48" draw:text-style-name="P2" draw:layer="layout" svg:width="0.297cm" svg:height="0.297cm" svg:x="9.086cm" svg:y="0.919cm" svg:viewBox="0 0 298 298" draw:points="0,298 298,298 298,0">
          <text:p/>
        </draw:polygon>
        <draw:polygon draw:style-name="gr47" draw:text-style-name="P17" draw:layer="layout" svg:width="0.297cm" svg:height="0.149cm" svg:x="6.71cm" svg:y="0.325cm" svg:viewBox="0 0 298 150" draw:points="0,0 148,150 298,0">
          <text:p/>
        </draw:polygon>
        <draw:polygon draw:style-name="gr48" draw:text-style-name="P2" draw:layer="layout" svg:width="0.297cm" svg:height="0.149cm" svg:x="6.71cm" svg:y="0.325cm" svg:viewBox="0 0 298 150" draw:points="0,0 148,150 298,0">
          <text:p/>
        </draw:polygon>
        <draw:polygon draw:style-name="gr46" draw:text-style-name="P17" draw:layer="layout" svg:width="0.023cm" svg:height="0.01cm" svg:x="6.835cm" svg:y="0.474cm" svg:viewBox="0 0 24 11" draw:points="14,11 24,0 0,0">
          <text:p/>
        </draw:polygon>
        <draw:polygon draw:style-name="gr47" draw:text-style-name="P17" draw:layer="layout" svg:width="0.297cm" svg:height="0.297cm" svg:x="9.086cm" svg:y="0.622cm" svg:viewBox="0 0 298 298" draw:points="298,0 0,0 298,298">
          <text:p/>
        </draw:polygon>
        <draw:polygon draw:style-name="gr48" draw:text-style-name="P2" draw:layer="layout" svg:width="0.297cm" svg:height="0.297cm" svg:x="9.086cm" svg:y="0.622cm" svg:viewBox="0 0 298 298" draw:points="298,0 0,0 298,298">
          <text:p/>
        </draw:polygon>
        <draw:polygon draw:style-name="gr47" draw:text-style-name="P17" draw:layer="layout" svg:width="0.594cm" svg:height="0.297cm" svg:x="7.601cm" svg:y="0.325cm" svg:viewBox="0 0 595 298" draw:points="0,0 297,298 595,0">
          <text:p/>
        </draw:polygon>
        <draw:polygon draw:style-name="gr48" draw:text-style-name="P2" draw:layer="layout" svg:width="0.594cm" svg:height="0.297cm" svg:x="7.601cm" svg:y="0.325cm" svg:viewBox="0 0 595 298" draw:points="0,0 297,298 595,0">
          <text:p/>
        </draw:polygon>
        <draw:polygon draw:style-name="gr46" draw:text-style-name="P17" draw:layer="layout" svg:width="0.297cm" svg:height="0.149cm" svg:x="7.304cm" svg:y="0.622cm" svg:viewBox="0 0 298 150" draw:points="148,150 298,0 0,0">
          <text:p/>
        </draw:polygon>
        <draw:polygon draw:style-name="gr46" draw:text-style-name="P17" draw:layer="layout" svg:width="0.297cm" svg:height="0.149cm" svg:x="8.492cm" svg:y="0.622cm" svg:viewBox="0 0 298 150" draw:points="148,150 298,0 0,0">
          <text:p/>
        </draw:polygon>
        <draw:polygon draw:style-name="gr46" draw:text-style-name="P17" draw:layer="layout" svg:width="0.09cm" svg:height="0.107cm" svg:x="8.699cm" svg:y="1.216cm" svg:viewBox="0 0 91 108" draw:points="91,108 91,0 0,92">
          <text:p/>
        </draw:polygon>
        <draw:polygon draw:style-name="gr46" draw:text-style-name="P17" draw:layer="layout" svg:width="0.297cm" svg:height="0.149cm" svg:x="7.898cm" svg:y="0.622cm" svg:viewBox="0 0 298 150" draw:points="148,150 298,0 0,0">
          <text:p/>
        </draw:polygon>
        <draw:polygon draw:style-name="gr46" draw:text-style-name="P17" draw:layer="layout" svg:width="0.109cm" svg:height="0.071cm" svg:x="7.046cm" svg:y="0.622cm" svg:viewBox="0 0 110 72" draw:points="110,72 110,0 0,0">
          <text:p/>
        </draw:polygon>
        <draw:polygon draw:style-name="gr47" draw:text-style-name="P17" draw:layer="layout" svg:width="0.149cm" svg:height="0.149cm" svg:x="9.086cm" svg:y="0.325cm" svg:viewBox="0 0 150 150" draw:points="150,150 150,0 0,0">
          <text:p/>
        </draw:polygon>
        <draw:polygon draw:style-name="gr48" draw:text-style-name="P2" draw:layer="layout" svg:width="0.149cm" svg:height="0.149cm" svg:x="9.086cm" svg:y="0.325cm" svg:viewBox="0 0 150 150" draw:points="150,150 150,0 0,0">
          <text:p/>
        </draw:polygon>
        <draw:polygon draw:style-name="gr46" draw:text-style-name="P17" draw:layer="layout" svg:width="0.043cm" svg:height="0.015cm" svg:x="7.558cm" svg:y="0.919cm" svg:viewBox="0 0 44 16" draw:points="29,16 44,0 0,0">
          <text:p/>
        </draw:polygon>
        <draw:polygon draw:style-name="gr46" draw:text-style-name="P17" draw:layer="layout" svg:width="0.13cm" svg:height="0.145cm" svg:x="8.956cm" svg:y="1.216cm" svg:viewBox="0 0 131 146" draw:points="131,146 131,0 0,132">
          <text:p/>
        </draw:polygon>
        <draw:polygon draw:style-name="gr47" draw:text-style-name="P17" draw:layer="layout" svg:width="0.148cm" svg:height="0.149cm" svg:x="7.304cm" svg:y="0.325cm" svg:viewBox="0 0 149 150" draw:points="0,150 149,150 0,0">
          <text:p/>
        </draw:polygon>
        <draw:polygon draw:style-name="gr48" draw:text-style-name="P2" draw:layer="layout" svg:width="0.148cm" svg:height="0.149cm" svg:x="7.304cm" svg:y="0.325cm" svg:viewBox="0 0 149 150" draw:points="0,150 149,150 0,0">
          <text:p/>
        </draw:polygon>
        <draw:polygon draw:style-name="gr46" draw:text-style-name="P17" draw:layer="layout" svg:width="0.101cm" svg:height="0.161cm" svg:x="7.203cm" svg:y="0.622cm" svg:viewBox="0 0 102 162" draw:points="102,162 102,0 0,102">
          <text:p/>
        </draw:polygon>
        <draw:polygon draw:style-name="gr46" draw:text-style-name="P17" draw:layer="layout" svg:width="0.149cm" svg:height="0.148cm" svg:x="7.155cm" svg:y="0.474cm" svg:viewBox="0 0 150 149" draw:points="0,0 0,149 150,149">
          <text:p/>
        </draw:polygon>
        <draw:polygon draw:style-name="gr46" draw:text-style-name="P17" draw:layer="layout" svg:width="0.037cm" svg:height="0.047cm" svg:x="8.455cm" svg:y="1.216cm" svg:viewBox="0 0 38 48" draw:points="38,48 38,0 0,39">
          <text:p/>
        </draw:polygon>
        <draw:polygon draw:style-name="gr46" draw:text-style-name="P17" draw:layer="layout" svg:width="0.148cm" svg:height="0.297cm" svg:x="8.492cm" svg:y="0.919cm" svg:viewBox="0 0 149 298" draw:points="149,150 0,0 0,298">
          <text:p/>
        </draw:polygon>
        <draw:polygon draw:style-name="gr46" draw:text-style-name="P17" draw:layer="layout" svg:width="0.041cm" svg:height="0.042cm" svg:x="7.601cm" svg:y="0.919cm" svg:viewBox="0 0 42 43" draw:points="42,43 0,0 0,24">
          <text:p/>
        </draw:polygon>
        <draw:polygon draw:style-name="gr46" draw:text-style-name="P17" draw:layer="layout" svg:width="0.297cm" svg:height="0.149cm" svg:x="8.492cm" svg:y="0.919cm" svg:viewBox="0 0 298 150" draw:points="0,0 148,150 298,0">
          <text:p/>
        </draw:polygon>
        <draw:polygon draw:style-name="gr47" draw:text-style-name="P17" draw:layer="layout" svg:width="0.066cm" svg:height="0.03cm" svg:x="6.644cm" svg:y="0.325cm" svg:viewBox="0 0 67 31" draw:points="37,31 67,0 0,0">
          <text:p/>
        </draw:polygon>
        <draw:polygon draw:style-name="gr48" draw:text-style-name="P2" draw:layer="layout" svg:width="0.066cm" svg:height="0.03cm" svg:x="6.644cm" svg:y="0.325cm" svg:viewBox="0 0 67 31" draw:points="37,31 67,0 0,0">
          <text:p/>
        </draw:polygon>
        <draw:polygon draw:style-name="gr47" draw:text-style-name="P17" draw:layer="layout" svg:width="0.149cm" svg:height="0.149cm" svg:x="7.155cm" svg:y="0.325cm" svg:viewBox="0 0 150 150" draw:points="0,150 150,150 150,0">
          <text:p/>
        </draw:polygon>
        <draw:polygon draw:style-name="gr48" draw:text-style-name="P2" draw:layer="layout" svg:width="0.149cm" svg:height="0.149cm" svg:x="7.155cm" svg:y="0.325cm" svg:viewBox="0 0 150 150" draw:points="0,150 150,150 150,0">
          <text:p/>
        </draw:polygon>
        <draw:polygon draw:style-name="gr47" draw:text-style-name="P17" draw:layer="layout" svg:width="0.297cm" svg:height="0.149cm" svg:x="9.086cm" svg:y="1.216cm" svg:viewBox="0 0 298 150" draw:points="149,150 298,0 0,0">
          <text:p/>
        </draw:polygon>
        <draw:polygon draw:style-name="gr48" draw:text-style-name="P2" draw:layer="layout" svg:width="0.297cm" svg:height="0.149cm" svg:x="9.086cm" svg:y="1.216cm" svg:viewBox="0 0 298 150" draw:points="149,150 298,0 0,0">
          <text:p/>
        </draw:polygon>
        <draw:polygon draw:style-name="gr46" draw:text-style-name="P17" draw:layer="layout" svg:width="0.297cm" svg:height="0.297cm" svg:x="8.789cm" svg:y="0.622cm" svg:viewBox="0 0 298 298" draw:points="298,0 0,0 0,298">
          <text:p/>
        </draw:polygon>
        <draw:polygon draw:style-name="gr47" draw:text-style-name="P17" draw:layer="layout" svg:width="0.297cm" svg:height="0.149cm" svg:x="7.304cm" svg:y="0.325cm" svg:viewBox="0 0 298 150" draw:points="0,0 148,150 298,0">
          <text:p/>
        </draw:polygon>
        <draw:polygon draw:style-name="gr48" draw:text-style-name="P2" draw:layer="layout" svg:width="0.297cm" svg:height="0.149cm" svg:x="7.304cm" svg:y="0.325cm" svg:viewBox="0 0 298 150" draw:points="0,0 148,150 298,0">
          <text:p/>
        </draw:polygon>
        <draw:polygon draw:style-name="gr47" draw:text-style-name="P17" draw:layer="layout" svg:width="0.297cm" svg:height="0.297cm" svg:x="8.492cm" svg:y="0.325cm" svg:viewBox="0 0 298 298" draw:points="0,298 298,298 298,0">
          <text:p/>
        </draw:polygon>
        <draw:polygon draw:style-name="gr48" draw:text-style-name="P2" draw:layer="layout" svg:width="0.297cm" svg:height="0.297cm" svg:x="8.492cm" svg:y="0.325cm" svg:viewBox="0 0 298 298" draw:points="0,298 298,298 298,0">
          <text:p/>
        </draw:polygon>
        <draw:polygon draw:style-name="gr46" draw:text-style-name="P17" draw:layer="layout" svg:width="0.148cm" svg:height="0.148cm" svg:x="7.304cm" svg:y="0.474cm" svg:viewBox="0 0 149 149" draw:points="149,0 0,0 0,149">
          <text:p/>
        </draw:polygon>
        <draw:polygon draw:style-name="gr46" draw:text-style-name="P17" draw:layer="layout" svg:width="0.148cm" svg:height="0.297cm" svg:x="7.898cm" svg:y="0.622cm" svg:viewBox="0 0 149 298" draw:points="0,298 149,150 0,0">
          <text:p/>
        </draw:polygon>
        <draw:polygon draw:style-name="gr46" draw:text-style-name="P17" draw:layer="layout" svg:width="0.148cm" svg:height="0.297cm" svg:x="8.492cm" svg:y="0.622cm" svg:viewBox="0 0 149 298" draw:points="0,298 149,150 0,0">
          <text:p/>
        </draw:polygon>
        <draw:polygon draw:style-name="gr46" draw:text-style-name="P17" draw:layer="layout" svg:width="0.149cm" svg:height="0.297cm" svg:x="8.64cm" svg:y="0.622cm" svg:viewBox="0 0 150 298" draw:points="150,0 0,150 150,298">
          <text:p/>
        </draw:polygon>
        <draw:polygon draw:style-name="gr47" draw:text-style-name="P17" draw:layer="layout" svg:width="0.297cm" svg:height="0.297cm" svg:x="7.898cm" svg:y="0.325cm" svg:viewBox="0 0 298 298" draw:points="0,298 298,298 298,0">
          <text:p/>
        </draw:polygon>
        <draw:polygon draw:style-name="gr48" draw:text-style-name="P2" draw:layer="layout" svg:width="0.297cm" svg:height="0.297cm" svg:x="7.898cm" svg:y="0.325cm" svg:viewBox="0 0 298 298" draw:points="0,298 298,298 298,0">
          <text:p/>
        </draw:polygon>
        <draw:polygon draw:style-name="gr47" draw:text-style-name="P17" draw:layer="layout" svg:width="0.594cm" svg:height="0.297cm" svg:x="8.789cm" svg:y="0.919cm" svg:viewBox="0 0 595 298" draw:points="0,0 297,298 595,0">
          <text:p/>
        </draw:polygon>
        <draw:polygon draw:style-name="gr48" draw:text-style-name="P2" draw:layer="layout" svg:width="0.594cm" svg:height="0.297cm" svg:x="8.789cm" svg:y="0.919cm" svg:viewBox="0 0 595 298" draw:points="0,0 297,298 595,0">
          <text:p/>
        </draw:polygon>
        <draw:polygon draw:style-name="gr46" draw:text-style-name="P17" draw:layer="layout" svg:width="0.297cm" svg:height="0.297cm" svg:x="7.601cm" svg:y="0.622cm" svg:viewBox="0 0 298 298" draw:points="298,0 0,0 0,298">
          <text:p/>
        </draw:polygon>
        <draw:polygon draw:style-name="gr46" draw:text-style-name="P17" draw:layer="layout" svg:width="0.297cm" svg:height="0.297cm" svg:x="8.789cm" svg:y="0.919cm" svg:viewBox="0 0 298 298" draw:points="0,298 298,298 0,0">
          <text:p/>
        </draw:polygon>
        <draw:polygon draw:style-name="gr46" draw:text-style-name="P17" draw:layer="layout" svg:width="0.149cm" svg:height="0.297cm" svg:x="7.452cm" svg:y="0.622cm" svg:viewBox="0 0 150 298" draw:points="150,0 0,150 150,298">
          <text:p/>
        </draw:polygon>
        <draw:polygon draw:style-name="gr46" draw:text-style-name="P17" draw:layer="layout" svg:width="0.149cm" svg:height="0.297cm" svg:x="8.046cm" svg:y="0.622cm" svg:viewBox="0 0 150 298" draw:points="150,0 0,150 150,298">
          <text:p/>
        </draw:polygon>
        <draw:polygon draw:style-name="gr46" draw:text-style-name="P17" draw:layer="layout" svg:width="0.297cm" svg:height="0.297cm" svg:x="8.195cm" svg:y="0.622cm" svg:viewBox="0 0 298 298" draw:points="298,0 0,0 0,298">
          <text:p/>
        </draw:polygon>
        <draw:polygon draw:style-name="gr46" draw:text-style-name="P17" draw:layer="layout" svg:width="0.297cm" svg:height="0.148cm" svg:x="8.492cm" svg:y="1.068cm" svg:viewBox="0 0 298 149" draw:points="298,149 148,0 0,149">
          <text:p/>
        </draw:polygon>
        <draw:polygon draw:style-name="gr46" draw:text-style-name="P17" draw:layer="layout" svg:width="0.06cm" svg:height="0.06cm" svg:x="8.492cm" svg:y="1.216cm" svg:viewBox="0 0 61 61" draw:points="61,61 0,0 0,47">
          <text:p/>
        </draw:polygon>
        <draw:polygon draw:style-name="gr47" draw:text-style-name="P17" draw:layer="layout" svg:width="0.03cm" svg:height="0.054cm" svg:x="6.68cm" svg:y="0.325cm" svg:viewBox="0 0 31 55" draw:points="31,55 31,0 0,31">
          <text:p/>
        </draw:polygon>
        <draw:polygon draw:style-name="gr48" draw:text-style-name="P2" draw:layer="layout" svg:width="0.03cm" svg:height="0.054cm" svg:x="6.68cm" svg:y="0.325cm" svg:viewBox="0 0 31 55" draw:points="31,55 31,0 0,31">
          <text:p/>
        </draw:polygon>
        <draw:polygon draw:style-name="gr46" draw:text-style-name="P17" draw:layer="layout" svg:width="0.109cm" svg:height="0.155cm" svg:x="7.789cm" svg:y="0.919cm" svg:viewBox="0 0 110 156" draw:points="110,156 110,0 0,110">
          <text:p/>
        </draw:polygon>
        <draw:polygon draw:style-name="gr46" draw:text-style-name="P17" draw:layer="layout" svg:width="0.168cm" svg:height="0.038cm" svg:x="8.324cm" svg:y="1.216cm" svg:viewBox="0 0 169 39" draw:points="131,39 169,0 0,0">
          <text:p/>
        </draw:polygon>
        <draw:polygon draw:style-name="gr46" draw:text-style-name="P17" draw:layer="layout" svg:width="0.297cm" svg:height="0.091cm" svg:x="8.492cm" svg:y="1.216cm" svg:viewBox="0 0 298 92" draw:points="207,92 298,0 0,0 60,60">
          <text:p/>
        </draw:polygon>
        <draw:polygon draw:style-name="gr46" draw:text-style-name="P17" draw:layer="layout" svg:width="0.297cm" svg:height="0.109cm" svg:x="7.601cm" svg:y="0.919cm" svg:viewBox="0 0 298 110" draw:points="188,110 298,0 0,0 41,42">
          <text:p/>
        </draw:polygon>
        <draw:polygon draw:style-name="gr46" draw:text-style-name="P17" draw:layer="layout" svg:width="0.148cm" svg:height="0.21cm" svg:x="7.304cm" svg:y="0.622cm" svg:viewBox="0 0 149 211" draw:points="88,211 149,150 0,0 0,162">
          <text:p/>
        </draw:polygon>
        <draw:polygon draw:style-name="gr47" draw:text-style-name="P17" draw:layer="layout" svg:width="0.148cm" svg:height="0.282cm" svg:x="7.007cm" svg:y="0.325cm" svg:viewBox="0 0 149 283" draw:points="15,283 149,150 0,0 0,272">
          <text:p/>
        </draw:polygon>
        <draw:polygon draw:style-name="gr48" draw:text-style-name="P2" draw:layer="layout" svg:width="0.148cm" svg:height="0.282cm" svg:x="7.007cm" svg:y="0.325cm" svg:viewBox="0 0 149 283" draw:points="15,283 149,150 0,0 0,272">
          <text:p/>
        </draw:polygon>
        <draw:polygon draw:style-name="gr46" draw:text-style-name="P17" draw:layer="layout" svg:width="0.149cm" svg:height="0.261cm" svg:x="8.046cm" svg:y="0.919cm" svg:viewBox="0 0 150 262" draw:points="150,262 150,0 0,149 95,243">
          <text:p/>
        </draw:polygon>
        <draw:polygon draw:style-name="gr46" draw:text-style-name="P17" draw:layer="layout" svg:width="0.148cm" svg:height="0.194cm" svg:x="7.898cm" svg:y="0.919cm" svg:viewBox="0 0 149 195" draw:points="104,195 149,150 0,0 0,156">
          <text:p/>
        </draw:polygon>
        <draw:polygon draw:style-name="gr47" draw:text-style-name="P17" draw:layer="layout" svg:width="0.148cm" svg:height="0.149cm" svg:x="6.71cm" svg:y="0.325cm" svg:viewBox="0 0 149 150" draw:points="126,150 149,150 0,0 0,55">
          <text:p/>
        </draw:polygon>
        <draw:polygon draw:style-name="gr48" draw:text-style-name="P2" draw:layer="layout" svg:width="0.148cm" svg:height="0.149cm" svg:x="6.71cm" svg:y="0.325cm" svg:viewBox="0 0 149 150" draw:points="126,150 149,150 0,0 0,55">
          <text:p/>
        </draw:polygon>
        <draw:polygon draw:style-name="gr46" draw:text-style-name="P17" draw:layer="layout" svg:width="0.149cm" svg:height="0.155cm" svg:x="9.086cm" svg:y="1.216cm" svg:viewBox="0 0 150 156" draw:points="144,156 150,150 0,0 0,146">
          <text:p/>
        </draw:polygon>
        <draw:polygon draw:style-name="gr46" draw:text-style-name="P17" draw:layer="layout" svg:width="0.21cm" svg:height="0.148cm" svg:x="7.391cm" svg:y="0.771cm" svg:viewBox="0 0 211 149" draw:points="168,149 211,149 62,0 0,62">
          <text:p/>
        </draw:polygon>
        <draw:polygon draw:style-name="gr46" draw:text-style-name="P17" draw:layer="layout" svg:width="0.133cm" svg:height="0.148cm" svg:x="7.022cm" svg:y="0.474cm" svg:viewBox="0 0 134 149" draw:points="24,149 134,149 134,0 0,134">
          <text:p/>
        </draw:polygon>
        <draw:polygon draw:style-name="gr46" draw:text-style-name="P17" draw:layer="layout" svg:width="0.297cm" svg:height="0.131cm" svg:x="8.789cm" svg:y="1.216cm" svg:viewBox="0 0 298 132" draw:points="167,132 298,0 0,0 125,126">
          <text:p/>
        </draw:polygon>
        <draw:polygon draw:style-name="gr47" draw:text-style-name="P17" draw:layer="layout" svg:width="0.148cm" svg:height="0.011cm" svg:x="9.235cm" svg:y="1.365cm" svg:viewBox="0 0 149 12" draw:points="149,12 149,0 0,0 6,7">
          <text:p/>
        </draw:polygon>
        <draw:polygon draw:style-name="gr48" draw:text-style-name="P2" draw:layer="layout" svg:width="0.148cm" svg:height="0.011cm" svg:x="9.235cm" svg:y="1.365cm" svg:viewBox="0 0 149 12" draw:points="149,12 149,0 0,0 6,7">
          <text:p/>
        </draw:polygon>
        <draw:polygon draw:style-name="gr46" draw:text-style-name="P17" draw:layer="layout" svg:width="0.149cm" svg:height="0.101cm" svg:x="7.155cm" svg:y="0.622cm" svg:viewBox="0 0 150 102" draw:points="49,102 150,0 0,0 0,72">
          <text:p/>
        </draw:polygon>
        <draw:polygon draw:style-name="gr46" draw:text-style-name="P17" draw:layer="layout" svg:width="0.297cm" svg:height="0.297cm" svg:x="8.195cm" svg:y="0.919cm" svg:viewBox="0 0 298 298" draw:points="129,298 298,298 0,0 0,262">
          <text:p/>
        </draw:polygon>
        <draw:polygon draw:style-name="gr47" draw:text-style-name="P17" draw:layer="layout" svg:width="0.149cm" svg:height="0.271cm" svg:x="6.858cm" svg:y="0.325cm" svg:viewBox="0 0 150 272" draw:points="150,272 150,0 0,150 61,210">
          <text:p/>
        </draw:polygon>
        <draw:polygon draw:style-name="gr48" draw:text-style-name="P2" draw:layer="layout" svg:width="0.149cm" svg:height="0.271cm" svg:x="6.858cm" svg:y="0.325cm" svg:viewBox="0 0 150 272" draw:points="150,272 150,0 0,150 61,210">
          <text:p/>
        </draw:polygon>
        <draw:polyline draw:style-name="gr49" draw:text-style-name="P2" draw:layer="layout" svg:width="2.739cm" svg:height="1.051cm" svg:x="6.644cm" svg:y="0.325cm" svg:viewBox="0 0 2740 1052" draw:points="2740,1052 2598,1047 2586,1047 2443,1037 2313,1023 2271,1017 2146,999 2056,983 1909,952 1849,939 1812,930 1681,892 1552,856 1497,838 1358,789 1255,750 1146,704 999,637 958,618 943,610 915,595 748,508 661,459 560,399 512,369 403,298 379,283 364,272 275,210 205,159 191,149 66,54 36,30 0,0">
          <text:p/>
        </draw:polyline>
        <draw:polyline draw:style-name="gr49" draw:text-style-name="P2" draw:layer="layout" svg:width="3.578cm" svg:height="1.772cm" svg:x="5.805cm" svg:y="0.325cm" svg:viewBox="0 0 3579 1773" draw:points="3579,1773 3568,1773 3306,1760 3282,1758 3254,1755 3038,1730 2984,1723 2910,1710 2784,1686 2687,1666 2543,1631 2531,1628 2390,1588 2313,1564 2095,1488 2093,1488 2090,1487 1944,1429 1881,1401 1796,1364 1678,1307 1551,1242 1499,1215 1483,1206 1454,1189 1350,1130 1295,1096 1205,1041 1202,1039 1113,981 1053,940 986,892 938,859 905,834 769,731 622,610 607,598 606,597 604,595 459,466 448,456 437,446 310,326 296,312 282,297 162,176 149,162 13,15 6,7 0,0">
          <text:p/>
        </draw:polyline>
        <draw:polyline draw:style-name="gr49" draw:text-style-name="P2" draw:layer="layout" svg:width="4.258cm" svg:height="2.493cm" svg:x="5.125cm" svg:y="0.325cm" svg:viewBox="0 0 4259 2494" draw:points="0,0 41,58 99,138 107,149 167,229 220,297 248,334 298,396 338,446 396,517 432,559 463,594 545,688 571,717 596,743 693,848 715,870 736,891 842,999 863,1019 886,1041 990,1139 1017,1163 1047,1189 1139,1270 1176,1301 1221,1338 1288,1393 1341,1434 1410,1487 1437,1507 1511,1561 1586,1614 1617,1635 1687,1682 1734,1713 1847,1784 1869,1797 1883,1805 1934,1835 2058,1905 2180,1970 2254,2007 2328,2043 2412,2081 2457,2101 2477,2110 2525,2129 2668,2187 2774,2226 2888,2264 2988,2295 3071,2320 3116,2332 3219,2359 3300,2378 3355,2390 3368,2393 3387,2397 3606,2437 3665,2446 3744,2456 3869,2471 3962,2480 4071,2487 4147,2490 4259,2494">
          <text:p/>
        </draw:polyline>
        <draw:polyline draw:style-name="gr49" draw:text-style-name="P2" draw:layer="layout" svg:width="4.845cm" svg:height="3.214cm" svg:x="4.538cm" svg:y="0.325cm" svg:viewBox="0 0 4846 3215" draw:points="0,0 34,59 87,149 92,157 145,244 179,297 241,396 260,426 341,546 373,594 379,604 389,618 478,743 503,778 538,826 587,891 630,948 686,1020 702,1040 761,1113 824,1188 835,1202 897,1274 952,1338 983,1373 1038,1432 1089,1487 1132,1532 1183,1584 1234,1635 1280,1681 1333,1731 1389,1784 1429,1821 1488,1873 1555,1932 1577,1951 1648,2010 1726,2073 1735,2081 1814,2141 1874,2187 1932,2229 1985,2267 2023,2294 2148,2378 2162,2387 2172,2393 2213,2419 2345,2501 2389,2526 2469,2572 2535,2608 2617,2652 2664,2675 2733,2709 2767,2725 2859,2768 2936,2802 2987,2823 3064,2855 3148,2888 3348,2960 3361,2964 3367,2966 3386,2972 3509,3010 3595,3034 3658,3052 3764,3078 3833,3094 3955,3120 4081,3143 4135,3152 4252,3170 4340,3181 4474,3194 4549,3201 4613,3205 4698,3210 4754,3212 4791,3213 4846,3215">
          <text:p/>
        </draw:polyline>
        <draw:polyline draw:style-name="gr49" draw:text-style-name="P2" draw:layer="layout" svg:width="5.369cm" svg:height="3.934cm" svg:x="4.014cm" svg:y="0.325cm" svg:viewBox="0 0 5370 3935" draw:points="0,0 7,15 22,46 73,149 105,214 148,297 170,341 207,409 295,571 308,594 312,601 319,614 394,743 421,790 468,868 482,891 533,974 575,1040 616,1104 650,1155 672,1188 765,1324 770,1332 797,1370 881,1486 894,1504 913,1530 993,1634 1023,1674 1062,1723 1111,1784 1156,1838 1210,1902 1236,1932 1293,1998 1359,2071 1368,2081 1435,2153 1507,2228 1509,2229 1582,2303 1656,2375 1658,2378 1734,2448 1804,2513 1819,2526 1890,2589 1953,2642 1992,2675 2052,2724 2101,2763 2180,2823 2219,2854 2250,2876 2384,2972 2392,2978 2398,2982 2429,3002 2571,3096 2696,3173 2756,3208 2844,3259 2863,3269 2947,3314 2993,3338 3131,3407 3145,3414 3152,3417 3290,3481 3349,3506 3438,3544 3496,3566 3561,3591 3587,3601 3641,3621 3781,3669 3884,3702 4009,3738 4074,3756 4182,3784 4246,3798 4459,3843 4479,3847 4492,3849 4573,3863 4627,3872 4749,3890 4776,3893 4810,3897 4924,3910 5018,3918 5073,3923 5136,3926 5300,3933 5370,3935">
          <text:p/>
        </draw:polyline>
        <draw:polyline draw:style-name="gr49" draw:text-style-name="P2" draw:layer="layout" svg:width="5.845cm" svg:height="4.655cm" svg:x="3.538cm" svg:y="0.325cm" svg:viewBox="0 0 5846 4656" draw:points="5846,4656 5745,4653 5654,4650 5549,4644 5429,4635 5376,4630 5252,4617 5166,4606 5110,4598 5093,4596 4954,4574 4855,4556 4730,4531 4657,4515 4610,4504 4508,4480 4424,4457 4373,4444 4360,4440 4335,4432 4145,4374 4063,4347 3955,4309 3925,4298 3890,4284 3766,4236 3712,4214 3617,4173 3589,4160 3506,4122 3469,4105 3359,4051 3307,4025 3172,3953 3114,3920 3023,3868 3015,3863 2928,3810 2874,3777 2779,3715 2747,3694 2609,3597 2577,3575 2572,3571 2565,3566 2429,3464 2403,3444 2370,3417 2280,3345 2239,3310 2191,3269 2132,3218 2080,3172 2024,3120 1983,3083 1927,3029 1869,2972 1835,2938 1778,2880 1724,2823 1686,2784 1634,2727 1588,2675 1538,2619 1495,2569 1459,2526 1389,2442 1360,2406 1338,2378 1241,2253 1230,2240 1173,2162 1113,2081 1104,2068 1092,2051 1010,1931 983,1892 944,1833 911,1783 865,1712 852,1691 816,1634 808,1621 795,1600 752,1529 726,1486 646,1350 642,1342 639,1337 630,1321 557,1188 536,1151 498,1080 477,1040 433,956 401,891 349,788 335,758 308,702 257,594 239,556 201,472 189,446 147,351 125,297 67,163 58,143 52,130 0,0">
          <text:p/>
        </draw:polyline>
        <draw:polyline draw:style-name="gr49" draw:text-style-name="P2" draw:layer="layout" svg:width="6.284cm" svg:height="5.376cm" svg:x="3.099cm" svg:y="0.325cm" svg:viewBox="0 0 6285 5377" draw:points="0,0 12,34 47,133 52,149 90,254 106,297 140,391 169,472 195,540 217,594 252,686 331,878 336,891 338,897 344,910 400,1040 427,1105 465,1188 492,1249 520,1309 571,1416 605,1486 616,1510 641,1560 665,1610 678,1634 716,1708 717,1710 755,1783 789,1847 819,1902 895,2037 919,2080 926,2092 938,2113 1007,2228 1037,2278 1086,2358 1098,2378 1152,2461 1195,2526 1235,2587 1271,2639 1296,2675 1394,2813 1456,2895 1513,2972 1521,2983 1532,2997 1631,3120 1653,3148 1681,3181 1756,3269 1790,3308 1829,3353 1888,3417 1931,3464 1978,3514 2028,3566 2077,3616 2126,3665 2178,3715 2227,3762 2275,3806 2339,3863 2383,3903 2423,3938 2511,4011 2544,4039 2572,4061 2698,4160 2711,4170 2720,4177 2783,4223 2882,4295 3017,4387 3060,4415 3126,4457 3166,4483 3243,4529 3314,4571 3375,4606 3431,4637 3565,4707 3612,4732 3626,4739 3657,4754 3760,4804 3828,4835 3909,4871 3983,4903 4035,4925 4107,4953 4206,4991 4250,5007 4354,5044 4375,5051 4471,5083 4503,5093 4562,5111 4700,5151 4800,5178 4936,5212 4967,5219 5097,5247 5182,5264 5337,5291 5394,5301 5435,5307 5682,5339 5691,5340 5698,5341 5774,5348 5839,5355 5972,5364 5988,5365 6006,5366 6258,5376 6285,5377">
          <text:p/>
        </draw:polyline>
        <draw:polyline draw:style-name="gr49" draw:text-style-name="P2" draw:layer="layout" svg:width="6.691cm" svg:height="6.096cm" svg:x="2.692cm" svg:y="0.325cm" svg:viewBox="0 0 6692 6097" draw:points="6692,6097 6686,6097 6546,6094 6544,6094 6541,6094 6395,6087 6260,6078 6231,6076 6098,6064 5989,6052 5899,6041 5801,6028 5727,6017 5548,5987 5504,5979 5473,5973 5331,5943 5228,5921 5207,5916 5172,5907 4991,5861 4910,5839 4762,5795 4761,5795 4613,5746 4538,5720 4464,5694 4336,5645 4321,5640 4316,5638 4303,5632 4111,5553 4019,5512 3908,5459 3757,5384 3721,5366 3710,5360 3689,5348 3573,5285 3518,5254 3425,5200 3424,5199 3333,5143 3276,5107 3191,5051 3152,5026 3127,5009 2983,4907 2978,4903 2977,4903 2830,4792 2809,4776 2782,4754 2682,4673 2645,4642 2603,4606 2533,4545 2487,4504 2436,4457 2385,4409 2333,4360 2281,4309 2236,4264 2185,4211 2136,4160 2088,4109 2041,4058 2000,4011 1939,3942 1903,3899 1872,3863 1791,3764 1769,3736 1752,3715 1642,3572 1639,3569 1637,3566 1625,3549 1514,3397 1493,3367 1427,3269 1394,3220 1345,3146 1329,3120 1277,3039 1236,2972 1196,2907 1165,2854 1083,2709 1063,2674 1057,2664 1048,2647 982,2525 953,2471 904,2377 899,2367 853,2275 766,2095 759,2080 756,2074 751,2063 691,1931 663,1870 624,1783 601,1730 573,1663 534,1567 501,1486 486,1452 453,1366 442,1337 404,1237 386,1188 348,1083 331,1040 324,1020 304,964 279,891 247,800 229,743 192,631 180,594 174,576 156,520 133,446 103,350 87,297 59,201 35,121 7,24 0,0">
          <text:p/>
        </draw:polyline>
        <draw:polyline draw:style-name="gr49" draw:text-style-name="P2" draw:layer="layout" svg:width="7.069cm" svg:height="6.817cm" svg:x="2.314cm" svg:y="0.325cm" svg:viewBox="0 0 7070 6818" draw:points="7070,6818 7054,6817 6922,6814 6797,6809 6773,6808 6746,6807 6519,6791 6476,6787 6424,6782 6249,6763 6179,6755 6087,6742 5988,6728 5882,6711 5740,6685 5734,6684 5733,6684 5732,6684 5585,6654 5488,6633 5351,6600 5288,6585 5250,6575 5139,6545 5110,6537 5018,6510 4991,6502 4940,6485 4792,6438 4694,6404 4650,6388 4573,6360 4481,6324 4397,6291 4360,6276 4275,6239 4248,6228 4154,6185 4099,6160 3953,6089 3945,6085 3802,6011 3758,5987 3679,5943 3654,5928 3569,5879 3505,5841 3431,5794 3385,5765 3212,5649 3208,5647 3208,5646 3207,5645 3060,5540 3035,5521 2911,5426 2868,5391 2816,5348 2763,5304 2706,5256 2643,5200 2614,5174 2550,5115 2482,5051 2466,5035 2399,4970 2333,4903 2317,4887 2252,4819 2193,4754 2169,4728 2111,4663 2062,4606 2020,4557 1975,4502 1938,4457 1871,4374 1843,4337 1822,4309 1723,4177 1716,4167 1711,4160 1684,4121 1594,3992 1509,3863 1476,3813 1426,3734 1414,3715 1362,3630 1325,3566 1277,3485 1253,3442 1193,3334 1157,3269 1147,3250 1128,3215 1079,3120 1045,3053 1005,2971 979,2919 948,2853 896,2739 866,2674 855,2650 831,2595 801,2525 765,2442 738,2377 682,2240 679,2232 675,2221 620,2080 596,2017 564,1931 534,1847 517,1800 511,1783 499,1748 440,1579 412,1486 367,1355 352,1304 316,1188 297,1128 286,1090 272,1040 264,1013 237,920 230,898 229,891 226,880 166,665 147,594 116,474 104,430 73,297 45,192 19,80 0,0">
          <text:p/>
        </draw:polyline>
        <draw:polyline draw:style-name="gr49" draw:text-style-name="P2" draw:layer="layout" svg:width="7.423cm" svg:height="7.537cm" svg:x="1.96cm" svg:y="0.325cm" svg:viewBox="0 0 7424 7538" draw:points="7424,7538 7316,7536 7233,7534 7127,7530 7031,7524 6919,7517 6830,7511 6754,7504 6593,7488 6533,7482 6485,7476 6384,7463 6253,7445 6236,7443 6223,7440 6144,7428 6087,7419 5969,7398 5939,7392 5894,7383 5721,7348 5642,7331 5514,7300 5480,7292 5345,7257 5246,7230 5104,7187 5048,7171 5017,7161 4925,7131 4899,7122 4795,7086 4751,7070 4653,7033 4579,7005 4522,6982 4453,6955 4368,6919 4305,6891 4180,6834 4164,6826 4156,6823 4134,6812 3965,6728 3884,6685 3859,6672 3772,6624 3711,6589 3622,6537 3584,6514 3562,6501 3463,6438 3403,6399 3386,6388 3265,6306 3226,6279 3173,6239 3117,6198 3055,6152 2977,6091 2968,6084 2890,6021 2820,5962 2798,5943 2730,5884 2671,5831 2631,5794 2575,5741 2523,5691 2477,5645 2425,5594 2374,5541 2333,5497 2281,5441 2225,5379 2198,5348 2142,5284 2077,5206 2072,5200 2007,5121 1953,5051 1928,5020 1878,4953 1841,4903 1780,4818 1753,4781 1735,4754 1642,4618 1633,4603 1630,4600 1540,4457 1517,4422 1482,4363 1450,4309 1406,4235 1364,4160 1333,4105 1300,4045 1228,3906 1205,3863 1198,3850 1185,3823 1131,3715 1100,3651 1061,3566 1036,3513 1006,3447 961,3341 929,3268 916,3239 888,3170 867,3119 830,3028 808,2971 759,2842 748,2814 698,2674 669,2596 596,2382 594,2377 593,2374 591,2366 521,2149 501,2080 461,1950 452,1921 442,1888 412,1783 386,1690 345,1537 331,1486 323,1456 294,1343 292,1337 263,1220 255,1188 244,1139 205,980 186,891 153,751 150,738 145,716 119,594 97,493 74,375 59,297 47,247 28,149 1,4 0,0">
          <text:p/>
        </draw:polyline>
        <draw:polyline draw:style-name="gr49" draw:text-style-name="P2" draw:layer="layout" svg:width="7.753cm" svg:height="8.258cm" svg:x="1.63cm" svg:y="0.325cm" svg:viewBox="0 0 7754 8259" draw:points="7754,8259 7740,8259 7693,8258 7680,8258 7667,8258 7617,8256 7606,8256 7595,8256 7541,8254 7531,8254 7523,8253 7463,8251 7457,8251 7451,8251 7386,8248 7383,8248 7380,8247 7328,8245 7308,8244 7239,8240 7228,8239 7160,8234 7101,8230 7068,8227 7011,8223 6964,8218 6863,8209 6739,8195 6695,8190 6566,8174 6539,8170 6432,8156 6397,8150 6269,8130 6176,8115 6039,8089 5972,8077 5926,8067 5823,8046 5717,8022 5683,8014 5675,8012 5662,8009 5445,7955 5378,7937 5259,7903 5213,7890 5081,7849 4986,7819 4820,7762 4783,7749 4766,7743 4719,7725 4635,7693 4551,7660 4486,7634 4351,7576 4342,7572 4327,7566 4189,7503 4138,7479 4041,7431 4034,7428 3940,7380 3892,7354 3748,7275 3727,7263 3595,7185 3561,7165 3508,7131 3447,7092 3380,7049 3298,6993 3283,6982 3205,6927 3150,6887 3079,6834 3035,6800 3001,6774 2892,6685 2870,6668 2853,6653 2719,6537 2711,6529 2704,6523 2560,6388 2558,6386 2555,6384 2412,6239 2407,6234 2274,6091 2267,6083 2258,6073 2145,5943 2128,5923 2109,5900 2024,5794 1996,5759 1960,5712 1911,5645 1868,5589 1812,5509 1804,5497 1746,5414 1703,5348 1663,5288 1629,5234 1523,5059 1518,5051 1517,5049 1515,5046 1433,4903 1409,4860 1366,4781 1352,4754 1306,4666 1276,4606 1218,4489 1207,4468 1202,4457 1190,4429 1113,4265 1069,4166 1067,4160 1023,4058 960,3902 944,3863 937,3847 921,3806 886,3714 855,3631 831,3565 781,3426 778,3416 776,3412 772,3400 728,3268 702,3190 637,2985 633,2971 631,2964 624,2940 589,2822 563,2734 546,2674 517,2567 498,2502 475,2414 465,2377 437,2266 413,2166 392,2080 379,2027 356,1931 326,1801 323,1786 322,1783 321,1777 270,1542 260,1486 242,1401 220,1295 200,1188 178,1076 172,1046 170,1032 146,891 127,794 118,743 107,672 93,594 84,540 76,492 68,446 63,412 61,404 56,372 53,348 48,315 45,297 43,284 34,227 33,223 29,199 23,155 22,149 21,140 4,26 0,0">
          <text:p/>
        </draw:polyline>
        <draw:polyline draw:style-name="gr49" draw:text-style-name="P2" draw:layer="layout" svg:width="4.459cm" svg:height="8.318cm" svg:x="1.323cm" svg:y="0.325cm" svg:viewBox="0 0 4460 8319" draw:points="0,0 4,36 4,39 8,74 11,103 13,122 16,149 18,170 22,206 24,223 26,236 32,290 33,297 34,303 39,353 51,446 52,458 65,568 69,594 74,629 99,832 109,891 119,971 128,1040 135,1093 149,1188 167,1316 172,1353 195,1486 212,1610 222,1669 241,1783 254,1865 284,2027 293,2080 299,2117 320,2228 336,2316 346,2367 348,2377 352,2392 378,2525 396,2614 410,2674 430,2768 442,2822 449,2858 475,2971 485,3014 505,3099 519,3153 548,3268 564,3337 622,3553 625,3565 627,3572 633,3597 667,3714 692,3803 711,3863 745,3974 762,4032 782,4094 804,4160 835,4256 894,4420 906,4457 914,4475 932,4524 962,4606 995,4691 1020,4754 1080,4901 1081,4902 1082,4904 1145,5051 1171,5109 1213,5200 1218,5211 1229,5234 1265,5312 1284,5348 1341,5460 1365,5509 1377,5532 1438,5645 1469,5702 1522,5794 1526,5800 1578,5890 1611,5943 1674,6043 1693,6072 1772,6188 1806,6239 1813,6250 1823,6264 1913,6388 1938,6422 1971,6466 2027,6537 2068,6589 2120,6651 2204,6750 2268,6821 2280,6834 2345,6905 2417,6979 2420,6982 2492,7055 2565,7125 2572,7131 2645,7199 2714,7260 2804,7338 2862,7386 2914,7428 2968,7471 3011,7504 3138,7598 3278,7695 3308,7716 3314,7719 3322,7725 3457,7811 3495,7835 3559,7873 3605,7901 3682,7945 3754,7985 3822,8022 3874,8050 3902,8064 3985,8105 4073,8149 4120,8170 4199,8208 4276,8242 4348,8273 4460,8319">
          <text:p/>
        </draw:polyline>
        <draw:polyline draw:style-name="gr49" draw:text-style-name="P2" draw:layer="layout" svg:width="3.021cm" svg:height="7.963cm" svg:x="1.065cm" svg:y="0.68cm" svg:viewBox="0 0 3022 7964" draw:points="3022,7964 2992,7944 2972,7929 2834,7826 2822,7817 2675,7700 2657,7685 2636,7667 2526,7572 2498,7547 2378,7433 2346,7402 2314,7370 2229,7283 2199,7252 2172,7221 2081,7120 2059,7095 2040,7073 1932,6942 1924,6932 1873,6865 1805,6776 1795,6764 1784,6747 1699,6627 1673,6590 1635,6533 1600,6479 1556,6410 1508,6330 1487,6295 1444,6224 1421,6182 1341,6036 1339,6032 1338,6031 1263,5884 1238,5836 1191,5736 1190,5733 1143,5634 1123,5588 1073,5471 1054,5426 1000,5290 968,5215 941,5142 892,5009 888,4998 887,4993 884,4985 836,4845 812,4777 787,4696 744,4560 741,4551 739,4543 697,4399 674,4321 622,4129 615,4102 610,4087 595,4028 577,3954 551,3850 541,3805 525,3735 495,3608 475,3508 442,3364 440,3354 392,3115 370,2985 357,2913 346,2864 306,2624 304,2616 303,2610 297,2574 280,2467 263,2354 258,2319 252,2273 225,2094 215,2022 203,1927 195,1873 189,1833 175,1725 158,1585 156,1569 149,1512 139,1428 125,1303 119,1250 106,1131 95,1035 84,918 75,833 68,766 52,588 47,536 43,494 23,262 20,239 18,221 8,99 8,91 7,84 2,18 2,17 0,0">
          <text:p/>
        </draw:polyline>
        <draw:polyline draw:style-name="gr49" draw:text-style-name="P2" draw:layer="layout" svg:width="1.714cm" svg:height="4.583cm" svg:x="1.065cm" svg:y="4.06cm" svg:viewBox="0 0 1715 4584" draw:points="0,0 15,112 18,127 21,148 53,371 62,424 74,498 94,628 110,721 134,855 138,881 149,939 164,1018 185,1130 206,1224 224,1315 236,1376 256,1464 289,1604 291,1612 292,1618 297,1641 327,1761 351,1856 367,1909 392,2005 415,2089 446,2195 449,2207 483,2318 521,2430 544,2503 556,2542 594,2648 596,2652 635,2760 651,2801 689,2896 719,2974 743,3031 772,3099 808,3182 839,3247 855,3283 891,3358 904,3383 910,3396 931,3436 1005,3579 1040,3642 1069,3693 1112,3769 1157,3841 1189,3892 1226,3952 1252,3990 1337,4115 1347,4129 1404,4205 1464,4287 1473,4299 1486,4314 1585,4435 1608,4463 1635,4494 1715,4584">
          <text:p/>
        </draw:polyline>
        <draw:polyline draw:style-name="gr49" draw:text-style-name="P2" draw:layer="layout" svg:width="0.603cm" svg:height="1.6cm" svg:x="1.065cm" svg:y="7.043cm" svg:viewBox="0 0 604 1601" draw:points="604,1601 601,1596 595,1586 525,1452 498,1402 451,1304 447,1295 402,1200 383,1155 357,1096 336,1046 320,1007 313,991 297,950 272,884 262,858 231,776 209,710 164,577 156,554 149,530 113,413 86,327 41,156 29,115 23,92 0,0">
          <text:p/>
        </draw:polyline>
        <draw:line draw:style-name="gr50" draw:text-style-name="P2" draw:layer="layout" svg:x1="4.531cm" svg:y1="8.643cm" svg:x2="4.531cm" svg:y2="0.325cm">
          <text:p/>
        </draw:line>
        <draw:line draw:style-name="gr51" draw:text-style-name="P2" draw:layer="layout" svg:x1="9.383cm" svg:y1="8.643cm" svg:x2="1.065cm" svg:y2="8.643cm">
          <text:p/>
        </draw:line>
        <draw:line draw:style-name="gr51" draw:text-style-name="P2" draw:layer="layout" svg:x1="1.065cm" svg:y1="8.643cm" svg:x2="1.065cm" svg:y2="0.325cm">
          <text:p/>
        </draw:line>
        <draw:line draw:style-name="gr51" draw:text-style-name="P2" draw:layer="layout" svg:x1="1.065cm" svg:y1="0.325cm" svg:x2="9.383cm" svg:y2="0.325cm">
          <text:p/>
        </draw:line>
        <draw:line draw:style-name="gr51" draw:text-style-name="P2" draw:layer="layout" svg:x1="9.383cm" svg:y1="0.325cm" svg:x2="9.383cm" svg:y2="8.643cm">
          <text:p/>
        </draw:line>
        <draw:line draw:style-name="gr52" draw:text-style-name="P2" draw:layer="layout" svg:x1="1.065cm" svg:y1="8.643cm" svg:x2="1.065cm" svg:y2="8.518cm">
          <text:p/>
        </draw:line>
        <draw:line draw:style-name="gr52" draw:text-style-name="P2" draw:layer="layout" svg:x1="1.343cm" svg:y1="8.643cm" svg:x2="1.343cm" svg:y2="8.568cm">
          <text:p/>
        </draw:line>
        <draw:line draw:style-name="gr52" draw:text-style-name="P2" draw:layer="layout" svg:x1="1.62cm" svg:y1="8.643cm" svg:x2="1.62cm" svg:y2="8.568cm">
          <text:p/>
        </draw:line>
        <draw:line draw:style-name="gr52" draw:text-style-name="P2" draw:layer="layout" svg:x1="1.897cm" svg:y1="8.643cm" svg:x2="1.897cm" svg:y2="8.568cm">
          <text:p/>
        </draw:line>
        <draw:line draw:style-name="gr52" draw:text-style-name="P2" draw:layer="layout" svg:x1="2.174cm" svg:y1="8.643cm" svg:x2="2.174cm" svg:y2="8.568cm">
          <text:p/>
        </draw:line>
        <draw:line draw:style-name="gr52" draw:text-style-name="P2" draw:layer="layout" svg:x1="2.452cm" svg:y1="8.643cm" svg:x2="2.452cm" svg:y2="8.518cm">
          <text:p/>
        </draw:line>
        <draw:frame draw:style-name="gr53" draw:text-style-name="P19" draw:layer="layout" svg:width="0.482cm" svg:height="0.539cm" svg:x="1.032cm" svg:y="8.72cm">
          <draw:text-box>
            <text:p text:style-name="P18"><text:span text:style-name="T1">0</text:span></text:p>
          </draw:text-box>
        </draw:frame>
        <draw:line draw:style-name="gr52" draw:text-style-name="P2" draw:layer="layout" svg:x1="2.729cm" svg:y1="8.643cm" svg:x2="2.729cm" svg:y2="8.568cm">
          <text:p/>
        </draw:line>
        <draw:line draw:style-name="gr52" draw:text-style-name="P2" draw:layer="layout" svg:x1="3.006cm" svg:y1="8.643cm" svg:x2="3.006cm" svg:y2="8.568cm">
          <text:p/>
        </draw:line>
        <draw:line draw:style-name="gr52" draw:text-style-name="P2" draw:layer="layout" svg:x1="3.283cm" svg:y1="8.643cm" svg:x2="3.283cm" svg:y2="8.568cm">
          <text:p/>
        </draw:line>
        <draw:line draw:style-name="gr52" draw:text-style-name="P2" draw:layer="layout" svg:x1="3.561cm" svg:y1="8.643cm" svg:x2="3.561cm" svg:y2="8.568cm">
          <text:p/>
        </draw:line>
        <draw:line draw:style-name="gr52" draw:text-style-name="P2" draw:layer="layout" svg:x1="3.838cm" svg:y1="8.643cm" svg:x2="3.838cm" svg:y2="8.518cm">
          <text:p/>
        </draw:line>
        <draw:frame draw:style-name="gr53" draw:text-style-name="P19" draw:layer="layout" svg:width="0.535cm" svg:height="0.539cm" svg:x="2.184cm" svg:y="8.72cm">
          <draw:text-box>
            <text:p text:style-name="P18"><text:span text:style-name="T1">10</text:span></text:p>
          </draw:text-box>
        </draw:frame>
        <draw:line draw:style-name="gr52" draw:text-style-name="P2" draw:layer="layout" svg:x1="4.115cm" svg:y1="8.643cm" svg:x2="4.115cm" svg:y2="8.568cm">
          <text:p/>
        </draw:line>
        <draw:line draw:style-name="gr52" draw:text-style-name="P2" draw:layer="layout" svg:x1="4.392cm" svg:y1="8.643cm" svg:x2="4.392cm" svg:y2="8.568cm">
          <text:p/>
        </draw:line>
        <draw:line draw:style-name="gr52" draw:text-style-name="P2" draw:layer="layout" svg:x1="4.67cm" svg:y1="8.643cm" svg:x2="4.67cm" svg:y2="8.568cm">
          <text:p/>
        </draw:line>
        <draw:line draw:style-name="gr52" draw:text-style-name="P2" draw:layer="layout" svg:x1="4.947cm" svg:y1="8.643cm" svg:x2="4.947cm" svg:y2="8.568cm">
          <text:p/>
        </draw:line>
        <draw:line draw:style-name="gr52" draw:text-style-name="P2" draw:layer="layout" svg:x1="5.224cm" svg:y1="8.643cm" svg:x2="5.224cm" svg:y2="8.518cm">
          <text:p/>
        </draw:line>
        <draw:frame draw:style-name="gr53" draw:text-style-name="P19" draw:layer="layout" svg:width="0.535cm" svg:height="0.539cm" svg:x="3.57cm" svg:y="8.72cm">
          <draw:text-box>
            <text:p text:style-name="P18"><text:span text:style-name="T1">20</text:span></text:p>
          </draw:text-box>
        </draw:frame>
        <draw:line draw:style-name="gr52" draw:text-style-name="P2" draw:layer="layout" svg:x1="5.501cm" svg:y1="8.643cm" svg:x2="5.501cm" svg:y2="8.568cm">
          <text:p/>
        </draw:line>
        <draw:line draw:style-name="gr52" draw:text-style-name="P2" draw:layer="layout" svg:x1="5.779cm" svg:y1="8.643cm" svg:x2="5.779cm" svg:y2="8.568cm">
          <text:p/>
        </draw:line>
        <draw:line draw:style-name="gr52" draw:text-style-name="P2" draw:layer="layout" svg:x1="6.056cm" svg:y1="8.643cm" svg:x2="6.056cm" svg:y2="8.568cm">
          <text:p/>
        </draw:line>
        <draw:line draw:style-name="gr52" draw:text-style-name="P2" draw:layer="layout" svg:x1="6.333cm" svg:y1="8.643cm" svg:x2="6.333cm" svg:y2="8.568cm">
          <text:p/>
        </draw:line>
        <draw:line draw:style-name="gr52" draw:text-style-name="P2" draw:layer="layout" svg:x1="6.61cm" svg:y1="8.643cm" svg:x2="6.61cm" svg:y2="8.518cm">
          <text:p/>
        </draw:line>
        <draw:frame draw:style-name="gr53" draw:text-style-name="P19" draw:layer="layout" svg:width="0.535cm" svg:height="0.539cm" svg:x="4.956cm" svg:y="8.72cm">
          <draw:text-box>
            <text:p text:style-name="P18"><text:span text:style-name="T1">30</text:span></text:p>
          </draw:text-box>
        </draw:frame>
        <draw:line draw:style-name="gr52" draw:text-style-name="P2" draw:layer="layout" svg:x1="6.888cm" svg:y1="8.643cm" svg:x2="6.888cm" svg:y2="8.568cm">
          <text:p/>
        </draw:line>
        <draw:line draw:style-name="gr52" draw:text-style-name="P2" draw:layer="layout" svg:x1="7.165cm" svg:y1="8.643cm" svg:x2="7.165cm" svg:y2="8.568cm">
          <text:p/>
        </draw:line>
        <draw:line draw:style-name="gr52" draw:text-style-name="P2" draw:layer="layout" svg:x1="7.442cm" svg:y1="8.643cm" svg:x2="7.442cm" svg:y2="8.568cm">
          <text:p/>
        </draw:line>
        <draw:line draw:style-name="gr52" draw:text-style-name="P2" draw:layer="layout" svg:x1="7.72cm" svg:y1="8.643cm" svg:x2="7.72cm" svg:y2="8.568cm">
          <text:p/>
        </draw:line>
        <draw:line draw:style-name="gr52" draw:text-style-name="P2" draw:layer="layout" svg:x1="7.997cm" svg:y1="8.643cm" svg:x2="7.997cm" svg:y2="8.518cm">
          <text:p/>
        </draw:line>
        <draw:frame draw:style-name="gr53" draw:text-style-name="P19" draw:layer="layout" svg:width="0.535cm" svg:height="0.539cm" svg:x="6.343cm" svg:y="8.72cm">
          <draw:text-box>
            <text:p text:style-name="P18"><text:span text:style-name="T1">40</text:span></text:p>
          </draw:text-box>
        </draw:frame>
        <draw:line draw:style-name="gr52" draw:text-style-name="P2" draw:layer="layout" svg:x1="8.274cm" svg:y1="8.643cm" svg:x2="8.274cm" svg:y2="8.568cm">
          <text:p/>
        </draw:line>
        <draw:line draw:style-name="gr52" draw:text-style-name="P2" draw:layer="layout" svg:x1="8.551cm" svg:y1="8.643cm" svg:x2="8.551cm" svg:y2="8.568cm">
          <text:p/>
        </draw:line>
        <draw:line draw:style-name="gr52" draw:text-style-name="P2" draw:layer="layout" svg:x1="8.829cm" svg:y1="8.643cm" svg:x2="8.829cm" svg:y2="8.568cm">
          <text:p/>
        </draw:line>
        <draw:line draw:style-name="gr52" draw:text-style-name="P2" draw:layer="layout" svg:x1="9.106cm" svg:y1="8.643cm" svg:x2="9.106cm" svg:y2="8.568cm">
          <text:p/>
        </draw:line>
        <draw:line draw:style-name="gr52" draw:text-style-name="P2" draw:layer="layout" svg:x1="9.383cm" svg:y1="8.643cm" svg:x2="9.383cm" svg:y2="8.518cm">
          <text:p/>
        </draw:line>
        <draw:frame draw:style-name="gr53" draw:text-style-name="P19" draw:layer="layout" svg:width="0.535cm" svg:height="0.539cm" svg:x="7.729cm" svg:y="8.72cm">
          <draw:text-box>
            <text:p text:style-name="P18"><text:span text:style-name="T1">50</text:span></text:p>
          </draw:text-box>
        </draw:frame>
        <draw:line draw:style-name="gr52" draw:text-style-name="P2" draw:layer="layout" svg:x1="1.065cm" svg:y1="8.643cm" svg:x2="1.19cm" svg:y2="8.643cm">
          <text:p/>
        </draw:line>
        <draw:frame draw:style-name="gr53" draw:text-style-name="P19" draw:layer="layout" svg:width="0.535cm" svg:height="0.539cm" svg:x="9.115cm" svg:y="8.72cm">
          <draw:text-box>
            <text:p text:style-name="P18"><text:span text:style-name="T1">60</text:span></text:p>
          </draw:text-box>
        </draw:frame>
        <draw:line draw:style-name="gr52" draw:text-style-name="P2" draw:layer="layout" svg:x1="1.065cm" svg:y1="8.31cm" svg:x2="1.14cm" svg:y2="8.31cm">
          <text:p/>
        </draw:line>
        <draw:line draw:style-name="gr52" draw:text-style-name="P2" draw:layer="layout" svg:x1="1.065cm" svg:y1="7.977cm" svg:x2="1.14cm" svg:y2="7.977cm">
          <text:p/>
        </draw:line>
        <draw:line draw:style-name="gr52" draw:text-style-name="P2" draw:layer="layout" svg:x1="1.065cm" svg:y1="7.645cm" svg:x2="1.14cm" svg:y2="7.645cm">
          <text:p/>
        </draw:line>
        <draw:line draw:style-name="gr52" draw:text-style-name="P2" draw:layer="layout" svg:x1="1.065cm" svg:y1="7.312cm" svg:x2="1.14cm" svg:y2="7.312cm">
          <text:p/>
        </draw:line>
        <draw:line draw:style-name="gr52" draw:text-style-name="P2" draw:layer="layout" svg:x1="1.065cm" svg:y1="6.979cm" svg:x2="1.19cm" svg:y2="6.979cm">
          <text:p/>
        </draw:line>
        <draw:frame draw:style-name="gr53" draw:text-style-name="P19" draw:layer="layout" svg:width="0.482cm" svg:height="0.539cm" svg:x="0.721cm" svg:y="8.174cm">
          <draw:text-box>
            <text:p text:style-name="P18"><text:span text:style-name="T1">0</text:span></text:p>
          </draw:text-box>
        </draw:frame>
        <draw:line draw:style-name="gr52" draw:text-style-name="P2" draw:layer="layout" svg:x1="1.065cm" svg:y1="6.647cm" svg:x2="1.14cm" svg:y2="6.647cm">
          <text:p/>
        </draw:line>
        <draw:line draw:style-name="gr52" draw:text-style-name="P2" draw:layer="layout" svg:x1="1.065cm" svg:y1="6.314cm" svg:x2="1.14cm" svg:y2="6.314cm">
          <text:p/>
        </draw:line>
        <draw:line draw:style-name="gr52" draw:text-style-name="P2" draw:layer="layout" svg:x1="1.065cm" svg:y1="5.981cm" svg:x2="1.14cm" svg:y2="5.981cm">
          <text:p/>
        </draw:line>
        <draw:line draw:style-name="gr52" draw:text-style-name="P2" draw:layer="layout" svg:x1="1.065cm" svg:y1="5.649cm" svg:x2="1.14cm" svg:y2="5.649cm">
          <text:p/>
        </draw:line>
        <draw:line draw:style-name="gr52" draw:text-style-name="P2" draw:layer="layout" svg:x1="1.065cm" svg:y1="5.316cm" svg:x2="1.19cm" svg:y2="5.316cm">
          <text:p/>
        </draw:line>
        <draw:frame draw:style-name="gr53" draw:text-style-name="P19" draw:layer="layout" svg:width="0.482cm" svg:height="0.539cm" svg:x="0.721cm" svg:y="6.71cm">
          <draw:text-box>
            <text:p text:style-name="P18"><text:span text:style-name="T1">1</text:span></text:p>
          </draw:text-box>
        </draw:frame>
        <draw:line draw:style-name="gr52" draw:text-style-name="P2" draw:layer="layout" svg:x1="1.065cm" svg:y1="4.983cm" svg:x2="1.14cm" svg:y2="4.983cm">
          <text:p/>
        </draw:line>
        <draw:line draw:style-name="gr52" draw:text-style-name="P2" draw:layer="layout" svg:x1="1.065cm" svg:y1="4.651cm" svg:x2="1.14cm" svg:y2="4.651cm">
          <text:p/>
        </draw:line>
        <draw:line draw:style-name="gr52" draw:text-style-name="P2" draw:layer="layout" svg:x1="1.065cm" svg:y1="4.318cm" svg:x2="1.14cm" svg:y2="4.318cm">
          <text:p/>
        </draw:line>
        <draw:line draw:style-name="gr52" draw:text-style-name="P2" draw:layer="layout" svg:x1="1.065cm" svg:y1="3.985cm" svg:x2="1.14cm" svg:y2="3.985cm">
          <text:p/>
        </draw:line>
        <draw:line draw:style-name="gr52" draw:text-style-name="P2" draw:layer="layout" svg:x1="1.065cm" svg:y1="3.652cm" svg:x2="1.19cm" svg:y2="3.652cm">
          <text:p/>
        </draw:line>
        <draw:frame draw:style-name="gr53" draw:text-style-name="P19" draw:layer="layout" svg:width="0.482cm" svg:height="0.539cm" svg:x="0.721cm" svg:y="5.047cm">
          <draw:text-box>
            <text:p text:style-name="P18"><text:span text:style-name="T1">2</text:span></text:p>
          </draw:text-box>
        </draw:frame>
        <draw:line draw:style-name="gr52" draw:text-style-name="P2" draw:layer="layout" svg:x1="1.065cm" svg:y1="3.32cm" svg:x2="1.14cm" svg:y2="3.32cm">
          <text:p/>
        </draw:line>
        <draw:line draw:style-name="gr52" draw:text-style-name="P2" draw:layer="layout" svg:x1="1.065cm" svg:y1="2.987cm" svg:x2="1.14cm" svg:y2="2.987cm">
          <text:p/>
        </draw:line>
        <draw:line draw:style-name="gr52" draw:text-style-name="P2" draw:layer="layout" svg:x1="1.065cm" svg:y1="2.654cm" svg:x2="1.14cm" svg:y2="2.654cm">
          <text:p/>
        </draw:line>
        <draw:line draw:style-name="gr52" draw:text-style-name="P2" draw:layer="layout" svg:x1="1.065cm" svg:y1="2.321cm" svg:x2="1.14cm" svg:y2="2.321cm">
          <text:p/>
        </draw:line>
        <draw:line draw:style-name="gr52" draw:text-style-name="P2" draw:layer="layout" svg:x1="1.065cm" svg:y1="1.989cm" svg:x2="1.19cm" svg:y2="1.989cm">
          <text:p/>
        </draw:line>
        <draw:frame draw:style-name="gr53" draw:text-style-name="P19" draw:layer="layout" svg:width="0.482cm" svg:height="0.539cm" svg:x="0.721cm" svg:y="3.383cm">
          <draw:text-box>
            <text:p text:style-name="P18"><text:span text:style-name="T1">3</text:span></text:p>
          </draw:text-box>
        </draw:frame>
        <draw:line draw:style-name="gr52" draw:text-style-name="P2" draw:layer="layout" svg:x1="1.065cm" svg:y1="1.656cm" svg:x2="1.14cm" svg:y2="1.656cm">
          <text:p/>
        </draw:line>
        <draw:line draw:style-name="gr52" draw:text-style-name="P2" draw:layer="layout" svg:x1="1.065cm" svg:y1="1.323cm" svg:x2="1.14cm" svg:y2="1.323cm">
          <text:p/>
        </draw:line>
        <draw:line draw:style-name="gr52" draw:text-style-name="P2" draw:layer="layout" svg:x1="1.065cm" svg:y1="0.991cm" svg:x2="1.14cm" svg:y2="0.991cm">
          <text:p/>
        </draw:line>
        <draw:line draw:style-name="gr52" draw:text-style-name="P2" draw:layer="layout" svg:x1="1.065cm" svg:y1="0.658cm" svg:x2="1.14cm" svg:y2="0.658cm">
          <text:p/>
        </draw:line>
        <draw:line draw:style-name="gr52" draw:text-style-name="P2" draw:layer="layout" svg:x1="1.065cm" svg:y1="0.325cm" svg:x2="1.19cm" svg:y2="0.325cm">
          <text:p/>
        </draw:line>
        <draw:frame draw:style-name="gr53" draw:text-style-name="P19" draw:layer="layout" svg:width="0.482cm" svg:height="0.539cm" svg:x="0.721cm" svg:y="1.72cm">
          <draw:text-box>
            <text:p text:style-name="P18"><text:span text:style-name="T1">4</text:span></text:p>
          </draw:text-box>
        </draw:frame>
        <draw:line draw:style-name="gr52" draw:text-style-name="P2" draw:layer="layout" svg:x1="1.065cm" svg:y1="0.325cm" svg:x2="1.065cm" svg:y2="0.45cm">
          <text:p/>
        </draw:line>
        <draw:line draw:style-name="gr52" draw:text-style-name="P2" draw:layer="layout" svg:x1="1.343cm" svg:y1="0.325cm" svg:x2="1.343cm" svg:y2="0.4cm">
          <text:p/>
        </draw:line>
        <draw:line draw:style-name="gr52" draw:text-style-name="P2" draw:layer="layout" svg:x1="1.62cm" svg:y1="0.325cm" svg:x2="1.62cm" svg:y2="0.4cm">
          <text:p/>
        </draw:line>
        <draw:line draw:style-name="gr52" draw:text-style-name="P2" draw:layer="layout" svg:x1="1.897cm" svg:y1="0.325cm" svg:x2="1.897cm" svg:y2="0.4cm">
          <text:p/>
        </draw:line>
        <draw:line draw:style-name="gr52" draw:text-style-name="P2" draw:layer="layout" svg:x1="2.174cm" svg:y1="0.325cm" svg:x2="2.174cm" svg:y2="0.4cm">
          <text:p/>
        </draw:line>
        <draw:line draw:style-name="gr52" draw:text-style-name="P2" draw:layer="layout" svg:x1="2.452cm" svg:y1="0.325cm" svg:x2="2.452cm" svg:y2="0.45cm">
          <text:p/>
        </draw:line>
        <draw:line draw:style-name="gr52" draw:text-style-name="P2" draw:layer="layout" svg:x1="2.729cm" svg:y1="0.325cm" svg:x2="2.729cm" svg:y2="0.4cm">
          <text:p/>
        </draw:line>
        <draw:line draw:style-name="gr52" draw:text-style-name="P2" draw:layer="layout" svg:x1="3.006cm" svg:y1="0.325cm" svg:x2="3.006cm" svg:y2="0.4cm">
          <text:p/>
        </draw:line>
        <draw:line draw:style-name="gr52" draw:text-style-name="P2" draw:layer="layout" svg:x1="3.283cm" svg:y1="0.325cm" svg:x2="3.283cm" svg:y2="0.4cm">
          <text:p/>
        </draw:line>
        <draw:line draw:style-name="gr52" draw:text-style-name="P2" draw:layer="layout" svg:x1="3.561cm" svg:y1="0.325cm" svg:x2="3.561cm" svg:y2="0.4cm">
          <text:p/>
        </draw:line>
        <draw:line draw:style-name="gr52" draw:text-style-name="P2" draw:layer="layout" svg:x1="3.838cm" svg:y1="0.325cm" svg:x2="3.838cm" svg:y2="0.45cm">
          <text:p/>
        </draw:line>
        <draw:line draw:style-name="gr52" draw:text-style-name="P2" draw:layer="layout" svg:x1="4.115cm" svg:y1="0.325cm" svg:x2="4.115cm" svg:y2="0.4cm">
          <text:p/>
        </draw:line>
        <draw:line draw:style-name="gr52" draw:text-style-name="P2" draw:layer="layout" svg:x1="4.392cm" svg:y1="0.325cm" svg:x2="4.392cm" svg:y2="0.4cm">
          <text:p/>
        </draw:line>
        <draw:line draw:style-name="gr52" draw:text-style-name="P2" draw:layer="layout" svg:x1="4.67cm" svg:y1="0.325cm" svg:x2="4.67cm" svg:y2="0.4cm">
          <text:p/>
        </draw:line>
        <draw:line draw:style-name="gr52" draw:text-style-name="P2" draw:layer="layout" svg:x1="4.947cm" svg:y1="0.325cm" svg:x2="4.947cm" svg:y2="0.4cm">
          <text:p/>
        </draw:line>
        <draw:line draw:style-name="gr52" draw:text-style-name="P2" draw:layer="layout" svg:x1="5.224cm" svg:y1="0.325cm" svg:x2="5.224cm" svg:y2="0.45cm">
          <text:p/>
        </draw:line>
        <draw:line draw:style-name="gr52" draw:text-style-name="P2" draw:layer="layout" svg:x1="5.501cm" svg:y1="0.325cm" svg:x2="5.501cm" svg:y2="0.4cm">
          <text:p/>
        </draw:line>
        <draw:line draw:style-name="gr52" draw:text-style-name="P2" draw:layer="layout" svg:x1="5.779cm" svg:y1="0.325cm" svg:x2="5.779cm" svg:y2="0.4cm">
          <text:p/>
        </draw:line>
        <draw:line draw:style-name="gr52" draw:text-style-name="P2" draw:layer="layout" svg:x1="6.056cm" svg:y1="0.325cm" svg:x2="6.056cm" svg:y2="0.4cm">
          <text:p/>
        </draw:line>
        <draw:line draw:style-name="gr52" draw:text-style-name="P2" draw:layer="layout" svg:x1="6.333cm" svg:y1="0.325cm" svg:x2="6.333cm" svg:y2="0.4cm">
          <text:p/>
        </draw:line>
        <draw:line draw:style-name="gr52" draw:text-style-name="P2" draw:layer="layout" svg:x1="6.61cm" svg:y1="0.325cm" svg:x2="6.61cm" svg:y2="0.45cm">
          <text:p/>
        </draw:line>
        <draw:line draw:style-name="gr52" draw:text-style-name="P2" draw:layer="layout" svg:x1="6.888cm" svg:y1="0.325cm" svg:x2="6.888cm" svg:y2="0.4cm">
          <text:p/>
        </draw:line>
        <draw:line draw:style-name="gr52" draw:text-style-name="P2" draw:layer="layout" svg:x1="7.165cm" svg:y1="0.325cm" svg:x2="7.165cm" svg:y2="0.4cm">
          <text:p/>
        </draw:line>
        <draw:line draw:style-name="gr52" draw:text-style-name="P2" draw:layer="layout" svg:x1="7.442cm" svg:y1="0.325cm" svg:x2="7.442cm" svg:y2="0.4cm">
          <text:p/>
        </draw:line>
        <draw:line draw:style-name="gr52" draw:text-style-name="P2" draw:layer="layout" svg:x1="7.72cm" svg:y1="0.325cm" svg:x2="7.72cm" svg:y2="0.4cm">
          <text:p/>
        </draw:line>
        <draw:line draw:style-name="gr52" draw:text-style-name="P2" draw:layer="layout" svg:x1="7.997cm" svg:y1="0.325cm" svg:x2="7.997cm" svg:y2="0.45cm">
          <text:p/>
        </draw:line>
        <draw:line draw:style-name="gr52" draw:text-style-name="P2" draw:layer="layout" svg:x1="8.274cm" svg:y1="0.325cm" svg:x2="8.274cm" svg:y2="0.4cm">
          <text:p/>
        </draw:line>
        <draw:line draw:style-name="gr52" draw:text-style-name="P2" draw:layer="layout" svg:x1="8.551cm" svg:y1="0.325cm" svg:x2="8.551cm" svg:y2="0.4cm">
          <text:p/>
        </draw:line>
        <draw:line draw:style-name="gr52" draw:text-style-name="P2" draw:layer="layout" svg:x1="8.829cm" svg:y1="0.325cm" svg:x2="8.829cm" svg:y2="0.4cm">
          <text:p/>
        </draw:line>
        <draw:line draw:style-name="gr52" draw:text-style-name="P2" draw:layer="layout" svg:x1="9.106cm" svg:y1="0.325cm" svg:x2="9.106cm" svg:y2="0.4cm">
          <text:p/>
        </draw:line>
        <draw:line draw:style-name="gr52" draw:text-style-name="P2" draw:layer="layout" svg:x1="9.383cm" svg:y1="0.325cm" svg:x2="9.383cm" svg:y2="0.45cm">
          <text:p/>
        </draw:line>
        <draw:line draw:style-name="gr52" draw:text-style-name="P2" draw:layer="layout" svg:x1="9.383cm" svg:y1="8.643cm" svg:x2="9.258cm" svg:y2="8.643cm">
          <text:p/>
        </draw:line>
        <draw:line draw:style-name="gr52" draw:text-style-name="P2" draw:layer="layout" svg:x1="9.383cm" svg:y1="8.31cm" svg:x2="9.308cm" svg:y2="8.31cm">
          <text:p/>
        </draw:line>
        <draw:line draw:style-name="gr52" draw:text-style-name="P2" draw:layer="layout" svg:x1="9.383cm" svg:y1="7.977cm" svg:x2="9.308cm" svg:y2="7.977cm">
          <text:p/>
        </draw:line>
        <draw:line draw:style-name="gr52" draw:text-style-name="P2" draw:layer="layout" svg:x1="9.383cm" svg:y1="7.645cm" svg:x2="9.308cm" svg:y2="7.645cm">
          <text:p/>
        </draw:line>
        <draw:line draw:style-name="gr52" draw:text-style-name="P2" draw:layer="layout" svg:x1="9.383cm" svg:y1="7.312cm" svg:x2="9.308cm" svg:y2="7.312cm">
          <text:p/>
        </draw:line>
        <draw:line draw:style-name="gr52" draw:text-style-name="P2" draw:layer="layout" svg:x1="9.383cm" svg:y1="6.979cm" svg:x2="9.258cm" svg:y2="6.979cm">
          <text:p/>
        </draw:line>
        <draw:line draw:style-name="gr52" draw:text-style-name="P2" draw:layer="layout" svg:x1="9.383cm" svg:y1="6.647cm" svg:x2="9.308cm" svg:y2="6.647cm">
          <text:p/>
        </draw:line>
        <draw:line draw:style-name="gr52" draw:text-style-name="P2" draw:layer="layout" svg:x1="9.383cm" svg:y1="6.314cm" svg:x2="9.308cm" svg:y2="6.314cm">
          <text:p/>
        </draw:line>
        <draw:line draw:style-name="gr52" draw:text-style-name="P2" draw:layer="layout" svg:x1="9.383cm" svg:y1="5.981cm" svg:x2="9.308cm" svg:y2="5.981cm">
          <text:p/>
        </draw:line>
        <draw:line draw:style-name="gr52" draw:text-style-name="P2" draw:layer="layout" svg:x1="9.383cm" svg:y1="5.649cm" svg:x2="9.308cm" svg:y2="5.649cm">
          <text:p/>
        </draw:line>
        <draw:line draw:style-name="gr52" draw:text-style-name="P2" draw:layer="layout" svg:x1="9.383cm" svg:y1="5.316cm" svg:x2="9.258cm" svg:y2="5.316cm">
          <text:p/>
        </draw:line>
        <draw:line draw:style-name="gr52" draw:text-style-name="P2" draw:layer="layout" svg:x1="9.383cm" svg:y1="4.983cm" svg:x2="9.308cm" svg:y2="4.983cm">
          <text:p/>
        </draw:line>
        <draw:line draw:style-name="gr52" draw:text-style-name="P2" draw:layer="layout" svg:x1="9.383cm" svg:y1="4.651cm" svg:x2="9.308cm" svg:y2="4.651cm">
          <text:p/>
        </draw:line>
        <draw:line draw:style-name="gr52" draw:text-style-name="P2" draw:layer="layout" svg:x1="9.383cm" svg:y1="4.318cm" svg:x2="9.308cm" svg:y2="4.318cm">
          <text:p/>
        </draw:line>
        <draw:line draw:style-name="gr52" draw:text-style-name="P2" draw:layer="layout" svg:x1="9.383cm" svg:y1="3.985cm" svg:x2="9.308cm" svg:y2="3.985cm">
          <text:p/>
        </draw:line>
        <draw:line draw:style-name="gr52" draw:text-style-name="P2" draw:layer="layout" svg:x1="9.383cm" svg:y1="3.652cm" svg:x2="9.258cm" svg:y2="3.652cm">
          <text:p/>
        </draw:line>
        <draw:line draw:style-name="gr52" draw:text-style-name="P2" draw:layer="layout" svg:x1="9.383cm" svg:y1="3.32cm" svg:x2="9.308cm" svg:y2="3.32cm">
          <text:p/>
        </draw:line>
        <draw:line draw:style-name="gr52" draw:text-style-name="P2" draw:layer="layout" svg:x1="9.383cm" svg:y1="2.987cm" svg:x2="9.308cm" svg:y2="2.987cm">
          <text:p/>
        </draw:line>
        <draw:line draw:style-name="gr52" draw:text-style-name="P2" draw:layer="layout" svg:x1="9.383cm" svg:y1="2.654cm" svg:x2="9.308cm" svg:y2="2.654cm">
          <text:p/>
        </draw:line>
        <draw:line draw:style-name="gr52" draw:text-style-name="P2" draw:layer="layout" svg:x1="9.383cm" svg:y1="2.321cm" svg:x2="9.308cm" svg:y2="2.321cm">
          <text:p/>
        </draw:line>
        <draw:line draw:style-name="gr52" draw:text-style-name="P2" draw:layer="layout" svg:x1="9.383cm" svg:y1="1.989cm" svg:x2="9.258cm" svg:y2="1.989cm">
          <text:p/>
        </draw:line>
        <draw:line draw:style-name="gr52" draw:text-style-name="P2" draw:layer="layout" svg:x1="9.383cm" svg:y1="1.656cm" svg:x2="9.308cm" svg:y2="1.656cm">
          <text:p/>
        </draw:line>
        <draw:line draw:style-name="gr52" draw:text-style-name="P2" draw:layer="layout" svg:x1="9.383cm" svg:y1="1.323cm" svg:x2="9.308cm" svg:y2="1.323cm">
          <text:p/>
        </draw:line>
        <draw:line draw:style-name="gr52" draw:text-style-name="P2" draw:layer="layout" svg:x1="9.383cm" svg:y1="0.991cm" svg:x2="9.308cm" svg:y2="0.991cm">
          <text:p/>
        </draw:line>
        <draw:line draw:style-name="gr52" draw:text-style-name="P2" draw:layer="layout" svg:x1="9.383cm" svg:y1="0.658cm" svg:x2="9.308cm" svg:y2="0.658cm">
          <text:p/>
        </draw:line>
        <draw:line draw:style-name="gr52" draw:text-style-name="P2" draw:layer="layout" svg:x1="9.383cm" svg:y1="0.325cm" svg:x2="9.258cm" svg:y2="0.325cm">
          <text:p/>
        </draw:line>
        <draw:frame draw:style-name="gr53" draw:text-style-name="P19" draw:layer="layout" svg:width="0.482cm" svg:height="0.539cm" svg:x="0.721cm" svg:y="0.056cm">
          <draw:text-box>
            <text:p text:style-name="P18"><text:span text:style-name="T1">5</text:span></text:p>
          </draw:text-box>
        </draw:frame>
        <draw:frame draw:style-name="gr54" draw:text-style-name="P20" draw:layer="layout" svg:width="0.342cm" svg:height="0.382cm" svg:x="5.325cm" svg:y="9.239cm">
          <draw:text-box>
            <text:p text:style-name="P18"><text:span text:style-name="T2">o</text:span></text:p>
          </draw:text-box>
        </draw:frame>
        <draw:frame draw:style-name="gr55" draw:text-style-name="P21" draw:layer="layout" svg:width="0.456cm" svg:height="0.456cm" svg:x="5.547cm" svg:y="9.433cm">
          <draw:text-box>
            <text:p text:style-name="P18"><text:span text:style-name="T3">]</text:span></text:p>
          </draw:text-box>
        </draw:frame>
        <draw:frame draw:style-name="gr53" draw:text-style-name="P19" draw:layer="layout" svg:width="0.482cm" svg:height="0.539cm" draw:transform="rotate (1.5707963267949) translate (0.042cm 5.361cm)">
          <draw:text-box>
            <text:p text:style-name="P18"><text:span text:style-name="T1">V</text:span></text:p>
          </draw:text-box>
        </draw:frame>
        <draw:frame draw:style-name="gr55" draw:text-style-name="P21" draw:layer="layout" svg:width="0.456cm" svg:height="0.456cm" draw:transform="rotate (1.5707963267949) translate (0.162cm 4.905cm)">
          <draw:text-box>
            <text:p text:style-name="P18"><text:span text:style-name="T3">[</text:span></text:p>
          </draw:text-box>
        </draw:frame>
        <draw:frame draw:style-name="gr53" draw:text-style-name="P19" draw:layer="layout" svg:width="0.993cm" svg:height="0.539cm" draw:transform="rotate (1.5707963267949) translate (0.042cm 4.753cm)">
          <draw:text-box>
            <text:p text:style-name="P18"><text:span text:style-name="T1">MeV</text:span></text:p>
          </draw:text-box>
        </draw:frame>
        <draw:frame draw:style-name="gr55" draw:text-style-name="P21" draw:layer="layout" svg:width="0.456cm" svg:height="0.456cm" draw:transform="rotate (1.5707963267949) translate (0.162cm 3.76cm)">
          <draw:text-box>
            <text:p text:style-name="P18"><text:span text:style-name="T3">]</text:span></text:p>
          </draw:text-box>
        </draw:frame>
        <draw:frame draw:style-name="gr55" draw:text-style-name="P21" draw:layer="layout" svg:width="0.456cm" svg:height="0.456cm" svg:x="9.926cm" svg:y="0.92cm">
          <draw:text-box>
            <text:p text:style-name="P18"><text:span text:style-name="T3">ω</text:span></text:p>
          </draw:text-box>
        </draw:frame>
        <draw:frame draw:style-name="gr54" draw:text-style-name="P20" draw:layer="layout" svg:width="0.342cm" svg:height="0.382cm" svg:x="10.327cm" svg:y="1.016cm">
          <draw:text-box>
            <text:p text:style-name="P18"><text:span text:style-name="T4">2</text:span></text:p>
          </draw:text-box>
        </draw:frame>
        <draw:frame draw:style-name="gr55" draw:text-style-name="P21" draw:layer="layout" svg:width="0.456cm" svg:height="0.456cm" svg:x="10.665cm" svg:y="0.92cm">
          <draw:text-box>
            <text:p text:style-name="P18"><text:span text:style-name="T3">[</text:span></text:p>
          </draw:text-box>
        </draw:frame>
        <draw:frame draw:style-name="gr53" draw:text-style-name="P19" draw:layer="layout" svg:width="0.993cm" svg:height="0.539cm" svg:x="10.817cm" svg:y="0.8cm">
          <draw:text-box>
            <text:p text:style-name="P18"><text:span text:style-name="T1">MeV</text:span></text:p>
          </draw:text-box>
        </draw:frame>
        <draw:frame draw:style-name="gr56" draw:text-style-name="P2" draw:layer="layout" svg:width="0.349cm" svg:height="6.99cm" svg:x="10.258cm" svg:y="1.688cm">
          <draw:image xlink:href="Pictures/10000000000000010000001053FB827AD293A3BF.png" xlink:type="simple" xlink:show="embed" xlink:actuate="onLoad" draw:mime-type="image/png">
            <text:p/>
          </draw:image>
        </draw:frame>
        <draw:polygon draw:style-name="gr57" draw:text-style-name="P2" draw:layer="layout" svg:width="0.35cm" svg:height="6.991cm" svg:x="10.257cm" svg:y="1.687cm" svg:viewBox="0 0 351 6992" draw:points="0,0 351,0 351,6992 0,6992">
          <text:p/>
        </draw:polygon>
        <draw:line draw:style-name="gr49" draw:text-style-name="P2" draw:layer="layout" svg:x1="10.257cm" svg:y1="8.241cm" svg:x2="10.607cm" svg:y2="8.241cm">
          <text:p/>
        </draw:line>
        <draw:line draw:style-name="gr49" draw:text-style-name="P2" draw:layer="layout" svg:x1="10.257cm" svg:y1="7.804cm" svg:x2="10.607cm" svg:y2="7.804cm">
          <text:p/>
        </draw:line>
        <draw:line draw:style-name="gr49" draw:text-style-name="P2" draw:layer="layout" svg:x1="10.257cm" svg:y1="7.367cm" svg:x2="10.607cm" svg:y2="7.367cm">
          <text:p/>
        </draw:line>
        <draw:line draw:style-name="gr49" draw:text-style-name="P2" draw:layer="layout" svg:x1="10.257cm" svg:y1="6.931cm" svg:x2="10.607cm" svg:y2="6.931cm">
          <text:p/>
        </draw:line>
        <draw:line draw:style-name="gr49" draw:text-style-name="P2" draw:layer="layout" svg:x1="10.257cm" svg:y1="6.494cm" svg:x2="10.607cm" svg:y2="6.494cm">
          <text:p/>
        </draw:line>
        <draw:line draw:style-name="gr49" draw:text-style-name="P2" draw:layer="layout" svg:x1="10.257cm" svg:y1="6.057cm" svg:x2="10.607cm" svg:y2="6.057cm">
          <text:p/>
        </draw:line>
        <draw:line draw:style-name="gr49" draw:text-style-name="P2" draw:layer="layout" svg:x1="10.257cm" svg:y1="5.62cm" svg:x2="10.607cm" svg:y2="5.62cm">
          <text:p/>
        </draw:line>
        <draw:line draw:style-name="gr49" draw:text-style-name="P2" draw:layer="layout" svg:x1="10.257cm" svg:y1="5.183cm" svg:x2="10.607cm" svg:y2="5.183cm">
          <text:p/>
        </draw:line>
        <draw:line draw:style-name="gr49" draw:text-style-name="P2" draw:layer="layout" svg:x1="10.257cm" svg:y1="4.746cm" svg:x2="10.607cm" svg:y2="4.746cm">
          <text:p/>
        </draw:line>
        <draw:line draw:style-name="gr49" draw:text-style-name="P2" draw:layer="layout" svg:x1="10.257cm" svg:y1="4.309cm" svg:x2="10.607cm" svg:y2="4.309cm">
          <text:p/>
        </draw:line>
        <draw:line draw:style-name="gr49" draw:text-style-name="P2" draw:layer="layout" svg:x1="10.257cm" svg:y1="3.872cm" svg:x2="10.607cm" svg:y2="3.872cm">
          <text:p/>
        </draw:line>
        <draw:line draw:style-name="gr49" draw:text-style-name="P2" draw:layer="layout" svg:x1="10.257cm" svg:y1="3.435cm" svg:x2="10.607cm" svg:y2="3.435cm">
          <text:p/>
        </draw:line>
        <draw:line draw:style-name="gr49" draw:text-style-name="P2" draw:layer="layout" svg:x1="10.257cm" svg:y1="2.998cm" svg:x2="10.607cm" svg:y2="2.998cm">
          <text:p/>
        </draw:line>
        <draw:line draw:style-name="gr49" draw:text-style-name="P2" draw:layer="layout" svg:x1="10.257cm" svg:y1="2.561cm" svg:x2="10.607cm" svg:y2="2.561cm">
          <text:p/>
        </draw:line>
        <draw:line draw:style-name="gr49" draw:text-style-name="P2" draw:layer="layout" svg:x1="10.257cm" svg:y1="2.124cm" svg:x2="10.607cm" svg:y2="2.124cm">
          <text:p/>
        </draw:line>
        <draw:line draw:style-name="gr58" draw:text-style-name="P2" draw:layer="layout" svg:x1="10.607cm" svg:y1="8.678cm" svg:x2="10.607cm" svg:y2="1.687cm">
          <text:p/>
        </draw:line>
        <draw:line draw:style-name="gr59" draw:text-style-name="P2" draw:layer="layout" svg:x1="10.607cm" svg:y1="8.241cm" svg:x2="10.708cm" svg:y2="8.241cm">
          <text:p/>
        </draw:line>
        <draw:line draw:style-name="gr59" draw:text-style-name="P2" draw:layer="layout" svg:x1="10.607cm" svg:y1="7.367cm" svg:x2="10.708cm" svg:y2="7.367cm">
          <text:p/>
        </draw:line>
        <draw:line draw:style-name="gr59" draw:text-style-name="P2" draw:layer="layout" svg:x1="10.607cm" svg:y1="6.494cm" svg:x2="10.708cm" svg:y2="6.494cm">
          <text:p/>
        </draw:line>
        <draw:line draw:style-name="gr59" draw:text-style-name="P2" draw:layer="layout" svg:x1="10.607cm" svg:y1="5.62cm" svg:x2="10.708cm" svg:y2="5.62cm">
          <text:p/>
        </draw:line>
        <draw:line draw:style-name="gr59" draw:text-style-name="P2" draw:layer="layout" svg:x1="10.607cm" svg:y1="4.746cm" svg:x2="10.708cm" svg:y2="4.746cm">
          <text:p/>
        </draw:line>
        <draw:line draw:style-name="gr59" draw:text-style-name="P2" draw:layer="layout" svg:x1="10.607cm" svg:y1="3.872cm" svg:x2="10.708cm" svg:y2="3.872cm">
          <text:p/>
        </draw:line>
        <draw:line draw:style-name="gr59" draw:text-style-name="P2" draw:layer="layout" svg:x1="10.607cm" svg:y1="2.998cm" svg:x2="10.708cm" svg:y2="2.998cm">
          <text:p/>
        </draw:line>
        <draw:line draw:style-name="gr59" draw:text-style-name="P2" draw:layer="layout" svg:x1="10.607cm" svg:y1="2.124cm" svg:x2="10.708cm" svg:y2="2.124cm">
          <text:p/>
        </draw:line>
        <draw:frame draw:style-name="gr55" draw:text-style-name="P21" draw:layer="layout" svg:width="0.456cm" svg:height="0.456cm" svg:x="11.809cm" svg:y="0.92cm">
          <draw:text-box>
            <text:p text:style-name="P18"><text:span text:style-name="T3">]</text:span></text:p>
          </draw:text-box>
        </draw:frame>
        <draw:frame draw:style-name="gr53" draw:text-style-name="P19" draw:layer="layout" svg:width="0.938cm" svg:height="0.539cm" svg:x="10.785cm" svg:y="7.972cm">
          <draw:text-box>
            <text:p text:style-name="P18"><text:span text:style-name="T1">2.24</text:span></text:p>
          </draw:text-box>
        </draw:frame>
        <draw:frame draw:style-name="gr53" draw:text-style-name="P19" draw:layer="layout" svg:width="0.938cm" svg:height="0.539cm" svg:x="10.785cm" svg:y="7.099cm">
          <draw:text-box>
            <text:p text:style-name="P18"><text:span text:style-name="T1">2.88</text:span></text:p>
          </draw:text-box>
        </draw:frame>
        <draw:frame draw:style-name="gr53" draw:text-style-name="P19" draw:layer="layout" svg:width="0.938cm" svg:height="0.539cm" svg:x="10.785cm" svg:y="6.225cm">
          <draw:text-box>
            <text:p text:style-name="P18"><text:span text:style-name="T1">3.52</text:span></text:p>
          </draw:text-box>
        </draw:frame>
        <draw:frame draw:style-name="gr53" draw:text-style-name="P19" draw:layer="layout" svg:width="0.938cm" svg:height="0.539cm" svg:x="10.785cm" svg:y="5.351cm">
          <draw:text-box>
            <text:p text:style-name="P18"><text:span text:style-name="T1">4.16</text:span></text:p>
          </draw:text-box>
        </draw:frame>
        <draw:frame draw:style-name="gr53" draw:text-style-name="P19" draw:layer="layout" svg:width="0.938cm" svg:height="0.539cm" svg:x="10.785cm" svg:y="4.477cm">
          <draw:text-box>
            <text:p text:style-name="P18"><text:span text:style-name="T1">4.80</text:span></text:p>
          </draw:text-box>
        </draw:frame>
        <draw:frame draw:style-name="gr53" draw:text-style-name="P19" draw:layer="layout" svg:width="0.938cm" svg:height="0.539cm" svg:x="10.785cm" svg:y="3.603cm">
          <draw:text-box>
            <text:p text:style-name="P18"><text:span text:style-name="T1">5.44</text:span></text:p>
          </draw:text-box>
        </draw:frame>
        <draw:frame draw:style-name="gr53" draw:text-style-name="P19" draw:layer="layout" svg:width="0.938cm" svg:height="0.539cm" svg:x="10.785cm" svg:y="2.729cm">
          <draw:text-box>
            <text:p text:style-name="P18"><text:span text:style-name="T1">6.08</text:span></text:p>
          </draw:text-box>
        </draw:frame>
        <draw:path draw:style-name="gr60" draw:text-style-name="P2" draw:layer="layout" svg:width="2.3cm" svg:height="8.58cm" svg:x="9.798cm" svg:y="0.737cm" svg:viewBox="0 0 2301 8581" svg:d="M127 0c-34 0-66 13-90 37s-37 56-37 90v8327c0 33 13 66 37 89 24 24 56 38 90 38h2047c34 0 66-14 90-38 24-23 37-56 37-89v-8327c0-34-13-66-37-90s-56-37-90-37z">
          <text:p/>
        </draw:path>
        <draw:frame draw:style-name="gr53" draw:text-style-name="P19" draw:layer="layout" svg:width="0.938cm" svg:height="0.539cm" svg:x="10.785cm" svg:y="1.855cm">
          <draw:text-box>
            <text:p text:style-name="P18"><text:span text:style-name="T1">6.72</text:span></text:p>
          </draw:text-box>
        </draw:frame>
        <draw:g>
          <svg:title>TexMaths</svg:title>
          <svg:desc>16§display§\gamma=25^\circ§svg§600§TRUE§</svg:desc>
          <draw:g>
            <draw:path draw:style-name="gr61" draw:text-style-name="P22" draw:layer="layout" svg:width="0.295cm" svg:height="0.366cm" svg:x="4.78cm" svg:y="1.459cm" svg:viewBox="0 0 296 367" svg:d="M13 105c22-65 83-65 89-65 85 0 91 97 91 142 0 33-3 43-6 54-13 42-29 107-29 121 0 7 2 10 7 10 8 0 12-13 17-33 13-47 19-79 21-96 2-8 3-15 5-23 17-55 54-138 77-181 3-8 11-20 11-23 0-5-7-5-8-5-2 0-5 0-7 4-28 52-51 108-73 166 0-18-2-61-24-115-13-34-35-61-74-61-70 0-110 85-110 102 0 5 5 5 11 5 1-1 1-1 2-2z">
              <text:p/>
            </draw:path>
            <draw:path draw:style-name="gr61" draw:text-style-name="P22" draw:layer="layout" svg:width="0.373cm" svg:height="0.13cm" svg:x="5.279cm" svg:y="1.5cm" svg:viewBox="0 0 374 131" svg:d="M355 22c8 0 19 0 19-11s-11-11-19-11c-112 0-224 0-336 0-8 0-19 0-19 11s11 11 19 11c112 0 224 0 336 0zM355 131c8 0 19 0 19-11s-11-11-19-11c-112 0-224 0-336 0-8 0-19 0-19 11s11 11 19 11c112 0 224 0 336 0z">
              <text:p/>
            </draw:path>
            <draw:path draw:style-name="gr61" draw:text-style-name="P22" draw:layer="layout" svg:width="0.223cm" svg:height="0.372cm" svg:x="5.869cm" svg:y="1.333cm" svg:viewBox="0 0 224 373" svg:d="M43 330c20-19 40-38 59-57 88-78 122-109 122-164 0-64-51-109-118-109-64 0-106 53-106 102 0 30 27 30 30 30 8 0 29-6 29-28 0-15-11-29-30-29-5 0-5 0-7 0 13-37 44-57 76-57 51 0 75 46 75 91 0 44-29 89-59 124-36 40-72 80-108 120-6 6-6 6-6 20 69 0 139 0 208 0 5-32 10-64 16-97-5 0-10 0-15 0-3 16-6 42-12 50-4 4-40 4-53 4-34 0-67 0-101 0z">
              <text:p/>
            </draw:path>
            <draw:path draw:style-name="gr61" draw:text-style-name="P22" draw:layer="layout" svg:width="0.224cm" svg:height="0.384cm" svg:x="6.149cm" svg:y="1.333cm" svg:viewBox="0 0 225 385" svg:d="M225 260c0-65-46-121-107-121-27 0-51 8-72 27 0-36 0-72 0-109 12 4 31 8 48 8 69 0 109-51 109-59 0-3-2-6-6-6-2 1-2 0-5 2-11 6-39 17-75 17-23 0-48-5-75-16-5-1-5-1-7-1-6 0-6 4-6 12 0 56 0 111 0 166 0 10 0 15 8 15 5 0 5-2 8-5 6-10 27-40 72-40 28 0 43 26 48 37 9 20 9 41 9 70 0 19 0 53-13 77-14 20-35 36-60 36-40 0-72-30-82-64 2 2 3 2 10 2 17 0 27-14 27-27 0-14-10-27-27-27-8 0-29 3-29 28 0 48 40 103 102 103 66 0 123-53 123-125z">
              <text:p/>
            </draw:path>
            <draw:path draw:style-name="gr61" draw:text-style-name="P22" draw:layer="layout" svg:width="0.168cm" svg:height="0.167cm" svg:x="6.432cm" svg:y="1.293cm" svg:viewBox="0 0 169 168" svg:d="M169 85c0-48-38-85-84-85-47 0-85 38-85 83 0 48 38 85 85 85 48 0 84-39 84-83zM85 148c-37 0-66-28-66-63 0-37 31-66 66-66 37 0 65 30 65 64 0 37-28 65-65 65z">
              <text:p/>
            </draw:path>
          </draw:g>
        </draw:g>
        <draw:g>
          <svg:title>TexMaths</svg:title>
          <svg:desc>16§display§\gamma§svg§600§TRUE§</svg:desc>
          <draw:g>
            <draw:path draw:style-name="gr61" draw:text-style-name="P22" draw:layer="layout" svg:width="0.292cm" svg:height="0.365cm" svg:x="4.744cm" svg:y="9.475cm" svg:viewBox="0 0 293 366" svg:d="M13 105c22-64 83-65 89-65 84 0 91 99 91 141 0 34-3 43-8 55-11 41-29 105-29 121 0 4 3 9 8 9 7 0 11-13 18-33 12-48 19-78 20-96 2-8 2-14 5-22 18-56 53-139 75-182 5-6 11-19 11-20 0-7-4-5-6-7-2 0-5 0-8 4-29 54-51 109-73 165 0-17 0-59-23-113-12-35-35-62-73-62-70 0-110 84-110 102 0 6 6 6 11 6 1-1 1-2 2-3z">
              <text:p/>
            </draw:path>
          </draw:g>
        </draw:g>
        <draw:frame draw:style-name="gr55" draw:text-style-name="P21" draw:layer="layout" svg:width="0.456cm" svg:height="0.456cm" svg:x="5.162cm" svg:y="9.427cm">
          <draw:text-box>
            <text:p text:style-name="P18"><text:span text:style-name="T3">[</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pitch="variable"/>
    <style:font-face style:name="Arial Unicode MS" svg:font-family="'Arial Unicode MS'" style:font-family-generic="system" style:font-pitch="variable"/>
    <style:font-face style:name="Arial1"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MathematicaSans" svg:font-family="MathematicaSans" style:font-pitch="variable"/>
    <style:font-face style:name="MathematicaSans1" svg:font-family="MathematicaSans"/>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style:font-face style:name="Tahoma1" svg:font-family="Tahoma"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draw:stroke-dash draw:name="stroke-dash80" draw:style="rect" draw:dots1="1" draw:dots1-length="0.101cm" draw:distance="0.10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12.1cm" fo:page-height="10.05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dc:date>2022-05-23T06:19:49.055980114</dc:date>
    <meta:editing-duration>PT2M57S</meta:editing-duration>
    <meta:editing-cycles>1</meta:editing-cycles>
    <meta:document-statistic meta:object-count="6128"/>
    <meta:generator>LibreOffice/7.3.2.2$MacOSX_AARCH64 LibreOffice_project/49f2b1bff42cfccbd8f788c8dc32c1c309559be0</meta:generator>
  </office:meta>
</office:document-meta>
</file>